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TLG-label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abel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open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open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itle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itl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ext" style:family="graphic">
      <style:graphic-properties draw:stroke="none" draw:stroke-color="#000000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text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ine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line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grid" style:family="graphic">
      <style:graphic-properties svg:stroke-width="5.00" draw:marker-start="" draw:marker-start-width="0.0" draw:marker-end-width="0.0" draw:textarea-horizontal-align="center" draw:textarea-vertical-align="middle" draw:stroke="dash" draw:stroke-dash="gramps_dashed" svg:fill-color="#000000" draw:fill-color="#ffffff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grid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solid" style:family="graphic">
      <style:graphic-properties svg:stroke-width="5.00" draw:marker-start="" draw:marker-start-width="0.0" draw:marker-end-width="0.0" draw:textarea-horizontal-align="center" draw:textarea-vertical-align="middle" draw:stroke="solid" svg:fill-color="#000000" draw:fill-color="#000000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TLG-solid_shadow" style:family="graphic">
      <style:graphic-properties draw:stroke="none" draw:fill="solid" draw:fill-color="#cccccc" draw:textarea-horizontal-align="center" draw:textarea-vertical-align="middl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TLG-Name" style:family="paragraph" style:parent-style-name="TLG-Name">
      <style:paragraph-properties fo:break-before="page"/>
    </style:style>
    <style:style style:name="XTLG-Name" style:family="paragraph">
      <style:paragraph-properties fo:text-align="start" style:font-name="Arial" fo:font-size="10.00pt" style:font-size-asian="10.00pt" fo:color="#000000" fo:text-indent="0.00cm" fo:margin-right="0.00cm" fo:margin-left="0.00cm" fo:margin-top="0.00cm" fo:margin-bottom="0.00cm"/>
    </style:style>
    <style:style style:name="FTLG-Name" style:family="text">
      <style:text-properties fo:text-align="start" style:font-name="Arial" fo:color="#000000" fo:font-size="10.00pt" style:font-size-asian="10.00pt"/>
    </style:style>
    <style:style style:name="NLTLG-Label" style:family="paragraph" style:parent-style-name="TLG-Label">
      <style:paragraph-properties fo:break-before="page"/>
    </style:style>
    <style:style style:name="XTLG-Label" style:family="paragraph">
      <style:paragraph-properties fo:text-align="center" style:justify-single-word="false" style:font-name="Arial" fo:font-size="8.00pt" style:font-size-asian="8.00pt" fo:color="#000000" fo:text-indent="0.00cm" fo:margin-right="0.00cm" fo:margin-left="0.00cm" fo:margin-top="0.00cm" fo:margin-bottom="0.00cm"/>
    </style:style>
    <style:style style:name="FTLG-Label" style:family="text">
      <style:text-properties fo:text-align="center" style:justify-single-word="false" style:font-name="Arial" fo:color="#000000" fo:font-size="8.00pt" style:font-size-asian="8.00pt"/>
    </style:style>
    <style:style style:name="NLTLG-Title" style:family="paragraph" style:parent-style-name="TLG-Title">
      <style:paragraph-properties fo:break-before="page"/>
    </style:style>
    <style:style style:name="XTLG-Title" style:family="paragraph">
      <style:paragraph-properties fo:text-align="center" style:justify-single-word="false" style:font-name="Arial" fo:font-size="14.00pt" style:font-size-asian="14.00pt" fo:color="#000000" fo:text-indent="0.00cm" fo:margin-right="0.00cm" fo:margin-left="0.00cm" fo:margin-top="0.00cm" fo:margin-bottom="0.00cm"/>
    </style:style>
    <style:style style:name="FTLG-Title" style:family="text">
      <style:text-properties fo:text-align="center" style:justify-single-word="false" style:font-name="Arial" fo:color="#000000" fo:font-size="14.00pt" style:font-size-asian="14.00pt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p text:style-name="docgen_page_break">
<text:toc-mark text:string-value="Timeline Chart" text:outline-level="1"/>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kins, Minnie ( -  )"/><draw:frame text:anchor-type="paragraph" draw:z-index="2" draw:style-name="TLG-text" svg:width="3.44cm" svg:height="0.49cm" svg:x="0.62cm" svg:y="2.62cm"><draw:text-box> <text:p text:style-name="FTLG-Name"><text:span text:style-name="FTLG-Name">Adkins, Minnie</text:span></text:p></draw:text-box>
</draw:frame>
<text:alphabetical-index-mark text:string-value="Adkins, Robert Sr. ( -  )"/><draw:frame text:anchor-type="paragraph" draw:z-index="2" draw:style-name="TLG-text" svg:width="4.18cm" svg:height="0.49cm" svg:x="0.62cm" svg:y="3.23cm"><draw:text-box> <text:p text:style-name="FTLG-Name"><text:span text:style-name="FTLG-Name">Adkins, Robert Sr.</text:span></text:p></draw:text-box>
</draw:frame>
<text:alphabetical-index-mark text:string-value="Alexander, Mary"/><draw:frame text:anchor-type="paragraph" draw:z-index="2" draw:style-name="TLG-text" svg:width="3.80cm" svg:height="0.49cm" svg:x="0.62cm" svg:y="3.85cm"><draw:text-box> <text:p text:style-name="FTLG-Name"><text:span text:style-name="FTLG-Name">Alexander, Mary</text:span></text:p></draw:text-box>
</draw:frame>
<text:alphabetical-index-mark text:string-value="Alonso, Joseph ( -  )"/><draw:frame text:anchor-type="paragraph" draw:z-index="2" draw:style-name="TLG-text" svg:width="3.59cm" svg:height="0.49cm" svg:x="0.62cm" svg:y="4.47cm"><draw:text-box> <text:p text:style-name="FTLG-Name"><text:span text:style-name="FTLG-Name">Alonso, Joseph</text:span></text:p></draw:text-box>
</draw:frame>
<text:alphabetical-index-mark text:string-value="Alvarado, Cadwallader ( - )"/><draw:frame text:anchor-type="paragraph" draw:z-index="2" draw:style-name="TLG-text" svg:width="5.07cm" svg:height="0.49cm" svg:x="0.62cm" svg:y="5.09cm"><draw:text-box> <text:p text:style-name="FTLG-Name"><text:span text:style-name="FTLG-Name">Alvarado, Cadwallader</text:span></text:p></draw:text-box>
</draw:frame>
<text:alphabetical-index-mark text:string-value="Alvarado, Charles ( - )"/><draw:frame text:anchor-type="paragraph" draw:z-index="2" draw:style-name="TLG-text" svg:width="4.10cm" svg:height="0.49cm" svg:x="0.62cm" svg:y="5.70cm"><draw:text-box> <text:p text:style-name="FTLG-Name"><text:span text:style-name="FTLG-Name">Alvarado, Charles</text:span></text:p></draw:text-box>
</draw:frame>
<text:alphabetical-index-mark text:string-value="Alvarado, Col. Charles ( - 1864-02-00)"/><draw:frame text:anchor-type="paragraph" draw:z-index="2" draw:style-name="TLG-text" svg:width="5.05cm" svg:height="0.49cm" svg:x="0.62cm" svg:y="6.32cm"><draw:text-box> <text:p text:style-name="FTLG-Name"><text:span text:style-name="FTLG-Name">Alvarado, Col. Charles</text:span></text:p></draw:text-box>
</draw:frame>
<draw:polygon draw:style-name="TLG-solid" draw:layer="layout" draw:z-index="1" svg:x="15.371947cm" svg:y="6.321521cm" svg:viewBox="0 0 100 352" svg:width="0.1000cm" svg:height="0.3528cm" draw:points="50, 0 100, 176 50, 352 0, 176"/>
<text:alphabetical-index-mark text:string-value="Alvarado, Cynthia Diane"/><draw:frame text:anchor-type="paragraph" draw:z-index="2" draw:style-name="TLG-text" svg:width="5.40cm" svg:height="0.49cm" svg:x="0.62cm" svg:y="6.94cm"><draw:text-box> <text:p text:style-name="FTLG-Name"><text:span text:style-name="FTLG-Name">Alvarado, Cynthia Diane</text:span></text:p></draw:text-box>
</draw:frame>
<text:alphabetical-index-mark text:string-value="Alvarado, Eliza ( -  )"/><draw:frame text:anchor-type="paragraph" draw:z-index="2" draw:style-name="TLG-text" svg:width="3.52cm" svg:height="0.49cm" svg:x="0.62cm" svg:y="7.56cm"><draw:text-box> <text:p text:style-name="FTLG-Name"><text:span text:style-name="FTLG-Name">Alvarado, Eliza</text:span></text:p></draw:text-box>
</draw:frame>
<text:alphabetical-index-mark text:string-value="Alvarado, Franklin ( -  )"/><draw:frame text:anchor-type="paragraph" draw:z-index="2" draw:style-name="TLG-text" svg:width="4.15cm" svg:height="0.49cm" svg:x="0.62cm" svg:y="8.17cm"><draw:text-box> <text:p text:style-name="FTLG-Name"><text:span text:style-name="FTLG-Name">Alvarado, Franklin</text:span></text:p></draw:text-box>
</draw:frame>
<text:alphabetical-index-mark text:string-value="Alvarado, Jacqueline"/><draw:frame text:anchor-type="paragraph" draw:z-index="2" draw:style-name="TLG-text" svg:width="4.72cm" svg:height="0.49cm" svg:x="0.62cm" svg:y="8.79cm"><draw:text-box> <text:p text:style-name="FTLG-Name"><text:span text:style-name="FTLG-Name">Alvarado, Jacqueline</text:span></text:p></draw:text-box>
</draw:frame>
<text:alphabetical-index-mark text:string-value="Alvarado, James ( - )"/><draw:frame text:anchor-type="paragraph" draw:z-index="2" draw:style-name="TLG-text" svg:width="3.87cm" svg:height="0.49cm" svg:x="0.62cm" svg:y="9.41cm"><draw:text-box> <text:p text:style-name="FTLG-Name"><text:span text:style-name="FTLG-Name">Alvarado, James</text:span></text:p></draw:text-box>
</draw:frame>
<text:alphabetical-index-mark text:string-value="Alvarado, Jeffrey"/><draw:frame text:anchor-type="paragraph" draw:z-index="2" draw:style-name="TLG-text" svg:width="3.90cm" svg:height="0.49cm" svg:x="0.62cm" svg:y="10.03cm"><draw:text-box> <text:p text:style-name="FTLG-Name"><text:span text:style-name="FTLG-Name">Alvarado, Jeffrey</text:span></text:p></draw:text-box>
</draw:frame>
<text:alphabetical-index-mark text:string-value="Alvarado, Marshall ( -  )"/><draw:frame text:anchor-type="paragraph" draw:z-index="2" draw:style-name="TLG-text" svg:width="4.26cm" svg:height="0.49cm" svg:x="0.62cm" svg:y="10.64cm"><draw:text-box> <text:p text:style-name="FTLG-Name"><text:span text:style-name="FTLG-Name">Alvarado, Marshall</text:span></text:p></draw:text-box>
</draw:frame>
<text:alphabetical-index-mark text:string-value="Alvarado, Marsha ( - )"/><draw:frame text:anchor-type="paragraph" draw:z-index="2" draw:style-name="TLG-text" svg:width="4.05cm" svg:height="0.49cm" svg:x="0.62cm" svg:y="11.26cm"><draw:text-box> <text:p text:style-name="FTLG-Name"><text:span text:style-name="FTLG-Name">Alvarado, Marsha</text:span></text:p></draw:text-box>
</draw:frame>
<text:alphabetical-index-mark text:string-value="Alvarado, Mary ( - 1760-01-17)"/><draw:frame text:anchor-type="paragraph" draw:z-index="2" draw:style-name="TLG-text" svg:width="3.54cm" svg:height="0.49cm" svg:x="0.62cm" svg:y="11.88cm"><draw:text-box> <text:p text:style-name="FTLG-Name"><text:span text:style-name="FTLG-Name">Alvarado, Mary</text:span></text:p></draw:text-box>
</draw:frame>
<draw:polygon draw:style-name="TLG-solid" draw:layer="layout" draw:z-index="1" svg:x="14.922260cm" svg:y="11.877763cm" svg:viewBox="0 0 100 352" svg:width="0.1000cm" svg:height="0.3528cm" draw:points="50, 0 100, 176 50, 352 0, 176"/>
<text:alphabetical-index-mark text:string-value="Alvarado, Nancy ( - 1861-03-12)"/><draw:frame text:anchor-type="paragraph" draw:z-index="2" draw:style-name="TLG-text" svg:width="3.82cm" svg:height="0.49cm" svg:x="0.62cm" svg:y="12.50cm"><draw:text-box> <text:p text:style-name="FTLG-Name"><text:span text:style-name="FTLG-Name">Alvarado, Nancy</text:span></text:p></draw:text-box>
</draw:frame>
<draw:polygon draw:style-name="TLG-solid" draw:layer="layout" draw:z-index="1" svg:x="15.358976cm" svg:y="12.495123cm" svg:viewBox="0 0 100 352" svg:width="0.1000cm" svg:height="0.3528cm" draw:points="50, 0 100, 176 50, 352 0, 176"/>
<text:alphabetical-index-mark text:string-value="Alvarado, Patsy"/><draw:frame text:anchor-type="paragraph" draw:z-index="2" draw:style-name="TLG-text" svg:width="3.67cm" svg:height="0.49cm" svg:x="0.62cm" svg:y="13.11cm"><draw:text-box> <text:p text:style-name="FTLG-Name"><text:span text:style-name="FTLG-Name">Alvarado, Patsy</text:span></text:p></draw:text-box>
</draw:frame>
<text:alphabetical-index-mark text:string-value="Alvarado, Richard"/><draw:frame text:anchor-type="paragraph" draw:z-index="2" draw:style-name="TLG-text" svg:width="4.10cm" svg:height="0.49cm" svg:x="0.62cm" svg:y="13.73cm"><draw:text-box> <text:p text:style-name="FTLG-Name"><text:span text:style-name="FTLG-Name">Alvarado, Richard</text:span></text:p></draw:text-box>
</draw:frame>
<text:alphabetical-index-mark text:string-value="Alvarado, Thomas C. ( -  )"/><draw:frame text:anchor-type="paragraph" draw:z-index="2" draw:style-name="TLG-text" svg:width="4.77cm" svg:height="0.49cm" svg:x="0.62cm" svg:y="14.35cm"><draw:text-box> <text:p text:style-name="FTLG-Name"><text:span text:style-name="FTLG-Name">Alvarado, Thomas C.</text:span></text:p></draw:text-box>
</draw:frame>
<text:alphabetical-index-mark text:string-value="Alvarado, Wayne"/><draw:frame text:anchor-type="paragraph" draw:z-index="2" draw:style-name="TLG-text" svg:width="3.95cm" svg:height="0.49cm" svg:x="0.62cm" svg:y="14.96cm"><draw:text-box> <text:p text:style-name="FTLG-Name"><text:span text:style-name="FTLG-Name">Alvarado, Wayne</text:span></text:p></draw:text-box>
</draw:frame>
<text:alphabetical-index-mark text:string-value="Alvarado, William ( -  )"/><draw:frame text:anchor-type="paragraph" draw:z-index="2" draw:style-name="TLG-text" svg:width="4.00cm" svg:height="0.49cm" svg:x="0.62cm" svg:y="15.58cm"><draw:text-box> <text:p text:style-name="FTLG-Name"><text:span text:style-name="FTLG-Name">Alvarado, William</text:span></text:p></draw:text-box>
</draw:frame>
<text:alphabetical-index-mark text:string-value="Alvarez, Mary ( - 1727)"/><draw:frame text:anchor-type="paragraph" draw:z-index="2" draw:style-name="TLG-text" svg:width="3.26cm" svg:height="0.49cm" svg:x="0.62cm" svg:y="16.20cm"><draw:text-box> <text:p text:style-name="FTLG-Name"><text:span text:style-name="FTLG-Name">Alvarez, Mary</text:span></text:p></draw:text-box>
</draw:frame>
<draw:polygon draw:style-name="TLG-solid" draw:layer="layout" draw:z-index="1" svg:x="14.779571cm" svg:y="16.199284cm" svg:viewBox="0 0 100 352" svg:width="0.1000cm" svg:height="0.3528cm" draw:points="50, 0 100, 176 50, 352 0, 176"/>
<text:alphabetical-index-mark text:string-value="Álvarez, "/><draw:frame text:anchor-type="paragraph" draw:z-index="2" draw:style-name="TLG-text" svg:width="1.99cm" svg:height="0.49cm" svg:x="0.62cm" svg:y="16.82cm"><draw:text-box> <text:p text:style-name="FTLG-Name"><text:span text:style-name="FTLG-Name">Álvarez</text:span></text:p></draw:text-box>
</draw:frame>
<text:alphabetical-index-mark text:string-value="Andersen, Aaron B."/><draw:frame text:anchor-type="paragraph" draw:z-index="2" draw:style-name="TLG-text" svg:width="4.46cm" svg:height="0.49cm" svg:x="0.62cm" svg:y="17.43cm"><draw:text-box> <text:p text:style-name="FTLG-Name"><text:span text:style-name="FTLG-Name">Andersen, Aaron B.</text:span></text:p></draw:text-box>
</draw:frame>
<text:alphabetical-index-mark text:string-value="Andersen, Marion"/><draw:frame text:anchor-type="paragraph" draw:z-index="2" draw:style-name="TLG-text" svg:width="4.08cm" svg:height="0.49cm" svg:x="0.62cm" svg:y="18.05cm"><draw:text-box> <text:p text:style-name="FTLG-Name"><text:span text:style-name="FTLG-Name">Andersen, Marion</text:span></text:p></draw:text-box>
</draw:frame>
<text:alphabetical-index-mark text:string-value="Andersen, Martha"/><draw:frame text:anchor-type="paragraph" draw:z-index="2" draw:style-name="TLG-text" svg:width="4.10cm" svg:height="0.49cm" svg:x="0.62cm" svg:y="18.67cm"><draw:text-box> <text:p text:style-name="FTLG-Name"><text:span text:style-name="FTLG-Name">Andersen, Martha</text:span></text:p></draw:text-box>
</draw:frame>
<text:alphabetical-index-mark text:string-value="Andersen, Samuel ( - 1858-02-00)"/><draw:frame text:anchor-type="paragraph" draw:z-index="2" draw:style-name="TLG-text" svg:width="4.23cm" svg:height="0.49cm" svg:x="0.62cm" svg:y="19.29cm"><draw:text-box> <text:p text:style-name="FTLG-Name"><text:span text:style-name="FTLG-Name">Andersen, Samuel</text:span></text:p></draw:text-box>
</draw:frame>
<draw:polygon draw:style-name="TLG-solid" draw:layer="layout" draw:z-index="1" svg:x="15.346004cm" svg:y="19.286085cm" svg:viewBox="0 0 100 352" svg:width="0.1000cm" svg:height="0.3528cm" draw:points="50, 0 100, 176 50, 352 0, 176"/>
<text:alphabetical-index-mark text:string-value="Andersen, Samuel A."/><draw:frame text:anchor-type="paragraph" draw:z-index="2" draw:style-name="TLG-text" svg:width="4.79cm" svg:height="0.49cm" svg:x="0.62cm" svg:y="19.90cm"><draw:text-box> <text:p text:style-name="FTLG-Name"><text:span text:style-name="FTLG-Name">Andersen, Samuel A.</text:span></text:p></draw:text-box>
</draw:frame>
<text:alphabetical-index-mark text:string-value="Andersen, William"/><draw:frame text:anchor-type="paragraph" draw:z-index="2" draw:style-name="TLG-text" svg:width="4.15cm" svg:height="0.49cm" svg:x="0.62cm" svg:y="20.52cm"><draw:text-box> <text:p text:style-name="FTLG-Name"><text:span text:style-name="FTLG-Name">Andersen, William</text:span></text:p></draw:text-box>
</draw:frame>
<text:alphabetical-index-mark text:string-value="Andrews, Harold (  - )"/><draw:frame text:anchor-type="paragraph" draw:z-index="2" draw:style-name="TLG-text" svg:width="3.85cm" svg:height="0.49cm" svg:x="0.62cm" svg:y="21.14cm"><draw:text-box> <text:p text:style-name="FTLG-Name"><text:span text:style-name="FTLG-Name">Andrews, Harold</text:span></text:p></draw:text-box>
</draw:frame>
<text:alphabetical-index-mark text:string-value="Armstrong, Linda"/><draw:frame text:anchor-type="paragraph" draw:z-index="2" draw:style-name="TLG-text" svg:width="3.95cm" svg:height="0.49cm" svg:x="0.62cm" svg:y="21.76cm"><draw:text-box> <text:p text:style-name="FTLG-Name"><text:span text:style-name="FTLG-Name">Armstrong, Linda</text:span></text:p></draw:text-box>
</draw:frame>
<text:alphabetical-index-mark text:string-value="Armstrong, Sarah"/><draw:frame text:anchor-type="paragraph" draw:z-index="2" draw:style-name="TLG-text" svg:width="4.05cm" svg:height="0.49cm" svg:x="0.62cm" svg:y="22.37cm"><draw:text-box> <text:p text:style-name="FTLG-Name"><text:span text:style-name="FTLG-Name">Armstrong, Sarah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rnold, ???????"/><draw:frame text:anchor-type="paragraph" draw:z-index="2" draw:style-name="TLG-text" svg:width="3.82cm" svg:height="0.49cm" svg:x="0.62cm" svg:y="2.62cm"><draw:text-box> <text:p text:style-name="FTLG-Name"><text:span text:style-name="FTLG-Name">Arnold, ???????</text:span></text:p></draw:text-box>
</draw:frame>
<text:alphabetical-index-mark text:string-value="Austin, Hans"/><draw:frame text:anchor-type="paragraph" draw:z-index="2" draw:style-name="TLG-text" svg:width="3.06cm" svg:height="0.49cm" svg:x="0.62cm" svg:y="3.23cm"><draw:text-box> <text:p text:style-name="FTLG-Name"><text:span text:style-name="FTLG-Name">Austin, Hans</text:span></text:p></draw:text-box>
</draw:frame>
<text:alphabetical-index-mark text:string-value="Baldwin, Peter"/><draw:frame text:anchor-type="paragraph" draw:z-index="2" draw:style-name="TLG-text" svg:width="3.42cm" svg:height="0.49cm" svg:x="0.62cm" svg:y="3.85cm"><draw:text-box> <text:p text:style-name="FTLG-Name"><text:span text:style-name="FTLG-Name">Baldwin, Peter</text:span></text:p></draw:text-box>
</draw:frame>
<text:alphabetical-index-mark text:string-value="Ball, Ezekiel ( - )"/><draw:frame text:anchor-type="paragraph" draw:z-index="2" draw:style-name="TLG-text" svg:width="2.96cm" svg:height="0.49cm" svg:x="0.62cm" svg:y="4.47cm"><draw:text-box> <text:p text:style-name="FTLG-Name"><text:span text:style-name="FTLG-Name">Ball, Ezekiel</text:span></text:p></draw:text-box>
</draw:frame>
<text:alphabetical-index-mark text:string-value="Ball, Ida E."/><draw:frame text:anchor-type="paragraph" draw:z-index="2" draw:style-name="TLG-text" svg:width="2.68cm" svg:height="0.49cm" svg:x="0.62cm" svg:y="5.09cm"><draw:text-box> <text:p text:style-name="FTLG-Name"><text:span text:style-name="FTLG-Name">Ball, Ida E.</text:span></text:p></draw:text-box>
</draw:frame>
<text:alphabetical-index-mark text:string-value="Ball, John DeKalb"/><draw:frame text:anchor-type="paragraph" draw:z-index="2" draw:style-name="TLG-text" svg:width="4.10cm" svg:height="0.49cm" svg:x="0.62cm" svg:y="5.70cm"><draw:text-box> <text:p text:style-name="FTLG-Name"><text:span text:style-name="FTLG-Name">Ball, John DeKalb</text:span></text:p></draw:text-box>
</draw:frame>
<text:alphabetical-index-mark text:string-value="Ball, Lucy A. ( -  )"/><draw:frame text:anchor-type="paragraph" draw:z-index="2" draw:style-name="TLG-text" svg:width="3.01cm" svg:height="0.49cm" svg:x="0.62cm" svg:y="6.32cm"><draw:text-box> <text:p text:style-name="FTLG-Name"><text:span text:style-name="FTLG-Name">Ball, Lucy A.</text:span></text:p></draw:text-box>
</draw:frame>
<text:alphabetical-index-mark text:string-value="Ball, Mary Elizabeth"/><draw:frame text:anchor-type="paragraph" draw:z-index="2" draw:style-name="TLG-text" svg:width="4.51cm" svg:height="0.49cm" svg:x="0.62cm" svg:y="6.94cm"><draw:text-box> <text:p text:style-name="FTLG-Name"><text:span text:style-name="FTLG-Name">Ball, Mary Elizabeth</text:span></text:p></draw:text-box>
</draw:frame>
<text:alphabetical-index-mark text:string-value="Ball, Maude Waldon ( -  )"/><draw:frame text:anchor-type="paragraph" draw:z-index="2" draw:style-name="TLG-text" svg:width="4.56cm" svg:height="0.49cm" svg:x="0.62cm" svg:y="7.56cm"><draw:text-box> <text:p text:style-name="FTLG-Name"><text:span text:style-name="FTLG-Name">Ball, Maude Waldon</text:span></text:p></draw:text-box>
</draw:frame>
<text:alphabetical-index-mark text:string-value="Ball, Nathanial Green"/><draw:frame text:anchor-type="paragraph" draw:z-index="2" draw:style-name="TLG-text" svg:width="4.82cm" svg:height="0.49cm" svg:x="0.62cm" svg:y="8.17cm"><draw:text-box> <text:p text:style-name="FTLG-Name"><text:span text:style-name="FTLG-Name">Ball, Nathanial Green</text:span></text:p></draw:text-box>
</draw:frame>
<text:alphabetical-index-mark text:string-value="Ball, William M."/><draw:frame text:anchor-type="paragraph" draw:z-index="2" draw:style-name="TLG-text" svg:width="3.59cm" svg:height="0.49cm" svg:x="0.62cm" svg:y="8.79cm"><draw:text-box> <text:p text:style-name="FTLG-Name"><text:span text:style-name="FTLG-Name">Ball, William M.</text:span></text:p></draw:text-box>
</draw:frame>
<text:alphabetical-index-mark text:string-value="Ball, William M."/><draw:frame text:anchor-type="paragraph" draw:z-index="2" draw:style-name="TLG-text" svg:width="3.59cm" svg:height="0.49cm" svg:x="0.62cm" svg:y="9.41cm"><draw:text-box> <text:p text:style-name="FTLG-Name"><text:span text:style-name="FTLG-Name">Ball, William M.</text:span></text:p></draw:text-box>
</draw:frame>
<text:alphabetical-index-mark text:string-value="Barker, Mary"/><draw:frame text:anchor-type="paragraph" draw:z-index="2" draw:style-name="TLG-text" svg:width="3.08cm" svg:height="0.49cm" svg:x="0.62cm" svg:y="10.03cm"><draw:text-box> <text:p text:style-name="FTLG-Name"><text:span text:style-name="FTLG-Name">Barker, Mary</text:span></text:p></draw:text-box>
</draw:frame>
<text:alphabetical-index-mark text:string-value="Barnes, Ernestina ( - 1965-04-15)"/><draw:frame text:anchor-type="paragraph" draw:z-index="2" draw:style-name="TLG-text" svg:width="4.10cm" svg:height="0.49cm" svg:x="0.62cm" svg:y="10.64cm"><draw:text-box> <text:p text:style-name="FTLG-Name"><text:span text:style-name="FTLG-Name">Barnes, Ernestina</text:span></text:p></draw:text-box>
</draw:frame>
<draw:polygon draw:style-name="TLG-solid" draw:layer="layout" draw:z-index="1" svg:x="15.808663cm" svg:y="10.643042cm" svg:viewBox="0 0 100 352" svg:width="0.1000cm" svg:height="0.3528cm" draw:points="50, 0 100, 176 50, 352 0, 176"/>
<text:alphabetical-index-mark text:string-value="Bass, Mary ( - 1823-10-04)"/><draw:frame text:anchor-type="paragraph" draw:z-index="2" draw:style-name="TLG-text" svg:width="2.75cm" svg:height="0.49cm" svg:x="0.62cm" svg:y="11.26cm"><draw:text-box> <text:p text:style-name="FTLG-Name"><text:span text:style-name="FTLG-Name">Bass, Mary</text:span></text:p></draw:text-box>
</draw:frame>
<draw:polygon draw:style-name="TLG-solid" draw:layer="layout" draw:z-index="1" svg:x="15.194667cm" svg:y="11.260403cm" svg:viewBox="0 0 100 352" svg:width="0.1000cm" svg:height="0.3528cm" draw:points="50, 0 100, 176 50, 352 0, 176"/>
<text:alphabetical-index-mark text:string-value="Beck, Jack"/><draw:frame text:anchor-type="paragraph" draw:z-index="2" draw:style-name="TLG-text" svg:width="2.68cm" svg:height="0.49cm" svg:x="0.62cm" svg:y="11.88cm"><draw:text-box> <text:p text:style-name="FTLG-Name"><text:span text:style-name="FTLG-Name">Beck, Jack</text:span></text:p></draw:text-box>
</draw:frame>
<text:alphabetical-index-mark text:string-value="Bédard, Swanson"/><draw:frame text:anchor-type="paragraph" draw:z-index="2" draw:style-name="TLG-text" svg:width="4.08cm" svg:height="0.49cm" svg:x="0.62cm" svg:y="12.50cm"><draw:text-box> <text:p text:style-name="FTLG-Name"><text:span text:style-name="FTLG-Name">Bédard, Swanson</text:span></text:p></draw:text-box>
</draw:frame>
<text:alphabetical-index-mark text:string-value="Bélanger, Adrian"/><draw:frame text:anchor-type="paragraph" draw:z-index="2" draw:style-name="TLG-text" svg:width="3.87cm" svg:height="0.49cm" svg:x="0.62cm" svg:y="13.11cm"><draw:text-box> <text:p text:style-name="FTLG-Name"><text:span text:style-name="FTLG-Name">Bélanger, Adrian</text:span></text:p></draw:text-box>
</draw:frame>
<text:alphabetical-index-mark text:string-value="Benson, Elizabeth"/><draw:frame text:anchor-type="paragraph" draw:z-index="2" draw:style-name="TLG-text" svg:width="4.16cm" svg:height="0.49cm" svg:x="0.62cm" svg:y="13.73cm"><draw:text-box> <text:p text:style-name="FTLG-Name"><text:span text:style-name="FTLG-Name">Benson, Elizabeth</text:span></text:p></draw:text-box>
</draw:frame>
<text:alphabetical-index-mark text:string-value="Benson, Mary"/><draw:frame text:anchor-type="paragraph" draw:z-index="2" draw:style-name="TLG-text" svg:width="3.29cm" svg:height="0.49cm" svg:x="0.62cm" svg:y="14.35cm"><draw:text-box> <text:p text:style-name="FTLG-Name"><text:span text:style-name="FTLG-Name">Benson, Mary</text:span></text:p></draw:text-box>
</draw:frame>
<text:alphabetical-index-mark text:string-value="Benson, Nancy"/><draw:frame text:anchor-type="paragraph" draw:z-index="2" draw:style-name="TLG-text" svg:width="3.57cm" svg:height="0.49cm" svg:x="0.62cm" svg:y="14.96cm"><draw:text-box> <text:p text:style-name="FTLG-Name"><text:span text:style-name="FTLG-Name">Benson, Nancy</text:span></text:p></draw:text-box>
</draw:frame>
<text:alphabetical-index-mark text:string-value="Benson, Walter"/><draw:frame text:anchor-type="paragraph" draw:z-index="2" draw:style-name="TLG-text" svg:width="3.59cm" svg:height="0.49cm" svg:x="0.62cm" svg:y="15.58cm"><draw:text-box> <text:p text:style-name="FTLG-Name"><text:span text:style-name="FTLG-Name">Benson, Walter</text:span></text:p></draw:text-box>
</draw:frame>
<text:alphabetical-index-mark text:string-value="Bernier, Margaret (  - 1922-12-30)"/><draw:frame text:anchor-type="paragraph" draw:z-index="2" draw:style-name="TLG-text" svg:width="4.03cm" svg:height="0.49cm" svg:x="0.62cm" svg:y="16.20cm"><draw:text-box> <text:p text:style-name="FTLG-Name"><text:span text:style-name="FTLG-Name">Bernier, Margaret</text:span></text:p></draw:text-box>
</draw:frame>
<draw:polygon draw:style-name="TLG-solid" draw:layer="layout" draw:z-index="1" svg:x="15.622734cm" svg:y="16.199284cm" svg:viewBox="0 0 100 352" svg:width="0.1000cm" svg:height="0.3528cm" draw:points="50, 0 100, 176 50, 352 0, 176"/>
<text:alphabetical-index-mark text:string-value="Blais, ??"/><draw:frame text:anchor-type="paragraph" draw:z-index="2" draw:style-name="TLG-text" svg:width="2.22cm" svg:height="0.49cm" svg:x="0.62cm" svg:y="16.82cm"><draw:text-box> <text:p text:style-name="FTLG-Name"><text:span text:style-name="FTLG-Name">Blais, ??</text:span></text:p></draw:text-box>
</draw:frame>
<text:alphabetical-index-mark text:string-value="Blake, Conrad ( - )"/><draw:frame text:anchor-type="paragraph" draw:z-index="2" draw:style-name="TLG-text" svg:width="3.36cm" svg:height="0.49cm" svg:x="0.62cm" svg:y="17.43cm"><draw:text-box> <text:p text:style-name="FTLG-Name"><text:span text:style-name="FTLG-Name">Blake, Conrad</text:span></text:p></draw:text-box>
</draw:frame>
<text:alphabetical-index-mark text:string-value="Blanco, Anna Maria"/><draw:frame text:anchor-type="paragraph" draw:z-index="2" draw:style-name="TLG-text" svg:width="4.46cm" svg:height="0.49cm" svg:x="0.62cm" svg:y="18.05cm"><draw:text-box> <text:p text:style-name="FTLG-Name"><text:span text:style-name="FTLG-Name">Blanco, Anna Maria</text:span></text:p></draw:text-box>
</draw:frame>
<text:alphabetical-index-mark text:string-value="Blanco, Barbara"/><draw:frame text:anchor-type="paragraph" draw:z-index="2" draw:style-name="TLG-text" svg:width="3.75cm" svg:height="0.49cm" svg:x="0.62cm" svg:y="18.67cm"><draw:text-box> <text:p text:style-name="FTLG-Name"><text:span text:style-name="FTLG-Name">Blanco, Barbara</text:span></text:p></draw:text-box>
</draw:frame>
<text:alphabetical-index-mark text:string-value="Blanco, Catarina"/><draw:frame text:anchor-type="paragraph" draw:z-index="2" draw:style-name="TLG-text" svg:width="3.85cm" svg:height="0.49cm" svg:x="0.62cm" svg:y="19.29cm"><draw:text-box> <text:p text:style-name="FTLG-Name"><text:span text:style-name="FTLG-Name">Blanco, Catarina</text:span></text:p></draw:text-box>
</draw:frame>
<text:alphabetical-index-mark text:string-value="Blanco, Elizabeth"/><draw:frame text:anchor-type="paragraph" draw:z-index="2" draw:style-name="TLG-text" svg:width="4.00cm" svg:height="0.49cm" svg:x="0.62cm" svg:y="19.90cm"><draw:text-box> <text:p text:style-name="FTLG-Name"><text:span text:style-name="FTLG-Name">Blanco, Elizabeth</text:span></text:p></draw:text-box>
</draw:frame>
<text:alphabetical-index-mark text:string-value="Blanco, Henry (  - 1847)"/><draw:frame text:anchor-type="paragraph" draw:z-index="2" draw:style-name="TLG-text" svg:width="3.34cm" svg:height="0.49cm" svg:x="0.62cm" svg:y="20.52cm"><draw:text-box> <text:p text:style-name="FTLG-Name"><text:span text:style-name="FTLG-Name">Blanco, Henry</text:span></text:p></draw:text-box>
</draw:frame>
<draw:polygon draw:style-name="TLG-solid" draw:layer="layout" draw:z-index="1" svg:x="15.298441cm" svg:y="20.520805cm" svg:viewBox="0 0 100 352" svg:width="0.1000cm" svg:height="0.3528cm" draw:points="50, 0 100, 176 50, 352 0, 176"/>
<text:alphabetical-index-mark text:string-value="Blanco, Margareta"/><draw:frame text:anchor-type="paragraph" draw:z-index="2" draw:style-name="TLG-text" svg:width="4.21cm" svg:height="0.49cm" svg:x="0.62cm" svg:y="21.14cm"><draw:text-box> <text:p text:style-name="FTLG-Name"><text:span text:style-name="FTLG-Name">Blanco, Margareta</text:span></text:p></draw:text-box>
</draw:frame>
<text:alphabetical-index-mark text:string-value="Blanco, Mary"/><draw:frame text:anchor-type="paragraph" draw:z-index="2" draw:style-name="TLG-text" svg:width="3.13cm" svg:height="0.49cm" svg:x="0.62cm" svg:y="21.76cm"><draw:text-box> <text:p text:style-name="FTLG-Name"><text:span text:style-name="FTLG-Name">Blanco, Mary</text:span></text:p></draw:text-box>
</draw:frame>
<text:alphabetical-index-mark text:string-value="Blanco, Peter"/><draw:frame text:anchor-type="paragraph" draw:z-index="2" draw:style-name="TLG-text" svg:width="3.21cm" svg:height="0.49cm" svg:x="0.62cm" svg:y="22.37cm"><draw:text-box> <text:p text:style-name="FTLG-Name"><text:span text:style-name="FTLG-Name">Blanco, Peter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lanco, Peter"/><draw:frame text:anchor-type="paragraph" draw:z-index="2" draw:style-name="TLG-text" svg:width="3.21cm" svg:height="0.49cm" svg:x="0.62cm" svg:y="2.62cm"><draw:text-box> <text:p text:style-name="FTLG-Name"><text:span text:style-name="FTLG-Name">Blanco, Peter</text:span></text:p></draw:text-box>
</draw:frame>
<text:alphabetical-index-mark text:string-value="Bouchard, Jane"/><draw:frame text:anchor-type="paragraph" draw:z-index="2" draw:style-name="TLG-text" svg:width="3.67cm" svg:height="0.49cm" svg:x="0.62cm" svg:y="3.23cm"><draw:text-box> <text:p text:style-name="FTLG-Name"><text:span text:style-name="FTLG-Name">Bouchard, Jane</text:span></text:p></draw:text-box>
</draw:frame>
<text:alphabetical-index-mark text:string-value="Boucher, Bishop Patrick ( -  )"/><draw:frame text:anchor-type="paragraph" draw:z-index="2" draw:style-name="TLG-text" svg:width="5.35cm" svg:height="0.49cm" svg:x="0.62cm" svg:y="3.85cm"><draw:text-box> <text:p text:style-name="FTLG-Name"><text:span text:style-name="FTLG-Name">Boucher, Bishop Patrick</text:span></text:p></draw:text-box>
</draw:frame>
<text:alphabetical-index-mark text:string-value="Boucher, Catherine"/><draw:frame text:anchor-type="paragraph" draw:z-index="2" draw:style-name="TLG-text" svg:width="4.41cm" svg:height="0.49cm" svg:x="0.62cm" svg:y="4.47cm"><draw:text-box> <text:p text:style-name="FTLG-Name"><text:span text:style-name="FTLG-Name">Boucher, Catherine</text:span></text:p></draw:text-box>
</draw:frame>
<text:alphabetical-index-mark text:string-value="Boucher, Catherine"/><draw:frame text:anchor-type="paragraph" draw:z-index="2" draw:style-name="TLG-text" svg:width="4.41cm" svg:height="0.49cm" svg:x="0.62cm" svg:y="5.09cm"><draw:text-box> <text:p text:style-name="FTLG-Name"><text:span text:style-name="FTLG-Name">Boucher, Catherine</text:span></text:p></draw:text-box>
</draw:frame>
<text:alphabetical-index-mark text:string-value="Boucher, Charles"/><draw:frame text:anchor-type="paragraph" draw:z-index="2" draw:style-name="TLG-text" svg:width="4.00cm" svg:height="0.49cm" svg:x="0.62cm" svg:y="5.70cm"><draw:text-box> <text:p text:style-name="FTLG-Name"><text:span text:style-name="FTLG-Name">Boucher, Charles</text:span></text:p></draw:text-box>
</draw:frame>
<text:alphabetical-index-mark text:string-value="Boucher, David"/><draw:frame text:anchor-type="paragraph" draw:z-index="2" draw:style-name="TLG-text" svg:width="3.59cm" svg:height="0.49cm" svg:x="0.62cm" svg:y="6.32cm"><draw:text-box> <text:p text:style-name="FTLG-Name"><text:span text:style-name="FTLG-Name">Boucher, David</text:span></text:p></draw:text-box>
</draw:frame>
<text:alphabetical-index-mark text:string-value="Boucher, David ( - )"/><draw:frame text:anchor-type="paragraph" draw:z-index="2" draw:style-name="TLG-text" svg:width="3.59cm" svg:height="0.49cm" svg:x="0.62cm" svg:y="6.94cm"><draw:text-box> <text:p text:style-name="FTLG-Name"><text:span text:style-name="FTLG-Name">Boucher, David</text:span></text:p></draw:text-box>
</draw:frame>
<text:alphabetical-index-mark text:string-value="Boucher, Ella"/><draw:frame text:anchor-type="paragraph" draw:z-index="2" draw:style-name="TLG-text" svg:width="3.19cm" svg:height="0.49cm" svg:x="0.62cm" svg:y="7.56cm"><draw:text-box> <text:p text:style-name="FTLG-Name"><text:span text:style-name="FTLG-Name">Boucher, Ella</text:span></text:p></draw:text-box>
</draw:frame>
<text:alphabetical-index-mark text:string-value="Boucher, Francis"/><draw:frame text:anchor-type="paragraph" draw:z-index="2" draw:style-name="TLG-text" svg:width="3.92cm" svg:height="0.49cm" svg:x="0.62cm" svg:y="8.17cm"><draw:text-box> <text:p text:style-name="FTLG-Name"><text:span text:style-name="FTLG-Name">Boucher, Francis</text:span></text:p></draw:text-box>
</draw:frame>
<text:alphabetical-index-mark text:string-value="Boucher, Fr. Daniel Gabriel ( - )"/><draw:frame text:anchor-type="paragraph" draw:z-index="2" draw:style-name="TLG-text" svg:width="6.01cm" svg:height="0.49cm" svg:x="0.62cm" svg:y="8.79cm"><draw:text-box> <text:p text:style-name="FTLG-Name"><text:span text:style-name="FTLG-Name">Boucher, Fr. Daniel Gabriel</text:span></text:p></draw:text-box>
</draw:frame>
<text:alphabetical-index-mark text:string-value="Boucher, Fr. Patrick ( -  )"/><draw:frame text:anchor-type="paragraph" draw:z-index="2" draw:style-name="TLG-text" svg:width="4.51cm" svg:height="0.49cm" svg:x="0.62cm" svg:y="9.41cm"><draw:text-box> <text:p text:style-name="FTLG-Name"><text:span text:style-name="FTLG-Name">Boucher, Fr. Patrick</text:span></text:p></draw:text-box>
</draw:frame>
<text:alphabetical-index-mark text:string-value="Boucher, Garrett"/><draw:frame text:anchor-type="paragraph" draw:z-index="2" draw:style-name="TLG-text" svg:width="3.85cm" svg:height="0.49cm" svg:x="0.62cm" svg:y="10.03cm"><draw:text-box> <text:p text:style-name="FTLG-Name"><text:span text:style-name="FTLG-Name">Boucher, Garrett</text:span></text:p></draw:text-box>
</draw:frame>
<text:alphabetical-index-mark text:string-value="Boucher, Honora"/><draw:frame text:anchor-type="paragraph" draw:z-index="2" draw:style-name="TLG-text" svg:width="3.93cm" svg:height="0.49cm" svg:x="0.62cm" svg:y="10.64cm"><draw:text-box> <text:p text:style-name="FTLG-Name"><text:span text:style-name="FTLG-Name">Boucher, Honora</text:span></text:p></draw:text-box>
</draw:frame>
<text:alphabetical-index-mark text:string-value="Boucher, James"/><draw:frame text:anchor-type="paragraph" draw:z-index="2" draw:style-name="TLG-text" svg:width="3.77cm" svg:height="0.49cm" svg:x="0.62cm" svg:y="11.26cm"><draw:text-box> <text:p text:style-name="FTLG-Name"><text:span text:style-name="FTLG-Name">Boucher, James</text:span></text:p></draw:text-box>
</draw:frame>
<text:alphabetical-index-mark text:string-value="Boucher, James ( -  )"/><draw:frame text:anchor-type="paragraph" draw:z-index="2" draw:style-name="TLG-text" svg:width="3.77cm" svg:height="0.49cm" svg:x="0.62cm" svg:y="11.88cm"><draw:text-box> <text:p text:style-name="FTLG-Name"><text:span text:style-name="FTLG-Name">Boucher, James</text:span></text:p></draw:text-box>
</draw:frame>
<text:alphabetical-index-mark text:string-value="Boucher, Margaret"/><draw:frame text:anchor-type="paragraph" draw:z-index="2" draw:style-name="TLG-text" svg:width="4.26cm" svg:height="0.49cm" svg:x="0.62cm" svg:y="12.50cm"><draw:text-box> <text:p text:style-name="FTLG-Name"><text:span text:style-name="FTLG-Name">Boucher, Margaret</text:span></text:p></draw:text-box>
</draw:frame>
<text:alphabetical-index-mark text:string-value="Boucher, Martin"/><draw:frame text:anchor-type="paragraph" draw:z-index="2" draw:style-name="TLG-text" svg:width="3.70cm" svg:height="0.49cm" svg:x="0.62cm" svg:y="13.11cm"><draw:text-box> <text:p text:style-name="FTLG-Name"><text:span text:style-name="FTLG-Name">Boucher, Martin</text:span></text:p></draw:text-box>
</draw:frame>
<text:alphabetical-index-mark text:string-value="Boucher, Martin"/><draw:frame text:anchor-type="paragraph" draw:z-index="2" draw:style-name="TLG-text" svg:width="3.70cm" svg:height="0.49cm" svg:x="0.62cm" svg:y="13.73cm"><draw:text-box> <text:p text:style-name="FTLG-Name"><text:span text:style-name="FTLG-Name">Boucher, Martin</text:span></text:p></draw:text-box>
</draw:frame>
<text:alphabetical-index-mark text:string-value="Boucher, Mary"/><draw:frame text:anchor-type="paragraph" draw:z-index="2" draw:style-name="TLG-text" svg:width="3.44cm" svg:height="0.49cm" svg:x="0.62cm" svg:y="14.35cm"><draw:text-box> <text:p text:style-name="FTLG-Name"><text:span text:style-name="FTLG-Name">Boucher, Mary</text:span></text:p></draw:text-box>
</draw:frame>
<text:alphabetical-index-mark text:string-value="Boucher, Michael"/><draw:frame text:anchor-type="paragraph" draw:z-index="2" draw:style-name="TLG-text" svg:width="4.00cm" svg:height="0.49cm" svg:x="0.62cm" svg:y="14.96cm"><draw:text-box> <text:p text:style-name="FTLG-Name"><text:span text:style-name="FTLG-Name">Boucher, Michael</text:span></text:p></draw:text-box>
</draw:frame>
<text:alphabetical-index-mark text:string-value="Boucher, Michael"/><draw:frame text:anchor-type="paragraph" draw:z-index="2" draw:style-name="TLG-text" svg:width="4.00cm" svg:height="0.49cm" svg:x="0.62cm" svg:y="15.58cm"><draw:text-box> <text:p text:style-name="FTLG-Name"><text:span text:style-name="FTLG-Name">Boucher, Michael</text:span></text:p></draw:text-box>
</draw:frame>
<text:alphabetical-index-mark text:string-value="Boucher, Michael (  - 1920-02-18)"/><draw:frame text:anchor-type="paragraph" draw:z-index="2" draw:style-name="TLG-text" svg:width="4.00cm" svg:height="0.49cm" svg:x="0.62cm" svg:y="16.20cm"><draw:text-box> <text:p text:style-name="FTLG-Name"><text:span text:style-name="FTLG-Name">Boucher, Michael</text:span></text:p></draw:text-box>
</draw:frame>
<draw:polygon draw:style-name="TLG-solid" draw:layer="layout" draw:z-index="1" svg:x="15.614087cm" svg:y="16.199284cm" svg:viewBox="0 0 100 352" svg:width="0.1000cm" svg:height="0.3528cm" draw:points="50, 0 100, 176 50, 352 0, 176"/>
<text:alphabetical-index-mark text:string-value="Boucher, Michael ( -  )"/><draw:frame text:anchor-type="paragraph" draw:z-index="2" draw:style-name="TLG-text" svg:width="4.00cm" svg:height="0.49cm" svg:x="0.62cm" svg:y="16.82cm"><draw:text-box> <text:p text:style-name="FTLG-Name"><text:span text:style-name="FTLG-Name">Boucher, Michael</text:span></text:p></draw:text-box>
</draw:frame>
<text:alphabetical-index-mark text:string-value="Boucher, Michael Shannon ( -  )"/><draw:frame text:anchor-type="paragraph" draw:z-index="2" draw:style-name="TLG-text" svg:width="5.96cm" svg:height="0.49cm" svg:x="0.62cm" svg:y="17.43cm"><draw:text-box> <text:p text:style-name="FTLG-Name"><text:span text:style-name="FTLG-Name">Boucher, Michael Shannon</text:span></text:p></draw:text-box>
</draw:frame>
<text:alphabetical-index-mark text:string-value="Boucher, Nancy A."/><draw:frame text:anchor-type="paragraph" draw:z-index="2" draw:style-name="TLG-text" svg:width="4.28cm" svg:height="0.49cm" svg:x="0.62cm" svg:y="18.05cm"><draw:text-box> <text:p text:style-name="FTLG-Name"><text:span text:style-name="FTLG-Name">Boucher, Nancy A.</text:span></text:p></draw:text-box>
</draw:frame>
<text:alphabetical-index-mark text:string-value="Boucher, Patrick ( - )"/><draw:frame text:anchor-type="paragraph" draw:z-index="2" draw:style-name="TLG-text" svg:width="3.82cm" svg:height="0.49cm" svg:x="0.62cm" svg:y="18.67cm"><draw:text-box> <text:p text:style-name="FTLG-Name"><text:span text:style-name="FTLG-Name">Boucher, Patrick</text:span></text:p></draw:text-box>
</draw:frame>
<text:alphabetical-index-mark text:string-value="Boucher, Patrick ( -  )"/><draw:frame text:anchor-type="paragraph" draw:z-index="2" draw:style-name="TLG-text" svg:width="3.82cm" svg:height="0.49cm" svg:x="0.62cm" svg:y="19.29cm"><draw:text-box> <text:p text:style-name="FTLG-Name"><text:span text:style-name="FTLG-Name">Boucher, Patrick</text:span></text:p></draw:text-box>
</draw:frame>
<text:alphabetical-index-mark text:string-value="Boucher, Stephen Francis ( - 1975-08-24)"/><draw:frame text:anchor-type="paragraph" draw:z-index="2" draw:style-name="TLG-text" svg:width="5.76cm" svg:height="0.49cm" svg:x="0.62cm" svg:y="19.90cm"><draw:text-box> <text:p text:style-name="FTLG-Name"><text:span text:style-name="FTLG-Name">Boucher, Stephen Francis</text:span></text:p></draw:text-box>
</draw:frame>
<draw:polygon draw:style-name="TLG-solid" draw:layer="layout" draw:z-index="1" svg:x="15.851902cm" svg:y="19.903445cm" svg:viewBox="0 0 100 352" svg:width="0.1000cm" svg:height="0.3528cm" draw:points="50, 0 100, 176 50, 352 0, 176"/>
<text:alphabetical-index-mark text:string-value="Boucher, Sylvia B."/><draw:frame text:anchor-type="paragraph" draw:z-index="2" draw:style-name="TLG-text" svg:width="4.21cm" svg:height="0.49cm" svg:x="0.62cm" svg:y="20.52cm"><draw:text-box> <text:p text:style-name="FTLG-Name"><text:span text:style-name="FTLG-Name">Boucher, Sylvia B.</text:span></text:p></draw:text-box>
</draw:frame>
<text:alphabetical-index-mark text:string-value="Boucher, Thomas ( - )"/><draw:frame text:anchor-type="paragraph" draw:z-index="2" draw:style-name="TLG-text" svg:width="4.08cm" svg:height="0.49cm" svg:x="0.62cm" svg:y="21.14cm"><draw:text-box> <text:p text:style-name="FTLG-Name"><text:span text:style-name="FTLG-Name">Boucher, Thomas</text:span></text:p></draw:text-box>
</draw:frame>
<text:alphabetical-index-mark text:string-value="Boucher, Thomas"/><draw:frame text:anchor-type="paragraph" draw:z-index="2" draw:style-name="TLG-text" svg:width="4.08cm" svg:height="0.49cm" svg:x="0.62cm" svg:y="21.76cm"><draw:text-box> <text:p text:style-name="FTLG-Name"><text:span text:style-name="FTLG-Name">Boucher, Thomas</text:span></text:p></draw:text-box>
</draw:frame>
<text:alphabetical-index-mark text:string-value="Boucher, Thomas"/><draw:frame text:anchor-type="paragraph" draw:z-index="2" draw:style-name="TLG-text" svg:width="4.08cm" svg:height="0.49cm" svg:x="0.62cm" svg:y="22.37cm"><draw:text-box> <text:p text:style-name="FTLG-Name"><text:span text:style-name="FTLG-Name">Boucher, Thoma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Tracy"/><draw:frame text:anchor-type="paragraph" draw:z-index="2" draw:style-name="TLG-text" svg:width="3.57cm" svg:height="0.49cm" svg:x="0.62cm" svg:y="2.62cm"><draw:text-box> <text:p text:style-name="FTLG-Name"><text:span text:style-name="FTLG-Name">Boucher, Tracy</text:span></text:p></draw:text-box>
</draw:frame>
<text:alphabetical-index-mark text:string-value="Boucher, William"/><draw:frame text:anchor-type="paragraph" draw:z-index="2" draw:style-name="TLG-text" svg:width="3.90cm" svg:height="0.49cm" svg:x="0.62cm" svg:y="3.23cm"><draw:text-box> <text:p text:style-name="FTLG-Name"><text:span text:style-name="FTLG-Name">Boucher, William</text:span></text:p></draw:text-box>
</draw:frame>
<text:alphabetical-index-mark text:string-value="Boucher, William ( - )"/><draw:frame text:anchor-type="paragraph" draw:z-index="2" draw:style-name="TLG-text" svg:width="3.90cm" svg:height="0.49cm" svg:x="0.62cm" svg:y="3.85cm"><draw:text-box> <text:p text:style-name="FTLG-Name"><text:span text:style-name="FTLG-Name">Boucher, William</text:span></text:p></draw:text-box>
</draw:frame>
<text:alphabetical-index-mark text:string-value="Boucher, William ( - )"/><draw:frame text:anchor-type="paragraph" draw:z-index="2" draw:style-name="TLG-text" svg:width="3.90cm" svg:height="0.49cm" svg:x="0.62cm" svg:y="4.47cm"><draw:text-box> <text:p text:style-name="FTLG-Name"><text:span text:style-name="FTLG-Name">Boucher, William</text:span></text:p></draw:text-box>
</draw:frame>
<text:alphabetical-index-mark text:string-value="Boucher, William C. (  - 1944-01-13)"/><draw:frame text:anchor-type="paragraph" draw:z-index="2" draw:style-name="TLG-text" svg:width="4.48cm" svg:height="0.49cm" svg:x="0.62cm" svg:y="5.09cm"><draw:text-box> <text:p text:style-name="FTLG-Name"><text:span text:style-name="FTLG-Name">Boucher, William C.</text:span></text:p></draw:text-box>
</draw:frame>
<draw:polygon draw:style-name="TLG-solid" draw:layer="layout" draw:z-index="1" svg:x="15.717861cm" svg:y="5.086801cm" svg:viewBox="0 0 100 352" svg:width="0.1000cm" svg:height="0.3528cm" draw:points="50, 0 100, 176 50, 352 0, 176"/>
<text:alphabetical-index-mark text:string-value="Boucher, William Donel ( -  )"/><draw:frame text:anchor-type="paragraph" draw:z-index="2" draw:style-name="TLG-text" svg:width="5.22cm" svg:height="0.49cm" svg:x="0.62cm" svg:y="5.70cm"><draw:text-box> <text:p text:style-name="FTLG-Name"><text:span text:style-name="FTLG-Name">Boucher, William Donel</text:span></text:p></draw:text-box>
</draw:frame>
<text:alphabetical-index-mark text:string-value="Boucher, William J."/><draw:frame text:anchor-type="paragraph" draw:z-index="2" draw:style-name="TLG-text" svg:width="4.38cm" svg:height="0.49cm" svg:x="0.62cm" svg:y="6.32cm"><draw:text-box> <text:p text:style-name="FTLG-Name"><text:span text:style-name="FTLG-Name">Boucher, William J.</text:span></text:p></draw:text-box>
</draw:frame>
<text:alphabetical-index-mark text:string-value="Boucher, woman"/><draw:frame text:anchor-type="paragraph" draw:z-index="2" draw:style-name="TLG-text" svg:width="3.90cm" svg:height="0.49cm" svg:x="0.62cm" svg:y="6.94cm"><draw:text-box> <text:p text:style-name="FTLG-Name"><text:span text:style-name="FTLG-Name">Boucher, woman</text:span></text:p></draw:text-box>
</draw:frame>
<text:alphabetical-index-mark text:string-value="Bowen, Elizabeth"/><draw:frame text:anchor-type="paragraph" draw:z-index="2" draw:style-name="TLG-text" svg:width="4.00cm" svg:height="0.49cm" svg:x="0.62cm" svg:y="7.56cm"><draw:text-box> <text:p text:style-name="FTLG-Name"><text:span text:style-name="FTLG-Name">Bowen, Elizabeth</text:span></text:p></draw:text-box>
</draw:frame>
<text:alphabetical-index-mark text:string-value="Boyd, Capt."/><draw:frame text:anchor-type="paragraph" draw:z-index="2" draw:style-name="TLG-text" svg:width="2.85cm" svg:height="0.49cm" svg:x="0.62cm" svg:y="8.17cm"><draw:text-box> <text:p text:style-name="FTLG-Name"><text:span text:style-name="FTLG-Name">Boyd, Capt.</text:span></text:p></draw:text-box>
</draw:frame>
<text:alphabetical-index-mark text:string-value="Brady, Aidinn"/><draw:frame text:anchor-type="paragraph" draw:z-index="2" draw:style-name="TLG-text" svg:width="3.19cm" svg:height="0.49cm" svg:x="0.62cm" svg:y="8.79cm"><draw:text-box> <text:p text:style-name="FTLG-Name"><text:span text:style-name="FTLG-Name">Brady, Aidinn</text:span></text:p></draw:text-box>
</draw:frame>
<text:alphabetical-index-mark text:string-value="Brady, CatherineJosephine"/><draw:frame text:anchor-type="paragraph" draw:z-index="2" draw:style-name="TLG-text" svg:width="5.99cm" svg:height="0.49cm" svg:x="0.62cm" svg:y="9.41cm"><draw:text-box> <text:p text:style-name="FTLG-Name"><text:span text:style-name="FTLG-Name">Brady, CatherineJosephine</text:span></text:p></draw:text-box>
</draw:frame>
<text:alphabetical-index-mark text:string-value="Brady, Clara"/><draw:frame text:anchor-type="paragraph" draw:z-index="2" draw:style-name="TLG-text" svg:width="3.01cm" svg:height="0.49cm" svg:x="0.62cm" svg:y="10.03cm"><draw:text-box> <text:p text:style-name="FTLG-Name"><text:span text:style-name="FTLG-Name">Brady, Clara</text:span></text:p></draw:text-box>
</draw:frame>
<text:alphabetical-index-mark text:string-value="Brady, Enda"/><draw:frame text:anchor-type="paragraph" draw:z-index="2" draw:style-name="TLG-text" svg:width="2.98cm" svg:height="0.49cm" svg:x="0.62cm" svg:y="10.64cm"><draw:text-box> <text:p text:style-name="FTLG-Name"><text:span text:style-name="FTLG-Name">Brady, Enda</text:span></text:p></draw:text-box>
</draw:frame>
<text:alphabetical-index-mark text:string-value="Brady, Michael"/><draw:frame text:anchor-type="paragraph" draw:z-index="2" draw:style-name="TLG-text" svg:width="3.49cm" svg:height="0.49cm" svg:x="0.62cm" svg:y="11.26cm"><draw:text-box> <text:p text:style-name="FTLG-Name"><text:span text:style-name="FTLG-Name">Brady, Michael</text:span></text:p></draw:text-box>
</draw:frame>
<text:alphabetical-index-mark text:string-value="Brady, Shane"/><draw:frame text:anchor-type="paragraph" draw:z-index="2" draw:style-name="TLG-text" svg:width="3.24cm" svg:height="0.49cm" svg:x="0.62cm" svg:y="11.88cm"><draw:text-box> <text:p text:style-name="FTLG-Name"><text:span text:style-name="FTLG-Name">Brady, Shane</text:span></text:p></draw:text-box>
</draw:frame>
<text:alphabetical-index-mark text:string-value="Brady, Tony"/><draw:frame text:anchor-type="paragraph" draw:z-index="2" draw:style-name="TLG-text" svg:width="2.93cm" svg:height="0.49cm" svg:x="0.62cm" svg:y="12.50cm"><draw:text-box> <text:p text:style-name="FTLG-Name"><text:span text:style-name="FTLG-Name">Brady, Tony</text:span></text:p></draw:text-box>
</draw:frame>
<text:alphabetical-index-mark text:string-value="Brooks, Elizabeth&quot;Betty&quot; ( - )"/><draw:frame text:anchor-type="paragraph" draw:z-index="2" draw:style-name="TLG-text" svg:width="5.40cm" svg:height="0.49cm" svg:x="0.62cm" svg:y="13.11cm"><draw:text-box> <text:p text:style-name="FTLG-Name"><text:span text:style-name="FTLG-Name">Brooks, Elizabeth"Betty"</text:span></text:p></draw:text-box>
</draw:frame>
<text:alphabetical-index-mark text:string-value="Brooks, Isabella"/><draw:frame text:anchor-type="paragraph" draw:z-index="2" draw:style-name="TLG-text" svg:width="3.72cm" svg:height="0.49cm" svg:x="0.62cm" svg:y="13.73cm"><draw:text-box> <text:p text:style-name="FTLG-Name"><text:span text:style-name="FTLG-Name">Brooks, Isabella</text:span></text:p></draw:text-box>
</draw:frame>
<text:alphabetical-index-mark text:string-value="Brooks, Miriam"/><draw:frame text:anchor-type="paragraph" draw:z-index="2" draw:style-name="TLG-text" svg:width="3.52cm" svg:height="0.49cm" svg:x="0.62cm" svg:y="14.35cm"><draw:text-box> <text:p text:style-name="FTLG-Name"><text:span text:style-name="FTLG-Name">Brooks, Miriam</text:span></text:p></draw:text-box>
</draw:frame>
<text:alphabetical-index-mark text:string-value="Brooks, William"/><draw:frame text:anchor-type="paragraph" draw:z-index="2" draw:style-name="TLG-text" svg:width="3.62cm" svg:height="0.49cm" svg:x="0.62cm" svg:y="14.96cm"><draw:text-box> <text:p text:style-name="FTLG-Name"><text:span text:style-name="FTLG-Name">Brooks, William</text:span></text:p></draw:text-box>
</draw:frame>
<text:alphabetical-index-mark text:string-value="Bryant, Kathryn Ladon"/><draw:frame text:anchor-type="paragraph" draw:z-index="2" draw:style-name="TLG-text" svg:width="5.02cm" svg:height="0.49cm" svg:x="0.62cm" svg:y="15.58cm"><draw:text-box> <text:p text:style-name="FTLG-Name"><text:span text:style-name="FTLG-Name">Bryant, Kathryn Ladon</text:span></text:p></draw:text-box>
</draw:frame>
<text:alphabetical-index-mark text:string-value="Burgess, Edward"/><draw:frame text:anchor-type="paragraph" draw:z-index="2" draw:style-name="TLG-text" svg:width="3.95cm" svg:height="0.49cm" svg:x="0.62cm" svg:y="16.20cm"><draw:text-box> <text:p text:style-name="FTLG-Name"><text:span text:style-name="FTLG-Name">Burgess, Edward</text:span></text:p></draw:text-box>
</draw:frame>
<text:alphabetical-index-mark text:string-value="Burke, Maria"/><draw:frame text:anchor-type="paragraph" draw:z-index="2" draw:style-name="TLG-text" svg:width="3.06cm" svg:height="0.49cm" svg:x="0.62cm" svg:y="16.82cm"><draw:text-box> <text:p text:style-name="FTLG-Name"><text:span text:style-name="FTLG-Name">Burke, Maria</text:span></text:p></draw:text-box>
</draw:frame>
<text:alphabetical-index-mark text:string-value="Burns, Jonathan (  - )"/><draw:frame text:anchor-type="paragraph" draw:z-index="2" draw:style-name="TLG-text" svg:width="3.80cm" svg:height="0.49cm" svg:x="0.62cm" svg:y="17.43cm"><draw:text-box> <text:p text:style-name="FTLG-Name"><text:span text:style-name="FTLG-Name">Burns, Jonathan</text:span></text:p></draw:text-box>
</draw:frame>
<text:alphabetical-index-mark text:string-value="Bush, Catherine"/><draw:frame text:anchor-type="paragraph" draw:z-index="2" draw:style-name="TLG-text" svg:width="3.75cm" svg:height="0.49cm" svg:x="0.62cm" svg:y="18.05cm"><draw:text-box> <text:p text:style-name="FTLG-Name"><text:span text:style-name="FTLG-Name">Bush, Catherine</text:span></text:p></draw:text-box>
</draw:frame>
<text:alphabetical-index-mark text:string-value="Bush, Honora"/><draw:frame text:anchor-type="paragraph" draw:z-index="2" draw:style-name="TLG-text" svg:width="3.26cm" svg:height="0.49cm" svg:x="0.62cm" svg:y="18.67cm"><draw:text-box> <text:p text:style-name="FTLG-Name"><text:span text:style-name="FTLG-Name">Bush, Honora</text:span></text:p></draw:text-box>
</draw:frame>
<text:alphabetical-index-mark text:string-value="Bush, Martin"/><draw:frame text:anchor-type="paragraph" draw:z-index="2" draw:style-name="TLG-text" svg:width="3.03cm" svg:height="0.49cm" svg:x="0.62cm" svg:y="19.29cm"><draw:text-box> <text:p text:style-name="FTLG-Name"><text:span text:style-name="FTLG-Name">Bush, Martin</text:span></text:p></draw:text-box>
</draw:frame>
<text:alphabetical-index-mark text:string-value="Bush, Thomas"/><draw:frame text:anchor-type="paragraph" draw:z-index="2" draw:style-name="TLG-text" svg:width="3.42cm" svg:height="0.49cm" svg:x="0.62cm" svg:y="19.90cm"><draw:text-box> <text:p text:style-name="FTLG-Name"><text:span text:style-name="FTLG-Name">Bush, Thomas</text:span></text:p></draw:text-box>
</draw:frame>
<text:alphabetical-index-mark text:string-value="Caldwell, Paul"/><draw:frame text:anchor-type="paragraph" draw:z-index="2" draw:style-name="TLG-text" svg:width="3.36cm" svg:height="0.49cm" svg:x="0.62cm" svg:y="20.52cm"><draw:text-box> <text:p text:style-name="FTLG-Name"><text:span text:style-name="FTLG-Name">Caldwell, Paul</text:span></text:p></draw:text-box>
</draw:frame>
<text:alphabetical-index-mark text:string-value="Cannon, Mary Jane"/><draw:frame text:anchor-type="paragraph" draw:z-index="2" draw:style-name="TLG-text" svg:width="4.46cm" svg:height="0.49cm" svg:x="0.62cm" svg:y="21.14cm"><draw:text-box> <text:p text:style-name="FTLG-Name"><text:span text:style-name="FTLG-Name">Cannon, Mary Jane</text:span></text:p></draw:text-box>
</draw:frame>
<text:alphabetical-index-mark text:string-value="Caron, Mary E."/><draw:frame text:anchor-type="paragraph" draw:z-index="2" draw:style-name="TLG-text" svg:width="3.54cm" svg:height="0.49cm" svg:x="0.62cm" svg:y="21.76cm"><draw:text-box> <text:p text:style-name="FTLG-Name"><text:span text:style-name="FTLG-Name">Caron, Mary E.</text:span></text:p></draw:text-box>
</draw:frame>
<text:alphabetical-index-mark text:string-value="Castillo, Margaretha"/><draw:frame text:anchor-type="paragraph" draw:z-index="2" draw:style-name="TLG-text" svg:width="4.56cm" svg:height="0.49cm" svg:x="0.62cm" svg:y="22.37cm"><draw:text-box> <text:p text:style-name="FTLG-Name"><text:span text:style-name="FTLG-Name">Castillo, Margaretha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Castro, ??? ( -  )"/><draw:frame text:anchor-type="paragraph" draw:z-index="2" draw:style-name="TLG-text" svg:width="2.83cm" svg:height="0.49cm" svg:x="0.62cm" svg:y="2.62cm"><draw:text-box> <text:p text:style-name="FTLG-Name"><text:span text:style-name="FTLG-Name">Castro, ???</text:span></text:p></draw:text-box>
</draw:frame>
<text:alphabetical-index-mark text:string-value="Chambers, William"/><draw:frame text:anchor-type="paragraph" draw:z-index="2" draw:style-name="TLG-text" svg:width="4.31cm" svg:height="0.49cm" svg:x="0.62cm" svg:y="3.23cm"><draw:text-box> <text:p text:style-name="FTLG-Name"><text:span text:style-name="FTLG-Name">Chambers, William</text:span></text:p></draw:text-box>
</draw:frame>
<text:alphabetical-index-mark text:string-value="Christensen, William"/><draw:frame text:anchor-type="paragraph" draw:z-index="2" draw:style-name="TLG-text" svg:width="4.64cm" svg:height="0.49cm" svg:x="0.62cm" svg:y="3.85cm"><draw:text-box> <text:p text:style-name="FTLG-Name"><text:span text:style-name="FTLG-Name">Christensen, William</text:span></text:p></draw:text-box>
</draw:frame>
<text:alphabetical-index-mark text:string-value="Christiansen, Frances (  - 1796-07-06)"/><draw:frame text:anchor-type="paragraph" draw:z-index="2" draw:style-name="TLG-text" svg:width="4.92cm" svg:height="0.49cm" svg:x="0.62cm" svg:y="4.47cm"><draw:text-box> <text:p text:style-name="FTLG-Name"><text:span text:style-name="FTLG-Name">Christiansen, Frances</text:span></text:p></draw:text-box>
</draw:frame>
<draw:polygon draw:style-name="TLG-solid" draw:layer="layout" draw:z-index="1" svg:x="15.077921cm" svg:y="4.469441cm" svg:viewBox="0 0 100 352" svg:width="0.1000cm" svg:height="0.3528cm" draw:points="50, 0 100, 176 50, 352 0, 176"/>
<text:alphabetical-index-mark text:string-value="Coleman, "/><draw:frame text:anchor-type="paragraph" draw:z-index="2" draw:style-name="TLG-text" svg:width="2.29cm" svg:height="0.49cm" svg:x="0.62cm" svg:y="5.09cm"><draw:text-box> <text:p text:style-name="FTLG-Name"><text:span text:style-name="FTLG-Name">Coleman</text:span></text:p></draw:text-box>
</draw:frame>
<text:alphabetical-index-mark text:string-value="Cole, Susannah (  - 1757)"/><draw:frame text:anchor-type="paragraph" draw:z-index="2" draw:style-name="TLG-text" svg:width="3.72cm" svg:height="0.49cm" svg:x="0.62cm" svg:y="5.70cm"><draw:text-box> <text:p text:style-name="FTLG-Name"><text:span text:style-name="FTLG-Name">Cole, Susannah</text:span></text:p></draw:text-box>
</draw:frame>
<draw:polygon draw:style-name="TLG-solid" draw:layer="layout" draw:z-index="1" svg:x="14.909288cm" svg:y="5.704161cm" svg:viewBox="0 0 100 352" svg:width="0.1000cm" svg:height="0.3528cm" draw:points="50, 0 100, 176 50, 352 0, 176"/>
<text:alphabetical-index-mark text:string-value="Colon, William"/><draw:frame text:anchor-type="paragraph" draw:z-index="2" draw:style-name="TLG-text" svg:width="3.39cm" svg:height="0.49cm" svg:x="0.62cm" svg:y="6.32cm"><draw:text-box> <text:p text:style-name="FTLG-Name"><text:span text:style-name="FTLG-Name">Colon, William</text:span></text:p></draw:text-box>
</draw:frame>
<text:alphabetical-index-mark text:string-value="Couture, Honora (  - )"/><draw:frame text:anchor-type="paragraph" draw:z-index="2" draw:style-name="TLG-text" svg:width="3.85cm" svg:height="0.49cm" svg:x="0.62cm" svg:y="6.94cm"><draw:text-box> <text:p text:style-name="FTLG-Name"><text:span text:style-name="FTLG-Name">Couture, Honora</text:span></text:p></draw:text-box>
</draw:frame>
<text:alphabetical-index-mark text:string-value="Craig, Mary J."/><draw:frame text:anchor-type="paragraph" draw:z-index="2" draw:style-name="TLG-text" svg:width="3.31cm" svg:height="0.49cm" svg:x="0.62cm" svg:y="7.56cm"><draw:text-box> <text:p text:style-name="FTLG-Name"><text:span text:style-name="FTLG-Name">Craig, Mary J.</text:span></text:p></draw:text-box>
</draw:frame>
<text:alphabetical-index-mark text:string-value="Crawford, Lori"/><draw:frame text:anchor-type="paragraph" draw:z-index="2" draw:style-name="TLG-text" svg:width="3.34cm" svg:height="0.49cm" svg:x="0.62cm" svg:y="8.17cm"><draw:text-box> <text:p text:style-name="FTLG-Name"><text:span text:style-name="FTLG-Name">Crawford, Lori</text:span></text:p></draw:text-box>
</draw:frame>
<text:alphabetical-index-mark text:string-value="Cross, Loraine (Fanny) ( -  )"/><draw:frame text:anchor-type="paragraph" draw:z-index="2" draw:style-name="TLG-text" svg:width="5.15cm" svg:height="0.49cm" svg:x="0.62cm" svg:y="8.79cm"><draw:text-box> <text:p text:style-name="FTLG-Name"><text:span text:style-name="FTLG-Name">Cross, Loraine (Fanny)</text:span></text:p></draw:text-box>
</draw:frame>
<text:alphabetical-index-mark text:string-value="Cross, Ralph (Scotty) ( -  )"/><draw:frame text:anchor-type="paragraph" draw:z-index="2" draw:style-name="TLG-text" svg:width="4.82cm" svg:height="0.49cm" svg:x="0.62cm" svg:y="9.41cm"><draw:text-box> <text:p text:style-name="FTLG-Name"><text:span text:style-name="FTLG-Name">Cross, Ralph (Scotty)</text:span></text:p></draw:text-box>
</draw:frame>
<text:alphabetical-index-mark text:string-value="Cross, Thomas ( -  )"/><draw:frame text:anchor-type="paragraph" draw:z-index="2" draw:style-name="TLG-text" svg:width="3.57cm" svg:height="0.49cm" svg:x="0.62cm" svg:y="10.03cm"><draw:text-box> <text:p text:style-name="FTLG-Name"><text:span text:style-name="FTLG-Name">Cross, Thomas</text:span></text:p></draw:text-box>
</draw:frame>
<text:alphabetical-index-mark text:string-value="Cummings, Leonnah"/><draw:frame text:anchor-type="paragraph" draw:z-index="2" draw:style-name="TLG-text" svg:width="4.69cm" svg:height="0.49cm" svg:x="0.62cm" svg:y="10.64cm"><draw:text-box> <text:p text:style-name="FTLG-Name"><text:span text:style-name="FTLG-Name">Cummings, Leonnah</text:span></text:p></draw:text-box>
</draw:frame>
<text:alphabetical-index-mark text:string-value="Cunningham, Peter Sr. ( - 1832-05-00)"/><draw:frame text:anchor-type="paragraph" draw:z-index="2" draw:style-name="TLG-text" svg:width="5.12cm" svg:height="0.49cm" svg:x="0.62cm" svg:y="11.26cm"><draw:text-box> <text:p text:style-name="FTLG-Name"><text:span text:style-name="FTLG-Name">Cunningham, Peter Sr.</text:span></text:p></draw:text-box>
</draw:frame>
<draw:polygon draw:style-name="TLG-solid" draw:layer="layout" draw:z-index="1" svg:x="15.233582cm" svg:y="11.260403cm" svg:viewBox="0 0 100 352" svg:width="0.1000cm" svg:height="0.3528cm" draw:points="50, 0 100, 176 50, 352 0, 176"/>
<text:alphabetical-index-mark text:string-value="Dąbrowski, Letitia C."/><draw:frame text:anchor-type="paragraph" draw:z-index="2" draw:style-name="TLG-text" svg:width="4.66cm" svg:height="0.49cm" svg:x="0.62cm" svg:y="11.88cm"><draw:text-box> <text:p text:style-name="FTLG-Name"><text:span text:style-name="FTLG-Name">Dąbrowski, Letitia C.</text:span></text:p></draw:text-box>
</draw:frame>
<text:alphabetical-index-mark text:string-value="Daniels, Phoebe ( -  )"/><draw:frame text:anchor-type="paragraph" draw:z-index="2" draw:style-name="TLG-text" svg:width="3.82cm" svg:height="0.49cm" svg:x="0.62cm" svg:y="12.50cm"><draw:text-box> <text:p text:style-name="FTLG-Name"><text:span text:style-name="FTLG-Name">Daniels, Phoebe</text:span></text:p></draw:text-box>
</draw:frame>
<text:alphabetical-index-mark text:string-value="Daniels, "/><draw:frame text:anchor-type="paragraph" draw:z-index="2" draw:style-name="TLG-text" svg:width="1.99cm" svg:height="0.49cm" svg:x="0.62cm" svg:y="13.11cm"><draw:text-box> <text:p text:style-name="FTLG-Name"><text:span text:style-name="FTLG-Name">Daniels</text:span></text:p></draw:text-box>
</draw:frame>
<text:alphabetical-index-mark text:string-value="Davis, Benjamin"/><draw:frame text:anchor-type="paragraph" draw:z-index="2" draw:style-name="TLG-text" svg:width="3.77cm" svg:height="0.49cm" svg:x="0.62cm" svg:y="13.73cm"><draw:text-box> <text:p text:style-name="FTLG-Name"><text:span text:style-name="FTLG-Name">Davis, Benjamin</text:span></text:p></draw:text-box>
</draw:frame>
<text:alphabetical-index-mark text:string-value="Davis, John"/><draw:frame text:anchor-type="paragraph" draw:z-index="2" draw:style-name="TLG-text" svg:width="2.85cm" svg:height="0.49cm" svg:x="0.62cm" svg:y="14.35cm"><draw:text-box> <text:p text:style-name="FTLG-Name"><text:span text:style-name="FTLG-Name">Davis, John</text:span></text:p></draw:text-box>
</draw:frame>
<text:alphabetical-index-mark text:string-value="Dawson, Mary"/><draw:frame text:anchor-type="paragraph" draw:z-index="2" draw:style-name="TLG-text" svg:width="3.39cm" svg:height="0.49cm" svg:x="0.62cm" svg:y="14.96cm"><draw:text-box> <text:p text:style-name="FTLG-Name"><text:span text:style-name="FTLG-Name">Dawson, Mary</text:span></text:p></draw:text-box>
</draw:frame>
<text:alphabetical-index-mark text:string-value="Dawson, "/><draw:frame text:anchor-type="paragraph" draw:z-index="2" draw:style-name="TLG-text" svg:width="2.12cm" svg:height="0.49cm" svg:x="0.62cm" svg:y="15.58cm"><draw:text-box> <text:p text:style-name="FTLG-Name"><text:span text:style-name="FTLG-Name">Dawson</text:span></text:p></draw:text-box>
</draw:frame>
<text:alphabetical-index-mark text:string-value="Day, Charles"/><draw:frame text:anchor-type="paragraph" draw:z-index="2" draw:style-name="TLG-text" svg:width="3.11cm" svg:height="0.49cm" svg:x="0.62cm" svg:y="16.20cm"><draw:text-box> <text:p text:style-name="FTLG-Name"><text:span text:style-name="FTLG-Name">Day, Charles</text:span></text:p></draw:text-box>
</draw:frame>
<text:alphabetical-index-mark text:string-value="Dean, John"/><draw:frame text:anchor-type="paragraph" draw:z-index="2" draw:style-name="TLG-text" svg:width="2.80cm" svg:height="0.49cm" svg:x="0.62cm" svg:y="16.82cm"><draw:text-box> <text:p text:style-name="FTLG-Name"><text:span text:style-name="FTLG-Name">Dean, John</text:span></text:p></draw:text-box>
</draw:frame>
<text:alphabetical-index-mark text:string-value="Delgado, Catherine ( -  )"/><draw:frame text:anchor-type="paragraph" draw:z-index="2" draw:style-name="TLG-text" svg:width="4.41cm" svg:height="0.49cm" svg:x="0.62cm" svg:y="17.43cm"><draw:text-box> <text:p text:style-name="FTLG-Name"><text:span text:style-name="FTLG-Name">Delgado, Catherine</text:span></text:p></draw:text-box>
</draw:frame>
<text:alphabetical-index-mark text:string-value="Delgado,  (  - )"/><draw:frame text:anchor-type="paragraph" draw:z-index="2" draw:style-name="TLG-text" svg:width="2.17cm" svg:height="0.49cm" svg:x="0.62cm" svg:y="18.05cm"><draw:text-box> <text:p text:style-name="FTLG-Name"><text:span text:style-name="FTLG-Name">Delgado</text:span></text:p></draw:text-box>
</draw:frame>
<text:alphabetical-index-mark text:string-value="Dennis, Mary (Hannah?)"/><draw:frame text:anchor-type="paragraph" draw:z-index="2" draw:style-name="TLG-text" svg:width="5.45cm" svg:height="0.49cm" svg:x="0.62cm" svg:y="18.67cm"><draw:text-box> <text:p text:style-name="FTLG-Name"><text:span text:style-name="FTLG-Name">Dennis, Mary (Hannah?)</text:span></text:p></draw:text-box>
</draw:frame>
<text:alphabetical-index-mark text:string-value="Dennis, Susan (  - 1932-12-03)"/><draw:frame text:anchor-type="paragraph" draw:z-index="2" draw:style-name="TLG-text" svg:width="3.44cm" svg:height="0.49cm" svg:x="0.62cm" svg:y="19.29cm"><draw:text-box> <text:p text:style-name="FTLG-Name"><text:span text:style-name="FTLG-Name">Dennis, Susan</text:span></text:p></draw:text-box>
</draw:frame>
<draw:polygon draw:style-name="TLG-solid" draw:layer="layout" draw:z-index="1" svg:x="15.665974cm" svg:y="19.286085cm" svg:viewBox="0 0 100 352" svg:width="0.1000cm" svg:height="0.3528cm" draw:points="50, 0 100, 176 50, 352 0, 176"/>
<text:alphabetical-index-mark text:string-value="Desjardins, J."/><draw:frame text:anchor-type="paragraph" draw:z-index="2" draw:style-name="TLG-text" svg:width="3.24cm" svg:height="0.49cm" svg:x="0.62cm" svg:y="19.90cm"><draw:text-box> <text:p text:style-name="FTLG-Name"><text:span text:style-name="FTLG-Name">Desjardins, J.</text:span></text:p></draw:text-box>
</draw:frame>
<text:alphabetical-index-mark text:string-value="Diaz, Anne"/><draw:frame text:anchor-type="paragraph" draw:z-index="2" draw:style-name="TLG-text" svg:width="2.70cm" svg:height="0.49cm" svg:x="0.62cm" svg:y="20.52cm"><draw:text-box> <text:p text:style-name="FTLG-Name"><text:span text:style-name="FTLG-Name">Diaz, Anne</text:span></text:p></draw:text-box>
</draw:frame>
<text:alphabetical-index-mark text:string-value="Diaz, Clemence"/><draw:frame text:anchor-type="paragraph" draw:z-index="2" draw:style-name="TLG-text" svg:width="3.70cm" svg:height="0.49cm" svg:x="0.62cm" svg:y="21.14cm"><draw:text-box> <text:p text:style-name="FTLG-Name"><text:span text:style-name="FTLG-Name">Diaz, Clemence</text:span></text:p></draw:text-box>
</draw:frame>
<text:alphabetical-index-mark text:string-value="Diaz, Cuthbert"/><draw:frame text:anchor-type="paragraph" draw:z-index="2" draw:style-name="TLG-text" svg:width="3.39cm" svg:height="0.49cm" svg:x="0.62cm" svg:y="21.76cm"><draw:text-box> <text:p text:style-name="FTLG-Name"><text:span text:style-name="FTLG-Name">Diaz, Cuthbert</text:span></text:p></draw:text-box>
</draw:frame>
<text:alphabetical-index-mark text:string-value="Diaz, James"/><draw:frame text:anchor-type="paragraph" draw:z-index="2" draw:style-name="TLG-text" svg:width="2.98cm" svg:height="0.49cm" svg:x="0.62cm" svg:y="22.37cm"><draw:text-box> <text:p text:style-name="FTLG-Name"><text:span text:style-name="FTLG-Name">Diaz, Jame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iaz, John (  - 1631-02-01)"/><draw:frame text:anchor-type="paragraph" draw:z-index="2" draw:style-name="TLG-text" svg:width="2.63cm" svg:height="0.49cm" svg:x="0.62cm" svg:y="2.62cm"><draw:text-box> <text:p text:style-name="FTLG-Name"><text:span text:style-name="FTLG-Name">Diaz, John</text:span></text:p></draw:text-box>
</draw:frame>
<draw:polygon draw:style-name="TLG-solid" draw:layer="layout" draw:z-index="1" svg:x="14.364475cm" svg:y="2.617360cm" svg:viewBox="0 0 100 352" svg:width="0.1000cm" svg:height="0.3528cm" draw:points="50, 0 100, 176 50, 352 0, 176"/>
<text:alphabetical-index-mark text:string-value="Diaz, John"/><draw:frame text:anchor-type="paragraph" draw:z-index="2" draw:style-name="TLG-text" svg:width="2.63cm" svg:height="0.49cm" svg:x="0.62cm" svg:y="3.23cm"><draw:text-box> <text:p text:style-name="FTLG-Name"><text:span text:style-name="FTLG-Name">Diaz, John</text:span></text:p></draw:text-box>
</draw:frame>
<text:alphabetical-index-mark text:string-value="Diaz, Mary Polly ( - 1822)"/><draw:frame text:anchor-type="paragraph" draw:z-index="2" draw:style-name="TLG-text" svg:width="3.77cm" svg:height="0.49cm" svg:x="0.62cm" svg:y="3.85cm"><draw:text-box> <text:p text:style-name="FTLG-Name"><text:span text:style-name="FTLG-Name">Diaz, Mary Polly</text:span></text:p></draw:text-box>
</draw:frame>
<draw:polygon draw:style-name="TLG-solid" draw:layer="layout" draw:z-index="1" svg:x="15.190343cm" svg:y="3.852081cm" svg:viewBox="0 0 100 352" svg:width="0.1000cm" svg:height="0.3528cm" draw:points="50, 0 100, 176 50, 352 0, 176"/>
<text:alphabetical-index-mark text:string-value="Diaz, Urselie"/><draw:frame text:anchor-type="paragraph" draw:z-index="2" draw:style-name="TLG-text" svg:width="3.06cm" svg:height="0.49cm" svg:x="0.62cm" svg:y="4.47cm"><draw:text-box> <text:p text:style-name="FTLG-Name"><text:span text:style-name="FTLG-Name">Diaz, Urselie</text:span></text:p></draw:text-box>
</draw:frame>
<text:alphabetical-index-mark text:string-value="Diaz, William"/><draw:frame text:anchor-type="paragraph" draw:z-index="2" draw:style-name="TLG-text" svg:width="3.11cm" svg:height="0.49cm" svg:x="0.62cm" svg:y="5.09cm"><draw:text-box> <text:p text:style-name="FTLG-Name"><text:span text:style-name="FTLG-Name">Diaz, William</text:span></text:p></draw:text-box>
</draw:frame>
<text:alphabetical-index-mark text:string-value="Díez, William George"/><draw:frame text:anchor-type="paragraph" draw:z-index="2" draw:style-name="TLG-text" svg:width="4.79cm" svg:height="0.49cm" svg:x="0.62cm" svg:y="5.70cm"><draw:text-box> <text:p text:style-name="FTLG-Name"><text:span text:style-name="FTLG-Name">Díez, William George</text:span></text:p></draw:text-box>
</draw:frame>
<text:alphabetical-index-mark text:string-value="Domínguez, Elizabeth"/><draw:frame text:anchor-type="paragraph" draw:z-index="2" draw:style-name="TLG-text" svg:width="4.94cm" svg:height="0.49cm" svg:x="0.62cm" svg:y="6.32cm"><draw:text-box> <text:p text:style-name="FTLG-Name"><text:span text:style-name="FTLG-Name">Domínguez, Elizabeth</text:span></text:p></draw:text-box>
</draw:frame>
<text:alphabetical-index-mark text:string-value="Domínguez, Mahala ( -  )"/><draw:frame text:anchor-type="paragraph" draw:z-index="2" draw:style-name="TLG-text" svg:width="4.56cm" svg:height="0.49cm" svg:x="0.62cm" svg:y="6.94cm"><draw:text-box> <text:p text:style-name="FTLG-Name"><text:span text:style-name="FTLG-Name">Domínguez, Mahala</text:span></text:p></draw:text-box>
</draw:frame>
<text:alphabetical-index-mark text:string-value="Domínguez, Zorada ( -  )"/><draw:frame text:anchor-type="paragraph" draw:z-index="2" draw:style-name="TLG-text" svg:width="4.51cm" svg:height="0.49cm" svg:x="0.62cm" svg:y="7.56cm"><draw:text-box> <text:p text:style-name="FTLG-Name"><text:span text:style-name="FTLG-Name">Domínguez, Zorada</text:span></text:p></draw:text-box>
</draw:frame>
<text:alphabetical-index-mark text:string-value="Douglas, Abraham"/><draw:frame text:anchor-type="paragraph" draw:z-index="2" draw:style-name="TLG-text" svg:width="4.26cm" svg:height="0.49cm" svg:x="0.62cm" svg:y="8.17cm"><draw:text-box> <text:p text:style-name="FTLG-Name"><text:span text:style-name="FTLG-Name">Douglas, Abraham</text:span></text:p></draw:text-box>
</draw:frame>
<text:alphabetical-index-mark text:string-value="Douglas, Andrew"/><draw:frame text:anchor-type="paragraph" draw:z-index="2" draw:style-name="TLG-text" svg:width="3.95cm" svg:height="0.49cm" svg:x="0.62cm" svg:y="8.79cm"><draw:text-box> <text:p text:style-name="FTLG-Name"><text:span text:style-name="FTLG-Name">Douglas, Andrew</text:span></text:p></draw:text-box>
</draw:frame>
<text:alphabetical-index-mark text:string-value="Douglas, Arthur ( -  )"/><draw:frame text:anchor-type="paragraph" draw:z-index="2" draw:style-name="TLG-text" svg:width="3.64cm" svg:height="0.49cm" svg:x="0.62cm" svg:y="9.41cm"><draw:text-box> <text:p text:style-name="FTLG-Name"><text:span text:style-name="FTLG-Name">Douglas, Arthur</text:span></text:p></draw:text-box>
</draw:frame>
<text:alphabetical-index-mark text:string-value="Douglas, Barbara"/><draw:frame text:anchor-type="paragraph" draw:z-index="2" draw:style-name="TLG-text" svg:width="4.03cm" svg:height="0.49cm" svg:x="0.62cm" svg:y="10.03cm"><draw:text-box> <text:p text:style-name="FTLG-Name"><text:span text:style-name="FTLG-Name">Douglas, Barbara</text:span></text:p></draw:text-box>
</draw:frame>
<text:alphabetical-index-mark text:string-value="Douglas, Catherine"/><draw:frame text:anchor-type="paragraph" draw:z-index="2" draw:style-name="TLG-text" svg:width="4.38cm" svg:height="0.49cm" svg:x="0.62cm" svg:y="10.64cm"><draw:text-box> <text:p text:style-name="FTLG-Name"><text:span text:style-name="FTLG-Name">Douglas, Catherine</text:span></text:p></draw:text-box>
</draw:frame>
<text:alphabetical-index-mark text:string-value="Douglas, Charles ( -  )"/><draw:frame text:anchor-type="paragraph" draw:z-index="2" draw:style-name="TLG-text" svg:width="3.98cm" svg:height="0.49cm" svg:x="0.62cm" svg:y="11.26cm"><draw:text-box> <text:p text:style-name="FTLG-Name"><text:span text:style-name="FTLG-Name">Douglas, Charles</text:span></text:p></draw:text-box>
</draw:frame>
<text:alphabetical-index-mark text:string-value="Douglas, Edgar"/><draw:frame text:anchor-type="paragraph" draw:z-index="2" draw:style-name="TLG-text" svg:width="3.62cm" svg:height="0.49cm" svg:x="0.62cm" svg:y="11.88cm"><draw:text-box> <text:p text:style-name="FTLG-Name"><text:span text:style-name="FTLG-Name">Douglas, Edgar</text:span></text:p></draw:text-box>
</draw:frame>
<text:alphabetical-index-mark text:string-value="Douglas, Elizabeth"/><draw:frame text:anchor-type="paragraph" draw:z-index="2" draw:style-name="TLG-text" svg:width="4.28cm" svg:height="0.49cm" svg:x="0.62cm" svg:y="12.50cm"><draw:text-box> <text:p text:style-name="FTLG-Name"><text:span text:style-name="FTLG-Name">Douglas, Elizabeth</text:span></text:p></draw:text-box>
</draw:frame>
<text:alphabetical-index-mark text:string-value="Douglas, Frank ( -  )"/><draw:frame text:anchor-type="paragraph" draw:z-index="2" draw:style-name="TLG-text" svg:width="3.57cm" svg:height="0.49cm" svg:x="0.62cm" svg:y="13.11cm"><draw:text-box> <text:p text:style-name="FTLG-Name"><text:span text:style-name="FTLG-Name">Douglas, Frank</text:span></text:p></draw:text-box>
</draw:frame>
<text:alphabetical-index-mark text:string-value="Douglas, Frederick"/><draw:frame text:anchor-type="paragraph" draw:z-index="2" draw:style-name="TLG-text" svg:width="4.31cm" svg:height="0.49cm" svg:x="0.62cm" svg:y="13.73cm"><draw:text-box> <text:p text:style-name="FTLG-Name"><text:span text:style-name="FTLG-Name">Douglas, Frederick</text:span></text:p></draw:text-box>
</draw:frame>
<text:alphabetical-index-mark text:string-value="Douglas, Frederick"/><draw:frame text:anchor-type="paragraph" draw:z-index="2" draw:style-name="TLG-text" svg:width="4.31cm" svg:height="0.49cm" svg:x="0.62cm" svg:y="14.35cm"><draw:text-box> <text:p text:style-name="FTLG-Name"><text:span text:style-name="FTLG-Name">Douglas, Frederick</text:span></text:p></draw:text-box>
</draw:frame>
<text:alphabetical-index-mark text:string-value="Douglas, Frederick (  - )"/><draw:frame text:anchor-type="paragraph" draw:z-index="2" draw:style-name="TLG-text" svg:width="4.31cm" svg:height="0.49cm" svg:x="0.62cm" svg:y="14.96cm"><draw:text-box> <text:p text:style-name="FTLG-Name"><text:span text:style-name="FTLG-Name">Douglas, Frederick</text:span></text:p></draw:text-box>
</draw:frame>
<text:alphabetical-index-mark text:string-value="Douglas, Hans Peter ( - )"/><draw:frame text:anchor-type="paragraph" draw:z-index="2" draw:style-name="TLG-text" svg:width="4.69cm" svg:height="0.49cm" svg:x="0.62cm" svg:y="15.58cm"><draw:text-box> <text:p text:style-name="FTLG-Name"><text:span text:style-name="FTLG-Name">Douglas, Hans Peter</text:span></text:p></draw:text-box>
</draw:frame>
<text:alphabetical-index-mark text:string-value="Douglas, Henry"/><draw:frame text:anchor-type="paragraph" draw:z-index="2" draw:style-name="TLG-text" svg:width="3.62cm" svg:height="0.49cm" svg:x="0.62cm" svg:y="16.20cm"><draw:text-box> <text:p text:style-name="FTLG-Name"><text:span text:style-name="FTLG-Name">Douglas, Henry</text:span></text:p></draw:text-box>
</draw:frame>
<text:alphabetical-index-mark text:string-value="Douglas, Jacob"/><draw:frame text:anchor-type="paragraph" draw:z-index="2" draw:style-name="TLG-text" svg:width="3.62cm" svg:height="0.49cm" svg:x="0.62cm" svg:y="16.82cm"><draw:text-box> <text:p text:style-name="FTLG-Name"><text:span text:style-name="FTLG-Name">Douglas, Jacob</text:span></text:p></draw:text-box>
</draw:frame>
<text:alphabetical-index-mark text:string-value="Douglas, Jacob ( -  )"/><draw:frame text:anchor-type="paragraph" draw:z-index="2" draw:style-name="TLG-text" svg:width="3.62cm" svg:height="0.49cm" svg:x="0.62cm" svg:y="17.43cm"><draw:text-box> <text:p text:style-name="FTLG-Name"><text:span text:style-name="FTLG-Name">Douglas, Jacob</text:span></text:p></draw:text-box>
</draw:frame>
<text:alphabetical-index-mark text:string-value="Douglas, Johnathon"/><draw:frame text:anchor-type="paragraph" draw:z-index="2" draw:style-name="TLG-text" svg:width="4.54cm" svg:height="0.49cm" svg:x="0.62cm" svg:y="18.05cm"><draw:text-box> <text:p text:style-name="FTLG-Name"><text:span text:style-name="FTLG-Name">Douglas, Johnathon</text:span></text:p></draw:text-box>
</draw:frame>
<text:alphabetical-index-mark text:string-value="Douglas, John"/><draw:frame text:anchor-type="paragraph" draw:z-index="2" draw:style-name="TLG-text" svg:width="3.39cm" svg:height="0.49cm" svg:x="0.62cm" svg:y="18.67cm"><draw:text-box> <text:p text:style-name="FTLG-Name"><text:span text:style-name="FTLG-Name">Douglas, John</text:span></text:p></draw:text-box>
</draw:frame>
<text:alphabetical-index-mark text:string-value="Douglas, Peter"/><draw:frame text:anchor-type="paragraph" draw:z-index="2" draw:style-name="TLG-text" svg:width="3.49cm" svg:height="0.49cm" svg:x="0.62cm" svg:y="19.29cm"><draw:text-box> <text:p text:style-name="FTLG-Name"><text:span text:style-name="FTLG-Name">Douglas, Peter</text:span></text:p></draw:text-box>
</draw:frame>
<text:alphabetical-index-mark text:string-value="Douglas, Samuel"/><draw:frame text:anchor-type="paragraph" draw:z-index="2" draw:style-name="TLG-text" svg:width="3.95cm" svg:height="0.49cm" svg:x="0.62cm" svg:y="19.90cm"><draw:text-box> <text:p text:style-name="FTLG-Name"><text:span text:style-name="FTLG-Name">Douglas, Samuel</text:span></text:p></draw:text-box>
</draw:frame>
<text:alphabetical-index-mark text:string-value="Douglas, William ( -  )"/><draw:frame text:anchor-type="paragraph" draw:z-index="2" draw:style-name="TLG-text" svg:width="3.87cm" svg:height="0.49cm" svg:x="0.62cm" svg:y="20.52cm"><draw:text-box> <text:p text:style-name="FTLG-Name"><text:span text:style-name="FTLG-Name">Douglas, William</text:span></text:p></draw:text-box>
</draw:frame>
<text:alphabetical-index-mark text:string-value="Douglas, William ( - )"/><draw:frame text:anchor-type="paragraph" draw:z-index="2" draw:style-name="TLG-text" svg:width="3.87cm" svg:height="0.49cm" svg:x="0.62cm" svg:y="21.14cm"><draw:text-box> <text:p text:style-name="FTLG-Name"><text:span text:style-name="FTLG-Name">Douglas, William</text:span></text:p></draw:text-box>
</draw:frame>
<text:alphabetical-index-mark text:string-value="Douglas, "/><draw:frame text:anchor-type="paragraph" draw:z-index="2" draw:style-name="TLG-text" svg:width="2.14cm" svg:height="0.49cm" svg:x="0.62cm" svg:y="21.76cm"><draw:text-box> <text:p text:style-name="FTLG-Name"><text:span text:style-name="FTLG-Name">Douglas</text:span></text:p></draw:text-box>
</draw:frame>
<text:alphabetical-index-mark text:string-value="Dubé, Jacob"/><draw:frame text:anchor-type="paragraph" draw:z-index="2" draw:style-name="TLG-text" svg:width="3.03cm" svg:height="0.49cm" svg:x="0.62cm" svg:y="22.37cm"><draw:text-box> <text:p text:style-name="FTLG-Name"><text:span text:style-name="FTLG-Name">Dubé, Jacob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uncan, Clare"/><draw:frame text:anchor-type="paragraph" draw:z-index="2" draw:style-name="TLG-text" svg:width="3.39cm" svg:height="0.49cm" svg:x="0.62cm" svg:y="2.62cm"><draw:text-box> <text:p text:style-name="FTLG-Name"><text:span text:style-name="FTLG-Name">Duncan, Clare</text:span></text:p></draw:text-box>
</draw:frame>
<text:alphabetical-index-mark text:string-value="Duncan, Colin"/><draw:frame text:anchor-type="paragraph" draw:z-index="2" draw:style-name="TLG-text" svg:width="3.34cm" svg:height="0.49cm" svg:x="0.62cm" svg:y="3.23cm"><draw:text-box> <text:p text:style-name="FTLG-Name"><text:span text:style-name="FTLG-Name">Duncan, Colin</text:span></text:p></draw:text-box>
</draw:frame>
<text:alphabetical-index-mark text:string-value="Duncan, Noella"/><draw:frame text:anchor-type="paragraph" draw:z-index="2" draw:style-name="TLG-text" svg:width="3.59cm" svg:height="0.49cm" svg:x="0.62cm" svg:y="3.85cm"><draw:text-box> <text:p text:style-name="FTLG-Name"><text:span text:style-name="FTLG-Name">Duncan, Noella</text:span></text:p></draw:text-box>
</draw:frame>
<text:alphabetical-index-mark text:string-value="Duncan,  (  - vers 1996)"/><draw:frame text:anchor-type="paragraph" draw:z-index="2" draw:style-name="TLG-text" svg:width="2.04cm" svg:height="0.49cm" svg:x="0.62cm" svg:y="4.47cm"><draw:text-box> <text:p text:style-name="FTLG-Name"><text:span text:style-name="FTLG-Name">Duncan</text:span></text:p></draw:text-box>
</draw:frame>
<draw:polygon draw:style-name="TLG-solid" draw:layer="layout" draw:z-index="1" svg:x="15.942704cm" svg:y="4.469441cm" svg:viewBox="0 0 99 352" svg:width="0.1000cm" svg:height="0.3528cm" draw:points="50, 0 99, 176 50, 352 0, 176"/>
<text:alphabetical-index-mark text:string-value="Dunn, Margaret Mary?"/><draw:frame text:anchor-type="paragraph" draw:z-index="2" draw:style-name="TLG-text" svg:width="5.05cm" svg:height="0.49cm" svg:x="0.62cm" svg:y="5.09cm"><draw:text-box> <text:p text:style-name="FTLG-Name"><text:span text:style-name="FTLG-Name">Dunn, Margaret Mary?</text:span></text:p></draw:text-box>
</draw:frame>
<text:alphabetical-index-mark text:string-value="Ellis, Margaret Steel"/><draw:frame text:anchor-type="paragraph" draw:z-index="2" draw:style-name="TLG-text" svg:width="4.56cm" svg:height="0.49cm" svg:x="0.62cm" svg:y="5.70cm"><draw:text-box> <text:p text:style-name="FTLG-Name"><text:span text:style-name="FTLG-Name">Ellis, Margaret Steel</text:span></text:p></draw:text-box>
</draw:frame>
<text:alphabetical-index-mark text:string-value="Erickson, Charles"/><draw:frame text:anchor-type="paragraph" draw:z-index="2" draw:style-name="TLG-text" svg:width="4.05cm" svg:height="0.49cm" svg:x="0.62cm" svg:y="6.32cm"><draw:text-box> <text:p text:style-name="FTLG-Name"><text:span text:style-name="FTLG-Name">Erickson, Charles</text:span></text:p></draw:text-box>
</draw:frame>
<text:alphabetical-index-mark text:string-value="Estrada, Mary Claire"/><draw:frame text:anchor-type="paragraph" draw:z-index="2" draw:style-name="TLG-text" svg:width="4.64cm" svg:height="0.49cm" svg:x="0.62cm" svg:y="6.94cm"><draw:text-box> <text:p text:style-name="FTLG-Name"><text:span text:style-name="FTLG-Name">Estrada, Mary Claire</text:span></text:p></draw:text-box>
</draw:frame>
<text:alphabetical-index-mark text:string-value="Evans, ?m.MaryJane"/><draw:frame text:anchor-type="paragraph" draw:z-index="2" draw:style-name="TLG-text" svg:width="4.77cm" svg:height="0.49cm" svg:x="0.62cm" svg:y="7.56cm"><draw:text-box> <text:p text:style-name="FTLG-Name"><text:span text:style-name="FTLG-Name">Evans, ?m.MaryJane</text:span></text:p></draw:text-box>
</draw:frame>
<text:alphabetical-index-mark text:string-value="Farmer, Elizabeth"/><draw:frame text:anchor-type="paragraph" draw:z-index="2" draw:style-name="TLG-text" svg:width="4.08cm" svg:height="0.49cm" svg:x="0.62cm" svg:y="8.17cm"><draw:text-box> <text:p text:style-name="FTLG-Name"><text:span text:style-name="FTLG-Name">Farmer, Elizabeth</text:span></text:p></draw:text-box>
</draw:frame>
<text:alphabetical-index-mark text:string-value="Farmer, George William"/><draw:frame text:anchor-type="paragraph" draw:z-index="2" draw:style-name="TLG-text" svg:width="5.33cm" svg:height="0.49cm" svg:x="0.62cm" svg:y="8.79cm"><draw:text-box> <text:p text:style-name="FTLG-Name"><text:span text:style-name="FTLG-Name">Farmer, George William</text:span></text:p></draw:text-box>
</draw:frame>
<text:alphabetical-index-mark text:string-value="Ferguson, Lord Samuel ( -  )"/><draw:frame text:anchor-type="paragraph" draw:z-index="2" draw:style-name="TLG-text" svg:width="5.25cm" svg:height="0.49cm" svg:x="0.62cm" svg:y="9.41cm"><draw:text-box> <text:p text:style-name="FTLG-Name"><text:span text:style-name="FTLG-Name">Ferguson, Lord Samuel</text:span></text:p></draw:text-box>
</draw:frame>
<text:alphabetical-index-mark text:string-value="Fernandez El Fernández, Avis III"/><draw:frame text:anchor-type="paragraph" draw:z-index="2" draw:style-name="TLG-text" svg:width="7.14cm" svg:height="0.49cm" svg:x="0.62cm" svg:y="10.03cm"><draw:text-box> <text:p text:style-name="FTLG-Name"><text:span text:style-name="FTLG-Name">Fernandez El Fernández, Avis III</text:span></text:p></draw:text-box>
</draw:frame>
<text:alphabetical-index-mark text:string-value="Fitzgerald, David Lee"/><draw:frame text:anchor-type="paragraph" draw:z-index="2" draw:style-name="TLG-text" svg:width="4.79cm" svg:height="0.49cm" svg:x="0.62cm" svg:y="10.64cm"><draw:text-box> <text:p text:style-name="FTLG-Name"><text:span text:style-name="FTLG-Name">Fitzgerald, David Lee</text:span></text:p></draw:text-box>
</draw:frame>
<text:alphabetical-index-mark text:string-value="Flowers, Mary A."/><draw:frame text:anchor-type="paragraph" draw:z-index="2" draw:style-name="TLG-text" svg:width="3.90cm" svg:height="0.49cm" svg:x="0.62cm" svg:y="11.26cm"><draw:text-box> <text:p text:style-name="FTLG-Name"><text:span text:style-name="FTLG-Name">Flowers, Mary A.</text:span></text:p></draw:text-box>
</draw:frame>
<text:alphabetical-index-mark text:string-value="Floyd, John Morgan"/><draw:frame text:anchor-type="paragraph" draw:z-index="2" draw:style-name="TLG-text" svg:width="4.51cm" svg:height="0.49cm" svg:x="0.62cm" svg:y="11.88cm"><draw:text-box> <text:p text:style-name="FTLG-Name"><text:span text:style-name="FTLG-Name">Floyd, John Morgan</text:span></text:p></draw:text-box>
</draw:frame>
<text:alphabetical-index-mark text:string-value="Floyd, Sarah (Sally) (  - )"/><draw:frame text:anchor-type="paragraph" draw:z-index="2" draw:style-name="TLG-text" svg:width="4.49cm" svg:height="0.49cm" svg:x="0.62cm" svg:y="12.50cm"><draw:text-box> <text:p text:style-name="FTLG-Name"><text:span text:style-name="FTLG-Name">Floyd, Sarah (Sally)</text:span></text:p></draw:text-box>
</draw:frame>
<text:alphabetical-index-mark text:string-value="Ford, Carl"/><draw:frame text:anchor-type="paragraph" draw:z-index="2" draw:style-name="TLG-text" svg:width="2.50cm" svg:height="0.49cm" svg:x="0.62cm" svg:y="13.11cm"><draw:text-box> <text:p text:style-name="FTLG-Name"><text:span text:style-name="FTLG-Name">Ford, Carl</text:span></text:p></draw:text-box>
</draw:frame>
<text:alphabetical-index-mark text:string-value="Ford, Samuel"/><draw:frame text:anchor-type="paragraph" draw:z-index="2" draw:style-name="TLG-text" svg:width="3.21cm" svg:height="0.49cm" svg:x="0.62cm" svg:y="13.73cm"><draw:text-box> <text:p text:style-name="FTLG-Name"><text:span text:style-name="FTLG-Name">Ford, Samuel</text:span></text:p></draw:text-box>
</draw:frame>
<text:alphabetical-index-mark text:string-value="Ford, Stephen Jacob"/><draw:frame text:anchor-type="paragraph" draw:z-index="2" draw:style-name="TLG-text" svg:width="4.72cm" svg:height="0.49cm" svg:x="0.62cm" svg:y="14.35cm"><draw:text-box> <text:p text:style-name="FTLG-Name"><text:span text:style-name="FTLG-Name">Ford, Stephen Jacob</text:span></text:p></draw:text-box>
</draw:frame>
<text:alphabetical-index-mark text:string-value="Ford, William"/><draw:frame text:anchor-type="paragraph" draw:z-index="2" draw:style-name="TLG-text" svg:width="3.13cm" svg:height="0.49cm" svg:x="0.62cm" svg:y="14.96cm"><draw:text-box> <text:p text:style-name="FTLG-Name"><text:span text:style-name="FTLG-Name">Ford, William</text:span></text:p></draw:text-box>
</draw:frame>
<text:alphabetical-index-mark text:string-value="Fortin, Mathas"/><draw:frame text:anchor-type="paragraph" draw:z-index="2" draw:style-name="TLG-text" svg:width="3.39cm" svg:height="0.49cm" svg:x="0.62cm" svg:y="15.58cm"><draw:text-box> <text:p text:style-name="FTLG-Name"><text:span text:style-name="FTLG-Name">Fortin, Mathas</text:span></text:p></draw:text-box>
</draw:frame>
<text:alphabetical-index-mark text:string-value="Foster, Thomas ( - 1557-06-23)"/><draw:frame text:anchor-type="paragraph" draw:z-index="2" draw:style-name="TLG-text" svg:width="3.67cm" svg:height="0.49cm" svg:x="0.62cm" svg:y="16.20cm"><draw:text-box> <text:p text:style-name="FTLG-Name"><text:span text:style-name="FTLG-Name">Foster, Thomas</text:span></text:p></draw:text-box>
</draw:frame>
<draw:polygon draw:style-name="TLG-solid" draw:layer="layout" draw:z-index="1" svg:x="14.044505cm" svg:y="16.199284cm" svg:viewBox="0 0 100 352" svg:width="0.1000cm" svg:height="0.3528cm" draw:points="50, 0 100, 176 50, 352 0, 176"/>
<text:alphabetical-index-mark text:string-value="Fox, William ( - 1709)"/><draw:frame text:anchor-type="paragraph" draw:z-index="2" draw:style-name="TLG-text" svg:width="2.96cm" svg:height="0.49cm" svg:x="0.62cm" svg:y="16.82cm"><draw:text-box> <text:p text:style-name="FTLG-Name"><text:span text:style-name="FTLG-Name">Fox, William</text:span></text:p></draw:text-box>
</draw:frame>
<draw:polygon draw:style-name="TLG-solid" draw:layer="layout" draw:z-index="1" svg:x="14.701740cm" svg:y="16.816644cm" svg:viewBox="0 0 100 352" svg:width="0.1000cm" svg:height="0.3528cm" draw:points="50, 0 100, 176 50, 352 0, 176"/>
<text:alphabetical-index-mark text:string-value="Francis, Elizabeth (  - )"/><draw:frame text:anchor-type="paragraph" draw:z-index="2" draw:style-name="TLG-text" svg:width="4.10cm" svg:height="0.49cm" svg:x="0.62cm" svg:y="17.43cm"><draw:text-box> <text:p text:style-name="FTLG-Name"><text:span text:style-name="FTLG-Name">Francis, Elizabeth</text:span></text:p></draw:text-box>
</draw:frame>
<text:alphabetical-index-mark text:string-value="Frank, ??? ( -  )"/><draw:frame text:anchor-type="paragraph" draw:z-index="2" draw:style-name="TLG-text" svg:width="2.65cm" svg:height="0.49cm" svg:x="0.62cm" svg:y="18.05cm"><draw:text-box> <text:p text:style-name="FTLG-Name"><text:span text:style-name="FTLG-Name">Frank, ???</text:span></text:p></draw:text-box>
</draw:frame>
<text:alphabetical-index-mark text:string-value="Gagné, Thomas (  - avant 1901)"/><draw:frame text:anchor-type="paragraph" draw:z-index="2" draw:style-name="TLG-text" svg:width="3.75cm" svg:height="0.49cm" svg:x="0.62cm" svg:y="18.67cm"><draw:text-box> <text:p text:style-name="FTLG-Name"><text:span text:style-name="FTLG-Name">Gagné, Thomas</text:span></text:p></draw:text-box>
</draw:frame>
<draw:polygon draw:style-name="TLG-solid" draw:layer="layout" draw:z-index="1" svg:x="15.531932cm" svg:y="18.668725cm" svg:viewBox="0 0 100 352" svg:width="0.1000cm" svg:height="0.3528cm" draw:points="50, 0 100, 176 50, 352 0, 176"/>
<text:alphabetical-index-mark text:string-value="García, Maude"/><draw:frame text:anchor-type="paragraph" draw:z-index="2" draw:style-name="TLG-text" svg:width="3.49cm" svg:height="0.49cm" svg:x="0.62cm" svg:y="19.29cm"><draw:text-box> <text:p text:style-name="FTLG-Name"><text:span text:style-name="FTLG-Name">García, Maude</text:span></text:p></draw:text-box>
</draw:frame>
<text:alphabetical-index-mark text:string-value="Gardner, Mary ( - )"/><draw:frame text:anchor-type="paragraph" draw:z-index="2" draw:style-name="TLG-text" svg:width="3.41cm" svg:height="0.49cm" svg:x="0.62cm" svg:y="19.90cm"><draw:text-box> <text:p text:style-name="FTLG-Name"><text:span text:style-name="FTLG-Name">Gardner, Mary</text:span></text:p></draw:text-box>
</draw:frame>
<text:alphabetical-index-mark text:string-value="Gardner, Mary Jane (  - 1963-01-10)"/><draw:frame text:anchor-type="paragraph" draw:z-index="2" draw:style-name="TLG-text" svg:width="4.54cm" svg:height="0.49cm" svg:x="0.62cm" svg:y="20.52cm"><draw:text-box> <text:p text:style-name="FTLG-Name"><text:span text:style-name="FTLG-Name">Gardner, Mary Jane</text:span></text:p></draw:text-box>
</draw:frame>
<draw:polygon draw:style-name="TLG-solid" draw:layer="layout" draw:z-index="1" svg:x="15.800015cm" svg:y="20.520805cm" svg:viewBox="0 0 100 352" svg:width="0.1000cm" svg:height="0.3528cm" draw:points="50, 0 100, 176 50, 352 0, 176"/>
<text:alphabetical-index-mark text:string-value="Gardner, Michael ( -  )"/><draw:frame text:anchor-type="paragraph" draw:z-index="2" draw:style-name="TLG-text" svg:width="3.98cm" svg:height="0.49cm" svg:x="0.62cm" svg:y="21.14cm"><draw:text-box> <text:p text:style-name="FTLG-Name"><text:span text:style-name="FTLG-Name">Gardner, Michael</text:span></text:p></draw:text-box>
</draw:frame>
<text:alphabetical-index-mark text:string-value="Gardner, Patrick"/><draw:frame text:anchor-type="paragraph" draw:z-index="2" draw:style-name="TLG-text" svg:width="3.80cm" svg:height="0.49cm" svg:x="0.62cm" svg:y="21.76cm"><draw:text-box> <text:p text:style-name="FTLG-Name"><text:span text:style-name="FTLG-Name">Gardner, Patrick</text:span></text:p></draw:text-box>
</draw:frame>
<text:alphabetical-index-mark text:string-value="Garner, Eugene Stanley, Jr. ( -  )"/><draw:frame text:anchor-type="paragraph" draw:z-index="2" draw:style-name="TLG-text" svg:width="6.14cm" svg:height="0.49cm" svg:x="0.62cm" svg:y="22.37cm"><draw:text-box> <text:p text:style-name="FTLG-Name"><text:span text:style-name="FTLG-Name">Garner, Eugene Stanley, Jr.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Louella Marie ( -  )"/><draw:frame text:anchor-type="paragraph" draw:z-index="2" draw:style-name="TLG-text" svg:width="4.89cm" svg:height="0.49cm" svg:x="0.62cm" svg:y="2.62cm"><draw:text-box> <text:p text:style-name="FTLG-Name"><text:span text:style-name="FTLG-Name">Garner, Louella Marie</text:span></text:p></draw:text-box>
</draw:frame>
<text:alphabetical-index-mark text:string-value="Garner, Marguarite"/><draw:frame text:anchor-type="paragraph" draw:z-index="2" draw:style-name="TLG-text" svg:width="4.33cm" svg:height="0.49cm" svg:x="0.62cm" svg:y="3.23cm"><draw:text-box> <text:p text:style-name="FTLG-Name"><text:span text:style-name="FTLG-Name">Garner, Marguarite</text:span></text:p></draw:text-box>
</draw:frame>
<text:alphabetical-index-mark text:string-value="Garner, Marie"/><draw:frame text:anchor-type="paragraph" draw:z-index="2" draw:style-name="TLG-text" svg:width="3.29cm" svg:height="0.49cm" svg:x="0.62cm" svg:y="3.85cm"><draw:text-box> <text:p text:style-name="FTLG-Name"><text:span text:style-name="FTLG-Name">Garner, Marie</text:span></text:p></draw:text-box>
</draw:frame>
<text:alphabetical-index-mark text:string-value="Garner, Maude"/><draw:frame text:anchor-type="paragraph" draw:z-index="2" draw:style-name="TLG-text" svg:width="3.54cm" svg:height="0.49cm" svg:x="0.62cm" svg:y="4.47cm"><draw:text-box> <text:p text:style-name="FTLG-Name"><text:span text:style-name="FTLG-Name">Garner, Maude</text:span></text:p></draw:text-box>
</draw:frame>
<text:alphabetical-index-mark text:string-value="Garner, Victoria Laine"/><draw:frame text:anchor-type="paragraph" draw:z-index="2" draw:style-name="TLG-text" svg:width="4.92cm" svg:height="0.49cm" svg:x="0.62cm" svg:y="5.09cm"><draw:text-box> <text:p text:style-name="FTLG-Name"><text:span text:style-name="FTLG-Name">Garner, Victoria Laine</text:span></text:p></draw:text-box>
</draw:frame>
<text:alphabetical-index-mark text:string-value="Garner, Victor"/><draw:frame text:anchor-type="paragraph" draw:z-index="2" draw:style-name="TLG-text" svg:width="3.31cm" svg:height="0.49cm" svg:x="0.62cm" svg:y="5.70cm"><draw:text-box> <text:p text:style-name="FTLG-Name"><text:span text:style-name="FTLG-Name">Garner, Victor</text:span></text:p></draw:text-box>
</draw:frame>
<text:alphabetical-index-mark text:string-value="Garner, "/><draw:frame text:anchor-type="paragraph" draw:z-index="2" draw:style-name="TLG-text" svg:width="1.89cm" svg:height="0.49cm" svg:x="0.62cm" svg:y="6.32cm"><draw:text-box> <text:p text:style-name="FTLG-Name"><text:span text:style-name="FTLG-Name">Garner</text:span></text:p></draw:text-box>
</draw:frame>
<text:alphabetical-index-mark text:string-value="Gibbs, Elaine"/><draw:frame text:anchor-type="paragraph" draw:z-index="2" draw:style-name="TLG-text" svg:width="3.19cm" svg:height="0.49cm" svg:x="0.62cm" svg:y="6.94cm"><draw:text-box> <text:p text:style-name="FTLG-Name"><text:span text:style-name="FTLG-Name">Gibbs, Elaine</text:span></text:p></draw:text-box>
</draw:frame>
<text:alphabetical-index-mark text:string-value="Gibbs, Elizabeth (  - 1979-10-01)"/><draw:frame text:anchor-type="paragraph" draw:z-index="2" draw:style-name="TLG-text" svg:width="3.80cm" svg:height="0.49cm" svg:x="0.62cm" svg:y="7.56cm"><draw:text-box> <text:p text:style-name="FTLG-Name"><text:span text:style-name="FTLG-Name">Gibbs, Elizabeth</text:span></text:p></draw:text-box>
</draw:frame>
<draw:polygon draw:style-name="TLG-solid" draw:layer="layout" draw:z-index="1" svg:x="15.869198cm" svg:y="7.556242cm" svg:viewBox="0 0 100 352" svg:width="0.1000cm" svg:height="0.3528cm" draw:points="50, 0 100, 176 50, 352 0, 176"/>
<text:alphabetical-index-mark text:string-value="Gibbs, Maria"/><draw:frame text:anchor-type="paragraph" draw:z-index="2" draw:style-name="TLG-text" svg:width="3.06cm" svg:height="0.49cm" svg:x="0.62cm" svg:y="8.17cm"><draw:text-box> <text:p text:style-name="FTLG-Name"><text:span text:style-name="FTLG-Name">Gibbs, Maria</text:span></text:p></draw:text-box>
</draw:frame>
<text:alphabetical-index-mark text:string-value="Gibbs, Mary (  - 1936-01-29)"/><draw:frame text:anchor-type="paragraph" draw:z-index="2" draw:style-name="TLG-text" svg:width="2.93cm" svg:height="0.49cm" svg:x="0.62cm" svg:y="8.79cm"><draw:text-box> <text:p text:style-name="FTLG-Name"><text:span text:style-name="FTLG-Name">Gibbs, Mary</text:span></text:p></draw:text-box>
</draw:frame>
<draw:polygon draw:style-name="TLG-solid" draw:layer="layout" draw:z-index="1" svg:x="15.683269cm" svg:y="8.790962cm" svg:viewBox="0 0 100 352" svg:width="0.1000cm" svg:height="0.3528cm" draw:points="50, 0 100, 176 50, 352 0, 176"/>
<text:alphabetical-index-mark text:string-value="Gibbs, Mary"/><draw:frame text:anchor-type="paragraph" draw:z-index="2" draw:style-name="TLG-text" svg:width="2.93cm" svg:height="0.49cm" svg:x="0.62cm" svg:y="9.41cm"><draw:text-box> <text:p text:style-name="FTLG-Name"><text:span text:style-name="FTLG-Name">Gibbs, Mary</text:span></text:p></draw:text-box>
</draw:frame>
<text:alphabetical-index-mark text:string-value="Gibbs, Nancy"/><draw:frame text:anchor-type="paragraph" draw:z-index="2" draw:style-name="TLG-text" svg:width="3.21cm" svg:height="0.49cm" svg:x="0.62cm" svg:y="10.03cm"><draw:text-box> <text:p text:style-name="FTLG-Name"><text:span text:style-name="FTLG-Name">Gibbs, Nancy</text:span></text:p></draw:text-box>
</draw:frame>
<text:alphabetical-index-mark text:string-value="Gibbs, Rosina M."/><draw:frame text:anchor-type="paragraph" draw:z-index="2" draw:style-name="TLG-text" svg:width="3.98cm" svg:height="0.49cm" svg:x="0.62cm" svg:y="10.64cm"><draw:text-box> <text:p text:style-name="FTLG-Name"><text:span text:style-name="FTLG-Name">Gibbs, Rosina M.</text:span></text:p></draw:text-box>
</draw:frame>
<text:alphabetical-index-mark text:string-value="Gibbs, Sharon"/><draw:frame text:anchor-type="paragraph" draw:z-index="2" draw:style-name="TLG-text" svg:width="3.39cm" svg:height="0.49cm" svg:x="0.62cm" svg:y="11.26cm"><draw:text-box> <text:p text:style-name="FTLG-Name"><text:span text:style-name="FTLG-Name">Gibbs, Sharon</text:span></text:p></draw:text-box>
</draw:frame>
<text:alphabetical-index-mark text:string-value="Gill, Avery ( -  )"/><draw:frame text:anchor-type="paragraph" draw:z-index="2" draw:style-name="TLG-text" svg:width="2.55cm" svg:height="0.49cm" svg:x="0.62cm" svg:y="11.88cm"><draw:text-box> <text:p text:style-name="FTLG-Name"><text:span text:style-name="FTLG-Name">Gill, Avery</text:span></text:p></draw:text-box>
</draw:frame>
<text:alphabetical-index-mark text:string-value="Gill, Lawrence"/><draw:frame text:anchor-type="paragraph" draw:z-index="2" draw:style-name="TLG-text" svg:width="3.36cm" svg:height="0.49cm" svg:x="0.62cm" svg:y="12.50cm"><draw:text-box> <text:p text:style-name="FTLG-Name"><text:span text:style-name="FTLG-Name">Gill, Lawrence</text:span></text:p></draw:text-box>
</draw:frame>
<text:alphabetical-index-mark text:string-value="Gil, Nora ( - )"/><draw:frame text:anchor-type="paragraph" draw:z-index="2" draw:style-name="TLG-text" svg:width="2.27cm" svg:height="0.49cm" svg:x="0.62cm" svg:y="13.11cm"><draw:text-box> <text:p text:style-name="FTLG-Name"><text:span text:style-name="FTLG-Name">Gil, Nora</text:span></text:p></draw:text-box>
</draw:frame>
<text:alphabetical-index-mark text:string-value="Girard, Margaret"/><draw:frame text:anchor-type="paragraph" draw:z-index="2" draw:style-name="TLG-text" svg:width="3.82cm" svg:height="0.49cm" svg:x="0.62cm" svg:y="13.73cm"><draw:text-box> <text:p text:style-name="FTLG-Name"><text:span text:style-name="FTLG-Name">Girard, Margaret</text:span></text:p></draw:text-box>
</draw:frame>
<text:alphabetical-index-mark text:string-value="Glover, Elizabeth"/><draw:frame text:anchor-type="paragraph" draw:z-index="2" draw:style-name="TLG-text" svg:width="3.95cm" svg:height="0.49cm" svg:x="0.62cm" svg:y="14.35cm"><draw:text-box> <text:p text:style-name="FTLG-Name"><text:span text:style-name="FTLG-Name">Glover, Elizabeth</text:span></text:p></draw:text-box>
</draw:frame>
<text:alphabetical-index-mark text:string-value="Gonzalez, Eliza Jane"/><draw:frame text:anchor-type="paragraph" draw:z-index="2" draw:style-name="TLG-text" svg:width="4.77cm" svg:height="0.49cm" svg:x="0.62cm" svg:y="14.96cm"><draw:text-box> <text:p text:style-name="FTLG-Name"><text:span text:style-name="FTLG-Name">Gonzalez, Eliza Jane</text:span></text:p></draw:text-box>
</draw:frame>
<text:alphabetical-index-mark text:string-value="González, John"/><draw:frame text:anchor-type="paragraph" draw:z-index="2" draw:style-name="TLG-text" svg:width="3.65cm" svg:height="0.49cm" svg:x="0.62cm" svg:y="15.58cm"><draw:text-box> <text:p text:style-name="FTLG-Name"><text:span text:style-name="FTLG-Name">González, John</text:span></text:p></draw:text-box>
</draw:frame>
<text:alphabetical-index-mark text:string-value="González, "/><draw:frame text:anchor-type="paragraph" draw:z-index="2" draw:style-name="TLG-text" svg:width="2.40cm" svg:height="0.49cm" svg:x="0.62cm" svg:y="16.20cm"><draw:text-box> <text:p text:style-name="FTLG-Name"><text:span text:style-name="FTLG-Name">González</text:span></text:p></draw:text-box>
</draw:frame>
<text:alphabetical-index-mark text:string-value="Goodman, Ralph ( -  )"/><draw:frame text:anchor-type="paragraph" draw:z-index="2" draw:style-name="TLG-text" svg:width="3.93cm" svg:height="0.49cm" svg:x="0.62cm" svg:y="16.82cm"><draw:text-box> <text:p text:style-name="FTLG-Name"><text:span text:style-name="FTLG-Name">Goodman, Ralph</text:span></text:p></draw:text-box>
</draw:frame>
<draw:polygon draw:style-name="TLG-solid" draw:layer="layout" draw:z-index="1" svg:x="14.342855cm" svg:y="16.816644cm" svg:viewBox="0 0 100 352" svg:width="0.1000cm" svg:height="0.3528cm" draw:points="50, 0 100, 176 50, 352 0, 176"/>
<text:alphabetical-index-mark text:string-value="Goodwin, Alice"/><draw:frame text:anchor-type="paragraph" draw:z-index="2" draw:style-name="TLG-text" svg:width="3.52cm" svg:height="0.49cm" svg:x="0.62cm" svg:y="17.43cm"><draw:text-box> <text:p text:style-name="FTLG-Name"><text:span text:style-name="FTLG-Name">Goodwin, Alice</text:span></text:p></draw:text-box>
</draw:frame>
<text:alphabetical-index-mark text:string-value="Goodwin, Sarah ( - )"/><draw:frame text:anchor-type="paragraph" draw:z-index="2" draw:style-name="TLG-text" svg:width="3.75cm" svg:height="0.49cm" svg:x="0.62cm" svg:y="18.05cm"><draw:text-box> <text:p text:style-name="FTLG-Name"><text:span text:style-name="FTLG-Name">Goodwin, Sarah</text:span></text:p></draw:text-box>
</draw:frame>
<text:alphabetical-index-mark text:string-value="Gordon, Heather Kathleen"/><draw:frame text:anchor-type="paragraph" draw:z-index="2" draw:style-name="TLG-text" svg:width="5.81cm" svg:height="0.49cm" svg:x="0.62cm" svg:y="18.67cm"><draw:text-box> <text:p text:style-name="FTLG-Name"><text:span text:style-name="FTLG-Name">Gordon, Heather Kathleen</text:span></text:p></draw:text-box>
</draw:frame>
<text:alphabetical-index-mark text:string-value="Grabowski, Mr."/><draw:frame text:anchor-type="paragraph" draw:z-index="2" draw:style-name="TLG-text" svg:width="3.54cm" svg:height="0.49cm" svg:x="0.62cm" svg:y="19.29cm"><draw:text-box> <text:p text:style-name="FTLG-Name"><text:span text:style-name="FTLG-Name">Grabowski, Mr.</text:span></text:p></draw:text-box>
</draw:frame>
<text:alphabetical-index-mark text:string-value="Graham, Steve"/><draw:frame text:anchor-type="paragraph" draw:z-index="2" draw:style-name="TLG-text" svg:width="3.54cm" svg:height="0.49cm" svg:x="0.62cm" svg:y="19.90cm"><draw:text-box> <text:p text:style-name="FTLG-Name"><text:span text:style-name="FTLG-Name">Graham, Steve</text:span></text:p></draw:text-box>
</draw:frame>
<text:alphabetical-index-mark text:string-value="Grant, Thomas"/><draw:frame text:anchor-type="paragraph" draw:z-index="2" draw:style-name="TLG-text" svg:width="3.52cm" svg:height="0.49cm" svg:x="0.62cm" svg:y="20.52cm"><draw:text-box> <text:p text:style-name="FTLG-Name"><text:span text:style-name="FTLG-Name">Grant, Thomas</text:span></text:p></draw:text-box>
</draw:frame>
<text:alphabetical-index-mark text:string-value="Green, Edward ( - 1688-07-31)"/><draw:frame text:anchor-type="paragraph" draw:z-index="2" draw:style-name="TLG-text" svg:width="3.54cm" svg:height="0.49cm" svg:x="0.62cm" svg:y="21.14cm"><draw:text-box> <text:p text:style-name="FTLG-Name"><text:span text:style-name="FTLG-Name">Green, Edward</text:span></text:p></draw:text-box>
</draw:frame>
<draw:polygon draw:style-name="TLG-solid" draw:layer="layout" draw:z-index="1" svg:x="14.610938cm" svg:y="21.138165cm" svg:viewBox="0 0 100 352" svg:width="0.1000cm" svg:height="0.3528cm" draw:points="50, 0 100, 176 50, 352 0, 176"/>
<text:alphabetical-index-mark text:string-value="Greene, Marcy"/><draw:frame text:anchor-type="paragraph" draw:z-index="2" draw:style-name="TLG-text" svg:width="3.49cm" svg:height="0.49cm" svg:x="0.62cm" svg:y="21.76cm"><draw:text-box> <text:p text:style-name="FTLG-Name"><text:span text:style-name="FTLG-Name">Greene, Marcy</text:span></text:p></draw:text-box>
</draw:frame>
<text:alphabetical-index-mark text:string-value="Greer, Mary Wein"/><draw:frame text:anchor-type="paragraph" draw:z-index="2" draw:style-name="TLG-text" svg:width="4.08cm" svg:height="0.49cm" svg:x="0.62cm" svg:y="22.37cm"><draw:text-box> <text:p text:style-name="FTLG-Name"><text:span text:style-name="FTLG-Name">Greer, Mary Wei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regory, Mary"/><draw:frame text:anchor-type="paragraph" draw:z-index="2" draw:style-name="TLG-text" svg:width="3.39cm" svg:height="0.49cm" svg:x="0.62cm" svg:y="2.62cm"><draw:text-box> <text:p text:style-name="FTLG-Name"><text:span text:style-name="FTLG-Name">Gregory, Mary</text:span></text:p></draw:text-box>
</draw:frame>
<text:alphabetical-index-mark text:string-value="Guerrero, Walter"/><draw:frame text:anchor-type="paragraph" draw:z-index="2" draw:style-name="TLG-text" svg:width="3.87cm" svg:height="0.49cm" svg:x="0.62cm" svg:y="3.23cm"><draw:text-box> <text:p text:style-name="FTLG-Name"><text:span text:style-name="FTLG-Name">Guerrero, Walter</text:span></text:p></draw:text-box>
</draw:frame>
<text:alphabetical-index-mark text:string-value="Gutierrez, Catherine (  - )"/><draw:frame text:anchor-type="paragraph" draw:z-index="2" draw:style-name="TLG-text" svg:width="4.59cm" svg:height="0.49cm" svg:x="0.62cm" svg:y="3.85cm"><draw:text-box> <text:p text:style-name="FTLG-Name"><text:span text:style-name="FTLG-Name">Gutierrez, Catherine</text:span></text:p></draw:text-box>
</draw:frame>
<text:alphabetical-index-mark text:string-value="Gutierrez, Thomas"/><draw:frame text:anchor-type="paragraph" draw:z-index="2" draw:style-name="TLG-text" svg:width="4.26cm" svg:height="0.49cm" svg:x="0.62cm" svg:y="4.47cm"><draw:text-box> <text:p text:style-name="FTLG-Name"><text:span text:style-name="FTLG-Name">Gutierrez, Thomas</text:span></text:p></draw:text-box>
</draw:frame>
<text:alphabetical-index-mark text:string-value="Hall, Elizabeth (  - avant 1745)"/><draw:frame text:anchor-type="paragraph" draw:z-index="2" draw:style-name="TLG-text" svg:width="3.39cm" svg:height="0.49cm" svg:x="0.62cm" svg:y="5.09cm"><draw:text-box> <text:p text:style-name="FTLG-Name"><text:span text:style-name="FTLG-Name">Hall, Elizabeth</text:span></text:p></draw:text-box>
</draw:frame>
<draw:polygon draw:style-name="TLG-solid" draw:layer="layout" draw:z-index="1" svg:x="14.857401cm" svg:y="5.086801cm" svg:viewBox="0 0 100 352" svg:width="0.1000cm" svg:height="0.3528cm" draw:points="50, 0 100, 176 50, 352 0, 176"/>
<text:alphabetical-index-mark text:string-value="Hammond, Roy"/><draw:frame text:anchor-type="paragraph" draw:z-index="2" draw:style-name="TLG-text" svg:width="3.64cm" svg:height="0.49cm" svg:x="0.62cm" svg:y="5.70cm"><draw:text-box> <text:p text:style-name="FTLG-Name"><text:span text:style-name="FTLG-Name">Hammond, Roy</text:span></text:p></draw:text-box>
</draw:frame>
<text:alphabetical-index-mark text:string-value="Hansen, Irene ( -  )"/><draw:frame text:anchor-type="paragraph" draw:z-index="2" draw:style-name="TLG-text" svg:width="3.34cm" svg:height="0.49cm" svg:x="0.62cm" svg:y="6.32cm"><draw:text-box> <text:p text:style-name="FTLG-Name"><text:span text:style-name="FTLG-Name">Hansen, Irene</text:span></text:p></draw:text-box>
</draw:frame>
<text:alphabetical-index-mark text:string-value="Hansen, Monica ( -  )"/><draw:frame text:anchor-type="paragraph" draw:z-index="2" draw:style-name="TLG-text" svg:width="3.77cm" svg:height="0.49cm" svg:x="0.62cm" svg:y="6.94cm"><draw:text-box> <text:p text:style-name="FTLG-Name"><text:span text:style-name="FTLG-Name">Hansen, Monica</text:span></text:p></draw:text-box>
</draw:frame>
<text:alphabetical-index-mark text:string-value="Hansen, Nula ( -  )"/><draw:frame text:anchor-type="paragraph" draw:z-index="2" draw:style-name="TLG-text" svg:width="3.24cm" svg:height="0.49cm" svg:x="0.62cm" svg:y="7.56cm"><draw:text-box> <text:p text:style-name="FTLG-Name"><text:span text:style-name="FTLG-Name">Hansen, Nula</text:span></text:p></draw:text-box>
</draw:frame>
<text:alphabetical-index-mark text:string-value="Hansen, Thomas ( -  )"/><draw:frame text:anchor-type="paragraph" draw:z-index="2" draw:style-name="TLG-text" svg:width="3.95cm" svg:height="0.49cm" svg:x="0.62cm" svg:y="8.17cm"><draw:text-box> <text:p text:style-name="FTLG-Name"><text:span text:style-name="FTLG-Name">Hansen, Thomas</text:span></text:p></draw:text-box>
</draw:frame>
<text:alphabetical-index-mark text:string-value="Harper, ??"/><draw:frame text:anchor-type="paragraph" draw:z-index="2" draw:style-name="TLG-text" svg:width="2.63cm" svg:height="0.49cm" svg:x="0.62cm" svg:y="8.79cm"><draw:text-box> <text:p text:style-name="FTLG-Name"><text:span text:style-name="FTLG-Name">Harper, ??</text:span></text:p></draw:text-box>
</draw:frame>
<text:alphabetical-index-mark text:string-value="Harris, Ella Mae"/><draw:frame text:anchor-type="paragraph" draw:z-index="2" draw:style-name="TLG-text" svg:width="3.72cm" svg:height="0.49cm" svg:x="0.62cm" svg:y="9.41cm"><draw:text-box> <text:p text:style-name="FTLG-Name"><text:span text:style-name="FTLG-Name">Harris, Ella Mae</text:span></text:p></draw:text-box>
</draw:frame>
<text:alphabetical-index-mark text:string-value="Harris, Lawrence"/><draw:frame text:anchor-type="paragraph" draw:z-index="2" draw:style-name="TLG-text" svg:width="3.92cm" svg:height="0.49cm" svg:x="0.62cm" svg:y="10.03cm"><draw:text-box> <text:p text:style-name="FTLG-Name"><text:span text:style-name="FTLG-Name">Harris, Lawrence</text:span></text:p></draw:text-box>
</draw:frame>
<text:alphabetical-index-mark text:string-value="Harris, Mary"/><draw:frame text:anchor-type="paragraph" draw:z-index="2" draw:style-name="TLG-text" svg:width="2.96cm" svg:height="0.49cm" svg:x="0.62cm" svg:y="10.64cm"><draw:text-box> <text:p text:style-name="FTLG-Name"><text:span text:style-name="FTLG-Name">Harris, Mary</text:span></text:p></draw:text-box>
</draw:frame>
<text:alphabetical-index-mark text:string-value="Harris, Mary Alice"/><draw:frame text:anchor-type="paragraph" draw:z-index="2" draw:style-name="TLG-text" svg:width="4.08cm" svg:height="0.49cm" svg:x="0.62cm" svg:y="11.26cm"><draw:text-box> <text:p text:style-name="FTLG-Name"><text:span text:style-name="FTLG-Name">Harris, Mary Alice</text:span></text:p></draw:text-box>
</draw:frame>
<text:alphabetical-index-mark text:string-value="Harrison, Edward"/><draw:frame text:anchor-type="paragraph" draw:z-index="2" draw:style-name="TLG-text" svg:width="4.00cm" svg:height="0.49cm" svg:x="0.62cm" svg:y="11.88cm"><draw:text-box> <text:p text:style-name="FTLG-Name"><text:span text:style-name="FTLG-Name">Harrison, Edward</text:span></text:p></draw:text-box>
</draw:frame>
<text:alphabetical-index-mark text:string-value="Harris, Patricia Anne"/><draw:frame text:anchor-type="paragraph" draw:z-index="2" draw:style-name="TLG-text" svg:width="4.66cm" svg:height="0.49cm" svg:x="0.62cm" svg:y="12.50cm"><draw:text-box> <text:p text:style-name="FTLG-Name"><text:span text:style-name="FTLG-Name">Harris, Patricia Anne</text:span></text:p></draw:text-box>
</draw:frame>
<text:alphabetical-index-mark text:string-value="Harris, Theresa Frances"/><draw:frame text:anchor-type="paragraph" draw:z-index="2" draw:style-name="TLG-text" svg:width="5.40cm" svg:height="0.49cm" svg:x="0.62cm" svg:y="13.11cm"><draw:text-box> <text:p text:style-name="FTLG-Name"><text:span text:style-name="FTLG-Name">Harris, Theresa Frances</text:span></text:p></draw:text-box>
</draw:frame>
<text:alphabetical-index-mark text:string-value="Hart, Gerry"/><draw:frame text:anchor-type="paragraph" draw:z-index="2" draw:style-name="TLG-text" svg:width="2.73cm" svg:height="0.49cm" svg:x="0.62cm" svg:y="13.73cm"><draw:text-box> <text:p text:style-name="FTLG-Name"><text:span text:style-name="FTLG-Name">Hart, Gerry</text:span></text:p></draw:text-box>
</draw:frame>
<text:alphabetical-index-mark text:string-value="Hart, Laura"/><draw:frame text:anchor-type="paragraph" draw:z-index="2" draw:style-name="TLG-text" svg:width="2.75cm" svg:height="0.49cm" svg:x="0.62cm" svg:y="14.35cm"><draw:text-box> <text:p text:style-name="FTLG-Name"><text:span text:style-name="FTLG-Name">Hart, Laura</text:span></text:p></draw:text-box>
</draw:frame>
<text:alphabetical-index-mark text:string-value="Hart, Lisa"/><draw:frame text:anchor-type="paragraph" draw:z-index="2" draw:style-name="TLG-text" svg:width="2.42cm" svg:height="0.49cm" svg:x="0.62cm" svg:y="14.96cm"><draw:text-box> <text:p text:style-name="FTLG-Name"><text:span text:style-name="FTLG-Name">Hart, Lisa</text:span></text:p></draw:text-box>
</draw:frame>
<text:alphabetical-index-mark text:string-value="Hart, Paul"/><draw:frame text:anchor-type="paragraph" draw:z-index="2" draw:style-name="TLG-text" svg:width="2.50cm" svg:height="0.49cm" svg:x="0.62cm" svg:y="15.58cm"><draw:text-box> <text:p text:style-name="FTLG-Name"><text:span text:style-name="FTLG-Name">Hart, Paul</text:span></text:p></draw:text-box>
</draw:frame>
<text:alphabetical-index-mark text:string-value="Harvey, John"/><draw:frame text:anchor-type="paragraph" draw:z-index="2" draw:style-name="TLG-text" svg:width="3.16cm" svg:height="0.49cm" svg:x="0.62cm" svg:y="16.20cm"><draw:text-box> <text:p text:style-name="FTLG-Name"><text:span text:style-name="FTLG-Name">Harvey, John</text:span></text:p></draw:text-box>
</draw:frame>
<text:alphabetical-index-mark text:string-value="Harvey, Lydia"/><draw:frame text:anchor-type="paragraph" draw:z-index="2" draw:style-name="TLG-text" svg:width="3.26cm" svg:height="0.49cm" svg:x="0.62cm" svg:y="16.82cm"><draw:text-box> <text:p text:style-name="FTLG-Name"><text:span text:style-name="FTLG-Name">Harvey, Lydia</text:span></text:p></draw:text-box>
</draw:frame>
<text:alphabetical-index-mark text:string-value="Hawkins, Beckham"/><draw:frame text:anchor-type="paragraph" draw:z-index="2" draw:style-name="TLG-text" svg:width="4.36cm" svg:height="0.49cm" svg:x="0.62cm" svg:y="17.43cm"><draw:text-box> <text:p text:style-name="FTLG-Name"><text:span text:style-name="FTLG-Name">Hawkins, Beckham</text:span></text:p></draw:text-box>
</draw:frame>
<text:alphabetical-index-mark text:string-value="Hawkins, Gail"/><draw:frame text:anchor-type="paragraph" draw:z-index="2" draw:style-name="TLG-text" svg:width="3.26cm" svg:height="0.49cm" svg:x="0.62cm" svg:y="18.05cm"><draw:text-box> <text:p text:style-name="FTLG-Name"><text:span text:style-name="FTLG-Name">Hawkins, Gail</text:span></text:p></draw:text-box>
</draw:frame>
<text:alphabetical-index-mark text:string-value="Hawkins, Gerald L."/><draw:frame text:anchor-type="paragraph" draw:z-index="2" draw:style-name="TLG-text" svg:width="4.33cm" svg:height="0.49cm" svg:x="0.62cm" svg:y="18.67cm"><draw:text-box> <text:p text:style-name="FTLG-Name"><text:span text:style-name="FTLG-Name">Hawkins, Gerald L.</text:span></text:p></draw:text-box>
</draw:frame>
<text:alphabetical-index-mark text:string-value="Hawkins, James R."/><draw:frame text:anchor-type="paragraph" draw:z-index="2" draw:style-name="TLG-text" svg:width="4.38cm" svg:height="0.49cm" svg:x="0.62cm" svg:y="19.29cm"><draw:text-box> <text:p text:style-name="FTLG-Name"><text:span text:style-name="FTLG-Name">Hawkins, James R.</text:span></text:p></draw:text-box>
</draw:frame>
<text:alphabetical-index-mark text:string-value="Hawkins, Janelle"/><draw:frame text:anchor-type="paragraph" draw:z-index="2" draw:style-name="TLG-text" svg:width="3.90cm" svg:height="0.49cm" svg:x="0.62cm" svg:y="19.90cm"><draw:text-box> <text:p text:style-name="FTLG-Name"><text:span text:style-name="FTLG-Name">Hawkins, Janelle</text:span></text:p></draw:text-box>
</draw:frame>
<text:alphabetical-index-mark text:string-value="Hawkins, Jean"/><draw:frame text:anchor-type="paragraph" draw:z-index="2" draw:style-name="TLG-text" svg:width="3.44cm" svg:height="0.49cm" svg:x="0.62cm" svg:y="20.52cm"><draw:text-box> <text:p text:style-name="FTLG-Name"><text:span text:style-name="FTLG-Name">Hawkins, Jean</text:span></text:p></draw:text-box>
</draw:frame>
<text:alphabetical-index-mark text:string-value="Hawkins, Richard W."/><draw:frame text:anchor-type="paragraph" draw:z-index="2" draw:style-name="TLG-text" svg:width="4.71cm" svg:height="0.49cm" svg:x="0.62cm" svg:y="21.14cm"><draw:text-box> <text:p text:style-name="FTLG-Name"><text:span text:style-name="FTLG-Name">Hawkins, Richard W.</text:span></text:p></draw:text-box>
</draw:frame>
<text:alphabetical-index-mark text:string-value="Hébert, Ruth Ann ( - 1843)"/><draw:frame text:anchor-type="paragraph" draw:z-index="2" draw:style-name="TLG-text" svg:width="4.00cm" svg:height="0.49cm" svg:x="0.62cm" svg:y="21.76cm"><draw:text-box> <text:p text:style-name="FTLG-Name"><text:span text:style-name="FTLG-Name">Hébert, Ruth Ann</text:span></text:p></draw:text-box>
</draw:frame>
<draw:polygon draw:style-name="TLG-solid" draw:layer="layout" draw:z-index="1" svg:x="15.281145cm" svg:y="21.755525cm" svg:viewBox="0 0 100 352" svg:width="0.1000cm" svg:height="0.3528cm" draw:points="50, 0 100, 176 50, 352 0, 176"/>
<text:alphabetical-index-mark text:string-value="Hernandez, John"/><draw:frame text:anchor-type="paragraph" draw:z-index="2" draw:style-name="TLG-text" svg:width="3.95cm" svg:height="0.49cm" svg:x="0.62cm" svg:y="22.37cm"><draw:text-box> <text:p text:style-name="FTLG-Name"><text:span text:style-name="FTLG-Name">Hernandez, Joh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Hernández, Nancy"/><draw:frame text:anchor-type="paragraph" draw:z-index="2" draw:style-name="TLG-text" svg:width="4.26cm" svg:height="0.49cm" svg:x="0.62cm" svg:y="2.62cm"><draw:text-box> <text:p text:style-name="FTLG-Name"><text:span text:style-name="FTLG-Name">Hernández, Nancy</text:span></text:p></draw:text-box>
</draw:frame>
<text:alphabetical-index-mark text:string-value="Hernández, Thomas"/><draw:frame text:anchor-type="paragraph" draw:z-index="2" draw:style-name="TLG-text" svg:width="4.61cm" svg:height="0.49cm" svg:x="0.62cm" svg:y="3.23cm"><draw:text-box> <text:p text:style-name="FTLG-Name"><text:span text:style-name="FTLG-Name">Hernández, Thomas</text:span></text:p></draw:text-box>
</draw:frame>
<text:alphabetical-index-mark text:string-value="Hoffman, Fay"/><draw:frame text:anchor-type="paragraph" draw:z-index="2" draw:style-name="TLG-text" svg:width="3.21cm" svg:height="0.49cm" svg:x="0.62cm" svg:y="3.85cm"><draw:text-box> <text:p text:style-name="FTLG-Name"><text:span text:style-name="FTLG-Name">Hoffman, Fay</text:span></text:p></draw:text-box>
</draw:frame>
<text:alphabetical-index-mark text:string-value="Holloway, John(?) ( - )"/><draw:frame text:anchor-type="paragraph" draw:z-index="2" draw:style-name="TLG-text" svg:width="4.13cm" svg:height="0.49cm" svg:x="0.62cm" svg:y="4.47cm"><draw:text-box> <text:p text:style-name="FTLG-Name"><text:span text:style-name="FTLG-Name">Holloway, John(?)</text:span></text:p></draw:text-box>
</draw:frame>
<text:alphabetical-index-mark text:string-value="Howard, Juliana"/><draw:frame text:anchor-type="paragraph" draw:z-index="2" draw:style-name="TLG-text" svg:width="3.75cm" svg:height="0.49cm" svg:x="0.62cm" svg:y="5.09cm"><draw:text-box> <text:p text:style-name="FTLG-Name"><text:span text:style-name="FTLG-Name">Howard, Juliana</text:span></text:p></draw:text-box>
</draw:frame>
<text:alphabetical-index-mark text:string-value="Howard, Michael"/><draw:frame text:anchor-type="paragraph" draw:z-index="2" draw:style-name="TLG-text" svg:width="3.87cm" svg:height="0.49cm" svg:x="0.62cm" svg:y="5.70cm"><draw:text-box> <text:p text:style-name="FTLG-Name"><text:span text:style-name="FTLG-Name">Howard, Michael</text:span></text:p></draw:text-box>
</draw:frame>
<text:alphabetical-index-mark text:string-value="Howell, Marie"/><draw:frame text:anchor-type="paragraph" draw:z-index="2" draw:style-name="TLG-text" svg:width="3.24cm" svg:height="0.49cm" svg:x="0.62cm" svg:y="6.32cm"><draw:text-box> <text:p text:style-name="FTLG-Name"><text:span text:style-name="FTLG-Name">Howell, Marie</text:span></text:p></draw:text-box>
</draw:frame>
<text:alphabetical-index-mark text:string-value="Hubbard, Donna"/><draw:frame text:anchor-type="paragraph" draw:z-index="2" draw:style-name="TLG-text" svg:width="3.82cm" svg:height="0.49cm" svg:x="0.62cm" svg:y="6.94cm"><draw:text-box> <text:p text:style-name="FTLG-Name"><text:span text:style-name="FTLG-Name">Hubbard, Donna</text:span></text:p></draw:text-box>
</draw:frame>
<text:alphabetical-index-mark text:string-value="Hudson, Eugene Stanley"/><draw:frame text:anchor-type="paragraph" draw:z-index="2" draw:style-name="TLG-text" svg:width="5.53cm" svg:height="0.49cm" svg:x="0.62cm" svg:y="7.56cm"><draw:text-box> <text:p text:style-name="FTLG-Name"><text:span text:style-name="FTLG-Name">Hudson, Eugene Stanley</text:span></text:p></draw:text-box>
</draw:frame>
<text:alphabetical-index-mark text:string-value="Hudson, Howard Lane"/><draw:frame text:anchor-type="paragraph" draw:z-index="2" draw:style-name="TLG-text" svg:width="5.02cm" svg:height="0.49cm" svg:x="0.62cm" svg:y="8.17cm"><draw:text-box> <text:p text:style-name="FTLG-Name"><text:span text:style-name="FTLG-Name">Hudson, Howard Lane</text:span></text:p></draw:text-box>
</draw:frame>
<text:alphabetical-index-mark text:string-value="Hudson, Howard Lane"/><draw:frame text:anchor-type="paragraph" draw:z-index="2" draw:style-name="TLG-text" svg:width="5.02cm" svg:height="0.49cm" svg:x="0.62cm" svg:y="8.79cm"><draw:text-box> <text:p text:style-name="FTLG-Name"><text:span text:style-name="FTLG-Name">Hudson, Howard Lane</text:span></text:p></draw:text-box>
</draw:frame>
<text:alphabetical-index-mark text:string-value="Hunt, Isaac"/><draw:frame text:anchor-type="paragraph" draw:z-index="2" draw:style-name="TLG-text" svg:width="2.78cm" svg:height="0.49cm" svg:x="0.62cm" svg:y="9.41cm"><draw:text-box> <text:p text:style-name="FTLG-Name"><text:span text:style-name="FTLG-Name">Hunt, Isaac</text:span></text:p></draw:text-box>
</draw:frame>
<text:alphabetical-index-mark text:string-value="Iglesias, Kate"/><draw:frame text:anchor-type="paragraph" draw:z-index="2" draw:style-name="TLG-text" svg:width="3.21cm" svg:height="0.49cm" svg:x="0.62cm" svg:y="10.03cm"><draw:text-box> <text:p text:style-name="FTLG-Name"><text:span text:style-name="FTLG-Name">Iglesias, Kate</text:span></text:p></draw:text-box>
</draw:frame>
<text:alphabetical-index-mark text:string-value="Jackson, Cora Ellen ( -  )"/><draw:frame text:anchor-type="paragraph" draw:z-index="2" draw:style-name="TLG-text" svg:width="4.54cm" svg:height="0.49cm" svg:x="0.62cm" svg:y="10.64cm"><draw:text-box> <text:p text:style-name="FTLG-Name"><text:span text:style-name="FTLG-Name">Jackson, Cora Ellen</text:span></text:p></draw:text-box>
</draw:frame>
<text:alphabetical-index-mark text:string-value="Jackson, Cora Ellen"/><draw:frame text:anchor-type="paragraph" draw:z-index="2" draw:style-name="TLG-text" svg:width="4.54cm" svg:height="0.49cm" svg:x="0.62cm" svg:y="11.26cm"><draw:text-box> <text:p text:style-name="FTLG-Name"><text:span text:style-name="FTLG-Name">Jackson, Cora Ellen</text:span></text:p></draw:text-box>
</draw:frame>
<text:alphabetical-index-mark text:string-value="Jacobs, Alice"/><draw:frame text:anchor-type="paragraph" draw:z-index="2" draw:style-name="TLG-text" svg:width="3.16cm" svg:height="0.49cm" svg:x="0.62cm" svg:y="11.88cm"><draw:text-box> <text:p text:style-name="FTLG-Name"><text:span text:style-name="FTLG-Name">Jacobs, Alice</text:span></text:p></draw:text-box>
</draw:frame>
<text:alphabetical-index-mark text:string-value="James, Hugh"/><draw:frame text:anchor-type="paragraph" draw:z-index="2" draw:style-name="TLG-text" svg:width="3.16cm" svg:height="0.49cm" svg:x="0.62cm" svg:y="12.50cm"><draw:text-box> <text:p text:style-name="FTLG-Name"><text:span text:style-name="FTLG-Name">James, Hugh</text:span></text:p></draw:text-box>
</draw:frame>
<text:alphabetical-index-mark text:string-value="James, Isaac ( -  )"/><draw:frame text:anchor-type="paragraph" draw:z-index="2" draw:style-name="TLG-text" svg:width="3.16cm" svg:height="0.49cm" svg:x="0.62cm" svg:y="13.11cm"><draw:text-box> <text:p text:style-name="FTLG-Name"><text:span text:style-name="FTLG-Name">James, Isaac</text:span></text:p></draw:text-box>
</draw:frame>
<text:alphabetical-index-mark text:string-value="James, James"/><draw:frame text:anchor-type="paragraph" draw:z-index="2" draw:style-name="TLG-text" svg:width="3.41cm" svg:height="0.49cm" svg:x="0.62cm" svg:y="13.73cm"><draw:text-box> <text:p text:style-name="FTLG-Name"><text:span text:style-name="FTLG-Name">James, James</text:span></text:p></draw:text-box>
</draw:frame>
<text:alphabetical-index-mark text:string-value="James, Jane ( - 1846-09-03)"/><draw:frame text:anchor-type="paragraph" draw:z-index="2" draw:style-name="TLG-text" svg:width="3.06cm" svg:height="0.49cm" svg:x="0.62cm" svg:y="14.35cm"><draw:text-box> <text:p text:style-name="FTLG-Name"><text:span text:style-name="FTLG-Name">James, Jane</text:span></text:p></draw:text-box>
</draw:frame>
<draw:polygon draw:style-name="TLG-solid" draw:layer="layout" draw:z-index="1" svg:x="15.294117cm" svg:y="14.347203cm" svg:viewBox="0 0 100 352" svg:width="0.1000cm" svg:height="0.3528cm" draw:points="50, 0 100, 176 50, 352 0, 176"/>
<text:alphabetical-index-mark text:string-value="James, Joseph"/><draw:frame text:anchor-type="paragraph" draw:z-index="2" draw:style-name="TLG-text" svg:width="3.54cm" svg:height="0.49cm" svg:x="0.62cm" svg:y="14.96cm"><draw:text-box> <text:p text:style-name="FTLG-Name"><text:span text:style-name="FTLG-Name">James, Joseph</text:span></text:p></draw:text-box>
</draw:frame>
<text:alphabetical-index-mark text:string-value="James, Pamela"/><draw:frame text:anchor-type="paragraph" draw:z-index="2" draw:style-name="TLG-text" svg:width="3.62cm" svg:height="0.49cm" svg:x="0.62cm" svg:y="15.58cm"><draw:text-box> <text:p text:style-name="FTLG-Name"><text:span text:style-name="FTLG-Name">James, Pamela</text:span></text:p></draw:text-box>
</draw:frame>
<text:alphabetical-index-mark text:string-value="James, Patsy"/><draw:frame text:anchor-type="paragraph" draw:z-index="2" draw:style-name="TLG-text" svg:width="3.21cm" svg:height="0.49cm" svg:x="0.62cm" svg:y="16.20cm"><draw:text-box> <text:p text:style-name="FTLG-Name"><text:span text:style-name="FTLG-Name">James, Patsy</text:span></text:p></draw:text-box>
</draw:frame>
<text:alphabetical-index-mark text:string-value="James, Robert"/><draw:frame text:anchor-type="paragraph" draw:z-index="2" draw:style-name="TLG-text" svg:width="3.44cm" svg:height="0.49cm" svg:x="0.62cm" svg:y="16.82cm"><draw:text-box> <text:p text:style-name="FTLG-Name"><text:span text:style-name="FTLG-Name">James, Robert</text:span></text:p></draw:text-box>
</draw:frame>
<text:alphabetical-index-mark text:string-value="James, Thomas ( -  )"/><draw:frame text:anchor-type="paragraph" draw:z-index="2" draw:style-name="TLG-text" svg:width="3.72cm" svg:height="0.49cm" svg:x="0.62cm" svg:y="17.43cm"><draw:text-box> <text:p text:style-name="FTLG-Name"><text:span text:style-name="FTLG-Name">James, Thomas</text:span></text:p></draw:text-box>
</draw:frame>
<text:alphabetical-index-mark text:string-value="James, Walter Crockett ( -  )"/><draw:frame text:anchor-type="paragraph" draw:z-index="2" draw:style-name="TLG-text" svg:width="5.22cm" svg:height="0.49cm" svg:x="0.62cm" svg:y="18.05cm"><draw:text-box> <text:p text:style-name="FTLG-Name"><text:span text:style-name="FTLG-Name">James, Walter Crockett</text:span></text:p></draw:text-box>
</draw:frame>
<text:alphabetical-index-mark text:string-value="Jankowski, Willie ( - )"/><draw:frame text:anchor-type="paragraph" draw:z-index="2" draw:style-name="TLG-text" svg:width="3.92cm" svg:height="0.49cm" svg:x="0.62cm" svg:y="18.67cm"><draw:text-box> <text:p text:style-name="FTLG-Name"><text:span text:style-name="FTLG-Name">Jankowski, Willie</text:span></text:p></draw:text-box>
</draw:frame>
<text:alphabetical-index-mark text:string-value="Jensen, Elizabeth"/><draw:frame text:anchor-type="paragraph" draw:z-index="2" draw:style-name="TLG-text" svg:width="4.08cm" svg:height="0.49cm" svg:x="0.62cm" svg:y="19.29cm"><draw:text-box> <text:p text:style-name="FTLG-Name"><text:span text:style-name="FTLG-Name">Jensen, Elizabeth</text:span></text:p></draw:text-box>
</draw:frame>
<text:alphabetical-index-mark text:string-value="Jiménez, Armand E. ( -  )"/><draw:frame text:anchor-type="paragraph" draw:z-index="2" draw:style-name="TLG-text" svg:width="4.59cm" svg:height="0.49cm" svg:x="0.62cm" svg:y="19.90cm"><draw:text-box> <text:p text:style-name="FTLG-Name"><text:span text:style-name="FTLG-Name">Jiménez, Armand E.</text:span></text:p></draw:text-box>
</draw:frame>
<text:alphabetical-index-mark text:string-value="Jiménez, Lucinda ( -  )"/><draw:frame text:anchor-type="paragraph" draw:z-index="2" draw:style-name="TLG-text" svg:width="4.03cm" svg:height="0.49cm" svg:x="0.62cm" svg:y="20.52cm"><draw:text-box> <text:p text:style-name="FTLG-Name"><text:span text:style-name="FTLG-Name">Jiménez, Lucinda</text:span></text:p></draw:text-box>
</draw:frame>
<text:alphabetical-index-mark text:string-value="Jiménez, Mary C. ( -  )"/><draw:frame text:anchor-type="paragraph" draw:z-index="2" draw:style-name="TLG-text" svg:width="4.03cm" svg:height="0.49cm" svg:x="0.62cm" svg:y="21.14cm"><draw:text-box> <text:p text:style-name="FTLG-Name"><text:span text:style-name="FTLG-Name">Jiménez, Mary C.</text:span></text:p></draw:text-box>
</draw:frame>
<text:alphabetical-index-mark text:string-value="Jiménez, Nancy E. ( -  )"/><draw:frame text:anchor-type="paragraph" draw:z-index="2" draw:style-name="TLG-text" svg:width="4.28cm" svg:height="0.49cm" svg:x="0.62cm" svg:y="21.76cm"><draw:text-box> <text:p text:style-name="FTLG-Name"><text:span text:style-name="FTLG-Name">Jiménez, Nancy E.</text:span></text:p></draw:text-box>
</draw:frame>
<text:alphabetical-index-mark text:string-value="Jiménez, Richard? Cornelius ( -  )"/><draw:frame text:anchor-type="paragraph" draw:z-index="2" draw:style-name="TLG-text" svg:width="6.32cm" svg:height="0.49cm" svg:x="0.62cm" svg:y="22.37cm"><draw:text-box> <text:p text:style-name="FTLG-Name"><text:span text:style-name="FTLG-Name">Jiménez, Richard? Corneliu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Jiménez, Sarah M. ( -  )"/><draw:frame text:anchor-type="paragraph" draw:z-index="2" draw:style-name="TLG-text" svg:width="4.28cm" svg:height="0.49cm" svg:x="0.62cm" svg:y="2.62cm"><draw:text-box> <text:p text:style-name="FTLG-Name"><text:span text:style-name="FTLG-Name">Jiménez, Sarah M.</text:span></text:p></draw:text-box>
</draw:frame>
<text:alphabetical-index-mark text:string-value="Jiménez, Tolbert A. ( -  )"/><draw:frame text:anchor-type="paragraph" draw:z-index="2" draw:style-name="TLG-text" svg:width="4.41cm" svg:height="0.49cm" svg:x="0.62cm" svg:y="3.23cm"><draw:text-box> <text:p text:style-name="FTLG-Name"><text:span text:style-name="FTLG-Name">Jiménez, Tolbert A.</text:span></text:p></draw:text-box>
</draw:frame>
<text:alphabetical-index-mark text:string-value="Johnson, Elizabeth (  - )"/><draw:frame text:anchor-type="paragraph" draw:z-index="2" draw:style-name="TLG-text" svg:width="4.33cm" svg:height="0.49cm" svg:x="0.62cm" svg:y="3.85cm"><draw:text-box> <text:p text:style-name="FTLG-Name"><text:span text:style-name="FTLG-Name">Johnson, Elizabeth</text:span></text:p></draw:text-box>
</draw:frame>
<text:alphabetical-index-mark text:string-value="Jordan, William"/><draw:frame text:anchor-type="paragraph" draw:z-index="2" draw:style-name="TLG-text" svg:width="3.59cm" svg:height="0.49cm" svg:x="0.62cm" svg:y="4.47cm"><draw:text-box> <text:p text:style-name="FTLG-Name"><text:span text:style-name="FTLG-Name">Jordan, William</text:span></text:p></draw:text-box>
</draw:frame>
<text:alphabetical-index-mark text:string-value="Joseph, Alfred"/><draw:frame text:anchor-type="paragraph" draw:z-index="2" draw:style-name="TLG-text" svg:width="3.39cm" svg:height="0.49cm" svg:x="0.62cm" svg:y="5.09cm"><draw:text-box> <text:p text:style-name="FTLG-Name"><text:span text:style-name="FTLG-Name">Joseph, Alfred</text:span></text:p></draw:text-box>
</draw:frame>
<text:alphabetical-index-mark text:string-value="Kaczmarek, Isabella ( - 1904-04-21)"/><draw:frame text:anchor-type="paragraph" draw:z-index="2" draw:style-name="TLG-text" svg:width="4.59cm" svg:height="0.49cm" svg:x="0.62cm" svg:y="5.70cm"><draw:text-box> <text:p text:style-name="FTLG-Name"><text:span text:style-name="FTLG-Name">Kaczmarek, Isabella</text:span></text:p></draw:text-box>
</draw:frame>
<draw:polygon draw:style-name="TLG-solid" draw:layer="layout" draw:z-index="1" svg:x="15.544904cm" svg:y="5.704161cm" svg:viewBox="0 0 100 352" svg:width="0.1000cm" svg:height="0.3528cm" draw:points="50, 0 100, 176 50, 352 0, 176"/>
<text:alphabetical-index-mark text:string-value="Kamiński, Elizabeth"/><draw:frame text:anchor-type="paragraph" draw:z-index="2" draw:style-name="TLG-text" svg:width="4.46cm" svg:height="0.49cm" svg:x="0.62cm" svg:y="6.32cm"><draw:text-box> <text:p text:style-name="FTLG-Name"><text:span text:style-name="FTLG-Name">Kamiński, Elizabeth</text:span></text:p></draw:text-box>
</draw:frame>
<text:alphabetical-index-mark text:string-value="Kamiński, "/><draw:frame text:anchor-type="paragraph" draw:z-index="2" draw:style-name="TLG-text" svg:width="2.32cm" svg:height="0.49cm" svg:x="0.62cm" svg:y="6.94cm"><draw:text-box> <text:p text:style-name="FTLG-Name"><text:span text:style-name="FTLG-Name">Kamiński</text:span></text:p></draw:text-box>
</draw:frame>
<text:alphabetical-index-mark text:string-value="Keller, Mathew"/><draw:frame text:anchor-type="paragraph" draw:z-index="2" draw:style-name="TLG-text" svg:width="3.49cm" svg:height="0.49cm" svg:x="0.62cm" svg:y="7.56cm"><draw:text-box> <text:p text:style-name="FTLG-Name"><text:span text:style-name="FTLG-Name">Keller, Mathew</text:span></text:p></draw:text-box>
</draw:frame>
<text:alphabetical-index-mark text:string-value="Kelley, Thomas"/><draw:frame text:anchor-type="paragraph" draw:z-index="2" draw:style-name="TLG-text" svg:width="3.62cm" svg:height="0.49cm" svg:x="0.62cm" svg:y="8.17cm"><draw:text-box> <text:p text:style-name="FTLG-Name"><text:span text:style-name="FTLG-Name">Kelley, Thomas</text:span></text:p></draw:text-box>
</draw:frame>
<text:alphabetical-index-mark text:string-value="Kelly, David"/><draw:frame text:anchor-type="paragraph" draw:z-index="2" draw:style-name="TLG-text" svg:width="2.88cm" svg:height="0.49cm" svg:x="0.62cm" svg:y="8.79cm"><draw:text-box> <text:p text:style-name="FTLG-Name"><text:span text:style-name="FTLG-Name">Kelly, David</text:span></text:p></draw:text-box>
</draw:frame>
<text:alphabetical-index-mark text:string-value="Kennedy, Ann"/><draw:frame text:anchor-type="paragraph" draw:z-index="2" draw:style-name="TLG-text" svg:width="3.34cm" svg:height="0.49cm" svg:x="0.62cm" svg:y="9.41cm"><draw:text-box> <text:p text:style-name="FTLG-Name"><text:span text:style-name="FTLG-Name">Kennedy, Ann</text:span></text:p></draw:text-box>
</draw:frame>
<text:alphabetical-index-mark text:string-value="Kim, Frank"/><draw:frame text:anchor-type="paragraph" draw:z-index="2" draw:style-name="TLG-text" svg:width="2.68cm" svg:height="0.49cm" svg:x="0.62cm" svg:y="10.03cm"><draw:text-box> <text:p text:style-name="FTLG-Name"><text:span text:style-name="FTLG-Name">Kim, Frank</text:span></text:p></draw:text-box>
</draw:frame>
<text:alphabetical-index-mark text:string-value="Knight, Hannah"/><draw:frame text:anchor-type="paragraph" draw:z-index="2" draw:style-name="TLG-text" svg:width="3.62cm" svg:height="0.49cm" svg:x="0.62cm" svg:y="10.64cm"><draw:text-box> <text:p text:style-name="FTLG-Name"><text:span text:style-name="FTLG-Name">Knight, Hannah</text:span></text:p></draw:text-box>
</draw:frame>
<text:alphabetical-index-mark text:string-value="Kowalski, Thomas ( -  )"/><draw:frame text:anchor-type="paragraph" draw:z-index="2" draw:style-name="TLG-text" svg:width="4.18cm" svg:height="0.49cm" svg:x="0.62cm" svg:y="11.26cm"><draw:text-box> <text:p text:style-name="FTLG-Name"><text:span text:style-name="FTLG-Name">Kowalski, Thomas</text:span></text:p></draw:text-box>
</draw:frame>
<text:alphabetical-index-mark text:string-value="Lachance, Helen"/><draw:frame text:anchor-type="paragraph" draw:z-index="2" draw:style-name="TLG-text" svg:width="3.90cm" svg:height="0.49cm" svg:x="0.62cm" svg:y="11.88cm"><draw:text-box> <text:p text:style-name="FTLG-Name"><text:span text:style-name="FTLG-Name">Lachance, Helen</text:span></text:p></draw:text-box>
</draw:frame>
<text:alphabetical-index-mark text:string-value="Landry, Kitty"/><draw:frame text:anchor-type="paragraph" draw:z-index="2" draw:style-name="TLG-text" svg:width="3.01cm" svg:height="0.49cm" svg:x="0.62cm" svg:y="12.50cm"><draw:text-box> <text:p text:style-name="FTLG-Name"><text:span text:style-name="FTLG-Name">Landry, Kitty</text:span></text:p></draw:text-box>
</draw:frame>
<text:alphabetical-index-mark text:string-value="Landry, Mollie"/><draw:frame text:anchor-type="paragraph" draw:z-index="2" draw:style-name="TLG-text" svg:width="3.31cm" svg:height="0.49cm" svg:x="0.62cm" svg:y="13.11cm"><draw:text-box> <text:p text:style-name="FTLG-Name"><text:span text:style-name="FTLG-Name">Landry, Mollie</text:span></text:p></draw:text-box>
</draw:frame>
<text:alphabetical-index-mark text:string-value="Landry, Rose Marie"/><draw:frame text:anchor-type="paragraph" draw:z-index="2" draw:style-name="TLG-text" svg:width="4.46cm" svg:height="0.49cm" svg:x="0.62cm" svg:y="13.73cm"><draw:text-box> <text:p text:style-name="FTLG-Name"><text:span text:style-name="FTLG-Name">Landry, Rose Marie</text:span></text:p></draw:text-box>
</draw:frame>
<text:alphabetical-index-mark text:string-value="Lane, Remo ( - 1919-01-19)"/><draw:frame text:anchor-type="paragraph" draw:z-index="2" draw:style-name="TLG-text" svg:width="2.96cm" svg:height="0.49cm" svg:x="0.62cm" svg:y="14.35cm"><draw:text-box> <text:p text:style-name="FTLG-Name"><text:span text:style-name="FTLG-Name">Lane, Remo</text:span></text:p></draw:text-box>
</draw:frame>
<draw:polygon draw:style-name="TLG-solid" draw:layer="layout" draw:z-index="1" svg:x="15.609763cm" svg:y="14.347203cm" svg:viewBox="0 0 100 352" svg:width="0.1000cm" svg:height="0.3528cm" draw:points="50, 0 100, 176 50, 352 0, 176"/>
<text:alphabetical-index-mark text:string-value="Lapointe, John"/><draw:frame text:anchor-type="paragraph" draw:z-index="2" draw:style-name="TLG-text" svg:width="3.47cm" svg:height="0.49cm" svg:x="0.62cm" svg:y="14.96cm"><draw:text-box> <text:p text:style-name="FTLG-Name"><text:span text:style-name="FTLG-Name">Lapointe, John</text:span></text:p></draw:text-box>
</draw:frame>
<text:alphabetical-index-mark text:string-value="Lapointe, Sir Thomas"/><draw:frame text:anchor-type="paragraph" draw:z-index="2" draw:style-name="TLG-text" svg:width="4.82cm" svg:height="0.49cm" svg:x="0.62cm" svg:y="15.58cm"><draw:text-box> <text:p text:style-name="FTLG-Name"><text:span text:style-name="FTLG-Name">Lapointe, Sir Thomas</text:span></text:p></draw:text-box>
</draw:frame>
<text:alphabetical-index-mark text:string-value="Lapointe, William"/><draw:frame text:anchor-type="paragraph" draw:z-index="2" draw:style-name="TLG-text" svg:width="3.95cm" svg:height="0.49cm" svg:x="0.62cm" svg:y="16.20cm"><draw:text-box> <text:p text:style-name="FTLG-Name"><text:span text:style-name="FTLG-Name">Lapointe, William</text:span></text:p></draw:text-box>
</draw:frame>
<text:alphabetical-index-mark text:string-value="Larsen, Nelly"/><draw:frame text:anchor-type="paragraph" draw:z-index="2" draw:style-name="TLG-text" svg:width="3.13cm" svg:height="0.49cm" svg:x="0.62cm" svg:y="16.82cm"><draw:text-box> <text:p text:style-name="FTLG-Name"><text:span text:style-name="FTLG-Name">Larsen, Nelly</text:span></text:p></draw:text-box>
</draw:frame>
<text:alphabetical-index-mark text:string-value="Larson, Christena Wiseman (  - 1834-11-18)"/><draw:frame text:anchor-type="paragraph" draw:z-index="2" draw:style-name="TLG-text" svg:width="6.12cm" svg:height="0.49cm" svg:x="0.62cm" svg:y="17.43cm"><draw:text-box> <text:p text:style-name="FTLG-Name"><text:span text:style-name="FTLG-Name">Larson, Christena Wiseman</text:span></text:p></draw:text-box>
</draw:frame>
<draw:polygon draw:style-name="TLG-solid" draw:layer="layout" draw:z-index="1" svg:x="15.242230cm" svg:y="17.434004cm" svg:viewBox="0 0 100 352" svg:width="0.1000cm" svg:height="0.3528cm" draw:points="50, 0 100, 176 50, 352 0, 176"/>
<text:alphabetical-index-mark text:string-value="Lavoie, Henry"/><draw:frame text:anchor-type="paragraph" draw:z-index="2" draw:style-name="TLG-text" svg:width="3.29cm" svg:height="0.49cm" svg:x="0.62cm" svg:y="18.05cm"><draw:text-box> <text:p text:style-name="FTLG-Name"><text:span text:style-name="FTLG-Name">Lavoie, Henry</text:span></text:p></draw:text-box>
</draw:frame>
<text:alphabetical-index-mark text:string-value="Lawrence, Dorcas C."/><draw:frame text:anchor-type="paragraph" draw:z-index="2" draw:style-name="TLG-text" svg:width="4.74cm" svg:height="0.49cm" svg:x="0.62cm" svg:y="18.67cm"><draw:text-box> <text:p text:style-name="FTLG-Name"><text:span text:style-name="FTLG-Name">Lawrence, Dorcas C.</text:span></text:p></draw:text-box>
</draw:frame>
<text:alphabetical-index-mark text:string-value="Lawson, John"/><draw:frame text:anchor-type="paragraph" draw:z-index="2" draw:style-name="TLG-text" svg:width="3.29cm" svg:height="0.49cm" svg:x="0.62cm" svg:y="19.29cm"><draw:text-box> <text:p text:style-name="FTLG-Name"><text:span text:style-name="FTLG-Name">Lawson, John</text:span></text:p></draw:text-box>
</draw:frame>
<text:alphabetical-index-mark text:string-value="Lawson, Mr."/><draw:frame text:anchor-type="paragraph" draw:z-index="2" draw:style-name="TLG-text" svg:width="2.96cm" svg:height="0.49cm" svg:x="0.62cm" svg:y="19.90cm"><draw:text-box> <text:p text:style-name="FTLG-Name"><text:span text:style-name="FTLG-Name">Lawson, Mr.</text:span></text:p></draw:text-box>
</draw:frame>
<text:alphabetical-index-mark text:string-value="Lawson, Permelia"/><draw:frame text:anchor-type="paragraph" draw:z-index="2" draw:style-name="TLG-text" svg:width="4.10cm" svg:height="0.49cm" svg:x="0.62cm" svg:y="20.52cm"><draw:text-box> <text:p text:style-name="FTLG-Name"><text:span text:style-name="FTLG-Name">Lawson, Permelia</text:span></text:p></draw:text-box>
</draw:frame>
<text:alphabetical-index-mark text:string-value="Lawson, Phoebe"/><draw:frame text:anchor-type="paragraph" draw:z-index="2" draw:style-name="TLG-text" svg:width="3.87cm" svg:height="0.49cm" svg:x="0.62cm" svg:y="21.14cm"><draw:text-box> <text:p text:style-name="FTLG-Name"><text:span text:style-name="FTLG-Name">Lawson, Phoebe</text:span></text:p></draw:text-box>
</draw:frame>
<text:alphabetical-index-mark text:string-value="Lawson, Susan"/><draw:frame text:anchor-type="paragraph" draw:z-index="2" draw:style-name="TLG-text" svg:width="3.59cm" svg:height="0.49cm" svg:x="0.62cm" svg:y="21.76cm"><draw:text-box> <text:p text:style-name="FTLG-Name"><text:span text:style-name="FTLG-Name">Lawson, Susan</text:span></text:p></draw:text-box>
</draw:frame>
<text:alphabetical-index-mark text:string-value="Lawson, Willard"/><draw:frame text:anchor-type="paragraph" draw:z-index="2" draw:style-name="TLG-text" svg:width="3.70cm" svg:height="0.49cm" svg:x="0.62cm" svg:y="22.37cm"><draw:text-box> <text:p text:style-name="FTLG-Name"><text:span text:style-name="FTLG-Name">Lawson, Willard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eclerc, Sesaria"/><draw:frame text:anchor-type="paragraph" draw:z-index="2" draw:style-name="TLG-text" svg:width="3.75cm" svg:height="0.49cm" svg:x="0.62cm" svg:y="2.62cm"><draw:text-box> <text:p text:style-name="FTLG-Name"><text:span text:style-name="FTLG-Name">Leclerc, Sesaria</text:span></text:p></draw:text-box>
</draw:frame>
<text:alphabetical-index-mark text:string-value="Leonard, Catherine"/><draw:frame text:anchor-type="paragraph" draw:z-index="2" draw:style-name="TLG-text" svg:width="4.38cm" svg:height="0.49cm" svg:x="0.62cm" svg:y="3.23cm"><draw:text-box> <text:p text:style-name="FTLG-Name"><text:span text:style-name="FTLG-Name">Leonard, Catherine</text:span></text:p></draw:text-box>
</draw:frame>
<text:alphabetical-index-mark text:string-value="Lessard, Izora ( - 1902-05-06)"/><draw:frame text:anchor-type="paragraph" draw:z-index="2" draw:style-name="TLG-text" svg:width="3.36cm" svg:height="0.49cm" svg:x="0.62cm" svg:y="3.85cm"><draw:text-box> <text:p text:style-name="FTLG-Name"><text:span text:style-name="FTLG-Name">Lessard, Izora</text:span></text:p></draw:text-box>
</draw:frame>
<draw:polygon draw:style-name="TLG-solid" draw:layer="layout" draw:z-index="1" svg:x="15.536256cm" svg:y="3.852081cm" svg:viewBox="0 0 100 352" svg:width="0.1000cm" svg:height="0.3528cm" draw:points="50, 0 100, 176 50, 352 0, 176"/>
<text:alphabetical-index-mark text:string-value="Lessard, Robert"/><draw:frame text:anchor-type="paragraph" draw:z-index="2" draw:style-name="TLG-text" svg:width="3.72cm" svg:height="0.49cm" svg:x="0.62cm" svg:y="4.47cm"><draw:text-box> <text:p text:style-name="FTLG-Name"><text:span text:style-name="FTLG-Name">Lessard, Robert</text:span></text:p></draw:text-box>
</draw:frame>
<text:alphabetical-index-mark text:string-value="Lessard,  ( -  )"/><draw:frame text:anchor-type="paragraph" draw:z-index="2" draw:style-name="TLG-text" svg:width="2.09cm" svg:height="0.49cm" svg:x="0.62cm" svg:y="5.09cm"><draw:text-box> <text:p text:style-name="FTLG-Name"><text:span text:style-name="FTLG-Name">Lessard</text:span></text:p></draw:text-box>
</draw:frame>
<text:alphabetical-index-mark text:string-value="Lessard, ??? ( -  )"/><draw:frame text:anchor-type="paragraph" draw:z-index="2" draw:style-name="TLG-text" svg:width="3.11cm" svg:height="0.49cm" svg:x="0.62cm" svg:y="5.70cm"><draw:text-box> <text:p text:style-name="FTLG-Name"><text:span text:style-name="FTLG-Name">Lessard, ???</text:span></text:p></draw:text-box>
</draw:frame>
<text:alphabetical-index-mark text:string-value="Lévesque, Clarence ( -  )"/><draw:frame text:anchor-type="paragraph" draw:z-index="2" draw:style-name="TLG-text" svg:width="4.54cm" svg:height="0.49cm" svg:x="0.62cm" svg:y="6.32cm"><draw:text-box> <text:p text:style-name="FTLG-Name"><text:span text:style-name="FTLG-Name">Lévesque, Clarence</text:span></text:p></draw:text-box>
</draw:frame>
<text:alphabetical-index-mark text:string-value="Lévesque, Wilma ( -  )"/><draw:frame text:anchor-type="paragraph" draw:z-index="2" draw:style-name="TLG-text" svg:width="3.98cm" svg:height="0.49cm" svg:x="0.62cm" svg:y="6.94cm"><draw:text-box> <text:p text:style-name="FTLG-Name"><text:span text:style-name="FTLG-Name">Lévesque, Wilma</text:span></text:p></draw:text-box>
</draw:frame>
<text:alphabetical-index-mark text:string-value="Lewandowski, Carroll"/><draw:frame text:anchor-type="paragraph" draw:z-index="2" draw:style-name="TLG-text" svg:width="4.82cm" svg:height="0.49cm" svg:x="0.62cm" svg:y="7.56cm"><draw:text-box> <text:p text:style-name="FTLG-Name"><text:span text:style-name="FTLG-Name">Lewandowski, Carroll</text:span></text:p></draw:text-box>
</draw:frame>
<text:alphabetical-index-mark text:string-value="Lewandowski, Everett"/><draw:frame text:anchor-type="paragraph" draw:z-index="2" draw:style-name="TLG-text" svg:width="4.92cm" svg:height="0.49cm" svg:x="0.62cm" svg:y="8.17cm"><draw:text-box> <text:p text:style-name="FTLG-Name"><text:span text:style-name="FTLG-Name">Lewandowski, Everett</text:span></text:p></draw:text-box>
</draw:frame>
<text:alphabetical-index-mark text:string-value="Lewandowski, Marvin"/><draw:frame text:anchor-type="paragraph" draw:z-index="2" draw:style-name="TLG-text" svg:width="4.84cm" svg:height="0.49cm" svg:x="0.62cm" svg:y="8.79cm"><draw:text-box> <text:p text:style-name="FTLG-Name"><text:span text:style-name="FTLG-Name">Lewandowski, Marvin</text:span></text:p></draw:text-box>
</draw:frame>
<text:alphabetical-index-mark text:string-value="Lewandowski, Paul"/><draw:frame text:anchor-type="paragraph" draw:z-index="2" draw:style-name="TLG-text" svg:width="4.38cm" svg:height="0.49cm" svg:x="0.62cm" svg:y="9.41cm"><draw:text-box> <text:p text:style-name="FTLG-Name"><text:span text:style-name="FTLG-Name">Lewandowski, Paul</text:span></text:p></draw:text-box>
</draw:frame>
<text:alphabetical-index-mark text:string-value="Lewandowski, Thomas"/><draw:frame text:anchor-type="paragraph" draw:z-index="2" draw:style-name="TLG-text" svg:width="5.12cm" svg:height="0.49cm" svg:x="0.62cm" svg:y="10.03cm"><draw:text-box> <text:p text:style-name="FTLG-Name"><text:span text:style-name="FTLG-Name">Lewandowski, Thomas</text:span></text:p></draw:text-box>
</draw:frame>
<text:alphabetical-index-mark text:string-value="Logan, Joseph"/><draw:frame text:anchor-type="paragraph" draw:z-index="2" draw:style-name="TLG-text" svg:width="3.47cm" svg:height="0.49cm" svg:x="0.62cm" svg:y="10.64cm"><draw:text-box> <text:p text:style-name="FTLG-Name"><text:span text:style-name="FTLG-Name">Logan, Joseph</text:span></text:p></draw:text-box>
</draw:frame>
<text:alphabetical-index-mark text:string-value="López, Hans Valentin"/><draw:frame text:anchor-type="paragraph" draw:z-index="2" draw:style-name="TLG-text" svg:width="4.82cm" svg:height="0.49cm" svg:x="0.62cm" svg:y="11.26cm"><draw:text-box> <text:p text:style-name="FTLG-Name"><text:span text:style-name="FTLG-Name">López, Hans Valentin</text:span></text:p></draw:text-box>
</draw:frame>
<text:alphabetical-index-mark text:string-value="Lynch, Nancy"/><draw:frame text:anchor-type="paragraph" draw:z-index="2" draw:style-name="TLG-text" svg:width="3.24cm" svg:height="0.49cm" svg:x="0.62cm" svg:y="11.88cm"><draw:text-box> <text:p text:style-name="FTLG-Name"><text:span text:style-name="FTLG-Name">Lynch, Nancy</text:span></text:p></draw:text-box>
</draw:frame>
<text:alphabetical-index-mark text:string-value="Lynch, Rhonda"/><draw:frame text:anchor-type="paragraph" draw:z-index="2" draw:style-name="TLG-text" svg:width="3.54cm" svg:height="0.49cm" svg:x="0.62cm" svg:y="12.50cm"><draw:text-box> <text:p text:style-name="FTLG-Name"><text:span text:style-name="FTLG-Name">Lynch, Rhonda</text:span></text:p></draw:text-box>
</draw:frame>
<text:alphabetical-index-mark text:string-value="Mack, ??"/><draw:frame text:anchor-type="paragraph" draw:z-index="2" draw:style-name="TLG-text" svg:width="2.32cm" svg:height="0.49cm" svg:x="0.62cm" svg:y="13.11cm"><draw:text-box> <text:p text:style-name="FTLG-Name"><text:span text:style-name="FTLG-Name">Mack, ??</text:span></text:p></draw:text-box>
</draw:frame>
<text:alphabetical-index-mark text:string-value="Madsen, Catherine"/><draw:frame text:anchor-type="paragraph" draw:z-index="2" draw:style-name="TLG-text" svg:width="4.33cm" svg:height="0.49cm" svg:x="0.62cm" svg:y="13.73cm"><draw:text-box> <text:p text:style-name="FTLG-Name"><text:span text:style-name="FTLG-Name">Madsen, Catherine</text:span></text:p></draw:text-box>
</draw:frame>
<text:alphabetical-index-mark text:string-value="Maldonado, Edward"/><draw:frame text:anchor-type="paragraph" draw:z-index="2" draw:style-name="TLG-text" svg:width="4.54cm" svg:height="0.49cm" svg:x="0.62cm" svg:y="14.35cm"><draw:text-box> <text:p text:style-name="FTLG-Name"><text:span text:style-name="FTLG-Name">Maldonado, Edward</text:span></text:p></draw:text-box>
</draw:frame>
<text:alphabetical-index-mark text:string-value="Malone, Mary"/><draw:frame text:anchor-type="paragraph" draw:z-index="2" draw:style-name="TLG-text" svg:width="3.24cm" svg:height="0.49cm" svg:x="0.62cm" svg:y="14.96cm"><draw:text-box> <text:p text:style-name="FTLG-Name"><text:span text:style-name="FTLG-Name">Malone, Mary</text:span></text:p></draw:text-box>
</draw:frame>
<text:alphabetical-index-mark text:string-value="Mann, Agnes ( -  )"/><draw:frame text:anchor-type="paragraph" draw:z-index="2" draw:style-name="TLG-text" svg:width="3.16cm" svg:height="0.49cm" svg:x="0.62cm" svg:y="15.58cm"><draw:text-box> <text:p text:style-name="FTLG-Name"><text:span text:style-name="FTLG-Name">Mann, Agnes</text:span></text:p></draw:text-box>
</draw:frame>
<text:alphabetical-index-mark text:string-value="Marín, Alfred Franklin(Frank) ( - 1864-12-25)"/><draw:frame text:anchor-type="paragraph" draw:z-index="2" draw:style-name="TLG-text" svg:width="6.32cm" svg:height="0.49cm" svg:x="0.62cm" svg:y="16.20cm"><draw:text-box> <text:p text:style-name="FTLG-Name"><text:span text:style-name="FTLG-Name">Marín, Alfred Franklin(Frank)</text:span></text:p></draw:text-box>
</draw:frame>
<draw:polygon draw:style-name="TLG-solid" draw:layer="layout" draw:z-index="1" svg:x="15.371947cm" svg:y="16.199284cm" svg:viewBox="0 0 100 352" svg:width="0.1000cm" svg:height="0.3528cm" draw:points="50, 0 100, 176 50, 352 0, 176"/>
<text:alphabetical-index-mark text:string-value="Marín, Alice"/><draw:frame text:anchor-type="paragraph" draw:z-index="2" draw:style-name="TLG-text" svg:width="2.88cm" svg:height="0.49cm" svg:x="0.62cm" svg:y="16.82cm"><draw:text-box> <text:p text:style-name="FTLG-Name"><text:span text:style-name="FTLG-Name">Marín, Alice</text:span></text:p></draw:text-box>
</draw:frame>
<text:alphabetical-index-mark text:string-value="Marín, Frank (  - 1956-10-00)"/><draw:frame text:anchor-type="paragraph" draw:z-index="2" draw:style-name="TLG-text" svg:width="3.06cm" svg:height="0.49cm" svg:x="0.62cm" svg:y="17.43cm"><draw:text-box> <text:p text:style-name="FTLG-Name"><text:span text:style-name="FTLG-Name">Marín, Frank</text:span></text:p></draw:text-box>
</draw:frame>
<draw:polygon draw:style-name="TLG-solid" draw:layer="layout" draw:z-index="1" svg:x="15.769748cm" svg:y="17.434004cm" svg:viewBox="0 0 100 352" svg:width="0.1000cm" svg:height="0.3528cm" draw:points="50, 0 100, 176 50, 352 0, 176"/>
<text:alphabetical-index-mark text:string-value="Marín, Nancy H. ( -  )"/><draw:frame text:anchor-type="paragraph" draw:z-index="2" draw:style-name="TLG-text" svg:width="3.77cm" svg:height="0.49cm" svg:x="0.62cm" svg:y="18.05cm"><draw:text-box> <text:p text:style-name="FTLG-Name"><text:span text:style-name="FTLG-Name">Marín, Nancy H.</text:span></text:p></draw:text-box>
</draw:frame>
<text:alphabetical-index-mark text:string-value="Marín, Nellie"/><draw:frame text:anchor-type="paragraph" draw:z-index="2" draw:style-name="TLG-text" svg:width="3.03cm" svg:height="0.49cm" svg:x="0.62cm" svg:y="18.67cm"><draw:text-box> <text:p text:style-name="FTLG-Name"><text:span text:style-name="FTLG-Name">Marín, Nellie</text:span></text:p></draw:text-box>
</draw:frame>
<text:alphabetical-index-mark text:string-value="Marín, Noah, Jr."/><draw:frame text:anchor-type="paragraph" draw:z-index="2" draw:style-name="TLG-text" svg:width="3.75cm" svg:height="0.49cm" svg:x="0.62cm" svg:y="19.29cm"><draw:text-box> <text:p text:style-name="FTLG-Name"><text:span text:style-name="FTLG-Name">Marín, Noah, Jr.</text:span></text:p></draw:text-box>
</draw:frame>
<text:alphabetical-index-mark text:string-value="Marín, Wilbur (  - 1906-10-00)"/><draw:frame text:anchor-type="paragraph" draw:z-index="2" draw:style-name="TLG-text" svg:width="3.19cm" svg:height="0.49cm" svg:x="0.62cm" svg:y="19.90cm"><draw:text-box> <text:p text:style-name="FTLG-Name"><text:span text:style-name="FTLG-Name">Marín, Wilbur</text:span></text:p></draw:text-box>
</draw:frame>
<draw:polygon draw:style-name="TLG-solid" draw:layer="layout" draw:z-index="1" svg:x="15.553552cm" svg:y="19.903445cm" svg:viewBox="0 0 100 352" svg:width="0.1000cm" svg:height="0.3528cm" draw:points="50, 0 100, 176 50, 352 0, 176"/>
<text:alphabetical-index-mark text:string-value="Marín, William (  - )"/><draw:frame text:anchor-type="paragraph" draw:z-index="2" draw:style-name="TLG-text" svg:width="3.36cm" svg:height="0.49cm" svg:x="0.62cm" svg:y="20.52cm"><draw:text-box> <text:p text:style-name="FTLG-Name"><text:span text:style-name="FTLG-Name">Marín, William</text:span></text:p></draw:text-box>
</draw:frame>
<text:alphabetical-index-mark text:string-value="Marín, Willis"/><draw:frame text:anchor-type="paragraph" draw:z-index="2" draw:style-name="TLG-text" svg:width="2.96cm" svg:height="0.49cm" svg:x="0.62cm" svg:y="21.14cm"><draw:text-box> <text:p text:style-name="FTLG-Name"><text:span text:style-name="FTLG-Name">Marín, Willis</text:span></text:p></draw:text-box>
</draw:frame>
<text:alphabetical-index-mark text:string-value="Marshall, Kate Teel"/><draw:frame text:anchor-type="paragraph" draw:z-index="2" draw:style-name="TLG-text" svg:width="4.41cm" svg:height="0.49cm" svg:x="0.62cm" svg:y="21.76cm"><draw:text-box> <text:p text:style-name="FTLG-Name"><text:span text:style-name="FTLG-Name">Marshall, Kate Teel</text:span></text:p></draw:text-box>
</draw:frame>
<text:alphabetical-index-mark text:string-value="Martinez, "/><draw:frame text:anchor-type="paragraph" draw:z-index="2" draw:style-name="TLG-text" svg:width="2.22cm" svg:height="0.49cm" svg:x="0.62cm" svg:y="22.37cm"><draw:text-box> <text:p text:style-name="FTLG-Name"><text:span text:style-name="FTLG-Name">Martinez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Martínez, "/><draw:frame text:anchor-type="paragraph" draw:z-index="2" draw:style-name="TLG-text" svg:width="2.24cm" svg:height="0.49cm" svg:x="0.62cm" svg:y="2.62cm"><draw:text-box> <text:p text:style-name="FTLG-Name"><text:span text:style-name="FTLG-Name">Martínez</text:span></text:p></draw:text-box>
</draw:frame>
<text:alphabetical-index-mark text:string-value="Martin, "/><draw:frame text:anchor-type="paragraph" draw:z-index="2" draw:style-name="TLG-text" svg:width="1.73cm" svg:height="0.49cm" svg:x="0.62cm" svg:y="3.23cm"><draw:text-box> <text:p text:style-name="FTLG-Name"><text:span text:style-name="FTLG-Name">Martin</text:span></text:p></draw:text-box>
</draw:frame>
<text:alphabetical-index-mark text:string-value="Martín, "/><draw:frame text:anchor-type="paragraph" draw:z-index="2" draw:style-name="TLG-text" svg:width="1.76cm" svg:height="0.49cm" svg:x="0.62cm" svg:y="3.85cm"><draw:text-box> <text:p text:style-name="FTLG-Name"><text:span text:style-name="FTLG-Name">Martín</text:span></text:p></draw:text-box>
</draw:frame>
<text:alphabetical-index-mark text:string-value="Mason, Hannah"/><draw:frame text:anchor-type="paragraph" draw:z-index="2" draw:style-name="TLG-text" svg:width="3.70cm" svg:height="0.49cm" svg:x="0.62cm" svg:y="4.47cm"><draw:text-box> <text:p text:style-name="FTLG-Name"><text:span text:style-name="FTLG-Name">Mason, Hannah</text:span></text:p></draw:text-box>
</draw:frame>
<text:alphabetical-index-mark text:string-value="Mason, Susannah"/><draw:frame text:anchor-type="paragraph" draw:z-index="2" draw:style-name="TLG-text" svg:width="4.16cm" svg:height="0.49cm" svg:x="0.62cm" svg:y="5.09cm"><draw:text-box> <text:p text:style-name="FTLG-Name"><text:span text:style-name="FTLG-Name">Mason, Susannah</text:span></text:p></draw:text-box>
</draw:frame>
<text:alphabetical-index-mark text:string-value="Matthews, Mark John"/><draw:frame text:anchor-type="paragraph" draw:z-index="2" draw:style-name="TLG-text" svg:width="4.82cm" svg:height="0.49cm" svg:x="0.62cm" svg:y="5.70cm"><draw:text-box> <text:p text:style-name="FTLG-Name"><text:span text:style-name="FTLG-Name">Matthews, Mark John</text:span></text:p></draw:text-box>
</draw:frame>
<text:alphabetical-index-mark text:string-value="Maxwell, Ann"/><draw:frame text:anchor-type="paragraph" draw:z-index="2" draw:style-name="TLG-text" svg:width="3.19cm" svg:height="0.49cm" svg:x="0.62cm" svg:y="6.32cm"><draw:text-box> <text:p text:style-name="FTLG-Name"><text:span text:style-name="FTLG-Name">Maxwell, Ann</text:span></text:p></draw:text-box>
</draw:frame>
<text:alphabetical-index-mark text:string-value="Maxwell, William"/><draw:frame text:anchor-type="paragraph" draw:z-index="2" draw:style-name="TLG-text" svg:width="3.85cm" svg:height="0.49cm" svg:x="0.62cm" svg:y="6.94cm"><draw:text-box> <text:p text:style-name="FTLG-Name"><text:span text:style-name="FTLG-Name">Maxwell, William</text:span></text:p></draw:text-box>
</draw:frame>
<text:alphabetical-index-mark text:string-value="McCarthy, Mary ( - )"/><draw:frame text:anchor-type="paragraph" draw:z-index="2" draw:style-name="TLG-text" svg:width="3.69cm" svg:height="0.49cm" svg:x="0.62cm" svg:y="7.56cm"><draw:text-box> <text:p text:style-name="FTLG-Name"><text:span text:style-name="FTLG-Name">McCarthy, Mary</text:span></text:p></draw:text-box>
</draw:frame>
<text:alphabetical-index-mark text:string-value="McCarthy, Valentine Thomas"/><draw:frame text:anchor-type="paragraph" draw:z-index="2" draw:style-name="TLG-text" svg:width="6.37cm" svg:height="0.49cm" svg:x="0.62cm" svg:y="8.17cm"><draw:text-box> <text:p text:style-name="FTLG-Name"><text:span text:style-name="FTLG-Name">McCarthy, Valentine Thomas</text:span></text:p></draw:text-box>
</draw:frame>
<text:alphabetical-index-mark text:string-value="McCormick, Dean"/><draw:frame text:anchor-type="paragraph" draw:z-index="2" draw:style-name="TLG-text" svg:width="4.10cm" svg:height="0.49cm" svg:x="0.62cm" svg:y="8.79cm"><draw:text-box> <text:p text:style-name="FTLG-Name"><text:span text:style-name="FTLG-Name">McCormick, Dean</text:span></text:p></draw:text-box>
</draw:frame>
<text:alphabetical-index-mark text:string-value="McCoy, Ann"/><draw:frame text:anchor-type="paragraph" draw:z-index="2" draw:style-name="TLG-text" svg:width="2.96cm" svg:height="0.49cm" svg:x="0.62cm" svg:y="9.41cm"><draw:text-box> <text:p text:style-name="FTLG-Name"><text:span text:style-name="FTLG-Name">McCoy, Ann</text:span></text:p></draw:text-box>
</draw:frame>
<text:alphabetical-index-mark text:string-value="McCoy, Francis"/><draw:frame text:anchor-type="paragraph" draw:z-index="2" draw:style-name="TLG-text" svg:width="3.64cm" svg:height="0.49cm" svg:x="0.62cm" svg:y="10.03cm"><draw:text-box> <text:p text:style-name="FTLG-Name"><text:span text:style-name="FTLG-Name">McCoy, Francis</text:span></text:p></draw:text-box>
</draw:frame>
<text:alphabetical-index-mark text:string-value="Mcdaniel, Margaret ( -  )"/><draw:frame text:anchor-type="paragraph" draw:z-index="2" draw:style-name="TLG-text" svg:width="4.38cm" svg:height="0.49cm" svg:x="0.62cm" svg:y="10.64cm"><draw:text-box> <text:p text:style-name="FTLG-Name"><text:span text:style-name="FTLG-Name">Mcdaniel, Margaret</text:span></text:p></draw:text-box>
</draw:frame>
<text:alphabetical-index-mark text:string-value="Medina, Wesley G."/><draw:frame text:anchor-type="paragraph" draw:z-index="2" draw:style-name="TLG-text" svg:width="4.33cm" svg:height="0.49cm" svg:x="0.62cm" svg:y="11.26cm"><draw:text-box> <text:p text:style-name="FTLG-Name"><text:span text:style-name="FTLG-Name">Medina, Wesley G.</text:span></text:p></draw:text-box>
</draw:frame>
<text:alphabetical-index-mark text:string-value="Mendez, Martha ( - )"/><draw:frame text:anchor-type="paragraph" draw:z-index="2" draw:style-name="TLG-text" svg:width="3.77cm" svg:height="0.49cm" svg:x="0.62cm" svg:y="11.88cm"><draw:text-box> <text:p text:style-name="FTLG-Name"><text:span text:style-name="FTLG-Name">Mendez, Martha</text:span></text:p></draw:text-box>
</draw:frame>
<text:alphabetical-index-mark text:string-value="Mendoza, James"/><draw:frame text:anchor-type="paragraph" draw:z-index="2" draw:style-name="TLG-text" svg:width="3.95cm" svg:height="0.49cm" svg:x="0.62cm" svg:y="12.50cm"><draw:text-box> <text:p text:style-name="FTLG-Name"><text:span text:style-name="FTLG-Name">Mendoza, James</text:span></text:p></draw:text-box>
</draw:frame>
<text:alphabetical-index-mark text:string-value="Miles, Rebecca J."/><draw:frame text:anchor-type="paragraph" draw:z-index="2" draw:style-name="TLG-text" svg:width="4.08cm" svg:height="0.49cm" svg:x="0.62cm" svg:y="13.11cm"><draw:text-box> <text:p text:style-name="FTLG-Name"><text:span text:style-name="FTLG-Name">Miles, Rebecca J.</text:span></text:p></draw:text-box>
</draw:frame>
<text:alphabetical-index-mark text:string-value="Miller, Anna Catherine"/><draw:frame text:anchor-type="paragraph" draw:z-index="2" draw:style-name="TLG-text" svg:width="5.00cm" svg:height="0.49cm" svg:x="0.62cm" svg:y="13.73cm"><draw:text-box> <text:p text:style-name="FTLG-Name"><text:span text:style-name="FTLG-Name">Miller, Anna Catherine</text:span></text:p></draw:text-box>
</draw:frame>
<text:alphabetical-index-mark text:string-value="Moody, Martha"/><draw:frame text:anchor-type="paragraph" draw:z-index="2" draw:style-name="TLG-text" svg:width="3.52cm" svg:height="0.49cm" svg:x="0.62cm" svg:y="14.35cm"><draw:text-box> <text:p text:style-name="FTLG-Name"><text:span text:style-name="FTLG-Name">Moody, Martha</text:span></text:p></draw:text-box>
</draw:frame>
<text:alphabetical-index-mark text:string-value="Moran, Andrew ( - )"/><draw:frame text:anchor-type="paragraph" draw:z-index="2" draw:style-name="TLG-text" svg:width="3.57cm" svg:height="0.49cm" svg:x="0.62cm" svg:y="14.96cm"><draw:text-box> <text:p text:style-name="FTLG-Name"><text:span text:style-name="FTLG-Name">Moran, Andrew</text:span></text:p></draw:text-box>
</draw:frame>
<text:alphabetical-index-mark text:string-value="Moran, Ann Delilah &quot;Tilley&quot; ( - 1801)"/><draw:frame text:anchor-type="paragraph" draw:z-index="2" draw:style-name="TLG-text" svg:width="5.88cm" svg:height="0.49cm" svg:x="0.62cm" svg:y="15.58cm"><draw:text-box> <text:p text:style-name="FTLG-Name"><text:span text:style-name="FTLG-Name">Moran, Ann Delilah "Tilley"</text:span></text:p></draw:text-box>
</draw:frame>
<draw:polygon draw:style-name="TLG-solid" draw:layer="layout" draw:z-index="1" svg:x="15.099541cm" svg:y="15.581924cm" svg:viewBox="0 0 100 352" svg:width="0.1000cm" svg:height="0.3528cm" draw:points="50, 0 100, 176 50, 352 0, 176"/>
<text:alphabetical-index-mark text:string-value="Moreno, Christian"/><draw:frame text:anchor-type="paragraph" draw:z-index="2" draw:style-name="TLG-text" svg:width="4.08cm" svg:height="0.49cm" svg:x="0.62cm" svg:y="16.20cm"><draw:text-box> <text:p text:style-name="FTLG-Name"><text:span text:style-name="FTLG-Name">Moreno, Christian</text:span></text:p></draw:text-box>
</draw:frame>
<text:alphabetical-index-mark text:string-value="Moreno, Delilah"/><draw:frame text:anchor-type="paragraph" draw:z-index="2" draw:style-name="TLG-text" svg:width="3.67cm" svg:height="0.49cm" svg:x="0.62cm" svg:y="16.82cm"><draw:text-box> <text:p text:style-name="FTLG-Name"><text:span text:style-name="FTLG-Name">Moreno, Delilah</text:span></text:p></draw:text-box>
</draw:frame>
<text:alphabetical-index-mark text:string-value="Moreno, Elizabeth"/><draw:frame text:anchor-type="paragraph" draw:z-index="2" draw:style-name="TLG-text" svg:width="4.15cm" svg:height="0.49cm" svg:x="0.62cm" svg:y="17.43cm"><draw:text-box> <text:p text:style-name="FTLG-Name"><text:span text:style-name="FTLG-Name">Moreno, Elizabeth</text:span></text:p></draw:text-box>
</draw:frame>
<text:alphabetical-index-mark text:string-value="Moreno, Herman (  - )"/><draw:frame text:anchor-type="paragraph" draw:z-index="2" draw:style-name="TLG-text" svg:width="3.90cm" svg:height="0.49cm" svg:x="0.62cm" svg:y="18.05cm"><draw:text-box> <text:p text:style-name="FTLG-Name"><text:span text:style-name="FTLG-Name">Moreno, Herman</text:span></text:p></draw:text-box>
</draw:frame>
<text:alphabetical-index-mark text:string-value="Moreno, Johann Henrich ( - )"/><draw:frame text:anchor-type="paragraph" draw:z-index="2" draw:style-name="TLG-text" svg:width="5.48cm" svg:height="0.49cm" svg:x="0.62cm" svg:y="18.67cm"><draw:text-box> <text:p text:style-name="FTLG-Name"><text:span text:style-name="FTLG-Name">Moreno, Johann Henrich</text:span></text:p></draw:text-box>
</draw:frame>
<text:alphabetical-index-mark text:string-value="Moreno, Mary Ann"/><draw:frame text:anchor-type="paragraph" draw:z-index="2" draw:style-name="TLG-text" svg:width="4.23cm" svg:height="0.49cm" svg:x="0.62cm" svg:y="19.29cm"><draw:text-box> <text:p text:style-name="FTLG-Name"><text:span text:style-name="FTLG-Name">Moreno, Mary Ann</text:span></text:p></draw:text-box>
</draw:frame>
<text:alphabetical-index-mark text:string-value="Moreno, Noah"/><draw:frame text:anchor-type="paragraph" draw:z-index="2" draw:style-name="TLG-text" svg:width="3.36cm" svg:height="0.49cm" svg:x="0.62cm" svg:y="19.90cm"><draw:text-box> <text:p text:style-name="FTLG-Name"><text:span text:style-name="FTLG-Name">Moreno, Noah</text:span></text:p></draw:text-box>
</draw:frame>
<text:alphabetical-index-mark text:string-value="Moreno, Rosan"/><draw:frame text:anchor-type="paragraph" draw:z-index="2" draw:style-name="TLG-text" svg:width="3.59cm" svg:height="0.49cm" svg:x="0.62cm" svg:y="20.52cm"><draw:text-box> <text:p text:style-name="FTLG-Name"><text:span text:style-name="FTLG-Name">Moreno, Rosan</text:span></text:p></draw:text-box>
</draw:frame>
<text:alphabetical-index-mark text:string-value="Morris, Adam (  - 1795)"/><draw:frame text:anchor-type="paragraph" draw:z-index="2" draw:style-name="TLG-text" svg:width="3.19cm" svg:height="0.49cm" svg:x="0.62cm" svg:y="21.14cm"><draw:text-box> <text:p text:style-name="FTLG-Name"><text:span text:style-name="FTLG-Name">Morris, Adam</text:span></text:p></draw:text-box>
</draw:frame>
<draw:polygon draw:style-name="TLG-solid" draw:layer="layout" draw:z-index="1" svg:x="15.073597cm" svg:y="21.138165cm" svg:viewBox="0 0 100 352" svg:width="0.1000cm" svg:height="0.3528cm" draw:points="50, 0 100, 176 50, 352 0, 176"/>
<text:alphabetical-index-mark text:string-value="Morrison, Nancy ( - )"/><draw:frame text:anchor-type="paragraph" draw:z-index="2" draw:style-name="TLG-text" svg:width="3.80cm" svg:height="0.49cm" svg:x="0.62cm" svg:y="21.76cm"><draw:text-box> <text:p text:style-name="FTLG-Name"><text:span text:style-name="FTLG-Name">Morrison, Nancy</text:span></text:p></draw:text-box>
</draw:frame>
<text:alphabetical-index-mark text:string-value="Morton, Gail Darlene"/><draw:frame text:anchor-type="paragraph" draw:z-index="2" draw:style-name="TLG-text" svg:width="4.69cm" svg:height="0.49cm" svg:x="0.62cm" svg:y="22.37cm"><draw:text-box> <text:p text:style-name="FTLG-Name"><text:span text:style-name="FTLG-Name">Morton, Gail Darlen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Moss, Mary ( -  )"/><draw:frame text:anchor-type="paragraph" draw:z-index="2" draw:style-name="TLG-text" svg:width="2.83cm" svg:height="0.49cm" svg:x="0.62cm" svg:y="2.62cm"><draw:text-box> <text:p text:style-name="FTLG-Name"><text:span text:style-name="FTLG-Name">Moss, Mary</text:span></text:p></draw:text-box>
</draw:frame>
<text:alphabetical-index-mark text:string-value="Moss, Mattie ( -  )"/><draw:frame text:anchor-type="paragraph" draw:z-index="2" draw:style-name="TLG-text" svg:width="3.06cm" svg:height="0.49cm" svg:x="0.62cm" svg:y="3.23cm"><draw:text-box> <text:p text:style-name="FTLG-Name"><text:span text:style-name="FTLG-Name">Moss, Mattie</text:span></text:p></draw:text-box>
</draw:frame>
<text:alphabetical-index-mark text:string-value="Moss, Thomas ( -  )"/><draw:frame text:anchor-type="paragraph" draw:z-index="2" draw:style-name="TLG-text" svg:width="3.47cm" svg:height="0.49cm" svg:x="0.62cm" svg:y="3.85cm"><draw:text-box> <text:p text:style-name="FTLG-Name"><text:span text:style-name="FTLG-Name">Moss, Thomas</text:span></text:p></draw:text-box>
</draw:frame>
<text:alphabetical-index-mark text:string-value="Munoz, Alvah F."/><draw:frame text:anchor-type="paragraph" draw:z-index="2" draw:style-name="TLG-text" svg:width="3.77cm" svg:height="0.49cm" svg:x="0.62cm" svg:y="4.47cm"><draw:text-box> <text:p text:style-name="FTLG-Name"><text:span text:style-name="FTLG-Name">Munoz, Alvah F.</text:span></text:p></draw:text-box>
</draw:frame>
<text:alphabetical-index-mark text:string-value="Munoz, Shadrach M."/><draw:frame text:anchor-type="paragraph" draw:z-index="2" draw:style-name="TLG-text" svg:width="4.69cm" svg:height="0.49cm" svg:x="0.62cm" svg:y="5.09cm"><draw:text-box> <text:p text:style-name="FTLG-Name"><text:span text:style-name="FTLG-Name">Munoz, Shadrach M.</text:span></text:p></draw:text-box>
</draw:frame>
<text:alphabetical-index-mark text:string-value="Nadeau, John Franklin ( -  )"/><draw:frame text:anchor-type="paragraph" draw:z-index="2" draw:style-name="TLG-text" svg:width="5.07cm" svg:height="0.49cm" svg:x="0.62cm" svg:y="5.70cm"><draw:text-box> <text:p text:style-name="FTLG-Name"><text:span text:style-name="FTLG-Name">Nadeau, John Franklin</text:span></text:p></draw:text-box>
</draw:frame>
<text:alphabetical-index-mark text:string-value="Navarro, Grace"/><draw:frame text:anchor-type="paragraph" draw:z-index="2" draw:style-name="TLG-text" svg:width="3.59cm" svg:height="0.49cm" svg:x="0.62cm" svg:y="6.32cm"><draw:text-box> <text:p text:style-name="FTLG-Name"><text:span text:style-name="FTLG-Name">Navarro, Grace</text:span></text:p></draw:text-box>
</draw:frame>
<text:alphabetical-index-mark text:string-value="Neal, Andrew ( -  )"/><draw:frame text:anchor-type="paragraph" draw:z-index="2" draw:style-name="TLG-text" svg:width="3.21cm" svg:height="0.49cm" svg:x="0.62cm" svg:y="6.94cm"><draw:text-box> <text:p text:style-name="FTLG-Name"><text:span text:style-name="FTLG-Name">Neal, Andrew</text:span></text:p></draw:text-box>
</draw:frame>
<text:alphabetical-index-mark text:string-value="Neal, Belle ( - 1903)"/><draw:frame text:anchor-type="paragraph" draw:z-index="2" draw:style-name="TLG-text" svg:width="2.68cm" svg:height="0.49cm" svg:x="0.62cm" svg:y="7.56cm"><draw:text-box> <text:p text:style-name="FTLG-Name"><text:span text:style-name="FTLG-Name">Neal, Belle</text:span></text:p></draw:text-box>
</draw:frame>
<draw:polygon draw:style-name="TLG-solid" draw:layer="layout" draw:z-index="1" svg:x="15.540580cm" svg:y="7.556242cm" svg:viewBox="0 0 100 352" svg:width="0.1000cm" svg:height="0.3528cm" draw:points="50, 0 100, 176 50, 352 0, 176"/>
<text:alphabetical-index-mark text:string-value="Neal, David ( -  )"/><draw:frame text:anchor-type="paragraph" draw:z-index="2" draw:style-name="TLG-text" svg:width="2.83cm" svg:height="0.49cm" svg:x="0.62cm" svg:y="8.17cm"><draw:text-box> <text:p text:style-name="FTLG-Name"><text:span text:style-name="FTLG-Name">Neal, David</text:span></text:p></draw:text-box>
</draw:frame>
<text:alphabetical-index-mark text:string-value="Neal, James ( -  )"/><draw:frame text:anchor-type="paragraph" draw:z-index="2" draw:style-name="TLG-text" svg:width="3.01cm" svg:height="0.49cm" svg:x="0.62cm" svg:y="8.79cm"><draw:text-box> <text:p text:style-name="FTLG-Name"><text:span text:style-name="FTLG-Name">Neal, James</text:span></text:p></draw:text-box>
</draw:frame>
<text:alphabetical-index-mark text:string-value="Neal, James ( -  )"/><draw:frame text:anchor-type="paragraph" draw:z-index="2" draw:style-name="TLG-text" svg:width="3.01cm" svg:height="0.49cm" svg:x="0.62cm" svg:y="9.41cm"><draw:text-box> <text:p text:style-name="FTLG-Name"><text:span text:style-name="FTLG-Name">Neal, James</text:span></text:p></draw:text-box>
</draw:frame>
<text:alphabetical-index-mark text:string-value="Neal, Margaret ( -  )"/><draw:frame text:anchor-type="paragraph" draw:z-index="2" draw:style-name="TLG-text" svg:width="3.49cm" svg:height="0.49cm" svg:x="0.62cm" svg:y="10.03cm"><draw:text-box> <text:p text:style-name="FTLG-Name"><text:span text:style-name="FTLG-Name">Neal, Margaret</text:span></text:p></draw:text-box>
</draw:frame>
<text:alphabetical-index-mark text:string-value="Nelson, Arlene"/><draw:frame text:anchor-type="paragraph" draw:z-index="2" draw:style-name="TLG-text" svg:width="3.47cm" svg:height="0.49cm" svg:x="0.62cm" svg:y="10.64cm"><draw:text-box> <text:p text:style-name="FTLG-Name"><text:span text:style-name="FTLG-Name">Nelson, Arlene</text:span></text:p></draw:text-box>
</draw:frame>
<text:alphabetical-index-mark text:string-value="Newman, Margaret"/><draw:frame text:anchor-type="paragraph" draw:z-index="2" draw:style-name="TLG-text" svg:width="4.36cm" svg:height="0.49cm" svg:x="0.62cm" svg:y="11.26cm"><draw:text-box> <text:p text:style-name="FTLG-Name"><text:span text:style-name="FTLG-Name">Newman, Margaret</text:span></text:p></draw:text-box>
</draw:frame>
<text:alphabetical-index-mark text:string-value="Nielsen, Elizabeth"/><draw:frame text:anchor-type="paragraph" draw:z-index="2" draw:style-name="TLG-text" svg:width="4.13cm" svg:height="0.49cm" svg:x="0.62cm" svg:y="11.88cm"><draw:text-box> <text:p text:style-name="FTLG-Name"><text:span text:style-name="FTLG-Name">Nielsen, Elizabeth</text:span></text:p></draw:text-box>
</draw:frame>
<text:alphabetical-index-mark text:string-value="Nielsen, Margaret A."/><draw:frame text:anchor-type="paragraph" draw:z-index="2" draw:style-name="TLG-text" svg:width="4.64cm" svg:height="0.49cm" svg:x="0.62cm" svg:y="12.50cm"><draw:text-box> <text:p text:style-name="FTLG-Name"><text:span text:style-name="FTLG-Name">Nielsen, Margaret A.</text:span></text:p></draw:text-box>
</draw:frame>
<text:alphabetical-index-mark text:string-value="Nielsen, Martha"/><draw:frame text:anchor-type="paragraph" draw:z-index="2" draw:style-name="TLG-text" svg:width="3.67cm" svg:height="0.49cm" svg:x="0.62cm" svg:y="13.11cm"><draw:text-box> <text:p text:style-name="FTLG-Name"><text:span text:style-name="FTLG-Name">Nielsen, Martha</text:span></text:p></draw:text-box>
</draw:frame>
<text:alphabetical-index-mark text:string-value="Nowak, John H. (  - )"/><draw:frame text:anchor-type="paragraph" draw:z-index="2" draw:style-name="TLG-text" svg:width="3.70cm" svg:height="0.49cm" svg:x="0.62cm" svg:y="13.73cm"><draw:text-box> <text:p text:style-name="FTLG-Name"><text:span text:style-name="FTLG-Name">Nowak, John H.</text:span></text:p></draw:text-box>
</draw:frame>
<text:alphabetical-index-mark text:string-value="Oliver, Elizabeth ( - )"/><draw:frame text:anchor-type="paragraph" draw:z-index="2" draw:style-name="TLG-text" svg:width="3.80cm" svg:height="0.49cm" svg:x="0.62cm" svg:y="14.35cm"><draw:text-box> <text:p text:style-name="FTLG-Name"><text:span text:style-name="FTLG-Name">Oliver, Elizabeth</text:span></text:p></draw:text-box>
</draw:frame>
<text:alphabetical-index-mark text:string-value="Oliver, Hans Michael"/><draw:frame text:anchor-type="paragraph" draw:z-index="2" draw:style-name="TLG-text" svg:width="4.69cm" svg:height="0.49cm" svg:x="0.62cm" svg:y="14.96cm"><draw:text-box> <text:p text:style-name="FTLG-Name"><text:span text:style-name="FTLG-Name">Oliver, Hans Michael</text:span></text:p></draw:text-box>
</draw:frame>
<text:alphabetical-index-mark text:string-value="Oliver, Harmonas II (  - )"/><draw:frame text:anchor-type="paragraph" draw:z-index="2" draw:style-name="TLG-text" svg:width="4.41cm" svg:height="0.49cm" svg:x="0.62cm" svg:y="15.58cm"><draw:text-box> <text:p text:style-name="FTLG-Name"><text:span text:style-name="FTLG-Name">Oliver, Harmonas II</text:span></text:p></draw:text-box>
</draw:frame>
<text:alphabetical-index-mark text:string-value="Oliver, Harmonas I ( - )"/><draw:frame text:anchor-type="paragraph" draw:z-index="2" draw:style-name="TLG-text" svg:width="4.28cm" svg:height="0.49cm" svg:x="0.62cm" svg:y="16.20cm"><draw:text-box> <text:p text:style-name="FTLG-Name"><text:span text:style-name="FTLG-Name">Oliver, Harmonas I</text:span></text:p></draw:text-box>
</draw:frame>
<text:alphabetical-index-mark text:string-value="Ortiz, Raymond"/><draw:frame text:anchor-type="paragraph" draw:z-index="2" draw:style-name="TLG-text" svg:width="3.64cm" svg:height="0.49cm" svg:x="0.62cm" svg:y="16.82cm"><draw:text-box> <text:p text:style-name="FTLG-Name"><text:span text:style-name="FTLG-Name">Ortiz, Raymond</text:span></text:p></draw:text-box>
</draw:frame>
<text:alphabetical-index-mark text:string-value="Ouellet, Rebecca"/><draw:frame text:anchor-type="paragraph" draw:z-index="2" draw:style-name="TLG-text" svg:width="3.98cm" svg:height="0.49cm" svg:x="0.62cm" svg:y="17.43cm"><draw:text-box> <text:p text:style-name="FTLG-Name"><text:span text:style-name="FTLG-Name">Ouellet, Rebecca</text:span></text:p></draw:text-box>
</draw:frame>
<text:alphabetical-index-mark text:string-value="Padilla, Otis Earl"/><draw:frame text:anchor-type="paragraph" draw:z-index="2" draw:style-name="TLG-text" svg:width="3.85cm" svg:height="0.49cm" svg:x="0.62cm" svg:y="18.05cm"><draw:text-box> <text:p text:style-name="FTLG-Name"><text:span text:style-name="FTLG-Name">Padilla, Otis Earl</text:span></text:p></draw:text-box>
</draw:frame>
<text:alphabetical-index-mark text:string-value="Page, Belle ( - )"/><draw:frame text:anchor-type="paragraph" draw:z-index="2" draw:style-name="TLG-text" svg:width="2.80cm" svg:height="0.49cm" svg:x="0.62cm" svg:y="18.67cm"><draw:text-box> <text:p text:style-name="FTLG-Name"><text:span text:style-name="FTLG-Name">Page, Belle</text:span></text:p></draw:text-box>
</draw:frame>
<text:alphabetical-index-mark text:string-value="Page, David ( - 1909)"/><draw:frame text:anchor-type="paragraph" draw:z-index="2" draw:style-name="TLG-text" svg:width="2.96cm" svg:height="0.49cm" svg:x="0.62cm" svg:y="19.29cm"><draw:text-box> <text:p text:style-name="FTLG-Name"><text:span text:style-name="FTLG-Name">Page, David</text:span></text:p></draw:text-box>
</draw:frame>
<draw:polygon draw:style-name="TLG-solid" draw:layer="layout" draw:z-index="1" svg:x="15.566524cm" svg:y="19.286085cm" svg:viewBox="0 0 100 352" svg:width="0.1000cm" svg:height="0.3528cm" draw:points="50, 0 100, 176 50, 352 0, 176"/>
<text:alphabetical-index-mark text:string-value="Page, Edith (Dolly)"/><draw:frame text:anchor-type="paragraph" draw:z-index="2" draw:style-name="TLG-text" svg:width="4.28cm" svg:height="0.49cm" svg:x="0.62cm" svg:y="19.90cm"><draw:text-box> <text:p text:style-name="FTLG-Name"><text:span text:style-name="FTLG-Name">Page, Edith (Dolly)</text:span></text:p></draw:text-box>
</draw:frame>
<text:alphabetical-index-mark text:string-value="Page, Elmer"/><draw:frame text:anchor-type="paragraph" draw:z-index="2" draw:style-name="TLG-text" svg:width="2.98cm" svg:height="0.49cm" svg:x="0.62cm" svg:y="20.52cm"><draw:text-box> <text:p text:style-name="FTLG-Name"><text:span text:style-name="FTLG-Name">Page, Elmer</text:span></text:p></draw:text-box>
</draw:frame>
<text:alphabetical-index-mark text:string-value="Page, Everett Glenn (Ezra) ( -  )"/><draw:frame text:anchor-type="paragraph" draw:z-index="2" draw:style-name="TLG-text" svg:width="5.96cm" svg:height="0.49cm" svg:x="0.62cm" svg:y="21.14cm"><draw:text-box> <text:p text:style-name="FTLG-Name"><text:span text:style-name="FTLG-Name">Page, Everett Glenn (Ezra)</text:span></text:p></draw:text-box>
</draw:frame>
<text:alphabetical-index-mark text:string-value="Page, Ferne ( -  )"/><draw:frame text:anchor-type="paragraph" draw:z-index="2" draw:style-name="TLG-text" svg:width="2.98cm" svg:height="0.49cm" svg:x="0.62cm" svg:y="21.76cm"><draw:text-box> <text:p text:style-name="FTLG-Name"><text:span text:style-name="FTLG-Name">Page, Ferne</text:span></text:p></draw:text-box>
</draw:frame>
<text:alphabetical-index-mark text:string-value="Page, Florence ( - )"/><draw:frame text:anchor-type="paragraph" draw:z-index="2" draw:style-name="TLG-text" svg:width="3.57cm" svg:height="0.49cm" svg:x="0.62cm" svg:y="22.37cm"><draw:text-box> <text:p text:style-name="FTLG-Name"><text:span text:style-name="FTLG-Name">Page, Florenc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age, John ( -  )"/><draw:frame text:anchor-type="paragraph" draw:z-index="2" draw:style-name="TLG-text" svg:width="2.78cm" svg:height="0.49cm" svg:x="0.62cm" svg:y="2.62cm"><draw:text-box> <text:p text:style-name="FTLG-Name"><text:span text:style-name="FTLG-Name">Page, John</text:span></text:p></draw:text-box>
</draw:frame>
<text:alphabetical-index-mark text:string-value="Page, John ( - )"/><draw:frame text:anchor-type="paragraph" draw:z-index="2" draw:style-name="TLG-text" svg:width="2.78cm" svg:height="0.49cm" svg:x="0.62cm" svg:y="3.23cm"><draw:text-box> <text:p text:style-name="FTLG-Name"><text:span text:style-name="FTLG-Name">Page, John</text:span></text:p></draw:text-box>
</draw:frame>
<text:alphabetical-index-mark text:string-value="Page, John"/><draw:frame text:anchor-type="paragraph" draw:z-index="2" draw:style-name="TLG-text" svg:width="2.78cm" svg:height="0.49cm" svg:x="0.62cm" svg:y="3.85cm"><draw:text-box> <text:p text:style-name="FTLG-Name"><text:span text:style-name="FTLG-Name">Page, John</text:span></text:p></draw:text-box>
</draw:frame>
<text:alphabetical-index-mark text:string-value="Page, John James ( - 1943-11-18)"/><draw:frame text:anchor-type="paragraph" draw:z-index="2" draw:style-name="TLG-text" svg:width="4.26cm" svg:height="0.49cm" svg:x="0.62cm" svg:y="4.47cm"><draw:text-box> <text:p text:style-name="FTLG-Name"><text:span text:style-name="FTLG-Name">Page, John James</text:span></text:p></draw:text-box>
</draw:frame>
<draw:polygon draw:style-name="TLG-solid" draw:layer="layout" draw:z-index="1" svg:x="15.713537cm" svg:y="4.469441cm" svg:viewBox="0 0 100 352" svg:width="0.1000cm" svg:height="0.3528cm" draw:points="50, 0 100, 176 50, 352 0, 176"/>
<text:alphabetical-index-mark text:string-value="Page, Margaret ( -  )"/><draw:frame text:anchor-type="paragraph" draw:z-index="2" draw:style-name="TLG-text" svg:width="3.62cm" svg:height="0.49cm" svg:x="0.62cm" svg:y="5.09cm"><draw:text-box> <text:p text:style-name="FTLG-Name"><text:span text:style-name="FTLG-Name">Page, Margaret</text:span></text:p></draw:text-box>
</draw:frame>
<text:alphabetical-index-mark text:string-value="Page, Matilda ( - )"/><draw:frame text:anchor-type="paragraph" draw:z-index="2" draw:style-name="TLG-text" svg:width="3.26cm" svg:height="0.49cm" svg:x="0.62cm" svg:y="5.70cm"><draw:text-box> <text:p text:style-name="FTLG-Name"><text:span text:style-name="FTLG-Name">Page, Matilda</text:span></text:p></draw:text-box>
</draw:frame>
<text:alphabetical-index-mark text:string-value="Page, Matilda ( -  )"/><draw:frame text:anchor-type="paragraph" draw:z-index="2" draw:style-name="TLG-text" svg:width="3.26cm" svg:height="0.49cm" svg:x="0.62cm" svg:y="6.32cm"><draw:text-box> <text:p text:style-name="FTLG-Name"><text:span text:style-name="FTLG-Name">Page, Matilda</text:span></text:p></draw:text-box>
</draw:frame>
<text:alphabetical-index-mark text:string-value="Page, Mildred ( -  )"/><draw:frame text:anchor-type="paragraph" draw:z-index="2" draw:style-name="TLG-text" svg:width="3.29cm" svg:height="0.49cm" svg:x="0.62cm" svg:y="6.94cm"><draw:text-box> <text:p text:style-name="FTLG-Name"><text:span text:style-name="FTLG-Name">Page, Mildred</text:span></text:p></draw:text-box>
</draw:frame>
<text:alphabetical-index-mark text:string-value="Page, Mr."/><draw:frame text:anchor-type="paragraph" draw:z-index="2" draw:style-name="TLG-text" svg:width="2.45cm" svg:height="0.49cm" svg:x="0.62cm" svg:y="7.56cm"><draw:text-box> <text:p text:style-name="FTLG-Name"><text:span text:style-name="FTLG-Name">Page, Mr.</text:span></text:p></draw:text-box>
</draw:frame>
<text:alphabetical-index-mark text:string-value="Page, Richard C. (  - 1974-11-00)"/><draw:frame text:anchor-type="paragraph" draw:z-index="2" draw:style-name="TLG-text" svg:width="3.95cm" svg:height="0.49cm" svg:x="0.62cm" svg:y="8.17cm"><draw:text-box> <text:p text:style-name="FTLG-Name"><text:span text:style-name="FTLG-Name">Page, Richard C.</text:span></text:p></draw:text-box>
</draw:frame>
<draw:polygon draw:style-name="TLG-solid" draw:layer="layout" draw:z-index="1" svg:x="15.847578cm" svg:y="8.173602cm" svg:viewBox="0 0 100 352" svg:width="0.1000cm" svg:height="0.3528cm" draw:points="50, 0 100, 176 50, 352 0, 176"/>
<text:alphabetical-index-mark text:string-value="Page, Robert Francis (  - )"/><draw:frame text:anchor-type="paragraph" draw:z-index="2" draw:style-name="TLG-text" svg:width="4.79cm" svg:height="0.49cm" svg:x="0.62cm" svg:y="8.79cm"><draw:text-box> <text:p text:style-name="FTLG-Name"><text:span text:style-name="FTLG-Name">Page, Robert Francis</text:span></text:p></draw:text-box>
</draw:frame>
<text:alphabetical-index-mark text:string-value="Page, Ruth Ellen"/><draw:frame text:anchor-type="paragraph" draw:z-index="2" draw:style-name="TLG-text" svg:width="3.90cm" svg:height="0.49cm" svg:x="0.62cm" svg:y="9.41cm"><draw:text-box> <text:p text:style-name="FTLG-Name"><text:span text:style-name="FTLG-Name">Page, Ruth Ellen</text:span></text:p></draw:text-box>
</draw:frame>
<text:alphabetical-index-mark text:string-value="Page, Sarah"/><draw:frame text:anchor-type="paragraph" draw:z-index="2" draw:style-name="TLG-text" svg:width="3.01cm" svg:height="0.49cm" svg:x="0.62cm" svg:y="10.03cm"><draw:text-box> <text:p text:style-name="FTLG-Name"><text:span text:style-name="FTLG-Name">Page, Sarah</text:span></text:p></draw:text-box>
</draw:frame>
<text:alphabetical-index-mark text:string-value="Palmer, Mary"/><draw:frame text:anchor-type="paragraph" draw:z-index="2" draw:style-name="TLG-text" svg:width="3.19cm" svg:height="0.49cm" svg:x="0.62cm" svg:y="10.64cm"><draw:text-box> <text:p text:style-name="FTLG-Name"><text:span text:style-name="FTLG-Name">Palmer, Mary</text:span></text:p></draw:text-box>
</draw:frame>
<text:alphabetical-index-mark text:string-value="Palmer, Robert"/><draw:frame text:anchor-type="paragraph" draw:z-index="2" draw:style-name="TLG-text" svg:width="3.54cm" svg:height="0.49cm" svg:x="0.62cm" svg:y="11.26cm"><draw:text-box> <text:p text:style-name="FTLG-Name"><text:span text:style-name="FTLG-Name">Palmer, Robert</text:span></text:p></draw:text-box>
</draw:frame>
<text:alphabetical-index-mark text:string-value="Palmer, Sarah"/><draw:frame text:anchor-type="paragraph" draw:z-index="2" draw:style-name="TLG-text" svg:width="3.39cm" svg:height="0.49cm" svg:x="0.62cm" svg:y="11.88cm"><draw:text-box> <text:p text:style-name="FTLG-Name"><text:span text:style-name="FTLG-Name">Palmer, Sarah</text:span></text:p></draw:text-box>
</draw:frame>
<text:alphabetical-index-mark text:string-value="Palmer, Sarah (  - 1819-10-09)"/><draw:frame text:anchor-type="paragraph" draw:z-index="2" draw:style-name="TLG-text" svg:width="3.39cm" svg:height="0.49cm" svg:x="0.62cm" svg:y="12.50cm"><draw:text-box> <text:p text:style-name="FTLG-Name"><text:span text:style-name="FTLG-Name">Palmer, Sarah</text:span></text:p></draw:text-box>
</draw:frame>
<draw:polygon draw:style-name="TLG-solid" draw:layer="layout" draw:z-index="1" svg:x="15.177371cm" svg:y="12.495123cm" svg:viewBox="0 0 100 352" svg:width="0.1000cm" svg:height="0.3528cm" draw:points="50, 0 100, 176 50, 352 0, 176"/>
<text:alphabetical-index-mark text:string-value="Parent, Betsy"/><draw:frame text:anchor-type="paragraph" draw:z-index="2" draw:style-name="TLG-text" svg:width="3.21cm" svg:height="0.49cm" svg:x="0.62cm" svg:y="13.11cm"><draw:text-box> <text:p text:style-name="FTLG-Name"><text:span text:style-name="FTLG-Name">Parent, Betsy</text:span></text:p></draw:text-box>
</draw:frame>
<text:alphabetical-index-mark text:string-value="Parent, Capt.Jacob C. ( - 1811-11-09)"/><draw:frame text:anchor-type="paragraph" draw:z-index="2" draw:style-name="TLG-text" svg:width="4.97cm" svg:height="0.49cm" svg:x="0.62cm" svg:y="13.73cm"><draw:text-box> <text:p text:style-name="FTLG-Name"><text:span text:style-name="FTLG-Name">Parent, Capt.Jacob C.</text:span></text:p></draw:text-box>
</draw:frame>
<draw:polygon draw:style-name="TLG-solid" draw:layer="layout" draw:z-index="1" svg:x="15.142780cm" svg:y="13.729843cm" svg:viewBox="0 0 100 352" svg:width="0.1000cm" svg:height="0.3528cm" draw:points="50, 0 100, 176 50, 352 0, 176"/>
<text:alphabetical-index-mark text:string-value="Parent, Harry"/><draw:frame text:anchor-type="paragraph" draw:z-index="2" draw:style-name="TLG-text" svg:width="3.19cm" svg:height="0.49cm" svg:x="0.62cm" svg:y="14.35cm"><draw:text-box> <text:p text:style-name="FTLG-Name"><text:span text:style-name="FTLG-Name">Parent, Harry</text:span></text:p></draw:text-box>
</draw:frame>
<text:alphabetical-index-mark text:string-value="Parent, Henry Clay"/><draw:frame text:anchor-type="paragraph" draw:z-index="2" draw:style-name="TLG-text" svg:width="4.33cm" svg:height="0.49cm" svg:x="0.62cm" svg:y="14.96cm"><draw:text-box> <text:p text:style-name="FTLG-Name"><text:span text:style-name="FTLG-Name">Parent, Henry Clay</text:span></text:p></draw:text-box>
</draw:frame>
<text:alphabetical-index-mark text:string-value="Parent, Jacob G."/><draw:frame text:anchor-type="paragraph" draw:z-index="2" draw:style-name="TLG-text" svg:width="3.90cm" svg:height="0.49cm" svg:x="0.62cm" svg:y="15.58cm"><draw:text-box> <text:p text:style-name="FTLG-Name"><text:span text:style-name="FTLG-Name">Parent, Jacob G.</text:span></text:p></draw:text-box>
</draw:frame>
<text:alphabetical-index-mark text:string-value="Parent, John"/><draw:frame text:anchor-type="paragraph" draw:z-index="2" draw:style-name="TLG-text" svg:width="3.06cm" svg:height="0.49cm" svg:x="0.62cm" svg:y="16.20cm"><draw:text-box> <text:p text:style-name="FTLG-Name"><text:span text:style-name="FTLG-Name">Parent, John</text:span></text:p></draw:text-box>
</draw:frame>
<text:alphabetical-index-mark text:string-value="Parent, John Sr."/><draw:frame text:anchor-type="paragraph" draw:z-index="2" draw:style-name="TLG-text" svg:width="3.77cm" svg:height="0.49cm" svg:x="0.62cm" svg:y="16.82cm"><draw:text-box> <text:p text:style-name="FTLG-Name"><text:span text:style-name="FTLG-Name">Parent, John Sr.</text:span></text:p></draw:text-box>
</draw:frame>
<text:alphabetical-index-mark text:string-value="Parent, Nancy"/><draw:frame text:anchor-type="paragraph" draw:z-index="2" draw:style-name="TLG-text" svg:width="3.36cm" svg:height="0.49cm" svg:x="0.62cm" svg:y="17.43cm"><draw:text-box> <text:p text:style-name="FTLG-Name"><text:span text:style-name="FTLG-Name">Parent, Nancy</text:span></text:p></draw:text-box>
</draw:frame>
<text:alphabetical-index-mark text:string-value="Parent, Patsy"/><draw:frame text:anchor-type="paragraph" draw:z-index="2" draw:style-name="TLG-text" svg:width="3.21cm" svg:height="0.49cm" svg:x="0.62cm" svg:y="18.05cm"><draw:text-box> <text:p text:style-name="FTLG-Name"><text:span text:style-name="FTLG-Name">Parent, Patsy</text:span></text:p></draw:text-box>
</draw:frame>
<text:alphabetical-index-mark text:string-value="Parent, Polly"/><draw:frame text:anchor-type="paragraph" draw:z-index="2" draw:style-name="TLG-text" svg:width="3.06cm" svg:height="0.49cm" svg:x="0.62cm" svg:y="18.67cm"><draw:text-box> <text:p text:style-name="FTLG-Name"><text:span text:style-name="FTLG-Name">Parent, Polly</text:span></text:p></draw:text-box>
</draw:frame>
<text:alphabetical-index-mark text:string-value="Parker, Frank R."/><draw:frame text:anchor-type="paragraph" draw:z-index="2" draw:style-name="TLG-text" svg:width="3.82cm" svg:height="0.49cm" svg:x="0.62cm" svg:y="19.29cm"><draw:text-box> <text:p text:style-name="FTLG-Name"><text:span text:style-name="FTLG-Name">Parker, Frank R.</text:span></text:p></draw:text-box>
</draw:frame>
<text:alphabetical-index-mark text:string-value="Park, James"/><draw:frame text:anchor-type="paragraph" draw:z-index="2" draw:style-name="TLG-text" svg:width="3.01cm" svg:height="0.49cm" svg:x="0.62cm" svg:y="19.90cm"><draw:text-box> <text:p text:style-name="FTLG-Name"><text:span text:style-name="FTLG-Name">Park, James</text:span></text:p></draw:text-box>
</draw:frame>
<text:alphabetical-index-mark text:string-value="Parks, Cliff"/><draw:frame text:anchor-type="paragraph" draw:z-index="2" draw:style-name="TLG-text" svg:width="2.68cm" svg:height="0.49cm" svg:x="0.62cm" svg:y="20.52cm"><draw:text-box> <text:p text:style-name="FTLG-Name"><text:span text:style-name="FTLG-Name">Parks, Cliff</text:span></text:p></draw:text-box>
</draw:frame>
<text:alphabetical-index-mark text:string-value="Park, Susannah (  - 1871-04-28)"/><draw:frame text:anchor-type="paragraph" draw:z-index="2" draw:style-name="TLG-text" svg:width="3.72cm" svg:height="0.49cm" svg:x="0.62cm" svg:y="21.14cm"><draw:text-box> <text:p text:style-name="FTLG-Name"><text:span text:style-name="FTLG-Name">Park, Susannah</text:span></text:p></draw:text-box>
</draw:frame>
<draw:polygon draw:style-name="TLG-solid" draw:layer="layout" draw:z-index="1" svg:x="15.402215cm" svg:y="21.138165cm" svg:viewBox="0 0 100 352" svg:width="0.1000cm" svg:height="0.3528cm" draw:points="50, 0 100, 176 50, 352 0, 176"/>
<text:alphabetical-index-mark text:string-value="Parsons, Henry"/><draw:frame text:anchor-type="paragraph" draw:z-index="2" draw:style-name="TLG-text" svg:width="3.62cm" svg:height="0.49cm" svg:x="0.62cm" svg:y="21.76cm"><draw:text-box> <text:p text:style-name="FTLG-Name"><text:span text:style-name="FTLG-Name">Parsons, Henry</text:span></text:p></draw:text-box>
</draw:frame>
<text:alphabetical-index-mark text:string-value="Patrick, Melvin"/><draw:frame text:anchor-type="paragraph" draw:z-index="2" draw:style-name="TLG-text" svg:width="3.44cm" svg:height="0.49cm" svg:x="0.62cm" svg:y="22.37cm"><draw:text-box> <text:p text:style-name="FTLG-Name"><text:span text:style-name="FTLG-Name">Patrick, Melvi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atrick, Robert (  - 1999-04-18)"/><draw:frame text:anchor-type="paragraph" draw:z-index="2" draw:style-name="TLG-text" svg:width="3.49cm" svg:height="0.49cm" svg:x="0.62cm" svg:y="2.62cm"><draw:text-box> <text:p text:style-name="FTLG-Name"><text:span text:style-name="FTLG-Name">Patrick, Robert</text:span></text:p></draw:text-box>
</draw:frame>
<draw:polygon draw:style-name="TLG-solid" draw:layer="layout" draw:z-index="1" svg:x="15.955676cm" svg:y="2.617360cm" svg:viewBox="0 0 100 352" svg:width="0.1000cm" svg:height="0.3528cm" draw:points="50, 0 100, 176 50, 352 0, 176"/>
<text:alphabetical-index-mark text:string-value="Patterson, George"/><draw:frame text:anchor-type="paragraph" draw:z-index="2" draw:style-name="TLG-text" svg:width="4.21cm" svg:height="0.49cm" svg:x="0.62cm" svg:y="3.23cm"><draw:text-box> <text:p text:style-name="FTLG-Name"><text:span text:style-name="FTLG-Name">Patterson, George</text:span></text:p></draw:text-box>
</draw:frame>
<text:alphabetical-index-mark text:string-value="Patton, Adolph"/><draw:frame text:anchor-type="paragraph" draw:z-index="2" draw:style-name="TLG-text" svg:width="3.47cm" svg:height="0.49cm" svg:x="0.62cm" svg:y="3.85cm"><draw:text-box> <text:p text:style-name="FTLG-Name"><text:span text:style-name="FTLG-Name">Patton, Adolph</text:span></text:p></draw:text-box>
</draw:frame>
<text:alphabetical-index-mark text:string-value="Payne, Alexander"/><draw:frame text:anchor-type="paragraph" draw:z-index="2" draw:style-name="TLG-text" svg:width="4.08cm" svg:height="0.49cm" svg:x="0.62cm" svg:y="4.47cm"><draw:text-box> <text:p text:style-name="FTLG-Name"><text:span text:style-name="FTLG-Name">Payne, Alexander</text:span></text:p></draw:text-box>
</draw:frame>
<text:alphabetical-index-mark text:string-value="Payne, George"/><draw:frame text:anchor-type="paragraph" draw:z-index="2" draw:style-name="TLG-text" svg:width="3.54cm" svg:height="0.49cm" svg:x="0.62cm" svg:y="5.09cm"><draw:text-box> <text:p text:style-name="FTLG-Name"><text:span text:style-name="FTLG-Name">Payne, George</text:span></text:p></draw:text-box>
</draw:frame>
<text:alphabetical-index-mark text:string-value="Payne, James ( -  )"/><draw:frame text:anchor-type="paragraph" draw:z-index="2" draw:style-name="TLG-text" svg:width="3.36cm" svg:height="0.49cm" svg:x="0.62cm" svg:y="5.70cm"><draw:text-box> <text:p text:style-name="FTLG-Name"><text:span text:style-name="FTLG-Name">Payne, James</text:span></text:p></draw:text-box>
</draw:frame>
<text:alphabetical-index-mark text:string-value="Payne, Jane Coppage ( - 1873-06-07)"/><draw:frame text:anchor-type="paragraph" draw:z-index="2" draw:style-name="TLG-text" svg:width="5.00cm" svg:height="0.49cm" svg:x="0.62cm" svg:y="6.32cm"><draw:text-box> <text:p text:style-name="FTLG-Name"><text:span text:style-name="FTLG-Name">Payne, Jane Coppage</text:span></text:p></draw:text-box>
</draw:frame>
<draw:polygon draw:style-name="TLG-solid" draw:layer="layout" draw:z-index="1" svg:x="15.410863cm" svg:y="6.321521cm" svg:viewBox="0 0 100 352" svg:width="0.1000cm" svg:height="0.3528cm" draw:points="50, 0 100, 176 50, 352 0, 176"/>
<text:alphabetical-index-mark text:string-value="Payne, Lucretia"/><draw:frame text:anchor-type="paragraph" draw:z-index="2" draw:style-name="TLG-text" svg:width="3.65cm" svg:height="0.49cm" svg:x="0.62cm" svg:y="6.94cm"><draw:text-box> <text:p text:style-name="FTLG-Name"><text:span text:style-name="FTLG-Name">Payne, Lucretia</text:span></text:p></draw:text-box>
</draw:frame>
<text:alphabetical-index-mark text:string-value="Payne, Moses"/><draw:frame text:anchor-type="paragraph" draw:z-index="2" draw:style-name="TLG-text" svg:width="3.36cm" svg:height="0.49cm" svg:x="0.62cm" svg:y="7.56cm"><draw:text-box> <text:p text:style-name="FTLG-Name"><text:span text:style-name="FTLG-Name">Payne, Moses</text:span></text:p></draw:text-box>
</draw:frame>
<text:alphabetical-index-mark text:string-value="Payne, Nancy"/><draw:frame text:anchor-type="paragraph" draw:z-index="2" draw:style-name="TLG-text" svg:width="3.31cm" svg:height="0.49cm" svg:x="0.62cm" svg:y="8.17cm"><draw:text-box> <text:p text:style-name="FTLG-Name"><text:span text:style-name="FTLG-Name">Payne, Nancy</text:span></text:p></draw:text-box>
</draw:frame>
<text:alphabetical-index-mark text:string-value="Payne, Willis"/><draw:frame text:anchor-type="paragraph" draw:z-index="2" draw:style-name="TLG-text" svg:width="3.08cm" svg:height="0.49cm" svg:x="0.62cm" svg:y="8.79cm"><draw:text-box> <text:p text:style-name="FTLG-Name"><text:span text:style-name="FTLG-Name">Payne, Willis</text:span></text:p></draw:text-box>
</draw:frame>
<text:alphabetical-index-mark text:string-value="Payne, Winifred ( -  )"/><draw:frame text:anchor-type="paragraph" draw:z-index="2" draw:style-name="TLG-text" svg:width="3.70cm" svg:height="0.49cm" svg:x="0.62cm" svg:y="9.41cm"><draw:text-box> <text:p text:style-name="FTLG-Name"><text:span text:style-name="FTLG-Name">Payne, Winifred</text:span></text:p></draw:text-box>
</draw:frame>
<text:alphabetical-index-mark text:string-value="Pedersen, William"/><draw:frame text:anchor-type="paragraph" draw:z-index="2" draw:style-name="TLG-text" svg:width="4.15cm" svg:height="0.49cm" svg:x="0.62cm" svg:y="10.03cm"><draw:text-box> <text:p text:style-name="FTLG-Name"><text:span text:style-name="FTLG-Name">Pedersen, William</text:span></text:p></draw:text-box>
</draw:frame>
<text:alphabetical-index-mark text:string-value="Pena, Julia"/><draw:frame text:anchor-type="paragraph" draw:z-index="2" draw:style-name="TLG-text" svg:width="2.73cm" svg:height="0.49cm" svg:x="0.62cm" svg:y="10.64cm"><draw:text-box> <text:p text:style-name="FTLG-Name"><text:span text:style-name="FTLG-Name">Pena, Julia</text:span></text:p></draw:text-box>
</draw:frame>
<text:alphabetical-index-mark text:string-value="Pérez, Angela Gay"/><draw:frame text:anchor-type="paragraph" draw:z-index="2" draw:style-name="TLG-text" svg:width="4.31cm" svg:height="0.49cm" svg:x="0.62cm" svg:y="11.26cm"><draw:text-box> <text:p text:style-name="FTLG-Name"><text:span text:style-name="FTLG-Name">Pérez, Angela Gay</text:span></text:p></draw:text-box>
</draw:frame>
<text:alphabetical-index-mark text:string-value="Perkins, Lydia"/><draw:frame text:anchor-type="paragraph" draw:z-index="2" draw:style-name="TLG-text" svg:width="3.34cm" svg:height="0.49cm" svg:x="0.62cm" svg:y="11.88cm"><draw:text-box> <text:p text:style-name="FTLG-Name"><text:span text:style-name="FTLG-Name">Perkins, Lydia</text:span></text:p></draw:text-box>
</draw:frame>
<text:alphabetical-index-mark text:string-value="Peters, Eleanor"/><draw:frame text:anchor-type="paragraph" draw:z-index="2" draw:style-name="TLG-text" svg:width="3.62cm" svg:height="0.49cm" svg:x="0.62cm" svg:y="12.50cm"><draw:text-box> <text:p text:style-name="FTLG-Name"><text:span text:style-name="FTLG-Name">Peters, Eleanor</text:span></text:p></draw:text-box>
</draw:frame>
<text:alphabetical-index-mark text:string-value="Petersen, William"/><draw:frame text:anchor-type="paragraph" draw:z-index="2" draw:style-name="TLG-text" svg:width="4.03cm" svg:height="0.49cm" svg:x="0.62cm" svg:y="13.11cm"><draw:text-box> <text:p text:style-name="FTLG-Name"><text:span text:style-name="FTLG-Name">Petersen, William</text:span></text:p></draw:text-box>
</draw:frame>
<text:alphabetical-index-mark text:string-value="Peters, Frank O. (  - 1981-06-02)"/><draw:frame text:anchor-type="paragraph" draw:z-index="2" draw:style-name="TLG-text" svg:width="3.82cm" svg:height="0.49cm" svg:x="0.62cm" svg:y="13.73cm"><draw:text-box> <text:p text:style-name="FTLG-Name"><text:span text:style-name="FTLG-Name">Peters, Frank O.</text:span></text:p></draw:text-box>
</draw:frame>
<draw:polygon draw:style-name="TLG-solid" draw:layer="layout" draw:z-index="1" svg:x="15.877846cm" svg:y="13.729843cm" svg:viewBox="0 0 100 352" svg:width="0.1000cm" svg:height="0.3528cm" draw:points="50, 0 100, 176 50, 352 0, 176"/>
<text:alphabetical-index-mark text:string-value="Pierce, Joanne"/><draw:frame text:anchor-type="paragraph" draw:z-index="2" draw:style-name="TLG-text" svg:width="3.52cm" svg:height="0.49cm" svg:x="0.62cm" svg:y="14.35cm"><draw:text-box> <text:p text:style-name="FTLG-Name"><text:span text:style-name="FTLG-Name">Pierce, Joanne</text:span></text:p></draw:text-box>
</draw:frame>
<text:alphabetical-index-mark text:string-value="Piotrowski, Sir Michael ( - )"/><draw:frame text:anchor-type="paragraph" draw:z-index="2" draw:style-name="TLG-text" svg:width="5.07cm" svg:height="0.49cm" svg:x="0.62cm" svg:y="14.96cm"><draw:text-box> <text:p text:style-name="FTLG-Name"><text:span text:style-name="FTLG-Name">Piotrowski, Sir Michael</text:span></text:p></draw:text-box>
</draw:frame>
<text:alphabetical-index-mark text:string-value="Pittman, June Christine"/><draw:frame text:anchor-type="paragraph" draw:z-index="2" draw:style-name="TLG-text" svg:width="5.20cm" svg:height="0.49cm" svg:x="0.62cm" svg:y="15.58cm"><draw:text-box> <text:p text:style-name="FTLG-Name"><text:span text:style-name="FTLG-Name">Pittman, June Christine</text:span></text:p></draw:text-box>
</draw:frame>
<text:alphabetical-index-mark text:string-value="Poirier, James A."/><draw:frame text:anchor-type="paragraph" draw:z-index="2" draw:style-name="TLG-text" svg:width="3.95cm" svg:height="0.49cm" svg:x="0.62cm" svg:y="16.20cm"><draw:text-box> <text:p text:style-name="FTLG-Name"><text:span text:style-name="FTLG-Name">Poirier, James A.</text:span></text:p></draw:text-box>
</draw:frame>
<text:alphabetical-index-mark text:string-value="Poole, Thomas"/><draw:frame text:anchor-type="paragraph" draw:z-index="2" draw:style-name="TLG-text" svg:width="3.54cm" svg:height="0.49cm" svg:x="0.62cm" svg:y="16.82cm"><draw:text-box> <text:p text:style-name="FTLG-Name"><text:span text:style-name="FTLG-Name">Poole, Thomas</text:span></text:p></draw:text-box>
</draw:frame>
<text:alphabetical-index-mark text:string-value="Porter, David"/><draw:frame text:anchor-type="paragraph" draw:z-index="2" draw:style-name="TLG-text" svg:width="3.13cm" svg:height="0.49cm" svg:x="0.62cm" svg:y="17.43cm"><draw:text-box> <text:p text:style-name="FTLG-Name"><text:span text:style-name="FTLG-Name">Porter, David</text:span></text:p></draw:text-box>
</draw:frame>
<text:alphabetical-index-mark text:string-value="Porter, Mahala J."/><draw:frame text:anchor-type="paragraph" draw:z-index="2" draw:style-name="TLG-text" svg:width="3.95cm" svg:height="0.49cm" svg:x="0.62cm" svg:y="18.05cm"><draw:text-box> <text:p text:style-name="FTLG-Name"><text:span text:style-name="FTLG-Name">Porter, Mahala J.</text:span></text:p></draw:text-box>
</draw:frame>
<text:alphabetical-index-mark text:string-value="Porter, Rachel D."/><draw:frame text:anchor-type="paragraph" draw:z-index="2" draw:style-name="TLG-text" svg:width="3.98cm" svg:height="0.49cm" svg:x="0.62cm" svg:y="18.67cm"><draw:text-box> <text:p text:style-name="FTLG-Name"><text:span text:style-name="FTLG-Name">Porter, Rachel D.</text:span></text:p></draw:text-box>
</draw:frame>
<text:alphabetical-index-mark text:string-value="Powell, Martha ( -  )"/><draw:frame text:anchor-type="paragraph" draw:z-index="2" draw:style-name="TLG-text" svg:width="3.49cm" svg:height="0.49cm" svg:x="0.62cm" svg:y="19.29cm"><draw:text-box> <text:p text:style-name="FTLG-Name"><text:span text:style-name="FTLG-Name">Powell, Martha</text:span></text:p></draw:text-box>
</draw:frame>
<draw:polygon draw:style-name="TLG-solid" draw:layer="layout" draw:z-index="1" svg:x="14.277996cm" svg:y="19.286085cm" svg:viewBox="0 0 100 352" svg:width="0.1000cm" svg:height="0.3528cm" draw:points="50, 0 100, 176 50, 352 0, 176"/>
<text:alphabetical-index-mark text:string-value="Pratt, Sarah"/><draw:frame text:anchor-type="paragraph" draw:z-index="2" draw:style-name="TLG-text" svg:width="2.91cm" svg:height="0.49cm" svg:x="0.62cm" svg:y="19.90cm"><draw:text-box> <text:p text:style-name="FTLG-Name"><text:span text:style-name="FTLG-Name">Pratt, Sarah</text:span></text:p></draw:text-box>
</draw:frame>
<text:alphabetical-index-mark text:string-value="Price, Mary"/><draw:frame text:anchor-type="paragraph" draw:z-index="2" draw:style-name="TLG-text" svg:width="2.78cm" svg:height="0.49cm" svg:x="0.62cm" svg:y="20.52cm"><draw:text-box> <text:p text:style-name="FTLG-Name"><text:span text:style-name="FTLG-Name">Price, Mary</text:span></text:p></draw:text-box>
</draw:frame>
<text:alphabetical-index-mark text:string-value="Ramirez, Helen ( -  )"/><draw:frame text:anchor-type="paragraph" draw:z-index="2" draw:style-name="TLG-text" svg:width="3.62cm" svg:height="0.49cm" svg:x="0.62cm" svg:y="21.14cm"><draw:text-box> <text:p text:style-name="FTLG-Name"><text:span text:style-name="FTLG-Name">Ramirez, Helen</text:span></text:p></draw:text-box>
</draw:frame>
<text:alphabetical-index-mark text:string-value="Ramírez, John B."/><draw:frame text:anchor-type="paragraph" draw:z-index="2" draw:style-name="TLG-text" svg:width="4.00cm" svg:height="0.49cm" svg:x="0.62cm" svg:y="21.76cm"><draw:text-box> <text:p text:style-name="FTLG-Name"><text:span text:style-name="FTLG-Name">Ramírez, John B.</text:span></text:p></draw:text-box>
</draw:frame>
<text:alphabetical-index-mark text:string-value="Ramsey, Joan"/><draw:frame text:anchor-type="paragraph" draw:z-index="2" draw:style-name="TLG-text" svg:width="3.39cm" svg:height="0.49cm" svg:x="0.62cm" svg:y="22.37cm"><draw:text-box> <text:p text:style-name="FTLG-Name"><text:span text:style-name="FTLG-Name">Ramsey, Joan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eed, Brendan"/><draw:frame text:anchor-type="paragraph" draw:z-index="2" draw:style-name="TLG-text" svg:width="3.54cm" svg:height="0.49cm" svg:x="0.62cm" svg:y="2.62cm"><draw:text-box> <text:p text:style-name="FTLG-Name"><text:span text:style-name="FTLG-Name">Reed, Brendan</text:span></text:p></draw:text-box>
</draw:frame>
<text:alphabetical-index-mark text:string-value="Reed, Carmel"/><draw:frame text:anchor-type="paragraph" draw:z-index="2" draw:style-name="TLG-text" svg:width="3.29cm" svg:height="0.49cm" svg:x="0.62cm" svg:y="3.23cm"><draw:text-box> <text:p text:style-name="FTLG-Name"><text:span text:style-name="FTLG-Name">Reed, Carmel</text:span></text:p></draw:text-box>
</draw:frame>
<text:alphabetical-index-mark text:string-value="Reed, Catherine"/><draw:frame text:anchor-type="paragraph" draw:z-index="2" draw:style-name="TLG-text" svg:width="3.80cm" svg:height="0.49cm" svg:x="0.62cm" svg:y="3.85cm"><draw:text-box> <text:p text:style-name="FTLG-Name"><text:span text:style-name="FTLG-Name">Reed, Catherine</text:span></text:p></draw:text-box>
</draw:frame>
<text:alphabetical-index-mark text:string-value="Reed, Edward"/><draw:frame text:anchor-type="paragraph" draw:z-index="2" draw:style-name="TLG-text" svg:width="3.36cm" svg:height="0.49cm" svg:x="0.62cm" svg:y="4.47cm"><draw:text-box> <text:p text:style-name="FTLG-Name"><text:span text:style-name="FTLG-Name">Reed, Edward</text:span></text:p></draw:text-box>
</draw:frame>
<text:alphabetical-index-mark text:string-value="Reed, Jamesy"/><draw:frame text:anchor-type="paragraph" draw:z-index="2" draw:style-name="TLG-text" svg:width="3.39cm" svg:height="0.49cm" svg:x="0.62cm" svg:y="5.09cm"><draw:text-box> <text:p text:style-name="FTLG-Name"><text:span text:style-name="FTLG-Name">Reed, Jamesy</text:span></text:p></draw:text-box>
</draw:frame>
<text:alphabetical-index-mark text:string-value="Reed, Jane"/><draw:frame text:anchor-type="paragraph" draw:z-index="2" draw:style-name="TLG-text" svg:width="2.80cm" svg:height="0.49cm" svg:x="0.62cm" svg:y="5.70cm"><draw:text-box> <text:p text:style-name="FTLG-Name"><text:span text:style-name="FTLG-Name">Reed, Jane</text:span></text:p></draw:text-box>
</draw:frame>
<text:alphabetical-index-mark text:string-value="Reed, Kate ( -  )"/><draw:frame text:anchor-type="paragraph" draw:z-index="2" draw:style-name="TLG-text" svg:width="2.75cm" svg:height="0.49cm" svg:x="0.62cm" svg:y="6.32cm"><draw:text-box> <text:p text:style-name="FTLG-Name"><text:span text:style-name="FTLG-Name">Reed, Kate</text:span></text:p></draw:text-box>
</draw:frame>
<text:alphabetical-index-mark text:string-value="Reed, Mary Ann"/><draw:frame text:anchor-type="paragraph" draw:z-index="2" draw:style-name="TLG-text" svg:width="3.77cm" svg:height="0.49cm" svg:x="0.62cm" svg:y="6.94cm"><draw:text-box> <text:p text:style-name="FTLG-Name"><text:span text:style-name="FTLG-Name">Reed, Mary Ann</text:span></text:p></draw:text-box>
</draw:frame>
<text:alphabetical-index-mark text:string-value="Reed, Maureen"/><draw:frame text:anchor-type="paragraph" draw:z-index="2" draw:style-name="TLG-text" svg:width="3.62cm" svg:height="0.49cm" svg:x="0.62cm" svg:y="7.56cm"><draw:text-box> <text:p text:style-name="FTLG-Name"><text:span text:style-name="FTLG-Name">Reed, Maureen</text:span></text:p></draw:text-box>
</draw:frame>
<text:alphabetical-index-mark text:string-value="Reed, Michael ( - )"/><draw:frame text:anchor-type="paragraph" draw:z-index="2" draw:style-name="TLG-text" svg:width="3.39cm" svg:height="0.49cm" svg:x="0.62cm" svg:y="8.17cm"><draw:text-box> <text:p text:style-name="FTLG-Name"><text:span text:style-name="FTLG-Name">Reed, Michael</text:span></text:p></draw:text-box>
</draw:frame>
<text:alphabetical-index-mark text:string-value="Reed, Michael (  - 1925-03-19)"/><draw:frame text:anchor-type="paragraph" draw:z-index="2" draw:style-name="TLG-text" svg:width="3.39cm" svg:height="0.49cm" svg:x="0.62cm" svg:y="8.79cm"><draw:text-box> <text:p text:style-name="FTLG-Name"><text:span text:style-name="FTLG-Name">Reed, Michael</text:span></text:p></draw:text-box>
</draw:frame>
<draw:polygon draw:style-name="TLG-solid" draw:layer="layout" draw:z-index="1" svg:x="15.635706cm" svg:y="8.790962cm" svg:viewBox="0 0 100 352" svg:width="0.1000cm" svg:height="0.3528cm" draw:points="50, 0 100, 176 50, 352 0, 176"/>
<text:alphabetical-index-mark text:string-value="Reed, Michael ( -  )"/><draw:frame text:anchor-type="paragraph" draw:z-index="2" draw:style-name="TLG-text" svg:width="3.39cm" svg:height="0.49cm" svg:x="0.62cm" svg:y="9.41cm"><draw:text-box> <text:p text:style-name="FTLG-Name"><text:span text:style-name="FTLG-Name">Reed, Michael</text:span></text:p></draw:text-box>
</draw:frame>
<text:alphabetical-index-mark text:string-value="Reed, Michael ( -  )"/><draw:frame text:anchor-type="paragraph" draw:z-index="2" draw:style-name="TLG-text" svg:width="3.39cm" svg:height="0.49cm" svg:x="0.62cm" svg:y="10.03cm"><draw:text-box> <text:p text:style-name="FTLG-Name"><text:span text:style-name="FTLG-Name">Reed, Michael</text:span></text:p></draw:text-box>
</draw:frame>
<text:alphabetical-index-mark text:string-value="Reed, Patrick (  - 1967-07-07)"/><draw:frame text:anchor-type="paragraph" draw:z-index="2" draw:style-name="TLG-text" svg:width="3.21cm" svg:height="0.49cm" svg:x="0.62cm" svg:y="10.64cm"><draw:text-box> <text:p text:style-name="FTLG-Name"><text:span text:style-name="FTLG-Name">Reed, Patrick</text:span></text:p></draw:text-box>
</draw:frame>
<draw:polygon draw:style-name="TLG-solid" draw:layer="layout" draw:z-index="1" svg:x="15.817311cm" svg:y="10.643042cm" svg:viewBox="0 0 100 352" svg:width="0.1000cm" svg:height="0.3528cm" draw:points="50, 0 100, 176 50, 352 0, 176"/>
<text:alphabetical-index-mark text:string-value="Reed, Peter James? ( -  )"/><draw:frame text:anchor-type="paragraph" draw:z-index="2" draw:style-name="TLG-text" svg:width="4.64cm" svg:height="0.49cm" svg:x="0.62cm" svg:y="11.26cm"><draw:text-box> <text:p text:style-name="FTLG-Name"><text:span text:style-name="FTLG-Name">Reed, Peter James?</text:span></text:p></draw:text-box>
</draw:frame>
<text:alphabetical-index-mark text:string-value="Reed, Sarah ( -  )"/><draw:frame text:anchor-type="paragraph" draw:z-index="2" draw:style-name="TLG-text" svg:width="3.03cm" svg:height="0.49cm" svg:x="0.62cm" svg:y="11.88cm"><draw:text-box> <text:p text:style-name="FTLG-Name"><text:span text:style-name="FTLG-Name">Reed, Sarah</text:span></text:p></draw:text-box>
</draw:frame>
<text:alphabetical-index-mark text:string-value="Reed, Thomas"/><draw:frame text:anchor-type="paragraph" draw:z-index="2" draw:style-name="TLG-text" svg:width="3.47cm" svg:height="0.49cm" svg:x="0.62cm" svg:y="12.50cm"><draw:text-box> <text:p text:style-name="FTLG-Name"><text:span text:style-name="FTLG-Name">Reed, Thomas</text:span></text:p></draw:text-box>
</draw:frame>
<text:alphabetical-index-mark text:string-value="Reed, Thomas"/><draw:frame text:anchor-type="paragraph" draw:z-index="2" draw:style-name="TLG-text" svg:width="3.47cm" svg:height="0.49cm" svg:x="0.62cm" svg:y="13.11cm"><draw:text-box> <text:p text:style-name="FTLG-Name"><text:span text:style-name="FTLG-Name">Reed, Thomas</text:span></text:p></draw:text-box>
</draw:frame>
<text:alphabetical-index-mark text:string-value="Reeves, Ann (  - après 1901)"/><draw:frame text:anchor-type="paragraph" draw:z-index="2" draw:style-name="TLG-text" svg:width="3.08cm" svg:height="0.49cm" svg:x="0.62cm" svg:y="13.73cm"><draw:text-box> <text:p text:style-name="FTLG-Name"><text:span text:style-name="FTLG-Name">Reeves, Ann</text:span></text:p></draw:text-box>
</draw:frame>
<draw:polygon draw:style-name="TLG-solid" draw:layer="layout" draw:z-index="1" svg:x="15.531932cm" svg:y="13.729843cm" svg:viewBox="0 0 100 352" svg:width="0.1000cm" svg:height="0.3528cm" draw:points="50, 0 100, 176 50, 352 0, 176"/>
<text:alphabetical-index-mark text:string-value="Reeves, Catherine (  - avant 1901)"/><draw:frame text:anchor-type="paragraph" draw:z-index="2" draw:style-name="TLG-text" svg:width="4.26cm" svg:height="0.49cm" svg:x="0.62cm" svg:y="14.35cm"><draw:text-box> <text:p text:style-name="FTLG-Name"><text:span text:style-name="FTLG-Name">Reeves, Catherine</text:span></text:p></draw:text-box>
</draw:frame>
<draw:polygon draw:style-name="TLG-solid" draw:layer="layout" draw:z-index="1" svg:x="15.531932cm" svg:y="14.347203cm" svg:viewBox="0 0 100 352" svg:width="0.1000cm" svg:height="0.3528cm" draw:points="50, 0 100, 176 50, 352 0, 176"/>
<text:alphabetical-index-mark text:string-value="Reeves, Catherine"/><draw:frame text:anchor-type="paragraph" draw:z-index="2" draw:style-name="TLG-text" svg:width="4.26cm" svg:height="0.49cm" svg:x="0.62cm" svg:y="14.96cm"><draw:text-box> <text:p text:style-name="FTLG-Name"><text:span text:style-name="FTLG-Name">Reeves, Catherine</text:span></text:p></draw:text-box>
</draw:frame>
<text:alphabetical-index-mark text:string-value="Reeves, Elizabeth"/><draw:frame text:anchor-type="paragraph" draw:z-index="2" draw:style-name="TLG-text" svg:width="4.15cm" svg:height="0.49cm" svg:x="0.62cm" svg:y="15.58cm"><draw:text-box> <text:p text:style-name="FTLG-Name"><text:span text:style-name="FTLG-Name">Reeves, Elizabeth</text:span></text:p></draw:text-box>
</draw:frame>
<text:alphabetical-index-mark text:string-value="Reeves, James"/><draw:frame text:anchor-type="paragraph" draw:z-index="2" draw:style-name="TLG-text" svg:width="3.62cm" svg:height="0.49cm" svg:x="0.62cm" svg:y="16.20cm"><draw:text-box> <text:p text:style-name="FTLG-Name"><text:span text:style-name="FTLG-Name">Reeves, James</text:span></text:p></draw:text-box>
</draw:frame>
<text:alphabetical-index-mark text:string-value="Reeves, Mathew"/><draw:frame text:anchor-type="paragraph" draw:z-index="2" draw:style-name="TLG-text" svg:width="3.87cm" svg:height="0.49cm" svg:x="0.62cm" svg:y="16.82cm"><draw:text-box> <text:p text:style-name="FTLG-Name"><text:span text:style-name="FTLG-Name">Reeves, Mathew</text:span></text:p></draw:text-box>
</draw:frame>
<text:alphabetical-index-mark text:string-value="Reeves, Mathew"/><draw:frame text:anchor-type="paragraph" draw:z-index="2" draw:style-name="TLG-text" svg:width="3.87cm" svg:height="0.49cm" svg:x="0.62cm" svg:y="17.43cm"><draw:text-box> <text:p text:style-name="FTLG-Name"><text:span text:style-name="FTLG-Name">Reeves, Mathew</text:span></text:p></draw:text-box>
</draw:frame>
<text:alphabetical-index-mark text:string-value="Reeves, Mathew"/><draw:frame text:anchor-type="paragraph" draw:z-index="2" draw:style-name="TLG-text" svg:width="3.87cm" svg:height="0.49cm" svg:x="0.62cm" svg:y="18.05cm"><draw:text-box> <text:p text:style-name="FTLG-Name"><text:span text:style-name="FTLG-Name">Reeves, Mathew</text:span></text:p></draw:text-box>
</draw:frame>
<text:alphabetical-index-mark text:string-value="Reeves, William"/><draw:frame text:anchor-type="paragraph" draw:z-index="2" draw:style-name="TLG-text" svg:width="3.75cm" svg:height="0.49cm" svg:x="0.62cm" svg:y="18.67cm"><draw:text-box> <text:p text:style-name="FTLG-Name"><text:span text:style-name="FTLG-Name">Reeves, William</text:span></text:p></draw:text-box>
</draw:frame>
<text:alphabetical-index-mark text:string-value="Reynolds, Mary Jane ( - )"/><draw:frame text:anchor-type="paragraph" draw:z-index="2" draw:style-name="TLG-text" svg:width="4.77cm" svg:height="0.49cm" svg:x="0.62cm" svg:y="19.29cm"><draw:text-box> <text:p text:style-name="FTLG-Name"><text:span text:style-name="FTLG-Name">Reynolds, Mary Jane</text:span></text:p></draw:text-box>
</draw:frame>
<text:alphabetical-index-mark text:string-value="Rhodes, Catherine ( - )"/><draw:frame text:anchor-type="paragraph" draw:z-index="2" draw:style-name="TLG-text" svg:width="4.28cm" svg:height="0.49cm" svg:x="0.62cm" svg:y="19.90cm"><draw:text-box> <text:p text:style-name="FTLG-Name"><text:span text:style-name="FTLG-Name">Rhodes, Catherine</text:span></text:p></draw:text-box>
</draw:frame>
<text:alphabetical-index-mark text:string-value="Rhodes, William Jr. ( -  )"/><draw:frame text:anchor-type="paragraph" draw:z-index="2" draw:style-name="TLG-text" svg:width="4.41cm" svg:height="0.49cm" svg:x="0.62cm" svg:y="20.52cm"><draw:text-box> <text:p text:style-name="FTLG-Name"><text:span text:style-name="FTLG-Name">Rhodes, William Jr.</text:span></text:p></draw:text-box>
</draw:frame>
<text:alphabetical-index-mark text:string-value="Rhodes, William Sr."/><draw:frame text:anchor-type="paragraph" draw:z-index="2" draw:style-name="TLG-text" svg:width="4.48cm" svg:height="0.49cm" svg:x="0.62cm" svg:y="21.14cm"><draw:text-box> <text:p text:style-name="FTLG-Name"><text:span text:style-name="FTLG-Name">Rhodes, William Sr.</text:span></text:p></draw:text-box>
</draw:frame>
<text:alphabetical-index-mark text:string-value="Richards, Diana"/><draw:frame text:anchor-type="paragraph" draw:z-index="2" draw:style-name="TLG-text" svg:width="3.72cm" svg:height="0.49cm" svg:x="0.62cm" svg:y="21.76cm"><draw:text-box> <text:p text:style-name="FTLG-Name"><text:span text:style-name="FTLG-Name">Richards, Diana</text:span></text:p></draw:text-box>
</draw:frame>
<text:alphabetical-index-mark text:string-value="Riley, Thomas (  - )"/><draw:frame text:anchor-type="paragraph" draw:z-index="2" draw:style-name="TLG-text" svg:width="3.39cm" svg:height="0.49cm" svg:x="0.62cm" svg:y="22.37cm"><draw:text-box> <text:p text:style-name="FTLG-Name"><text:span text:style-name="FTLG-Name">Riley, Thoma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bertson, Elizabeth (  - 1703-10-24)"/><draw:frame text:anchor-type="paragraph" draw:z-index="2" draw:style-name="TLG-text" svg:width="4.72cm" svg:height="0.49cm" svg:x="0.62cm" svg:y="2.62cm"><draw:text-box> <text:p text:style-name="FTLG-Name"><text:span text:style-name="FTLG-Name">Robertson, Elizabeth</text:span></text:p></draw:text-box>
</draw:frame>
<draw:polygon draw:style-name="TLG-solid" draw:layer="layout" draw:z-index="1" svg:x="14.675797cm" svg:y="2.617360cm" svg:viewBox="0 0 100 352" svg:width="0.1000cm" svg:height="0.3528cm" draw:points="50, 0 100, 176 50, 352 0, 176"/>
<text:alphabetical-index-mark text:string-value="Robinson, Albert Raymond"/><draw:frame text:anchor-type="paragraph" draw:z-index="2" draw:style-name="TLG-text" svg:width="5.94cm" svg:height="0.49cm" svg:x="0.62cm" svg:y="3.23cm"><draw:text-box> <text:p text:style-name="FTLG-Name"><text:span text:style-name="FTLG-Name">Robinson, Albert Raymond</text:span></text:p></draw:text-box>
</draw:frame>
<text:alphabetical-index-mark text:string-value="Robinson, Clarence"/><draw:frame text:anchor-type="paragraph" draw:z-index="2" draw:style-name="TLG-text" svg:width="4.49cm" svg:height="0.49cm" svg:x="0.62cm" svg:y="3.85cm"><draw:text-box> <text:p text:style-name="FTLG-Name"><text:span text:style-name="FTLG-Name">Robinson, Clarence</text:span></text:p></draw:text-box>
</draw:frame>
<text:alphabetical-index-mark text:string-value="Robinson, Hugh Martin"/><draw:frame text:anchor-type="paragraph" draw:z-index="2" draw:style-name="TLG-text" svg:width="5.15cm" svg:height="0.49cm" svg:x="0.62cm" svg:y="4.47cm"><draw:text-box> <text:p text:style-name="FTLG-Name"><text:span text:style-name="FTLG-Name">Robinson, Hugh Martin</text:span></text:p></draw:text-box>
</draw:frame>
<text:alphabetical-index-mark text:string-value="Rodriquez, Alvin ( -  )"/><draw:frame text:anchor-type="paragraph" draw:z-index="2" draw:style-name="TLG-text" svg:width="3.80cm" svg:height="0.49cm" svg:x="0.62cm" svg:y="5.09cm"><draw:text-box> <text:p text:style-name="FTLG-Name"><text:span text:style-name="FTLG-Name">Rodriquez, Alvin</text:span></text:p></draw:text-box>
</draw:frame>
<text:alphabetical-index-mark text:string-value="Rodriquez, Charles ( -  )"/><draw:frame text:anchor-type="paragraph" draw:z-index="2" draw:style-name="TLG-text" svg:width="4.38cm" svg:height="0.49cm" svg:x="0.62cm" svg:y="5.70cm"><draw:text-box> <text:p text:style-name="FTLG-Name"><text:span text:style-name="FTLG-Name">Rodriquez, Charles</text:span></text:p></draw:text-box>
</draw:frame>
<text:alphabetical-index-mark text:string-value="Rodriquez, Elizabeth ( -  )"/><draw:frame text:anchor-type="paragraph" draw:z-index="2" draw:style-name="TLG-text" svg:width="4.69cm" svg:height="0.49cm" svg:x="0.62cm" svg:y="6.32cm"><draw:text-box> <text:p text:style-name="FTLG-Name"><text:span text:style-name="FTLG-Name">Rodriquez, Elizabeth</text:span></text:p></draw:text-box>
</draw:frame>
<text:alphabetical-index-mark text:string-value="Rodriquez, Thomas ( -  )"/><draw:frame text:anchor-type="paragraph" draw:z-index="2" draw:style-name="TLG-text" svg:width="4.46cm" svg:height="0.49cm" svg:x="0.62cm" svg:y="6.94cm"><draw:text-box> <text:p text:style-name="FTLG-Name"><text:span text:style-name="FTLG-Name">Rodriquez, Thomas</text:span></text:p></draw:text-box>
</draw:frame>
<text:alphabetical-index-mark text:string-value="Roy, Prince Alfred"/><draw:frame text:anchor-type="paragraph" draw:z-index="2" draw:style-name="TLG-text" svg:width="4.15cm" svg:height="0.49cm" svg:x="0.62cm" svg:y="7.56cm"><draw:text-box> <text:p text:style-name="FTLG-Name"><text:span text:style-name="FTLG-Name">Roy, Prince Alfred</text:span></text:p></draw:text-box>
</draw:frame>
<text:alphabetical-index-mark text:string-value="Rubio, Dorcas (  - )"/><draw:frame text:anchor-type="paragraph" draw:z-index="2" draw:style-name="TLG-text" svg:width="3.36cm" svg:height="0.49cm" svg:x="0.62cm" svg:y="8.17cm"><draw:text-box> <text:p text:style-name="FTLG-Name"><text:span text:style-name="FTLG-Name">Rubio, Dorcas</text:span></text:p></draw:text-box>
</draw:frame>
<text:alphabetical-index-mark text:string-value="Salazar, Catherine"/><draw:frame text:anchor-type="paragraph" draw:z-index="2" draw:style-name="TLG-text" svg:width="4.26cm" svg:height="0.49cm" svg:x="0.62cm" svg:y="8.79cm"><draw:text-box> <text:p text:style-name="FTLG-Name"><text:span text:style-name="FTLG-Name">Salazar, Catherine</text:span></text:p></draw:text-box>
</draw:frame>
<text:alphabetical-index-mark text:string-value="Sanders, Henry ( - 1658-06-17)"/><draw:frame text:anchor-type="paragraph" draw:z-index="2" draw:style-name="TLG-text" svg:width="3.64cm" svg:height="0.49cm" svg:x="0.62cm" svg:y="9.41cm"><draw:text-box> <text:p text:style-name="FTLG-Name"><text:span text:style-name="FTLG-Name">Sanders, Henry</text:span></text:p></draw:text-box>
</draw:frame>
<draw:polygon draw:style-name="TLG-solid" draw:layer="layout" draw:z-index="1" svg:x="14.481220cm" svg:y="9.408322cm" svg:viewBox="0 0 100 352" svg:width="0.1000cm" svg:height="0.3528cm" draw:points="50, 0 100, 176 50, 352 0, 176"/>
<text:alphabetical-index-mark text:string-value="Sandoval, Jean"/><draw:frame text:anchor-type="paragraph" draw:z-index="2" draw:style-name="TLG-text" svg:width="3.62cm" svg:height="0.49cm" svg:x="0.62cm" svg:y="10.03cm"><draw:text-box> <text:p text:style-name="FTLG-Name"><text:span text:style-name="FTLG-Name">Sandoval, Jean</text:span></text:p></draw:text-box>
</draw:frame>
<text:alphabetical-index-mark text:string-value="Sandoval, Johnnie"/><draw:frame text:anchor-type="paragraph" draw:z-index="2" draw:style-name="TLG-text" svg:width="4.23cm" svg:height="0.49cm" svg:x="0.62cm" svg:y="10.64cm"><draw:text-box> <text:p text:style-name="FTLG-Name"><text:span text:style-name="FTLG-Name">Sandoval, Johnnie</text:span></text:p></draw:text-box>
</draw:frame>
<text:alphabetical-index-mark text:string-value="Sandoval, John Joe"/><draw:frame text:anchor-type="paragraph" draw:z-index="2" draw:style-name="TLG-text" svg:width="4.49cm" svg:height="0.49cm" svg:x="0.62cm" svg:y="11.26cm"><draw:text-box> <text:p text:style-name="FTLG-Name"><text:span text:style-name="FTLG-Name">Sandoval, John Joe</text:span></text:p></draw:text-box>
</draw:frame>
<text:alphabetical-index-mark text:string-value="Sandoval, Liz"/><draw:frame text:anchor-type="paragraph" draw:z-index="2" draw:style-name="TLG-text" svg:width="3.21cm" svg:height="0.49cm" svg:x="0.62cm" svg:y="11.88cm"><draw:text-box> <text:p text:style-name="FTLG-Name"><text:span text:style-name="FTLG-Name">Sandoval, Liz</text:span></text:p></draw:text-box>
</draw:frame>
<text:alphabetical-index-mark text:string-value="Sandoval, Sean"/><draw:frame text:anchor-type="paragraph" draw:z-index="2" draw:style-name="TLG-text" svg:width="3.70cm" svg:height="0.49cm" svg:x="0.62cm" svg:y="12.50cm"><draw:text-box> <text:p text:style-name="FTLG-Name"><text:span text:style-name="FTLG-Name">Sandoval, Sean</text:span></text:p></draw:text-box>
</draw:frame>
<text:alphabetical-index-mark text:string-value="Sandoval, Terry"/><draw:frame text:anchor-type="paragraph" draw:z-index="2" draw:style-name="TLG-text" svg:width="3.70cm" svg:height="0.49cm" svg:x="0.62cm" svg:y="13.11cm"><draw:text-box> <text:p text:style-name="FTLG-Name"><text:span text:style-name="FTLG-Name">Sandoval, Terry</text:span></text:p></draw:text-box>
</draw:frame>
<text:alphabetical-index-mark text:string-value="Santiago, Mathias"/><draw:frame text:anchor-type="paragraph" draw:z-index="2" draw:style-name="TLG-text" svg:width="4.13cm" svg:height="0.49cm" svg:x="0.62cm" svg:y="13.73cm"><draw:text-box> <text:p text:style-name="FTLG-Name"><text:span text:style-name="FTLG-Name">Santiago, Mathias</text:span></text:p></draw:text-box>
</draw:frame>
<text:alphabetical-index-mark text:string-value="Santos, Alice ( -  )"/><draw:frame text:anchor-type="paragraph" draw:z-index="2" draw:style-name="TLG-text" svg:width="3.14cm" svg:height="0.49cm" svg:x="0.62cm" svg:y="14.35cm"><draw:text-box> <text:p text:style-name="FTLG-Name"><text:span text:style-name="FTLG-Name">Santos, Alice</text:span></text:p></draw:text-box>
</draw:frame>
<text:alphabetical-index-mark text:string-value="Savard, Walter"/><draw:frame text:anchor-type="paragraph" draw:z-index="2" draw:style-name="TLG-text" svg:width="3.49cm" svg:height="0.49cm" svg:x="0.62cm" svg:y="14.96cm"><draw:text-box> <text:p text:style-name="FTLG-Name"><text:span text:style-name="FTLG-Name">Savard, Walter</text:span></text:p></draw:text-box>
</draw:frame>
<text:alphabetical-index-mark text:string-value="Schultz, Rev.Isaac ( - vers 1818)"/><draw:frame text:anchor-type="paragraph" draw:z-index="2" draw:style-name="TLG-text" svg:width="4.26cm" svg:height="0.49cm" svg:x="0.62cm" svg:y="15.58cm"><draw:text-box> <text:p text:style-name="FTLG-Name"><text:span text:style-name="FTLG-Name">Schultz, Rev.Isaac</text:span></text:p></draw:text-box>
</draw:frame>
<draw:polygon draw:style-name="TLG-solid" draw:layer="layout" draw:z-index="1" svg:x="15.173047cm" svg:y="15.581924cm" svg:viewBox="0 0 100 352" svg:width="0.1000cm" svg:height="0.3528cm" draw:points="50, 0 100, 176 50, 352 0, 176"/>
<text:alphabetical-index-mark text:string-value="Serrano, Abraham ( -  )"/><draw:frame text:anchor-type="paragraph" draw:z-index="2" draw:style-name="TLG-text" svg:width="4.21cm" svg:height="0.49cm" svg:x="0.62cm" svg:y="16.20cm"><draw:text-box> <text:p text:style-name="FTLG-Name"><text:span text:style-name="FTLG-Name">Serrano, Abraham</text:span></text:p></draw:text-box>
</draw:frame>
<text:alphabetical-index-mark text:string-value="Serrano, Carrie ( -  )"/><draw:frame text:anchor-type="paragraph" draw:z-index="2" draw:style-name="TLG-text" svg:width="3.59cm" svg:height="0.49cm" svg:x="0.62cm" svg:y="16.82cm"><draw:text-box> <text:p text:style-name="FTLG-Name"><text:span text:style-name="FTLG-Name">Serrano, Carrie</text:span></text:p></draw:text-box>
</draw:frame>
<text:alphabetical-index-mark text:string-value="Serrano, Dean"/><draw:frame text:anchor-type="paragraph" draw:z-index="2" draw:style-name="TLG-text" svg:width="3.44cm" svg:height="0.49cm" svg:x="0.62cm" svg:y="17.43cm"><draw:text-box> <text:p text:style-name="FTLG-Name"><text:span text:style-name="FTLG-Name">Serrano, Dean</text:span></text:p></draw:text-box>
</draw:frame>
<text:alphabetical-index-mark text:string-value="Serrano, Dot ( -  )"/><draw:frame text:anchor-type="paragraph" draw:z-index="2" draw:style-name="TLG-text" svg:width="3.06cm" svg:height="0.49cm" svg:x="0.62cm" svg:y="18.05cm"><draw:text-box> <text:p text:style-name="FTLG-Name"><text:span text:style-name="FTLG-Name">Serrano, Dot</text:span></text:p></draw:text-box>
</draw:frame>
<text:alphabetical-index-mark text:string-value="Serrano, Joseph ( -  )"/><draw:frame text:anchor-type="paragraph" draw:z-index="2" draw:style-name="TLG-text" svg:width="3.82cm" svg:height="0.49cm" svg:x="0.62cm" svg:y="18.67cm"><draw:text-box> <text:p text:style-name="FTLG-Name"><text:span text:style-name="FTLG-Name">Serrano, Joseph</text:span></text:p></draw:text-box>
</draw:frame>
<text:alphabetical-index-mark text:string-value="Serrano, Reh Dawn"/><draw:frame text:anchor-type="paragraph" draw:z-index="2" draw:style-name="TLG-text" svg:width="4.49cm" svg:height="0.49cm" svg:x="0.62cm" svg:y="19.29cm"><draw:text-box> <text:p text:style-name="FTLG-Name"><text:span text:style-name="FTLG-Name">Serrano, Reh Dawn</text:span></text:p></draw:text-box>
</draw:frame>
<text:alphabetical-index-mark text:string-value="Sharp, ??? ( - 9)"/><draw:frame text:anchor-type="paragraph" draw:z-index="2" draw:style-name="TLG-text" svg:width="2.70cm" svg:height="0.49cm" svg:x="0.62cm" svg:y="19.90cm"><draw:text-box> <text:p text:style-name="FTLG-Name"><text:span text:style-name="FTLG-Name">Sharp, ???</text:span></text:p></draw:text-box>
</draw:frame>
<draw:polygon draw:style-name="TLG-solid" draw:layer="layout" draw:z-index="1" svg:x="7.351081cm" svg:y="19.903445cm" svg:viewBox="0 0 99 352" svg:width="0.1000cm" svg:height="0.3528cm" draw:points="49, 0 99, 176 49, 352 0, 176"/>
<text:alphabetical-index-mark text:string-value="Simard, Sarah ( -  )"/><draw:frame text:anchor-type="paragraph" draw:z-index="2" draw:style-name="TLG-text" svg:width="3.39cm" svg:height="0.49cm" svg:x="0.62cm" svg:y="20.52cm"><draw:text-box> <text:p text:style-name="FTLG-Name"><text:span text:style-name="FTLG-Name">Simard, Sarah</text:span></text:p></draw:text-box>
</draw:frame>
<text:alphabetical-index-mark text:string-value="Simard, Thomas ( -  )"/><draw:frame text:anchor-type="paragraph" draw:z-index="2" draw:style-name="TLG-text" svg:width="3.82cm" svg:height="0.49cm" svg:x="0.62cm" svg:y="21.14cm"><draw:text-box> <text:p text:style-name="FTLG-Name"><text:span text:style-name="FTLG-Name">Simard, Thomas</text:span></text:p></draw:text-box>
</draw:frame>
<text:alphabetical-index-mark text:string-value="Smith, Anastasia? ( - )"/><draw:frame text:anchor-type="paragraph" draw:z-index="2" draw:style-name="TLG-text" svg:width="4.15cm" svg:height="0.49cm" svg:x="0.62cm" svg:y="21.76cm"><draw:text-box> <text:p text:style-name="FTLG-Name"><text:span text:style-name="FTLG-Name">Smith, Anastasia?</text:span></text:p></draw:text-box>
</draw:frame>
<text:alphabetical-index-mark text:string-value="Snyder, Ann Louisa (  - 1840-02-20)"/><draw:frame text:anchor-type="paragraph" draw:z-index="2" draw:style-name="TLG-text" svg:width="4.46cm" svg:height="0.49cm" svg:x="0.62cm" svg:y="22.37cm"><draw:text-box> <text:p text:style-name="FTLG-Name"><text:span text:style-name="FTLG-Name">Snyder, Ann Louisa</text:span></text:p></draw:text-box>
</draw:frame>
<draw:polygon draw:style-name="TLG-solid" draw:layer="layout" draw:z-index="1" svg:x="15.26817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oto, Harriet"/><draw:frame text:anchor-type="paragraph" draw:z-index="2" draw:style-name="TLG-text" svg:width="3.03cm" svg:height="0.49cm" svg:x="0.62cm" svg:y="2.62cm"><draw:text-box> <text:p text:style-name="FTLG-Name"><text:span text:style-name="FTLG-Name">Soto, Harriet</text:span></text:p></draw:text-box>
</draw:frame>
<text:alphabetical-index-mark text:string-value="Sparks, Catherine"/><draw:frame text:anchor-type="paragraph" draw:z-index="2" draw:style-name="TLG-text" svg:width="4.13cm" svg:height="0.49cm" svg:x="0.62cm" svg:y="3.23cm"><draw:text-box> <text:p text:style-name="FTLG-Name"><text:span text:style-name="FTLG-Name">Sparks, Catherine</text:span></text:p></draw:text-box>
</draw:frame>
<text:alphabetical-index-mark text:string-value="Stanley, Barbara (  - )"/><draw:frame text:anchor-type="paragraph" draw:z-index="2" draw:style-name="TLG-text" svg:width="3.87cm" svg:height="0.49cm" svg:x="0.62cm" svg:y="3.85cm"><draw:text-box> <text:p text:style-name="FTLG-Name"><text:span text:style-name="FTLG-Name">Stanley, Barbara</text:span></text:p></draw:text-box>
</draw:frame>
<text:alphabetical-index-mark text:string-value="Steele, Valentine"/><draw:frame text:anchor-type="paragraph" draw:z-index="2" draw:style-name="TLG-text" svg:width="3.93cm" svg:height="0.49cm" svg:x="0.62cm" svg:y="4.47cm"><draw:text-box> <text:p text:style-name="FTLG-Name"><text:span text:style-name="FTLG-Name">Steele, Valentine</text:span></text:p></draw:text-box>
</draw:frame>
<text:alphabetical-index-mark text:string-value="Stephens, Adam"/><draw:frame text:anchor-type="paragraph" draw:z-index="2" draw:style-name="TLG-text" svg:width="3.85cm" svg:height="0.49cm" svg:x="0.62cm" svg:y="5.09cm"><draw:text-box> <text:p text:style-name="FTLG-Name"><text:span text:style-name="FTLG-Name">Stephens, Adam</text:span></text:p></draw:text-box>
</draw:frame>
<text:alphabetical-index-mark text:string-value="Stevens, Elizabeth ( -  )"/><draw:frame text:anchor-type="paragraph" draw:z-index="2" draw:style-name="TLG-text" svg:width="4.26cm" svg:height="0.49cm" svg:x="0.62cm" svg:y="5.70cm"><draw:text-box> <text:p text:style-name="FTLG-Name"><text:span text:style-name="FTLG-Name">Stevens, Elizabeth</text:span></text:p></draw:text-box>
</draw:frame>
<text:alphabetical-index-mark text:string-value="Stevenson, Susan"/><draw:frame text:anchor-type="paragraph" draw:z-index="2" draw:style-name="TLG-text" svg:width="4.18cm" svg:height="0.49cm" svg:x="0.62cm" svg:y="6.32cm"><draw:text-box> <text:p text:style-name="FTLG-Name"><text:span text:style-name="FTLG-Name">Stevenson, Susan</text:span></text:p></draw:text-box>
</draw:frame>
<text:alphabetical-index-mark text:string-value="Stewart, "/><draw:frame text:anchor-type="paragraph" draw:z-index="2" draw:style-name="TLG-text" svg:width="2.01cm" svg:height="0.49cm" svg:x="0.62cm" svg:y="6.94cm"><draw:text-box> <text:p text:style-name="FTLG-Name"><text:span text:style-name="FTLG-Name">Stewart</text:span></text:p></draw:text-box>
</draw:frame>
<text:alphabetical-index-mark text:string-value="Stone, Alfred Wayne"/><draw:frame text:anchor-type="paragraph" draw:z-index="2" draw:style-name="TLG-text" svg:width="4.66cm" svg:height="0.49cm" svg:x="0.62cm" svg:y="7.56cm"><draw:text-box> <text:p text:style-name="FTLG-Name"><text:span text:style-name="FTLG-Name">Stone, Alfred Wayne</text:span></text:p></draw:text-box>
</draw:frame>
<text:alphabetical-index-mark text:string-value="Strickland, Col. Robert"/><draw:frame text:anchor-type="paragraph" draw:z-index="2" draw:style-name="TLG-text" svg:width="5.05cm" svg:height="0.49cm" svg:x="0.62cm" svg:y="8.17cm"><draw:text-box> <text:p text:style-name="FTLG-Name"><text:span text:style-name="FTLG-Name">Strickland, Col. Robert</text:span></text:p></draw:text-box>
</draw:frame>
<text:alphabetical-index-mark text:string-value="Swanson, Benjamin"/><draw:frame text:anchor-type="paragraph" draw:z-index="2" draw:style-name="TLG-text" svg:width="4.51cm" svg:height="0.49cm" svg:x="0.62cm" svg:y="8.79cm"><draw:text-box> <text:p text:style-name="FTLG-Name"><text:span text:style-name="FTLG-Name">Swanson, Benjamin</text:span></text:p></draw:text-box>
</draw:frame>
<text:alphabetical-index-mark text:string-value="Swanson, Charles"/><draw:frame text:anchor-type="paragraph" draw:z-index="2" draw:style-name="TLG-text" svg:width="4.18cm" svg:height="0.49cm" svg:x="0.62cm" svg:y="9.41cm"><draw:text-box> <text:p text:style-name="FTLG-Name"><text:span text:style-name="FTLG-Name">Swanson, Charles</text:span></text:p></draw:text-box>
</draw:frame>
<text:alphabetical-index-mark text:string-value="Swanson, Edward"/><draw:frame text:anchor-type="paragraph" draw:z-index="2" draw:style-name="TLG-text" svg:width="4.15cm" svg:height="0.49cm" svg:x="0.62cm" svg:y="10.03cm"><draw:text-box> <text:p text:style-name="FTLG-Name"><text:span text:style-name="FTLG-Name">Swanson, Edward</text:span></text:p></draw:text-box>
</draw:frame>
<text:alphabetical-index-mark text:string-value="Swanson, Joane"/><draw:frame text:anchor-type="paragraph" draw:z-index="2" draw:style-name="TLG-text" svg:width="3.85cm" svg:height="0.49cm" svg:x="0.62cm" svg:y="10.64cm"><draw:text-box> <text:p text:style-name="FTLG-Name"><text:span text:style-name="FTLG-Name">Swanson, Joane</text:span></text:p></draw:text-box>
</draw:frame>
<text:alphabetical-index-mark text:string-value="Swanson, John"/><draw:frame text:anchor-type="paragraph" draw:z-index="2" draw:style-name="TLG-text" svg:width="3.59cm" svg:height="0.49cm" svg:x="0.62cm" svg:y="11.26cm"><draw:text-box> <text:p text:style-name="FTLG-Name"><text:span text:style-name="FTLG-Name">Swanson, John</text:span></text:p></draw:text-box>
</draw:frame>
<text:alphabetical-index-mark text:string-value="Swanson, Judith"/><draw:frame text:anchor-type="paragraph" draw:z-index="2" draw:style-name="TLG-text" svg:width="3.82cm" svg:height="0.49cm" svg:x="0.62cm" svg:y="11.88cm"><draw:text-box> <text:p text:style-name="FTLG-Name"><text:span text:style-name="FTLG-Name">Swanson, Judith</text:span></text:p></draw:text-box>
</draw:frame>
<text:alphabetical-index-mark text:string-value="Swanson, Richard ( - )"/><draw:frame text:anchor-type="paragraph" draw:z-index="2" draw:style-name="TLG-text" svg:width="4.18cm" svg:height="0.49cm" svg:x="0.62cm" svg:y="12.50cm"><draw:text-box> <text:p text:style-name="FTLG-Name"><text:span text:style-name="FTLG-Name">Swanson, Richard</text:span></text:p></draw:text-box>
</draw:frame>
<text:alphabetical-index-mark text:string-value="Swanson, Thomas"/><draw:frame text:anchor-type="paragraph" draw:z-index="2" draw:style-name="TLG-text" svg:width="4.26cm" svg:height="0.49cm" svg:x="0.62cm" svg:y="13.11cm"><draw:text-box> <text:p text:style-name="FTLG-Name"><text:span text:style-name="FTLG-Name">Swanson, Thomas</text:span></text:p></draw:text-box>
</draw:frame>
<text:alphabetical-index-mark text:string-value="Szymański, Mary"/><draw:frame text:anchor-type="paragraph" draw:z-index="2" draw:style-name="TLG-text" svg:width="3.95cm" svg:height="0.49cm" svg:x="0.62cm" svg:y="13.73cm"><draw:text-box> <text:p text:style-name="FTLG-Name"><text:span text:style-name="FTLG-Name">Szymański, Mary</text:span></text:p></draw:text-box>
</draw:frame>
<text:alphabetical-index-mark text:string-value="Taylor, Philip"/><draw:frame text:anchor-type="paragraph" draw:z-index="2" draw:style-name="TLG-text" svg:width="3.11cm" svg:height="0.49cm" svg:x="0.62cm" svg:y="14.35cm"><draw:text-box> <text:p text:style-name="FTLG-Name"><text:span text:style-name="FTLG-Name">Taylor, Philip</text:span></text:p></draw:text-box>
</draw:frame>
<text:alphabetical-index-mark text:string-value="Taylor, Viola"/><draw:frame text:anchor-type="paragraph" draw:z-index="2" draw:style-name="TLG-text" svg:width="3.01cm" svg:height="0.49cm" svg:x="0.62cm" svg:y="14.96cm"><draw:text-box> <text:p text:style-name="FTLG-Name"><text:span text:style-name="FTLG-Name">Taylor, Viola</text:span></text:p></draw:text-box>
</draw:frame>
<text:alphabetical-index-mark text:string-value="Thornton, Arthur Otto ( -  )"/><draw:frame text:anchor-type="paragraph" draw:z-index="2" draw:style-name="TLG-text" svg:width="4.79cm" svg:height="0.49cm" svg:x="0.62cm" svg:y="15.58cm"><draw:text-box> <text:p text:style-name="FTLG-Name"><text:span text:style-name="FTLG-Name">Thornton, Arthur Otto</text:span></text:p></draw:text-box>
</draw:frame>
<text:alphabetical-index-mark text:string-value="Thornton, Romaine"/><draw:frame text:anchor-type="paragraph" draw:z-index="2" draw:style-name="TLG-text" svg:width="4.38cm" svg:height="0.49cm" svg:x="0.62cm" svg:y="16.20cm"><draw:text-box> <text:p text:style-name="FTLG-Name"><text:span text:style-name="FTLG-Name">Thornton, Romaine</text:span></text:p></draw:text-box>
</draw:frame>
<text:alphabetical-index-mark text:string-value="Todd, Wayne (  - )"/><draw:frame text:anchor-type="paragraph" draw:z-index="2" draw:style-name="TLG-text" svg:width="3.19cm" svg:height="0.49cm" svg:x="0.62cm" svg:y="16.82cm"><draw:text-box> <text:p text:style-name="FTLG-Name"><text:span text:style-name="FTLG-Name">Todd, Wayne</text:span></text:p></draw:text-box>
</draw:frame>
<text:alphabetical-index-mark text:string-value="Townsend, Mark"/><draw:frame text:anchor-type="paragraph" draw:z-index="2" draw:style-name="TLG-text" svg:width="3.85cm" svg:height="0.49cm" svg:x="0.62cm" svg:y="17.43cm"><draw:text-box> <text:p text:style-name="FTLG-Name"><text:span text:style-name="FTLG-Name">Townsend, Mark</text:span></text:p></draw:text-box>
</draw:frame>
<text:alphabetical-index-mark text:string-value="Turner, Mary"/><draw:frame text:anchor-type="paragraph" draw:z-index="2" draw:style-name="TLG-text" svg:width="3.08cm" svg:height="0.49cm" svg:x="0.62cm" svg:y="18.05cm"><draw:text-box> <text:p text:style-name="FTLG-Name"><text:span text:style-name="FTLG-Name">Turner, Mary</text:span></text:p></draw:text-box>
</draw:frame>
<text:alphabetical-index-mark text:string-value="Valdez, "/><draw:frame text:anchor-type="paragraph" draw:z-index="2" draw:style-name="TLG-text" svg:width="1.86cm" svg:height="0.49cm" svg:x="0.62cm" svg:y="18.67cm"><draw:text-box> <text:p text:style-name="FTLG-Name"><text:span text:style-name="FTLG-Name">Valdez</text:span></text:p></draw:text-box>
</draw:frame>
<text:alphabetical-index-mark text:string-value="Vargas, Caroline Metzger"/><draw:frame text:anchor-type="paragraph" draw:z-index="2" draw:style-name="TLG-text" svg:width="5.66cm" svg:height="0.49cm" svg:x="0.62cm" svg:y="19.29cm"><draw:text-box> <text:p text:style-name="FTLG-Name"><text:span text:style-name="FTLG-Name">Vargas, Caroline Metzger</text:span></text:p></draw:text-box>
</draw:frame>
<text:alphabetical-index-mark text:string-value="Wade, Joy A."/><draw:frame text:anchor-type="paragraph" draw:z-index="2" draw:style-name="TLG-text" svg:width="3.19cm" svg:height="0.49cm" svg:x="0.62cm" svg:y="19.90cm"><draw:text-box> <text:p text:style-name="FTLG-Name"><text:span text:style-name="FTLG-Name">Wade, Joy A.</text:span></text:p></draw:text-box>
</draw:frame>
<text:alphabetical-index-mark text:string-value="Wagner, Martha Ann"/><draw:frame text:anchor-type="paragraph" draw:z-index="2" draw:style-name="TLG-text" svg:width="4.69cm" svg:height="0.49cm" svg:x="0.62cm" svg:y="20.52cm"><draw:text-box> <text:p text:style-name="FTLG-Name"><text:span text:style-name="FTLG-Name">Wagner, Martha Ann</text:span></text:p></draw:text-box>
</draw:frame>
<text:alphabetical-index-mark text:string-value="Walker, Sarah Jane"/><draw:frame text:anchor-type="paragraph" draw:z-index="2" draw:style-name="TLG-text" svg:width="4.49cm" svg:height="0.49cm" svg:x="0.62cm" svg:y="21.14cm"><draw:text-box> <text:p text:style-name="FTLG-Name"><text:span text:style-name="FTLG-Name">Walker, Sarah Jane</text:span></text:p></draw:text-box>
</draw:frame>
<text:alphabetical-index-mark text:string-value="Wallace, Abraham ( -  )"/><draw:frame text:anchor-type="paragraph" draw:z-index="2" draw:style-name="TLG-text" svg:width="4.20cm" svg:height="0.49cm" svg:x="0.62cm" svg:y="21.76cm"><draw:text-box> <text:p text:style-name="FTLG-Name"><text:span text:style-name="FTLG-Name">Wallace, Abraham</text:span></text:p></draw:text-box>
</draw:frame>
<text:alphabetical-index-mark text:string-value="Walters, Daniel"/><draw:frame text:anchor-type="paragraph" draw:z-index="2" draw:style-name="TLG-text" svg:width="3.57cm" svg:height="0.49cm" svg:x="0.62cm" svg:y="22.37cm"><draw:text-box> <text:p text:style-name="FTLG-Name"><text:span text:style-name="FTLG-Name">Walters, Daniel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ner, Amanda"/><draw:frame text:anchor-type="paragraph" draw:z-index="2" draw:style-name="TLG-text" svg:width="3.92cm" svg:height="0.49cm" svg:x="0.62cm" svg:y="2.62cm"><draw:text-box> <text:p text:style-name="FTLG-Name"><text:span text:style-name="FTLG-Name">Warner, Amanda</text:span></text:p></draw:text-box>
</draw:frame>
<text:alphabetical-index-mark text:string-value="Warner, Christopher"/><draw:frame text:anchor-type="paragraph" draw:z-index="2" draw:style-name="TLG-text" svg:width="4.59cm" svg:height="0.49cm" svg:x="0.62cm" svg:y="3.23cm"><draw:text-box> <text:p text:style-name="FTLG-Name"><text:span text:style-name="FTLG-Name">Warner, Christopher</text:span></text:p></draw:text-box>
</draw:frame>
<text:alphabetical-index-mark text:string-value="Warner, Clayton James"/><draw:frame text:anchor-type="paragraph" draw:z-index="2" draw:style-name="TLG-text" svg:width="5.25cm" svg:height="0.49cm" svg:x="0.62cm" svg:y="3.85cm"><draw:text-box> <text:p text:style-name="FTLG-Name"><text:span text:style-name="FTLG-Name">Warner, Clayton James</text:span></text:p></draw:text-box>
</draw:frame>
<text:alphabetical-index-mark text:string-value="Warner, David Brant"/><draw:frame text:anchor-type="paragraph" draw:z-index="2" draw:style-name="TLG-text" svg:width="4.61cm" svg:height="0.49cm" svg:x="0.62cm" svg:y="4.47cm"><draw:text-box> <text:p text:style-name="FTLG-Name"><text:span text:style-name="FTLG-Name">Warner, David Brant</text:span></text:p></draw:text-box>
</draw:frame>
<text:alphabetical-index-mark text:string-value="Warner, Dorcas"/><draw:frame text:anchor-type="paragraph" draw:z-index="2" draw:style-name="TLG-text" svg:width="3.67cm" svg:height="0.49cm" svg:x="0.62cm" svg:y="5.09cm"><draw:text-box> <text:p text:style-name="FTLG-Name"><text:span text:style-name="FTLG-Name">Warner, Dorcas</text:span></text:p></draw:text-box>
</draw:frame>
<text:alphabetical-index-mark text:string-value="Warner, Eden"/><draw:frame text:anchor-type="paragraph" draw:z-index="2" draw:style-name="TLG-text" svg:width="3.29cm" svg:height="0.49cm" svg:x="0.62cm" svg:y="5.70cm"><draw:text-box> <text:p text:style-name="FTLG-Name"><text:span text:style-name="FTLG-Name">Warner, Eden</text:span></text:p></draw:text-box>
</draw:frame>
<text:alphabetical-index-mark text:string-value="Warner, Edward"/><draw:frame text:anchor-type="paragraph" draw:z-index="2" draw:style-name="TLG-text" svg:width="3.77cm" svg:height="0.49cm" svg:x="0.62cm" svg:y="6.32cm"><draw:text-box> <text:p text:style-name="FTLG-Name"><text:span text:style-name="FTLG-Name">Warner, Edward</text:span></text:p></draw:text-box>
</draw:frame>
<text:alphabetical-index-mark text:string-value="Warner, Edward Randolph"/><draw:frame text:anchor-type="paragraph" draw:z-index="2" draw:style-name="TLG-text" svg:width="5.86cm" svg:height="0.49cm" svg:x="0.62cm" svg:y="6.94cm"><draw:text-box> <text:p text:style-name="FTLG-Name"><text:span text:style-name="FTLG-Name">Warner, Edward Randolph</text:span></text:p></draw:text-box>
</draw:frame>
<text:alphabetical-index-mark text:string-value="Warner, Elizabeth ( -  )"/><draw:frame text:anchor-type="paragraph" draw:z-index="2" draw:style-name="TLG-text" svg:width="4.10cm" svg:height="0.49cm" svg:x="0.62cm" svg:y="7.56cm"><draw:text-box> <text:p text:style-name="FTLG-Name"><text:span text:style-name="FTLG-Name">Warner, Elizabeth</text:span></text:p></draw:text-box>
</draw:frame>
<text:alphabetical-index-mark text:string-value="Warner, Eliza Frances"/><draw:frame text:anchor-type="paragraph" draw:z-index="2" draw:style-name="TLG-text" svg:width="4.99cm" svg:height="0.49cm" svg:x="0.62cm" svg:y="8.17cm"><draw:text-box> <text:p text:style-name="FTLG-Name"><text:span text:style-name="FTLG-Name">Warner, Eliza Frances</text:span></text:p></draw:text-box>
</draw:frame>
<text:alphabetical-index-mark text:string-value="Warner, Eunice"/><draw:frame text:anchor-type="paragraph" draw:z-index="2" draw:style-name="TLG-text" svg:width="3.62cm" svg:height="0.49cm" svg:x="0.62cm" svg:y="8.79cm"><draw:text-box> <text:p text:style-name="FTLG-Name"><text:span text:style-name="FTLG-Name">Warner, Eunice</text:span></text:p></draw:text-box>
</draw:frame>
<text:alphabetical-index-mark text:string-value="Warner, Ezra"/><draw:frame text:anchor-type="paragraph" draw:z-index="2" draw:style-name="TLG-text" svg:width="3.16cm" svg:height="0.49cm" svg:x="0.62cm" svg:y="9.41cm"><draw:text-box> <text:p text:style-name="FTLG-Name"><text:span text:style-name="FTLG-Name">Warner, Ezra</text:span></text:p></draw:text-box>
</draw:frame>
<text:alphabetical-index-mark text:string-value="Warner, George"/><draw:frame text:anchor-type="paragraph" draw:z-index="2" draw:style-name="TLG-text" svg:width="3.75cm" svg:height="0.49cm" svg:x="0.62cm" svg:y="10.03cm"><draw:text-box> <text:p text:style-name="FTLG-Name"><text:span text:style-name="FTLG-Name">Warner, George</text:span></text:p></draw:text-box>
</draw:frame>
<text:alphabetical-index-mark text:string-value="Warner, Greenleaf"/><draw:frame text:anchor-type="paragraph" draw:z-index="2" draw:style-name="TLG-text" svg:width="4.23cm" svg:height="0.49cm" svg:x="0.62cm" svg:y="10.64cm"><draw:text-box> <text:p text:style-name="FTLG-Name"><text:span text:style-name="FTLG-Name">Warner, Greenleaf</text:span></text:p></draw:text-box>
</draw:frame>
<text:alphabetical-index-mark text:string-value="Warner, Humphrey Martin"/><draw:frame text:anchor-type="paragraph" draw:z-index="2" draw:style-name="TLG-text" svg:width="5.73cm" svg:height="0.49cm" svg:x="0.62cm" svg:y="11.26cm"><draw:text-box> <text:p text:style-name="FTLG-Name"><text:span text:style-name="FTLG-Name">Warner, Humphrey Martin</text:span></text:p></draw:text-box>
</draw:frame>
<text:alphabetical-index-mark text:string-value="Warner, Johanna"/><draw:frame text:anchor-type="paragraph" draw:z-index="2" draw:style-name="TLG-text" svg:width="3.98cm" svg:height="0.49cm" svg:x="0.62cm" svg:y="11.88cm"><draw:text-box> <text:p text:style-name="FTLG-Name"><text:span text:style-name="FTLG-Name">Warner, Johanna</text:span></text:p></draw:text-box>
</draw:frame>
<text:alphabetical-index-mark text:string-value="Warner, Johnathan"/><draw:frame text:anchor-type="paragraph" draw:z-index="2" draw:style-name="TLG-text" svg:width="4.36cm" svg:height="0.49cm" svg:x="0.62cm" svg:y="12.50cm"><draw:text-box> <text:p text:style-name="FTLG-Name"><text:span text:style-name="FTLG-Name">Warner, Johnathan</text:span></text:p></draw:text-box>
</draw:frame>
<text:alphabetical-index-mark text:string-value="Warner, John"/><draw:frame text:anchor-type="paragraph" draw:z-index="2" draw:style-name="TLG-text" svg:width="3.21cm" svg:height="0.49cm" svg:x="0.62cm" svg:y="13.11cm"><draw:text-box> <text:p text:style-name="FTLG-Name"><text:span text:style-name="FTLG-Name">Warner, John</text:span></text:p></draw:text-box>
</draw:frame>
<text:alphabetical-index-mark text:string-value="Warner, John"/><draw:frame text:anchor-type="paragraph" draw:z-index="2" draw:style-name="TLG-text" svg:width="3.21cm" svg:height="0.49cm" svg:x="0.62cm" svg:y="13.73cm"><draw:text-box> <text:p text:style-name="FTLG-Name"><text:span text:style-name="FTLG-Name">Warner, John</text:span></text:p></draw:text-box>
</draw:frame>
<text:alphabetical-index-mark text:string-value="Warner, John"/><draw:frame text:anchor-type="paragraph" draw:z-index="2" draw:style-name="TLG-text" svg:width="3.21cm" svg:height="0.49cm" svg:x="0.62cm" svg:y="14.35cm"><draw:text-box> <text:p text:style-name="FTLG-Name"><text:span text:style-name="FTLG-Name">Warner, John</text:span></text:p></draw:text-box>
</draw:frame>
<text:alphabetical-index-mark text:string-value="Warner, John Quincy Adams"/><draw:frame text:anchor-type="paragraph" draw:z-index="2" draw:style-name="TLG-text" svg:width="6.32cm" svg:height="0.49cm" svg:x="0.62cm" svg:y="14.96cm"><draw:text-box> <text:p text:style-name="FTLG-Name"><text:span text:style-name="FTLG-Name">Warner, John Quincy Adams</text:span></text:p></draw:text-box>
</draw:frame>
<text:alphabetical-index-mark text:string-value="Warner, Lewis"/><draw:frame text:anchor-type="paragraph" draw:z-index="2" draw:style-name="TLG-text" svg:width="3.39cm" svg:height="0.49cm" svg:x="0.62cm" svg:y="15.58cm"><draw:text-box> <text:p text:style-name="FTLG-Name"><text:span text:style-name="FTLG-Name">Warner, Lewis</text:span></text:p></draw:text-box>
</draw:frame>
<text:alphabetical-index-mark text:string-value="Warner, Lucy"/><draw:frame text:anchor-type="paragraph" draw:z-index="2" draw:style-name="TLG-text" svg:width="3.19cm" svg:height="0.49cm" svg:x="0.62cm" svg:y="16.20cm"><draw:text-box> <text:p text:style-name="FTLG-Name"><text:span text:style-name="FTLG-Name">Warner, Lucy</text:span></text:p></draw:text-box>
</draw:frame>
<text:alphabetical-index-mark text:string-value="Warner, Mary"/><draw:frame text:anchor-type="paragraph" draw:z-index="2" draw:style-name="TLG-text" svg:width="3.24cm" svg:height="0.49cm" svg:x="0.62cm" svg:y="16.82cm"><draw:text-box> <text:p text:style-name="FTLG-Name"><text:span text:style-name="FTLG-Name">Warner, Mary</text:span></text:p></draw:text-box>
</draw:frame>
<text:alphabetical-index-mark text:string-value="Warner, Nathaniel M."/><draw:frame text:anchor-type="paragraph" draw:z-index="2" draw:style-name="TLG-text" svg:width="4.79cm" svg:height="0.49cm" svg:x="0.62cm" svg:y="17.43cm"><draw:text-box> <text:p text:style-name="FTLG-Name"><text:span text:style-name="FTLG-Name">Warner, Nathaniel M.</text:span></text:p></draw:text-box>
</draw:frame>
<text:alphabetical-index-mark text:string-value="Warner, Randolph"/><draw:frame text:anchor-type="paragraph" draw:z-index="2" draw:style-name="TLG-text" svg:width="4.18cm" svg:height="0.49cm" svg:x="0.62cm" svg:y="18.05cm"><draw:text-box> <text:p text:style-name="FTLG-Name"><text:span text:style-name="FTLG-Name">Warner, Randolph</text:span></text:p></draw:text-box>
</draw:frame>
<text:alphabetical-index-mark text:string-value="Warner, Rev. Edmund ( - )"/><draw:frame text:anchor-type="paragraph" draw:z-index="2" draw:style-name="TLG-text" svg:width="5.00cm" svg:height="0.49cm" svg:x="0.62cm" svg:y="18.67cm"><draw:text-box> <text:p text:style-name="FTLG-Name"><text:span text:style-name="FTLG-Name">Warner, Rev. Edmund</text:span></text:p></draw:text-box>
</draw:frame>
<text:alphabetical-index-mark text:string-value="Warner, Robert"/><draw:frame text:anchor-type="paragraph" draw:z-index="2" draw:style-name="TLG-text" svg:width="3.59cm" svg:height="0.49cm" svg:x="0.62cm" svg:y="19.29cm"><draw:text-box> <text:p text:style-name="FTLG-Name"><text:span text:style-name="FTLG-Name">Warner, Robert</text:span></text:p></draw:text-box>
</draw:frame>
<text:alphabetical-index-mark text:string-value="Warner, Samuel Harvey"/><draw:frame text:anchor-type="paragraph" draw:z-index="2" draw:style-name="TLG-text" svg:width="5.35cm" svg:height="0.49cm" svg:x="0.62cm" svg:y="19.90cm"><draw:text-box> <text:p text:style-name="FTLG-Name"><text:span text:style-name="FTLG-Name">Warner, Samuel Harvey</text:span></text:p></draw:text-box>
</draw:frame>
<text:alphabetical-index-mark text:string-value="Warner, Sarah Maria"/><draw:frame text:anchor-type="paragraph" draw:z-index="2" draw:style-name="TLG-text" svg:width="4.71cm" svg:height="0.49cm" svg:x="0.62cm" svg:y="20.52cm"><draw:text-box> <text:p text:style-name="FTLG-Name"><text:span text:style-name="FTLG-Name">Warner, Sarah Maria</text:span></text:p></draw:text-box>
</draw:frame>
<text:alphabetical-index-mark text:string-value="Warner, Sylvester"/><draw:frame text:anchor-type="paragraph" draw:z-index="2" draw:style-name="TLG-text" svg:width="4.10cm" svg:height="0.49cm" svg:x="0.62cm" svg:y="21.14cm"><draw:text-box> <text:p text:style-name="FTLG-Name"><text:span text:style-name="FTLG-Name">Warner, Sylvester</text:span></text:p></draw:text-box>
</draw:frame>
<text:alphabetical-index-mark text:string-value="Warner, William Waller"/><draw:frame text:anchor-type="paragraph" draw:z-index="2" draw:style-name="TLG-text" svg:width="5.12cm" svg:height="0.49cm" svg:x="0.62cm" svg:y="21.76cm"><draw:text-box> <text:p text:style-name="FTLG-Name"><text:span text:style-name="FTLG-Name">Warner, William Waller</text:span></text:p></draw:text-box>
</draw:frame>
<text:alphabetical-index-mark text:string-value="Warner, "/><draw:frame text:anchor-type="paragraph" draw:z-index="2" draw:style-name="TLG-text" svg:width="1.96cm" svg:height="0.49cm" svg:x="0.62cm" svg:y="22.37cm"><draw:text-box> <text:p text:style-name="FTLG-Name"><text:span text:style-name="FTLG-Name">Warner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ren, Pansy L."/><draw:frame text:anchor-type="paragraph" draw:z-index="2" draw:style-name="TLG-text" svg:width="4.00cm" svg:height="0.49cm" svg:x="0.62cm" svg:y="2.62cm"><draw:text-box> <text:p text:style-name="FTLG-Name"><text:span text:style-name="FTLG-Name">Warren, Pansy L.</text:span></text:p></draw:text-box>
</draw:frame>
<text:alphabetical-index-mark text:string-value="Washington, Pearline"/><draw:frame text:anchor-type="paragraph" draw:z-index="2" draw:style-name="TLG-text" svg:width="4.82cm" svg:height="0.49cm" svg:x="0.62cm" svg:y="3.23cm"><draw:text-box> <text:p text:style-name="FTLG-Name"><text:span text:style-name="FTLG-Name">Washington, Pearline</text:span></text:p></draw:text-box>
</draw:frame>
<text:alphabetical-index-mark text:string-value="Waters, Cecil ( - )"/><draw:frame text:anchor-type="paragraph" draw:z-index="2" draw:style-name="TLG-text" svg:width="3.19cm" svg:height="0.49cm" svg:x="0.62cm" svg:y="3.85cm"><draw:text-box> <text:p text:style-name="FTLG-Name"><text:span text:style-name="FTLG-Name">Waters, Cecil</text:span></text:p></draw:text-box>
</draw:frame>
<text:alphabetical-index-mark text:string-value="Waters, Debby"/><draw:frame text:anchor-type="paragraph" draw:z-index="2" draw:style-name="TLG-text" svg:width="3.49cm" svg:height="0.49cm" svg:x="0.62cm" svg:y="4.47cm"><draw:text-box> <text:p text:style-name="FTLG-Name"><text:span text:style-name="FTLG-Name">Waters, Debby</text:span></text:p></draw:text-box>
</draw:frame>
<text:alphabetical-index-mark text:string-value="Waters, Edith ( -  )"/><draw:frame text:anchor-type="paragraph" draw:z-index="2" draw:style-name="TLG-text" svg:width="3.21cm" svg:height="0.49cm" svg:x="0.62cm" svg:y="5.09cm"><draw:text-box> <text:p text:style-name="FTLG-Name"><text:span text:style-name="FTLG-Name">Waters, Edith</text:span></text:p></draw:text-box>
</draw:frame>
<text:alphabetical-index-mark text:string-value="Waters, Everett ( -  )"/><draw:frame text:anchor-type="paragraph" draw:z-index="2" draw:style-name="TLG-text" svg:width="3.62cm" svg:height="0.49cm" svg:x="0.62cm" svg:y="5.70cm"><draw:text-box> <text:p text:style-name="FTLG-Name"><text:span text:style-name="FTLG-Name">Waters, Everett</text:span></text:p></draw:text-box>
</draw:frame>
<text:alphabetical-index-mark text:string-value="Waters, John"/><draw:frame text:anchor-type="paragraph" draw:z-index="2" draw:style-name="TLG-text" svg:width="3.16cm" svg:height="0.49cm" svg:x="0.62cm" svg:y="6.32cm"><draw:text-box> <text:p text:style-name="FTLG-Name"><text:span text:style-name="FTLG-Name">Waters, John</text:span></text:p></draw:text-box>
</draw:frame>
<text:alphabetical-index-mark text:string-value="Waters, Lola ( -  )"/><draw:frame text:anchor-type="paragraph" draw:z-index="2" draw:style-name="TLG-text" svg:width="3.03cm" svg:height="0.49cm" svg:x="0.62cm" svg:y="6.94cm"><draw:text-box> <text:p text:style-name="FTLG-Name"><text:span text:style-name="FTLG-Name">Waters, Lola</text:span></text:p></draw:text-box>
</draw:frame>
<text:alphabetical-index-mark text:string-value="Waters, Nellie ( -  )"/><draw:frame text:anchor-type="paragraph" draw:z-index="2" draw:style-name="TLG-text" svg:width="3.31cm" svg:height="0.49cm" svg:x="0.62cm" svg:y="7.56cm"><draw:text-box> <text:p text:style-name="FTLG-Name"><text:span text:style-name="FTLG-Name">Waters, Nellie</text:span></text:p></draw:text-box>
</draw:frame>
<text:alphabetical-index-mark text:string-value="Waters, Randy"/><draw:frame text:anchor-type="paragraph" draw:z-index="2" draw:style-name="TLG-text" svg:width="3.49cm" svg:height="0.49cm" svg:x="0.62cm" svg:y="8.17cm"><draw:text-box> <text:p text:style-name="FTLG-Name"><text:span text:style-name="FTLG-Name">Waters, Randy</text:span></text:p></draw:text-box>
</draw:frame>
<text:alphabetical-index-mark text:string-value="Waters, William ( -  )"/><draw:frame text:anchor-type="paragraph" draw:z-index="2" draw:style-name="TLG-text" svg:width="3.64cm" svg:height="0.49cm" svg:x="0.62cm" svg:y="8.79cm"><draw:text-box> <text:p text:style-name="FTLG-Name"><text:span text:style-name="FTLG-Name">Waters, William</text:span></text:p></draw:text-box>
</draw:frame>
<text:alphabetical-index-mark text:string-value="Waters, "/><draw:frame text:anchor-type="paragraph" draw:z-index="2" draw:style-name="TLG-text" svg:width="1.91cm" svg:height="0.49cm" svg:x="0.62cm" svg:y="9.41cm"><draw:text-box> <text:p text:style-name="FTLG-Name"><text:span text:style-name="FTLG-Name">Waters</text:span></text:p></draw:text-box>
</draw:frame>
<text:alphabetical-index-mark text:string-value="Watts, Michael"/><draw:frame text:anchor-type="paragraph" draw:z-index="2" draw:style-name="TLG-text" svg:width="3.47cm" svg:height="0.49cm" svg:x="0.62cm" svg:y="10.03cm"><draw:text-box> <text:p text:style-name="FTLG-Name"><text:span text:style-name="FTLG-Name">Watts, Michael</text:span></text:p></draw:text-box>
</draw:frame>
<text:alphabetical-index-mark text:string-value="Weaver, Steven Matthew ( -  )"/><draw:frame text:anchor-type="paragraph" draw:z-index="2" draw:style-name="TLG-text" svg:width="5.58cm" svg:height="0.49cm" svg:x="0.62cm" svg:y="10.64cm"><draw:text-box> <text:p text:style-name="FTLG-Name"><text:span text:style-name="FTLG-Name">Weaver, Steven Matthew</text:span></text:p></draw:text-box>
</draw:frame>
<text:alphabetical-index-mark text:string-value="Webb, Alex"/><draw:frame text:anchor-type="paragraph" draw:z-index="2" draw:style-name="TLG-text" svg:width="2.80cm" svg:height="0.49cm" svg:x="0.62cm" svg:y="11.26cm"><draw:text-box> <text:p text:style-name="FTLG-Name"><text:span text:style-name="FTLG-Name">Webb, Alex</text:span></text:p></draw:text-box>
</draw:frame>
<text:alphabetical-index-mark text:string-value="Webb, Elias"/><draw:frame text:anchor-type="paragraph" draw:z-index="2" draw:style-name="TLG-text" svg:width="2.91cm" svg:height="0.49cm" svg:x="0.62cm" svg:y="11.88cm"><draw:text-box> <text:p text:style-name="FTLG-Name"><text:span text:style-name="FTLG-Name">Webb, Elias</text:span></text:p></draw:text-box>
</draw:frame>
<text:alphabetical-index-mark text:string-value="Webb, James ( -  )"/><draw:frame text:anchor-type="paragraph" draw:z-index="2" draw:style-name="TLG-text" svg:width="3.26cm" svg:height="0.49cm" svg:x="0.62cm" svg:y="12.50cm"><draw:text-box> <text:p text:style-name="FTLG-Name"><text:span text:style-name="FTLG-Name">Webb, James</text:span></text:p></draw:text-box>
</draw:frame>
<text:alphabetical-index-mark text:string-value="Webb, James McPheeters ( -  )"/><draw:frame text:anchor-type="paragraph" draw:z-index="2" draw:style-name="TLG-text" svg:width="5.84cm" svg:height="0.49cm" svg:x="0.62cm" svg:y="13.11cm"><draw:text-box> <text:p text:style-name="FTLG-Name"><text:span text:style-name="FTLG-Name">Webb, James McPheeters</text:span></text:p></draw:text-box>
</draw:frame>
<text:alphabetical-index-mark text:string-value="Webb, John David"/><draw:frame text:anchor-type="paragraph" draw:z-index="2" draw:style-name="TLG-text" svg:width="4.21cm" svg:height="0.49cm" svg:x="0.62cm" svg:y="13.73cm"><draw:text-box> <text:p text:style-name="FTLG-Name"><text:span text:style-name="FTLG-Name">Webb, John David</text:span></text:p></draw:text-box>
</draw:frame>
<text:alphabetical-index-mark text:string-value="Webb, Lucinda E. ( -  )"/><draw:frame text:anchor-type="paragraph" draw:z-index="2" draw:style-name="TLG-text" svg:width="4.08cm" svg:height="0.49cm" svg:x="0.62cm" svg:y="14.35cm"><draw:text-box> <text:p text:style-name="FTLG-Name"><text:span text:style-name="FTLG-Name">Webb, Lucinda E.</text:span></text:p></draw:text-box>
</draw:frame>
<text:alphabetical-index-mark text:string-value="Webb, Nancy"/><draw:frame text:anchor-type="paragraph" draw:z-index="2" draw:style-name="TLG-text" svg:width="3.21cm" svg:height="0.49cm" svg:x="0.62cm" svg:y="14.96cm"><draw:text-box> <text:p text:style-name="FTLG-Name"><text:span text:style-name="FTLG-Name">Webb, Nancy</text:span></text:p></draw:text-box>
</draw:frame>
<text:alphabetical-index-mark text:string-value="Webb, Nancy Lou ( - )"/><draw:frame text:anchor-type="paragraph" draw:z-index="2" draw:style-name="TLG-text" svg:width="4.10cm" svg:height="0.49cm" svg:x="0.62cm" svg:y="15.58cm"><draw:text-box> <text:p text:style-name="FTLG-Name"><text:span text:style-name="FTLG-Name">Webb, Nancy Lou</text:span></text:p></draw:text-box>
</draw:frame>
<text:alphabetical-index-mark text:string-value="Webb, R. Eaken"/><draw:frame text:anchor-type="paragraph" draw:z-index="2" draw:style-name="TLG-text" svg:width="3.80cm" svg:height="0.49cm" svg:x="0.62cm" svg:y="16.20cm"><draw:text-box> <text:p text:style-name="FTLG-Name"><text:span text:style-name="FTLG-Name">Webb, R. Eaken</text:span></text:p></draw:text-box>
</draw:frame>
<text:alphabetical-index-mark text:string-value="Webb, Sallie ( -  )"/><draw:frame text:anchor-type="paragraph" draw:z-index="2" draw:style-name="TLG-text" svg:width="3.03cm" svg:height="0.49cm" svg:x="0.62cm" svg:y="16.82cm"><draw:text-box> <text:p text:style-name="FTLG-Name"><text:span text:style-name="FTLG-Name">Webb, Sallie</text:span></text:p></draw:text-box>
</draw:frame>
<text:alphabetical-index-mark text:string-value="Webster, Conrad"/><draw:frame text:anchor-type="paragraph" draw:z-index="2" draw:style-name="TLG-text" svg:width="3.92cm" svg:height="0.49cm" svg:x="0.62cm" svg:y="17.43cm"><draw:text-box> <text:p text:style-name="FTLG-Name"><text:span text:style-name="FTLG-Name">Webster, Conrad</text:span></text:p></draw:text-box>
</draw:frame>
<text:alphabetical-index-mark text:string-value="Wells, Alice ( - 1653-11-08)"/><draw:frame text:anchor-type="paragraph" draw:z-index="2" draw:style-name="TLG-text" svg:width="2.83cm" svg:height="0.49cm" svg:x="0.62cm" svg:y="18.05cm"><draw:text-box> <text:p text:style-name="FTLG-Name"><text:span text:style-name="FTLG-Name">Wells, Alice</text:span></text:p></draw:text-box>
</draw:frame>
<draw:polygon draw:style-name="TLG-solid" draw:layer="layout" draw:z-index="1" svg:x="14.459601cm" svg:y="18.051364cm" svg:viewBox="0 0 100 352" svg:width="0.1000cm" svg:height="0.3528cm" draw:points="50, 0 100, 176 50, 352 0, 176"/>
<text:alphabetical-index-mark text:string-value="Wheeler, Jacob Earl"/><draw:frame text:anchor-type="paragraph" draw:z-index="2" draw:style-name="TLG-text" svg:width="4.59cm" svg:height="0.49cm" svg:x="0.62cm" svg:y="18.67cm"><draw:text-box> <text:p text:style-name="FTLG-Name"><text:span text:style-name="FTLG-Name">Wheeler, Jacob Earl</text:span></text:p></draw:text-box>
</draw:frame>
<text:alphabetical-index-mark text:string-value="Williams, James"/><draw:frame text:anchor-type="paragraph" draw:z-index="2" draw:style-name="TLG-text" svg:width="3.77cm" svg:height="0.49cm" svg:x="0.62cm" svg:y="19.29cm"><draw:text-box> <text:p text:style-name="FTLG-Name"><text:span text:style-name="FTLG-Name">Williams, James</text:span></text:p></draw:text-box>
</draw:frame>
<text:alphabetical-index-mark text:string-value="Williams, Thomas Jr."/><draw:frame text:anchor-type="paragraph" draw:z-index="2" draw:style-name="TLG-text" svg:width="4.71cm" svg:height="0.49cm" svg:x="0.62cm" svg:y="19.90cm"><draw:text-box> <text:p text:style-name="FTLG-Name"><text:span text:style-name="FTLG-Name">Williams, Thomas Jr.</text:span></text:p></draw:text-box>
</draw:frame>
<text:alphabetical-index-mark text:string-value="Wilson, Douglas"/><draw:frame text:anchor-type="paragraph" draw:z-index="2" draw:style-name="TLG-text" svg:width="3.77cm" svg:height="0.49cm" svg:x="0.62cm" svg:y="20.52cm"><draw:text-box> <text:p text:style-name="FTLG-Name"><text:span text:style-name="FTLG-Name">Wilson, Douglas</text:span></text:p></draw:text-box>
</draw:frame>
<text:alphabetical-index-mark text:string-value="Wójcik, Arnold (  - 1967-06-25)"/><draw:frame text:anchor-type="paragraph" draw:z-index="2" draw:style-name="TLG-text" svg:width="3.39cm" svg:height="0.49cm" svg:x="0.62cm" svg:y="21.14cm"><draw:text-box> <text:p text:style-name="FTLG-Name"><text:span text:style-name="FTLG-Name">Wójcik, Arnold</text:span></text:p></draw:text-box>
</draw:frame>
<draw:polygon draw:style-name="TLG-solid" draw:layer="layout" draw:z-index="1" svg:x="15.817311cm" svg:y="21.138165cm" svg:viewBox="0 0 100 352" svg:width="0.1000cm" svg:height="0.3528cm" draw:points="50, 0 100, 176 50, 352 0, 176"/>
<text:alphabetical-index-mark text:string-value="Wong, Jane"/><draw:frame text:anchor-type="paragraph" draw:z-index="2" draw:style-name="TLG-text" svg:width="2.91cm" svg:height="0.49cm" svg:x="0.62cm" svg:y="21.76cm"><draw:text-box> <text:p text:style-name="FTLG-Name"><text:span text:style-name="FTLG-Name">Wong, Jane</text:span></text:p></draw:text-box>
</draw:frame>
<text:alphabetical-index-mark text:string-value="Woods, James"/><draw:frame text:anchor-type="paragraph" draw:z-index="2" draw:style-name="TLG-text" svg:width="3.49cm" svg:height="0.49cm" svg:x="0.62cm" svg:y="22.37cm"><draw:text-box> <text:p text:style-name="FTLG-Name"><text:span text:style-name="FTLG-Name">Woods, James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oods, Nancy"/><draw:frame text:anchor-type="paragraph" draw:z-index="2" draw:style-name="TLG-text" svg:width="3.44cm" svg:height="0.49cm" svg:x="0.62cm" svg:y="2.62cm"><draw:text-box> <text:p text:style-name="FTLG-Name"><text:span text:style-name="FTLG-Name">Woods, Nancy</text:span></text:p></draw:text-box>
</draw:frame>
<text:alphabetical-index-mark text:string-value="Woźniak, Thomas"/><draw:frame text:anchor-type="paragraph" draw:z-index="2" draw:style-name="TLG-text" svg:width="4.15cm" svg:height="0.49cm" svg:x="0.62cm" svg:y="3.23cm"><draw:text-box> <text:p text:style-name="FTLG-Name"><text:span text:style-name="FTLG-Name">Woźniak, Thomas</text:span></text:p></draw:text-box>
</draw:frame>
<text:alphabetical-index-mark text:string-value="Wright, Dr. Charles J."/><draw:frame text:anchor-type="paragraph" draw:z-index="2" draw:style-name="TLG-text" svg:width="4.84cm" svg:height="0.49cm" svg:x="0.62cm" svg:y="3.85cm"><draw:text-box> <text:p text:style-name="FTLG-Name"><text:span text:style-name="FTLG-Name">Wright, Dr. Charles J.</text:span></text:p></draw:text-box>
</draw:frame>
<text:alphabetical-index-mark text:string-value="Yates, Sarah ( - )"/><draw:frame text:anchor-type="paragraph" draw:z-index="2" draw:style-name="TLG-text" svg:width="3.11cm" svg:height="0.49cm" svg:x="0.62cm" svg:y="4.47cm"><draw:text-box> <text:p text:style-name="FTLG-Name"><text:span text:style-name="FTLG-Name">Yates, Sarah</text:span></text:p></draw:text-box>
</draw:frame>
<text:alphabetical-index-mark text:string-value="Данилов, Earl William"/><draw:frame text:anchor-type="paragraph" draw:z-index="2" draw:style-name="TLG-text" svg:width="4.92cm" svg:height="0.49cm" svg:x="0.62cm" svg:y="5.09cm"><draw:text-box> <text:p text:style-name="FTLG-Name"><text:span text:style-name="FTLG-Name">Данилов, Earl William</text:span></text:p></draw:text-box>
</draw:frame>
<text:alphabetical-index-mark text:string-value="Дмитриев, Margaret Jane ( - )"/><draw:frame text:anchor-type="paragraph" draw:z-index="2" draw:style-name="TLG-text" svg:width="5.71cm" svg:height="0.49cm" svg:x="0.62cm" svg:y="5.70cm"><draw:text-box> <text:p text:style-name="FTLG-Name"><text:span text:style-name="FTLG-Name">Дмитриев, Margaret Jane</text:span></text:p></draw:text-box>
</draw:frame>
<text:alphabetical-index-mark text:string-value="Дмитриев, Nancy Ann"/><draw:frame text:anchor-type="paragraph" draw:z-index="2" draw:style-name="TLG-text" svg:width="5.00cm" svg:height="0.49cm" svg:x="0.62cm" svg:y="6.32cm"><draw:text-box> <text:p text:style-name="FTLG-Name"><text:span text:style-name="FTLG-Name">Дмитриев, Nancy Ann</text:span></text:p></draw:text-box>
</draw:frame>
<text:alphabetical-index-mark text:string-value="Егоров, Dr.  Charles J. (  - )"/><draw:frame text:anchor-type="paragraph" draw:z-index="2" draw:style-name="TLG-text" svg:width="5.05cm" svg:height="0.49cm" svg:x="0.62cm" svg:y="6.94cm"><draw:text-box> <text:p text:style-name="FTLG-Name"><text:span text:style-name="FTLG-Name">Егоров, Dr. Charles J.</text:span></text:p></draw:text-box>
</draw:frame>
<text:alphabetical-index-mark text:string-value="Жуков, Annabell Gordon"/><draw:frame text:anchor-type="paragraph" draw:z-index="2" draw:style-name="TLG-text" svg:width="5.43cm" svg:height="0.49cm" svg:x="0.62cm" svg:y="7.56cm"><draw:text-box> <text:p text:style-name="FTLG-Name"><text:span text:style-name="FTLG-Name">Жуков, Annabell Gordon</text:span></text:p></draw:text-box>
</draw:frame>
<text:alphabetical-index-mark text:string-value="Жуков, Curtis Dale ( -  )"/><draw:frame text:anchor-type="paragraph" draw:z-index="2" draw:style-name="TLG-text" svg:width="4.26cm" svg:height="0.49cm" svg:x="0.62cm" svg:y="8.17cm"><draw:text-box> <text:p text:style-name="FTLG-Name"><text:span text:style-name="FTLG-Name">Жуков, Curtis Dale</text:span></text:p></draw:text-box>
</draw:frame>
<text:alphabetical-index-mark text:string-value="Жуков, David"/><draw:frame text:anchor-type="paragraph" draw:z-index="2" draw:style-name="TLG-text" svg:width="3.16cm" svg:height="0.49cm" svg:x="0.62cm" svg:y="8.79cm"><draw:text-box> <text:p text:style-name="FTLG-Name"><text:span text:style-name="FTLG-Name">Жуков, David</text:span></text:p></draw:text-box>
</draw:frame>
<text:alphabetical-index-mark text:string-value="Жуков, Hannah"/><draw:frame text:anchor-type="paragraph" draw:z-index="2" draw:style-name="TLG-text" svg:width="3.59cm" svg:height="0.49cm" svg:x="0.62cm" svg:y="9.41cm"><draw:text-box> <text:p text:style-name="FTLG-Name"><text:span text:style-name="FTLG-Name">Жуков, Hannah</text:span></text:p></draw:text-box>
</draw:frame>
<text:alphabetical-index-mark text:string-value="Захаров, Margaret"/><draw:frame text:anchor-type="paragraph" draw:z-index="2" draw:style-name="TLG-text" svg:width="4.33cm" svg:height="0.49cm" svg:x="0.62cm" svg:y="10.03cm"><draw:text-box> <text:p text:style-name="FTLG-Name"><text:span text:style-name="FTLG-Name">Захаров, Margaret</text:span></text:p></draw:text-box>
</draw:frame>
<text:alphabetical-index-mark text:string-value="Зырянов, Mary"/><draw:frame text:anchor-type="paragraph" draw:z-index="2" draw:style-name="TLG-text" svg:width="3.52cm" svg:height="0.49cm" svg:x="0.62cm" svg:y="10.64cm"><draw:text-box> <text:p text:style-name="FTLG-Name"><text:span text:style-name="FTLG-Name">Зырянов, Mary</text:span></text:p></draw:text-box>
</draw:frame>
<text:alphabetical-index-mark text:string-value="Андреев, William"/><draw:frame text:anchor-type="paragraph" draw:z-index="2" draw:style-name="TLG-text" svg:width="3.98cm" svg:height="0.49cm" svg:x="0.62cm" svg:y="11.26cm"><draw:text-box> <text:p text:style-name="FTLG-Name"><text:span text:style-name="FTLG-Name">Андреев, William</text:span></text:p></draw:text-box>
</draw:frame>
<text:alphabetical-index-mark text:string-value="Афанасьев, Angie"/><draw:frame text:anchor-type="paragraph" draw:z-index="2" draw:style-name="TLG-text" svg:width="4.18cm" svg:height="0.49cm" svg:x="0.62cm" svg:y="11.88cm"><draw:text-box> <text:p text:style-name="FTLG-Name"><text:span text:style-name="FTLG-Name">Афанасьев, Angie</text:span></text:p></draw:text-box>
</draw:frame>
<text:alphabetical-index-mark text:string-value="Алексеев, Jacob"/><draw:frame text:anchor-type="paragraph" draw:z-index="2" draw:style-name="TLG-text" svg:width="3.98cm" svg:height="0.49cm" svg:x="0.62cm" svg:y="12.50cm"><draw:text-box> <text:p text:style-name="FTLG-Name"><text:span text:style-name="FTLG-Name">Алексеев, Jacob</text:span></text:p></draw:text-box>
</draw:frame>
<text:alphabetical-index-mark text:string-value="Белов, Katherine"/><draw:frame text:anchor-type="paragraph" draw:z-index="2" draw:style-name="TLG-text" svg:width="3.95cm" svg:height="0.49cm" svg:x="0.62cm" svg:y="13.11cm"><draw:text-box> <text:p text:style-name="FTLG-Name"><text:span text:style-name="FTLG-Name">Белов, Katherine</text:span></text:p></draw:text-box>
</draw:frame>
<text:alphabetical-index-mark text:string-value="Быков, Annie"/><draw:frame text:anchor-type="paragraph" draw:z-index="2" draw:style-name="TLG-text" svg:width="3.16cm" svg:height="0.49cm" svg:x="0.62cm" svg:y="13.73cm"><draw:text-box> <text:p text:style-name="FTLG-Name"><text:span text:style-name="FTLG-Name">Быков, Annie</text:span></text:p></draw:text-box>
</draw:frame>
<text:alphabetical-index-mark text:string-value="Быков, Charles"/><draw:frame text:anchor-type="paragraph" draw:z-index="2" draw:style-name="TLG-text" svg:width="3.57cm" svg:height="0.49cm" svg:x="0.62cm" svg:y="14.35cm"><draw:text-box> <text:p text:style-name="FTLG-Name"><text:span text:style-name="FTLG-Name">Быков, Charles</text:span></text:p></draw:text-box>
</draw:frame>
<text:alphabetical-index-mark text:string-value="Быков, Harriet"/><draw:frame text:anchor-type="paragraph" draw:z-index="2" draw:style-name="TLG-text" svg:width="3.36cm" svg:height="0.49cm" svg:x="0.62cm" svg:y="14.96cm"><draw:text-box> <text:p text:style-name="FTLG-Name"><text:span text:style-name="FTLG-Name">Быков, Harriet</text:span></text:p></draw:text-box>
</draw:frame>
<text:alphabetical-index-mark text:string-value="Быков, Janie"/><draw:frame text:anchor-type="paragraph" draw:z-index="2" draw:style-name="TLG-text" svg:width="3.08cm" svg:height="0.49cm" svg:x="0.62cm" svg:y="15.58cm"><draw:text-box> <text:p text:style-name="FTLG-Name"><text:span text:style-name="FTLG-Name">Быков, Janie</text:span></text:p></draw:text-box>
</draw:frame>
<text:alphabetical-index-mark text:string-value="Быков, Margaret"/><draw:frame text:anchor-type="paragraph" draw:z-index="2" draw:style-name="TLG-text" svg:width="3.82cm" svg:height="0.49cm" svg:x="0.62cm" svg:y="16.20cm"><draw:text-box> <text:p text:style-name="FTLG-Name"><text:span text:style-name="FTLG-Name">Быков, Margaret</text:span></text:p></draw:text-box>
</draw:frame>
<text:alphabetical-index-mark text:string-value="Быков, Samuel"/><draw:frame text:anchor-type="paragraph" draw:z-index="2" draw:style-name="TLG-text" svg:width="3.54cm" svg:height="0.49cm" svg:x="0.62cm" svg:y="16.82cm"><draw:text-box> <text:p text:style-name="FTLG-Name"><text:span text:style-name="FTLG-Name">Быков, Samuel</text:span></text:p></draw:text-box>
</draw:frame>
<text:alphabetical-index-mark text:string-value="Воробьев, Eva"/><draw:frame text:anchor-type="paragraph" draw:z-index="2" draw:style-name="TLG-text" svg:width="3.54cm" svg:height="0.49cm" svg:x="0.62cm" svg:y="17.43cm"><draw:text-box> <text:p text:style-name="FTLG-Name"><text:span text:style-name="FTLG-Name">Воробьев, Eva</text:span></text:p></draw:text-box>
</draw:frame>
<text:alphabetical-index-mark text:string-value="Воробьев, Rev. Samuel"/><draw:frame text:anchor-type="paragraph" draw:z-index="2" draw:style-name="TLG-text" svg:width="5.38cm" svg:height="0.49cm" svg:x="0.62cm" svg:y="18.05cm"><draw:text-box> <text:p text:style-name="FTLG-Name"><text:span text:style-name="FTLG-Name">Воробьев, Rev. Samuel</text:span></text:p></draw:text-box>
</draw:frame>
<text:alphabetical-index-mark text:string-value="Гончаров, Thomas"/><draw:frame text:anchor-type="paragraph" draw:z-index="2" draw:style-name="TLG-text" svg:width="4.41cm" svg:height="0.49cm" svg:x="0.62cm" svg:y="18.67cm"><draw:text-box> <text:p text:style-name="FTLG-Name"><text:span text:style-name="FTLG-Name">Гончаров, Thomas</text:span></text:p></draw:text-box>
</draw:frame>
<text:alphabetical-index-mark text:string-value="Горбунов, Matt"/><draw:frame text:anchor-type="paragraph" draw:z-index="2" draw:style-name="TLG-text" svg:width="3.65cm" svg:height="0.49cm" svg:x="0.62cm" svg:y="19.29cm"><draw:text-box> <text:p text:style-name="FTLG-Name"><text:span text:style-name="FTLG-Name">Горбунов, Matt</text:span></text:p></draw:text-box>
</draw:frame>
<text:alphabetical-index-mark text:string-value="Медведев, Mary"/><draw:frame text:anchor-type="paragraph" draw:z-index="2" draw:style-name="TLG-text" svg:width="3.77cm" svg:height="0.49cm" svg:x="0.62cm" svg:y="19.90cm"><draw:text-box> <text:p text:style-name="FTLG-Name"><text:span text:style-name="FTLG-Name">Медведев, Mary</text:span></text:p></draw:text-box>
</draw:frame>
<text:alphabetical-index-mark text:string-value="Матвеев, Elizabeth ( - 1829-07-19)"/><draw:frame text:anchor-type="paragraph" draw:z-index="2" draw:style-name="TLG-text" svg:width="4.38cm" svg:height="0.49cm" svg:x="0.62cm" svg:y="20.52cm"><draw:text-box> <text:p text:style-name="FTLG-Name"><text:span text:style-name="FTLG-Name">Матвеев, Elizabeth</text:span></text:p></draw:text-box>
</draw:frame>
<draw:polygon draw:style-name="TLG-solid" draw:layer="layout" draw:z-index="1" svg:x="15.220610cm" svg:y="20.520805cm" svg:viewBox="0 0 100 352" svg:width="0.1000cm" svg:height="0.3528cm" draw:points="50, 0 100, 176 50, 352 0, 176"/>
<text:alphabetical-index-mark text:string-value="Макаров, Nancy"/><draw:frame text:anchor-type="paragraph" draw:z-index="2" draw:style-name="TLG-text" svg:width="3.80cm" svg:height="0.49cm" svg:x="0.62cm" svg:y="21.14cm"><draw:text-box> <text:p text:style-name="FTLG-Name"><text:span text:style-name="FTLG-Name">Макаров, Nancy</text:span></text:p></draw:text-box>
</draw:frame>
<text:alphabetical-index-mark text:string-value="Максимов, Christina (  - 1749-10-25)"/><draw:frame text:anchor-type="paragraph" draw:z-index="2" draw:style-name="TLG-text" svg:width="4.56cm" svg:height="0.49cm" svg:x="0.62cm" svg:y="21.76cm"><draw:text-box> <text:p text:style-name="FTLG-Name"><text:span text:style-name="FTLG-Name">Максимов, Christina</text:span></text:p></draw:text-box>
</draw:frame>
<draw:polygon draw:style-name="TLG-solid" draw:layer="layout" draw:z-index="1" svg:x="14.874697cm" svg:y="21.755525cm" svg:viewBox="0 0 100 352" svg:width="0.1000cm" svg:height="0.3528cm" draw:points="50, 0 100, 176 50, 352 0, 176"/>
<text:alphabetical-index-mark text:string-value="Максимов, Nancy ( - 1849-05-08)"/><draw:frame text:anchor-type="paragraph" draw:z-index="2" draw:style-name="TLG-text" svg:width="4.05cm" svg:height="0.49cm" svg:x="0.62cm" svg:y="22.37cm"><draw:text-box> <text:p text:style-name="FTLG-Name"><text:span text:style-name="FTLG-Name">Максимов, Nancy</text:span></text:p></draw:text-box>
</draw:frame>
<draw:polygon draw:style-name="TLG-solid" draw:layer="layout" draw:z-index="1" svg:x="15.307089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Никитин, Monica ( - )"/><draw:frame text:anchor-type="paragraph" draw:z-index="2" draw:style-name="TLG-text" svg:width="3.98cm" svg:height="0.49cm" svg:x="0.62cm" svg:y="2.62cm"><draw:text-box> <text:p text:style-name="FTLG-Name"><text:span text:style-name="FTLG-Name">Никитин, Monica</text:span></text:p></draw:text-box>
</draw:frame>
<text:alphabetical-index-mark text:string-value="Новиков, Thomas"/><draw:frame text:anchor-type="paragraph" draw:z-index="2" draw:style-name="TLG-text" svg:width="4.16cm" svg:height="0.49cm" svg:x="0.62cm" svg:y="3.23cm"><draw:text-box> <text:p text:style-name="FTLG-Name"><text:span text:style-name="FTLG-Name">Новиков, Thomas</text:span></text:p></draw:text-box>
</draw:frame>
<text:alphabetical-index-mark text:string-value="Орлов, Margaret(?) ( - )"/><draw:frame text:anchor-type="paragraph" draw:z-index="2" draw:style-name="TLG-text" svg:width="4.38cm" svg:height="0.49cm" svg:x="0.62cm" svg:y="3.85cm"><draw:text-box> <text:p text:style-name="FTLG-Name"><text:span text:style-name="FTLG-Name">Орлов, Margaret(?)</text:span></text:p></draw:text-box>
</draw:frame>
<text:alphabetical-index-mark text:string-value="Павлов, Calvin ( -  )"/><draw:frame text:anchor-type="paragraph" draw:z-index="2" draw:style-name="TLG-text" svg:width="3.52cm" svg:height="0.49cm" svg:x="0.62cm" svg:y="4.47cm"><draw:text-box> <text:p text:style-name="FTLG-Name"><text:span text:style-name="FTLG-Name">Павлов, Calvin</text:span></text:p></draw:text-box>
</draw:frame>
<text:alphabetical-index-mark text:string-value="Павлов, Thomas ( -  )"/><draw:frame text:anchor-type="paragraph" draw:z-index="2" draw:style-name="TLG-text" svg:width="3.90cm" svg:height="0.49cm" svg:x="0.62cm" svg:y="5.09cm"><draw:text-box> <text:p text:style-name="FTLG-Name"><text:span text:style-name="FTLG-Name">Павлов, Thomas</text:span></text:p></draw:text-box>
</draw:frame>
<text:alphabetical-index-mark text:string-value="Потылицин, Edward"/><draw:frame text:anchor-type="paragraph" draw:z-index="2" draw:style-name="TLG-text" svg:width="4.56cm" svg:height="0.49cm" svg:x="0.62cm" svg:y="5.70cm"><draw:text-box> <text:p text:style-name="FTLG-Name"><text:span text:style-name="FTLG-Name">Потылицин, Edward</text:span></text:p></draw:text-box>
</draw:frame>
<text:alphabetical-index-mark text:string-value="Сорокин, Candy"/><draw:frame text:anchor-type="paragraph" draw:z-index="2" draw:style-name="TLG-text" svg:width="3.82cm" svg:height="0.49cm" svg:x="0.62cm" svg:y="6.32cm"><draw:text-box> <text:p text:style-name="FTLG-Name"><text:span text:style-name="FTLG-Name">Сорокин, Candy</text:span></text:p></draw:text-box>
</draw:frame>
<text:alphabetical-index-mark text:string-value="Тихонов, Mary Ellen ( -  )"/><draw:frame text:anchor-type="paragraph" draw:z-index="2" draw:style-name="TLG-text" svg:width="4.66cm" svg:height="0.49cm" svg:x="0.62cm" svg:y="6.94cm"><draw:text-box> <text:p text:style-name="FTLG-Name"><text:span text:style-name="FTLG-Name">Тихонов, Mary Ellen</text:span></text:p></draw:text-box>
</draw:frame>
<text:alphabetical-index-mark text:string-value="Федоров, Patrick"/><draw:frame text:anchor-type="paragraph" draw:z-index="2" draw:style-name="TLG-text" svg:width="3.90cm" svg:height="0.49cm" svg:x="0.62cm" svg:y="7.56cm"><draw:text-box> <text:p text:style-name="FTLG-Name"><text:span text:style-name="FTLG-Name">Федоров, Patrick</text:span></text:p></draw:text-box>
</draw:frame>
<text:alphabetical-index-mark text:string-value="Фомин, Grace"/><draw:frame text:anchor-type="paragraph" draw:z-index="2" draw:style-name="TLG-text" svg:width="3.24cm" svg:height="0.49cm" svg:x="0.62cm" svg:y="8.17cm"><draw:text-box> <text:p text:style-name="FTLG-Name"><text:span text:style-name="FTLG-Name">Фомин, Grace</text:span></text:p></draw:text-box>
</draw:frame>
<text:alphabetical-index-mark text:string-value="Худоногов, Patricia"/><draw:frame text:anchor-type="paragraph" draw:z-index="2" draw:style-name="TLG-text" svg:width="4.54cm" svg:height="0.49cm" svg:x="0.62cm" svg:y="8.79cm"><draw:text-box> <text:p text:style-name="FTLG-Name"><text:span text:style-name="FTLG-Name">Худоногов, Patricia</text:span></text:p></draw:text-box>
</draw:frame>
<text:alphabetical-index-mark text:string-value="Карпов, Damian ( -  )"/><draw:frame text:anchor-type="paragraph" draw:z-index="2" draw:style-name="TLG-text" svg:width="3.82cm" svg:height="0.49cm" svg:x="0.62cm" svg:y="9.41cm"><draw:text-box> <text:p text:style-name="FTLG-Name"><text:span text:style-name="FTLG-Name">Карпов, Damian</text:span></text:p></draw:text-box>
</draw:frame>
<text:alphabetical-index-mark text:string-value="Козлов, Linda Mae"/><draw:frame text:anchor-type="paragraph" draw:z-index="2" draw:style-name="TLG-text" svg:width="4.38cm" svg:height="0.49cm" svg:x="0.62cm" svg:y="10.03cm"><draw:text-box> <text:p text:style-name="FTLG-Name"><text:span text:style-name="FTLG-Name">Козлов, Linda Mae</text:span></text:p></draw:text-box>
</draw:frame>
<text:alphabetical-index-mark text:string-value="Козлов, Samuel C."/><draw:frame text:anchor-type="paragraph" draw:z-index="2" draw:style-name="TLG-text" svg:width="4.38cm" svg:height="0.49cm" svg:x="0.62cm" svg:y="10.64cm"><draw:text-box> <text:p text:style-name="FTLG-Name"><text:span text:style-name="FTLG-Name">Козлов, Samuel C.</text:span></text:p></draw:text-box>
</draw:frame>
<text:alphabetical-index-mark text:string-value="Комаров, Jane"/><draw:frame text:anchor-type="paragraph" draw:z-index="2" draw:style-name="TLG-text" svg:width="3.49cm" svg:height="0.49cm" svg:x="0.62cm" svg:y="11.26cm"><draw:text-box> <text:p text:style-name="FTLG-Name"><text:span text:style-name="FTLG-Name">Комаров, Jane</text:span></text:p></draw:text-box>
</draw:frame>
<text:alphabetical-index-mark text:string-value="Колесников, Conrad"/><draw:frame text:anchor-type="paragraph" draw:z-index="2" draw:style-name="TLG-text" svg:width="4.77cm" svg:height="0.49cm" svg:x="0.62cm" svg:y="11.88cm"><draw:text-box> <text:p text:style-name="FTLG-Name"><text:span text:style-name="FTLG-Name">Колесников, Conrad</text:span></text:p></draw:text-box>
</draw:frame>
<text:alphabetical-index-mark text:string-value="Кузнецов, Hanora (  - 1972-08-08)"/><draw:frame text:anchor-type="paragraph" draw:z-index="2" draw:style-name="TLG-text" svg:width="4.26cm" svg:height="0.49cm" svg:x="0.62cm" svg:y="12.50cm"><draw:text-box> <text:p text:style-name="FTLG-Name"><text:span text:style-name="FTLG-Name">Кузнецов, Hanora</text:span></text:p></draw:text-box>
</draw:frame>
<draw:polygon draw:style-name="TLG-solid" draw:layer="layout" draw:z-index="1" svg:x="15.838930cm" svg:y="12.495123cm" svg:viewBox="0 0 100 352" svg:width="0.1000cm" svg:height="0.3528cm" draw:points="50, 0 100, 176 50, 352 0, 176"/>
<text:alphabetical-index-mark text:string-value="Кузьмин, Mary Anne"/><draw:frame text:anchor-type="paragraph" draw:z-index="2" draw:style-name="TLG-text" svg:width="4.72cm" svg:height="0.49cm" svg:x="0.62cm" svg:y="13.11cm"><draw:text-box> <text:p text:style-name="FTLG-Name"><text:span text:style-name="FTLG-Name">Кузьмин, Mary Anne</text:span></text:p></draw:text-box>
</draw:frame>
<text:alphabetical-index-mark text:string-value="Лалетин, Elizabeth"/><draw:frame text:anchor-type="paragraph" draw:z-index="2" draw:style-name="TLG-text" svg:width="4.38cm" svg:height="0.49cm" svg:x="0.62cm" svg:y="13.73cm"><draw:text-box> <text:p text:style-name="FTLG-Name"><text:span text:style-name="FTLG-Name">Лалетин, Elizabeth</text:span></text:p></draw:text-box>
</draw:frame>
<text:alphabetical-index-mark text:string-value="山本, Gabriel Gustave"/><draw:frame text:anchor-type="paragraph" draw:z-index="2" draw:style-name="TLG-text" svg:width="4.54cm" svg:height="0.49cm" svg:x="0.62cm" svg:y="14.35cm"><draw:text-box> <text:p text:style-name="FTLG-Name"><text:span text:style-name="FTLG-Name">山本, Gabriel Gustave</text:span></text:p></draw:text-box>
</draw:frame>
<text:alphabetical-index-mark text:string-value="中村, Thomas"/><draw:frame text:anchor-type="paragraph" draw:z-index="2" draw:style-name="TLG-text" svg:width="2.88cm" svg:height="0.49cm" svg:x="0.62cm" svg:y="14.96cm"><draw:text-box> <text:p text:style-name="FTLG-Name"><text:span text:style-name="FTLG-Name">中村, Thomas</text:span></text:p></draw:text-box>
</draw:frame>
<text:alphabetical-index-mark text:string-value="伊藤, Mary (  - 1941-02-16)"/><draw:frame text:anchor-type="paragraph" draw:z-index="2" draw:style-name="TLG-text" svg:width="2.24cm" svg:height="0.49cm" svg:x="0.62cm" svg:y="15.58cm"><draw:text-box> <text:p text:style-name="FTLG-Name"><text:span text:style-name="FTLG-Name">伊藤, Mary</text:span></text:p></draw:text-box>
</draw:frame>
<draw:polygon draw:style-name="TLG-solid" draw:layer="layout" draw:z-index="1" svg:x="15.704889cm" svg:y="15.581924cm" svg:viewBox="0 0 100 352" svg:width="0.1000cm" svg:height="0.3528cm" draw:points="50, 0 100, 176 50, 352 0, 176"/>
<text:alphabetical-index-mark text:string-value="鈴木, Allen"/><draw:frame text:anchor-type="paragraph" draw:z-index="2" draw:style-name="TLG-text" svg:width="2.24cm" svg:height="0.49cm" svg:x="0.62cm" svg:y="16.20cm"><draw:text-box> <text:p text:style-name="FTLG-Name"><text:span text:style-name="FTLG-Name">鈴木, Allen</text:span></text:p></draw:text-box>
</draw:frame>
<text:alphabetical-index-mark text:string-value="鈴木, Earl Kieble"/><draw:frame text:anchor-type="paragraph" draw:z-index="2" draw:style-name="TLG-text" svg:width="3.44cm" svg:height="0.49cm" svg:x="0.62cm" svg:y="16.82cm"><draw:text-box> <text:p text:style-name="FTLG-Name"><text:span text:style-name="FTLG-Name">鈴木, Earl Kieble</text:span></text:p></draw:text-box>
</draw:frame>
<text:alphabetical-index-mark text:string-value="Яковлев, Esther Faye"/><draw:frame text:anchor-type="paragraph" draw:z-index="2" draw:style-name="TLG-text" svg:width="4.97cm" svg:height="0.49cm" svg:x="0.62cm" svg:y="17.43cm"><draw:text-box> <text:p text:style-name="FTLG-Name"><text:span text:style-name="FTLG-Name">Яковлев, Esther Faye</text:span></text:p></draw:text-box>
</draw:frame>
<text:alphabetical-index-mark text:string-value="Яковлев, Georgia"/><draw:frame text:anchor-type="paragraph" draw:z-index="2" draw:style-name="TLG-text" svg:width="4.13cm" svg:height="0.49cm" svg:x="0.62cm" svg:y="18.05cm"><draw:text-box> <text:p text:style-name="FTLG-Name"><text:span text:style-name="FTLG-Name">Яковлев, Georgia</text:span></text:p></draw:text-box>
</draw:frame>
<text:alphabetical-index-mark text:string-value="Becker, "/><draw:frame text:anchor-type="paragraph" draw:z-index="2" draw:style-name="TLG-text" svg:width="1.89cm" svg:height="0.49cm" svg:x="0.62cm" svg:y="18.67cm"><draw:text-box> <text:p text:style-name="FTLG-Name"><text:span text:style-name="FTLG-Name">Becker</text:span></text:p></draw:text-box>
</draw:frame>
<text:alphabetical-index-mark text:string-value="Benson, Hugh"/><draw:frame text:anchor-type="paragraph" draw:z-index="2" draw:style-name="TLG-text" svg:width="3.36cm" svg:height="0.49cm" svg:x="0.62cm" svg:y="19.29cm"><draw:text-box> <text:p text:style-name="FTLG-Name"><text:span text:style-name="FTLG-Name">Benson, Hugh</text:span></text:p></draw:text-box>
</draw:frame>
<text:alphabetical-index-mark text:string-value="Benson, Robert (  - )"/><draw:frame text:anchor-type="paragraph" draw:z-index="2" draw:style-name="TLG-text" svg:width="3.65cm" svg:height="0.49cm" svg:x="0.62cm" svg:y="19.90cm"><draw:text-box> <text:p text:style-name="FTLG-Name"><text:span text:style-name="FTLG-Name">Benson, Robert</text:span></text:p></draw:text-box>
</draw:frame>
<text:alphabetical-index-mark text:string-value="Benson, "/><draw:frame text:anchor-type="paragraph" draw:z-index="2" draw:style-name="TLG-text" svg:width="2.01cm" svg:height="0.49cm" svg:x="0.62cm" svg:y="20.52cm"><draw:text-box> <text:p text:style-name="FTLG-Name"><text:span text:style-name="FTLG-Name">Benson</text:span></text:p></draw:text-box>
</draw:frame>
<text:alphabetical-index-mark text:string-value="Benson, "/><draw:frame text:anchor-type="paragraph" draw:z-index="2" draw:style-name="TLG-text" svg:width="2.01cm" svg:height="0.49cm" svg:x="0.62cm" svg:y="21.14cm"><draw:text-box> <text:p text:style-name="FTLG-Name"><text:span text:style-name="FTLG-Name">Benson</text:span></text:p></draw:text-box>
</draw:frame>
<text:alphabetical-index-mark text:string-value="Bergeron, John Henry (  - )"/><draw:frame text:anchor-type="paragraph" draw:z-index="2" draw:style-name="TLG-text" svg:width="4.94cm" svg:height="0.49cm" svg:x="0.62cm" svg:y="21.76cm"><draw:text-box> <text:p text:style-name="FTLG-Name"><text:span text:style-name="FTLG-Name">Bergeron, John Henry</text:span></text:p></draw:text-box>
</draw:frame>
<text:alphabetical-index-mark text:string-value="Bergeron, John W."/><draw:frame text:anchor-type="paragraph" draw:z-index="2" draw:style-name="TLG-text" svg:width="4.28cm" svg:height="0.49cm" svg:x="0.62cm" svg:y="22.37cm"><draw:text-box> <text:p text:style-name="FTLG-Name"><text:span text:style-name="FTLG-Name">Bergeron, John W.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rry, "/><draw:frame text:anchor-type="paragraph" draw:z-index="2" draw:style-name="TLG-text" svg:width="1.55cm" svg:height="0.49cm" svg:x="0.62cm" svg:y="2.62cm"><draw:text-box> <text:p text:style-name="FTLG-Name"><text:span text:style-name="FTLG-Name">Berry</text:span></text:p></draw:text-box>
</draw:frame>
<text:alphabetical-index-mark text:string-value="Boucher, Bridget ( -  )"/><draw:frame text:anchor-type="paragraph" draw:z-index="2" draw:style-name="TLG-text" svg:width="3.87cm" svg:height="0.49cm" svg:x="0.62cm" svg:y="3.23cm"><draw:text-box> <text:p text:style-name="FTLG-Name"><text:span text:style-name="FTLG-Name">Boucher, Bridget</text:span></text:p></draw:text-box>
</draw:frame>
<text:alphabetical-index-mark text:string-value="Boucher, Ellen"/><draw:frame text:anchor-type="paragraph" draw:z-index="2" draw:style-name="TLG-text" svg:width="3.44cm" svg:height="0.49cm" svg:x="0.62cm" svg:y="3.85cm"><draw:text-box> <text:p text:style-name="FTLG-Name"><text:span text:style-name="FTLG-Name">Boucher, Ellen</text:span></text:p></draw:text-box>
</draw:frame>
<text:alphabetical-index-mark text:string-value="Boucher, John"/><draw:frame text:anchor-type="paragraph" draw:z-index="2" draw:style-name="TLG-text" svg:width="3.42cm" svg:height="0.49cm" svg:x="0.62cm" svg:y="4.47cm"><draw:text-box> <text:p text:style-name="FTLG-Name"><text:span text:style-name="FTLG-Name">Boucher, John</text:span></text:p></draw:text-box>
</draw:frame>
<text:alphabetical-index-mark text:string-value="Boucher, Michelle"/><draw:frame text:anchor-type="paragraph" draw:z-index="2" draw:style-name="TLG-text" svg:width="4.10cm" svg:height="0.49cm" svg:x="0.62cm" svg:y="5.09cm"><draw:text-box> <text:p text:style-name="FTLG-Name"><text:span text:style-name="FTLG-Name">Boucher, Michelle</text:span></text:p></draw:text-box>
</draw:frame>
<text:alphabetical-index-mark text:string-value="Brooks, Fielding"/><draw:frame text:anchor-type="paragraph" draw:z-index="2" draw:style-name="TLG-text" svg:width="3.75cm" svg:height="0.49cm" svg:x="0.62cm" svg:y="5.70cm"><draw:text-box> <text:p text:style-name="FTLG-Name"><text:span text:style-name="FTLG-Name">Brooks, Fielding</text:span></text:p></draw:text-box>
</draw:frame>
<text:alphabetical-index-mark text:string-value="Brooks, George"/><draw:frame text:anchor-type="paragraph" draw:z-index="2" draw:style-name="TLG-text" svg:width="3.67cm" svg:height="0.49cm" svg:x="0.62cm" svg:y="6.32cm"><draw:text-box> <text:p text:style-name="FTLG-Name"><text:span text:style-name="FTLG-Name">Brooks, George</text:span></text:p></draw:text-box>
</draw:frame>
<text:alphabetical-index-mark text:string-value="Brooks, Henry"/><draw:frame text:anchor-type="paragraph" draw:z-index="2" draw:style-name="TLG-text" svg:width="3.36cm" svg:height="0.49cm" svg:x="0.62cm" svg:y="6.94cm"><draw:text-box> <text:p text:style-name="FTLG-Name"><text:span text:style-name="FTLG-Name">Brooks, Henry</text:span></text:p></draw:text-box>
</draw:frame>
<text:alphabetical-index-mark text:string-value="Brooks, Spencer"/><draw:frame text:anchor-type="paragraph" draw:z-index="2" draw:style-name="TLG-text" svg:width="3.85cm" svg:height="0.49cm" svg:x="0.62cm" svg:y="7.56cm"><draw:text-box> <text:p text:style-name="FTLG-Name"><text:span text:style-name="FTLG-Name">Brooks, Spencer</text:span></text:p></draw:text-box>
</draw:frame>
<text:alphabetical-index-mark text:string-value="Brown, ?????"/><draw:frame text:anchor-type="paragraph" draw:z-index="2" draw:style-name="TLG-text" svg:width="3.29cm" svg:height="0.49cm" svg:x="0.62cm" svg:y="8.17cm"><draw:text-box> <text:p text:style-name="FTLG-Name"><text:span text:style-name="FTLG-Name">Brown, ?????</text:span></text:p></draw:text-box>
</draw:frame>
<text:alphabetical-index-mark text:string-value="Bush, Bridget"/><draw:frame text:anchor-type="paragraph" draw:z-index="2" draw:style-name="TLG-text" svg:width="3.21cm" svg:height="0.49cm" svg:x="0.62cm" svg:y="8.79cm"><draw:text-box> <text:p text:style-name="FTLG-Name"><text:span text:style-name="FTLG-Name">Bush, Bridget</text:span></text:p></draw:text-box>
</draw:frame>
<text:alphabetical-index-mark text:string-value="Bush, John Joseph"/><draw:frame text:anchor-type="paragraph" draw:z-index="2" draw:style-name="TLG-text" svg:width="4.36cm" svg:height="0.49cm" svg:x="0.62cm" svg:y="9.41cm"><draw:text-box> <text:p text:style-name="FTLG-Name"><text:span text:style-name="FTLG-Name">Bush, John Joseph</text:span></text:p></draw:text-box>
</draw:frame>
<text:alphabetical-index-mark text:string-value="Butler, George"/><draw:frame text:anchor-type="paragraph" draw:z-index="2" draw:style-name="TLG-text" svg:width="3.44cm" svg:height="0.49cm" svg:x="0.62cm" svg:y="10.03cm"><draw:text-box> <text:p text:style-name="FTLG-Name"><text:span text:style-name="FTLG-Name">Butler, George</text:span></text:p></draw:text-box>
</draw:frame>
<text:alphabetical-index-mark text:string-value="Cobb, Merrick"/><draw:frame text:anchor-type="paragraph" draw:z-index="2" draw:style-name="TLG-text" svg:width="3.31cm" svg:height="0.49cm" svg:x="0.62cm" svg:y="10.64cm"><draw:text-box> <text:p text:style-name="FTLG-Name"><text:span text:style-name="FTLG-Name">Cobb, Merrick</text:span></text:p></draw:text-box>
</draw:frame>
<text:alphabetical-index-mark text:string-value="Collins, Loren"/><draw:frame text:anchor-type="paragraph" draw:z-index="2" draw:style-name="TLG-text" svg:width="3.26cm" svg:height="0.49cm" svg:x="0.62cm" svg:y="11.26cm"><draw:text-box> <text:p text:style-name="FTLG-Name"><text:span text:style-name="FTLG-Name">Collins, Loren</text:span></text:p></draw:text-box>
</draw:frame>
<text:alphabetical-index-mark text:string-value="Cook, John"/><draw:frame text:anchor-type="paragraph" draw:z-index="2" draw:style-name="TLG-text" svg:width="2.78cm" svg:height="0.49cm" svg:x="0.62cm" svg:y="11.88cm"><draw:text-box> <text:p text:style-name="FTLG-Name"><text:span text:style-name="FTLG-Name">Cook, John</text:span></text:p></draw:text-box>
</draw:frame>
<text:alphabetical-index-mark text:string-value="Cooper, ???????"/><draw:frame text:anchor-type="paragraph" draw:z-index="2" draw:style-name="TLG-text" svg:width="4.00cm" svg:height="0.49cm" svg:x="0.62cm" svg:y="12.50cm"><draw:text-box> <text:p text:style-name="FTLG-Name"><text:span text:style-name="FTLG-Name">Cooper, ???????</text:span></text:p></draw:text-box>
</draw:frame>
<text:alphabetical-index-mark text:string-value="Cox, Robert C."/><draw:frame text:anchor-type="paragraph" draw:z-index="2" draw:style-name="TLG-text" svg:width="3.49cm" svg:height="0.49cm" svg:x="0.62cm" svg:y="13.11cm"><draw:text-box> <text:p text:style-name="FTLG-Name"><text:span text:style-name="FTLG-Name">Cox, Robert C.</text:span></text:p></draw:text-box>
</draw:frame>
<text:alphabetical-index-mark text:string-value="Cross, Evelyn ( -  )"/><draw:frame text:anchor-type="paragraph" draw:z-index="2" draw:style-name="TLG-text" svg:width="3.29cm" svg:height="0.49cm" svg:x="0.62cm" svg:y="13.73cm"><draw:text-box> <text:p text:style-name="FTLG-Name"><text:span text:style-name="FTLG-Name">Cross, Evelyn</text:span></text:p></draw:text-box>
</draw:frame>
<text:alphabetical-index-mark text:string-value="Cross, John ( -  )"/><draw:frame text:anchor-type="paragraph" draw:z-index="2" draw:style-name="TLG-text" svg:width="2.91cm" svg:height="0.49cm" svg:x="0.62cm" svg:y="14.35cm"><draw:text-box> <text:p text:style-name="FTLG-Name"><text:span text:style-name="FTLG-Name">Cross, John</text:span></text:p></draw:text-box>
</draw:frame>
<text:alphabetical-index-mark text:string-value="Cross, Louise ( -  )"/><draw:frame text:anchor-type="paragraph" draw:z-index="2" draw:style-name="TLG-text" svg:width="3.26cm" svg:height="0.49cm" svg:x="0.62cm" svg:y="14.96cm"><draw:text-box> <text:p text:style-name="FTLG-Name"><text:span text:style-name="FTLG-Name">Cross, Louise</text:span></text:p></draw:text-box>
</draw:frame>
<text:alphabetical-index-mark text:string-value="Curry, Kenner S."/><draw:frame text:anchor-type="paragraph" draw:z-index="2" draw:style-name="TLG-text" svg:width="3.87cm" svg:height="0.49cm" svg:x="0.62cm" svg:y="15.58cm"><draw:text-box> <text:p text:style-name="FTLG-Name"><text:span text:style-name="FTLG-Name">Curry, Kenner S.</text:span></text:p></draw:text-box>
</draw:frame>
<text:alphabetical-index-mark text:string-value="Curtis, John"/><draw:frame text:anchor-type="paragraph" draw:z-index="2" draw:style-name="TLG-text" svg:width="2.91cm" svg:height="0.49cm" svg:x="0.62cm" svg:y="16.20cm"><draw:text-box> <text:p text:style-name="FTLG-Name"><text:span text:style-name="FTLG-Name">Curtis, John</text:span></text:p></draw:text-box>
</draw:frame>
<text:alphabetical-index-mark text:string-value="Demers, ??"/><draw:frame text:anchor-type="paragraph" draw:z-index="2" draw:style-name="TLG-text" svg:width="2.83cm" svg:height="0.49cm" svg:x="0.62cm" svg:y="16.82cm"><draw:text-box> <text:p text:style-name="FTLG-Name"><text:span text:style-name="FTLG-Name">Demers, ??</text:span></text:p></draw:text-box>
</draw:frame>
<text:alphabetical-index-mark text:string-value="Demers, ??"/><draw:frame text:anchor-type="paragraph" draw:z-index="2" draw:style-name="TLG-text" svg:width="2.83cm" svg:height="0.49cm" svg:x="0.62cm" svg:y="17.43cm"><draw:text-box> <text:p text:style-name="FTLG-Name"><text:span text:style-name="FTLG-Name">Demers, ??</text:span></text:p></draw:text-box>
</draw:frame>
<text:alphabetical-index-mark text:string-value="Dubé, Rose"/><draw:frame text:anchor-type="paragraph" draw:z-index="2" draw:style-name="TLG-text" svg:width="2.88cm" svg:height="0.49cm" svg:x="0.62cm" svg:y="18.05cm"><draw:text-box> <text:p text:style-name="FTLG-Name"><text:span text:style-name="FTLG-Name">Dubé, Rose</text:span></text:p></draw:text-box>
</draw:frame>
<text:alphabetical-index-mark text:string-value="Elliott, Lodowick"/><draw:frame text:anchor-type="paragraph" draw:z-index="2" draw:style-name="TLG-text" svg:width="3.75cm" svg:height="0.49cm" svg:x="0.62cm" svg:y="18.67cm"><draw:text-box> <text:p text:style-name="FTLG-Name"><text:span text:style-name="FTLG-Name">Elliott, Lodowick</text:span></text:p></draw:text-box>
</draw:frame>
<text:alphabetical-index-mark text:string-value="Fields, Bridget M. ( - )"/><draw:frame text:anchor-type="paragraph" draw:z-index="2" draw:style-name="TLG-text" svg:width="4.03cm" svg:height="0.49cm" svg:x="0.62cm" svg:y="19.29cm"><draw:text-box> <text:p text:style-name="FTLG-Name"><text:span text:style-name="FTLG-Name">Fields, Bridget M.</text:span></text:p></draw:text-box>
</draw:frame>
<text:alphabetical-index-mark text:string-value="Floyd, Henry"/><draw:frame text:anchor-type="paragraph" draw:z-index="2" draw:style-name="TLG-text" svg:width="3.06cm" svg:height="0.49cm" svg:x="0.62cm" svg:y="19.90cm"><draw:text-box> <text:p text:style-name="FTLG-Name"><text:span text:style-name="FTLG-Name">Floyd, Henry</text:span></text:p></draw:text-box>
</draw:frame>
<text:alphabetical-index-mark text:string-value="Ford, Phillip D."/><draw:frame text:anchor-type="paragraph" draw:z-index="2" draw:style-name="TLG-text" svg:width="3.47cm" svg:height="0.49cm" svg:x="0.62cm" svg:y="20.52cm"><draw:text-box> <text:p text:style-name="FTLG-Name"><text:span text:style-name="FTLG-Name">Ford, Phillip D.</text:span></text:p></draw:text-box>
</draw:frame>
<text:alphabetical-index-mark text:string-value="Ford, "/><draw:frame text:anchor-type="paragraph" draw:z-index="2" draw:style-name="TLG-text" svg:width="1.40cm" svg:height="0.49cm" svg:x="0.62cm" svg:y="21.14cm"><draw:text-box> <text:p text:style-name="FTLG-Name"><text:span text:style-name="FTLG-Name">Ford</text:span></text:p></draw:text-box>
</draw:frame>
<text:alphabetical-index-mark text:string-value="Fournier, Peggy"/><draw:frame text:anchor-type="paragraph" draw:z-index="2" draw:style-name="TLG-text" svg:width="3.72cm" svg:height="0.49cm" svg:x="0.62cm" svg:y="21.76cm"><draw:text-box> <text:p text:style-name="FTLG-Name"><text:span text:style-name="FTLG-Name">Fournier, Peggy</text:span></text:p></draw:text-box>
</draw:frame>
<text:alphabetical-index-mark text:string-value="Gibbs, Jennie (  - )"/><draw:frame text:anchor-type="paragraph" draw:z-index="2" draw:style-name="TLG-text" svg:width="3.26cm" svg:height="0.49cm" svg:x="0.62cm" svg:y="22.37cm"><draw:text-box> <text:p text:style-name="FTLG-Name"><text:span text:style-name="FTLG-Name">Gibbs, Jenni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ibbs, Joy"/><draw:frame text:anchor-type="paragraph" draw:z-index="2" draw:style-name="TLG-text" svg:width="2.63cm" svg:height="0.49cm" svg:x="0.62cm" svg:y="2.62cm"><draw:text-box> <text:p text:style-name="FTLG-Name"><text:span text:style-name="FTLG-Name">Gibbs, Joy</text:span></text:p></draw:text-box>
</draw:frame>
<text:alphabetical-index-mark text:string-value="Gibbs, Lori"/><draw:frame text:anchor-type="paragraph" draw:z-index="2" draw:style-name="TLG-text" svg:width="2.68cm" svg:height="0.49cm" svg:x="0.62cm" svg:y="3.23cm"><draw:text-box> <text:p text:style-name="FTLG-Name"><text:span text:style-name="FTLG-Name">Gibbs, Lori</text:span></text:p></draw:text-box>
</draw:frame>
<text:alphabetical-index-mark text:string-value="Gibbs, Lucy"/><draw:frame text:anchor-type="paragraph" draw:z-index="2" draw:style-name="TLG-text" svg:width="2.88cm" svg:height="0.49cm" svg:x="0.62cm" svg:y="3.85cm"><draw:text-box> <text:p text:style-name="FTLG-Name"><text:span text:style-name="FTLG-Name">Gibbs, Lucy</text:span></text:p></draw:text-box>
</draw:frame>
<text:alphabetical-index-mark text:string-value="Gibbs, Ruth"/><draw:frame text:anchor-type="paragraph" draw:z-index="2" draw:style-name="TLG-text" svg:width="2.88cm" svg:height="0.49cm" svg:x="0.62cm" svg:y="4.47cm"><draw:text-box> <text:p text:style-name="FTLG-Name"><text:span text:style-name="FTLG-Name">Gibbs, Ruth</text:span></text:p></draw:text-box>
</draw:frame>
<text:alphabetical-index-mark text:string-value="Gibbs, "/><draw:frame text:anchor-type="paragraph" draw:z-index="2" draw:style-name="TLG-text" svg:width="1.66cm" svg:height="0.49cm" svg:x="0.62cm" svg:y="5.09cm"><draw:text-box> <text:p text:style-name="FTLG-Name"><text:span text:style-name="FTLG-Name">Gibbs</text:span></text:p></draw:text-box>
</draw:frame>
<text:alphabetical-index-mark text:string-value="Gibbs, "/><draw:frame text:anchor-type="paragraph" draw:z-index="2" draw:style-name="TLG-text" svg:width="1.66cm" svg:height="0.49cm" svg:x="0.62cm" svg:y="5.70cm"><draw:text-box> <text:p text:style-name="FTLG-Name"><text:span text:style-name="FTLG-Name">Gibbs</text:span></text:p></draw:text-box>
</draw:frame>
<text:alphabetical-index-mark text:string-value="Gibson, Mr."/><draw:frame text:anchor-type="paragraph" draw:z-index="2" draw:style-name="TLG-text" svg:width="2.83cm" svg:height="0.49cm" svg:x="0.62cm" svg:y="6.32cm"><draw:text-box> <text:p text:style-name="FTLG-Name"><text:span text:style-name="FTLG-Name">Gibson, Mr.</text:span></text:p></draw:text-box>
</draw:frame>
<text:alphabetical-index-mark text:string-value="Gilbert, ??"/><draw:frame text:anchor-type="paragraph" draw:z-index="2" draw:style-name="TLG-text" svg:width="2.57cm" svg:height="0.49cm" svg:x="0.62cm" svg:y="6.94cm"><draw:text-box> <text:p text:style-name="FTLG-Name"><text:span text:style-name="FTLG-Name">Gilbert, ??</text:span></text:p></draw:text-box>
</draw:frame>
<text:alphabetical-index-mark text:string-value="Goodwin, "/><draw:frame text:anchor-type="paragraph" draw:z-index="2" draw:style-name="TLG-text" svg:width="2.27cm" svg:height="0.49cm" svg:x="0.62cm" svg:y="7.56cm"><draw:text-box> <text:p text:style-name="FTLG-Name"><text:span text:style-name="FTLG-Name">Goodwin</text:span></text:p></draw:text-box>
</draw:frame>
<text:alphabetical-index-mark text:string-value="Green, Yelverton (  - 1683-10-24)"/><draw:frame text:anchor-type="paragraph" draw:z-index="2" draw:style-name="TLG-text" svg:width="3.93cm" svg:height="0.49cm" svg:x="0.62cm" svg:y="8.17cm"><draw:text-box> <text:p text:style-name="FTLG-Name"><text:span text:style-name="FTLG-Name">Green, Yelverton</text:span></text:p></draw:text-box>
</draw:frame>
<draw:polygon draw:style-name="TLG-solid" draw:layer="layout" draw:z-index="1" svg:x="14.589318cm" svg:y="8.173602cm" svg:viewBox="0 0 100 352" svg:width="0.1000cm" svg:height="0.3528cm" draw:points="50, 0 100, 176 50, 352 0, 176"/>
<text:alphabetical-index-mark text:string-value="Griffith, Experience"/><draw:frame text:anchor-type="paragraph" draw:z-index="2" draw:style-name="TLG-text" svg:width="4.36cm" svg:height="0.49cm" svg:x="0.62cm" svg:y="8.79cm"><draw:text-box> <text:p text:style-name="FTLG-Name"><text:span text:style-name="FTLG-Name">Griffith, Experience</text:span></text:p></draw:text-box>
</draw:frame>
<text:alphabetical-index-mark text:string-value="Gross, "/><draw:frame text:anchor-type="paragraph" draw:z-index="2" draw:style-name="TLG-text" svg:width="1.68cm" svg:height="0.49cm" svg:x="0.62cm" svg:y="9.41cm"><draw:text-box> <text:p text:style-name="FTLG-Name"><text:span text:style-name="FTLG-Name">Gross</text:span></text:p></draw:text-box>
</draw:frame>
<text:alphabetical-index-mark text:string-value="Hébert, Mr. ( -  )"/><draw:frame text:anchor-type="paragraph" draw:z-index="2" draw:style-name="TLG-text" svg:width="2.75cm" svg:height="0.49cm" svg:x="0.62cm" svg:y="10.03cm"><draw:text-box> <text:p text:style-name="FTLG-Name"><text:span text:style-name="FTLG-Name">Hébert, Mr.</text:span></text:p></draw:text-box>
</draw:frame>
<text:alphabetical-index-mark text:string-value="Henry, John"/><draw:frame text:anchor-type="paragraph" draw:z-index="2" draw:style-name="TLG-text" svg:width="2.93cm" svg:height="0.49cm" svg:x="0.62cm" svg:y="10.64cm"><draw:text-box> <text:p text:style-name="FTLG-Name"><text:span text:style-name="FTLG-Name">Henry, John</text:span></text:p></draw:text-box>
</draw:frame>
<text:alphabetical-index-mark text:string-value="Hill, "/><draw:frame text:anchor-type="paragraph" draw:z-index="2" draw:style-name="TLG-text" svg:width="1.10cm" svg:height="0.49cm" svg:x="0.62cm" svg:y="11.26cm"><draw:text-box> <text:p text:style-name="FTLG-Name"><text:span text:style-name="FTLG-Name">Hill</text:span></text:p></draw:text-box>
</draw:frame>
<text:alphabetical-index-mark text:string-value="Hines, "/><draw:frame text:anchor-type="paragraph" draw:z-index="2" draw:style-name="TLG-text" svg:width="1.63cm" svg:height="0.49cm" svg:x="0.62cm" svg:y="11.88cm"><draw:text-box> <text:p text:style-name="FTLG-Name"><text:span text:style-name="FTLG-Name">Hines</text:span></text:p></draw:text-box>
</draw:frame>
<text:alphabetical-index-mark text:string-value="Hodges, Comfort"/><draw:frame text:anchor-type="paragraph" draw:z-index="2" draw:style-name="TLG-text" svg:width="3.92cm" svg:height="0.49cm" svg:x="0.62cm" svg:y="12.50cm"><draw:text-box> <text:p text:style-name="FTLG-Name"><text:span text:style-name="FTLG-Name">Hodges, Comfort</text:span></text:p></draw:text-box>
</draw:frame>
<text:alphabetical-index-mark text:string-value="Howell, John ( - )"/><draw:frame text:anchor-type="paragraph" draw:z-index="2" draw:style-name="TLG-text" svg:width="3.08cm" svg:height="0.49cm" svg:x="0.62cm" svg:y="13.11cm"><draw:text-box> <text:p text:style-name="FTLG-Name"><text:span text:style-name="FTLG-Name">Howell, John</text:span></text:p></draw:text-box>
</draw:frame>
<text:alphabetical-index-mark text:string-value="Jiménez, George H. ( -  )"/><draw:frame text:anchor-type="paragraph" draw:z-index="2" draw:style-name="TLG-text" svg:width="4.54cm" svg:height="0.49cm" svg:x="0.62cm" svg:y="13.73cm"><draw:text-box> <text:p text:style-name="FTLG-Name"><text:span text:style-name="FTLG-Name">Jiménez, George H.</text:span></text:p></draw:text-box>
</draw:frame>
<text:alphabetical-index-mark text:string-value="Jiménez, Lincoln F. ( -  )"/><draw:frame text:anchor-type="paragraph" draw:z-index="2" draw:style-name="TLG-text" svg:width="4.41cm" svg:height="0.49cm" svg:x="0.62cm" svg:y="14.35cm"><draw:text-box> <text:p text:style-name="FTLG-Name"><text:span text:style-name="FTLG-Name">Jiménez, Lincoln F.</text:span></text:p></draw:text-box>
</draw:frame>
<text:alphabetical-index-mark text:string-value="Jiménez, Philip ( -  )"/><draw:frame text:anchor-type="paragraph" draw:z-index="2" draw:style-name="TLG-text" svg:width="3.54cm" svg:height="0.49cm" svg:x="0.62cm" svg:y="14.96cm"><draw:text-box> <text:p text:style-name="FTLG-Name"><text:span text:style-name="FTLG-Name">Jiménez, Philip</text:span></text:p></draw:text-box>
</draw:frame>
<text:alphabetical-index-mark text:string-value="Jimenez, "/><draw:frame text:anchor-type="paragraph" draw:z-index="2" draw:style-name="TLG-text" svg:width="2.17cm" svg:height="0.49cm" svg:x="0.62cm" svg:y="15.58cm"><draw:text-box> <text:p text:style-name="FTLG-Name"><text:span text:style-name="FTLG-Name">Jimenez</text:span></text:p></draw:text-box>
</draw:frame>
<text:alphabetical-index-mark text:string-value="Johnson, Henry"/><draw:frame text:anchor-type="paragraph" draw:z-index="2" draw:style-name="TLG-text" svg:width="3.67cm" svg:height="0.49cm" svg:x="0.62cm" svg:y="16.20cm"><draw:text-box> <text:p text:style-name="FTLG-Name"><text:span text:style-name="FTLG-Name">Johnson, Henry</text:span></text:p></draw:text-box>
</draw:frame>
<text:alphabetical-index-mark text:string-value="Johnston, "/><draw:frame text:anchor-type="paragraph" draw:z-index="2" draw:style-name="TLG-text" svg:width="2.32cm" svg:height="0.49cm" svg:x="0.62cm" svg:y="16.82cm"><draw:text-box> <text:p text:style-name="FTLG-Name"><text:span text:style-name="FTLG-Name">Johnston</text:span></text:p></draw:text-box>
</draw:frame>
<text:alphabetical-index-mark text:string-value="Joseph, "/><draw:frame text:anchor-type="paragraph" draw:z-index="2" draw:style-name="TLG-text" svg:width="1.94cm" svg:height="0.49cm" svg:x="0.62cm" svg:y="17.43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8.05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8.67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9.29cm"><draw:text-box> <text:p text:style-name="FTLG-Name"><text:span text:style-name="FTLG-Name">Joseph</text:span></text:p></draw:text-box>
</draw:frame>
<text:alphabetical-index-mark text:string-value="Joseph, "/><draw:frame text:anchor-type="paragraph" draw:z-index="2" draw:style-name="TLG-text" svg:width="1.94cm" svg:height="0.49cm" svg:x="0.62cm" svg:y="19.90cm"><draw:text-box> <text:p text:style-name="FTLG-Name"><text:span text:style-name="FTLG-Name">Joseph</text:span></text:p></draw:text-box>
</draw:frame>
<text:alphabetical-index-mark text:string-value="Keller, ?????"/><draw:frame text:anchor-type="paragraph" draw:z-index="2" draw:style-name="TLG-text" svg:width="3.16cm" svg:height="0.49cm" svg:x="0.62cm" svg:y="20.52cm"><draw:text-box> <text:p text:style-name="FTLG-Name"><text:span text:style-name="FTLG-Name">Keller, ?????</text:span></text:p></draw:text-box>
</draw:frame>
<text:alphabetical-index-mark text:string-value="King, Henry"/><draw:frame text:anchor-type="paragraph" draw:z-index="2" draw:style-name="TLG-text" svg:width="2.85cm" svg:height="0.49cm" svg:x="0.62cm" svg:y="21.14cm"><draw:text-box> <text:p text:style-name="FTLG-Name"><text:span text:style-name="FTLG-Name">King, Henry</text:span></text:p></draw:text-box>
</draw:frame>
<text:alphabetical-index-mark text:string-value="Lefebvre, Joseph ( -  )"/><draw:frame text:anchor-type="paragraph" draw:z-index="2" draw:style-name="TLG-text" svg:width="3.98cm" svg:height="0.49cm" svg:x="0.62cm" svg:y="21.76cm"><draw:text-box> <text:p text:style-name="FTLG-Name"><text:span text:style-name="FTLG-Name">Lefebvre, Joseph</text:span></text:p></draw:text-box>
</draw:frame>
<text:alphabetical-index-mark text:string-value="Lévesque, Olive ( -  )"/><draw:frame text:anchor-type="paragraph" draw:z-index="2" draw:style-name="TLG-text" svg:width="3.75cm" svg:height="0.49cm" svg:x="0.62cm" svg:y="22.37cm"><draw:text-box> <text:p text:style-name="FTLG-Name"><text:span text:style-name="FTLG-Name">Lévesque, Olive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indsey, John"/><draw:frame text:anchor-type="paragraph" draw:z-index="2" draw:style-name="TLG-text" svg:width="3.29cm" svg:height="0.49cm" svg:x="0.62cm" svg:y="2.62cm"><draw:text-box> <text:p text:style-name="FTLG-Name"><text:span text:style-name="FTLG-Name">Lindsey, John</text:span></text:p></draw:text-box>
</draw:frame>
<text:alphabetical-index-mark text:string-value="Little, O. D."/><draw:frame text:anchor-type="paragraph" draw:z-index="2" draw:style-name="TLG-text" svg:width="2.75cm" svg:height="0.49cm" svg:x="0.62cm" svg:y="3.23cm"><draw:text-box> <text:p text:style-name="FTLG-Name"><text:span text:style-name="FTLG-Name">Little, O. D.</text:span></text:p></draw:text-box>
</draw:frame>
<text:alphabetical-index-mark text:string-value="Love,  (  - )"/><draw:frame text:anchor-type="paragraph" draw:z-index="2" draw:style-name="TLG-text" svg:width="1.45cm" svg:height="0.49cm" svg:x="0.62cm" svg:y="3.85cm"><draw:text-box> <text:p text:style-name="FTLG-Name"><text:span text:style-name="FTLG-Name">Love</text:span></text:p></draw:text-box>
</draw:frame>
<text:alphabetical-index-mark text:string-value="Meyer, P.D. ( - )"/><draw:frame text:anchor-type="paragraph" draw:z-index="2" draw:style-name="TLG-text" svg:width="2.88cm" svg:height="0.49cm" svg:x="0.62cm" svg:y="4.47cm"><draw:text-box> <text:p text:style-name="FTLG-Name"><text:span text:style-name="FTLG-Name">Meyer, P.D.</text:span></text:p></draw:text-box>
</draw:frame>
<text:alphabetical-index-mark text:string-value="Moore, George"/><draw:frame text:anchor-type="paragraph" draw:z-index="2" draw:style-name="TLG-text" svg:width="3.54cm" svg:height="0.49cm" svg:x="0.62cm" svg:y="5.09cm"><draw:text-box> <text:p text:style-name="FTLG-Name"><text:span text:style-name="FTLG-Name">Moore, George</text:span></text:p></draw:text-box>
</draw:frame>
<text:alphabetical-index-mark text:string-value="Moreno, Enoch"/><draw:frame text:anchor-type="paragraph" draw:z-index="2" draw:style-name="TLG-text" svg:width="3.57cm" svg:height="0.49cm" svg:x="0.62cm" svg:y="5.70cm"><draw:text-box> <text:p text:style-name="FTLG-Name"><text:span text:style-name="FTLG-Name">Moreno, Enoch</text:span></text:p></draw:text-box>
</draw:frame>
<text:alphabetical-index-mark text:string-value="Moreno, "/><draw:frame text:anchor-type="paragraph" draw:z-index="2" draw:style-name="TLG-text" svg:width="2.01cm" svg:height="0.49cm" svg:x="0.62cm" svg:y="6.32cm"><draw:text-box> <text:p text:style-name="FTLG-Name"><text:span text:style-name="FTLG-Name">Moreno</text:span></text:p></draw:text-box>
</draw:frame>
<text:alphabetical-index-mark text:string-value="Moreno, "/><draw:frame text:anchor-type="paragraph" draw:z-index="2" draw:style-name="TLG-text" svg:width="2.01cm" svg:height="0.49cm" svg:x="0.62cm" svg:y="6.94cm"><draw:text-box> <text:p text:style-name="FTLG-Name"><text:span text:style-name="FTLG-Name">Moreno</text:span></text:p></draw:text-box>
</draw:frame>
<text:alphabetical-index-mark text:string-value="Moreno, "/><draw:frame text:anchor-type="paragraph" draw:z-index="2" draw:style-name="TLG-text" svg:width="2.01cm" svg:height="0.49cm" svg:x="0.62cm" svg:y="7.56cm"><draw:text-box> <text:p text:style-name="FTLG-Name"><text:span text:style-name="FTLG-Name">Moreno</text:span></text:p></draw:text-box>
</draw:frame>
<text:alphabetical-index-mark text:string-value="Morin,  (  - )"/><draw:frame text:anchor-type="paragraph" draw:z-index="2" draw:style-name="TLG-text" svg:width="1.61cm" svg:height="0.49cm" svg:x="0.62cm" svg:y="8.17cm"><draw:text-box> <text:p text:style-name="FTLG-Name"><text:span text:style-name="FTLG-Name">Morin</text:span></text:p></draw:text-box>
</draw:frame>
<text:alphabetical-index-mark text:string-value="Moss, Christy (  - )"/><draw:frame text:anchor-type="paragraph" draw:z-index="2" draw:style-name="TLG-text" svg:width="3.24cm" svg:height="0.49cm" svg:x="0.62cm" svg:y="8.79cm"><draw:text-box> <text:p text:style-name="FTLG-Name"><text:span text:style-name="FTLG-Name">Moss, Christy</text:span></text:p></draw:text-box>
</draw:frame>
<text:alphabetical-index-mark text:string-value="Moss, Florence ( -  )"/><draw:frame text:anchor-type="paragraph" draw:z-index="2" draw:style-name="TLG-text" svg:width="3.59cm" svg:height="0.49cm" svg:x="0.62cm" svg:y="9.41cm"><draw:text-box> <text:p text:style-name="FTLG-Name"><text:span text:style-name="FTLG-Name">Moss, Florence</text:span></text:p></draw:text-box>
</draw:frame>
<text:alphabetical-index-mark text:string-value="Moss, Fred ( -  )"/><draw:frame text:anchor-type="paragraph" draw:z-index="2" draw:style-name="TLG-text" svg:width="2.75cm" svg:height="0.49cm" svg:x="0.62cm" svg:y="10.03cm"><draw:text-box> <text:p text:style-name="FTLG-Name"><text:span text:style-name="FTLG-Name">Moss, Fred</text:span></text:p></draw:text-box>
</draw:frame>
<text:alphabetical-index-mark text:string-value="Moss, Henry ( -  )"/><draw:frame text:anchor-type="paragraph" draw:z-index="2" draw:style-name="TLG-text" svg:width="3.03cm" svg:height="0.49cm" svg:x="0.62cm" svg:y="10.64cm"><draw:text-box> <text:p text:style-name="FTLG-Name"><text:span text:style-name="FTLG-Name">Moss, Henry</text:span></text:p></draw:text-box>
</draw:frame>
<text:alphabetical-index-mark text:string-value="Muñoz, Don"/><draw:frame text:anchor-type="paragraph" draw:z-index="2" draw:style-name="TLG-text" svg:width="2.93cm" svg:height="0.49cm" svg:x="0.62cm" svg:y="11.26cm"><draw:text-box> <text:p text:style-name="FTLG-Name"><text:span text:style-name="FTLG-Name">Muñoz, Don</text:span></text:p></draw:text-box>
</draw:frame>
<text:alphabetical-index-mark text:string-value="Munoz, Lulu"/><draw:frame text:anchor-type="paragraph" draw:z-index="2" draw:style-name="TLG-text" svg:width="2.96cm" svg:height="0.49cm" svg:x="0.62cm" svg:y="11.88cm"><draw:text-box> <text:p text:style-name="FTLG-Name"><text:span text:style-name="FTLG-Name">Munoz, Lulu</text:span></text:p></draw:text-box>
</draw:frame>
<text:alphabetical-index-mark text:string-value="Munoz, Moses Romulus? ( -  )"/><draw:frame text:anchor-type="paragraph" draw:z-index="2" draw:style-name="TLG-text" svg:width="5.63cm" svg:height="0.49cm" svg:x="0.62cm" svg:y="12.50cm"><draw:text-box> <text:p text:style-name="FTLG-Name"><text:span text:style-name="FTLG-Name">Munoz, Moses Romulus?</text:span></text:p></draw:text-box>
</draw:frame>
<text:alphabetical-index-mark text:string-value="Munoz, Robert ( -  )"/><draw:frame text:anchor-type="paragraph" draw:z-index="2" draw:style-name="TLG-text" svg:width="3.47cm" svg:height="0.49cm" svg:x="0.62cm" svg:y="13.11cm"><draw:text-box> <text:p text:style-name="FTLG-Name"><text:span text:style-name="FTLG-Name">Munoz, Robert</text:span></text:p></draw:text-box>
</draw:frame>
<text:alphabetical-index-mark text:string-value="Munoz, Willis E. ( -  )"/><draw:frame text:anchor-type="paragraph" draw:z-index="2" draw:style-name="TLG-text" svg:width="3.72cm" svg:height="0.49cm" svg:x="0.62cm" svg:y="13.73cm"><draw:text-box> <text:p text:style-name="FTLG-Name"><text:span text:style-name="FTLG-Name">Munoz, Willis E.</text:span></text:p></draw:text-box>
</draw:frame>
<text:alphabetical-index-mark text:string-value="Nielsen, Louise"/><draw:frame text:anchor-type="paragraph" draw:z-index="2" draw:style-name="TLG-text" svg:width="3.59cm" svg:height="0.49cm" svg:x="0.62cm" svg:y="14.35cm"><draw:text-box> <text:p text:style-name="FTLG-Name"><text:span text:style-name="FTLG-Name">Nielsen, Louise</text:span></text:p></draw:text-box>
</draw:frame>
<text:alphabetical-index-mark text:string-value="Olson, ???????"/><draw:frame text:anchor-type="paragraph" draw:z-index="2" draw:style-name="TLG-text" svg:width="3.70cm" svg:height="0.49cm" svg:x="0.62cm" svg:y="14.96cm"><draw:text-box> <text:p text:style-name="FTLG-Name"><text:span text:style-name="FTLG-Name">Olson, ???????</text:span></text:p></draw:text-box>
</draw:frame>
<text:alphabetical-index-mark text:string-value="Ortiz, Don"/><draw:frame text:anchor-type="paragraph" draw:z-index="2" draw:style-name="TLG-text" svg:width="2.52cm" svg:height="0.49cm" svg:x="0.62cm" svg:y="15.58cm"><draw:text-box> <text:p text:style-name="FTLG-Name"><text:span text:style-name="FTLG-Name">Ortiz, Don</text:span></text:p></draw:text-box>
</draw:frame>
<text:alphabetical-index-mark text:string-value="Ortiz, Ted"/><draw:frame text:anchor-type="paragraph" draw:z-index="2" draw:style-name="TLG-text" svg:width="2.47cm" svg:height="0.49cm" svg:x="0.62cm" svg:y="16.20cm"><draw:text-box> <text:p text:style-name="FTLG-Name"><text:span text:style-name="FTLG-Name">Ortiz, Ted</text:span></text:p></draw:text-box>
</draw:frame>
<text:alphabetical-index-mark text:string-value="Owens, Wilford"/><draw:frame text:anchor-type="paragraph" draw:z-index="2" draw:style-name="TLG-text" svg:width="3.57cm" svg:height="0.49cm" svg:x="0.62cm" svg:y="16.82cm"><draw:text-box> <text:p text:style-name="FTLG-Name"><text:span text:style-name="FTLG-Name">Owens, Wilford</text:span></text:p></draw:text-box>
</draw:frame>
<text:alphabetical-index-mark text:string-value="Pelletier, Esiquio"/><draw:frame text:anchor-type="paragraph" draw:z-index="2" draw:style-name="TLG-text" svg:width="3.87cm" svg:height="0.49cm" svg:x="0.62cm" svg:y="17.43cm"><draw:text-box> <text:p text:style-name="FTLG-Name"><text:span text:style-name="FTLG-Name">Pelletier, Esiquio</text:span></text:p></draw:text-box>
</draw:frame>
<text:alphabetical-index-mark text:string-value="Perry, M."/><draw:frame text:anchor-type="paragraph" draw:z-index="2" draw:style-name="TLG-text" svg:width="2.32cm" svg:height="0.49cm" svg:x="0.62cm" svg:y="18.05cm"><draw:text-box> <text:p text:style-name="FTLG-Name"><text:span text:style-name="FTLG-Name">Perry, M.</text:span></text:p></draw:text-box>
</draw:frame>
<text:alphabetical-index-mark text:string-value="Peters, Dorothy"/><draw:frame text:anchor-type="paragraph" draw:z-index="2" draw:style-name="TLG-text" svg:width="3.64cm" svg:height="0.49cm" svg:x="0.62cm" svg:y="18.67cm"><draw:text-box> <text:p text:style-name="FTLG-Name"><text:span text:style-name="FTLG-Name">Peters, Dorothy</text:span></text:p></draw:text-box>
</draw:frame>
<text:alphabetical-index-mark text:string-value="Peters, John"/><draw:frame text:anchor-type="paragraph" draw:z-index="2" draw:style-name="TLG-text" svg:width="3.03cm" svg:height="0.49cm" svg:x="0.62cm" svg:y="19.29cm"><draw:text-box> <text:p text:style-name="FTLG-Name"><text:span text:style-name="FTLG-Name">Peters, John</text:span></text:p></draw:text-box>
</draw:frame>
<text:alphabetical-index-mark text:string-value="Piotrowski, John Jr. (  - 1677)"/><draw:frame text:anchor-type="paragraph" draw:z-index="2" draw:style-name="TLG-text" svg:width="4.43cm" svg:height="0.49cm" svg:x="0.62cm" svg:y="19.90cm"><draw:text-box> <text:p text:style-name="FTLG-Name"><text:span text:style-name="FTLG-Name">Piotrowski, John Jr.</text:span></text:p></draw:text-box>
</draw:frame>
<draw:polygon draw:style-name="TLG-solid" draw:layer="layout" draw:z-index="1" svg:x="14.563375cm" svg:y="19.903445cm" svg:viewBox="0 0 100 352" svg:width="0.1000cm" svg:height="0.3528cm" draw:points="50, 0 100, 176 50, 352 0, 176"/>
<text:alphabetical-index-mark text:string-value="Piotrowski, Lucy"/><draw:frame text:anchor-type="paragraph" draw:z-index="2" draw:style-name="TLG-text" svg:width="3.77cm" svg:height="0.49cm" svg:x="0.62cm" svg:y="20.52cm"><draw:text-box> <text:p text:style-name="FTLG-Name"><text:span text:style-name="FTLG-Name">Piotrowski, Lucy</text:span></text:p></draw:text-box>
</draw:frame>
<text:alphabetical-index-mark text:string-value="Piotrowski, Sir John ( - )"/><draw:frame text:anchor-type="paragraph" draw:z-index="2" draw:style-name="TLG-text" svg:width="4.49cm" svg:height="0.49cm" svg:x="0.62cm" svg:y="21.14cm"><draw:text-box> <text:p text:style-name="FTLG-Name"><text:span text:style-name="FTLG-Name">Piotrowski, Sir John</text:span></text:p></draw:text-box>
</draw:frame>
<text:alphabetical-index-mark text:string-value="Poole, Dr. John"/><draw:frame text:anchor-type="paragraph" draw:z-index="2" draw:style-name="TLG-text" svg:width="3.62cm" svg:height="0.49cm" svg:x="0.62cm" svg:y="21.76cm"><draw:text-box> <text:p text:style-name="FTLG-Name"><text:span text:style-name="FTLG-Name">Poole, Dr. John</text:span></text:p></draw:text-box>
</draw:frame>
<text:alphabetical-index-mark text:string-value="Poole, Lucy"/><draw:frame text:anchor-type="paragraph" draw:z-index="2" draw:style-name="TLG-text" svg:width="2.85cm" svg:height="0.49cm" svg:x="0.62cm" svg:y="22.37cm"><draw:text-box> <text:p text:style-name="FTLG-Name"><text:span text:style-name="FTLG-Name">Poole, Lucy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Poole, Polly"/><draw:frame text:anchor-type="paragraph" draw:z-index="2" draw:style-name="TLG-text" svg:width="2.88cm" svg:height="0.49cm" svg:x="0.62cm" svg:y="2.62cm"><draw:text-box> <text:p text:style-name="FTLG-Name"><text:span text:style-name="FTLG-Name">Poole, Polly</text:span></text:p></draw:text-box>
</draw:frame>
<text:alphabetical-index-mark text:string-value="Pope, John (  - 1957-04-24)"/><draw:frame text:anchor-type="paragraph" draw:z-index="2" draw:style-name="TLG-text" svg:width="2.78cm" svg:height="0.49cm" svg:x="0.62cm" svg:y="3.23cm"><draw:text-box> <text:p text:style-name="FTLG-Name"><text:span text:style-name="FTLG-Name">Pope, John</text:span></text:p></draw:text-box>
</draw:frame>
<draw:polygon draw:style-name="TLG-solid" draw:layer="layout" draw:z-index="1" svg:x="15.774072cm" svg:y="3.234720cm" svg:viewBox="0 0 100 352" svg:width="0.1000cm" svg:height="0.3528cm" draw:points="50, 0 100, 176 50, 352 0, 176"/>
<text:alphabetical-index-mark text:string-value="Porter, "/><draw:frame text:anchor-type="paragraph" draw:z-index="2" draw:style-name="TLG-text" svg:width="1.71cm" svg:height="0.49cm" svg:x="0.62cm" svg:y="3.85cm"><draw:text-box> <text:p text:style-name="FTLG-Name"><text:span text:style-name="FTLG-Name">Porter</text:span></text:p></draw:text-box>
</draw:frame>
<text:alphabetical-index-mark text:string-value="Porter, "/><draw:frame text:anchor-type="paragraph" draw:z-index="2" draw:style-name="TLG-text" svg:width="1.71cm" svg:height="0.49cm" svg:x="0.62cm" svg:y="4.47cm"><draw:text-box> <text:p text:style-name="FTLG-Name"><text:span text:style-name="FTLG-Name">Porter</text:span></text:p></draw:text-box>
</draw:frame>
<text:alphabetical-index-mark text:string-value="Poulin, "/><draw:frame text:anchor-type="paragraph" draw:z-index="2" draw:style-name="TLG-text" svg:width="1.73cm" svg:height="0.49cm" svg:x="0.62cm" svg:y="5.09cm"><draw:text-box> <text:p text:style-name="FTLG-Name"><text:span text:style-name="FTLG-Name">Poulin</text:span></text:p></draw:text-box>
</draw:frame>
<text:alphabetical-index-mark text:string-value="Poulin, "/><draw:frame text:anchor-type="paragraph" draw:z-index="2" draw:style-name="TLG-text" svg:width="1.73cm" svg:height="0.49cm" svg:x="0.62cm" svg:y="5.70cm"><draw:text-box> <text:p text:style-name="FTLG-Name"><text:span text:style-name="FTLG-Name">Poulin</text:span></text:p></draw:text-box>
</draw:frame>
<text:alphabetical-index-mark text:string-value="Reed, Bridget"/><draw:frame text:anchor-type="paragraph" draw:z-index="2" draw:style-name="TLG-text" svg:width="3.26cm" svg:height="0.49cm" svg:x="0.62cm" svg:y="6.32cm"><draw:text-box> <text:p text:style-name="FTLG-Name"><text:span text:style-name="FTLG-Name">Reed, Bridget</text:span></text:p></draw:text-box>
</draw:frame>
<text:alphabetical-index-mark text:string-value="Reed, Ellen ( -  )"/><draw:frame text:anchor-type="paragraph" draw:z-index="2" draw:style-name="TLG-text" svg:width="2.83cm" svg:height="0.49cm" svg:x="0.62cm" svg:y="6.94cm"><draw:text-box> <text:p text:style-name="FTLG-Name"><text:span text:style-name="FTLG-Name">Reed, Ellen</text:span></text:p></draw:text-box>
</draw:frame>
<text:alphabetical-index-mark text:string-value="Reed, Jenny ( -  )"/><draw:frame text:anchor-type="paragraph" draw:z-index="2" draw:style-name="TLG-text" svg:width="3.03cm" svg:height="0.49cm" svg:x="0.62cm" svg:y="7.56cm"><draw:text-box> <text:p text:style-name="FTLG-Name"><text:span text:style-name="FTLG-Name">Reed, Jenny</text:span></text:p></draw:text-box>
</draw:frame>
<text:alphabetical-index-mark text:string-value="Reed, John ( - 1886-08-11)"/><draw:frame text:anchor-type="paragraph" draw:z-index="2" draw:style-name="TLG-text" svg:width="2.80cm" svg:height="0.49cm" svg:x="0.62cm" svg:y="8.17cm"><draw:text-box> <text:p text:style-name="FTLG-Name"><text:span text:style-name="FTLG-Name">Reed, John</text:span></text:p></draw:text-box>
</draw:frame>
<draw:polygon draw:style-name="TLG-solid" draw:layer="layout" draw:z-index="1" svg:x="15.467073cm" svg:y="8.173602cm" svg:viewBox="0 0 100 352" svg:width="0.1000cm" svg:height="0.3528cm" draw:points="50, 0 100, 176 50, 352 0, 176"/>
<text:alphabetical-index-mark text:string-value="Reed, John Noel"/><draw:frame text:anchor-type="paragraph" draw:z-index="2" draw:style-name="TLG-text" svg:width="3.87cm" svg:height="0.49cm" svg:x="0.62cm" svg:y="8.79cm"><draw:text-box> <text:p text:style-name="FTLG-Name"><text:span text:style-name="FTLG-Name">Reed, John Noel</text:span></text:p></draw:text-box>
</draw:frame>
<text:alphabetical-index-mark text:string-value="Reed, Minnie ( -  )"/><draw:frame text:anchor-type="paragraph" draw:z-index="2" draw:style-name="TLG-text" svg:width="3.16cm" svg:height="0.49cm" svg:x="0.62cm" svg:y="9.41cm"><draw:text-box> <text:p text:style-name="FTLG-Name"><text:span text:style-name="FTLG-Name">Reed, Minnie</text:span></text:p></draw:text-box>
</draw:frame>
<text:alphabetical-index-mark text:string-value="Reed, Owen ( -  )"/><draw:frame text:anchor-type="paragraph" draw:z-index="2" draw:style-name="TLG-text" svg:width="3.01cm" svg:height="0.49cm" svg:x="0.62cm" svg:y="10.03cm"><draw:text-box> <text:p text:style-name="FTLG-Name"><text:span text:style-name="FTLG-Name">Reed, Owen</text:span></text:p></draw:text-box>
</draw:frame>
<text:alphabetical-index-mark text:string-value="Reed, Peter ( -  )"/><draw:frame text:anchor-type="paragraph" draw:z-index="2" draw:style-name="TLG-text" svg:width="2.91cm" svg:height="0.49cm" svg:x="0.62cm" svg:y="10.64cm"><draw:text-box> <text:p text:style-name="FTLG-Name"><text:span text:style-name="FTLG-Name">Reed, Peter</text:span></text:p></draw:text-box>
</draw:frame>
<text:alphabetical-index-mark text:string-value="Reed, Rose"/><draw:frame text:anchor-type="paragraph" draw:z-index="2" draw:style-name="TLG-text" svg:width="2.88cm" svg:height="0.49cm" svg:x="0.62cm" svg:y="11.26cm"><draw:text-box> <text:p text:style-name="FTLG-Name"><text:span text:style-name="FTLG-Name">Reed, Rose</text:span></text:p></draw:text-box>
</draw:frame>
<text:alphabetical-index-mark text:string-value="Reed, Terrence (TyNed) ( - vers 1940)"/><draw:frame text:anchor-type="paragraph" draw:z-index="2" draw:style-name="TLG-text" svg:width="5.43cm" svg:height="0.49cm" svg:x="0.62cm" svg:y="11.88cm"><draw:text-box> <text:p text:style-name="FTLG-Name"><text:span text:style-name="FTLG-Name">Reed, Terrence (TyNed)</text:span></text:p></draw:text-box>
</draw:frame>
<draw:polygon draw:style-name="TLG-solid" draw:layer="layout" draw:z-index="1" svg:x="15.700565cm" svg:y="11.877763cm" svg:viewBox="0 0 100 352" svg:width="0.1000cm" svg:height="0.3528cm" draw:points="50, 0 100, 176 50, 352 0, 176"/>
<text:alphabetical-index-mark text:string-value="Reese,  (  - avant 1750)"/><draw:frame text:anchor-type="paragraph" draw:z-index="2" draw:style-name="TLG-text" svg:width="1.78cm" svg:height="0.49cm" svg:x="0.62cm" svg:y="12.50cm"><draw:text-box> <text:p text:style-name="FTLG-Name"><text:span text:style-name="FTLG-Name">Reese</text:span></text:p></draw:text-box>
</draw:frame>
<draw:polygon draw:style-name="TLG-solid" draw:layer="layout" draw:z-index="1" svg:x="14.879021cm" svg:y="12.495123cm" svg:viewBox="0 0 100 352" svg:width="0.1000cm" svg:height="0.3528cm" draw:points="50, 0 100, 176 50, 352 0, 176"/>
<text:alphabetical-index-mark text:string-value="Reeves, Bridget"/><draw:frame text:anchor-type="paragraph" draw:z-index="2" draw:style-name="TLG-text" svg:width="3.72cm" svg:height="0.49cm" svg:x="0.62cm" svg:y="13.11cm"><draw:text-box> <text:p text:style-name="FTLG-Name"><text:span text:style-name="FTLG-Name">Reeves, Bridget</text:span></text:p></draw:text-box>
</draw:frame>
<text:alphabetical-index-mark text:string-value="Reeves, Jesse"/><draw:frame text:anchor-type="paragraph" draw:z-index="2" draw:style-name="TLG-text" svg:width="3.47cm" svg:height="0.49cm" svg:x="0.62cm" svg:y="13.73cm"><draw:text-box> <text:p text:style-name="FTLG-Name"><text:span text:style-name="FTLG-Name">Reeves, Jesse</text:span></text:p></draw:text-box>
</draw:frame>
<text:alphabetical-index-mark text:string-value="Reeves, John"/><draw:frame text:anchor-type="paragraph" draw:z-index="2" draw:style-name="TLG-text" svg:width="3.26cm" svg:height="0.49cm" svg:x="0.62cm" svg:y="14.35cm"><draw:text-box> <text:p text:style-name="FTLG-Name"><text:span text:style-name="FTLG-Name">Reeves, John</text:span></text:p></draw:text-box>
</draw:frame>
<text:alphabetical-index-mark text:string-value="Reeves, John"/><draw:frame text:anchor-type="paragraph" draw:z-index="2" draw:style-name="TLG-text" svg:width="3.26cm" svg:height="0.49cm" svg:x="0.62cm" svg:y="14.96cm"><draw:text-box> <text:p text:style-name="FTLG-Name"><text:span text:style-name="FTLG-Name">Reeves, John</text:span></text:p></draw:text-box>
</draw:frame>
<text:alphabetical-index-mark text:string-value="Reeves, John ( - )"/><draw:frame text:anchor-type="paragraph" draw:z-index="2" draw:style-name="TLG-text" svg:width="3.26cm" svg:height="0.49cm" svg:x="0.62cm" svg:y="15.58cm"><draw:text-box> <text:p text:style-name="FTLG-Name"><text:span text:style-name="FTLG-Name">Reeves, John</text:span></text:p></draw:text-box>
</draw:frame>
<text:alphabetical-index-mark text:string-value="Reyes, "/><draw:frame text:anchor-type="paragraph" draw:z-index="2" draw:style-name="TLG-text" svg:width="1.76cm" svg:height="0.49cm" svg:x="0.62cm" svg:y="16.20cm"><draw:text-box> <text:p text:style-name="FTLG-Name"><text:span text:style-name="FTLG-Name">Reyes</text:span></text:p></draw:text-box>
</draw:frame>
<text:alphabetical-index-mark text:string-value="Reynolds, John (  - 1788)"/><draw:frame text:anchor-type="paragraph" draw:z-index="2" draw:style-name="TLG-text" svg:width="3.62cm" svg:height="0.49cm" svg:x="0.62cm" svg:y="16.82cm"><draw:text-box> <text:p text:style-name="FTLG-Name"><text:span text:style-name="FTLG-Name">Reynolds, John</text:span></text:p></draw:text-box>
</draw:frame>
<draw:polygon draw:style-name="TLG-solid" draw:layer="layout" draw:z-index="1" svg:x="15.043330cm" svg:y="16.816644cm" svg:viewBox="0 0 100 352" svg:width="0.1000cm" svg:height="0.3528cm" draw:points="50, 0 100, 176 50, 352 0, 176"/>
<text:alphabetical-index-mark text:string-value="Reynolds, Robert"/><draw:frame text:anchor-type="paragraph" draw:z-index="2" draw:style-name="TLG-text" svg:width="4.00cm" svg:height="0.49cm" svg:x="0.62cm" svg:y="17.43cm"><draw:text-box> <text:p text:style-name="FTLG-Name"><text:span text:style-name="FTLG-Name">Reynolds, Robert</text:span></text:p></draw:text-box>
</draw:frame>
<text:alphabetical-index-mark text:string-value="Robinson, Luther"/><draw:frame text:anchor-type="paragraph" draw:z-index="2" draw:style-name="TLG-text" svg:width="3.95cm" svg:height="0.49cm" svg:x="0.62cm" svg:y="18.05cm"><draw:text-box> <text:p text:style-name="FTLG-Name"><text:span text:style-name="FTLG-Name">Robinson, Luther</text:span></text:p></draw:text-box>
</draw:frame>
<text:alphabetical-index-mark text:string-value="Robinson, Robert"/><draw:frame text:anchor-type="paragraph" draw:z-index="2" draw:style-name="TLG-text" svg:width="4.03cm" svg:height="0.49cm" svg:x="0.62cm" svg:y="18.67cm"><draw:text-box> <text:p text:style-name="FTLG-Name"><text:span text:style-name="FTLG-Name">Robinson, Robert</text:span></text:p></draw:text-box>
</draw:frame>
<text:alphabetical-index-mark text:string-value="Rodgers, John"/><draw:frame text:anchor-type="paragraph" draw:z-index="2" draw:style-name="TLG-text" svg:width="3.44cm" svg:height="0.49cm" svg:x="0.62cm" svg:y="19.29cm"><draw:text-box> <text:p text:style-name="FTLG-Name"><text:span text:style-name="FTLG-Name">Rodgers, John</text:span></text:p></draw:text-box>
</draw:frame>
<text:alphabetical-index-mark text:string-value="Rodriguez, Helen M."/><draw:frame text:anchor-type="paragraph" draw:z-index="2" draw:style-name="TLG-text" svg:width="4.64cm" svg:height="0.49cm" svg:x="0.62cm" svg:y="19.90cm"><draw:text-box> <text:p text:style-name="FTLG-Name"><text:span text:style-name="FTLG-Name">Rodriguez, Helen M.</text:span></text:p></draw:text-box>
</draw:frame>
<text:alphabetical-index-mark text:string-value="Rodriquez, John (  - 1849-12-25)"/><draw:frame text:anchor-type="paragraph" draw:z-index="2" draw:style-name="TLG-text" svg:width="3.80cm" svg:height="0.49cm" svg:x="0.62cm" svg:y="20.52cm"><draw:text-box> <text:p text:style-name="FTLG-Name"><text:span text:style-name="FTLG-Name">Rodriquez, John</text:span></text:p></draw:text-box>
</draw:frame>
<draw:polygon draw:style-name="TLG-solid" draw:layer="layout" draw:z-index="1" svg:x="15.307089cm" svg:y="20.520805cm" svg:viewBox="0 0 100 352" svg:width="0.1000cm" svg:height="0.3528cm" draw:points="50, 0 100, 176 50, 352 0, 176"/>
<text:alphabetical-index-mark text:string-value="Rodriquez, Peter ( -  )"/><draw:frame text:anchor-type="paragraph" draw:z-index="2" draw:style-name="TLG-text" svg:width="3.90cm" svg:height="0.49cm" svg:x="0.62cm" svg:y="21.14cm"><draw:text-box> <text:p text:style-name="FTLG-Name"><text:span text:style-name="FTLG-Name">Rodriquez, Peter</text:span></text:p></draw:text-box>
</draw:frame>
<text:alphabetical-index-mark text:string-value="Rodriquez, "/><draw:frame text:anchor-type="paragraph" draw:z-index="2" draw:style-name="TLG-text" svg:width="2.55cm" svg:height="0.49cm" svg:x="0.62cm" svg:y="21.76cm"><draw:text-box> <text:p text:style-name="FTLG-Name"><text:span text:style-name="FTLG-Name">Rodriquez</text:span></text:p></draw:text-box>
</draw:frame>
<text:alphabetical-index-mark text:string-value="Romero, Ernest"/><draw:frame text:anchor-type="paragraph" draw:z-index="2" draw:style-name="TLG-text" svg:width="3.67cm" svg:height="0.49cm" svg:x="0.62cm" svg:y="22.37cm"><draw:text-box> <text:p text:style-name="FTLG-Name"><text:span text:style-name="FTLG-Name">Romero, Ernest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ubio, John III"/><draw:frame text:anchor-type="paragraph" draw:z-index="2" draw:style-name="TLG-text" svg:width="3.42cm" svg:height="0.49cm" svg:x="0.62cm" svg:y="2.62cm"><draw:text-box> <text:p text:style-name="FTLG-Name"><text:span text:style-name="FTLG-Name">Rubio, John III</text:span></text:p></draw:text-box>
</draw:frame>
<text:alphabetical-index-mark text:string-value="Schneider, "/><draw:frame text:anchor-type="paragraph" draw:z-index="2" draw:style-name="TLG-text" svg:width="2.52cm" svg:height="0.49cm" svg:x="0.62cm" svg:y="3.23cm"><draw:text-box> <text:p text:style-name="FTLG-Name"><text:span text:style-name="FTLG-Name">Schneider</text:span></text:p></draw:text-box>
</draw:frame>
<text:alphabetical-index-mark text:string-value="Schultz, John ( - 1860)"/><draw:frame text:anchor-type="paragraph" draw:z-index="2" draw:style-name="TLG-text" svg:width="3.21cm" svg:height="0.49cm" svg:x="0.62cm" svg:y="3.85cm"><draw:text-box> <text:p text:style-name="FTLG-Name"><text:span text:style-name="FTLG-Name">Schultz, John</text:span></text:p></draw:text-box>
</draw:frame>
<draw:polygon draw:style-name="TLG-solid" draw:layer="layout" draw:z-index="1" svg:x="15.354652cm" svg:y="3.852081cm" svg:viewBox="0 0 100 352" svg:width="0.1000cm" svg:height="0.3528cm" draw:points="50, 0 100, 176 50, 352 0, 176"/>
<text:alphabetical-index-mark text:string-value="Scott, Cheryl Lee"/><draw:frame text:anchor-type="paragraph" draw:z-index="2" draw:style-name="TLG-text" svg:width="3.98cm" svg:height="0.49cm" svg:x="0.62cm" svg:y="4.47cm"><draw:text-box> <text:p text:style-name="FTLG-Name"><text:span text:style-name="FTLG-Name">Scott, Cheryl Lee</text:span></text:p></draw:text-box>
</draw:frame>
<text:alphabetical-index-mark text:string-value="Shelton, Peter"/><draw:frame text:anchor-type="paragraph" draw:z-index="2" draw:style-name="TLG-text" svg:width="3.36cm" svg:height="0.49cm" svg:x="0.62cm" svg:y="5.09cm"><draw:text-box> <text:p text:style-name="FTLG-Name"><text:span text:style-name="FTLG-Name">Shelton, Peter</text:span></text:p></draw:text-box>
</draw:frame>
<text:alphabetical-index-mark text:string-value="St-Pierre, Joe"/><draw:frame text:anchor-type="paragraph" draw:z-index="2" draw:style-name="TLG-text" svg:width="3.26cm" svg:height="0.49cm" svg:x="0.62cm" svg:y="5.70cm"><draw:text-box> <text:p text:style-name="FTLG-Name"><text:span text:style-name="FTLG-Name">St-Pierre, Joe</text:span></text:p></draw:text-box>
</draw:frame>
<text:alphabetical-index-mark text:string-value="Terry, J."/><draw:frame text:anchor-type="paragraph" draw:z-index="2" draw:style-name="TLG-text" svg:width="2.14cm" svg:height="0.49cm" svg:x="0.62cm" svg:y="6.32cm"><draw:text-box> <text:p text:style-name="FTLG-Name"><text:span text:style-name="FTLG-Name">Terry, J.</text:span></text:p></draw:text-box>
</draw:frame>
<text:alphabetical-index-mark text:string-value="Thompson, Bridget ( - )"/><draw:frame text:anchor-type="paragraph" draw:z-index="2" draw:style-name="TLG-text" svg:width="4.33cm" svg:height="0.49cm" svg:x="0.62cm" svg:y="6.94cm"><draw:text-box> <text:p text:style-name="FTLG-Name"><text:span text:style-name="FTLG-Name">Thompson, Bridget</text:span></text:p></draw:text-box>
</draw:frame>
<text:alphabetical-index-mark text:string-value="Thomsen, new"/><draw:frame text:anchor-type="paragraph" draw:z-index="2" draw:style-name="TLG-text" svg:width="3.47cm" svg:height="0.49cm" svg:x="0.62cm" svg:y="7.56cm"><draw:text-box> <text:p text:style-name="FTLG-Name"><text:span text:style-name="FTLG-Name">Thomsen, new</text:span></text:p></draw:text-box>
</draw:frame>
<text:alphabetical-index-mark text:string-value="Thomsen, new"/><draw:frame text:anchor-type="paragraph" draw:z-index="2" draw:style-name="TLG-text" svg:width="3.47cm" svg:height="0.49cm" svg:x="0.62cm" svg:y="8.17cm"><draw:text-box> <text:p text:style-name="FTLG-Name"><text:span text:style-name="FTLG-Name">Thomsen, new</text:span></text:p></draw:text-box>
</draw:frame>
<text:alphabetical-index-mark text:string-value="Thomsen, new"/><draw:frame text:anchor-type="paragraph" draw:z-index="2" draw:style-name="TLG-text" svg:width="3.47cm" svg:height="0.49cm" svg:x="0.62cm" svg:y="8.79cm"><draw:text-box> <text:p text:style-name="FTLG-Name"><text:span text:style-name="FTLG-Name">Thomsen, new</text:span></text:p></draw:text-box>
</draw:frame>
<text:alphabetical-index-mark text:string-value="Thornton, Philip"/><draw:frame text:anchor-type="paragraph" draw:z-index="2" draw:style-name="TLG-text" svg:width="3.67cm" svg:height="0.49cm" svg:x="0.62cm" svg:y="9.41cm"><draw:text-box> <text:p text:style-name="FTLG-Name"><text:span text:style-name="FTLG-Name">Thornton, Philip</text:span></text:p></draw:text-box>
</draw:frame>
<text:alphabetical-index-mark text:string-value="Todd, Hodges (  - 1699)"/><draw:frame text:anchor-type="paragraph" draw:z-index="2" draw:style-name="TLG-text" svg:width="3.34cm" svg:height="0.49cm" svg:x="0.62cm" svg:y="10.03cm"><draw:text-box> <text:p text:style-name="FTLG-Name"><text:span text:style-name="FTLG-Name">Todd, Hodges</text:span></text:p></draw:text-box>
</draw:frame>
<draw:polygon draw:style-name="TLG-solid" draw:layer="layout" draw:z-index="1" svg:x="14.658501cm" svg:y="10.025682cm" svg:viewBox="0 0 100 352" svg:width="0.1000cm" svg:height="0.3528cm" draw:points="50, 0 100, 176 50, 352 0, 176"/>
<text:alphabetical-index-mark text:string-value="Todd, John"/><draw:frame text:anchor-type="paragraph" draw:z-index="2" draw:style-name="TLG-text" svg:width="2.75cm" svg:height="0.49cm" svg:x="0.62cm" svg:y="10.64cm"><draw:text-box> <text:p text:style-name="FTLG-Name"><text:span text:style-name="FTLG-Name">Todd, John</text:span></text:p></draw:text-box>
</draw:frame>
<text:alphabetical-index-mark text:string-value="Todd, Olive"/><draw:frame text:anchor-type="paragraph" draw:z-index="2" draw:style-name="TLG-text" svg:width="2.80cm" svg:height="0.49cm" svg:x="0.62cm" svg:y="11.26cm"><draw:text-box> <text:p text:style-name="FTLG-Name"><text:span text:style-name="FTLG-Name">Todd, Olive</text:span></text:p></draw:text-box>
</draw:frame>
<text:alphabetical-index-mark text:string-value="Torres, "/><draw:frame text:anchor-type="paragraph" draw:z-index="2" draw:style-name="TLG-text" svg:width="1.78cm" svg:height="0.49cm" svg:x="0.62cm" svg:y="11.88cm"><draw:text-box> <text:p text:style-name="FTLG-Name"><text:span text:style-name="FTLG-Name">Torres</text:span></text:p></draw:text-box>
</draw:frame>
<text:alphabetical-index-mark text:string-value="Webb, Homer"/><draw:frame text:anchor-type="paragraph" draw:z-index="2" draw:style-name="TLG-text" svg:width="3.29cm" svg:height="0.49cm" svg:x="0.62cm" svg:y="12.50cm"><draw:text-box> <text:p text:style-name="FTLG-Name"><text:span text:style-name="FTLG-Name">Webb, Homer</text:span></text:p></draw:text-box>
</draw:frame>
<text:alphabetical-index-mark text:string-value="Webb, Robert"/><draw:frame text:anchor-type="paragraph" draw:z-index="2" draw:style-name="TLG-text" svg:width="3.29cm" svg:height="0.49cm" svg:x="0.62cm" svg:y="13.11cm"><draw:text-box> <text:p text:style-name="FTLG-Name"><text:span text:style-name="FTLG-Name">Webb, Robert</text:span></text:p></draw:text-box>
</draw:frame>
<text:alphabetical-index-mark text:string-value="Welch, Shirley"/><draw:frame text:anchor-type="paragraph" draw:z-index="2" draw:style-name="TLG-text" svg:width="3.39cm" svg:height="0.49cm" svg:x="0.62cm" svg:y="13.73cm"><draw:text-box> <text:p text:style-name="FTLG-Name"><text:span text:style-name="FTLG-Name">Welch, Shirley</text:span></text:p></draw:text-box>
</draw:frame>
<text:alphabetical-index-mark text:string-value="Wheeler, Don"/><draw:frame text:anchor-type="paragraph" draw:z-index="2" draw:style-name="TLG-text" svg:width="3.26cm" svg:height="0.49cm" svg:x="0.62cm" svg:y="14.35cm"><draw:text-box> <text:p text:style-name="FTLG-Name"><text:span text:style-name="FTLG-Name">Wheeler, Don</text:span></text:p></draw:text-box>
</draw:frame>
<text:alphabetical-index-mark text:string-value="White, "/><draw:frame text:anchor-type="paragraph" draw:z-index="2" draw:style-name="TLG-text" svg:width="1.63cm" svg:height="0.49cm" svg:x="0.62cm" svg:y="14.96cm"><draw:text-box> <text:p text:style-name="FTLG-Name"><text:span text:style-name="FTLG-Name">White</text:span></text:p></draw:text-box>
</draw:frame>
<text:alphabetical-index-mark text:string-value="Willis, Corey"/><draw:frame text:anchor-type="paragraph" draw:z-index="2" draw:style-name="TLG-text" svg:width="3.01cm" svg:height="0.49cm" svg:x="0.62cm" svg:y="15.58cm"><draw:text-box> <text:p text:style-name="FTLG-Name"><text:span text:style-name="FTLG-Name">Willis, Corey</text:span></text:p></draw:text-box>
</draw:frame>
<text:alphabetical-index-mark text:string-value="Wiśniewski, D."/><draw:frame text:anchor-type="paragraph" draw:z-index="2" draw:style-name="TLG-text" svg:width="3.47cm" svg:height="0.49cm" svg:x="0.62cm" svg:y="16.20cm"><draw:text-box> <text:p text:style-name="FTLG-Name"><text:span text:style-name="FTLG-Name">Wiśniewski, D.</text:span></text:p></draw:text-box>
</draw:frame>
<text:alphabetical-index-mark text:string-value="Wong, "/><draw:frame text:anchor-type="paragraph" draw:z-index="2" draw:style-name="TLG-text" svg:width="1.66cm" svg:height="0.49cm" svg:x="0.62cm" svg:y="16.82cm"><draw:text-box> <text:p text:style-name="FTLG-Name"><text:span text:style-name="FTLG-Name">Wong</text:span></text:p></draw:text-box>
</draw:frame>
<text:alphabetical-index-mark text:string-value="Wood, Peter"/><draw:frame text:anchor-type="paragraph" draw:z-index="2" draw:style-name="TLG-text" svg:width="3.01cm" svg:height="0.49cm" svg:x="0.62cm" svg:y="17.43cm"><draw:text-box> <text:p text:style-name="FTLG-Name"><text:span text:style-name="FTLG-Name">Wood, Peter</text:span></text:p></draw:text-box>
</draw:frame>
<text:alphabetical-index-mark text:string-value="Young, Mr."/><draw:frame text:anchor-type="paragraph" draw:z-index="2" draw:style-name="TLG-text" svg:width="2.70cm" svg:height="0.49cm" svg:x="0.62cm" svg:y="18.05cm"><draw:text-box> <text:p text:style-name="FTLG-Name"><text:span text:style-name="FTLG-Name">Young, Mr.</text:span></text:p></draw:text-box>
</draw:frame>
<text:alphabetical-index-mark text:string-value="Давыдов, "/><draw:frame text:anchor-type="paragraph" draw:z-index="2" draw:style-name="TLG-text" svg:width="2.24cm" svg:height="0.49cm" svg:x="0.62cm" svg:y="18.67cm"><draw:text-box> <text:p text:style-name="FTLG-Name"><text:span text:style-name="FTLG-Name">Давыдов</text:span></text:p></draw:text-box>
</draw:frame>
<text:alphabetical-index-mark text:string-value="Дмитриев, George ( - )"/><draw:frame text:anchor-type="paragraph" draw:z-index="2" draw:style-name="TLG-text" svg:width="4.28cm" svg:height="0.49cm" svg:x="0.62cm" svg:y="19.29cm"><draw:text-box> <text:p text:style-name="FTLG-Name"><text:span text:style-name="FTLG-Name">Дмитриев, George</text:span></text:p></draw:text-box>
</draw:frame>
<text:alphabetical-index-mark text:string-value="Жуков, Scott ( -  )"/><draw:frame text:anchor-type="paragraph" draw:z-index="2" draw:style-name="TLG-text" svg:width="3.03cm" svg:height="0.49cm" svg:x="0.62cm" svg:y="19.90cm"><draw:text-box> <text:p text:style-name="FTLG-Name"><text:span text:style-name="FTLG-Name">Жуков, Scott</text:span></text:p></draw:text-box>
</draw:frame>
<text:alphabetical-index-mark text:string-value="Зайцев, Ruth L."/><draw:frame text:anchor-type="paragraph" draw:z-index="2" draw:style-name="TLG-text" svg:width="3.72cm" svg:height="0.49cm" svg:x="0.62cm" svg:y="20.52cm"><draw:text-box> <text:p text:style-name="FTLG-Name"><text:span text:style-name="FTLG-Name">Зайцев, Ruth L.</text:span></text:p></draw:text-box>
</draw:frame>
<text:alphabetical-index-mark text:string-value="Зыков, ??????? ( -  )"/><draw:frame text:anchor-type="paragraph" draw:z-index="2" draw:style-name="TLG-text" svg:width="3.77cm" svg:height="0.49cm" svg:x="0.62cm" svg:y="21.14cm"><draw:text-box> <text:p text:style-name="FTLG-Name"><text:span text:style-name="FTLG-Name">Зыков, ???????</text:span></text:p></draw:text-box>
</draw:frame>
<text:alphabetical-index-mark text:string-value="Злобин, Col. Joseph ( - 1771)"/><draw:frame text:anchor-type="paragraph" draw:z-index="2" draw:style-name="TLG-text" svg:width="4.66cm" svg:height="0.49cm" svg:x="0.62cm" svg:y="21.76cm"><draw:text-box> <text:p text:style-name="FTLG-Name"><text:span text:style-name="FTLG-Name">Злобин, Col. Joseph</text:span></text:p></draw:text-box>
</draw:frame>
<draw:polygon draw:style-name="TLG-solid" draw:layer="layout" draw:z-index="1" svg:x="14.969823cm" svg:y="21.755525cm" svg:viewBox="0 0 100 352" svg:width="0.1000cm" svg:height="0.3528cm" draw:points="50, 0 100, 176 50, 352 0, 176"/>
<text:alphabetical-index-mark text:string-value="Беляев, "/><draw:frame text:anchor-type="paragraph" draw:z-index="2" draw:style-name="TLG-text" svg:width="1.99cm" svg:height="0.49cm" svg:x="0.62cm" svg:y="22.37cm"><draw:text-box> <text:p text:style-name="FTLG-Name"><text:span text:style-name="FTLG-Name">Беляев</text:span></text:p></draw:text-box>
</draw:fram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Богданов, Dr. Brent"/><draw:frame text:anchor-type="paragraph" draw:z-index="2" draw:style-name="TLG-text" svg:width="4.59cm" svg:height="0.49cm" svg:x="0.62cm" svg:y="2.62cm"><draw:text-box> <text:p text:style-name="FTLG-Name"><text:span text:style-name="FTLG-Name">Богданов, Dr. Brent</text:span></text:p></draw:text-box>
</draw:frame>
<text:alphabetical-index-mark text:string-value="Борисов, "/><draw:frame text:anchor-type="paragraph" draw:z-index="2" draw:style-name="TLG-text" svg:width="2.24cm" svg:height="0.49cm" svg:x="0.62cm" svg:y="3.23cm"><draw:text-box> <text:p text:style-name="FTLG-Name"><text:span text:style-name="FTLG-Name">Борисов</text:span></text:p></draw:text-box>
</draw:frame>
<text:alphabetical-index-mark text:string-value="Быков, Bettie"/><draw:frame text:anchor-type="paragraph" draw:z-index="2" draw:style-name="TLG-text" svg:width="3.16cm" svg:height="0.49cm" svg:x="0.62cm" svg:y="3.85cm"><draw:text-box> <text:p text:style-name="FTLG-Name"><text:span text:style-name="FTLG-Name">Быков, Bettie</text:span></text:p></draw:text-box>
</draw:frame>
<text:alphabetical-index-mark text:string-value="Быков, Herod"/><draw:frame text:anchor-type="paragraph" draw:z-index="2" draw:style-name="TLG-text" svg:width="3.24cm" svg:height="0.49cm" svg:x="0.62cm" svg:y="4.47cm"><draw:text-box> <text:p text:style-name="FTLG-Name"><text:span text:style-name="FTLG-Name">Быков, Herod</text:span></text:p></draw:text-box>
</draw:frame>
<text:alphabetical-index-mark text:string-value="Власов, John"/><draw:frame text:anchor-type="paragraph" draw:z-index="2" draw:style-name="TLG-text" svg:width="3.24cm" svg:height="0.49cm" svg:x="0.62cm" svg:y="5.09cm"><draw:text-box> <text:p text:style-name="FTLG-Name"><text:span text:style-name="FTLG-Name">Власов, John</text:span></text:p></draw:text-box>
</draw:frame>
<text:alphabetical-index-mark text:string-value="Мартынов, "/><draw:frame text:anchor-type="paragraph" draw:z-index="2" draw:style-name="TLG-text" svg:width="2.50cm" svg:height="0.49cm" svg:x="0.62cm" svg:y="5.70cm"><draw:text-box> <text:p text:style-name="FTLG-Name"><text:span text:style-name="FTLG-Name">Мартынов</text:span></text:p></draw:text-box>
</draw:frame>
<text:alphabetical-index-mark text:string-value="Макаров, Joseph ( -  )"/><draw:frame text:anchor-type="paragraph" draw:z-index="2" draw:style-name="TLG-text" svg:width="3.98cm" svg:height="0.49cm" svg:x="0.62cm" svg:y="6.32cm"><draw:text-box> <text:p text:style-name="FTLG-Name"><text:span text:style-name="FTLG-Name">Макаров, Joseph</text:span></text:p></draw:text-box>
</draw:frame>
<text:alphabetical-index-mark text:string-value="Максимов, "/><draw:frame text:anchor-type="paragraph" draw:z-index="2" draw:style-name="TLG-text" svg:width="2.50cm" svg:height="0.49cm" svg:x="0.62cm" svg:y="6.94cm"><draw:text-box> <text:p text:style-name="FTLG-Name"><text:span text:style-name="FTLG-Name">Максимов</text:span></text:p></draw:text-box>
</draw:frame>
<text:alphabetical-index-mark text:string-value="Максимов, George"/><draw:frame text:anchor-type="paragraph" draw:z-index="2" draw:style-name="TLG-text" svg:width="4.28cm" svg:height="0.49cm" svg:x="0.62cm" svg:y="7.56cm"><draw:text-box> <text:p text:style-name="FTLG-Name"><text:span text:style-name="FTLG-Name">Максимов, George</text:span></text:p></draw:text-box>
</draw:frame>
<text:alphabetical-index-mark text:string-value="Никифоров, "/><draw:frame text:anchor-type="paragraph" draw:z-index="2" draw:style-name="TLG-text" svg:width="2.75cm" svg:height="0.49cm" svg:x="0.62cm" svg:y="8.17cm"><draw:text-box> <text:p text:style-name="FTLG-Name"><text:span text:style-name="FTLG-Name">Никифоров</text:span></text:p></draw:text-box>
</draw:frame>
<text:alphabetical-index-mark text:string-value="Николаев, Veltin"/><draw:frame text:anchor-type="paragraph" draw:z-index="2" draw:style-name="TLG-text" svg:width="3.90cm" svg:height="0.49cm" svg:x="0.62cm" svg:y="8.79cm"><draw:text-box> <text:p text:style-name="FTLG-Name"><text:span text:style-name="FTLG-Name">Николаев, Veltin</text:span></text:p></draw:text-box>
</draw:frame>
<text:alphabetical-index-mark text:string-value="Павлов, Reuben"/><draw:frame text:anchor-type="paragraph" draw:z-index="2" draw:style-name="TLG-text" svg:width="3.85cm" svg:height="0.49cm" svg:x="0.62cm" svg:y="9.41cm"><draw:text-box> <text:p text:style-name="FTLG-Name"><text:span text:style-name="FTLG-Name">Павлов, Reuben</text:span></text:p></draw:text-box>
</draw:frame>
<text:alphabetical-index-mark text:string-value="Попов, ???????"/><draw:frame text:anchor-type="paragraph" draw:z-index="2" draw:style-name="TLG-text" svg:width="3.77cm" svg:height="0.49cm" svg:x="0.62cm" svg:y="10.03cm"><draw:text-box> <text:p text:style-name="FTLG-Name"><text:span text:style-name="FTLG-Name">Попов, ???????</text:span></text:p></draw:text-box>
</draw:frame>
<text:alphabetical-index-mark text:string-value="Романов, John"/><draw:frame text:anchor-type="paragraph" draw:z-index="2" draw:style-name="TLG-text" svg:width="3.49cm" svg:height="0.49cm" svg:x="0.62cm" svg:y="10.64cm"><draw:text-box> <text:p text:style-name="FTLG-Name"><text:span text:style-name="FTLG-Name">Романов, John</text:span></text:p></draw:text-box>
</draw:frame>
<text:alphabetical-index-mark text:string-value="Сергеев, Dennis"/><draw:frame text:anchor-type="paragraph" draw:z-index="2" draw:style-name="TLG-text" svg:width="3.93cm" svg:height="0.49cm" svg:x="0.62cm" svg:y="11.26cm"><draw:text-box> <text:p text:style-name="FTLG-Name"><text:span text:style-name="FTLG-Name">Сергеев, Dennis</text:span></text:p></draw:text-box>
</draw:frame>
<text:alphabetical-index-mark text:string-value="Сорокин, Holly Ruth"/><draw:frame text:anchor-type="paragraph" draw:z-index="2" draw:style-name="TLG-text" svg:width="4.61cm" svg:height="0.49cm" svg:x="0.62cm" svg:y="11.88cm"><draw:text-box> <text:p text:style-name="FTLG-Name"><text:span text:style-name="FTLG-Name">Сорокин, Holly Ruth</text:span></text:p></draw:text-box>
</draw:frame>
<text:alphabetical-index-mark text:string-value="Сорокин, Robert"/><draw:frame text:anchor-type="paragraph" draw:z-index="2" draw:style-name="TLG-text" svg:width="3.87cm" svg:height="0.49cm" svg:x="0.62cm" svg:y="12.50cm"><draw:text-box> <text:p text:style-name="FTLG-Name"><text:span text:style-name="FTLG-Name">Сорокин, Robert</text:span></text:p></draw:text-box>
</draw:frame>
<text:alphabetical-index-mark text:string-value="Соколов, Louise"/><draw:frame text:anchor-type="paragraph" draw:z-index="2" draw:style-name="TLG-text" svg:width="3.85cm" svg:height="0.49cm" svg:x="0.62cm" svg:y="13.11cm"><draw:text-box> <text:p text:style-name="FTLG-Name"><text:span text:style-name="FTLG-Name">Соколов, Louise</text:span></text:p></draw:text-box>
</draw:frame>
<text:alphabetical-index-mark text:string-value="Тихонов, John ( -  )"/><draw:frame text:anchor-type="paragraph" draw:z-index="2" draw:style-name="TLG-text" svg:width="3.49cm" svg:height="0.49cm" svg:x="0.62cm" svg:y="13.73cm"><draw:text-box> <text:p text:style-name="FTLG-Name"><text:span text:style-name="FTLG-Name">Тихонов, John</text:span></text:p></draw:text-box>
</draw:frame>
<text:alphabetical-index-mark text:string-value="Тихонов, Miles? ( - )"/><draw:frame text:anchor-type="paragraph" draw:z-index="2" draw:style-name="TLG-text" svg:width="3.82cm" svg:height="0.49cm" svg:x="0.62cm" svg:y="14.35cm"><draw:text-box> <text:p text:style-name="FTLG-Name"><text:span text:style-name="FTLG-Name">Тихонов, Miles?</text:span></text:p></draw:text-box>
</draw:frame>
<text:alphabetical-index-mark text:string-value="Тихонов, Myles ( -  )"/><draw:frame text:anchor-type="paragraph" draw:z-index="2" draw:style-name="TLG-text" svg:width="3.70cm" svg:height="0.49cm" svg:x="0.62cm" svg:y="14.96cm"><draw:text-box> <text:p text:style-name="FTLG-Name"><text:span text:style-name="FTLG-Name">Тихонов, Myles</text:span></text:p></draw:text-box>
</draw:frame>
<text:alphabetical-index-mark text:string-value="Тарасов, Simon"/><draw:frame text:anchor-type="paragraph" draw:z-index="2" draw:style-name="TLG-text" svg:width="3.80cm" svg:height="0.49cm" svg:x="0.62cm" svg:y="15.58cm"><draw:text-box> <text:p text:style-name="FTLG-Name"><text:span text:style-name="FTLG-Name">Тарасов, Simon</text:span></text:p></draw:text-box>
</draw:frame>
<text:alphabetical-index-mark text:string-value="Федоров, "/><draw:frame text:anchor-type="paragraph" draw:z-index="2" draw:style-name="TLG-text" svg:width="2.24cm" svg:height="0.49cm" svg:x="0.62cm" svg:y="16.20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6.82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7.43cm"><draw:text-box> <text:p text:style-name="FTLG-Name"><text:span text:style-name="FTLG-Name">Федоров</text:span></text:p></draw:text-box>
</draw:frame>
<text:alphabetical-index-mark text:string-value="Федоров, "/><draw:frame text:anchor-type="paragraph" draw:z-index="2" draw:style-name="TLG-text" svg:width="2.24cm" svg:height="0.49cm" svg:x="0.62cm" svg:y="18.05cm"><draw:text-box> <text:p text:style-name="FTLG-Name"><text:span text:style-name="FTLG-Name">Федоров</text:span></text:p></draw:text-box>
</draw:frame>
<text:alphabetical-index-mark text:string-value="Лебедев, Trustum ( -  )"/><draw:frame text:anchor-type="paragraph" draw:z-index="2" draw:style-name="TLG-text" svg:width="4.18cm" svg:height="0.49cm" svg:x="0.62cm" svg:y="18.67cm"><draw:text-box> <text:p text:style-name="FTLG-Name"><text:span text:style-name="FTLG-Name">Лебедев, Trustum</text:span></text:p></draw:text-box>
</draw:frame>
<text:alphabetical-index-mark text:string-value="Логинов, Guy"/><draw:frame text:anchor-type="paragraph" draw:z-index="2" draw:style-name="TLG-text" svg:width="3.34cm" svg:height="0.49cm" svg:x="0.62cm" svg:y="19.29cm"><draw:text-box> <text:p text:style-name="FTLG-Name"><text:span text:style-name="FTLG-Name">Логинов, Guy</text:span></text:p></draw:text-box>
</draw:frame>
<text:alphabetical-index-mark text:string-value="小林, Mr."/><draw:frame text:anchor-type="paragraph" draw:z-index="2" draw:style-name="TLG-text" svg:width="1.89cm" svg:height="0.49cm" svg:x="0.62cm" svg:y="19.90cm"><draw:text-box> <text:p text:style-name="FTLG-Name"><text:span text:style-name="FTLG-Name">小林, Mr.</text:span></text:p></draw:text-box>
</draw:frame>
<text:alphabetical-index-mark text:string-value="鈴木, Robert B."/><draw:frame text:anchor-type="paragraph" draw:z-index="2" draw:style-name="TLG-text" svg:width="3.16cm" svg:height="0.49cm" svg:x="0.62cm" svg:y="20.52cm"><draw:text-box> <text:p text:style-name="FTLG-Name"><text:span text:style-name="FTLG-Name">鈴木, Robert B.</text:span></text:p></draw:text-box>
</draw:frame>
<text:alphabetical-index-mark text:string-value="Яковлев, Everett"/><draw:frame text:anchor-type="paragraph" draw:z-index="2" draw:style-name="TLG-text" svg:width="3.95cm" svg:height="0.49cm" svg:x="0.62cm" svg:y="21.14cm"><draw:text-box> <text:p text:style-name="FTLG-Name"><text:span text:style-name="FTLG-Name">Яковлев, Everett</text:span></text:p></draw:text-box>
</draw:frame>
<text:alphabetical-index-mark text:string-value="Яковлев, George"/><draw:frame text:anchor-type="paragraph" draw:z-index="2" draw:style-name="TLG-text" svg:width="4.03cm" svg:height="0.49cm" svg:x="0.62cm" svg:y="21.76cm"><draw:text-box> <text:p text:style-name="FTLG-Name"><text:span text:style-name="FTLG-Name">Яковлев, George</text:span></text:p></draw:text-box>
</draw:frame>
<text:alphabetical-index-mark text:string-value="Черкашин, Louis (  - 1928)"/><draw:frame text:anchor-type="paragraph" draw:z-index="2" draw:style-name="TLG-text" svg:width="3.85cm" svg:height="0.49cm" svg:x="0.62cm" svg:y="22.37cm"><draw:text-box> <text:p text:style-name="FTLG-Name"><text:span text:style-name="FTLG-Name">Черкашин, Louis</text:span></text:p></draw:text-box>
</draw:frame>
<draw:polygon draw:style-name="TLG-solid" draw:layer="layout" draw:z-index="1" svg:x="15.648678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Черкашин, Merritt"/><draw:frame text:anchor-type="paragraph" draw:z-index="2" draw:style-name="TLG-text" svg:width="4.05cm" svg:height="0.49cm" svg:x="0.62cm" svg:y="2.62cm"><draw:text-box> <text:p text:style-name="FTLG-Name"><text:span text:style-name="FTLG-Name">Черкашин, Merritt</text:span></text:p></draw:text-box>
</draw:frame>
<text:alphabetical-index-mark text:string-value=", القاسم"/><draw:frame text:anchor-type="paragraph" draw:z-index="2" draw:style-name="TLG-text" svg:width="2.24cm" svg:height="0.49cm" svg:x="0.62cm" svg:y="3.23cm"><draw:text-box> <text:p text:style-name="FTLG-Name"><text:span text:style-name="FTLG-Name">, القاسم</text:span></text:p></draw:text-box>
</draw:frame>
<text:alphabetical-index-mark text:string-value="الفضل, العباسة (  - 234 (Islamique))"/><draw:frame text:anchor-type="paragraph" draw:z-index="2" draw:style-name="TLG-text" svg:width="3.77cm" svg:height="0.49cm" svg:x="0.62cm" svg:y="3.85cm"><draw:text-box> <text:p text:style-name="FTLG-Name"><text:span text:style-name="FTLG-Name">الفضل, العباسة</text:span></text:p></draw:text-box>
</draw:frame>
<draw:polygon draw:style-name="TLG-solid" draw:layer="layout" draw:z-index="1" svg:x="10.978848cm" svg:y="3.852081cm" svg:viewBox="0 0 100 352" svg:width="0.1000cm" svg:height="0.3528cm" draw:points="50, 0 100, 176 50, 352 0, 176"/>
<text:alphabetical-index-mark text:string-value=", أم كلثوم"/><draw:frame text:anchor-type="paragraph" draw:z-index="2" draw:style-name="TLG-text" svg:width="2.63cm" svg:height="0.49cm" svg:x="0.62cm" svg:y="4.47cm"><draw:text-box> <text:p text:style-name="FTLG-Name"><text:span text:style-name="FTLG-Name">, أم كلثوم</text:span></text:p></draw:text-box>
</draw:frame>
<text:alphabetical-index-mark text:string-value=", ريحانة"/><draw:frame text:anchor-type="paragraph" draw:z-index="2" draw:style-name="TLG-text" svg:width="2.24cm" svg:height="0.49cm" svg:x="0.62cm" svg:y="5.09cm"><draw:text-box> <text:p text:style-name="FTLG-Name"><text:span text:style-name="FTLG-Name">, ريحانة</text:span></text:p></draw:text-box>
</draw:frame>
<text:alphabetical-index-mark text:string-value=", عائشة"/><draw:frame text:anchor-type="paragraph" draw:z-index="2" draw:style-name="TLG-text" svg:width="1.99cm" svg:height="0.49cm" svg:x="0.62cm" svg:y="5.70cm"><draw:text-box> <text:p text:style-name="FTLG-Name"><text:span text:style-name="FTLG-Name">, عائشة</text:span></text:p></draw:text-box>
</draw:frame>
<text:alphabetical-index-mark text:string-value=", عبد الله"/><draw:frame text:anchor-type="paragraph" draw:z-index="2" draw:style-name="TLG-text" svg:width="2.63cm" svg:height="0.49cm" svg:x="0.62cm" svg:y="6.32cm"><draw:text-box> <text:p text:style-name="FTLG-Name"><text:span text:style-name="FTLG-Name">, عبد الله</text:span></text:p></draw:text-box>
</draw:frame>
<text:alphabetical-index-mark text:string-value=", خديجة"/><draw:frame text:anchor-type="paragraph" draw:z-index="2" draw:style-name="TLG-text" svg:width="1.99cm" svg:height="0.49cm" svg:x="0.62cm" svg:y="6.94cm"><draw:text-box> <text:p text:style-name="FTLG-Name"><text:span text:style-name="FTLG-Name">, خديجة</text:span></text:p></draw:text-box>
</draw:frame>
<text:alphabetical-index-mark text:string-value="บุญ, Foon (  - estimée vers 1850)"/><draw:frame text:anchor-type="paragraph" draw:z-index="2" draw:style-name="TLG-text" svg:width="2.52cm" svg:height="0.49cm" svg:x="0.62cm" svg:y="7.56cm"><draw:text-box> <text:p text:style-name="FTLG-Name"><text:span text:style-name="FTLG-Name">บุญ, Foon</text:span></text:p></draw:text-box>
</draw:frame>
<draw:polygon draw:style-name="TLG-solid" draw:layer="layout" draw:z-index="1" svg:x="15.311412cm" svg:y="7.556242cm" svg:viewBox="0 0 100 352" svg:width="0.1000cm" svg:height="0.3528cm" draw:points="50, 0 100, 176 50, 352 0, 176"/>
<text:alphabetical-index-mark text:string-value="Blanco, Rufus (20 - 1866-11-04)"/><draw:frame text:anchor-type="paragraph" draw:z-index="2" draw:style-name="TLG-text" svg:width="3.31cm" svg:height="0.49cm" svg:x="0.62cm" svg:y="8.17cm"><draw:text-box> <text:p text:style-name="FTLG-Name"><text:span text:style-name="FTLG-Name">Blanco, Rufus</text:span></text:p></draw:text-box>
</draw:frame>
<draw:polygon draw:style-name="TLG-line" draw:layer="layout" draw:z-index="1" svg:x="7.398645cm" svg:y="8.173602cm" svg:viewBox="0 0 99 352" svg:width="0.1000cm" svg:height="0.3528cm" draw:points="49, 0 99, 176 49, 352 0, 176"/>
<draw:polygon draw:style-name="TLG-solid" draw:layer="layout" draw:z-index="1" svg:x="15.380595cm" svg:y="8.173602cm" svg:viewBox="0 0 100 352" svg:width="0.1000cm" svg:height="0.3528cm" draw:points="50, 0 100, 176 50, 352 0, 176"/>
<draw:line text:anchor-type="paragraph" draw:z-index="3" draw:style-name="open" svg:x1="7.50cm" svg:y1="8.35cm" svg:x2="15.38cm" svg:y2="8.35cm"><text:p/>
</draw:line>
<text:alphabetical-index-mark text:string-value="Morris, Cyrus (20 - 1852-08-10)"/><draw:frame text:anchor-type="paragraph" draw:z-index="2" draw:style-name="TLG-text" svg:width="3.18cm" svg:height="0.49cm" svg:x="0.62cm" svg:y="8.79cm"><draw:text-box> <text:p text:style-name="FTLG-Name"><text:span text:style-name="FTLG-Name">Morris, Cyrus</text:span></text:p></draw:text-box>
</draw:frame>
<draw:polygon draw:style-name="TLG-line" draw:layer="layout" draw:z-index="1" svg:x="7.398645cm" svg:y="8.790962cm" svg:viewBox="0 0 99 352" svg:width="0.1000cm" svg:height="0.3528cm" draw:points="49, 0 99, 176 49, 352 0, 176"/>
<draw:polygon draw:style-name="TLG-solid" draw:layer="layout" draw:z-index="1" svg:x="15.320060cm" svg:y="8.790962cm" svg:viewBox="0 0 100 352" svg:width="0.1000cm" svg:height="0.3528cm" draw:points="50, 0 100, 176 50, 352 0, 176"/>
<draw:line text:anchor-type="paragraph" draw:z-index="3" draw:style-name="open" svg:x1="7.50cm" svg:y1="8.97cm" svg:x2="15.32cm" svg:y2="8.97cm"><text:p/>
</draw:line>
<text:alphabetical-index-mark text:string-value=", محمد (570-04-19 - 632-06-08)"/><draw:frame text:anchor-type="paragraph" draw:z-index="2" draw:style-name="TLG-text" svg:width="1.73cm" svg:height="0.49cm" svg:x="0.62cm" svg:y="9.41cm"><draw:text-box> <text:p text:style-name="FTLG-Name"><text:span text:style-name="FTLG-Name">, محمد</text:span></text:p></draw:text-box>
</draw:frame>
<draw:polygon draw:style-name="TLG-line" draw:layer="layout" draw:z-index="1" svg:x="9.776799cm" svg:y="9.408322cm" svg:viewBox="0 0 100 352" svg:width="0.1000cm" svg:height="0.3528cm" draw:points="50, 0 100, 176 50, 352 0, 176"/>
<draw:polygon draw:style-name="TLG-solid" draw:layer="layout" draw:z-index="1" svg:x="10.044882cm" svg:y="9.408322cm" svg:viewBox="0 0 100 352" svg:width="0.1000cm" svg:height="0.3528cm" draw:points="50, 0 100, 176 50, 352 0, 176"/>
<draw:line text:anchor-type="paragraph" draw:z-index="3" draw:style-name="open" svg:x1="9.88cm" svg:y1="9.58cm" svg:x2="10.04cm" svg:y2="9.58cm"><text:p/>
</draw:line>
<text:alphabetical-index-mark text:string-value=", أحمد (164-03-00 (Islamique) - 241-03-12 (Islamique))"/><draw:frame text:anchor-type="paragraph" draw:z-index="2" draw:style-name="TLG-text" svg:width="1.73cm" svg:height="0.49cm" svg:x="0.62cm" svg:y="10.03cm"><draw:text-box> <text:p text:style-name="FTLG-Name"><text:span text:style-name="FTLG-Name">, أحمد</text:span></text:p></draw:text-box>
</draw:frame>
<draw:polygon draw:style-name="TLG-line" draw:layer="layout" draw:z-index="1" svg:x="10.684821cm" svg:y="10.025682cm" svg:viewBox="0 0 100 352" svg:width="0.1000cm" svg:height="0.3528cm" draw:points="50, 0 100, 176 50, 352 0, 176"/>
<draw:polygon draw:style-name="TLG-solid" draw:layer="layout" draw:z-index="1" svg:x="11.009115cm" svg:y="10.025682cm" svg:viewBox="0 0 100 352" svg:width="0.1000cm" svg:height="0.3528cm" draw:points="50, 0 100, 176 50, 352 0, 176"/>
<draw:line text:anchor-type="paragraph" draw:z-index="3" draw:style-name="open" svg:x1="10.78cm" svg:y1="10.20cm" svg:x2="11.01cm" svg:y2="10.20cm"><text:p/>
</draw:line>
<text:alphabetical-index-mark text:string-value=", صالح (203 (Islamique) -  )"/><draw:frame text:anchor-type="paragraph" draw:z-index="2" draw:style-name="TLG-text" svg:width="1.73cm" svg:height="0.49cm" svg:x="0.62cm" svg:y="10.64cm"><draw:text-box> <text:p text:style-name="FTLG-Name"><text:span text:style-name="FTLG-Name">, صالح</text:span></text:p></draw:text-box>
</draw:frame>
<draw:polygon draw:style-name="TLG-line" draw:layer="layout" draw:z-index="1" svg:x="10.849130cm" svg:y="10.643042cm" svg:viewBox="0 0 100 352" svg:width="0.1000cm" svg:height="0.3528cm" draw:points="50, 0 100, 176 50, 352 0, 176"/>
<text:alphabetical-index-mark text:string-value=", عبد الله (213 (Islamique) - 290 (Islamique))"/><draw:frame text:anchor-type="paragraph" draw:z-index="2" draw:style-name="TLG-text" svg:width="2.63cm" svg:height="0.49cm" svg:x="0.62cm" svg:y="11.26cm"><draw:text-box> <text:p text:style-name="FTLG-Name"><text:span text:style-name="FTLG-Name">, عبد الله</text:span></text:p></draw:text-box>
</draw:frame>
<draw:polygon draw:style-name="TLG-line" draw:layer="layout" draw:z-index="1" svg:x="10.892369cm" svg:y="11.260403cm" svg:viewBox="0 0 100 352" svg:width="0.1000cm" svg:height="0.3528cm" draw:points="50, 0 100, 176 50, 352 0, 176"/>
<draw:polygon draw:style-name="TLG-solid" draw:layer="layout" draw:z-index="1" svg:x="11.212339cm" svg:y="11.260403cm" svg:viewBox="0 0 100 352" svg:width="0.1000cm" svg:height="0.3528cm" draw:points="50, 0 100, 176 50, 352 0, 176"/>
<draw:line text:anchor-type="paragraph" draw:z-index="3" draw:style-name="open" svg:x1="10.99cm" svg:y1="11.44cm" svg:x2="11.21cm" svg:y2="11.44cm"><text:p/>
</draw:line>
<text:alphabetical-index-mark text:string-value="Смирнов, Eudo (1014 -  )"/><draw:frame text:anchor-type="paragraph" draw:z-index="2" draw:style-name="TLG-text" svg:width="3.57cm" svg:height="0.49cm" svg:x="0.62cm" svg:y="11.88cm"><draw:text-box> <text:p text:style-name="FTLG-Name"><text:span text:style-name="FTLG-Name">Смирнов, Eudo</text:span></text:p></draw:text-box>
</draw:frame>
<draw:polygon draw:style-name="TLG-line" draw:layer="layout" draw:z-index="1" svg:x="11.696618cm" svg:y="11.877763cm" svg:viewBox="0 0 100 352" svg:width="0.1000cm" svg:height="0.3528cm" draw:points="50, 0 100, 176 50, 352 0, 176"/>
<text:alphabetical-index-mark text:string-value="Rios, Agnes (1018 -  )"/><draw:frame text:anchor-type="paragraph" draw:z-index="2" draw:style-name="TLG-text" svg:width="2.93cm" svg:height="0.49cm" svg:x="0.62cm" svg:y="12.50cm"><draw:text-box> <text:p text:style-name="FTLG-Name"><text:span text:style-name="FTLG-Name">Rios, Agnes</text:span></text:p></draw:text-box>
</draw:frame>
<draw:polygon draw:style-name="TLG-line" draw:layer="layout" draw:z-index="1" svg:x="11.713914cm" svg:y="12.495123cm" svg:viewBox="0 0 100 352" svg:width="0.1000cm" svg:height="0.3528cm" draw:points="50, 0 100, 176 50, 352 0, 176"/>
<text:alphabetical-index-mark text:string-value="Gray, Beatrix (1050 - 1112)"/><draw:frame text:anchor-type="paragraph" draw:z-index="2" draw:style-name="TLG-text" svg:width="3.13cm" svg:height="0.49cm" svg:x="0.62cm" svg:y="13.11cm"><draw:text-box> <text:p text:style-name="FTLG-Name"><text:span text:style-name="FTLG-Name">Gray, Beatrix</text:span></text:p></draw:text-box>
</draw:frame>
<draw:polygon draw:style-name="TLG-line" draw:layer="layout" draw:z-index="1" svg:x="11.852279cm" svg:y="13.112483cm" svg:viewBox="0 0 100 352" svg:width="0.1000cm" svg:height="0.3528cm" draw:points="50, 0 100, 176 50, 352 0, 176"/>
<draw:polygon draw:style-name="TLG-solid" draw:layer="layout" draw:z-index="1" svg:x="12.120362cm" svg:y="13.112483cm" svg:viewBox="0 0 100 352" svg:width="0.1000cm" svg:height="0.3528cm" draw:points="50, 0 100, 176 50, 352 0, 176"/>
<draw:line text:anchor-type="paragraph" draw:z-index="3" draw:style-name="open" svg:x1="11.95cm" svg:y1="13.29cm" svg:x2="12.12cm" svg:y2="13.29cm"><text:p/>
</draw:line>
<text:alphabetical-index-mark text:string-value="Смирнов, Ribald (1050 - 1121)"/><draw:frame text:anchor-type="paragraph" draw:z-index="2" draw:style-name="TLG-text" svg:width="3.80cm" svg:height="0.49cm" svg:x="0.62cm" svg:y="13.73cm"><draw:text-box> <text:p text:style-name="FTLG-Name"><text:span text:style-name="FTLG-Name">Смирнов, Ribald</text:span></text:p></draw:text-box>
</draw:frame>
<draw:polygon draw:style-name="TLG-line" draw:layer="layout" draw:z-index="1" svg:x="11.852279cm" svg:y="13.729843cm" svg:viewBox="0 0 100 352" svg:width="0.1000cm" svg:height="0.3528cm" draw:points="50, 0 100, 176 50, 352 0, 176"/>
<draw:polygon draw:style-name="TLG-solid" draw:layer="layout" draw:z-index="1" svg:x="12.159277cm" svg:y="13.729843cm" svg:viewBox="0 0 100 352" svg:width="0.1000cm" svg:height="0.3528cm" draw:points="50, 0 100, 176 50, 352 0, 176"/>
<draw:line text:anchor-type="paragraph" draw:z-index="3" draw:style-name="open" svg:x1="11.95cm" svg:y1="13.91cm" svg:x2="12.16cm" svg:y2="13.91cm"><text:p/>
</draw:line>
<text:alphabetical-index-mark text:string-value="Rodríguez, Agatha (1080 - 1142)"/><draw:frame text:anchor-type="paragraph" draw:z-index="2" draw:style-name="TLG-text" svg:width="4.28cm" svg:height="0.49cm" svg:x="0.62cm" svg:y="14.35cm"><draw:text-box> <text:p text:style-name="FTLG-Name"><text:span text:style-name="FTLG-Name">Rodríguez, Agatha</text:span></text:p></draw:text-box>
</draw:frame>
<draw:polygon draw:style-name="TLG-line" draw:layer="layout" draw:z-index="1" svg:x="11.981996cm" svg:y="14.347203cm" svg:viewBox="0 0 100 352" svg:width="0.1000cm" svg:height="0.3528cm" draw:points="50, 0 100, 176 50, 352 0, 176"/>
<draw:polygon draw:style-name="TLG-solid" draw:layer="layout" draw:z-index="1" svg:x="12.250079cm" svg:y="14.347203cm" svg:viewBox="0 0 100 352" svg:width="0.1000cm" svg:height="0.3528cm" draw:points="50, 0 100, 176 50, 352 0, 176"/>
<draw:line text:anchor-type="paragraph" draw:z-index="3" draw:style-name="open" svg:x1="12.08cm" svg:y1="14.52cm" svg:x2="12.25cm" svg:y2="14.52cm"><text:p/>
</draw:line>
<text:alphabetical-index-mark text:string-value="Пономарев, Ralph (1080 - 1168)"/><draw:frame text:anchor-type="paragraph" draw:z-index="2" draw:style-name="TLG-text" svg:width="4.21cm" svg:height="0.49cm" svg:x="0.62cm" svg:y="14.96cm"><draw:text-box> <text:p text:style-name="FTLG-Name"><text:span text:style-name="FTLG-Name">Пономарев, Ralph</text:span></text:p></draw:text-box>
</draw:frame>
<draw:polygon draw:style-name="TLG-line" draw:layer="layout" draw:z-index="1" svg:x="11.981996cm" svg:y="14.964564cm" svg:viewBox="0 0 100 352" svg:width="0.1000cm" svg:height="0.3528cm" draw:points="50, 0 100, 176 50, 352 0, 176"/>
<draw:polygon draw:style-name="TLG-solid" draw:layer="layout" draw:z-index="1" svg:x="12.362501cm" svg:y="14.964564cm" svg:viewBox="0 0 100 352" svg:width="0.1000cm" svg:height="0.3528cm" draw:points="50, 0 100, 176 50, 352 0, 176"/>
<draw:line text:anchor-type="paragraph" draw:z-index="3" draw:style-name="open" svg:x1="12.08cm" svg:y1="15.14cm" svg:x2="12.36cm" svg:y2="15.14cm"><text:p/>
</draw:line>
<text:alphabetical-index-mark text:string-value="Hanson, Robert (1110 - 1185)"/><draw:frame text:anchor-type="paragraph" draw:z-index="2" draw:style-name="TLG-text" svg:width="3.67cm" svg:height="0.49cm" svg:x="0.62cm" svg:y="15.58cm"><draw:text-box> <text:p text:style-name="FTLG-Name"><text:span text:style-name="FTLG-Name">Hanson, Robert</text:span></text:p></draw:text-box>
</draw:frame>
<draw:polygon draw:style-name="TLG-line" draw:layer="layout" draw:z-index="1" svg:x="12.111714cm" svg:y="15.581924cm" svg:viewBox="0 0 100 352" svg:width="0.1000cm" svg:height="0.3528cm" draw:points="50, 0 100, 176 50, 352 0, 176"/>
<draw:polygon draw:style-name="TLG-solid" draw:layer="layout" draw:z-index="1" svg:x="12.436008cm" svg:y="15.581924cm" svg:viewBox="0 0 100 352" svg:width="0.1000cm" svg:height="0.3528cm" draw:points="50, 0 100, 176 50, 352 0, 176"/>
<draw:line text:anchor-type="paragraph" draw:z-index="3" draw:style-name="open" svg:x1="12.21cm" svg:y1="15.76cm" svg:x2="12.44cm" svg:y2="15.76cm"><text:p/>
</draw:line>
<text:alphabetical-index-mark text:string-value="Schwartz, Helewisa (1110 - 1195)"/><draw:frame text:anchor-type="paragraph" draw:z-index="2" draw:style-name="TLG-text" svg:width="4.46cm" svg:height="0.49cm" svg:x="0.62cm" svg:y="16.20cm"><draw:text-box> <text:p text:style-name="FTLG-Name"><text:span text:style-name="FTLG-Name">Schwartz, Helewisa</text:span></text:p></draw:text-box>
</draw:frame>
<draw:polygon draw:style-name="TLG-line" draw:layer="layout" draw:z-index="1" svg:x="12.111714cm" svg:y="16.199284cm" svg:viewBox="0 0 100 352" svg:width="0.1000cm" svg:height="0.3528cm" draw:points="50, 0 100, 176 50, 352 0, 176"/>
<draw:polygon draw:style-name="TLG-solid" draw:layer="layout" draw:z-index="1" svg:x="12.479247cm" svg:y="16.199284cm" svg:viewBox="0 0 100 352" svg:width="0.1000cm" svg:height="0.3528cm" draw:points="50, 0 100, 176 50, 352 0, 176"/>
<draw:line text:anchor-type="paragraph" draw:z-index="3" draw:style-name="open" svg:x1="12.21cm" svg:y1="16.38cm" svg:x2="12.48cm" svg:y2="16.38cm"><text:p/>
</draw:line>
<text:alphabetical-index-mark text:string-value="Knudsen, Robert (1192 - 1252-12-07)"/><draw:frame text:anchor-type="paragraph" draw:z-index="2" draw:style-name="TLG-text" svg:width="3.90cm" svg:height="0.49cm" svg:x="0.62cm" svg:y="16.82cm"><draw:text-box> <text:p text:style-name="FTLG-Name"><text:span text:style-name="FTLG-Name">Knudsen, Robert</text:span></text:p></draw:text-box>
</draw:frame>
<draw:polygon draw:style-name="TLG-line" draw:layer="layout" draw:z-index="1" svg:x="12.466275cm" svg:y="16.816644cm" svg:viewBox="0 0 100 352" svg:width="0.1000cm" svg:height="0.3528cm" draw:points="50, 0 100, 176 50, 352 0, 176"/>
<draw:polygon draw:style-name="TLG-solid" draw:layer="layout" draw:z-index="1" svg:x="12.725710cm" svg:y="16.816644cm" svg:viewBox="0 0 100 352" svg:width="0.1000cm" svg:height="0.3528cm" draw:points="50, 0 100, 176 50, 352 0, 176"/>
<draw:line text:anchor-type="paragraph" draw:z-index="3" draw:style-name="open" svg:x1="12.57cm" svg:y1="16.99cm" svg:x2="12.73cm" svg:y2="16.99cm"><text:p/>
</draw:line>
<text:alphabetical-index-mark text:string-value="Copeland, Mary (vers 1196 -  )"/><draw:frame text:anchor-type="paragraph" draw:z-index="2" draw:style-name="TLG-text" svg:width="3.70cm" svg:height="0.49cm" svg:x="0.62cm" svg:y="17.43cm"><draw:text-box> <text:p text:style-name="FTLG-Name"><text:span text:style-name="FTLG-Name">Copeland, Mary</text:span></text:p></draw:text-box>
</draw:frame>
<draw:polygon draw:style-name="TLG-line" draw:layer="layout" draw:z-index="1" svg:x="12.483571cm" svg:y="17.434004cm" svg:viewBox="0 0 100 352" svg:width="0.1000cm" svg:height="0.3528cm" draw:points="50, 0 100, 176 50, 352 0, 176"/>
<text:alphabetical-index-mark text:string-value="Huff, Bertrama (1220 -  )"/><draw:frame text:anchor-type="paragraph" draw:z-index="2" draw:style-name="TLG-text" svg:width="3.44cm" svg:height="0.49cm" svg:x="0.62cm" svg:y="18.05cm"><draw:text-box> <text:p text:style-name="FTLG-Name"><text:span text:style-name="FTLG-Name">Huff, Bertrama</text:span></text:p></draw:text-box>
</draw:frame>
<draw:polygon draw:style-name="TLG-line" draw:layer="layout" draw:z-index="1" svg:x="12.587345cm" svg:y="18.051364cm" svg:viewBox="0 0 100 352" svg:width="0.1000cm" svg:height="0.3528cm" draw:points="50, 0 100, 176 50, 352 0, 176"/>
<text:alphabetical-index-mark text:string-value="Knudsen, Ranulf (1220 - 1294)"/><draw:frame text:anchor-type="paragraph" draw:z-index="2" draw:style-name="TLG-text" svg:width="3.85cm" svg:height="0.49cm" svg:x="0.62cm" svg:y="18.67cm"><draw:text-box> <text:p text:style-name="FTLG-Name"><text:span text:style-name="FTLG-Name">Knudsen, Ranulf</text:span></text:p></draw:text-box>
</draw:frame>
<draw:polygon draw:style-name="TLG-line" draw:layer="layout" draw:z-index="1" svg:x="12.587345cm" svg:y="18.668725cm" svg:viewBox="0 0 100 352" svg:width="0.1000cm" svg:height="0.3528cm" draw:points="50, 0 100, 176 50, 352 0, 176"/>
<draw:polygon draw:style-name="TLG-solid" draw:layer="layout" draw:z-index="1" svg:x="12.907315cm" svg:y="18.668725cm" svg:viewBox="0 0 100 352" svg:width="0.1000cm" svg:height="0.3528cm" draw:points="50, 0 100, 176 50, 352 0, 176"/>
<draw:line text:anchor-type="paragraph" draw:z-index="3" draw:style-name="open" svg:x1="12.69cm" svg:y1="18.85cm" svg:x2="12.91cm" svg:y2="18.85cm"><text:p/>
</draw:line>
<text:alphabetical-index-mark text:string-value="Knudsen, Ralph (1250 - 1316)"/><draw:frame text:anchor-type="paragraph" draw:z-index="2" draw:style-name="TLG-text" svg:width="3.72cm" svg:height="0.49cm" svg:x="0.62cm" svg:y="19.29cm"><draw:text-box> <text:p text:style-name="FTLG-Name"><text:span text:style-name="FTLG-Name">Knudsen, Ralph</text:span></text:p></draw:text-box>
</draw:frame>
<draw:polygon draw:style-name="TLG-line" draw:layer="layout" draw:z-index="1" svg:x="12.717062cm" svg:y="19.286085cm" svg:viewBox="0 0 100 352" svg:width="0.1000cm" svg:height="0.3528cm" draw:points="50, 0 100, 176 50, 352 0, 176"/>
<draw:polygon draw:style-name="TLG-solid" draw:layer="layout" draw:z-index="1" svg:x="13.002441cm" svg:y="19.286085cm" svg:viewBox="0 0 100 352" svg:width="0.1000cm" svg:height="0.3528cm" draw:points="50, 0 100, 176 50, 352 0, 176"/>
<draw:line text:anchor-type="paragraph" draw:z-index="3" draw:style-name="open" svg:x1="12.82cm" svg:y1="19.46cm" svg:x2="13.00cm" svg:y2="19.46cm"><text:p/>
</draw:line>
<text:alphabetical-index-mark text:string-value="Walton, Theophania(Tiffany) (1250 -  )"/><draw:frame text:anchor-type="paragraph" draw:z-index="2" draw:style-name="TLG-text" svg:width="6.24cm" svg:height="0.49cm" svg:x="0.62cm" svg:y="19.90cm"><draw:text-box> <text:p text:style-name="FTLG-Name"><text:span text:style-name="FTLG-Name">Walton, Theophania(Tiffany)</text:span></text:p></draw:text-box>
</draw:frame>
<draw:polygon draw:style-name="TLG-line" draw:layer="layout" draw:z-index="1" svg:x="12.717062cm" svg:y="19.903445cm" svg:viewBox="0 0 100 352" svg:width="0.1000cm" svg:height="0.3528cm" draw:points="50, 0 100, 176 50, 352 0, 176"/>
<text:alphabetical-index-mark text:string-value="Huff, Isabel (1300 -  )"/><draw:frame text:anchor-type="paragraph" draw:z-index="2" draw:style-name="TLG-text" svg:width="2.78cm" svg:height="0.49cm" svg:x="0.62cm" svg:y="20.52cm"><draw:text-box> <text:p text:style-name="FTLG-Name"><text:span text:style-name="FTLG-Name">Huff, Isabel</text:span></text:p></draw:text-box>
</draw:frame>
<draw:polygon draw:style-name="TLG-line" draw:layer="layout" draw:z-index="1" svg:x="12.933258cm" svg:y="20.520805cm" svg:viewBox="0 0 100 352" svg:width="0.1000cm" svg:height="0.3528cm" draw:points="50, 0 100, 176 50, 352 0, 176"/>
<text:alphabetical-index-mark text:string-value="Knudsen, Ralph (1300 - 1343)"/><draw:frame text:anchor-type="paragraph" draw:z-index="2" draw:style-name="TLG-text" svg:width="3.72cm" svg:height="0.49cm" svg:x="0.62cm" svg:y="21.14cm"><draw:text-box> <text:p text:style-name="FTLG-Name"><text:span text:style-name="FTLG-Name">Knudsen, Ralph</text:span></text:p></draw:text-box>
</draw:frame>
<draw:polygon draw:style-name="TLG-line" draw:layer="layout" draw:z-index="1" svg:x="12.933258cm" svg:y="21.138165cm" svg:viewBox="0 0 100 352" svg:width="0.1000cm" svg:height="0.3528cm" draw:points="50, 0 100, 176 50, 352 0, 176"/>
<draw:polygon draw:style-name="TLG-solid" draw:layer="layout" draw:z-index="1" svg:x="13.119187cm" svg:y="21.138165cm" svg:viewBox="0 0 100 352" svg:width="0.1000cm" svg:height="0.3528cm" draw:points="50, 0 100, 176 50, 352 0, 176"/>
<draw:line text:anchor-type="paragraph" draw:z-index="3" draw:style-name="open" svg:x1="13.03cm" svg:y1="21.31cm" svg:x2="13.12cm" svg:y2="21.31cm"><text:p/>
</draw:line>
<text:alphabetical-index-mark text:string-value="Чернов, Maud (1325 -  )"/><draw:frame text:anchor-type="paragraph" draw:z-index="2" draw:style-name="TLG-text" svg:width="3.39cm" svg:height="0.49cm" svg:x="0.62cm" svg:y="21.76cm"><draw:text-box> <text:p text:style-name="FTLG-Name"><text:span text:style-name="FTLG-Name">Чернов, Maud</text:span></text:p></draw:text-box>
</draw:frame>
<draw:polygon draw:style-name="TLG-line" draw:layer="layout" draw:z-index="1" svg:x="13.041356cm" svg:y="21.755525cm" svg:viewBox="0 0 100 352" svg:width="0.1000cm" svg:height="0.3528cm" draw:points="50, 0 100, 176 50, 352 0, 176"/>
<text:alphabetical-index-mark text:string-value="Knudsen, John (1325 - 1368)"/><draw:frame text:anchor-type="paragraph" draw:z-index="2" draw:style-name="TLG-text" svg:width="3.52cm" svg:height="0.49cm" svg:x="0.62cm" svg:y="22.37cm"><draw:text-box> <text:p text:style-name="FTLG-Name"><text:span text:style-name="FTLG-Name">Knudsen, John</text:span></text:p></draw:text-box>
</draw:frame>
<draw:polygon draw:style-name="TLG-line" draw:layer="layout" draw:z-index="1" svg:x="13.041356cm" svg:y="22.372886cm" svg:viewBox="0 0 100 352" svg:width="0.1000cm" svg:height="0.3528cm" draw:points="50, 0 100, 176 50, 352 0, 176"/>
<draw:polygon draw:style-name="TLG-solid" draw:layer="layout" draw:z-index="1" svg:x="13.227285cm" svg:y="22.372886cm" svg:viewBox="0 0 100 352" svg:width="0.1000cm" svg:height="0.3528cm" draw:points="50, 0 100, 176 50, 352 0, 176"/>
<draw:line text:anchor-type="paragraph" draw:z-index="3" draw:style-name="open" svg:x1="13.14cm" svg:y1="22.55cm" svg:x2="13.23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Knudsen, John (1345 - 1388)"/><draw:frame text:anchor-type="paragraph" draw:z-index="2" draw:style-name="TLG-text" svg:width="3.52cm" svg:height="0.49cm" svg:x="0.62cm" svg:y="2.62cm"><draw:text-box> <text:p text:style-name="FTLG-Name"><text:span text:style-name="FTLG-Name">Knudsen, John</text:span></text:p></draw:text-box>
</draw:frame>
<draw:polygon draw:style-name="TLG-line" draw:layer="layout" draw:z-index="1" svg:x="13.127834cm" svg:y="2.617360cm" svg:viewBox="0 0 100 352" svg:width="0.1000cm" svg:height="0.3528cm" draw:points="50, 0 100, 176 50, 352 0, 176"/>
<draw:polygon draw:style-name="TLG-solid" draw:layer="layout" draw:z-index="1" svg:x="13.313763cm" svg:y="2.617360cm" svg:viewBox="0 0 100 352" svg:width="0.1000cm" svg:height="0.3528cm" draw:points="50, 0 100, 176 50, 352 0, 176"/>
<draw:line text:anchor-type="paragraph" draw:z-index="3" draw:style-name="open" svg:x1="13.23cm" svg:y1="2.79cm" svg:x2="13.31cm" svg:y2="2.79cm"><text:p/>
</draw:line>
<text:alphabetical-index-mark text:string-value="Guerrero, Walter (vers 1350 -  )"/><draw:frame text:anchor-type="paragraph" draw:z-index="2" draw:style-name="TLG-text" svg:width="3.87cm" svg:height="0.49cm" svg:x="0.62cm" svg:y="3.23cm"><draw:text-box> <text:p text:style-name="FTLG-Name"><text:span text:style-name="FTLG-Name">Guerrero, Walter</text:span></text:p></draw:text-box>
</draw:frame>
<draw:polygon draw:style-name="TLG-line" draw:layer="layout" draw:z-index="1" svg:x="13.149454cm" svg:y="3.234720cm" svg:viewBox="0 0 100 352" svg:width="0.1000cm" svg:height="0.3528cm" draw:points="50, 0 100, 176 50, 352 0, 176"/>
<text:alphabetical-index-mark text:string-value="Guerrero, Walter (vers 1380 -  )"/><draw:frame text:anchor-type="paragraph" draw:z-index="2" draw:style-name="TLG-text" svg:width="3.87cm" svg:height="0.49cm" svg:x="0.62cm" svg:y="3.85cm"><draw:text-box> <text:p text:style-name="FTLG-Name"><text:span text:style-name="FTLG-Name">Guerrero, Walter</text:span></text:p></draw:text-box>
</draw:frame>
<draw:polygon draw:style-name="TLG-line" draw:layer="layout" draw:z-index="1" svg:x="13.279172cm" svg:y="3.852081cm" svg:viewBox="0 0 100 352" svg:width="0.1000cm" svg:height="0.3528cm" draw:points="50, 0 100, 176 50, 352 0, 176"/>
<text:alphabetical-index-mark text:string-value="Guerrero, Robert (vers 1405 -  )"/><draw:frame text:anchor-type="paragraph" draw:z-index="2" draw:style-name="TLG-text" svg:width="3.92cm" svg:height="0.49cm" svg:x="0.62cm" svg:y="4.47cm"><draw:text-box> <text:p text:style-name="FTLG-Name"><text:span text:style-name="FTLG-Name">Guerrero, Robert</text:span></text:p></draw:text-box>
</draw:frame>
<draw:polygon draw:style-name="TLG-line" draw:layer="layout" draw:z-index="1" svg:x="13.387269cm" svg:y="4.469441cm" svg:viewBox="0 0 100 352" svg:width="0.1000cm" svg:height="0.3528cm" draw:points="50, 0 100, 176 50, 352 0, 176"/>
<text:alphabetical-index-mark text:string-value="Massey, John (1420 -  )"/><draw:frame text:anchor-type="paragraph" draw:z-index="2" draw:style-name="TLG-text" svg:width="3.29cm" svg:height="0.49cm" svg:x="0.62cm" svg:y="5.09cm"><draw:text-box> <text:p text:style-name="FTLG-Name"><text:span text:style-name="FTLG-Name">Massey, John</text:span></text:p></draw:text-box>
</draw:frame>
<draw:polygon draw:style-name="TLG-line" draw:layer="layout" draw:z-index="1" svg:x="13.452128cm" svg:y="5.086801cm" svg:viewBox="0 0 100 352" svg:width="0.1000cm" svg:height="0.3528cm" draw:points="50, 0 100, 176 50, 352 0, 176"/>
<text:alphabetical-index-mark text:string-value="Мальцев, Joan (1420 -  )"/><draw:frame text:anchor-type="paragraph" draw:z-index="2" draw:style-name="TLG-text" svg:width="3.49cm" svg:height="0.49cm" svg:x="0.62cm" svg:y="5.70cm"><draw:text-box> <text:p text:style-name="FTLG-Name"><text:span text:style-name="FTLG-Name">Мальцев, Joan</text:span></text:p></draw:text-box>
</draw:frame>
<draw:polygon draw:style-name="TLG-line" draw:layer="layout" draw:z-index="1" svg:x="13.452128cm" svg:y="5.704161cm" svg:viewBox="0 0 100 352" svg:width="0.1000cm" svg:height="0.3528cm" draw:points="50, 0 100, 176 50, 352 0, 176"/>
<text:alphabetical-index-mark text:string-value="Guerrero, Robert (1430 -  )"/><draw:frame text:anchor-type="paragraph" draw:z-index="2" draw:style-name="TLG-text" svg:width="3.92cm" svg:height="0.49cm" svg:x="0.62cm" svg:y="6.32cm"><draw:text-box> <text:p text:style-name="FTLG-Name"><text:span text:style-name="FTLG-Name">Guerrero, Robert</text:span></text:p></draw:text-box>
</draw:frame>
<draw:polygon draw:style-name="TLG-line" draw:layer="layout" draw:z-index="1" svg:x="13.495367cm" svg:y="6.321521cm" svg:viewBox="0 0 100 352" svg:width="0.1000cm" svg:height="0.3528cm" draw:points="50, 0 100, 176 50, 352 0, 176"/>
<text:alphabetical-index-mark text:string-value="Molina, Robert (1450 -  )"/><draw:frame text:anchor-type="paragraph" draw:z-index="2" draw:style-name="TLG-text" svg:width="3.44cm" svg:height="0.49cm" svg:x="0.62cm" svg:y="6.94cm"><draw:text-box> <text:p text:style-name="FTLG-Name"><text:span text:style-name="FTLG-Name">Molina, Robert</text:span></text:p></draw:text-box>
</draw:frame>
<draw:polygon draw:style-name="TLG-line" draw:layer="layout" draw:z-index="1" svg:x="13.581846cm" svg:y="6.938881cm" svg:viewBox="0 0 100 352" svg:width="0.1000cm" svg:height="0.3528cm" draw:points="50, 0 100, 176 50, 352 0, 176"/>
<text:alphabetical-index-mark text:string-value="Christiansen, John (1455 - 1514)"/><draw:frame text:anchor-type="paragraph" draw:z-index="2" draw:style-name="TLG-text" svg:width="4.26cm" svg:height="0.49cm" svg:x="0.62cm" svg:y="7.56cm"><draw:text-box> <text:p text:style-name="FTLG-Name"><text:span text:style-name="FTLG-Name">Christiansen, John</text:span></text:p></draw:text-box>
</draw:frame>
<draw:polygon draw:style-name="TLG-line" draw:layer="layout" draw:z-index="1" svg:x="13.603465cm" svg:y="7.556242cm" svg:viewBox="0 0 100 352" svg:width="0.1000cm" svg:height="0.3528cm" draw:points="50, 0 100, 176 50, 352 0, 176"/>
<draw:polygon draw:style-name="TLG-solid" draw:layer="layout" draw:z-index="1" svg:x="13.858576cm" svg:y="7.556242cm" svg:viewBox="0 0 100 352" svg:width="0.1000cm" svg:height="0.3528cm" draw:points="50, 0 100, 176 50, 352 0, 176"/>
<draw:line text:anchor-type="paragraph" draw:z-index="3" draw:style-name="open" svg:x1="13.70cm" svg:y1="7.73cm" svg:x2="13.86cm" svg:y2="7.73cm"><text:p/>
</draw:line>
<text:alphabetical-index-mark text:string-value="Gibbs, Margaret (vers 1460 -  )"/><draw:frame text:anchor-type="paragraph" draw:z-index="2" draw:style-name="TLG-text" svg:width="3.75cm" svg:height="0.49cm" svg:x="0.62cm" svg:y="8.17cm"><draw:text-box> <text:p text:style-name="FTLG-Name"><text:span text:style-name="FTLG-Name">Gibbs, Margaret</text:span></text:p></draw:text-box>
</draw:frame>
<draw:polygon draw:style-name="TLG-line" draw:layer="layout" draw:z-index="1" svg:x="13.625085cm" svg:y="8.173602cm" svg:viewBox="0 0 100 352" svg:width="0.1000cm" svg:height="0.3528cm" draw:points="50, 0 100, 176 50, 352 0, 176"/>
<text:alphabetical-index-mark text:string-value="Blanco, Mr. (vers 1462 -  )"/><draw:frame text:anchor-type="paragraph" draw:z-index="2" draw:style-name="TLG-text" svg:width="2.78cm" svg:height="0.49cm" svg:x="0.62cm" svg:y="8.79cm"><draw:text-box> <text:p text:style-name="FTLG-Name"><text:span text:style-name="FTLG-Name">Blanco, Mr.</text:span></text:p></draw:text-box>
</draw:frame>
<draw:polygon draw:style-name="TLG-line" draw:layer="layout" draw:z-index="1" svg:x="13.633733cm" svg:y="8.790962cm" svg:viewBox="0 0 100 352" svg:width="0.1000cm" svg:height="0.3528cm" draw:points="50, 0 100, 176 50, 352 0, 176"/>
<text:alphabetical-index-mark text:string-value="Gomez, Culthbert (1473 -  )"/><draw:frame text:anchor-type="paragraph" draw:z-index="2" draw:style-name="TLG-text" svg:width="4.05cm" svg:height="0.49cm" svg:x="0.62cm" svg:y="9.41cm"><draw:text-box> <text:p text:style-name="FTLG-Name"><text:span text:style-name="FTLG-Name">Gomez, Culthbert</text:span></text:p></draw:text-box>
</draw:frame>
<draw:polygon draw:style-name="TLG-line" draw:layer="layout" draw:z-index="1" svg:x="13.681296cm" svg:y="9.408322cm" svg:viewBox="0 0 100 352" svg:width="0.1000cm" svg:height="0.3528cm" draw:points="50, 0 100, 176 50, 352 0, 176"/>
<text:alphabetical-index-mark text:string-value="Curtis, Margaret (vers 1478 -  )"/><draw:frame text:anchor-type="paragraph" draw:z-index="2" draw:style-name="TLG-text" svg:width="3.75cm" svg:height="0.49cm" svg:x="0.62cm" svg:y="10.03cm"><draw:text-box> <text:p text:style-name="FTLG-Name"><text:span text:style-name="FTLG-Name">Curtis, Margaret</text:span></text:p></draw:text-box>
</draw:frame>
<draw:polygon draw:style-name="TLG-line" draw:layer="layout" draw:z-index="1" svg:x="13.702915cm" svg:y="10.025682cm" svg:viewBox="0 0 100 352" svg:width="0.1000cm" svg:height="0.3528cm" draw:points="50, 0 100, 176 50, 352 0, 176"/>
<text:alphabetical-index-mark text:string-value="Sanchez, John (vers 1480 - 1545)"/><draw:frame text:anchor-type="paragraph" draw:z-index="2" draw:style-name="TLG-text" svg:width="3.49cm" svg:height="0.49cm" svg:x="0.62cm" svg:y="10.64cm"><draw:text-box> <text:p text:style-name="FTLG-Name"><text:span text:style-name="FTLG-Name">Sanchez, John</text:span></text:p></draw:text-box>
</draw:frame>
<draw:polygon draw:style-name="TLG-line" draw:layer="layout" draw:z-index="1" svg:x="13.711563cm" svg:y="10.643042cm" svg:viewBox="0 0 100 352" svg:width="0.1000cm" svg:height="0.3528cm" draw:points="50, 0 100, 176 50, 352 0, 176"/>
<draw:polygon draw:style-name="TLG-solid" draw:layer="layout" draw:z-index="1" svg:x="13.992618cm" svg:y="10.643042cm" svg:viewBox="0 0 100 352" svg:width="0.1000cm" svg:height="0.3528cm" draw:points="50, 0 100, 176 50, 352 0, 176"/>
<draw:line text:anchor-type="paragraph" draw:z-index="3" draw:style-name="open" svg:x1="13.81cm" svg:y1="10.82cm" svg:x2="13.99cm" svg:y2="10.82cm"><text:p/>
</draw:line>
<text:alphabetical-index-mark text:string-value="Blanco, Hans (1494 -  )"/><draw:frame text:anchor-type="paragraph" draw:z-index="2" draw:style-name="TLG-text" svg:width="3.19cm" svg:height="0.49cm" svg:x="0.62cm" svg:y="11.26cm"><draw:text-box> <text:p text:style-name="FTLG-Name"><text:span text:style-name="FTLG-Name">Blanco, Hans</text:span></text:p></draw:text-box>
</draw:frame>
<draw:polygon draw:style-name="TLG-line" draw:layer="layout" draw:z-index="1" svg:x="13.772098cm" svg:y="11.260403cm" svg:viewBox="0 0 100 352" svg:width="0.1000cm" svg:height="0.3528cm" draw:points="50, 0 100, 176 50, 352 0, 176"/>
<text:alphabetical-index-mark text:string-value="Christiansen, Christopher (1495 - 1570)"/><draw:frame text:anchor-type="paragraph" draw:z-index="2" draw:style-name="TLG-text" svg:width="5.63cm" svg:height="0.49cm" svg:x="0.62cm" svg:y="11.88cm"><draw:text-box> <text:p text:style-name="FTLG-Name"><text:span text:style-name="FTLG-Name">Christiansen, Christopher</text:span></text:p></draw:text-box>
</draw:frame>
<draw:polygon draw:style-name="TLG-line" draw:layer="layout" draw:z-index="1" svg:x="13.776422cm" svg:y="11.877763cm" svg:viewBox="0 0 100 352" svg:width="0.1000cm" svg:height="0.3528cm" draw:points="50, 0 100, 176 50, 352 0, 176"/>
<draw:polygon draw:style-name="TLG-solid" draw:layer="layout" draw:z-index="1" svg:x="14.100716cm" svg:y="11.877763cm" svg:viewBox="0 0 100 352" svg:width="0.1000cm" svg:height="0.3528cm" draw:points="50, 0 100, 176 50, 352 0, 176"/>
<draw:line text:anchor-type="paragraph" draw:z-index="3" draw:style-name="open" svg:x1="13.88cm" svg:y1="12.05cm" svg:x2="14.10cm" svg:y2="12.05cm"><text:p/>
</draw:line>
<text:alphabetical-index-mark text:string-value="Gomez, Jane Joane (1499 - 1573)"/><draw:frame text:anchor-type="paragraph" draw:z-index="2" draw:style-name="TLG-text" svg:width="4.56cm" svg:height="0.49cm" svg:x="0.62cm" svg:y="12.50cm"><draw:text-box> <text:p text:style-name="FTLG-Name"><text:span text:style-name="FTLG-Name">Gomez, Jane Joane</text:span></text:p></draw:text-box>
</draw:frame>
<draw:polygon draw:style-name="TLG-line" draw:layer="layout" draw:z-index="1" svg:x="13.793718cm" svg:y="12.495123cm" svg:viewBox="0 0 100 352" svg:width="0.1000cm" svg:height="0.3528cm" draw:points="50, 0 100, 176 50, 352 0, 176"/>
<draw:polygon draw:style-name="TLG-solid" draw:layer="layout" draw:z-index="1" svg:x="14.113687cm" svg:y="12.495123cm" svg:viewBox="0 0 100 352" svg:width="0.1000cm" svg:height="0.3528cm" draw:points="50, 0 100, 176 50, 352 0, 176"/>
<draw:line text:anchor-type="paragraph" draw:z-index="3" draw:style-name="open" svg:x1="13.89cm" svg:y1="12.67cm" svg:x2="14.11cm" svg:y2="12.67cm"><text:p/>
</draw:line>
<text:alphabetical-index-mark text:string-value="Foster, John (vers 1504 -  )"/><draw:frame text:anchor-type="paragraph" draw:z-index="2" draw:style-name="TLG-text" svg:width="3.01cm" svg:height="0.49cm" svg:x="0.62cm" svg:y="13.11cm"><draw:text-box> <text:p text:style-name="FTLG-Name"><text:span text:style-name="FTLG-Name">Foster, John</text:span></text:p></draw:text-box>
</draw:frame>
<draw:polygon draw:style-name="TLG-line" draw:layer="layout" draw:z-index="1" svg:x="13.815337cm" svg:y="13.112483cm" svg:viewBox="0 0 100 352" svg:width="0.1000cm" svg:height="0.3528cm" draw:points="50, 0 100, 176 50, 352 0, 176"/>
<text:alphabetical-index-mark text:string-value="Ryan, Elizabeth (1508 -  )"/><draw:frame text:anchor-type="paragraph" draw:z-index="2" draw:style-name="TLG-text" svg:width="3.67cm" svg:height="0.49cm" svg:x="0.62cm" svg:y="13.73cm"><draw:text-box> <text:p text:style-name="FTLG-Name"><text:span text:style-name="FTLG-Name">Ryan, Elizabeth</text:span></text:p></draw:text-box>
</draw:frame>
<draw:polygon draw:style-name="TLG-line" draw:layer="layout" draw:z-index="1" svg:x="13.832633cm" svg:y="13.729843cm" svg:viewBox="0 0 100 352" svg:width="0.1000cm" svg:height="0.3528cm" draw:points="50, 0 100, 176 50, 352 0, 176"/>
<text:alphabetical-index-mark text:string-value="Lefebvre, Robert (1511 - 1558-10-20)"/><draw:frame text:anchor-type="paragraph" draw:z-index="2" draw:style-name="TLG-text" svg:width="3.87cm" svg:height="0.49cm" svg:x="0.62cm" svg:y="14.35cm"><draw:text-box> <text:p text:style-name="FTLG-Name"><text:span text:style-name="FTLG-Name">Lefebvre, Robert</text:span></text:p></draw:text-box>
</draw:frame>
<draw:polygon draw:style-name="TLG-line" draw:layer="layout" draw:z-index="1" svg:x="13.845605cm" svg:y="14.347203cm" svg:viewBox="0 0 100 352" svg:width="0.1000cm" svg:height="0.3528cm" draw:points="50, 0 100, 176 50, 352 0, 176"/>
<draw:polygon draw:style-name="TLG-solid" draw:layer="layout" draw:z-index="1" svg:x="14.048829cm" svg:y="14.347203cm" svg:viewBox="0 0 100 352" svg:width="0.1000cm" svg:height="0.3528cm" draw:points="50, 0 100, 176 50, 352 0, 176"/>
<draw:line text:anchor-type="paragraph" draw:z-index="3" draw:style-name="open" svg:x1="13.95cm" svg:y1="14.52cm" svg:x2="14.05cm" svg:y2="14.52cm"><text:p/>
</draw:line>
<text:alphabetical-index-mark text:string-value="Гончаров, Ellen (vers 1515 - 1572)"/><draw:frame text:anchor-type="paragraph" draw:z-index="2" draw:style-name="TLG-text" svg:width="3.77cm" svg:height="0.49cm" svg:x="0.62cm" svg:y="14.96cm"><draw:text-box> <text:p text:style-name="FTLG-Name"><text:span text:style-name="FTLG-Name">Гончаров, Ellen</text:span></text:p></draw:text-box>
</draw:frame>
<draw:polygon draw:style-name="TLG-line" draw:layer="layout" draw:z-index="1" svg:x="13.862900cm" svg:y="14.964564cm" svg:viewBox="0 0 100 352" svg:width="0.1000cm" svg:height="0.3528cm" draw:points="50, 0 100, 176 50, 352 0, 176"/>
<draw:polygon draw:style-name="TLG-solid" draw:layer="layout" draw:z-index="1" svg:x="14.109364cm" svg:y="14.964564cm" svg:viewBox="0 0 100 352" svg:width="0.1000cm" svg:height="0.3528cm" draw:points="50, 0 100, 176 50, 352 0, 176"/>
<draw:line text:anchor-type="paragraph" draw:z-index="3" draw:style-name="open" svg:x1="13.96cm" svg:y1="15.14cm" svg:x2="14.11cm" svg:y2="15.14cm"><text:p/>
</draw:line>
<text:alphabetical-index-mark text:string-value="Jones, Hugh (vers 1518 -  )"/><draw:frame text:anchor-type="paragraph" draw:z-index="2" draw:style-name="TLG-text" svg:width="3.03cm" svg:height="0.49cm" svg:x="0.62cm" svg:y="15.58cm"><draw:text-box> <text:p text:style-name="FTLG-Name"><text:span text:style-name="FTLG-Name">Jones, Hugh</text:span></text:p></draw:text-box>
</draw:frame>
<draw:polygon draw:style-name="TLG-line" draw:layer="layout" draw:z-index="1" svg:x="13.875872cm" svg:y="15.581924cm" svg:viewBox="0 0 100 352" svg:width="0.1000cm" svg:height="0.3528cm" draw:points="50, 0 100, 176 50, 352 0, 176"/>
<text:alphabetical-index-mark text:string-value="Кириллов, ?? (vers 1520 -  )"/><draw:frame text:anchor-type="paragraph" draw:z-index="2" draw:style-name="TLG-text" svg:width="3.26cm" svg:height="0.49cm" svg:x="0.62cm" svg:y="16.20cm"><draw:text-box> <text:p text:style-name="FTLG-Name"><text:span text:style-name="FTLG-Name">Кириллов, ??</text:span></text:p></draw:text-box>
</draw:frame>
<draw:polygon draw:style-name="TLG-line" draw:layer="layout" draw:z-index="1" svg:x="13.884520cm" svg:y="16.199284cm" svg:viewBox="0 0 100 352" svg:width="0.1000cm" svg:height="0.3528cm" draw:points="50, 0 100, 176 50, 352 0, 176"/>
<text:alphabetical-index-mark text:string-value="Ramos, John (1526 -  )"/><draw:frame text:anchor-type="paragraph" draw:z-index="2" draw:style-name="TLG-text" svg:width="3.16cm" svg:height="0.49cm" svg:x="0.62cm" svg:y="16.82cm"><draw:text-box> <text:p text:style-name="FTLG-Name"><text:span text:style-name="FTLG-Name">Ramos, John</text:span></text:p></draw:text-box>
</draw:frame>
<draw:polygon draw:style-name="TLG-line" draw:layer="layout" draw:z-index="1" svg:x="13.910463cm" svg:y="16.816644cm" svg:viewBox="0 0 100 352" svg:width="0.1000cm" svg:height="0.3528cm" draw:points="50, 0 100, 176 50, 352 0, 176"/>
<text:alphabetical-index-mark text:string-value="Blanco, Hans (1528 -  )"/><draw:frame text:anchor-type="paragraph" draw:z-index="2" draw:style-name="TLG-text" svg:width="3.19cm" svg:height="0.49cm" svg:x="0.62cm" svg:y="17.43cm"><draw:text-box> <text:p text:style-name="FTLG-Name"><text:span text:style-name="FTLG-Name">Blanco, Hans</text:span></text:p></draw:text-box>
</draw:frame>
<draw:polygon draw:style-name="TLG-line" draw:layer="layout" draw:z-index="1" svg:x="13.919111cm" svg:y="17.434004cm" svg:viewBox="0 0 100 352" svg:width="0.1000cm" svg:height="0.3528cm" draw:points="50, 0 100, 176 50, 352 0, 176"/>
<text:alphabetical-index-mark text:string-value="Christiansen, Christopher (1530 - 1588)"/><draw:frame text:anchor-type="paragraph" draw:z-index="2" draw:style-name="TLG-text" svg:width="5.63cm" svg:height="0.49cm" svg:x="0.62cm" svg:y="18.05cm"><draw:text-box> <text:p text:style-name="FTLG-Name"><text:span text:style-name="FTLG-Name">Christiansen, Christopher</text:span></text:p></draw:text-box>
</draw:frame>
<draw:polygon draw:style-name="TLG-line" draw:layer="layout" draw:z-index="1" svg:x="13.927759cm" svg:y="18.051364cm" svg:viewBox="0 0 100 352" svg:width="0.1000cm" svg:height="0.3528cm" draw:points="50, 0 100, 176 50, 352 0, 176"/>
<draw:polygon draw:style-name="TLG-solid" draw:layer="layout" draw:z-index="1" svg:x="14.178546cm" svg:y="18.051364cm" svg:viewBox="0 0 100 352" svg:width="0.1000cm" svg:height="0.3528cm" draw:points="50, 0 100, 176 50, 352 0, 176"/>
<draw:line text:anchor-type="paragraph" draw:z-index="3" draw:style-name="open" svg:x1="14.03cm" svg:y1="18.23cm" svg:x2="14.18cm" svg:y2="18.23cm"><text:p/>
</draw:line>
<text:alphabetical-index-mark text:string-value="Diaz, William (Rev.) (vers 1530 - vers 1587-10-12)"/><draw:frame text:anchor-type="paragraph" draw:z-index="2" draw:style-name="TLG-text" svg:width="4.48cm" svg:height="0.49cm" svg:x="0.62cm" svg:y="18.67cm"><draw:text-box> <text:p text:style-name="FTLG-Name"><text:span text:style-name="FTLG-Name">Diaz, William (Rev.)</text:span></text:p></draw:text-box>
</draw:frame>
<draw:polygon draw:style-name="TLG-line" draw:layer="layout" draw:z-index="1" svg:x="13.927759cm" svg:y="18.668725cm" svg:viewBox="0 0 100 352" svg:width="0.1000cm" svg:height="0.3528cm" draw:points="50, 0 100, 176 50, 352 0, 176"/>
<draw:polygon draw:style-name="TLG-solid" draw:layer="layout" draw:z-index="1" svg:x="14.174222cm" svg:y="18.668725cm" svg:viewBox="0 0 100 352" svg:width="0.1000cm" svg:height="0.3528cm" draw:points="50, 0 100, 176 50, 352 0, 176"/>
<draw:line text:anchor-type="paragraph" draw:z-index="3" draw:style-name="open" svg:x1="14.03cm" svg:y1="18.85cm" svg:x2="14.17cm" svg:y2="18.85cm"><text:p/>
</draw:line>
<text:alphabetical-index-mark text:string-value="Kozłowski, Margret (vers 1535 - avant 1598)"/><draw:frame text:anchor-type="paragraph" draw:z-index="2" draw:style-name="TLG-text" svg:width="4.49cm" svg:height="0.49cm" svg:x="0.62cm" svg:y="19.29cm"><draw:text-box> <text:p text:style-name="FTLG-Name"><text:span text:style-name="FTLG-Name">Kozłowski, Margret</text:span></text:p></draw:text-box>
</draw:frame>
<draw:polygon draw:style-name="TLG-line" draw:layer="layout" draw:z-index="1" svg:x="13.949379cm" svg:y="19.286085cm" svg:viewBox="0 0 100 352" svg:width="0.1000cm" svg:height="0.3528cm" draw:points="50, 0 100, 176 50, 352 0, 176"/>
<draw:polygon draw:style-name="TLG-solid" draw:layer="layout" draw:z-index="1" svg:x="14.221785cm" svg:y="19.286085cm" svg:viewBox="0 0 100 352" svg:width="0.1000cm" svg:height="0.3528cm" draw:points="50, 0 100, 176 50, 352 0, 176"/>
<draw:line text:anchor-type="paragraph" draw:z-index="3" draw:style-name="open" svg:x1="14.05cm" svg:y1="19.46cm" svg:x2="14.22cm" svg:y2="19.46cm"><text:p/>
</draw:line>
<text:alphabetical-index-mark text:string-value="Wise, Thomas (1536-06-19 - 1606-10-09)"/><draw:frame text:anchor-type="paragraph" draw:z-index="2" draw:style-name="TLG-text" svg:width="3.39cm" svg:height="0.49cm" svg:x="0.62cm" svg:y="19.90cm"><draw:text-box> <text:p text:style-name="FTLG-Name"><text:span text:style-name="FTLG-Name">Wise, Thomas</text:span></text:p></draw:text-box>
</draw:frame>
<draw:polygon draw:style-name="TLG-line" draw:layer="layout" draw:z-index="1" svg:x="13.953703cm" svg:y="19.903445cm" svg:viewBox="0 0 100 352" svg:width="0.1000cm" svg:height="0.3528cm" draw:points="50, 0 100, 176 50, 352 0, 176"/>
<draw:polygon draw:style-name="TLG-solid" draw:layer="layout" draw:z-index="1" svg:x="14.256377cm" svg:y="19.903445cm" svg:viewBox="0 0 100 352" svg:width="0.1000cm" svg:height="0.3528cm" draw:points="50, 0 100, 176 50, 352 0, 176"/>
<draw:line text:anchor-type="paragraph" draw:z-index="3" draw:style-name="open" svg:x1="14.05cm" svg:y1="20.08cm" svg:x2="14.26cm" svg:y2="20.08cm"><text:p/>
</draw:line>
<text:alphabetical-index-mark text:string-value="Warner, Sir Francis (1543 - 1596-01-28)"/><draw:frame text:anchor-type="paragraph" draw:z-index="2" draw:style-name="TLG-text" svg:width="4.41cm" svg:height="0.49cm" svg:x="0.62cm" svg:y="20.52cm"><draw:text-box> <text:p text:style-name="FTLG-Name"><text:span text:style-name="FTLG-Name">Warner, Sir Francis</text:span></text:p></draw:text-box>
</draw:frame>
<draw:polygon draw:style-name="TLG-line" draw:layer="layout" draw:z-index="1" svg:x="13.983970cm" svg:y="20.520805cm" svg:viewBox="0 0 100 352" svg:width="0.1000cm" svg:height="0.3528cm" draw:points="50, 0 100, 176 50, 352 0, 176"/>
<draw:polygon draw:style-name="TLG-solid" draw:layer="layout" draw:z-index="1" svg:x="14.213138cm" svg:y="20.520805cm" svg:viewBox="0 0 100 352" svg:width="0.1000cm" svg:height="0.3528cm" draw:points="50, 0 100, 176 50, 352 0, 176"/>
<draw:line text:anchor-type="paragraph" draw:z-index="3" draw:style-name="open" svg:x1="14.08cm" svg:y1="20.70cm" svg:x2="14.21cm" svg:y2="20.70cm"><text:p/>
</draw:line>
<text:alphabetical-index-mark text:string-value="Jones, Ann (1550 -  )"/><draw:frame text:anchor-type="paragraph" draw:z-index="2" draw:style-name="TLG-text" svg:width="2.75cm" svg:height="0.49cm" svg:x="0.62cm" svg:y="21.14cm"><draw:text-box> <text:p text:style-name="FTLG-Name"><text:span text:style-name="FTLG-Name">Jones, Ann</text:span></text:p></draw:text-box>
</draw:frame>
<draw:polygon draw:style-name="TLG-line" draw:layer="layout" draw:z-index="1" svg:x="14.014237cm" svg:y="21.138165cm" svg:viewBox="0 0 100 352" svg:width="0.1000cm" svg:height="0.3528cm" draw:points="50, 0 100, 176 50, 352 0, 176"/>
<text:alphabetical-index-mark text:string-value="Blanco, Bendicht (1555 -  )"/><draw:frame text:anchor-type="paragraph" draw:z-index="2" draw:style-name="TLG-text" svg:width="3.90cm" svg:height="0.49cm" svg:x="0.62cm" svg:y="21.76cm"><draw:text-box> <text:p text:style-name="FTLG-Name"><text:span text:style-name="FTLG-Name">Blanco, Bendicht</text:span></text:p></draw:text-box>
</draw:frame>
<draw:polygon draw:style-name="TLG-line" draw:layer="layout" draw:z-index="1" svg:x="14.035857cm" svg:y="21.755525cm" svg:viewBox="0 0 100 352" svg:width="0.1000cm" svg:height="0.3528cm" draw:points="50, 0 100, 176 50, 352 0, 176"/>
<text:alphabetical-index-mark text:string-value="Foster, John (vers 1555 - 1598-01-31)"/><draw:frame text:anchor-type="paragraph" draw:z-index="2" draw:style-name="TLG-text" svg:width="3.01cm" svg:height="0.49cm" svg:x="0.62cm" svg:y="22.37cm"><draw:text-box> <text:p text:style-name="FTLG-Name"><text:span text:style-name="FTLG-Name">Foster, John</text:span></text:p></draw:text-box>
</draw:frame>
<draw:polygon draw:style-name="TLG-line" draw:layer="layout" draw:z-index="1" svg:x="14.035857cm" svg:y="22.372886cm" svg:viewBox="0 0 100 352" svg:width="0.1000cm" svg:height="0.3528cm" draw:points="50, 0 100, 176 50, 352 0, 176"/>
<draw:polygon draw:style-name="TLG-solid" draw:layer="layout" draw:z-index="1" svg:x="14.221785cm" svg:y="22.372886cm" svg:viewBox="0 0 100 352" svg:width="0.1000cm" svg:height="0.3528cm" draw:points="50, 0 100, 176 50, 352 0, 176"/>
<draw:line text:anchor-type="paragraph" draw:z-index="3" draw:style-name="open" svg:x1="14.14cm" svg:y1="22.55cm" svg:x2="14.2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amos, Mary (vers 1556 - 1588-01-07)"/><draw:frame text:anchor-type="paragraph" draw:z-index="2" draw:style-name="TLG-text" svg:width="3.19cm" svg:height="0.49cm" svg:x="0.62cm" svg:y="2.62cm"><draw:text-box> <text:p text:style-name="FTLG-Name"><text:span text:style-name="FTLG-Name">Ramos, Mary</text:span></text:p></draw:text-box>
</draw:frame>
<draw:polygon draw:style-name="TLG-line" draw:layer="layout" draw:z-index="1" svg:x="14.040181cm" svg:y="2.617360cm" svg:viewBox="0 0 100 352" svg:width="0.1000cm" svg:height="0.3528cm" draw:points="50, 0 100, 176 50, 352 0, 176"/>
<draw:polygon draw:style-name="TLG-solid" draw:layer="layout" draw:z-index="1" svg:x="14.178546cm" svg:y="2.617360cm" svg:viewBox="0 0 100 352" svg:width="0.1000cm" svg:height="0.3528cm" draw:points="50, 0 100, 176 50, 352 0, 176"/>
<draw:line text:anchor-type="paragraph" draw:z-index="3" draw:style-name="open" svg:x1="14.14cm" svg:y1="2.79cm" svg:x2="14.18cm" svg:y2="2.79cm"><text:p/>
</draw:line>
<text:alphabetical-index-mark text:string-value="Ryan, Elizabeth (vers 1556 - 1628)"/><draw:frame text:anchor-type="paragraph" draw:z-index="2" draw:style-name="TLG-text" svg:width="3.67cm" svg:height="0.49cm" svg:x="0.62cm" svg:y="3.23cm"><draw:text-box> <text:p text:style-name="FTLG-Name"><text:span text:style-name="FTLG-Name">Ryan, Elizabeth</text:span></text:p></draw:text-box>
</draw:frame>
<draw:polygon draw:style-name="TLG-line" draw:layer="layout" draw:z-index="1" svg:x="14.040181cm" svg:y="3.234720cm" svg:viewBox="0 0 100 352" svg:width="0.1000cm" svg:height="0.3528cm" draw:points="50, 0 100, 176 50, 352 0, 176"/>
<draw:polygon draw:style-name="TLG-solid" draw:layer="layout" draw:z-index="1" svg:x="14.351503cm" svg:y="3.234720cm" svg:viewBox="0 0 100 352" svg:width="0.1000cm" svg:height="0.3528cm" draw:points="50, 0 100, 176 50, 352 0, 176"/>
<draw:line text:anchor-type="paragraph" draw:z-index="3" draw:style-name="open" svg:x1="14.14cm" svg:y1="3.41cm" svg:x2="14.35cm" svg:y2="3.41cm"><text:p/>
</draw:line>
<text:alphabetical-index-mark text:string-value="Warner, Thomas (1556 -  )"/><draw:frame text:anchor-type="paragraph" draw:z-index="2" draw:style-name="TLG-text" svg:width="3.87cm" svg:height="0.49cm" svg:x="0.62cm" svg:y="3.85cm"><draw:text-box> <text:p text:style-name="FTLG-Name"><text:span text:style-name="FTLG-Name">Warner, Thomas</text:span></text:p></draw:text-box>
</draw:frame>
<draw:polygon draw:style-name="TLG-line" draw:layer="layout" draw:z-index="1" svg:x="14.040181cm" svg:y="3.852081cm" svg:viewBox="0 0 100 352" svg:width="0.1000cm" svg:height="0.3528cm" draw:points="50, 0 100, 176 50, 352 0, 176"/>
<text:alphabetical-index-mark text:string-value="Fisher, Bendichtli (1559 -  )"/><draw:frame text:anchor-type="paragraph" draw:z-index="2" draw:style-name="TLG-text" svg:width="3.98cm" svg:height="0.49cm" svg:x="0.62cm" svg:y="4.47cm"><draw:text-box> <text:p text:style-name="FTLG-Name"><text:span text:style-name="FTLG-Name">Fisher, Bendichtli</text:span></text:p></draw:text-box>
</draw:frame>
<draw:polygon draw:style-name="TLG-line" draw:layer="layout" draw:z-index="1" svg:x="14.053153cm" svg:y="4.469441cm" svg:viewBox="0 0 100 352" svg:width="0.1000cm" svg:height="0.3528cm" draw:points="50, 0 100, 176 50, 352 0, 176"/>
<text:alphabetical-index-mark text:string-value="Kowalski, John (1560 - 1630-08-30)"/><draw:frame text:anchor-type="paragraph" draw:z-index="2" draw:style-name="TLG-text" svg:width="3.52cm" svg:height="0.49cm" svg:x="0.62cm" svg:y="5.09cm"><draw:text-box> <text:p text:style-name="FTLG-Name"><text:span text:style-name="FTLG-Name">Kowalski, John</text:span></text:p></draw:text-box>
</draw:frame>
<draw:polygon draw:style-name="TLG-line" draw:layer="layout" draw:z-index="1" svg:x="14.057477cm" svg:y="5.086801cm" svg:viewBox="0 0 100 352" svg:width="0.1000cm" svg:height="0.3528cm" draw:points="50, 0 100, 176 50, 352 0, 176"/>
<draw:polygon draw:style-name="TLG-solid" draw:layer="layout" draw:z-index="1" svg:x="14.360151cm" svg:y="5.086801cm" svg:viewBox="0 0 100 352" svg:width="0.1000cm" svg:height="0.3528cm" draw:points="50, 0 100, 176 50, 352 0, 176"/>
<draw:line text:anchor-type="paragraph" draw:z-index="3" draw:style-name="open" svg:x1="14.16cm" svg:y1="5.26cm" svg:x2="14.36cm" svg:y2="5.26cm"><text:p/>
</draw:line>
<text:alphabetical-index-mark text:string-value="Reynolds, John (vers 1566 -  )"/><draw:frame text:anchor-type="paragraph" draw:z-index="2" draw:style-name="TLG-text" svg:width="3.62cm" svg:height="0.49cm" svg:x="0.62cm" svg:y="5.70cm"><draw:text-box> <text:p text:style-name="FTLG-Name"><text:span text:style-name="FTLG-Name">Reynolds, John</text:span></text:p></draw:text-box>
</draw:frame>
<draw:polygon draw:style-name="TLG-line" draw:layer="layout" draw:z-index="1" svg:x="14.083420cm" svg:y="5.704161cm" svg:viewBox="0 0 100 352" svg:width="0.1000cm" svg:height="0.3528cm" draw:points="50, 0 100, 176 50, 352 0, 176"/>
<text:alphabetical-index-mark text:string-value="Thomas, Elder Thomas (vers 1580 - 1632)"/><draw:frame text:anchor-type="paragraph" draw:z-index="2" draw:style-name="TLG-text" svg:width="5.22cm" svg:height="0.49cm" svg:x="0.62cm" svg:y="6.32cm"><draw:text-box> <text:p text:style-name="FTLG-Name"><text:span text:style-name="FTLG-Name">Thomas, Elder Thomas</text:span></text:p></draw:text-box>
</draw:frame>
<draw:polygon draw:style-name="TLG-line" draw:layer="layout" draw:z-index="1" svg:x="14.143955cm" svg:y="6.321521cm" svg:viewBox="0 0 100 352" svg:width="0.1000cm" svg:height="0.3528cm" draw:points="50, 0 100, 176 50, 352 0, 176"/>
<draw:polygon draw:style-name="TLG-solid" draw:layer="layout" draw:z-index="1" svg:x="14.368799cm" svg:y="6.321521cm" svg:viewBox="0 0 100 352" svg:width="0.1000cm" svg:height="0.3528cm" draw:points="50, 0 100, 176 50, 352 0, 176"/>
<draw:line text:anchor-type="paragraph" draw:z-index="3" draw:style-name="open" svg:x1="14.24cm" svg:y1="6.50cm" svg:x2="14.37cm" svg:y2="6.50cm"><text:p/>
</draw:line>
<text:alphabetical-index-mark text:string-value="Blanco, Hans (1582-01-07 -  )"/><draw:frame text:anchor-type="paragraph" draw:z-index="2" draw:style-name="TLG-text" svg:width="3.19cm" svg:height="0.49cm" svg:x="0.62cm" svg:y="6.94cm"><draw:text-box> <text:p text:style-name="FTLG-Name"><text:span text:style-name="FTLG-Name">Blanco, Hans</text:span></text:p></draw:text-box>
</draw:frame>
<draw:polygon draw:style-name="TLG-line" draw:layer="layout" draw:z-index="1" svg:x="14.152603cm" svg:y="6.938881cm" svg:viewBox="0 0 100 352" svg:width="0.1000cm" svg:height="0.3528cm" draw:points="50, 0 100, 176 50, 352 0, 176"/>
<text:alphabetical-index-mark text:string-value="Foster, Thomas (1582-04-14 - 1658-06-01)"/><draw:frame text:anchor-type="paragraph" draw:z-index="2" draw:style-name="TLG-text" svg:width="3.67cm" svg:height="0.49cm" svg:x="0.62cm" svg:y="7.56cm"><draw:text-box> <text:p text:style-name="FTLG-Name"><text:span text:style-name="FTLG-Name">Foster, Thomas</text:span></text:p></draw:text-box>
</draw:frame>
<draw:polygon draw:style-name="TLG-line" draw:layer="layout" draw:z-index="1" svg:x="14.152603cm" svg:y="7.556242cm" svg:viewBox="0 0 100 352" svg:width="0.1000cm" svg:height="0.3528cm" draw:points="50, 0 100, 176 50, 352 0, 176"/>
<draw:polygon draw:style-name="TLG-solid" draw:layer="layout" draw:z-index="1" svg:x="14.481220cm" svg:y="7.556242cm" svg:viewBox="0 0 100 352" svg:width="0.1000cm" svg:height="0.3528cm" draw:points="50, 0 100, 176 50, 352 0, 176"/>
<draw:line text:anchor-type="paragraph" draw:z-index="3" draw:style-name="open" svg:x1="14.25cm" svg:y1="7.73cm" svg:x2="14.48cm" svg:y2="7.73cm"><text:p/>
</draw:line>
<text:alphabetical-index-mark text:string-value="Christiansen, Edward (vers 1583 - 1614)"/><draw:frame text:anchor-type="paragraph" draw:z-index="2" draw:style-name="TLG-text" svg:width="4.82cm" svg:height="0.49cm" svg:x="0.62cm" svg:y="8.17cm"><draw:text-box> <text:p text:style-name="FTLG-Name"><text:span text:style-name="FTLG-Name">Christiansen, Edward</text:span></text:p></draw:text-box>
</draw:frame>
<draw:polygon draw:style-name="TLG-line" draw:layer="layout" draw:z-index="1" svg:x="14.156927cm" svg:y="8.173602cm" svg:viewBox="0 0 100 352" svg:width="0.1000cm" svg:height="0.3528cm" draw:points="50, 0 100, 176 50, 352 0, 176"/>
<draw:polygon draw:style-name="TLG-solid" draw:layer="layout" draw:z-index="1" svg:x="14.290968cm" svg:y="8.173602cm" svg:viewBox="0 0 100 352" svg:width="0.1000cm" svg:height="0.3528cm" draw:points="50, 0 100, 176 50, 352 0, 176"/>
<draw:line text:anchor-type="paragraph" draw:z-index="3" draw:style-name="open" svg:x1="14.26cm" svg:y1="8.35cm" svg:x2="14.29cm" svg:y2="8.35cm"><text:p/>
</draw:line>
<text:alphabetical-index-mark text:string-value="Peters, George Sr. (avant 1583 - 1648)"/><draw:frame text:anchor-type="paragraph" draw:z-index="2" draw:style-name="TLG-text" svg:width="4.28cm" svg:height="0.49cm" svg:x="0.62cm" svg:y="8.79cm"><draw:text-box> <text:p text:style-name="FTLG-Name"><text:span text:style-name="FTLG-Name">Peters, George Sr.</text:span></text:p></draw:text-box>
</draw:frame>
<draw:polygon draw:style-name="TLG-line" draw:layer="layout" draw:z-index="1" svg:x="14.156927cm" svg:y="8.790962cm" svg:viewBox="0 0 100 352" svg:width="0.1000cm" svg:height="0.3528cm" draw:points="50, 0 100, 176 50, 352 0, 176"/>
<draw:polygon draw:style-name="TLG-solid" draw:layer="layout" draw:z-index="1" svg:x="14.437981cm" svg:y="8.790962cm" svg:viewBox="0 0 100 352" svg:width="0.1000cm" svg:height="0.3528cm" draw:points="50, 0 100, 176 50, 352 0, 176"/>
<draw:line text:anchor-type="paragraph" draw:z-index="3" draw:style-name="open" svg:x1="14.26cm" svg:y1="8.97cm" svg:x2="14.44cm" svg:y2="8.97cm"><text:p/>
</draw:line>
<text:alphabetical-index-mark text:string-value="Black, Jane (vers 1584 -  )"/><draw:frame text:anchor-type="paragraph" draw:z-index="2" draw:style-name="TLG-text" svg:width="2.83cm" svg:height="0.49cm" svg:x="0.62cm" svg:y="9.41cm"><draw:text-box> <text:p text:style-name="FTLG-Name"><text:span text:style-name="FTLG-Name">Black, Jane</text:span></text:p></draw:text-box>
</draw:frame>
<draw:polygon draw:style-name="TLG-line" draw:layer="layout" draw:z-index="1" svg:x="14.161251cm" svg:y="9.408322cm" svg:viewBox="0 0 100 352" svg:width="0.1000cm" svg:height="0.3528cm" draw:points="50, 0 100, 176 50, 352 0, 176"/>
<text:alphabetical-index-mark text:string-value="Buchanan, Elsbeth (1584-09-27 -  )"/><draw:frame text:anchor-type="paragraph" draw:z-index="2" draw:style-name="TLG-text" svg:width="4.31cm" svg:height="0.49cm" svg:x="0.62cm" svg:y="10.03cm"><draw:text-box> <text:p text:style-name="FTLG-Name"><text:span text:style-name="FTLG-Name">Buchanan, Elsbeth</text:span></text:p></draw:text-box>
</draw:frame>
<draw:polygon draw:style-name="TLG-line" draw:layer="layout" draw:z-index="1" svg:x="14.161251cm" svg:y="10.025682cm" svg:viewBox="0 0 100 352" svg:width="0.1000cm" svg:height="0.3528cm" draw:points="50, 0 100, 176 50, 352 0, 176"/>
<text:alphabetical-index-mark text:string-value="Lefebvre, Rev. John L. (1584-12-20 - 1653-11-03)"/><draw:frame text:anchor-type="paragraph" draw:z-index="2" draw:style-name="TLG-text" svg:width="5.07cm" svg:height="0.49cm" svg:x="0.62cm" svg:y="10.64cm"><draw:text-box> <text:p text:style-name="FTLG-Name"><text:span text:style-name="FTLG-Name">Lefebvre, Rev. John L.</text:span></text:p></draw:text-box>
</draw:frame>
<draw:polygon draw:style-name="TLG-line" draw:layer="layout" draw:z-index="1" svg:x="14.161251cm" svg:y="10.643042cm" svg:viewBox="0 0 100 352" svg:width="0.1000cm" svg:height="0.3528cm" draw:points="50, 0 100, 176 50, 352 0, 176"/>
<draw:polygon draw:style-name="TLG-solid" draw:layer="layout" draw:z-index="1" svg:x="14.459601cm" svg:y="10.643042cm" svg:viewBox="0 0 100 352" svg:width="0.1000cm" svg:height="0.3528cm" draw:points="50, 0 100, 176 50, 352 0, 176"/>
<draw:line text:anchor-type="paragraph" draw:z-index="3" draw:style-name="open" svg:x1="14.26cm" svg:y1="10.82cm" svg:x2="14.46cm" svg:y2="10.82cm"><text:p/>
</draw:line>
<text:alphabetical-index-mark text:string-value="Spencer, Ann (vers 1585 - 1662-12-20)"/><draw:frame text:anchor-type="paragraph" draw:z-index="2" draw:style-name="TLG-text" svg:width="3.24cm" svg:height="0.49cm" svg:x="0.62cm" svg:y="11.26cm"><draw:text-box> <text:p text:style-name="FTLG-Name"><text:span text:style-name="FTLG-Name">Spencer, Ann</text:span></text:p></draw:text-box>
</draw:frame>
<draw:polygon draw:style-name="TLG-line" draw:layer="layout" draw:z-index="1" svg:x="14.165574cm" svg:y="11.260403cm" svg:viewBox="0 0 100 352" svg:width="0.1000cm" svg:height="0.3528cm" draw:points="50, 0 100, 176 50, 352 0, 176"/>
<draw:polygon draw:style-name="TLG-solid" draw:layer="layout" draw:z-index="1" svg:x="14.498516cm" svg:y="11.260403cm" svg:viewBox="0 0 100 352" svg:width="0.1000cm" svg:height="0.3528cm" draw:points="50, 0 100, 176 50, 352 0, 176"/>
<draw:line text:anchor-type="paragraph" draw:z-index="3" draw:style-name="open" svg:x1="14.27cm" svg:y1="11.44cm" svg:x2="14.50cm" svg:y2="11.44cm"><text:p/>
</draw:line>
<text:alphabetical-index-mark text:string-value="Kowalski, Hannah (1590 - )"/><draw:frame text:anchor-type="paragraph" draw:z-index="2" draw:style-name="TLG-text" svg:width="4.13cm" svg:height="0.49cm" svg:x="0.62cm" svg:y="11.88cm"><draw:text-box> <text:p text:style-name="FTLG-Name"><text:span text:style-name="FTLG-Name">Kowalski, Hannah</text:span></text:p></draw:text-box>
</draw:frame>
<draw:polygon draw:style-name="TLG-line" draw:layer="layout" draw:z-index="1" svg:x="14.187194cm" svg:y="11.877763cm" svg:viewBox="0 0 100 352" svg:width="0.1000cm" svg:height="0.3528cm" draw:points="50, 0 100, 176 50, 352 0, 176"/>
<text:alphabetical-index-mark text:string-value="Abbott, Frances (vers 1592 - vers 1642-01-00)"/><draw:frame text:anchor-type="paragraph" draw:z-index="2" draw:style-name="TLG-text" svg:width="3.70cm" svg:height="0.49cm" svg:x="0.62cm" svg:y="12.50cm"><draw:text-box> <text:p text:style-name="FTLG-Name"><text:span text:style-name="FTLG-Name">Abbott, Frances</text:span></text:p></draw:text-box>
</draw:frame>
<draw:polygon draw:style-name="TLG-line" draw:layer="layout" draw:z-index="1" svg:x="14.195842cm" svg:y="12.495123cm" svg:viewBox="0 0 100 352" svg:width="0.1000cm" svg:height="0.3528cm" draw:points="50, 0 100, 176 50, 352 0, 176"/>
<draw:polygon draw:style-name="TLG-solid" draw:layer="layout" draw:z-index="1" svg:x="14.412038cm" svg:y="12.495123cm" svg:viewBox="0 0 100 352" svg:width="0.1000cm" svg:height="0.3528cm" draw:points="50, 0 100, 176 50, 352 0, 176"/>
<draw:line text:anchor-type="paragraph" draw:z-index="3" draw:style-name="open" svg:x1="14.30cm" svg:y1="12.67cm" svg:x2="14.41cm" svg:y2="12.67cm"><text:p/>
</draw:line>
<text:alphabetical-index-mark text:string-value="Reynolds, John (vers 1599 - )"/><draw:frame text:anchor-type="paragraph" draw:z-index="2" draw:style-name="TLG-text" svg:width="3.62cm" svg:height="0.49cm" svg:x="0.62cm" svg:y="13.11cm"><draw:text-box> <text:p text:style-name="FTLG-Name"><text:span text:style-name="FTLG-Name">Reynolds, John</text:span></text:p></draw:text-box>
</draw:frame>
<draw:polygon draw:style-name="TLG-line" draw:layer="layout" draw:z-index="1" svg:x="14.226109cm" svg:y="13.112483cm" svg:viewBox="0 0 100 352" svg:width="0.1000cm" svg:height="0.3528cm" draw:points="50, 0 100, 176 50, 352 0, 176"/>
<text:alphabetical-index-mark text:string-value="Barrett, Anne (vers 1600 -  )"/><draw:frame text:anchor-type="paragraph" draw:z-index="2" draw:style-name="TLG-text" svg:width="3.16cm" svg:height="0.49cm" svg:x="0.62cm" svg:y="13.73cm"><draw:text-box> <text:p text:style-name="FTLG-Name"><text:span text:style-name="FTLG-Name">Barrett, Anne</text:span></text:p></draw:text-box>
</draw:frame>
<draw:polygon draw:style-name="TLG-line" draw:layer="layout" draw:z-index="1" svg:x="14.230433cm" svg:y="13.729843cm" svg:viewBox="0 0 100 352" svg:width="0.1000cm" svg:height="0.3528cm" draw:points="50, 0 100, 176 50, 352 0, 176"/>
<text:alphabetical-index-mark text:string-value="Norris, William (vers 1600 -  )"/><draw:frame text:anchor-type="paragraph" draw:z-index="2" draw:style-name="TLG-text" svg:width="3.41cm" svg:height="0.49cm" svg:x="0.62cm" svg:y="14.35cm"><draw:text-box> <text:p text:style-name="FTLG-Name"><text:span text:style-name="FTLG-Name">Norris, William</text:span></text:p></draw:text-box>
</draw:frame>
<draw:polygon draw:style-name="TLG-line" draw:layer="layout" draw:z-index="1" svg:x="14.230433cm" svg:y="14.347203cm" svg:viewBox="0 0 100 352" svg:width="0.1000cm" svg:height="0.3528cm" draw:points="50, 0 100, 176 50, 352 0, 176"/>
<text:alphabetical-index-mark text:string-value="Ковалев, Sarah (vers 1604 - )"/><draw:frame text:anchor-type="paragraph" draw:z-index="2" draw:style-name="TLG-text" svg:width="3.72cm" svg:height="0.49cm" svg:x="0.62cm" svg:y="14.96cm"><draw:text-box> <text:p text:style-name="FTLG-Name"><text:span text:style-name="FTLG-Name">Ковалев, Sarah</text:span></text:p></draw:text-box>
</draw:frame>
<draw:polygon draw:style-name="TLG-line" draw:layer="layout" draw:z-index="1" svg:x="14.247729cm" svg:y="14.964564cm" svg:viewBox="0 0 100 352" svg:width="0.1000cm" svg:height="0.3528cm" draw:points="50, 0 100, 176 50, 352 0, 176"/>
<text:alphabetical-index-mark text:string-value="Grenier, Joseph (1605 - 1647-12-04)"/><draw:frame text:anchor-type="paragraph" draw:z-index="2" draw:style-name="TLG-text" svg:width="3.72cm" svg:height="0.49cm" svg:x="0.62cm" svg:y="15.58cm"><draw:text-box> <text:p text:style-name="FTLG-Name"><text:span text:style-name="FTLG-Name">Grenier, Joseph</text:span></text:p></draw:text-box>
</draw:frame>
<draw:polygon draw:style-name="TLG-line" draw:layer="layout" draw:z-index="1" svg:x="14.252053cm" svg:y="15.581924cm" svg:viewBox="0 0 100 352" svg:width="0.1000cm" svg:height="0.3528cm" draw:points="50, 0 100, 176 50, 352 0, 176"/>
<draw:polygon draw:style-name="TLG-solid" draw:layer="layout" draw:z-index="1" svg:x="14.433657cm" svg:y="15.581924cm" svg:viewBox="0 0 100 352" svg:width="0.1000cm" svg:height="0.3528cm" draw:points="50, 0 100, 176 50, 352 0, 176"/>
<draw:line text:anchor-type="paragraph" draw:z-index="3" draw:style-name="open" svg:x1="14.35cm" svg:y1="15.76cm" svg:x2="14.43cm" svg:y2="15.76cm"><text:p/>
</draw:line>
<text:alphabetical-index-mark text:string-value="Mazur, William (vers 1606 -  )"/><draw:frame text:anchor-type="paragraph" draw:z-index="2" draw:style-name="TLG-text" svg:width="3.46cm" svg:height="0.49cm" svg:x="0.62cm" svg:y="16.20cm"><draw:text-box> <text:p text:style-name="FTLG-Name"><text:span text:style-name="FTLG-Name">Mazur, William</text:span></text:p></draw:text-box>
</draw:frame>
<draw:polygon draw:style-name="TLG-line" draw:layer="layout" draw:z-index="1" svg:x="14.256377cm" svg:y="16.199284cm" svg:viewBox="0 0 100 352" svg:width="0.1000cm" svg:height="0.3528cm" draw:points="50, 0 100, 176 50, 352 0, 176"/>
<text:alphabetical-index-mark text:string-value="Christiansen, Edward (1607 - 1684)"/><draw:frame text:anchor-type="paragraph" draw:z-index="2" draw:style-name="TLG-text" svg:width="4.82cm" svg:height="0.49cm" svg:x="0.62cm" svg:y="16.82cm"><draw:text-box> <text:p text:style-name="FTLG-Name"><text:span text:style-name="FTLG-Name">Christiansen, Edward</text:span></text:p></draw:text-box>
</draw:frame>
<draw:polygon draw:style-name="TLG-line" draw:layer="layout" draw:z-index="1" svg:x="14.260701cm" svg:y="16.816644cm" svg:viewBox="0 0 100 352" svg:width="0.1000cm" svg:height="0.3528cm" draw:points="50, 0 100, 176 50, 352 0, 176"/>
<draw:polygon draw:style-name="TLG-solid" draw:layer="layout" draw:z-index="1" svg:x="14.593642cm" svg:y="16.816644cm" svg:viewBox="0 0 100 352" svg:width="0.1000cm" svg:height="0.3528cm" draw:points="50, 0 100, 176 50, 352 0, 176"/>
<draw:line text:anchor-type="paragraph" draw:z-index="3" draw:style-name="open" svg:x1="14.36cm" svg:y1="16.99cm" svg:x2="14.59cm" svg:y2="16.99cm"><text:p/>
</draw:line>
<text:alphabetical-index-mark text:string-value="Rose, Ann (1607 -  )"/><draw:frame text:anchor-type="paragraph" draw:z-index="2" draw:style-name="TLG-text" svg:width="2.60cm" svg:height="0.49cm" svg:x="0.62cm" svg:y="17.43cm"><draw:text-box> <text:p text:style-name="FTLG-Name"><text:span text:style-name="FTLG-Name">Rose, Ann</text:span></text:p></draw:text-box>
</draw:frame>
<draw:polygon draw:style-name="TLG-line" draw:layer="layout" draw:z-index="1" svg:x="14.260701cm" svg:y="17.434004cm" svg:viewBox="0 0 100 352" svg:width="0.1000cm" svg:height="0.3528cm" draw:points="50, 0 100, 176 50, 352 0, 176"/>
<text:alphabetical-index-mark text:string-value="Jenkins, Peter (1607 - 1680-10-14)"/><draw:frame text:anchor-type="paragraph" draw:z-index="2" draw:style-name="TLG-text" svg:width="3.36cm" svg:height="0.49cm" svg:x="0.62cm" svg:y="18.05cm"><draw:text-box> <text:p text:style-name="FTLG-Name"><text:span text:style-name="FTLG-Name">Jenkins, Peter</text:span></text:p></draw:text-box>
</draw:frame>
<draw:polygon draw:style-name="TLG-line" draw:layer="layout" draw:z-index="1" svg:x="14.260701cm" svg:y="18.051364cm" svg:viewBox="0 0 100 352" svg:width="0.1000cm" svg:height="0.3528cm" draw:points="50, 0 100, 176 50, 352 0, 176"/>
<draw:polygon draw:style-name="TLG-solid" draw:layer="layout" draw:z-index="1" svg:x="14.576347cm" svg:y="18.051364cm" svg:viewBox="0 0 100 352" svg:width="0.1000cm" svg:height="0.3528cm" draw:points="50, 0 100, 176 50, 352 0, 176"/>
<draw:line text:anchor-type="paragraph" draw:z-index="3" draw:style-name="open" svg:x1="14.36cm" svg:y1="18.23cm" svg:x2="14.58cm" svg:y2="18.23cm"><text:p/>
</draw:line>
<text:alphabetical-index-mark text:string-value="Peters, Rose (1608 - 1695)"/><draw:frame text:anchor-type="paragraph" draw:z-index="2" draw:style-name="TLG-text" svg:width="3.11cm" svg:height="0.49cm" svg:x="0.62cm" svg:y="18.67cm"><draw:text-box> <text:p text:style-name="FTLG-Name"><text:span text:style-name="FTLG-Name">Peters, Rose</text:span></text:p></draw:text-box>
</draw:frame>
<draw:polygon draw:style-name="TLG-line" draw:layer="layout" draw:z-index="1" svg:x="14.265025cm" svg:y="18.668725cm" svg:viewBox="0 0 100 352" svg:width="0.1000cm" svg:height="0.3528cm" draw:points="50, 0 100, 176 50, 352 0, 176"/>
<draw:polygon draw:style-name="TLG-solid" draw:layer="layout" draw:z-index="1" svg:x="14.641205cm" svg:y="18.668725cm" svg:viewBox="0 0 100 352" svg:width="0.1000cm" svg:height="0.3528cm" draw:points="50, 0 100, 176 50, 352 0, 176"/>
<draw:line text:anchor-type="paragraph" draw:z-index="3" draw:style-name="open" svg:x1="14.37cm" svg:y1="18.85cm" svg:x2="14.64cm" svg:y2="18.85cm"><text:p/>
</draw:line>
<text:alphabetical-index-mark text:string-value="Crawford, Margaret (vers 1610 - avant 1669)"/><draw:frame text:anchor-type="paragraph" draw:z-index="2" draw:style-name="TLG-text" svg:width="4.41cm" svg:height="0.49cm" svg:x="0.62cm" svg:y="19.29cm"><draw:text-box> <text:p text:style-name="FTLG-Name"><text:span text:style-name="FTLG-Name">Crawford, Margaret</text:span></text:p></draw:text-box>
</draw:frame>
<draw:polygon draw:style-name="TLG-line" draw:layer="layout" draw:z-index="1" svg:x="14.273672cm" svg:y="19.286085cm" svg:viewBox="0 0 100 352" svg:width="0.1000cm" svg:height="0.3528cm" draw:points="50, 0 100, 176 50, 352 0, 176"/>
<draw:polygon draw:style-name="TLG-solid" draw:layer="layout" draw:z-index="1" svg:x="14.528784cm" svg:y="19.286085cm" svg:viewBox="0 0 100 352" svg:width="0.1000cm" svg:height="0.3528cm" draw:points="50, 0 100, 176 50, 352 0, 176"/>
<draw:line text:anchor-type="paragraph" draw:z-index="3" draw:style-name="open" svg:x1="14.37cm" svg:y1="19.46cm" svg:x2="14.53cm" svg:y2="19.46cm"><text:p/>
</draw:line>
<text:alphabetical-index-mark text:string-value="Marsh, Margaret (1612 - 1680-05-20)"/><draw:frame text:anchor-type="paragraph" draw:z-index="2" draw:style-name="TLG-text" svg:width="3.82cm" svg:height="0.49cm" svg:x="0.62cm" svg:y="19.90cm"><draw:text-box> <text:p text:style-name="FTLG-Name"><text:span text:style-name="FTLG-Name">Marsh, Margaret</text:span></text:p></draw:text-box>
</draw:frame>
<draw:polygon draw:style-name="TLG-line" draw:layer="layout" draw:z-index="1" svg:x="14.282320cm" svg:y="19.903445cm" svg:viewBox="0 0 100 352" svg:width="0.1000cm" svg:height="0.3528cm" draw:points="50, 0 100, 176 50, 352 0, 176"/>
<draw:polygon draw:style-name="TLG-solid" draw:layer="layout" draw:z-index="1" svg:x="14.576347cm" svg:y="19.903445cm" svg:viewBox="0 0 100 352" svg:width="0.1000cm" svg:height="0.3528cm" draw:points="50, 0 100, 176 50, 352 0, 176"/>
<draw:line text:anchor-type="paragraph" draw:z-index="3" draw:style-name="open" svg:x1="14.38cm" svg:y1="20.08cm" svg:x2="14.58cm" svg:y2="20.08cm"><text:p/>
</draw:line>
<text:alphabetical-index-mark text:string-value="Piotrowski, John (1613 - 1670)"/><draw:frame text:anchor-type="paragraph" draw:z-index="2" draw:style-name="TLG-text" svg:width="3.80cm" svg:height="0.49cm" svg:x="0.62cm" svg:y="20.52cm"><draw:text-box> <text:p text:style-name="FTLG-Name"><text:span text:style-name="FTLG-Name">Piotrowski, John</text:span></text:p></draw:text-box>
</draw:frame>
<draw:polygon draw:style-name="TLG-line" draw:layer="layout" draw:z-index="1" svg:x="14.286644cm" svg:y="20.520805cm" svg:viewBox="0 0 100 352" svg:width="0.1000cm" svg:height="0.3528cm" draw:points="50, 0 100, 176 50, 352 0, 176"/>
<draw:polygon draw:style-name="TLG-solid" draw:layer="layout" draw:z-index="1" svg:x="14.533107cm" svg:y="20.520805cm" svg:viewBox="0 0 100 352" svg:width="0.1000cm" svg:height="0.3528cm" draw:points="50, 0 100, 176 50, 352 0, 176"/>
<draw:line text:anchor-type="paragraph" draw:z-index="3" draw:style-name="open" svg:x1="14.39cm" svg:y1="20.70cm" svg:x2="14.53cm" svg:y2="20.70cm"><text:p/>
</draw:line>
<text:alphabetical-index-mark text:string-value="Howell, JOHN (1615 - 1644-12-28)"/><draw:frame text:anchor-type="paragraph" draw:z-index="2" draw:style-name="TLG-text" svg:width="3.34cm" svg:height="0.49cm" svg:x="0.62cm" svg:y="21.14cm"><draw:text-box> <text:p text:style-name="FTLG-Name"><text:span text:style-name="FTLG-Name">Howell, JOHN</text:span></text:p></draw:text-box>
</draw:frame>
<draw:polygon draw:style-name="TLG-line" draw:layer="layout" draw:z-index="1" svg:x="14.295292cm" svg:y="21.138165cm" svg:viewBox="0 0 100 352" svg:width="0.1000cm" svg:height="0.3528cm" draw:points="50, 0 100, 176 50, 352 0, 176"/>
<draw:polygon draw:style-name="TLG-solid" draw:layer="layout" draw:z-index="1" svg:x="14.420686cm" svg:y="21.138165cm" svg:viewBox="0 0 100 352" svg:width="0.1000cm" svg:height="0.3528cm" draw:points="50, 0 100, 176 50, 352 0, 176"/>
<draw:line text:anchor-type="paragraph" draw:z-index="3" draw:style-name="open" svg:x1="14.40cm" svg:y1="21.31cm" svg:x2="14.42cm" svg:y2="21.31cm"><text:p/>
</draw:line>
<text:alphabetical-index-mark text:string-value="Murray, Nicholas (vers 1617 -  )"/><draw:frame text:anchor-type="paragraph" draw:z-index="2" draw:style-name="TLG-text" svg:width="3.90cm" svg:height="0.49cm" svg:x="0.62cm" svg:y="21.76cm"><draw:text-box> <text:p text:style-name="FTLG-Name"><text:span text:style-name="FTLG-Name">Murray, Nicholas</text:span></text:p></draw:text-box>
</draw:frame>
<draw:polygon draw:style-name="TLG-line" draw:layer="layout" draw:z-index="1" svg:x="14.303940cm" svg:y="21.755525cm" svg:viewBox="0 0 100 352" svg:width="0.1000cm" svg:height="0.3528cm" draw:points="50, 0 100, 176 50, 352 0, 176"/>
<text:alphabetical-index-mark text:string-value="Warner, Capt. Francis (1618 - 1687-09-24)"/><draw:frame text:anchor-type="paragraph" draw:z-index="2" draw:style-name="TLG-text" svg:width="4.94cm" svg:height="0.49cm" svg:x="0.62cm" svg:y="22.37cm"><draw:text-box> <text:p text:style-name="FTLG-Name"><text:span text:style-name="FTLG-Name">Warner, Capt. Francis</text:span></text:p></draw:text-box>
</draw:frame>
<draw:polygon draw:style-name="TLG-line" draw:layer="layout" draw:z-index="1" svg:x="14.308264cm" svg:y="22.372886cm" svg:viewBox="0 0 100 352" svg:width="0.1000cm" svg:height="0.3528cm" draw:points="50, 0 100, 176 50, 352 0, 176"/>
<draw:polygon draw:style-name="TLG-solid" draw:layer="layout" draw:z-index="1" svg:x="14.606614cm" svg:y="22.372886cm" svg:viewBox="0 0 100 352" svg:width="0.1000cm" svg:height="0.3528cm" draw:points="50, 0 100, 176 50, 352 0, 176"/>
<draw:line text:anchor-type="paragraph" draw:z-index="3" draw:style-name="open" svg:x1="14.41cm" svg:y1="22.55cm" svg:x2="14.61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wanson, William (1620 - 1684-10-15)"/><draw:frame text:anchor-type="paragraph" draw:z-index="2" draw:style-name="TLG-text" svg:width="4.08cm" svg:height="0.49cm" svg:x="0.62cm" svg:y="2.62cm"><draw:text-box> <text:p text:style-name="FTLG-Name"><text:span text:style-name="FTLG-Name">Swanson, William</text:span></text:p></draw:text-box>
</draw:frame>
<draw:polygon draw:style-name="TLG-line" draw:layer="layout" draw:z-index="1" svg:x="14.316912cm" svg:y="2.617360cm" svg:viewBox="0 0 100 352" svg:width="0.1000cm" svg:height="0.3528cm" draw:points="50, 0 100, 176 50, 352 0, 176"/>
<draw:polygon draw:style-name="TLG-solid" draw:layer="layout" draw:z-index="1" svg:x="14.593642cm" svg:y="2.617360cm" svg:viewBox="0 0 100 352" svg:width="0.1000cm" svg:height="0.3528cm" draw:points="50, 0 100, 176 50, 352 0, 176"/>
<draw:line text:anchor-type="paragraph" draw:z-index="3" draw:style-name="open" svg:x1="14.42cm" svg:y1="2.79cm" svg:x2="14.59cm" svg:y2="2.79cm"><text:p/>
</draw:line>
<text:alphabetical-index-mark text:string-value="Thomas, Elizabeth (1620 - 1713)"/><draw:frame text:anchor-type="paragraph" draw:z-index="2" draw:style-name="TLG-text" svg:width="4.26cm" svg:height="0.49cm" svg:x="0.62cm" svg:y="3.23cm"><draw:text-box> <text:p text:style-name="FTLG-Name"><text:span text:style-name="FTLG-Name">Thomas, Elizabeth</text:span></text:p></draw:text-box>
</draw:frame>
<draw:polygon draw:style-name="TLG-line" draw:layer="layout" draw:z-index="1" svg:x="14.316912cm" svg:y="3.234720cm" svg:viewBox="0 0 100 352" svg:width="0.1000cm" svg:height="0.3528cm" draw:points="50, 0 100, 176 50, 352 0, 176"/>
<draw:polygon draw:style-name="TLG-solid" draw:layer="layout" draw:z-index="1" svg:x="14.719036cm" svg:y="3.234720cm" svg:viewBox="0 0 100 352" svg:width="0.1000cm" svg:height="0.3528cm" draw:points="50, 0 100, 176 50, 352 0, 176"/>
<draw:line text:anchor-type="paragraph" draw:z-index="3" draw:style-name="open" svg:x1="14.42cm" svg:y1="3.41cm" svg:x2="14.72cm" svg:y2="3.41cm"><text:p/>
</draw:line>
<text:alphabetical-index-mark text:string-value="Reynolds, Col. John (1622 - 1670)"/><draw:frame text:anchor-type="paragraph" draw:z-index="2" draw:style-name="TLG-text" svg:width="4.56cm" svg:height="0.49cm" svg:x="0.62cm" svg:y="3.85cm"><draw:text-box> <text:p text:style-name="FTLG-Name"><text:span text:style-name="FTLG-Name">Reynolds, Col. John</text:span></text:p></draw:text-box>
</draw:frame>
<draw:polygon draw:style-name="TLG-line" draw:layer="layout" draw:z-index="1" svg:x="14.325559cm" svg:y="3.852081cm" svg:viewBox="0 0 100 352" svg:width="0.1000cm" svg:height="0.3528cm" draw:points="50, 0 100, 176 50, 352 0, 176"/>
<draw:polygon draw:style-name="TLG-solid" draw:layer="layout" draw:z-index="1" svg:x="14.533107cm" svg:y="3.852081cm" svg:viewBox="0 0 100 352" svg:width="0.1000cm" svg:height="0.3528cm" draw:points="50, 0 100, 176 50, 352 0, 176"/>
<draw:line text:anchor-type="paragraph" draw:z-index="3" draw:style-name="open" svg:x1="14.43cm" svg:y1="4.03cm" svg:x2="14.53cm" svg:y2="4.03cm"><text:p/>
</draw:line>
<text:alphabetical-index-mark text:string-value="Foster, William (vers 1625 -  )"/><draw:frame text:anchor-type="paragraph" draw:z-index="2" draw:style-name="TLG-text" svg:width="3.49cm" svg:height="0.49cm" svg:x="0.62cm" svg:y="4.47cm"><draw:text-box> <text:p text:style-name="FTLG-Name"><text:span text:style-name="FTLG-Name">Foster, William</text:span></text:p></draw:text-box>
</draw:frame>
<draw:polygon draw:style-name="TLG-line" draw:layer="layout" draw:z-index="1" svg:x="14.338531cm" svg:y="4.469441cm" svg:viewBox="0 0 100 352" svg:width="0.1000cm" svg:height="0.3528cm" draw:points="50, 0 100, 176 50, 352 0, 176"/>
<text:alphabetical-index-mark text:string-value="Ingram, Mary (vers 1625 - 1688-07-29)"/><draw:frame text:anchor-type="paragraph" draw:z-index="2" draw:style-name="TLG-text" svg:width="3.16cm" svg:height="0.49cm" svg:x="0.62cm" svg:y="5.09cm"><draw:text-box> <text:p text:style-name="FTLG-Name"><text:span text:style-name="FTLG-Name">Ingram, Mary</text:span></text:p></draw:text-box>
</draw:frame>
<draw:polygon draw:style-name="TLG-line" draw:layer="layout" draw:z-index="1" svg:x="14.338531cm" svg:y="5.086801cm" svg:viewBox="0 0 100 352" svg:width="0.1000cm" svg:height="0.3528cm" draw:points="50, 0 100, 176 50, 352 0, 176"/>
<draw:polygon draw:style-name="TLG-solid" draw:layer="layout" draw:z-index="1" svg:x="14.610938cm" svg:y="5.086801cm" svg:viewBox="0 0 100 352" svg:width="0.1000cm" svg:height="0.3528cm" draw:points="50, 0 100, 176 50, 352 0, 176"/>
<draw:line text:anchor-type="paragraph" draw:z-index="3" draw:style-name="open" svg:x1="14.44cm" svg:y1="5.26cm" svg:x2="14.61cm" svg:y2="5.26cm"><text:p/>
</draw:line>
<text:alphabetical-index-mark text:string-value="Simmons, Maria (vers 1626 -  )"/><draw:frame text:anchor-type="paragraph" draw:z-index="2" draw:style-name="TLG-text" svg:width="3.77cm" svg:height="0.49cm" svg:x="0.62cm" svg:y="5.70cm"><draw:text-box> <text:p text:style-name="FTLG-Name"><text:span text:style-name="FTLG-Name">Simmons, Maria</text:span></text:p></draw:text-box>
</draw:frame>
<draw:polygon draw:style-name="TLG-line" draw:layer="layout" draw:z-index="1" svg:x="14.342855cm" svg:y="5.704161cm" svg:viewBox="0 0 100 352" svg:width="0.1000cm" svg:height="0.3528cm" draw:points="50, 0 100, 176 50, 352 0, 176"/>
<text:alphabetical-index-mark text:string-value="Bishop, Quirinus (après 1626 - 1683-05-17)"/><draw:frame text:anchor-type="paragraph" draw:z-index="2" draw:style-name="TLG-text" svg:width="3.82cm" svg:height="0.49cm" svg:x="0.62cm" svg:y="6.32cm"><draw:text-box> <text:p text:style-name="FTLG-Name"><text:span text:style-name="FTLG-Name">Bishop, Quirinus</text:span></text:p></draw:text-box>
</draw:frame>
<draw:polygon draw:style-name="TLG-line" draw:layer="layout" draw:z-index="1" svg:x="14.342855cm" svg:y="6.321521cm" svg:viewBox="0 0 100 352" svg:width="0.1000cm" svg:height="0.3528cm" draw:points="50, 0 100, 176 50, 352 0, 176"/>
<draw:polygon draw:style-name="TLG-solid" draw:layer="layout" draw:z-index="1" svg:x="14.589318cm" svg:y="6.321521cm" svg:viewBox="0 0 100 352" svg:width="0.1000cm" svg:height="0.3528cm" draw:points="50, 0 100, 176 50, 352 0, 176"/>
<draw:line text:anchor-type="paragraph" draw:z-index="3" draw:style-name="open" svg:x1="14.44cm" svg:y1="6.50cm" svg:x2="14.59cm" svg:y2="6.50cm"><text:p/>
</draw:line>
<text:alphabetical-index-mark text:string-value="Anderson, Thomas (vers 1628 - 1687)"/><draw:frame text:anchor-type="paragraph" draw:z-index="2" draw:style-name="TLG-text" svg:width="4.33cm" svg:height="0.49cm" svg:x="0.62cm" svg:y="6.94cm"><draw:text-box> <text:p text:style-name="FTLG-Name"><text:span text:style-name="FTLG-Name">Anderson, Thomas</text:span></text:p></draw:text-box>
</draw:frame>
<draw:polygon draw:style-name="TLG-line" draw:layer="layout" draw:z-index="1" svg:x="14.351503cm" svg:y="6.938881cm" svg:viewBox="0 0 100 352" svg:width="0.1000cm" svg:height="0.3528cm" draw:points="50, 0 100, 176 50, 352 0, 176"/>
<draw:polygon draw:style-name="TLG-solid" draw:layer="layout" draw:z-index="1" svg:x="14.606614cm" svg:y="6.938881cm" svg:viewBox="0 0 100 352" svg:width="0.1000cm" svg:height="0.3528cm" draw:points="50, 0 100, 176 50, 352 0, 176"/>
<draw:line text:anchor-type="paragraph" draw:z-index="3" draw:style-name="open" svg:x1="14.45cm" svg:y1="7.12cm" svg:x2="14.61cm" svg:y2="7.12cm"><text:p/>
</draw:line>
<text:alphabetical-index-mark text:string-value="Sanders, Mary (vers 1629 -  )"/><draw:frame text:anchor-type="paragraph" draw:z-index="2" draw:style-name="TLG-text" svg:width="3.44cm" svg:height="0.49cm" svg:x="0.62cm" svg:y="7.56cm"><draw:text-box> <text:p text:style-name="FTLG-Name"><text:span text:style-name="FTLG-Name">Sanders, Mary</text:span></text:p></draw:text-box>
</draw:frame>
<draw:polygon draw:style-name="TLG-line" draw:layer="layout" draw:z-index="1" svg:x="14.355827cm" svg:y="7.556242cm" svg:viewBox="0 0 100 352" svg:width="0.1000cm" svg:height="0.3528cm" draw:points="50, 0 100, 176 50, 352 0, 176"/>
<text:alphabetical-index-mark text:string-value="Jenkins, Margaret (1630-02-00 - 1708-07-25)"/><draw:frame text:anchor-type="paragraph" draw:z-index="2" draw:style-name="TLG-text" svg:width="4.10cm" svg:height="0.49cm" svg:x="0.62cm" svg:y="8.17cm"><draw:text-box> <text:p text:style-name="FTLG-Name"><text:span text:style-name="FTLG-Name">Jenkins, Margaret</text:span></text:p></draw:text-box>
</draw:frame>
<draw:polygon draw:style-name="TLG-line" draw:layer="layout" draw:z-index="1" svg:x="14.360151cm" svg:y="8.173602cm" svg:viewBox="0 0 100 352" svg:width="0.1000cm" svg:height="0.3528cm" draw:points="50, 0 100, 176 50, 352 0, 176"/>
<draw:polygon draw:style-name="TLG-solid" draw:layer="layout" draw:z-index="1" svg:x="14.697416cm" svg:y="8.173602cm" svg:viewBox="0 0 100 352" svg:width="0.1000cm" svg:height="0.3528cm" draw:points="50, 0 100, 176 50, 352 0, 176"/>
<draw:line text:anchor-type="paragraph" draw:z-index="3" draw:style-name="open" svg:x1="14.46cm" svg:y1="8.35cm" svg:x2="14.70cm" svg:y2="8.35cm"><text:p/>
</draw:line>
<text:alphabetical-index-mark text:string-value="Mazur, Elizabeth (vers 1632 - )"/><draw:frame text:anchor-type="paragraph" draw:z-index="2" draw:style-name="TLG-text" svg:width="3.87cm" svg:height="0.49cm" svg:x="0.62cm" svg:y="8.79cm"><draw:text-box> <text:p text:style-name="FTLG-Name"><text:span text:style-name="FTLG-Name">Mazur, Elizabeth</text:span></text:p></draw:text-box>
</draw:frame>
<draw:polygon draw:style-name="TLG-line" draw:layer="layout" draw:z-index="1" svg:x="14.368799cm" svg:y="8.790962cm" svg:viewBox="0 0 100 352" svg:width="0.1000cm" svg:height="0.3528cm" draw:points="50, 0 100, 176 50, 352 0, 176"/>
<text:alphabetical-index-mark text:string-value="Austin, Johannas (1632-05-15 -  )"/><draw:frame text:anchor-type="paragraph" draw:z-index="2" draw:style-name="TLG-text" svg:width="3.98cm" svg:height="0.49cm" svg:x="0.62cm" svg:y="9.41cm"><draw:text-box> <text:p text:style-name="FTLG-Name"><text:span text:style-name="FTLG-Name">Austin, Johannas</text:span></text:p></draw:text-box>
</draw:frame>
<draw:polygon draw:style-name="TLG-line" draw:layer="layout" draw:z-index="1" svg:x="14.368799cm" svg:y="9.408322cm" svg:viewBox="0 0 100 352" svg:width="0.1000cm" svg:height="0.3528cm" draw:points="50, 0 100, 176 50, 352 0, 176"/>
<text:alphabetical-index-mark text:string-value="Carpenter, Sarah (vers 1633 -  )"/><draw:frame text:anchor-type="paragraph" draw:z-index="2" draw:style-name="TLG-text" svg:width="3.98cm" svg:height="0.49cm" svg:x="0.62cm" svg:y="10.03cm"><draw:text-box> <text:p text:style-name="FTLG-Name"><text:span text:style-name="FTLG-Name">Carpenter, Sarah</text:span></text:p></draw:text-box>
</draw:frame>
<draw:polygon draw:style-name="TLG-line" draw:layer="layout" draw:z-index="1" svg:x="14.373123cm" svg:y="10.025682cm" svg:viewBox="0 0 100 352" svg:width="0.1000cm" svg:height="0.3528cm" draw:points="50, 0 100, 176 50, 352 0, 176"/>
<text:alphabetical-index-mark text:string-value="Norris, John (1633-09-08 - 1712-08-27)"/><draw:frame text:anchor-type="paragraph" draw:z-index="2" draw:style-name="TLG-text" svg:width="2.93cm" svg:height="0.49cm" svg:x="0.62cm" svg:y="10.64cm"><draw:text-box> <text:p text:style-name="FTLG-Name"><text:span text:style-name="FTLG-Name">Norris, John</text:span></text:p></draw:text-box>
</draw:frame>
<draw:polygon draw:style-name="TLG-line" draw:layer="layout" draw:z-index="1" svg:x="14.373123cm" svg:y="10.643042cm" svg:viewBox="0 0 100 352" svg:width="0.1000cm" svg:height="0.3528cm" draw:points="50, 0 100, 176 50, 352 0, 176"/>
<draw:polygon draw:style-name="TLG-solid" draw:layer="layout" draw:z-index="1" svg:x="14.714712cm" svg:y="10.643042cm" svg:viewBox="0 0 100 352" svg:width="0.1000cm" svg:height="0.3528cm" draw:points="50, 0 100, 176 50, 352 0, 176"/>
<draw:line text:anchor-type="paragraph" draw:z-index="3" draw:style-name="open" svg:x1="14.47cm" svg:y1="10.82cm" svg:x2="14.71cm" svg:y2="10.82cm"><text:p/>
</draw:line>
<text:alphabetical-index-mark text:string-value="Grenier, Mary (vers 1638 - 1703-07-12)"/><draw:frame text:anchor-type="paragraph" draw:z-index="2" draw:style-name="TLG-text" svg:width="3.26cm" svg:height="0.49cm" svg:x="0.62cm" svg:y="11.26cm"><draw:text-box> <text:p text:style-name="FTLG-Name"><text:span text:style-name="FTLG-Name">Grenier, Mary</text:span></text:p></draw:text-box>
</draw:frame>
<draw:polygon draw:style-name="TLG-line" draw:layer="layout" draw:z-index="1" svg:x="14.394742cm" svg:y="11.260403cm" svg:viewBox="0 0 100 352" svg:width="0.1000cm" svg:height="0.3528cm" draw:points="50, 0 100, 176 50, 352 0, 176"/>
<draw:polygon draw:style-name="TLG-solid" draw:layer="layout" draw:z-index="1" svg:x="14.675797cm" svg:y="11.260403cm" svg:viewBox="0 0 100 352" svg:width="0.1000cm" svg:height="0.3528cm" draw:points="50, 0 100, 176 50, 352 0, 176"/>
<draw:line text:anchor-type="paragraph" draw:z-index="3" draw:style-name="open" svg:x1="14.49cm" svg:y1="11.44cm" svg:x2="14.68cm" svg:y2="11.44cm"><text:p/>
</draw:line>
<text:alphabetical-index-mark text:string-value="Blanco, Heinrich (1639-11-10 -  )"/><draw:frame text:anchor-type="paragraph" draw:z-index="2" draw:style-name="TLG-text" svg:width="3.80cm" svg:height="0.49cm" svg:x="0.62cm" svg:y="11.88cm"><draw:text-box> <text:p text:style-name="FTLG-Name"><text:span text:style-name="FTLG-Name">Blanco, Heinrich</text:span></text:p></draw:text-box>
</draw:frame>
<draw:polygon draw:style-name="TLG-line" draw:layer="layout" draw:z-index="1" svg:x="14.399066cm" svg:y="11.877763cm" svg:viewBox="0 0 100 352" svg:width="0.1000cm" svg:height="0.3528cm" draw:points="50, 0 100, 176 50, 352 0, 176"/>
<text:alphabetical-index-mark text:string-value="Howell, Mary (Sarah) (1641-02-12 - 1686)"/><draw:frame text:anchor-type="paragraph" draw:z-index="2" draw:style-name="TLG-text" svg:width="4.76cm" svg:height="0.49cm" svg:x="0.62cm" svg:y="12.50cm"><draw:text-box> <text:p text:style-name="FTLG-Name"><text:span text:style-name="FTLG-Name">Howell, Mary (Sarah)</text:span></text:p></draw:text-box>
</draw:frame>
<draw:polygon draw:style-name="TLG-line" draw:layer="layout" draw:z-index="1" svg:x="14.407714cm" svg:y="12.495123cm" svg:viewBox="0 0 100 352" svg:width="0.1000cm" svg:height="0.3528cm" draw:points="50, 0 100, 176 50, 352 0, 176"/>
<draw:polygon draw:style-name="TLG-solid" draw:layer="layout" draw:z-index="1" svg:x="14.602290cm" svg:y="12.495123cm" svg:viewBox="0 0 100 352" svg:width="0.1000cm" svg:height="0.3528cm" draw:points="50, 0 100, 176 50, 352 0, 176"/>
<draw:line text:anchor-type="paragraph" draw:z-index="3" draw:style-name="open" svg:x1="14.51cm" svg:y1="12.67cm" svg:x2="14.60cm" svg:y2="12.67cm"><text:p/>
</draw:line>
<text:alphabetical-index-mark text:string-value="Brooks, Guillaume de (1642 -  )"/><draw:frame text:anchor-type="paragraph" draw:z-index="2" draw:style-name="TLG-text" svg:width="4.84cm" svg:height="0.49cm" svg:x="0.62cm" svg:y="13.11cm"><draw:text-box> <text:p text:style-name="FTLG-Name"><text:span text:style-name="FTLG-Name">Brooks, Guillaume de</text:span></text:p></draw:text-box>
</draw:frame>
<draw:polygon draw:style-name="TLG-line" draw:layer="layout" draw:z-index="1" svg:x="14.412038cm" svg:y="13.112483cm" svg:viewBox="0 0 100 352" svg:width="0.1000cm" svg:height="0.3528cm" draw:points="50, 0 100, 176 50, 352 0, 176"/>
<text:alphabetical-index-mark text:string-value="Christiansen, Nathaniel (1642-05-15 - 1713-11-21)"/><draw:frame text:anchor-type="paragraph" draw:z-index="2" draw:style-name="TLG-text" svg:width="5.20cm" svg:height="0.49cm" svg:x="0.62cm" svg:y="13.73cm"><draw:text-box> <text:p text:style-name="FTLG-Name"><text:span text:style-name="FTLG-Name">Christiansen, Nathaniel</text:span></text:p></draw:text-box>
</draw:frame>
<draw:polygon draw:style-name="TLG-line" draw:layer="layout" draw:z-index="1" svg:x="14.412038cm" svg:y="13.729843cm" svg:viewBox="0 0 100 352" svg:width="0.1000cm" svg:height="0.3528cm" draw:points="50, 0 100, 176 50, 352 0, 176"/>
<draw:polygon draw:style-name="TLG-solid" draw:layer="layout" draw:z-index="1" svg:x="14.719036cm" svg:y="13.729843cm" svg:viewBox="0 0 100 352" svg:width="0.1000cm" svg:height="0.3528cm" draw:points="50, 0 100, 176 50, 352 0, 176"/>
<draw:line text:anchor-type="paragraph" draw:z-index="3" draw:style-name="open" svg:x1="14.51cm" svg:y1="13.91cm" svg:x2="14.72cm" svg:y2="13.91cm"><text:p/>
</draw:line>
<text:alphabetical-index-mark text:string-value="Reynolds, Nicholas (1643 - avant 1695)"/><draw:frame text:anchor-type="paragraph" draw:z-index="2" draw:style-name="TLG-text" svg:width="4.38cm" svg:height="0.49cm" svg:x="0.62cm" svg:y="14.35cm"><draw:text-box> <text:p text:style-name="FTLG-Name"><text:span text:style-name="FTLG-Name">Reynolds, Nicholas</text:span></text:p></draw:text-box>
</draw:frame>
<draw:polygon draw:style-name="TLG-line" draw:layer="layout" draw:z-index="1" svg:x="14.416362cm" svg:y="14.347203cm" svg:viewBox="0 0 100 352" svg:width="0.1000cm" svg:height="0.3528cm" draw:points="50, 0 100, 176 50, 352 0, 176"/>
<draw:polygon draw:style-name="TLG-solid" draw:layer="layout" draw:z-index="1" svg:x="14.641205cm" svg:y="14.347203cm" svg:viewBox="0 0 100 352" svg:width="0.1000cm" svg:height="0.3528cm" draw:points="50, 0 100, 176 50, 352 0, 176"/>
<draw:line text:anchor-type="paragraph" draw:z-index="3" draw:style-name="open" svg:x1="14.52cm" svg:y1="14.52cm" svg:x2="14.64cm" svg:y2="14.52cm"><text:p/>
</draw:line>
<text:alphabetical-index-mark text:string-value="山本, Antoine Desaure Perronett (1643-07-10 -  )"/><draw:frame text:anchor-type="paragraph" draw:z-index="2" draw:style-name="TLG-text" svg:width="6.65cm" svg:height="0.49cm" svg:x="0.62cm" svg:y="14.96cm"><draw:text-box> <text:p text:style-name="FTLG-Name"><text:span text:style-name="FTLG-Name">山本, Antoine Desaure Perronett</text:span></text:p></draw:text-box>
</draw:frame>
<draw:polygon draw:style-name="TLG-line" draw:layer="layout" draw:z-index="1" svg:x="14.416362cm" svg:y="14.964564cm" svg:viewBox="0 0 100 352" svg:width="0.1000cm" svg:height="0.3528cm" draw:points="50, 0 100, 176 50, 352 0, 176"/>
<text:alphabetical-index-mark text:string-value="Reid, Hans (1644 - 1707-12-06)"/><draw:frame text:anchor-type="paragraph" draw:z-index="2" draw:style-name="TLG-text" svg:width="2.73cm" svg:height="0.49cm" svg:x="0.62cm" svg:y="15.58cm"><draw:text-box> <text:p text:style-name="FTLG-Name"><text:span text:style-name="FTLG-Name">Reid, Hans</text:span></text:p></draw:text-box>
</draw:frame>
<draw:polygon draw:style-name="TLG-line" draw:layer="layout" draw:z-index="1" svg:x="14.420686cm" svg:y="15.581924cm" svg:viewBox="0 0 100 352" svg:width="0.1000cm" svg:height="0.3528cm" draw:points="50, 0 100, 176 50, 352 0, 176"/>
<draw:polygon draw:style-name="TLG-solid" draw:layer="layout" draw:z-index="1" svg:x="14.693092cm" svg:y="15.581924cm" svg:viewBox="0 0 100 352" svg:width="0.1000cm" svg:height="0.3528cm" draw:points="50, 0 100, 176 50, 352 0, 176"/>
<draw:line text:anchor-type="paragraph" draw:z-index="3" draw:style-name="open" svg:x1="14.52cm" svg:y1="15.76cm" svg:x2="14.69cm" svg:y2="15.76cm"><text:p/>
</draw:line>
<text:alphabetical-index-mark text:string-value="Семенов, Cathern (1645 - 1699-03-02)"/><draw:frame text:anchor-type="paragraph" draw:z-index="2" draw:style-name="TLG-text" svg:width="4.13cm" svg:height="0.49cm" svg:x="0.62cm" svg:y="16.20cm"><draw:text-box> <text:p text:style-name="FTLG-Name"><text:span text:style-name="FTLG-Name">Семенов, Cathern</text:span></text:p></draw:text-box>
</draw:frame>
<draw:polygon draw:style-name="TLG-line" draw:layer="layout" draw:z-index="1" svg:x="14.425010cm" svg:y="16.199284cm" svg:viewBox="0 0 100 352" svg:width="0.1000cm" svg:height="0.3528cm" draw:points="50, 0 100, 176 50, 352 0, 176"/>
<draw:polygon draw:style-name="TLG-solid" draw:layer="layout" draw:z-index="1" svg:x="14.658501cm" svg:y="16.199284cm" svg:viewBox="0 0 100 352" svg:width="0.1000cm" svg:height="0.3528cm" draw:points="50, 0 100, 176 50, 352 0, 176"/>
<draw:line text:anchor-type="paragraph" draw:z-index="3" draw:style-name="open" svg:x1="14.53cm" svg:y1="16.38cm" svg:x2="14.66cm" svg:y2="16.38cm"><text:p/>
</draw:line>
<text:alphabetical-index-mark text:string-value="Murray, Susannah (vers 1647 -  )"/><draw:frame text:anchor-type="paragraph" draw:z-index="2" draw:style-name="TLG-text" svg:width="4.21cm" svg:height="0.49cm" svg:x="0.62cm" svg:y="16.82cm"><draw:text-box> <text:p text:style-name="FTLG-Name"><text:span text:style-name="FTLG-Name">Murray, Susannah</text:span></text:p></draw:text-box>
</draw:frame>
<draw:polygon draw:style-name="TLG-line" draw:layer="layout" draw:z-index="1" svg:x="14.433657cm" svg:y="16.816644cm" svg:viewBox="0 0 100 352" svg:width="0.1000cm" svg:height="0.3528cm" draw:points="50, 0 100, 176 50, 352 0, 176"/>
<text:alphabetical-index-mark text:string-value="Diaz, William (vers 1648 - 1700-09-16)"/><draw:frame text:anchor-type="paragraph" draw:z-index="2" draw:style-name="TLG-text" svg:width="3.11cm" svg:height="0.49cm" svg:x="0.62cm" svg:y="17.43cm"><draw:text-box> <text:p text:style-name="FTLG-Name"><text:span text:style-name="FTLG-Name">Diaz, William</text:span></text:p></draw:text-box>
</draw:frame>
<draw:polygon draw:style-name="TLG-line" draw:layer="layout" draw:z-index="1" svg:x="14.437981cm" svg:y="17.434004cm" svg:viewBox="0 0 100 352" svg:width="0.1000cm" svg:height="0.3528cm" draw:points="50, 0 100, 176 50, 352 0, 176"/>
<draw:polygon draw:style-name="TLG-solid" draw:layer="layout" draw:z-index="1" svg:x="14.662825cm" svg:y="17.434004cm" svg:viewBox="0 0 100 352" svg:width="0.1000cm" svg:height="0.3528cm" draw:points="50, 0 100, 176 50, 352 0, 176"/>
<draw:line text:anchor-type="paragraph" draw:z-index="3" draw:style-name="open" svg:x1="14.54cm" svg:y1="17.61cm" svg:x2="14.66cm" svg:y2="17.61cm"><text:p/>
</draw:line>
<text:alphabetical-index-mark text:string-value="Warner, Capt. George (1650 - 1710-11-08)"/><draw:frame text:anchor-type="paragraph" draw:z-index="2" draw:style-name="TLG-text" svg:width="4.97cm" svg:height="0.49cm" svg:x="0.62cm" svg:y="18.05cm"><draw:text-box> <text:p text:style-name="FTLG-Name"><text:span text:style-name="FTLG-Name">Warner, Capt. George</text:span></text:p></draw:text-box>
</draw:frame>
<draw:polygon draw:style-name="TLG-line" draw:layer="layout" draw:z-index="1" svg:x="14.446629cm" svg:y="18.051364cm" svg:viewBox="0 0 100 352" svg:width="0.1000cm" svg:height="0.3528cm" draw:points="50, 0 100, 176 50, 352 0, 176"/>
<draw:polygon draw:style-name="TLG-solid" draw:layer="layout" draw:z-index="1" svg:x="14.706064cm" svg:y="18.051364cm" svg:viewBox="0 0 100 352" svg:width="0.1000cm" svg:height="0.3528cm" draw:points="50, 0 100, 176 50, 352 0, 176"/>
<draw:line text:anchor-type="paragraph" draw:z-index="3" draw:style-name="open" svg:x1="14.55cm" svg:y1="18.23cm" svg:x2="14.71cm" svg:y2="18.23cm"><text:p/>
</draw:line>
<text:alphabetical-index-mark text:string-value="Foster, David (vers 1653 -  )"/><draw:frame text:anchor-type="paragraph" draw:z-index="2" draw:style-name="TLG-text" svg:width="3.19cm" svg:height="0.49cm" svg:x="0.62cm" svg:y="18.67cm"><draw:text-box> <text:p text:style-name="FTLG-Name"><text:span text:style-name="FTLG-Name">Foster, David</text:span></text:p></draw:text-box>
</draw:frame>
<draw:polygon draw:style-name="TLG-line" draw:layer="layout" draw:z-index="1" svg:x="14.459601cm" svg:y="18.668725cm" svg:viewBox="0 0 100 352" svg:width="0.1000cm" svg:height="0.3528cm" draw:points="50, 0 100, 176 50, 352 0, 176"/>
<text:alphabetical-index-mark text:string-value="Anderson, Samuel (1654 - )"/><draw:frame text:anchor-type="paragraph" draw:z-index="2" draw:style-name="TLG-text" svg:width="4.23cm" svg:height="0.49cm" svg:x="0.62cm" svg:y="19.29cm"><draw:text-box> <text:p text:style-name="FTLG-Name"><text:span text:style-name="FTLG-Name">Anderson, Samuel</text:span></text:p></draw:text-box>
</draw:frame>
<draw:polygon draw:style-name="TLG-line" draw:layer="layout" draw:z-index="1" svg:x="14.463925cm" svg:y="19.286085cm" svg:viewBox="0 0 100 352" svg:width="0.1000cm" svg:height="0.3528cm" draw:points="50, 0 100, 176 50, 352 0, 176"/>
<text:alphabetical-index-mark text:string-value="Lefebvre, Mary (1654-03-22 -  )"/><draw:frame text:anchor-type="paragraph" draw:z-index="2" draw:style-name="TLG-text" svg:width="3.52cm" svg:height="0.49cm" svg:x="0.62cm" svg:y="19.90cm"><draw:text-box> <text:p text:style-name="FTLG-Name"><text:span text:style-name="FTLG-Name">Lefebvre, Mary</text:span></text:p></draw:text-box>
</draw:frame>
<draw:polygon draw:style-name="TLG-line" draw:layer="layout" draw:z-index="1" svg:x="14.463925cm" svg:y="19.903445cm" svg:viewBox="0 0 100 352" svg:width="0.1000cm" svg:height="0.3528cm" draw:points="50, 0 100, 176 50, 352 0, 176"/>
<text:alphabetical-index-mark text:string-value="Payne, Leonard (vers 1655 - 1745-10-00)"/><draw:frame text:anchor-type="paragraph" draw:z-index="2" draw:style-name="TLG-text" svg:width="3.70cm" svg:height="0.49cm" svg:x="0.62cm" svg:y="20.52cm"><draw:text-box> <text:p text:style-name="FTLG-Name"><text:span text:style-name="FTLG-Name">Payne, Leonard</text:span></text:p></draw:text-box>
</draw:frame>
<draw:polygon draw:style-name="TLG-line" draw:layer="layout" draw:z-index="1" svg:x="14.468249cm" svg:y="20.520805cm" svg:viewBox="0 0 100 352" svg:width="0.1000cm" svg:height="0.3528cm" draw:points="50, 0 100, 176 50, 352 0, 176"/>
<draw:polygon draw:style-name="TLG-solid" draw:layer="layout" draw:z-index="1" svg:x="14.857401cm" svg:y="20.520805cm" svg:viewBox="0 0 100 352" svg:width="0.1000cm" svg:height="0.3528cm" draw:points="50, 0 100, 176 50, 352 0, 176"/>
<draw:line text:anchor-type="paragraph" draw:z-index="3" draw:style-name="open" svg:x1="14.57cm" svg:y1="20.70cm" svg:x2="14.86cm" svg:y2="20.70cm"><text:p/>
</draw:line>
<text:alphabetical-index-mark text:string-value="Schmidt, Barbli (vers 1655 -  )"/><draw:frame text:anchor-type="paragraph" draw:z-index="2" draw:style-name="TLG-text" svg:width="3.54cm" svg:height="0.49cm" svg:x="0.62cm" svg:y="21.14cm"><draw:text-box> <text:p text:style-name="FTLG-Name"><text:span text:style-name="FTLG-Name">Schmidt, Barbli</text:span></text:p></draw:text-box>
</draw:frame>
<draw:polygon draw:style-name="TLG-line" draw:layer="layout" draw:z-index="1" svg:x="14.468249cm" svg:y="21.138165cm" svg:viewBox="0 0 100 352" svg:width="0.1000cm" svg:height="0.3528cm" draw:points="50, 0 100, 176 50, 352 0, 176"/>
<text:alphabetical-index-mark text:string-value="Christiansen, Joseph (1655-03-01 - 1726-01-00)"/><draw:frame text:anchor-type="paragraph" draw:z-index="2" draw:style-name="TLG-text" svg:width="4.74cm" svg:height="0.49cm" svg:x="0.62cm" svg:y="21.76cm"><draw:text-box> <text:p text:style-name="FTLG-Name"><text:span text:style-name="FTLG-Name">Christiansen, Joseph</text:span></text:p></draw:text-box>
</draw:frame>
<draw:polygon draw:style-name="TLG-line" draw:layer="layout" draw:z-index="1" svg:x="14.468249cm" svg:y="21.755525cm" svg:viewBox="0 0 100 352" svg:width="0.1000cm" svg:height="0.3528cm" draw:points="50, 0 100, 176 50, 352 0, 176"/>
<draw:polygon draw:style-name="TLG-solid" draw:layer="layout" draw:z-index="1" svg:x="14.775247cm" svg:y="21.755525cm" svg:viewBox="0 0 100 352" svg:width="0.1000cm" svg:height="0.3528cm" draw:points="50, 0 100, 176 50, 352 0, 176"/>
<draw:line text:anchor-type="paragraph" draw:z-index="3" draw:style-name="open" svg:x1="14.57cm" svg:y1="21.93cm" svg:x2="14.78cm" svg:y2="21.93cm"><text:p/>
</draw:line>
<text:alphabetical-index-mark text:string-value="Baldwin, Anne (vers 1656 - )"/><draw:frame text:anchor-type="paragraph" draw:z-index="2" draw:style-name="TLG-text" svg:width="3.39cm" svg:height="0.49cm" svg:x="0.62cm" svg:y="22.37cm"><draw:text-box> <text:p text:style-name="FTLG-Name"><text:span text:style-name="FTLG-Name">Baldwin, Anne</text:span></text:p></draw:text-box>
</draw:frame>
<draw:polygon draw:style-name="TLG-line" draw:layer="layout" draw:z-index="1" svg:x="14.47257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Suárez, Marie (1656-05-21 - 1731-01-05)"/><draw:frame text:anchor-type="paragraph" draw:z-index="2" draw:style-name="TLG-text" svg:width="3.31cm" svg:height="0.49cm" svg:x="0.62cm" svg:y="2.62cm"><draw:text-box> <text:p text:style-name="FTLG-Name"><text:span text:style-name="FTLG-Name">Suárez, Marie</text:span></text:p></draw:text-box>
</draw:frame>
<draw:polygon draw:style-name="TLG-line" draw:layer="layout" draw:z-index="1" svg:x="14.472573cm" svg:y="2.617360cm" svg:viewBox="0 0 100 352" svg:width="0.1000cm" svg:height="0.3528cm" draw:points="50, 0 100, 176 50, 352 0, 176"/>
<draw:polygon draw:style-name="TLG-solid" draw:layer="layout" draw:z-index="1" svg:x="14.796866cm" svg:y="2.617360cm" svg:viewBox="0 0 100 352" svg:width="0.1000cm" svg:height="0.3528cm" draw:points="50, 0 100, 176 50, 352 0, 176"/>
<draw:line text:anchor-type="paragraph" draw:z-index="3" draw:style-name="open" svg:x1="14.57cm" svg:y1="2.79cm" svg:x2="14.80cm" svg:y2="2.79cm"><text:p/>
</draw:line>
<text:alphabetical-index-mark text:string-value="Филиппов, Elizabeth (1657-02-00 - 1747-09-03)"/><draw:frame text:anchor-type="paragraph" draw:z-index="2" draw:style-name="TLG-text" svg:width="4.64cm" svg:height="0.49cm" svg:x="0.62cm" svg:y="3.23cm"><draw:text-box> <text:p text:style-name="FTLG-Name"><text:span text:style-name="FTLG-Name">Филиппов, Elizabeth</text:span></text:p></draw:text-box>
</draw:frame>
<draw:polygon draw:style-name="TLG-line" draw:layer="layout" draw:z-index="1" svg:x="14.476897cm" svg:y="3.234720cm" svg:viewBox="0 0 100 352" svg:width="0.1000cm" svg:height="0.3528cm" draw:points="50, 0 100, 176 50, 352 0, 176"/>
<draw:polygon draw:style-name="TLG-solid" draw:layer="layout" draw:z-index="1" svg:x="14.866049cm" svg:y="3.234720cm" svg:viewBox="0 0 100 352" svg:width="0.1000cm" svg:height="0.3528cm" draw:points="50, 0 100, 176 50, 352 0, 176"/>
<draw:line text:anchor-type="paragraph" draw:z-index="3" draw:style-name="open" svg:x1="14.58cm" svg:y1="3.41cm" svg:x2="14.87cm" svg:y2="3.41cm"><text:p/>
</draw:line>
<text:alphabetical-index-mark text:string-value="Белоусов, Jacob (1658 - 1718-08-16)"/><draw:frame text:anchor-type="paragraph" draw:z-index="2" draw:style-name="TLG-text" svg:width="3.98cm" svg:height="0.49cm" svg:x="0.62cm" svg:y="3.85cm"><draw:text-box> <text:p text:style-name="FTLG-Name"><text:span text:style-name="FTLG-Name">Белоусов, Jacob</text:span></text:p></draw:text-box>
</draw:frame>
<draw:polygon draw:style-name="TLG-line" draw:layer="layout" draw:z-index="1" svg:x="14.481220cm" svg:y="3.852081cm" svg:viewBox="0 0 100 352" svg:width="0.1000cm" svg:height="0.3528cm" draw:points="50, 0 100, 176 50, 352 0, 176"/>
<draw:polygon draw:style-name="TLG-solid" draw:layer="layout" draw:z-index="1" svg:x="14.740655cm" svg:y="3.852081cm" svg:viewBox="0 0 100 352" svg:width="0.1000cm" svg:height="0.3528cm" draw:points="50, 0 100, 176 50, 352 0, 176"/>
<draw:line text:anchor-type="paragraph" draw:z-index="3" draw:style-name="open" svg:x1="14.58cm" svg:y1="4.03cm" svg:x2="14.74cm" svg:y2="4.03cm"><text:p/>
</draw:line>
<text:alphabetical-index-mark text:string-value="Новиков, Sarah (1660 -  )"/><draw:frame text:anchor-type="paragraph" draw:z-index="2" draw:style-name="TLG-text" svg:width="3.72cm" svg:height="0.49cm" svg:x="0.62cm" svg:y="4.47cm"><draw:text-box> <text:p text:style-name="FTLG-Name"><text:span text:style-name="FTLG-Name">Новиков, Sarah</text:span></text:p></draw:text-box>
</draw:frame>
<draw:polygon draw:style-name="TLG-line" draw:layer="layout" draw:z-index="1" svg:x="14.489868cm" svg:y="4.469441cm" svg:viewBox="0 0 100 352" svg:width="0.1000cm" svg:height="0.3528cm" draw:points="50, 0 100, 176 50, 352 0, 176"/>
<text:alphabetical-index-mark text:string-value="Christiansen, John (1662-02-01 - 1727)"/><draw:frame text:anchor-type="paragraph" draw:z-index="2" draw:style-name="TLG-text" svg:width="4.26cm" svg:height="0.49cm" svg:x="0.62cm" svg:y="5.09cm"><draw:text-box> <text:p text:style-name="FTLG-Name"><text:span text:style-name="FTLG-Name">Christiansen, John</text:span></text:p></draw:text-box>
</draw:frame>
<draw:polygon draw:style-name="TLG-line" draw:layer="layout" draw:z-index="1" svg:x="14.498516cm" svg:y="5.086801cm" svg:viewBox="0 0 100 352" svg:width="0.1000cm" svg:height="0.3528cm" draw:points="50, 0 100, 176 50, 352 0, 176"/>
<draw:polygon draw:style-name="TLG-solid" draw:layer="layout" draw:z-index="1" svg:x="14.779571cm" svg:y="5.086801cm" svg:viewBox="0 0 100 352" svg:width="0.1000cm" svg:height="0.3528cm" draw:points="50, 0 100, 176 50, 352 0, 176"/>
<draw:line text:anchor-type="paragraph" draw:z-index="3" draw:style-name="open" svg:x1="14.60cm" svg:y1="5.26cm" svg:x2="14.78cm" svg:y2="5.26cm"><text:p/>
</draw:line>
<text:alphabetical-index-mark text:string-value="Fortin, Matthias (1664 - 1744-06-23)"/><draw:frame text:anchor-type="paragraph" draw:z-index="2" draw:style-name="TLG-text" svg:width="3.62cm" svg:height="0.49cm" svg:x="0.62cm" svg:y="5.70cm"><draw:text-box> <text:p text:style-name="FTLG-Name"><text:span text:style-name="FTLG-Name">Fortin, Matthias</text:span></text:p></draw:text-box>
</draw:frame>
<draw:polygon draw:style-name="TLG-line" draw:layer="layout" draw:z-index="1" svg:x="14.507164cm" svg:y="5.704161cm" svg:viewBox="0 0 100 352" svg:width="0.1000cm" svg:height="0.3528cm" draw:points="50, 0 100, 176 50, 352 0, 176"/>
<draw:polygon draw:style-name="TLG-solid" draw:layer="layout" draw:z-index="1" svg:x="14.853077cm" svg:y="5.704161cm" svg:viewBox="0 0 100 352" svg:width="0.1000cm" svg:height="0.3528cm" draw:points="50, 0 100, 176 50, 352 0, 176"/>
<draw:line text:anchor-type="paragraph" draw:z-index="3" draw:style-name="open" svg:x1="14.61cm" svg:y1="5.88cm" svg:x2="14.85cm" svg:y2="5.88cm"><text:p/>
</draw:line>
<text:alphabetical-index-mark text:string-value="Bishop, Anna Barbara (1664-09-29 - après 1717)"/><draw:frame text:anchor-type="paragraph" draw:z-index="2" draw:style-name="TLG-text" svg:width="4.95cm" svg:height="0.49cm" svg:x="0.62cm" svg:y="6.32cm"><draw:text-box> <text:p text:style-name="FTLG-Name"><text:span text:style-name="FTLG-Name">Bishop, Anna Barbara</text:span></text:p></draw:text-box>
</draw:frame>
<draw:polygon draw:style-name="TLG-line" draw:layer="layout" draw:z-index="1" svg:x="14.507164cm" svg:y="6.321521cm" svg:viewBox="0 0 100 352" svg:width="0.1000cm" svg:height="0.3528cm" draw:points="50, 0 100, 176 50, 352 0, 176"/>
<draw:polygon draw:style-name="TLG-solid" draw:layer="layout" draw:z-index="1" svg:x="14.736332cm" svg:y="6.321521cm" svg:viewBox="0 0 100 352" svg:width="0.1000cm" svg:height="0.3528cm" draw:points="50, 0 100, 176 50, 352 0, 176"/>
<draw:line text:anchor-type="paragraph" draw:z-index="3" draw:style-name="open" svg:x1="14.61cm" svg:y1="6.50cm" svg:x2="14.74cm" svg:y2="6.50cm"><text:p/>
</draw:line>
<text:alphabetical-index-mark text:string-value="Aguilar, John (avant 1665 - avant 1745-02-00)"/><draw:frame text:anchor-type="paragraph" draw:z-index="2" draw:style-name="TLG-text" svg:width="3.14cm" svg:height="0.49cm" svg:x="0.62cm" svg:y="6.94cm"><draw:text-box> <text:p text:style-name="FTLG-Name"><text:span text:style-name="FTLG-Name">Aguilar, John</text:span></text:p></draw:text-box>
</draw:frame>
<draw:polygon draw:style-name="TLG-line" draw:layer="layout" draw:z-index="1" svg:x="14.511488cm" svg:y="6.938881cm" svg:viewBox="0 0 100 352" svg:width="0.1000cm" svg:height="0.3528cm" draw:points="50, 0 100, 176 50, 352 0, 176"/>
<draw:polygon draw:style-name="TLG-solid" draw:layer="layout" draw:z-index="1" svg:x="14.857401cm" svg:y="6.938881cm" svg:viewBox="0 0 100 352" svg:width="0.1000cm" svg:height="0.3528cm" draw:points="50, 0 100, 176 50, 352 0, 176"/>
<draw:line text:anchor-type="paragraph" draw:z-index="3" draw:style-name="open" svg:x1="14.61cm" svg:y1="7.12cm" svg:x2="14.86cm" svg:y2="7.12cm"><text:p/>
</draw:line>
<text:alphabetical-index-mark text:string-value="Allen, Mary (1666-12-07 -  )"/><draw:frame text:anchor-type="paragraph" draw:z-index="2" draw:style-name="TLG-text" svg:width="2.75cm" svg:height="0.49cm" svg:x="0.62cm" svg:y="7.56cm"><draw:text-box> <text:p text:style-name="FTLG-Name"><text:span text:style-name="FTLG-Name">Allen, Mary</text:span></text:p></draw:text-box>
</draw:frame>
<draw:polygon draw:style-name="TLG-line" draw:layer="layout" draw:z-index="1" svg:x="14.515812cm" svg:y="7.556242cm" svg:viewBox="0 0 100 352" svg:width="0.1000cm" svg:height="0.3528cm" draw:points="50, 0 100, 176 50, 352 0, 176"/>
<text:alphabetical-index-mark text:string-value="Allen, Enos (1667 - 1689-11-21)"/><draw:frame text:anchor-type="paragraph" draw:z-index="2" draw:style-name="TLG-text" svg:width="2.78cm" svg:height="0.49cm" svg:x="0.62cm" svg:y="8.17cm"><draw:text-box> <text:p text:style-name="FTLG-Name"><text:span text:style-name="FTLG-Name">Allen, Enos</text:span></text:p></draw:text-box>
</draw:frame>
<draw:polygon draw:style-name="TLG-line" draw:layer="layout" draw:z-index="1" svg:x="14.520136cm" svg:y="8.173602cm" svg:viewBox="0 0 100 352" svg:width="0.1000cm" svg:height="0.3528cm" draw:points="50, 0 100, 176 50, 352 0, 176"/>
<draw:polygon draw:style-name="TLG-solid" draw:layer="layout" draw:z-index="1" svg:x="14.615262cm" svg:y="8.173602cm" svg:viewBox="0 0 100 352" svg:width="0.1000cm" svg:height="0.3528cm" draw:points="50, 0 100, 176 50, 352 0, 176"/>
<draw:line text:anchor-type="paragraph" draw:z-index="3" draw:style-name="open" svg:x1="14.62cm" svg:y1="8.35cm" svg:x2="14.62cm" svg:y2="8.35cm"><text:p/>
</draw:line>
<text:alphabetical-index-mark text:string-value="Baker, Margaret (1667-05-00 - 1741-10-25)"/><draw:frame text:anchor-type="paragraph" draw:z-index="2" draw:style-name="TLG-text" svg:width="3.75cm" svg:height="0.49cm" svg:x="0.62cm" svg:y="8.79cm"><draw:text-box> <text:p text:style-name="FTLG-Name"><text:span text:style-name="FTLG-Name">Baker, Margaret</text:span></text:p></draw:text-box>
</draw:frame>
<draw:polygon draw:style-name="TLG-line" draw:layer="layout" draw:z-index="1" svg:x="14.520136cm" svg:y="8.790962cm" svg:viewBox="0 0 100 352" svg:width="0.1000cm" svg:height="0.3528cm" draw:points="50, 0 100, 176 50, 352 0, 176"/>
<draw:polygon draw:style-name="TLG-solid" draw:layer="layout" draw:z-index="1" svg:x="14.840106cm" svg:y="8.790962cm" svg:viewBox="0 0 100 352" svg:width="0.1000cm" svg:height="0.3528cm" draw:points="50, 0 100, 176 50, 352 0, 176"/>
<draw:line text:anchor-type="paragraph" draw:z-index="3" draw:style-name="open" svg:x1="14.62cm" svg:y1="8.97cm" svg:x2="14.84cm" svg:y2="8.97cm"><text:p/>
</draw:line>
<text:alphabetical-index-mark text:string-value="Allen, Sarah (1668-01-00 - 1702)"/><draw:frame text:anchor-type="paragraph" draw:z-index="2" draw:style-name="TLG-text" svg:width="2.96cm" svg:height="0.49cm" svg:x="0.62cm" svg:y="9.41cm"><draw:text-box> <text:p text:style-name="FTLG-Name"><text:span text:style-name="FTLG-Name">Allen, Sarah</text:span></text:p></draw:text-box>
</draw:frame>
<draw:polygon draw:style-name="TLG-line" draw:layer="layout" draw:z-index="1" svg:x="14.524460cm" svg:y="9.408322cm" svg:viewBox="0 0 100 352" svg:width="0.1000cm" svg:height="0.3528cm" draw:points="50, 0 100, 176 50, 352 0, 176"/>
<draw:polygon draw:style-name="TLG-solid" draw:layer="layout" draw:z-index="1" svg:x="14.671473cm" svg:y="9.408322cm" svg:viewBox="0 0 100 352" svg:width="0.1000cm" svg:height="0.3528cm" draw:points="50, 0 100, 176 50, 352 0, 176"/>
<draw:line text:anchor-type="paragraph" draw:z-index="3" draw:style-name="open" svg:x1="14.62cm" svg:y1="9.58cm" svg:x2="14.67cm" svg:y2="9.58cm"><text:p/>
</draw:line>
<text:alphabetical-index-mark text:string-value="Christiansen, Samuel (1668 - 1754-06-25)"/><draw:frame text:anchor-type="paragraph" draw:z-index="2" draw:style-name="TLG-text" svg:width="4.82cm" svg:height="0.49cm" svg:x="0.62cm" svg:y="10.03cm"><draw:text-box> <text:p text:style-name="FTLG-Name"><text:span text:style-name="FTLG-Name">Christiansen, Samuel</text:span></text:p></draw:text-box>
</draw:frame>
<draw:polygon draw:style-name="TLG-line" draw:layer="layout" draw:z-index="1" svg:x="14.524460cm" svg:y="10.025682cm" svg:viewBox="0 0 100 352" svg:width="0.1000cm" svg:height="0.3528cm" draw:points="50, 0 100, 176 50, 352 0, 176"/>
<draw:polygon draw:style-name="TLG-solid" draw:layer="layout" draw:z-index="1" svg:x="14.896316cm" svg:y="10.025682cm" svg:viewBox="0 0 100 352" svg:width="0.1000cm" svg:height="0.3528cm" draw:points="50, 0 100, 176 50, 352 0, 176"/>
<draw:line text:anchor-type="paragraph" draw:z-index="3" draw:style-name="open" svg:x1="14.62cm" svg:y1="10.20cm" svg:x2="14.90cm" svg:y2="10.20cm"><text:p/>
</draw:line>
<text:alphabetical-index-mark text:string-value="Reynolds, David (1669 - 1695)"/><draw:frame text:anchor-type="paragraph" draw:z-index="2" draw:style-name="TLG-text" svg:width="3.80cm" svg:height="0.49cm" svg:x="0.62cm" svg:y="10.64cm"><draw:text-box> <text:p text:style-name="FTLG-Name"><text:span text:style-name="FTLG-Name">Reynolds, David</text:span></text:p></draw:text-box>
</draw:frame>
<draw:polygon draw:style-name="TLG-line" draw:layer="layout" draw:z-index="1" svg:x="14.528784cm" svg:y="10.643042cm" svg:viewBox="0 0 100 352" svg:width="0.1000cm" svg:height="0.3528cm" draw:points="50, 0 100, 176 50, 352 0, 176"/>
<draw:polygon draw:style-name="TLG-solid" draw:layer="layout" draw:z-index="1" svg:x="14.641205cm" svg:y="10.643042cm" svg:viewBox="0 0 100 352" svg:width="0.1000cm" svg:height="0.3528cm" draw:points="50, 0 100, 176 50, 352 0, 176"/>
<draw:line text:anchor-type="paragraph" draw:z-index="3" draw:style-name="open" svg:x1="14.63cm" svg:y1="10.82cm" svg:x2="14.64cm" svg:y2="10.82cm"><text:p/>
</draw:line>
<text:alphabetical-index-mark text:string-value="Vaughn, Mary Meriwether (vers 1669 - )"/><draw:frame text:anchor-type="paragraph" draw:z-index="2" draw:style-name="TLG-text" svg:width="5.71cm" svg:height="0.49cm" svg:x="0.62cm" svg:y="11.26cm"><draw:text-box> <text:p text:style-name="FTLG-Name"><text:span text:style-name="FTLG-Name">Vaughn, Mary Meriwether</text:span></text:p></draw:text-box>
</draw:frame>
<draw:polygon draw:style-name="TLG-line" draw:layer="layout" draw:z-index="1" svg:x="14.528784cm" svg:y="11.260403cm" svg:viewBox="0 0 100 352" svg:width="0.1000cm" svg:height="0.3528cm" draw:points="50, 0 100, 176 50, 352 0, 176"/>
<text:alphabetical-index-mark text:string-value="Allen, Joanna (1670-08-00 -  )"/><draw:frame text:anchor-type="paragraph" draw:z-index="2" draw:style-name="TLG-text" svg:width="3.24cm" svg:height="0.49cm" svg:x="0.62cm" svg:y="11.88cm"><draw:text-box> <text:p text:style-name="FTLG-Name"><text:span text:style-name="FTLG-Name">Allen, Joanna</text:span></text:p></draw:text-box>
</draw:frame>
<draw:polygon draw:style-name="TLG-line" draw:layer="layout" draw:z-index="1" svg:x="14.533107cm" svg:y="11.877763cm" svg:viewBox="0 0 100 352" svg:width="0.1000cm" svg:height="0.3528cm" draw:points="50, 0 100, 176 50, 352 0, 176"/>
<text:alphabetical-index-mark text:string-value="Dixon, Thomas (vers 1671 -  )"/><draw:frame text:anchor-type="paragraph" draw:z-index="2" draw:style-name="TLG-text" svg:width="3.54cm" svg:height="0.49cm" svg:x="0.62cm" svg:y="12.50cm"><draw:text-box> <text:p text:style-name="FTLG-Name"><text:span text:style-name="FTLG-Name">Dixon, Thomas</text:span></text:p></draw:text-box>
</draw:frame>
<draw:polygon draw:style-name="TLG-line" draw:layer="layout" draw:z-index="1" svg:x="14.537431cm" svg:y="12.495123cm" svg:viewBox="0 0 100 352" svg:width="0.1000cm" svg:height="0.3528cm" draw:points="50, 0 100, 176 50, 352 0, 176"/>
<text:alphabetical-index-mark text:string-value="Harmon, Martha (1671 -  )"/><draw:frame text:anchor-type="paragraph" draw:z-index="2" draw:style-name="TLG-text" svg:width="3.77cm" svg:height="0.49cm" svg:x="0.62cm" svg:y="13.11cm"><draw:text-box> <text:p text:style-name="FTLG-Name"><text:span text:style-name="FTLG-Name">Harmon, Martha</text:span></text:p></draw:text-box>
</draw:frame>
<draw:polygon draw:style-name="TLG-line" draw:layer="layout" draw:z-index="1" svg:x="14.537431cm" svg:y="13.112483cm" svg:viewBox="0 0 100 352" svg:width="0.1000cm" svg:height="0.3528cm" draw:points="50, 0 100, 176 50, 352 0, 176"/>
<text:alphabetical-index-mark text:string-value="山本, Gabriel Gustav (1672-10-12 -  )"/><draw:frame text:anchor-type="paragraph" draw:z-index="2" draw:style-name="TLG-text" svg:width="4.28cm" svg:height="0.49cm" svg:x="0.62cm" svg:y="13.73cm"><draw:text-box> <text:p text:style-name="FTLG-Name"><text:span text:style-name="FTLG-Name">山本, Gabriel Gustav</text:span></text:p></draw:text-box>
</draw:frame>
<draw:polygon draw:style-name="TLG-line" draw:layer="layout" draw:z-index="1" svg:x="14.541755cm" svg:y="13.729843cm" svg:viewBox="0 0 100 352" svg:width="0.1000cm" svg:height="0.3528cm" draw:points="50, 0 100, 176 50, 352 0, 176"/>
<text:alphabetical-index-mark text:string-value="Allen, John (1674-05-24 - 1727)"/><draw:frame text:anchor-type="paragraph" draw:z-index="2" draw:style-name="TLG-text" svg:width="2.73cm" svg:height="0.49cm" svg:x="0.62cm" svg:y="14.35cm"><draw:text-box> <text:p text:style-name="FTLG-Name"><text:span text:style-name="FTLG-Name">Allen, John</text:span></text:p></draw:text-box>
</draw:frame>
<draw:polygon draw:style-name="TLG-line" draw:layer="layout" draw:z-index="1" svg:x="14.550403cm" svg:y="14.347203cm" svg:viewBox="0 0 100 352" svg:width="0.1000cm" svg:height="0.3528cm" draw:points="50, 0 100, 176 50, 352 0, 176"/>
<draw:polygon draw:style-name="TLG-solid" draw:layer="layout" draw:z-index="1" svg:x="14.779571cm" svg:y="14.347203cm" svg:viewBox="0 0 100 352" svg:width="0.1000cm" svg:height="0.3528cm" draw:points="50, 0 100, 176 50, 352 0, 176"/>
<draw:line text:anchor-type="paragraph" draw:z-index="3" draw:style-name="open" svg:x1="14.65cm" svg:y1="14.52cm" svg:x2="14.78cm" svg:y2="14.52cm"><text:p/>
</draw:line>
<text:alphabetical-index-mark text:string-value="Benson, James (1674-11-20 -  )"/><draw:frame text:anchor-type="paragraph" draw:z-index="2" draw:style-name="TLG-text" svg:width="3.62cm" svg:height="0.49cm" svg:x="0.62cm" svg:y="14.96cm"><draw:text-box> <text:p text:style-name="FTLG-Name"><text:span text:style-name="FTLG-Name">Benson, James</text:span></text:p></draw:text-box>
</draw:frame>
<draw:polygon draw:style-name="TLG-line" draw:layer="layout" draw:z-index="1" svg:x="14.550403cm" svg:y="14.964564cm" svg:viewBox="0 0 100 352" svg:width="0.1000cm" svg:height="0.3528cm" draw:points="50, 0 100, 176 50, 352 0, 176"/>
<text:alphabetical-index-mark text:string-value="Brooks, Marquis I (1675 - 1741)"/><draw:frame text:anchor-type="paragraph" draw:z-index="2" draw:style-name="TLG-text" svg:width="4.03cm" svg:height="0.49cm" svg:x="0.62cm" svg:y="15.58cm"><draw:text-box> <text:p text:style-name="FTLG-Name"><text:span text:style-name="FTLG-Name">Brooks, Marquis I</text:span></text:p></draw:text-box>
</draw:frame>
<draw:polygon draw:style-name="TLG-line" draw:layer="layout" draw:z-index="1" svg:x="14.554727cm" svg:y="15.581924cm" svg:viewBox="0 0 100 352" svg:width="0.1000cm" svg:height="0.3528cm" draw:points="50, 0 100, 176 50, 352 0, 176"/>
<draw:polygon draw:style-name="TLG-solid" draw:layer="layout" draw:z-index="1" svg:x="14.840106cm" svg:y="15.581924cm" svg:viewBox="0 0 100 352" svg:width="0.1000cm" svg:height="0.3528cm" draw:points="50, 0 100, 176 50, 352 0, 176"/>
<draw:line text:anchor-type="paragraph" draw:z-index="3" draw:style-name="open" svg:x1="14.65cm" svg:y1="15.76cm" svg:x2="14.84cm" svg:y2="15.76cm"><text:p/>
</draw:line>
<text:alphabetical-index-mark text:string-value="斎藤, Zariakius Cyriacus (vers 1675 - après 1748-07-01)"/><draw:frame text:anchor-type="paragraph" draw:z-index="2" draw:style-name="TLG-text" svg:width="4.99cm" svg:height="0.49cm" svg:x="0.62cm" svg:y="16.20cm"><draw:text-box> <text:p text:style-name="FTLG-Name"><text:span text:style-name="FTLG-Name">斎藤, Zariakius Cyriacus</text:span></text:p></draw:text-box>
</draw:frame>
<draw:polygon draw:style-name="TLG-line" draw:layer="layout" draw:z-index="1" svg:x="14.554727cm" svg:y="16.199284cm" svg:viewBox="0 0 100 352" svg:width="0.1000cm" svg:height="0.3528cm" draw:points="50, 0 100, 176 50, 352 0, 176"/>
<draw:polygon draw:style-name="TLG-solid" draw:layer="layout" draw:z-index="1" svg:x="14.870373cm" svg:y="16.199284cm" svg:viewBox="0 0 100 352" svg:width="0.1000cm" svg:height="0.3528cm" draw:points="50, 0 100, 176 50, 352 0, 176"/>
<draw:line text:anchor-type="paragraph" draw:z-index="3" draw:style-name="open" svg:x1="14.65cm" svg:y1="16.38cm" svg:x2="14.87cm" svg:y2="16.38cm"><text:p/>
</draw:line>
<text:alphabetical-index-mark text:string-value="Benson, Joseph Louis(Sr.) (1676-01-09 -  )"/><draw:frame text:anchor-type="paragraph" draw:z-index="2" draw:style-name="TLG-text" svg:width="5.86cm" svg:height="0.49cm" svg:x="0.62cm" svg:y="16.82cm"><draw:text-box> <text:p text:style-name="FTLG-Name"><text:span text:style-name="FTLG-Name">Benson, Joseph Louis(Sr.)</text:span></text:p></draw:text-box>
</draw:frame>
<draw:polygon draw:style-name="TLG-line" draw:layer="layout" draw:z-index="1" svg:x="14.559051cm" svg:y="16.816644cm" svg:viewBox="0 0 100 352" svg:width="0.1000cm" svg:height="0.3528cm" draw:points="50, 0 100, 176 50, 352 0, 176"/>
<text:alphabetical-index-mark text:string-value="Todd, Hardy (1678 - 1750)"/><draw:frame text:anchor-type="paragraph" draw:z-index="2" draw:style-name="TLG-text" svg:width="2.98cm" svg:height="0.49cm" svg:x="0.62cm" svg:y="17.43cm"><draw:text-box> <text:p text:style-name="FTLG-Name"><text:span text:style-name="FTLG-Name">Todd, Hardy</text:span></text:p></draw:text-box>
</draw:frame>
<draw:polygon draw:style-name="TLG-line" draw:layer="layout" draw:z-index="1" svg:x="14.567699cm" svg:y="17.434004cm" svg:viewBox="0 0 100 352" svg:width="0.1000cm" svg:height="0.3528cm" draw:points="50, 0 100, 176 50, 352 0, 176"/>
<draw:polygon draw:style-name="TLG-solid" draw:layer="layout" draw:z-index="1" svg:x="14.879021cm" svg:y="17.434004cm" svg:viewBox="0 0 100 352" svg:width="0.1000cm" svg:height="0.3528cm" draw:points="50, 0 100, 176 50, 352 0, 176"/>
<draw:line text:anchor-type="paragraph" draw:z-index="3" draw:style-name="open" svg:x1="14.67cm" svg:y1="17.61cm" svg:x2="14.88cm" svg:y2="17.61cm"><text:p/>
</draw:line>
<text:alphabetical-index-mark text:string-value="Benson, Robert Watkins (1678-07-18 -  )"/><draw:frame text:anchor-type="paragraph" draw:z-index="2" draw:style-name="TLG-text" svg:width="5.40cm" svg:height="0.49cm" svg:x="0.62cm" svg:y="18.05cm"><draw:text-box> <text:p text:style-name="FTLG-Name"><text:span text:style-name="FTLG-Name">Benson, Robert Watkins</text:span></text:p></draw:text-box>
</draw:frame>
<draw:polygon draw:style-name="TLG-line" draw:layer="layout" draw:z-index="1" svg:x="14.567699cm" svg:y="18.051364cm" svg:viewBox="0 0 100 352" svg:width="0.1000cm" svg:height="0.3528cm" draw:points="50, 0 100, 176 50, 352 0, 176"/>
<text:alphabetical-index-mark text:string-value="Warner, George (1678-08-04 - 1679)"/><draw:frame text:anchor-type="paragraph" draw:z-index="2" draw:style-name="TLG-text" svg:width="3.75cm" svg:height="0.49cm" svg:x="0.62cm" svg:y="18.67cm"><draw:text-box> <text:p text:style-name="FTLG-Name"><text:span text:style-name="FTLG-Name">Warner, George</text:span></text:p></draw:text-box>
</draw:frame>
<draw:polygon draw:style-name="TLG-line" draw:layer="layout" draw:z-index="1" svg:x="14.567699cm" svg:y="18.668725cm" svg:viewBox="0 0 100 352" svg:width="0.1000cm" svg:height="0.3528cm" draw:points="50, 0 100, 176 50, 352 0, 176"/>
<draw:polygon draw:style-name="TLG-solid" draw:layer="layout" draw:z-index="1" svg:x="14.572023cm" svg:y="18.668725cm" svg:viewBox="0 0 100 352" svg:width="0.1000cm" svg:height="0.3528cm" draw:points="50, 0 100, 176 50, 352 0, 176"/>
<draw:line text:anchor-type="paragraph" draw:z-index="3" draw:style-name="open" svg:x1="14.67cm" svg:y1="18.85cm" svg:x2="14.57cm" svg:y2="18.85cm"><text:p/>
</draw:line>
<text:alphabetical-index-mark text:string-value="Allen, Lediah (1679-01-01 - vers 1680)"/><draw:frame text:anchor-type="paragraph" draw:z-index="2" draw:style-name="TLG-text" svg:width="3.11cm" svg:height="0.49cm" svg:x="0.62cm" svg:y="19.29cm"><draw:text-box> <text:p text:style-name="FTLG-Name"><text:span text:style-name="FTLG-Name">Allen, Lediah</text:span></text:p></draw:text-box>
</draw:frame>
<draw:polygon draw:style-name="TLG-line" draw:layer="layout" draw:z-index="1" svg:x="14.572023cm" svg:y="19.286085cm" svg:viewBox="0 0 100 352" svg:width="0.1000cm" svg:height="0.3528cm" draw:points="50, 0 100, 176 50, 352 0, 176"/>
<draw:polygon draw:style-name="TLG-solid" draw:layer="layout" draw:z-index="1" svg:x="14.576347cm" svg:y="19.286085cm" svg:viewBox="0 0 100 352" svg:width="0.1000cm" svg:height="0.3528cm" draw:points="50, 0 100, 176 50, 352 0, 176"/>
<draw:line text:anchor-type="paragraph" draw:z-index="3" draw:style-name="open" svg:x1="14.67cm" svg:y1="19.46cm" svg:x2="14.58cm" svg:y2="19.46cm"><text:p/>
</draw:line>
<text:alphabetical-index-mark text:string-value="Norris, Elizabeth (vers 1679 - 1731-05-10)"/><draw:frame text:anchor-type="paragraph" draw:z-index="2" draw:style-name="TLG-text" svg:width="3.82cm" svg:height="0.49cm" svg:x="0.62cm" svg:y="19.90cm"><draw:text-box> <text:p text:style-name="FTLG-Name"><text:span text:style-name="FTLG-Name">Norris, Elizabeth</text:span></text:p></draw:text-box>
</draw:frame>
<draw:polygon draw:style-name="TLG-line" draw:layer="layout" draw:z-index="1" svg:x="14.572023cm" svg:y="19.903445cm" svg:viewBox="0 0 100 352" svg:width="0.1000cm" svg:height="0.3528cm" draw:points="50, 0 100, 176 50, 352 0, 176"/>
<draw:polygon draw:style-name="TLG-solid" draw:layer="layout" draw:z-index="1" svg:x="14.796866cm" svg:y="19.903445cm" svg:viewBox="0 0 100 352" svg:width="0.1000cm" svg:height="0.3528cm" draw:points="50, 0 100, 176 50, 352 0, 176"/>
<draw:line text:anchor-type="paragraph" draw:z-index="3" draw:style-name="open" svg:x1="14.67cm" svg:y1="20.08cm" svg:x2="14.80cm" svg:y2="20.08cm"><text:p/>
</draw:line>
<text:alphabetical-index-mark text:string-value="Warner, Mary (1679-01-02 -  )"/><draw:frame text:anchor-type="paragraph" draw:z-index="2" draw:style-name="TLG-text" svg:width="3.24cm" svg:height="0.49cm" svg:x="0.62cm" svg:y="20.52cm"><draw:text-box> <text:p text:style-name="FTLG-Name"><text:span text:style-name="FTLG-Name">Warner, Mary</text:span></text:p></draw:text-box>
</draw:frame>
<draw:polygon draw:style-name="TLG-line" draw:layer="layout" draw:z-index="1" svg:x="14.572023cm" svg:y="20.520805cm" svg:viewBox="0 0 100 352" svg:width="0.1000cm" svg:height="0.3528cm" draw:points="50, 0 100, 176 50, 352 0, 176"/>
<text:alphabetical-index-mark text:string-value="Webster, Johanne(John) (1679-05-01 - )"/><draw:frame text:anchor-type="paragraph" draw:z-index="2" draw:style-name="TLG-text" svg:width="5.48cm" svg:height="0.49cm" svg:x="0.62cm" svg:y="21.14cm"><draw:text-box> <text:p text:style-name="FTLG-Name"><text:span text:style-name="FTLG-Name">Webster, Johanne(John)</text:span></text:p></draw:text-box>
</draw:frame>
<draw:polygon draw:style-name="TLG-line" draw:layer="layout" draw:z-index="1" svg:x="14.572023cm" svg:y="21.138165cm" svg:viewBox="0 0 100 352" svg:width="0.1000cm" svg:height="0.3528cm" draw:points="50, 0 100, 176 50, 352 0, 176"/>
<text:alphabetical-index-mark text:string-value="Saunders, Ursula (vers 1680 - 1740)"/><draw:frame text:anchor-type="paragraph" draw:z-index="2" draw:style-name="TLG-text" svg:width="4.00cm" svg:height="0.49cm" svg:x="0.62cm" svg:y="21.76cm"><draw:text-box> <text:p text:style-name="FTLG-Name"><text:span text:style-name="FTLG-Name">Saunders, Ursula</text:span></text:p></draw:text-box>
</draw:frame>
<draw:polygon draw:style-name="TLG-line" draw:layer="layout" draw:z-index="1" svg:x="14.576347cm" svg:y="21.755525cm" svg:viewBox="0 0 100 352" svg:width="0.1000cm" svg:height="0.3528cm" draw:points="50, 0 100, 176 50, 352 0, 176"/>
<draw:polygon draw:style-name="TLG-solid" draw:layer="layout" draw:z-index="1" svg:x="14.835782cm" svg:y="21.755525cm" svg:viewBox="0 0 100 352" svg:width="0.1000cm" svg:height="0.3528cm" draw:points="50, 0 100, 176 50, 352 0, 176"/>
<draw:line text:anchor-type="paragraph" draw:z-index="3" draw:style-name="open" svg:x1="14.68cm" svg:y1="21.93cm" svg:x2="14.84cm" svg:y2="21.93cm"><text:p/>
</draw:line>
<text:alphabetical-index-mark text:string-value="Benson, Louise DeSoix (1680-03-15 -  )"/><draw:frame text:anchor-type="paragraph" draw:z-index="2" draw:style-name="TLG-text" svg:width="5.23cm" svg:height="0.49cm" svg:x="0.62cm" svg:y="22.37cm"><draw:text-box> <text:p text:style-name="FTLG-Name"><text:span text:style-name="FTLG-Name">Benson, Louise DeSoix</text:span></text:p></draw:text-box>
</draw:frame>
<draw:polygon draw:style-name="TLG-line" draw:layer="layout" draw:z-index="1" svg:x="14.576347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lanco, Hans(Johannes) (1680-03-28 - )"/><draw:frame text:anchor-type="paragraph" draw:z-index="2" draw:style-name="TLG-text" svg:width="5.48cm" svg:height="0.49cm" svg:x="0.62cm" svg:y="2.62cm"><draw:text-box> <text:p text:style-name="FTLG-Name"><text:span text:style-name="FTLG-Name">Blanco, Hans(Johannes)</text:span></text:p></draw:text-box>
</draw:frame>
<draw:polygon draw:style-name="TLG-line" draw:layer="layout" draw:z-index="1" svg:x="14.576347cm" svg:y="2.617360cm" svg:viewBox="0 0 100 352" svg:width="0.1000cm" svg:height="0.3528cm" draw:points="50, 0 100, 176 50, 352 0, 176"/>
<text:alphabetical-index-mark text:string-value="Warner, Hannah (1681-09-03 -  )"/><draw:frame text:anchor-type="paragraph" draw:z-index="2" draw:style-name="TLG-text" svg:width="3.82cm" svg:height="0.49cm" svg:x="0.62cm" svg:y="3.23cm"><draw:text-box> <text:p text:style-name="FTLG-Name"><text:span text:style-name="FTLG-Name">Warner, Hannah</text:span></text:p></draw:text-box>
</draw:frame>
<draw:polygon draw:style-name="TLG-line" draw:layer="layout" draw:z-index="1" svg:x="14.580671cm" svg:y="3.234720cm" svg:viewBox="0 0 100 352" svg:width="0.1000cm" svg:height="0.3528cm" draw:points="50, 0 100, 176 50, 352 0, 176"/>
<text:alphabetical-index-mark text:string-value="Beaulieu, Johann Simon (1682 -  )"/><draw:frame text:anchor-type="paragraph" draw:z-index="2" draw:style-name="TLG-text" svg:width="5.43cm" svg:height="0.49cm" svg:x="0.62cm" svg:y="3.85cm"><draw:text-box> <text:p text:style-name="FTLG-Name"><text:span text:style-name="FTLG-Name">Beaulieu, Johann Simon</text:span></text:p></draw:text-box>
</draw:frame>
<draw:polygon draw:style-name="TLG-line" draw:layer="layout" draw:z-index="1" svg:x="14.584994cm" svg:y="3.852081cm" svg:viewBox="0 0 100 352" svg:width="0.1000cm" svg:height="0.3528cm" draw:points="50, 0 100, 176 50, 352 0, 176"/>
<text:alphabetical-index-mark text:string-value="Higgins, Charity (vers 1682 -  )"/><draw:frame text:anchor-type="paragraph" draw:z-index="2" draw:style-name="TLG-text" svg:width="3.70cm" svg:height="0.49cm" svg:x="0.62cm" svg:y="4.47cm"><draw:text-box> <text:p text:style-name="FTLG-Name"><text:span text:style-name="FTLG-Name">Higgins, Charity</text:span></text:p></draw:text-box>
</draw:frame>
<draw:polygon draw:style-name="TLG-line" draw:layer="layout" draw:z-index="1" svg:x="14.584994cm" svg:y="4.469441cm" svg:viewBox="0 0 100 352" svg:width="0.1000cm" svg:height="0.3528cm" draw:points="50, 0 100, 176 50, 352 0, 176"/>
<text:alphabetical-index-mark text:string-value="Benson, Mary Frances (1682-02-20 -  )"/><draw:frame text:anchor-type="paragraph" draw:z-index="2" draw:style-name="TLG-text" svg:width="5.07cm" svg:height="0.49cm" svg:x="0.62cm" svg:y="5.09cm"><draw:text-box> <text:p text:style-name="FTLG-Name"><text:span text:style-name="FTLG-Name">Benson, Mary Frances</text:span></text:p></draw:text-box>
</draw:frame>
<draw:polygon draw:style-name="TLG-line" draw:layer="layout" draw:z-index="1" svg:x="14.584994cm" svg:y="5.086801cm" svg:viewBox="0 0 100 352" svg:width="0.1000cm" svg:height="0.3528cm" draw:points="50, 0 100, 176 50, 352 0, 176"/>
<text:alphabetical-index-mark text:string-value="Warner, Daniel (1682-12-05 -  )"/><draw:frame text:anchor-type="paragraph" draw:z-index="2" draw:style-name="TLG-text" svg:width="3.52cm" svg:height="0.49cm" svg:x="0.62cm" svg:y="5.70cm"><draw:text-box> <text:p text:style-name="FTLG-Name"><text:span text:style-name="FTLG-Name">Warner, Daniel</text:span></text:p></draw:text-box>
</draw:frame>
<draw:polygon draw:style-name="TLG-line" draw:layer="layout" draw:z-index="1" svg:x="14.584994cm" svg:y="5.704161cm" svg:viewBox="0 0 100 352" svg:width="0.1000cm" svg:height="0.3528cm" draw:points="50, 0 100, 176 50, 352 0, 176"/>
<text:alphabetical-index-mark text:string-value="Warner, Elizabeth (1683-03-28 -  )"/><draw:frame text:anchor-type="paragraph" draw:z-index="2" draw:style-name="TLG-text" svg:width="4.10cm" svg:height="0.49cm" svg:x="0.62cm" svg:y="6.32cm"><draw:text-box> <text:p text:style-name="FTLG-Name"><text:span text:style-name="FTLG-Name">Warner, Elizabeth</text:span></text:p></draw:text-box>
</draw:frame>
<draw:polygon draw:style-name="TLG-line" draw:layer="layout" draw:z-index="1" svg:x="14.589318cm" svg:y="6.321521cm" svg:viewBox="0 0 100 352" svg:width="0.1000cm" svg:height="0.3528cm" draw:points="50, 0 100, 176 50, 352 0, 176"/>
<text:alphabetical-index-mark text:string-value="Allen, Jonathan (1683-05-29 - 1733-05-08)"/><draw:frame text:anchor-type="paragraph" draw:z-index="2" draw:style-name="TLG-text" svg:width="3.62cm" svg:height="0.49cm" svg:x="0.62cm" svg:y="6.94cm"><draw:text-box> <text:p text:style-name="FTLG-Name"><text:span text:style-name="FTLG-Name">Allen, Jonathan</text:span></text:p></draw:text-box>
</draw:frame>
<draw:polygon draw:style-name="TLG-line" draw:layer="layout" draw:z-index="1" svg:x="14.589318cm" svg:y="6.938881cm" svg:viewBox="0 0 100 352" svg:width="0.1000cm" svg:height="0.3528cm" draw:points="50, 0 100, 176 50, 352 0, 176"/>
<draw:polygon draw:style-name="TLG-solid" draw:layer="layout" draw:z-index="1" svg:x="14.805514cm" svg:y="6.938881cm" svg:viewBox="0 0 100 352" svg:width="0.1000cm" svg:height="0.3528cm" draw:points="50, 0 100, 176 50, 352 0, 176"/>
<draw:line text:anchor-type="paragraph" draw:z-index="3" draw:style-name="open" svg:x1="14.69cm" svg:y1="7.12cm" svg:x2="14.81cm" svg:y2="7.12cm"><text:p/>
</draw:line>
<text:alphabetical-index-mark text:string-value="Warner, Capt. Andrew (1684-01-20 - 1754-01-11)"/><draw:frame text:anchor-type="paragraph" draw:z-index="2" draw:style-name="TLG-text" svg:width="5.00cm" svg:height="0.49cm" svg:x="0.62cm" svg:y="7.56cm"><draw:text-box> <text:p text:style-name="FTLG-Name"><text:span text:style-name="FTLG-Name">Warner, Capt. Andrew</text:span></text:p></draw:text-box>
</draw:frame>
<draw:polygon draw:style-name="TLG-line" draw:layer="layout" draw:z-index="1" svg:x="14.593642cm" svg:y="7.556242cm" svg:viewBox="0 0 100 352" svg:width="0.1000cm" svg:height="0.3528cm" draw:points="50, 0 100, 176 50, 352 0, 176"/>
<draw:polygon draw:style-name="TLG-solid" draw:layer="layout" draw:z-index="1" svg:x="14.896316cm" svg:y="7.556242cm" svg:viewBox="0 0 100 352" svg:width="0.1000cm" svg:height="0.3528cm" draw:points="50, 0 100, 176 50, 352 0, 176"/>
<draw:line text:anchor-type="paragraph" draw:z-index="3" draw:style-name="open" svg:x1="14.69cm" svg:y1="7.73cm" svg:x2="14.90cm" svg:y2="7.73cm"><text:p/>
</draw:line>
<text:alphabetical-index-mark text:string-value="Allen, Gershom (vers 1685 - vers 1711)"/><draw:frame text:anchor-type="paragraph" draw:z-index="2" draw:style-name="TLG-text" svg:width="3.62cm" svg:height="0.49cm" svg:x="0.62cm" svg:y="8.17cm"><draw:text-box> <text:p text:style-name="FTLG-Name"><text:span text:style-name="FTLG-Name">Allen, Gershom</text:span></text:p></draw:text-box>
</draw:frame>
<draw:polygon draw:style-name="TLG-line" draw:layer="layout" draw:z-index="1" svg:x="14.597966cm" svg:y="8.173602cm" svg:viewBox="0 0 100 352" svg:width="0.1000cm" svg:height="0.3528cm" draw:points="50, 0 100, 176 50, 352 0, 176"/>
<draw:polygon draw:style-name="TLG-solid" draw:layer="layout" draw:z-index="1" svg:x="14.710388cm" svg:y="8.173602cm" svg:viewBox="0 0 100 352" svg:width="0.1000cm" svg:height="0.3528cm" draw:points="50, 0 100, 176 50, 352 0, 176"/>
<draw:line text:anchor-type="paragraph" draw:z-index="3" draw:style-name="open" svg:x1="14.70cm" svg:y1="8.35cm" svg:x2="14.71cm" svg:y2="8.35cm"><text:p/>
</draw:line>
<text:alphabetical-index-mark text:string-value="Anderson, Rev. John (1685 - 1774-11-27)"/><draw:frame text:anchor-type="paragraph" draw:z-index="2" draw:style-name="TLG-text" svg:width="4.74cm" svg:height="0.49cm" svg:x="0.62cm" svg:y="8.79cm"><draw:text-box> <text:p text:style-name="FTLG-Name"><text:span text:style-name="FTLG-Name">Anderson, Rev. John</text:span></text:p></draw:text-box>
</draw:frame>
<draw:polygon draw:style-name="TLG-line" draw:layer="layout" draw:z-index="1" svg:x="14.597966cm" svg:y="8.790962cm" svg:viewBox="0 0 100 352" svg:width="0.1000cm" svg:height="0.3528cm" draw:points="50, 0 100, 176 50, 352 0, 176"/>
<draw:polygon draw:style-name="TLG-solid" draw:layer="layout" draw:z-index="1" svg:x="14.982795cm" svg:y="8.790962cm" svg:viewBox="0 0 100 352" svg:width="0.1000cm" svg:height="0.3528cm" draw:points="50, 0 100, 176 50, 352 0, 176"/>
<draw:line text:anchor-type="paragraph" draw:z-index="3" draw:style-name="open" svg:x1="14.70cm" svg:y1="8.97cm" svg:x2="14.98cm" svg:y2="8.97cm"><text:p/>
</draw:line>
<text:alphabetical-index-mark text:string-value="Holland, Anna Margaretha (1685 -  )"/><draw:frame text:anchor-type="paragraph" draw:z-index="2" draw:style-name="TLG-text" svg:width="5.81cm" svg:height="0.49cm" svg:x="0.62cm" svg:y="9.41cm"><draw:text-box> <text:p text:style-name="FTLG-Name"><text:span text:style-name="FTLG-Name">Holland, Anna Margaretha</text:span></text:p></draw:text-box>
</draw:frame>
<draw:polygon draw:style-name="TLG-line" draw:layer="layout" draw:z-index="1" svg:x="14.597966cm" svg:y="9.408322cm" svg:viewBox="0 0 100 352" svg:width="0.1000cm" svg:height="0.3528cm" draw:points="50, 0 100, 176 50, 352 0, 176"/>
<text:alphabetical-index-mark text:string-value="Benson, Elizabeth (1685-04-13 -  )"/><draw:frame text:anchor-type="paragraph" draw:z-index="2" draw:style-name="TLG-text" svg:width="4.16cm" svg:height="0.49cm" svg:x="0.62cm" svg:y="10.03cm"><draw:text-box> <text:p text:style-name="FTLG-Name"><text:span text:style-name="FTLG-Name">Benson, Elizabeth</text:span></text:p></draw:text-box>
</draw:frame>
<draw:polygon draw:style-name="TLG-line" draw:layer="layout" draw:z-index="1" svg:x="14.597966cm" svg:y="10.025682cm" svg:viewBox="0 0 100 352" svg:width="0.1000cm" svg:height="0.3528cm" draw:points="50, 0 100, 176 50, 352 0, 176"/>
<text:alphabetical-index-mark text:string-value="Green, Edward (1685-06-06 - 1756-10-20)"/><draw:frame text:anchor-type="paragraph" draw:z-index="2" draw:style-name="TLG-text" svg:width="3.54cm" svg:height="0.49cm" svg:x="0.62cm" svg:y="10.64cm"><draw:text-box> <text:p text:style-name="FTLG-Name"><text:span text:style-name="FTLG-Name">Green, Edward</text:span></text:p></draw:text-box>
</draw:frame>
<draw:polygon draw:style-name="TLG-line" draw:layer="layout" draw:z-index="1" svg:x="14.597966cm" svg:y="10.643042cm" svg:viewBox="0 0 100 352" svg:width="0.1000cm" svg:height="0.3528cm" draw:points="50, 0 100, 176 50, 352 0, 176"/>
<draw:polygon draw:style-name="TLG-solid" draw:layer="layout" draw:z-index="1" svg:x="14.904964cm" svg:y="10.643042cm" svg:viewBox="0 0 100 352" svg:width="0.1000cm" svg:height="0.3528cm" draw:points="50, 0 100, 176 50, 352 0, 176"/>
<draw:line text:anchor-type="paragraph" draw:z-index="3" draw:style-name="open" svg:x1="14.70cm" svg:y1="10.82cm" svg:x2="14.90cm" svg:y2="10.82cm"><text:p/>
</draw:line>
<text:alphabetical-index-mark text:string-value="Montgomery, Mary (vers 1686 -  )"/><draw:frame text:anchor-type="paragraph" draw:z-index="2" draw:style-name="TLG-text" svg:width="4.28cm" svg:height="0.49cm" svg:x="0.62cm" svg:y="11.26cm"><draw:text-box> <text:p text:style-name="FTLG-Name"><text:span text:style-name="FTLG-Name">Montgomery, Mary</text:span></text:p></draw:text-box>
</draw:frame>
<draw:polygon draw:style-name="TLG-line" draw:layer="layout" draw:z-index="1" svg:x="14.602290cm" svg:y="11.260403cm" svg:viewBox="0 0 100 352" svg:width="0.1000cm" svg:height="0.3528cm" draw:points="50, 0 100, 176 50, 352 0, 176"/>
<text:alphabetical-index-mark text:string-value="Дмитриев, Charles Sr. (vers 1687 - 1750-05-13)"/><draw:frame text:anchor-type="paragraph" draw:z-index="2" draw:style-name="TLG-text" svg:width="5.05cm" svg:height="0.49cm" svg:x="0.62cm" svg:y="11.88cm"><draw:text-box> <text:p text:style-name="FTLG-Name"><text:span text:style-name="FTLG-Name">Дмитриев, Charles Sr.</text:span></text:p></draw:text-box>
</draw:frame>
<draw:polygon draw:style-name="TLG-line" draw:layer="layout" draw:z-index="1" svg:x="14.606614cm" svg:y="11.877763cm" svg:viewBox="0 0 100 352" svg:width="0.1000cm" svg:height="0.3528cm" draw:points="50, 0 100, 176 50, 352 0, 176"/>
<draw:polygon draw:style-name="TLG-solid" draw:layer="layout" draw:z-index="1" svg:x="14.879021cm" svg:y="11.877763cm" svg:viewBox="0 0 100 352" svg:width="0.1000cm" svg:height="0.3528cm" draw:points="50, 0 100, 176 50, 352 0, 176"/>
<draw:line text:anchor-type="paragraph" draw:z-index="3" draw:style-name="open" svg:x1="14.71cm" svg:y1="12.05cm" svg:x2="14.88cm" svg:y2="12.05cm"><text:p/>
</draw:line>
<text:alphabetical-index-mark text:string-value="Christiansen, Hannah (1688-02-04 - 1742-06-26)"/><draw:frame text:anchor-type="paragraph" draw:z-index="2" draw:style-name="TLG-text" svg:width="4.87cm" svg:height="0.49cm" svg:x="0.62cm" svg:y="12.50cm"><draw:text-box> <text:p text:style-name="FTLG-Name"><text:span text:style-name="FTLG-Name">Christiansen, Hannah</text:span></text:p></draw:text-box>
</draw:frame>
<draw:polygon draw:style-name="TLG-line" draw:layer="layout" draw:z-index="1" svg:x="14.610938cm" svg:y="12.495123cm" svg:viewBox="0 0 100 352" svg:width="0.1000cm" svg:height="0.3528cm" draw:points="50, 0 100, 176 50, 352 0, 176"/>
<draw:polygon draw:style-name="TLG-solid" draw:layer="layout" draw:z-index="1" svg:x="14.844429cm" svg:y="12.495123cm" svg:viewBox="0 0 100 352" svg:width="0.1000cm" svg:height="0.3528cm" draw:points="50, 0 100, 176 50, 352 0, 176"/>
<draw:line text:anchor-type="paragraph" draw:z-index="3" draw:style-name="open" svg:x1="14.71cm" svg:y1="12.67cm" svg:x2="14.84cm" svg:y2="12.67cm"><text:p/>
</draw:line>
<text:alphabetical-index-mark text:string-value="Warner, Johnathon (vers 1689 - 1754-07-00)"/><draw:frame text:anchor-type="paragraph" draw:z-index="2" draw:style-name="TLG-text" svg:width="4.36cm" svg:height="0.49cm" svg:x="0.62cm" svg:y="13.11cm"><draw:text-box> <text:p text:style-name="FTLG-Name"><text:span text:style-name="FTLG-Name">Warner, Johnathon</text:span></text:p></draw:text-box>
</draw:frame>
<draw:polygon draw:style-name="TLG-line" draw:layer="layout" draw:z-index="1" svg:x="14.615262cm" svg:y="13.112483cm" svg:viewBox="0 0 100 352" svg:width="0.1000cm" svg:height="0.3528cm" draw:points="50, 0 100, 176 50, 352 0, 176"/>
<draw:polygon draw:style-name="TLG-solid" draw:layer="layout" draw:z-index="1" svg:x="14.896316cm" svg:y="13.112483cm" svg:viewBox="0 0 100 352" svg:width="0.1000cm" svg:height="0.3528cm" draw:points="50, 0 100, 176 50, 352 0, 176"/>
<draw:line text:anchor-type="paragraph" draw:z-index="3" draw:style-name="open" svg:x1="14.72cm" svg:y1="13.29cm" svg:x2="14.90cm" svg:y2="13.29cm"><text:p/>
</draw:line>
<text:alphabetical-index-mark text:string-value="Allen, Abigail (1690 -  )"/><draw:frame text:anchor-type="paragraph" draw:z-index="2" draw:style-name="TLG-text" svg:width="3.11cm" svg:height="0.49cm" svg:x="0.62cm" svg:y="13.73cm"><draw:text-box> <text:p text:style-name="FTLG-Name"><text:span text:style-name="FTLG-Name">Allen, Abigail</text:span></text:p></draw:text-box>
</draw:frame>
<draw:polygon draw:style-name="TLG-line" draw:layer="layout" draw:z-index="1" svg:x="14.619586cm" svg:y="13.729843cm" svg:viewBox="0 0 100 352" svg:width="0.1000cm" svg:height="0.3528cm" draw:points="50, 0 100, 176 50, 352 0, 176"/>
<text:alphabetical-index-mark text:string-value="Белоусов, Johannas Jacob (1690-02-23 - 1750-12-25)"/><draw:frame text:anchor-type="paragraph" draw:z-index="2" draw:style-name="TLG-text" svg:width="6.09cm" svg:height="0.49cm" svg:x="0.62cm" svg:y="14.35cm"><draw:text-box> <text:p text:style-name="FTLG-Name"><text:span text:style-name="FTLG-Name">Белоусов, Johannas Jacob</text:span></text:p></draw:text-box>
</draw:frame>
<draw:polygon draw:style-name="TLG-line" draw:layer="layout" draw:z-index="1" svg:x="14.619586cm" svg:y="14.347203cm" svg:viewBox="0 0 100 352" svg:width="0.1000cm" svg:height="0.3528cm" draw:points="50, 0 100, 176 50, 352 0, 176"/>
<draw:polygon draw:style-name="TLG-solid" draw:layer="layout" draw:z-index="1" svg:x="14.879021cm" svg:y="14.347203cm" svg:viewBox="0 0 100 352" svg:width="0.1000cm" svg:height="0.3528cm" draw:points="50, 0 100, 176 50, 352 0, 176"/>
<draw:line text:anchor-type="paragraph" draw:z-index="3" draw:style-name="open" svg:x1="14.72cm" svg:y1="14.52cm" svg:x2="14.88cm" svg:y2="14.52cm"><text:p/>
</draw:line>
<text:alphabetical-index-mark text:string-value="Sullivan, Anna (1691 -  )"/><draw:frame text:anchor-type="paragraph" draw:z-index="2" draw:style-name="TLG-text" svg:width="3.39cm" svg:height="0.49cm" svg:x="0.62cm" svg:y="14.96cm"><draw:text-box> <text:p text:style-name="FTLG-Name"><text:span text:style-name="FTLG-Name">Sullivan, Anna</text:span></text:p></draw:text-box>
</draw:frame>
<draw:polygon draw:style-name="TLG-line" draw:layer="layout" draw:z-index="1" svg:x="14.623910cm" svg:y="14.964564cm" svg:viewBox="0 0 100 352" svg:width="0.1000cm" svg:height="0.3528cm" draw:points="50, 0 100, 176 50, 352 0, 176"/>
<text:alphabetical-index-mark text:string-value="Allen, Joseph (1692-05-17 -  )"/><draw:frame text:anchor-type="paragraph" draw:z-index="2" draw:style-name="TLG-text" svg:width="3.21cm" svg:height="0.49cm" svg:x="0.62cm" svg:y="15.58cm"><draw:text-box> <text:p text:style-name="FTLG-Name"><text:span text:style-name="FTLG-Name">Allen, Joseph</text:span></text:p></draw:text-box>
</draw:frame>
<draw:polygon draw:style-name="TLG-line" draw:layer="layout" draw:z-index="1" svg:x="14.628234cm" svg:y="15.581924cm" svg:viewBox="0 0 100 352" svg:width="0.1000cm" svg:height="0.3528cm" draw:points="50, 0 100, 176 50, 352 0, 176"/>
<text:alphabetical-index-mark text:string-value="Moreno, Christian, I (1693 - 1772-04-16)"/><draw:frame text:anchor-type="paragraph" draw:z-index="2" draw:style-name="TLG-text" svg:width="4.46cm" svg:height="0.49cm" svg:x="0.62cm" svg:y="16.20cm"><draw:text-box> <text:p text:style-name="FTLG-Name"><text:span text:style-name="FTLG-Name">Moreno, Christian, I</text:span></text:p></draw:text-box>
</draw:frame>
<draw:polygon draw:style-name="TLG-line" draw:layer="layout" draw:z-index="1" svg:x="14.632558cm" svg:y="16.199284cm" svg:viewBox="0 0 100 352" svg:width="0.1000cm" svg:height="0.3528cm" draw:points="50, 0 100, 176 50, 352 0, 176"/>
<draw:polygon draw:style-name="TLG-solid" draw:layer="layout" draw:z-index="1" svg:x="14.974147cm" svg:y="16.199284cm" svg:viewBox="0 0 100 352" svg:width="0.1000cm" svg:height="0.3528cm" draw:points="50, 0 100, 176 50, 352 0, 176"/>
<draw:line text:anchor-type="paragraph" draw:z-index="3" draw:style-name="open" svg:x1="14.73cm" svg:y1="16.38cm" svg:x2="14.97cm" svg:y2="16.38cm"><text:p/>
</draw:line>
<text:alphabetical-index-mark text:string-value="Christiansen, Martha (1693-04-25 - 1766-04-18)"/><draw:frame text:anchor-type="paragraph" draw:z-index="2" draw:style-name="TLG-text" svg:width="4.69cm" svg:height="0.49cm" svg:x="0.62cm" svg:y="16.82cm"><draw:text-box> <text:p text:style-name="FTLG-Name"><text:span text:style-name="FTLG-Name">Christiansen, Martha</text:span></text:p></draw:text-box>
</draw:frame>
<draw:polygon draw:style-name="TLG-line" draw:layer="layout" draw:z-index="1" svg:x="14.632558cm" svg:y="16.816644cm" svg:viewBox="0 0 100 352" svg:width="0.1000cm" svg:height="0.3528cm" draw:points="50, 0 100, 176 50, 352 0, 176"/>
<draw:polygon draw:style-name="TLG-solid" draw:layer="layout" draw:z-index="1" svg:x="14.948203cm" svg:y="16.816644cm" svg:viewBox="0 0 100 352" svg:width="0.1000cm" svg:height="0.3528cm" draw:points="50, 0 100, 176 50, 352 0, 176"/>
<draw:line text:anchor-type="paragraph" draw:z-index="3" draw:style-name="open" svg:x1="14.73cm" svg:y1="16.99cm" svg:x2="14.95cm" svg:y2="16.99cm"><text:p/>
</draw:line>
<text:alphabetical-index-mark text:string-value="Reid, Anna Catherina (1694-02-04 - 1740-11-20)"/><draw:frame text:anchor-type="paragraph" draw:z-index="2" draw:style-name="TLG-text" svg:width="4.84cm" svg:height="0.49cm" svg:x="0.62cm" svg:y="17.43cm"><draw:text-box> <text:p text:style-name="FTLG-Name"><text:span text:style-name="FTLG-Name">Reid, Anna Catherina</text:span></text:p></draw:text-box>
</draw:frame>
<draw:polygon draw:style-name="TLG-line" draw:layer="layout" draw:z-index="1" svg:x="14.636881cm" svg:y="17.434004cm" svg:viewBox="0 0 100 352" svg:width="0.1000cm" svg:height="0.3528cm" draw:points="50, 0 100, 176 50, 352 0, 176"/>
<draw:polygon draw:style-name="TLG-solid" draw:layer="layout" draw:z-index="1" svg:x="14.835782cm" svg:y="17.434004cm" svg:viewBox="0 0 100 352" svg:width="0.1000cm" svg:height="0.3528cm" draw:points="50, 0 100, 176 50, 352 0, 176"/>
<draw:line text:anchor-type="paragraph" draw:z-index="3" draw:style-name="open" svg:x1="14.74cm" svg:y1="17.61cm" svg:x2="14.84cm" svg:y2="17.61cm"><text:p/>
</draw:line>
<text:alphabetical-index-mark text:string-value="Allen, Job (1694-06-09 -  )"/><draw:frame text:anchor-type="paragraph" draw:z-index="2" draw:style-name="TLG-text" svg:width="2.47cm" svg:height="0.49cm" svg:x="0.62cm" svg:y="18.05cm"><draw:text-box> <text:p text:style-name="FTLG-Name"><text:span text:style-name="FTLG-Name">Allen, Job</text:span></text:p></draw:text-box>
</draw:frame>
<draw:polygon draw:style-name="TLG-line" draw:layer="layout" draw:z-index="1" svg:x="14.636881cm" svg:y="18.051364cm" svg:viewBox="0 0 100 352" svg:width="0.1000cm" svg:height="0.3528cm" draw:points="50, 0 100, 176 50, 352 0, 176"/>
<text:alphabetical-index-mark text:string-value="Guzman, Isabella (vers 1695 - après 1700)"/><draw:frame text:anchor-type="paragraph" draw:z-index="2" draw:style-name="TLG-text" svg:width="4.03cm" svg:height="0.49cm" svg:x="0.62cm" svg:y="18.67cm"><draw:text-box> <text:p text:style-name="FTLG-Name"><text:span text:style-name="FTLG-Name">Guzman, Isabella</text:span></text:p></draw:text-box>
</draw:frame>
<draw:polygon draw:style-name="TLG-line" draw:layer="layout" draw:z-index="1" svg:x="14.641205cm" svg:y="18.668725cm" svg:viewBox="0 0 100 352" svg:width="0.1000cm" svg:height="0.3528cm" draw:points="50, 0 100, 176 50, 352 0, 176"/>
<draw:polygon draw:style-name="TLG-solid" draw:layer="layout" draw:z-index="1" svg:x="14.662825cm" svg:y="18.668725cm" svg:viewBox="0 0 100 352" svg:width="0.1000cm" svg:height="0.3528cm" draw:points="50, 0 100, 176 50, 352 0, 176"/>
<draw:line text:anchor-type="paragraph" draw:z-index="3" draw:style-name="open" svg:x1="14.74cm" svg:y1="18.85cm" svg:x2="14.66cm" svg:y2="18.85cm"><text:p/>
</draw:line>
<text:alphabetical-index-mark text:string-value="Reynolds, William (vers 1695 - vers 1788)"/><draw:frame text:anchor-type="paragraph" draw:z-index="2" draw:style-name="TLG-text" svg:width="4.10cm" svg:height="0.49cm" svg:x="0.62cm" svg:y="19.29cm"><draw:text-box> <text:p text:style-name="FTLG-Name"><text:span text:style-name="FTLG-Name">Reynolds, William</text:span></text:p></draw:text-box>
</draw:frame>
<draw:polygon draw:style-name="TLG-line" draw:layer="layout" draw:z-index="1" svg:x="14.641205cm" svg:y="19.286085cm" svg:viewBox="0 0 100 352" svg:width="0.1000cm" svg:height="0.3528cm" draw:points="50, 0 100, 176 50, 352 0, 176"/>
<draw:polygon draw:style-name="TLG-solid" draw:layer="layout" draw:z-index="1" svg:x="15.043330cm" svg:y="19.286085cm" svg:viewBox="0 0 100 352" svg:width="0.1000cm" svg:height="0.3528cm" draw:points="50, 0 100, 176 50, 352 0, 176"/>
<draw:line text:anchor-type="paragraph" draw:z-index="3" draw:style-name="open" svg:x1="14.74cm" svg:y1="19.46cm" svg:x2="15.04cm" svg:y2="19.46cm"><text:p/>
</draw:line>
<text:alphabetical-index-mark text:string-value="Злобин, John (1695 - )"/><draw:frame text:anchor-type="paragraph" draw:z-index="2" draw:style-name="TLG-text" svg:width="3.24cm" svg:height="0.49cm" svg:x="0.62cm" svg:y="19.90cm"><draw:text-box> <text:p text:style-name="FTLG-Name"><text:span text:style-name="FTLG-Name">Злобин, John</text:span></text:p></draw:text-box>
</draw:frame>
<draw:polygon draw:style-name="TLG-line" draw:layer="layout" draw:z-index="1" svg:x="14.641205cm" svg:y="19.903445cm" svg:viewBox="0 0 100 352" svg:width="0.1000cm" svg:height="0.3528cm" draw:points="50, 0 100, 176 50, 352 0, 176"/>
<text:alphabetical-index-mark text:string-value="Allen, Rachel (1696-05-12 - 1747)"/><draw:frame text:anchor-type="paragraph" draw:z-index="2" draw:style-name="TLG-text" svg:width="3.16cm" svg:height="0.49cm" svg:x="0.62cm" svg:y="20.52cm"><draw:text-box> <text:p text:style-name="FTLG-Name"><text:span text:style-name="FTLG-Name">Allen, Rachel</text:span></text:p></draw:text-box>
</draw:frame>
<draw:polygon draw:style-name="TLG-line" draw:layer="layout" draw:z-index="1" svg:x="14.645529cm" svg:y="20.520805cm" svg:viewBox="0 0 100 352" svg:width="0.1000cm" svg:height="0.3528cm" draw:points="50, 0 100, 176 50, 352 0, 176"/>
<draw:polygon draw:style-name="TLG-solid" draw:layer="layout" draw:z-index="1" svg:x="14.866049cm" svg:y="20.520805cm" svg:viewBox="0 0 100 352" svg:width="0.1000cm" svg:height="0.3528cm" draw:points="50, 0 100, 176 50, 352 0, 176"/>
<draw:line text:anchor-type="paragraph" draw:z-index="3" draw:style-name="open" svg:x1="14.75cm" svg:y1="20.70cm" svg:x2="14.87cm" svg:y2="20.70cm"><text:p/>
</draw:line>
<text:alphabetical-index-mark text:string-value="Allen, Lydia (1698-04-28 -  )"/><draw:frame text:anchor-type="paragraph" draw:z-index="2" draw:style-name="TLG-text" svg:width="2.83cm" svg:height="0.49cm" svg:x="0.62cm" svg:y="21.14cm"><draw:text-box> <text:p text:style-name="FTLG-Name"><text:span text:style-name="FTLG-Name">Allen, Lydia</text:span></text:p></draw:text-box>
</draw:frame>
<draw:polygon draw:style-name="TLG-line" draw:layer="layout" draw:z-index="1" svg:x="14.654177cm" svg:y="21.138165cm" svg:viewBox="0 0 100 352" svg:width="0.1000cm" svg:height="0.3528cm" draw:points="50, 0 100, 176 50, 352 0, 176"/>
<text:alphabetical-index-mark text:string-value="Allen, Benjamin (vers 1700 - 1762-03-10)"/><draw:frame text:anchor-type="paragraph" draw:z-index="2" draw:style-name="TLG-text" svg:width="3.64cm" svg:height="0.49cm" svg:x="0.62cm" svg:y="21.76cm"><draw:text-box> <text:p text:style-name="FTLG-Name"><text:span text:style-name="FTLG-Name">Allen, Benjamin</text:span></text:p></draw:text-box>
</draw:frame>
<draw:polygon draw:style-name="TLG-line" draw:layer="layout" draw:z-index="1" svg:x="14.662825cm" svg:y="21.755525cm" svg:viewBox="0 0 100 352" svg:width="0.1000cm" svg:height="0.3528cm" draw:points="50, 0 100, 176 50, 352 0, 176"/>
<draw:polygon draw:style-name="TLG-solid" draw:layer="layout" draw:z-index="1" svg:x="14.930908cm" svg:y="21.755525cm" svg:viewBox="0 0 100 352" svg:width="0.1000cm" svg:height="0.3528cm" draw:points="50, 0 100, 176 50, 352 0, 176"/>
<draw:line text:anchor-type="paragraph" draw:z-index="3" draw:style-name="open" svg:x1="14.76cm" svg:y1="21.93cm" svg:x2="14.93cm" svg:y2="21.93cm"><text:p/>
</draw:line>
<text:alphabetical-index-mark text:string-value="Fox, Samuel (1700 - 1744)"/><draw:frame text:anchor-type="paragraph" draw:z-index="2" draw:style-name="TLG-text" svg:width="3.03cm" svg:height="0.49cm" svg:x="0.62cm" svg:y="22.37cm"><draw:text-box> <text:p text:style-name="FTLG-Name"><text:span text:style-name="FTLG-Name">Fox, Samuel</text:span></text:p></draw:text-box>
</draw:frame>
<draw:polygon draw:style-name="TLG-line" draw:layer="layout" draw:z-index="1" svg:x="14.662825cm" svg:y="22.372886cm" svg:viewBox="0 0 100 352" svg:width="0.1000cm" svg:height="0.3528cm" draw:points="50, 0 100, 176 50, 352 0, 176"/>
<draw:polygon draw:style-name="TLG-solid" draw:layer="layout" draw:z-index="1" svg:x="14.853077cm" svg:y="22.372886cm" svg:viewBox="0 0 100 352" svg:width="0.1000cm" svg:height="0.3528cm" draw:points="50, 0 100, 176 50, 352 0, 176"/>
<draw:line text:anchor-type="paragraph" draw:z-index="3" draw:style-name="open" svg:x1="14.76cm" svg:y1="22.55cm" svg:x2="14.8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ams, William (vers 1700-10-26 - 1787-03-10)"/><draw:frame text:anchor-type="paragraph" draw:z-index="2" draw:style-name="TLG-text" svg:width="3.62cm" svg:height="0.49cm" svg:x="0.62cm" svg:y="2.62cm"><draw:text-box> <text:p text:style-name="FTLG-Name"><text:span text:style-name="FTLG-Name">Adams, William</text:span></text:p></draw:text-box>
</draw:frame>
<draw:polygon draw:style-name="TLG-line" draw:layer="layout" draw:z-index="1" svg:x="14.662825cm" svg:y="2.617360cm" svg:viewBox="0 0 100 352" svg:width="0.1000cm" svg:height="0.3528cm" draw:points="50, 0 100, 176 50, 352 0, 176"/>
<draw:polygon draw:style-name="TLG-solid" draw:layer="layout" draw:z-index="1" svg:x="15.039006cm" svg:y="2.617360cm" svg:viewBox="0 0 100 352" svg:width="0.1000cm" svg:height="0.3528cm" draw:points="50, 0 100, 176 50, 352 0, 176"/>
<draw:line text:anchor-type="paragraph" draw:z-index="3" draw:style-name="open" svg:x1="14.76cm" svg:y1="2.79cm" svg:x2="15.04cm" svg:y2="2.79cm"><text:p/>
</draw:line>
<text:alphabetical-index-mark text:string-value="Benson, Joseph Louis(Jr.) (1702-05-06 - )"/><draw:frame text:anchor-type="paragraph" draw:z-index="2" draw:style-name="TLG-text" svg:width="5.79cm" svg:height="0.49cm" svg:x="0.62cm" svg:y="3.23cm"><draw:text-box> <text:p text:style-name="FTLG-Name"><text:span text:style-name="FTLG-Name">Benson, Joseph Louis(Jr.)</text:span></text:p></draw:text-box>
</draw:frame>
<draw:polygon draw:style-name="TLG-line" draw:layer="layout" draw:z-index="1" svg:x="14.671473cm" svg:y="3.234720cm" svg:viewBox="0 0 100 352" svg:width="0.1000cm" svg:height="0.3528cm" draw:points="50, 0 100, 176 50, 352 0, 176"/>
<text:alphabetical-index-mark text:string-value="Christiansen, Joseph (1703 - )"/><draw:frame text:anchor-type="paragraph" draw:z-index="2" draw:style-name="TLG-text" svg:width="4.74cm" svg:height="0.49cm" svg:x="0.62cm" svg:y="3.85cm"><draw:text-box> <text:p text:style-name="FTLG-Name"><text:span text:style-name="FTLG-Name">Christiansen, Joseph</text:span></text:p></draw:text-box>
</draw:frame>
<draw:polygon draw:style-name="TLG-line" draw:layer="layout" draw:z-index="1" svg:x="14.675797cm" svg:y="3.852081cm" svg:viewBox="0 0 100 352" svg:width="0.1000cm" svg:height="0.3528cm" draw:points="50, 0 100, 176 50, 352 0, 176"/>
<text:alphabetical-index-mark text:string-value="Richard, Jeanne (1703 - 1792)"/><draw:frame text:anchor-type="paragraph" draw:z-index="2" draw:style-name="TLG-text" svg:width="3.80cm" svg:height="0.49cm" svg:x="0.62cm" svg:y="4.47cm"><draw:text-box> <text:p text:style-name="FTLG-Name"><text:span text:style-name="FTLG-Name">Richard, Jeanne</text:span></text:p></draw:text-box>
</draw:frame>
<draw:polygon draw:style-name="TLG-line" draw:layer="layout" draw:z-index="1" svg:x="14.675797cm" svg:y="4.469441cm" svg:viewBox="0 0 100 352" svg:width="0.1000cm" svg:height="0.3528cm" draw:points="50, 0 100, 176 50, 352 0, 176"/>
<draw:polygon draw:style-name="TLG-solid" draw:layer="layout" draw:z-index="1" svg:x="15.060625cm" svg:y="4.469441cm" svg:viewBox="0 0 100 352" svg:width="0.1000cm" svg:height="0.3528cm" draw:points="50, 0 100, 176 50, 352 0, 176"/>
<draw:line text:anchor-type="paragraph" draw:z-index="3" draw:style-name="open" svg:x1="14.78cm" svg:y1="4.65cm" svg:x2="15.06cm" svg:y2="4.65cm"><text:p/>
</draw:line>
<text:alphabetical-index-mark text:string-value="Николаев, Maria Catharina (1704-01-26 -  )"/><draw:frame text:anchor-type="paragraph" draw:z-index="2" draw:style-name="TLG-text" svg:width="6.02cm" svg:height="0.49cm" svg:x="0.62cm" svg:y="5.09cm"><draw:text-box> <text:p text:style-name="FTLG-Name"><text:span text:style-name="FTLG-Name">Николаев, Maria Catharina</text:span></text:p></draw:text-box>
</draw:frame>
<draw:polygon draw:style-name="TLG-line" draw:layer="layout" draw:z-index="1" svg:x="14.680121cm" svg:y="5.086801cm" svg:viewBox="0 0 100 352" svg:width="0.1000cm" svg:height="0.3528cm" draw:points="50, 0 100, 176 50, 352 0, 176"/>
<text:alphabetical-index-mark text:string-value="Benson, Thomas Stewart (1704-03-09 -  )"/><draw:frame text:anchor-type="paragraph" draw:z-index="2" draw:style-name="TLG-text" svg:width="5.61cm" svg:height="0.49cm" svg:x="0.62cm" svg:y="5.70cm"><draw:text-box> <text:p text:style-name="FTLG-Name"><text:span text:style-name="FTLG-Name">Benson, Thomas Stewart</text:span></text:p></draw:text-box>
</draw:frame>
<draw:polygon draw:style-name="TLG-line" draw:layer="layout" draw:z-index="1" svg:x="14.680121cm" svg:y="5.704161cm" svg:viewBox="0 0 100 352" svg:width="0.1000cm" svg:height="0.3528cm" draw:points="50, 0 100, 176 50, 352 0, 176"/>
<text:alphabetical-index-mark text:string-value="Brooks, Major Marquis II (1705 - 1755-05-10)"/><draw:frame text:anchor-type="paragraph" draw:z-index="2" draw:style-name="TLG-text" svg:width="5.43cm" svg:height="0.49cm" svg:x="0.62cm" svg:y="6.32cm"><draw:text-box> <text:p text:style-name="FTLG-Name"><text:span text:style-name="FTLG-Name">Brooks, Major Marquis II</text:span></text:p></draw:text-box>
</draw:frame>
<draw:polygon draw:style-name="TLG-line" draw:layer="layout" draw:z-index="1" svg:x="14.684445cm" svg:y="6.321521cm" svg:viewBox="0 0 100 352" svg:width="0.1000cm" svg:height="0.3528cm" draw:points="50, 0 100, 176 50, 352 0, 176"/>
<draw:polygon draw:style-name="TLG-solid" draw:layer="layout" draw:z-index="1" svg:x="14.900640cm" svg:y="6.321521cm" svg:viewBox="0 0 100 352" svg:width="0.1000cm" svg:height="0.3528cm" draw:points="50, 0 100, 176 50, 352 0, 176"/>
<draw:line text:anchor-type="paragraph" draw:z-index="3" draw:style-name="open" svg:x1="14.78cm" svg:y1="6.50cm" svg:x2="14.90cm" svg:y2="6.50cm"><text:p/>
</draw:line>
<text:alphabetical-index-mark text:string-value="Carroll, Jacob A. (1705 - 1763)"/><draw:frame text:anchor-type="paragraph" draw:z-index="2" draw:style-name="TLG-text" svg:width="3.85cm" svg:height="0.49cm" svg:x="0.62cm" svg:y="6.94cm"><draw:text-box> <text:p text:style-name="FTLG-Name"><text:span text:style-name="FTLG-Name">Carroll, Jacob A.</text:span></text:p></draw:text-box>
</draw:frame>
<draw:polygon draw:style-name="TLG-line" draw:layer="layout" draw:z-index="1" svg:x="14.684445cm" svg:y="6.938881cm" svg:viewBox="0 0 100 352" svg:width="0.1000cm" svg:height="0.3528cm" draw:points="50, 0 100, 176 50, 352 0, 176"/>
<draw:polygon draw:style-name="TLG-solid" draw:layer="layout" draw:z-index="1" svg:x="14.935232cm" svg:y="6.938881cm" svg:viewBox="0 0 100 352" svg:width="0.1000cm" svg:height="0.3528cm" draw:points="50, 0 100, 176 50, 352 0, 176"/>
<draw:line text:anchor-type="paragraph" draw:z-index="3" draw:style-name="open" svg:x1="14.78cm" svg:y1="7.12cm" svg:x2="14.94cm" svg:y2="7.12cm"><text:p/>
</draw:line>
<text:alphabetical-index-mark text:string-value="Hardy, Jakob (1705 -  )"/><draw:frame text:anchor-type="paragraph" draw:z-index="2" draw:style-name="TLG-text" svg:width="3.16cm" svg:height="0.49cm" svg:x="0.62cm" svg:y="7.56cm"><draw:text-box> <text:p text:style-name="FTLG-Name"><text:span text:style-name="FTLG-Name">Hardy, Jakob</text:span></text:p></draw:text-box>
</draw:frame>
<draw:polygon draw:style-name="TLG-line" draw:layer="layout" draw:z-index="1" svg:x="14.684445cm" svg:y="7.556242cm" svg:viewBox="0 0 100 352" svg:width="0.1000cm" svg:height="0.3528cm" draw:points="50, 0 100, 176 50, 352 0, 176"/>
<text:alphabetical-index-mark text:string-value="James, Hugh Sr. (1705 - 1785)"/><draw:frame text:anchor-type="paragraph" draw:z-index="2" draw:style-name="TLG-text" svg:width="3.87cm" svg:height="0.49cm" svg:x="0.62cm" svg:y="8.17cm"><draw:text-box> <text:p text:style-name="FTLG-Name"><text:span text:style-name="FTLG-Name">James, Hugh Sr.</text:span></text:p></draw:text-box>
</draw:frame>
<draw:polygon draw:style-name="TLG-line" draw:layer="layout" draw:z-index="1" svg:x="14.684445cm" svg:y="8.173602cm" svg:viewBox="0 0 100 352" svg:width="0.1000cm" svg:height="0.3528cm" draw:points="50, 0 100, 176 50, 352 0, 176"/>
<draw:polygon draw:style-name="TLG-solid" draw:layer="layout" draw:z-index="1" svg:x="15.030358cm" svg:y="8.173602cm" svg:viewBox="0 0 100 352" svg:width="0.1000cm" svg:height="0.3528cm" draw:points="50, 0 100, 176 50, 352 0, 176"/>
<draw:line text:anchor-type="paragraph" draw:z-index="3" draw:style-name="open" svg:x1="14.78cm" svg:y1="8.35cm" svg:x2="15.03cm" svg:y2="8.35cm"><text:p/>
</draw:line>
<text:alphabetical-index-mark text:string-value="Beaulieu, Anna Elisabeth (1706 - 1772)"/><draw:frame text:anchor-type="paragraph" draw:z-index="2" draw:style-name="TLG-text" svg:width="5.58cm" svg:height="0.49cm" svg:x="0.62cm" svg:y="8.79cm"><draw:text-box> <text:p text:style-name="FTLG-Name"><text:span text:style-name="FTLG-Name">Beaulieu, Anna Elisabeth</text:span></text:p></draw:text-box>
</draw:frame>
<draw:polygon draw:style-name="TLG-line" draw:layer="layout" draw:z-index="1" svg:x="14.688768cm" svg:y="8.790962cm" svg:viewBox="0 0 100 352" svg:width="0.1000cm" svg:height="0.3528cm" draw:points="50, 0 100, 176 50, 352 0, 176"/>
<draw:polygon draw:style-name="TLG-solid" draw:layer="layout" draw:z-index="1" svg:x="14.974147cm" svg:y="8.790962cm" svg:viewBox="0 0 100 352" svg:width="0.1000cm" svg:height="0.3528cm" draw:points="50, 0 100, 176 50, 352 0, 176"/>
<draw:line text:anchor-type="paragraph" draw:z-index="3" draw:style-name="open" svg:x1="14.79cm" svg:y1="8.97cm" svg:x2="14.97cm" svg:y2="8.97cm"><text:p/>
</draw:line>
<text:alphabetical-index-mark text:string-value="Benson, John (1707-06-10 -  )"/><draw:frame text:anchor-type="paragraph" draw:z-index="2" draw:style-name="TLG-text" svg:width="3.26cm" svg:height="0.49cm" svg:x="0.62cm" svg:y="9.41cm"><draw:text-box> <text:p text:style-name="FTLG-Name"><text:span text:style-name="FTLG-Name">Benson, John</text:span></text:p></draw:text-box>
</draw:frame>
<draw:polygon draw:style-name="TLG-line" draw:layer="layout" draw:z-index="1" svg:x="14.693092cm" svg:y="9.408322cm" svg:viewBox="0 0 100 352" svg:width="0.1000cm" svg:height="0.3528cm" draw:points="50, 0 100, 176 50, 352 0, 176"/>
<text:alphabetical-index-mark text:string-value="Beaulieu, Johann Valentin (1708 - 1802)"/><draw:frame text:anchor-type="paragraph" draw:z-index="2" draw:style-name="TLG-text" svg:width="5.79cm" svg:height="0.49cm" svg:x="0.62cm" svg:y="10.03cm"><draw:text-box> <text:p text:style-name="FTLG-Name"><text:span text:style-name="FTLG-Name">Beaulieu, Johann Valentin</text:span></text:p></draw:text-box>
</draw:frame>
<draw:polygon draw:style-name="TLG-line" draw:layer="layout" draw:z-index="1" svg:x="14.697416cm" svg:y="10.025682cm" svg:viewBox="0 0 100 352" svg:width="0.1000cm" svg:height="0.3528cm" draw:points="50, 0 100, 176 50, 352 0, 176"/>
<draw:polygon draw:style-name="TLG-solid" draw:layer="layout" draw:z-index="1" svg:x="15.103864cm" svg:y="10.025682cm" svg:viewBox="0 0 100 352" svg:width="0.1000cm" svg:height="0.3528cm" draw:points="50, 0 100, 176 50, 352 0, 176"/>
<draw:line text:anchor-type="paragraph" draw:z-index="3" draw:style-name="open" svg:x1="14.80cm" svg:y1="10.20cm" svg:x2="15.10cm" svg:y2="10.20cm"><text:p/>
</draw:line>
<text:alphabetical-index-mark text:string-value="González, Elizabeth (1708-06-01 -  )"/><draw:frame text:anchor-type="paragraph" draw:z-index="2" draw:style-name="TLG-text" svg:width="4.54cm" svg:height="0.49cm" svg:x="0.62cm" svg:y="10.64cm"><draw:text-box> <text:p text:style-name="FTLG-Name"><text:span text:style-name="FTLG-Name">González, Elizabeth</text:span></text:p></draw:text-box>
</draw:frame>
<draw:polygon draw:style-name="TLG-line" draw:layer="layout" draw:z-index="1" svg:x="14.697416cm" svg:y="10.643042cm" svg:viewBox="0 0 100 352" svg:width="0.1000cm" svg:height="0.3528cm" draw:points="50, 0 100, 176 50, 352 0, 176"/>
<text:alphabetical-index-mark text:string-value="Beaulieu, Anna Catharina (1709 -  )"/><draw:frame text:anchor-type="paragraph" draw:z-index="2" draw:style-name="TLG-text" svg:width="5.68cm" svg:height="0.49cm" svg:x="0.62cm" svg:y="11.26cm"><draw:text-box> <text:p text:style-name="FTLG-Name"><text:span text:style-name="FTLG-Name">Beaulieu, Anna Catharina</text:span></text:p></draw:text-box>
</draw:frame>
<draw:polygon draw:style-name="TLG-line" draw:layer="layout" draw:z-index="1" svg:x="14.701740cm" svg:y="11.260403cm" svg:viewBox="0 0 100 352" svg:width="0.1000cm" svg:height="0.3528cm" draw:points="50, 0 100, 176 50, 352 0, 176"/>
<text:alphabetical-index-mark text:string-value="Rubio, Winifred (1709 - 1751-10-06)"/><draw:frame text:anchor-type="paragraph" draw:z-index="2" draw:style-name="TLG-text" svg:width="3.59cm" svg:height="0.49cm" svg:x="0.62cm" svg:y="11.88cm"><draw:text-box> <text:p text:style-name="FTLG-Name"><text:span text:style-name="FTLG-Name">Rubio, Winifred</text:span></text:p></draw:text-box>
</draw:frame>
<draw:polygon draw:style-name="TLG-line" draw:layer="layout" draw:z-index="1" svg:x="14.701740cm" svg:y="11.877763cm" svg:viewBox="0 0 100 352" svg:width="0.1000cm" svg:height="0.3528cm" draw:points="50, 0 100, 176 50, 352 0, 176"/>
<draw:polygon draw:style-name="TLG-solid" draw:layer="layout" draw:z-index="1" svg:x="14.883345cm" svg:y="11.877763cm" svg:viewBox="0 0 100 352" svg:width="0.1000cm" svg:height="0.3528cm" draw:points="50, 0 100, 176 50, 352 0, 176"/>
<draw:line text:anchor-type="paragraph" draw:z-index="3" draw:style-name="open" svg:x1="14.80cm" svg:y1="12.05cm" svg:x2="14.88cm" svg:y2="12.05cm"><text:p/>
</draw:line>
<text:alphabetical-index-mark text:string-value="Warner, George (1709-07-21 -  )"/><draw:frame text:anchor-type="paragraph" draw:z-index="2" draw:style-name="TLG-text" svg:width="3.75cm" svg:height="0.49cm" svg:x="0.62cm" svg:y="12.50cm"><draw:text-box> <text:p text:style-name="FTLG-Name"><text:span text:style-name="FTLG-Name">Warner, George</text:span></text:p></draw:text-box>
</draw:frame>
<draw:polygon draw:style-name="TLG-line" draw:layer="layout" draw:z-index="1" svg:x="14.701740cm" svg:y="12.495123cm" svg:viewBox="0 0 100 352" svg:width="0.1000cm" svg:height="0.3528cm" draw:points="50, 0 100, 176 50, 352 0, 176"/>
<text:alphabetical-index-mark text:string-value="Benson, William (1709-08-10 -  )"/><draw:frame text:anchor-type="paragraph" draw:z-index="2" draw:style-name="TLG-text" svg:width="3.75cm" svg:height="0.49cm" svg:x="0.62cm" svg:y="13.11cm"><draw:text-box> <text:p text:style-name="FTLG-Name"><text:span text:style-name="FTLG-Name">Benson, William</text:span></text:p></draw:text-box>
</draw:frame>
<draw:polygon draw:style-name="TLG-line" draw:layer="layout" draw:z-index="1" svg:x="14.701740cm" svg:y="13.112483cm" svg:viewBox="0 0 100 352" svg:width="0.1000cm" svg:height="0.3528cm" draw:points="50, 0 100, 176 50, 352 0, 176"/>
<text:alphabetical-index-mark text:string-value="Beaulieu, Johann Michael (1711 -  )"/><draw:frame text:anchor-type="paragraph" draw:z-index="2" draw:style-name="TLG-text" svg:width="5.71cm" svg:height="0.49cm" svg:x="0.62cm" svg:y="13.73cm"><draw:text-box> <text:p text:style-name="FTLG-Name"><text:span text:style-name="FTLG-Name">Beaulieu, Johann Michael</text:span></text:p></draw:text-box>
</draw:frame>
<draw:polygon draw:style-name="TLG-line" draw:layer="layout" draw:z-index="1" svg:x="14.710388cm" svg:y="13.729843cm" svg:viewBox="0 0 100 352" svg:width="0.1000cm" svg:height="0.3528cm" draw:points="50, 0 100, 176 50, 352 0, 176"/>
<text:alphabetical-index-mark text:string-value="Serrano, Caroline (1711 - )"/><draw:frame text:anchor-type="paragraph" draw:z-index="2" draw:style-name="TLG-text" svg:width="4.05cm" svg:height="0.49cm" svg:x="0.62cm" svg:y="14.35cm"><draw:text-box> <text:p text:style-name="FTLG-Name"><text:span text:style-name="FTLG-Name">Serrano, Caroline</text:span></text:p></draw:text-box>
</draw:frame>
<draw:polygon draw:style-name="TLG-line" draw:layer="layout" draw:z-index="1" svg:x="14.710388cm" svg:y="14.347203cm" svg:viewBox="0 0 100 352" svg:width="0.1000cm" svg:height="0.3528cm" draw:points="50, 0 100, 176 50, 352 0, 176"/>
<text:alphabetical-index-mark text:string-value="Nichols, Elizabeth (1711-01-03 - 1768-04-15)"/><draw:frame text:anchor-type="paragraph" draw:z-index="2" draw:style-name="TLG-text" svg:width="4.10cm" svg:height="0.49cm" svg:x="0.62cm" svg:y="14.96cm"><draw:text-box> <text:p text:style-name="FTLG-Name"><text:span text:style-name="FTLG-Name">Nichols, Elizabeth</text:span></text:p></draw:text-box>
</draw:frame>
<draw:polygon draw:style-name="TLG-line" draw:layer="layout" draw:z-index="1" svg:x="14.710388cm" svg:y="14.964564cm" svg:viewBox="0 0 100 352" svg:width="0.1000cm" svg:height="0.3528cm" draw:points="50, 0 100, 176 50, 352 0, 176"/>
<draw:polygon draw:style-name="TLG-solid" draw:layer="layout" draw:z-index="1" svg:x="14.956851cm" svg:y="14.964564cm" svg:viewBox="0 0 100 352" svg:width="0.1000cm" svg:height="0.3528cm" draw:points="50, 0 100, 176 50, 352 0, 176"/>
<draw:line text:anchor-type="paragraph" draw:z-index="3" draw:style-name="open" svg:x1="14.81cm" svg:y1="15.14cm" svg:x2="14.96cm" svg:y2="15.14cm"><text:p/>
</draw:line>
<text:alphabetical-index-mark text:string-value="Benson, James Edwin (1711-11-00 -  )"/><draw:frame text:anchor-type="paragraph" draw:z-index="2" draw:style-name="TLG-text" svg:width="5.00cm" svg:height="0.49cm" svg:x="0.62cm" svg:y="15.58cm"><draw:text-box> <text:p text:style-name="FTLG-Name"><text:span text:style-name="FTLG-Name">Benson, James Edwin</text:span></text:p></draw:text-box>
</draw:frame>
<draw:polygon draw:style-name="TLG-line" draw:layer="layout" draw:z-index="1" svg:x="14.710388cm" svg:y="15.581924cm" svg:viewBox="0 0 100 352" svg:width="0.1000cm" svg:height="0.3528cm" draw:points="50, 0 100, 176 50, 352 0, 176"/>
<text:alphabetical-index-mark text:string-value="Frazier, Maria Margaretha (1712 -  )"/><draw:frame text:anchor-type="paragraph" draw:z-index="2" draw:style-name="TLG-text" svg:width="5.76cm" svg:height="0.49cm" svg:x="0.62cm" svg:y="16.20cm"><draw:text-box> <text:p text:style-name="FTLG-Name"><text:span text:style-name="FTLG-Name">Frazier, Maria Margaretha</text:span></text:p></draw:text-box>
</draw:frame>
<draw:polygon draw:style-name="TLG-line" draw:layer="layout" draw:z-index="1" svg:x="14.714712cm" svg:y="16.199284cm" svg:viewBox="0 0 100 352" svg:width="0.1000cm" svg:height="0.3528cm" draw:points="50, 0 100, 176 50, 352 0, 176"/>
<text:alphabetical-index-mark text:string-value="Warner, Edward (1713-01-06 - 1776-09-27)"/><draw:frame text:anchor-type="paragraph" draw:z-index="2" draw:style-name="TLG-text" svg:width="3.77cm" svg:height="0.49cm" svg:x="0.62cm" svg:y="16.82cm"><draw:text-box> <text:p text:style-name="FTLG-Name"><text:span text:style-name="FTLG-Name">Warner, Edward</text:span></text:p></draw:text-box>
</draw:frame>
<draw:polygon draw:style-name="TLG-line" draw:layer="layout" draw:z-index="1" svg:x="14.719036cm" svg:y="16.816644cm" svg:viewBox="0 0 100 352" svg:width="0.1000cm" svg:height="0.3528cm" draw:points="50, 0 100, 176 50, 352 0, 176"/>
<draw:polygon draw:style-name="TLG-solid" draw:layer="layout" draw:z-index="1" svg:x="14.991443cm" svg:y="16.816644cm" svg:viewBox="0 0 100 352" svg:width="0.1000cm" svg:height="0.3528cm" draw:points="50, 0 100, 176 50, 352 0, 176"/>
<draw:line text:anchor-type="paragraph" draw:z-index="3" draw:style-name="open" svg:x1="14.82cm" svg:y1="16.99cm" svg:x2="14.99cm" svg:y2="16.99cm"><text:p/>
</draw:line>
<text:alphabetical-index-mark text:string-value="Benson, Jason Spotswood (1713-11-00 -  )"/><draw:frame text:anchor-type="paragraph" draw:z-index="2" draw:style-name="TLG-text" svg:width="5.89cm" svg:height="0.49cm" svg:x="0.62cm" svg:y="17.43cm"><draw:text-box> <text:p text:style-name="FTLG-Name"><text:span text:style-name="FTLG-Name">Benson, Jason Spotswood</text:span></text:p></draw:text-box>
</draw:frame>
<draw:polygon draw:style-name="TLG-line" draw:layer="layout" draw:z-index="1" svg:x="14.719036cm" svg:y="17.434004cm" svg:viewBox="0 0 100 352" svg:width="0.1000cm" svg:height="0.3528cm" draw:points="50, 0 100, 176 50, 352 0, 176"/>
<text:alphabetical-index-mark text:string-value="Beaulieu, Anna Maria (1715 - 1762)"/><draw:frame text:anchor-type="paragraph" draw:z-index="2" draw:style-name="TLG-text" svg:width="4.84cm" svg:height="0.49cm" svg:x="0.62cm" svg:y="18.05cm"><draw:text-box> <text:p text:style-name="FTLG-Name"><text:span text:style-name="FTLG-Name">Beaulieu, Anna Maria</text:span></text:p></draw:text-box>
</draw:frame>
<draw:polygon draw:style-name="TLG-line" draw:layer="layout" draw:z-index="1" svg:x="14.727684cm" svg:y="18.051364cm" svg:viewBox="0 0 100 352" svg:width="0.1000cm" svg:height="0.3528cm" draw:points="50, 0 100, 176 50, 352 0, 176"/>
<draw:polygon draw:style-name="TLG-solid" draw:layer="layout" draw:z-index="1" svg:x="14.930908cm" svg:y="18.051364cm" svg:viewBox="0 0 100 352" svg:width="0.1000cm" svg:height="0.3528cm" draw:points="50, 0 100, 176 50, 352 0, 176"/>
<draw:line text:anchor-type="paragraph" draw:z-index="3" draw:style-name="open" svg:x1="14.83cm" svg:y1="18.23cm" svg:x2="14.93cm" svg:y2="18.23cm"><text:p/>
</draw:line>
<text:alphabetical-index-mark text:string-value="López, Anna Elisabeth (1715 -  )"/><draw:frame text:anchor-type="paragraph" draw:z-index="2" draw:style-name="TLG-text" svg:width="5.05cm" svg:height="0.49cm" svg:x="0.62cm" svg:y="18.67cm"><draw:text-box> <text:p text:style-name="FTLG-Name"><text:span text:style-name="FTLG-Name">López, Anna Elisabeth</text:span></text:p></draw:text-box>
</draw:frame>
<draw:polygon draw:style-name="TLG-line" draw:layer="layout" draw:z-index="1" svg:x="14.727684cm" svg:y="18.668725cm" svg:viewBox="0 0 100 352" svg:width="0.1000cm" svg:height="0.3528cm" draw:points="50, 0 100, 176 50, 352 0, 176"/>
<text:alphabetical-index-mark text:string-value="Michaud, Valentin (1715 -  )"/><draw:frame text:anchor-type="paragraph" draw:z-index="2" draw:style-name="TLG-text" svg:width="4.10cm" svg:height="0.49cm" svg:x="0.62cm" svg:y="19.29cm"><draw:text-box> <text:p text:style-name="FTLG-Name"><text:span text:style-name="FTLG-Name">Michaud, Valentin</text:span></text:p></draw:text-box>
</draw:frame>
<draw:polygon draw:style-name="TLG-line" draw:layer="layout" draw:z-index="1" svg:x="14.727684cm" svg:y="19.286085cm" svg:viewBox="0 0 100 352" svg:width="0.1000cm" svg:height="0.3528cm" draw:points="50, 0 100, 176 50, 352 0, 176"/>
<text:alphabetical-index-mark text:string-value="Benson, Elizabeth (1715-01-30 -  )"/><draw:frame text:anchor-type="paragraph" draw:z-index="2" draw:style-name="TLG-text" svg:width="4.16cm" svg:height="0.49cm" svg:x="0.62cm" svg:y="19.90cm"><draw:text-box> <text:p text:style-name="FTLG-Name"><text:span text:style-name="FTLG-Name">Benson, Elizabeth</text:span></text:p></draw:text-box>
</draw:frame>
<draw:polygon draw:style-name="TLG-line" draw:layer="layout" draw:z-index="1" svg:x="14.727684cm" svg:y="19.903445cm" svg:viewBox="0 0 100 352" svg:width="0.1000cm" svg:height="0.3528cm" draw:points="50, 0 100, 176 50, 352 0, 176"/>
<text:alphabetical-index-mark text:string-value="Michaud, Anna Eva (1716 -  )"/><draw:frame text:anchor-type="paragraph" draw:z-index="2" draw:style-name="TLG-text" svg:width="4.44cm" svg:height="0.49cm" svg:x="0.62cm" svg:y="20.52cm"><draw:text-box> <text:p text:style-name="FTLG-Name"><text:span text:style-name="FTLG-Name">Michaud, Anna Eva</text:span></text:p></draw:text-box>
</draw:frame>
<draw:polygon draw:style-name="TLG-line" draw:layer="layout" draw:z-index="1" svg:x="14.732008cm" svg:y="20.520805cm" svg:viewBox="0 0 100 352" svg:width="0.1000cm" svg:height="0.3528cm" draw:points="50, 0 100, 176 50, 352 0, 176"/>
<text:alphabetical-index-mark text:string-value="Aguilar, Eleanor (après 1717 - après 1760-02-00)"/><draw:frame text:anchor-type="paragraph" draw:z-index="2" draw:style-name="TLG-text" svg:width="3.72cm" svg:height="0.49cm" svg:x="0.62cm" svg:y="21.14cm"><draw:text-box> <text:p text:style-name="FTLG-Name"><text:span text:style-name="FTLG-Name">Aguilar, Eleanor</text:span></text:p></draw:text-box>
</draw:frame>
<draw:polygon draw:style-name="TLG-line" draw:layer="layout" draw:z-index="1" svg:x="14.736332cm" svg:y="21.138165cm" svg:viewBox="0 0 100 352" svg:width="0.1000cm" svg:height="0.3528cm" draw:points="50, 0 100, 176 50, 352 0, 176"/>
<draw:polygon draw:style-name="TLG-solid" draw:layer="layout" draw:z-index="1" svg:x="14.922260cm" svg:y="21.138165cm" svg:viewBox="0 0 100 352" svg:width="0.1000cm" svg:height="0.3528cm" draw:points="50, 0 100, 176 50, 352 0, 176"/>
<draw:line text:anchor-type="paragraph" draw:z-index="3" draw:style-name="open" svg:x1="14.84cm" svg:y1="21.31cm" svg:x2="14.92cm" svg:y2="21.31cm"><text:p/>
</draw:line>
<text:alphabetical-index-mark text:string-value="Beaulieu, Johann Adam (1717 - 1803)"/><draw:frame text:anchor-type="paragraph" draw:z-index="2" draw:style-name="TLG-text" svg:width="5.33cm" svg:height="0.49cm" svg:x="0.62cm" svg:y="21.76cm"><draw:text-box> <text:p text:style-name="FTLG-Name"><text:span text:style-name="FTLG-Name">Beaulieu, Johann Adam</text:span></text:p></draw:text-box>
</draw:frame>
<draw:polygon draw:style-name="TLG-line" draw:layer="layout" draw:z-index="1" svg:x="14.736332cm" svg:y="21.755525cm" svg:viewBox="0 0 100 352" svg:width="0.1000cm" svg:height="0.3528cm" draw:points="50, 0 100, 176 50, 352 0, 176"/>
<draw:polygon draw:style-name="TLG-solid" draw:layer="layout" draw:z-index="1" svg:x="15.108188cm" svg:y="21.755525cm" svg:viewBox="0 0 100 352" svg:width="0.1000cm" svg:height="0.3528cm" draw:points="50, 0 100, 176 50, 352 0, 176"/>
<draw:line text:anchor-type="paragraph" draw:z-index="3" draw:style-name="open" svg:x1="14.84cm" svg:y1="21.93cm" svg:x2="15.11cm" svg:y2="21.93cm"><text:p/>
</draw:line>
<text:alphabetical-index-mark text:string-value="Белоусов, Catharine (1717-01-26 - 1788-04-20)"/><draw:frame text:anchor-type="paragraph" draw:z-index="2" draw:style-name="TLG-text" svg:width="4.74cm" svg:height="0.49cm" svg:x="0.62cm" svg:y="22.37cm"><draw:text-box> <text:p text:style-name="FTLG-Name"><text:span text:style-name="FTLG-Name">Белоусов, Catharine</text:span></text:p></draw:text-box>
</draw:frame>
<draw:polygon draw:style-name="TLG-line" draw:layer="layout" draw:z-index="1" svg:x="14.736332cm" svg:y="22.372886cm" svg:viewBox="0 0 100 352" svg:width="0.1000cm" svg:height="0.3528cm" draw:points="50, 0 100, 176 50, 352 0, 176"/>
<draw:polygon draw:style-name="TLG-solid" draw:layer="layout" draw:z-index="1" svg:x="15.043330cm" svg:y="22.372886cm" svg:viewBox="0 0 100 352" svg:width="0.1000cm" svg:height="0.3528cm" draw:points="50, 0 100, 176 50, 352 0, 176"/>
<draw:line text:anchor-type="paragraph" draw:z-index="3" draw:style-name="open" svg:x1="14.84cm" svg:y1="22.55cm" svg:x2="15.04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apointe, Lucy aka Sarah (vers 1718 - vers 1741)"/><draw:frame text:anchor-type="paragraph" draw:z-index="2" draw:style-name="TLG-text" svg:width="5.66cm" svg:height="0.49cm" svg:x="0.62cm" svg:y="2.62cm"><draw:text-box> <text:p text:style-name="FTLG-Name"><text:span text:style-name="FTLG-Name">Lapointe, Lucy aka Sarah</text:span></text:p></draw:text-box>
</draw:frame>
<draw:polygon draw:style-name="TLG-line" draw:layer="layout" draw:z-index="1" svg:x="14.740655cm" svg:y="2.617360cm" svg:viewBox="0 0 100 352" svg:width="0.1000cm" svg:height="0.3528cm" draw:points="50, 0 100, 176 50, 352 0, 176"/>
<draw:polygon draw:style-name="TLG-solid" draw:layer="layout" draw:z-index="1" svg:x="14.840106cm" svg:y="2.617360cm" svg:viewBox="0 0 100 352" svg:width="0.1000cm" svg:height="0.3528cm" draw:points="50, 0 100, 176 50, 352 0, 176"/>
<draw:line text:anchor-type="paragraph" draw:z-index="3" draw:style-name="open" svg:x1="14.84cm" svg:y1="2.79cm" svg:x2="14.84cm" svg:y2="2.79cm"><text:p/>
</draw:line>
<text:alphabetical-index-mark text:string-value="Sutton, Anna Maria (1718 -  )"/><draw:frame text:anchor-type="paragraph" draw:z-index="2" draw:style-name="TLG-text" svg:width="4.38cm" svg:height="0.49cm" svg:x="0.62cm" svg:y="3.23cm"><draw:text-box> <text:p text:style-name="FTLG-Name"><text:span text:style-name="FTLG-Name">Sutton, Anna Maria</text:span></text:p></draw:text-box>
</draw:frame>
<draw:polygon draw:style-name="TLG-line" draw:layer="layout" draw:z-index="1" svg:x="14.740655cm" svg:y="3.234720cm" svg:viewBox="0 0 100 352" svg:width="0.1000cm" svg:height="0.3528cm" draw:points="50, 0 100, 176 50, 352 0, 176"/>
<text:alphabetical-index-mark text:string-value="Blanco, Gerhard (1718-01-27 - 1783-04-26)"/><draw:frame text:anchor-type="paragraph" draw:z-index="2" draw:style-name="TLG-text" svg:width="3.80cm" svg:height="0.49cm" svg:x="0.62cm" svg:y="3.85cm"><draw:text-box> <text:p text:style-name="FTLG-Name"><text:span text:style-name="FTLG-Name">Blanco, Gerhard</text:span></text:p></draw:text-box>
</draw:frame>
<draw:polygon draw:style-name="TLG-line" draw:layer="layout" draw:z-index="1" svg:x="14.740655cm" svg:y="3.852081cm" svg:viewBox="0 0 100 352" svg:width="0.1000cm" svg:height="0.3528cm" draw:points="50, 0 100, 176 50, 352 0, 176"/>
<draw:polygon draw:style-name="TLG-solid" draw:layer="layout" draw:z-index="1" svg:x="15.021710cm" svg:y="3.852081cm" svg:viewBox="0 0 100 352" svg:width="0.1000cm" svg:height="0.3528cm" draw:points="50, 0 100, 176 50, 352 0, 176"/>
<draw:line text:anchor-type="paragraph" draw:z-index="3" draw:style-name="open" svg:x1="14.84cm" svg:y1="4.03cm" svg:x2="15.02cm" svg:y2="4.03cm"><text:p/>
</draw:line>
<text:alphabetical-index-mark text:string-value="Anderson, Mary Molly (1719 - 1795-04-20)"/><draw:frame text:anchor-type="paragraph" draw:z-index="2" draw:style-name="TLG-text" svg:width="4.89cm" svg:height="0.49cm" svg:x="0.62cm" svg:y="4.47cm"><draw:text-box> <text:p text:style-name="FTLG-Name"><text:span text:style-name="FTLG-Name">Anderson, Mary Molly</text:span></text:p></draw:text-box>
</draw:frame>
<draw:polygon draw:style-name="TLG-line" draw:layer="layout" draw:z-index="1" svg:x="14.744979cm" svg:y="4.469441cm" svg:viewBox="0 0 100 352" svg:width="0.1000cm" svg:height="0.3528cm" draw:points="50, 0 100, 176 50, 352 0, 176"/>
<draw:polygon draw:style-name="TLG-solid" draw:layer="layout" draw:z-index="1" svg:x="15.073597cm" svg:y="4.469441cm" svg:viewBox="0 0 100 352" svg:width="0.1000cm" svg:height="0.3528cm" draw:points="50, 0 100, 176 50, 352 0, 176"/>
<draw:line text:anchor-type="paragraph" draw:z-index="3" draw:style-name="open" svg:x1="14.84cm" svg:y1="4.65cm" svg:x2="15.07cm" svg:y2="4.65cm"><text:p/>
</draw:line>
<text:alphabetical-index-mark text:string-value="Beaulieu, Johann Theobald (1719 - 1780)"/><draw:frame text:anchor-type="paragraph" draw:z-index="2" draw:style-name="TLG-text" svg:width="6.04cm" svg:height="0.49cm" svg:x="0.62cm" svg:y="5.09cm"><draw:text-box> <text:p text:style-name="FTLG-Name"><text:span text:style-name="FTLG-Name">Beaulieu, Johann Theobald</text:span></text:p></draw:text-box>
</draw:frame>
<draw:polygon draw:style-name="TLG-line" draw:layer="layout" draw:z-index="1" svg:x="14.744979cm" svg:y="5.086801cm" svg:viewBox="0 0 100 352" svg:width="0.1000cm" svg:height="0.3528cm" draw:points="50, 0 100, 176 50, 352 0, 176"/>
<draw:polygon draw:style-name="TLG-solid" draw:layer="layout" draw:z-index="1" svg:x="15.008738cm" svg:y="5.086801cm" svg:viewBox="0 0 100 352" svg:width="0.1000cm" svg:height="0.3528cm" draw:points="50, 0 100, 176 50, 352 0, 176"/>
<draw:line text:anchor-type="paragraph" draw:z-index="3" draw:style-name="open" svg:x1="14.84cm" svg:y1="5.26cm" svg:x2="15.01cm" svg:y2="5.26cm"><text:p/>
</draw:line>
<text:alphabetical-index-mark text:string-value="Benson, Martha Ellen (1719-09-10 -  )"/><draw:frame text:anchor-type="paragraph" draw:z-index="2" draw:style-name="TLG-text" svg:width="4.84cm" svg:height="0.49cm" svg:x="0.62cm" svg:y="5.70cm"><draw:text-box> <text:p text:style-name="FTLG-Name"><text:span text:style-name="FTLG-Name">Benson, Martha Ellen</text:span></text:p></draw:text-box>
</draw:frame>
<draw:polygon draw:style-name="TLG-line" draw:layer="layout" draw:z-index="1" svg:x="14.744979cm" svg:y="5.704161cm" svg:viewBox="0 0 100 352" svg:width="0.1000cm" svg:height="0.3528cm" draw:points="50, 0 100, 176 50, 352 0, 176"/>
<text:alphabetical-index-mark text:string-value="Payne, Leonard? (avant 1720 - après 1757)"/><draw:frame text:anchor-type="paragraph" draw:z-index="2" draw:style-name="TLG-text" svg:width="3.95cm" svg:height="0.49cm" svg:x="0.62cm" svg:y="6.32cm"><draw:text-box> <text:p text:style-name="FTLG-Name"><text:span text:style-name="FTLG-Name">Payne, Leonard?</text:span></text:p></draw:text-box>
</draw:frame>
<draw:polygon draw:style-name="TLG-line" draw:layer="layout" draw:z-index="1" svg:x="14.749303cm" svg:y="6.321521cm" svg:viewBox="0 0 100 352" svg:width="0.1000cm" svg:height="0.3528cm" draw:points="50, 0 100, 176 50, 352 0, 176"/>
<draw:polygon draw:style-name="TLG-solid" draw:layer="layout" draw:z-index="1" svg:x="14.909288cm" svg:y="6.321521cm" svg:viewBox="0 0 100 352" svg:width="0.1000cm" svg:height="0.3528cm" draw:points="50, 0 100, 176 50, 352 0, 176"/>
<draw:line text:anchor-type="paragraph" draw:z-index="3" draw:style-name="open" svg:x1="14.85cm" svg:y1="6.50cm" svg:x2="14.91cm" svg:y2="6.50cm"><text:p/>
</draw:line>
<text:alphabetical-index-mark text:string-value="Александров, Johann Adam (1721 -  )"/><draw:frame text:anchor-type="paragraph" draw:z-index="2" draw:style-name="TLG-text" svg:width="6.35cm" svg:height="0.49cm" svg:x="0.62cm" svg:y="6.94cm"><draw:text-box> <text:p text:style-name="FTLG-Name"><text:span text:style-name="FTLG-Name">Александров, Johann Adam</text:span></text:p></draw:text-box>
</draw:frame>
<draw:polygon draw:style-name="TLG-line" draw:layer="layout" draw:z-index="1" svg:x="14.753627cm" svg:y="6.938881cm" svg:viewBox="0 0 100 352" svg:width="0.1000cm" svg:height="0.3528cm" draw:points="50, 0 100, 176 50, 352 0, 176"/>
<text:alphabetical-index-mark text:string-value="Beaulieu, Anna Ottilia (1722 - 1793)"/><draw:frame text:anchor-type="paragraph" draw:z-index="2" draw:style-name="TLG-text" svg:width="4.87cm" svg:height="0.49cm" svg:x="0.62cm" svg:y="7.56cm"><draw:text-box> <text:p text:style-name="FTLG-Name"><text:span text:style-name="FTLG-Name">Beaulieu, Anna Ottilia</text:span></text:p></draw:text-box>
</draw:frame>
<draw:polygon draw:style-name="TLG-line" draw:layer="layout" draw:z-index="1" svg:x="14.757951cm" svg:y="7.556242cm" svg:viewBox="0 0 100 352" svg:width="0.1000cm" svg:height="0.3528cm" draw:points="50, 0 100, 176 50, 352 0, 176"/>
<draw:polygon draw:style-name="TLG-solid" draw:layer="layout" draw:z-index="1" svg:x="15.064949cm" svg:y="7.556242cm" svg:viewBox="0 0 100 352" svg:width="0.1000cm" svg:height="0.3528cm" draw:points="50, 0 100, 176 50, 352 0, 176"/>
<draw:line text:anchor-type="paragraph" draw:z-index="3" draw:style-name="open" svg:x1="14.86cm" svg:y1="7.73cm" svg:x2="15.06cm" svg:y2="7.73cm"><text:p/>
</draw:line>
<text:alphabetical-index-mark text:string-value="Rice, Virginia Margaret (1723 - 1780)"/><draw:frame text:anchor-type="paragraph" draw:z-index="2" draw:style-name="TLG-text" svg:width="5.12cm" svg:height="0.49cm" svg:x="0.62cm" svg:y="8.17cm"><draw:text-box> <text:p text:style-name="FTLG-Name"><text:span text:style-name="FTLG-Name">Rice, Virginia Margaret</text:span></text:p></draw:text-box>
</draw:frame>
<draw:polygon draw:style-name="TLG-line" draw:layer="layout" draw:z-index="1" svg:x="14.762275cm" svg:y="8.173602cm" svg:viewBox="0 0 100 352" svg:width="0.1000cm" svg:height="0.3528cm" draw:points="50, 0 100, 176 50, 352 0, 176"/>
<draw:polygon draw:style-name="TLG-solid" draw:layer="layout" draw:z-index="1" svg:x="15.008738cm" svg:y="8.173602cm" svg:viewBox="0 0 100 352" svg:width="0.1000cm" svg:height="0.3528cm" draw:points="50, 0 100, 176 50, 352 0, 176"/>
<draw:line text:anchor-type="paragraph" draw:z-index="3" draw:style-name="open" svg:x1="14.86cm" svg:y1="8.35cm" svg:x2="15.01cm" svg:y2="8.35cm"><text:p/>
</draw:line>
<text:alphabetical-index-mark text:string-value="Beaulieu, Anna Eva (1724 - 1760)"/><draw:frame text:anchor-type="paragraph" draw:z-index="2" draw:style-name="TLG-text" svg:width="4.49cm" svg:height="0.49cm" svg:x="0.62cm" svg:y="8.79cm"><draw:text-box> <text:p text:style-name="FTLG-Name"><text:span text:style-name="FTLG-Name">Beaulieu, Anna Eva</text:span></text:p></draw:text-box>
</draw:frame>
<draw:polygon draw:style-name="TLG-line" draw:layer="layout" draw:z-index="1" svg:x="14.766599cm" svg:y="8.790962cm" svg:viewBox="0 0 100 352" svg:width="0.1000cm" svg:height="0.3528cm" draw:points="50, 0 100, 176 50, 352 0, 176"/>
<draw:polygon draw:style-name="TLG-solid" draw:layer="layout" draw:z-index="1" svg:x="14.922260cm" svg:y="8.790962cm" svg:viewBox="0 0 100 352" svg:width="0.1000cm" svg:height="0.3528cm" draw:points="50, 0 100, 176 50, 352 0, 176"/>
<draw:line text:anchor-type="paragraph" draw:z-index="3" draw:style-name="open" svg:x1="14.87cm" svg:y1="8.97cm" svg:x2="14.92cm" svg:y2="8.97cm"><text:p/>
</draw:line>
<text:alphabetical-index-mark text:string-value="Beaulieu, Anna Margaretha (1726 -  )"/><draw:frame text:anchor-type="paragraph" draw:z-index="2" draw:style-name="TLG-text" svg:width="6.04cm" svg:height="0.49cm" svg:x="0.62cm" svg:y="9.41cm"><draw:text-box> <text:p text:style-name="FTLG-Name"><text:span text:style-name="FTLG-Name">Beaulieu, Anna Margaretha</text:span></text:p></draw:text-box>
</draw:frame>
<draw:polygon draw:style-name="TLG-line" draw:layer="layout" draw:z-index="1" svg:x="14.775247cm" svg:y="9.408322cm" svg:viewBox="0 0 100 352" svg:width="0.1000cm" svg:height="0.3528cm" draw:points="50, 0 100, 176 50, 352 0, 176"/>
<text:alphabetical-index-mark text:string-value="Moreno, Johann Christian II (1726-11-15 - 1797-12-10)"/><draw:frame text:anchor-type="paragraph" draw:z-index="2" draw:style-name="TLG-text" svg:width="6.09cm" svg:height="0.49cm" svg:x="0.62cm" svg:y="10.03cm"><draw:text-box> <text:p text:style-name="FTLG-Name"><text:span text:style-name="FTLG-Name">Moreno, Johann Christian II</text:span></text:p></draw:text-box>
</draw:frame>
<draw:polygon draw:style-name="TLG-line" draw:layer="layout" draw:z-index="1" svg:x="14.775247cm" svg:y="10.025682cm" svg:viewBox="0 0 100 352" svg:width="0.1000cm" svg:height="0.3528cm" draw:points="50, 0 100, 176 50, 352 0, 176"/>
<draw:polygon draw:style-name="TLG-solid" draw:layer="layout" draw:z-index="1" svg:x="15.082245cm" svg:y="10.025682cm" svg:viewBox="0 0 100 352" svg:width="0.1000cm" svg:height="0.3528cm" draw:points="50, 0 100, 176 50, 352 0, 176"/>
<draw:line text:anchor-type="paragraph" draw:z-index="3" draw:style-name="open" svg:x1="14.88cm" svg:y1="10.20cm" svg:x2="15.08cm" svg:y2="10.20cm"><text:p/>
</draw:line>
<text:alphabetical-index-mark text:string-value="Дмитриев, William (1727 - 1766-05-12)"/><draw:frame text:anchor-type="paragraph" draw:z-index="2" draw:style-name="TLG-text" svg:width="4.23cm" svg:height="0.49cm" svg:x="0.62cm" svg:y="10.64cm"><draw:text-box> <text:p text:style-name="FTLG-Name"><text:span text:style-name="FTLG-Name">Дмитриев, William</text:span></text:p></draw:text-box>
</draw:frame>
<draw:polygon draw:style-name="TLG-line" draw:layer="layout" draw:z-index="1" svg:x="14.779571cm" svg:y="10.643042cm" svg:viewBox="0 0 100 352" svg:width="0.1000cm" svg:height="0.3528cm" draw:points="50, 0 100, 176 50, 352 0, 176"/>
<draw:polygon draw:style-name="TLG-solid" draw:layer="layout" draw:z-index="1" svg:x="14.948203cm" svg:y="10.643042cm" svg:viewBox="0 0 100 352" svg:width="0.1000cm" svg:height="0.3528cm" draw:points="50, 0 100, 176 50, 352 0, 176"/>
<draw:line text:anchor-type="paragraph" draw:z-index="3" draw:style-name="open" svg:x1="14.88cm" svg:y1="10.82cm" svg:x2="14.95cm" svg:y2="10.82cm"><text:p/>
</draw:line>
<text:alphabetical-index-mark text:string-value="Brooks, William Waller (1727-01-18 - 1773-09-19)"/><draw:frame text:anchor-type="paragraph" draw:z-index="2" draw:style-name="TLG-text" svg:width="5.04cm" svg:height="0.49cm" svg:x="0.62cm" svg:y="11.26cm"><draw:text-box> <text:p text:style-name="FTLG-Name"><text:span text:style-name="FTLG-Name">Brooks, William Waller</text:span></text:p></draw:text-box>
</draw:frame>
<draw:polygon draw:style-name="TLG-line" draw:layer="layout" draw:z-index="1" svg:x="14.779571cm" svg:y="11.260403cm" svg:viewBox="0 0 100 352" svg:width="0.1000cm" svg:height="0.3528cm" draw:points="50, 0 100, 176 50, 352 0, 176"/>
<draw:polygon draw:style-name="TLG-solid" draw:layer="layout" draw:z-index="1" svg:x="14.978471cm" svg:y="11.260403cm" svg:viewBox="0 0 100 352" svg:width="0.1000cm" svg:height="0.3528cm" draw:points="50, 0 100, 176 50, 352 0, 176"/>
<draw:line text:anchor-type="paragraph" draw:z-index="3" draw:style-name="open" svg:x1="14.88cm" svg:y1="11.44cm" svg:x2="14.98cm" svg:y2="11.44cm"><text:p/>
</draw:line>
<text:alphabetical-index-mark text:string-value="Todd, Charles (1727-08-15 - 1805-07-06)"/><draw:frame text:anchor-type="paragraph" draw:z-index="2" draw:style-name="TLG-text" svg:width="3.34cm" svg:height="0.49cm" svg:x="0.62cm" svg:y="11.88cm"><draw:text-box> <text:p text:style-name="FTLG-Name"><text:span text:style-name="FTLG-Name">Todd, Charles</text:span></text:p></draw:text-box>
</draw:frame>
<draw:polygon draw:style-name="TLG-line" draw:layer="layout" draw:z-index="1" svg:x="14.779571cm" svg:y="11.877763cm" svg:viewBox="0 0 100 352" svg:width="0.1000cm" svg:height="0.3528cm" draw:points="50, 0 100, 176 50, 352 0, 176"/>
<draw:polygon draw:style-name="TLG-solid" draw:layer="layout" draw:z-index="1" svg:x="15.116836cm" svg:y="11.877763cm" svg:viewBox="0 0 100 352" svg:width="0.1000cm" svg:height="0.3528cm" draw:points="50, 0 100, 176 50, 352 0, 176"/>
<draw:line text:anchor-type="paragraph" draw:z-index="3" draw:style-name="open" svg:x1="14.88cm" svg:y1="12.05cm" svg:x2="15.12cm" svg:y2="12.05cm"><text:p/>
</draw:line>
<text:alphabetical-index-mark text:string-value="Cole, Eurydice (1727-08-15 -  )"/><draw:frame text:anchor-type="paragraph" draw:z-index="2" draw:style-name="TLG-text" svg:width="3.44cm" svg:height="0.49cm" svg:x="0.62cm" svg:y="12.50cm"><draw:text-box> <text:p text:style-name="FTLG-Name"><text:span text:style-name="FTLG-Name">Cole, Eurydice</text:span></text:p></draw:text-box>
</draw:frame>
<draw:polygon draw:style-name="TLG-line" draw:layer="layout" draw:z-index="1" svg:x="14.779571cm" svg:y="12.495123cm" svg:viewBox="0 0 100 352" svg:width="0.1000cm" svg:height="0.3528cm" draw:points="50, 0 100, 176 50, 352 0, 176"/>
<text:alphabetical-index-mark text:string-value="Beaulieu, Johann Simon (1728 - 1771)"/><draw:frame text:anchor-type="paragraph" draw:z-index="2" draw:style-name="TLG-text" svg:width="5.43cm" svg:height="0.49cm" svg:x="0.62cm" svg:y="13.11cm"><draw:text-box> <text:p text:style-name="FTLG-Name"><text:span text:style-name="FTLG-Name">Beaulieu, Johann Simon</text:span></text:p></draw:text-box>
</draw:frame>
<draw:polygon draw:style-name="TLG-line" draw:layer="layout" draw:z-index="1" svg:x="14.783895cm" svg:y="13.112483cm" svg:viewBox="0 0 100 352" svg:width="0.1000cm" svg:height="0.3528cm" draw:points="50, 0 100, 176 50, 352 0, 176"/>
<draw:polygon draw:style-name="TLG-solid" draw:layer="layout" draw:z-index="1" svg:x="14.969823cm" svg:y="13.112483cm" svg:viewBox="0 0 100 352" svg:width="0.1000cm" svg:height="0.3528cm" draw:points="50, 0 100, 176 50, 352 0, 176"/>
<draw:line text:anchor-type="paragraph" draw:z-index="3" draw:style-name="open" svg:x1="14.88cm" svg:y1="13.29cm" svg:x2="14.97cm" svg:y2="13.29cm"><text:p/>
</draw:line>
<text:alphabetical-index-mark text:string-value="Ball, Thomas (1728-04-18 -  )"/><draw:frame text:anchor-type="paragraph" draw:z-index="2" draw:style-name="TLG-text" svg:width="3.13cm" svg:height="0.49cm" svg:x="0.62cm" svg:y="13.73cm"><draw:text-box> <text:p text:style-name="FTLG-Name"><text:span text:style-name="FTLG-Name">Ball, Thomas</text:span></text:p></draw:text-box>
</draw:frame>
<draw:polygon draw:style-name="TLG-line" draw:layer="layout" draw:z-index="1" svg:x="14.783895cm" svg:y="13.729843cm" svg:viewBox="0 0 100 352" svg:width="0.1000cm" svg:height="0.3528cm" draw:points="50, 0 100, 176 50, 352 0, 176"/>
<text:alphabetical-index-mark text:string-value="James, Robert (1729 -  )"/><draw:frame text:anchor-type="paragraph" draw:z-index="2" draw:style-name="TLG-text" svg:width="3.44cm" svg:height="0.49cm" svg:x="0.62cm" svg:y="14.35cm"><draw:text-box> <text:p text:style-name="FTLG-Name"><text:span text:style-name="FTLG-Name">James, Robert</text:span></text:p></draw:text-box>
</draw:frame>
<draw:polygon draw:style-name="TLG-line" draw:layer="layout" draw:z-index="1" svg:x="14.788219cm" svg:y="14.347203cm" svg:viewBox="0 0 100 352" svg:width="0.1000cm" svg:height="0.3528cm" draw:points="50, 0 100, 176 50, 352 0, 176"/>
<text:alphabetical-index-mark text:string-value="Дмитриев, Charles (vers 1729 - vers 1786)"/><draw:frame text:anchor-type="paragraph" draw:z-index="2" draw:style-name="TLG-text" svg:width="4.33cm" svg:height="0.49cm" svg:x="0.62cm" svg:y="14.96cm"><draw:text-box> <text:p text:style-name="FTLG-Name"><text:span text:style-name="FTLG-Name">Дмитриев, Charles</text:span></text:p></draw:text-box>
</draw:frame>
<draw:polygon draw:style-name="TLG-line" draw:layer="layout" draw:z-index="1" svg:x="14.788219cm" svg:y="14.964564cm" svg:viewBox="0 0 100 352" svg:width="0.1000cm" svg:height="0.3528cm" draw:points="50, 0 100, 176 50, 352 0, 176"/>
<draw:polygon draw:style-name="TLG-solid" draw:layer="layout" draw:z-index="1" svg:x="15.034682cm" svg:y="14.964564cm" svg:viewBox="0 0 100 352" svg:width="0.1000cm" svg:height="0.3528cm" draw:points="50, 0 100, 176 50, 352 0, 176"/>
<draw:line text:anchor-type="paragraph" draw:z-index="3" draw:style-name="open" svg:x1="14.89cm" svg:y1="15.14cm" svg:x2="15.03cm" svg:y2="15.14cm"><text:p/>
</draw:line>
<text:alphabetical-index-mark text:string-value="Benson, David (1730 - 1777)"/><draw:frame text:anchor-type="paragraph" draw:z-index="2" draw:style-name="TLG-text" svg:width="3.44cm" svg:height="0.49cm" svg:x="0.62cm" svg:y="15.58cm"><draw:text-box> <text:p text:style-name="FTLG-Name"><text:span text:style-name="FTLG-Name">Benson, David</text:span></text:p></draw:text-box>
</draw:frame>
<draw:polygon draw:style-name="TLG-line" draw:layer="layout" draw:z-index="1" svg:x="14.792542cm" svg:y="15.581924cm" svg:viewBox="0 0 100 352" svg:width="0.1000cm" svg:height="0.3528cm" draw:points="50, 0 100, 176 50, 352 0, 176"/>
<draw:polygon draw:style-name="TLG-solid" draw:layer="layout" draw:z-index="1" svg:x="14.995767cm" svg:y="15.581924cm" svg:viewBox="0 0 100 352" svg:width="0.1000cm" svg:height="0.3528cm" draw:points="50, 0 100, 176 50, 352 0, 176"/>
<draw:line text:anchor-type="paragraph" draw:z-index="3" draw:style-name="open" svg:x1="14.89cm" svg:y1="15.76cm" svg:x2="15.00cm" svg:y2="15.76cm"><text:p/>
</draw:line>
<text:alphabetical-index-mark text:string-value="Александров, Anna Margaretha (1730 - 1817)"/><draw:frame text:anchor-type="paragraph" draw:z-index="2" draw:style-name="TLG-text" svg:width="7.06cm" svg:height="0.49cm" svg:x="0.62cm" svg:y="16.20cm"><draw:text-box> <text:p text:style-name="FTLG-Name"><text:span text:style-name="FTLG-Name">Александров, Anna Margaretha</text:span></text:p></draw:text-box>
</draw:frame>
<draw:polygon draw:style-name="TLG-line" draw:layer="layout" draw:z-index="1" svg:x="14.792542cm" svg:y="16.199284cm" svg:viewBox="0 0 100 352" svg:width="0.1000cm" svg:height="0.3528cm" draw:points="50, 0 100, 176 50, 352 0, 176"/>
<draw:polygon draw:style-name="TLG-solid" draw:layer="layout" draw:z-index="1" svg:x="15.168723cm" svg:y="16.199284cm" svg:viewBox="0 0 100 352" svg:width="0.1000cm" svg:height="0.3528cm" draw:points="50, 0 100, 176 50, 352 0, 176"/>
<draw:line text:anchor-type="paragraph" draw:z-index="3" draw:style-name="open" svg:x1="14.89cm" svg:y1="16.38cm" svg:x2="15.17cm" svg:y2="16.38cm"><text:p/>
</draw:line>
<text:alphabetical-index-mark text:string-value="Дмитриев, Mary (vers 1731 -  )"/><draw:frame text:anchor-type="paragraph" draw:z-index="2" draw:style-name="TLG-text" svg:width="3.77cm" svg:height="0.49cm" svg:x="0.62cm" svg:y="16.82cm"><draw:text-box> <text:p text:style-name="FTLG-Name"><text:span text:style-name="FTLG-Name">Дмитриев, Mary</text:span></text:p></draw:text-box>
</draw:frame>
<draw:polygon draw:style-name="TLG-line" draw:layer="layout" draw:z-index="1" svg:x="14.796866cm" svg:y="16.816644cm" svg:viewBox="0 0 100 352" svg:width="0.1000cm" svg:height="0.3528cm" draw:points="50, 0 100, 176 50, 352 0, 176"/>
<text:alphabetical-index-mark text:string-value="Васильев, Lucy (1732-01-17 - 1789-05-29)"/><draw:frame text:anchor-type="paragraph" draw:z-index="2" draw:style-name="TLG-text" svg:width="3.72cm" svg:height="0.49cm" svg:x="0.62cm" svg:y="17.43cm"><draw:text-box> <text:p text:style-name="FTLG-Name"><text:span text:style-name="FTLG-Name">Васильев, Lucy</text:span></text:p></draw:text-box>
</draw:frame>
<draw:polygon draw:style-name="TLG-line" draw:layer="layout" draw:z-index="1" svg:x="14.801190cm" svg:y="17.434004cm" svg:viewBox="0 0 100 352" svg:width="0.1000cm" svg:height="0.3528cm" draw:points="50, 0 100, 176 50, 352 0, 176"/>
<draw:polygon draw:style-name="TLG-solid" draw:layer="layout" draw:z-index="1" svg:x="15.047654cm" svg:y="17.434004cm" svg:viewBox="0 0 100 352" svg:width="0.1000cm" svg:height="0.3528cm" draw:points="50, 0 100, 176 50, 352 0, 176"/>
<draw:line text:anchor-type="paragraph" draw:z-index="3" draw:style-name="open" svg:x1="14.90cm" svg:y1="17.61cm" svg:x2="15.05cm" svg:y2="17.61cm"><text:p/>
</draw:line>
<text:alphabetical-index-mark text:string-value="James, William (1733 -  )"/><draw:frame text:anchor-type="paragraph" draw:z-index="2" draw:style-name="TLG-text" svg:width="3.54cm" svg:height="0.49cm" svg:x="0.62cm" svg:y="18.05cm"><draw:text-box> <text:p text:style-name="FTLG-Name"><text:span text:style-name="FTLG-Name">James, William</text:span></text:p></draw:text-box>
</draw:frame>
<draw:polygon draw:style-name="TLG-line" draw:layer="layout" draw:z-index="1" svg:x="14.805514cm" svg:y="18.051364cm" svg:viewBox="0 0 100 352" svg:width="0.1000cm" svg:height="0.3528cm" draw:points="50, 0 100, 176 50, 352 0, 176"/>
<text:alphabetical-index-mark text:string-value="Дмитриев, Lucy (vers 1733 -  )"/><draw:frame text:anchor-type="paragraph" draw:z-index="2" draw:style-name="TLG-text" svg:width="3.72cm" svg:height="0.49cm" svg:x="0.62cm" svg:y="18.67cm"><draw:text-box> <text:p text:style-name="FTLG-Name"><text:span text:style-name="FTLG-Name">Дмитриев, Lucy</text:span></text:p></draw:text-box>
</draw:frame>
<draw:polygon draw:style-name="TLG-line" draw:layer="layout" draw:z-index="1" svg:x="14.805514cm" svg:y="18.668725cm" svg:viewBox="0 0 100 352" svg:width="0.1000cm" svg:height="0.3528cm" draw:points="50, 0 100, 176 50, 352 0, 176"/>
<text:alphabetical-index-mark text:string-value="Шадрин, Mary (1734-09-04 -  )"/><draw:frame text:anchor-type="paragraph" draw:z-index="2" draw:style-name="TLG-text" svg:width="3.26cm" svg:height="0.49cm" svg:x="0.62cm" svg:y="19.29cm"><draw:text-box> <text:p text:style-name="FTLG-Name"><text:span text:style-name="FTLG-Name">Шадрин, Mary</text:span></text:p></draw:text-box>
</draw:frame>
<draw:polygon draw:style-name="TLG-line" draw:layer="layout" draw:z-index="1" svg:x="14.809838cm" svg:y="19.286085cm" svg:viewBox="0 0 100 352" svg:width="0.1000cm" svg:height="0.3528cm" draw:points="50, 0 100, 176 50, 352 0, 176"/>
<text:alphabetical-index-mark text:string-value="Beaulieu, Johann Valentin (1735 -  )"/><draw:frame text:anchor-type="paragraph" draw:z-index="2" draw:style-name="TLG-text" svg:width="5.79cm" svg:height="0.49cm" svg:x="0.62cm" svg:y="19.90cm"><draw:text-box> <text:p text:style-name="FTLG-Name"><text:span text:style-name="FTLG-Name">Beaulieu, Johann Valentin</text:span></text:p></draw:text-box>
</draw:frame>
<draw:polygon draw:style-name="TLG-line" draw:layer="layout" draw:z-index="1" svg:x="14.814162cm" svg:y="19.903445cm" svg:viewBox="0 0 100 352" svg:width="0.1000cm" svg:height="0.3528cm" draw:points="50, 0 100, 176 50, 352 0, 176"/>
<text:alphabetical-index-mark text:string-value="James, Mary (1735 -  )"/><draw:frame text:anchor-type="paragraph" draw:z-index="2" draw:style-name="TLG-text" svg:width="3.08cm" svg:height="0.49cm" svg:x="0.62cm" svg:y="20.52cm"><draw:text-box> <text:p text:style-name="FTLG-Name"><text:span text:style-name="FTLG-Name">James, Mary</text:span></text:p></draw:text-box>
</draw:frame>
<draw:polygon draw:style-name="TLG-line" draw:layer="layout" draw:z-index="1" svg:x="14.814162cm" svg:y="20.520805cm" svg:viewBox="0 0 100 352" svg:width="0.1000cm" svg:height="0.3528cm" draw:points="50, 0 100, 176 50, 352 0, 176"/>
<text:alphabetical-index-mark text:string-value="Дмитриев, Moses Aaron (1735-11-09 - )"/><draw:frame text:anchor-type="paragraph" draw:z-index="2" draw:style-name="TLG-text" svg:width="5.46cm" svg:height="0.49cm" svg:x="0.62cm" svg:y="21.14cm"><draw:text-box> <text:p text:style-name="FTLG-Name"><text:span text:style-name="FTLG-Name">Дмитриев, Moses Aaron</text:span></text:p></draw:text-box>
</draw:frame>
<draw:polygon draw:style-name="TLG-line" draw:layer="layout" draw:z-index="1" svg:x="14.814162cm" svg:y="21.138165cm" svg:viewBox="0 0 100 352" svg:width="0.1000cm" svg:height="0.3528cm" draw:points="50, 0 100, 176 50, 352 0, 176"/>
<text:alphabetical-index-mark text:string-value="James, Martha (1737 -  )"/><draw:frame text:anchor-type="paragraph" draw:z-index="2" draw:style-name="TLG-text" svg:width="3.49cm" svg:height="0.49cm" svg:x="0.62cm" svg:y="21.76cm"><draw:text-box> <text:p text:style-name="FTLG-Name"><text:span text:style-name="FTLG-Name">James, Martha</text:span></text:p></draw:text-box>
</draw:frame>
<draw:polygon draw:style-name="TLG-line" draw:layer="layout" draw:z-index="1" svg:x="14.822810cm" svg:y="21.755525cm" svg:viewBox="0 0 100 352" svg:width="0.1000cm" svg:height="0.3528cm" draw:points="50, 0 100, 176 50, 352 0, 176"/>
<text:alphabetical-index-mark text:string-value="Дмитриев, Isaac (vers 1737 - 1807)"/><draw:frame text:anchor-type="paragraph" draw:z-index="2" draw:style-name="TLG-text" svg:width="3.85cm" svg:height="0.49cm" svg:x="0.62cm" svg:y="22.37cm"><draw:text-box> <text:p text:style-name="FTLG-Name"><text:span text:style-name="FTLG-Name">Дмитриев, Isaac</text:span></text:p></draw:text-box>
</draw:frame>
<draw:polygon draw:style-name="TLG-line" draw:layer="layout" draw:z-index="1" svg:x="14.822810cm" svg:y="22.372886cm" svg:viewBox="0 0 100 352" svg:width="0.1000cm" svg:height="0.3528cm" draw:points="50, 0 100, 176 50, 352 0, 176"/>
<draw:polygon draw:style-name="TLG-solid" draw:layer="layout" draw:z-index="1" svg:x="15.125484cm" svg:y="22.372886cm" svg:viewBox="0 0 100 352" svg:width="0.1000cm" svg:height="0.3528cm" draw:points="50, 0 100, 176 50, 352 0, 176"/>
<draw:line text:anchor-type="paragraph" draw:z-index="3" draw:style-name="open" svg:x1="14.92cm" svg:y1="22.55cm" svg:x2="15.13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dkins, John (après 1737-10-01 - 1787-05-20)"/><draw:frame text:anchor-type="paragraph" draw:z-index="2" draw:style-name="TLG-text" svg:width="3.08cm" svg:height="0.49cm" svg:x="0.62cm" svg:y="2.62cm"><draw:text-box> <text:p text:style-name="FTLG-Name"><text:span text:style-name="FTLG-Name">Adkins, John</text:span></text:p></draw:text-box>
</draw:frame>
<draw:polygon draw:style-name="TLG-line" draw:layer="layout" draw:z-index="1" svg:x="14.822810cm" svg:y="2.617360cm" svg:viewBox="0 0 100 352" svg:width="0.1000cm" svg:height="0.3528cm" draw:points="50, 0 100, 176 50, 352 0, 176"/>
<draw:polygon draw:style-name="TLG-solid" draw:layer="layout" draw:z-index="1" svg:x="15.039006cm" svg:y="2.617360cm" svg:viewBox="0 0 100 352" svg:width="0.1000cm" svg:height="0.3528cm" draw:points="50, 0 100, 176 50, 352 0, 176"/>
<draw:line text:anchor-type="paragraph" draw:z-index="3" draw:style-name="open" svg:x1="14.92cm" svg:y1="2.79cm" svg:x2="15.04cm" svg:y2="2.79cm"><text:p/>
</draw:line>
<text:alphabetical-index-mark text:string-value="Beaulieu, Johann Adam (1738 -  )"/><draw:frame text:anchor-type="paragraph" draw:z-index="2" draw:style-name="TLG-text" svg:width="5.33cm" svg:height="0.49cm" svg:x="0.62cm" svg:y="3.23cm"><draw:text-box> <text:p text:style-name="FTLG-Name"><text:span text:style-name="FTLG-Name">Beaulieu, Johann Adam</text:span></text:p></draw:text-box>
</draw:frame>
<draw:polygon draw:style-name="TLG-line" draw:layer="layout" draw:z-index="1" svg:x="14.827134cm" svg:y="3.234720cm" svg:viewBox="0 0 100 352" svg:width="0.1000cm" svg:height="0.3528cm" draw:points="50, 0 100, 176 50, 352 0, 176"/>
<text:alphabetical-index-mark text:string-value="Fox, David (1738 - )"/><draw:frame text:anchor-type="paragraph" draw:z-index="2" draw:style-name="TLG-text" svg:width="2.65cm" svg:height="0.49cm" svg:x="0.62cm" svg:y="3.85cm"><draw:text-box> <text:p text:style-name="FTLG-Name"><text:span text:style-name="FTLG-Name">Fox, David</text:span></text:p></draw:text-box>
</draw:frame>
<draw:polygon draw:style-name="TLG-line" draw:layer="layout" draw:z-index="1" svg:x="14.827134cm" svg:y="3.852081cm" svg:viewBox="0 0 100 352" svg:width="0.1000cm" svg:height="0.3528cm" draw:points="50, 0 100, 176 50, 352 0, 176"/>
<text:alphabetical-index-mark text:string-value="James, Jane (1739 -  )"/><draw:frame text:anchor-type="paragraph" draw:z-index="2" draw:style-name="TLG-text" svg:width="3.06cm" svg:height="0.49cm" svg:x="0.62cm" svg:y="4.47cm"><draw:text-box> <text:p text:style-name="FTLG-Name"><text:span text:style-name="FTLG-Name">James, Jane</text:span></text:p></draw:text-box>
</draw:frame>
<draw:polygon draw:style-name="TLG-line" draw:layer="layout" draw:z-index="1" svg:x="14.831458cm" svg:y="4.469441cm" svg:viewBox="0 0 100 352" svg:width="0.1000cm" svg:height="0.3528cm" draw:points="50, 0 100, 176 50, 352 0, 176"/>
<text:alphabetical-index-mark text:string-value="Дмитриев, Lazarus (vers 1739 - 1762)"/><draw:frame text:anchor-type="paragraph" draw:z-index="2" draw:style-name="TLG-text" svg:width="4.38cm" svg:height="0.49cm" svg:x="0.62cm" svg:y="5.09cm"><draw:text-box> <text:p text:style-name="FTLG-Name"><text:span text:style-name="FTLG-Name">Дмитриев, Lazarus</text:span></text:p></draw:text-box>
</draw:frame>
<draw:polygon draw:style-name="TLG-line" draw:layer="layout" draw:z-index="1" svg:x="14.831458cm" svg:y="5.086801cm" svg:viewBox="0 0 100 352" svg:width="0.1000cm" svg:height="0.3528cm" draw:points="50, 0 100, 176 50, 352 0, 176"/>
<draw:polygon draw:style-name="TLG-solid" draw:layer="layout" draw:z-index="1" svg:x="14.930908cm" svg:y="5.086801cm" svg:viewBox="0 0 100 352" svg:width="0.1000cm" svg:height="0.3528cm" draw:points="50, 0 100, 176 50, 352 0, 176"/>
<draw:line text:anchor-type="paragraph" draw:z-index="3" draw:style-name="open" svg:x1="14.93cm" svg:y1="5.26cm" svg:x2="14.93cm" svg:y2="5.26cm"><text:p/>
</draw:line>
<text:alphabetical-index-mark text:string-value="Green, James (1739-04-07 - 1805-11-28)"/><draw:frame text:anchor-type="paragraph" draw:z-index="2" draw:style-name="TLG-text" svg:width="3.34cm" svg:height="0.49cm" svg:x="0.62cm" svg:y="5.70cm"><draw:text-box> <text:p text:style-name="FTLG-Name"><text:span text:style-name="FTLG-Name">Green, James</text:span></text:p></draw:text-box>
</draw:frame>
<draw:polygon draw:style-name="TLG-line" draw:layer="layout" draw:z-index="1" svg:x="14.831458cm" svg:y="5.704161cm" svg:viewBox="0 0 100 352" svg:width="0.1000cm" svg:height="0.3528cm" draw:points="50, 0 100, 176 50, 352 0, 176"/>
<draw:polygon draw:style-name="TLG-solid" draw:layer="layout" draw:z-index="1" svg:x="15.116836cm" svg:y="5.704161cm" svg:viewBox="0 0 100 352" svg:width="0.1000cm" svg:height="0.3528cm" draw:points="50, 0 100, 176 50, 352 0, 176"/>
<draw:line text:anchor-type="paragraph" draw:z-index="3" draw:style-name="open" svg:x1="14.93cm" svg:y1="5.88cm" svg:x2="15.12cm" svg:y2="5.88cm"><text:p/>
</draw:line>
<text:alphabetical-index-mark text:string-value="Douglas, John Sr. (1739-11-25 - 1821-10-00)"/><draw:frame text:anchor-type="paragraph" draw:z-index="2" draw:style-name="TLG-text" svg:width="4.10cm" svg:height="0.49cm" svg:x="0.62cm" svg:y="6.32cm"><draw:text-box> <text:p text:style-name="FTLG-Name"><text:span text:style-name="FTLG-Name">Douglas, John Sr.</text:span></text:p></draw:text-box>
</draw:frame>
<draw:polygon draw:style-name="TLG-line" draw:layer="layout" draw:z-index="1" svg:x="14.831458cm" svg:y="6.321521cm" svg:viewBox="0 0 100 352" svg:width="0.1000cm" svg:height="0.3528cm" draw:points="50, 0 100, 176 50, 352 0, 176"/>
<draw:polygon draw:style-name="TLG-solid" draw:layer="layout" draw:z-index="1" svg:x="15.186019cm" svg:y="6.321521cm" svg:viewBox="0 0 100 352" svg:width="0.1000cm" svg:height="0.3528cm" draw:points="50, 0 100, 176 50, 352 0, 176"/>
<draw:line text:anchor-type="paragraph" draw:z-index="3" draw:style-name="open" svg:x1="14.93cm" svg:y1="6.50cm" svg:x2="15.19cm" svg:y2="6.50cm"><text:p/>
</draw:line>
<text:alphabetical-index-mark text:string-value="Mitchell, Mary (1740-02-23 - 1824-12-28)"/><draw:frame text:anchor-type="paragraph" draw:z-index="2" draw:style-name="TLG-text" svg:width="3.29cm" svg:height="0.49cm" svg:x="0.62cm" svg:y="6.94cm"><draw:text-box> <text:p text:style-name="FTLG-Name"><text:span text:style-name="FTLG-Name">Mitchell, Mary</text:span></text:p></draw:text-box>
</draw:frame>
<draw:polygon draw:style-name="TLG-line" draw:layer="layout" draw:z-index="1" svg:x="14.835782cm" svg:y="6.938881cm" svg:viewBox="0 0 100 352" svg:width="0.1000cm" svg:height="0.3528cm" draw:points="50, 0 100, 176 50, 352 0, 176"/>
<draw:polygon draw:style-name="TLG-solid" draw:layer="layout" draw:z-index="1" svg:x="15.198991cm" svg:y="6.938881cm" svg:viewBox="0 0 100 352" svg:width="0.1000cm" svg:height="0.3528cm" draw:points="50, 0 100, 176 50, 352 0, 176"/>
<draw:line text:anchor-type="paragraph" draw:z-index="3" draw:style-name="open" svg:x1="14.94cm" svg:y1="7.12cm" svg:x2="15.20cm" svg:y2="7.12cm"><text:p/>
</draw:line>
<text:alphabetical-index-mark text:string-value="Benson, Samuel Sr. (1740-03-00 -  )"/><draw:frame text:anchor-type="paragraph" draw:z-index="2" draw:style-name="TLG-text" svg:width="4.54cm" svg:height="0.49cm" svg:x="0.62cm" svg:y="7.56cm"><draw:text-box> <text:p text:style-name="FTLG-Name"><text:span text:style-name="FTLG-Name">Benson, Samuel Sr.</text:span></text:p></draw:text-box>
</draw:frame>
<draw:polygon draw:style-name="TLG-line" draw:layer="layout" draw:z-index="1" svg:x="14.835782cm" svg:y="7.556242cm" svg:viewBox="0 0 100 352" svg:width="0.1000cm" svg:height="0.3528cm" draw:points="50, 0 100, 176 50, 352 0, 176"/>
<text:alphabetical-index-mark text:string-value="Warner, Andrew (1740-08-15 - 1827-10-14)"/><draw:frame text:anchor-type="paragraph" draw:z-index="2" draw:style-name="TLG-text" svg:width="3.77cm" svg:height="0.49cm" svg:x="0.62cm" svg:y="8.17cm"><draw:text-box> <text:p text:style-name="FTLG-Name"><text:span text:style-name="FTLG-Name">Warner, Andrew</text:span></text:p></draw:text-box>
</draw:frame>
<draw:polygon draw:style-name="TLG-line" draw:layer="layout" draw:z-index="1" svg:x="14.835782cm" svg:y="8.173602cm" svg:viewBox="0 0 100 352" svg:width="0.1000cm" svg:height="0.3528cm" draw:points="50, 0 100, 176 50, 352 0, 176"/>
<draw:polygon draw:style-name="TLG-solid" draw:layer="layout" draw:z-index="1" svg:x="15.211962cm" svg:y="8.173602cm" svg:viewBox="0 0 100 352" svg:width="0.1000cm" svg:height="0.3528cm" draw:points="50, 0 100, 176 50, 352 0, 176"/>
<draw:line text:anchor-type="paragraph" draw:z-index="3" draw:style-name="open" svg:x1="14.94cm" svg:y1="8.35cm" svg:x2="15.21cm" svg:y2="8.35cm"><text:p/>
</draw:line>
<text:alphabetical-index-mark text:string-value="James, John (1741 -  )"/><draw:frame text:anchor-type="paragraph" draw:z-index="2" draw:style-name="TLG-text" svg:width="3.06cm" svg:height="0.49cm" svg:x="0.62cm" svg:y="8.79cm"><draw:text-box> <text:p text:style-name="FTLG-Name"><text:span text:style-name="FTLG-Name">James, John</text:span></text:p></draw:text-box>
</draw:frame>
<draw:polygon draw:style-name="TLG-line" draw:layer="layout" draw:z-index="1" svg:x="14.840106cm" svg:y="8.790962cm" svg:viewBox="0 0 100 352" svg:width="0.1000cm" svg:height="0.3528cm" draw:points="50, 0 100, 176 50, 352 0, 176"/>
<text:alphabetical-index-mark text:string-value="Дмитриев, James (vers 1741 - vers 1778)"/><draw:frame text:anchor-type="paragraph" draw:z-index="2" draw:style-name="TLG-text" svg:width="4.10cm" svg:height="0.49cm" svg:x="0.62cm" svg:y="9.41cm"><draw:text-box> <text:p text:style-name="FTLG-Name"><text:span text:style-name="FTLG-Name">Дмитриев, James</text:span></text:p></draw:text-box>
</draw:frame>
<draw:polygon draw:style-name="TLG-line" draw:layer="layout" draw:z-index="1" svg:x="14.840106cm" svg:y="9.408322cm" svg:viewBox="0 0 100 352" svg:width="0.1000cm" svg:height="0.3528cm" draw:points="50, 0 100, 176 50, 352 0, 176"/>
<draw:polygon draw:style-name="TLG-solid" draw:layer="layout" draw:z-index="1" svg:x="15.000090cm" svg:y="9.408322cm" svg:viewBox="0 0 100 352" svg:width="0.1000cm" svg:height="0.3528cm" draw:points="50, 0 100, 176 50, 352 0, 176"/>
<draw:line text:anchor-type="paragraph" draw:z-index="3" draw:style-name="open" svg:x1="14.94cm" svg:y1="9.58cm" svg:x2="15.00cm" svg:y2="9.58cm"><text:p/>
</draw:line>
<text:alphabetical-index-mark text:string-value="Beaulieu, Johann Simon (1742 -  )"/><draw:frame text:anchor-type="paragraph" draw:z-index="2" draw:style-name="TLG-text" svg:width="5.43cm" svg:height="0.49cm" svg:x="0.62cm" svg:y="10.03cm"><draw:text-box> <text:p text:style-name="FTLG-Name"><text:span text:style-name="FTLG-Name">Beaulieu, Johann Simon</text:span></text:p></draw:text-box>
</draw:frame>
<draw:polygon draw:style-name="TLG-line" draw:layer="layout" draw:z-index="1" svg:x="14.844429cm" svg:y="10.025682cm" svg:viewBox="0 0 100 352" svg:width="0.1000cm" svg:height="0.3528cm" draw:points="50, 0 100, 176 50, 352 0, 176"/>
<text:alphabetical-index-mark text:string-value="Carroll, Matthias Sr. (1742 - 1817)"/><draw:frame text:anchor-type="paragraph" draw:z-index="2" draw:style-name="TLG-text" svg:width="4.51cm" svg:height="0.49cm" svg:x="0.62cm" svg:y="10.64cm"><draw:text-box> <text:p text:style-name="FTLG-Name"><text:span text:style-name="FTLG-Name">Carroll, Matthias Sr.</text:span></text:p></draw:text-box>
</draw:frame>
<draw:polygon draw:style-name="TLG-line" draw:layer="layout" draw:z-index="1" svg:x="14.844429cm" svg:y="10.643042cm" svg:viewBox="0 0 100 352" svg:width="0.1000cm" svg:height="0.3528cm" draw:points="50, 0 100, 176 50, 352 0, 176"/>
<draw:polygon draw:style-name="TLG-solid" draw:layer="layout" draw:z-index="1" svg:x="15.168723cm" svg:y="10.643042cm" svg:viewBox="0 0 100 352" svg:width="0.1000cm" svg:height="0.3528cm" draw:points="50, 0 100, 176 50, 352 0, 176"/>
<draw:line text:anchor-type="paragraph" draw:z-index="3" draw:style-name="open" svg:x1="14.94cm" svg:y1="10.82cm" svg:x2="15.17cm" svg:y2="10.82cm"><text:p/>
</draw:line>
<text:alphabetical-index-mark text:string-value="James,  (1742 -  )"/><draw:frame text:anchor-type="paragraph" draw:z-index="2" draw:style-name="TLG-text" svg:width="1.81cm" svg:height="0.49cm" svg:x="0.62cm" svg:y="11.26cm"><draw:text-box> <text:p text:style-name="FTLG-Name"><text:span text:style-name="FTLG-Name">James</text:span></text:p></draw:text-box>
</draw:frame>
<draw:polygon draw:style-name="TLG-line" draw:layer="layout" draw:z-index="1" svg:x="14.844429cm" svg:y="11.260403cm" svg:viewBox="0 0 100 352" svg:width="0.1000cm" svg:height="0.3528cm" draw:points="50, 0 100, 176 50, 352 0, 176"/>
<text:alphabetical-index-mark text:string-value="Morgan, Elisabeth Margaretha (1742 -  )"/><draw:frame text:anchor-type="paragraph" draw:z-index="2" draw:style-name="TLG-text" svg:width="6.63cm" svg:height="0.49cm" svg:x="0.62cm" svg:y="11.88cm"><draw:text-box> <text:p text:style-name="FTLG-Name"><text:span text:style-name="FTLG-Name">Morgan, Elisabeth Margaretha</text:span></text:p></draw:text-box>
</draw:frame>
<draw:polygon draw:style-name="TLG-line" draw:layer="layout" draw:z-index="1" svg:x="14.844429cm" svg:y="11.877763cm" svg:viewBox="0 0 100 352" svg:width="0.1000cm" svg:height="0.3528cm" draw:points="50, 0 100, 176 50, 352 0, 176"/>
<text:alphabetical-index-mark text:string-value="Benson, Col. Joseph (1742-05-07 -  )"/><draw:frame text:anchor-type="paragraph" draw:z-index="2" draw:style-name="TLG-text" svg:width="4.69cm" svg:height="0.49cm" svg:x="0.62cm" svg:y="12.50cm"><draw:text-box> <text:p text:style-name="FTLG-Name"><text:span text:style-name="FTLG-Name">Benson, Col. Joseph</text:span></text:p></draw:text-box>
</draw:frame>
<draw:polygon draw:style-name="TLG-line" draw:layer="layout" draw:z-index="1" svg:x="14.844429cm" svg:y="12.495123cm" svg:viewBox="0 0 100 352" svg:width="0.1000cm" svg:height="0.3528cm" draw:points="50, 0 100, 176 50, 352 0, 176"/>
<text:alphabetical-index-mark text:string-value="Davis, Jonathan (1743-08-09 - 1824-12-28)"/><draw:frame text:anchor-type="paragraph" draw:z-index="2" draw:style-name="TLG-text" svg:width="3.75cm" svg:height="0.49cm" svg:x="0.62cm" svg:y="13.11cm"><draw:text-box> <text:p text:style-name="FTLG-Name"><text:span text:style-name="FTLG-Name">Davis, Jonathan</text:span></text:p></draw:text-box>
</draw:frame>
<draw:polygon draw:style-name="TLG-line" draw:layer="layout" draw:z-index="1" svg:x="14.848753cm" svg:y="13.112483cm" svg:viewBox="0 0 100 352" svg:width="0.1000cm" svg:height="0.3528cm" draw:points="50, 0 100, 176 50, 352 0, 176"/>
<draw:polygon draw:style-name="TLG-solid" draw:layer="layout" draw:z-index="1" svg:x="15.198991cm" svg:y="13.112483cm" svg:viewBox="0 0 100 352" svg:width="0.1000cm" svg:height="0.3528cm" draw:points="50, 0 100, 176 50, 352 0, 176"/>
<draw:line text:anchor-type="paragraph" draw:z-index="3" draw:style-name="open" svg:x1="14.95cm" svg:y1="13.29cm" svg:x2="15.20cm" svg:y2="13.29cm"><text:p/>
</draw:line>
<text:alphabetical-index-mark text:string-value="Beaulieu, Johann Franciskus (1745 - 1826)"/><draw:frame text:anchor-type="paragraph" draw:z-index="2" draw:style-name="TLG-text" svg:width="6.35cm" svg:height="0.49cm" svg:x="0.62cm" svg:y="13.73cm"><draw:text-box> <text:p text:style-name="FTLG-Name"><text:span text:style-name="FTLG-Name">Beaulieu, Johann Franciskus</text:span></text:p></draw:text-box>
</draw:frame>
<draw:polygon draw:style-name="TLG-line" draw:layer="layout" draw:z-index="1" svg:x="14.857401cm" svg:y="13.729843cm" svg:viewBox="0 0 100 352" svg:width="0.1000cm" svg:height="0.3528cm" draw:points="50, 0 100, 176 50, 352 0, 176"/>
<draw:polygon draw:style-name="TLG-solid" draw:layer="layout" draw:z-index="1" svg:x="15.207638cm" svg:y="13.729843cm" svg:viewBox="0 0 100 352" svg:width="0.1000cm" svg:height="0.3528cm" draw:points="50, 0 100, 176 50, 352 0, 176"/>
<draw:line text:anchor-type="paragraph" draw:z-index="3" draw:style-name="open" svg:x1="14.96cm" svg:y1="13.91cm" svg:x2="15.21cm" svg:y2="13.91cm"><text:p/>
</draw:line>
<text:alphabetical-index-mark text:string-value="James, Thomas Sr. (1745 - )"/><draw:frame text:anchor-type="paragraph" draw:z-index="2" draw:style-name="TLG-text" svg:width="4.43cm" svg:height="0.49cm" svg:x="0.62cm" svg:y="14.35cm"><draw:text-box> <text:p text:style-name="FTLG-Name"><text:span text:style-name="FTLG-Name">James, Thomas Sr.</text:span></text:p></draw:text-box>
</draw:frame>
<draw:polygon draw:style-name="TLG-line" draw:layer="layout" draw:z-index="1" svg:x="14.857401cm" svg:y="14.347203cm" svg:viewBox="0 0 100 352" svg:width="0.1000cm" svg:height="0.3528cm" draw:points="50, 0 100, 176 50, 352 0, 176"/>
<text:alphabetical-index-mark text:string-value="Adams, Jane (entre 1746 et 1755 - estimée de 1800 à 1805)"/><draw:frame text:anchor-type="paragraph" draw:z-index="2" draw:style-name="TLG-text" svg:width="3.14cm" svg:height="0.49cm" svg:x="0.62cm" svg:y="14.96cm"><draw:text-box> <text:p text:style-name="FTLG-Name"><text:span text:style-name="FTLG-Name">Adams, Jane</text:span></text:p></draw:text-box>
</draw:frame>
<draw:polygon draw:style-name="TLG-line" draw:layer="layout" draw:z-index="1" svg:x="14.861725cm" svg:y="14.964564cm" svg:viewBox="0 0 100 352" svg:width="0.1000cm" svg:height="0.3528cm" draw:points="50, 0 100, 176 50, 352 0, 176"/>
<draw:polygon draw:style-name="TLG-solid" draw:layer="layout" draw:z-index="1" svg:x="15.095217cm" svg:y="14.964564cm" svg:viewBox="0 0 100 352" svg:width="0.1000cm" svg:height="0.3528cm" draw:points="50, 0 100, 176 50, 352 0, 176"/>
<draw:line text:anchor-type="paragraph" draw:z-index="3" draw:style-name="open" svg:x1="14.96cm" svg:y1="15.14cm" svg:x2="15.10cm" svg:y2="15.14cm"><text:p/>
</draw:line>
<text:alphabetical-index-mark text:string-value="Frazier, Johann Adam (1746 -  )"/><draw:frame text:anchor-type="paragraph" draw:z-index="2" draw:style-name="TLG-text" svg:width="4.97cm" svg:height="0.49cm" svg:x="0.62cm" svg:y="15.58cm"><draw:text-box> <text:p text:style-name="FTLG-Name"><text:span text:style-name="FTLG-Name">Frazier, Johann Adam</text:span></text:p></draw:text-box>
</draw:frame>
<draw:polygon draw:style-name="TLG-line" draw:layer="layout" draw:z-index="1" svg:x="14.861725cm" svg:y="15.581924cm" svg:viewBox="0 0 100 352" svg:width="0.1000cm" svg:height="0.3528cm" draw:points="50, 0 100, 176 50, 352 0, 176"/>
<text:alphabetical-index-mark text:string-value="Benson, Martha Ellen M. (vers 1747 - avant 1806)"/><draw:frame text:anchor-type="paragraph" draw:z-index="2" draw:style-name="TLG-text" svg:width="5.48cm" svg:height="0.49cm" svg:x="0.62cm" svg:y="16.20cm"><draw:text-box> <text:p text:style-name="FTLG-Name"><text:span text:style-name="FTLG-Name">Benson, Martha Ellen M.</text:span></text:p></draw:text-box>
</draw:frame>
<draw:polygon draw:style-name="TLG-line" draw:layer="layout" draw:z-index="1" svg:x="14.866049cm" svg:y="16.199284cm" svg:viewBox="0 0 100 352" svg:width="0.1000cm" svg:height="0.3528cm" draw:points="50, 0 100, 176 50, 352 0, 176"/>
<draw:polygon draw:style-name="TLG-solid" draw:layer="layout" draw:z-index="1" svg:x="15.121160cm" svg:y="16.199284cm" svg:viewBox="0 0 100 352" svg:width="0.1000cm" svg:height="0.3528cm" draw:points="50, 0 100, 176 50, 352 0, 176"/>
<draw:line text:anchor-type="paragraph" draw:z-index="3" draw:style-name="open" svg:x1="14.97cm" svg:y1="16.38cm" svg:x2="15.12cm" svg:y2="16.38cm"><text:p/>
</draw:line>
<text:alphabetical-index-mark text:string-value="Payne, George (1747-08-22 - 1821-07-09)"/><draw:frame text:anchor-type="paragraph" draw:z-index="2" draw:style-name="TLG-text" svg:width="3.54cm" svg:height="0.49cm" svg:x="0.62cm" svg:y="16.82cm"><draw:text-box> <text:p text:style-name="FTLG-Name"><text:span text:style-name="FTLG-Name">Payne, George</text:span></text:p></draw:text-box>
</draw:frame>
<draw:polygon draw:style-name="TLG-line" draw:layer="layout" draw:z-index="1" svg:x="14.866049cm" svg:y="16.816644cm" svg:viewBox="0 0 100 352" svg:width="0.1000cm" svg:height="0.3528cm" draw:points="50, 0 100, 176 50, 352 0, 176"/>
<draw:polygon draw:style-name="TLG-solid" draw:layer="layout" draw:z-index="1" svg:x="15.186019cm" svg:y="16.816644cm" svg:viewBox="0 0 100 352" svg:width="0.1000cm" svg:height="0.3528cm" draw:points="50, 0 100, 176 50, 352 0, 176"/>
<draw:line text:anchor-type="paragraph" draw:z-index="3" draw:style-name="open" svg:x1="14.97cm" svg:y1="16.99cm" svg:x2="15.19cm" svg:y2="16.99cm"><text:p/>
</draw:line>
<text:alphabetical-index-mark text:string-value="Frazier, Johann Walter (1748 -  )"/><draw:frame text:anchor-type="paragraph" draw:z-index="2" draw:style-name="TLG-text" svg:width="5.10cm" svg:height="0.49cm" svg:x="0.62cm" svg:y="17.43cm"><draw:text-box> <text:p text:style-name="FTLG-Name"><text:span text:style-name="FTLG-Name">Frazier, Johann Walter</text:span></text:p></draw:text-box>
</draw:frame>
<draw:polygon draw:style-name="TLG-line" draw:layer="layout" draw:z-index="1" svg:x="14.870373cm" svg:y="17.434004cm" svg:viewBox="0 0 100 352" svg:width="0.1000cm" svg:height="0.3528cm" draw:points="50, 0 100, 176 50, 352 0, 176"/>
<text:alphabetical-index-mark text:string-value="Beaulieu, Anna Maria (1749 - 1750)"/><draw:frame text:anchor-type="paragraph" draw:z-index="2" draw:style-name="TLG-text" svg:width="4.84cm" svg:height="0.49cm" svg:x="0.62cm" svg:y="18.05cm"><draw:text-box> <text:p text:style-name="FTLG-Name"><text:span text:style-name="FTLG-Name">Beaulieu, Anna Maria</text:span></text:p></draw:text-box>
</draw:frame>
<draw:polygon draw:style-name="TLG-line" draw:layer="layout" draw:z-index="1" svg:x="14.874697cm" svg:y="18.051364cm" svg:viewBox="0 0 100 352" svg:width="0.1000cm" svg:height="0.3528cm" draw:points="50, 0 100, 176 50, 352 0, 176"/>
<draw:polygon draw:style-name="TLG-solid" draw:layer="layout" draw:z-index="1" svg:x="14.879021cm" svg:y="18.051364cm" svg:viewBox="0 0 100 352" svg:width="0.1000cm" svg:height="0.3528cm" draw:points="50, 0 100, 176 50, 352 0, 176"/>
<draw:line text:anchor-type="paragraph" draw:z-index="3" draw:style-name="open" svg:x1="14.97cm" svg:y1="18.23cm" svg:x2="14.88cm" svg:y2="18.23cm"><text:p/>
</draw:line>
<text:alphabetical-index-mark text:string-value="Benson, John (1750 -  )"/><draw:frame text:anchor-type="paragraph" draw:z-index="2" draw:style-name="TLG-text" svg:width="3.26cm" svg:height="0.49cm" svg:x="0.62cm" svg:y="18.67cm"><draw:text-box> <text:p text:style-name="FTLG-Name"><text:span text:style-name="FTLG-Name">Benson, John</text:span></text:p></draw:text-box>
</draw:frame>
<draw:polygon draw:style-name="TLG-line" draw:layer="layout" draw:z-index="1" svg:x="14.879021cm" svg:y="18.668725cm" svg:viewBox="0 0 100 352" svg:width="0.1000cm" svg:height="0.3528cm" draw:points="50, 0 100, 176 50, 352 0, 176"/>
<text:alphabetical-index-mark text:string-value="Johansen, John (1750-05-04 - 1835)"/><draw:frame text:anchor-type="paragraph" draw:z-index="2" draw:style-name="TLG-text" svg:width="3.70cm" svg:height="0.49cm" svg:x="0.62cm" svg:y="19.29cm"><draw:text-box> <text:p text:style-name="FTLG-Name"><text:span text:style-name="FTLG-Name">Johansen, John</text:span></text:p></draw:text-box>
</draw:frame>
<draw:polygon draw:style-name="TLG-line" draw:layer="layout" draw:z-index="1" svg:x="14.879021cm" svg:y="19.286085cm" svg:viewBox="0 0 100 352" svg:width="0.1000cm" svg:height="0.3528cm" draw:points="50, 0 100, 176 50, 352 0, 176"/>
<draw:polygon draw:style-name="TLG-solid" draw:layer="layout" draw:z-index="1" svg:x="15.246554cm" svg:y="19.286085cm" svg:viewBox="0 0 100 352" svg:width="0.1000cm" svg:height="0.3528cm" draw:points="50, 0 100, 176 50, 352 0, 176"/>
<draw:line text:anchor-type="paragraph" draw:z-index="3" draw:style-name="open" svg:x1="14.98cm" svg:y1="19.46cm" svg:x2="15.25cm" svg:y2="19.46cm"><text:p/>
</draw:line>
<text:alphabetical-index-mark text:string-value="Hicks, Anna Eva (1751 - 1817)"/><draw:frame text:anchor-type="paragraph" draw:z-index="2" draw:style-name="TLG-text" svg:width="3.82cm" svg:height="0.49cm" svg:x="0.62cm" svg:y="19.90cm"><draw:text-box> <text:p text:style-name="FTLG-Name"><text:span text:style-name="FTLG-Name">Hicks, Anna Eva</text:span></text:p></draw:text-box>
</draw:frame>
<draw:polygon draw:style-name="TLG-line" draw:layer="layout" draw:z-index="1" svg:x="14.883345cm" svg:y="19.903445cm" svg:viewBox="0 0 100 352" svg:width="0.1000cm" svg:height="0.3528cm" draw:points="50, 0 100, 176 50, 352 0, 176"/>
<draw:polygon draw:style-name="TLG-solid" draw:layer="layout" draw:z-index="1" svg:x="15.168723cm" svg:y="19.903445cm" svg:viewBox="0 0 100 352" svg:width="0.1000cm" svg:height="0.3528cm" draw:points="50, 0 100, 176 50, 352 0, 176"/>
<draw:line text:anchor-type="paragraph" draw:z-index="3" draw:style-name="open" svg:x1="14.98cm" svg:y1="20.08cm" svg:x2="15.17cm" svg:y2="20.08cm"><text:p/>
</draw:line>
<text:alphabetical-index-mark text:string-value="Barnett, Anna Gertrude (1752 -  )"/><draw:frame text:anchor-type="paragraph" draw:z-index="2" draw:style-name="TLG-text" svg:width="5.20cm" svg:height="0.49cm" svg:x="0.62cm" svg:y="20.52cm"><draw:text-box> <text:p text:style-name="FTLG-Name"><text:span text:style-name="FTLG-Name">Barnett, Anna Gertrude</text:span></text:p></draw:text-box>
</draw:frame>
<draw:polygon draw:style-name="TLG-line" draw:layer="layout" draw:z-index="1" svg:x="14.887669cm" svg:y="20.520805cm" svg:viewBox="0 0 100 352" svg:width="0.1000cm" svg:height="0.3528cm" draw:points="50, 0 100, 176 50, 352 0, 176"/>
<text:alphabetical-index-mark text:string-value="Blanco, Daniel (1752 - 1805)"/><draw:frame text:anchor-type="paragraph" draw:z-index="2" draw:style-name="TLG-text" svg:width="3.42cm" svg:height="0.49cm" svg:x="0.62cm" svg:y="21.14cm"><draw:text-box> <text:p text:style-name="FTLG-Name"><text:span text:style-name="FTLG-Name">Blanco, Daniel</text:span></text:p></draw:text-box>
</draw:frame>
<draw:polygon draw:style-name="TLG-line" draw:layer="layout" draw:z-index="1" svg:x="14.887669cm" svg:y="21.138165cm" svg:viewBox="0 0 100 352" svg:width="0.1000cm" svg:height="0.3528cm" draw:points="50, 0 100, 176 50, 352 0, 176"/>
<draw:polygon draw:style-name="TLG-solid" draw:layer="layout" draw:z-index="1" svg:x="15.116836cm" svg:y="21.138165cm" svg:viewBox="0 0 100 352" svg:width="0.1000cm" svg:height="0.3528cm" draw:points="50, 0 100, 176 50, 352 0, 176"/>
<draw:line text:anchor-type="paragraph" draw:z-index="3" draw:style-name="open" svg:x1="14.99cm" svg:y1="21.31cm" svg:x2="15.12cm" svg:y2="21.31cm"><text:p/>
</draw:line>
<text:alphabetical-index-mark text:string-value="Moreno, Maj. Christopher (1752-11-23 - 1823-09-14)"/><draw:frame text:anchor-type="paragraph" draw:z-index="2" draw:style-name="TLG-text" svg:width="5.63cm" svg:height="0.49cm" svg:x="0.62cm" svg:y="21.76cm"><draw:text-box> <text:p text:style-name="FTLG-Name"><text:span text:style-name="FTLG-Name">Moreno, Maj. Christopher</text:span></text:p></draw:text-box>
</draw:frame>
<draw:polygon draw:style-name="TLG-line" draw:layer="layout" draw:z-index="1" svg:x="14.887669cm" svg:y="21.755525cm" svg:viewBox="0 0 100 352" svg:width="0.1000cm" svg:height="0.3528cm" draw:points="50, 0 100, 176 50, 352 0, 176"/>
<draw:polygon draw:style-name="TLG-solid" draw:layer="layout" draw:z-index="1" svg:x="15.194667cm" svg:y="21.755525cm" svg:viewBox="0 0 100 352" svg:width="0.1000cm" svg:height="0.3528cm" draw:points="50, 0 100, 176 50, 352 0, 176"/>
<draw:line text:anchor-type="paragraph" draw:z-index="3" draw:style-name="open" svg:x1="14.99cm" svg:y1="21.93cm" svg:x2="15.19cm" svg:y2="21.93cm"><text:p/>
</draw:line>
<text:alphabetical-index-mark text:string-value="Григорьев, Anna Maria (1754 -  )"/><draw:frame text:anchor-type="paragraph" draw:z-index="2" draw:style-name="TLG-text" svg:width="5.35cm" svg:height="0.49cm" svg:x="0.62cm" svg:y="22.37cm"><draw:text-box> <text:p text:style-name="FTLG-Name"><text:span text:style-name="FTLG-Name">Григорьев, Anna Maria</text:span></text:p></draw:text-box>
</draw:frame>
<draw:polygon draw:style-name="TLG-line" draw:layer="layout" draw:z-index="1" svg:x="14.896316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aulieu, Anna Margaretha (1755 - 1796)"/><draw:frame text:anchor-type="paragraph" draw:z-index="2" draw:style-name="TLG-text" svg:width="6.04cm" svg:height="0.49cm" svg:x="0.62cm" svg:y="2.62cm"><draw:text-box> <text:p text:style-name="FTLG-Name"><text:span text:style-name="FTLG-Name">Beaulieu, Anna Margaretha</text:span></text:p></draw:text-box>
</draw:frame>
<draw:polygon draw:style-name="TLG-line" draw:layer="layout" draw:z-index="1" svg:x="14.900640cm" svg:y="2.617360cm" svg:viewBox="0 0 100 352" svg:width="0.1000cm" svg:height="0.3528cm" draw:points="50, 0 100, 176 50, 352 0, 176"/>
<draw:polygon draw:style-name="TLG-solid" draw:layer="layout" draw:z-index="1" svg:x="15.077921cm" svg:y="2.617360cm" svg:viewBox="0 0 100 352" svg:width="0.1000cm" svg:height="0.3528cm" draw:points="50, 0 100, 176 50, 352 0, 176"/>
<draw:line text:anchor-type="paragraph" draw:z-index="3" draw:style-name="open" svg:x1="15.00cm" svg:y1="2.79cm" svg:x2="15.08cm" svg:y2="2.79cm"><text:p/>
</draw:line>
<text:alphabetical-index-mark text:string-value="Brooks, Marquis IV (1755-02-26 - 1839-02-09)"/><draw:frame text:anchor-type="paragraph" draw:z-index="2" draw:style-name="TLG-text" svg:width="4.33cm" svg:height="0.49cm" svg:x="0.62cm" svg:y="3.23cm"><draw:text-box> <text:p text:style-name="FTLG-Name"><text:span text:style-name="FTLG-Name">Brooks, Marquis IV</text:span></text:p></draw:text-box>
</draw:frame>
<draw:polygon draw:style-name="TLG-line" draw:layer="layout" draw:z-index="1" svg:x="14.900640cm" svg:y="3.234720cm" svg:viewBox="0 0 100 352" svg:width="0.1000cm" svg:height="0.3528cm" draw:points="50, 0 100, 176 50, 352 0, 176"/>
<draw:polygon draw:style-name="TLG-solid" draw:layer="layout" draw:z-index="1" svg:x="15.263849cm" svg:y="3.234720cm" svg:viewBox="0 0 100 352" svg:width="0.1000cm" svg:height="0.3528cm" draw:points="50, 0 100, 176 50, 352 0, 176"/>
<draw:line text:anchor-type="paragraph" draw:z-index="3" draw:style-name="open" svg:x1="15.00cm" svg:y1="3.41cm" svg:x2="15.26cm" svg:y2="3.41cm"><text:p/>
</draw:line>
<text:alphabetical-index-mark text:string-value="Злобин, Joseph Jr. (1756-02-15 - 1801-08-11)"/><draw:frame text:anchor-type="paragraph" draw:z-index="2" draw:style-name="TLG-text" svg:width="4.36cm" svg:height="0.49cm" svg:x="0.62cm" svg:y="3.85cm"><draw:text-box> <text:p text:style-name="FTLG-Name"><text:span text:style-name="FTLG-Name">Злобин, Joseph Jr.</text:span></text:p></draw:text-box>
</draw:frame>
<draw:polygon draw:style-name="TLG-line" draw:layer="layout" draw:z-index="1" svg:x="14.904964cm" svg:y="3.852081cm" svg:viewBox="0 0 100 352" svg:width="0.1000cm" svg:height="0.3528cm" draw:points="50, 0 100, 176 50, 352 0, 176"/>
<draw:polygon draw:style-name="TLG-solid" draw:layer="layout" draw:z-index="1" svg:x="15.099541cm" svg:y="3.852081cm" svg:viewBox="0 0 100 352" svg:width="0.1000cm" svg:height="0.3528cm" draw:points="50, 0 100, 176 50, 352 0, 176"/>
<draw:line text:anchor-type="paragraph" draw:z-index="3" draw:style-name="open" svg:x1="15.00cm" svg:y1="4.03cm" svg:x2="15.10cm" svg:y2="4.03cm"><text:p/>
</draw:line>
<text:alphabetical-index-mark text:string-value="Blanco, Samuel (1759-01-02 - 1840-01-14)"/><draw:frame text:anchor-type="paragraph" draw:z-index="2" draw:style-name="TLG-text" svg:width="3.67cm" svg:height="0.49cm" svg:x="0.62cm" svg:y="4.47cm"><draw:text-box> <text:p text:style-name="FTLG-Name"><text:span text:style-name="FTLG-Name">Blanco, Samuel</text:span></text:p></draw:text-box>
</draw:frame>
<draw:polygon draw:style-name="TLG-line" draw:layer="layout" draw:z-index="1" svg:x="14.917936cm" svg:y="4.469441cm" svg:viewBox="0 0 100 352" svg:width="0.1000cm" svg:height="0.3528cm" draw:points="50, 0 100, 176 50, 352 0, 176"/>
<draw:polygon draw:style-name="TLG-solid" draw:layer="layout" draw:z-index="1" svg:x="15.268173cm" svg:y="4.469441cm" svg:viewBox="0 0 100 352" svg:width="0.1000cm" svg:height="0.3528cm" draw:points="50, 0 100, 176 50, 352 0, 176"/>
<draw:line text:anchor-type="paragraph" draw:z-index="3" draw:style-name="open" svg:x1="15.02cm" svg:y1="4.65cm" svg:x2="15.27cm" svg:y2="4.65cm"><text:p/>
</draw:line>
<text:alphabetical-index-mark text:string-value="Rogers, Barbara (1759-02-17 - vers 1785)"/><draw:frame text:anchor-type="paragraph" draw:z-index="2" draw:style-name="TLG-text" svg:width="3.82cm" svg:height="0.49cm" svg:x="0.62cm" svg:y="5.09cm"><draw:text-box> <text:p text:style-name="FTLG-Name"><text:span text:style-name="FTLG-Name">Rogers, Barbara</text:span></text:p></draw:text-box>
</draw:frame>
<draw:polygon draw:style-name="TLG-line" draw:layer="layout" draw:z-index="1" svg:x="14.917936cm" svg:y="5.086801cm" svg:viewBox="0 0 100 352" svg:width="0.1000cm" svg:height="0.3528cm" draw:points="50, 0 100, 176 50, 352 0, 176"/>
<draw:polygon draw:style-name="TLG-solid" draw:layer="layout" draw:z-index="1" svg:x="15.030358cm" svg:y="5.086801cm" svg:viewBox="0 0 100 352" svg:width="0.1000cm" svg:height="0.3528cm" draw:points="50, 0 100, 176 50, 352 0, 176"/>
<draw:line text:anchor-type="paragraph" draw:z-index="3" draw:style-name="open" svg:x1="15.02cm" svg:y1="5.26cm" svg:x2="15.03cm" svg:y2="5.26cm"><text:p/>
</draw:line>
<text:alphabetical-index-mark text:string-value="Maldonado, Eunice (1759-11-09 - )"/><draw:frame text:anchor-type="paragraph" draw:z-index="2" draw:style-name="TLG-text" svg:width="4.38cm" svg:height="0.49cm" svg:x="0.62cm" svg:y="5.70cm"><draw:text-box> <text:p text:style-name="FTLG-Name"><text:span text:style-name="FTLG-Name">Maldonado, Eunice</text:span></text:p></draw:text-box>
</draw:frame>
<draw:polygon draw:style-name="TLG-line" draw:layer="layout" draw:z-index="1" svg:x="14.917936cm" svg:y="5.704161cm" svg:viewBox="0 0 100 352" svg:width="0.1000cm" svg:height="0.3528cm" draw:points="50, 0 100, 176 50, 352 0, 176"/>
<text:alphabetical-index-mark text:string-value="Jiménez, George, Sr. (1760-02-10 - 1827-07-28)"/><draw:frame text:anchor-type="paragraph" draw:z-index="2" draw:style-name="TLG-text" svg:width="4.79cm" svg:height="0.49cm" svg:x="0.62cm" svg:y="6.32cm"><draw:text-box> <text:p text:style-name="FTLG-Name"><text:span text:style-name="FTLG-Name">Jiménez, George, Sr.</text:span></text:p></draw:text-box>
</draw:frame>
<draw:polygon draw:style-name="TLG-line" draw:layer="layout" draw:z-index="1" svg:x="14.922260cm" svg:y="6.321521cm" svg:viewBox="0 0 100 352" svg:width="0.1000cm" svg:height="0.3528cm" draw:points="50, 0 100, 176 50, 352 0, 176"/>
<draw:polygon draw:style-name="TLG-solid" draw:layer="layout" draw:z-index="1" svg:x="15.211962cm" svg:y="6.321521cm" svg:viewBox="0 0 100 352" svg:width="0.1000cm" svg:height="0.3528cm" draw:points="50, 0 100, 176 50, 352 0, 176"/>
<draw:line text:anchor-type="paragraph" draw:z-index="3" draw:style-name="open" svg:x1="15.02cm" svg:y1="6.50cm" svg:x2="15.21cm" svg:y2="6.50cm"><text:p/>
</draw:line>
<text:alphabetical-index-mark text:string-value="Douglas, John Jr. (vers 1761 - )"/><draw:frame text:anchor-type="paragraph" draw:z-index="2" draw:style-name="TLG-text" svg:width="4.03cm" svg:height="0.49cm" svg:x="0.62cm" svg:y="6.94cm"><draw:text-box> <text:p text:style-name="FTLG-Name"><text:span text:style-name="FTLG-Name">Douglas, John Jr.</text:span></text:p></draw:text-box>
</draw:frame>
<draw:polygon draw:style-name="TLG-line" draw:layer="layout" draw:z-index="1" svg:x="14.926584cm" svg:y="6.938881cm" svg:viewBox="0 0 100 352" svg:width="0.1000cm" svg:height="0.3528cm" draw:points="50, 0 100, 176 50, 352 0, 176"/>
<text:alphabetical-index-mark text:string-value="Diaz, Frances (1761-08-07 - 1851-10-06)"/><draw:frame text:anchor-type="paragraph" draw:z-index="2" draw:style-name="TLG-text" svg:width="3.29cm" svg:height="0.49cm" svg:x="0.62cm" svg:y="7.56cm"><draw:text-box> <text:p text:style-name="FTLG-Name"><text:span text:style-name="FTLG-Name">Diaz, Frances</text:span></text:p></draw:text-box>
</draw:frame>
<draw:polygon draw:style-name="TLG-line" draw:layer="layout" draw:z-index="1" svg:x="14.926584cm" svg:y="7.556242cm" svg:viewBox="0 0 100 352" svg:width="0.1000cm" svg:height="0.3528cm" draw:points="50, 0 100, 176 50, 352 0, 176"/>
<draw:polygon draw:style-name="TLG-solid" draw:layer="layout" draw:z-index="1" svg:x="15.315736cm" svg:y="7.556242cm" svg:viewBox="0 0 100 352" svg:width="0.1000cm" svg:height="0.3528cm" draw:points="50, 0 100, 176 50, 352 0, 176"/>
<draw:line text:anchor-type="paragraph" draw:z-index="3" draw:style-name="open" svg:x1="15.03cm" svg:y1="7.73cm" svg:x2="15.32cm" svg:y2="7.73cm"><text:p/>
</draw:line>
<text:alphabetical-index-mark text:string-value="Davis, Sabra (1762-09-06 - 1845-11-01)"/><draw:frame text:anchor-type="paragraph" draw:z-index="2" draw:style-name="TLG-text" svg:width="3.08cm" svg:height="0.49cm" svg:x="0.62cm" svg:y="8.17cm"><draw:text-box> <text:p text:style-name="FTLG-Name"><text:span text:style-name="FTLG-Name">Davis, Sabra</text:span></text:p></draw:text-box>
</draw:frame>
<draw:polygon draw:style-name="TLG-line" draw:layer="layout" draw:z-index="1" svg:x="14.930908cm" svg:y="8.173602cm" svg:viewBox="0 0 100 352" svg:width="0.1000cm" svg:height="0.3528cm" draw:points="50, 0 100, 176 50, 352 0, 176"/>
<draw:polygon draw:style-name="TLG-solid" draw:layer="layout" draw:z-index="1" svg:x="15.289793cm" svg:y="8.173602cm" svg:viewBox="0 0 100 352" svg:width="0.1000cm" svg:height="0.3528cm" draw:points="50, 0 100, 176 50, 352 0, 176"/>
<draw:line text:anchor-type="paragraph" draw:z-index="3" draw:style-name="open" svg:x1="15.03cm" svg:y1="8.35cm" svg:x2="15.29cm" svg:y2="8.35cm"><text:p/>
</draw:line>
<text:alphabetical-index-mark text:string-value="Diaz, James (1763-04-15 - )"/><draw:frame text:anchor-type="paragraph" draw:z-index="2" draw:style-name="TLG-text" svg:width="2.98cm" svg:height="0.49cm" svg:x="0.62cm" svg:y="8.79cm"><draw:text-box> <text:p text:style-name="FTLG-Name"><text:span text:style-name="FTLG-Name">Diaz, James</text:span></text:p></draw:text-box>
</draw:frame>
<draw:polygon draw:style-name="TLG-line" draw:layer="layout" draw:z-index="1" svg:x="14.935232cm" svg:y="8.790962cm" svg:viewBox="0 0 100 352" svg:width="0.1000cm" svg:height="0.3528cm" draw:points="50, 0 100, 176 50, 352 0, 176"/>
<text:alphabetical-index-mark text:string-value="Adkins, Martha (avant 1763-06-20 - 1828-09-05)"/><draw:frame text:anchor-type="paragraph" draw:z-index="2" draw:style-name="TLG-text" svg:width="3.52cm" svg:height="0.49cm" svg:x="0.62cm" svg:y="9.41cm"><draw:text-box> <text:p text:style-name="FTLG-Name"><text:span text:style-name="FTLG-Name">Adkins, Martha</text:span></text:p></draw:text-box>
</draw:frame>
<draw:polygon draw:style-name="TLG-line" draw:layer="layout" draw:z-index="1" svg:x="14.935232cm" svg:y="9.408322cm" svg:viewBox="0 0 100 352" svg:width="0.1000cm" svg:height="0.3528cm" draw:points="50, 0 100, 176 50, 352 0, 176"/>
<draw:polygon draw:style-name="TLG-solid" draw:layer="layout" draw:z-index="1" svg:x="15.216286cm" svg:y="9.408322cm" svg:viewBox="0 0 100 352" svg:width="0.1000cm" svg:height="0.3528cm" draw:points="50, 0 100, 176 50, 352 0, 176"/>
<draw:line text:anchor-type="paragraph" draw:z-index="3" draw:style-name="open" svg:x1="15.04cm" svg:y1="9.58cm" svg:x2="15.22cm" svg:y2="9.58cm"><text:p/>
</draw:line>
<text:alphabetical-index-mark text:string-value="Cunningham, William Philip (1765-04-05 - 1871-04-28)"/><draw:frame text:anchor-type="paragraph" draw:z-index="2" draw:style-name="TLG-text" svg:width="6.04cm" svg:height="0.49cm" svg:x="0.62cm" svg:y="10.03cm"><draw:text-box> <text:p text:style-name="FTLG-Name"><text:span text:style-name="FTLG-Name">Cunningham, William Philip</text:span></text:p></draw:text-box>
</draw:frame>
<draw:polygon draw:style-name="TLG-line" draw:layer="layout" draw:z-index="1" svg:x="14.943880cm" svg:y="10.025682cm" svg:viewBox="0 0 100 352" svg:width="0.1000cm" svg:height="0.3528cm" draw:points="50, 0 100, 176 50, 352 0, 176"/>
<draw:polygon draw:style-name="TLG-solid" draw:layer="layout" draw:z-index="1" svg:x="15.402215cm" svg:y="10.025682cm" svg:viewBox="0 0 100 352" svg:width="0.1000cm" svg:height="0.3528cm" draw:points="50, 0 100, 176 50, 352 0, 176"/>
<draw:line text:anchor-type="paragraph" draw:z-index="3" draw:style-name="open" svg:x1="15.04cm" svg:y1="10.20cm" svg:x2="15.40cm" svg:y2="10.20cm"><text:p/>
</draw:line>
<text:alphabetical-index-mark text:string-value="Todd, John (1765-11-26 - )"/><draw:frame text:anchor-type="paragraph" draw:z-index="2" draw:style-name="TLG-text" svg:width="2.75cm" svg:height="0.49cm" svg:x="0.62cm" svg:y="10.64cm"><draw:text-box> <text:p text:style-name="FTLG-Name"><text:span text:style-name="FTLG-Name">Todd, John</text:span></text:p></draw:text-box>
</draw:frame>
<draw:polygon draw:style-name="TLG-line" draw:layer="layout" draw:z-index="1" svg:x="14.943880cm" svg:y="10.643042cm" svg:viewBox="0 0 100 352" svg:width="0.1000cm" svg:height="0.3528cm" draw:points="50, 0 100, 176 50, 352 0, 176"/>
<text:alphabetical-index-mark text:string-value="Ball, Matthias Sr. (1767-03-11 - 1848-01-22)"/><draw:frame text:anchor-type="paragraph" draw:z-index="2" draw:style-name="TLG-text" svg:width="3.92cm" svg:height="0.49cm" svg:x="0.62cm" svg:y="11.26cm"><draw:text-box> <text:p text:style-name="FTLG-Name"><text:span text:style-name="FTLG-Name">Ball, Matthias Sr.</text:span></text:p></draw:text-box>
</draw:frame>
<draw:polygon draw:style-name="TLG-line" draw:layer="layout" draw:z-index="1" svg:x="14.952527cm" svg:y="11.260403cm" svg:viewBox="0 0 100 352" svg:width="0.1000cm" svg:height="0.3528cm" draw:points="50, 0 100, 176 50, 352 0, 176"/>
<draw:polygon draw:style-name="TLG-solid" draw:layer="layout" draw:z-index="1" svg:x="15.302765cm" svg:y="11.260403cm" svg:viewBox="0 0 100 352" svg:width="0.1000cm" svg:height="0.3528cm" draw:points="50, 0 100, 176 50, 352 0, 176"/>
<draw:line text:anchor-type="paragraph" draw:z-index="3" draw:style-name="open" svg:x1="15.05cm" svg:y1="11.44cm" svg:x2="15.30cm" svg:y2="11.44cm"><text:p/>
</draw:line>
<text:alphabetical-index-mark text:string-value="Дмитриев, Travis (1767-09-12 - )"/><draw:frame text:anchor-type="paragraph" draw:z-index="2" draw:style-name="TLG-text" svg:width="4.00cm" svg:height="0.49cm" svg:x="0.62cm" svg:y="11.88cm"><draw:text-box> <text:p text:style-name="FTLG-Name"><text:span text:style-name="FTLG-Name">Дмитриев, Travis</text:span></text:p></draw:text-box>
</draw:frame>
<draw:polygon draw:style-name="TLG-line" draw:layer="layout" draw:z-index="1" svg:x="14.952527cm" svg:y="11.877763cm" svg:viewBox="0 0 100 352" svg:width="0.1000cm" svg:height="0.3528cm" draw:points="50, 0 100, 176 50, 352 0, 176"/>
<text:alphabetical-index-mark text:string-value="James, Hugh Jr. (1768 - 1768)"/><draw:frame text:anchor-type="paragraph" draw:z-index="2" draw:style-name="TLG-text" svg:width="3.80cm" svg:height="0.49cm" svg:x="0.62cm" svg:y="12.50cm"><draw:text-box> <text:p text:style-name="FTLG-Name"><text:span text:style-name="FTLG-Name">James, Hugh Jr.</text:span></text:p></draw:text-box>
</draw:frame>
<draw:polygon draw:style-name="TLG-line" draw:layer="layout" draw:z-index="1" svg:x="14.956851cm" svg:y="12.495123cm" svg:viewBox="0 0 100 352" svg:width="0.1000cm" svg:height="0.3528cm" draw:points="50, 0 100, 176 50, 352 0, 176"/>
<draw:polygon draw:style-name="TLG-solid" draw:layer="layout" draw:z-index="1" svg:x="14.956851cm" svg:y="12.495123cm" svg:viewBox="0 0 100 352" svg:width="0.1000cm" svg:height="0.3528cm" draw:points="50, 0 100, 176 50, 352 0, 176"/>
<draw:line text:anchor-type="paragraph" draw:z-index="3" draw:style-name="open" svg:x1="15.06cm" svg:y1="12.67cm" svg:x2="14.96cm" svg:y2="12.67cm"><text:p/>
</draw:line>
<text:alphabetical-index-mark text:string-value="Казаков, Jane (1768-01-04 - 1828-12-21)"/><draw:frame text:anchor-type="paragraph" draw:z-index="2" draw:style-name="TLG-text" svg:width="3.49cm" svg:height="0.49cm" svg:x="0.62cm" svg:y="13.11cm"><draw:text-box> <text:p text:style-name="FTLG-Name"><text:span text:style-name="FTLG-Name">Казаков, Jane</text:span></text:p></draw:text-box>
</draw:frame>
<draw:polygon draw:style-name="TLG-line" draw:layer="layout" draw:z-index="1" svg:x="14.956851cm" svg:y="13.112483cm" svg:viewBox="0 0 100 352" svg:width="0.1000cm" svg:height="0.3528cm" draw:points="50, 0 100, 176 50, 352 0, 176"/>
<draw:polygon draw:style-name="TLG-solid" draw:layer="layout" draw:z-index="1" svg:x="15.216286cm" svg:y="13.112483cm" svg:viewBox="0 0 100 352" svg:width="0.1000cm" svg:height="0.3528cm" draw:points="50, 0 100, 176 50, 352 0, 176"/>
<draw:line text:anchor-type="paragraph" draw:z-index="3" draw:style-name="open" svg:x1="15.06cm" svg:y1="13.29cm" svg:x2="15.22cm" svg:y2="13.29cm"><text:p/>
</draw:line>
<text:alphabetical-index-mark text:string-value="Green, Randolph (1768-03-17 - 1838-03-17)"/><draw:frame text:anchor-type="paragraph" draw:z-index="2" draw:style-name="TLG-text" svg:width="3.95cm" svg:height="0.49cm" svg:x="0.62cm" svg:y="13.73cm"><draw:text-box> <text:p text:style-name="FTLG-Name"><text:span text:style-name="FTLG-Name">Green, Randolph</text:span></text:p></draw:text-box>
</draw:frame>
<draw:polygon draw:style-name="TLG-line" draw:layer="layout" draw:z-index="1" svg:x="14.956851cm" svg:y="13.729843cm" svg:viewBox="0 0 100 352" svg:width="0.1000cm" svg:height="0.3528cm" draw:points="50, 0 100, 176 50, 352 0, 176"/>
<draw:polygon draw:style-name="TLG-solid" draw:layer="layout" draw:z-index="1" svg:x="15.259525cm" svg:y="13.729843cm" svg:viewBox="0 0 100 352" svg:width="0.1000cm" svg:height="0.3528cm" draw:points="50, 0 100, 176 50, 352 0, 176"/>
<draw:line text:anchor-type="paragraph" draw:z-index="3" draw:style-name="open" svg:x1="15.06cm" svg:y1="13.91cm" svg:x2="15.26cm" svg:y2="13.91cm"><text:p/>
</draw:line>
<text:alphabetical-index-mark text:string-value="Дмитриев, William (1768-04-01 - 1853)"/><draw:frame text:anchor-type="paragraph" draw:z-index="2" draw:style-name="TLG-text" svg:width="4.23cm" svg:height="0.49cm" svg:x="0.62cm" svg:y="14.35cm"><draw:text-box> <text:p text:style-name="FTLG-Name"><text:span text:style-name="FTLG-Name">Дмитриев, William</text:span></text:p></draw:text-box>
</draw:frame>
<draw:polygon draw:style-name="TLG-line" draw:layer="layout" draw:z-index="1" svg:x="14.956851cm" svg:y="14.347203cm" svg:viewBox="0 0 100 352" svg:width="0.1000cm" svg:height="0.3528cm" draw:points="50, 0 100, 176 50, 352 0, 176"/>
<draw:polygon draw:style-name="TLG-solid" draw:layer="layout" draw:z-index="1" svg:x="15.324384cm" svg:y="14.347203cm" svg:viewBox="0 0 100 352" svg:width="0.1000cm" svg:height="0.3528cm" draw:points="50, 0 100, 176 50, 352 0, 176"/>
<draw:line text:anchor-type="paragraph" draw:z-index="3" draw:style-name="open" svg:x1="15.06cm" svg:y1="14.52cm" svg:x2="15.32cm" svg:y2="14.52cm"><text:p/>
</draw:line>
<text:alphabetical-index-mark text:string-value="Fox, Jacob, Sr. (1769-02-00 - 1824-09-03)"/><draw:frame text:anchor-type="paragraph" draw:z-index="2" draw:style-name="TLG-text" svg:width="3.54cm" svg:height="0.49cm" svg:x="0.62cm" svg:y="14.96cm"><draw:text-box> <text:p text:style-name="FTLG-Name"><text:span text:style-name="FTLG-Name">Fox, Jacob, Sr.</text:span></text:p></draw:text-box>
</draw:frame>
<draw:polygon draw:style-name="TLG-line" draw:layer="layout" draw:z-index="1" svg:x="14.961175cm" svg:y="14.964564cm" svg:viewBox="0 0 100 352" svg:width="0.1000cm" svg:height="0.3528cm" draw:points="50, 0 100, 176 50, 352 0, 176"/>
<draw:polygon draw:style-name="TLG-solid" draw:layer="layout" draw:z-index="1" svg:x="15.198991cm" svg:y="14.964564cm" svg:viewBox="0 0 100 352" svg:width="0.1000cm" svg:height="0.3528cm" draw:points="50, 0 100, 176 50, 352 0, 176"/>
<draw:line text:anchor-type="paragraph" draw:z-index="3" draw:style-name="open" svg:x1="15.06cm" svg:y1="15.14cm" svg:x2="15.20cm" svg:y2="15.14cm"><text:p/>
</draw:line>
<text:alphabetical-index-mark text:string-value="James, Molly (1770 -  )"/><draw:frame text:anchor-type="paragraph" draw:z-index="2" draw:style-name="TLG-text" svg:width="3.13cm" svg:height="0.49cm" svg:x="0.62cm" svg:y="15.58cm"><draw:text-box> <text:p text:style-name="FTLG-Name"><text:span text:style-name="FTLG-Name">James, Molly</text:span></text:p></draw:text-box>
</draw:frame>
<draw:polygon draw:style-name="TLG-line" draw:layer="layout" draw:z-index="1" svg:x="14.965499cm" svg:y="15.581924cm" svg:viewBox="0 0 100 352" svg:width="0.1000cm" svg:height="0.3528cm" draw:points="50, 0 100, 176 50, 352 0, 176"/>
<text:alphabetical-index-mark text:string-value="Rodriquez, Mary (1770-03-03 -  )"/><draw:frame text:anchor-type="paragraph" draw:z-index="2" draw:style-name="TLG-text" svg:width="3.82cm" svg:height="0.49cm" svg:x="0.62cm" svg:y="16.20cm"><draw:text-box> <text:p text:style-name="FTLG-Name"><text:span text:style-name="FTLG-Name">Rodriquez, Mary</text:span></text:p></draw:text-box>
</draw:frame>
<draw:polygon draw:style-name="TLG-line" draw:layer="layout" draw:z-index="1" svg:x="14.965499cm" svg:y="16.199284cm" svg:viewBox="0 0 100 352" svg:width="0.1000cm" svg:height="0.3528cm" draw:points="50, 0 100, 176 50, 352 0, 176"/>
<text:alphabetical-index-mark text:string-value="Henry, Elizabeth (1770-04-00 - 1836-05-14)"/><draw:frame text:anchor-type="paragraph" draw:z-index="2" draw:style-name="TLG-text" svg:width="3.82cm" svg:height="0.49cm" svg:x="0.62cm" svg:y="16.82cm"><draw:text-box> <text:p text:style-name="FTLG-Name"><text:span text:style-name="FTLG-Name">Henry, Elizabeth</text:span></text:p></draw:text-box>
</draw:frame>
<draw:polygon draw:style-name="TLG-line" draw:layer="layout" draw:z-index="1" svg:x="14.965499cm" svg:y="16.816644cm" svg:viewBox="0 0 100 352" svg:width="0.1000cm" svg:height="0.3528cm" draw:points="50, 0 100, 176 50, 352 0, 176"/>
<draw:polygon draw:style-name="TLG-solid" draw:layer="layout" draw:z-index="1" svg:x="15.250878cm" svg:y="16.816644cm" svg:viewBox="0 0 100 352" svg:width="0.1000cm" svg:height="0.3528cm" draw:points="50, 0 100, 176 50, 352 0, 176"/>
<draw:line text:anchor-type="paragraph" draw:z-index="3" draw:style-name="open" svg:x1="15.07cm" svg:y1="16.99cm" svg:x2="15.25cm" svg:y2="16.99cm"><text:p/>
</draw:line>
<text:alphabetical-index-mark text:string-value="Поляков, Eve (1771 - )"/><draw:frame text:anchor-type="paragraph" draw:z-index="2" draw:style-name="TLG-text" svg:width="3.29cm" svg:height="0.49cm" svg:x="0.62cm" svg:y="17.43cm"><draw:text-box> <text:p text:style-name="FTLG-Name"><text:span text:style-name="FTLG-Name">Поляков, Eve</text:span></text:p></draw:text-box>
</draw:frame>
<draw:polygon draw:style-name="TLG-line" draw:layer="layout" draw:z-index="1" svg:x="14.969823cm" svg:y="17.434004cm" svg:viewBox="0 0 100 352" svg:width="0.1000cm" svg:height="0.3528cm" draw:points="50, 0 100, 176 50, 352 0, 176"/>
<text:alphabetical-index-mark text:string-value="Wood, Polly (1771-01-29 - avant 1850)"/><draw:frame text:anchor-type="paragraph" draw:z-index="2" draw:style-name="TLG-text" svg:width="2.91cm" svg:height="0.49cm" svg:x="0.62cm" svg:y="18.05cm"><draw:text-box> <text:p text:style-name="FTLG-Name"><text:span text:style-name="FTLG-Name">Wood, Polly</text:span></text:p></draw:text-box>
</draw:frame>
<draw:polygon draw:style-name="TLG-line" draw:layer="layout" draw:z-index="1" svg:x="14.969823cm" svg:y="18.051364cm" svg:viewBox="0 0 100 352" svg:width="0.1000cm" svg:height="0.3528cm" draw:points="50, 0 100, 176 50, 352 0, 176"/>
<draw:polygon draw:style-name="TLG-solid" draw:layer="layout" draw:z-index="1" svg:x="15.311412cm" svg:y="18.051364cm" svg:viewBox="0 0 100 352" svg:width="0.1000cm" svg:height="0.3528cm" draw:points="50, 0 100, 176 50, 352 0, 176"/>
<draw:line text:anchor-type="paragraph" draw:z-index="3" draw:style-name="open" svg:x1="15.07cm" svg:y1="18.23cm" svg:x2="15.31cm" svg:y2="18.23cm"><text:p/>
</draw:line>
<text:alphabetical-index-mark text:string-value="Дмитриев, Alexander Carroll Sr. (1771-04-20 - 1838-01-18)"/><draw:frame text:anchor-type="paragraph" draw:z-index="2" draw:style-name="TLG-text" svg:width="7.01cm" svg:height="0.49cm" svg:x="0.62cm" svg:y="18.67cm"><draw:text-box> <text:p text:style-name="FTLG-Name"><text:span text:style-name="FTLG-Name">Дмитриев, Alexander Carroll Sr.</text:span></text:p></draw:text-box>
</draw:frame>
<draw:polygon draw:style-name="TLG-line" draw:layer="layout" draw:z-index="1" svg:x="14.969823cm" svg:y="18.668725cm" svg:viewBox="0 0 100 352" svg:width="0.1000cm" svg:height="0.3528cm" draw:points="50, 0 100, 176 50, 352 0, 176"/>
<draw:polygon draw:style-name="TLG-solid" draw:layer="layout" draw:z-index="1" svg:x="15.259525cm" svg:y="18.668725cm" svg:viewBox="0 0 100 352" svg:width="0.1000cm" svg:height="0.3528cm" draw:points="50, 0 100, 176 50, 352 0, 176"/>
<draw:line text:anchor-type="paragraph" draw:z-index="3" draw:style-name="open" svg:x1="15.07cm" svg:y1="18.85cm" svg:x2="15.26cm" svg:y2="18.85cm"><text:p/>
</draw:line>
<text:alphabetical-index-mark text:string-value="Rodriquez, Mordica (1772-01-06 - 1853-07-00)"/><draw:frame text:anchor-type="paragraph" draw:z-index="2" draw:style-name="TLG-text" svg:width="4.43cm" svg:height="0.49cm" svg:x="0.62cm" svg:y="19.29cm"><draw:text-box> <text:p text:style-name="FTLG-Name"><text:span text:style-name="FTLG-Name">Rodriquez, Mordica</text:span></text:p></draw:text-box>
</draw:frame>
<draw:polygon draw:style-name="TLG-line" draw:layer="layout" draw:z-index="1" svg:x="14.974147cm" svg:y="19.286085cm" svg:viewBox="0 0 100 352" svg:width="0.1000cm" svg:height="0.3528cm" draw:points="50, 0 100, 176 50, 352 0, 176"/>
<draw:polygon draw:style-name="TLG-solid" draw:layer="layout" draw:z-index="1" svg:x="15.324384cm" svg:y="19.286085cm" svg:viewBox="0 0 100 352" svg:width="0.1000cm" svg:height="0.3528cm" draw:points="50, 0 100, 176 50, 352 0, 176"/>
<draw:line text:anchor-type="paragraph" draw:z-index="3" draw:style-name="open" svg:x1="15.07cm" svg:y1="19.46cm" svg:x2="15.32cm" svg:y2="19.46cm"><text:p/>
</draw:line>
<text:alphabetical-index-mark text:string-value="Payne, Elizabeth (1772-08-08 - )"/><draw:frame text:anchor-type="paragraph" draw:z-index="2" draw:style-name="TLG-text" svg:width="3.90cm" svg:height="0.49cm" svg:x="0.62cm" svg:y="19.90cm"><draw:text-box> <text:p text:style-name="FTLG-Name"><text:span text:style-name="FTLG-Name">Payne, Elizabeth</text:span></text:p></draw:text-box>
</draw:frame>
<draw:polygon draw:style-name="TLG-line" draw:layer="layout" draw:z-index="1" svg:x="14.974147cm" svg:y="19.903445cm" svg:viewBox="0 0 100 352" svg:width="0.1000cm" svg:height="0.3528cm" draw:points="50, 0 100, 176 50, 352 0, 176"/>
<text:alphabetical-index-mark text:string-value="James, Joseph (1773-03-03 - 1824)"/><draw:frame text:anchor-type="paragraph" draw:z-index="2" draw:style-name="TLG-text" svg:width="3.54cm" svg:height="0.49cm" svg:x="0.62cm" svg:y="20.52cm"><draw:text-box> <text:p text:style-name="FTLG-Name"><text:span text:style-name="FTLG-Name">James, Joseph</text:span></text:p></draw:text-box>
</draw:frame>
<draw:polygon draw:style-name="TLG-line" draw:layer="layout" draw:z-index="1" svg:x="14.978471cm" svg:y="20.520805cm" svg:viewBox="0 0 100 352" svg:width="0.1000cm" svg:height="0.3528cm" draw:points="50, 0 100, 176 50, 352 0, 176"/>
<draw:polygon draw:style-name="TLG-solid" draw:layer="layout" draw:z-index="1" svg:x="15.198991cm" svg:y="20.520805cm" svg:viewBox="0 0 100 352" svg:width="0.1000cm" svg:height="0.3528cm" draw:points="50, 0 100, 176 50, 352 0, 176"/>
<draw:line text:anchor-type="paragraph" draw:z-index="3" draw:style-name="open" svg:x1="15.08cm" svg:y1="20.70cm" svg:x2="15.20cm" svg:y2="20.70cm"><text:p/>
</draw:line>
<text:alphabetical-index-mark text:string-value="Doyle, Robert Gove (1773-09-21 -  )"/><draw:frame text:anchor-type="paragraph" draw:z-index="2" draw:style-name="TLG-text" svg:width="4.49cm" svg:height="0.49cm" svg:x="0.62cm" svg:y="21.14cm"><draw:text-box> <text:p text:style-name="FTLG-Name"><text:span text:style-name="FTLG-Name">Doyle, Robert Gove</text:span></text:p></draw:text-box>
</draw:frame>
<draw:polygon draw:style-name="TLG-line" draw:layer="layout" draw:z-index="1" svg:x="14.978471cm" svg:y="21.138165cm" svg:viewBox="0 0 100 352" svg:width="0.1000cm" svg:height="0.3528cm" draw:points="50, 0 100, 176 50, 352 0, 176"/>
<text:alphabetical-index-mark text:string-value="Floyd, Nancy (1774-01-01 - 1849-11-26)"/><draw:frame text:anchor-type="paragraph" draw:z-index="2" draw:style-name="TLG-text" svg:width="3.13cm" svg:height="0.49cm" svg:x="0.62cm" svg:y="21.76cm"><draw:text-box> <text:p text:style-name="FTLG-Name"><text:span text:style-name="FTLG-Name">Floyd, Nancy</text:span></text:p></draw:text-box>
</draw:frame>
<draw:polygon draw:style-name="TLG-line" draw:layer="layout" draw:z-index="1" svg:x="14.982795cm" svg:y="21.755525cm" svg:viewBox="0 0 100 352" svg:width="0.1000cm" svg:height="0.3528cm" draw:points="50, 0 100, 176 50, 352 0, 176"/>
<draw:polygon draw:style-name="TLG-solid" draw:layer="layout" draw:z-index="1" svg:x="15.307089cm" svg:y="21.755525cm" svg:viewBox="0 0 100 352" svg:width="0.1000cm" svg:height="0.3528cm" draw:points="50, 0 100, 176 50, 352 0, 176"/>
<draw:line text:anchor-type="paragraph" draw:z-index="3" draw:style-name="open" svg:x1="15.08cm" svg:y1="21.93cm" svg:x2="15.31cm" svg:y2="21.93cm"><text:p/>
</draw:line>
<text:alphabetical-index-mark text:string-value="Farmer, Michael (1775 -  )"/><draw:frame text:anchor-type="paragraph" draw:z-index="2" draw:style-name="TLG-text" svg:width="3.77cm" svg:height="0.49cm" svg:x="0.62cm" svg:y="22.37cm"><draw:text-box> <text:p text:style-name="FTLG-Name"><text:span text:style-name="FTLG-Name">Farmer, Michael</text:span></text:p></draw:text-box>
</draw:frame>
<draw:polygon draw:style-name="TLG-line" draw:layer="layout" draw:z-index="1" svg:x="14.987119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driquez, James (1776-07-22 -  )"/><draw:frame text:anchor-type="paragraph" draw:z-index="2" draw:style-name="TLG-text" svg:width="4.15cm" svg:height="0.49cm" svg:x="0.62cm" svg:y="2.62cm"><draw:text-box> <text:p text:style-name="FTLG-Name"><text:span text:style-name="FTLG-Name">Rodriquez, James</text:span></text:p></draw:text-box>
</draw:frame>
<draw:polygon draw:style-name="TLG-line" draw:layer="layout" draw:z-index="1" svg:x="14.991443cm" svg:y="2.617360cm" svg:viewBox="0 0 100 352" svg:width="0.1000cm" svg:height="0.3528cm" draw:points="50, 0 100, 176 50, 352 0, 176"/>
<text:alphabetical-index-mark text:string-value="Farmer, Jacob (1777 -  )"/><draw:frame text:anchor-type="paragraph" draw:z-index="2" draw:style-name="TLG-text" svg:width="3.41cm" svg:height="0.49cm" svg:x="0.62cm" svg:y="3.23cm"><draw:text-box> <text:p text:style-name="FTLG-Name"><text:span text:style-name="FTLG-Name">Farmer, Jacob</text:span></text:p></draw:text-box>
</draw:frame>
<draw:polygon draw:style-name="TLG-line" draw:layer="layout" draw:z-index="1" svg:x="14.995767cm" svg:y="3.234720cm" svg:viewBox="0 0 100 352" svg:width="0.1000cm" svg:height="0.3528cm" draw:points="50, 0 100, 176 50, 352 0, 176"/>
<text:alphabetical-index-mark text:string-value="Woods, Mary Polly (1777-11-29 - 1854-11-15)"/><draw:frame text:anchor-type="paragraph" draw:z-index="2" draw:style-name="TLG-text" svg:width="4.28cm" svg:height="0.49cm" svg:x="0.62cm" svg:y="3.85cm"><draw:text-box> <text:p text:style-name="FTLG-Name"><text:span text:style-name="FTLG-Name">Woods, Mary Polly</text:span></text:p></draw:text-box>
</draw:frame>
<draw:polygon draw:style-name="TLG-line" draw:layer="layout" draw:z-index="1" svg:x="14.995767cm" svg:y="3.852081cm" svg:viewBox="0 0 100 352" svg:width="0.1000cm" svg:height="0.3528cm" draw:points="50, 0 100, 176 50, 352 0, 176"/>
<draw:polygon draw:style-name="TLG-solid" draw:layer="layout" draw:z-index="1" svg:x="15.328708cm" svg:y="3.852081cm" svg:viewBox="0 0 100 352" svg:width="0.1000cm" svg:height="0.3528cm" draw:points="50, 0 100, 176 50, 352 0, 176"/>
<draw:line text:anchor-type="paragraph" draw:z-index="3" draw:style-name="open" svg:x1="15.10cm" svg:y1="4.03cm" svg:x2="15.33cm" svg:y2="4.03cm"><text:p/>
</draw:line>
<text:alphabetical-index-mark text:string-value="Rodriquez, Richard (1778-07-31 -  )"/><draw:frame text:anchor-type="paragraph" draw:z-index="2" draw:style-name="TLG-text" svg:width="4.38cm" svg:height="0.49cm" svg:x="0.62cm" svg:y="4.47cm"><draw:text-box> <text:p text:style-name="FTLG-Name"><text:span text:style-name="FTLG-Name">Rodriquez, Richard</text:span></text:p></draw:text-box>
</draw:frame>
<draw:polygon draw:style-name="TLG-line" draw:layer="layout" draw:z-index="1" svg:x="15.000090cm" svg:y="4.469441cm" svg:viewBox="0 0 100 352" svg:width="0.1000cm" svg:height="0.3528cm" draw:points="50, 0 100, 176 50, 352 0, 176"/>
<text:alphabetical-index-mark text:string-value="Blanco, John Sr. (vers 1779 - )"/><draw:frame text:anchor-type="paragraph" draw:z-index="2" draw:style-name="TLG-text" svg:width="3.82cm" svg:height="0.49cm" svg:x="0.62cm" svg:y="5.09cm"><draw:text-box> <text:p text:style-name="FTLG-Name"><text:span text:style-name="FTLG-Name">Blanco, John Sr.</text:span></text:p></draw:text-box>
</draw:frame>
<draw:polygon draw:style-name="TLG-line" draw:layer="layout" draw:z-index="1" svg:x="15.004414cm" svg:y="5.086801cm" svg:viewBox="0 0 100 352" svg:width="0.1000cm" svg:height="0.3528cm" draw:points="50, 0 100, 176 50, 352 0, 176"/>
<text:alphabetical-index-mark text:string-value="Farmer, Valentine (1779 - 1833)"/><draw:frame text:anchor-type="paragraph" draw:z-index="2" draw:style-name="TLG-text" svg:width="4.10cm" svg:height="0.49cm" svg:x="0.62cm" svg:y="5.70cm"><draw:text-box> <text:p text:style-name="FTLG-Name"><text:span text:style-name="FTLG-Name">Farmer, Valentine</text:span></text:p></draw:text-box>
</draw:frame>
<draw:polygon draw:style-name="TLG-line" draw:layer="layout" draw:z-index="1" svg:x="15.004414cm" svg:y="5.704161cm" svg:viewBox="0 0 100 352" svg:width="0.1000cm" svg:height="0.3528cm" draw:points="50, 0 100, 176 50, 352 0, 176"/>
<draw:polygon draw:style-name="TLG-solid" draw:layer="layout" draw:z-index="1" svg:x="15.237906cm" svg:y="5.704161cm" svg:viewBox="0 0 100 352" svg:width="0.1000cm" svg:height="0.3528cm" draw:points="50, 0 100, 176 50, 352 0, 176"/>
<draw:line text:anchor-type="paragraph" draw:z-index="3" draw:style-name="open" svg:x1="15.10cm" svg:y1="5.88cm" svg:x2="15.24cm" svg:y2="5.88cm"><text:p/>
</draw:line>
<text:alphabetical-index-mark text:string-value="Warner, Noah (1779-09-24 - 1844-06-14)"/><draw:frame text:anchor-type="paragraph" draw:z-index="2" draw:style-name="TLG-text" svg:width="3.31cm" svg:height="0.49cm" svg:x="0.62cm" svg:y="6.32cm"><draw:text-box> <text:p text:style-name="FTLG-Name"><text:span text:style-name="FTLG-Name">Warner, Noah</text:span></text:p></draw:text-box>
</draw:frame>
<draw:polygon draw:style-name="TLG-line" draw:layer="layout" draw:z-index="1" svg:x="15.004414cm" svg:y="6.321521cm" svg:viewBox="0 0 100 352" svg:width="0.1000cm" svg:height="0.3528cm" draw:points="50, 0 100, 176 50, 352 0, 176"/>
<draw:polygon draw:style-name="TLG-solid" draw:layer="layout" draw:z-index="1" svg:x="15.285469cm" svg:y="6.321521cm" svg:viewBox="0 0 100 352" svg:width="0.1000cm" svg:height="0.3528cm" draw:points="50, 0 100, 176 50, 352 0, 176"/>
<draw:line text:anchor-type="paragraph" draw:z-index="3" draw:style-name="open" svg:x1="15.10cm" svg:y1="6.50cm" svg:x2="15.29cm" svg:y2="6.50cm"><text:p/>
</draw:line>
<text:alphabetical-index-mark text:string-value="Lucas, Christina (1780 - )"/><draw:frame text:anchor-type="paragraph" draw:z-index="2" draw:style-name="TLG-text" svg:width="3.75cm" svg:height="0.49cm" svg:x="0.62cm" svg:y="6.94cm"><draw:text-box> <text:p text:style-name="FTLG-Name"><text:span text:style-name="FTLG-Name">Lucas, Christina</text:span></text:p></draw:text-box>
</draw:frame>
<draw:polygon draw:style-name="TLG-line" draw:layer="layout" draw:z-index="1" svg:x="15.008738cm" svg:y="6.938881cm" svg:viewBox="0 0 100 352" svg:width="0.1000cm" svg:height="0.3528cm" draw:points="50, 0 100, 176 50, 352 0, 176"/>
<text:alphabetical-index-mark text:string-value="Taylor, Jacob (1780 -  )"/><draw:frame text:anchor-type="paragraph" draw:z-index="2" draw:style-name="TLG-text" svg:width="3.21cm" svg:height="0.49cm" svg:x="0.62cm" svg:y="7.56cm"><draw:text-box> <text:p text:style-name="FTLG-Name"><text:span text:style-name="FTLG-Name">Taylor, Jacob</text:span></text:p></draw:text-box>
</draw:frame>
<draw:polygon draw:style-name="TLG-line" draw:layer="layout" draw:z-index="1" svg:x="15.008738cm" svg:y="7.556242cm" svg:viewBox="0 0 100 352" svg:width="0.1000cm" svg:height="0.3528cm" draw:points="50, 0 100, 176 50, 352 0, 176"/>
<text:alphabetical-index-mark text:string-value="Rodriquez, Margaret (1781-03-05 -  )"/><draw:frame text:anchor-type="paragraph" draw:z-index="2" draw:style-name="TLG-text" svg:width="4.64cm" svg:height="0.49cm" svg:x="0.62cm" svg:y="8.17cm"><draw:text-box> <text:p text:style-name="FTLG-Name"><text:span text:style-name="FTLG-Name">Rodriquez, Margaret</text:span></text:p></draw:text-box>
</draw:frame>
<draw:polygon draw:style-name="TLG-line" draw:layer="layout" draw:z-index="1" svg:x="15.013062cm" svg:y="8.173602cm" svg:viewBox="0 0 100 352" svg:width="0.1000cm" svg:height="0.3528cm" draw:points="50, 0 100, 176 50, 352 0, 176"/>
<text:alphabetical-index-mark text:string-value="Burns, Margaret (1781-07-22 - 1849-01-17)"/><draw:frame text:anchor-type="paragraph" draw:z-index="2" draw:style-name="TLG-text" svg:width="3.75cm" svg:height="0.49cm" svg:x="0.62cm" svg:y="8.79cm"><draw:text-box> <text:p text:style-name="FTLG-Name"><text:span text:style-name="FTLG-Name">Burns, Margaret</text:span></text:p></draw:text-box>
</draw:frame>
<draw:polygon draw:style-name="TLG-line" draw:layer="layout" draw:z-index="1" svg:x="15.013062cm" svg:y="8.790962cm" svg:viewBox="0 0 100 352" svg:width="0.1000cm" svg:height="0.3528cm" draw:points="50, 0 100, 176 50, 352 0, 176"/>
<draw:polygon draw:style-name="TLG-solid" draw:layer="layout" draw:z-index="1" svg:x="15.307089cm" svg:y="8.790962cm" svg:viewBox="0 0 100 352" svg:width="0.1000cm" svg:height="0.3528cm" draw:points="50, 0 100, 176 50, 352 0, 176"/>
<draw:line text:anchor-type="paragraph" draw:z-index="3" draw:style-name="open" svg:x1="15.11cm" svg:y1="8.97cm" svg:x2="15.31cm" svg:y2="8.97cm"><text:p/>
</draw:line>
<text:alphabetical-index-mark text:string-value="Moreno, John (1782-01-07 -  )"/><draw:frame text:anchor-type="paragraph" draw:z-index="2" draw:style-name="TLG-text" svg:width="3.26cm" svg:height="0.49cm" svg:x="0.62cm" svg:y="9.41cm"><draw:text-box> <text:p text:style-name="FTLG-Name"><text:span text:style-name="FTLG-Name">Moreno, John</text:span></text:p></draw:text-box>
</draw:frame>
<draw:polygon draw:style-name="TLG-line" draw:layer="layout" draw:z-index="1" svg:x="15.017386cm" svg:y="9.408322cm" svg:viewBox="0 0 100 352" svg:width="0.1000cm" svg:height="0.3528cm" draw:points="50, 0 100, 176 50, 352 0, 176"/>
<text:alphabetical-index-mark text:string-value="Farmer, Susanna (1784 -  )"/><draw:frame text:anchor-type="paragraph" draw:z-index="2" draw:style-name="TLG-text" svg:width="4.00cm" svg:height="0.49cm" svg:x="0.62cm" svg:y="10.03cm"><draw:text-box> <text:p text:style-name="FTLG-Name"><text:span text:style-name="FTLG-Name">Farmer, Susanna</text:span></text:p></draw:text-box>
</draw:frame>
<draw:polygon draw:style-name="TLG-line" draw:layer="layout" draw:z-index="1" svg:x="15.026034cm" svg:y="10.025682cm" svg:viewBox="0 0 100 352" svg:width="0.1000cm" svg:height="0.3528cm" draw:points="50, 0 100, 176 50, 352 0, 176"/>
<text:alphabetical-index-mark text:string-value="Moreno, Aaron (1784-02-05 - 1846-02-18)"/><draw:frame text:anchor-type="paragraph" draw:z-index="2" draw:style-name="TLG-text" svg:width="3.49cm" svg:height="0.49cm" svg:x="0.62cm" svg:y="10.64cm"><draw:text-box> <text:p text:style-name="FTLG-Name"><text:span text:style-name="FTLG-Name">Moreno, Aaron</text:span></text:p></draw:text-box>
</draw:frame>
<draw:polygon draw:style-name="TLG-line" draw:layer="layout" draw:z-index="1" svg:x="15.026034cm" svg:y="10.643042cm" svg:viewBox="0 0 100 352" svg:width="0.1000cm" svg:height="0.3528cm" draw:points="50, 0 100, 176 50, 352 0, 176"/>
<draw:polygon draw:style-name="TLG-solid" draw:layer="layout" draw:z-index="1" svg:x="15.294117cm" svg:y="10.643042cm" svg:viewBox="0 0 100 352" svg:width="0.1000cm" svg:height="0.3528cm" draw:points="50, 0 100, 176 50, 352 0, 176"/>
<draw:line text:anchor-type="paragraph" draw:z-index="3" draw:style-name="open" svg:x1="15.13cm" svg:y1="10.82cm" svg:x2="15.29cm" svg:y2="10.82cm"><text:p/>
</draw:line>
<text:alphabetical-index-mark text:string-value="Шестаков, George (vers 1784-09-00 - 1864-03-09)"/><draw:frame text:anchor-type="paragraph" draw:z-index="2" draw:style-name="TLG-text" svg:width="4.28cm" svg:height="0.49cm" svg:x="0.62cm" svg:y="11.26cm"><draw:text-box> <text:p text:style-name="FTLG-Name"><text:span text:style-name="FTLG-Name">Шестаков, George</text:span></text:p></draw:text-box>
</draw:frame>
<draw:polygon draw:style-name="TLG-line" draw:layer="layout" draw:z-index="1" svg:x="15.026034cm" svg:y="11.260403cm" svg:viewBox="0 0 100 352" svg:width="0.1000cm" svg:height="0.3528cm" draw:points="50, 0 100, 176 50, 352 0, 176"/>
<draw:polygon draw:style-name="TLG-solid" draw:layer="layout" draw:z-index="1" svg:x="15.371947cm" svg:y="11.260403cm" svg:viewBox="0 0 100 352" svg:width="0.1000cm" svg:height="0.3528cm" draw:points="50, 0 100, 176 50, 352 0, 176"/>
<draw:line text:anchor-type="paragraph" draw:z-index="3" draw:style-name="open" svg:x1="15.13cm" svg:y1="11.44cm" svg:x2="15.37cm" svg:y2="11.44cm"><text:p/>
</draw:line>
<text:alphabetical-index-mark text:string-value="Tyler, Mary A. (1785 - )"/><draw:frame text:anchor-type="paragraph" draw:z-index="2" draw:style-name="TLG-text" svg:width="3.31cm" svg:height="0.49cm" svg:x="0.62cm" svg:y="11.88cm"><draw:text-box> <text:p text:style-name="FTLG-Name"><text:span text:style-name="FTLG-Name">Tyler, Mary A.</text:span></text:p></draw:text-box>
</draw:frame>
<draw:polygon draw:style-name="TLG-line" draw:layer="layout" draw:z-index="1" svg:x="15.030358cm" svg:y="11.877763cm" svg:viewBox="0 0 100 352" svg:width="0.1000cm" svg:height="0.3528cm" draw:points="50, 0 100, 176 50, 352 0, 176"/>
<text:alphabetical-index-mark text:string-value="Clark, Sarah (1785-03-31 -  )"/><draw:frame text:anchor-type="paragraph" draw:z-index="2" draw:style-name="TLG-text" svg:width="3.01cm" svg:height="0.49cm" svg:x="0.62cm" svg:y="12.50cm"><draw:text-box> <text:p text:style-name="FTLG-Name"><text:span text:style-name="FTLG-Name">Clark, Sarah</text:span></text:p></draw:text-box>
</draw:frame>
<draw:polygon draw:style-name="TLG-line" draw:layer="layout" draw:z-index="1" svg:x="15.030358cm" svg:y="12.495123cm" svg:viewBox="0 0 100 352" svg:width="0.1000cm" svg:height="0.3528cm" draw:points="50, 0 100, 176 50, 352 0, 176"/>
<text:alphabetical-index-mark text:string-value="Douglas, Mary&quot;Polly&quot; (1785-04-27 - 1842-08-30)"/><draw:frame text:anchor-type="paragraph" draw:z-index="2" draw:style-name="TLG-text" svg:width="4.73cm" svg:height="0.49cm" svg:x="0.62cm" svg:y="13.11cm"><draw:text-box> <text:p text:style-name="FTLG-Name"><text:span text:style-name="FTLG-Name">Douglas, Mary"Polly"</text:span></text:p></draw:text-box>
</draw:frame>
<draw:polygon draw:style-name="TLG-line" draw:layer="layout" draw:z-index="1" svg:x="15.030358cm" svg:y="13.112483cm" svg:viewBox="0 0 100 352" svg:width="0.1000cm" svg:height="0.3528cm" draw:points="50, 0 100, 176 50, 352 0, 176"/>
<draw:polygon draw:style-name="TLG-solid" draw:layer="layout" draw:z-index="1" svg:x="15.276821cm" svg:y="13.112483cm" svg:viewBox="0 0 100 352" svg:width="0.1000cm" svg:height="0.3528cm" draw:points="50, 0 100, 176 50, 352 0, 176"/>
<draw:line text:anchor-type="paragraph" draw:z-index="3" draw:style-name="open" svg:x1="15.13cm" svg:y1="13.29cm" svg:x2="15.28cm" svg:y2="13.29cm"><text:p/>
</draw:line>
<text:alphabetical-index-mark text:string-value="Rodriquez, William M. (1785-08-08 - )"/><draw:frame text:anchor-type="paragraph" draw:z-index="2" draw:style-name="TLG-text" svg:width="4.92cm" svg:height="0.49cm" svg:x="0.62cm" svg:y="13.73cm"><draw:text-box> <text:p text:style-name="FTLG-Name"><text:span text:style-name="FTLG-Name">Rodriquez, William M.</text:span></text:p></draw:text-box>
</draw:frame>
<draw:polygon draw:style-name="TLG-line" draw:layer="layout" draw:z-index="1" svg:x="15.030358cm" svg:y="13.729843cm" svg:viewBox="0 0 100 352" svg:width="0.1000cm" svg:height="0.3528cm" draw:points="50, 0 100, 176 50, 352 0, 176"/>
<text:alphabetical-index-mark text:string-value="Dubé, Elizabeth (1786 -  )"/><draw:frame text:anchor-type="paragraph" draw:z-index="2" draw:style-name="TLG-text" svg:width="3.70cm" svg:height="0.49cm" svg:x="0.62cm" svg:y="14.35cm"><draw:text-box> <text:p text:style-name="FTLG-Name"><text:span text:style-name="FTLG-Name">Dubé, Elizabeth</text:span></text:p></draw:text-box>
</draw:frame>
<draw:polygon draw:style-name="TLG-line" draw:layer="layout" draw:z-index="1" svg:x="15.034682cm" svg:y="14.347203cm" svg:viewBox="0 0 100 352" svg:width="0.1000cm" svg:height="0.3528cm" draw:points="50, 0 100, 176 50, 352 0, 176"/>
<text:alphabetical-index-mark text:string-value="Farmer, Anna Marie (1786 -  )"/><draw:frame text:anchor-type="paragraph" draw:z-index="2" draw:style-name="TLG-text" svg:width="4.54cm" svg:height="0.49cm" svg:x="0.62cm" svg:y="14.96cm"><draw:text-box> <text:p text:style-name="FTLG-Name"><text:span text:style-name="FTLG-Name">Farmer, Anna Marie</text:span></text:p></draw:text-box>
</draw:frame>
<draw:polygon draw:style-name="TLG-line" draw:layer="layout" draw:z-index="1" svg:x="15.034682cm" svg:y="14.964564cm" svg:viewBox="0 0 100 352" svg:width="0.1000cm" svg:height="0.3528cm" draw:points="50, 0 100, 176 50, 352 0, 176"/>
<text:alphabetical-index-mark text:string-value="Moreno, Absalom (1786-01-13 - 1838-04-15)"/><draw:frame text:anchor-type="paragraph" draw:z-index="2" draw:style-name="TLG-text" svg:width="4.05cm" svg:height="0.49cm" svg:x="0.62cm" svg:y="15.58cm"><draw:text-box> <text:p text:style-name="FTLG-Name"><text:span text:style-name="FTLG-Name">Moreno, Absalom</text:span></text:p></draw:text-box>
</draw:frame>
<draw:polygon draw:style-name="TLG-line" draw:layer="layout" draw:z-index="1" svg:x="15.034682cm" svg:y="15.581924cm" svg:viewBox="0 0 100 352" svg:width="0.1000cm" svg:height="0.3528cm" draw:points="50, 0 100, 176 50, 352 0, 176"/>
<draw:polygon draw:style-name="TLG-solid" draw:layer="layout" draw:z-index="1" svg:x="15.259525cm" svg:y="15.581924cm" svg:viewBox="0 0 100 352" svg:width="0.1000cm" svg:height="0.3528cm" draw:points="50, 0 100, 176 50, 352 0, 176"/>
<draw:line text:anchor-type="paragraph" draw:z-index="3" draw:style-name="open" svg:x1="15.13cm" svg:y1="15.76cm" svg:x2="15.26cm" svg:y2="15.76cm"><text:p/>
</draw:line>
<text:alphabetical-index-mark text:string-value="Ruiz, Catherine (1786-04-20 - 1877-09-25)"/><draw:frame text:anchor-type="paragraph" draw:z-index="2" draw:style-name="TLG-text" svg:width="3.62cm" svg:height="0.49cm" svg:x="0.62cm" svg:y="16.20cm"><draw:text-box> <text:p text:style-name="FTLG-Name"><text:span text:style-name="FTLG-Name">Ruiz, Catherine</text:span></text:p></draw:text-box>
</draw:frame>
<draw:polygon draw:style-name="TLG-line" draw:layer="layout" draw:z-index="1" svg:x="15.034682cm" svg:y="16.199284cm" svg:viewBox="0 0 100 352" svg:width="0.1000cm" svg:height="0.3528cm" draw:points="50, 0 100, 176 50, 352 0, 176"/>
<draw:polygon draw:style-name="TLG-solid" draw:layer="layout" draw:z-index="1" svg:x="15.428158cm" svg:y="16.199284cm" svg:viewBox="0 0 100 352" svg:width="0.1000cm" svg:height="0.3528cm" draw:points="50, 0 100, 176 50, 352 0, 176"/>
<draw:line text:anchor-type="paragraph" draw:z-index="3" draw:style-name="open" svg:x1="15.13cm" svg:y1="16.38cm" svg:x2="15.43cm" svg:y2="16.38cm"><text:p/>
</draw:line>
<text:alphabetical-index-mark text:string-value="Hopkins, Joseph (1786-05-11 - )"/><draw:frame text:anchor-type="paragraph" draw:z-index="2" draw:style-name="TLG-text" svg:width="3.85cm" svg:height="0.49cm" svg:x="0.62cm" svg:y="16.82cm"><draw:text-box> <text:p text:style-name="FTLG-Name"><text:span text:style-name="FTLG-Name">Hopkins, Joseph</text:span></text:p></draw:text-box>
</draw:frame>
<draw:polygon draw:style-name="TLG-line" draw:layer="layout" draw:z-index="1" svg:x="15.034682cm" svg:y="16.816644cm" svg:viewBox="0 0 100 352" svg:width="0.1000cm" svg:height="0.3528cm" draw:points="50, 0 100, 176 50, 352 0, 176"/>
<text:alphabetical-index-mark text:string-value="Benson, Col. David (1786-08-17 - 1836-03-06)"/><draw:frame text:anchor-type="paragraph" draw:z-index="2" draw:style-name="TLG-text" svg:width="4.38cm" svg:height="0.49cm" svg:x="0.62cm" svg:y="17.43cm"><draw:text-box> <text:p text:style-name="FTLG-Name"><text:span text:style-name="FTLG-Name">Benson, Col. David</text:span></text:p></draw:text-box>
</draw:frame>
<draw:polygon draw:style-name="TLG-line" draw:layer="layout" draw:z-index="1" svg:x="15.034682cm" svg:y="17.434004cm" svg:viewBox="0 0 100 352" svg:width="0.1000cm" svg:height="0.3528cm" draw:points="50, 0 100, 176 50, 352 0, 176"/>
<draw:polygon draw:style-name="TLG-solid" draw:layer="layout" draw:z-index="1" svg:x="15.250878cm" svg:y="17.434004cm" svg:viewBox="0 0 100 352" svg:width="0.1000cm" svg:height="0.3528cm" draw:points="50, 0 100, 176 50, 352 0, 176"/>
<draw:line text:anchor-type="paragraph" draw:z-index="3" draw:style-name="open" svg:x1="15.13cm" svg:y1="17.61cm" svg:x2="15.25cm" svg:y2="17.61cm"><text:p/>
</draw:line>
<text:alphabetical-index-mark text:string-value="Fernandez, Thomas (1787 - )"/><draw:frame text:anchor-type="paragraph" draw:z-index="2" draw:style-name="TLG-text" svg:width="4.56cm" svg:height="0.49cm" svg:x="0.62cm" svg:y="18.05cm"><draw:text-box> <text:p text:style-name="FTLG-Name"><text:span text:style-name="FTLG-Name">Fernandez, Thomas</text:span></text:p></draw:text-box>
</draw:frame>
<draw:polygon draw:style-name="TLG-line" draw:layer="layout" draw:z-index="1" svg:x="15.039006cm" svg:y="18.051364cm" svg:viewBox="0 0 100 352" svg:width="0.1000cm" svg:height="0.3528cm" draw:points="50, 0 100, 176 50, 352 0, 176"/>
<text:alphabetical-index-mark text:string-value="Douglas, Joseph (1787-09-07 - 1857-03-09)"/><draw:frame text:anchor-type="paragraph" draw:z-index="2" draw:style-name="TLG-text" svg:width="3.87cm" svg:height="0.49cm" svg:x="0.62cm" svg:y="18.67cm"><draw:text-box> <text:p text:style-name="FTLG-Name"><text:span text:style-name="FTLG-Name">Douglas, Joseph</text:span></text:p></draw:text-box>
</draw:frame>
<draw:polygon draw:style-name="TLG-line" draw:layer="layout" draw:z-index="1" svg:x="15.039006cm" svg:y="18.668725cm" svg:viewBox="0 0 100 352" svg:width="0.1000cm" svg:height="0.3528cm" draw:points="50, 0 100, 176 50, 352 0, 176"/>
<draw:polygon draw:style-name="TLG-solid" draw:layer="layout" draw:z-index="1" svg:x="15.341680cm" svg:y="18.668725cm" svg:viewBox="0 0 100 352" svg:width="0.1000cm" svg:height="0.3528cm" draw:points="50, 0 100, 176 50, 352 0, 176"/>
<draw:line text:anchor-type="paragraph" draw:z-index="3" draw:style-name="open" svg:x1="15.14cm" svg:y1="18.85cm" svg:x2="15.34cm" svg:y2="18.85cm"><text:p/>
</draw:line>
<text:alphabetical-index-mark text:string-value="Webb, Andrew (1788 - avant 1850)"/><draw:frame text:anchor-type="paragraph" draw:z-index="2" draw:style-name="TLG-text" svg:width="3.47cm" svg:height="0.49cm" svg:x="0.62cm" svg:y="19.29cm"><draw:text-box> <text:p text:style-name="FTLG-Name"><text:span text:style-name="FTLG-Name">Webb, Andrew</text:span></text:p></draw:text-box>
</draw:frame>
<draw:polygon draw:style-name="TLG-line" draw:layer="layout" draw:z-index="1" svg:x="15.043330cm" svg:y="19.286085cm" svg:viewBox="0 0 100 352" svg:width="0.1000cm" svg:height="0.3528cm" draw:points="50, 0 100, 176 50, 352 0, 176"/>
<draw:polygon draw:style-name="TLG-solid" draw:layer="layout" draw:z-index="1" svg:x="15.311412cm" svg:y="19.286085cm" svg:viewBox="0 0 100 352" svg:width="0.1000cm" svg:height="0.3528cm" draw:points="50, 0 100, 176 50, 352 0, 176"/>
<draw:line text:anchor-type="paragraph" draw:z-index="3" draw:style-name="open" svg:x1="15.14cm" svg:y1="19.46cm" svg:x2="15.31cm" svg:y2="19.46cm"><text:p/>
</draw:line>
<text:alphabetical-index-mark text:string-value="Морозов, Mary Elizabeth (1788 -  )"/><draw:frame text:anchor-type="paragraph" draw:z-index="2" draw:style-name="TLG-text" svg:width="5.53cm" svg:height="0.49cm" svg:x="0.62cm" svg:y="19.90cm"><draw:text-box> <text:p text:style-name="FTLG-Name"><text:span text:style-name="FTLG-Name">Морозов, Mary Elizabeth</text:span></text:p></draw:text-box>
</draw:frame>
<draw:polygon draw:style-name="TLG-line" draw:layer="layout" draw:z-index="1" svg:x="15.043330cm" svg:y="19.903445cm" svg:viewBox="0 0 100 352" svg:width="0.1000cm" svg:height="0.3528cm" draw:points="50, 0 100, 176 50, 352 0, 176"/>
<text:alphabetical-index-mark text:string-value="Payne, Fielding (1788-01-03 -  )"/><draw:frame text:anchor-type="paragraph" draw:z-index="2" draw:style-name="TLG-text" svg:width="3.62cm" svg:height="0.49cm" svg:x="0.62cm" svg:y="20.52cm"><draw:text-box> <text:p text:style-name="FTLG-Name"><text:span text:style-name="FTLG-Name">Payne, Fielding</text:span></text:p></draw:text-box>
</draw:frame>
<draw:polygon draw:style-name="TLG-line" draw:layer="layout" draw:z-index="1" svg:x="15.043330cm" svg:y="20.520805cm" svg:viewBox="0 0 100 352" svg:width="0.1000cm" svg:height="0.3528cm" draw:points="50, 0 100, 176 50, 352 0, 176"/>
<text:alphabetical-index-mark text:string-value="Jiménez, Polly Mary (1788-09-24 -  )"/><draw:frame text:anchor-type="paragraph" draw:z-index="2" draw:style-name="TLG-text" svg:width="4.56cm" svg:height="0.49cm" svg:x="0.62cm" svg:y="21.14cm"><draw:text-box> <text:p text:style-name="FTLG-Name"><text:span text:style-name="FTLG-Name">Jiménez, Polly Mary</text:span></text:p></draw:text-box>
</draw:frame>
<draw:polygon draw:style-name="TLG-line" draw:layer="layout" draw:z-index="1" svg:x="15.043330cm" svg:y="21.138165cm" svg:viewBox="0 0 100 352" svg:width="0.1000cm" svg:height="0.3528cm" draw:points="50, 0 100, 176 50, 352 0, 176"/>
<text:alphabetical-index-mark text:string-value="Bradley, Mary (1789 -  )"/><draw:frame text:anchor-type="paragraph" draw:z-index="2" draw:style-name="TLG-text" svg:width="3.29cm" svg:height="0.49cm" svg:x="0.62cm" svg:y="21.76cm"><draw:text-box> <text:p text:style-name="FTLG-Name"><text:span text:style-name="FTLG-Name">Bradley, Mary</text:span></text:p></draw:text-box>
</draw:frame>
<draw:polygon draw:style-name="TLG-line" draw:layer="layout" draw:z-index="1" svg:x="15.047654cm" svg:y="21.755525cm" svg:viewBox="0 0 100 352" svg:width="0.1000cm" svg:height="0.3528cm" draw:points="50, 0 100, 176 50, 352 0, 176"/>
<text:alphabetical-index-mark text:string-value="Mullins, Robert? (vers 1789 - 1828-08-13)"/><draw:frame text:anchor-type="paragraph" draw:z-index="2" draw:style-name="TLG-text" svg:width="3.77cm" svg:height="0.49cm" svg:x="0.62cm" svg:y="22.37cm"><draw:text-box> <text:p text:style-name="FTLG-Name"><text:span text:style-name="FTLG-Name">Mullins, Robert?</text:span></text:p></draw:text-box>
</draw:frame>
<draw:polygon draw:style-name="TLG-line" draw:layer="layout" draw:z-index="1" svg:x="15.047654cm" svg:y="22.372886cm" svg:viewBox="0 0 100 352" svg:width="0.1000cm" svg:height="0.3528cm" draw:points="50, 0 100, 176 50, 352 0, 176"/>
<draw:polygon draw:style-name="TLG-solid" draw:layer="layout" draw:z-index="1" svg:x="15.216286cm" svg:y="22.372886cm" svg:viewBox="0 0 100 352" svg:width="0.1000cm" svg:height="0.3528cm" draw:points="50, 0 100, 176 50, 352 0, 176"/>
<draw:line text:anchor-type="paragraph" draw:z-index="3" draw:style-name="open" svg:x1="15.15cm" svg:y1="22.55cm" svg:x2="15.2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Farmer, Peter Simon (1790 - 1845)"/><draw:frame text:anchor-type="paragraph" draw:z-index="2" draw:style-name="TLG-text" svg:width="4.71cm" svg:height="0.49cm" svg:x="0.62cm" svg:y="2.62cm"><draw:text-box> <text:p text:style-name="FTLG-Name"><text:span text:style-name="FTLG-Name">Farmer, Peter Simon</text:span></text:p></draw:text-box>
</draw:frame>
<draw:polygon draw:style-name="TLG-line" draw:layer="layout" draw:z-index="1" svg:x="15.051977cm" svg:y="2.617360cm" svg:viewBox="0 0 100 352" svg:width="0.1000cm" svg:height="0.3528cm" draw:points="50, 0 100, 176 50, 352 0, 176"/>
<draw:polygon draw:style-name="TLG-solid" draw:layer="layout" draw:z-index="1" svg:x="15.289793cm" svg:y="2.617360cm" svg:viewBox="0 0 100 352" svg:width="0.1000cm" svg:height="0.3528cm" draw:points="50, 0 100, 176 50, 352 0, 176"/>
<draw:line text:anchor-type="paragraph" draw:z-index="3" draw:style-name="open" svg:x1="15.15cm" svg:y1="2.79cm" svg:x2="15.29cm" svg:y2="2.79cm"><text:p/>
</draw:line>
<text:alphabetical-index-mark text:string-value="Moreno, Esau (1790-01-17 -  )"/><draw:frame text:anchor-type="paragraph" draw:z-index="2" draw:style-name="TLG-text" svg:width="3.31cm" svg:height="0.49cm" svg:x="0.62cm" svg:y="3.23cm"><draw:text-box> <text:p text:style-name="FTLG-Name"><text:span text:style-name="FTLG-Name">Moreno, Esau</text:span></text:p></draw:text-box>
</draw:frame>
<draw:polygon draw:style-name="TLG-line" draw:layer="layout" draw:z-index="1" svg:x="15.051977cm" svg:y="3.234720cm" svg:viewBox="0 0 100 352" svg:width="0.1000cm" svg:height="0.3528cm" draw:points="50, 0 100, 176 50, 352 0, 176"/>
<text:alphabetical-index-mark text:string-value="Злобин, Martha (1790-01-29 - 1849-06-27)"/><draw:frame text:anchor-type="paragraph" draw:z-index="2" draw:style-name="TLG-text" svg:width="3.67cm" svg:height="0.49cm" svg:x="0.62cm" svg:y="3.85cm"><draw:text-box> <text:p text:style-name="FTLG-Name"><text:span text:style-name="FTLG-Name">Злобин, Martha</text:span></text:p></draw:text-box>
</draw:frame>
<draw:polygon draw:style-name="TLG-line" draw:layer="layout" draw:z-index="1" svg:x="15.051977cm" svg:y="3.852081cm" svg:viewBox="0 0 100 352" svg:width="0.1000cm" svg:height="0.3528cm" draw:points="50, 0 100, 176 50, 352 0, 176"/>
<draw:polygon draw:style-name="TLG-solid" draw:layer="layout" draw:z-index="1" svg:x="15.307089cm" svg:y="3.852081cm" svg:viewBox="0 0 100 352" svg:width="0.1000cm" svg:height="0.3528cm" draw:points="50, 0 100, 176 50, 352 0, 176"/>
<draw:line text:anchor-type="paragraph" draw:z-index="3" draw:style-name="open" svg:x1="15.15cm" svg:y1="4.03cm" svg:x2="15.31cm" svg:y2="4.03cm"><text:p/>
</draw:line>
<text:alphabetical-index-mark text:string-value="Houston, Ellender (1790-06-21 - 1855-07-30)"/><draw:frame text:anchor-type="paragraph" draw:z-index="2" draw:style-name="TLG-text" svg:width="4.10cm" svg:height="0.49cm" svg:x="0.62cm" svg:y="4.47cm"><draw:text-box> <text:p text:style-name="FTLG-Name"><text:span text:style-name="FTLG-Name">Houston, Ellender</text:span></text:p></draw:text-box>
</draw:frame>
<draw:polygon draw:style-name="TLG-line" draw:layer="layout" draw:z-index="1" svg:x="15.051977cm" svg:y="4.469441cm" svg:viewBox="0 0 100 352" svg:width="0.1000cm" svg:height="0.3528cm" draw:points="50, 0 100, 176 50, 352 0, 176"/>
<draw:polygon draw:style-name="TLG-solid" draw:layer="layout" draw:z-index="1" svg:x="15.333032cm" svg:y="4.469441cm" svg:viewBox="0 0 100 352" svg:width="0.1000cm" svg:height="0.3528cm" draw:points="50, 0 100, 176 50, 352 0, 176"/>
<draw:line text:anchor-type="paragraph" draw:z-index="3" draw:style-name="open" svg:x1="15.15cm" svg:y1="4.65cm" svg:x2="15.33cm" svg:y2="4.65cm"><text:p/>
</draw:line>
<text:alphabetical-index-mark text:string-value="Todd, William (1790-10-01 - 1846-07-08)"/><draw:frame text:anchor-type="paragraph" draw:z-index="2" draw:style-name="TLG-text" svg:width="3.24cm" svg:height="0.49cm" svg:x="0.62cm" svg:y="5.09cm"><draw:text-box> <text:p text:style-name="FTLG-Name"><text:span text:style-name="FTLG-Name">Todd, William</text:span></text:p></draw:text-box>
</draw:frame>
<draw:polygon draw:style-name="TLG-line" draw:layer="layout" draw:z-index="1" svg:x="15.051977cm" svg:y="5.086801cm" svg:viewBox="0 0 100 352" svg:width="0.1000cm" svg:height="0.3528cm" draw:points="50, 0 100, 176 50, 352 0, 176"/>
<draw:polygon draw:style-name="TLG-solid" draw:layer="layout" draw:z-index="1" svg:x="15.294117cm" svg:y="5.086801cm" svg:viewBox="0 0 100 352" svg:width="0.1000cm" svg:height="0.3528cm" draw:points="50, 0 100, 176 50, 352 0, 176"/>
<draw:line text:anchor-type="paragraph" draw:z-index="3" draw:style-name="open" svg:x1="15.15cm" svg:y1="5.26cm" svg:x2="15.29cm" svg:y2="5.26cm"><text:p/>
</draw:line>
<text:alphabetical-index-mark text:string-value="Jiménez, Elizabeth (1790-11-28 - 1828-04-00)"/><draw:frame text:anchor-type="paragraph" draw:z-index="2" draw:style-name="TLG-text" svg:width="4.31cm" svg:height="0.49cm" svg:x="0.62cm" svg:y="5.70cm"><draw:text-box> <text:p text:style-name="FTLG-Name"><text:span text:style-name="FTLG-Name">Jiménez, Elizabeth</text:span></text:p></draw:text-box>
</draw:frame>
<draw:polygon draw:style-name="TLG-line" draw:layer="layout" draw:z-index="1" svg:x="15.051977cm" svg:y="5.704161cm" svg:viewBox="0 0 100 352" svg:width="0.1000cm" svg:height="0.3528cm" draw:points="50, 0 100, 176 50, 352 0, 176"/>
<draw:polygon draw:style-name="TLG-solid" draw:layer="layout" draw:z-index="1" svg:x="15.216286cm" svg:y="5.704161cm" svg:viewBox="0 0 100 352" svg:width="0.1000cm" svg:height="0.3528cm" draw:points="50, 0 100, 176 50, 352 0, 176"/>
<draw:line text:anchor-type="paragraph" draw:z-index="3" draw:style-name="open" svg:x1="15.15cm" svg:y1="5.88cm" svg:x2="15.22cm" svg:y2="5.88cm"><text:p/>
</draw:line>
<text:alphabetical-index-mark text:string-value="Carroll, Grace (1791-12-20 - 1863-02-01)"/><draw:frame text:anchor-type="paragraph" draw:z-index="2" draw:style-name="TLG-text" svg:width="3.31cm" svg:height="0.49cm" svg:x="0.62cm" svg:y="6.32cm"><draw:text-box> <text:p text:style-name="FTLG-Name"><text:span text:style-name="FTLG-Name">Carroll, Grace</text:span></text:p></draw:text-box>
</draw:frame>
<draw:polygon draw:style-name="TLG-line" draw:layer="layout" draw:z-index="1" svg:x="15.056301cm" svg:y="6.321521cm" svg:viewBox="0 0 100 352" svg:width="0.1000cm" svg:height="0.3528cm" draw:points="50, 0 100, 176 50, 352 0, 176"/>
<draw:polygon draw:style-name="TLG-solid" draw:layer="layout" draw:z-index="1" svg:x="15.367623cm" svg:y="6.321521cm" svg:viewBox="0 0 100 352" svg:width="0.1000cm" svg:height="0.3528cm" draw:points="50, 0 100, 176 50, 352 0, 176"/>
<draw:line text:anchor-type="paragraph" draw:z-index="3" draw:style-name="open" svg:x1="15.16cm" svg:y1="6.50cm" svg:x2="15.37cm" svg:y2="6.50cm"><text:p/>
</draw:line>
<text:alphabetical-index-mark text:string-value="Farmer, Elizabeth (1792 -  )"/><draw:frame text:anchor-type="paragraph" draw:z-index="2" draw:style-name="TLG-text" svg:width="4.08cm" svg:height="0.49cm" svg:x="0.62cm" svg:y="6.94cm"><draw:text-box> <text:p text:style-name="FTLG-Name"><text:span text:style-name="FTLG-Name">Farmer, Elizabeth</text:span></text:p></draw:text-box>
</draw:frame>
<draw:polygon draw:style-name="TLG-line" draw:layer="layout" draw:z-index="1" svg:x="15.060625cm" svg:y="6.938881cm" svg:viewBox="0 0 100 352" svg:width="0.1000cm" svg:height="0.3528cm" draw:points="50, 0 100, 176 50, 352 0, 176"/>
<text:alphabetical-index-mark text:string-value="Garner, Joseph (1792 - )"/><draw:frame text:anchor-type="paragraph" draw:z-index="2" draw:style-name="TLG-text" svg:width="3.62cm" svg:height="0.49cm" svg:x="0.62cm" svg:y="7.56cm"><draw:text-box> <text:p text:style-name="FTLG-Name"><text:span text:style-name="FTLG-Name">Garner, Joseph</text:span></text:p></draw:text-box>
</draw:frame>
<draw:polygon draw:style-name="TLG-line" draw:layer="layout" draw:z-index="1" svg:x="15.060625cm" svg:y="7.556242cm" svg:viewBox="0 0 100 352" svg:width="0.1000cm" svg:height="0.3528cm" draw:points="50, 0 100, 176 50, 352 0, 176"/>
<text:alphabetical-index-mark text:string-value="Jiménez, Andrew (1792-01-21 -  )"/><draw:frame text:anchor-type="paragraph" draw:z-index="2" draw:style-name="TLG-text" svg:width="3.98cm" svg:height="0.49cm" svg:x="0.62cm" svg:y="8.17cm"><draw:text-box> <text:p text:style-name="FTLG-Name"><text:span text:style-name="FTLG-Name">Jiménez, Andrew</text:span></text:p></draw:text-box>
</draw:frame>
<draw:polygon draw:style-name="TLG-line" draw:layer="layout" draw:z-index="1" svg:x="15.060625cm" svg:y="8.173602cm" svg:viewBox="0 0 100 352" svg:width="0.1000cm" svg:height="0.3528cm" draw:points="50, 0 100, 176 50, 352 0, 176"/>
<text:alphabetical-index-mark text:string-value="Moreno, Leah (1794-09-10 - 1875-11-05)"/><draw:frame text:anchor-type="paragraph" draw:z-index="2" draw:style-name="TLG-text" svg:width="3.29cm" svg:height="0.49cm" svg:x="0.62cm" svg:y="8.79cm"><draw:text-box> <text:p text:style-name="FTLG-Name"><text:span text:style-name="FTLG-Name">Moreno, Leah</text:span></text:p></draw:text-box>
</draw:frame>
<draw:polygon draw:style-name="TLG-line" draw:layer="layout" draw:z-index="1" svg:x="15.069273cm" svg:y="8.790962cm" svg:viewBox="0 0 100 352" svg:width="0.1000cm" svg:height="0.3528cm" draw:points="50, 0 100, 176 50, 352 0, 176"/>
<draw:polygon draw:style-name="TLG-solid" draw:layer="layout" draw:z-index="1" svg:x="15.419510cm" svg:y="8.790962cm" svg:viewBox="0 0 100 352" svg:width="0.1000cm" svg:height="0.3528cm" draw:points="50, 0 100, 176 50, 352 0, 176"/>
<draw:line text:anchor-type="paragraph" draw:z-index="3" draw:style-name="open" svg:x1="15.17cm" svg:y1="8.97cm" svg:x2="15.42cm" svg:y2="8.97cm"><text:p/>
</draw:line>
<text:alphabetical-index-mark text:string-value="Jiménez, John (1794-11-05 - 1821-01-28)"/><draw:frame text:anchor-type="paragraph" draw:z-index="2" draw:style-name="TLG-text" svg:width="3.42cm" svg:height="0.49cm" svg:x="0.62cm" svg:y="9.41cm"><draw:text-box> <text:p text:style-name="FTLG-Name"><text:span text:style-name="FTLG-Name">Jiménez, John</text:span></text:p></draw:text-box>
</draw:frame>
<draw:polygon draw:style-name="TLG-line" draw:layer="layout" draw:z-index="1" svg:x="15.069273cm" svg:y="9.408322cm" svg:viewBox="0 0 100 352" svg:width="0.1000cm" svg:height="0.3528cm" draw:points="50, 0 100, 176 50, 352 0, 176"/>
<draw:polygon draw:style-name="TLG-solid" draw:layer="layout" draw:z-index="1" svg:x="15.186019cm" svg:y="9.408322cm" svg:viewBox="0 0 100 352" svg:width="0.1000cm" svg:height="0.3528cm" draw:points="50, 0 100, 176 50, 352 0, 176"/>
<draw:line text:anchor-type="paragraph" draw:z-index="3" draw:style-name="open" svg:x1="15.17cm" svg:y1="9.58cm" svg:x2="15.19cm" svg:y2="9.58cm"><text:p/>
</draw:line>
<text:alphabetical-index-mark text:string-value="Holloway, Sarah (1795-09-10 - )"/><draw:frame text:anchor-type="paragraph" draw:z-index="2" draw:style-name="TLG-text" svg:width="3.80cm" svg:height="0.49cm" svg:x="0.62cm" svg:y="10.03cm"><draw:text-box> <text:p text:style-name="FTLG-Name"><text:span text:style-name="FTLG-Name">Holloway, Sarah</text:span></text:p></draw:text-box>
</draw:frame>
<draw:polygon draw:style-name="TLG-line" draw:layer="layout" draw:z-index="1" svg:x="15.073597cm" svg:y="10.025682cm" svg:viewBox="0 0 100 352" svg:width="0.1000cm" svg:height="0.3528cm" draw:points="50, 0 100, 176 50, 352 0, 176"/>
<text:alphabetical-index-mark text:string-value="Зыков, John (1795-11-06 - 1875-12-12)"/><draw:frame text:anchor-type="paragraph" draw:z-index="2" draw:style-name="TLG-text" svg:width="2.98cm" svg:height="0.49cm" svg:x="0.62cm" svg:y="10.64cm"><draw:text-box> <text:p text:style-name="FTLG-Name"><text:span text:style-name="FTLG-Name">Зыков, John</text:span></text:p></draw:text-box>
</draw:frame>
<draw:polygon draw:style-name="TLG-line" draw:layer="layout" draw:z-index="1" svg:x="15.073597cm" svg:y="10.643042cm" svg:viewBox="0 0 100 352" svg:width="0.1000cm" svg:height="0.3528cm" draw:points="50, 0 100, 176 50, 352 0, 176"/>
<draw:polygon draw:style-name="TLG-solid" draw:layer="layout" draw:z-index="1" svg:x="15.419510cm" svg:y="10.643042cm" svg:viewBox="0 0 100 352" svg:width="0.1000cm" svg:height="0.3528cm" draw:points="50, 0 100, 176 50, 352 0, 176"/>
<draw:line text:anchor-type="paragraph" draw:z-index="3" draw:style-name="open" svg:x1="15.17cm" svg:y1="10.82cm" svg:x2="15.42cm" svg:y2="10.82cm"><text:p/>
</draw:line>
<text:alphabetical-index-mark text:string-value="Farmer, Eva (1796 - 1883)"/><draw:frame text:anchor-type="paragraph" draw:z-index="2" draw:style-name="TLG-text" svg:width="2.98cm" svg:height="0.49cm" svg:x="0.62cm" svg:y="11.26cm"><draw:text-box> <text:p text:style-name="FTLG-Name"><text:span text:style-name="FTLG-Name">Farmer, Eva</text:span></text:p></draw:text-box>
</draw:frame>
<draw:polygon draw:style-name="TLG-line" draw:layer="layout" draw:z-index="1" svg:x="15.077921cm" svg:y="11.260403cm" svg:viewBox="0 0 100 352" svg:width="0.1000cm" svg:height="0.3528cm" draw:points="50, 0 100, 176 50, 352 0, 176"/>
<draw:polygon draw:style-name="TLG-solid" draw:layer="layout" draw:z-index="1" svg:x="15.454102cm" svg:y="11.260403cm" svg:viewBox="0 0 100 352" svg:width="0.1000cm" svg:height="0.3528cm" draw:points="50, 0 100, 176 50, 352 0, 176"/>
<draw:line text:anchor-type="paragraph" draw:z-index="3" draw:style-name="open" svg:x1="15.18cm" svg:y1="11.44cm" svg:x2="15.45cm" svg:y2="11.44cm"><text:p/>
</draw:line>
<text:alphabetical-index-mark text:string-value="Parent, Montgomery (1797 -  )"/><draw:frame text:anchor-type="paragraph" draw:z-index="2" draw:style-name="TLG-text" svg:width="4.61cm" svg:height="0.49cm" svg:x="0.62cm" svg:y="11.88cm"><draw:text-box> <text:p text:style-name="FTLG-Name"><text:span text:style-name="FTLG-Name">Parent, Montgomery</text:span></text:p></draw:text-box>
</draw:frame>
<draw:polygon draw:style-name="TLG-line" draw:layer="layout" draw:z-index="1" svg:x="15.082245cm" svg:y="11.877763cm" svg:viewBox="0 0 100 352" svg:width="0.1000cm" svg:height="0.3528cm" draw:points="50, 0 100, 176 50, 352 0, 176"/>
<text:alphabetical-index-mark text:string-value="Jiménez, Sarah (1797-04-20 -  )"/><draw:frame text:anchor-type="paragraph" draw:z-index="2" draw:style-name="TLG-text" svg:width="3.64cm" svg:height="0.49cm" svg:x="0.62cm" svg:y="12.50cm"><draw:text-box> <text:p text:style-name="FTLG-Name"><text:span text:style-name="FTLG-Name">Jiménez, Sarah</text:span></text:p></draw:text-box>
</draw:frame>
<draw:polygon draw:style-name="TLG-line" draw:layer="layout" draw:z-index="1" svg:x="15.082245cm" svg:y="12.495123cm" svg:viewBox="0 0 100 352" svg:width="0.1000cm" svg:height="0.3528cm" draw:points="50, 0 100, 176 50, 352 0, 176"/>
<text:alphabetical-index-mark text:string-value="Farmer, Catharine (1798 -  )"/><draw:frame text:anchor-type="paragraph" draw:z-index="2" draw:style-name="TLG-text" svg:width="4.18cm" svg:height="0.49cm" svg:x="0.62cm" svg:y="13.11cm"><draw:text-box> <text:p text:style-name="FTLG-Name"><text:span text:style-name="FTLG-Name">Farmer, Catharine</text:span></text:p></draw:text-box>
</draw:frame>
<draw:polygon draw:style-name="TLG-line" draw:layer="layout" draw:z-index="1" svg:x="15.086569cm" svg:y="13.112483cm" svg:viewBox="0 0 100 352" svg:width="0.1000cm" svg:height="0.3528cm" draw:points="50, 0 100, 176 50, 352 0, 176"/>
<text:alphabetical-index-mark text:string-value="Fox, David (1798-07-22 - 1868-07-31)"/><draw:frame text:anchor-type="paragraph" draw:z-index="2" draw:style-name="TLG-text" svg:width="2.65cm" svg:height="0.49cm" svg:x="0.62cm" svg:y="13.73cm"><draw:text-box> <text:p text:style-name="FTLG-Name"><text:span text:style-name="FTLG-Name">Fox, David</text:span></text:p></draw:text-box>
</draw:frame>
<draw:polygon draw:style-name="TLG-line" draw:layer="layout" draw:z-index="1" svg:x="15.086569cm" svg:y="13.729843cm" svg:viewBox="0 0 100 352" svg:width="0.1000cm" svg:height="0.3528cm" draw:points="50, 0 100, 176 50, 352 0, 176"/>
<draw:polygon draw:style-name="TLG-solid" draw:layer="layout" draw:z-index="1" svg:x="15.389243cm" svg:y="13.729843cm" svg:viewBox="0 0 100 352" svg:width="0.1000cm" svg:height="0.3528cm" draw:points="50, 0 100, 176 50, 352 0, 176"/>
<draw:line text:anchor-type="paragraph" draw:z-index="3" draw:style-name="open" svg:x1="15.19cm" svg:y1="13.91cm" svg:x2="15.39cm" svg:y2="13.91cm"><text:p/>
</draw:line>
<text:alphabetical-index-mark text:string-value="Graves, Martha (1798-08-16 - 1862-12-12)"/><draw:frame text:anchor-type="paragraph" draw:z-index="2" draw:style-name="TLG-text" svg:width="3.62cm" svg:height="0.49cm" svg:x="0.62cm" svg:y="14.35cm"><draw:text-box> <text:p text:style-name="FTLG-Name"><text:span text:style-name="FTLG-Name">Graves, Martha</text:span></text:p></draw:text-box>
</draw:frame>
<draw:polygon draw:style-name="TLG-line" draw:layer="layout" draw:z-index="1" svg:x="15.086569cm" svg:y="14.347203cm" svg:viewBox="0 0 100 352" svg:width="0.1000cm" svg:height="0.3528cm" draw:points="50, 0 100, 176 50, 352 0, 176"/>
<draw:polygon draw:style-name="TLG-solid" draw:layer="layout" draw:z-index="1" svg:x="15.363299cm" svg:y="14.347203cm" svg:viewBox="0 0 100 352" svg:width="0.1000cm" svg:height="0.3528cm" draw:points="50, 0 100, 176 50, 352 0, 176"/>
<draw:line text:anchor-type="paragraph" draw:z-index="3" draw:style-name="open" svg:x1="15.19cm" svg:y1="14.52cm" svg:x2="15.36cm" svg:y2="14.52cm"><text:p/>
</draw:line>
<text:alphabetical-index-mark text:string-value="Edwards, Lucy (1799-01-17 - 1879-04-02)"/><draw:frame text:anchor-type="paragraph" draw:z-index="2" draw:style-name="TLG-text" svg:width="3.47cm" svg:height="0.49cm" svg:x="0.62cm" svg:y="14.96cm"><draw:text-box> <text:p text:style-name="FTLG-Name"><text:span text:style-name="FTLG-Name">Edwards, Lucy</text:span></text:p></draw:text-box>
</draw:frame>
<draw:polygon draw:style-name="TLG-line" draw:layer="layout" draw:z-index="1" svg:x="15.090893cm" svg:y="14.964564cm" svg:viewBox="0 0 100 352" svg:width="0.1000cm" svg:height="0.3528cm" draw:points="50, 0 100, 176 50, 352 0, 176"/>
<draw:polygon draw:style-name="TLG-solid" draw:layer="layout" draw:z-index="1" svg:x="15.436806cm" svg:y="14.964564cm" svg:viewBox="0 0 100 352" svg:width="0.1000cm" svg:height="0.3528cm" draw:points="50, 0 100, 176 50, 352 0, 176"/>
<draw:line text:anchor-type="paragraph" draw:z-index="3" draw:style-name="open" svg:x1="15.19cm" svg:y1="15.14cm" svg:x2="15.44cm" svg:y2="15.14cm"><text:p/>
</draw:line>
<text:alphabetical-index-mark text:string-value="Parent, Eleanor (1799-05-09 - )"/><draw:frame text:anchor-type="paragraph" draw:z-index="2" draw:style-name="TLG-text" svg:width="3.65cm" svg:height="0.49cm" svg:x="0.62cm" svg:y="15.58cm"><draw:text-box> <text:p text:style-name="FTLG-Name"><text:span text:style-name="FTLG-Name">Parent, Eleanor</text:span></text:p></draw:text-box>
</draw:frame>
<draw:polygon draw:style-name="TLG-line" draw:layer="layout" draw:z-index="1" svg:x="15.090893cm" svg:y="15.581924cm" svg:viewBox="0 0 100 352" svg:width="0.1000cm" svg:height="0.3528cm" draw:points="50, 0 100, 176 50, 352 0, 176"/>
<text:alphabetical-index-mark text:string-value="Jiménez, Rebecca (1799-09-12 -  )"/><draw:frame text:anchor-type="paragraph" draw:z-index="2" draw:style-name="TLG-text" svg:width="4.23cm" svg:height="0.49cm" svg:x="0.62cm" svg:y="16.20cm"><draw:text-box> <text:p text:style-name="FTLG-Name"><text:span text:style-name="FTLG-Name">Jiménez, Rebecca</text:span></text:p></draw:text-box>
</draw:frame>
<draw:polygon draw:style-name="TLG-line" draw:layer="layout" draw:z-index="1" svg:x="15.090893cm" svg:y="16.199284cm" svg:viewBox="0 0 100 352" svg:width="0.1000cm" svg:height="0.3528cm" draw:points="50, 0 100, 176 50, 352 0, 176"/>
<text:alphabetical-index-mark text:string-value="Moreno, Enoch T. (1799-11-29 -  )"/><draw:frame text:anchor-type="paragraph" draw:z-index="2" draw:style-name="TLG-text" svg:width="4.10cm" svg:height="0.49cm" svg:x="0.62cm" svg:y="16.82cm"><draw:text-box> <text:p text:style-name="FTLG-Name"><text:span text:style-name="FTLG-Name">Moreno, Enoch T.</text:span></text:p></draw:text-box>
</draw:frame>
<draw:polygon draw:style-name="TLG-line" draw:layer="layout" draw:z-index="1" svg:x="15.090893cm" svg:y="16.816644cm" svg:viewBox="0 0 100 352" svg:width="0.1000cm" svg:height="0.3528cm" draw:points="50, 0 100, 176 50, 352 0, 176"/>
<text:alphabetical-index-mark text:string-value="Webb, Margaret Margarite? (1800 - après 1860)"/><draw:frame text:anchor-type="paragraph" draw:z-index="2" draw:style-name="TLG-text" svg:width="6.07cm" svg:height="0.49cm" svg:x="0.62cm" svg:y="17.43cm"><draw:text-box> <text:p text:style-name="FTLG-Name"><text:span text:style-name="FTLG-Name">Webb, Margaret Margarite?</text:span></text:p></draw:text-box>
</draw:frame>
<draw:polygon draw:style-name="TLG-line" draw:layer="layout" draw:z-index="1" svg:x="15.095217cm" svg:y="17.434004cm" svg:viewBox="0 0 100 352" svg:width="0.1000cm" svg:height="0.3528cm" draw:points="50, 0 100, 176 50, 352 0, 176"/>
<draw:polygon draw:style-name="TLG-solid" draw:layer="layout" draw:z-index="1" svg:x="15.354652cm" svg:y="17.434004cm" svg:viewBox="0 0 100 352" svg:width="0.1000cm" svg:height="0.3528cm" draw:points="50, 0 100, 176 50, 352 0, 176"/>
<draw:line text:anchor-type="paragraph" draw:z-index="3" draw:style-name="open" svg:x1="15.20cm" svg:y1="17.61cm" svg:x2="15.35cm" svg:y2="17.61cm"><text:p/>
</draw:line>
<text:alphabetical-index-mark text:string-value="Floyd, John S. (1802 - 1893)"/><draw:frame text:anchor-type="paragraph" draw:z-index="2" draw:style-name="TLG-text" svg:width="3.39cm" svg:height="0.49cm" svg:x="0.62cm" svg:y="18.05cm"><draw:text-box> <text:p text:style-name="FTLG-Name"><text:span text:style-name="FTLG-Name">Floyd, John S.</text:span></text:p></draw:text-box>
</draw:frame>
<draw:polygon draw:style-name="TLG-line" draw:layer="layout" draw:z-index="1" svg:x="15.103864cm" svg:y="18.051364cm" svg:viewBox="0 0 100 352" svg:width="0.1000cm" svg:height="0.3528cm" draw:points="50, 0 100, 176 50, 352 0, 176"/>
<draw:polygon draw:style-name="TLG-solid" draw:layer="layout" draw:z-index="1" svg:x="15.497341cm" svg:y="18.051364cm" svg:viewBox="0 0 100 352" svg:width="0.1000cm" svg:height="0.3528cm" draw:points="50, 0 100, 176 50, 352 0, 176"/>
<draw:line text:anchor-type="paragraph" draw:z-index="3" draw:style-name="open" svg:x1="15.20cm" svg:y1="18.23cm" svg:x2="15.50cm" svg:y2="18.23cm"><text:p/>
</draw:line>
<text:alphabetical-index-mark text:string-value="渡辺, Mary (Polly) (1802-06-15 - 1869-01-25)"/><draw:frame text:anchor-type="paragraph" draw:z-index="2" draw:style-name="TLG-text" svg:width="3.67cm" svg:height="0.49cm" svg:x="0.62cm" svg:y="18.67cm"><draw:text-box> <text:p text:style-name="FTLG-Name"><text:span text:style-name="FTLG-Name">渡辺, Mary (Polly)</text:span></text:p></draw:text-box>
</draw:frame>
<draw:polygon draw:style-name="TLG-line" draw:layer="layout" draw:z-index="1" svg:x="15.103864cm" svg:y="18.668725cm" svg:viewBox="0 0 100 352" svg:width="0.1000cm" svg:height="0.3528cm" draw:points="50, 0 100, 176 50, 352 0, 176"/>
<draw:polygon draw:style-name="TLG-solid" draw:layer="layout" draw:z-index="1" svg:x="15.393567cm" svg:y="18.668725cm" svg:viewBox="0 0 100 352" svg:width="0.1000cm" svg:height="0.3528cm" draw:points="50, 0 100, 176 50, 352 0, 176"/>
<draw:line text:anchor-type="paragraph" draw:z-index="3" draw:style-name="open" svg:x1="15.20cm" svg:y1="18.85cm" svg:x2="15.39cm" svg:y2="18.85cm"><text:p/>
</draw:line>
<text:alphabetical-index-mark text:string-value="Jiménez, George Henry, Jr. (1802-09-29 - 1869-02-19)"/><draw:frame text:anchor-type="paragraph" draw:z-index="2" draw:style-name="TLG-text" svg:width="6.07cm" svg:height="0.49cm" svg:x="0.62cm" svg:y="19.29cm"><draw:text-box> <text:p text:style-name="FTLG-Name"><text:span text:style-name="FTLG-Name">Jiménez, George Henry, Jr.</text:span></text:p></draw:text-box>
</draw:frame>
<draw:polygon draw:style-name="TLG-line" draw:layer="layout" draw:z-index="1" svg:x="15.103864cm" svg:y="19.286085cm" svg:viewBox="0 0 100 352" svg:width="0.1000cm" svg:height="0.3528cm" draw:points="50, 0 100, 176 50, 352 0, 176"/>
<draw:polygon draw:style-name="TLG-solid" draw:layer="layout" draw:z-index="1" svg:x="15.393567cm" svg:y="19.286085cm" svg:viewBox="0 0 100 352" svg:width="0.1000cm" svg:height="0.3528cm" draw:points="50, 0 100, 176 50, 352 0, 176"/>
<draw:line text:anchor-type="paragraph" draw:z-index="3" draw:style-name="open" svg:x1="15.20cm" svg:y1="19.46cm" svg:x2="15.39cm" svg:y2="19.46cm"><text:p/>
</draw:line>
<text:alphabetical-index-mark text:string-value="Webb, Mary (1803 -  )"/><draw:frame text:anchor-type="paragraph" draw:z-index="2" draw:style-name="TLG-text" svg:width="2.93cm" svg:height="0.49cm" svg:x="0.62cm" svg:y="19.90cm"><draw:text-box> <text:p text:style-name="FTLG-Name"><text:span text:style-name="FTLG-Name">Webb, Mary</text:span></text:p></draw:text-box>
</draw:frame>
<draw:polygon draw:style-name="TLG-line" draw:layer="layout" draw:z-index="1" svg:x="15.108188cm" svg:y="19.903445cm" svg:viewBox="0 0 100 352" svg:width="0.1000cm" svg:height="0.3528cm" draw:points="50, 0 100, 176 50, 352 0, 176"/>
<text:alphabetical-index-mark text:string-value="Blair, Jane (1803-05-23 - 1866-03-10)"/><draw:frame text:anchor-type="paragraph" draw:z-index="2" draw:style-name="TLG-text" svg:width="2.63cm" svg:height="0.49cm" svg:x="0.62cm" svg:y="20.52cm"><draw:text-box> <text:p text:style-name="FTLG-Name"><text:span text:style-name="FTLG-Name">Blair, Jane</text:span></text:p></draw:text-box>
</draw:frame>
<draw:polygon draw:style-name="TLG-line" draw:layer="layout" draw:z-index="1" svg:x="15.108188cm" svg:y="20.520805cm" svg:viewBox="0 0 100 352" svg:width="0.1000cm" svg:height="0.3528cm" draw:points="50, 0 100, 176 50, 352 0, 176"/>
<draw:polygon draw:style-name="TLG-solid" draw:layer="layout" draw:z-index="1" svg:x="15.380595cm" svg:y="20.520805cm" svg:viewBox="0 0 100 352" svg:width="0.1000cm" svg:height="0.3528cm" draw:points="50, 0 100, 176 50, 352 0, 176"/>
<draw:line text:anchor-type="paragraph" draw:z-index="3" draw:style-name="open" svg:x1="15.21cm" svg:y1="20.70cm" svg:x2="15.38cm" svg:y2="20.70cm"><text:p/>
</draw:line>
<text:alphabetical-index-mark text:string-value="Green, Frances (1804-07-22 - 1886-07-31)"/><draw:frame text:anchor-type="paragraph" draw:z-index="2" draw:style-name="TLG-text" svg:width="3.64cm" svg:height="0.49cm" svg:x="0.62cm" svg:y="21.14cm"><draw:text-box> <text:p text:style-name="FTLG-Name"><text:span text:style-name="FTLG-Name">Green, Frances</text:span></text:p></draw:text-box>
</draw:frame>
<draw:polygon draw:style-name="TLG-line" draw:layer="layout" draw:z-index="1" svg:x="15.112512cm" svg:y="21.138165cm" svg:viewBox="0 0 100 352" svg:width="0.1000cm" svg:height="0.3528cm" draw:points="50, 0 100, 176 50, 352 0, 176"/>
<draw:polygon draw:style-name="TLG-solid" draw:layer="layout" draw:z-index="1" svg:x="15.467073cm" svg:y="21.138165cm" svg:viewBox="0 0 100 352" svg:width="0.1000cm" svg:height="0.3528cm" draw:points="50, 0 100, 176 50, 352 0, 176"/>
<draw:line text:anchor-type="paragraph" draw:z-index="3" draw:style-name="open" svg:x1="15.21cm" svg:y1="21.31cm" svg:x2="15.47cm" svg:y2="21.31cm"><text:p/>
</draw:line>
<text:alphabetical-index-mark text:string-value="Serrano, Archibald (1804-12-15 - 1842-11-17)"/><draw:frame text:anchor-type="paragraph" draw:z-index="2" draw:style-name="TLG-text" svg:width="4.26cm" svg:height="0.49cm" svg:x="0.62cm" svg:y="21.76cm"><draw:text-box> <text:p text:style-name="FTLG-Name"><text:span text:style-name="FTLG-Name">Serrano, Archibald</text:span></text:p></draw:text-box>
</draw:frame>
<draw:polygon draw:style-name="TLG-line" draw:layer="layout" draw:z-index="1" svg:x="15.112512cm" svg:y="21.755525cm" svg:viewBox="0 0 100 352" svg:width="0.1000cm" svg:height="0.3528cm" draw:points="50, 0 100, 176 50, 352 0, 176"/>
<draw:polygon draw:style-name="TLG-solid" draw:layer="layout" draw:z-index="1" svg:x="15.276821cm" svg:y="21.755525cm" svg:viewBox="0 0 100 352" svg:width="0.1000cm" svg:height="0.3528cm" draw:points="50, 0 100, 176 50, 352 0, 176"/>
<draw:line text:anchor-type="paragraph" draw:z-index="3" draw:style-name="open" svg:x1="15.21cm" svg:y1="21.93cm" svg:x2="15.28cm" svg:y2="21.93cm"><text:p/>
</draw:line>
<text:alphabetical-index-mark text:string-value="Jiménez, Cornelius (1805-07-27 - 1866-03-05)"/><draw:frame text:anchor-type="paragraph" draw:z-index="2" draw:style-name="TLG-text" svg:width="4.36cm" svg:height="0.49cm" svg:x="0.62cm" svg:y="22.37cm"><draw:text-box> <text:p text:style-name="FTLG-Name"><text:span text:style-name="FTLG-Name">Jiménez, Cornelius</text:span></text:p></draw:text-box>
</draw:frame>
<draw:polygon draw:style-name="TLG-line" draw:layer="layout" draw:z-index="1" svg:x="15.116836cm" svg:y="22.372886cm" svg:viewBox="0 0 100 352" svg:width="0.1000cm" svg:height="0.3528cm" draw:points="50, 0 100, 176 50, 352 0, 176"/>
<draw:polygon draw:style-name="TLG-solid" draw:layer="layout" draw:z-index="1" svg:x="15.380595cm" svg:y="22.372886cm" svg:viewBox="0 0 100 352" svg:width="0.1000cm" svg:height="0.3528cm" draw:points="50, 0 100, 176 50, 352 0, 176"/>
<draw:line text:anchor-type="paragraph" draw:z-index="3" draw:style-name="open" svg:x1="15.22cm" svg:y1="22.55cm" svg:x2="15.38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Cunningham, Sally Sarah (1805-09-25 - 1867-02-19)"/><draw:frame text:anchor-type="paragraph" draw:z-index="2" draw:style-name="TLG-text" svg:width="5.66cm" svg:height="0.49cm" svg:x="0.62cm" svg:y="2.62cm"><draw:text-box> <text:p text:style-name="FTLG-Name"><text:span text:style-name="FTLG-Name">Cunningham, Sally Sarah</text:span></text:p></draw:text-box>
</draw:frame>
<draw:polygon draw:style-name="TLG-line" draw:layer="layout" draw:z-index="1" svg:x="15.116836cm" svg:y="2.617360cm" svg:viewBox="0 0 100 352" svg:width="0.1000cm" svg:height="0.3528cm" draw:points="50, 0 100, 176 50, 352 0, 176"/>
<draw:polygon draw:style-name="TLG-solid" draw:layer="layout" draw:z-index="1" svg:x="15.384919cm" svg:y="2.617360cm" svg:viewBox="0 0 100 352" svg:width="0.1000cm" svg:height="0.3528cm" draw:points="50, 0 100, 176 50, 352 0, 176"/>
<draw:line text:anchor-type="paragraph" draw:z-index="3" draw:style-name="open" svg:x1="15.22cm" svg:y1="2.79cm" svg:x2="15.38cm" svg:y2="2.79cm"><text:p/>
</draw:line>
<text:alphabetical-index-mark text:string-value="Silva, Mildred (1805-10-06 - 1869-05-10)"/><draw:frame text:anchor-type="paragraph" draw:z-index="2" draw:style-name="TLG-text" svg:width="3.21cm" svg:height="0.49cm" svg:x="0.62cm" svg:y="3.23cm"><draw:text-box> <text:p text:style-name="FTLG-Name"><text:span text:style-name="FTLG-Name">Silva, Mildred</text:span></text:p></draw:text-box>
</draw:frame>
<draw:polygon draw:style-name="TLG-line" draw:layer="layout" draw:z-index="1" svg:x="15.116836cm" svg:y="3.234720cm" svg:viewBox="0 0 100 352" svg:width="0.1000cm" svg:height="0.3528cm" draw:points="50, 0 100, 176 50, 352 0, 176"/>
<draw:polygon draw:style-name="TLG-solid" draw:layer="layout" draw:z-index="1" svg:x="15.393567cm" svg:y="3.234720cm" svg:viewBox="0 0 100 352" svg:width="0.1000cm" svg:height="0.3528cm" draw:points="50, 0 100, 176 50, 352 0, 176"/>
<draw:line text:anchor-type="paragraph" draw:z-index="3" draw:style-name="open" svg:x1="15.22cm" svg:y1="3.41cm" svg:x2="15.39cm" svg:y2="3.41cm"><text:p/>
</draw:line>
<text:alphabetical-index-mark text:string-value="Hopkins, Mary Eve (1805-10-18 - 1865-05-11)"/><draw:frame text:anchor-type="paragraph" draw:z-index="2" draw:style-name="TLG-text" svg:width="4.31cm" svg:height="0.49cm" svg:x="0.62cm" svg:y="3.85cm"><draw:text-box> <text:p text:style-name="FTLG-Name"><text:span text:style-name="FTLG-Name">Hopkins, Mary Eve</text:span></text:p></draw:text-box>
</draw:frame>
<draw:polygon draw:style-name="TLG-line" draw:layer="layout" draw:z-index="1" svg:x="15.116836cm" svg:y="3.852081cm" svg:viewBox="0 0 100 352" svg:width="0.1000cm" svg:height="0.3528cm" draw:points="50, 0 100, 176 50, 352 0, 176"/>
<draw:polygon draw:style-name="TLG-solid" draw:layer="layout" draw:z-index="1" svg:x="15.376271cm" svg:y="3.852081cm" svg:viewBox="0 0 100 352" svg:width="0.1000cm" svg:height="0.3528cm" draw:points="50, 0 100, 176 50, 352 0, 176"/>
<draw:line text:anchor-type="paragraph" draw:z-index="3" draw:style-name="open" svg:x1="15.22cm" svg:y1="4.03cm" svg:x2="15.38cm" svg:y2="4.03cm"><text:p/>
</draw:line>
<text:alphabetical-index-mark text:string-value="Martel, Henry (1805-10-27 - 1902-01-18)"/><draw:frame text:anchor-type="paragraph" draw:z-index="2" draw:style-name="TLG-text" svg:width="3.21cm" svg:height="0.49cm" svg:x="0.62cm" svg:y="4.47cm"><draw:text-box> <text:p text:style-name="FTLG-Name"><text:span text:style-name="FTLG-Name">Martel, Henry</text:span></text:p></draw:text-box>
</draw:frame>
<draw:polygon draw:style-name="TLG-line" draw:layer="layout" draw:z-index="1" svg:x="15.116836cm" svg:y="4.469441cm" svg:viewBox="0 0 100 352" svg:width="0.1000cm" svg:height="0.3528cm" draw:points="50, 0 100, 176 50, 352 0, 176"/>
<draw:polygon draw:style-name="TLG-solid" draw:layer="layout" draw:z-index="1" svg:x="15.536256cm" svg:y="4.469441cm" svg:viewBox="0 0 100 352" svg:width="0.1000cm" svg:height="0.3528cm" draw:points="50, 0 100, 176 50, 352 0, 176"/>
<draw:line text:anchor-type="paragraph" draw:z-index="3" draw:style-name="open" svg:x1="15.22cm" svg:y1="4.65cm" svg:x2="15.54cm" svg:y2="4.65cm"><text:p/>
</draw:line>
<text:alphabetical-index-mark text:string-value="Blake, George (1806-07-11 - 1885-06-27)"/><draw:frame text:anchor-type="paragraph" draw:z-index="2" draw:style-name="TLG-text" svg:width="3.39cm" svg:height="0.49cm" svg:x="0.62cm" svg:y="5.09cm"><draw:text-box> <text:p text:style-name="FTLG-Name"><text:span text:style-name="FTLG-Name">Blake, George</text:span></text:p></draw:text-box>
</draw:frame>
<draw:polygon draw:style-name="TLG-line" draw:layer="layout" draw:z-index="1" svg:x="15.121160cm" svg:y="5.086801cm" svg:viewBox="0 0 100 352" svg:width="0.1000cm" svg:height="0.3528cm" draw:points="50, 0 100, 176 50, 352 0, 176"/>
<draw:polygon draw:style-name="TLG-solid" draw:layer="layout" draw:z-index="1" svg:x="15.462750cm" svg:y="5.086801cm" svg:viewBox="0 0 100 352" svg:width="0.1000cm" svg:height="0.3528cm" draw:points="50, 0 100, 176 50, 352 0, 176"/>
<draw:line text:anchor-type="paragraph" draw:z-index="3" draw:style-name="open" svg:x1="15.22cm" svg:y1="5.26cm" svg:x2="15.46cm" svg:y2="5.26cm"><text:p/>
</draw:line>
<text:alphabetical-index-mark text:string-value="Rodriquez, William Frederick (1806-12-17 -  )"/><draw:frame text:anchor-type="paragraph" draw:z-index="2" draw:style-name="TLG-text" svg:width="6.32cm" svg:height="0.49cm" svg:x="0.62cm" svg:y="5.70cm"><draw:text-box> <text:p text:style-name="FTLG-Name"><text:span text:style-name="FTLG-Name">Rodriquez, William Frederick</text:span></text:p></draw:text-box>
</draw:frame>
<draw:polygon draw:style-name="TLG-line" draw:layer="layout" draw:z-index="1" svg:x="15.121160cm" svg:y="5.704161cm" svg:viewBox="0 0 100 352" svg:width="0.1000cm" svg:height="0.3528cm" draw:points="50, 0 100, 176 50, 352 0, 176"/>
<text:alphabetical-index-mark text:string-value="Rodriquez, John (1807-01-22 -  )"/><draw:frame text:anchor-type="paragraph" draw:z-index="2" draw:style-name="TLG-text" svg:width="3.80cm" svg:height="0.49cm" svg:x="0.62cm" svg:y="6.32cm"><draw:text-box> <text:p text:style-name="FTLG-Name"><text:span text:style-name="FTLG-Name">Rodriquez, John</text:span></text:p></draw:text-box>
</draw:frame>
<draw:polygon draw:style-name="TLG-line" draw:layer="layout" draw:z-index="1" svg:x="15.125484cm" svg:y="6.321521cm" svg:viewBox="0 0 100 352" svg:width="0.1000cm" svg:height="0.3528cm" draw:points="50, 0 100, 176 50, 352 0, 176"/>
<text:alphabetical-index-mark text:string-value="Douglas, Elizabeth (1808-09-20 -  )"/><draw:frame text:anchor-type="paragraph" draw:z-index="2" draw:style-name="TLG-text" svg:width="4.28cm" svg:height="0.49cm" svg:x="0.62cm" svg:y="6.94cm"><draw:text-box> <text:p text:style-name="FTLG-Name"><text:span text:style-name="FTLG-Name">Douglas, Elizabeth</text:span></text:p></draw:text-box>
</draw:frame>
<draw:polygon draw:style-name="TLG-line" draw:layer="layout" draw:z-index="1" svg:x="15.129808cm" svg:y="6.938881cm" svg:viewBox="0 0 100 352" svg:width="0.1000cm" svg:height="0.3528cm" draw:points="50, 0 100, 176 50, 352 0, 176"/>
<text:alphabetical-index-mark text:string-value="Ball, Matthias, Jr. (1810-08-07 - 1887-12-23)"/><draw:frame text:anchor-type="paragraph" draw:z-index="2" draw:style-name="TLG-text" svg:width="3.98cm" svg:height="0.49cm" svg:x="0.62cm" svg:y="7.56cm"><draw:text-box> <text:p text:style-name="FTLG-Name"><text:span text:style-name="FTLG-Name">Ball, Matthias, Jr.</text:span></text:p></draw:text-box>
</draw:frame>
<draw:polygon draw:style-name="TLG-line" draw:layer="layout" draw:z-index="1" svg:x="15.138456cm" svg:y="7.556242cm" svg:viewBox="0 0 100 352" svg:width="0.1000cm" svg:height="0.3528cm" draw:points="50, 0 100, 176 50, 352 0, 176"/>
<draw:polygon draw:style-name="TLG-solid" draw:layer="layout" draw:z-index="1" svg:x="15.471397cm" svg:y="7.556242cm" svg:viewBox="0 0 100 352" svg:width="0.1000cm" svg:height="0.3528cm" draw:points="50, 0 100, 176 50, 352 0, 176"/>
<draw:line text:anchor-type="paragraph" draw:z-index="3" draw:style-name="open" svg:x1="15.24cm" svg:y1="7.73cm" svg:x2="15.47cm" svg:y2="7.73cm"><text:p/>
</draw:line>
<text:alphabetical-index-mark text:string-value="Gauthier, Julius (1810-12-20 -  )"/><draw:frame text:anchor-type="paragraph" draw:z-index="2" draw:style-name="TLG-text" svg:width="3.64cm" svg:height="0.49cm" svg:x="0.62cm" svg:y="8.17cm"><draw:text-box> <text:p text:style-name="FTLG-Name"><text:span text:style-name="FTLG-Name">Gauthier, Julius</text:span></text:p></draw:text-box>
</draw:frame>
<draw:polygon draw:style-name="TLG-line" draw:layer="layout" draw:z-index="1" svg:x="15.138456cm" svg:y="8.173602cm" svg:viewBox="0 0 100 352" svg:width="0.1000cm" svg:height="0.3528cm" draw:points="50, 0 100, 176 50, 352 0, 176"/>
<text:alphabetical-index-mark text:string-value="Domínguez, George (1811 -  )"/><draw:frame text:anchor-type="paragraph" draw:z-index="2" draw:style-name="TLG-text" svg:width="4.59cm" svg:height="0.49cm" svg:x="0.62cm" svg:y="8.79cm"><draw:text-box> <text:p text:style-name="FTLG-Name"><text:span text:style-name="FTLG-Name">Domínguez, George</text:span></text:p></draw:text-box>
</draw:frame>
<draw:polygon draw:style-name="TLG-line" draw:layer="layout" draw:z-index="1" svg:x="15.142780cm" svg:y="8.790962cm" svg:viewBox="0 0 100 352" svg:width="0.1000cm" svg:height="0.3528cm" draw:points="50, 0 100, 176 50, 352 0, 176"/>
<text:alphabetical-index-mark text:string-value="Coleman, Mary (1812 - )"/><draw:frame text:anchor-type="paragraph" draw:z-index="2" draw:style-name="TLG-text" svg:width="3.57cm" svg:height="0.49cm" svg:x="0.62cm" svg:y="9.41cm"><draw:text-box> <text:p text:style-name="FTLG-Name"><text:span text:style-name="FTLG-Name">Coleman, Mary</text:span></text:p></draw:text-box>
</draw:frame>
<draw:polygon draw:style-name="TLG-line" draw:layer="layout" draw:z-index="1" svg:x="15.147104cm" svg:y="9.408322cm" svg:viewBox="0 0 100 352" svg:width="0.1000cm" svg:height="0.3528cm" draw:points="50, 0 100, 176 50, 352 0, 176"/>
<text:alphabetical-index-mark text:string-value="Farmer, Benjamin H. (1812-01-03 - 1873-08-13)"/><draw:frame text:anchor-type="paragraph" draw:z-index="2" draw:style-name="TLG-text" svg:width="4.69cm" svg:height="0.49cm" svg:x="0.62cm" svg:y="10.03cm"><draw:text-box> <text:p text:style-name="FTLG-Name"><text:span text:style-name="FTLG-Name">Farmer, Benjamin H.</text:span></text:p></draw:text-box>
</draw:frame>
<draw:polygon draw:style-name="TLG-line" draw:layer="layout" draw:z-index="1" svg:x="15.147104cm" svg:y="10.025682cm" svg:viewBox="0 0 100 352" svg:width="0.1000cm" svg:height="0.3528cm" draw:points="50, 0 100, 176 50, 352 0, 176"/>
<draw:polygon draw:style-name="TLG-solid" draw:layer="layout" draw:z-index="1" svg:x="15.410863cm" svg:y="10.025682cm" svg:viewBox="0 0 100 352" svg:width="0.1000cm" svg:height="0.3528cm" draw:points="50, 0 100, 176 50, 352 0, 176"/>
<draw:line text:anchor-type="paragraph" draw:z-index="3" draw:style-name="open" svg:x1="15.25cm" svg:y1="10.20cm" svg:x2="15.41cm" svg:y2="10.20cm"><text:p/>
</draw:line>
<text:alphabetical-index-mark text:string-value="Тимофеев, Mary Ann (1812-03-07 - 1880-11-27)"/><draw:frame text:anchor-type="paragraph" draw:z-index="2" draw:style-name="TLG-text" svg:width="4.72cm" svg:height="0.49cm" svg:x="0.62cm" svg:y="10.64cm"><draw:text-box> <text:p text:style-name="FTLG-Name"><text:span text:style-name="FTLG-Name">Тимофеев, Mary Ann</text:span></text:p></draw:text-box>
</draw:frame>
<draw:polygon draw:style-name="TLG-line" draw:layer="layout" draw:z-index="1" svg:x="15.147104cm" svg:y="10.643042cm" svg:viewBox="0 0 100 352" svg:width="0.1000cm" svg:height="0.3528cm" draw:points="50, 0 100, 176 50, 352 0, 176"/>
<draw:polygon draw:style-name="TLG-solid" draw:layer="layout" draw:z-index="1" svg:x="15.441130cm" svg:y="10.643042cm" svg:viewBox="0 0 100 352" svg:width="0.1000cm" svg:height="0.3528cm" draw:points="50, 0 100, 176 50, 352 0, 176"/>
<draw:line text:anchor-type="paragraph" draw:z-index="3" draw:style-name="open" svg:x1="15.25cm" svg:y1="10.82cm" svg:x2="15.44cm" svg:y2="10.82cm"><text:p/>
</draw:line>
<text:alphabetical-index-mark text:string-value="Myers, James (1813 - 1896-06-04)"/><draw:frame text:anchor-type="paragraph" draw:z-index="2" draw:style-name="TLG-text" svg:width="3.31cm" svg:height="0.49cm" svg:x="0.62cm" svg:y="11.26cm"><draw:text-box> <text:p text:style-name="FTLG-Name"><text:span text:style-name="FTLG-Name">Myers, James</text:span></text:p></draw:text-box>
</draw:frame>
<draw:polygon draw:style-name="TLG-line" draw:layer="layout" draw:z-index="1" svg:x="15.151428cm" svg:y="11.260403cm" svg:viewBox="0 0 100 352" svg:width="0.1000cm" svg:height="0.3528cm" draw:points="50, 0 100, 176 50, 352 0, 176"/>
<draw:polygon draw:style-name="TLG-solid" draw:layer="layout" draw:z-index="1" svg:x="15.510313cm" svg:y="11.260403cm" svg:viewBox="0 0 100 352" svg:width="0.1000cm" svg:height="0.3528cm" draw:points="50, 0 100, 176 50, 352 0, 176"/>
<draw:line text:anchor-type="paragraph" draw:z-index="3" draw:style-name="open" svg:x1="15.25cm" svg:y1="11.44cm" svg:x2="15.51cm" svg:y2="11.44cm"><text:p/>
</draw:line>
<text:alphabetical-index-mark text:string-value="Тимофеев, Willoughby M. (1813-02-04 - 1877-01-16)"/><draw:frame text:anchor-type="paragraph" draw:z-index="2" draw:style-name="TLG-text" svg:width="5.63cm" svg:height="0.49cm" svg:x="0.62cm" svg:y="11.88cm"><draw:text-box> <text:p text:style-name="FTLG-Name"><text:span text:style-name="FTLG-Name">Тимофеев, Willoughby M.</text:span></text:p></draw:text-box>
</draw:frame>
<draw:polygon draw:style-name="TLG-line" draw:layer="layout" draw:z-index="1" svg:x="15.151428cm" svg:y="11.877763cm" svg:viewBox="0 0 100 352" svg:width="0.1000cm" svg:height="0.3528cm" draw:points="50, 0 100, 176 50, 352 0, 176"/>
<draw:polygon draw:style-name="TLG-solid" draw:layer="layout" draw:z-index="1" svg:x="15.428158cm" svg:y="11.877763cm" svg:viewBox="0 0 100 352" svg:width="0.1000cm" svg:height="0.3528cm" draw:points="50, 0 100, 176 50, 352 0, 176"/>
<draw:line text:anchor-type="paragraph" draw:z-index="3" draw:style-name="open" svg:x1="15.25cm" svg:y1="12.05cm" svg:x2="15.43cm" svg:y2="12.05cm"><text:p/>
</draw:line>
<text:alphabetical-index-mark text:string-value="Marín, Frances Coppage (1813-03-25 - 1891-10-01)"/><draw:frame text:anchor-type="paragraph" draw:z-index="2" draw:style-name="TLG-text" svg:width="5.53cm" svg:height="0.49cm" svg:x="0.62cm" svg:y="12.50cm"><draw:text-box> <text:p text:style-name="FTLG-Name"><text:span text:style-name="FTLG-Name">Marín, Frances Coppage</text:span></text:p></draw:text-box>
</draw:frame>
<draw:polygon draw:style-name="TLG-line" draw:layer="layout" draw:z-index="1" svg:x="15.151428cm" svg:y="12.495123cm" svg:viewBox="0 0 100 352" svg:width="0.1000cm" svg:height="0.3528cm" draw:points="50, 0 100, 176 50, 352 0, 176"/>
<draw:polygon draw:style-name="TLG-solid" draw:layer="layout" draw:z-index="1" svg:x="15.488693cm" svg:y="12.495123cm" svg:viewBox="0 0 100 352" svg:width="0.1000cm" svg:height="0.3528cm" draw:points="50, 0 100, 176 50, 352 0, 176"/>
<draw:line text:anchor-type="paragraph" draw:z-index="3" draw:style-name="open" svg:x1="15.25cm" svg:y1="12.67cm" svg:x2="15.49cm" svg:y2="12.67cm"><text:p/>
</draw:line>
<text:alphabetical-index-mark text:string-value="Douglas, Jacob (1813-08-21 - )"/><draw:frame text:anchor-type="paragraph" draw:z-index="2" draw:style-name="TLG-text" svg:width="3.62cm" svg:height="0.49cm" svg:x="0.62cm" svg:y="13.11cm"><draw:text-box> <text:p text:style-name="FTLG-Name"><text:span text:style-name="FTLG-Name">Douglas, Jacob</text:span></text:p></draw:text-box>
</draw:frame>
<draw:polygon draw:style-name="TLG-line" draw:layer="layout" draw:z-index="1" svg:x="15.151428cm" svg:y="13.112483cm" svg:viewBox="0 0 100 352" svg:width="0.1000cm" svg:height="0.3528cm" draw:points="50, 0 100, 176 50, 352 0, 176"/>
<text:alphabetical-index-mark text:string-value="Rodriquez, Mariam (1814-05-14 - 1900-08-31)"/><draw:frame text:anchor-type="paragraph" draw:z-index="2" draw:style-name="TLG-text" svg:width="4.33cm" svg:height="0.49cm" svg:x="0.62cm" svg:y="13.73cm"><draw:text-box> <text:p text:style-name="FTLG-Name"><text:span text:style-name="FTLG-Name">Rodriquez, Mariam</text:span></text:p></draw:text-box>
</draw:frame>
<draw:polygon draw:style-name="TLG-line" draw:layer="layout" draw:z-index="1" svg:x="15.155751cm" svg:y="13.729843cm" svg:viewBox="0 0 100 352" svg:width="0.1000cm" svg:height="0.3528cm" draw:points="50, 0 100, 176 50, 352 0, 176"/>
<draw:polygon draw:style-name="TLG-solid" draw:layer="layout" draw:z-index="1" svg:x="15.527608cm" svg:y="13.729843cm" svg:viewBox="0 0 100 352" svg:width="0.1000cm" svg:height="0.3528cm" draw:points="50, 0 100, 176 50, 352 0, 176"/>
<draw:line text:anchor-type="paragraph" draw:z-index="3" draw:style-name="open" svg:x1="15.26cm" svg:y1="13.91cm" svg:x2="15.53cm" svg:y2="13.91cm"><text:p/>
</draw:line>
<text:alphabetical-index-mark text:string-value="Moreno, Thomas H. (1814-08-22 -  )"/><draw:frame text:anchor-type="paragraph" draw:z-index="2" draw:style-name="TLG-text" svg:width="4.51cm" svg:height="0.49cm" svg:x="0.62cm" svg:y="14.35cm"><draw:text-box> <text:p text:style-name="FTLG-Name"><text:span text:style-name="FTLG-Name">Moreno, Thomas H.</text:span></text:p></draw:text-box>
</draw:frame>
<draw:polygon draw:style-name="TLG-line" draw:layer="layout" draw:z-index="1" svg:x="15.155751cm" svg:y="14.347203cm" svg:viewBox="0 0 100 352" svg:width="0.1000cm" svg:height="0.3528cm" draw:points="50, 0 100, 176 50, 352 0, 176"/>
<text:alphabetical-index-mark text:string-value="Farmer, Simon (1815 - 1875)"/><draw:frame text:anchor-type="paragraph" draw:z-index="2" draw:style-name="TLG-text" svg:width="3.49cm" svg:height="0.49cm" svg:x="0.62cm" svg:y="14.96cm"><draw:text-box> <text:p text:style-name="FTLG-Name"><text:span text:style-name="FTLG-Name">Farmer, Simon</text:span></text:p></draw:text-box>
</draw:frame>
<draw:polygon draw:style-name="TLG-line" draw:layer="layout" draw:z-index="1" svg:x="15.160075cm" svg:y="14.964564cm" svg:viewBox="0 0 100 352" svg:width="0.1000cm" svg:height="0.3528cm" draw:points="50, 0 100, 176 50, 352 0, 176"/>
<draw:polygon draw:style-name="TLG-solid" draw:layer="layout" draw:z-index="1" svg:x="15.419510cm" svg:y="14.964564cm" svg:viewBox="0 0 100 352" svg:width="0.1000cm" svg:height="0.3528cm" draw:points="50, 0 100, 176 50, 352 0, 176"/>
<draw:line text:anchor-type="paragraph" draw:z-index="3" draw:style-name="open" svg:x1="15.26cm" svg:y1="15.14cm" svg:x2="15.42cm" svg:y2="15.14cm"><text:p/>
</draw:line>
<text:alphabetical-index-mark text:string-value="Баранов, Susan (1815 -  )"/><draw:frame text:anchor-type="paragraph" draw:z-index="2" draw:style-name="TLG-text" svg:width="3.80cm" svg:height="0.49cm" svg:x="0.62cm" svg:y="15.58cm"><draw:text-box> <text:p text:style-name="FTLG-Name"><text:span text:style-name="FTLG-Name">Баранов, Susan</text:span></text:p></draw:text-box>
</draw:frame>
<draw:polygon draw:style-name="TLG-line" draw:layer="layout" draw:z-index="1" svg:x="15.160075cm" svg:y="15.581924cm" svg:viewBox="0 0 100 352" svg:width="0.1000cm" svg:height="0.3528cm" draw:points="50, 0 100, 176 50, 352 0, 176"/>
<text:alphabetical-index-mark text:string-value="Douglas, Samuel (1815-06-19 -  )"/><draw:frame text:anchor-type="paragraph" draw:z-index="2" draw:style-name="TLG-text" svg:width="3.95cm" svg:height="0.49cm" svg:x="0.62cm" svg:y="16.20cm"><draw:text-box> <text:p text:style-name="FTLG-Name"><text:span text:style-name="FTLG-Name">Douglas, Samuel</text:span></text:p></draw:text-box>
</draw:frame>
<draw:polygon draw:style-name="TLG-line" draw:layer="layout" draw:z-index="1" svg:x="15.160075cm" svg:y="16.199284cm" svg:viewBox="0 0 100 352" svg:width="0.1000cm" svg:height="0.3528cm" draw:points="50, 0 100, 176 50, 352 0, 176"/>
<text:alphabetical-index-mark text:string-value="Boucher, Catherine (1816 - 1857)"/><draw:frame text:anchor-type="paragraph" draw:z-index="2" draw:style-name="TLG-text" svg:width="4.41cm" svg:height="0.49cm" svg:x="0.62cm" svg:y="16.82cm"><draw:text-box> <text:p text:style-name="FTLG-Name"><text:span text:style-name="FTLG-Name">Boucher, Catherine</text:span></text:p></draw:text-box>
</draw:frame>
<draw:polygon draw:style-name="TLG-line" draw:layer="layout" draw:z-index="1" svg:x="15.164399cm" svg:y="16.816644cm" svg:viewBox="0 0 100 352" svg:width="0.1000cm" svg:height="0.3528cm" draw:points="50, 0 100, 176 50, 352 0, 176"/>
<draw:polygon draw:style-name="TLG-solid" draw:layer="layout" draw:z-index="1" svg:x="15.341680cm" svg:y="16.816644cm" svg:viewBox="0 0 100 352" svg:width="0.1000cm" svg:height="0.3528cm" draw:points="50, 0 100, 176 50, 352 0, 176"/>
<draw:line text:anchor-type="paragraph" draw:z-index="3" draw:style-name="open" svg:x1="15.26cm" svg:y1="16.99cm" svg:x2="15.34cm" svg:y2="16.99cm"><text:p/>
</draw:line>
<text:alphabetical-index-mark text:string-value="Moreno, Joseph McDowell (1816-01-26 - 1842-06-28)"/><draw:frame text:anchor-type="paragraph" draw:z-index="2" draw:style-name="TLG-text" svg:width="5.86cm" svg:height="0.49cm" svg:x="0.62cm" svg:y="17.43cm"><draw:text-box> <text:p text:style-name="FTLG-Name"><text:span text:style-name="FTLG-Name">Moreno, Joseph McDowell</text:span></text:p></draw:text-box>
</draw:frame>
<draw:polygon draw:style-name="TLG-line" draw:layer="layout" draw:z-index="1" svg:x="15.164399cm" svg:y="17.434004cm" svg:viewBox="0 0 100 352" svg:width="0.1000cm" svg:height="0.3528cm" draw:points="50, 0 100, 176 50, 352 0, 176"/>
<draw:polygon draw:style-name="TLG-solid" draw:layer="layout" draw:z-index="1" svg:x="15.276821cm" svg:y="17.434004cm" svg:viewBox="0 0 100 352" svg:width="0.1000cm" svg:height="0.3528cm" draw:points="50, 0 100, 176 50, 352 0, 176"/>
<draw:line text:anchor-type="paragraph" draw:z-index="3" draw:style-name="open" svg:x1="15.26cm" svg:y1="17.61cm" svg:x2="15.28cm" svg:y2="17.61cm"><text:p/>
</draw:line>
<text:alphabetical-index-mark text:string-value="Rodriquez, Elizabeth Jane (1816-04-01 -  )"/><draw:frame text:anchor-type="paragraph" draw:z-index="2" draw:style-name="TLG-text" svg:width="5.81cm" svg:height="0.49cm" svg:x="0.62cm" svg:y="18.05cm"><draw:text-box> <text:p text:style-name="FTLG-Name"><text:span text:style-name="FTLG-Name">Rodriquez, Elizabeth Jane</text:span></text:p></draw:text-box>
</draw:frame>
<draw:polygon draw:style-name="TLG-line" draw:layer="layout" draw:z-index="1" svg:x="15.164399cm" svg:y="18.051364cm" svg:viewBox="0 0 100 352" svg:width="0.1000cm" svg:height="0.3528cm" draw:points="50, 0 100, 176 50, 352 0, 176"/>
<text:alphabetical-index-mark text:string-value="Savard, Honora (1817 - 1902-04-01)"/><draw:frame text:anchor-type="paragraph" draw:z-index="2" draw:style-name="TLG-text" svg:width="3.67cm" svg:height="0.49cm" svg:x="0.62cm" svg:y="18.67cm"><draw:text-box> <text:p text:style-name="FTLG-Name"><text:span text:style-name="FTLG-Name">Savard, Honora</text:span></text:p></draw:text-box>
</draw:frame>
<draw:polygon draw:style-name="TLG-line" draw:layer="layout" draw:z-index="1" svg:x="15.168723cm" svg:y="18.668725cm" svg:viewBox="0 0 100 352" svg:width="0.1000cm" svg:height="0.3528cm" draw:points="50, 0 100, 176 50, 352 0, 176"/>
<draw:polygon draw:style-name="TLG-solid" draw:layer="layout" draw:z-index="1" svg:x="15.536256cm" svg:y="18.668725cm" svg:viewBox="0 0 100 352" svg:width="0.1000cm" svg:height="0.3528cm" draw:points="50, 0 100, 176 50, 352 0, 176"/>
<draw:line text:anchor-type="paragraph" draw:z-index="3" draw:style-name="open" svg:x1="15.27cm" svg:y1="18.85cm" svg:x2="15.54cm" svg:y2="18.85cm"><text:p/>
</draw:line>
<text:alphabetical-index-mark text:string-value="Farmer, Caroline (1818 -  )"/><draw:frame text:anchor-type="paragraph" draw:z-index="2" draw:style-name="TLG-text" svg:width="3.90cm" svg:height="0.49cm" svg:x="0.62cm" svg:y="19.29cm"><draw:text-box> <text:p text:style-name="FTLG-Name"><text:span text:style-name="FTLG-Name">Farmer, Caroline</text:span></text:p></draw:text-box>
</draw:frame>
<draw:polygon draw:style-name="TLG-line" draw:layer="layout" draw:z-index="1" svg:x="15.173047cm" svg:y="19.286085cm" svg:viewBox="0 0 100 352" svg:width="0.1000cm" svg:height="0.3528cm" draw:points="50, 0 100, 176 50, 352 0, 176"/>
<text:alphabetical-index-mark text:string-value="Воронов, Katherine (1818 -  )"/><draw:frame text:anchor-type="paragraph" draw:z-index="2" draw:style-name="TLG-text" svg:width="4.46cm" svg:height="0.49cm" svg:x="0.62cm" svg:y="19.90cm"><draw:text-box> <text:p text:style-name="FTLG-Name"><text:span text:style-name="FTLG-Name">Воронов, Katherine</text:span></text:p></draw:text-box>
</draw:frame>
<draw:polygon draw:style-name="TLG-line" draw:layer="layout" draw:z-index="1" svg:x="15.173047cm" svg:y="19.903445cm" svg:viewBox="0 0 100 352" svg:width="0.1000cm" svg:height="0.3528cm" draw:points="50, 0 100, 176 50, 352 0, 176"/>
<text:alphabetical-index-mark text:string-value="Тимофеев, John P. (vers 1818 -  )"/><draw:frame text:anchor-type="paragraph" draw:z-index="2" draw:style-name="TLG-text" svg:width="4.31cm" svg:height="0.49cm" svg:x="0.62cm" svg:y="20.52cm"><draw:text-box> <text:p text:style-name="FTLG-Name"><text:span text:style-name="FTLG-Name">Тимофеев, John P.</text:span></text:p></draw:text-box>
</draw:frame>
<draw:polygon draw:style-name="TLG-line" draw:layer="layout" draw:z-index="1" svg:x="15.173047cm" svg:y="20.520805cm" svg:viewBox="0 0 100 352" svg:width="0.1000cm" svg:height="0.3528cm" draw:points="50, 0 100, 176 50, 352 0, 176"/>
<text:alphabetical-index-mark text:string-value="Mills, Isabella (1818-01-05 - 1874-08-20)"/><draw:frame text:anchor-type="paragraph" draw:z-index="2" draw:style-name="TLG-text" svg:width="3.21cm" svg:height="0.49cm" svg:x="0.62cm" svg:y="21.14cm"><draw:text-box> <text:p text:style-name="FTLG-Name"><text:span text:style-name="FTLG-Name">Mills, Isabella</text:span></text:p></draw:text-box>
</draw:frame>
<draw:polygon draw:style-name="TLG-line" draw:layer="layout" draw:z-index="1" svg:x="15.173047cm" svg:y="21.138165cm" svg:viewBox="0 0 100 352" svg:width="0.1000cm" svg:height="0.3528cm" draw:points="50, 0 100, 176 50, 352 0, 176"/>
<draw:polygon draw:style-name="TLG-solid" draw:layer="layout" draw:z-index="1" svg:x="15.415186cm" svg:y="21.138165cm" svg:viewBox="0 0 100 352" svg:width="0.1000cm" svg:height="0.3528cm" draw:points="50, 0 100, 176 50, 352 0, 176"/>
<draw:line text:anchor-type="paragraph" draw:z-index="3" draw:style-name="open" svg:x1="15.27cm" svg:y1="21.31cm" svg:x2="15.42cm" svg:y2="21.31cm"><text:p/>
</draw:line>
<text:alphabetical-index-mark text:string-value="Moreno, Delilah (1818-01-05 - 1871-01-08)"/><draw:frame text:anchor-type="paragraph" draw:z-index="2" draw:style-name="TLG-text" svg:width="3.67cm" svg:height="0.49cm" svg:x="0.62cm" svg:y="21.76cm"><draw:text-box> <text:p text:style-name="FTLG-Name"><text:span text:style-name="FTLG-Name">Moreno, Delilah</text:span></text:p></draw:text-box>
</draw:frame>
<draw:polygon draw:style-name="TLG-line" draw:layer="layout" draw:z-index="1" svg:x="15.173047cm" svg:y="21.755525cm" svg:viewBox="0 0 100 352" svg:width="0.1000cm" svg:height="0.3528cm" draw:points="50, 0 100, 176 50, 352 0, 176"/>
<draw:polygon draw:style-name="TLG-solid" draw:layer="layout" draw:z-index="1" svg:x="15.402215cm" svg:y="21.755525cm" svg:viewBox="0 0 100 352" svg:width="0.1000cm" svg:height="0.3528cm" draw:points="50, 0 100, 176 50, 352 0, 176"/>
<draw:line text:anchor-type="paragraph" draw:z-index="3" draw:style-name="open" svg:x1="15.27cm" svg:y1="21.93cm" svg:x2="15.40cm" svg:y2="21.93cm"><text:p/>
</draw:line>
<text:alphabetical-index-mark text:string-value="Douglas, Catherine (1818-04-09 -  )"/><draw:frame text:anchor-type="paragraph" draw:z-index="2" draw:style-name="TLG-text" svg:width="4.38cm" svg:height="0.49cm" svg:x="0.62cm" svg:y="22.37cm"><draw:text-box> <text:p text:style-name="FTLG-Name"><text:span text:style-name="FTLG-Name">Douglas, Catherine</text:span></text:p></draw:text-box>
</draw:frame>
<draw:polygon draw:style-name="TLG-line" draw:layer="layout" draw:z-index="1" svg:x="15.173047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odriquez, William M. (1818-05-07 -  )"/><draw:frame text:anchor-type="paragraph" draw:z-index="2" draw:style-name="TLG-text" svg:width="4.92cm" svg:height="0.49cm" svg:x="0.62cm" svg:y="2.62cm"><draw:text-box> <text:p text:style-name="FTLG-Name"><text:span text:style-name="FTLG-Name">Rodriquez, William M.</text:span></text:p></draw:text-box>
</draw:frame>
<draw:polygon draw:style-name="TLG-line" draw:layer="layout" draw:z-index="1" svg:x="15.173047cm" svg:y="2.617360cm" svg:viewBox="0 0 100 352" svg:width="0.1000cm" svg:height="0.3528cm" draw:points="50, 0 100, 176 50, 352 0, 176"/>
<text:alphabetical-index-mark text:string-value="Reeves, James (1819-03-24 - 1897-07-11)"/><draw:frame text:anchor-type="paragraph" draw:z-index="2" draw:style-name="TLG-text" svg:width="3.62cm" svg:height="0.49cm" svg:x="0.62cm" svg:y="3.23cm"><draw:text-box> <text:p text:style-name="FTLG-Name"><text:span text:style-name="FTLG-Name">Reeves, James</text:span></text:p></draw:text-box>
</draw:frame>
<draw:polygon draw:style-name="TLG-line" draw:layer="layout" draw:z-index="1" svg:x="15.177371cm" svg:y="3.234720cm" svg:viewBox="0 0 100 352" svg:width="0.1000cm" svg:height="0.3528cm" draw:points="50, 0 100, 176 50, 352 0, 176"/>
<draw:polygon draw:style-name="TLG-solid" draw:layer="layout" draw:z-index="1" svg:x="15.514637cm" svg:y="3.234720cm" svg:viewBox="0 0 100 352" svg:width="0.1000cm" svg:height="0.3528cm" draw:points="50, 0 100, 176 50, 352 0, 176"/>
<draw:line text:anchor-type="paragraph" draw:z-index="3" draw:style-name="open" svg:x1="15.28cm" svg:y1="3.41cm" svg:x2="15.51cm" svg:y2="3.41cm"><text:p/>
</draw:line>
<text:alphabetical-index-mark text:string-value="Boucher, Michael (1820 - 1859-01-09)"/><draw:frame text:anchor-type="paragraph" draw:z-index="2" draw:style-name="TLG-text" svg:width="4.00cm" svg:height="0.49cm" svg:x="0.62cm" svg:y="3.85cm"><draw:text-box> <text:p text:style-name="FTLG-Name"><text:span text:style-name="FTLG-Name">Boucher, Michael</text:span></text:p></draw:text-box>
</draw:frame>
<draw:polygon draw:style-name="TLG-line" draw:layer="layout" draw:z-index="1" svg:x="15.181695cm" svg:y="3.852081cm" svg:viewBox="0 0 100 352" svg:width="0.1000cm" svg:height="0.3528cm" draw:points="50, 0 100, 176 50, 352 0, 176"/>
<draw:polygon draw:style-name="TLG-solid" draw:layer="layout" draw:z-index="1" svg:x="15.350328cm" svg:y="3.852081cm" svg:viewBox="0 0 100 352" svg:width="0.1000cm" svg:height="0.3528cm" draw:points="50, 0 100, 176 50, 352 0, 176"/>
<draw:line text:anchor-type="paragraph" draw:z-index="3" draw:style-name="open" svg:x1="15.28cm" svg:y1="4.03cm" svg:x2="15.35cm" svg:y2="4.03cm"><text:p/>
</draw:line>
<text:alphabetical-index-mark text:string-value="Todd, George W. (1820-01-02 - 1895-02-16)"/><draw:frame text:anchor-type="paragraph" draw:z-index="2" draw:style-name="TLG-text" svg:width="3.98cm" svg:height="0.49cm" svg:x="0.62cm" svg:y="4.47cm"><draw:text-box> <text:p text:style-name="FTLG-Name"><text:span text:style-name="FTLG-Name">Todd, George W.</text:span></text:p></draw:text-box>
</draw:frame>
<draw:polygon draw:style-name="TLG-line" draw:layer="layout" draw:z-index="1" svg:x="15.181695cm" svg:y="4.469441cm" svg:viewBox="0 0 100 352" svg:width="0.1000cm" svg:height="0.3528cm" draw:points="50, 0 100, 176 50, 352 0, 176"/>
<draw:polygon draw:style-name="TLG-solid" draw:layer="layout" draw:z-index="1" svg:x="15.505989cm" svg:y="4.469441cm" svg:viewBox="0 0 100 352" svg:width="0.1000cm" svg:height="0.3528cm" draw:points="50, 0 100, 176 50, 352 0, 176"/>
<draw:line text:anchor-type="paragraph" draw:z-index="3" draw:style-name="open" svg:x1="15.28cm" svg:y1="4.65cm" svg:x2="15.51cm" svg:y2="4.65cm"><text:p/>
</draw:line>
<text:alphabetical-index-mark text:string-value="Rodriquez, Barbara Ann (1820-02-28 - 1902-07-20)"/><draw:frame text:anchor-type="paragraph" draw:z-index="2" draw:style-name="TLG-text" svg:width="5.38cm" svg:height="0.49cm" svg:x="0.62cm" svg:y="5.09cm"><draw:text-box> <text:p text:style-name="FTLG-Name"><text:span text:style-name="FTLG-Name">Rodriquez, Barbara Ann</text:span></text:p></draw:text-box>
</draw:frame>
<draw:polygon draw:style-name="TLG-line" draw:layer="layout" draw:z-index="1" svg:x="15.181695cm" svg:y="5.086801cm" svg:viewBox="0 0 100 352" svg:width="0.1000cm" svg:height="0.3528cm" draw:points="50, 0 100, 176 50, 352 0, 176"/>
<draw:polygon draw:style-name="TLG-solid" draw:layer="layout" draw:z-index="1" svg:x="15.536256cm" svg:y="5.086801cm" svg:viewBox="0 0 100 352" svg:width="0.1000cm" svg:height="0.3528cm" draw:points="50, 0 100, 176 50, 352 0, 176"/>
<draw:line text:anchor-type="paragraph" draw:z-index="3" draw:style-name="open" svg:x1="15.28cm" svg:y1="5.26cm" svg:x2="15.54cm" svg:y2="5.26cm"><text:p/>
</draw:line>
<text:alphabetical-index-mark text:string-value="Moreno, Mary H. (1820-08-20 -  )"/><draw:frame text:anchor-type="paragraph" draw:z-index="2" draw:style-name="TLG-text" svg:width="3.87cm" svg:height="0.49cm" svg:x="0.62cm" svg:y="5.70cm"><draw:text-box> <text:p text:style-name="FTLG-Name"><text:span text:style-name="FTLG-Name">Moreno, Mary H.</text:span></text:p></draw:text-box>
</draw:frame>
<draw:polygon draw:style-name="TLG-line" draw:layer="layout" draw:z-index="1" svg:x="15.181695cm" svg:y="5.704161cm" svg:viewBox="0 0 100 352" svg:width="0.1000cm" svg:height="0.3528cm" draw:points="50, 0 100, 176 50, 352 0, 176"/>
<text:alphabetical-index-mark text:string-value="Webb, Alexander (1821 - 1854-02-02)"/><draw:frame text:anchor-type="paragraph" draw:z-index="2" draw:style-name="TLG-text" svg:width="3.98cm" svg:height="0.49cm" svg:x="0.62cm" svg:y="6.32cm"><draw:text-box> <text:p text:style-name="FTLG-Name"><text:span text:style-name="FTLG-Name">Webb, Alexander</text:span></text:p></draw:text-box>
</draw:frame>
<draw:polygon draw:style-name="TLG-line" draw:layer="layout" draw:z-index="1" svg:x="15.186019cm" svg:y="6.321521cm" svg:viewBox="0 0 100 352" svg:width="0.1000cm" svg:height="0.3528cm" draw:points="50, 0 100, 176 50, 352 0, 176"/>
<draw:polygon draw:style-name="TLG-solid" draw:layer="layout" draw:z-index="1" svg:x="15.328708cm" svg:y="6.321521cm" svg:viewBox="0 0 100 352" svg:width="0.1000cm" svg:height="0.3528cm" draw:points="50, 0 100, 176 50, 352 0, 176"/>
<draw:line text:anchor-type="paragraph" draw:z-index="3" draw:style-name="open" svg:x1="15.29cm" svg:y1="6.50cm" svg:x2="15.33cm" svg:y2="6.50cm"><text:p/>
</draw:line>
<text:alphabetical-index-mark text:string-value="Alvarado, Jacob W. (1821-01-25 - )"/><draw:frame text:anchor-type="paragraph" draw:z-index="2" draw:style-name="TLG-text" svg:width="4.43cm" svg:height="0.49cm" svg:x="0.62cm" svg:y="6.94cm"><draw:text-box> <text:p text:style-name="FTLG-Name"><text:span text:style-name="FTLG-Name">Alvarado, Jacob W.</text:span></text:p></draw:text-box>
</draw:frame>
<draw:polygon draw:style-name="TLG-line" draw:layer="layout" draw:z-index="1" svg:x="15.186019cm" svg:y="6.938881cm" svg:viewBox="0 0 100 352" svg:width="0.1000cm" svg:height="0.3528cm" draw:points="50, 0 100, 176 50, 352 0, 176"/>
<text:alphabetical-index-mark text:string-value="Douglas, Abraham (1821-02-17 - 1901-01-12)"/><draw:frame text:anchor-type="paragraph" draw:z-index="2" draw:style-name="TLG-text" svg:width="4.26cm" svg:height="0.49cm" svg:x="0.62cm" svg:y="7.56cm"><draw:text-box> <text:p text:style-name="FTLG-Name"><text:span text:style-name="FTLG-Name">Douglas, Abraham</text:span></text:p></draw:text-box>
</draw:frame>
<draw:polygon draw:style-name="TLG-line" draw:layer="layout" draw:z-index="1" svg:x="15.186019cm" svg:y="7.556242cm" svg:viewBox="0 0 100 352" svg:width="0.1000cm" svg:height="0.3528cm" draw:points="50, 0 100, 176 50, 352 0, 176"/>
<draw:polygon draw:style-name="TLG-solid" draw:layer="layout" draw:z-index="1" svg:x="15.531932cm" svg:y="7.556242cm" svg:viewBox="0 0 100 352" svg:width="0.1000cm" svg:height="0.3528cm" draw:points="50, 0 100, 176 50, 352 0, 176"/>
<draw:line text:anchor-type="paragraph" draw:z-index="3" draw:style-name="open" svg:x1="15.29cm" svg:y1="7.73cm" svg:x2="15.53cm" svg:y2="7.73cm"><text:p/>
</draw:line>
<text:alphabetical-index-mark text:string-value="Warner, Piatt D. (1821-04-09 - 1889-10-11)"/><draw:frame text:anchor-type="paragraph" draw:z-index="2" draw:style-name="TLG-text" svg:width="3.72cm" svg:height="0.49cm" svg:x="0.62cm" svg:y="8.17cm"><draw:text-box> <text:p text:style-name="FTLG-Name"><text:span text:style-name="FTLG-Name">Warner, Piatt D.</text:span></text:p></draw:text-box>
</draw:frame>
<draw:polygon draw:style-name="TLG-line" draw:layer="layout" draw:z-index="1" svg:x="15.186019cm" svg:y="8.173602cm" svg:viewBox="0 0 100 352" svg:width="0.1000cm" svg:height="0.3528cm" draw:points="50, 0 100, 176 50, 352 0, 176"/>
<draw:polygon draw:style-name="TLG-solid" draw:layer="layout" draw:z-index="1" svg:x="15.480045cm" svg:y="8.173602cm" svg:viewBox="0 0 100 352" svg:width="0.1000cm" svg:height="0.3528cm" draw:points="50, 0 100, 176 50, 352 0, 176"/>
<draw:line text:anchor-type="paragraph" draw:z-index="3" draw:style-name="open" svg:x1="15.29cm" svg:y1="8.35cm" svg:x2="15.48cm" svg:y2="8.35cm"><text:p/>
</draw:line>
<text:alphabetical-index-mark text:string-value="Rodriquez, Oma (1821-11-28 -  )"/><draw:frame text:anchor-type="paragraph" draw:z-index="2" draw:style-name="TLG-text" svg:width="3.80cm" svg:height="0.49cm" svg:x="0.62cm" svg:y="8.79cm"><draw:text-box> <text:p text:style-name="FTLG-Name"><text:span text:style-name="FTLG-Name">Rodriquez, Oma</text:span></text:p></draw:text-box>
</draw:frame>
<draw:polygon draw:style-name="TLG-line" draw:layer="layout" draw:z-index="1" svg:x="15.186019cm" svg:y="8.790962cm" svg:viewBox="0 0 100 352" svg:width="0.1000cm" svg:height="0.3528cm" draw:points="50, 0 100, 176 50, 352 0, 176"/>
<text:alphabetical-index-mark text:string-value="Marín, Willis H. (1822-11-11 - 1894-01-02)"/><draw:frame text:anchor-type="paragraph" draw:z-index="2" draw:style-name="TLG-text" svg:width="3.54cm" svg:height="0.49cm" svg:x="0.62cm" svg:y="9.41cm"><draw:text-box> <text:p text:style-name="FTLG-Name"><text:span text:style-name="FTLG-Name">Marín, Willis H.</text:span></text:p></draw:text-box>
</draw:frame>
<draw:polygon draw:style-name="TLG-line" draw:layer="layout" draw:z-index="1" svg:x="15.190343cm" svg:y="9.408322cm" svg:viewBox="0 0 100 352" svg:width="0.1000cm" svg:height="0.3528cm" draw:points="50, 0 100, 176 50, 352 0, 176"/>
<draw:polygon draw:style-name="TLG-solid" draw:layer="layout" draw:z-index="1" svg:x="15.501665cm" svg:y="9.408322cm" svg:viewBox="0 0 100 352" svg:width="0.1000cm" svg:height="0.3528cm" draw:points="50, 0 100, 176 50, 352 0, 176"/>
<draw:line text:anchor-type="paragraph" draw:z-index="3" draw:style-name="open" svg:x1="15.29cm" svg:y1="9.58cm" svg:x2="15.50cm" svg:y2="9.58cm"><text:p/>
</draw:line>
<text:alphabetical-index-mark text:string-value="Morris, Jane (1822-11-20 - 1877-04-23)"/><draw:frame text:anchor-type="paragraph" draw:z-index="2" draw:style-name="TLG-text" svg:width="2.98cm" svg:height="0.49cm" svg:x="0.62cm" svg:y="10.03cm"><draw:text-box> <text:p text:style-name="FTLG-Name"><text:span text:style-name="FTLG-Name">Morris, Jane</text:span></text:p></draw:text-box>
</draw:frame>
<draw:polygon draw:style-name="TLG-line" draw:layer="layout" draw:z-index="1" svg:x="15.190343cm" svg:y="10.025682cm" svg:viewBox="0 0 100 352" svg:width="0.1000cm" svg:height="0.3528cm" draw:points="50, 0 100, 176 50, 352 0, 176"/>
<draw:polygon draw:style-name="TLG-solid" draw:layer="layout" draw:z-index="1" svg:x="15.428158cm" svg:y="10.025682cm" svg:viewBox="0 0 100 352" svg:width="0.1000cm" svg:height="0.3528cm" draw:points="50, 0 100, 176 50, 352 0, 176"/>
<draw:line text:anchor-type="paragraph" draw:z-index="3" draw:style-name="open" svg:x1="15.29cm" svg:y1="10.20cm" svg:x2="15.43cm" svg:y2="10.20cm"><text:p/>
</draw:line>
<text:alphabetical-index-mark text:string-value="Moreno, Abigail Chapman (1823-03-13 - 1853-06-02)"/><draw:frame text:anchor-type="paragraph" draw:z-index="2" draw:style-name="TLG-text" svg:width="5.76cm" svg:height="0.49cm" svg:x="0.62cm" svg:y="10.64cm"><draw:text-box> <text:p text:style-name="FTLG-Name"><text:span text:style-name="FTLG-Name">Moreno, Abigail Chapman</text:span></text:p></draw:text-box>
</draw:frame>
<draw:polygon draw:style-name="TLG-line" draw:layer="layout" draw:z-index="1" svg:x="15.194667cm" svg:y="10.643042cm" svg:viewBox="0 0 100 352" svg:width="0.1000cm" svg:height="0.3528cm" draw:points="50, 0 100, 176 50, 352 0, 176"/>
<draw:polygon draw:style-name="TLG-solid" draw:layer="layout" draw:z-index="1" svg:x="15.324384cm" svg:y="10.643042cm" svg:viewBox="0 0 100 352" svg:width="0.1000cm" svg:height="0.3528cm" draw:points="50, 0 100, 176 50, 352 0, 176"/>
<draw:line text:anchor-type="paragraph" draw:z-index="3" draw:style-name="open" svg:x1="15.29cm" svg:y1="10.82cm" svg:x2="15.32cm" svg:y2="10.82cm"><text:p/>
</draw:line>
<text:alphabetical-index-mark text:string-value="Rodriquez, Mary Ann (1823-06-17 -  )"/><draw:frame text:anchor-type="paragraph" draw:z-index="2" draw:style-name="TLG-text" svg:width="4.77cm" svg:height="0.49cm" svg:x="0.62cm" svg:y="11.26cm"><draw:text-box> <text:p text:style-name="FTLG-Name"><text:span text:style-name="FTLG-Name">Rodriquez, Mary Ann</text:span></text:p></draw:text-box>
</draw:frame>
<draw:polygon draw:style-name="TLG-line" draw:layer="layout" draw:z-index="1" svg:x="15.194667cm" svg:y="11.260403cm" svg:viewBox="0 0 100 352" svg:width="0.1000cm" svg:height="0.3528cm" draw:points="50, 0 100, 176 50, 352 0, 176"/>
<text:alphabetical-index-mark text:string-value="Garner, Lewis (1823-11-18 - 1911-01-21)"/><draw:frame text:anchor-type="paragraph" draw:z-index="2" draw:style-name="TLG-text" svg:width="3.31cm" svg:height="0.49cm" svg:x="0.62cm" svg:y="11.88cm"><draw:text-box> <text:p text:style-name="FTLG-Name"><text:span text:style-name="FTLG-Name">Garner, Lewis</text:span></text:p></draw:text-box>
</draw:frame>
<draw:polygon draw:style-name="TLG-line" draw:layer="layout" draw:z-index="1" svg:x="15.194667cm" svg:y="11.877763cm" svg:viewBox="0 0 100 352" svg:width="0.1000cm" svg:height="0.3528cm" draw:points="50, 0 100, 176 50, 352 0, 176"/>
<draw:polygon draw:style-name="TLG-solid" draw:layer="layout" draw:z-index="1" svg:x="15.575171cm" svg:y="11.877763cm" svg:viewBox="0 0 100 352" svg:width="0.1000cm" svg:height="0.3528cm" draw:points="50, 0 100, 176 50, 352 0, 176"/>
<draw:line text:anchor-type="paragraph" draw:z-index="3" draw:style-name="open" svg:x1="15.29cm" svg:y1="12.05cm" svg:x2="15.58cm" svg:y2="12.05cm"><text:p/>
</draw:line>
<text:alphabetical-index-mark text:string-value="Fox, Julia Colville (1823-12-25 - 1904-02-12)"/><draw:frame text:anchor-type="paragraph" draw:z-index="2" draw:style-name="TLG-text" svg:width="4.03cm" svg:height="0.49cm" svg:x="0.62cm" svg:y="12.50cm"><draw:text-box> <text:p text:style-name="FTLG-Name"><text:span text:style-name="FTLG-Name">Fox, Julia Colville</text:span></text:p></draw:text-box>
</draw:frame>
<draw:polygon draw:style-name="TLG-line" draw:layer="layout" draw:z-index="1" svg:x="15.194667cm" svg:y="12.495123cm" svg:viewBox="0 0 100 352" svg:width="0.1000cm" svg:height="0.3528cm" draw:points="50, 0 100, 176 50, 352 0, 176"/>
<draw:polygon draw:style-name="TLG-solid" draw:layer="layout" draw:z-index="1" svg:x="15.544904cm" svg:y="12.495123cm" svg:viewBox="0 0 100 352" svg:width="0.1000cm" svg:height="0.3528cm" draw:points="50, 0 100, 176 50, 352 0, 176"/>
<draw:line text:anchor-type="paragraph" draw:z-index="3" draw:style-name="open" svg:x1="15.29cm" svg:y1="12.67cm" svg:x2="15.54cm" svg:y2="12.67cm"><text:p/>
</draw:line>
<text:alphabetical-index-mark text:string-value="Boucher, Honora (1824 - 1895-02-09)"/><draw:frame text:anchor-type="paragraph" draw:z-index="2" draw:style-name="TLG-text" svg:width="3.93cm" svg:height="0.49cm" svg:x="0.62cm" svg:y="13.11cm"><draw:text-box> <text:p text:style-name="FTLG-Name"><text:span text:style-name="FTLG-Name">Boucher, Honora</text:span></text:p></draw:text-box>
</draw:frame>
<draw:polygon draw:style-name="TLG-line" draw:layer="layout" draw:z-index="1" svg:x="15.198991cm" svg:y="13.112483cm" svg:viewBox="0 0 100 352" svg:width="0.1000cm" svg:height="0.3528cm" draw:points="50, 0 100, 176 50, 352 0, 176"/>
<draw:polygon draw:style-name="TLG-solid" draw:layer="layout" draw:z-index="1" svg:x="15.505989cm" svg:y="13.112483cm" svg:viewBox="0 0 100 352" svg:width="0.1000cm" svg:height="0.3528cm" draw:points="50, 0 100, 176 50, 352 0, 176"/>
<draw:line text:anchor-type="paragraph" draw:z-index="3" draw:style-name="open" svg:x1="15.30cm" svg:y1="13.29cm" svg:x2="15.51cm" svg:y2="13.29cm"><text:p/>
</draw:line>
<text:alphabetical-index-mark text:string-value="Morris, Roland (1824 -  )"/><draw:frame text:anchor-type="paragraph" draw:z-index="2" draw:style-name="TLG-text" svg:width="3.44cm" svg:height="0.49cm" svg:x="0.62cm" svg:y="13.73cm"><draw:text-box> <text:p text:style-name="FTLG-Name"><text:span text:style-name="FTLG-Name">Morris, Roland</text:span></text:p></draw:text-box>
</draw:frame>
<draw:polygon draw:style-name="TLG-line" draw:layer="layout" draw:z-index="1" svg:x="15.198991cm" svg:y="13.729843cm" svg:viewBox="0 0 100 352" svg:width="0.1000cm" svg:height="0.3528cm" draw:points="50, 0 100, 176 50, 352 0, 176"/>
<text:alphabetical-index-mark text:string-value="Тимофеев,  (après 1824 -  )"/><draw:frame text:anchor-type="paragraph" draw:z-index="2" draw:style-name="TLG-text" svg:width="2.50cm" svg:height="0.49cm" svg:x="0.62cm" svg:y="14.35cm"><draw:text-box> <text:p text:style-name="FTLG-Name"><text:span text:style-name="FTLG-Name">Тимофеев</text:span></text:p></draw:text-box>
</draw:frame>
<draw:polygon draw:style-name="TLG-line" draw:layer="layout" draw:z-index="1" svg:x="15.198991cm" svg:y="14.347203cm" svg:viewBox="0 0 100 352" svg:width="0.1000cm" svg:height="0.3528cm" draw:points="50, 0 100, 176 50, 352 0, 176"/>
<text:alphabetical-index-mark text:string-value="Douglas, John (1824-10-17 - )"/><draw:frame text:anchor-type="paragraph" draw:z-index="2" draw:style-name="TLG-text" svg:width="3.39cm" svg:height="0.49cm" svg:x="0.62cm" svg:y="14.96cm"><draw:text-box> <text:p text:style-name="FTLG-Name"><text:span text:style-name="FTLG-Name">Douglas, John</text:span></text:p></draw:text-box>
</draw:frame>
<draw:polygon draw:style-name="TLG-line" draw:layer="layout" draw:z-index="1" svg:x="15.198991cm" svg:y="14.964564cm" svg:viewBox="0 0 100 352" svg:width="0.1000cm" svg:height="0.3528cm" draw:points="50, 0 100, 176 50, 352 0, 176"/>
<text:alphabetical-index-mark text:string-value="Delgado, Mary Ann (1825 - )"/><draw:frame text:anchor-type="paragraph" draw:z-index="2" draw:style-name="TLG-text" svg:width="4.38cm" svg:height="0.49cm" svg:x="0.62cm" svg:y="15.58cm"><draw:text-box> <text:p text:style-name="FTLG-Name"><text:span text:style-name="FTLG-Name">Delgado, Mary Ann</text:span></text:p></draw:text-box>
</draw:frame>
<draw:polygon draw:style-name="TLG-line" draw:layer="layout" draw:z-index="1" svg:x="15.203315cm" svg:y="15.581924cm" svg:viewBox="0 0 100 352" svg:width="0.1000cm" svg:height="0.3528cm" draw:points="50, 0 100, 176 50, 352 0, 176"/>
<text:alphabetical-index-mark text:string-value="Garner, Anderson (1825-01-28 - 1887-04-07)"/><draw:frame text:anchor-type="paragraph" draw:z-index="2" draw:style-name="TLG-text" svg:width="4.10cm" svg:height="0.49cm" svg:x="0.62cm" svg:y="16.20cm"><draw:text-box> <text:p text:style-name="FTLG-Name"><text:span text:style-name="FTLG-Name">Garner, Anderson</text:span></text:p></draw:text-box>
</draw:frame>
<draw:polygon draw:style-name="TLG-line" draw:layer="layout" draw:z-index="1" svg:x="15.203315cm" svg:y="16.199284cm" svg:viewBox="0 0 100 352" svg:width="0.1000cm" svg:height="0.3528cm" draw:points="50, 0 100, 176 50, 352 0, 176"/>
<draw:polygon draw:style-name="TLG-solid" draw:layer="layout" draw:z-index="1" svg:x="15.471397cm" svg:y="16.199284cm" svg:viewBox="0 0 100 352" svg:width="0.1000cm" svg:height="0.3528cm" draw:points="50, 0 100, 176 50, 352 0, 176"/>
<draw:line text:anchor-type="paragraph" draw:z-index="3" draw:style-name="open" svg:x1="15.30cm" svg:y1="16.38cm" svg:x2="15.47cm" svg:y2="16.38cm"><text:p/>
</draw:line>
<text:alphabetical-index-mark text:string-value="Alvarado, John (1825-03-13 -  )"/><draw:frame text:anchor-type="paragraph" draw:z-index="2" draw:style-name="TLG-text" svg:width="3.52cm" svg:height="0.49cm" svg:x="0.62cm" svg:y="16.82cm"><draw:text-box> <text:p text:style-name="FTLG-Name"><text:span text:style-name="FTLG-Name">Alvarado, John</text:span></text:p></draw:text-box>
</draw:frame>
<draw:polygon draw:style-name="TLG-line" draw:layer="layout" draw:z-index="1" svg:x="15.203315cm" svg:y="16.816644cm" svg:viewBox="0 0 100 352" svg:width="0.1000cm" svg:height="0.3528cm" draw:points="50, 0 100, 176 50, 352 0, 176"/>
<text:alphabetical-index-mark text:string-value="Meyer, Catherine (1825-06-19 - 1911-01-30)"/><draw:frame text:anchor-type="paragraph" draw:z-index="2" draw:style-name="TLG-text" svg:width="3.98cm" svg:height="0.49cm" svg:x="0.62cm" svg:y="17.43cm"><draw:text-box> <text:p text:style-name="FTLG-Name"><text:span text:style-name="FTLG-Name">Meyer, Catherine</text:span></text:p></draw:text-box>
</draw:frame>
<draw:polygon draw:style-name="TLG-line" draw:layer="layout" draw:z-index="1" svg:x="15.203315cm" svg:y="17.434004cm" svg:viewBox="0 0 100 352" svg:width="0.1000cm" svg:height="0.3528cm" draw:points="50, 0 100, 176 50, 352 0, 176"/>
<draw:polygon draw:style-name="TLG-solid" draw:layer="layout" draw:z-index="1" svg:x="15.575171cm" svg:y="17.434004cm" svg:viewBox="0 0 100 352" svg:width="0.1000cm" svg:height="0.3528cm" draw:points="50, 0 100, 176 50, 352 0, 176"/>
<draw:line text:anchor-type="paragraph" draw:z-index="3" draw:style-name="open" svg:x1="15.30cm" svg:y1="17.61cm" svg:x2="15.58cm" svg:y2="17.61cm"><text:p/>
</draw:line>
<text:alphabetical-index-mark text:string-value="Тимофеев, Sarah Jane (1825-07-29 -  )"/><draw:frame text:anchor-type="paragraph" draw:z-index="2" draw:style-name="TLG-text" svg:width="5.10cm" svg:height="0.49cm" svg:x="0.62cm" svg:y="18.05cm"><draw:text-box> <text:p text:style-name="FTLG-Name"><text:span text:style-name="FTLG-Name">Тимофеев, Sarah Jane</text:span></text:p></draw:text-box>
</draw:frame>
<draw:polygon draw:style-name="TLG-line" draw:layer="layout" draw:z-index="1" svg:x="15.203315cm" svg:y="18.051364cm" svg:viewBox="0 0 100 352" svg:width="0.1000cm" svg:height="0.3528cm" draw:points="50, 0 100, 176 50, 352 0, 176"/>
<text:alphabetical-index-mark text:string-value="Moreno, Cyrus W. (1825-08-18 -  )"/><draw:frame text:anchor-type="paragraph" draw:z-index="2" draw:style-name="TLG-text" svg:width="4.15cm" svg:height="0.49cm" svg:x="0.62cm" svg:y="18.67cm"><draw:text-box> <text:p text:style-name="FTLG-Name"><text:span text:style-name="FTLG-Name">Moreno, Cyrus W.</text:span></text:p></draw:text-box>
</draw:frame>
<draw:polygon draw:style-name="TLG-line" draw:layer="layout" draw:z-index="1" svg:x="15.203315cm" svg:y="18.668725cm" svg:viewBox="0 0 100 352" svg:width="0.1000cm" svg:height="0.3528cm" draw:points="50, 0 100, 176 50, 352 0, 176"/>
<text:alphabetical-index-mark text:string-value="Rodriquez, Maria Louisa (1825-09-24 -  )"/><draw:frame text:anchor-type="paragraph" draw:z-index="2" draw:style-name="TLG-text" svg:width="5.43cm" svg:height="0.49cm" svg:x="0.62cm" svg:y="19.29cm"><draw:text-box> <text:p text:style-name="FTLG-Name"><text:span text:style-name="FTLG-Name">Rodriquez, Maria Louisa</text:span></text:p></draw:text-box>
</draw:frame>
<draw:polygon draw:style-name="TLG-line" draw:layer="layout" draw:z-index="1" svg:x="15.203315cm" svg:y="19.286085cm" svg:viewBox="0 0 100 352" svg:width="0.1000cm" svg:height="0.3528cm" draw:points="50, 0 100, 176 50, 352 0, 176"/>
<text:alphabetical-index-mark text:string-value="Fernandez, Thomas (1825-11-27 - 1902-11-26)"/><draw:frame text:anchor-type="paragraph" draw:z-index="2" draw:style-name="TLG-text" svg:width="4.56cm" svg:height="0.49cm" svg:x="0.62cm" svg:y="19.90cm"><draw:text-box> <text:p text:style-name="FTLG-Name"><text:span text:style-name="FTLG-Name">Fernandez, Thomas</text:span></text:p></draw:text-box>
</draw:frame>
<draw:polygon draw:style-name="TLG-line" draw:layer="layout" draw:z-index="1" svg:x="15.203315cm" svg:y="19.903445cm" svg:viewBox="0 0 100 352" svg:width="0.1000cm" svg:height="0.3528cm" draw:points="50, 0 100, 176 50, 352 0, 176"/>
<draw:polygon draw:style-name="TLG-solid" draw:layer="layout" draw:z-index="1" svg:x="15.536256cm" svg:y="19.903445cm" svg:viewBox="0 0 100 352" svg:width="0.1000cm" svg:height="0.3528cm" draw:points="50, 0 100, 176 50, 352 0, 176"/>
<draw:line text:anchor-type="paragraph" draw:z-index="3" draw:style-name="open" svg:x1="15.30cm" svg:y1="20.08cm" svg:x2="15.54cm" svg:y2="20.08cm"><text:p/>
</draw:line>
<text:alphabetical-index-mark text:string-value="Jiménez, George Henry, III (1826-08-15 - 1907-10-25)"/><draw:frame text:anchor-type="paragraph" draw:z-index="2" draw:style-name="TLG-text" svg:width="5.94cm" svg:height="0.49cm" svg:x="0.62cm" svg:y="20.52cm"><draw:text-box> <text:p text:style-name="FTLG-Name"><text:span text:style-name="FTLG-Name">Jiménez, George Henry, III</text:span></text:p></draw:text-box>
</draw:frame>
<draw:polygon draw:style-name="TLG-line" draw:layer="layout" draw:z-index="1" svg:x="15.207638cm" svg:y="20.520805cm" svg:viewBox="0 0 100 352" svg:width="0.1000cm" svg:height="0.3528cm" draw:points="50, 0 100, 176 50, 352 0, 176"/>
<draw:polygon draw:style-name="TLG-solid" draw:layer="layout" draw:z-index="1" svg:x="15.557876cm" svg:y="20.520805cm" svg:viewBox="0 0 100 352" svg:width="0.1000cm" svg:height="0.3528cm" draw:points="50, 0 100, 176 50, 352 0, 176"/>
<draw:line text:anchor-type="paragraph" draw:z-index="3" draw:style-name="open" svg:x1="15.31cm" svg:y1="20.70cm" svg:x2="15.56cm" svg:y2="20.70cm"><text:p/>
</draw:line>
<text:alphabetical-index-mark text:string-value="Тихонов, Moses (1827 - 1872)"/><draw:frame text:anchor-type="paragraph" draw:z-index="2" draw:style-name="TLG-text" svg:width="3.85cm" svg:height="0.49cm" svg:x="0.62cm" svg:y="21.14cm"><draw:text-box> <text:p text:style-name="FTLG-Name"><text:span text:style-name="FTLG-Name">Тихонов, Moses</text:span></text:p></draw:text-box>
</draw:frame>
<draw:polygon draw:style-name="TLG-line" draw:layer="layout" draw:z-index="1" svg:x="15.211962cm" svg:y="21.138165cm" svg:viewBox="0 0 100 352" svg:width="0.1000cm" svg:height="0.3528cm" draw:points="50, 0 100, 176 50, 352 0, 176"/>
<draw:polygon draw:style-name="TLG-solid" draw:layer="layout" draw:z-index="1" svg:x="15.406539cm" svg:y="21.138165cm" svg:viewBox="0 0 100 352" svg:width="0.1000cm" svg:height="0.3528cm" draw:points="50, 0 100, 176 50, 352 0, 176"/>
<draw:line text:anchor-type="paragraph" draw:z-index="3" draw:style-name="open" svg:x1="15.31cm" svg:y1="21.31cm" svg:x2="15.41cm" svg:y2="21.31cm"><text:p/>
</draw:line>
<text:alphabetical-index-mark text:string-value="Webb, Mary (1827-01-31 -  )"/><draw:frame text:anchor-type="paragraph" draw:z-index="2" draw:style-name="TLG-text" svg:width="2.93cm" svg:height="0.49cm" svg:x="0.62cm" svg:y="21.76cm"><draw:text-box> <text:p text:style-name="FTLG-Name"><text:span text:style-name="FTLG-Name">Webb, Mary</text:span></text:p></draw:text-box>
</draw:frame>
<draw:polygon draw:style-name="TLG-line" draw:layer="layout" draw:z-index="1" svg:x="15.211962cm" svg:y="21.755525cm" svg:viewBox="0 0 100 352" svg:width="0.1000cm" svg:height="0.3528cm" draw:points="50, 0 100, 176 50, 352 0, 176"/>
<text:alphabetical-index-mark text:string-value="Zieliński, Phoebe Emily (1827-04-12 - 1882-03-07)"/><draw:frame text:anchor-type="paragraph" draw:z-index="2" draw:style-name="TLG-text" svg:width="5.20cm" svg:height="0.49cm" svg:x="0.62cm" svg:y="22.37cm"><draw:text-box> <text:p text:style-name="FTLG-Name"><text:span text:style-name="FTLG-Name">Zieliński, Phoebe Emily</text:span></text:p></draw:text-box>
</draw:frame>
<draw:polygon draw:style-name="TLG-line" draw:layer="layout" draw:z-index="1" svg:x="15.211962cm" svg:y="22.372886cm" svg:viewBox="0 0 100 352" svg:width="0.1000cm" svg:height="0.3528cm" draw:points="50, 0 100, 176 50, 352 0, 176"/>
<draw:polygon draw:style-name="TLG-solid" draw:layer="layout" draw:z-index="1" svg:x="15.449778cm" svg:y="22.372886cm" svg:viewBox="0 0 100 352" svg:width="0.1000cm" svg:height="0.3528cm" draw:points="50, 0 100, 176 50, 352 0, 176"/>
<draw:line text:anchor-type="paragraph" draw:z-index="3" draw:style-name="open" svg:x1="15.31cm" svg:y1="22.55cm" svg:x2="15.4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Douglas, Alfred (1827-05-01 - 1913-06-26)"/><draw:frame text:anchor-type="paragraph" draw:z-index="2" draw:style-name="TLG-text" svg:width="3.59cm" svg:height="0.49cm" svg:x="0.62cm" svg:y="2.62cm"><draw:text-box> <text:p text:style-name="FTLG-Name"><text:span text:style-name="FTLG-Name">Douglas, Alfred</text:span></text:p></draw:text-box>
</draw:frame>
<draw:polygon draw:style-name="TLG-line" draw:layer="layout" draw:z-index="1" svg:x="15.211962cm" svg:y="2.617360cm" svg:viewBox="0 0 100 352" svg:width="0.1000cm" svg:height="0.3528cm" draw:points="50, 0 100, 176 50, 352 0, 176"/>
<draw:polygon draw:style-name="TLG-solid" draw:layer="layout" draw:z-index="1" svg:x="15.583819cm" svg:y="2.617360cm" svg:viewBox="0 0 100 352" svg:width="0.1000cm" svg:height="0.3528cm" draw:points="50, 0 100, 176 50, 352 0, 176"/>
<draw:line text:anchor-type="paragraph" draw:z-index="3" draw:style-name="open" svg:x1="15.31cm" svg:y1="2.79cm" svg:x2="15.58cm" svg:y2="2.79cm"><text:p/>
</draw:line>
<text:alphabetical-index-mark text:string-value="Garner, Robert W. (1826/7-04-24 (Julien) - 1916-02-03)"/><draw:frame text:anchor-type="paragraph" draw:z-index="2" draw:style-name="TLG-text" svg:width="4.20cm" svg:height="0.49cm" svg:x="0.62cm" svg:y="3.23cm"><draw:text-box> <text:p text:style-name="FTLG-Name"><text:span text:style-name="FTLG-Name">Garner, Robert W.</text:span></text:p></draw:text-box>
</draw:frame>
<draw:polygon draw:style-name="TLG-line" draw:layer="layout" draw:z-index="1" svg:x="15.211962cm" svg:y="3.234720cm" svg:viewBox="0 0 100 352" svg:width="0.1000cm" svg:height="0.3528cm" draw:points="50, 0 100, 176 50, 352 0, 176"/>
<draw:polygon draw:style-name="TLG-solid" draw:layer="layout" draw:z-index="1" svg:x="15.596791cm" svg:y="3.234720cm" svg:viewBox="0 0 100 352" svg:width="0.1000cm" svg:height="0.3528cm" draw:points="50, 0 100, 176 50, 352 0, 176"/>
<draw:line text:anchor-type="paragraph" draw:z-index="3" draw:style-name="open" svg:x1="15.31cm" svg:y1="3.41cm" svg:x2="15.60cm" svg:y2="3.41cm"><text:p/>
</draw:line>
<text:alphabetical-index-mark text:string-value="Moreno, Darius (1828-03-21 -  )"/><draw:frame text:anchor-type="paragraph" draw:z-index="2" draw:style-name="TLG-text" svg:width="3.59cm" svg:height="0.49cm" svg:x="0.62cm" svg:y="3.85cm"><draw:text-box> <text:p text:style-name="FTLG-Name"><text:span text:style-name="FTLG-Name">Moreno, Darius</text:span></text:p></draw:text-box>
</draw:frame>
<draw:polygon draw:style-name="TLG-line" draw:layer="layout" draw:z-index="1" svg:x="15.216286cm" svg:y="3.852081cm" svg:viewBox="0 0 100 352" svg:width="0.1000cm" svg:height="0.3528cm" draw:points="50, 0 100, 176 50, 352 0, 176"/>
<text:alphabetical-index-mark text:string-value="Rodriquez, Michael Mordica (1828-08-27 -  )"/><draw:frame text:anchor-type="paragraph" draw:z-index="2" draw:style-name="TLG-text" svg:width="6.14cm" svg:height="0.49cm" svg:x="0.62cm" svg:y="4.47cm"><draw:text-box> <text:p text:style-name="FTLG-Name"><text:span text:style-name="FTLG-Name">Rodriquez, Michael Mordica</text:span></text:p></draw:text-box>
</draw:frame>
<draw:polygon draw:style-name="TLG-line" draw:layer="layout" draw:z-index="1" svg:x="15.216286cm" svg:y="4.469441cm" svg:viewBox="0 0 100 352" svg:width="0.1000cm" svg:height="0.3528cm" draw:points="50, 0 100, 176 50, 352 0, 176"/>
<text:alphabetical-index-mark text:string-value="Lessard, Isaac (1828-10-00 -  )"/><draw:frame text:anchor-type="paragraph" draw:z-index="2" draw:style-name="TLG-text" svg:width="3.44cm" svg:height="0.49cm" svg:x="0.62cm" svg:y="5.09cm"><draw:text-box> <text:p text:style-name="FTLG-Name"><text:span text:style-name="FTLG-Name">Lessard, Isaac</text:span></text:p></draw:text-box>
</draw:frame>
<draw:polygon draw:style-name="TLG-line" draw:layer="layout" draw:z-index="1" svg:x="15.216286cm" svg:y="5.086801cm" svg:viewBox="0 0 100 352" svg:width="0.1000cm" svg:height="0.3528cm" draw:points="50, 0 100, 176 50, 352 0, 176"/>
<text:alphabetical-index-mark text:string-value="Webb, William John (1829-07-14 - 1888-04-17)"/><draw:frame text:anchor-type="paragraph" draw:z-index="2" draw:style-name="TLG-text" svg:width="4.51cm" svg:height="0.49cm" svg:x="0.62cm" svg:y="5.70cm"><draw:text-box> <text:p text:style-name="FTLG-Name"><text:span text:style-name="FTLG-Name">Webb, William John</text:span></text:p></draw:text-box>
</draw:frame>
<draw:polygon draw:style-name="TLG-line" draw:layer="layout" draw:z-index="1" svg:x="15.220610cm" svg:y="5.704161cm" svg:viewBox="0 0 100 352" svg:width="0.1000cm" svg:height="0.3528cm" draw:points="50, 0 100, 176 50, 352 0, 176"/>
<draw:polygon draw:style-name="TLG-solid" draw:layer="layout" draw:z-index="1" svg:x="15.475721cm" svg:y="5.704161cm" svg:viewBox="0 0 100 352" svg:width="0.1000cm" svg:height="0.3528cm" draw:points="50, 0 100, 176 50, 352 0, 176"/>
<draw:line text:anchor-type="paragraph" draw:z-index="3" draw:style-name="open" svg:x1="15.32cm" svg:y1="5.88cm" svg:x2="15.48cm" svg:y2="5.88cm"><text:p/>
</draw:line>
<text:alphabetical-index-mark text:string-value="Jiménez, John T. L. (1829-08-30 - 1851-06-20)"/><draw:frame text:anchor-type="paragraph" draw:z-index="2" draw:style-name="TLG-text" svg:width="4.46cm" svg:height="0.49cm" svg:x="0.62cm" svg:y="6.32cm"><draw:text-box> <text:p text:style-name="FTLG-Name"><text:span text:style-name="FTLG-Name">Jiménez, John T. L.</text:span></text:p></draw:text-box>
</draw:frame>
<draw:polygon draw:style-name="TLG-line" draw:layer="layout" draw:z-index="1" svg:x="15.220610cm" svg:y="6.321521cm" svg:viewBox="0 0 100 352" svg:width="0.1000cm" svg:height="0.3528cm" draw:points="50, 0 100, 176 50, 352 0, 176"/>
<draw:polygon draw:style-name="TLG-solid" draw:layer="layout" draw:z-index="1" svg:x="15.315736cm" svg:y="6.321521cm" svg:viewBox="0 0 100 352" svg:width="0.1000cm" svg:height="0.3528cm" draw:points="50, 0 100, 176 50, 352 0, 176"/>
<draw:line text:anchor-type="paragraph" draw:z-index="3" draw:style-name="open" svg:x1="15.32cm" svg:y1="6.50cm" svg:x2="15.32cm" svg:y2="6.50cm"><text:p/>
</draw:line>
<text:alphabetical-index-mark text:string-value="Holt, Bridget (1829-12-00 - 1904-02-14)"/><draw:frame text:anchor-type="paragraph" draw:z-index="2" draw:style-name="TLG-text" svg:width="2.98cm" svg:height="0.49cm" svg:x="0.62cm" svg:y="6.94cm"><draw:text-box> <text:p text:style-name="FTLG-Name"><text:span text:style-name="FTLG-Name">Holt, Bridget</text:span></text:p></draw:text-box>
</draw:frame>
<draw:polygon draw:style-name="TLG-line" draw:layer="layout" draw:z-index="1" svg:x="15.220610cm" svg:y="6.938881cm" svg:viewBox="0 0 100 352" svg:width="0.1000cm" svg:height="0.3528cm" draw:points="50, 0 100, 176 50, 352 0, 176"/>
<draw:polygon draw:style-name="TLG-solid" draw:layer="layout" draw:z-index="1" svg:x="15.544904cm" svg:y="6.938881cm" svg:viewBox="0 0 100 352" svg:width="0.1000cm" svg:height="0.3528cm" draw:points="50, 0 100, 176 50, 352 0, 176"/>
<draw:line text:anchor-type="paragraph" draw:z-index="3" draw:style-name="open" svg:x1="15.32cm" svg:y1="7.12cm" svg:x2="15.54cm" svg:y2="7.12cm"><text:p/>
</draw:line>
<text:alphabetical-index-mark text:string-value="Morris, Carlisle (1830 -  )"/><draw:frame text:anchor-type="paragraph" draw:z-index="2" draw:style-name="TLG-text" svg:width="3.52cm" svg:height="0.49cm" svg:x="0.62cm" svg:y="7.56cm"><draw:text-box> <text:p text:style-name="FTLG-Name"><text:span text:style-name="FTLG-Name">Morris, Carlisle</text:span></text:p></draw:text-box>
</draw:frame>
<draw:polygon draw:style-name="TLG-line" draw:layer="layout" draw:z-index="1" svg:x="15.224934cm" svg:y="7.556242cm" svg:viewBox="0 0 100 352" svg:width="0.1000cm" svg:height="0.3528cm" draw:points="50, 0 100, 176 50, 352 0, 176"/>
<text:alphabetical-index-mark text:string-value="Moreno, Minerva (1830-03-17 -  )"/><draw:frame text:anchor-type="paragraph" draw:z-index="2" draw:style-name="TLG-text" svg:width="3.90cm" svg:height="0.49cm" svg:x="0.62cm" svg:y="8.17cm"><draw:text-box> <text:p text:style-name="FTLG-Name"><text:span text:style-name="FTLG-Name">Moreno, Minerva</text:span></text:p></draw:text-box>
</draw:frame>
<draw:polygon draw:style-name="TLG-line" draw:layer="layout" draw:z-index="1" svg:x="15.224934cm" svg:y="8.173602cm" svg:viewBox="0 0 100 352" svg:width="0.1000cm" svg:height="0.3528cm" draw:points="50, 0 100, 176 50, 352 0, 176"/>
<text:alphabetical-index-mark text:string-value="Douglas, Ellen (1830-05-24 -  )"/><draw:frame text:anchor-type="paragraph" draw:z-index="2" draw:style-name="TLG-text" svg:width="3.42cm" svg:height="0.49cm" svg:x="0.62cm" svg:y="8.79cm"><draw:text-box> <text:p text:style-name="FTLG-Name"><text:span text:style-name="FTLG-Name">Douglas, Ellen</text:span></text:p></draw:text-box>
</draw:frame>
<draw:polygon draw:style-name="TLG-line" draw:layer="layout" draw:z-index="1" svg:x="15.224934cm" svg:y="8.790962cm" svg:viewBox="0 0 100 352" svg:width="0.1000cm" svg:height="0.3528cm" draw:points="50, 0 100, 176 50, 352 0, 176"/>
<text:alphabetical-index-mark text:string-value="Farmer, Magdalena (1832 -  )"/><draw:frame text:anchor-type="paragraph" draw:z-index="2" draw:style-name="TLG-text" svg:width="4.46cm" svg:height="0.49cm" svg:x="0.62cm" svg:y="9.41cm"><draw:text-box> <text:p text:style-name="FTLG-Name"><text:span text:style-name="FTLG-Name">Farmer, Magdalena</text:span></text:p></draw:text-box>
</draw:frame>
<draw:polygon draw:style-name="TLG-line" draw:layer="layout" draw:z-index="1" svg:x="15.233582cm" svg:y="9.408322cm" svg:viewBox="0 0 100 352" svg:width="0.1000cm" svg:height="0.3528cm" draw:points="50, 0 100, 176 50, 352 0, 176"/>
<text:alphabetical-index-mark text:string-value="Webb, Sarah Margarite (1832 -  )"/><draw:frame text:anchor-type="paragraph" draw:z-index="2" draw:style-name="TLG-text" svg:width="5.20cm" svg:height="0.49cm" svg:x="0.62cm" svg:y="10.03cm"><draw:text-box> <text:p text:style-name="FTLG-Name"><text:span text:style-name="FTLG-Name">Webb, Sarah Margarite</text:span></text:p></draw:text-box>
</draw:frame>
<draw:polygon draw:style-name="TLG-line" draw:layer="layout" draw:z-index="1" svg:x="15.233582cm" svg:y="10.025682cm" svg:viewBox="0 0 100 352" svg:width="0.1000cm" svg:height="0.3528cm" draw:points="50, 0 100, 176 50, 352 0, 176"/>
<text:alphabetical-index-mark text:string-value="Morris, Cyrus (1832 -  )"/><draw:frame text:anchor-type="paragraph" draw:z-index="2" draw:style-name="TLG-text" svg:width="3.18cm" svg:height="0.49cm" svg:x="0.62cm" svg:y="10.64cm"><draw:text-box> <text:p text:style-name="FTLG-Name"><text:span text:style-name="FTLG-Name">Morris, Cyrus</text:span></text:p></draw:text-box>
</draw:frame>
<draw:polygon draw:style-name="TLG-line" draw:layer="layout" draw:z-index="1" svg:x="15.233582cm" svg:y="10.643042cm" svg:viewBox="0 0 100 352" svg:width="0.1000cm" svg:height="0.3528cm" draw:points="50, 0 100, 176 50, 352 0, 176"/>
<text:alphabetical-index-mark text:string-value="Blake, M. Susannah (1832-09-05 - 1921-05-25)"/><draw:frame text:anchor-type="paragraph" draw:z-index="2" draw:style-name="TLG-text" svg:width="4.56cm" svg:height="0.49cm" svg:x="0.62cm" svg:y="11.26cm"><draw:text-box> <text:p text:style-name="FTLG-Name"><text:span text:style-name="FTLG-Name">Blake, M. Susannah</text:span></text:p></draw:text-box>
</draw:frame>
<draw:polygon draw:style-name="TLG-line" draw:layer="layout" draw:z-index="1" svg:x="15.233582cm" svg:y="11.260403cm" svg:viewBox="0 0 100 352" svg:width="0.1000cm" svg:height="0.3528cm" draw:points="50, 0 100, 176 50, 352 0, 176"/>
<draw:polygon draw:style-name="TLG-solid" draw:layer="layout" draw:z-index="1" svg:x="15.618411cm" svg:y="11.260403cm" svg:viewBox="0 0 100 352" svg:width="0.1000cm" svg:height="0.3528cm" draw:points="50, 0 100, 176 50, 352 0, 176"/>
<draw:line text:anchor-type="paragraph" draw:z-index="3" draw:style-name="open" svg:x1="15.33cm" svg:y1="11.44cm" svg:x2="15.62cm" svg:y2="11.44cm"><text:p/>
</draw:line>
<text:alphabetical-index-mark text:string-value="Moreno, Solon (1832-12-26 -  )"/><draw:frame text:anchor-type="paragraph" draw:z-index="2" draw:style-name="TLG-text" svg:width="3.44cm" svg:height="0.49cm" svg:x="0.62cm" svg:y="11.88cm"><draw:text-box> <text:p text:style-name="FTLG-Name"><text:span text:style-name="FTLG-Name">Moreno, Solon</text:span></text:p></draw:text-box>
</draw:frame>
<draw:polygon draw:style-name="TLG-line" draw:layer="layout" draw:z-index="1" svg:x="15.233582cm" svg:y="11.877763cm" svg:viewBox="0 0 100 352" svg:width="0.1000cm" svg:height="0.3528cm" draw:points="50, 0 100, 176 50, 352 0, 176"/>
<text:alphabetical-index-mark text:string-value="Douglas, Lucinda J. (1833-05-06 -  )"/><draw:frame text:anchor-type="paragraph" draw:z-index="2" draw:style-name="TLG-text" svg:width="4.49cm" svg:height="0.49cm" svg:x="0.62cm" svg:y="12.50cm"><draw:text-box> <text:p text:style-name="FTLG-Name"><text:span text:style-name="FTLG-Name">Douglas, Lucinda J.</text:span></text:p></draw:text-box>
</draw:frame>
<draw:polygon draw:style-name="TLG-line" draw:layer="layout" draw:z-index="1" svg:x="15.237906cm" svg:y="12.495123cm" svg:viewBox="0 0 100 352" svg:width="0.1000cm" svg:height="0.3528cm" draw:points="50, 0 100, 176 50, 352 0, 176"/>
<text:alphabetical-index-mark text:string-value="Webb, Charles Leroy Boyd (1834 -  )"/><draw:frame text:anchor-type="paragraph" draw:z-index="2" draw:style-name="TLG-text" svg:width="5.94cm" svg:height="0.49cm" svg:x="0.62cm" svg:y="13.11cm"><draw:text-box> <text:p text:style-name="FTLG-Name"><text:span text:style-name="FTLG-Name">Webb, Charles Leroy Boyd</text:span></text:p></draw:text-box>
</draw:frame>
<draw:polygon draw:style-name="TLG-line" draw:layer="layout" draw:z-index="1" svg:x="15.242230cm" svg:y="13.112483cm" svg:viewBox="0 0 100 352" svg:width="0.1000cm" svg:height="0.3528cm" draw:points="50, 0 100, 176 50, 352 0, 176"/>
<text:alphabetical-index-mark text:string-value="Serrano, Joseph (1834-04-03 - 1899-11-02)"/><draw:frame text:anchor-type="paragraph" draw:z-index="2" draw:style-name="TLG-text" svg:width="3.82cm" svg:height="0.49cm" svg:x="0.62cm" svg:y="13.73cm"><draw:text-box> <text:p text:style-name="FTLG-Name"><text:span text:style-name="FTLG-Name">Serrano, Joseph</text:span></text:p></draw:text-box>
</draw:frame>
<draw:polygon draw:style-name="TLG-line" draw:layer="layout" draw:z-index="1" svg:x="15.242230cm" svg:y="13.729843cm" svg:viewBox="0 0 100 352" svg:width="0.1000cm" svg:height="0.3528cm" draw:points="50, 0 100, 176 50, 352 0, 176"/>
<draw:polygon draw:style-name="TLG-solid" draw:layer="layout" draw:z-index="1" svg:x="15.523284cm" svg:y="13.729843cm" svg:viewBox="0 0 100 352" svg:width="0.1000cm" svg:height="0.3528cm" draw:points="50, 0 100, 176 50, 352 0, 176"/>
<draw:line text:anchor-type="paragraph" draw:z-index="3" draw:style-name="open" svg:x1="15.34cm" svg:y1="13.91cm" svg:x2="15.52cm" svg:y2="13.91cm"><text:p/>
</draw:line>
<text:alphabetical-index-mark text:string-value="Morris, Robert (1835 -  )"/><draw:frame text:anchor-type="paragraph" draw:z-index="2" draw:style-name="TLG-text" svg:width="3.36cm" svg:height="0.49cm" svg:x="0.62cm" svg:y="14.35cm"><draw:text-box> <text:p text:style-name="FTLG-Name"><text:span text:style-name="FTLG-Name">Morris, Robert</text:span></text:p></draw:text-box>
</draw:frame>
<draw:polygon draw:style-name="TLG-line" draw:layer="layout" draw:z-index="1" svg:x="15.246554cm" svg:y="14.347203cm" svg:viewBox="0 0 100 352" svg:width="0.1000cm" svg:height="0.3528cm" draw:points="50, 0 100, 176 50, 352 0, 176"/>
<text:alphabetical-index-mark text:string-value="Jiménez, Amanda E. (1835-07-13 - 1883-04-25)"/><draw:frame text:anchor-type="paragraph" draw:z-index="2" draw:style-name="TLG-text" svg:width="4.69cm" svg:height="0.49cm" svg:x="0.62cm" svg:y="14.96cm"><draw:text-box> <text:p text:style-name="FTLG-Name"><text:span text:style-name="FTLG-Name">Jiménez, Amanda E.</text:span></text:p></draw:text-box>
</draw:frame>
<draw:polygon draw:style-name="TLG-line" draw:layer="layout" draw:z-index="1" svg:x="15.246554cm" svg:y="14.964564cm" svg:viewBox="0 0 100 352" svg:width="0.1000cm" svg:height="0.3528cm" draw:points="50, 0 100, 176 50, 352 0, 176"/>
<draw:polygon draw:style-name="TLG-solid" draw:layer="layout" draw:z-index="1" svg:x="15.454102cm" svg:y="14.964564cm" svg:viewBox="0 0 100 352" svg:width="0.1000cm" svg:height="0.3528cm" draw:points="50, 0 100, 176 50, 352 0, 176"/>
<draw:line text:anchor-type="paragraph" draw:z-index="3" draw:style-name="open" svg:x1="15.35cm" svg:y1="15.14cm" svg:x2="15.45cm" svg:y2="15.14cm"><text:p/>
</draw:line>
<text:alphabetical-index-mark text:string-value="Reed, Patrick (1836-02-22 - )"/><draw:frame text:anchor-type="paragraph" draw:z-index="2" draw:style-name="TLG-text" svg:width="3.21cm" svg:height="0.49cm" svg:x="0.62cm" svg:y="15.58cm"><draw:text-box> <text:p text:style-name="FTLG-Name"><text:span text:style-name="FTLG-Name">Reed, Patrick</text:span></text:p></draw:text-box>
</draw:frame>
<draw:polygon draw:style-name="TLG-line" draw:layer="layout" draw:z-index="1" svg:x="15.250878cm" svg:y="15.581924cm" svg:viewBox="0 0 100 352" svg:width="0.1000cm" svg:height="0.3528cm" draw:points="50, 0 100, 176 50, 352 0, 176"/>
<text:alphabetical-index-mark text:string-value="Blanco, Malvina (1836-11-15 - 1918-03-07)"/><draw:frame text:anchor-type="paragraph" draw:z-index="2" draw:style-name="TLG-text" svg:width="3.70cm" svg:height="0.49cm" svg:x="0.62cm" svg:y="16.20cm"><draw:text-box> <text:p text:style-name="FTLG-Name"><text:span text:style-name="FTLG-Name">Blanco, Malvina</text:span></text:p></draw:text-box>
</draw:frame>
<draw:polygon draw:style-name="TLG-line" draw:layer="layout" draw:z-index="1" svg:x="15.250878cm" svg:y="16.199284cm" svg:viewBox="0 0 100 352" svg:width="0.1000cm" svg:height="0.3528cm" draw:points="50, 0 100, 176 50, 352 0, 176"/>
<draw:polygon draw:style-name="TLG-solid" draw:layer="layout" draw:z-index="1" svg:x="15.605439cm" svg:y="16.199284cm" svg:viewBox="0 0 100 352" svg:width="0.1000cm" svg:height="0.3528cm" draw:points="50, 0 100, 176 50, 352 0, 176"/>
<draw:line text:anchor-type="paragraph" draw:z-index="3" draw:style-name="open" svg:x1="15.35cm" svg:y1="16.38cm" svg:x2="15.61cm" svg:y2="16.38cm"><text:p/>
</draw:line>
<text:alphabetical-index-mark text:string-value="Douglas, Susan (1836-12-01 -  )"/><draw:frame text:anchor-type="paragraph" draw:z-index="2" draw:style-name="TLG-text" svg:width="3.70cm" svg:height="0.49cm" svg:x="0.62cm" svg:y="16.82cm"><draw:text-box> <text:p text:style-name="FTLG-Name"><text:span text:style-name="FTLG-Name">Douglas, Susan</text:span></text:p></draw:text-box>
</draw:frame>
<draw:polygon draw:style-name="TLG-line" draw:layer="layout" draw:z-index="1" svg:x="15.250878cm" svg:y="16.816644cm" svg:viewBox="0 0 100 352" svg:width="0.1000cm" svg:height="0.3528cm" draw:points="50, 0 100, 176 50, 352 0, 176"/>
<text:alphabetical-index-mark text:string-value="Boucher, Sean (1837 - )"/><draw:frame text:anchor-type="paragraph" draw:z-index="2" draw:style-name="TLG-text" svg:width="3.49cm" svg:height="0.49cm" svg:x="0.62cm" svg:y="17.43cm"><draw:text-box> <text:p text:style-name="FTLG-Name"><text:span text:style-name="FTLG-Name">Boucher, Sean</text:span></text:p></draw:text-box>
</draw:frame>
<draw:polygon draw:style-name="TLG-line" draw:layer="layout" draw:z-index="1" svg:x="15.255202cm" svg:y="17.434004cm" svg:viewBox="0 0 100 352" svg:width="0.1000cm" svg:height="0.3528cm" draw:points="50, 0 100, 176 50, 352 0, 176"/>
<text:alphabetical-index-mark text:string-value="Morris, Martha (1837 -  )"/><draw:frame text:anchor-type="paragraph" draw:z-index="2" draw:style-name="TLG-text" svg:width="3.41cm" svg:height="0.49cm" svg:x="0.62cm" svg:y="18.05cm"><draw:text-box> <text:p text:style-name="FTLG-Name"><text:span text:style-name="FTLG-Name">Morris, Martha</text:span></text:p></draw:text-box>
</draw:frame>
<draw:polygon draw:style-name="TLG-line" draw:layer="layout" draw:z-index="1" svg:x="15.255202cm" svg:y="18.051364cm" svg:viewBox="0 0 100 352" svg:width="0.1000cm" svg:height="0.3528cm" draw:points="50, 0 100, 176 50, 352 0, 176"/>
<text:alphabetical-index-mark text:string-value="Webb, John McCrea (1837 -  )"/><draw:frame text:anchor-type="paragraph" draw:z-index="2" draw:style-name="TLG-text" svg:width="4.64cm" svg:height="0.49cm" svg:x="0.62cm" svg:y="18.67cm"><draw:text-box> <text:p text:style-name="FTLG-Name"><text:span text:style-name="FTLG-Name">Webb, John McCrea</text:span></text:p></draw:text-box>
</draw:frame>
<draw:polygon draw:style-name="TLG-line" draw:layer="layout" draw:z-index="1" svg:x="15.255202cm" svg:y="18.668725cm" svg:viewBox="0 0 100 352" svg:width="0.1000cm" svg:height="0.3528cm" draw:points="50, 0 100, 176 50, 352 0, 176"/>
<text:alphabetical-index-mark text:string-value="Blanco, John W. (1838 -  )"/><draw:frame text:anchor-type="paragraph" draw:z-index="2" draw:style-name="TLG-text" svg:width="3.80cm" svg:height="0.49cm" svg:x="0.62cm" svg:y="19.29cm"><draw:text-box> <text:p text:style-name="FTLG-Name"><text:span text:style-name="FTLG-Name">Blanco, John W.</text:span></text:p></draw:text-box>
</draw:frame>
<draw:polygon draw:style-name="TLG-line" draw:layer="layout" draw:z-index="1" svg:x="15.259525cm" svg:y="19.286085cm" svg:viewBox="0 0 100 352" svg:width="0.1000cm" svg:height="0.3528cm" draw:points="50, 0 100, 176 50, 352 0, 176"/>
<text:alphabetical-index-mark text:string-value="Quinn, Abraham (1838-04-25 - 1916-02-18)"/><draw:frame text:anchor-type="paragraph" draw:z-index="2" draw:style-name="TLG-text" svg:width="3.80cm" svg:height="0.49cm" svg:x="0.62cm" svg:y="19.90cm"><draw:text-box> <text:p text:style-name="FTLG-Name"><text:span text:style-name="FTLG-Name">Quinn, Abraham</text:span></text:p></draw:text-box>
</draw:frame>
<draw:polygon draw:style-name="TLG-line" draw:layer="layout" draw:z-index="1" svg:x="15.259525cm" svg:y="19.903445cm" svg:viewBox="0 0 100 352" svg:width="0.1000cm" svg:height="0.3528cm" draw:points="50, 0 100, 176 50, 352 0, 176"/>
<draw:polygon draw:style-name="TLG-solid" draw:layer="layout" draw:z-index="1" svg:x="15.596791cm" svg:y="19.903445cm" svg:viewBox="0 0 100 352" svg:width="0.1000cm" svg:height="0.3528cm" draw:points="50, 0 100, 176 50, 352 0, 176"/>
<draw:line text:anchor-type="paragraph" draw:z-index="3" draw:style-name="open" svg:x1="15.36cm" svg:y1="20.08cm" svg:x2="15.60cm" svg:y2="20.08cm"><text:p/>
</draw:line>
<text:alphabetical-index-mark text:string-value="Quinn, Abram (1838-04-25 - 1916-02-18)"/><draw:frame text:anchor-type="paragraph" draw:z-index="2" draw:style-name="TLG-text" svg:width="3.29cm" svg:height="0.49cm" svg:x="0.62cm" svg:y="20.52cm"><draw:text-box> <text:p text:style-name="FTLG-Name"><text:span text:style-name="FTLG-Name">Quinn, Abram</text:span></text:p></draw:text-box>
</draw:frame>
<draw:polygon draw:style-name="TLG-line" draw:layer="layout" draw:z-index="1" svg:x="15.259525cm" svg:y="20.520805cm" svg:viewBox="0 0 100 352" svg:width="0.1000cm" svg:height="0.3528cm" draw:points="50, 0 100, 176 50, 352 0, 176"/>
<draw:polygon draw:style-name="TLG-solid" draw:layer="layout" draw:z-index="1" svg:x="15.596791cm" svg:y="20.520805cm" svg:viewBox="0 0 100 352" svg:width="0.1000cm" svg:height="0.3528cm" draw:points="50, 0 100, 176 50, 352 0, 176"/>
<draw:line text:anchor-type="paragraph" draw:z-index="3" draw:style-name="open" svg:x1="15.36cm" svg:y1="20.70cm" svg:x2="15.60cm" svg:y2="20.70cm"><text:p/>
</draw:line>
<text:alphabetical-index-mark text:string-value="Morris, Mary (1839 -  )"/><draw:frame text:anchor-type="paragraph" draw:z-index="2" draw:style-name="TLG-text" svg:width="3.01cm" svg:height="0.49cm" svg:x="0.62cm" svg:y="21.14cm"><draw:text-box> <text:p text:style-name="FTLG-Name"><text:span text:style-name="FTLG-Name">Morris, Mary</text:span></text:p></draw:text-box>
</draw:frame>
<draw:polygon draw:style-name="TLG-line" draw:layer="layout" draw:z-index="1" svg:x="15.263849cm" svg:y="21.138165cm" svg:viewBox="0 0 100 352" svg:width="0.1000cm" svg:height="0.3528cm" draw:points="50, 0 100, 176 50, 352 0, 176"/>
<text:alphabetical-index-mark text:string-value="Reed, Mary (1839-03-08 - )"/><draw:frame text:anchor-type="paragraph" draw:z-index="2" draw:style-name="TLG-text" svg:width="2.83cm" svg:height="0.49cm" svg:x="0.62cm" svg:y="21.76cm"><draw:text-box> <text:p text:style-name="FTLG-Name"><text:span text:style-name="FTLG-Name">Reed, Mary</text:span></text:p></draw:text-box>
</draw:frame>
<draw:polygon draw:style-name="TLG-line" draw:layer="layout" draw:z-index="1" svg:x="15.263849cm" svg:y="21.755525cm" svg:viewBox="0 0 100 352" svg:width="0.1000cm" svg:height="0.3528cm" draw:points="50, 0 100, 176 50, 352 0, 176"/>
<text:alphabetical-index-mark text:string-value="Domínguez, Mary E. (1839-03-15 - 1893-09-30)"/><draw:frame text:anchor-type="paragraph" draw:z-index="2" draw:style-name="TLG-text" svg:width="4.64cm" svg:height="0.49cm" svg:x="0.62cm" svg:y="22.37cm"><draw:text-box> <text:p text:style-name="FTLG-Name"><text:span text:style-name="FTLG-Name">Domínguez, Mary E.</text:span></text:p></draw:text-box>
</draw:frame>
<draw:polygon draw:style-name="TLG-line" draw:layer="layout" draw:z-index="1" svg:x="15.263849cm" svg:y="22.372886cm" svg:viewBox="0 0 100 352" svg:width="0.1000cm" svg:height="0.3528cm" draw:points="50, 0 100, 176 50, 352 0, 176"/>
<draw:polygon draw:style-name="TLG-solid" draw:layer="layout" draw:z-index="1" svg:x="15.497341cm" svg:y="22.372886cm" svg:viewBox="0 0 100 352" svg:width="0.1000cm" svg:height="0.3528cm" draw:points="50, 0 100, 176 50, 352 0, 176"/>
<draw:line text:anchor-type="paragraph" draw:z-index="3" draw:style-name="open" svg:x1="15.36cm" svg:y1="22.55cm" svg:x2="15.50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Jiménez, James T. (1839-08-06 - 1839-08-06)"/><draw:frame text:anchor-type="paragraph" draw:z-index="2" draw:style-name="TLG-text" svg:width="4.31cm" svg:height="0.49cm" svg:x="0.62cm" svg:y="2.62cm"><draw:text-box> <text:p text:style-name="FTLG-Name"><text:span text:style-name="FTLG-Name">Jiménez, James T.</text:span></text:p></draw:text-box>
</draw:frame>
<draw:polygon draw:style-name="TLG-line" draw:layer="layout" draw:z-index="1" svg:x="15.263849cm" svg:y="2.617360cm" svg:viewBox="0 0 100 352" svg:width="0.1000cm" svg:height="0.3528cm" draw:points="50, 0 100, 176 50, 352 0, 176"/>
<draw:polygon draw:style-name="TLG-solid" draw:layer="layout" draw:z-index="1" svg:x="15.263849cm" svg:y="2.617360cm" svg:viewBox="0 0 100 352" svg:width="0.1000cm" svg:height="0.3528cm" draw:points="50, 0 100, 176 50, 352 0, 176"/>
<draw:line text:anchor-type="paragraph" draw:z-index="3" draw:style-name="open" svg:x1="15.36cm" svg:y1="2.79cm" svg:x2="15.26cm" svg:y2="2.79cm"><text:p/>
</draw:line>
<text:alphabetical-index-mark text:string-value="Ball, Matthias (1840-01-13 -  )"/><draw:frame text:anchor-type="paragraph" draw:z-index="2" draw:style-name="TLG-text" svg:width="3.21cm" svg:height="0.49cm" svg:x="0.62cm" svg:y="3.23cm"><draw:text-box> <text:p text:style-name="FTLG-Name"><text:span text:style-name="FTLG-Name">Ball, Matthias</text:span></text:p></draw:text-box>
</draw:frame>
<draw:polygon draw:style-name="TLG-line" draw:layer="layout" draw:z-index="1" svg:x="15.268173cm" svg:y="3.234720cm" svg:viewBox="0 0 100 352" svg:width="0.1000cm" svg:height="0.3528cm" draw:points="50, 0 100, 176 50, 352 0, 176"/>
<text:alphabetical-index-mark text:string-value="Farmer, Sarah Jane (1840-05-07 -  )"/><draw:frame text:anchor-type="paragraph" draw:z-index="2" draw:style-name="TLG-text" svg:width="4.54cm" svg:height="0.49cm" svg:x="0.62cm" svg:y="3.85cm"><draw:text-box> <text:p text:style-name="FTLG-Name"><text:span text:style-name="FTLG-Name">Farmer, Sarah Jane</text:span></text:p></draw:text-box>
</draw:frame>
<draw:polygon draw:style-name="TLG-line" draw:layer="layout" draw:z-index="1" svg:x="15.268173cm" svg:y="3.852081cm" svg:viewBox="0 0 100 352" svg:width="0.1000cm" svg:height="0.3528cm" draw:points="50, 0 100, 176 50, 352 0, 176"/>
<text:alphabetical-index-mark text:string-value="Boucher, Thomas (1840-12-24 - 1885-07-29)"/><draw:frame text:anchor-type="paragraph" draw:z-index="2" draw:style-name="TLG-text" svg:width="4.08cm" svg:height="0.49cm" svg:x="0.62cm" svg:y="4.47cm"><draw:text-box> <text:p text:style-name="FTLG-Name"><text:span text:style-name="FTLG-Name">Boucher, Thomas</text:span></text:p></draw:text-box>
</draw:frame>
<draw:polygon draw:style-name="TLG-line" draw:layer="layout" draw:z-index="1" svg:x="15.268173cm" svg:y="4.469441cm" svg:viewBox="0 0 100 352" svg:width="0.1000cm" svg:height="0.3528cm" draw:points="50, 0 100, 176 50, 352 0, 176"/>
<draw:polygon draw:style-name="TLG-solid" draw:layer="layout" draw:z-index="1" svg:x="15.462750cm" svg:y="4.469441cm" svg:viewBox="0 0 100 352" svg:width="0.1000cm" svg:height="0.3528cm" draw:points="50, 0 100, 176 50, 352 0, 176"/>
<draw:line text:anchor-type="paragraph" draw:z-index="3" draw:style-name="open" svg:x1="15.37cm" svg:y1="4.65cm" svg:x2="15.46cm" svg:y2="4.65cm"><text:p/>
</draw:line>
<text:alphabetical-index-mark text:string-value="Page, Elizabeth (1841 - 1915)"/><draw:frame text:anchor-type="paragraph" draw:z-index="2" draw:style-name="TLG-text" svg:width="3.67cm" svg:height="0.49cm" svg:x="0.62cm" svg:y="5.09cm"><draw:text-box> <text:p text:style-name="FTLG-Name"><text:span text:style-name="FTLG-Name">Page, Elizabeth</text:span></text:p></draw:text-box>
</draw:frame>
<draw:polygon draw:style-name="TLG-line" draw:layer="layout" draw:z-index="1" svg:x="15.272497cm" svg:y="5.086801cm" svg:viewBox="0 0 100 352" svg:width="0.1000cm" svg:height="0.3528cm" draw:points="50, 0 100, 176 50, 352 0, 176"/>
<draw:polygon draw:style-name="TLG-solid" draw:layer="layout" draw:z-index="1" svg:x="15.592467cm" svg:y="5.086801cm" svg:viewBox="0 0 100 352" svg:width="0.1000cm" svg:height="0.3528cm" draw:points="50, 0 100, 176 50, 352 0, 176"/>
<draw:line text:anchor-type="paragraph" draw:z-index="3" draw:style-name="open" svg:x1="15.37cm" svg:y1="5.26cm" svg:x2="15.59cm" svg:y2="5.26cm"><text:p/>
</draw:line>
<text:alphabetical-index-mark text:string-value="Morris, John (1841 -  )"/><draw:frame text:anchor-type="paragraph" draw:z-index="2" draw:style-name="TLG-text" svg:width="2.98cm" svg:height="0.49cm" svg:x="0.62cm" svg:y="5.70cm"><draw:text-box> <text:p text:style-name="FTLG-Name"><text:span text:style-name="FTLG-Name">Morris, John</text:span></text:p></draw:text-box>
</draw:frame>
<draw:polygon draw:style-name="TLG-line" draw:layer="layout" draw:z-index="1" svg:x="15.272497cm" svg:y="5.704161cm" svg:viewBox="0 0 100 352" svg:width="0.1000cm" svg:height="0.3528cm" draw:points="50, 0 100, 176 50, 352 0, 176"/>
<text:alphabetical-index-mark text:string-value="Reed, Catherine (1842-01-09 - )"/><draw:frame text:anchor-type="paragraph" draw:z-index="2" draw:style-name="TLG-text" svg:width="3.80cm" svg:height="0.49cm" svg:x="0.62cm" svg:y="6.32cm"><draw:text-box> <text:p text:style-name="FTLG-Name"><text:span text:style-name="FTLG-Name">Reed, Catherine</text:span></text:p></draw:text-box>
</draw:frame>
<draw:polygon draw:style-name="TLG-line" draw:layer="layout" draw:z-index="1" svg:x="15.276821cm" svg:y="6.321521cm" svg:viewBox="0 0 100 352" svg:width="0.1000cm" svg:height="0.3528cm" draw:points="50, 0 100, 176 50, 352 0, 176"/>
<text:alphabetical-index-mark text:string-value="Farmer, Mary Ann (1842-08-09 -  )"/><draw:frame text:anchor-type="paragraph" draw:z-index="2" draw:style-name="TLG-text" svg:width="4.15cm" svg:height="0.49cm" svg:x="0.62cm" svg:y="6.94cm"><draw:text-box> <text:p text:style-name="FTLG-Name"><text:span text:style-name="FTLG-Name">Farmer, Mary Ann</text:span></text:p></draw:text-box>
</draw:frame>
<draw:polygon draw:style-name="TLG-line" draw:layer="layout" draw:z-index="1" svg:x="15.276821cm" svg:y="6.938881cm" svg:viewBox="0 0 100 352" svg:width="0.1000cm" svg:height="0.3528cm" draw:points="50, 0 100, 176 50, 352 0, 176"/>
<text:alphabetical-index-mark text:string-value="Webb, Newton Kitridge (1842-10-13 - 1912-07-28)"/><draw:frame text:anchor-type="paragraph" draw:z-index="2" draw:style-name="TLG-text" svg:width="5.15cm" svg:height="0.49cm" svg:x="0.62cm" svg:y="7.56cm"><draw:text-box> <text:p text:style-name="FTLG-Name"><text:span text:style-name="FTLG-Name">Webb, Newton Kitridge</text:span></text:p></draw:text-box>
</draw:frame>
<draw:polygon draw:style-name="TLG-line" draw:layer="layout" draw:z-index="1" svg:x="15.276821cm" svg:y="7.556242cm" svg:viewBox="0 0 100 352" svg:width="0.1000cm" svg:height="0.3528cm" draw:points="50, 0 100, 176 50, 352 0, 176"/>
<draw:polygon draw:style-name="TLG-solid" draw:layer="layout" draw:z-index="1" svg:x="15.579495cm" svg:y="7.556242cm" svg:viewBox="0 0 100 352" svg:width="0.1000cm" svg:height="0.3528cm" draw:points="50, 0 100, 176 50, 352 0, 176"/>
<draw:line text:anchor-type="paragraph" draw:z-index="3" draw:style-name="open" svg:x1="15.38cm" svg:y1="7.73cm" svg:x2="15.58cm" svg:y2="7.73cm"><text:p/>
</draw:line>
<text:alphabetical-index-mark text:string-value="Ortega, Catherine (1843 - 1876)"/><draw:frame text:anchor-type="paragraph" draw:z-index="2" draw:style-name="TLG-text" svg:width="4.10cm" svg:height="0.49cm" svg:x="0.62cm" svg:y="8.17cm"><draw:text-box> <text:p text:style-name="FTLG-Name"><text:span text:style-name="FTLG-Name">Ortega, Catherine</text:span></text:p></draw:text-box>
</draw:frame>
<draw:polygon draw:style-name="TLG-line" draw:layer="layout" draw:z-index="1" svg:x="15.281145cm" svg:y="8.173602cm" svg:viewBox="0 0 100 352" svg:width="0.1000cm" svg:height="0.3528cm" draw:points="50, 0 100, 176 50, 352 0, 176"/>
<draw:polygon draw:style-name="TLG-solid" draw:layer="layout" draw:z-index="1" svg:x="15.423834cm" svg:y="8.173602cm" svg:viewBox="0 0 100 352" svg:width="0.1000cm" svg:height="0.3528cm" draw:points="50, 0 100, 176 50, 352 0, 176"/>
<draw:line text:anchor-type="paragraph" draw:z-index="3" draw:style-name="open" svg:x1="15.38cm" svg:y1="8.35cm" svg:x2="15.42cm" svg:y2="8.35cm"><text:p/>
</draw:line>
<text:alphabetical-index-mark text:string-value="Floyd, Martha Frances &quot;Fannie&quot; (1843-05-13 - 1913-04-17)"/><draw:frame text:anchor-type="paragraph" draw:z-index="2" draw:style-name="TLG-text" svg:width="6.90cm" svg:height="0.49cm" svg:x="0.62cm" svg:y="8.79cm"><draw:text-box> <text:p text:style-name="FTLG-Name"><text:span text:style-name="FTLG-Name">Floyd, Martha Frances "Fannie"</text:span></text:p></draw:text-box>
</draw:frame>
<draw:polygon draw:style-name="TLG-line" draw:layer="layout" draw:z-index="1" svg:x="15.281145cm" svg:y="8.790962cm" svg:viewBox="0 0 100 352" svg:width="0.1000cm" svg:height="0.3528cm" draw:points="50, 0 100, 176 50, 352 0, 176"/>
<draw:polygon draw:style-name="TLG-solid" draw:layer="layout" draw:z-index="1" svg:x="15.583819cm" svg:y="8.790962cm" svg:viewBox="0 0 100 352" svg:width="0.1000cm" svg:height="0.3528cm" draw:points="50, 0 100, 176 50, 352 0, 176"/>
<draw:line text:anchor-type="paragraph" draw:z-index="3" draw:style-name="open" svg:x1="15.38cm" svg:y1="8.97cm" svg:x2="15.58cm" svg:y2="8.97cm"><text:p/>
</draw:line>
<text:alphabetical-index-mark text:string-value="Reed, John (1844-05-19 - 1926-03-28)"/><draw:frame text:anchor-type="paragraph" draw:z-index="2" draw:style-name="TLG-text" svg:width="2.80cm" svg:height="0.49cm" svg:x="0.62cm" svg:y="9.41cm"><draw:text-box> <text:p text:style-name="FTLG-Name"><text:span text:style-name="FTLG-Name">Reed, John</text:span></text:p></draw:text-box>
</draw:frame>
<draw:polygon draw:style-name="TLG-line" draw:layer="layout" draw:z-index="1" svg:x="15.285469cm" svg:y="9.408322cm" svg:viewBox="0 0 100 352" svg:width="0.1000cm" svg:height="0.3528cm" draw:points="50, 0 100, 176 50, 352 0, 176"/>
<draw:polygon draw:style-name="TLG-solid" draw:layer="layout" draw:z-index="1" svg:x="15.640030cm" svg:y="9.408322cm" svg:viewBox="0 0 100 352" svg:width="0.1000cm" svg:height="0.3528cm" draw:points="50, 0 100, 176 50, 352 0, 176"/>
<draw:line text:anchor-type="paragraph" draw:z-index="3" draw:style-name="open" svg:x1="15.39cm" svg:y1="9.58cm" svg:x2="15.64cm" svg:y2="9.58cm"><text:p/>
</draw:line>
<text:alphabetical-index-mark text:string-value="Jiménez, Nathan M. (1844-10-10 - 1848-07-01)"/><draw:frame text:anchor-type="paragraph" draw:z-index="2" draw:style-name="TLG-text" svg:width="4.54cm" svg:height="0.49cm" svg:x="0.62cm" svg:y="10.03cm"><draw:text-box> <text:p text:style-name="FTLG-Name"><text:span text:style-name="FTLG-Name">Jiménez, Nathan M.</text:span></text:p></draw:text-box>
</draw:frame>
<draw:polygon draw:style-name="TLG-line" draw:layer="layout" draw:z-index="1" svg:x="15.285469cm" svg:y="10.025682cm" svg:viewBox="0 0 100 352" svg:width="0.1000cm" svg:height="0.3528cm" draw:points="50, 0 100, 176 50, 352 0, 176"/>
<draw:polygon draw:style-name="TLG-solid" draw:layer="layout" draw:z-index="1" svg:x="15.302765cm" svg:y="10.025682cm" svg:viewBox="0 0 100 352" svg:width="0.1000cm" svg:height="0.3528cm" draw:points="50, 0 100, 176 50, 352 0, 176"/>
<draw:line text:anchor-type="paragraph" draw:z-index="3" draw:style-name="open" svg:x1="15.39cm" svg:y1="10.20cm" svg:x2="15.30cm" svg:y2="10.20cm"><text:p/>
</draw:line>
<text:alphabetical-index-mark text:string-value="Moreno, Green P. (1844-11-24 -  )"/><draw:frame text:anchor-type="paragraph" draw:z-index="2" draw:style-name="TLG-text" svg:width="4.10cm" svg:height="0.49cm" svg:x="0.62cm" svg:y="10.64cm"><draw:text-box> <text:p text:style-name="FTLG-Name"><text:span text:style-name="FTLG-Name">Moreno, Green P.</text:span></text:p></draw:text-box>
</draw:frame>
<draw:polygon draw:style-name="TLG-line" draw:layer="layout" draw:z-index="1" svg:x="15.285469cm" svg:y="10.643042cm" svg:viewBox="0 0 100 352" svg:width="0.1000cm" svg:height="0.3528cm" draw:points="50, 0 100, 176 50, 352 0, 176"/>
<text:alphabetical-index-mark text:string-value="Farmer, Susanne Delilah (1844-12-02 -  )"/><draw:frame text:anchor-type="paragraph" draw:z-index="2" draw:style-name="TLG-text" svg:width="5.53cm" svg:height="0.49cm" svg:x="0.62cm" svg:y="11.26cm"><draw:text-box> <text:p text:style-name="FTLG-Name"><text:span text:style-name="FTLG-Name">Farmer, Susanne Delilah</text:span></text:p></draw:text-box>
</draw:frame>
<draw:polygon draw:style-name="TLG-line" draw:layer="layout" draw:z-index="1" svg:x="15.285469cm" svg:y="11.260403cm" svg:viewBox="0 0 100 352" svg:width="0.1000cm" svg:height="0.3528cm" draw:points="50, 0 100, 176 50, 352 0, 176"/>
<text:alphabetical-index-mark text:string-value="Blanco, Mary F. (1846 -  )"/><draw:frame text:anchor-type="paragraph" draw:z-index="2" draw:style-name="TLG-text" svg:width="3.67cm" svg:height="0.49cm" svg:x="0.62cm" svg:y="11.88cm"><draw:text-box> <text:p text:style-name="FTLG-Name"><text:span text:style-name="FTLG-Name">Blanco, Mary F.</text:span></text:p></draw:text-box>
</draw:frame>
<draw:polygon draw:style-name="TLG-line" draw:layer="layout" draw:z-index="1" svg:x="15.294117cm" svg:y="11.877763cm" svg:viewBox="0 0 100 352" svg:width="0.1000cm" svg:height="0.3528cm" draw:points="50, 0 100, 176 50, 352 0, 176"/>
<text:alphabetical-index-mark text:string-value="Blanco, Paris (1846 -  )"/><draw:frame text:anchor-type="paragraph" draw:z-index="2" draw:style-name="TLG-text" svg:width="3.16cm" svg:height="0.49cm" svg:x="0.62cm" svg:y="12.50cm"><draw:text-box> <text:p text:style-name="FTLG-Name"><text:span text:style-name="FTLG-Name">Blanco, Paris</text:span></text:p></draw:text-box>
</draw:frame>
<draw:polygon draw:style-name="TLG-line" draw:layer="layout" draw:z-index="1" svg:x="15.294117cm" svg:y="12.495123cm" svg:viewBox="0 0 100 352" svg:width="0.1000cm" svg:height="0.3528cm" draw:points="50, 0 100, 176 50, 352 0, 176"/>
<text:alphabetical-index-mark text:string-value="Bush, James (1846 -  )"/><draw:frame text:anchor-type="paragraph" draw:z-index="2" draw:style-name="TLG-text" svg:width="3.11cm" svg:height="0.49cm" svg:x="0.62cm" svg:y="13.11cm"><draw:text-box> <text:p text:style-name="FTLG-Name"><text:span text:style-name="FTLG-Name">Bush, James</text:span></text:p></draw:text-box>
</draw:frame>
<draw:polygon draw:style-name="TLG-line" draw:layer="layout" draw:z-index="1" svg:x="15.294117cm" svg:y="13.112483cm" svg:viewBox="0 0 100 352" svg:width="0.1000cm" svg:height="0.3528cm" draw:points="50, 0 100, 176 50, 352 0, 176"/>
<text:alphabetical-index-mark text:string-value="Webb, Livingstone Martin (1846-02-11 - 1902-04-10)"/><draw:frame text:anchor-type="paragraph" draw:z-index="2" draw:style-name="TLG-text" svg:width="5.63cm" svg:height="0.49cm" svg:x="0.62cm" svg:y="13.73cm"><draw:text-box> <text:p text:style-name="FTLG-Name"><text:span text:style-name="FTLG-Name">Webb, Livingstone Martin</text:span></text:p></draw:text-box>
</draw:frame>
<draw:polygon draw:style-name="TLG-line" draw:layer="layout" draw:z-index="1" svg:x="15.294117cm" svg:y="13.729843cm" svg:viewBox="0 0 100 352" svg:width="0.1000cm" svg:height="0.3528cm" draw:points="50, 0 100, 176 50, 352 0, 176"/>
<draw:polygon draw:style-name="TLG-solid" draw:layer="layout" draw:z-index="1" svg:x="15.536256cm" svg:y="13.729843cm" svg:viewBox="0 0 100 352" svg:width="0.1000cm" svg:height="0.3528cm" draw:points="50, 0 100, 176 50, 352 0, 176"/>
<draw:line text:anchor-type="paragraph" draw:z-index="3" draw:style-name="open" svg:x1="15.39cm" svg:y1="13.91cm" svg:x2="15.54cm" svg:y2="13.91cm"><text:p/>
</draw:line>
<text:alphabetical-index-mark text:string-value="Зыков, Angeline (1846-08-17 - 1891-10-31)"/><draw:frame text:anchor-type="paragraph" draw:z-index="2" draw:style-name="TLG-text" svg:width="3.77cm" svg:height="0.49cm" svg:x="0.62cm" svg:y="14.35cm"><draw:text-box> <text:p text:style-name="FTLG-Name"><text:span text:style-name="FTLG-Name">Зыков, Angeline</text:span></text:p></draw:text-box>
</draw:frame>
<draw:polygon draw:style-name="TLG-line" draw:layer="layout" draw:z-index="1" svg:x="15.294117cm" svg:y="14.347203cm" svg:viewBox="0 0 100 352" svg:width="0.1000cm" svg:height="0.3528cm" draw:points="50, 0 100, 176 50, 352 0, 176"/>
<draw:polygon draw:style-name="TLG-solid" draw:layer="layout" draw:z-index="1" svg:x="15.488693cm" svg:y="14.347203cm" svg:viewBox="0 0 100 352" svg:width="0.1000cm" svg:height="0.3528cm" draw:points="50, 0 100, 176 50, 352 0, 176"/>
<draw:line text:anchor-type="paragraph" draw:z-index="3" draw:style-name="open" svg:x1="15.39cm" svg:y1="14.52cm" svg:x2="15.49cm" svg:y2="14.52cm"><text:p/>
</draw:line>
<text:alphabetical-index-mark text:string-value="Ball, Jasper (1846-12-14 - 1906-08-04)"/><draw:frame text:anchor-type="paragraph" draw:z-index="2" draw:style-name="TLG-text" svg:width="2.85cm" svg:height="0.49cm" svg:x="0.62cm" svg:y="14.96cm"><draw:text-box> <text:p text:style-name="FTLG-Name"><text:span text:style-name="FTLG-Name">Ball, Jasper</text:span></text:p></draw:text-box>
</draw:frame>
<draw:polygon draw:style-name="TLG-line" draw:layer="layout" draw:z-index="1" svg:x="15.294117cm" svg:y="14.964564cm" svg:viewBox="0 0 100 352" svg:width="0.1000cm" svg:height="0.3528cm" draw:points="50, 0 100, 176 50, 352 0, 176"/>
<draw:polygon draw:style-name="TLG-solid" draw:layer="layout" draw:z-index="1" svg:x="15.553552cm" svg:y="14.964564cm" svg:viewBox="0 0 100 352" svg:width="0.1000cm" svg:height="0.3528cm" draw:points="50, 0 100, 176 50, 352 0, 176"/>
<draw:line text:anchor-type="paragraph" draw:z-index="3" draw:style-name="open" svg:x1="15.39cm" svg:y1="15.14cm" svg:x2="15.55cm" svg:y2="15.14cm"><text:p/>
</draw:line>
<text:alphabetical-index-mark text:string-value="Jankowski, George (1847-01-01 - 1930-02-01)"/><draw:frame text:anchor-type="paragraph" draw:z-index="2" draw:style-name="TLG-text" svg:width="4.36cm" svg:height="0.49cm" svg:x="0.62cm" svg:y="15.58cm"><draw:text-box> <text:p text:style-name="FTLG-Name"><text:span text:style-name="FTLG-Name">Jankowski, George</text:span></text:p></draw:text-box>
</draw:frame>
<draw:polygon draw:style-name="TLG-line" draw:layer="layout" draw:z-index="1" svg:x="15.298441cm" svg:y="15.581924cm" svg:viewBox="0 0 100 352" svg:width="0.1000cm" svg:height="0.3528cm" draw:points="50, 0 100, 176 50, 352 0, 176"/>
<draw:polygon draw:style-name="TLG-solid" draw:layer="layout" draw:z-index="1" svg:x="15.657326cm" svg:y="15.581924cm" svg:viewBox="0 0 100 352" svg:width="0.1000cm" svg:height="0.3528cm" draw:points="50, 0 100, 176 50, 352 0, 176"/>
<draw:line text:anchor-type="paragraph" draw:z-index="3" draw:style-name="open" svg:x1="15.40cm" svg:y1="15.76cm" svg:x2="15.66cm" svg:y2="15.76cm"><text:p/>
</draw:line>
<text:alphabetical-index-mark text:string-value="Reed, Matthew (vers 1847 - 1927-10-21)"/><draw:frame text:anchor-type="paragraph" draw:z-index="2" draw:style-name="TLG-text" svg:width="3.54cm" svg:height="0.49cm" svg:x="0.62cm" svg:y="16.20cm"><draw:text-box> <text:p text:style-name="FTLG-Name"><text:span text:style-name="FTLG-Name">Reed, Matthew</text:span></text:p></draw:text-box>
</draw:frame>
<draw:polygon draw:style-name="TLG-line" draw:layer="layout" draw:z-index="1" svg:x="15.298441cm" svg:y="16.199284cm" svg:viewBox="0 0 100 352" svg:width="0.1000cm" svg:height="0.3528cm" draw:points="50, 0 100, 176 50, 352 0, 176"/>
<draw:polygon draw:style-name="TLG-solid" draw:layer="layout" draw:z-index="1" svg:x="15.644354cm" svg:y="16.199284cm" svg:viewBox="0 0 100 352" svg:width="0.1000cm" svg:height="0.3528cm" draw:points="50, 0 100, 176 50, 352 0, 176"/>
<draw:line text:anchor-type="paragraph" draw:z-index="3" draw:style-name="open" svg:x1="15.40cm" svg:y1="16.38cm" svg:x2="15.64cm" svg:y2="16.38cm"><text:p/>
</draw:line>
<text:alphabetical-index-mark text:string-value="Page, Robert (1847-06-11 - 1928-03-22)"/><draw:frame text:anchor-type="paragraph" draw:z-index="2" draw:style-name="TLG-text" svg:width="3.16cm" svg:height="0.49cm" svg:x="0.62cm" svg:y="16.82cm"><draw:text-box> <text:p text:style-name="FTLG-Name"><text:span text:style-name="FTLG-Name">Page, Robert</text:span></text:p></draw:text-box>
</draw:frame>
<draw:polygon draw:style-name="TLG-line" draw:layer="layout" draw:z-index="1" svg:x="15.298441cm" svg:y="16.816644cm" svg:viewBox="0 0 100 352" svg:width="0.1000cm" svg:height="0.3528cm" draw:points="50, 0 100, 176 50, 352 0, 176"/>
<draw:polygon draw:style-name="TLG-solid" draw:layer="layout" draw:z-index="1" svg:x="15.648678cm" svg:y="16.816644cm" svg:viewBox="0 0 100 352" svg:width="0.1000cm" svg:height="0.3528cm" draw:points="50, 0 100, 176 50, 352 0, 176"/>
<draw:line text:anchor-type="paragraph" draw:z-index="3" draw:style-name="open" svg:x1="15.40cm" svg:y1="16.99cm" svg:x2="15.65cm" svg:y2="16.99cm"><text:p/>
</draw:line>
<text:alphabetical-index-mark text:string-value="Reed, Edward (1847-06-28 - 1892-03-05)"/><draw:frame text:anchor-type="paragraph" draw:z-index="2" draw:style-name="TLG-text" svg:width="3.36cm" svg:height="0.49cm" svg:x="0.62cm" svg:y="17.43cm"><draw:text-box> <text:p text:style-name="FTLG-Name"><text:span text:style-name="FTLG-Name">Reed, Edward</text:span></text:p></draw:text-box>
</draw:frame>
<draw:polygon draw:style-name="TLG-line" draw:layer="layout" draw:z-index="1" svg:x="15.298441cm" svg:y="17.434004cm" svg:viewBox="0 0 100 352" svg:width="0.1000cm" svg:height="0.3528cm" draw:points="50, 0 100, 176 50, 352 0, 176"/>
<draw:polygon draw:style-name="TLG-solid" draw:layer="layout" draw:z-index="1" svg:x="15.493017cm" svg:y="17.434004cm" svg:viewBox="0 0 100 352" svg:width="0.1000cm" svg:height="0.3528cm" draw:points="50, 0 100, 176 50, 352 0, 176"/>
<draw:line text:anchor-type="paragraph" draw:z-index="3" draw:style-name="open" svg:x1="15.40cm" svg:y1="17.61cm" svg:x2="15.49cm" svg:y2="17.61cm"><text:p/>
</draw:line>
<text:alphabetical-index-mark text:string-value="Farmer, Winfield Scott (1847-07-29 -  )"/><draw:frame text:anchor-type="paragraph" draw:z-index="2" draw:style-name="TLG-text" svg:width="4.99cm" svg:height="0.49cm" svg:x="0.62cm" svg:y="18.05cm"><draw:text-box> <text:p text:style-name="FTLG-Name"><text:span text:style-name="FTLG-Name">Farmer, Winfield Scott</text:span></text:p></draw:text-box>
</draw:frame>
<draw:polygon draw:style-name="TLG-line" draw:layer="layout" draw:z-index="1" svg:x="15.298441cm" svg:y="18.051364cm" svg:viewBox="0 0 100 352" svg:width="0.1000cm" svg:height="0.3528cm" draw:points="50, 0 100, 176 50, 352 0, 176"/>
<text:alphabetical-index-mark text:string-value="Webb, Joseph LeRoy (1847-10-00 -  )"/><draw:frame text:anchor-type="paragraph" draw:z-index="2" draw:style-name="TLG-text" svg:width="4.84cm" svg:height="0.49cm" svg:x="0.62cm" svg:y="18.67cm"><draw:text-box> <text:p text:style-name="FTLG-Name"><text:span text:style-name="FTLG-Name">Webb, Joseph LeRoy</text:span></text:p></draw:text-box>
</draw:frame>
<draw:polygon draw:style-name="TLG-line" draw:layer="layout" draw:z-index="1" svg:x="15.298441cm" svg:y="18.668725cm" svg:viewBox="0 0 100 352" svg:width="0.1000cm" svg:height="0.3528cm" draw:points="50, 0 100, 176 50, 352 0, 176"/>
<text:alphabetical-index-mark text:string-value="Berry, Honorah (1847-10-07 - 1897-10-07)"/><draw:frame text:anchor-type="paragraph" draw:z-index="2" draw:style-name="TLG-text" svg:width="3.57cm" svg:height="0.49cm" svg:x="0.62cm" svg:y="19.29cm"><draw:text-box> <text:p text:style-name="FTLG-Name"><text:span text:style-name="FTLG-Name">Berry, Honorah</text:span></text:p></draw:text-box>
</draw:frame>
<draw:polygon draw:style-name="TLG-line" draw:layer="layout" draw:z-index="1" svg:x="15.298441cm" svg:y="19.286085cm" svg:viewBox="0 0 100 352" svg:width="0.1000cm" svg:height="0.3528cm" draw:points="50, 0 100, 176 50, 352 0, 176"/>
<draw:polygon draw:style-name="TLG-solid" draw:layer="layout" draw:z-index="1" svg:x="15.514637cm" svg:y="19.286085cm" svg:viewBox="0 0 100 352" svg:width="0.1000cm" svg:height="0.3528cm" draw:points="50, 0 100, 176 50, 352 0, 176"/>
<draw:line text:anchor-type="paragraph" draw:z-index="3" draw:style-name="open" svg:x1="15.40cm" svg:y1="19.46cm" svg:x2="15.51cm" svg:y2="19.46cm"><text:p/>
</draw:line>
<text:alphabetical-index-mark text:string-value="Ball, Jane (1848-07-09 -  )"/><draw:frame text:anchor-type="paragraph" draw:z-index="2" draw:style-name="TLG-text" svg:width="2.47cm" svg:height="0.49cm" svg:x="0.62cm" svg:y="19.90cm"><draw:text-box> <text:p text:style-name="FTLG-Name"><text:span text:style-name="FTLG-Name">Ball, Jane</text:span></text:p></draw:text-box>
</draw:frame>
<draw:polygon draw:style-name="TLG-line" draw:layer="layout" draw:z-index="1" svg:x="15.302765cm" svg:y="19.903445cm" svg:viewBox="0 0 100 352" svg:width="0.1000cm" svg:height="0.3528cm" draw:points="50, 0 100, 176 50, 352 0, 176"/>
<text:alphabetical-index-mark text:string-value="Blanco, Lucinda Catherine (1849-01-25 - 1932-10-21)"/><draw:frame text:anchor-type="paragraph" draw:z-index="2" draw:style-name="TLG-text" svg:width="5.84cm" svg:height="0.49cm" svg:x="0.62cm" svg:y="20.52cm"><draw:text-box> <text:p text:style-name="FTLG-Name"><text:span text:style-name="FTLG-Name">Blanco, Lucinda Catherine</text:span></text:p></draw:text-box>
</draw:frame>
<draw:polygon draw:style-name="TLG-line" draw:layer="layout" draw:z-index="1" svg:x="15.307089cm" svg:y="20.520805cm" svg:viewBox="0 0 100 352" svg:width="0.1000cm" svg:height="0.3528cm" draw:points="50, 0 100, 176 50, 352 0, 176"/>
<draw:polygon draw:style-name="TLG-solid" draw:layer="layout" draw:z-index="1" svg:x="15.665974cm" svg:y="20.520805cm" svg:viewBox="0 0 100 352" svg:width="0.1000cm" svg:height="0.3528cm" draw:points="50, 0 100, 176 50, 352 0, 176"/>
<draw:line text:anchor-type="paragraph" draw:z-index="3" draw:style-name="open" svg:x1="15.41cm" svg:y1="20.70cm" svg:x2="15.67cm" svg:y2="20.70cm"><text:p/>
</draw:line>
<text:alphabetical-index-mark text:string-value="Jiménez, Mary C. (1849-12-08 - 1869-10-10)"/><draw:frame text:anchor-type="paragraph" draw:z-index="2" draw:style-name="TLG-text" svg:width="4.03cm" svg:height="0.49cm" svg:x="0.62cm" svg:y="21.14cm"><draw:text-box> <text:p text:style-name="FTLG-Name"><text:span text:style-name="FTLG-Name">Jiménez, Mary C.</text:span></text:p></draw:text-box>
</draw:frame>
<draw:polygon draw:style-name="TLG-line" draw:layer="layout" draw:z-index="1" svg:x="15.307089cm" svg:y="21.138165cm" svg:viewBox="0 0 100 352" svg:width="0.1000cm" svg:height="0.3528cm" draw:points="50, 0 100, 176 50, 352 0, 176"/>
<draw:polygon draw:style-name="TLG-solid" draw:layer="layout" draw:z-index="1" svg:x="15.393567cm" svg:y="21.138165cm" svg:viewBox="0 0 100 352" svg:width="0.1000cm" svg:height="0.3528cm" draw:points="50, 0 100, 176 50, 352 0, 176"/>
<draw:line text:anchor-type="paragraph" draw:z-index="3" draw:style-name="open" svg:x1="15.41cm" svg:y1="21.31cm" svg:x2="15.39cm" svg:y2="21.31cm"><text:p/>
</draw:line>
<text:alphabetical-index-mark text:string-value="Garner, Phebe (1850 - avant 1860)"/><draw:frame text:anchor-type="paragraph" draw:z-index="2" draw:style-name="TLG-text" svg:width="3.47cm" svg:height="0.49cm" svg:x="0.62cm" svg:y="21.76cm"><draw:text-box> <text:p text:style-name="FTLG-Name"><text:span text:style-name="FTLG-Name">Garner, Phebe</text:span></text:p></draw:text-box>
</draw:frame>
<draw:polygon draw:style-name="TLG-line" draw:layer="layout" draw:z-index="1" svg:x="15.311412cm" svg:y="21.755525cm" svg:viewBox="0 0 100 352" svg:width="0.1000cm" svg:height="0.3528cm" draw:points="50, 0 100, 176 50, 352 0, 176"/>
<draw:polygon draw:style-name="TLG-solid" draw:layer="layout" draw:z-index="1" svg:x="15.354652cm" svg:y="21.755525cm" svg:viewBox="0 0 100 352" svg:width="0.1000cm" svg:height="0.3528cm" draw:points="50, 0 100, 176 50, 352 0, 176"/>
<draw:line text:anchor-type="paragraph" draw:z-index="3" draw:style-name="open" svg:x1="15.41cm" svg:y1="21.93cm" svg:x2="15.35cm" svg:y2="21.93cm"><text:p/>
</draw:line>
<text:alphabetical-index-mark text:string-value="Page, David (1850-01-01 - 1922-10-13)"/><draw:frame text:anchor-type="paragraph" draw:z-index="2" draw:style-name="TLG-text" svg:width="2.96cm" svg:height="0.49cm" svg:x="0.62cm" svg:y="22.37cm"><draw:text-box> <text:p text:style-name="FTLG-Name"><text:span text:style-name="FTLG-Name">Page, David</text:span></text:p></draw:text-box>
</draw:frame>
<draw:polygon draw:style-name="TLG-line" draw:layer="layout" draw:z-index="1" svg:x="15.311412cm" svg:y="22.372886cm" svg:viewBox="0 0 100 352" svg:width="0.1000cm" svg:height="0.3528cm" draw:points="50, 0 100, 176 50, 352 0, 176"/>
<draw:polygon draw:style-name="TLG-solid" draw:layer="layout" draw:z-index="1" svg:x="15.622734cm" svg:y="22.372886cm" svg:viewBox="0 0 100 352" svg:width="0.1000cm" svg:height="0.3528cm" draw:points="50, 0 100, 176 50, 352 0, 176"/>
<draw:line text:anchor-type="paragraph" draw:z-index="3" draw:style-name="open" svg:x1="15.41cm" svg:y1="22.55cm" svg:x2="15.62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Reed, Bridgette (1850-01-19 - 1901-08-13)"/><draw:frame text:anchor-type="paragraph" draw:z-index="2" draw:style-name="TLG-text" svg:width="3.65cm" svg:height="0.49cm" svg:x="0.62cm" svg:y="2.62cm"><draw:text-box> <text:p text:style-name="FTLG-Name"><text:span text:style-name="FTLG-Name">Reed, Bridgette</text:span></text:p></draw:text-box>
</draw:frame>
<draw:polygon draw:style-name="TLG-line" draw:layer="layout" draw:z-index="1" svg:x="15.311412cm" svg:y="2.617360cm" svg:viewBox="0 0 100 352" svg:width="0.1000cm" svg:height="0.3528cm" draw:points="50, 0 100, 176 50, 352 0, 176"/>
<draw:polygon draw:style-name="TLG-solid" draw:layer="layout" draw:z-index="1" svg:x="15.531932cm" svg:y="2.617360cm" svg:viewBox="0 0 100 352" svg:width="0.1000cm" svg:height="0.3528cm" draw:points="50, 0 100, 176 50, 352 0, 176"/>
<draw:line text:anchor-type="paragraph" draw:z-index="3" draw:style-name="open" svg:x1="15.41cm" svg:y1="2.79cm" svg:x2="15.53cm" svg:y2="2.79cm"><text:p/>
</draw:line>
<text:alphabetical-index-mark text:string-value="Boucher, Bridget (1850-05-14 - 1922-05-11)"/><draw:frame text:anchor-type="paragraph" draw:z-index="2" draw:style-name="TLG-text" svg:width="3.87cm" svg:height="0.49cm" svg:x="0.62cm" svg:y="3.23cm"><draw:text-box> <text:p text:style-name="FTLG-Name"><text:span text:style-name="FTLG-Name">Boucher, Bridget</text:span></text:p></draw:text-box>
</draw:frame>
<draw:polygon draw:style-name="TLG-line" draw:layer="layout" draw:z-index="1" svg:x="15.311412cm" svg:y="3.234720cm" svg:viewBox="0 0 100 352" svg:width="0.1000cm" svg:height="0.3528cm" draw:points="50, 0 100, 176 50, 352 0, 176"/>
<draw:polygon draw:style-name="TLG-solid" draw:layer="layout" draw:z-index="1" svg:x="15.622734cm" svg:y="3.234720cm" svg:viewBox="0 0 100 352" svg:width="0.1000cm" svg:height="0.3528cm" draw:points="50, 0 100, 176 50, 352 0, 176"/>
<draw:line text:anchor-type="paragraph" draw:z-index="3" draw:style-name="open" svg:x1="15.41cm" svg:y1="3.41cm" svg:x2="15.62cm" svg:y2="3.41cm"><text:p/>
</draw:line>
<text:alphabetical-index-mark text:string-value="Farmer, Elizabeth Ellen (1850-06-09 - 1931-08-03)"/><draw:frame text:anchor-type="paragraph" draw:z-index="2" draw:style-name="TLG-text" svg:width="5.22cm" svg:height="0.49cm" svg:x="0.62cm" svg:y="3.85cm"><draw:text-box> <text:p text:style-name="FTLG-Name"><text:span text:style-name="FTLG-Name">Farmer, Elizabeth Ellen</text:span></text:p></draw:text-box>
</draw:frame>
<draw:polygon draw:style-name="TLG-line" draw:layer="layout" draw:z-index="1" svg:x="15.311412cm" svg:y="3.852081cm" svg:viewBox="0 0 100 352" svg:width="0.1000cm" svg:height="0.3528cm" draw:points="50, 0 100, 176 50, 352 0, 176"/>
<draw:polygon draw:style-name="TLG-solid" draw:layer="layout" draw:z-index="1" svg:x="15.661650cm" svg:y="3.852081cm" svg:viewBox="0 0 100 352" svg:width="0.1000cm" svg:height="0.3528cm" draw:points="50, 0 100, 176 50, 352 0, 176"/>
<draw:line text:anchor-type="paragraph" draw:z-index="3" draw:style-name="open" svg:x1="15.41cm" svg:y1="4.03cm" svg:x2="15.66cm" svg:y2="4.03cm"><text:p/>
</draw:line>
<text:alphabetical-index-mark text:string-value="Douglas, Eliza Jane (1850-08-07 - 1915)"/><draw:frame text:anchor-type="paragraph" draw:z-index="2" draw:style-name="TLG-text" svg:width="4.51cm" svg:height="0.49cm" svg:x="0.62cm" svg:y="4.47cm"><draw:text-box> <text:p text:style-name="FTLG-Name"><text:span text:style-name="FTLG-Name">Douglas, Eliza Jane</text:span></text:p></draw:text-box>
</draw:frame>
<draw:polygon draw:style-name="TLG-line" draw:layer="layout" draw:z-index="1" svg:x="15.311412cm" svg:y="4.469441cm" svg:viewBox="0 0 100 352" svg:width="0.1000cm" svg:height="0.3528cm" draw:points="50, 0 100, 176 50, 352 0, 176"/>
<draw:polygon draw:style-name="TLG-solid" draw:layer="layout" draw:z-index="1" svg:x="15.592467cm" svg:y="4.469441cm" svg:viewBox="0 0 100 352" svg:width="0.1000cm" svg:height="0.3528cm" draw:points="50, 0 100, 176 50, 352 0, 176"/>
<draw:line text:anchor-type="paragraph" draw:z-index="3" draw:style-name="open" svg:x1="15.41cm" svg:y1="4.65cm" svg:x2="15.59cm" svg:y2="4.65cm"><text:p/>
</draw:line>
<text:alphabetical-index-mark text:string-value="Boucher, William (1851-02-07 - 1952-08-02)"/><draw:frame text:anchor-type="paragraph" draw:z-index="2" draw:style-name="TLG-text" svg:width="3.90cm" svg:height="0.49cm" svg:x="0.62cm" svg:y="5.09cm"><draw:text-box> <text:p text:style-name="FTLG-Name"><text:span text:style-name="FTLG-Name">Boucher, William</text:span></text:p></draw:text-box>
</draw:frame>
<draw:polygon draw:style-name="TLG-line" draw:layer="layout" draw:z-index="1" svg:x="15.315736cm" svg:y="5.086801cm" svg:viewBox="0 0 100 352" svg:width="0.1000cm" svg:height="0.3528cm" draw:points="50, 0 100, 176 50, 352 0, 176"/>
<draw:polygon draw:style-name="TLG-solid" draw:layer="layout" draw:z-index="1" svg:x="15.752452cm" svg:y="5.086801cm" svg:viewBox="0 0 100 352" svg:width="0.1000cm" svg:height="0.3528cm" draw:points="50, 0 100, 176 50, 352 0, 176"/>
<draw:line text:anchor-type="paragraph" draw:z-index="3" draw:style-name="open" svg:x1="15.42cm" svg:y1="5.26cm" svg:x2="15.75cm" svg:y2="5.26cm"><text:p/>
</draw:line>
<text:alphabetical-index-mark text:string-value="Page, Margaret (1851-02-10 - 1925-11-22)"/><draw:frame text:anchor-type="paragraph" draw:z-index="2" draw:style-name="TLG-text" svg:width="3.62cm" svg:height="0.49cm" svg:x="0.62cm" svg:y="5.70cm"><draw:text-box> <text:p text:style-name="FTLG-Name"><text:span text:style-name="FTLG-Name">Page, Margaret</text:span></text:p></draw:text-box>
</draw:frame>
<draw:polygon draw:style-name="TLG-line" draw:layer="layout" draw:z-index="1" svg:x="15.315736cm" svg:y="5.704161cm" svg:viewBox="0 0 100 352" svg:width="0.1000cm" svg:height="0.3528cm" draw:points="50, 0 100, 176 50, 352 0, 176"/>
<draw:polygon draw:style-name="TLG-solid" draw:layer="layout" draw:z-index="1" svg:x="15.635706cm" svg:y="5.704161cm" svg:viewBox="0 0 100 352" svg:width="0.1000cm" svg:height="0.3528cm" draw:points="50, 0 100, 176 50, 352 0, 176"/>
<draw:line text:anchor-type="paragraph" draw:z-index="3" draw:style-name="open" svg:x1="15.42cm" svg:y1="5.88cm" svg:x2="15.64cm" svg:y2="5.88cm"><text:p/>
</draw:line>
<text:alphabetical-index-mark text:string-value="Blanco, Stephen (1851-04-14 - 1903-04-08)"/><draw:frame text:anchor-type="paragraph" draw:z-index="2" draw:style-name="TLG-text" svg:width="3.82cm" svg:height="0.49cm" svg:x="0.62cm" svg:y="6.32cm"><draw:text-box> <text:p text:style-name="FTLG-Name"><text:span text:style-name="FTLG-Name">Blanco, Stephen</text:span></text:p></draw:text-box>
</draw:frame>
<draw:polygon draw:style-name="TLG-line" draw:layer="layout" draw:z-index="1" svg:x="15.315736cm" svg:y="6.321521cm" svg:viewBox="0 0 100 352" svg:width="0.1000cm" svg:height="0.3528cm" draw:points="50, 0 100, 176 50, 352 0, 176"/>
<draw:polygon draw:style-name="TLG-solid" draw:layer="layout" draw:z-index="1" svg:x="15.540580cm" svg:y="6.321521cm" svg:viewBox="0 0 100 352" svg:width="0.1000cm" svg:height="0.3528cm" draw:points="50, 0 100, 176 50, 352 0, 176"/>
<draw:line text:anchor-type="paragraph" draw:z-index="3" draw:style-name="open" svg:x1="15.42cm" svg:y1="6.50cm" svg:x2="15.54cm" svg:y2="6.50cm"><text:p/>
</draw:line>
<text:alphabetical-index-mark text:string-value="Todd, John M. (1851-06-07 - 1921-02-23)"/><draw:frame text:anchor-type="paragraph" draw:z-index="2" draw:style-name="TLG-text" svg:width="3.39cm" svg:height="0.49cm" svg:x="0.62cm" svg:y="6.94cm"><draw:text-box> <text:p text:style-name="FTLG-Name"><text:span text:style-name="FTLG-Name">Todd, John M.</text:span></text:p></draw:text-box>
</draw:frame>
<draw:polygon draw:style-name="TLG-line" draw:layer="layout" draw:z-index="1" svg:x="15.315736cm" svg:y="6.938881cm" svg:viewBox="0 0 100 352" svg:width="0.1000cm" svg:height="0.3528cm" draw:points="50, 0 100, 176 50, 352 0, 176"/>
<draw:polygon draw:style-name="TLG-solid" draw:layer="layout" draw:z-index="1" svg:x="15.618411cm" svg:y="6.938881cm" svg:viewBox="0 0 100 352" svg:width="0.1000cm" svg:height="0.3528cm" draw:points="50, 0 100, 176 50, 352 0, 176"/>
<draw:line text:anchor-type="paragraph" draw:z-index="3" draw:style-name="open" svg:x1="15.42cm" svg:y1="7.12cm" svg:x2="15.62cm" svg:y2="7.12cm"><text:p/>
</draw:line>
<text:alphabetical-index-mark text:string-value="Garner, Mary J. (1851-10-12 - 1852-04-01)"/><draw:frame text:anchor-type="paragraph" draw:z-index="2" draw:style-name="TLG-text" svg:width="3.64cm" svg:height="0.49cm" svg:x="0.62cm" svg:y="7.56cm"><draw:text-box> <text:p text:style-name="FTLG-Name"><text:span text:style-name="FTLG-Name">Garner, Mary J.</text:span></text:p></draw:text-box>
</draw:frame>
<draw:polygon draw:style-name="TLG-line" draw:layer="layout" draw:z-index="1" svg:x="15.315736cm" svg:y="7.556242cm" svg:viewBox="0 0 100 352" svg:width="0.1000cm" svg:height="0.3528cm" draw:points="50, 0 100, 176 50, 352 0, 176"/>
<draw:polygon draw:style-name="TLG-solid" draw:layer="layout" draw:z-index="1" svg:x="15.320060cm" svg:y="7.556242cm" svg:viewBox="0 0 100 352" svg:width="0.1000cm" svg:height="0.3528cm" draw:points="50, 0 100, 176 50, 352 0, 176"/>
<draw:line text:anchor-type="paragraph" draw:z-index="3" draw:style-name="open" svg:x1="15.42cm" svg:y1="7.73cm" svg:x2="15.32cm" svg:y2="7.73cm"><text:p/>
</draw:line>
<text:alphabetical-index-mark text:string-value="Garner, Mary M. (1851-10-12 - 1858-05-24)"/><draw:frame text:anchor-type="paragraph" draw:z-index="2" draw:style-name="TLG-text" svg:width="3.80cm" svg:height="0.49cm" svg:x="0.62cm" svg:y="8.17cm"><draw:text-box> <text:p text:style-name="FTLG-Name"><text:span text:style-name="FTLG-Name">Garner, Mary M.</text:span></text:p></draw:text-box>
</draw:frame>
<draw:polygon draw:style-name="TLG-line" draw:layer="layout" draw:z-index="1" svg:x="15.315736cm" svg:y="8.173602cm" svg:viewBox="0 0 100 352" svg:width="0.1000cm" svg:height="0.3528cm" draw:points="50, 0 100, 176 50, 352 0, 176"/>
<draw:polygon draw:style-name="TLG-solid" draw:layer="layout" draw:z-index="1" svg:x="15.346004cm" svg:y="8.173602cm" svg:viewBox="0 0 100 352" svg:width="0.1000cm" svg:height="0.3528cm" draw:points="50, 0 100, 176 50, 352 0, 176"/>
<draw:line text:anchor-type="paragraph" draw:z-index="3" draw:style-name="open" svg:x1="15.42cm" svg:y1="8.35cm" svg:x2="15.35cm" svg:y2="8.35cm"><text:p/>
</draw:line>
<text:alphabetical-index-mark text:string-value="Martel, Luella Jacques (1852-01-23 - 1921-04-28)"/><draw:frame text:anchor-type="paragraph" draw:z-index="2" draw:style-name="TLG-text" svg:width="5.05cm" svg:height="0.49cm" svg:x="0.62cm" svg:y="8.79cm"><draw:text-box> <text:p text:style-name="FTLG-Name"><text:span text:style-name="FTLG-Name">Martel, Luella Jacques</text:span></text:p></draw:text-box>
</draw:frame>
<draw:polygon draw:style-name="TLG-line" draw:layer="layout" draw:z-index="1" svg:x="15.320060cm" svg:y="8.790962cm" svg:viewBox="0 0 100 352" svg:width="0.1000cm" svg:height="0.3528cm" draw:points="50, 0 100, 176 50, 352 0, 176"/>
<draw:polygon draw:style-name="TLG-solid" draw:layer="layout" draw:z-index="1" svg:x="15.618411cm" svg:y="8.790962cm" svg:viewBox="0 0 100 352" svg:width="0.1000cm" svg:height="0.3528cm" draw:points="50, 0 100, 176 50, 352 0, 176"/>
<draw:line text:anchor-type="paragraph" draw:z-index="3" draw:style-name="open" svg:x1="15.42cm" svg:y1="8.97cm" svg:x2="15.62cm" svg:y2="8.97cm"><text:p/>
</draw:line>
<text:alphabetical-index-mark text:string-value="Ball, Martha (1852-03-02 -  )"/><draw:frame text:anchor-type="paragraph" draw:z-index="2" draw:style-name="TLG-text" svg:width="2.91cm" svg:height="0.49cm" svg:x="0.62cm" svg:y="9.41cm"><draw:text-box> <text:p text:style-name="FTLG-Name"><text:span text:style-name="FTLG-Name">Ball, Martha</text:span></text:p></draw:text-box>
</draw:frame>
<draw:polygon draw:style-name="TLG-line" draw:layer="layout" draw:z-index="1" svg:x="15.320060cm" svg:y="9.408322cm" svg:viewBox="0 0 100 352" svg:width="0.1000cm" svg:height="0.3528cm" draw:points="50, 0 100, 176 50, 352 0, 176"/>
<text:alphabetical-index-mark text:string-value="Farmer, Miranda Keziah (1852-09-27 -  )"/><draw:frame text:anchor-type="paragraph" draw:z-index="2" draw:style-name="TLG-text" svg:width="5.38cm" svg:height="0.49cm" svg:x="0.62cm" svg:y="10.03cm"><draw:text-box> <text:p text:style-name="FTLG-Name"><text:span text:style-name="FTLG-Name">Farmer, Miranda Keziah</text:span></text:p></draw:text-box>
</draw:frame>
<draw:polygon draw:style-name="TLG-line" draw:layer="layout" draw:z-index="1" svg:x="15.320060cm" svg:y="10.025682cm" svg:viewBox="0 0 100 352" svg:width="0.1000cm" svg:height="0.3528cm" draw:points="50, 0 100, 176 50, 352 0, 176"/>
<text:alphabetical-index-mark text:string-value="Douglas, Elizabeth (1853-02-26 - 1890-02-14)"/><draw:frame text:anchor-type="paragraph" draw:z-index="2" draw:style-name="TLG-text" svg:width="4.28cm" svg:height="0.49cm" svg:x="0.62cm" svg:y="10.64cm"><draw:text-box> <text:p text:style-name="FTLG-Name"><text:span text:style-name="FTLG-Name">Douglas, Elizabeth</text:span></text:p></draw:text-box>
</draw:frame>
<draw:polygon draw:style-name="TLG-line" draw:layer="layout" draw:z-index="1" svg:x="15.324384cm" svg:y="10.643042cm" svg:viewBox="0 0 100 352" svg:width="0.1000cm" svg:height="0.3528cm" draw:points="50, 0 100, 176 50, 352 0, 176"/>
<draw:polygon draw:style-name="TLG-solid" draw:layer="layout" draw:z-index="1" svg:x="15.484369cm" svg:y="10.643042cm" svg:viewBox="0 0 100 352" svg:width="0.1000cm" svg:height="0.3528cm" draw:points="50, 0 100, 176 50, 352 0, 176"/>
<draw:line text:anchor-type="paragraph" draw:z-index="3" draw:style-name="open" svg:x1="15.42cm" svg:y1="10.82cm" svg:x2="15.48cm" svg:y2="10.82cm"><text:p/>
</draw:line>
<text:alphabetical-index-mark text:string-value="Reed, Hugh (1853-06-13 - 1917-04-24)"/><draw:frame text:anchor-type="paragraph" draw:z-index="2" draw:style-name="TLG-text" svg:width="2.91cm" svg:height="0.49cm" svg:x="0.62cm" svg:y="11.26cm"><draw:text-box> <text:p text:style-name="FTLG-Name"><text:span text:style-name="FTLG-Name">Reed, Hugh</text:span></text:p></draw:text-box>
</draw:frame>
<draw:polygon draw:style-name="TLG-line" draw:layer="layout" draw:z-index="1" svg:x="15.324384cm" svg:y="11.260403cm" svg:viewBox="0 0 100 352" svg:width="0.1000cm" svg:height="0.3528cm" draw:points="50, 0 100, 176 50, 352 0, 176"/>
<draw:polygon draw:style-name="TLG-solid" draw:layer="layout" draw:z-index="1" svg:x="15.601115cm" svg:y="11.260403cm" svg:viewBox="0 0 100 352" svg:width="0.1000cm" svg:height="0.3528cm" draw:points="50, 0 100, 176 50, 352 0, 176"/>
<draw:line text:anchor-type="paragraph" draw:z-index="3" draw:style-name="open" svg:x1="15.42cm" svg:y1="11.44cm" svg:x2="15.60cm" svg:y2="11.44cm"><text:p/>
</draw:line>
<text:alphabetical-index-mark text:string-value="Blanco, Milton (1854 -  )"/><draw:frame text:anchor-type="paragraph" draw:z-index="2" draw:style-name="TLG-text" svg:width="3.34cm" svg:height="0.49cm" svg:x="0.62cm" svg:y="11.88cm"><draw:text-box> <text:p text:style-name="FTLG-Name"><text:span text:style-name="FTLG-Name">Blanco, Milton</text:span></text:p></draw:text-box>
</draw:frame>
<draw:polygon draw:style-name="TLG-line" draw:layer="layout" draw:z-index="1" svg:x="15.328708cm" svg:y="11.877763cm" svg:viewBox="0 0 100 352" svg:width="0.1000cm" svg:height="0.3528cm" draw:points="50, 0 100, 176 50, 352 0, 176"/>
<text:alphabetical-index-mark text:string-value="Boucher, William Bernard (1854-01-25 - 1928-12-27)"/><draw:frame text:anchor-type="paragraph" draw:z-index="2" draw:style-name="TLG-text" svg:width="5.66cm" svg:height="0.49cm" svg:x="0.62cm" svg:y="12.50cm"><draw:text-box> <text:p text:style-name="FTLG-Name"><text:span text:style-name="FTLG-Name">Boucher, William Bernard</text:span></text:p></draw:text-box>
</draw:frame>
<draw:polygon draw:style-name="TLG-line" draw:layer="layout" draw:z-index="1" svg:x="15.328708cm" svg:y="12.495123cm" svg:viewBox="0 0 100 352" svg:width="0.1000cm" svg:height="0.3528cm" draw:points="50, 0 100, 176 50, 352 0, 176"/>
<draw:polygon draw:style-name="TLG-solid" draw:layer="layout" draw:z-index="1" svg:x="15.648678cm" svg:y="12.495123cm" svg:viewBox="0 0 100 352" svg:width="0.1000cm" svg:height="0.3528cm" draw:points="50, 0 100, 176 50, 352 0, 176"/>
<draw:line text:anchor-type="paragraph" draw:z-index="3" draw:style-name="open" svg:x1="15.43cm" svg:y1="12.67cm" svg:x2="15.65cm" svg:y2="12.67cm"><text:p/>
</draw:line>
<text:alphabetical-index-mark text:string-value="Farmer, Cyrus Melville (1855-05-27 -  )"/><draw:frame text:anchor-type="paragraph" draw:z-index="2" draw:style-name="TLG-text" svg:width="5.04cm" svg:height="0.49cm" svg:x="0.62cm" svg:y="13.11cm"><draw:text-box> <text:p text:style-name="FTLG-Name"><text:span text:style-name="FTLG-Name">Farmer, Cyrus Melville</text:span></text:p></draw:text-box>
</draw:frame>
<draw:polygon draw:style-name="TLG-line" draw:layer="layout" draw:z-index="1" svg:x="15.333032cm" svg:y="13.112483cm" svg:viewBox="0 0 100 352" svg:width="0.1000cm" svg:height="0.3528cm" draw:points="50, 0 100, 176 50, 352 0, 176"/>
<text:alphabetical-index-mark text:string-value="Fernandez, Michael (1855-05-27 -  )"/><draw:frame text:anchor-type="paragraph" draw:z-index="2" draw:style-name="TLG-text" svg:width="4.49cm" svg:height="0.49cm" svg:x="0.62cm" svg:y="13.73cm"><draw:text-box> <text:p text:style-name="FTLG-Name"><text:span text:style-name="FTLG-Name">Fernandez, Michael</text:span></text:p></draw:text-box>
</draw:frame>
<draw:polygon draw:style-name="TLG-line" draw:layer="layout" draw:z-index="1" svg:x="15.333032cm" svg:y="13.729843cm" svg:viewBox="0 0 100 352" svg:width="0.1000cm" svg:height="0.3528cm" draw:points="50, 0 100, 176 50, 352 0, 176"/>
<text:alphabetical-index-mark text:string-value="Landry, Michael Edward (1855-05-27 - 1927-08-23)"/><draw:frame text:anchor-type="paragraph" draw:z-index="2" draw:style-name="TLG-text" svg:width="5.38cm" svg:height="0.49cm" svg:x="0.62cm" svg:y="14.35cm"><draw:text-box> <text:p text:style-name="FTLG-Name"><text:span text:style-name="FTLG-Name">Landry, Michael Edward</text:span></text:p></draw:text-box>
</draw:frame>
<draw:polygon draw:style-name="TLG-line" draw:layer="layout" draw:z-index="1" svg:x="15.333032cm" svg:y="14.347203cm" svg:viewBox="0 0 100 352" svg:width="0.1000cm" svg:height="0.3528cm" draw:points="50, 0 100, 176 50, 352 0, 176"/>
<draw:polygon draw:style-name="TLG-solid" draw:layer="layout" draw:z-index="1" svg:x="15.644354cm" svg:y="14.347203cm" svg:viewBox="0 0 100 352" svg:width="0.1000cm" svg:height="0.3528cm" draw:points="50, 0 100, 176 50, 352 0, 176"/>
<draw:line text:anchor-type="paragraph" draw:z-index="3" draw:style-name="open" svg:x1="15.43cm" svg:y1="14.52cm" svg:x2="15.64cm" svg:y2="14.52cm"><text:p/>
</draw:line>
<text:alphabetical-index-mark text:string-value="Garner von Zieliński, Lewis Anderson Sr (1855-06-21 - 1911-06-28)"/><draw:frame text:anchor-type="paragraph" draw:z-index="2" draw:style-name="TLG-text" svg:width="8.64cm" svg:height="0.49cm" svg:x="0.62cm" svg:y="14.96cm"><draw:text-box> <text:p text:style-name="FTLG-Name"><text:span text:style-name="FTLG-Name">Garner von Zieliński, Lewis Anderson Sr</text:span></text:p></draw:text-box>
</draw:frame>
<draw:polygon draw:style-name="TLG-line" draw:layer="layout" draw:z-index="1" svg:x="15.333032cm" svg:y="14.964564cm" svg:viewBox="0 0 100 352" svg:width="0.1000cm" svg:height="0.3528cm" draw:points="50, 0 100, 176 50, 352 0, 176"/>
<draw:polygon draw:style-name="TLG-solid" draw:layer="layout" draw:z-index="1" svg:x="15.575171cm" svg:y="14.964564cm" svg:viewBox="0 0 100 352" svg:width="0.1000cm" svg:height="0.3528cm" draw:points="50, 0 100, 176 50, 352 0, 176"/>
<draw:line text:anchor-type="paragraph" draw:z-index="3" draw:style-name="open" svg:x1="15.43cm" svg:y1="15.14cm" svg:x2="15.58cm" svg:y2="15.14cm"><text:p/>
</draw:line>
<text:alphabetical-index-mark text:string-value="Blanco, L. J. (1856 -  )"/><draw:frame text:anchor-type="paragraph" draw:z-index="2" draw:style-name="TLG-text" svg:width="2.98cm" svg:height="0.49cm" svg:x="0.62cm" svg:y="15.58cm"><draw:text-box> <text:p text:style-name="FTLG-Name"><text:span text:style-name="FTLG-Name">Blanco, L. J.</text:span></text:p></draw:text-box>
</draw:frame>
<draw:polygon draw:style-name="TLG-line" draw:layer="layout" draw:z-index="1" svg:x="15.337356cm" svg:y="15.581924cm" svg:viewBox="0 0 100 352" svg:width="0.1000cm" svg:height="0.3528cm" draw:points="50, 0 100, 176 50, 352 0, 176"/>
<text:alphabetical-index-mark text:string-value="Moreno, Phebe J. (1856-08-07 -  )"/><draw:frame text:anchor-type="paragraph" draw:z-index="2" draw:style-name="TLG-text" svg:width="4.08cm" svg:height="0.49cm" svg:x="0.62cm" svg:y="16.20cm"><draw:text-box> <text:p text:style-name="FTLG-Name"><text:span text:style-name="FTLG-Name">Moreno, Phebe J.</text:span></text:p></draw:text-box>
</draw:frame>
<draw:polygon draw:style-name="TLG-line" draw:layer="layout" draw:z-index="1" svg:x="15.337356cm" svg:y="16.199284cm" svg:viewBox="0 0 100 352" svg:width="0.1000cm" svg:height="0.3528cm" draw:points="50, 0 100, 176 50, 352 0, 176"/>
<text:alphabetical-index-mark text:string-value="Reeves, Maria (1856-11-26 - 1929-01-29)"/><draw:frame text:anchor-type="paragraph" draw:z-index="2" draw:style-name="TLG-text" svg:width="3.41cm" svg:height="0.49cm" svg:x="0.62cm" svg:y="16.82cm"><draw:text-box> <text:p text:style-name="FTLG-Name"><text:span text:style-name="FTLG-Name">Reeves, Maria</text:span></text:p></draw:text-box>
</draw:frame>
<draw:polygon draw:style-name="TLG-line" draw:layer="layout" draw:z-index="1" svg:x="15.337356cm" svg:y="16.816644cm" svg:viewBox="0 0 100 352" svg:width="0.1000cm" svg:height="0.3528cm" draw:points="50, 0 100, 176 50, 352 0, 176"/>
<draw:polygon draw:style-name="TLG-solid" draw:layer="layout" draw:z-index="1" svg:x="15.653002cm" svg:y="16.816644cm" svg:viewBox="0 0 100 352" svg:width="0.1000cm" svg:height="0.3528cm" draw:points="50, 0 100, 176 50, 352 0, 176"/>
<draw:line text:anchor-type="paragraph" draw:z-index="3" draw:style-name="open" svg:x1="15.44cm" svg:y1="16.99cm" svg:x2="15.65cm" svg:y2="16.99cm"><text:p/>
</draw:line>
<text:alphabetical-index-mark text:string-value="Webb, James Marshall (1856-12-04 - 1938-08-04)"/><draw:frame text:anchor-type="paragraph" draw:z-index="2" draw:style-name="TLG-text" svg:width="5.12cm" svg:height="0.49cm" svg:x="0.62cm" svg:y="17.43cm"><draw:text-box> <text:p text:style-name="FTLG-Name"><text:span text:style-name="FTLG-Name">Webb, James Marshall</text:span></text:p></draw:text-box>
</draw:frame>
<draw:polygon draw:style-name="TLG-line" draw:layer="layout" draw:z-index="1" svg:x="15.337356cm" svg:y="17.434004cm" svg:viewBox="0 0 100 352" svg:width="0.1000cm" svg:height="0.3528cm" draw:points="50, 0 100, 176 50, 352 0, 176"/>
<draw:polygon draw:style-name="TLG-solid" draw:layer="layout" draw:z-index="1" svg:x="15.691917cm" svg:y="17.434004cm" svg:viewBox="0 0 100 352" svg:width="0.1000cm" svg:height="0.3528cm" draw:points="50, 0 100, 176 50, 352 0, 176"/>
<draw:line text:anchor-type="paragraph" draw:z-index="3" draw:style-name="open" svg:x1="15.44cm" svg:y1="17.61cm" svg:x2="15.69cm" svg:y2="17.61cm"><text:p/>
</draw:line>
<text:alphabetical-index-mark text:string-value="Landry, Sarah (vers 1857 -  )"/><draw:frame text:anchor-type="paragraph" draw:z-index="2" draw:style-name="TLG-text" svg:width="3.34cm" svg:height="0.49cm" svg:x="0.62cm" svg:y="18.05cm"><draw:text-box> <text:p text:style-name="FTLG-Name"><text:span text:style-name="FTLG-Name">Landry, Sarah</text:span></text:p></draw:text-box>
</draw:frame>
<draw:polygon draw:style-name="TLG-line" draw:layer="layout" draw:z-index="1" svg:x="15.341680cm" svg:y="18.051364cm" svg:viewBox="0 0 100 352" svg:width="0.1000cm" svg:height="0.3528cm" draw:points="50, 0 100, 176 50, 352 0, 176"/>
<text:alphabetical-index-mark text:string-value="Reed, Francis Vincent (1857-05-02 - 1945-03-02)"/><draw:frame text:anchor-type="paragraph" draw:z-index="2" draw:style-name="TLG-text" svg:width="4.97cm" svg:height="0.49cm" svg:x="0.62cm" svg:y="18.67cm"><draw:text-box> <text:p text:style-name="FTLG-Name"><text:span text:style-name="FTLG-Name">Reed, Francis Vincent</text:span></text:p></draw:text-box>
</draw:frame>
<draw:polygon draw:style-name="TLG-line" draw:layer="layout" draw:z-index="1" svg:x="15.341680cm" svg:y="18.668725cm" svg:viewBox="0 0 100 352" svg:width="0.1000cm" svg:height="0.3528cm" draw:points="50, 0 100, 176 50, 352 0, 176"/>
<draw:polygon draw:style-name="TLG-solid" draw:layer="layout" draw:z-index="1" svg:x="15.722185cm" svg:y="18.668725cm" svg:viewBox="0 0 100 352" svg:width="0.1000cm" svg:height="0.3528cm" draw:points="50, 0 100, 176 50, 352 0, 176"/>
<draw:line text:anchor-type="paragraph" draw:z-index="3" draw:style-name="open" svg:x1="15.44cm" svg:y1="18.85cm" svg:x2="15.72cm" svg:y2="18.85cm"><text:p/>
</draw:line>
<text:alphabetical-index-mark text:string-value="Garner, Rebecca Catharine (1857-05-30 - 1937-04-09)"/><draw:frame text:anchor-type="paragraph" draw:z-index="2" draw:style-name="TLG-text" svg:width="6.07cm" svg:height="0.49cm" svg:x="0.62cm" svg:y="19.29cm"><draw:text-box> <text:p text:style-name="FTLG-Name"><text:span text:style-name="FTLG-Name">Garner, Rebecca Catharine</text:span></text:p></draw:text-box>
</draw:frame>
<draw:polygon draw:style-name="TLG-line" draw:layer="layout" draw:z-index="1" svg:x="15.341680cm" svg:y="19.286085cm" svg:viewBox="0 0 100 352" svg:width="0.1000cm" svg:height="0.3528cm" draw:points="50, 0 100, 176 50, 352 0, 176"/>
<draw:polygon draw:style-name="TLG-solid" draw:layer="layout" draw:z-index="1" svg:x="15.687593cm" svg:y="19.286085cm" svg:viewBox="0 0 100 352" svg:width="0.1000cm" svg:height="0.3528cm" draw:points="50, 0 100, 176 50, 352 0, 176"/>
<draw:line text:anchor-type="paragraph" draw:z-index="3" draw:style-name="open" svg:x1="15.44cm" svg:y1="19.46cm" svg:x2="15.69cm" svg:y2="19.46cm"><text:p/>
</draw:line>
<text:alphabetical-index-mark text:string-value="Myers, James Joseph Jr. (1857-12-22 - 1934-04-05)"/><draw:frame text:anchor-type="paragraph" draw:z-index="2" draw:style-name="TLG-text" svg:width="5.56cm" svg:height="0.49cm" svg:x="0.62cm" svg:y="19.90cm"><draw:text-box> <text:p text:style-name="FTLG-Name"><text:span text:style-name="FTLG-Name">Myers, James Joseph Jr.</text:span></text:p></draw:text-box>
</draw:frame>
<draw:polygon draw:style-name="TLG-line" draw:layer="layout" draw:z-index="1" svg:x="15.341680cm" svg:y="19.903445cm" svg:viewBox="0 0 100 352" svg:width="0.1000cm" svg:height="0.3528cm" draw:points="50, 0 100, 176 50, 352 0, 176"/>
<draw:polygon draw:style-name="TLG-solid" draw:layer="layout" draw:z-index="1" svg:x="15.674621cm" svg:y="19.903445cm" svg:viewBox="0 0 100 352" svg:width="0.1000cm" svg:height="0.3528cm" draw:points="50, 0 100, 176 50, 352 0, 176"/>
<draw:line text:anchor-type="paragraph" draw:z-index="3" draw:style-name="open" svg:x1="15.44cm" svg:y1="20.08cm" svg:x2="15.67cm" svg:y2="20.08cm"><text:p/>
</draw:line>
<text:alphabetical-index-mark text:string-value="Казанцев, Katherine (1858 - 1913-09-02)"/><draw:frame text:anchor-type="paragraph" draw:z-index="2" draw:style-name="TLG-text" svg:width="4.72cm" svg:height="0.49cm" svg:x="0.62cm" svg:y="20.52cm"><draw:text-box> <text:p text:style-name="FTLG-Name"><text:span text:style-name="FTLG-Name">Казанцев, Katherine</text:span></text:p></draw:text-box>
</draw:frame>
<draw:polygon draw:style-name="TLG-line" draw:layer="layout" draw:z-index="1" svg:x="15.346004cm" svg:y="20.520805cm" svg:viewBox="0 0 100 352" svg:width="0.1000cm" svg:height="0.3528cm" draw:points="50, 0 100, 176 50, 352 0, 176"/>
<draw:polygon draw:style-name="TLG-solid" draw:layer="layout" draw:z-index="1" svg:x="15.583819cm" svg:y="20.520805cm" svg:viewBox="0 0 100 352" svg:width="0.1000cm" svg:height="0.3528cm" draw:points="50, 0 100, 176 50, 352 0, 176"/>
<draw:line text:anchor-type="paragraph" draw:z-index="3" draw:style-name="open" svg:x1="15.45cm" svg:y1="20.70cm" svg:x2="15.58cm" svg:y2="20.70cm"><text:p/>
</draw:line>
<text:alphabetical-index-mark text:string-value="Farmer, Flora Alice (1858-02-19 -  )"/><draw:frame text:anchor-type="paragraph" draw:z-index="2" draw:style-name="TLG-text" svg:width="4.36cm" svg:height="0.49cm" svg:x="0.62cm" svg:y="21.14cm"><draw:text-box> <text:p text:style-name="FTLG-Name"><text:span text:style-name="FTLG-Name">Farmer, Flora Alice</text:span></text:p></draw:text-box>
</draw:frame>
<draw:polygon draw:style-name="TLG-line" draw:layer="layout" draw:z-index="1" svg:x="15.346004cm" svg:y="21.138165cm" svg:viewBox="0 0 100 352" svg:width="0.1000cm" svg:height="0.3528cm" draw:points="50, 0 100, 176 50, 352 0, 176"/>
<text:alphabetical-index-mark text:string-value="Moreno, Lelia L. (1858-12-12 -  )"/><draw:frame text:anchor-type="paragraph" draw:z-index="2" draw:style-name="TLG-text" svg:width="3.75cm" svg:height="0.49cm" svg:x="0.62cm" svg:y="21.76cm"><draw:text-box> <text:p text:style-name="FTLG-Name"><text:span text:style-name="FTLG-Name">Moreno, Lelia L.</text:span></text:p></draw:text-box>
</draw:frame>
<draw:polygon draw:style-name="TLG-line" draw:layer="layout" draw:z-index="1" svg:x="15.346004cm" svg:y="21.755525cm" svg:viewBox="0 0 100 352" svg:width="0.1000cm" svg:height="0.3528cm" draw:points="50, 0 100, 176 50, 352 0, 176"/>
<text:alphabetical-index-mark text:string-value="Carr, Zelpha Josephine (1858-12-31 - 1895-02-08)"/><draw:frame text:anchor-type="paragraph" draw:z-index="2" draw:style-name="TLG-text" svg:width="5.22cm" svg:height="0.49cm" svg:x="0.62cm" svg:y="22.37cm"><draw:text-box> <text:p text:style-name="FTLG-Name"><text:span text:style-name="FTLG-Name">Carr, Zelpha Josephine</text:span></text:p></draw:text-box>
</draw:frame>
<draw:polygon draw:style-name="TLG-line" draw:layer="layout" draw:z-index="1" svg:x="15.346004cm" svg:y="22.372886cm" svg:viewBox="0 0 100 352" svg:width="0.1000cm" svg:height="0.3528cm" draw:points="50, 0 100, 176 50, 352 0, 176"/>
<draw:polygon draw:style-name="TLG-solid" draw:layer="layout" draw:z-index="1" svg:x="15.505989cm" svg:y="22.372886cm" svg:viewBox="0 0 100 352" svg:width="0.1000cm" svg:height="0.3528cm" draw:points="50, 0 100, 176 50, 352 0, 176"/>
<draw:line text:anchor-type="paragraph" draw:z-index="3" draw:style-name="open" svg:x1="15.45cm" svg:y1="22.55cm" svg:x2="15.51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Farmer, John (1860-03-17 -  )"/><draw:frame text:anchor-type="paragraph" draw:z-index="2" draw:style-name="TLG-text" svg:width="3.19cm" svg:height="0.49cm" svg:x="0.62cm" svg:y="2.62cm"><draw:text-box> <text:p text:style-name="FTLG-Name"><text:span text:style-name="FTLG-Name">Farmer, John</text:span></text:p></draw:text-box>
</draw:frame>
<draw:polygon draw:style-name="TLG-line" draw:layer="layout" draw:z-index="1" svg:x="15.354652cm" svg:y="2.617360cm" svg:viewBox="0 0 100 352" svg:width="0.1000cm" svg:height="0.3528cm" draw:points="50, 0 100, 176 50, 352 0, 176"/>
<text:alphabetical-index-mark text:string-value="Moreno, Flora E. (1860-06-26 -  )"/><draw:frame text:anchor-type="paragraph" draw:z-index="2" draw:style-name="TLG-text" svg:width="3.87cm" svg:height="0.49cm" svg:x="0.62cm" svg:y="3.23cm"><draw:text-box> <text:p text:style-name="FTLG-Name"><text:span text:style-name="FTLG-Name">Moreno, Flora E.</text:span></text:p></draw:text-box>
</draw:frame>
<draw:polygon draw:style-name="TLG-line" draw:layer="layout" draw:z-index="1" svg:x="15.354652cm" svg:y="3.234720cm" svg:viewBox="0 0 100 352" svg:width="0.1000cm" svg:height="0.3528cm" draw:points="50, 0 100, 176 50, 352 0, 176"/>
<text:alphabetical-index-mark text:string-value="Garner, Iola Elizabeth Betty (1860-11-01 - 1941-04-17)"/><draw:frame text:anchor-type="paragraph" draw:z-index="2" draw:style-name="TLG-text" svg:width="6.07cm" svg:height="0.49cm" svg:x="0.62cm" svg:y="3.85cm"><draw:text-box> <text:p text:style-name="FTLG-Name"><text:span text:style-name="FTLG-Name">Garner, Iola Elizabeth Betty</text:span></text:p></draw:text-box>
</draw:frame>
<draw:polygon draw:style-name="TLG-line" draw:layer="layout" draw:z-index="1" svg:x="15.354652cm" svg:y="3.852081cm" svg:viewBox="0 0 100 352" svg:width="0.1000cm" svg:height="0.3528cm" draw:points="50, 0 100, 176 50, 352 0, 176"/>
<draw:polygon draw:style-name="TLG-solid" draw:layer="layout" draw:z-index="1" svg:x="15.704889cm" svg:y="3.852081cm" svg:viewBox="0 0 100 352" svg:width="0.1000cm" svg:height="0.3528cm" draw:points="50, 0 100, 176 50, 352 0, 176"/>
<draw:line text:anchor-type="paragraph" draw:z-index="3" draw:style-name="open" svg:x1="15.45cm" svg:y1="4.03cm" svg:x2="15.70cm" svg:y2="4.03cm"><text:p/>
</draw:line>
<text:alphabetical-index-mark text:string-value="Ballard, Judith Ellen (1861-10-19 - 1903-05-20)"/><draw:frame text:anchor-type="paragraph" draw:z-index="2" draw:style-name="TLG-text" svg:width="4.51cm" svg:height="0.49cm" svg:x="0.62cm" svg:y="4.47cm"><draw:text-box> <text:p text:style-name="FTLG-Name"><text:span text:style-name="FTLG-Name">Ballard, Judith Ellen</text:span></text:p></draw:text-box>
</draw:frame>
<draw:polygon draw:style-name="TLG-line" draw:layer="layout" draw:z-index="1" svg:x="15.358976cm" svg:y="4.469441cm" svg:viewBox="0 0 100 352" svg:width="0.1000cm" svg:height="0.3528cm" draw:points="50, 0 100, 176 50, 352 0, 176"/>
<draw:polygon draw:style-name="TLG-solid" draw:layer="layout" draw:z-index="1" svg:x="15.540580cm" svg:y="4.469441cm" svg:viewBox="0 0 100 352" svg:width="0.1000cm" svg:height="0.3528cm" draw:points="50, 0 100, 176 50, 352 0, 176"/>
<draw:line text:anchor-type="paragraph" draw:z-index="3" draw:style-name="open" svg:x1="15.46cm" svg:y1="4.65cm" svg:x2="15.54cm" svg:y2="4.65cm"><text:p/>
</draw:line>
<text:alphabetical-index-mark text:string-value="Marín, Moses Wallace (1862-04-08 - 1909-08-08)"/><draw:frame text:anchor-type="paragraph" draw:z-index="2" draw:style-name="TLG-text" svg:width="4.99cm" svg:height="0.49cm" svg:x="0.62cm" svg:y="5.09cm"><draw:text-box> <text:p text:style-name="FTLG-Name"><text:span text:style-name="FTLG-Name">Marín, Moses Wallace</text:span></text:p></draw:text-box>
</draw:frame>
<draw:polygon draw:style-name="TLG-line" draw:layer="layout" draw:z-index="1" svg:x="15.363299cm" svg:y="5.086801cm" svg:viewBox="0 0 100 352" svg:width="0.1000cm" svg:height="0.3528cm" draw:points="50, 0 100, 176 50, 352 0, 176"/>
<draw:polygon draw:style-name="TLG-solid" draw:layer="layout" draw:z-index="1" svg:x="15.566524cm" svg:y="5.086801cm" svg:viewBox="0 0 100 352" svg:width="0.1000cm" svg:height="0.3528cm" draw:points="50, 0 100, 176 50, 352 0, 176"/>
<draw:line text:anchor-type="paragraph" draw:z-index="3" draw:style-name="open" svg:x1="15.46cm" svg:y1="5.26cm" svg:x2="15.57cm" svg:y2="5.26cm"><text:p/>
</draw:line>
<text:alphabetical-index-mark text:string-value="Moreno, Martha A. (1862-11-11 -  )"/><draw:frame text:anchor-type="paragraph" draw:z-index="2" draw:style-name="TLG-text" svg:width="4.26cm" svg:height="0.49cm" svg:x="0.62cm" svg:y="5.70cm"><draw:text-box> <text:p text:style-name="FTLG-Name"><text:span text:style-name="FTLG-Name">Moreno, Martha A.</text:span></text:p></draw:text-box>
</draw:frame>
<draw:polygon draw:style-name="TLG-line" draw:layer="layout" draw:z-index="1" svg:x="15.363299cm" svg:y="5.704161cm" svg:viewBox="0 0 100 352" svg:width="0.1000cm" svg:height="0.3528cm" draw:points="50, 0 100, 176 50, 352 0, 176"/>
<text:alphabetical-index-mark text:string-value="Garner, Robert F. (1863-04-04 - 1940-02-17)"/><draw:frame text:anchor-type="paragraph" draw:z-index="2" draw:style-name="TLG-text" svg:width="4.05cm" svg:height="0.49cm" svg:x="0.62cm" svg:y="6.32cm"><draw:text-box> <text:p text:style-name="FTLG-Name"><text:span text:style-name="FTLG-Name">Garner, Robert F.</text:span></text:p></draw:text-box>
</draw:frame>
<draw:polygon draw:style-name="TLG-line" draw:layer="layout" draw:z-index="1" svg:x="15.367623cm" svg:y="6.321521cm" svg:viewBox="0 0 100 352" svg:width="0.1000cm" svg:height="0.3528cm" draw:points="50, 0 100, 176 50, 352 0, 176"/>
<draw:polygon draw:style-name="TLG-solid" draw:layer="layout" draw:z-index="1" svg:x="15.700565cm" svg:y="6.321521cm" svg:viewBox="0 0 100 352" svg:width="0.1000cm" svg:height="0.3528cm" draw:points="50, 0 100, 176 50, 352 0, 176"/>
<draw:line text:anchor-type="paragraph" draw:z-index="3" draw:style-name="open" svg:x1="15.47cm" svg:y1="6.50cm" svg:x2="15.70cm" svg:y2="6.50cm"><text:p/>
</draw:line>
<text:alphabetical-index-mark text:string-value="Walters, Mary (1864 - 1937-04-06)"/><draw:frame text:anchor-type="paragraph" draw:z-index="2" draw:style-name="TLG-text" svg:width="3.29cm" svg:height="0.49cm" svg:x="0.62cm" svg:y="6.94cm"><draw:text-box> <text:p text:style-name="FTLG-Name"><text:span text:style-name="FTLG-Name">Walters, Mary</text:span></text:p></draw:text-box>
</draw:frame>
<draw:polygon draw:style-name="TLG-line" draw:layer="layout" draw:z-index="1" svg:x="15.371947cm" svg:y="6.938881cm" svg:viewBox="0 0 100 352" svg:width="0.1000cm" svg:height="0.3528cm" draw:points="50, 0 100, 176 50, 352 0, 176"/>
<draw:polygon draw:style-name="TLG-solid" draw:layer="layout" draw:z-index="1" svg:x="15.687593cm" svg:y="6.938881cm" svg:viewBox="0 0 100 352" svg:width="0.1000cm" svg:height="0.3528cm" draw:points="50, 0 100, 176 50, 352 0, 176"/>
<draw:line text:anchor-type="paragraph" draw:z-index="3" draw:style-name="open" svg:x1="15.47cm" svg:y1="7.12cm" svg:x2="15.69cm" svg:y2="7.12cm"><text:p/>
</draw:line>
<text:alphabetical-index-mark text:string-value="Тихонов, Catherine Virginia (1864-01-27 - 1903-11-27)"/><draw:frame text:anchor-type="paragraph" draw:z-index="2" draw:style-name="TLG-text" svg:width="6.14cm" svg:height="0.49cm" svg:x="0.62cm" svg:y="7.56cm"><draw:text-box> <text:p text:style-name="FTLG-Name"><text:span text:style-name="FTLG-Name">Тихонов, Catherine Virginia</text:span></text:p></draw:text-box>
</draw:frame>
<draw:polygon draw:style-name="TLG-line" draw:layer="layout" draw:z-index="1" svg:x="15.371947cm" svg:y="7.556242cm" svg:viewBox="0 0 100 352" svg:width="0.1000cm" svg:height="0.3528cm" draw:points="50, 0 100, 176 50, 352 0, 176"/>
<draw:polygon draw:style-name="TLG-solid" draw:layer="layout" draw:z-index="1" svg:x="15.540580cm" svg:y="7.556242cm" svg:viewBox="0 0 100 352" svg:width="0.1000cm" svg:height="0.3528cm" draw:points="50, 0 100, 176 50, 352 0, 176"/>
<draw:line text:anchor-type="paragraph" draw:z-index="3" draw:style-name="open" svg:x1="15.47cm" svg:y1="7.73cm" svg:x2="15.54cm" svg:y2="7.73cm"><text:p/>
</draw:line>
<text:alphabetical-index-mark text:string-value="Moreno, Lydia M. (1864-04-15 -  )"/><draw:frame text:anchor-type="paragraph" draw:z-index="2" draw:style-name="TLG-text" svg:width="4.00cm" svg:height="0.49cm" svg:x="0.62cm" svg:y="8.17cm"><draw:text-box> <text:p text:style-name="FTLG-Name"><text:span text:style-name="FTLG-Name">Moreno, Lydia M.</text:span></text:p></draw:text-box>
</draw:frame>
<draw:polygon draw:style-name="TLG-line" draw:layer="layout" draw:z-index="1" svg:x="15.371947cm" svg:y="8.173602cm" svg:viewBox="0 0 100 352" svg:width="0.1000cm" svg:height="0.3528cm" draw:points="50, 0 100, 176 50, 352 0, 176"/>
<text:alphabetical-index-mark text:string-value="Landry, Eleanor (Nellie) Therese (1864-12-00 - 1935-12-12)"/><draw:frame text:anchor-type="paragraph" draw:z-index="2" draw:style-name="TLG-text" svg:width="7.09cm" svg:height="0.49cm" svg:x="0.62cm" svg:y="8.79cm"><draw:text-box> <text:p text:style-name="FTLG-Name"><text:span text:style-name="FTLG-Name">Landry, Eleanor (Nellie) Therese</text:span></text:p></draw:text-box>
</draw:frame>
<draw:polygon draw:style-name="TLG-line" draw:layer="layout" draw:z-index="1" svg:x="15.371947cm" svg:y="8.790962cm" svg:viewBox="0 0 100 352" svg:width="0.1000cm" svg:height="0.3528cm" draw:points="50, 0 100, 176 50, 352 0, 176"/>
<draw:polygon draw:style-name="TLG-solid" draw:layer="layout" draw:z-index="1" svg:x="15.678945cm" svg:y="8.790962cm" svg:viewBox="0 0 100 352" svg:width="0.1000cm" svg:height="0.3528cm" draw:points="50, 0 100, 176 50, 352 0, 176"/>
<draw:line text:anchor-type="paragraph" draw:z-index="3" draw:style-name="open" svg:x1="15.47cm" svg:y1="8.97cm" svg:x2="15.68cm" svg:y2="8.97cm"><text:p/>
</draw:line>
<text:alphabetical-index-mark text:string-value="Warner, unnamed girl (1865 - )"/><draw:frame text:anchor-type="paragraph" draw:z-index="2" draw:style-name="TLG-text" svg:width="4.87cm" svg:height="0.49cm" svg:x="0.62cm" svg:y="9.41cm"><draw:text-box> <text:p text:style-name="FTLG-Name"><text:span text:style-name="FTLG-Name">Warner, unnamed girl</text:span></text:p></draw:text-box>
</draw:frame>
<draw:polygon draw:style-name="TLG-line" draw:layer="layout" draw:z-index="1" svg:x="15.376271cm" svg:y="9.408322cm" svg:viewBox="0 0 100 352" svg:width="0.1000cm" svg:height="0.3528cm" draw:points="50, 0 100, 176 50, 352 0, 176"/>
<text:alphabetical-index-mark text:string-value="Lévesque, James W. (1866-03-00 - 1918)"/><draw:frame text:anchor-type="paragraph" draw:z-index="2" draw:style-name="TLG-text" svg:width="4.74cm" svg:height="0.49cm" svg:x="0.62cm" svg:y="10.03cm"><draw:text-box> <text:p text:style-name="FTLG-Name"><text:span text:style-name="FTLG-Name">Lévesque, James W.</text:span></text:p></draw:text-box>
</draw:frame>
<draw:polygon draw:style-name="TLG-line" draw:layer="layout" draw:z-index="1" svg:x="15.380595cm" svg:y="10.025682cm" svg:viewBox="0 0 100 352" svg:width="0.1000cm" svg:height="0.3528cm" draw:points="50, 0 100, 176 50, 352 0, 176"/>
<draw:polygon draw:style-name="TLG-solid" draw:layer="layout" draw:z-index="1" svg:x="15.605439cm" svg:y="10.025682cm" svg:viewBox="0 0 100 352" svg:width="0.1000cm" svg:height="0.3528cm" draw:points="50, 0 100, 176 50, 352 0, 176"/>
<draw:line text:anchor-type="paragraph" draw:z-index="3" draw:style-name="open" svg:x1="15.48cm" svg:y1="10.20cm" svg:x2="15.61cm" svg:y2="10.20cm"><text:p/>
</draw:line>
<text:alphabetical-index-mark text:string-value="Page, Anna (1867 -  )"/><draw:frame text:anchor-type="paragraph" draw:z-index="2" draw:style-name="TLG-text" svg:width="2.86cm" svg:height="0.49cm" svg:x="0.62cm" svg:y="10.64cm"><draw:text-box> <text:p text:style-name="FTLG-Name"><text:span text:style-name="FTLG-Name">Page, Anna</text:span></text:p></draw:text-box>
</draw:frame>
<draw:polygon draw:style-name="TLG-line" draw:layer="layout" draw:z-index="1" svg:x="15.384919cm" svg:y="10.643042cm" svg:viewBox="0 0 100 352" svg:width="0.1000cm" svg:height="0.3528cm" draw:points="50, 0 100, 176 50, 352 0, 176"/>
<text:alphabetical-index-mark text:string-value="Warner, Warren W. (1867-01-23 - 1919-03-10)"/><draw:frame text:anchor-type="paragraph" draw:z-index="2" draw:style-name="TLG-text" svg:width="4.41cm" svg:height="0.49cm" svg:x="0.62cm" svg:y="11.26cm"><draw:text-box> <text:p text:style-name="FTLG-Name"><text:span text:style-name="FTLG-Name">Warner, Warren W.</text:span></text:p></draw:text-box>
</draw:frame>
<draw:polygon draw:style-name="TLG-line" draw:layer="layout" draw:z-index="1" svg:x="15.384919cm" svg:y="11.260403cm" svg:viewBox="0 0 100 352" svg:width="0.1000cm" svg:height="0.3528cm" draw:points="50, 0 100, 176 50, 352 0, 176"/>
<draw:polygon draw:style-name="TLG-solid" draw:layer="layout" draw:z-index="1" svg:x="15.609763cm" svg:y="11.260403cm" svg:viewBox="0 0 100 352" svg:width="0.1000cm" svg:height="0.3528cm" draw:points="50, 0 100, 176 50, 352 0, 176"/>
<draw:line text:anchor-type="paragraph" draw:z-index="3" draw:style-name="open" svg:x1="15.48cm" svg:y1="11.44cm" svg:x2="15.61cm" svg:y2="11.44cm"><text:p/>
</draw:line>
<text:alphabetical-index-mark text:string-value="Quinn, Elizabeth Marium (1867-02-24 - )"/><draw:frame text:anchor-type="paragraph" draw:z-index="2" draw:style-name="TLG-text" svg:width="5.48cm" svg:height="0.49cm" svg:x="0.62cm" svg:y="11.88cm"><draw:text-box> <text:p text:style-name="FTLG-Name"><text:span text:style-name="FTLG-Name">Quinn, Elizabeth Marium</text:span></text:p></draw:text-box>
</draw:frame>
<draw:polygon draw:style-name="TLG-line" draw:layer="layout" draw:z-index="1" svg:x="15.384919cm" svg:y="11.877763cm" svg:viewBox="0 0 100 352" svg:width="0.1000cm" svg:height="0.3528cm" draw:points="50, 0 100, 176 50, 352 0, 176"/>
<text:alphabetical-index-mark text:string-value="Boyd, Charles Newton (1868-03-27 - 1920-03-21)"/><draw:frame text:anchor-type="paragraph" draw:z-index="2" draw:style-name="TLG-text" svg:width="5.02cm" svg:height="0.49cm" svg:x="0.62cm" svg:y="12.50cm"><draw:text-box> <text:p text:style-name="FTLG-Name"><text:span text:style-name="FTLG-Name">Boyd, Charles Newton</text:span></text:p></draw:text-box>
</draw:frame>
<draw:polygon draw:style-name="TLG-line" draw:layer="layout" draw:z-index="1" svg:x="15.389243cm" svg:y="12.495123cm" svg:viewBox="0 0 100 352" svg:width="0.1000cm" svg:height="0.3528cm" draw:points="50, 0 100, 176 50, 352 0, 176"/>
<draw:polygon draw:style-name="TLG-solid" draw:layer="layout" draw:z-index="1" svg:x="15.614087cm" svg:y="12.495123cm" svg:viewBox="0 0 100 352" svg:width="0.1000cm" svg:height="0.3528cm" draw:points="50, 0 100, 176 50, 352 0, 176"/>
<draw:line text:anchor-type="paragraph" draw:z-index="3" draw:style-name="open" svg:x1="15.49cm" svg:y1="12.67cm" svg:x2="15.61cm" svg:y2="12.67cm"><text:p/>
</draw:line>
<text:alphabetical-index-mark text:string-value="Lessard, Emma Jane (1868-08-00 - 1933-08-00)"/><draw:frame text:anchor-type="paragraph" draw:z-index="2" draw:style-name="TLG-text" svg:width="4.79cm" svg:height="0.49cm" svg:x="0.62cm" svg:y="13.11cm"><draw:text-box> <text:p text:style-name="FTLG-Name"><text:span text:style-name="FTLG-Name">Lessard, Emma Jane</text:span></text:p></draw:text-box>
</draw:frame>
<draw:polygon draw:style-name="TLG-line" draw:layer="layout" draw:z-index="1" svg:x="15.389243cm" svg:y="13.112483cm" svg:viewBox="0 0 100 352" svg:width="0.1000cm" svg:height="0.3528cm" draw:points="50, 0 100, 176 50, 352 0, 176"/>
<draw:polygon draw:style-name="TLG-solid" draw:layer="layout" draw:z-index="1" svg:x="15.670298cm" svg:y="13.112483cm" svg:viewBox="0 0 100 352" svg:width="0.1000cm" svg:height="0.3528cm" draw:points="50, 0 100, 176 50, 352 0, 176"/>
<draw:line text:anchor-type="paragraph" draw:z-index="3" draw:style-name="open" svg:x1="15.49cm" svg:y1="13.29cm" svg:x2="15.67cm" svg:y2="13.29cm"><text:p/>
</draw:line>
<text:alphabetical-index-mark text:string-value="Garner, Emma A. (1868-08-18 - 1869-02-23)"/><draw:frame text:anchor-type="paragraph" draw:z-index="2" draw:style-name="TLG-text" svg:width="4.03cm" svg:height="0.49cm" svg:x="0.62cm" svg:y="13.73cm"><draw:text-box> <text:p text:style-name="FTLG-Name"><text:span text:style-name="FTLG-Name">Garner, Emma A.</text:span></text:p></draw:text-box>
</draw:frame>
<draw:polygon draw:style-name="TLG-line" draw:layer="layout" draw:z-index="1" svg:x="15.389243cm" svg:y="13.729843cm" svg:viewBox="0 0 100 352" svg:width="0.1000cm" svg:height="0.3528cm" draw:points="50, 0 100, 176 50, 352 0, 176"/>
<draw:polygon draw:style-name="TLG-solid" draw:layer="layout" draw:z-index="1" svg:x="15.393567cm" svg:y="13.729843cm" svg:viewBox="0 0 100 352" svg:width="0.1000cm" svg:height="0.3528cm" draw:points="50, 0 100, 176 50, 352 0, 176"/>
<draw:line text:anchor-type="paragraph" draw:z-index="3" draw:style-name="open" svg:x1="15.49cm" svg:y1="13.91cm" svg:x2="15.39cm" svg:y2="13.91cm"><text:p/>
</draw:line>
<text:alphabetical-index-mark text:string-value="Webb, Francis Irvin (1869-04-28 - 1957-02-07)"/><draw:frame text:anchor-type="paragraph" draw:z-index="2" draw:style-name="TLG-text" svg:width="4.41cm" svg:height="0.49cm" svg:x="0.62cm" svg:y="14.35cm"><draw:text-box> <text:p text:style-name="FTLG-Name"><text:span text:style-name="FTLG-Name">Webb, Francis Irvin</text:span></text:p></draw:text-box>
</draw:frame>
<draw:polygon draw:style-name="TLG-line" draw:layer="layout" draw:z-index="1" svg:x="15.393567cm" svg:y="14.347203cm" svg:viewBox="0 0 100 352" svg:width="0.1000cm" svg:height="0.3528cm" draw:points="50, 0 100, 176 50, 352 0, 176"/>
<draw:polygon draw:style-name="TLG-solid" draw:layer="layout" draw:z-index="1" svg:x="15.774072cm" svg:y="14.347203cm" svg:viewBox="0 0 100 352" svg:width="0.1000cm" svg:height="0.3528cm" draw:points="50, 0 100, 176 50, 352 0, 176"/>
<draw:line text:anchor-type="paragraph" draw:z-index="3" draw:style-name="open" svg:x1="15.49cm" svg:y1="14.52cm" svg:x2="15.77cm" svg:y2="14.52cm"><text:p/>
</draw:line>
<text:alphabetical-index-mark text:string-value="Boucher, Catherine (1869-07-05 - 1890-01-19)"/><draw:frame text:anchor-type="paragraph" draw:z-index="2" draw:style-name="TLG-text" svg:width="4.41cm" svg:height="0.49cm" svg:x="0.62cm" svg:y="14.96cm"><draw:text-box> <text:p text:style-name="FTLG-Name"><text:span text:style-name="FTLG-Name">Boucher, Catherine</text:span></text:p></draw:text-box>
</draw:frame>
<draw:polygon draw:style-name="TLG-line" draw:layer="layout" draw:z-index="1" svg:x="15.393567cm" svg:y="14.964564cm" svg:viewBox="0 0 100 352" svg:width="0.1000cm" svg:height="0.3528cm" draw:points="50, 0 100, 176 50, 352 0, 176"/>
<draw:polygon draw:style-name="TLG-solid" draw:layer="layout" draw:z-index="1" svg:x="15.484369cm" svg:y="14.964564cm" svg:viewBox="0 0 100 352" svg:width="0.1000cm" svg:height="0.3528cm" draw:points="50, 0 100, 176 50, 352 0, 176"/>
<draw:line text:anchor-type="paragraph" draw:z-index="3" draw:style-name="open" svg:x1="15.49cm" svg:y1="15.14cm" svg:x2="15.48cm" svg:y2="15.14cm"><text:p/>
</draw:line>
<text:alphabetical-index-mark text:string-value="Ball, Abigail (1869-07-08 - 1942-04-21)"/><draw:frame text:anchor-type="paragraph" draw:z-index="2" draw:style-name="TLG-text" svg:width="2.85cm" svg:height="0.49cm" svg:x="0.62cm" svg:y="15.58cm"><draw:text-box> <text:p text:style-name="FTLG-Name"><text:span text:style-name="FTLG-Name">Ball, Abigail</text:span></text:p></draw:text-box>
</draw:frame>
<draw:polygon draw:style-name="TLG-line" draw:layer="layout" draw:z-index="1" svg:x="15.393567cm" svg:y="15.581924cm" svg:viewBox="0 0 100 352" svg:width="0.1000cm" svg:height="0.3528cm" draw:points="50, 0 100, 176 50, 352 0, 176"/>
<draw:polygon draw:style-name="TLG-solid" draw:layer="layout" draw:z-index="1" svg:x="15.709213cm" svg:y="15.581924cm" svg:viewBox="0 0 100 352" svg:width="0.1000cm" svg:height="0.3528cm" draw:points="50, 0 100, 176 50, 352 0, 176"/>
<draw:line text:anchor-type="paragraph" draw:z-index="3" draw:style-name="open" svg:x1="15.49cm" svg:y1="15.76cm" svg:x2="15.71cm" svg:y2="15.76cm"><text:p/>
</draw:line>
<text:alphabetical-index-mark text:string-value="Sanz, John (1869-12-25 - )"/><draw:frame text:anchor-type="paragraph" draw:z-index="2" draw:style-name="TLG-text" svg:width="2.75cm" svg:height="0.49cm" svg:x="0.62cm" svg:y="16.20cm"><draw:text-box> <text:p text:style-name="FTLG-Name"><text:span text:style-name="FTLG-Name">Sanz, John</text:span></text:p></draw:text-box>
</draw:frame>
<draw:polygon draw:style-name="TLG-line" draw:layer="layout" draw:z-index="1" svg:x="15.393567cm" svg:y="16.199284cm" svg:viewBox="0 0 100 352" svg:width="0.1000cm" svg:height="0.3528cm" draw:points="50, 0 100, 176 50, 352 0, 176"/>
<text:alphabetical-index-mark text:string-value="Jiménez, Lucinda Ellen (1870-02-05 - 1949-02-21)"/><draw:frame text:anchor-type="paragraph" draw:z-index="2" draw:style-name="TLG-text" svg:width="5.17cm" svg:height="0.49cm" svg:x="0.62cm" svg:y="16.82cm"><draw:text-box> <text:p text:style-name="FTLG-Name"><text:span text:style-name="FTLG-Name">Jiménez, Lucinda Ellen</text:span></text:p></draw:text-box>
</draw:frame>
<draw:polygon draw:style-name="TLG-line" draw:layer="layout" draw:z-index="1" svg:x="15.397891cm" svg:y="16.816644cm" svg:viewBox="0 0 100 352" svg:width="0.1000cm" svg:height="0.3528cm" draw:points="50, 0 100, 176 50, 352 0, 176"/>
<draw:polygon draw:style-name="TLG-solid" draw:layer="layout" draw:z-index="1" svg:x="15.739480cm" svg:y="16.816644cm" svg:viewBox="0 0 100 352" svg:width="0.1000cm" svg:height="0.3528cm" draw:points="50, 0 100, 176 50, 352 0, 176"/>
<draw:line text:anchor-type="paragraph" draw:z-index="3" draw:style-name="open" svg:x1="15.50cm" svg:y1="16.99cm" svg:x2="15.74cm" svg:y2="16.99cm"><text:p/>
</draw:line>
<text:alphabetical-index-mark text:string-value="Garner, Anetta (1870-06-13 - 1900-10-04)"/><draw:frame text:anchor-type="paragraph" draw:z-index="2" draw:style-name="TLG-text" svg:width="3.47cm" svg:height="0.49cm" svg:x="0.62cm" svg:y="17.43cm"><draw:text-box> <text:p text:style-name="FTLG-Name"><text:span text:style-name="FTLG-Name">Garner, Anetta</text:span></text:p></draw:text-box>
</draw:frame>
<draw:polygon draw:style-name="TLG-line" draw:layer="layout" draw:z-index="1" svg:x="15.397891cm" svg:y="17.434004cm" svg:viewBox="0 0 100 352" svg:width="0.1000cm" svg:height="0.3528cm" draw:points="50, 0 100, 176 50, 352 0, 176"/>
<draw:polygon draw:style-name="TLG-solid" draw:layer="layout" draw:z-index="1" svg:x="15.527608cm" svg:y="17.434004cm" svg:viewBox="0 0 100 352" svg:width="0.1000cm" svg:height="0.3528cm" draw:points="50, 0 100, 176 50, 352 0, 176"/>
<draw:line text:anchor-type="paragraph" draw:z-index="3" draw:style-name="open" svg:x1="15.50cm" svg:y1="17.61cm" svg:x2="15.53cm" svg:y2="17.61cm"><text:p/>
</draw:line>
<text:alphabetical-index-mark text:string-value="Garner, Antoinette (1870-06-13 - avant 1880)"/><draw:frame text:anchor-type="paragraph" draw:z-index="2" draw:style-name="TLG-text" svg:width="4.21cm" svg:height="0.49cm" svg:x="0.62cm" svg:y="18.05cm"><draw:text-box> <text:p text:style-name="FTLG-Name"><text:span text:style-name="FTLG-Name">Garner, Antoinette</text:span></text:p></draw:text-box>
</draw:frame>
<draw:polygon draw:style-name="TLG-line" draw:layer="layout" draw:z-index="1" svg:x="15.397891cm" svg:y="18.051364cm" svg:viewBox="0 0 100 352" svg:width="0.1000cm" svg:height="0.3528cm" draw:points="50, 0 100, 176 50, 352 0, 176"/>
<draw:polygon draw:style-name="TLG-solid" draw:layer="layout" draw:z-index="1" svg:x="15.441130cm" svg:y="18.051364cm" svg:viewBox="0 0 100 352" svg:width="0.1000cm" svg:height="0.3528cm" draw:points="50, 0 100, 176 50, 352 0, 176"/>
<draw:line text:anchor-type="paragraph" draw:z-index="3" draw:style-name="open" svg:x1="15.50cm" svg:y1="18.23cm" svg:x2="15.44cm" svg:y2="18.23cm"><text:p/>
</draw:line>
<text:alphabetical-index-mark text:string-value="Boucher, William (1870-09-10 - 1943-06-26)"/><draw:frame text:anchor-type="paragraph" draw:z-index="2" draw:style-name="TLG-text" svg:width="3.90cm" svg:height="0.49cm" svg:x="0.62cm" svg:y="18.67cm"><draw:text-box> <text:p text:style-name="FTLG-Name"><text:span text:style-name="FTLG-Name">Boucher, William</text:span></text:p></draw:text-box>
</draw:frame>
<draw:polygon draw:style-name="TLG-line" draw:layer="layout" draw:z-index="1" svg:x="15.397891cm" svg:y="18.668725cm" svg:viewBox="0 0 100 352" svg:width="0.1000cm" svg:height="0.3528cm" draw:points="50, 0 100, 176 50, 352 0, 176"/>
<draw:polygon draw:style-name="TLG-solid" draw:layer="layout" draw:z-index="1" svg:x="15.713537cm" svg:y="18.668725cm" svg:viewBox="0 0 100 352" svg:width="0.1000cm" svg:height="0.3528cm" draw:points="50, 0 100, 176 50, 352 0, 176"/>
<draw:line text:anchor-type="paragraph" draw:z-index="3" draw:style-name="open" svg:x1="15.50cm" svg:y1="18.85cm" svg:x2="15.71cm" svg:y2="18.85cm"><text:p/>
</draw:line>
<text:alphabetical-index-mark text:string-value="Ball, Katie E. (1870-10-09 - 1870-11-11)"/><draw:frame text:anchor-type="paragraph" draw:z-index="2" draw:style-name="TLG-text" svg:width="3.08cm" svg:height="0.49cm" svg:x="0.62cm" svg:y="19.29cm"><draw:text-box> <text:p text:style-name="FTLG-Name"><text:span text:style-name="FTLG-Name">Ball, Katie E.</text:span></text:p></draw:text-box>
</draw:frame>
<draw:polygon draw:style-name="TLG-line" draw:layer="layout" draw:z-index="1" svg:x="15.397891cm" svg:y="19.286085cm" svg:viewBox="0 0 100 352" svg:width="0.1000cm" svg:height="0.3528cm" draw:points="50, 0 100, 176 50, 352 0, 176"/>
<draw:polygon draw:style-name="TLG-solid" draw:layer="layout" draw:z-index="1" svg:x="15.397891cm" svg:y="19.286085cm" svg:viewBox="0 0 100 352" svg:width="0.1000cm" svg:height="0.3528cm" draw:points="50, 0 100, 176 50, 352 0, 176"/>
<draw:line text:anchor-type="paragraph" draw:z-index="3" draw:style-name="open" svg:x1="15.50cm" svg:y1="19.46cm" svg:x2="15.40cm" svg:y2="19.46cm"><text:p/>
</draw:line>
<text:alphabetical-index-mark text:string-value="Lessard, Ira Willis (1871-06-15 - 1924-12-15)"/><draw:frame text:anchor-type="paragraph" draw:z-index="2" draw:style-name="TLG-text" svg:width="4.08cm" svg:height="0.49cm" svg:x="0.62cm" svg:y="19.90cm"><draw:text-box> <text:p text:style-name="FTLG-Name"><text:span text:style-name="FTLG-Name">Lessard, Ira Willis</text:span></text:p></draw:text-box>
</draw:frame>
<draw:polygon draw:style-name="TLG-line" draw:layer="layout" draw:z-index="1" svg:x="15.402215cm" svg:y="19.903445cm" svg:viewBox="0 0 100 352" svg:width="0.1000cm" svg:height="0.3528cm" draw:points="50, 0 100, 176 50, 352 0, 176"/>
<draw:polygon draw:style-name="TLG-solid" draw:layer="layout" draw:z-index="1" svg:x="15.631382cm" svg:y="19.903445cm" svg:viewBox="0 0 100 352" svg:width="0.1000cm" svg:height="0.3528cm" draw:points="50, 0 100, 176 50, 352 0, 176"/>
<draw:line text:anchor-type="paragraph" draw:z-index="3" draw:style-name="open" svg:x1="15.50cm" svg:y1="20.08cm" svg:x2="15.63cm" svg:y2="20.08cm"><text:p/>
</draw:line>
<text:alphabetical-index-mark text:string-value="Waters, William (1871-08-24 - 1938-07-12)"/><draw:frame text:anchor-type="paragraph" draw:z-index="2" draw:style-name="TLG-text" svg:width="3.64cm" svg:height="0.49cm" svg:x="0.62cm" svg:y="20.52cm"><draw:text-box> <text:p text:style-name="FTLG-Name"><text:span text:style-name="FTLG-Name">Waters, William</text:span></text:p></draw:text-box>
</draw:frame>
<draw:polygon draw:style-name="TLG-line" draw:layer="layout" draw:z-index="1" svg:x="15.402215cm" svg:y="20.520805cm" svg:viewBox="0 0 100 352" svg:width="0.1000cm" svg:height="0.3528cm" draw:points="50, 0 100, 176 50, 352 0, 176"/>
<draw:polygon draw:style-name="TLG-solid" draw:layer="layout" draw:z-index="1" svg:x="15.691917cm" svg:y="20.520805cm" svg:viewBox="0 0 100 352" svg:width="0.1000cm" svg:height="0.3528cm" draw:points="50, 0 100, 176 50, 352 0, 176"/>
<draw:line text:anchor-type="paragraph" draw:z-index="3" draw:style-name="open" svg:x1="15.50cm" svg:y1="20.70cm" svg:x2="15.69cm" svg:y2="20.70cm"><text:p/>
</draw:line>
<text:alphabetical-index-mark text:string-value="Ball, Robert Lee (1871-10-14 -  )"/><draw:frame text:anchor-type="paragraph" draw:z-index="2" draw:style-name="TLG-text" svg:width="3.75cm" svg:height="0.49cm" svg:x="0.62cm" svg:y="21.14cm"><draw:text-box> <text:p text:style-name="FTLG-Name"><text:span text:style-name="FTLG-Name">Ball, Robert Lee</text:span></text:p></draw:text-box>
</draw:frame>
<draw:polygon draw:style-name="TLG-line" draw:layer="layout" draw:z-index="1" svg:x="15.402215cm" svg:y="21.138165cm" svg:viewBox="0 0 100 352" svg:width="0.1000cm" svg:height="0.3528cm" draw:points="50, 0 100, 176 50, 352 0, 176"/>
<text:alphabetical-index-mark text:string-value="Jankowski, Robert (1872-08-27 - 1943-01-02)"/><draw:frame text:anchor-type="paragraph" draw:z-index="2" draw:style-name="TLG-text" svg:width="4.20cm" svg:height="0.49cm" svg:x="0.62cm" svg:y="21.76cm"><draw:text-box> <text:p text:style-name="FTLG-Name"><text:span text:style-name="FTLG-Name">Jankowski, Robert</text:span></text:p></draw:text-box>
</draw:frame>
<draw:polygon draw:style-name="TLG-line" draw:layer="layout" draw:z-index="1" svg:x="15.406539cm" svg:y="21.755525cm" svg:viewBox="0 0 100 352" svg:width="0.1000cm" svg:height="0.3528cm" draw:points="50, 0 100, 176 50, 352 0, 176"/>
<draw:polygon draw:style-name="TLG-solid" draw:layer="layout" draw:z-index="1" svg:x="15.713537cm" svg:y="21.755525cm" svg:viewBox="0 0 100 352" svg:width="0.1000cm" svg:height="0.3528cm" draw:points="50, 0 100, 176 50, 352 0, 176"/>
<draw:line text:anchor-type="paragraph" draw:z-index="3" draw:style-name="open" svg:x1="15.51cm" svg:y1="21.93cm" svg:x2="15.71cm" svg:y2="21.93cm"><text:p/>
</draw:line>
<text:alphabetical-index-mark text:string-value="Neal, John (1872-09-11 - 1928-12-26)"/><draw:frame text:anchor-type="paragraph" draw:z-index="2" draw:style-name="TLG-text" svg:width="2.65cm" svg:height="0.49cm" svg:x="0.62cm" svg:y="22.37cm"><draw:text-box> <text:p text:style-name="FTLG-Name"><text:span text:style-name="FTLG-Name">Neal, John</text:span></text:p></draw:text-box>
</draw:frame>
<draw:polygon draw:style-name="TLG-line" draw:layer="layout" draw:z-index="1" svg:x="15.406539cm" svg:y="22.372886cm" svg:viewBox="0 0 100 352" svg:width="0.1000cm" svg:height="0.3528cm" draw:points="50, 0 100, 176 50, 352 0, 176"/>
<draw:polygon draw:style-name="TLG-solid" draw:layer="layout" draw:z-index="1" svg:x="15.648678cm" svg:y="22.372886cm" svg:viewBox="0 0 100 352" svg:width="0.1000cm" svg:height="0.3528cm" draw:points="50, 0 100, 176 50, 352 0, 176"/>
<draw:line text:anchor-type="paragraph" draw:z-index="3" draw:style-name="open" svg:x1="15.51cm" svg:y1="22.55cm" svg:x2="15.65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Todd, Flora Belle (1873-07-13 - 1950-02-18)"/><draw:frame text:anchor-type="paragraph" draw:z-index="2" draw:style-name="TLG-text" svg:width="3.95cm" svg:height="0.49cm" svg:x="0.62cm" svg:y="2.62cm"><draw:text-box> <text:p text:style-name="FTLG-Name"><text:span text:style-name="FTLG-Name">Todd, Flora Belle</text:span></text:p></draw:text-box>
</draw:frame>
<draw:polygon draw:style-name="TLG-line" draw:layer="layout" draw:z-index="1" svg:x="15.410863cm" svg:y="2.617360cm" svg:viewBox="0 0 100 352" svg:width="0.1000cm" svg:height="0.3528cm" draw:points="50, 0 100, 176 50, 352 0, 176"/>
<draw:polygon draw:style-name="TLG-solid" draw:layer="layout" draw:z-index="1" svg:x="15.743804cm" svg:y="2.617360cm" svg:viewBox="0 0 100 352" svg:width="0.1000cm" svg:height="0.3528cm" draw:points="50, 0 100, 176 50, 352 0, 176"/>
<draw:line text:anchor-type="paragraph" draw:z-index="3" draw:style-name="open" svg:x1="15.51cm" svg:y1="2.79cm" svg:x2="15.74cm" svg:y2="2.79cm"><text:p/>
</draw:line>
<text:alphabetical-index-mark text:string-value="Todd, Robert Arthur (1874-11-19 - 1940-12-20)"/><draw:frame text:anchor-type="paragraph" draw:z-index="2" draw:style-name="TLG-text" svg:width="4.51cm" svg:height="0.49cm" svg:x="0.62cm" svg:y="3.23cm"><draw:text-box> <text:p text:style-name="FTLG-Name"><text:span text:style-name="FTLG-Name">Todd, Robert Arthur</text:span></text:p></draw:text-box>
</draw:frame>
<draw:polygon draw:style-name="TLG-line" draw:layer="layout" draw:z-index="1" svg:x="15.415186cm" svg:y="3.234720cm" svg:viewBox="0 0 100 352" svg:width="0.1000cm" svg:height="0.3528cm" draw:points="50, 0 100, 176 50, 352 0, 176"/>
<draw:polygon draw:style-name="TLG-solid" draw:layer="layout" draw:z-index="1" svg:x="15.700565cm" svg:y="3.234720cm" svg:viewBox="0 0 100 352" svg:width="0.1000cm" svg:height="0.3528cm" draw:points="50, 0 100, 176 50, 352 0, 176"/>
<draw:line text:anchor-type="paragraph" draw:z-index="3" draw:style-name="open" svg:x1="15.52cm" svg:y1="3.41cm" svg:x2="15.70cm" svg:y2="3.41cm"><text:p/>
</draw:line>
<text:alphabetical-index-mark text:string-value="Jankowski, Sarah (1874-12-08 - 1948-02-17)"/><draw:frame text:anchor-type="paragraph" draw:z-index="2" draw:style-name="TLG-text" svg:width="4.05cm" svg:height="0.49cm" svg:x="0.62cm" svg:y="3.85cm"><draw:text-box> <text:p text:style-name="FTLG-Name"><text:span text:style-name="FTLG-Name">Jankowski, Sarah</text:span></text:p></draw:text-box>
</draw:frame>
<draw:polygon draw:style-name="TLG-line" draw:layer="layout" draw:z-index="1" svg:x="15.415186cm" svg:y="3.852081cm" svg:viewBox="0 0 100 352" svg:width="0.1000cm" svg:height="0.3528cm" draw:points="50, 0 100, 176 50, 352 0, 176"/>
<draw:polygon draw:style-name="TLG-solid" draw:layer="layout" draw:z-index="1" svg:x="15.735156cm" svg:y="3.852081cm" svg:viewBox="0 0 100 352" svg:width="0.1000cm" svg:height="0.3528cm" draw:points="50, 0 100, 176 50, 352 0, 176"/>
<draw:line text:anchor-type="paragraph" draw:z-index="3" draw:style-name="open" svg:x1="15.52cm" svg:y1="4.03cm" svg:x2="15.74cm" svg:y2="4.03cm"><text:p/>
</draw:line>
<text:alphabetical-index-mark text:string-value="Ball, Ida B. (1876-03-17 -  )"/><draw:frame text:anchor-type="paragraph" draw:z-index="2" draw:style-name="TLG-text" svg:width="2.68cm" svg:height="0.49cm" svg:x="0.62cm" svg:y="4.47cm"><draw:text-box> <text:p text:style-name="FTLG-Name"><text:span text:style-name="FTLG-Name">Ball, Ida B.</text:span></text:p></draw:text-box>
</draw:frame>
<draw:polygon draw:style-name="TLG-line" draw:layer="layout" draw:z-index="1" svg:x="15.423834cm" svg:y="4.469441cm" svg:viewBox="0 0 100 352" svg:width="0.1000cm" svg:height="0.3528cm" draw:points="50, 0 100, 176 50, 352 0, 176"/>
<text:alphabetical-index-mark text:string-value="Jankowski, John (1876-04-01 - 1939-10-15)"/><draw:frame text:anchor-type="paragraph" draw:z-index="2" draw:style-name="TLG-text" svg:width="3.82cm" svg:height="0.49cm" svg:x="0.62cm" svg:y="5.09cm"><draw:text-box> <text:p text:style-name="FTLG-Name"><text:span text:style-name="FTLG-Name">Jankowski, John</text:span></text:p></draw:text-box>
</draw:frame>
<draw:polygon draw:style-name="TLG-line" draw:layer="layout" draw:z-index="1" svg:x="15.423834cm" svg:y="5.086801cm" svg:viewBox="0 0 100 352" svg:width="0.1000cm" svg:height="0.3528cm" draw:points="50, 0 100, 176 50, 352 0, 176"/>
<draw:polygon draw:style-name="TLG-solid" draw:layer="layout" draw:z-index="1" svg:x="15.696241cm" svg:y="5.086801cm" svg:viewBox="0 0 100 352" svg:width="0.1000cm" svg:height="0.3528cm" draw:points="50, 0 100, 176 50, 352 0, 176"/>
<draw:line text:anchor-type="paragraph" draw:z-index="3" draw:style-name="open" svg:x1="15.52cm" svg:y1="5.26cm" svg:x2="15.70cm" svg:y2="5.26cm"><text:p/>
</draw:line>
<text:alphabetical-index-mark text:string-value="Garner, Jesse V. (1876-06-18 - 1929-01-21)"/><draw:frame text:anchor-type="paragraph" draw:z-index="2" draw:style-name="TLG-text" svg:width="3.90cm" svg:height="0.49cm" svg:x="0.62cm" svg:y="5.70cm"><draw:text-box> <text:p text:style-name="FTLG-Name"><text:span text:style-name="FTLG-Name">Garner, Jesse V.</text:span></text:p></draw:text-box>
</draw:frame>
<draw:polygon draw:style-name="TLG-line" draw:layer="layout" draw:z-index="1" svg:x="15.423834cm" svg:y="5.704161cm" svg:viewBox="0 0 100 352" svg:width="0.1000cm" svg:height="0.3528cm" draw:points="50, 0 100, 176 50, 352 0, 176"/>
<draw:polygon draw:style-name="TLG-solid" draw:layer="layout" draw:z-index="1" svg:x="15.653002cm" svg:y="5.704161cm" svg:viewBox="0 0 100 352" svg:width="0.1000cm" svg:height="0.3528cm" draw:points="50, 0 100, 176 50, 352 0, 176"/>
<draw:line text:anchor-type="paragraph" draw:z-index="3" draw:style-name="open" svg:x1="15.52cm" svg:y1="5.88cm" svg:x2="15.65cm" svg:y2="5.88cm"><text:p/>
</draw:line>
<text:alphabetical-index-mark text:string-value="Jones, Martha Elizabeth (1876-08-24 -  )"/><draw:frame text:anchor-type="paragraph" draw:z-index="2" draw:style-name="TLG-text" svg:width="5.38cm" svg:height="0.49cm" svg:x="0.62cm" svg:y="6.32cm"><draw:text-box> <text:p text:style-name="FTLG-Name"><text:span text:style-name="FTLG-Name">Jones, Martha Elizabeth</text:span></text:p></draw:text-box>
</draw:frame>
<draw:polygon draw:style-name="TLG-line" draw:layer="layout" draw:z-index="1" svg:x="15.423834cm" svg:y="6.321521cm" svg:viewBox="0 0 100 352" svg:width="0.1000cm" svg:height="0.3528cm" draw:points="50, 0 100, 176 50, 352 0, 176"/>
<text:alphabetical-index-mark text:string-value="Reed, Terence (1876-11-25 -  )"/><draw:frame text:anchor-type="paragraph" draw:z-index="2" draw:style-name="TLG-text" svg:width="3.49cm" svg:height="0.49cm" svg:x="0.62cm" svg:y="6.94cm"><draw:text-box> <text:p text:style-name="FTLG-Name"><text:span text:style-name="FTLG-Name">Reed, Terence</text:span></text:p></draw:text-box>
</draw:frame>
<draw:polygon draw:style-name="TLG-line" draw:layer="layout" draw:z-index="1" svg:x="15.423834cm" svg:y="6.938881cm" svg:viewBox="0 0 100 352" svg:width="0.1000cm" svg:height="0.3528cm" draw:points="50, 0 100, 176 50, 352 0, 176"/>
<text:alphabetical-index-mark text:string-value="Neal, Matilda (1877-02-09 - 1946)"/><draw:frame text:anchor-type="paragraph" draw:z-index="2" draw:style-name="TLG-text" svg:width="3.13cm" svg:height="0.49cm" svg:x="0.62cm" svg:y="7.56cm"><draw:text-box> <text:p text:style-name="FTLG-Name"><text:span text:style-name="FTLG-Name">Neal, Matilda</text:span></text:p></draw:text-box>
</draw:frame>
<draw:polygon draw:style-name="TLG-line" draw:layer="layout" draw:z-index="1" svg:x="15.428158cm" svg:y="7.556242cm" svg:viewBox="0 0 100 352" svg:width="0.1000cm" svg:height="0.3528cm" draw:points="50, 0 100, 176 50, 352 0, 176"/>
<draw:polygon draw:style-name="TLG-solid" draw:layer="layout" draw:z-index="1" svg:x="15.726508cm" svg:y="7.556242cm" svg:viewBox="0 0 100 352" svg:width="0.1000cm" svg:height="0.3528cm" draw:points="50, 0 100, 176 50, 352 0, 176"/>
<draw:line text:anchor-type="paragraph" draw:z-index="3" draw:style-name="open" svg:x1="15.53cm" svg:y1="7.73cm" svg:x2="15.73cm" svg:y2="7.73cm"><text:p/>
</draw:line>
<text:alphabetical-index-mark text:string-value="Todd, Louella Jane (1877-03-26 - 1965-01-26)"/><draw:frame text:anchor-type="paragraph" draw:z-index="2" draw:style-name="TLG-text" svg:width="4.36cm" svg:height="0.49cm" svg:x="0.62cm" svg:y="8.17cm"><draw:text-box> <text:p text:style-name="FTLG-Name"><text:span text:style-name="FTLG-Name">Todd, Louella Jane</text:span></text:p></draw:text-box>
</draw:frame>
<draw:polygon draw:style-name="TLG-line" draw:layer="layout" draw:z-index="1" svg:x="15.428158cm" svg:y="8.173602cm" svg:viewBox="0 0 100 352" svg:width="0.1000cm" svg:height="0.3528cm" draw:points="50, 0 100, 176 50, 352 0, 176"/>
<draw:polygon draw:style-name="TLG-solid" draw:layer="layout" draw:z-index="1" svg:x="15.808663cm" svg:y="8.173602cm" svg:viewBox="0 0 100 352" svg:width="0.1000cm" svg:height="0.3528cm" draw:points="50, 0 100, 176 50, 352 0, 176"/>
<draw:line text:anchor-type="paragraph" draw:z-index="3" draw:style-name="open" svg:x1="15.53cm" svg:y1="8.35cm" svg:x2="15.81cm" svg:y2="8.35cm"><text:p/>
</draw:line>
<text:alphabetical-index-mark text:string-value="Jankowski, Isabella Belle (1878-03-20 - 1925-03-31)"/><draw:frame text:anchor-type="paragraph" draw:z-index="2" draw:style-name="TLG-text" svg:width="5.56cm" svg:height="0.49cm" svg:x="0.62cm" svg:y="8.79cm"><draw:text-box> <text:p text:style-name="FTLG-Name"><text:span text:style-name="FTLG-Name">Jankowski, Isabella Belle</text:span></text:p></draw:text-box>
</draw:frame>
<draw:polygon draw:style-name="TLG-line" draw:layer="layout" draw:z-index="1" svg:x="15.432482cm" svg:y="8.790962cm" svg:viewBox="0 0 100 352" svg:width="0.1000cm" svg:height="0.3528cm" draw:points="50, 0 100, 176 50, 352 0, 176"/>
<draw:polygon draw:style-name="TLG-solid" draw:layer="layout" draw:z-index="1" svg:x="15.635706cm" svg:y="8.790962cm" svg:viewBox="0 0 100 352" svg:width="0.1000cm" svg:height="0.3528cm" draw:points="50, 0 100, 176 50, 352 0, 176"/>
<draw:line text:anchor-type="paragraph" draw:z-index="3" draw:style-name="open" svg:x1="15.53cm" svg:y1="8.97cm" svg:x2="15.64cm" svg:y2="8.97cm"><text:p/>
</draw:line>
<text:alphabetical-index-mark text:string-value="Webb, Clarence (1878-04-15 - 1953-12-24)"/><draw:frame text:anchor-type="paragraph" draw:z-index="2" draw:style-name="TLG-text" svg:width="3.75cm" svg:height="0.49cm" svg:x="0.62cm" svg:y="9.41cm"><draw:text-box> <text:p text:style-name="FTLG-Name"><text:span text:style-name="FTLG-Name">Webb, Clarence</text:span></text:p></draw:text-box>
</draw:frame>
<draw:polygon draw:style-name="TLG-line" draw:layer="layout" draw:z-index="1" svg:x="15.432482cm" svg:y="9.408322cm" svg:viewBox="0 0 100 352" svg:width="0.1000cm" svg:height="0.3528cm" draw:points="50, 0 100, 176 50, 352 0, 176"/>
<draw:polygon draw:style-name="TLG-solid" draw:layer="layout" draw:z-index="1" svg:x="15.756776cm" svg:y="9.408322cm" svg:viewBox="0 0 100 352" svg:width="0.1000cm" svg:height="0.3528cm" draw:points="50, 0 100, 176 50, 352 0, 176"/>
<draw:line text:anchor-type="paragraph" draw:z-index="3" draw:style-name="open" svg:x1="15.53cm" svg:y1="9.58cm" svg:x2="15.76cm" svg:y2="9.58cm"><text:p/>
</draw:line>
<text:alphabetical-index-mark text:string-value="Webb, Lawrence (1878-04-15 - 1948-08-29)"/><draw:frame text:anchor-type="paragraph" draw:z-index="2" draw:style-name="TLG-text" svg:width="3.90cm" svg:height="0.49cm" svg:x="0.62cm" svg:y="10.03cm"><draw:text-box> <text:p text:style-name="FTLG-Name"><text:span text:style-name="FTLG-Name">Webb, Lawrence</text:span></text:p></draw:text-box>
</draw:frame>
<draw:polygon draw:style-name="TLG-line" draw:layer="layout" draw:z-index="1" svg:x="15.432482cm" svg:y="10.025682cm" svg:viewBox="0 0 100 352" svg:width="0.1000cm" svg:height="0.3528cm" draw:points="50, 0 100, 176 50, 352 0, 176"/>
<draw:polygon draw:style-name="TLG-solid" draw:layer="layout" draw:z-index="1" svg:x="15.735156cm" svg:y="10.025682cm" svg:viewBox="0 0 100 352" svg:width="0.1000cm" svg:height="0.3528cm" draw:points="50, 0 100, 176 50, 352 0, 176"/>
<draw:line text:anchor-type="paragraph" draw:z-index="3" draw:style-name="open" svg:x1="15.53cm" svg:y1="10.20cm" svg:x2="15.74cm" svg:y2="10.20cm"><text:p/>
</draw:line>
<text:alphabetical-index-mark text:string-value="Reed, Mary (1878-05-10 -  )"/><draw:frame text:anchor-type="paragraph" draw:z-index="2" draw:style-name="TLG-text" svg:width="2.83cm" svg:height="0.49cm" svg:x="0.62cm" svg:y="10.64cm"><draw:text-box> <text:p text:style-name="FTLG-Name"><text:span text:style-name="FTLG-Name">Reed, Mary</text:span></text:p></draw:text-box>
</draw:frame>
<draw:polygon draw:style-name="TLG-line" draw:layer="layout" draw:z-index="1" svg:x="15.432482cm" svg:y="10.643042cm" svg:viewBox="0 0 100 352" svg:width="0.1000cm" svg:height="0.3528cm" draw:points="50, 0 100, 176 50, 352 0, 176"/>
<text:alphabetical-index-mark text:string-value="Reed,  (1878-08-25 -  )"/><draw:frame text:anchor-type="paragraph" draw:z-index="2" draw:style-name="TLG-text" svg:width="1.55cm" svg:height="0.49cm" svg:x="0.62cm" svg:y="11.26cm"><draw:text-box> <text:p text:style-name="FTLG-Name"><text:span text:style-name="FTLG-Name">Reed</text:span></text:p></draw:text-box>
</draw:frame>
<draw:polygon draw:style-name="TLG-line" draw:layer="layout" draw:z-index="1" svg:x="15.432482cm" svg:y="11.260403cm" svg:viewBox="0 0 100 352" svg:width="0.1000cm" svg:height="0.3528cm" draw:points="50, 0 100, 176 50, 352 0, 176"/>
<text:alphabetical-index-mark text:string-value="Garner, Raymond E. (1878-09-16 - 1921-05-02)"/><draw:frame text:anchor-type="paragraph" draw:z-index="2" draw:style-name="TLG-text" svg:width="4.66cm" svg:height="0.49cm" svg:x="0.62cm" svg:y="11.88cm"><draw:text-box> <text:p text:style-name="FTLG-Name"><text:span text:style-name="FTLG-Name">Garner, Raymond E.</text:span></text:p></draw:text-box>
</draw:frame>
<draw:polygon draw:style-name="TLG-line" draw:layer="layout" draw:z-index="1" svg:x="15.432482cm" svg:y="11.877763cm" svg:viewBox="0 0 100 352" svg:width="0.1000cm" svg:height="0.3528cm" draw:points="50, 0 100, 176 50, 352 0, 176"/>
<draw:polygon draw:style-name="TLG-solid" draw:layer="layout" draw:z-index="1" svg:x="15.618411cm" svg:y="11.877763cm" svg:viewBox="0 0 100 352" svg:width="0.1000cm" svg:height="0.3528cm" draw:points="50, 0 100, 176 50, 352 0, 176"/>
<draw:line text:anchor-type="paragraph" draw:z-index="3" draw:style-name="open" svg:x1="15.53cm" svg:y1="12.05cm" svg:x2="15.62cm" svg:y2="12.05cm"><text:p/>
</draw:line>
<text:alphabetical-index-mark text:string-value="Ball, Margaret (1878-11-21 -  )"/><draw:frame text:anchor-type="paragraph" draw:z-index="2" draw:style-name="TLG-text" svg:width="3.31cm" svg:height="0.49cm" svg:x="0.62cm" svg:y="12.50cm"><draw:text-box> <text:p text:style-name="FTLG-Name"><text:span text:style-name="FTLG-Name">Ball, Margaret</text:span></text:p></draw:text-box>
</draw:frame>
<draw:polygon draw:style-name="TLG-line" draw:layer="layout" draw:z-index="1" svg:x="15.432482cm" svg:y="12.495123cm" svg:viewBox="0 0 100 352" svg:width="0.1000cm" svg:height="0.3528cm" draw:points="50, 0 100, 176 50, 352 0, 176"/>
<text:alphabetical-index-mark text:string-value="Todd, George Walter (1879-03-03 - 1919-06-28)"/><draw:frame text:anchor-type="paragraph" draw:z-index="2" draw:style-name="TLG-text" svg:width="4.74cm" svg:height="0.49cm" svg:x="0.62cm" svg:y="13.11cm"><draw:text-box> <text:p text:style-name="FTLG-Name"><text:span text:style-name="FTLG-Name">Todd, George Walter</text:span></text:p></draw:text-box>
</draw:frame>
<draw:polygon draw:style-name="TLG-line" draw:layer="layout" draw:z-index="1" svg:x="15.436806cm" svg:y="13.112483cm" svg:viewBox="0 0 100 352" svg:width="0.1000cm" svg:height="0.3528cm" draw:points="50, 0 100, 176 50, 352 0, 176"/>
<draw:polygon draw:style-name="TLG-solid" draw:layer="layout" draw:z-index="1" svg:x="15.609763cm" svg:y="13.112483cm" svg:viewBox="0 0 100 352" svg:width="0.1000cm" svg:height="0.3528cm" draw:points="50, 0 100, 176 50, 352 0, 176"/>
<draw:line text:anchor-type="paragraph" draw:z-index="3" draw:style-name="open" svg:x1="15.54cm" svg:y1="13.29cm" svg:x2="15.61cm" svg:y2="13.29cm"><text:p/>
</draw:line>
<text:alphabetical-index-mark text:string-value="Bush, Patrick (1879-04-00 -  )"/><draw:frame text:anchor-type="paragraph" draw:z-index="2" draw:style-name="TLG-text" svg:width="3.16cm" svg:height="0.49cm" svg:x="0.62cm" svg:y="13.73cm"><draw:text-box> <text:p text:style-name="FTLG-Name"><text:span text:style-name="FTLG-Name">Bush, Patrick</text:span></text:p></draw:text-box>
</draw:frame>
<draw:polygon draw:style-name="TLG-line" draw:layer="layout" draw:z-index="1" svg:x="15.436806cm" svg:y="13.729843cm" svg:viewBox="0 0 100 352" svg:width="0.1000cm" svg:height="0.3528cm" draw:points="50, 0 100, 176 50, 352 0, 176"/>
<text:alphabetical-index-mark text:string-value="Boucher, Nora A. (1879-07-18 - 1939-08-15)"/><draw:frame text:anchor-type="paragraph" draw:z-index="2" draw:style-name="TLG-text" svg:width="3.98cm" svg:height="0.49cm" svg:x="0.62cm" svg:y="14.35cm"><draw:text-box> <text:p text:style-name="FTLG-Name"><text:span text:style-name="FTLG-Name">Boucher, Nora A.</text:span></text:p></draw:text-box>
</draw:frame>
<draw:polygon draw:style-name="TLG-line" draw:layer="layout" draw:z-index="1" svg:x="15.436806cm" svg:y="14.347203cm" svg:viewBox="0 0 100 352" svg:width="0.1000cm" svg:height="0.3528cm" draw:points="50, 0 100, 176 50, 352 0, 176"/>
<draw:polygon draw:style-name="TLG-solid" draw:layer="layout" draw:z-index="1" svg:x="15.696241cm" svg:y="14.347203cm" svg:viewBox="0 0 100 352" svg:width="0.1000cm" svg:height="0.3528cm" draw:points="50, 0 100, 176 50, 352 0, 176"/>
<draw:line text:anchor-type="paragraph" draw:z-index="3" draw:style-name="open" svg:x1="15.54cm" svg:y1="14.52cm" svg:x2="15.70cm" svg:y2="14.52cm"><text:p/>
</draw:line>
<text:alphabetical-index-mark text:string-value="Page, Mary (1880 - 1880)"/><draw:frame text:anchor-type="paragraph" draw:z-index="2" draw:style-name="TLG-text" svg:width="2.80cm" svg:height="0.49cm" svg:x="0.62cm" svg:y="14.96cm"><draw:text-box> <text:p text:style-name="FTLG-Name"><text:span text:style-name="FTLG-Name">Page, Mary</text:span></text:p></draw:text-box>
</draw:frame>
<draw:polygon draw:style-name="TLG-line" draw:layer="layout" draw:z-index="1" svg:x="15.441130cm" svg:y="14.964564cm" svg:viewBox="0 0 100 352" svg:width="0.1000cm" svg:height="0.3528cm" draw:points="50, 0 100, 176 50, 352 0, 176"/>
<draw:polygon draw:style-name="TLG-solid" draw:layer="layout" draw:z-index="1" svg:x="15.441130cm" svg:y="14.964564cm" svg:viewBox="0 0 100 352" svg:width="0.1000cm" svg:height="0.3528cm" draw:points="50, 0 100, 176 50, 352 0, 176"/>
<draw:line text:anchor-type="paragraph" draw:z-index="3" draw:style-name="open" svg:x1="15.54cm" svg:y1="15.14cm" svg:x2="15.44cm" svg:y2="15.14cm"><text:p/>
</draw:line>
<text:alphabetical-index-mark text:string-value="Page, Rebecca (1880 - 1880)"/><draw:frame text:anchor-type="paragraph" draw:z-index="2" draw:style-name="TLG-text" svg:width="3.59cm" svg:height="0.49cm" svg:x="0.62cm" svg:y="15.58cm"><draw:text-box> <text:p text:style-name="FTLG-Name"><text:span text:style-name="FTLG-Name">Page, Rebecca</text:span></text:p></draw:text-box>
</draw:frame>
<draw:polygon draw:style-name="TLG-line" draw:layer="layout" draw:z-index="1" svg:x="15.441130cm" svg:y="15.581924cm" svg:viewBox="0 0 100 352" svg:width="0.1000cm" svg:height="0.3528cm" draw:points="50, 0 100, 176 50, 352 0, 176"/>
<draw:polygon draw:style-name="TLG-solid" draw:layer="layout" draw:z-index="1" svg:x="15.441130cm" svg:y="15.581924cm" svg:viewBox="0 0 100 352" svg:width="0.1000cm" svg:height="0.3528cm" draw:points="50, 0 100, 176 50, 352 0, 176"/>
<draw:line text:anchor-type="paragraph" draw:z-index="3" draw:style-name="open" svg:x1="15.54cm" svg:y1="15.76cm" svg:x2="15.44cm" svg:y2="15.76cm"><text:p/>
</draw:line>
<text:alphabetical-index-mark text:string-value="Garner, Jennie S. (1880-09-11 - 1964-06-20)"/><draw:frame text:anchor-type="paragraph" draw:z-index="2" draw:style-name="TLG-text" svg:width="4.05cm" svg:height="0.49cm" svg:x="0.62cm" svg:y="16.20cm"><draw:text-box> <text:p text:style-name="FTLG-Name"><text:span text:style-name="FTLG-Name">Garner, Jennie S.</text:span></text:p></draw:text-box>
</draw:frame>
<draw:polygon draw:style-name="TLG-line" draw:layer="layout" draw:z-index="1" svg:x="15.441130cm" svg:y="16.199284cm" svg:viewBox="0 0 100 352" svg:width="0.1000cm" svg:height="0.3528cm" draw:points="50, 0 100, 176 50, 352 0, 176"/>
<draw:polygon draw:style-name="TLG-solid" draw:layer="layout" draw:z-index="1" svg:x="15.804339cm" svg:y="16.199284cm" svg:viewBox="0 0 100 352" svg:width="0.1000cm" svg:height="0.3528cm" draw:points="50, 0 100, 176 50, 352 0, 176"/>
<draw:line text:anchor-type="paragraph" draw:z-index="3" draw:style-name="open" svg:x1="15.54cm" svg:y1="16.38cm" svg:x2="15.80cm" svg:y2="16.38cm"><text:p/>
</draw:line>
<text:alphabetical-index-mark text:string-value="Reeves, Mary (1880-11-28 - 1950-03-12)"/><draw:frame text:anchor-type="paragraph" draw:z-index="2" draw:style-name="TLG-text" svg:width="3.29cm" svg:height="0.49cm" svg:x="0.62cm" svg:y="16.82cm"><draw:text-box> <text:p text:style-name="FTLG-Name"><text:span text:style-name="FTLG-Name">Reeves, Mary</text:span></text:p></draw:text-box>
</draw:frame>
<draw:polygon draw:style-name="TLG-line" draw:layer="layout" draw:z-index="1" svg:x="15.441130cm" svg:y="16.816644cm" svg:viewBox="0 0 100 352" svg:width="0.1000cm" svg:height="0.3528cm" draw:points="50, 0 100, 176 50, 352 0, 176"/>
<draw:polygon draw:style-name="TLG-solid" draw:layer="layout" draw:z-index="1" svg:x="15.743804cm" svg:y="16.816644cm" svg:viewBox="0 0 100 352" svg:width="0.1000cm" svg:height="0.3528cm" draw:points="50, 0 100, 176 50, 352 0, 176"/>
<draw:line text:anchor-type="paragraph" draw:z-index="3" draw:style-name="open" svg:x1="15.54cm" svg:y1="16.99cm" svg:x2="15.74cm" svg:y2="16.99cm"><text:p/>
</draw:line>
<text:alphabetical-index-mark text:string-value="Todd, Jesse Elmer (1881-09-10 - 1957-12-12)"/><draw:frame text:anchor-type="paragraph" draw:z-index="2" draw:style-name="TLG-text" svg:width="4.28cm" svg:height="0.49cm" svg:x="0.62cm" svg:y="17.43cm"><draw:text-box> <text:p text:style-name="FTLG-Name"><text:span text:style-name="FTLG-Name">Todd, Jesse Elmer</text:span></text:p></draw:text-box>
</draw:frame>
<draw:polygon draw:style-name="TLG-line" draw:layer="layout" draw:z-index="1" svg:x="15.445454cm" svg:y="17.434004cm" svg:viewBox="0 0 100 352" svg:width="0.1000cm" svg:height="0.3528cm" draw:points="50, 0 100, 176 50, 352 0, 176"/>
<draw:polygon draw:style-name="TLG-solid" draw:layer="layout" draw:z-index="1" svg:x="15.774072cm" svg:y="17.434004cm" svg:viewBox="0 0 100 352" svg:width="0.1000cm" svg:height="0.3528cm" draw:points="50, 0 100, 176 50, 352 0, 176"/>
<draw:line text:anchor-type="paragraph" draw:z-index="3" draw:style-name="open" svg:x1="15.55cm" svg:y1="17.61cm" svg:x2="15.77cm" svg:y2="17.61cm"><text:p/>
</draw:line>
<text:alphabetical-index-mark text:string-value="Webb, William Herman (1881-10-27 - 1952-08-23)"/><draw:frame text:anchor-type="paragraph" draw:z-index="2" draw:style-name="TLG-text" svg:width="5.15cm" svg:height="0.49cm" svg:x="0.62cm" svg:y="18.05cm"><draw:text-box> <text:p text:style-name="FTLG-Name"><text:span text:style-name="FTLG-Name">Webb, William Herman</text:span></text:p></draw:text-box>
</draw:frame>
<draw:polygon draw:style-name="TLG-line" draw:layer="layout" draw:z-index="1" svg:x="15.445454cm" svg:y="18.051364cm" svg:viewBox="0 0 100 352" svg:width="0.1000cm" svg:height="0.3528cm" draw:points="50, 0 100, 176 50, 352 0, 176"/>
<draw:polygon draw:style-name="TLG-solid" draw:layer="layout" draw:z-index="1" svg:x="15.752452cm" svg:y="18.051364cm" svg:viewBox="0 0 100 352" svg:width="0.1000cm" svg:height="0.3528cm" draw:points="50, 0 100, 176 50, 352 0, 176"/>
<draw:line text:anchor-type="paragraph" draw:z-index="3" draw:style-name="open" svg:x1="15.55cm" svg:y1="18.23cm" svg:x2="15.75cm" svg:y2="18.23cm"><text:p/>
</draw:line>
<text:alphabetical-index-mark text:string-value="Garner, Walter E. (1882-02-17 - 1946-10-23)"/><draw:frame text:anchor-type="paragraph" draw:z-index="2" draw:style-name="TLG-text" svg:width="4.03cm" svg:height="0.49cm" svg:x="0.62cm" svg:y="18.67cm"><draw:text-box> <text:p text:style-name="FTLG-Name"><text:span text:style-name="FTLG-Name">Garner, Walter E.</text:span></text:p></draw:text-box>
</draw:frame>
<draw:polygon draw:style-name="TLG-line" draw:layer="layout" draw:z-index="1" svg:x="15.449778cm" svg:y="18.668725cm" svg:viewBox="0 0 100 352" svg:width="0.1000cm" svg:height="0.3528cm" draw:points="50, 0 100, 176 50, 352 0, 176"/>
<draw:polygon draw:style-name="TLG-solid" draw:layer="layout" draw:z-index="1" svg:x="15.726508cm" svg:y="18.668725cm" svg:viewBox="0 0 100 352" svg:width="0.1000cm" svg:height="0.3528cm" draw:points="50, 0 100, 176 50, 352 0, 176"/>
<draw:line text:anchor-type="paragraph" draw:z-index="3" draw:style-name="open" svg:x1="15.55cm" svg:y1="18.85cm" svg:x2="15.73cm" svg:y2="18.85cm"><text:p/>
</draw:line>
<text:alphabetical-index-mark text:string-value="Jankowski, George Jr. (1882-03-28 - 1942-11-17)"/><draw:frame text:anchor-type="paragraph" draw:z-index="2" draw:style-name="TLG-text" svg:width="5.00cm" svg:height="0.49cm" svg:x="0.62cm" svg:y="19.29cm"><draw:text-box> <text:p text:style-name="FTLG-Name"><text:span text:style-name="FTLG-Name">Jankowski, George Jr.</text:span></text:p></draw:text-box>
</draw:frame>
<draw:polygon draw:style-name="TLG-line" draw:layer="layout" draw:z-index="1" svg:x="15.449778cm" svg:y="19.286085cm" svg:viewBox="0 0 100 352" svg:width="0.1000cm" svg:height="0.3528cm" draw:points="50, 0 100, 176 50, 352 0, 176"/>
<draw:polygon draw:style-name="TLG-solid" draw:layer="layout" draw:z-index="1" svg:x="15.709213cm" svg:y="19.286085cm" svg:viewBox="0 0 100 352" svg:width="0.1000cm" svg:height="0.3528cm" draw:points="50, 0 100, 176 50, 352 0, 176"/>
<draw:line text:anchor-type="paragraph" draw:z-index="3" draw:style-name="open" svg:x1="15.55cm" svg:y1="19.46cm" svg:x2="15.71cm" svg:y2="19.46cm"><text:p/>
</draw:line>
<text:alphabetical-index-mark text:string-value="Boucher, Michael (1883 - )"/><draw:frame text:anchor-type="paragraph" draw:z-index="2" draw:style-name="TLG-text" svg:width="4.00cm" svg:height="0.49cm" svg:x="0.62cm" svg:y="19.90cm"><draw:text-box> <text:p text:style-name="FTLG-Name"><text:span text:style-name="FTLG-Name">Boucher, Michael</text:span></text:p></draw:text-box>
</draw:frame>
<draw:polygon draw:style-name="TLG-line" draw:layer="layout" draw:z-index="1" svg:x="15.454102cm" svg:y="19.903445cm" svg:viewBox="0 0 100 352" svg:width="0.1000cm" svg:height="0.3528cm" draw:points="50, 0 100, 176 50, 352 0, 176"/>
<text:alphabetical-index-mark text:string-value="Garner, Elizabeth (1883 -  )"/><draw:frame text:anchor-type="paragraph" draw:z-index="2" draw:style-name="TLG-text" svg:width="4.03cm" svg:height="0.49cm" svg:x="0.62cm" svg:y="20.52cm"><draw:text-box> <text:p text:style-name="FTLG-Name"><text:span text:style-name="FTLG-Name">Garner, Elizabeth</text:span></text:p></draw:text-box>
</draw:frame>
<draw:polygon draw:style-name="TLG-line" draw:layer="layout" draw:z-index="1" svg:x="15.454102cm" svg:y="20.520805cm" svg:viewBox="0 0 100 352" svg:width="0.1000cm" svg:height="0.3528cm" draw:points="50, 0 100, 176 50, 352 0, 176"/>
<text:alphabetical-index-mark text:string-value="Webb, David Festus (1883-02-22 - 1950-08-23)"/><draw:frame text:anchor-type="paragraph" draw:z-index="2" draw:style-name="TLG-text" svg:width="4.59cm" svg:height="0.49cm" svg:x="0.62cm" svg:y="21.14cm"><draw:text-box> <text:p text:style-name="FTLG-Name"><text:span text:style-name="FTLG-Name">Webb, David Festus</text:span></text:p></draw:text-box>
</draw:frame>
<draw:polygon draw:style-name="TLG-line" draw:layer="layout" draw:z-index="1" svg:x="15.454102cm" svg:y="21.138165cm" svg:viewBox="0 0 100 352" svg:width="0.1000cm" svg:height="0.3528cm" draw:points="50, 0 100, 176 50, 352 0, 176"/>
<draw:polygon draw:style-name="TLG-solid" draw:layer="layout" draw:z-index="1" svg:x="15.743804cm" svg:y="21.138165cm" svg:viewBox="0 0 100 352" svg:width="0.1000cm" svg:height="0.3528cm" draw:points="50, 0 100, 176 50, 352 0, 176"/>
<draw:line text:anchor-type="paragraph" draw:z-index="3" draw:style-name="open" svg:x1="15.55cm" svg:y1="21.31cm" svg:x2="15.74cm" svg:y2="21.31cm"><text:p/>
</draw:line>
<text:alphabetical-index-mark text:string-value="Marín, Lilla Estella (1883-02-26 - 1961-02-25)"/><draw:frame text:anchor-type="paragraph" draw:z-index="2" draw:style-name="TLG-text" svg:width="4.20cm" svg:height="0.49cm" svg:x="0.62cm" svg:y="21.76cm"><draw:text-box> <text:p text:style-name="FTLG-Name"><text:span text:style-name="FTLG-Name">Marín, Lilla Estella</text:span></text:p></draw:text-box>
</draw:frame>
<draw:polygon draw:style-name="TLG-line" draw:layer="layout" draw:z-index="1" svg:x="15.454102cm" svg:y="21.755525cm" svg:viewBox="0 0 100 352" svg:width="0.1000cm" svg:height="0.3528cm" draw:points="50, 0 100, 176 50, 352 0, 176"/>
<draw:polygon draw:style-name="TLG-solid" draw:layer="layout" draw:z-index="1" svg:x="15.791367cm" svg:y="21.755525cm" svg:viewBox="0 0 100 352" svg:width="0.1000cm" svg:height="0.3528cm" draw:points="50, 0 100, 176 50, 352 0, 176"/>
<draw:line text:anchor-type="paragraph" draw:z-index="3" draw:style-name="open" svg:x1="15.55cm" svg:y1="21.93cm" svg:x2="15.79cm" svg:y2="21.93cm"><text:p/>
</draw:line>
<text:alphabetical-index-mark text:string-value="Reeves, Honora (1883-03-21 - 1908-11-08)"/><draw:frame text:anchor-type="paragraph" draw:z-index="2" draw:style-name="TLG-text" svg:width="3.77cm" svg:height="0.49cm" svg:x="0.62cm" svg:y="22.37cm"><draw:text-box> <text:p text:style-name="FTLG-Name"><text:span text:style-name="FTLG-Name">Reeves, Honora</text:span></text:p></draw:text-box>
</draw:frame>
<draw:polygon draw:style-name="TLG-line" draw:layer="layout" draw:z-index="1" svg:x="15.454102cm" svg:y="22.372886cm" svg:viewBox="0 0 100 352" svg:width="0.1000cm" svg:height="0.3528cm" draw:points="50, 0 100, 176 50, 352 0, 176"/>
<draw:polygon draw:style-name="TLG-solid" draw:layer="layout" draw:z-index="1" svg:x="15.562200cm" svg:y="22.372886cm" svg:viewBox="0 0 100 352" svg:width="0.1000cm" svg:height="0.3528cm" draw:points="50, 0 100, 176 50, 352 0, 176"/>
<draw:line text:anchor-type="paragraph" draw:z-index="3" draw:style-name="open" svg:x1="15.55cm" svg:y1="22.55cm" svg:x2="15.56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Michael J. (1883-05-10 -  )"/><draw:frame text:anchor-type="paragraph" draw:z-index="2" draw:style-name="TLG-text" svg:width="4.49cm" svg:height="0.49cm" svg:x="0.62cm" svg:y="2.62cm"><draw:text-box> <text:p text:style-name="FTLG-Name"><text:span text:style-name="FTLG-Name">Boucher, Michael J.</text:span></text:p></draw:text-box>
</draw:frame>
<draw:polygon draw:style-name="TLG-line" draw:layer="layout" draw:z-index="1" svg:x="15.454102cm" svg:y="2.617360cm" svg:viewBox="0 0 100 352" svg:width="0.1000cm" svg:height="0.3528cm" draw:points="50, 0 100, 176 50, 352 0, 176"/>
<text:alphabetical-index-mark text:string-value="Черкашин, Thomas (1883-08-09 - 1973-12-08)"/><draw:frame text:anchor-type="paragraph" draw:z-index="2" draw:style-name="TLG-text" svg:width="4.41cm" svg:height="0.49cm" svg:x="0.62cm" svg:y="3.23cm"><draw:text-box> <text:p text:style-name="FTLG-Name"><text:span text:style-name="FTLG-Name">Черкашин, Thomas</text:span></text:p></draw:text-box>
</draw:frame>
<draw:polygon draw:style-name="TLG-line" draw:layer="layout" draw:z-index="1" svg:x="15.454102cm" svg:y="3.234720cm" svg:viewBox="0 0 100 352" svg:width="0.1000cm" svg:height="0.3528cm" draw:points="50, 0 100, 176 50, 352 0, 176"/>
<draw:polygon draw:style-name="TLG-solid" draw:layer="layout" draw:z-index="1" svg:x="15.843254cm" svg:y="3.234720cm" svg:viewBox="0 0 100 352" svg:width="0.1000cm" svg:height="0.3528cm" draw:points="50, 0 100, 176 50, 352 0, 176"/>
<draw:line text:anchor-type="paragraph" draw:z-index="3" draw:style-name="open" svg:x1="15.55cm" svg:y1="3.41cm" svg:x2="15.84cm" svg:y2="3.41cm"><text:p/>
</draw:line>
<text:alphabetical-index-mark text:string-value="Garner, Daniel Webster (1883-09-30 - 1936-03-02)"/><draw:frame text:anchor-type="paragraph" draw:z-index="2" draw:style-name="TLG-text" svg:width="5.28cm" svg:height="0.49cm" svg:x="0.62cm" svg:y="3.85cm"><draw:text-box> <text:p text:style-name="FTLG-Name"><text:span text:style-name="FTLG-Name">Garner, Daniel Webster</text:span></text:p></draw:text-box>
</draw:frame>
<draw:polygon draw:style-name="TLG-line" draw:layer="layout" draw:z-index="1" svg:x="15.454102cm" svg:y="3.852081cm" svg:viewBox="0 0 100 352" svg:width="0.1000cm" svg:height="0.3528cm" draw:points="50, 0 100, 176 50, 352 0, 176"/>
<draw:polygon draw:style-name="TLG-solid" draw:layer="layout" draw:z-index="1" svg:x="15.683269cm" svg:y="3.852081cm" svg:viewBox="0 0 100 352" svg:width="0.1000cm" svg:height="0.3528cm" draw:points="50, 0 100, 176 50, 352 0, 176"/>
<draw:line text:anchor-type="paragraph" draw:z-index="3" draw:style-name="open" svg:x1="15.55cm" svg:y1="4.03cm" svg:x2="15.68cm" svg:y2="4.03cm"><text:p/>
</draw:line>
<text:alphabetical-index-mark text:string-value="Page, Eleanor Maude (1883-10-04 - )"/><draw:frame text:anchor-type="paragraph" draw:z-index="2" draw:style-name="TLG-text" svg:width="4.89cm" svg:height="0.49cm" svg:x="0.62cm" svg:y="4.47cm"><draw:text-box> <text:p text:style-name="FTLG-Name"><text:span text:style-name="FTLG-Name">Page, Eleanor Maude</text:span></text:p></draw:text-box>
</draw:frame>
<draw:polygon draw:style-name="TLG-line" draw:layer="layout" draw:z-index="1" svg:x="15.454102cm" svg:y="4.469441cm" svg:viewBox="0 0 100 352" svg:width="0.1000cm" svg:height="0.3528cm" draw:points="50, 0 100, 176 50, 352 0, 176"/>
<text:alphabetical-index-mark text:string-value="Todd, Lena Viola (1884-06-26 - )"/><draw:frame text:anchor-type="paragraph" draw:z-index="2" draw:style-name="TLG-text" svg:width="3.93cm" svg:height="0.49cm" svg:x="0.62cm" svg:y="5.09cm"><draw:text-box> <text:p text:style-name="FTLG-Name"><text:span text:style-name="FTLG-Name">Todd, Lena Viola</text:span></text:p></draw:text-box>
</draw:frame>
<draw:polygon draw:style-name="TLG-line" draw:layer="layout" draw:z-index="1" svg:x="15.458426cm" svg:y="5.086801cm" svg:viewBox="0 0 100 352" svg:width="0.1000cm" svg:height="0.3528cm" draw:points="50, 0 100, 176 50, 352 0, 176"/>
<text:alphabetical-index-mark text:string-value="Webb, Ernest Arlington (1884-11-17 - 1957-10-07)"/><draw:frame text:anchor-type="paragraph" draw:z-index="2" draw:style-name="TLG-text" svg:width="5.17cm" svg:height="0.49cm" svg:x="0.62cm" svg:y="5.70cm"><draw:text-box> <text:p text:style-name="FTLG-Name"><text:span text:style-name="FTLG-Name">Webb, Ernest Arlington</text:span></text:p></draw:text-box>
</draw:frame>
<draw:polygon draw:style-name="TLG-line" draw:layer="layout" draw:z-index="1" svg:x="15.458426cm" svg:y="5.704161cm" svg:viewBox="0 0 100 352" svg:width="0.1000cm" svg:height="0.3528cm" draw:points="50, 0 100, 176 50, 352 0, 176"/>
<draw:polygon draw:style-name="TLG-solid" draw:layer="layout" draw:z-index="1" svg:x="15.774072cm" svg:y="5.704161cm" svg:viewBox="0 0 100 352" svg:width="0.1000cm" svg:height="0.3528cm" draw:points="50, 0 100, 176 50, 352 0, 176"/>
<draw:line text:anchor-type="paragraph" draw:z-index="3" draw:style-name="open" svg:x1="15.56cm" svg:y1="5.88cm" svg:x2="15.77cm" svg:y2="5.88cm"><text:p/>
</draw:line>
<text:alphabetical-index-mark text:string-value="Boucher, Mary Josephine (1885 -  )"/><draw:frame text:anchor-type="paragraph" draw:z-index="2" draw:style-name="TLG-text" svg:width="5.66cm" svg:height="0.49cm" svg:x="0.62cm" svg:y="6.32cm"><draw:text-box> <text:p text:style-name="FTLG-Name"><text:span text:style-name="FTLG-Name">Boucher, Mary Josephine</text:span></text:p></draw:text-box>
</draw:frame>
<draw:polygon draw:style-name="TLG-line" draw:layer="layout" draw:z-index="1" svg:x="15.462750cm" svg:y="6.321521cm" svg:viewBox="0 0 100 352" svg:width="0.1000cm" svg:height="0.3528cm" draw:points="50, 0 100, 176 50, 352 0, 176"/>
<text:alphabetical-index-mark text:string-value="Schneider, Belle Irene (1885-02-14 - 1960-10-11)"/><draw:frame text:anchor-type="paragraph" draw:z-index="2" draw:style-name="TLG-text" svg:width="4.97cm" svg:height="0.49cm" svg:x="0.62cm" svg:y="6.94cm"><draw:text-box> <text:p text:style-name="FTLG-Name"><text:span text:style-name="FTLG-Name">Schneider, Belle Irene</text:span></text:p></draw:text-box>
</draw:frame>
<draw:polygon draw:style-name="TLG-line" draw:layer="layout" draw:z-index="1" svg:x="15.462750cm" svg:y="6.938881cm" svg:viewBox="0 0 100 352" svg:width="0.1000cm" svg:height="0.3528cm" draw:points="50, 0 100, 176 50, 352 0, 176"/>
<draw:polygon draw:style-name="TLG-solid" draw:layer="layout" draw:z-index="1" svg:x="15.787043cm" svg:y="6.938881cm" svg:viewBox="0 0 100 352" svg:width="0.1000cm" svg:height="0.3528cm" draw:points="50, 0 100, 176 50, 352 0, 176"/>
<draw:line text:anchor-type="paragraph" draw:z-index="3" draw:style-name="open" svg:x1="15.56cm" svg:y1="7.12cm" svg:x2="15.79cm" svg:y2="7.12cm"><text:p/>
</draw:line>
<text:alphabetical-index-mark text:string-value="Reed, Bridget Ann (1885-02-24 - )"/><draw:frame text:anchor-type="paragraph" draw:z-index="2" draw:style-name="TLG-text" svg:width="4.21cm" svg:height="0.49cm" svg:x="0.62cm" svg:y="7.56cm"><draw:text-box> <text:p text:style-name="FTLG-Name"><text:span text:style-name="FTLG-Name">Reed, Bridget Ann</text:span></text:p></draw:text-box>
</draw:frame>
<draw:polygon draw:style-name="TLG-line" draw:layer="layout" draw:z-index="1" svg:x="15.462750cm" svg:y="7.556242cm" svg:viewBox="0 0 100 352" svg:width="0.1000cm" svg:height="0.3528cm" draw:points="50, 0 100, 176 50, 352 0, 176"/>
<text:alphabetical-index-mark text:string-value="Page, Edith Mae (1885-05-27 - 1965-05-00)"/><draw:frame text:anchor-type="paragraph" draw:z-index="2" draw:style-name="TLG-text" svg:width="3.85cm" svg:height="0.49cm" svg:x="0.62cm" svg:y="8.17cm"><draw:text-box> <text:p text:style-name="FTLG-Name"><text:span text:style-name="FTLG-Name">Page, Edith Mae</text:span></text:p></draw:text-box>
</draw:frame>
<draw:polygon draw:style-name="TLG-line" draw:layer="layout" draw:z-index="1" svg:x="15.462750cm" svg:y="8.173602cm" svg:viewBox="0 0 100 352" svg:width="0.1000cm" svg:height="0.3528cm" draw:points="50, 0 100, 176 50, 352 0, 176"/>
<draw:polygon draw:style-name="TLG-solid" draw:layer="layout" draw:z-index="1" svg:x="15.808663cm" svg:y="8.173602cm" svg:viewBox="0 0 100 352" svg:width="0.1000cm" svg:height="0.3528cm" draw:points="50, 0 100, 176 50, 352 0, 176"/>
<draw:line text:anchor-type="paragraph" draw:z-index="3" draw:style-name="open" svg:x1="15.56cm" svg:y1="8.35cm" svg:x2="15.81cm" svg:y2="8.35cm"><text:p/>
</draw:line>
<text:alphabetical-index-mark text:string-value="Jankowski, Matilda (1885-06-07 - 1925-01-22)"/><draw:frame text:anchor-type="paragraph" draw:z-index="2" draw:style-name="TLG-text" svg:width="4.31cm" svg:height="0.49cm" svg:x="0.62cm" svg:y="8.79cm"><draw:text-box> <text:p text:style-name="FTLG-Name"><text:span text:style-name="FTLG-Name">Jankowski, Matilda</text:span></text:p></draw:text-box>
</draw:frame>
<draw:polygon draw:style-name="TLG-line" draw:layer="layout" draw:z-index="1" svg:x="15.462750cm" svg:y="8.790962cm" svg:viewBox="0 0 100 352" svg:width="0.1000cm" svg:height="0.3528cm" draw:points="50, 0 100, 176 50, 352 0, 176"/>
<draw:polygon draw:style-name="TLG-solid" draw:layer="layout" draw:z-index="1" svg:x="15.635706cm" svg:y="8.790962cm" svg:viewBox="0 0 100 352" svg:width="0.1000cm" svg:height="0.3528cm" draw:points="50, 0 100, 176 50, 352 0, 176"/>
<draw:line text:anchor-type="paragraph" draw:z-index="3" draw:style-name="open" svg:x1="15.56cm" svg:y1="8.97cm" svg:x2="15.64cm" svg:y2="8.97cm"><text:p/>
</draw:line>
<text:alphabetical-index-mark text:string-value="Kristensen, Sarah &quot;Sr. Sabina&quot; (1885-06-25 - 1926-01-04)"/><draw:frame text:anchor-type="paragraph" draw:z-index="2" draw:style-name="TLG-text" svg:width="6.70cm" svg:height="0.49cm" svg:x="0.62cm" svg:y="9.41cm"><draw:text-box> <text:p text:style-name="FTLG-Name"><text:span text:style-name="FTLG-Name">Kristensen, Sarah "Sr. Sabina"</text:span></text:p></draw:text-box>
</draw:frame>
<draw:polygon draw:style-name="TLG-line" draw:layer="layout" draw:z-index="1" svg:x="15.462750cm" svg:y="9.408322cm" svg:viewBox="0 0 100 352" svg:width="0.1000cm" svg:height="0.3528cm" draw:points="50, 0 100, 176 50, 352 0, 176"/>
<draw:polygon draw:style-name="TLG-solid" draw:layer="layout" draw:z-index="1" svg:x="15.640030cm" svg:y="9.408322cm" svg:viewBox="0 0 100 352" svg:width="0.1000cm" svg:height="0.3528cm" draw:points="50, 0 100, 176 50, 352 0, 176"/>
<draw:line text:anchor-type="paragraph" draw:z-index="3" draw:style-name="open" svg:x1="15.56cm" svg:y1="9.58cm" svg:x2="15.64cm" svg:y2="9.58cm"><text:p/>
</draw:line>
<text:alphabetical-index-mark text:string-value="Klein, Alma Katherine (1885-12-25 - 1913-11-22)"/><draw:frame text:anchor-type="paragraph" draw:z-index="2" draw:style-name="TLG-text" svg:width="4.87cm" svg:height="0.49cm" svg:x="0.62cm" svg:y="10.03cm"><draw:text-box> <text:p text:style-name="FTLG-Name"><text:span text:style-name="FTLG-Name">Klein, Alma Katherine</text:span></text:p></draw:text-box>
</draw:frame>
<draw:polygon draw:style-name="TLG-line" draw:layer="layout" draw:z-index="1" svg:x="15.462750cm" svg:y="10.025682cm" svg:viewBox="0 0 100 352" svg:width="0.1000cm" svg:height="0.3528cm" draw:points="50, 0 100, 176 50, 352 0, 176"/>
<draw:polygon draw:style-name="TLG-solid" draw:layer="layout" draw:z-index="1" svg:x="15.583819cm" svg:y="10.025682cm" svg:viewBox="0 0 100 352" svg:width="0.1000cm" svg:height="0.3528cm" draw:points="50, 0 100, 176 50, 352 0, 176"/>
<draw:line text:anchor-type="paragraph" draw:z-index="3" draw:style-name="open" svg:x1="15.56cm" svg:y1="10.20cm" svg:x2="15.58cm" svg:y2="10.20cm"><text:p/>
</draw:line>
<text:alphabetical-index-mark text:string-value="Boucher, Prof. William Joseph (1886 - 1977-01-26)"/><draw:frame text:anchor-type="paragraph" draw:z-index="2" draw:style-name="TLG-text" svg:width="6.60cm" svg:height="0.49cm" svg:x="0.62cm" svg:y="10.64cm"><draw:text-box> <text:p text:style-name="FTLG-Name"><text:span text:style-name="FTLG-Name">Boucher, Prof. William Joseph</text:span></text:p></draw:text-box>
</draw:frame>
<draw:polygon draw:style-name="TLG-line" draw:layer="layout" draw:z-index="1" svg:x="15.467073cm" svg:y="10.643042cm" svg:viewBox="0 0 100 352" svg:width="0.1000cm" svg:height="0.3528cm" draw:points="50, 0 100, 176 50, 352 0, 176"/>
<draw:polygon draw:style-name="TLG-solid" draw:layer="layout" draw:z-index="1" svg:x="15.860550cm" svg:y="10.643042cm" svg:viewBox="0 0 100 352" svg:width="0.1000cm" svg:height="0.3528cm" draw:points="50, 0 100, 176 50, 352 0, 176"/>
<draw:line text:anchor-type="paragraph" draw:z-index="3" draw:style-name="open" svg:x1="15.57cm" svg:y1="10.82cm" svg:x2="15.86cm" svg:y2="10.82cm"><text:p/>
</draw:line>
<text:alphabetical-index-mark text:string-value="Jankowski, David (1886-08-10 - 1951-04-10)"/><draw:frame text:anchor-type="paragraph" draw:z-index="2" draw:style-name="TLG-text" svg:width="4.00cm" svg:height="0.49cm" svg:x="0.62cm" svg:y="11.26cm"><draw:text-box> <text:p text:style-name="FTLG-Name"><text:span text:style-name="FTLG-Name">Jankowski, David</text:span></text:p></draw:text-box>
</draw:frame>
<draw:polygon draw:style-name="TLG-line" draw:layer="layout" draw:z-index="1" svg:x="15.467073cm" svg:y="11.260403cm" svg:viewBox="0 0 100 352" svg:width="0.1000cm" svg:height="0.3528cm" draw:points="50, 0 100, 176 50, 352 0, 176"/>
<draw:polygon draw:style-name="TLG-solid" draw:layer="layout" draw:z-index="1" svg:x="15.748128cm" svg:y="11.260403cm" svg:viewBox="0 0 100 352" svg:width="0.1000cm" svg:height="0.3528cm" draw:points="50, 0 100, 176 50, 352 0, 176"/>
<draw:line text:anchor-type="paragraph" draw:z-index="3" draw:style-name="open" svg:x1="15.57cm" svg:y1="11.44cm" svg:x2="15.75cm" svg:y2="11.44cm"><text:p/>
</draw:line>
<text:alphabetical-index-mark text:string-value="Todd, Irene Frances (1886-09-14 - )"/><draw:frame text:anchor-type="paragraph" draw:z-index="2" draw:style-name="TLG-text" svg:width="4.59cm" svg:height="0.49cm" svg:x="0.62cm" svg:y="11.88cm"><draw:text-box> <text:p text:style-name="FTLG-Name"><text:span text:style-name="FTLG-Name">Todd, Irene Frances</text:span></text:p></draw:text-box>
</draw:frame>
<draw:polygon draw:style-name="TLG-line" draw:layer="layout" draw:z-index="1" svg:x="15.467073cm" svg:y="11.877763cm" svg:viewBox="0 0 100 352" svg:width="0.1000cm" svg:height="0.3528cm" draw:points="50, 0 100, 176 50, 352 0, 176"/>
<text:alphabetical-index-mark text:string-value="Webb, James Leslie (1886-11-09 - 1963-01-25)"/><draw:frame text:anchor-type="paragraph" draw:z-index="2" draw:style-name="TLG-text" svg:width="4.59cm" svg:height="0.49cm" svg:x="0.62cm" svg:y="12.50cm"><draw:text-box> <text:p text:style-name="FTLG-Name"><text:span text:style-name="FTLG-Name">Webb, James Leslie</text:span></text:p></draw:text-box>
</draw:frame>
<draw:polygon draw:style-name="TLG-line" draw:layer="layout" draw:z-index="1" svg:x="15.467073cm" svg:y="12.495123cm" svg:viewBox="0 0 100 352" svg:width="0.1000cm" svg:height="0.3528cm" draw:points="50, 0 100, 176 50, 352 0, 176"/>
<draw:polygon draw:style-name="TLG-solid" draw:layer="layout" draw:z-index="1" svg:x="15.800015cm" svg:y="12.495123cm" svg:viewBox="0 0 100 352" svg:width="0.1000cm" svg:height="0.3528cm" draw:points="50, 0 100, 176 50, 352 0, 176"/>
<draw:line text:anchor-type="paragraph" draw:z-index="3" draw:style-name="open" svg:x1="15.57cm" svg:y1="12.67cm" svg:x2="15.80cm" svg:y2="12.67cm"><text:p/>
</draw:line>
<text:alphabetical-index-mark text:string-value="Landry, Theresa A. (1886-11-26 -  )"/><draw:frame text:anchor-type="paragraph" draw:z-index="2" draw:style-name="TLG-text" svg:width="4.36cm" svg:height="0.49cm" svg:x="0.62cm" svg:y="13.11cm"><draw:text-box> <text:p text:style-name="FTLG-Name"><text:span text:style-name="FTLG-Name">Landry, Theresa A.</text:span></text:p></draw:text-box>
</draw:frame>
<draw:polygon draw:style-name="TLG-line" draw:layer="layout" draw:z-index="1" svg:x="15.467073cm" svg:y="13.112483cm" svg:viewBox="0 0 100 352" svg:width="0.1000cm" svg:height="0.3528cm" draw:points="50, 0 100, 176 50, 352 0, 176"/>
<text:alphabetical-index-mark text:string-value="Page, Andrew Vincent (1887-02-05 - 1979-09-27)"/><draw:frame text:anchor-type="paragraph" draw:z-index="2" draw:style-name="TLG-text" svg:width="5.00cm" svg:height="0.49cm" svg:x="0.62cm" svg:y="13.73cm"><draw:text-box> <text:p text:style-name="FTLG-Name"><text:span text:style-name="FTLG-Name">Page, Andrew Vincent</text:span></text:p></draw:text-box>
</draw:frame>
<draw:polygon draw:style-name="TLG-line" draw:layer="layout" draw:z-index="1" svg:x="15.471397cm" svg:y="13.729843cm" svg:viewBox="0 0 100 352" svg:width="0.1000cm" svg:height="0.3528cm" draw:points="50, 0 100, 176 50, 352 0, 176"/>
<draw:polygon draw:style-name="TLG-solid" draw:layer="layout" draw:z-index="1" svg:x="15.869198cm" svg:y="13.729843cm" svg:viewBox="0 0 100 352" svg:width="0.1000cm" svg:height="0.3528cm" draw:points="50, 0 100, 176 50, 352 0, 176"/>
<draw:line text:anchor-type="paragraph" draw:z-index="3" draw:style-name="open" svg:x1="15.57cm" svg:y1="13.91cm" svg:x2="15.87cm" svg:y2="13.91cm"><text:p/>
</draw:line>
<text:alphabetical-index-mark text:string-value="Zimmerman, Edith Irene (1887-05-20 -  )"/><draw:frame text:anchor-type="paragraph" draw:z-index="2" draw:style-name="TLG-text" svg:width="5.38cm" svg:height="0.49cm" svg:x="0.62cm" svg:y="14.35cm"><draw:text-box> <text:p text:style-name="FTLG-Name"><text:span text:style-name="FTLG-Name">Zimmerman, Edith Irene</text:span></text:p></draw:text-box>
</draw:frame>
<draw:polygon draw:style-name="TLG-line" draw:layer="layout" draw:z-index="1" svg:x="15.471397cm" svg:y="14.347203cm" svg:viewBox="0 0 100 352" svg:width="0.1000cm" svg:height="0.3528cm" draw:points="50, 0 100, 176 50, 352 0, 176"/>
<text:alphabetical-index-mark text:string-value="Kristensen, Mary Elizabeth (1887-06-14 - 1918-10-22)"/><draw:frame text:anchor-type="paragraph" draw:z-index="2" draw:style-name="TLG-text" svg:width="5.91cm" svg:height="0.49cm" svg:x="0.62cm" svg:y="14.96cm"><draw:text-box> <text:p text:style-name="FTLG-Name"><text:span text:style-name="FTLG-Name">Kristensen, Mary Elizabeth</text:span></text:p></draw:text-box>
</draw:frame>
<draw:polygon draw:style-name="TLG-line" draw:layer="layout" draw:z-index="1" svg:x="15.471397cm" svg:y="14.964564cm" svg:viewBox="0 0 100 352" svg:width="0.1000cm" svg:height="0.3528cm" draw:points="50, 0 100, 176 50, 352 0, 176"/>
<draw:polygon draw:style-name="TLG-solid" draw:layer="layout" draw:z-index="1" svg:x="15.605439cm" svg:y="14.964564cm" svg:viewBox="0 0 100 352" svg:width="0.1000cm" svg:height="0.3528cm" draw:points="50, 0 100, 176 50, 352 0, 176"/>
<draw:line text:anchor-type="paragraph" draw:z-index="3" draw:style-name="open" svg:x1="15.57cm" svg:y1="15.14cm" svg:x2="15.61cm" svg:y2="15.14cm"><text:p/>
</draw:line>
<text:alphabetical-index-mark text:string-value="Garner, Bertha P. (1888-03-13 - 1918-04-05)"/><draw:frame text:anchor-type="paragraph" draw:z-index="2" draw:style-name="TLG-text" svg:width="4.05cm" svg:height="0.49cm" svg:x="0.62cm" svg:y="15.58cm"><draw:text-box> <text:p text:style-name="FTLG-Name"><text:span text:style-name="FTLG-Name">Garner, Bertha P.</text:span></text:p></draw:text-box>
</draw:frame>
<draw:polygon draw:style-name="TLG-line" draw:layer="layout" draw:z-index="1" svg:x="15.475721cm" svg:y="15.581924cm" svg:viewBox="0 0 100 352" svg:width="0.1000cm" svg:height="0.3528cm" draw:points="50, 0 100, 176 50, 352 0, 176"/>
<draw:polygon draw:style-name="TLG-solid" draw:layer="layout" draw:z-index="1" svg:x="15.605439cm" svg:y="15.581924cm" svg:viewBox="0 0 100 352" svg:width="0.1000cm" svg:height="0.3528cm" draw:points="50, 0 100, 176 50, 352 0, 176"/>
<draw:line text:anchor-type="paragraph" draw:z-index="3" draw:style-name="open" svg:x1="15.58cm" svg:y1="15.76cm" svg:x2="15.61cm" svg:y2="15.76cm"><text:p/>
</draw:line>
<text:alphabetical-index-mark text:string-value="Webb, Michael Christie (1888-11-19 - 1970-07-23)"/><draw:frame text:anchor-type="paragraph" draw:z-index="2" draw:style-name="TLG-text" svg:width="5.17cm" svg:height="0.49cm" svg:x="0.62cm" svg:y="16.20cm"><draw:text-box> <text:p text:style-name="FTLG-Name"><text:span text:style-name="FTLG-Name">Webb, Michael Christie</text:span></text:p></draw:text-box>
</draw:frame>
<draw:polygon draw:style-name="TLG-line" draw:layer="layout" draw:z-index="1" svg:x="15.475721cm" svg:y="16.199284cm" svg:viewBox="0 0 100 352" svg:width="0.1000cm" svg:height="0.3528cm" draw:points="50, 0 100, 176 50, 352 0, 176"/>
<draw:polygon draw:style-name="TLG-solid" draw:layer="layout" draw:z-index="1" svg:x="15.830282cm" svg:y="16.199284cm" svg:viewBox="0 0 100 352" svg:width="0.1000cm" svg:height="0.3528cm" draw:points="50, 0 100, 176 50, 352 0, 176"/>
<draw:line text:anchor-type="paragraph" draw:z-index="3" draw:style-name="open" svg:x1="15.58cm" svg:y1="16.38cm" svg:x2="15.83cm" svg:y2="16.38cm"><text:p/>
</draw:line>
<text:alphabetical-index-mark text:string-value="Boucher, Thomas W. (1888-12-06 - 1942-04-02)"/><draw:frame text:anchor-type="paragraph" draw:z-index="2" draw:style-name="TLG-text" svg:width="4.77cm" svg:height="0.49cm" svg:x="0.62cm" svg:y="16.82cm"><draw:text-box> <text:p text:style-name="FTLG-Name"><text:span text:style-name="FTLG-Name">Boucher, Thomas W.</text:span></text:p></draw:text-box>
</draw:frame>
<draw:polygon draw:style-name="TLG-line" draw:layer="layout" draw:z-index="1" svg:x="15.475721cm" svg:y="16.816644cm" svg:viewBox="0 0 100 352" svg:width="0.1000cm" svg:height="0.3528cm" draw:points="50, 0 100, 176 50, 352 0, 176"/>
<draw:polygon draw:style-name="TLG-solid" draw:layer="layout" draw:z-index="1" svg:x="15.709213cm" svg:y="16.816644cm" svg:viewBox="0 0 100 352" svg:width="0.1000cm" svg:height="0.3528cm" draw:points="50, 0 100, 176 50, 352 0, 176"/>
<draw:line text:anchor-type="paragraph" draw:z-index="3" draw:style-name="open" svg:x1="15.58cm" svg:y1="16.99cm" svg:x2="15.71cm" svg:y2="16.99cm"><text:p/>
</draw:line>
<text:alphabetical-index-mark text:string-value="Jankowski, Margaret Jane &quot;Maggie&quot; (1889-05-28 - 1960-01-05)"/><draw:frame text:anchor-type="paragraph" draw:z-index="2" draw:style-name="TLG-text" svg:width="7.74cm" svg:height="0.49cm" svg:x="0.62cm" svg:y="17.43cm"><draw:text-box> <text:p text:style-name="FTLG-Name"><text:span text:style-name="FTLG-Name">Jankowski, Margaret Jane "Maggie"</text:span></text:p></draw:text-box>
</draw:frame>
<draw:polygon draw:style-name="TLG-line" draw:layer="layout" draw:z-index="1" svg:x="15.480045cm" svg:y="17.434004cm" svg:viewBox="0 0 100 352" svg:width="0.1000cm" svg:height="0.3528cm" draw:points="50, 0 100, 176 50, 352 0, 176"/>
<draw:polygon draw:style-name="TLG-solid" draw:layer="layout" draw:z-index="1" svg:x="15.787043cm" svg:y="17.434004cm" svg:viewBox="0 0 100 352" svg:width="0.1000cm" svg:height="0.3528cm" draw:points="50, 0 100, 176 50, 352 0, 176"/>
<draw:line text:anchor-type="paragraph" draw:z-index="3" draw:style-name="open" svg:x1="15.58cm" svg:y1="17.61cm" svg:x2="15.79cm" svg:y2="17.61cm"><text:p/>
</draw:line>
<text:alphabetical-index-mark text:string-value="Landry, Mary A. (1889-05-28 - 1955-11-18)"/><draw:frame text:anchor-type="paragraph" draw:z-index="2" draw:style-name="TLG-text" svg:width="3.70cm" svg:height="0.49cm" svg:x="0.62cm" svg:y="18.05cm"><draw:text-box> <text:p text:style-name="FTLG-Name"><text:span text:style-name="FTLG-Name">Landry, Mary A.</text:span></text:p></draw:text-box>
</draw:frame>
<draw:polygon draw:style-name="TLG-line" draw:layer="layout" draw:z-index="1" svg:x="15.480045cm" svg:y="18.051364cm" svg:viewBox="0 0 100 352" svg:width="0.1000cm" svg:height="0.3528cm" draw:points="50, 0 100, 176 50, 352 0, 176"/>
<draw:polygon draw:style-name="TLG-solid" draw:layer="layout" draw:z-index="1" svg:x="15.765424cm" svg:y="18.051364cm" svg:viewBox="0 0 100 352" svg:width="0.1000cm" svg:height="0.3528cm" draw:points="50, 0 100, 176 50, 352 0, 176"/>
<draw:line text:anchor-type="paragraph" draw:z-index="3" draw:style-name="open" svg:x1="15.58cm" svg:y1="18.23cm" svg:x2="15.77cm" svg:y2="18.23cm"><text:p/>
</draw:line>
<text:alphabetical-index-mark text:string-value="Todd, Cora Olive (1889-06-18 - )"/><draw:frame text:anchor-type="paragraph" draw:z-index="2" draw:style-name="TLG-text" svg:width="3.92cm" svg:height="0.49cm" svg:x="0.62cm" svg:y="18.67cm"><draw:text-box> <text:p text:style-name="FTLG-Name"><text:span text:style-name="FTLG-Name">Todd, Cora Olive</text:span></text:p></draw:text-box>
</draw:frame>
<draw:polygon draw:style-name="TLG-line" draw:layer="layout" draw:z-index="1" svg:x="15.480045cm" svg:y="18.668725cm" svg:viewBox="0 0 100 352" svg:width="0.1000cm" svg:height="0.3528cm" draw:points="50, 0 100, 176 50, 352 0, 176"/>
<text:alphabetical-index-mark text:string-value="Warner, Martin Bogarte (1889-08-11 - 1961-08-12)"/><draw:frame text:anchor-type="paragraph" draw:z-index="2" draw:style-name="TLG-text" svg:width="5.22cm" svg:height="0.49cm" svg:x="0.62cm" svg:y="19.29cm"><draw:text-box> <text:p text:style-name="FTLG-Name"><text:span text:style-name="FTLG-Name">Warner, Martin Bogarte</text:span></text:p></draw:text-box>
</draw:frame>
<draw:polygon draw:style-name="TLG-line" draw:layer="layout" draw:z-index="1" svg:x="15.480045cm" svg:y="19.286085cm" svg:viewBox="0 0 100 352" svg:width="0.1000cm" svg:height="0.3528cm" draw:points="50, 0 100, 176 50, 352 0, 176"/>
<draw:polygon draw:style-name="TLG-solid" draw:layer="layout" draw:z-index="1" svg:x="15.791367cm" svg:y="19.286085cm" svg:viewBox="0 0 100 352" svg:width="0.1000cm" svg:height="0.3528cm" draw:points="50, 0 100, 176 50, 352 0, 176"/>
<draw:line text:anchor-type="paragraph" draw:z-index="3" draw:style-name="open" svg:x1="15.58cm" svg:y1="19.46cm" svg:x2="15.79cm" svg:y2="19.46cm"><text:p/>
</draw:line>
<text:alphabetical-index-mark text:string-value="Kristensen, John Francis&quot;Chick&quot; (1889-10-10 - 1938-10-23)"/><draw:frame text:anchor-type="paragraph" draw:z-index="2" draw:style-name="TLG-text" svg:width="6.98cm" svg:height="0.49cm" svg:x="0.62cm" svg:y="19.90cm"><draw:text-box> <text:p text:style-name="FTLG-Name"><text:span text:style-name="FTLG-Name">Kristensen, John Francis"Chick"</text:span></text:p></draw:text-box>
</draw:frame>
<draw:polygon draw:style-name="TLG-line" draw:layer="layout" draw:z-index="1" svg:x="15.480045cm" svg:y="19.903445cm" svg:viewBox="0 0 100 352" svg:width="0.1000cm" svg:height="0.3528cm" draw:points="50, 0 100, 176 50, 352 0, 176"/>
<draw:polygon draw:style-name="TLG-solid" draw:layer="layout" draw:z-index="1" svg:x="15.691917cm" svg:y="19.903445cm" svg:viewBox="0 0 100 352" svg:width="0.1000cm" svg:height="0.3528cm" draw:points="50, 0 100, 176 50, 352 0, 176"/>
<draw:line text:anchor-type="paragraph" draw:z-index="3" draw:style-name="open" svg:x1="15.58cm" svg:y1="20.08cm" svg:x2="15.69cm" svg:y2="20.08cm"><text:p/>
</draw:line>
<text:alphabetical-index-mark text:string-value="Page, Clara Belle (1889-10-14 - 1969-12-20)"/><draw:frame text:anchor-type="paragraph" draw:z-index="2" draw:style-name="TLG-text" svg:width="4.03cm" svg:height="0.49cm" svg:x="0.62cm" svg:y="20.52cm"><draw:text-box> <text:p text:style-name="FTLG-Name"><text:span text:style-name="FTLG-Name">Page, Clara Belle</text:span></text:p></draw:text-box>
</draw:frame>
<draw:polygon draw:style-name="TLG-line" draw:layer="layout" draw:z-index="1" svg:x="15.480045cm" svg:y="20.520805cm" svg:viewBox="0 0 100 352" svg:width="0.1000cm" svg:height="0.3528cm" draw:points="50, 0 100, 176 50, 352 0, 176"/>
<draw:polygon draw:style-name="TLG-solid" draw:layer="layout" draw:z-index="1" svg:x="15.825959cm" svg:y="20.520805cm" svg:viewBox="0 0 100 352" svg:width="0.1000cm" svg:height="0.3528cm" draw:points="50, 0 100, 176 50, 352 0, 176"/>
<draw:line text:anchor-type="paragraph" draw:z-index="3" draw:style-name="open" svg:x1="15.58cm" svg:y1="20.70cm" svg:x2="15.83cm" svg:y2="20.70cm"><text:p/>
</draw:line>
<text:alphabetical-index-mark text:string-value="Boucher, Mary Cecilia (1890-02-17 - 1945-06-03)"/><draw:frame text:anchor-type="paragraph" draw:z-index="2" draw:style-name="TLG-text" svg:width="4.94cm" svg:height="0.49cm" svg:x="0.62cm" svg:y="21.14cm"><draw:text-box> <text:p text:style-name="FTLG-Name"><text:span text:style-name="FTLG-Name">Boucher, Mary Cecilia</text:span></text:p></draw:text-box>
</draw:frame>
<draw:polygon draw:style-name="TLG-line" draw:layer="layout" draw:z-index="1" svg:x="15.484369cm" svg:y="21.138165cm" svg:viewBox="0 0 100 352" svg:width="0.1000cm" svg:height="0.3528cm" draw:points="50, 0 100, 176 50, 352 0, 176"/>
<draw:polygon draw:style-name="TLG-solid" draw:layer="layout" draw:z-index="1" svg:x="15.722185cm" svg:y="21.138165cm" svg:viewBox="0 0 100 352" svg:width="0.1000cm" svg:height="0.3528cm" draw:points="50, 0 100, 176 50, 352 0, 176"/>
<draw:line text:anchor-type="paragraph" draw:z-index="3" draw:style-name="open" svg:x1="15.58cm" svg:y1="21.31cm" svg:x2="15.72cm" svg:y2="21.31cm"><text:p/>
</draw:line>
<text:alphabetical-index-mark text:string-value="Zimmerman, Edith Irene (1890-05-20 - 1962-12-21)"/><draw:frame text:anchor-type="paragraph" draw:z-index="2" draw:style-name="TLG-text" svg:width="5.38cm" svg:height="0.49cm" svg:x="0.62cm" svg:y="21.76cm"><draw:text-box> <text:p text:style-name="FTLG-Name"><text:span text:style-name="FTLG-Name">Zimmerman, Edith Irene</text:span></text:p></draw:text-box>
</draw:frame>
<draw:polygon draw:style-name="TLG-line" draw:layer="layout" draw:z-index="1" svg:x="15.484369cm" svg:y="21.755525cm" svg:viewBox="0 0 100 352" svg:width="0.1000cm" svg:height="0.3528cm" draw:points="50, 0 100, 176 50, 352 0, 176"/>
<draw:polygon draw:style-name="TLG-solid" draw:layer="layout" draw:z-index="1" svg:x="15.795691cm" svg:y="21.755525cm" svg:viewBox="0 0 100 352" svg:width="0.1000cm" svg:height="0.3528cm" draw:points="50, 0 100, 176 50, 352 0, 176"/>
<draw:line text:anchor-type="paragraph" draw:z-index="3" draw:style-name="open" svg:x1="15.58cm" svg:y1="21.93cm" svg:x2="15.80cm" svg:y2="21.93cm"><text:p/>
</draw:line>
<text:alphabetical-index-mark text:string-value="McCoy, Francis (1890-05-23 - 1962-05-19)"/><draw:frame text:anchor-type="paragraph" draw:z-index="2" draw:style-name="TLG-text" svg:width="3.64cm" svg:height="0.49cm" svg:x="0.62cm" svg:y="22.37cm"><draw:text-box> <text:p text:style-name="FTLG-Name"><text:span text:style-name="FTLG-Name">McCoy, Francis</text:span></text:p></draw:text-box>
</draw:frame>
<draw:polygon draw:style-name="TLG-line" draw:layer="layout" draw:z-index="1" svg:x="15.484369cm" svg:y="22.372886cm" svg:viewBox="0 0 100 352" svg:width="0.1000cm" svg:height="0.3528cm" draw:points="50, 0 100, 176 50, 352 0, 176"/>
<draw:polygon draw:style-name="TLG-solid" draw:layer="layout" draw:z-index="1" svg:x="15.795691cm" svg:y="22.372886cm" svg:viewBox="0 0 100 352" svg:width="0.1000cm" svg:height="0.3528cm" draw:points="50, 0 100, 176 50, 352 0, 176"/>
<draw:line text:anchor-type="paragraph" draw:z-index="3" draw:style-name="open" svg:x1="15.58cm" svg:y1="22.55cm" svg:x2="15.80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évesque, Jennie (1890-08-00 -  )"/><draw:frame text:anchor-type="paragraph" draw:z-index="2" draw:style-name="TLG-text" svg:width="4.05cm" svg:height="0.49cm" svg:x="0.62cm" svg:y="2.62cm"><draw:text-box> <text:p text:style-name="FTLG-Name"><text:span text:style-name="FTLG-Name">Lévesque, Jennie</text:span></text:p></draw:text-box>
</draw:frame>
<draw:polygon draw:style-name="TLG-line" draw:layer="layout" draw:z-index="1" svg:x="15.484369cm" svg:y="2.617360cm" svg:viewBox="0 0 100 352" svg:width="0.1000cm" svg:height="0.3528cm" draw:points="50, 0 100, 176 50, 352 0, 176"/>
<text:alphabetical-index-mark text:string-value="Webb, Anna Mabel (1890-10-02 - 1967-07-12)"/><draw:frame text:anchor-type="paragraph" draw:z-index="2" draw:style-name="TLG-text" svg:width="4.36cm" svg:height="0.49cm" svg:x="0.62cm" svg:y="3.23cm"><draw:text-box> <text:p text:style-name="FTLG-Name"><text:span text:style-name="FTLG-Name">Webb, Anna Mabel</text:span></text:p></draw:text-box>
</draw:frame>
<draw:polygon draw:style-name="TLG-line" draw:layer="layout" draw:z-index="1" svg:x="15.484369cm" svg:y="3.234720cm" svg:viewBox="0 0 100 352" svg:width="0.1000cm" svg:height="0.3528cm" draw:points="50, 0 100, 176 50, 352 0, 176"/>
<draw:polygon draw:style-name="TLG-solid" draw:layer="layout" draw:z-index="1" svg:x="15.817311cm" svg:y="3.234720cm" svg:viewBox="0 0 100 352" svg:width="0.1000cm" svg:height="0.3528cm" draw:points="50, 0 100, 176 50, 352 0, 176"/>
<draw:line text:anchor-type="paragraph" draw:z-index="3" draw:style-name="open" svg:x1="15.58cm" svg:y1="3.41cm" svg:x2="15.82cm" svg:y2="3.41cm"><text:p/>
</draw:line>
<text:alphabetical-index-mark text:string-value="Garrett, William Walker (1890-11-07 -  )"/><draw:frame text:anchor-type="paragraph" draw:z-index="2" draw:style-name="TLG-text" svg:width="5.17cm" svg:height="0.49cm" svg:x="0.62cm" svg:y="3.85cm"><draw:text-box> <text:p text:style-name="FTLG-Name"><text:span text:style-name="FTLG-Name">Garrett, William Walker</text:span></text:p></draw:text-box>
</draw:frame>
<draw:polygon draw:style-name="TLG-line" draw:layer="layout" draw:z-index="1" svg:x="15.484369cm" svg:y="3.852081cm" svg:viewBox="0 0 100 352" svg:width="0.1000cm" svg:height="0.3528cm" draw:points="50, 0 100, 176 50, 352 0, 176"/>
<text:alphabetical-index-mark text:string-value="Landry, Maurice T. (1891-07-11 -  )"/><draw:frame text:anchor-type="paragraph" draw:z-index="2" draw:style-name="TLG-text" svg:width="4.28cm" svg:height="0.49cm" svg:x="0.62cm" svg:y="4.47cm"><draw:text-box> <text:p text:style-name="FTLG-Name"><text:span text:style-name="FTLG-Name">Landry, Maurice T.</text:span></text:p></draw:text-box>
</draw:frame>
<draw:polygon draw:style-name="TLG-line" draw:layer="layout" draw:z-index="1" svg:x="15.488693cm" svg:y="4.469441cm" svg:viewBox="0 0 100 352" svg:width="0.1000cm" svg:height="0.3528cm" draw:points="50, 0 100, 176 50, 352 0, 176"/>
<text:alphabetical-index-mark text:string-value="Todd, Benjamin Harrison (1891-09-22 - 1968-02-13)"/><draw:frame text:anchor-type="paragraph" draw:z-index="2" draw:style-name="TLG-text" svg:width="5.53cm" svg:height="0.49cm" svg:x="0.62cm" svg:y="5.09cm"><draw:text-box> <text:p text:style-name="FTLG-Name"><text:span text:style-name="FTLG-Name">Todd, Benjamin Harrison</text:span></text:p></draw:text-box>
</draw:frame>
<draw:polygon draw:style-name="TLG-line" draw:layer="layout" draw:z-index="1" svg:x="15.488693cm" svg:y="5.086801cm" svg:viewBox="0 0 100 352" svg:width="0.1000cm" svg:height="0.3528cm" draw:points="50, 0 100, 176 50, 352 0, 176"/>
<draw:polygon draw:style-name="TLG-solid" draw:layer="layout" draw:z-index="1" svg:x="15.821635cm" svg:y="5.086801cm" svg:viewBox="0 0 100 352" svg:width="0.1000cm" svg:height="0.3528cm" draw:points="50, 0 100, 176 50, 352 0, 176"/>
<draw:line text:anchor-type="paragraph" draw:z-index="3" draw:style-name="open" svg:x1="15.59cm" svg:y1="5.26cm" svg:x2="15.82cm" svg:y2="5.26cm"><text:p/>
</draw:line>
<text:alphabetical-index-mark text:string-value="Kristensen, Catherine Virginia (1892-02-22 - 1926-03-01)"/><draw:frame text:anchor-type="paragraph" draw:z-index="2" draw:style-name="TLG-text" svg:width="6.52cm" svg:height="0.49cm" svg:x="0.62cm" svg:y="5.70cm"><draw:text-box> <text:p text:style-name="FTLG-Name"><text:span text:style-name="FTLG-Name">Kristensen, Catherine Virginia</text:span></text:p></draw:text-box>
</draw:frame>
<draw:polygon draw:style-name="TLG-line" draw:layer="layout" draw:z-index="1" svg:x="15.493017cm" svg:y="5.704161cm" svg:viewBox="0 0 100 352" svg:width="0.1000cm" svg:height="0.3528cm" draw:points="50, 0 100, 176 50, 352 0, 176"/>
<draw:polygon draw:style-name="TLG-solid" draw:layer="layout" draw:z-index="1" svg:x="15.640030cm" svg:y="5.704161cm" svg:viewBox="0 0 100 352" svg:width="0.1000cm" svg:height="0.3528cm" draw:points="50, 0 100, 176 50, 352 0, 176"/>
<draw:line text:anchor-type="paragraph" draw:z-index="3" draw:style-name="open" svg:x1="15.59cm" svg:y1="5.88cm" svg:x2="15.64cm" svg:y2="5.88cm"><text:p/>
</draw:line>
<text:alphabetical-index-mark text:string-value="Jankowski, Minnie (1892-05-24 - 1984-01-08)"/><draw:frame text:anchor-type="paragraph" draw:z-index="2" draw:style-name="TLG-text" svg:width="4.18cm" svg:height="0.49cm" svg:x="0.62cm" svg:y="6.32cm"><draw:text-box> <text:p text:style-name="FTLG-Name"><text:span text:style-name="FTLG-Name">Jankowski, Minnie</text:span></text:p></draw:text-box>
</draw:frame>
<draw:polygon draw:style-name="TLG-line" draw:layer="layout" draw:z-index="1" svg:x="15.493017cm" svg:y="6.321521cm" svg:viewBox="0 0 100 352" svg:width="0.1000cm" svg:height="0.3528cm" draw:points="50, 0 100, 176 50, 352 0, 176"/>
<draw:polygon draw:style-name="TLG-solid" draw:layer="layout" draw:z-index="1" svg:x="15.890817cm" svg:y="6.321521cm" svg:viewBox="0 0 100 352" svg:width="0.1000cm" svg:height="0.3528cm" draw:points="50, 0 100, 176 50, 352 0, 176"/>
<draw:line text:anchor-type="paragraph" draw:z-index="3" draw:style-name="open" svg:x1="15.59cm" svg:y1="6.50cm" svg:x2="15.89cm" svg:y2="6.50cm"><text:p/>
</draw:line>
<text:alphabetical-index-mark text:string-value="Reeves, Margaret (1892-05-25 - 1938-03-30)"/><draw:frame text:anchor-type="paragraph" draw:z-index="2" draw:style-name="TLG-text" svg:width="4.10cm" svg:height="0.49cm" svg:x="0.62cm" svg:y="6.94cm"><draw:text-box> <text:p text:style-name="FTLG-Name"><text:span text:style-name="FTLG-Name">Reeves, Margaret</text:span></text:p></draw:text-box>
</draw:frame>
<draw:polygon draw:style-name="TLG-line" draw:layer="layout" draw:z-index="1" svg:x="15.493017cm" svg:y="6.938881cm" svg:viewBox="0 0 100 352" svg:width="0.1000cm" svg:height="0.3528cm" draw:points="50, 0 100, 176 50, 352 0, 176"/>
<draw:polygon draw:style-name="TLG-solid" draw:layer="layout" draw:z-index="1" svg:x="15.691917cm" svg:y="6.938881cm" svg:viewBox="0 0 100 352" svg:width="0.1000cm" svg:height="0.3528cm" draw:points="50, 0 100, 176 50, 352 0, 176"/>
<draw:line text:anchor-type="paragraph" draw:z-index="3" draw:style-name="open" svg:x1="15.59cm" svg:y1="7.12cm" svg:x2="15.69cm" svg:y2="7.12cm"><text:p/>
</draw:line>
<text:alphabetical-index-mark text:string-value="Warner, Julia Angeline (1892-09-25 - 1970-12-17)"/><draw:frame text:anchor-type="paragraph" draw:z-index="2" draw:style-name="TLG-text" svg:width="5.07cm" svg:height="0.49cm" svg:x="0.62cm" svg:y="7.56cm"><draw:text-box> <text:p text:style-name="FTLG-Name"><text:span text:style-name="FTLG-Name">Warner, Julia Angeline</text:span></text:p></draw:text-box>
</draw:frame>
<draw:polygon draw:style-name="TLG-line" draw:layer="layout" draw:z-index="1" svg:x="15.493017cm" svg:y="7.556242cm" svg:viewBox="0 0 100 352" svg:width="0.1000cm" svg:height="0.3528cm" draw:points="50, 0 100, 176 50, 352 0, 176"/>
<draw:polygon draw:style-name="TLG-solid" draw:layer="layout" draw:z-index="1" svg:x="15.830282cm" svg:y="7.556242cm" svg:viewBox="0 0 100 352" svg:width="0.1000cm" svg:height="0.3528cm" draw:points="50, 0 100, 176 50, 352 0, 176"/>
<draw:line text:anchor-type="paragraph" draw:z-index="3" draw:style-name="open" svg:x1="15.59cm" svg:y1="7.73cm" svg:x2="15.83cm" svg:y2="7.73cm"><text:p/>
</draw:line>
<text:alphabetical-index-mark text:string-value="Webb, Mary Ruth (1892-12-15 - 1956-11-29)"/><draw:frame text:anchor-type="paragraph" draw:z-index="2" draw:style-name="TLG-text" svg:width="4.03cm" svg:height="0.49cm" svg:x="0.62cm" svg:y="8.17cm"><draw:text-box> <text:p text:style-name="FTLG-Name"><text:span text:style-name="FTLG-Name">Webb, Mary Ruth</text:span></text:p></draw:text-box>
</draw:frame>
<draw:polygon draw:style-name="TLG-line" draw:layer="layout" draw:z-index="1" svg:x="15.493017cm" svg:y="8.173602cm" svg:viewBox="0 0 100 352" svg:width="0.1000cm" svg:height="0.3528cm" draw:points="50, 0 100, 176 50, 352 0, 176"/>
<draw:polygon draw:style-name="TLG-solid" draw:layer="layout" draw:z-index="1" svg:x="15.769748cm" svg:y="8.173602cm" svg:viewBox="0 0 100 352" svg:width="0.1000cm" svg:height="0.3528cm" draw:points="50, 0 100, 176 50, 352 0, 176"/>
<draw:line text:anchor-type="paragraph" draw:z-index="3" draw:style-name="open" svg:x1="15.59cm" svg:y1="8.35cm" svg:x2="15.77cm" svg:y2="8.35cm"><text:p/>
</draw:line>
<text:alphabetical-index-mark text:string-value="Lévesque, Elsie (1893-01-00 -  )"/><draw:frame text:anchor-type="paragraph" draw:z-index="2" draw:style-name="TLG-text" svg:width="3.70cm" svg:height="0.49cm" svg:x="0.62cm" svg:y="8.79cm"><draw:text-box> <text:p text:style-name="FTLG-Name"><text:span text:style-name="FTLG-Name">Lévesque, Elsie</text:span></text:p></draw:text-box>
</draw:frame>
<draw:polygon draw:style-name="TLG-line" draw:layer="layout" draw:z-index="1" svg:x="15.497341cm" svg:y="8.790962cm" svg:viewBox="0 0 100 352" svg:width="0.1000cm" svg:height="0.3528cm" draw:points="50, 0 100, 176 50, 352 0, 176"/>
<text:alphabetical-index-mark text:string-value="Marín, Walter Matthew (1893-12-29 - 1969-01-16)"/><draw:frame text:anchor-type="paragraph" draw:z-index="2" draw:style-name="TLG-text" svg:width="5.07cm" svg:height="0.49cm" svg:x="0.62cm" svg:y="9.41cm"><draw:text-box> <text:p text:style-name="FTLG-Name"><text:span text:style-name="FTLG-Name">Marín, Walter Matthew</text:span></text:p></draw:text-box>
</draw:frame>
<draw:polygon draw:style-name="TLG-line" draw:layer="layout" draw:z-index="1" svg:x="15.497341cm" svg:y="9.408322cm" svg:viewBox="0 0 100 352" svg:width="0.1000cm" svg:height="0.3528cm" draw:points="50, 0 100, 176 50, 352 0, 176"/>
<draw:polygon draw:style-name="TLG-solid" draw:layer="layout" draw:z-index="1" svg:x="15.825959cm" svg:y="9.408322cm" svg:viewBox="0 0 100 352" svg:width="0.1000cm" svg:height="0.3528cm" draw:points="50, 0 100, 176 50, 352 0, 176"/>
<draw:line text:anchor-type="paragraph" draw:z-index="3" draw:style-name="open" svg:x1="15.60cm" svg:y1="9.58cm" svg:x2="15.83cm" svg:y2="9.58cm"><text:p/>
</draw:line>
<text:alphabetical-index-mark text:string-value="Cruz, Everett (1894-04-24 -  )"/><draw:frame text:anchor-type="paragraph" draw:z-index="2" draw:style-name="TLG-text" svg:width="3.13cm" svg:height="0.49cm" svg:x="0.62cm" svg:y="10.03cm"><draw:text-box> <text:p text:style-name="FTLG-Name"><text:span text:style-name="FTLG-Name">Cruz, Everett</text:span></text:p></draw:text-box>
</draw:frame>
<draw:polygon draw:style-name="TLG-line" draw:layer="layout" draw:z-index="1" svg:x="15.501665cm" svg:y="10.025682cm" svg:viewBox="0 0 100 352" svg:width="0.1000cm" svg:height="0.3528cm" draw:points="50, 0 100, 176 50, 352 0, 176"/>
<text:alphabetical-index-mark text:string-value="Landry, Charles M. (1894-06-18 -  )"/><draw:frame text:anchor-type="paragraph" draw:z-index="2" draw:style-name="TLG-text" svg:width="4.33cm" svg:height="0.49cm" svg:x="0.62cm" svg:y="10.64cm"><draw:text-box> <text:p text:style-name="FTLG-Name"><text:span text:style-name="FTLG-Name">Landry, Charles M.</text:span></text:p></draw:text-box>
</draw:frame>
<draw:polygon draw:style-name="TLG-line" draw:layer="layout" draw:z-index="1" svg:x="15.501665cm" svg:y="10.643042cm" svg:viewBox="0 0 100 352" svg:width="0.1000cm" svg:height="0.3528cm" draw:points="50, 0 100, 176 50, 352 0, 176"/>
<text:alphabetical-index-mark text:string-value="Todd, Percy Haye (1894-09-09 - 1950-05-29)"/><draw:frame text:anchor-type="paragraph" draw:z-index="2" draw:style-name="TLG-text" svg:width="4.13cm" svg:height="0.49cm" svg:x="0.62cm" svg:y="11.26cm"><draw:text-box> <text:p text:style-name="FTLG-Name"><text:span text:style-name="FTLG-Name">Todd, Percy Haye</text:span></text:p></draw:text-box>
</draw:frame>
<draw:polygon draw:style-name="TLG-line" draw:layer="layout" draw:z-index="1" svg:x="15.501665cm" svg:y="11.260403cm" svg:viewBox="0 0 100 352" svg:width="0.1000cm" svg:height="0.3528cm" draw:points="50, 0 100, 176 50, 352 0, 176"/>
<draw:polygon draw:style-name="TLG-solid" draw:layer="layout" draw:z-index="1" svg:x="15.743804cm" svg:y="11.260403cm" svg:viewBox="0 0 100 352" svg:width="0.1000cm" svg:height="0.3528cm" draw:points="50, 0 100, 176 50, 352 0, 176"/>
<draw:line text:anchor-type="paragraph" draw:z-index="3" draw:style-name="open" svg:x1="15.60cm" svg:y1="11.44cm" svg:x2="15.74cm" svg:y2="11.44cm"><text:p/>
</draw:line>
<text:alphabetical-index-mark text:string-value="Davidson, Bernice (1894-09-27 - 1980-05-24)"/><draw:frame text:anchor-type="paragraph" draw:z-index="2" draw:style-name="TLG-text" svg:width="4.18cm" svg:height="0.49cm" svg:x="0.62cm" svg:y="11.88cm"><draw:text-box> <text:p text:style-name="FTLG-Name"><text:span text:style-name="FTLG-Name">Davidson, Bernice</text:span></text:p></draw:text-box>
</draw:frame>
<draw:polygon draw:style-name="TLG-line" draw:layer="layout" draw:z-index="1" svg:x="15.501665cm" svg:y="11.877763cm" svg:viewBox="0 0 100 352" svg:width="0.1000cm" svg:height="0.3528cm" draw:points="50, 0 100, 176 50, 352 0, 176"/>
<draw:polygon draw:style-name="TLG-solid" draw:layer="layout" draw:z-index="1" svg:x="15.873522cm" svg:y="11.877763cm" svg:viewBox="0 0 100 352" svg:width="0.1000cm" svg:height="0.3528cm" draw:points="50, 0 100, 176 50, 352 0, 176"/>
<draw:line text:anchor-type="paragraph" draw:z-index="3" draw:style-name="open" svg:x1="15.60cm" svg:y1="12.05cm" svg:x2="15.87cm" svg:y2="12.05cm"><text:p/>
</draw:line>
<text:alphabetical-index-mark text:string-value="Kristensen, Margaret Agnes&quot;Maudy&quot; (1894-12-02 - 1974-07-21)"/><draw:frame text:anchor-type="paragraph" draw:z-index="2" draw:style-name="TLG-text" svg:width="7.84cm" svg:height="0.49cm" svg:x="0.62cm" svg:y="12.50cm"><draw:text-box> <text:p text:style-name="FTLG-Name"><text:span text:style-name="FTLG-Name">Kristensen, Margaret Agnes"Maudy"</text:span></text:p></draw:text-box>
</draw:frame>
<draw:polygon draw:style-name="TLG-line" draw:layer="layout" draw:z-index="1" svg:x="15.501665cm" svg:y="12.495123cm" svg:viewBox="0 0 100 352" svg:width="0.1000cm" svg:height="0.3528cm" draw:points="50, 0 100, 176 50, 352 0, 176"/>
<draw:polygon draw:style-name="TLG-solid" draw:layer="layout" draw:z-index="1" svg:x="15.847578cm" svg:y="12.495123cm" svg:viewBox="0 0 100 352" svg:width="0.1000cm" svg:height="0.3528cm" draw:points="50, 0 100, 176 50, 352 0, 176"/>
<draw:line text:anchor-type="paragraph" draw:z-index="3" draw:style-name="open" svg:x1="15.60cm" svg:y1="12.67cm" svg:x2="15.85cm" svg:y2="12.67cm"><text:p/>
</draw:line>
<text:alphabetical-index-mark text:string-value="Landry, Catherine M. (1895-04-28 -  )"/><draw:frame text:anchor-type="paragraph" draw:z-index="2" draw:style-name="TLG-text" svg:width="4.74cm" svg:height="0.49cm" svg:x="0.62cm" svg:y="13.11cm"><draw:text-box> <text:p text:style-name="FTLG-Name"><text:span text:style-name="FTLG-Name">Landry, Catherine M.</text:span></text:p></draw:text-box>
</draw:frame>
<draw:polygon draw:style-name="TLG-line" draw:layer="layout" draw:z-index="1" svg:x="15.505989cm" svg:y="13.112483cm" svg:viewBox="0 0 100 352" svg:width="0.1000cm" svg:height="0.3528cm" draw:points="50, 0 100, 176 50, 352 0, 176"/>
<text:alphabetical-index-mark text:string-value="Lessard, Ralph Raymond (1895-07-20 - 1969-07-08)"/><draw:frame text:anchor-type="paragraph" draw:z-index="2" draw:style-name="TLG-text" svg:width="5.63cm" svg:height="0.49cm" svg:x="0.62cm" svg:y="13.73cm"><draw:text-box> <text:p text:style-name="FTLG-Name"><text:span text:style-name="FTLG-Name">Lessard, Ralph Raymond</text:span></text:p></draw:text-box>
</draw:frame>
<draw:polygon draw:style-name="TLG-line" draw:layer="layout" draw:z-index="1" svg:x="15.505989cm" svg:y="13.729843cm" svg:viewBox="0 0 100 352" svg:width="0.1000cm" svg:height="0.3528cm" draw:points="50, 0 100, 176 50, 352 0, 176"/>
<draw:polygon draw:style-name="TLG-solid" draw:layer="layout" draw:z-index="1" svg:x="15.825959cm" svg:y="13.729843cm" svg:viewBox="0 0 100 352" svg:width="0.1000cm" svg:height="0.3528cm" draw:points="50, 0 100, 176 50, 352 0, 176"/>
<draw:line text:anchor-type="paragraph" draw:z-index="3" draw:style-name="open" svg:x1="15.61cm" svg:y1="13.91cm" svg:x2="15.83cm" svg:y2="13.91cm"><text:p/>
</draw:line>
<text:alphabetical-index-mark text:string-value="Marín, Albert (1895-08-27 - 1965-06-14)"/><draw:frame text:anchor-type="paragraph" draw:z-index="2" draw:style-name="TLG-text" svg:width="3.08cm" svg:height="0.49cm" svg:x="0.62cm" svg:y="14.35cm"><draw:text-box> <text:p text:style-name="FTLG-Name"><text:span text:style-name="FTLG-Name">Marín, Albert</text:span></text:p></draw:text-box>
</draw:frame>
<draw:polygon draw:style-name="TLG-line" draw:layer="layout" draw:z-index="1" svg:x="15.505989cm" svg:y="14.347203cm" svg:viewBox="0 0 100 352" svg:width="0.1000cm" svg:height="0.3528cm" draw:points="50, 0 100, 176 50, 352 0, 176"/>
<draw:polygon draw:style-name="TLG-solid" draw:layer="layout" draw:z-index="1" svg:x="15.808663cm" svg:y="14.347203cm" svg:viewBox="0 0 100 352" svg:width="0.1000cm" svg:height="0.3528cm" draw:points="50, 0 100, 176 50, 352 0, 176"/>
<draw:line text:anchor-type="paragraph" draw:z-index="3" draw:style-name="open" svg:x1="15.61cm" svg:y1="14.52cm" svg:x2="15.81cm" svg:y2="14.52cm"><text:p/>
</draw:line>
<text:alphabetical-index-mark text:string-value="Webb, Harry Noble (1895-11-10 - 1925-12-07)"/><draw:frame text:anchor-type="paragraph" draw:z-index="2" draw:style-name="TLG-text" svg:width="4.36cm" svg:height="0.49cm" svg:x="0.62cm" svg:y="14.96cm"><draw:text-box> <text:p text:style-name="FTLG-Name"><text:span text:style-name="FTLG-Name">Webb, Harry Noble</text:span></text:p></draw:text-box>
</draw:frame>
<draw:polygon draw:style-name="TLG-line" draw:layer="layout" draw:z-index="1" svg:x="15.505989cm" svg:y="14.964564cm" svg:viewBox="0 0 100 352" svg:width="0.1000cm" svg:height="0.3528cm" draw:points="50, 0 100, 176 50, 352 0, 176"/>
<draw:polygon draw:style-name="TLG-solid" draw:layer="layout" draw:z-index="1" svg:x="15.635706cm" svg:y="14.964564cm" svg:viewBox="0 0 100 352" svg:width="0.1000cm" svg:height="0.3528cm" draw:points="50, 0 100, 176 50, 352 0, 176"/>
<draw:line text:anchor-type="paragraph" draw:z-index="3" draw:style-name="open" svg:x1="15.61cm" svg:y1="15.14cm" svg:x2="15.64cm" svg:y2="15.14cm"><text:p/>
</draw:line>
<text:alphabetical-index-mark text:string-value="Garner, Eugene Stanley (1895-12-01 - 1984-03-01)"/><draw:frame text:anchor-type="paragraph" draw:z-index="2" draw:style-name="TLG-text" svg:width="5.38cm" svg:height="0.49cm" svg:x="0.62cm" svg:y="15.58cm"><draw:text-box> <text:p text:style-name="FTLG-Name"><text:span text:style-name="FTLG-Name">Garner, Eugene Stanley</text:span></text:p></draw:text-box>
</draw:frame>
<draw:polygon draw:style-name="TLG-line" draw:layer="layout" draw:z-index="1" svg:x="15.505989cm" svg:y="15.581924cm" svg:viewBox="0 0 100 352" svg:width="0.1000cm" svg:height="0.3528cm" draw:points="50, 0 100, 176 50, 352 0, 176"/>
<draw:polygon draw:style-name="TLG-solid" draw:layer="layout" draw:z-index="1" svg:x="15.890817cm" svg:y="15.581924cm" svg:viewBox="0 0 100 352" svg:width="0.1000cm" svg:height="0.3528cm" draw:points="50, 0 100, 176 50, 352 0, 176"/>
<draw:line text:anchor-type="paragraph" draw:z-index="3" draw:style-name="open" svg:x1="15.61cm" svg:y1="15.76cm" svg:x2="15.89cm" svg:y2="15.76cm"><text:p/>
</draw:line>
<text:alphabetical-index-mark text:string-value="Gutiérrez, Walter Harmon (1896-05-09 -  )"/><draw:frame text:anchor-type="paragraph" draw:z-index="2" draw:style-name="TLG-text" svg:width="5.68cm" svg:height="0.49cm" svg:x="0.62cm" svg:y="16.20cm"><draw:text-box> <text:p text:style-name="FTLG-Name"><text:span text:style-name="FTLG-Name">Gutiérrez, Walter Harmon</text:span></text:p></draw:text-box>
</draw:frame>
<draw:polygon draw:style-name="TLG-line" draw:layer="layout" draw:z-index="1" svg:x="15.510313cm" svg:y="16.199284cm" svg:viewBox="0 0 100 352" svg:width="0.1000cm" svg:height="0.3528cm" draw:points="50, 0 100, 176 50, 352 0, 176"/>
<text:alphabetical-index-mark text:string-value="Cross, Alta M. (1896-07-13 - 1988-05-16)"/><draw:frame text:anchor-type="paragraph" draw:z-index="2" draw:style-name="TLG-text" svg:width="3.34cm" svg:height="0.49cm" svg:x="0.62cm" svg:y="16.82cm"><draw:text-box> <text:p text:style-name="FTLG-Name"><text:span text:style-name="FTLG-Name">Cross, Alta M.</text:span></text:p></draw:text-box>
</draw:frame>
<draw:polygon draw:style-name="TLG-line" draw:layer="layout" draw:z-index="1" svg:x="15.510313cm" svg:y="16.816644cm" svg:viewBox="0 0 100 352" svg:width="0.1000cm" svg:height="0.3528cm" draw:points="50, 0 100, 176 50, 352 0, 176"/>
<draw:polygon draw:style-name="TLG-solid" draw:layer="layout" draw:z-index="1" svg:x="15.908113cm" svg:y="16.816644cm" svg:viewBox="0 0 100 352" svg:width="0.1000cm" svg:height="0.3528cm" draw:points="50, 0 100, 176 50, 352 0, 176"/>
<draw:line text:anchor-type="paragraph" draw:z-index="3" draw:style-name="open" svg:x1="15.61cm" svg:y1="16.99cm" svg:x2="15.91cm" svg:y2="16.99cm"><text:p/>
</draw:line>
<text:alphabetical-index-mark text:string-value="Boucher, Fr.Lawrence M. (1896-07-24 - 1972-05-03)"/><draw:frame text:anchor-type="paragraph" draw:z-index="2" draw:style-name="TLG-text" svg:width="5.61cm" svg:height="0.49cm" svg:x="0.62cm" svg:y="17.43cm"><draw:text-box> <text:p text:style-name="FTLG-Name"><text:span text:style-name="FTLG-Name">Boucher, Fr.Lawrence M.</text:span></text:p></draw:text-box>
</draw:frame>
<draw:polygon draw:style-name="TLG-line" draw:layer="layout" draw:z-index="1" svg:x="15.510313cm" svg:y="17.434004cm" svg:viewBox="0 0 100 352" svg:width="0.1000cm" svg:height="0.3528cm" draw:points="50, 0 100, 176 50, 352 0, 176"/>
<draw:polygon draw:style-name="TLG-solid" draw:layer="layout" draw:z-index="1" svg:x="15.838930cm" svg:y="17.434004cm" svg:viewBox="0 0 100 352" svg:width="0.1000cm" svg:height="0.3528cm" draw:points="50, 0 100, 176 50, 352 0, 176"/>
<draw:line text:anchor-type="paragraph" draw:z-index="3" draw:style-name="open" svg:x1="15.61cm" svg:y1="17.61cm" svg:x2="15.84cm" svg:y2="17.61cm"><text:p/>
</draw:line>
<text:alphabetical-index-mark text:string-value="Lessard, Susanna Marie (1896-09-20 - 1981-10-16)"/><draw:frame text:anchor-type="paragraph" draw:z-index="2" draw:style-name="TLG-text" svg:width="5.43cm" svg:height="0.49cm" svg:x="0.62cm" svg:y="18.05cm"><draw:text-box> <text:p text:style-name="FTLG-Name"><text:span text:style-name="FTLG-Name">Lessard, Susanna Marie</text:span></text:p></draw:text-box>
</draw:frame>
<draw:polygon draw:style-name="TLG-line" draw:layer="layout" draw:z-index="1" svg:x="15.510313cm" svg:y="18.051364cm" svg:viewBox="0 0 100 352" svg:width="0.1000cm" svg:height="0.3528cm" draw:points="50, 0 100, 176 50, 352 0, 176"/>
<draw:polygon draw:style-name="TLG-solid" draw:layer="layout" draw:z-index="1" svg:x="15.877846cm" svg:y="18.051364cm" svg:viewBox="0 0 100 352" svg:width="0.1000cm" svg:height="0.3528cm" draw:points="50, 0 100, 176 50, 352 0, 176"/>
<draw:line text:anchor-type="paragraph" draw:z-index="3" draw:style-name="open" svg:x1="15.61cm" svg:y1="18.23cm" svg:x2="15.88cm" svg:y2="18.23cm"><text:p/>
</draw:line>
<text:alphabetical-index-mark text:string-value="Lévesque, Mary (1896-10-00 -  )"/><draw:frame text:anchor-type="paragraph" draw:z-index="2" draw:style-name="TLG-text" svg:width="3.72cm" svg:height="0.49cm" svg:x="0.62cm" svg:y="18.67cm"><draw:text-box> <text:p text:style-name="FTLG-Name"><text:span text:style-name="FTLG-Name">Lévesque, Mary</text:span></text:p></draw:text-box>
</draw:frame>
<draw:polygon draw:style-name="TLG-line" draw:layer="layout" draw:z-index="1" svg:x="15.510313cm" svg:y="18.668725cm" svg:viewBox="0 0 100 352" svg:width="0.1000cm" svg:height="0.3528cm" draw:points="50, 0 100, 176 50, 352 0, 176"/>
<text:alphabetical-index-mark text:string-value="Myers, Nina Mae (1897 -  )"/><draw:frame text:anchor-type="paragraph" draw:z-index="2" draw:style-name="TLG-text" svg:width="3.92cm" svg:height="0.49cm" svg:x="0.62cm" svg:y="19.29cm"><draw:text-box> <text:p text:style-name="FTLG-Name"><text:span text:style-name="FTLG-Name">Myers, Nina Mae</text:span></text:p></draw:text-box>
</draw:frame>
<draw:polygon draw:style-name="TLG-line" draw:layer="layout" draw:z-index="1" svg:x="15.514637cm" svg:y="19.286085cm" svg:viewBox="0 0 100 352" svg:width="0.1000cm" svg:height="0.3528cm" draw:points="50, 0 100, 176 50, 352 0, 176"/>
<text:alphabetical-index-mark text:string-value="Kristensen, Miles Joseph&quot;Dutch&quot; (1897-01-01 - 1971-10-19)"/><draw:frame text:anchor-type="paragraph" draw:z-index="2" draw:style-name="TLG-text" svg:width="7.08cm" svg:height="0.49cm" svg:x="0.62cm" svg:y="19.90cm"><draw:text-box> <text:p text:style-name="FTLG-Name"><text:span text:style-name="FTLG-Name">Kristensen, Miles Joseph"Dutch"</text:span></text:p></draw:text-box>
</draw:frame>
<draw:polygon draw:style-name="TLG-line" draw:layer="layout" draw:z-index="1" svg:x="15.514637cm" svg:y="19.903445cm" svg:viewBox="0 0 100 352" svg:width="0.1000cm" svg:height="0.3528cm" draw:points="50, 0 100, 176 50, 352 0, 176"/>
<draw:polygon draw:style-name="TLG-solid" draw:layer="layout" draw:z-index="1" svg:x="15.834606cm" svg:y="19.903445cm" svg:viewBox="0 0 100 352" svg:width="0.1000cm" svg:height="0.3528cm" draw:points="50, 0 100, 176 50, 352 0, 176"/>
<draw:line text:anchor-type="paragraph" draw:z-index="3" draw:style-name="open" svg:x1="15.61cm" svg:y1="20.08cm" svg:x2="15.83cm" svg:y2="20.08cm"><text:p/>
</draw:line>
<text:alphabetical-index-mark text:string-value="Marín, Thomas Willis (1897-06-21 - 1962-06-28)"/><draw:frame text:anchor-type="paragraph" draw:z-index="2" draw:style-name="TLG-text" svg:width="4.74cm" svg:height="0.49cm" svg:x="0.62cm" svg:y="20.52cm"><draw:text-box> <text:p text:style-name="FTLG-Name"><text:span text:style-name="FTLG-Name">Marín, Thomas Willis</text:span></text:p></draw:text-box>
</draw:frame>
<draw:polygon draw:style-name="TLG-line" draw:layer="layout" draw:z-index="1" svg:x="15.514637cm" svg:y="20.520805cm" svg:viewBox="0 0 100 352" svg:width="0.1000cm" svg:height="0.3528cm" draw:points="50, 0 100, 176 50, 352 0, 176"/>
<draw:polygon draw:style-name="TLG-solid" draw:layer="layout" draw:z-index="1" svg:x="15.795691cm" svg:y="20.520805cm" svg:viewBox="0 0 100 352" svg:width="0.1000cm" svg:height="0.3528cm" draw:points="50, 0 100, 176 50, 352 0, 176"/>
<draw:line text:anchor-type="paragraph" draw:z-index="3" draw:style-name="open" svg:x1="15.61cm" svg:y1="20.70cm" svg:x2="15.80cm" svg:y2="20.70cm"><text:p/>
</draw:line>
<text:alphabetical-index-mark text:string-value="Boyd, Carmen Alberta (1897-08-14 - 1949-06-17)"/><draw:frame text:anchor-type="paragraph" draw:z-index="2" draw:style-name="TLG-text" svg:width="4.97cm" svg:height="0.49cm" svg:x="0.62cm" svg:y="21.14cm"><draw:text-box> <text:p text:style-name="FTLG-Name"><text:span text:style-name="FTLG-Name">Boyd, Carmen Alberta</text:span></text:p></draw:text-box>
</draw:frame>
<draw:polygon draw:style-name="TLG-line" draw:layer="layout" draw:z-index="1" svg:x="15.514637cm" svg:y="21.138165cm" svg:viewBox="0 0 100 352" svg:width="0.1000cm" svg:height="0.3528cm" draw:points="50, 0 100, 176 50, 352 0, 176"/>
<draw:polygon draw:style-name="TLG-solid" draw:layer="layout" draw:z-index="1" svg:x="15.739480cm" svg:y="21.138165cm" svg:viewBox="0 0 100 352" svg:width="0.1000cm" svg:height="0.3528cm" draw:points="50, 0 100, 176 50, 352 0, 176"/>
<draw:line text:anchor-type="paragraph" draw:z-index="3" draw:style-name="open" svg:x1="15.61cm" svg:y1="21.31cm" svg:x2="15.74cm" svg:y2="21.31cm"><text:p/>
</draw:line>
<text:alphabetical-index-mark text:string-value="Landry, John Anthony (1897-09-14 -  )"/><draw:frame text:anchor-type="paragraph" draw:z-index="2" draw:style-name="TLG-text" svg:width="4.92cm" svg:height="0.49cm" svg:x="0.62cm" svg:y="21.76cm"><draw:text-box> <text:p text:style-name="FTLG-Name"><text:span text:style-name="FTLG-Name">Landry, John Anthony</text:span></text:p></draw:text-box>
</draw:frame>
<draw:polygon draw:style-name="TLG-line" draw:layer="layout" draw:z-index="1" svg:x="15.514637cm" svg:y="21.755525cm" svg:viewBox="0 0 100 352" svg:width="0.1000cm" svg:height="0.3528cm" draw:points="50, 0 100, 176 50, 352 0, 176"/>
<text:alphabetical-index-mark text:string-value="Reed, Jane (vers 1898 - 1976-02-25)"/><draw:frame text:anchor-type="paragraph" draw:z-index="2" draw:style-name="TLG-text" svg:width="2.80cm" svg:height="0.49cm" svg:x="0.62cm" svg:y="22.37cm"><draw:text-box> <text:p text:style-name="FTLG-Name"><text:span text:style-name="FTLG-Name">Reed, Jane</text:span></text:p></draw:text-box>
</draw:frame>
<draw:polygon draw:style-name="TLG-line" draw:layer="layout" draw:z-index="1" svg:x="15.518960cm" svg:y="22.372886cm" svg:viewBox="0 0 100 352" svg:width="0.1000cm" svg:height="0.3528cm" draw:points="50, 0 100, 176 50, 352 0, 176"/>
<draw:polygon draw:style-name="TLG-solid" draw:layer="layout" draw:z-index="1" svg:x="15.856226cm" svg:y="22.372886cm" svg:viewBox="0 0 100 352" svg:width="0.1000cm" svg:height="0.3528cm" draw:points="50, 0 100, 176 50, 352 0, 176"/>
<draw:line text:anchor-type="paragraph" draw:z-index="3" draw:style-name="open" svg:x1="15.62cm" svg:y1="22.55cm" svg:x2="15.86cm" svg:y2="22.55cm"><text:p/>
</draw:line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essard, Laura Eloise (1898-07-22 - vers 1975)"/><draw:frame text:anchor-type="paragraph" draw:z-index="2" draw:style-name="TLG-text" svg:width="4.89cm" svg:height="0.49cm" svg:x="0.62cm" svg:y="2.62cm"><draw:text-box> <text:p text:style-name="FTLG-Name"><text:span text:style-name="FTLG-Name">Lessard, Laura Eloise</text:span></text:p></draw:text-box>
</draw:frame>
<draw:polygon draw:style-name="TLG-line" draw:layer="layout" draw:z-index="1" svg:x="15.518960cm" svg:y="2.617360cm" svg:viewBox="0 0 100 352" svg:width="0.1000cm" svg:height="0.3528cm" draw:points="50, 0 100, 176 50, 352 0, 176"/>
<draw:polygon draw:style-name="TLG-solid" draw:layer="layout" draw:z-index="1" svg:x="15.851902cm" svg:y="2.617360cm" svg:viewBox="0 0 100 352" svg:width="0.1000cm" svg:height="0.3528cm" draw:points="50, 0 100, 176 50, 352 0, 176"/>
<draw:line text:anchor-type="paragraph" draw:z-index="3" draw:style-name="open" svg:x1="15.62cm" svg:y1="2.79cm" svg:x2="15.85cm" svg:y2="2.79cm"><text:p/>
</draw:line>
<text:alphabetical-index-mark text:string-value="Lévesque, John C. (1898-11-00 -  )"/><draw:frame text:anchor-type="paragraph" draw:z-index="2" draw:style-name="TLG-text" svg:width="4.28cm" svg:height="0.49cm" svg:x="0.62cm" svg:y="3.23cm"><draw:text-box> <text:p text:style-name="FTLG-Name"><text:span text:style-name="FTLG-Name">Lévesque, John C.</text:span></text:p></draw:text-box>
</draw:frame>
<draw:polygon draw:style-name="TLG-line" draw:layer="layout" draw:z-index="1" svg:x="15.518960cm" svg:y="3.234720cm" svg:viewBox="0 0 100 352" svg:width="0.1000cm" svg:height="0.3528cm" draw:points="50, 0 100, 176 50, 352 0, 176"/>
<text:alphabetical-index-mark text:string-value="Webb, Lucy Mabel (1899-01-20 - 1971-05-10)"/><draw:frame text:anchor-type="paragraph" draw:z-index="2" draw:style-name="TLG-text" svg:width="4.26cm" svg:height="0.49cm" svg:x="0.62cm" svg:y="3.85cm"><draw:text-box> <text:p text:style-name="FTLG-Name"><text:span text:style-name="FTLG-Name">Webb, Lucy Mabel</text:span></text:p></draw:text-box>
</draw:frame>
<draw:polygon draw:style-name="TLG-line" draw:layer="layout" draw:z-index="1" svg:x="15.523284cm" svg:y="3.852081cm" svg:viewBox="0 0 100 352" svg:width="0.1000cm" svg:height="0.3528cm" draw:points="50, 0 100, 176 50, 352 0, 176"/>
<draw:polygon draw:style-name="TLG-solid" draw:layer="layout" draw:z-index="1" svg:x="15.834606cm" svg:y="3.852081cm" svg:viewBox="0 0 100 352" svg:width="0.1000cm" svg:height="0.3528cm" draw:points="50, 0 100, 176 50, 352 0, 176"/>
<draw:line text:anchor-type="paragraph" draw:z-index="3" draw:style-name="open" svg:x1="15.62cm" svg:y1="4.03cm" svg:x2="15.83cm" svg:y2="4.03cm"><text:p/>
</draw:line>
<text:alphabetical-index-mark text:string-value="Webb, Frances Mae (1899-02-04 - 1989-05-05)"/><draw:frame text:anchor-type="paragraph" draw:z-index="2" draw:style-name="TLG-text" svg:width="4.59cm" svg:height="0.49cm" svg:x="0.62cm" svg:y="4.47cm"><draw:text-box> <text:p text:style-name="FTLG-Name"><text:span text:style-name="FTLG-Name">Webb, Frances Mae</text:span></text:p></draw:text-box>
</draw:frame>
<draw:polygon draw:style-name="TLG-line" draw:layer="layout" draw:z-index="1" svg:x="15.523284cm" svg:y="4.469441cm" svg:viewBox="0 0 100 352" svg:width="0.1000cm" svg:height="0.3528cm" draw:points="50, 0 100, 176 50, 352 0, 176"/>
<draw:polygon draw:style-name="TLG-solid" draw:layer="layout" draw:z-index="1" svg:x="15.912437cm" svg:y="4.469441cm" svg:viewBox="0 0 99 352" svg:width="0.1000cm" svg:height="0.3528cm" draw:points="50, 0 99, 176 50, 352 0, 176"/>
<draw:line text:anchor-type="paragraph" draw:z-index="3" draw:style-name="open" svg:x1="15.62cm" svg:y1="4.65cm" svg:x2="15.91cm" svg:y2="4.65cm"><text:p/>
</draw:line>
<text:alphabetical-index-mark text:string-value="Kristensen, Anna June (1899-09-19 - 1988-11-17)"/><draw:frame text:anchor-type="paragraph" draw:z-index="2" draw:style-name="TLG-text" svg:width="5.07cm" svg:height="0.49cm" svg:x="0.62cm" svg:y="5.09cm"><draw:text-box> <text:p text:style-name="FTLG-Name"><text:span text:style-name="FTLG-Name">Kristensen, Anna June</text:span></text:p></draw:text-box>
</draw:frame>
<draw:polygon draw:style-name="TLG-line" draw:layer="layout" draw:z-index="1" svg:x="15.523284cm" svg:y="5.086801cm" svg:viewBox="0 0 100 352" svg:width="0.1000cm" svg:height="0.3528cm" draw:points="50, 0 100, 176 50, 352 0, 176"/>
<draw:polygon draw:style-name="TLG-solid" draw:layer="layout" draw:z-index="1" svg:x="15.908113cm" svg:y="5.086801cm" svg:viewBox="0 0 100 352" svg:width="0.1000cm" svg:height="0.3528cm" draw:points="50, 0 100, 176 50, 352 0, 176"/>
<draw:line text:anchor-type="paragraph" draw:z-index="3" draw:style-name="open" svg:x1="15.62cm" svg:y1="5.26cm" svg:x2="15.91cm" svg:y2="5.26cm"><text:p/>
</draw:line>
<text:alphabetical-index-mark text:string-value="Lévesque, Howard (1899-10-00 -  )"/><draw:frame text:anchor-type="paragraph" draw:z-index="2" draw:style-name="TLG-text" svg:width="4.28cm" svg:height="0.49cm" svg:x="0.62cm" svg:y="5.70cm"><draw:text-box> <text:p text:style-name="FTLG-Name"><text:span text:style-name="FTLG-Name">Lévesque, Howard</text:span></text:p></draw:text-box>
</draw:frame>
<draw:polygon draw:style-name="TLG-line" draw:layer="layout" draw:z-index="1" svg:x="15.523284cm" svg:y="5.704161cm" svg:viewBox="0 0 100 352" svg:width="0.1000cm" svg:height="0.3528cm" draw:points="50, 0 100, 176 50, 352 0, 176"/>
<text:alphabetical-index-mark text:string-value="Landry, Alice (1900-03-06 -  )"/><draw:frame text:anchor-type="paragraph" draw:z-index="2" draw:style-name="TLG-text" svg:width="3.11cm" svg:height="0.49cm" svg:x="0.62cm" svg:y="6.32cm"><draw:text-box> <text:p text:style-name="FTLG-Name"><text:span text:style-name="FTLG-Name">Landry, Alice</text:span></text:p></draw:text-box>
</draw:frame>
<draw:polygon draw:style-name="TLG-line" draw:layer="layout" draw:z-index="1" svg:x="15.527608cm" svg:y="6.321521cm" svg:viewBox="0 0 100 352" svg:width="0.1000cm" svg:height="0.3528cm" draw:points="50, 0 100, 176 50, 352 0, 176"/>
<text:alphabetical-index-mark text:string-value="Page, Maude (1900-09-21 - 1987-03-24)"/><draw:frame text:anchor-type="paragraph" draw:z-index="2" draw:style-name="TLG-text" svg:width="3.19cm" svg:height="0.49cm" svg:x="0.62cm" svg:y="6.94cm"><draw:text-box> <text:p text:style-name="FTLG-Name"><text:span text:style-name="FTLG-Name">Page, Maude</text:span></text:p></draw:text-box>
</draw:frame>
<draw:polygon draw:style-name="TLG-line" draw:layer="layout" draw:z-index="1" svg:x="15.527608cm" svg:y="6.938881cm" svg:viewBox="0 0 100 352" svg:width="0.1000cm" svg:height="0.3528cm" draw:points="50, 0 100, 176 50, 352 0, 176"/>
<draw:polygon draw:style-name="TLG-solid" draw:layer="layout" draw:z-index="1" svg:x="15.903789cm" svg:y="6.938881cm" svg:viewBox="0 0 100 352" svg:width="0.1000cm" svg:height="0.3528cm" draw:points="50, 0 100, 176 50, 352 0, 176"/>
<draw:line text:anchor-type="paragraph" draw:z-index="3" draw:style-name="open" svg:x1="15.63cm" svg:y1="7.12cm" svg:x2="15.90cm" svg:y2="7.12cm"><text:p/>
</draw:line>
<text:alphabetical-index-mark text:string-value="Reed, Catherine (vers 1901 - 1994-05-02)"/><draw:frame text:anchor-type="paragraph" draw:z-index="2" draw:style-name="TLG-text" svg:width="3.80cm" svg:height="0.49cm" svg:x="0.62cm" svg:y="7.56cm"><draw:text-box> <text:p text:style-name="FTLG-Name"><text:span text:style-name="FTLG-Name">Reed, Catherine</text:span></text:p></draw:text-box>
</draw:frame>
<draw:polygon draw:style-name="TLG-line" draw:layer="layout" draw:z-index="1" svg:x="15.531932cm" svg:y="7.556242cm" svg:viewBox="0 0 100 352" svg:width="0.1000cm" svg:height="0.3528cm" draw:points="50, 0 100, 176 50, 352 0, 176"/>
<draw:polygon draw:style-name="TLG-solid" draw:layer="layout" draw:z-index="1" svg:x="15.934056cm" svg:y="7.556242cm" svg:viewBox="0 0 99 352" svg:width="0.1000cm" svg:height="0.3528cm" draw:points="50, 0 99, 176 50, 352 0, 176"/>
<draw:line text:anchor-type="paragraph" draw:z-index="3" draw:style-name="open" svg:x1="15.63cm" svg:y1="7.73cm" svg:x2="15.93cm" svg:y2="7.73cm"><text:p/>
</draw:line>
<text:alphabetical-index-mark text:string-value="Boyd, Lauretta Esther (1901-07-08 -  )"/><draw:frame text:anchor-type="paragraph" draw:z-index="2" draw:style-name="TLG-text" svg:width="4.89cm" svg:height="0.49cm" svg:x="0.62cm" svg:y="8.17cm"><draw:text-box> <text:p text:style-name="FTLG-Name"><text:span text:style-name="FTLG-Name">Boyd, Lauretta Esther</text:span></text:p></draw:text-box>
</draw:frame>
<draw:polygon draw:style-name="TLG-line" draw:layer="layout" draw:z-index="1" svg:x="15.531932cm" svg:y="8.173602cm" svg:viewBox="0 0 100 352" svg:width="0.1000cm" svg:height="0.3528cm" draw:points="50, 0 100, 176 50, 352 0, 176"/>
<text:alphabetical-index-mark text:string-value="Webb, Charles Edward (1901-09-23 -  )"/><draw:frame text:anchor-type="paragraph" draw:z-index="2" draw:style-name="TLG-text" svg:width="5.17cm" svg:height="0.49cm" svg:x="0.62cm" svg:y="8.79cm"><draw:text-box> <text:p text:style-name="FTLG-Name"><text:span text:style-name="FTLG-Name">Webb, Charles Edward</text:span></text:p></draw:text-box>
</draw:frame>
<draw:polygon draw:style-name="TLG-line" draw:layer="layout" draw:z-index="1" svg:x="15.531932cm" svg:y="8.790962cm" svg:viewBox="0 0 100 352" svg:width="0.1000cm" svg:height="0.3528cm" draw:points="50, 0 100, 176 50, 352 0, 176"/>
<text:alphabetical-index-mark text:string-value="Landry, Josephine Grace (1902-06-15 -  )"/><draw:frame text:anchor-type="paragraph" draw:z-index="2" draw:style-name="TLG-text" svg:width="5.58cm" svg:height="0.49cm" svg:x="0.62cm" svg:y="9.41cm"><draw:text-box> <text:p text:style-name="FTLG-Name"><text:span text:style-name="FTLG-Name">Landry, Josephine Grace</text:span></text:p></draw:text-box>
</draw:frame>
<draw:polygon draw:style-name="TLG-line" draw:layer="layout" draw:z-index="1" svg:x="15.536256cm" svg:y="9.408322cm" svg:viewBox="0 0 100 352" svg:width="0.1000cm" svg:height="0.3528cm" draw:points="50, 0 100, 176 50, 352 0, 176"/>
<text:alphabetical-index-mark text:string-value="Reed, Frances Lucille (Babe) (1902-07-08 - 1988-08-09)"/><draw:frame text:anchor-type="paragraph" draw:z-index="2" draw:style-name="TLG-text" svg:width="6.40cm" svg:height="0.49cm" svg:x="0.62cm" svg:y="10.03cm"><draw:text-box> <text:p text:style-name="FTLG-Name"><text:span text:style-name="FTLG-Name">Reed, Frances Lucille (Babe)</text:span></text:p></draw:text-box>
</draw:frame>
<draw:polygon draw:style-name="TLG-line" draw:layer="layout" draw:z-index="1" svg:x="15.536256cm" svg:y="10.025682cm" svg:viewBox="0 0 100 352" svg:width="0.1000cm" svg:height="0.3528cm" draw:points="50, 0 100, 176 50, 352 0, 176"/>
<draw:polygon draw:style-name="TLG-solid" draw:layer="layout" draw:z-index="1" svg:x="15.908113cm" svg:y="10.025682cm" svg:viewBox="0 0 100 352" svg:width="0.1000cm" svg:height="0.3528cm" draw:points="50, 0 100, 176 50, 352 0, 176"/>
<draw:line text:anchor-type="paragraph" draw:z-index="3" draw:style-name="open" svg:x1="15.64cm" svg:y1="10.20cm" svg:x2="15.91cm" svg:y2="10.20cm"><text:p/>
</draw:line>
<text:alphabetical-index-mark text:string-value="Webb, Lewis I. (1903-03-31 - 1942-12-25)"/><draw:frame text:anchor-type="paragraph" draw:z-index="2" draw:style-name="TLG-text" svg:width="3.47cm" svg:height="0.49cm" svg:x="0.62cm" svg:y="10.64cm"><draw:text-box> <text:p text:style-name="FTLG-Name"><text:span text:style-name="FTLG-Name">Webb, Lewis I.</text:span></text:p></draw:text-box>
</draw:frame>
<draw:polygon draw:style-name="TLG-line" draw:layer="layout" draw:z-index="1" svg:x="15.540580cm" svg:y="10.643042cm" svg:viewBox="0 0 100 352" svg:width="0.1000cm" svg:height="0.3528cm" draw:points="50, 0 100, 176 50, 352 0, 176"/>
<draw:polygon draw:style-name="TLG-solid" draw:layer="layout" draw:z-index="1" svg:x="15.709213cm" svg:y="10.643042cm" svg:viewBox="0 0 100 352" svg:width="0.1000cm" svg:height="0.3528cm" draw:points="50, 0 100, 176 50, 352 0, 176"/>
<draw:line text:anchor-type="paragraph" draw:z-index="3" draw:style-name="open" svg:x1="15.64cm" svg:y1="10.82cm" svg:x2="15.71cm" svg:y2="10.82cm"><text:p/>
</draw:line>
<text:alphabetical-index-mark text:string-value="Reed, Peter (vers 1904 - 1981-04-12)"/><draw:frame text:anchor-type="paragraph" draw:z-index="2" draw:style-name="TLG-text" svg:width="2.91cm" svg:height="0.49cm" svg:x="0.62cm" svg:y="11.26cm"><draw:text-box> <text:p text:style-name="FTLG-Name"><text:span text:style-name="FTLG-Name">Reed, Peter</text:span></text:p></draw:text-box>
</draw:frame>
<draw:polygon draw:style-name="TLG-line" draw:layer="layout" draw:z-index="1" svg:x="15.544904cm" svg:y="11.260403cm" svg:viewBox="0 0 100 352" svg:width="0.1000cm" svg:height="0.3528cm" draw:points="50, 0 100, 176 50, 352 0, 176"/>
<draw:polygon draw:style-name="TLG-solid" draw:layer="layout" draw:z-index="1" svg:x="15.877846cm" svg:y="11.260403cm" svg:viewBox="0 0 100 352" svg:width="0.1000cm" svg:height="0.3528cm" draw:points="50, 0 100, 176 50, 352 0, 176"/>
<draw:line text:anchor-type="paragraph" draw:z-index="3" draw:style-name="open" svg:x1="15.64cm" svg:y1="11.44cm" svg:x2="15.88cm" svg:y2="11.44cm"><text:p/>
</draw:line>
<text:alphabetical-index-mark text:string-value="Lessard, Carl Tolbert (1904-07-30 - 1985-07-04)"/><draw:frame text:anchor-type="paragraph" draw:z-index="2" draw:style-name="TLG-text" svg:width="4.74cm" svg:height="0.49cm" svg:x="0.62cm" svg:y="11.88cm"><draw:text-box> <text:p text:style-name="FTLG-Name"><text:span text:style-name="FTLG-Name">Lessard, Carl Tolbert</text:span></text:p></draw:text-box>
</draw:frame>
<draw:polygon draw:style-name="TLG-line" draw:layer="layout" draw:z-index="1" svg:x="15.544904cm" svg:y="11.877763cm" svg:viewBox="0 0 100 352" svg:width="0.1000cm" svg:height="0.3528cm" draw:points="50, 0 100, 176 50, 352 0, 176"/>
<draw:polygon draw:style-name="TLG-solid" draw:layer="layout" draw:z-index="1" svg:x="15.895141cm" svg:y="11.877763cm" svg:viewBox="0 0 100 352" svg:width="0.1000cm" svg:height="0.3528cm" draw:points="50, 0 100, 176 50, 352 0, 176"/>
<draw:line text:anchor-type="paragraph" draw:z-index="3" draw:style-name="open" svg:x1="15.64cm" svg:y1="12.05cm" svg:x2="15.90cm" svg:y2="12.05cm"><text:p/>
</draw:line>
<text:alphabetical-index-mark text:string-value="Todd, Lucille (1905-09-05 - 1995-11-29)"/><draw:frame text:anchor-type="paragraph" draw:z-index="2" draw:style-name="TLG-text" svg:width="3.06cm" svg:height="0.49cm" svg:x="0.62cm" svg:y="12.50cm"><draw:text-box> <text:p text:style-name="FTLG-Name"><text:span text:style-name="FTLG-Name">Todd, Lucille</text:span></text:p></draw:text-box>
</draw:frame>
<draw:polygon draw:style-name="TLG-line" draw:layer="layout" draw:z-index="1" svg:x="15.549228cm" svg:y="12.495123cm" svg:viewBox="0 0 100 352" svg:width="0.1000cm" svg:height="0.3528cm" draw:points="50, 0 100, 176 50, 352 0, 176"/>
<draw:polygon draw:style-name="TLG-solid" draw:layer="layout" draw:z-index="1" svg:x="15.938380cm" svg:y="12.495123cm" svg:viewBox="0 0 100 352" svg:width="0.1000cm" svg:height="0.3528cm" draw:points="50, 0 100, 176 50, 352 0, 176"/>
<draw:line text:anchor-type="paragraph" draw:z-index="3" draw:style-name="open" svg:x1="15.65cm" svg:y1="12.67cm" svg:x2="15.94cm" svg:y2="12.67cm"><text:p/>
</draw:line>
<text:alphabetical-index-mark text:string-value="Reed, Sarah (1906-04-00 - 1984-05-12)"/><draw:frame text:anchor-type="paragraph" draw:z-index="2" draw:style-name="TLG-text" svg:width="3.03cm" svg:height="0.49cm" svg:x="0.62cm" svg:y="13.11cm"><draw:text-box> <text:p text:style-name="FTLG-Name"><text:span text:style-name="FTLG-Name">Reed, Sarah</text:span></text:p></draw:text-box>
</draw:frame>
<draw:polygon draw:style-name="TLG-line" draw:layer="layout" draw:z-index="1" svg:x="15.553552cm" svg:y="13.112483cm" svg:viewBox="0 0 100 352" svg:width="0.1000cm" svg:height="0.3528cm" draw:points="50, 0 100, 176 50, 352 0, 176"/>
<draw:polygon draw:style-name="TLG-solid" draw:layer="layout" draw:z-index="1" svg:x="15.890817cm" svg:y="13.112483cm" svg:viewBox="0 0 100 352" svg:width="0.1000cm" svg:height="0.3528cm" draw:points="50, 0 100, 176 50, 352 0, 176"/>
<draw:line text:anchor-type="paragraph" draw:z-index="3" draw:style-name="open" svg:x1="15.65cm" svg:y1="13.29cm" svg:x2="15.89cm" svg:y2="13.29cm"><text:p/>
</draw:line>
<text:alphabetical-index-mark text:string-value="Armstrong, Teddy C. (1906-07-24 - 1995-07-09)"/><draw:frame text:anchor-type="paragraph" draw:z-index="2" draw:style-name="TLG-text" svg:width="4.69cm" svg:height="0.49cm" svg:x="0.62cm" svg:y="13.73cm"><draw:text-box> <text:p text:style-name="FTLG-Name"><text:span text:style-name="FTLG-Name">Armstrong, Teddy C.</text:span></text:p></draw:text-box>
</draw:frame>
<draw:polygon draw:style-name="TLG-line" draw:layer="layout" draw:z-index="1" svg:x="15.553552cm" svg:y="13.729843cm" svg:viewBox="0 0 100 352" svg:width="0.1000cm" svg:height="0.3528cm" draw:points="50, 0 100, 176 50, 352 0, 176"/>
<draw:polygon draw:style-name="TLG-solid" draw:layer="layout" draw:z-index="1" svg:x="15.938380cm" svg:y="13.729843cm" svg:viewBox="0 0 100 352" svg:width="0.1000cm" svg:height="0.3528cm" draw:points="50, 0 100, 176 50, 352 0, 176"/>
<draw:line text:anchor-type="paragraph" draw:z-index="3" draw:style-name="open" svg:x1="15.65cm" svg:y1="13.91cm" svg:x2="15.94cm" svg:y2="13.91cm"><text:p/>
</draw:line>
<text:alphabetical-index-mark text:string-value="Warner, Mary Grace Elizabeth (1906-09-05 - 1993-06-06)"/><draw:frame text:anchor-type="paragraph" draw:z-index="2" draw:style-name="TLG-text" svg:width="6.63cm" svg:height="0.49cm" svg:x="0.62cm" svg:y="14.35cm"><draw:text-box> <text:p text:style-name="FTLG-Name"><text:span text:style-name="FTLG-Name">Warner, Mary Grace Elizabeth</text:span></text:p></draw:text-box>
</draw:frame>
<draw:polygon draw:style-name="TLG-line" draw:layer="layout" draw:z-index="1" svg:x="15.553552cm" svg:y="14.347203cm" svg:viewBox="0 0 100 352" svg:width="0.1000cm" svg:height="0.3528cm" draw:points="50, 0 100, 176 50, 352 0, 176"/>
<draw:polygon draw:style-name="TLG-solid" draw:layer="layout" draw:z-index="1" svg:x="15.929733cm" svg:y="14.347203cm" svg:viewBox="0 0 100 352" svg:width="0.1000cm" svg:height="0.3528cm" draw:points="50, 0 100, 176 50, 352 0, 176"/>
<draw:line text:anchor-type="paragraph" draw:z-index="3" draw:style-name="open" svg:x1="15.65cm" svg:y1="14.52cm" svg:x2="15.93cm" svg:y2="14.52cm"><text:p/>
</draw:line>
<text:alphabetical-index-mark text:string-value="Landry, Helen Margaret (1906-10-16 - )"/><draw:frame text:anchor-type="paragraph" draw:z-index="2" draw:style-name="TLG-text" svg:width="5.28cm" svg:height="0.49cm" svg:x="0.62cm" svg:y="14.96cm"><draw:text-box> <text:p text:style-name="FTLG-Name"><text:span text:style-name="FTLG-Name">Landry, Helen Margaret</text:span></text:p></draw:text-box>
</draw:frame>
<draw:polygon draw:style-name="TLG-line" draw:layer="layout" draw:z-index="1" svg:x="15.553552cm" svg:y="14.964564cm" svg:viewBox="0 0 100 352" svg:width="0.1000cm" svg:height="0.3528cm" draw:points="50, 0 100, 176 50, 352 0, 176"/>
<text:alphabetical-index-mark text:string-value="Webb, Luella Florence (1906-11-07 - 1986-10-08)"/><draw:frame text:anchor-type="paragraph" draw:z-index="2" draw:style-name="TLG-text" svg:width="5.05cm" svg:height="0.49cm" svg:x="0.62cm" svg:y="15.58cm"><draw:text-box> <text:p text:style-name="FTLG-Name"><text:span text:style-name="FTLG-Name">Webb, Luella Florence</text:span></text:p></draw:text-box>
</draw:frame>
<draw:polygon draw:style-name="TLG-line" draw:layer="layout" draw:z-index="1" svg:x="15.553552cm" svg:y="15.581924cm" svg:viewBox="0 0 100 352" svg:width="0.1000cm" svg:height="0.3528cm" draw:points="50, 0 100, 176 50, 352 0, 176"/>
<draw:polygon draw:style-name="TLG-solid" draw:layer="layout" draw:z-index="1" svg:x="15.899465cm" svg:y="15.581924cm" svg:viewBox="0 0 100 352" svg:width="0.1000cm" svg:height="0.3528cm" draw:points="50, 0 100, 176 50, 352 0, 176"/>
<draw:line text:anchor-type="paragraph" draw:z-index="3" draw:style-name="open" svg:x1="15.65cm" svg:y1="15.76cm" svg:x2="15.90cm" svg:y2="15.76cm"><text:p/>
</draw:line>
<text:alphabetical-index-mark text:string-value="Lessard, Helen Belle (1908-02-22 - 1997-01-29)"/><draw:frame text:anchor-type="paragraph" draw:z-index="2" draw:style-name="TLG-text" svg:width="4.69cm" svg:height="0.49cm" svg:x="0.62cm" svg:y="16.20cm"><draw:text-box> <text:p text:style-name="FTLG-Name"><text:span text:style-name="FTLG-Name">Lessard, Helen Belle</text:span></text:p></draw:text-box>
</draw:frame>
<draw:polygon draw:style-name="TLG-line" draw:layer="layout" draw:z-index="1" svg:x="15.562200cm" svg:y="16.199284cm" svg:viewBox="0 0 100 352" svg:width="0.1000cm" svg:height="0.3528cm" draw:points="50, 0 100, 176 50, 352 0, 176"/>
<draw:polygon draw:style-name="TLG-solid" draw:layer="layout" draw:z-index="1" svg:x="15.947028cm" svg:y="16.199284cm" svg:viewBox="0 0 100 352" svg:width="0.1000cm" svg:height="0.3528cm" draw:points="50, 0 100, 176 50, 352 0, 176"/>
<draw:line text:anchor-type="paragraph" draw:z-index="3" draw:style-name="open" svg:x1="15.66cm" svg:y1="16.38cm" svg:x2="15.95cm" svg:y2="16.38cm"><text:p/>
</draw:line>
<text:alphabetical-index-mark text:string-value="Garner, Cecile Elizabeth (1908-03-13 - 1975-03-22)"/><draw:frame text:anchor-type="paragraph" draw:z-index="2" draw:style-name="TLG-text" svg:width="5.43cm" svg:height="0.49cm" svg:x="0.62cm" svg:y="16.82cm"><draw:text-box> <text:p text:style-name="FTLG-Name"><text:span text:style-name="FTLG-Name">Garner, Cecile Elizabeth</text:span></text:p></draw:text-box>
</draw:frame>
<draw:polygon draw:style-name="TLG-line" draw:layer="layout" draw:z-index="1" svg:x="15.562200cm" svg:y="16.816644cm" svg:viewBox="0 0 100 352" svg:width="0.1000cm" svg:height="0.3528cm" draw:points="50, 0 100, 176 50, 352 0, 176"/>
<draw:polygon draw:style-name="TLG-solid" draw:layer="layout" draw:z-index="1" svg:x="15.851902cm" svg:y="16.816644cm" svg:viewBox="0 0 100 352" svg:width="0.1000cm" svg:height="0.3528cm" draw:points="50, 0 100, 176 50, 352 0, 176"/>
<draw:line text:anchor-type="paragraph" draw:z-index="3" draw:style-name="open" svg:x1="15.66cm" svg:y1="16.99cm" svg:x2="15.85cm" svg:y2="16.99cm"><text:p/>
</draw:line>
<text:alphabetical-index-mark text:string-value="Russell, Norman (1908-04-27 - )"/><draw:frame text:anchor-type="paragraph" draw:z-index="2" draw:style-name="TLG-text" svg:width="3.85cm" svg:height="0.49cm" svg:x="0.62cm" svg:y="17.43cm"><draw:text-box> <text:p text:style-name="FTLG-Name"><text:span text:style-name="FTLG-Name">Russell, Norman</text:span></text:p></draw:text-box>
</draw:frame>
<draw:polygon draw:style-name="TLG-line" draw:layer="layout" draw:z-index="1" svg:x="15.562200cm" svg:y="17.434004cm" svg:viewBox="0 0 100 352" svg:width="0.1000cm" svg:height="0.3528cm" draw:points="50, 0 100, 176 50, 352 0, 176"/>
<text:alphabetical-index-mark text:string-value="Lane, Joseph Robert (1908-12-13 - 1988-12-27)"/><draw:frame text:anchor-type="paragraph" draw:z-index="2" draw:style-name="TLG-text" svg:width="4.72cm" svg:height="0.49cm" svg:x="0.62cm" svg:y="18.05cm"><draw:text-box> <text:p text:style-name="FTLG-Name"><text:span text:style-name="FTLG-Name">Lane, Joseph Robert</text:span></text:p></draw:text-box>
</draw:frame>
<draw:polygon draw:style-name="TLG-line" draw:layer="layout" draw:z-index="1" svg:x="15.562200cm" svg:y="18.051364cm" svg:viewBox="0 0 100 352" svg:width="0.1000cm" svg:height="0.3528cm" draw:points="50, 0 100, 176 50, 352 0, 176"/>
<draw:polygon draw:style-name="TLG-solid" draw:layer="layout" draw:z-index="1" svg:x="15.908113cm" svg:y="18.051364cm" svg:viewBox="0 0 100 352" svg:width="0.1000cm" svg:height="0.3528cm" draw:points="50, 0 100, 176 50, 352 0, 176"/>
<draw:line text:anchor-type="paragraph" draw:z-index="3" draw:style-name="open" svg:x1="15.66cm" svg:y1="18.23cm" svg:x2="15.91cm" svg:y2="18.23cm"><text:p/>
</draw:line>
<text:alphabetical-index-mark text:string-value="Webb, John Raymond (1908-12-15 - 1996-02-07)"/><draw:frame text:anchor-type="paragraph" draw:z-index="2" draw:style-name="TLG-text" svg:width="5.00cm" svg:height="0.49cm" svg:x="0.62cm" svg:y="18.67cm"><draw:text-box> <text:p text:style-name="FTLG-Name"><text:span text:style-name="FTLG-Name">Webb, John Raymond</text:span></text:p></draw:text-box>
</draw:frame>
<draw:polygon draw:style-name="TLG-line" draw:layer="layout" draw:z-index="1" svg:x="15.562200cm" svg:y="18.668725cm" svg:viewBox="0 0 100 352" svg:width="0.1000cm" svg:height="0.3528cm" draw:points="50, 0 100, 176 50, 352 0, 176"/>
<draw:polygon draw:style-name="TLG-solid" draw:layer="layout" draw:z-index="1" svg:x="15.942704cm" svg:y="18.668725cm" svg:viewBox="0 0 99 352" svg:width="0.1000cm" svg:height="0.3528cm" draw:points="50, 0 99, 176 50, 352 0, 176"/>
<draw:line text:anchor-type="paragraph" draw:z-index="3" draw:style-name="open" svg:x1="15.66cm" svg:y1="18.85cm" svg:x2="15.94cm" svg:y2="18.85cm"><text:p/>
</draw:line>
<text:alphabetical-index-mark text:string-value="Garner, Helen Bernice (1909-11-05 -  )"/><draw:frame text:anchor-type="paragraph" draw:z-index="2" draw:style-name="TLG-text" svg:width="5.02cm" svg:height="0.49cm" svg:x="0.62cm" svg:y="19.29cm"><draw:text-box> <text:p text:style-name="FTLG-Name"><text:span text:style-name="FTLG-Name">Garner, Helen Bernice</text:span></text:p></draw:text-box>
</draw:frame>
<draw:polygon draw:style-name="TLG-line" draw:layer="layout" draw:z-index="1" svg:x="15.566524cm" svg:y="19.286085cm" svg:viewBox="0 0 100 352" svg:width="0.1000cm" svg:height="0.3528cm" draw:points="50, 0 100, 176 50, 352 0, 176"/>
<text:alphabetical-index-mark text:string-value="Cross, Gertrude (1911-02-14 - 1992-07-16)"/><draw:frame text:anchor-type="paragraph" draw:z-index="2" draw:style-name="TLG-text" svg:width="3.72cm" svg:height="0.49cm" svg:x="0.62cm" svg:y="19.90cm"><draw:text-box> <text:p text:style-name="FTLG-Name"><text:span text:style-name="FTLG-Name">Cross, Gertrude</text:span></text:p></draw:text-box>
</draw:frame>
<draw:polygon draw:style-name="TLG-line" draw:layer="layout" draw:z-index="1" svg:x="15.575171cm" svg:y="19.903445cm" svg:viewBox="0 0 100 352" svg:width="0.1000cm" svg:height="0.3528cm" draw:points="50, 0 100, 176 50, 352 0, 176"/>
<draw:polygon draw:style-name="TLG-solid" draw:layer="layout" draw:z-index="1" svg:x="15.925409cm" svg:y="19.903445cm" svg:viewBox="0 0 100 352" svg:width="0.1000cm" svg:height="0.3528cm" draw:points="50, 0 100, 176 50, 352 0, 176"/>
<draw:line text:anchor-type="paragraph" draw:z-index="3" draw:style-name="open" svg:x1="15.68cm" svg:y1="20.08cm" svg:x2="15.93cm" svg:y2="20.08cm"><text:p/>
</draw:line>
<text:alphabetical-index-mark text:string-value="Page, Vernett Gail (1911-02-26 - 1998-08-29)"/><draw:frame text:anchor-type="paragraph" draw:z-index="2" draw:style-name="TLG-text" svg:width="4.21cm" svg:height="0.49cm" svg:x="0.62cm" svg:y="20.52cm"><draw:text-box> <text:p text:style-name="FTLG-Name"><text:span text:style-name="FTLG-Name">Page, Vernett Gail</text:span></text:p></draw:text-box>
</draw:frame>
<draw:polygon draw:style-name="TLG-line" draw:layer="layout" draw:z-index="1" svg:x="15.575171cm" svg:y="20.520805cm" svg:viewBox="0 0 100 352" svg:width="0.1000cm" svg:height="0.3528cm" draw:points="50, 0 100, 176 50, 352 0, 176"/>
<draw:polygon draw:style-name="TLG-solid" draw:layer="layout" draw:z-index="1" svg:x="15.951352cm" svg:y="20.520805cm" svg:viewBox="0 0 100 352" svg:width="0.1000cm" svg:height="0.3528cm" draw:points="50, 0 100, 176 50, 352 0, 176"/>
<draw:line text:anchor-type="paragraph" draw:z-index="3" draw:style-name="open" svg:x1="15.68cm" svg:y1="20.70cm" svg:x2="15.95cm" svg:y2="20.70cm"><text:p/>
</draw:line>
<text:alphabetical-index-mark text:string-value="Thornton, James Arthur (1911-07-12 - 1983-12-02)"/><draw:frame text:anchor-type="paragraph" draw:z-index="2" draw:style-name="TLG-text" svg:width="5.28cm" svg:height="0.49cm" svg:x="0.62cm" svg:y="21.14cm"><draw:text-box> <text:p text:style-name="FTLG-Name"><text:span text:style-name="FTLG-Name">Thornton, James Arthur</text:span></text:p></draw:text-box>
</draw:frame>
<draw:polygon draw:style-name="TLG-line" draw:layer="layout" draw:z-index="1" svg:x="15.575171cm" svg:y="21.138165cm" svg:viewBox="0 0 100 352" svg:width="0.1000cm" svg:height="0.3528cm" draw:points="50, 0 100, 176 50, 352 0, 176"/>
<draw:polygon draw:style-name="TLG-solid" draw:layer="layout" draw:z-index="1" svg:x="15.886493cm" svg:y="21.138165cm" svg:viewBox="0 0 100 352" svg:width="0.1000cm" svg:height="0.3528cm" draw:points="50, 0 100, 176 50, 352 0, 176"/>
<draw:line text:anchor-type="paragraph" draw:z-index="3" draw:style-name="open" svg:x1="15.68cm" svg:y1="21.31cm" svg:x2="15.89cm" svg:y2="21.31cm"><text:p/>
</draw:line>
<text:alphabetical-index-mark text:string-value="Garner, Bernetha Ellen (1912-10-21 -  )"/><draw:frame text:anchor-type="paragraph" draw:z-index="2" draw:style-name="TLG-text" svg:width="5.15cm" svg:height="0.49cm" svg:x="0.62cm" svg:y="21.76cm"><draw:text-box> <text:p text:style-name="FTLG-Name"><text:span text:style-name="FTLG-Name">Garner, Bernetha Ellen</text:span></text:p></draw:text-box>
</draw:frame>
<draw:polygon draw:style-name="TLG-line" draw:layer="layout" draw:z-index="1" svg:x="15.579495cm" svg:y="21.755525cm" svg:viewBox="0 0 100 352" svg:width="0.1000cm" svg:height="0.3528cm" draw:points="50, 0 100, 176 50, 352 0, 176"/>
<text:alphabetical-index-mark text:string-value="Lachance, Helen (1912-11-03 -  )"/><draw:frame text:anchor-type="paragraph" draw:z-index="2" draw:style-name="TLG-text" svg:width="3.90cm" svg:height="0.49cm" svg:x="0.62cm" svg:y="22.37cm"><draw:text-box> <text:p text:style-name="FTLG-Name"><text:span text:style-name="FTLG-Name">Lachance, Helen</text:span></text:p></draw:text-box>
</draw:frame>
<draw:polygon draw:style-name="TLG-line" draw:layer="layout" draw:z-index="1" svg:x="15.579495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Thornton, Dorothy Eleanor (1913-02-20 -  )"/><draw:frame text:anchor-type="paragraph" draw:z-index="2" draw:style-name="TLG-text" svg:width="5.86cm" svg:height="0.49cm" svg:x="0.62cm" svg:y="2.62cm"><draw:text-box> <text:p text:style-name="FTLG-Name"><text:span text:style-name="FTLG-Name">Thornton, Dorothy Eleanor</text:span></text:p></draw:text-box>
</draw:frame>
<draw:polygon draw:style-name="TLG-line" draw:layer="layout" draw:z-index="1" svg:x="15.583819cm" svg:y="2.617360cm" svg:viewBox="0 0 100 352" svg:width="0.1000cm" svg:height="0.3528cm" draw:points="50, 0 100, 176 50, 352 0, 176"/>
<text:alphabetical-index-mark text:string-value="Warner, Michael Warren (1913-10-29 - 1983-01-18)"/><draw:frame text:anchor-type="paragraph" draw:z-index="2" draw:style-name="TLG-text" svg:width="5.43cm" svg:height="0.49cm" svg:x="0.62cm" svg:y="3.23cm"><draw:text-box> <text:p text:style-name="FTLG-Name"><text:span text:style-name="FTLG-Name">Warner, Michael Warren</text:span></text:p></draw:text-box>
</draw:frame>
<draw:polygon draw:style-name="TLG-line" draw:layer="layout" draw:z-index="1" svg:x="15.583819cm" svg:y="3.234720cm" svg:viewBox="0 0 100 352" svg:width="0.1000cm" svg:height="0.3528cm" draw:points="50, 0 100, 176 50, 352 0, 176"/>
<draw:polygon draw:style-name="TLG-solid" draw:layer="layout" draw:z-index="1" svg:x="15.886493cm" svg:y="3.234720cm" svg:viewBox="0 0 100 352" svg:width="0.1000cm" svg:height="0.3528cm" draw:points="50, 0 100, 176 50, 352 0, 176"/>
<draw:line text:anchor-type="paragraph" draw:z-index="3" draw:style-name="open" svg:x1="15.68cm" svg:y1="3.41cm" svg:x2="15.89cm" svg:y2="3.41cm"><text:p/>
</draw:line>
<text:alphabetical-index-mark text:string-value="Reed, Anastasia (vers 1914 -  )"/><draw:frame text:anchor-type="paragraph" draw:z-index="2" draw:style-name="TLG-text" svg:width="3.82cm" svg:height="0.49cm" svg:x="0.62cm" svg:y="3.85cm"><draw:text-box> <text:p text:style-name="FTLG-Name"><text:span text:style-name="FTLG-Name">Reed, Anastasia</text:span></text:p></draw:text-box>
</draw:frame>
<draw:polygon draw:style-name="TLG-line" draw:layer="layout" draw:z-index="1" svg:x="15.588143cm" svg:y="3.852081cm" svg:viewBox="0 0 100 352" svg:width="0.1000cm" svg:height="0.3528cm" draw:points="50, 0 100, 176 50, 352 0, 176"/>
<text:alphabetical-index-mark text:string-value="Garner, Daniel Burton (1914-09-07 - 1916-10-02)"/><draw:frame text:anchor-type="paragraph" draw:z-index="2" draw:style-name="TLG-text" svg:width="4.92cm" svg:height="0.49cm" svg:x="0.62cm" svg:y="4.47cm"><draw:text-box> <text:p text:style-name="FTLG-Name"><text:span text:style-name="FTLG-Name">Garner, Daniel Burton</text:span></text:p></draw:text-box>
</draw:frame>
<draw:polygon draw:style-name="TLG-line" draw:layer="layout" draw:z-index="1" svg:x="15.588143cm" svg:y="4.469441cm" svg:viewBox="0 0 100 352" svg:width="0.1000cm" svg:height="0.3528cm" draw:points="50, 0 100, 176 50, 352 0, 176"/>
<draw:polygon draw:style-name="TLG-solid" draw:layer="layout" draw:z-index="1" svg:x="15.596791cm" svg:y="4.469441cm" svg:viewBox="0 0 100 352" svg:width="0.1000cm" svg:height="0.3528cm" draw:points="50, 0 100, 176 50, 352 0, 176"/>
<draw:line text:anchor-type="paragraph" draw:z-index="3" draw:style-name="open" svg:x1="15.69cm" svg:y1="4.65cm" svg:x2="15.60cm" svg:y2="4.65cm"><text:p/>
</draw:line>
<text:alphabetical-index-mark text:string-value="Page, George Kenneth (Red) (1914-09-28 - 1936-03-18)"/><draw:frame text:anchor-type="paragraph" draw:z-index="2" draw:style-name="TLG-text" svg:width="6.42cm" svg:height="0.49cm" svg:x="0.62cm" svg:y="5.09cm"><draw:text-box> <text:p text:style-name="FTLG-Name"><text:span text:style-name="FTLG-Name">Page, George Kenneth (Red)</text:span></text:p></draw:text-box>
</draw:frame>
<draw:polygon draw:style-name="TLG-line" draw:layer="layout" draw:z-index="1" svg:x="15.588143cm" svg:y="5.086801cm" svg:viewBox="0 0 100 352" svg:width="0.1000cm" svg:height="0.3528cm" draw:points="50, 0 100, 176 50, 352 0, 176"/>
<draw:polygon draw:style-name="TLG-solid" draw:layer="layout" draw:z-index="1" svg:x="15.683269cm" svg:y="5.086801cm" svg:viewBox="0 0 100 352" svg:width="0.1000cm" svg:height="0.3528cm" draw:points="50, 0 100, 176 50, 352 0, 176"/>
<draw:line text:anchor-type="paragraph" draw:z-index="3" draw:style-name="open" svg:x1="15.69cm" svg:y1="5.26cm" svg:x2="15.68cm" svg:y2="5.26cm"><text:p/>
</draw:line>
<text:alphabetical-index-mark text:string-value="Norman, Dorothy Louise (1914-10-16 -  )"/><draw:frame text:anchor-type="paragraph" draw:z-index="2" draw:style-name="TLG-text" svg:width="5.43cm" svg:height="0.49cm" svg:x="0.62cm" svg:y="5.70cm"><draw:text-box> <text:p text:style-name="FTLG-Name"><text:span text:style-name="FTLG-Name">Norman, Dorothy Louise</text:span></text:p></draw:text-box>
</draw:frame>
<draw:polygon draw:style-name="TLG-line" draw:layer="layout" draw:z-index="1" svg:x="15.588143cm" svg:y="5.704161cm" svg:viewBox="0 0 100 352" svg:width="0.1000cm" svg:height="0.3528cm" draw:points="50, 0 100, 176 50, 352 0, 176"/>
<text:alphabetical-index-mark text:string-value="Брюханов, Violet Louise (1915-09-28 -  )"/><draw:frame text:anchor-type="paragraph" draw:z-index="2" draw:style-name="TLG-text" svg:width="5.38cm" svg:height="0.49cm" svg:x="0.62cm" svg:y="6.32cm"><draw:text-box> <text:p text:style-name="FTLG-Name"><text:span text:style-name="FTLG-Name">Брюханов, Violet Louise</text:span></text:p></draw:text-box>
</draw:frame>
<draw:polygon draw:style-name="TLG-line" draw:layer="layout" draw:z-index="1" svg:x="15.592467cm" svg:y="6.321521cm" svg:viewBox="0 0 100 352" svg:width="0.1000cm" svg:height="0.3528cm" draw:points="50, 0 100, 176 50, 352 0, 176"/>
<text:alphabetical-index-mark text:string-value="Bélanger, James (1916-04-06 - 1964-07-02)"/><draw:frame text:anchor-type="paragraph" draw:z-index="2" draw:style-name="TLG-text" svg:width="3.90cm" svg:height="0.49cm" svg:x="0.62cm" svg:y="6.94cm"><draw:text-box> <text:p text:style-name="FTLG-Name"><text:span text:style-name="FTLG-Name">Bélanger, James</text:span></text:p></draw:text-box>
</draw:frame>
<draw:polygon draw:style-name="TLG-line" draw:layer="layout" draw:z-index="1" svg:x="15.596791cm" svg:y="6.938881cm" svg:viewBox="0 0 100 352" svg:width="0.1000cm" svg:height="0.3528cm" draw:points="50, 0 100, 176 50, 352 0, 176"/>
<draw:polygon draw:style-name="TLG-solid" draw:layer="layout" draw:z-index="1" svg:x="15.804339cm" svg:y="6.938881cm" svg:viewBox="0 0 100 352" svg:width="0.1000cm" svg:height="0.3528cm" draw:points="50, 0 100, 176 50, 352 0, 176"/>
<draw:line text:anchor-type="paragraph" draw:z-index="3" draw:style-name="open" svg:x1="15.70cm" svg:y1="7.12cm" svg:x2="15.80cm" svg:y2="7.12cm"><text:p/>
</draw:line>
<text:alphabetical-index-mark text:string-value="Черных, Mary Helen (1916-05-08 -  )"/><draw:frame text:anchor-type="paragraph" draw:z-index="2" draw:style-name="TLG-text" svg:width="4.59cm" svg:height="0.49cm" svg:x="0.62cm" svg:y="7.56cm"><draw:text-box> <text:p text:style-name="FTLG-Name"><text:span text:style-name="FTLG-Name">Черных, Mary Helen</text:span></text:p></draw:text-box>
</draw:frame>
<draw:polygon draw:style-name="TLG-line" draw:layer="layout" draw:z-index="1" svg:x="15.596791cm" svg:y="7.556242cm" svg:viewBox="0 0 100 352" svg:width="0.1000cm" svg:height="0.3528cm" draw:points="50, 0 100, 176 50, 352 0, 176"/>
<text:alphabetical-index-mark text:string-value="Neal, Helen M. (1916-08-30 -  )"/><draw:frame text:anchor-type="paragraph" draw:z-index="2" draw:style-name="TLG-text" svg:width="3.49cm" svg:height="0.49cm" svg:x="0.62cm" svg:y="8.17cm"><draw:text-box> <text:p text:style-name="FTLG-Name"><text:span text:style-name="FTLG-Name">Neal, Helen M.</text:span></text:p></draw:text-box>
</draw:frame>
<draw:polygon draw:style-name="TLG-line" draw:layer="layout" draw:z-index="1" svg:x="15.596791cm" svg:y="8.173602cm" svg:viewBox="0 0 100 352" svg:width="0.1000cm" svg:height="0.3528cm" draw:points="50, 0 100, 176 50, 352 0, 176"/>
<text:alphabetical-index-mark text:string-value="Ford, Lorinda Catherine (1916-10-31 - 1983-11-27)"/><draw:frame text:anchor-type="paragraph" draw:z-index="2" draw:style-name="TLG-text" svg:width="5.30cm" svg:height="0.49cm" svg:x="0.62cm" svg:y="8.79cm"><draw:text-box> <text:p text:style-name="FTLG-Name"><text:span text:style-name="FTLG-Name">Ford, Lorinda Catherine</text:span></text:p></draw:text-box>
</draw:frame>
<draw:polygon draw:style-name="TLG-line" draw:layer="layout" draw:z-index="1" svg:x="15.596791cm" svg:y="8.790962cm" svg:viewBox="0 0 100 352" svg:width="0.1000cm" svg:height="0.3528cm" draw:points="50, 0 100, 176 50, 352 0, 176"/>
<draw:polygon draw:style-name="TLG-solid" draw:layer="layout" draw:z-index="1" svg:x="15.886493cm" svg:y="8.790962cm" svg:viewBox="0 0 100 352" svg:width="0.1000cm" svg:height="0.3528cm" draw:points="50, 0 100, 176 50, 352 0, 176"/>
<draw:line text:anchor-type="paragraph" draw:z-index="3" draw:style-name="open" svg:x1="15.70cm" svg:y1="8.97cm" svg:x2="15.89cm" svg:y2="8.97cm"><text:p/>
</draw:line>
<text:alphabetical-index-mark text:string-value="Johnson, Richard F. (1917-01-13 - 1982-09-22)"/><draw:frame text:anchor-type="paragraph" draw:z-index="2" draw:style-name="TLG-text" svg:width="4.56cm" svg:height="0.49cm" svg:x="0.62cm" svg:y="9.41cm"><draw:text-box> <text:p text:style-name="FTLG-Name"><text:span text:style-name="FTLG-Name">Johnson, Richard F.</text:span></text:p></draw:text-box>
</draw:frame>
<draw:polygon draw:style-name="TLG-line" draw:layer="layout" draw:z-index="1" svg:x="15.601115cm" svg:y="9.408322cm" svg:viewBox="0 0 100 352" svg:width="0.1000cm" svg:height="0.3528cm" draw:points="50, 0 100, 176 50, 352 0, 176"/>
<draw:polygon draw:style-name="TLG-solid" draw:layer="layout" draw:z-index="1" svg:x="15.882169cm" svg:y="9.408322cm" svg:viewBox="0 0 100 352" svg:width="0.1000cm" svg:height="0.3528cm" draw:points="50, 0 100, 176 50, 352 0, 176"/>
<draw:line text:anchor-type="paragraph" draw:z-index="3" draw:style-name="open" svg:x1="15.70cm" svg:y1="9.58cm" svg:x2="15.88cm" svg:y2="9.58cm"><text:p/>
</draw:line>
<text:alphabetical-index-mark text:string-value="Lambert, Marguerite (1917-09-19 - 1991-07-14)"/><draw:frame text:anchor-type="paragraph" draw:z-index="2" draw:style-name="TLG-text" svg:width="4.59cm" svg:height="0.49cm" svg:x="0.62cm" svg:y="10.03cm"><draw:text-box> <text:p text:style-name="FTLG-Name"><text:span text:style-name="FTLG-Name">Lambert, Marguerite</text:span></text:p></draw:text-box>
</draw:frame>
<draw:polygon draw:style-name="TLG-line" draw:layer="layout" draw:z-index="1" svg:x="15.601115cm" svg:y="10.025682cm" svg:viewBox="0 0 100 352" svg:width="0.1000cm" svg:height="0.3528cm" draw:points="50, 0 100, 176 50, 352 0, 176"/>
<draw:polygon draw:style-name="TLG-solid" draw:layer="layout" draw:z-index="1" svg:x="15.921085cm" svg:y="10.025682cm" svg:viewBox="0 0 99 352" svg:width="0.1000cm" svg:height="0.3528cm" draw:points="50, 0 99, 176 50, 352 0, 176"/>
<draw:line text:anchor-type="paragraph" draw:z-index="3" draw:style-name="open" svg:x1="15.70cm" svg:y1="10.20cm" svg:x2="15.92cm" svg:y2="10.20cm"><text:p/>
</draw:line>
<text:alphabetical-index-mark text:string-value="Garner, Raymond Webster (1918-02-17 -  )"/><draw:frame text:anchor-type="paragraph" draw:z-index="2" draw:style-name="TLG-text" svg:width="5.94cm" svg:height="0.49cm" svg:x="0.62cm" svg:y="10.64cm"><draw:text-box> <text:p text:style-name="FTLG-Name"><text:span text:style-name="FTLG-Name">Garner, Raymond Webster</text:span></text:p></draw:text-box>
</draw:frame>
<draw:polygon draw:style-name="TLG-line" draw:layer="layout" draw:z-index="1" svg:x="15.605439cm" svg:y="10.643042cm" svg:viewBox="0 0 100 352" svg:width="0.1000cm" svg:height="0.3528cm" draw:points="50, 0 100, 176 50, 352 0, 176"/>
<text:alphabetical-index-mark text:string-value="Cruz, Paul Eugene (1918-11-03 -  )"/><draw:frame text:anchor-type="paragraph" draw:z-index="2" draw:style-name="TLG-text" svg:width="4.31cm" svg:height="0.49cm" svg:x="0.62cm" svg:y="11.26cm"><draw:text-box> <text:p text:style-name="FTLG-Name"><text:span text:style-name="FTLG-Name">Cruz, Paul Eugene</text:span></text:p></draw:text-box>
</draw:frame>
<draw:polygon draw:style-name="TLG-line" draw:layer="layout" draw:z-index="1" svg:x="15.605439cm" svg:y="11.260403cm" svg:viewBox="0 0 100 352" svg:width="0.1000cm" svg:height="0.3528cm" draw:points="50, 0 100, 176 50, 352 0, 176"/>
<text:alphabetical-index-mark text:string-value="Garner, Betty Jane (1920-08-25 -  )"/><draw:frame text:anchor-type="paragraph" draw:z-index="2" draw:style-name="TLG-text" svg:width="4.31cm" svg:height="0.49cm" svg:x="0.62cm" svg:y="11.88cm"><draw:text-box> <text:p text:style-name="FTLG-Name"><text:span text:style-name="FTLG-Name">Garner, Betty Jane</text:span></text:p></draw:text-box>
</draw:frame>
<draw:polygon draw:style-name="TLG-line" draw:layer="layout" draw:z-index="1" svg:x="15.614087cm" svg:y="11.877763cm" svg:viewBox="0 0 100 352" svg:width="0.1000cm" svg:height="0.3528cm" draw:points="50, 0 100, 176 50, 352 0, 176"/>
<text:alphabetical-index-mark text:string-value="Marín, Joseph William (1920-10-27 - )"/><draw:frame text:anchor-type="paragraph" draw:z-index="2" draw:style-name="TLG-text" svg:width="4.97cm" svg:height="0.49cm" svg:x="0.62cm" svg:y="12.50cm"><draw:text-box> <text:p text:style-name="FTLG-Name"><text:span text:style-name="FTLG-Name">Marín, Joseph William</text:span></text:p></draw:text-box>
</draw:frame>
<draw:polygon draw:style-name="TLG-line" draw:layer="layout" draw:z-index="1" svg:x="15.614087cm" svg:y="12.495123cm" svg:viewBox="0 0 100 352" svg:width="0.1000cm" svg:height="0.3528cm" draw:points="50, 0 100, 176 50, 352 0, 176"/>
<text:alphabetical-index-mark text:string-value="Welch, Irwin Arthur (1920-10-28 - 1979-06-25)"/><draw:frame text:anchor-type="paragraph" draw:z-index="2" draw:style-name="TLG-text" svg:width="4.33cm" svg:height="0.49cm" svg:x="0.62cm" svg:y="13.11cm"><draw:text-box> <text:p text:style-name="FTLG-Name"><text:span text:style-name="FTLG-Name">Welch, Irwin Arthur</text:span></text:p></draw:text-box>
</draw:frame>
<draw:polygon draw:style-name="TLG-line" draw:layer="layout" draw:z-index="1" svg:x="15.614087cm" svg:y="13.112483cm" svg:viewBox="0 0 100 352" svg:width="0.1000cm" svg:height="0.3528cm" draw:points="50, 0 100, 176 50, 352 0, 176"/>
<draw:polygon draw:style-name="TLG-solid" draw:layer="layout" draw:z-index="1" svg:x="15.869198cm" svg:y="13.112483cm" svg:viewBox="0 0 100 352" svg:width="0.1000cm" svg:height="0.3528cm" draw:points="50, 0 100, 176 50, 352 0, 176"/>
<draw:line text:anchor-type="paragraph" draw:z-index="3" draw:style-name="open" svg:x1="15.71cm" svg:y1="13.29cm" svg:x2="15.87cm" svg:y2="13.29cm"><text:p/>
</draw:line>
<text:alphabetical-index-mark text:string-value="Landry, Maurice, Jr. (1921-01-11 -  )"/><draw:frame text:anchor-type="paragraph" draw:z-index="2" draw:style-name="TLG-text" svg:width="4.51cm" svg:height="0.49cm" svg:x="0.62cm" svg:y="13.73cm"><draw:text-box> <text:p text:style-name="FTLG-Name"><text:span text:style-name="FTLG-Name">Landry, Maurice, Jr.</text:span></text:p></draw:text-box>
</draw:frame>
<draw:polygon draw:style-name="TLG-line" draw:layer="layout" draw:z-index="1" svg:x="15.618411cm" svg:y="13.729843cm" svg:viewBox="0 0 100 352" svg:width="0.1000cm" svg:height="0.3528cm" draw:points="50, 0 100, 176 50, 352 0, 176"/>
<text:alphabetical-index-mark text:string-value="Cruz, Arthur Ray (1921-03-04 -  )"/><draw:frame text:anchor-type="paragraph" draw:z-index="2" draw:style-name="TLG-text" svg:width="3.87cm" svg:height="0.49cm" svg:x="0.62cm" svg:y="14.35cm"><draw:text-box> <text:p text:style-name="FTLG-Name"><text:span text:style-name="FTLG-Name">Cruz, Arthur Ray</text:span></text:p></draw:text-box>
</draw:frame>
<draw:polygon draw:style-name="TLG-line" draw:layer="layout" draw:z-index="1" svg:x="15.618411cm" svg:y="14.347203cm" svg:viewBox="0 0 100 352" svg:width="0.1000cm" svg:height="0.3528cm" draw:points="50, 0 100, 176 50, 352 0, 176"/>
<text:alphabetical-index-mark text:string-value="Page, Eleanor Irene (1921-03-25 -  )"/><draw:frame text:anchor-type="paragraph" draw:z-index="2" draw:style-name="TLG-text" svg:width="4.54cm" svg:height="0.49cm" svg:x="0.62cm" svg:y="14.96cm"><draw:text-box> <text:p text:style-name="FTLG-Name"><text:span text:style-name="FTLG-Name">Page, Eleanor Irene</text:span></text:p></draw:text-box>
</draw:frame>
<draw:polygon draw:style-name="TLG-line" draw:layer="layout" draw:z-index="1" svg:x="15.618411cm" svg:y="14.964564cm" svg:viewBox="0 0 100 352" svg:width="0.1000cm" svg:height="0.3528cm" draw:points="50, 0 100, 176 50, 352 0, 176"/>
<text:alphabetical-index-mark text:string-value="Warner, David Luther (1921-05-19 -  )"/><draw:frame text:anchor-type="paragraph" draw:z-index="2" draw:style-name="TLG-text" svg:width="4.82cm" svg:height="0.49cm" svg:x="0.62cm" svg:y="15.58cm"><draw:text-box> <text:p text:style-name="FTLG-Name"><text:span text:style-name="FTLG-Name">Warner, David Luther</text:span></text:p></draw:text-box>
</draw:frame>
<draw:polygon draw:style-name="TLG-line" draw:layer="layout" draw:z-index="1" svg:x="15.618411cm" svg:y="15.581924cm" svg:viewBox="0 0 100 352" svg:width="0.1000cm" svg:height="0.3528cm" draw:points="50, 0 100, 176 50, 352 0, 176"/>
<text:alphabetical-index-mark text:string-value="Gutiérrez, Virginia Elizabeth (1921-07-01 -  )"/><draw:frame text:anchor-type="paragraph" draw:z-index="2" draw:style-name="TLG-text" svg:width="6.14cm" svg:height="0.49cm" svg:x="0.62cm" svg:y="16.20cm"><draw:text-box> <text:p text:style-name="FTLG-Name"><text:span text:style-name="FTLG-Name">Gutiérrez, Virginia Elizabeth</text:span></text:p></draw:text-box>
</draw:frame>
<draw:polygon draw:style-name="TLG-line" draw:layer="layout" draw:z-index="1" svg:x="15.618411cm" svg:y="16.199284cm" svg:viewBox="0 0 100 352" svg:width="0.1000cm" svg:height="0.3528cm" draw:points="50, 0 100, 176 50, 352 0, 176"/>
<text:alphabetical-index-mark text:string-value="Robbins, Myrabel (1922-01-15 -  )"/><draw:frame text:anchor-type="paragraph" draw:z-index="2" draw:style-name="TLG-text" svg:width="4.03cm" svg:height="0.49cm" svg:x="0.62cm" svg:y="16.82cm"><draw:text-box> <text:p text:style-name="FTLG-Name"><text:span text:style-name="FTLG-Name">Robbins, Myrabel</text:span></text:p></draw:text-box>
</draw:frame>
<draw:polygon draw:style-name="TLG-line" draw:layer="layout" draw:z-index="1" svg:x="15.622734cm" svg:y="16.816644cm" svg:viewBox="0 0 100 352" svg:width="0.1000cm" svg:height="0.3528cm" draw:points="50, 0 100, 176 50, 352 0, 176"/>
<text:alphabetical-index-mark text:string-value="Лопатин, Raymond A. (1922-04-14 -  )"/><draw:frame text:anchor-type="paragraph" draw:z-index="2" draw:style-name="TLG-text" svg:width="5.02cm" svg:height="0.49cm" svg:x="0.62cm" svg:y="17.43cm"><draw:text-box> <text:p text:style-name="FTLG-Name"><text:span text:style-name="FTLG-Name">Лопатин, Raymond A.</text:span></text:p></draw:text-box>
</draw:frame>
<draw:polygon draw:style-name="TLG-line" draw:layer="layout" draw:z-index="1" svg:x="15.622734cm" svg:y="17.434004cm" svg:viewBox="0 0 100 352" svg:width="0.1000cm" svg:height="0.3528cm" draw:points="50, 0 100, 176 50, 352 0, 176"/>
<text:alphabetical-index-mark text:string-value="Rhodes, Mary Jane (1922-05-16 -  )"/><draw:frame text:anchor-type="paragraph" draw:z-index="2" draw:style-name="TLG-text" svg:width="4.43cm" svg:height="0.49cm" svg:x="0.62cm" svg:y="18.05cm"><draw:text-box> <text:p text:style-name="FTLG-Name"><text:span text:style-name="FTLG-Name">Rhodes, Mary Jane</text:span></text:p></draw:text-box>
</draw:frame>
<draw:polygon draw:style-name="TLG-line" draw:layer="layout" draw:z-index="1" svg:x="15.622734cm" svg:y="18.051364cm" svg:viewBox="0 0 100 352" svg:width="0.1000cm" svg:height="0.3528cm" draw:points="50, 0 100, 176 50, 352 0, 176"/>
<text:alphabetical-index-mark text:string-value="Landry, Charles Doyle (1922-08-06 -  )"/><draw:frame text:anchor-type="paragraph" draw:z-index="2" draw:style-name="TLG-text" svg:width="5.00cm" svg:height="0.49cm" svg:x="0.62cm" svg:y="18.67cm"><draw:text-box> <text:p text:style-name="FTLG-Name"><text:span text:style-name="FTLG-Name">Landry, Charles Doyle</text:span></text:p></draw:text-box>
</draw:frame>
<draw:polygon draw:style-name="TLG-line" draw:layer="layout" draw:z-index="1" svg:x="15.622734cm" svg:y="18.668725cm" svg:viewBox="0 0 100 352" svg:width="0.1000cm" svg:height="0.3528cm" draw:points="50, 0 100, 176 50, 352 0, 176"/>
<text:alphabetical-index-mark text:string-value="Warner, Donald Louis (1922-08-22 - 1979-08-09)"/><draw:frame text:anchor-type="paragraph" draw:z-index="2" draw:style-name="TLG-text" svg:width="4.89cm" svg:height="0.49cm" svg:x="0.62cm" svg:y="19.29cm"><draw:text-box> <text:p text:style-name="FTLG-Name"><text:span text:style-name="FTLG-Name">Warner, Donald Louis</text:span></text:p></draw:text-box>
</draw:frame>
<draw:polygon draw:style-name="TLG-line" draw:layer="layout" draw:z-index="1" svg:x="15.622734cm" svg:y="19.286085cm" svg:viewBox="0 0 100 352" svg:width="0.1000cm" svg:height="0.3528cm" draw:points="50, 0 100, 176 50, 352 0, 176"/>
<draw:polygon draw:style-name="TLG-solid" draw:layer="layout" draw:z-index="1" svg:x="15.869198cm" svg:y="19.286085cm" svg:viewBox="0 0 100 352" svg:width="0.1000cm" svg:height="0.3528cm" draw:points="50, 0 100, 176 50, 352 0, 176"/>
<draw:line text:anchor-type="paragraph" draw:z-index="3" draw:style-name="open" svg:x1="15.72cm" svg:y1="19.46cm" svg:x2="15.87cm" svg:y2="19.46cm"><text:p/>
</draw:line>
<text:alphabetical-index-mark text:string-value="Pelletier, Josephine (1922-09-07 - 1998-09-15)"/><draw:frame text:anchor-type="paragraph" draw:z-index="2" draw:style-name="TLG-text" svg:width="4.46cm" svg:height="0.49cm" svg:x="0.62cm" svg:y="19.90cm"><draw:text-box> <text:p text:style-name="FTLG-Name"><text:span text:style-name="FTLG-Name">Pelletier, Josephine</text:span></text:p></draw:text-box>
</draw:frame>
<draw:polygon draw:style-name="TLG-line" draw:layer="layout" draw:z-index="1" svg:x="15.622734cm" svg:y="19.903445cm" svg:viewBox="0 0 100 352" svg:width="0.1000cm" svg:height="0.3528cm" draw:points="50, 0 100, 176 50, 352 0, 176"/>
<draw:polygon draw:style-name="TLG-solid" draw:layer="layout" draw:z-index="1" svg:x="15.951352cm" svg:y="19.903445cm" svg:viewBox="0 0 100 352" svg:width="0.1000cm" svg:height="0.3528cm" draw:points="50, 0 100, 176 50, 352 0, 176"/>
<draw:line text:anchor-type="paragraph" draw:z-index="3" draw:style-name="open" svg:x1="15.72cm" svg:y1="20.08cm" svg:x2="15.95cm" svg:y2="20.08cm"><text:p/>
</draw:line>
<text:alphabetical-index-mark text:string-value="Warner, Robert Eugene (1923-10-08 -  )"/><draw:frame text:anchor-type="paragraph" draw:z-index="2" draw:style-name="TLG-text" svg:width="5.30cm" svg:height="0.49cm" svg:x="0.62cm" svg:y="20.52cm"><draw:text-box> <text:p text:style-name="FTLG-Name"><text:span text:style-name="FTLG-Name">Warner, Robert Eugene</text:span></text:p></draw:text-box>
</draw:frame>
<draw:polygon draw:style-name="TLG-line" draw:layer="layout" draw:z-index="1" svg:x="15.627058cm" svg:y="20.520805cm" svg:viewBox="0 0 100 352" svg:width="0.1000cm" svg:height="0.3528cm" draw:points="50, 0 100, 176 50, 352 0, 176"/>
<text:alphabetical-index-mark text:string-value="Gagnon, Bettie Lou (1923-10-22 -  )"/><draw:frame text:anchor-type="paragraph" draw:z-index="2" draw:style-name="TLG-text" svg:width="4.41cm" svg:height="0.49cm" svg:x="0.62cm" svg:y="21.14cm"><draw:text-box> <text:p text:style-name="FTLG-Name"><text:span text:style-name="FTLG-Name">Gagnon, Bettie Lou</text:span></text:p></draw:text-box>
</draw:frame>
<draw:polygon draw:style-name="TLG-line" draw:layer="layout" draw:z-index="1" svg:x="15.627058cm" svg:y="21.138165cm" svg:viewBox="0 0 100 352" svg:width="0.1000cm" svg:height="0.3528cm" draw:points="50, 0 100, 176 50, 352 0, 176"/>
<text:alphabetical-index-mark text:string-value="Garrett, Carmen Eloise (1923-12-08 - 1997-03-25)"/><draw:frame text:anchor-type="paragraph" draw:z-index="2" draw:style-name="TLG-text" svg:width="5.15cm" svg:height="0.49cm" svg:x="0.62cm" svg:y="21.76cm"><draw:text-box> <text:p text:style-name="FTLG-Name"><text:span text:style-name="FTLG-Name">Garrett, Carmen Eloise</text:span></text:p></draw:text-box>
</draw:frame>
<draw:polygon draw:style-name="TLG-line" draw:layer="layout" draw:z-index="1" svg:x="15.627058cm" svg:y="21.755525cm" svg:viewBox="0 0 100 352" svg:width="0.1000cm" svg:height="0.3528cm" draw:points="50, 0 100, 176 50, 352 0, 176"/>
<draw:polygon draw:style-name="TLG-solid" draw:layer="layout" draw:z-index="1" svg:x="15.947028cm" svg:y="21.755525cm" svg:viewBox="0 0 100 352" svg:width="0.1000cm" svg:height="0.3528cm" draw:points="50, 0 100, 176 50, 352 0, 176"/>
<draw:line text:anchor-type="paragraph" draw:z-index="3" draw:style-name="open" svg:x1="15.73cm" svg:y1="21.93cm" svg:x2="15.95cm" svg:y2="21.93cm"><text:p/>
</draw:line>
<text:alphabetical-index-mark text:string-value="Gutiérrez, Dorothy Jean (1924-02-01 -  )"/><draw:frame text:anchor-type="paragraph" draw:z-index="2" draw:style-name="TLG-text" svg:width="5.33cm" svg:height="0.49cm" svg:x="0.62cm" svg:y="22.37cm"><draw:text-box> <text:p text:style-name="FTLG-Name"><text:span text:style-name="FTLG-Name">Gutiérrez, Dorothy Jean</text:span></text:p></draw:text-box>
</draw:frame>
<draw:polygon draw:style-name="TLG-line" draw:layer="layout" draw:z-index="1" svg:x="15.63138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Landry, Eleanor Jean (1924-02-16 -  )"/><draw:frame text:anchor-type="paragraph" draw:z-index="2" draw:style-name="TLG-text" svg:width="4.82cm" svg:height="0.49cm" svg:x="0.62cm" svg:y="2.62cm"><draw:text-box> <text:p text:style-name="FTLG-Name"><text:span text:style-name="FTLG-Name">Landry, Eleanor Jean</text:span></text:p></draw:text-box>
</draw:frame>
<draw:polygon draw:style-name="TLG-line" draw:layer="layout" draw:z-index="1" svg:x="15.631382cm" svg:y="2.617360cm" svg:viewBox="0 0 100 352" svg:width="0.1000cm" svg:height="0.3528cm" draw:points="50, 0 100, 176 50, 352 0, 176"/>
<text:alphabetical-index-mark text:string-value="Robbins, Merida Lorene (1924-03-07 -  )"/><draw:frame text:anchor-type="paragraph" draw:z-index="2" draw:style-name="TLG-text" svg:width="5.35cm" svg:height="0.49cm" svg:x="0.62cm" svg:y="3.23cm"><draw:text-box> <text:p text:style-name="FTLG-Name"><text:span text:style-name="FTLG-Name">Robbins, Merida Lorene</text:span></text:p></draw:text-box>
</draw:frame>
<draw:polygon draw:style-name="TLG-line" draw:layer="layout" draw:z-index="1" svg:x="15.631382cm" svg:y="3.234720cm" svg:viewBox="0 0 100 352" svg:width="0.1000cm" svg:height="0.3528cm" draw:points="50, 0 100, 176 50, 352 0, 176"/>
<text:alphabetical-index-mark text:string-value="Webb, Noble A. (1925 - )"/><draw:frame text:anchor-type="paragraph" draw:z-index="2" draw:style-name="TLG-text" svg:width="3.67cm" svg:height="0.49cm" svg:x="0.62cm" svg:y="3.85cm"><draw:text-box> <text:p text:style-name="FTLG-Name"><text:span text:style-name="FTLG-Name">Webb, Noble A.</text:span></text:p></draw:text-box>
</draw:frame>
<draw:polygon draw:style-name="TLG-line" draw:layer="layout" draw:z-index="1" svg:x="15.635706cm" svg:y="3.852081cm" svg:viewBox="0 0 100 352" svg:width="0.1000cm" svg:height="0.3528cm" draw:points="50, 0 100, 176 50, 352 0, 176"/>
<text:alphabetical-index-mark text:string-value="Warner, Richard Kenneth (1925-01-17 -  )"/><draw:frame text:anchor-type="paragraph" draw:z-index="2" draw:style-name="TLG-text" svg:width="5.63cm" svg:height="0.49cm" svg:x="0.62cm" svg:y="4.47cm"><draw:text-box> <text:p text:style-name="FTLG-Name"><text:span text:style-name="FTLG-Name">Warner, Richard Kenneth</text:span></text:p></draw:text-box>
</draw:frame>
<draw:polygon draw:style-name="TLG-line" draw:layer="layout" draw:z-index="1" svg:x="15.635706cm" svg:y="4.469441cm" svg:viewBox="0 0 100 352" svg:width="0.1000cm" svg:height="0.3528cm" draw:points="50, 0 100, 176 50, 352 0, 176"/>
<text:alphabetical-index-mark text:string-value="Cruz, Ivan Wayne (1925-02-14 -  )"/><draw:frame text:anchor-type="paragraph" draw:z-index="2" draw:style-name="TLG-text" svg:width="4.10cm" svg:height="0.49cm" svg:x="0.62cm" svg:y="5.09cm"><draw:text-box> <text:p text:style-name="FTLG-Name"><text:span text:style-name="FTLG-Name">Cruz, Ivan Wayne</text:span></text:p></draw:text-box>
</draw:frame>
<draw:polygon draw:style-name="TLG-line" draw:layer="layout" draw:z-index="1" svg:x="15.635706cm" svg:y="5.086801cm" svg:viewBox="0 0 100 352" svg:width="0.1000cm" svg:height="0.3528cm" draw:points="50, 0 100, 176 50, 352 0, 176"/>
<text:alphabetical-index-mark text:string-value="Barber, Mary Elizabeth (1925-06-08 -  )"/><draw:frame text:anchor-type="paragraph" draw:z-index="2" draw:style-name="TLG-text" svg:width="5.12cm" svg:height="0.49cm" svg:x="0.62cm" svg:y="5.70cm"><draw:text-box> <text:p text:style-name="FTLG-Name"><text:span text:style-name="FTLG-Name">Barber, Mary Elizabeth</text:span></text:p></draw:text-box>
</draw:frame>
<draw:polygon draw:style-name="TLG-line" draw:layer="layout" draw:z-index="1" svg:x="15.635706cm" svg:y="5.704161cm" svg:viewBox="0 0 100 352" svg:width="0.1000cm" svg:height="0.3528cm" draw:points="50, 0 100, 176 50, 352 0, 176"/>
<text:alphabetical-index-mark text:string-value="Garner, John Roger (1925-10-29 -  )"/><draw:frame text:anchor-type="paragraph" draw:z-index="2" draw:style-name="TLG-text" svg:width="4.51cm" svg:height="0.49cm" svg:x="0.62cm" svg:y="6.32cm"><draw:text-box> <text:p text:style-name="FTLG-Name"><text:span text:style-name="FTLG-Name">Garner, John Roger</text:span></text:p></draw:text-box>
</draw:frame>
<draw:polygon draw:style-name="TLG-line" draw:layer="layout" draw:z-index="1" svg:x="15.635706cm" svg:y="6.321521cm" svg:viewBox="0 0 100 352" svg:width="0.1000cm" svg:height="0.3528cm" draw:points="50, 0 100, 176 50, 352 0, 176"/>
<text:alphabetical-index-mark text:string-value="Coleman, Marilyn (1926 -  )"/><draw:frame text:anchor-type="paragraph" draw:z-index="2" draw:style-name="TLG-text" svg:width="4.03cm" svg:height="0.49cm" svg:x="0.62cm" svg:y="6.94cm"><draw:text-box> <text:p text:style-name="FTLG-Name"><text:span text:style-name="FTLG-Name">Coleman, Marilyn</text:span></text:p></draw:text-box>
</draw:frame>
<draw:polygon draw:style-name="TLG-line" draw:layer="layout" draw:z-index="1" svg:x="15.640030cm" svg:y="6.938881cm" svg:viewBox="0 0 100 352" svg:width="0.1000cm" svg:height="0.3528cm" draw:points="50, 0 100, 176 50, 352 0, 176"/>
<text:alphabetical-index-mark text:string-value="Hawkins, William Melvin (1926-03-09 - 1999-03-25)"/><draw:frame text:anchor-type="paragraph" draw:z-index="2" draw:style-name="TLG-text" svg:width="5.38cm" svg:height="0.49cm" svg:x="0.62cm" svg:y="7.56cm"><draw:text-box> <text:p text:style-name="FTLG-Name"><text:span text:style-name="FTLG-Name">Hawkins, William Melvin</text:span></text:p></draw:text-box>
</draw:frame>
<draw:polygon draw:style-name="TLG-line" draw:layer="layout" draw:z-index="1" svg:x="15.640030cm" svg:y="7.556242cm" svg:viewBox="0 0 100 352" svg:width="0.1000cm" svg:height="0.3528cm" draw:points="50, 0 100, 176 50, 352 0, 176"/>
<draw:polygon draw:style-name="TLG-solid" draw:layer="layout" draw:z-index="1" svg:x="15.955676cm" svg:y="7.556242cm" svg:viewBox="0 0 100 352" svg:width="0.1000cm" svg:height="0.3528cm" draw:points="50, 0 100, 176 50, 352 0, 176"/>
<draw:line text:anchor-type="paragraph" draw:z-index="3" draw:style-name="open" svg:x1="15.74cm" svg:y1="7.73cm" svg:x2="15.96cm" svg:y2="7.73cm"><text:p/>
</draw:line>
<text:alphabetical-index-mark text:string-value="Perkins, Wilma Mae (1926-03-12 -  )"/><draw:frame text:anchor-type="paragraph" draw:z-index="2" draw:style-name="TLG-text" svg:width="4.54cm" svg:height="0.49cm" svg:x="0.62cm" svg:y="8.17cm"><draw:text-box> <text:p text:style-name="FTLG-Name"><text:span text:style-name="FTLG-Name">Perkins, Wilma Mae</text:span></text:p></draw:text-box>
</draw:frame>
<draw:polygon draw:style-name="TLG-line" draw:layer="layout" draw:z-index="1" svg:x="15.640030cm" svg:y="8.173602cm" svg:viewBox="0 0 100 352" svg:width="0.1000cm" svg:height="0.3528cm" draw:points="50, 0 100, 176 50, 352 0, 176"/>
<text:alphabetical-index-mark text:string-value="Boucher, Rose Mary (1926-09-15 -  )"/><draw:frame text:anchor-type="paragraph" draw:z-index="2" draw:style-name="TLG-text" svg:width="4.64cm" svg:height="0.49cm" svg:x="0.62cm" svg:y="8.79cm"><draw:text-box> <text:p text:style-name="FTLG-Name"><text:span text:style-name="FTLG-Name">Boucher, Rose Mary</text:span></text:p></draw:text-box>
</draw:frame>
<draw:polygon draw:style-name="TLG-line" draw:layer="layout" draw:z-index="1" svg:x="15.640030cm" svg:y="8.790962cm" svg:viewBox="0 0 100 352" svg:width="0.1000cm" svg:height="0.3528cm" draw:points="50, 0 100, 176 50, 352 0, 176"/>
<text:alphabetical-index-mark text:string-value="Lessard, Dorothy Louise (1926-09-29 -  )"/><draw:frame text:anchor-type="paragraph" draw:z-index="2" draw:style-name="TLG-text" svg:width="5.43cm" svg:height="0.49cm" svg:x="0.62cm" svg:y="9.41cm"><draw:text-box> <text:p text:style-name="FTLG-Name"><text:span text:style-name="FTLG-Name">Lessard, Dorothy Louise</text:span></text:p></draw:text-box>
</draw:frame>
<draw:polygon draw:style-name="TLG-line" draw:layer="layout" draw:z-index="1" svg:x="15.640030cm" svg:y="9.408322cm" svg:viewBox="0 0 100 352" svg:width="0.1000cm" svg:height="0.3528cm" draw:points="50, 0 100, 176 50, 352 0, 176"/>
<text:alphabetical-index-mark text:string-value="Warner, George Edward (1926-11-01 -  )"/><draw:frame text:anchor-type="paragraph" draw:z-index="2" draw:style-name="TLG-text" svg:width="5.43cm" svg:height="0.49cm" svg:x="0.62cm" svg:y="10.03cm"><draw:text-box> <text:p text:style-name="FTLG-Name"><text:span text:style-name="FTLG-Name">Warner, George Edward</text:span></text:p></draw:text-box>
</draw:frame>
<draw:polygon draw:style-name="TLG-line" draw:layer="layout" draw:z-index="1" svg:x="15.640030cm" svg:y="10.025682cm" svg:viewBox="0 0 100 352" svg:width="0.1000cm" svg:height="0.3528cm" draw:points="50, 0 100, 176 50, 352 0, 176"/>
<text:alphabetical-index-mark text:string-value="Landry, John Chandler (1926-11-07 -  )"/><draw:frame text:anchor-type="paragraph" draw:z-index="2" draw:style-name="TLG-text" svg:width="5.10cm" svg:height="0.49cm" svg:x="0.62cm" svg:y="10.64cm"><draw:text-box> <text:p text:style-name="FTLG-Name"><text:span text:style-name="FTLG-Name">Landry, John Chandler</text:span></text:p></draw:text-box>
</draw:frame>
<draw:polygon draw:style-name="TLG-line" draw:layer="layout" draw:z-index="1" svg:x="15.640030cm" svg:y="10.643042cm" svg:viewBox="0 0 100 352" svg:width="0.1000cm" svg:height="0.3528cm" draw:points="50, 0 100, 176 50, 352 0, 176"/>
<text:alphabetical-index-mark text:string-value="Marín, Mary Anne (1927-01-13 -  )"/><draw:frame text:anchor-type="paragraph" draw:z-index="2" draw:style-name="TLG-text" svg:width="4.10cm" svg:height="0.49cm" svg:x="0.62cm" svg:y="11.26cm"><draw:text-box> <text:p text:style-name="FTLG-Name"><text:span text:style-name="FTLG-Name">Marín, Mary Anne</text:span></text:p></draw:text-box>
</draw:frame>
<draw:polygon draw:style-name="TLG-line" draw:layer="layout" draw:z-index="1" svg:x="15.644354cm" svg:y="11.260403cm" svg:viewBox="0 0 100 352" svg:width="0.1000cm" svg:height="0.3528cm" draw:points="50, 0 100, 176 50, 352 0, 176"/>
<text:alphabetical-index-mark text:string-value="Gutiérrez, Joan Arlene (1927-01-18 -  )"/><draw:frame text:anchor-type="paragraph" draw:z-index="2" draw:style-name="TLG-text" svg:width="5.05cm" svg:height="0.49cm" svg:x="0.62cm" svg:y="11.88cm"><draw:text-box> <text:p text:style-name="FTLG-Name"><text:span text:style-name="FTLG-Name">Gutiérrez, Joan Arlene</text:span></text:p></draw:text-box>
</draw:frame>
<draw:polygon draw:style-name="TLG-line" draw:layer="layout" draw:z-index="1" svg:x="15.644354cm" svg:y="11.877763cm" svg:viewBox="0 0 100 352" svg:width="0.1000cm" svg:height="0.3528cm" draw:points="50, 0 100, 176 50, 352 0, 176"/>
<text:alphabetical-index-mark text:string-value="Cruz, William Everett (1927-04-05 -  )"/><draw:frame text:anchor-type="paragraph" draw:z-index="2" draw:style-name="TLG-text" svg:width="4.74cm" svg:height="0.49cm" svg:x="0.62cm" svg:y="12.50cm"><draw:text-box> <text:p text:style-name="FTLG-Name"><text:span text:style-name="FTLG-Name">Cruz, William Everett</text:span></text:p></draw:text-box>
</draw:frame>
<draw:polygon draw:style-name="TLG-line" draw:layer="layout" draw:z-index="1" svg:x="15.644354cm" svg:y="12.495123cm" svg:viewBox="0 0 100 352" svg:width="0.1000cm" svg:height="0.3528cm" draw:points="50, 0 100, 176 50, 352 0, 176"/>
<text:alphabetical-index-mark text:string-value="Garrett, William Forest (1927-05-13 -  )"/><draw:frame text:anchor-type="paragraph" draw:z-index="2" draw:style-name="TLG-text" svg:width="5.05cm" svg:height="0.49cm" svg:x="0.62cm" svg:y="13.11cm"><draw:text-box> <text:p text:style-name="FTLG-Name"><text:span text:style-name="FTLG-Name">Garrett, William Forest</text:span></text:p></draw:text-box>
</draw:frame>
<draw:polygon draw:style-name="TLG-line" draw:layer="layout" draw:z-index="1" svg:x="15.644354cm" svg:y="13.112483cm" svg:viewBox="0 0 100 352" svg:width="0.1000cm" svg:height="0.3528cm" draw:points="50, 0 100, 176 50, 352 0, 176"/>
<text:alphabetical-index-mark text:string-value="Rhodes, Donald E. (1928 - vers 1988)"/><draw:frame text:anchor-type="paragraph" draw:z-index="2" draw:style-name="TLG-text" svg:width="4.31cm" svg:height="0.49cm" svg:x="0.62cm" svg:y="13.73cm"><draw:text-box> <text:p text:style-name="FTLG-Name"><text:span text:style-name="FTLG-Name">Rhodes, Donald E.</text:span></text:p></draw:text-box>
</draw:frame>
<draw:polygon draw:style-name="TLG-line" draw:layer="layout" draw:z-index="1" svg:x="15.648678cm" svg:y="13.729843cm" svg:viewBox="0 0 100 352" svg:width="0.1000cm" svg:height="0.3528cm" draw:points="50, 0 100, 176 50, 352 0, 176"/>
<draw:polygon draw:style-name="TLG-solid" draw:layer="layout" draw:z-index="1" svg:x="15.908113cm" svg:y="13.729843cm" svg:viewBox="0 0 100 352" svg:width="0.1000cm" svg:height="0.3528cm" draw:points="50, 0 100, 176 50, 352 0, 176"/>
<draw:line text:anchor-type="paragraph" draw:z-index="3" draw:style-name="open" svg:x1="15.75cm" svg:y1="13.91cm" svg:x2="15.91cm" svg:y2="13.91cm"><text:p/>
</draw:line>
<text:alphabetical-index-mark text:string-value="Walker, Andrew Vincent (1928-01-12 -  )"/><draw:frame text:anchor-type="paragraph" draw:z-index="2" draw:style-name="TLG-text" svg:width="5.35cm" svg:height="0.49cm" svg:x="0.62cm" svg:y="14.35cm"><draw:text-box> <text:p text:style-name="FTLG-Name"><text:span text:style-name="FTLG-Name">Walker, Andrew Vincent</text:span></text:p></draw:text-box>
</draw:frame>
<draw:polygon draw:style-name="TLG-line" draw:layer="layout" draw:z-index="1" svg:x="15.648678cm" svg:y="14.347203cm" svg:viewBox="0 0 100 352" svg:width="0.1000cm" svg:height="0.3528cm" draw:points="50, 0 100, 176 50, 352 0, 176"/>
<text:alphabetical-index-mark text:string-value="Webb, Richard L. (1928-03-14 - 1994-03-05)"/><draw:frame text:anchor-type="paragraph" draw:z-index="2" draw:style-name="TLG-text" svg:width="4.00cm" svg:height="0.49cm" svg:x="0.62cm" svg:y="14.96cm"><draw:text-box> <text:p text:style-name="FTLG-Name"><text:span text:style-name="FTLG-Name">Webb, Richard L.</text:span></text:p></draw:text-box>
</draw:frame>
<draw:polygon draw:style-name="TLG-line" draw:layer="layout" draw:z-index="1" svg:x="15.648678cm" svg:y="14.964564cm" svg:viewBox="0 0 100 352" svg:width="0.1000cm" svg:height="0.3528cm" draw:points="50, 0 100, 176 50, 352 0, 176"/>
<draw:polygon draw:style-name="TLG-solid" draw:layer="layout" draw:z-index="1" svg:x="15.934056cm" svg:y="14.964564cm" svg:viewBox="0 0 99 352" svg:width="0.1000cm" svg:height="0.3528cm" draw:points="50, 0 99, 176 50, 352 0, 176"/>
<draw:line text:anchor-type="paragraph" draw:z-index="3" draw:style-name="open" svg:x1="15.75cm" svg:y1="15.14cm" svg:x2="15.93cm" svg:y2="15.14cm"><text:p/>
</draw:line>
<text:alphabetical-index-mark text:string-value="Wójcik, Suzanne (1928-06-25 -  )"/><draw:frame text:anchor-type="paragraph" draw:z-index="2" draw:style-name="TLG-text" svg:width="3.87cm" svg:height="0.49cm" svg:x="0.62cm" svg:y="15.58cm"><draw:text-box> <text:p text:style-name="FTLG-Name"><text:span text:style-name="FTLG-Name">Wójcik, Suzanne</text:span></text:p></draw:text-box>
</draw:frame>
<draw:polygon draw:style-name="TLG-line" draw:layer="layout" draw:z-index="1" svg:x="15.648678cm" svg:y="15.581924cm" svg:viewBox="0 0 100 352" svg:width="0.1000cm" svg:height="0.3528cm" draw:points="50, 0 100, 176 50, 352 0, 176"/>
<text:alphabetical-index-mark text:string-value="Reed, Norah (1928-07-00 -  )"/><draw:frame text:anchor-type="paragraph" draw:z-index="2" draw:style-name="TLG-text" svg:width="3.06cm" svg:height="0.49cm" svg:x="0.62cm" svg:y="16.20cm"><draw:text-box> <text:p text:style-name="FTLG-Name"><text:span text:style-name="FTLG-Name">Reed, Norah</text:span></text:p></draw:text-box>
</draw:frame>
<draw:polygon draw:style-name="TLG-line" draw:layer="layout" draw:z-index="1" svg:x="15.648678cm" svg:y="16.199284cm" svg:viewBox="0 0 100 352" svg:width="0.1000cm" svg:height="0.3528cm" draw:points="50, 0 100, 176 50, 352 0, 176"/>
<text:alphabetical-index-mark text:string-value="Garner, Howard Lane (1928-07-09 -  )"/><draw:frame text:anchor-type="paragraph" draw:z-index="2" draw:style-name="TLG-text" svg:width="4.87cm" svg:height="0.49cm" svg:x="0.62cm" svg:y="16.82cm"><draw:text-box> <text:p text:style-name="FTLG-Name"><text:span text:style-name="FTLG-Name">Garner, Howard Lane</text:span></text:p></draw:text-box>
</draw:frame>
<draw:polygon draw:style-name="TLG-line" draw:layer="layout" draw:z-index="1" svg:x="15.648678cm" svg:y="16.816644cm" svg:viewBox="0 0 100 352" svg:width="0.1000cm" svg:height="0.3528cm" draw:points="50, 0 100, 176 50, 352 0, 176"/>
<text:alphabetical-index-mark text:string-value="Marín, Elizabeth Therese (1928-10-11 - 1928-12-29)"/><draw:frame text:anchor-type="paragraph" draw:z-index="2" draw:style-name="TLG-text" svg:width="5.58cm" svg:height="0.49cm" svg:x="0.62cm" svg:y="17.43cm"><draw:text-box> <text:p text:style-name="FTLG-Name"><text:span text:style-name="FTLG-Name">Marín, Elizabeth Therese</text:span></text:p></draw:text-box>
</draw:frame>
<draw:polygon draw:style-name="TLG-line" draw:layer="layout" draw:z-index="1" svg:x="15.648678cm" svg:y="17.434004cm" svg:viewBox="0 0 100 352" svg:width="0.1000cm" svg:height="0.3528cm" draw:points="50, 0 100, 176 50, 352 0, 176"/>
<draw:polygon draw:style-name="TLG-solid" draw:layer="layout" draw:z-index="1" svg:x="15.648678cm" svg:y="17.434004cm" svg:viewBox="0 0 100 352" svg:width="0.1000cm" svg:height="0.3528cm" draw:points="50, 0 100, 176 50, 352 0, 176"/>
<draw:line text:anchor-type="paragraph" draw:z-index="3" draw:style-name="open" svg:x1="15.75cm" svg:y1="17.61cm" svg:x2="15.65cm" svg:y2="17.61cm"><text:p/>
</draw:line>
<text:alphabetical-index-mark text:string-value="Boucher, John (1929 -  )"/><draw:frame text:anchor-type="paragraph" draw:z-index="2" draw:style-name="TLG-text" svg:width="3.42cm" svg:height="0.49cm" svg:x="0.62cm" svg:y="18.05cm"><draw:text-box> <text:p text:style-name="FTLG-Name"><text:span text:style-name="FTLG-Name">Boucher, John</text:span></text:p></draw:text-box>
</draw:frame>
<draw:polygon draw:style-name="TLG-line" draw:layer="layout" draw:z-index="1" svg:x="15.653002cm" svg:y="18.051364cm" svg:viewBox="0 0 100 352" svg:width="0.1000cm" svg:height="0.3528cm" draw:points="50, 0 100, 176 50, 352 0, 176"/>
<text:alphabetical-index-mark text:string-value="Wójcik, Richard (1929-08-14 -  )"/><draw:frame text:anchor-type="paragraph" draw:z-index="2" draw:style-name="TLG-text" svg:width="3.64cm" svg:height="0.49cm" svg:x="0.62cm" svg:y="18.67cm"><draw:text-box> <text:p text:style-name="FTLG-Name"><text:span text:style-name="FTLG-Name">Wójcik, Richard</text:span></text:p></draw:text-box>
</draw:frame>
<draw:polygon draw:style-name="TLG-line" draw:layer="layout" draw:z-index="1" svg:x="15.653002cm" svg:y="18.668725cm" svg:viewBox="0 0 100 352" svg:width="0.1000cm" svg:height="0.3528cm" draw:points="50, 0 100, 176 50, 352 0, 176"/>
<text:alphabetical-index-mark text:string-value="Hawkins, Ellen Marie (1929-09-24 -  )"/><draw:frame text:anchor-type="paragraph" draw:z-index="2" draw:style-name="TLG-text" svg:width="4.74cm" svg:height="0.49cm" svg:x="0.62cm" svg:y="19.29cm"><draw:text-box> <text:p text:style-name="FTLG-Name"><text:span text:style-name="FTLG-Name">Hawkins, Ellen Marie</text:span></text:p></draw:text-box>
</draw:frame>
<draw:polygon draw:style-name="TLG-line" draw:layer="layout" draw:z-index="1" svg:x="15.653002cm" svg:y="19.286085cm" svg:viewBox="0 0 100 352" svg:width="0.1000cm" svg:height="0.3528cm" draw:points="50, 0 100, 176 50, 352 0, 176"/>
<text:alphabetical-index-mark text:string-value="Pearson, Eileen Ruth (1930-04-03 -  )"/><draw:frame text:anchor-type="paragraph" draw:z-index="2" draw:style-name="TLG-text" svg:width="4.79cm" svg:height="0.49cm" svg:x="0.62cm" svg:y="19.90cm"><draw:text-box> <text:p text:style-name="FTLG-Name"><text:span text:style-name="FTLG-Name">Pearson, Eileen Ruth</text:span></text:p></draw:text-box>
</draw:frame>
<draw:polygon draw:style-name="TLG-line" draw:layer="layout" draw:z-index="1" svg:x="15.657326cm" svg:y="19.903445cm" svg:viewBox="0 0 100 352" svg:width="0.1000cm" svg:height="0.3528cm" draw:points="50, 0 100, 176 50, 352 0, 176"/>
<text:alphabetical-index-mark text:string-value="Мельников, Marylou (1930-05-20 -  )"/><draw:frame text:anchor-type="paragraph" draw:z-index="2" draw:style-name="TLG-text" svg:width="4.64cm" svg:height="0.49cm" svg:x="0.62cm" svg:y="20.52cm"><draw:text-box> <text:p text:style-name="FTLG-Name"><text:span text:style-name="FTLG-Name">Мельников, Marylou</text:span></text:p></draw:text-box>
</draw:frame>
<draw:polygon draw:style-name="TLG-line" draw:layer="layout" draw:z-index="1" svg:x="15.657326cm" svg:y="20.520805cm" svg:viewBox="0 0 100 352" svg:width="0.1000cm" svg:height="0.3528cm" draw:points="50, 0 100, 176 50, 352 0, 176"/>
<text:alphabetical-index-mark text:string-value="Wójcik, Patricia (1930-10-25 -  )"/><draw:frame text:anchor-type="paragraph" draw:z-index="2" draw:style-name="TLG-text" svg:width="3.59cm" svg:height="0.49cm" svg:x="0.62cm" svg:y="21.14cm"><draw:text-box> <text:p text:style-name="FTLG-Name"><text:span text:style-name="FTLG-Name">Wójcik, Patricia</text:span></text:p></draw:text-box>
</draw:frame>
<draw:polygon draw:style-name="TLG-line" draw:layer="layout" draw:z-index="1" svg:x="15.657326cm" svg:y="21.138165cm" svg:viewBox="0 0 100 352" svg:width="0.1000cm" svg:height="0.3528cm" draw:points="50, 0 100, 176 50, 352 0, 176"/>
<text:alphabetical-index-mark text:string-value="Lessard, Elinor Jane (1931-07-10 -  )"/><draw:frame text:anchor-type="paragraph" draw:z-index="2" draw:style-name="TLG-text" svg:width="4.64cm" svg:height="0.49cm" svg:x="0.62cm" svg:y="21.76cm"><draw:text-box> <text:p text:style-name="FTLG-Name"><text:span text:style-name="FTLG-Name">Lessard, Elinor Jane</text:span></text:p></draw:text-box>
</draw:frame>
<draw:polygon draw:style-name="TLG-line" draw:layer="layout" draw:z-index="1" svg:x="15.661650cm" svg:y="21.755525cm" svg:viewBox="0 0 100 352" svg:width="0.1000cm" svg:height="0.3528cm" draw:points="50, 0 100, 176 50, 352 0, 176"/>
<text:alphabetical-index-mark text:string-value="Wójcik, James (1932-03-24 -  )"/><draw:frame text:anchor-type="paragraph" draw:z-index="2" draw:style-name="TLG-text" svg:width="3.41cm" svg:height="0.49cm" svg:x="0.62cm" svg:y="22.37cm"><draw:text-box> <text:p text:style-name="FTLG-Name"><text:span text:style-name="FTLG-Name">Wójcik, James</text:span></text:p></draw:text-box>
</draw:frame>
<draw:polygon draw:style-name="TLG-line" draw:layer="layout" draw:z-index="1" svg:x="15.665974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Andrews, William Arthur (1933-11-24 -  )"/><draw:frame text:anchor-type="paragraph" draw:z-index="2" draw:style-name="TLG-text" svg:width="5.35cm" svg:height="0.49cm" svg:x="0.62cm" svg:y="2.62cm"><draw:text-box> <text:p text:style-name="FTLG-Name"><text:span text:style-name="FTLG-Name">Andrews, William Arthur</text:span></text:p></draw:text-box>
</draw:frame>
<draw:polygon draw:style-name="TLG-line" draw:layer="layout" draw:z-index="1" svg:x="15.670298cm" svg:y="2.617360cm" svg:viewBox="0 0 100 352" svg:width="0.1000cm" svg:height="0.3528cm" draw:points="50, 0 100, 176 50, 352 0, 176"/>
<text:alphabetical-index-mark text:string-value="Osborne, Dwight Billington (1933-12-31 -  )"/><draw:frame text:anchor-type="paragraph" draw:z-index="2" draw:style-name="TLG-text" svg:width="5.86cm" svg:height="0.49cm" svg:x="0.62cm" svg:y="3.23cm"><draw:text-box> <text:p text:style-name="FTLG-Name"><text:span text:style-name="FTLG-Name">Osborne, Dwight Billington</text:span></text:p></draw:text-box>
</draw:frame>
<draw:polygon draw:style-name="TLG-line" draw:layer="layout" draw:z-index="1" svg:x="15.670298cm" svg:y="3.234720cm" svg:viewBox="0 0 100 352" svg:width="0.1000cm" svg:height="0.3528cm" draw:points="50, 0 100, 176 50, 352 0, 176"/>
<text:alphabetical-index-mark text:string-value="Reed, Noreen (1934-07-00 -  )"/><draw:frame text:anchor-type="paragraph" draw:z-index="2" draw:style-name="TLG-text" svg:width="3.31cm" svg:height="0.49cm" svg:x="0.62cm" svg:y="3.85cm"><draw:text-box> <text:p text:style-name="FTLG-Name"><text:span text:style-name="FTLG-Name">Reed, Noreen</text:span></text:p></draw:text-box>
</draw:frame>
<draw:polygon draw:style-name="TLG-line" draw:layer="layout" draw:z-index="1" svg:x="15.674621cm" svg:y="3.852081cm" svg:viewBox="0 0 100 352" svg:width="0.1000cm" svg:height="0.3528cm" draw:points="50, 0 100, 176 50, 352 0, 176"/>
<text:alphabetical-index-mark text:string-value="Reed, Peggy (1936-07-00 -  )"/><draw:frame text:anchor-type="paragraph" draw:z-index="2" draw:style-name="TLG-text" svg:width="3.11cm" svg:height="0.49cm" svg:x="0.62cm" svg:y="4.47cm"><draw:text-box> <text:p text:style-name="FTLG-Name"><text:span text:style-name="FTLG-Name">Reed, Peggy</text:span></text:p></draw:text-box>
</draw:frame>
<draw:polygon draw:style-name="TLG-line" draw:layer="layout" draw:z-index="1" svg:x="15.683269cm" svg:y="4.469441cm" svg:viewBox="0 0 100 352" svg:width="0.1000cm" svg:height="0.3528cm" draw:points="50, 0 100, 176 50, 352 0, 176"/>
<text:alphabetical-index-mark text:string-value="Garrett, Lloyd Willis (1936-08-29 -  )"/><draw:frame text:anchor-type="paragraph" draw:z-index="2" draw:style-name="TLG-text" svg:width="4.43cm" svg:height="0.49cm" svg:x="0.62cm" svg:y="5.09cm"><draw:text-box> <text:p text:style-name="FTLG-Name"><text:span text:style-name="FTLG-Name">Garrett, Lloyd Willis</text:span></text:p></draw:text-box>
</draw:frame>
<draw:polygon draw:style-name="TLG-line" draw:layer="layout" draw:z-index="1" svg:x="15.683269cm" svg:y="5.086801cm" svg:viewBox="0 0 100 352" svg:width="0.1000cm" svg:height="0.3528cm" draw:points="50, 0 100, 176 50, 352 0, 176"/>
<text:alphabetical-index-mark text:string-value="Russell, Melvin Glen (1936-09-23 -  )"/><draw:frame text:anchor-type="paragraph" draw:z-index="2" draw:style-name="TLG-text" svg:width="4.64cm" svg:height="0.49cm" svg:x="0.62cm" svg:y="5.70cm"><draw:text-box> <text:p text:style-name="FTLG-Name"><text:span text:style-name="FTLG-Name">Russell, Melvin Glen</text:span></text:p></draw:text-box>
</draw:frame>
<draw:polygon draw:style-name="TLG-line" draw:layer="layout" draw:z-index="1" svg:x="15.683269cm" svg:y="5.704161cm" svg:viewBox="0 0 100 352" svg:width="0.1000cm" svg:height="0.3528cm" draw:points="50, 0 100, 176 50, 352 0, 176"/>
<text:alphabetical-index-mark text:string-value="Warner, Michael Louis (1936-12-22 -  )"/><draw:frame text:anchor-type="paragraph" draw:z-index="2" draw:style-name="TLG-text" svg:width="5.02cm" svg:height="0.49cm" svg:x="0.62cm" svg:y="6.32cm"><draw:text-box> <text:p text:style-name="FTLG-Name"><text:span text:style-name="FTLG-Name">Warner, Michael Louis</text:span></text:p></draw:text-box>
</draw:frame>
<draw:polygon draw:style-name="TLG-line" draw:layer="layout" draw:z-index="1" svg:x="15.683269cm" svg:y="6.321521cm" svg:viewBox="0 0 100 352" svg:width="0.1000cm" svg:height="0.3528cm" draw:points="50, 0 100, 176 50, 352 0, 176"/>
<text:alphabetical-index-mark text:string-value="Lessard, Mary Alice (1937-01-17 -  )"/><draw:frame text:anchor-type="paragraph" draw:z-index="2" draw:style-name="TLG-text" svg:width="4.49cm" svg:height="0.49cm" svg:x="0.62cm" svg:y="6.94cm"><draw:text-box> <text:p text:style-name="FTLG-Name"><text:span text:style-name="FTLG-Name">Lessard, Mary Alice</text:span></text:p></draw:text-box>
</draw:frame>
<draw:polygon draw:style-name="TLG-line" draw:layer="layout" draw:z-index="1" svg:x="15.687593cm" svg:y="6.938881cm" svg:viewBox="0 0 100 352" svg:width="0.1000cm" svg:height="0.3528cm" draw:points="50, 0 100, 176 50, 352 0, 176"/>
<text:alphabetical-index-mark text:string-value="Reed, Carmel (1938-02-00 -  )"/><draw:frame text:anchor-type="paragraph" draw:z-index="2" draw:style-name="TLG-text" svg:width="3.29cm" svg:height="0.49cm" svg:x="0.62cm" svg:y="7.56cm"><draw:text-box> <text:p text:style-name="FTLG-Name"><text:span text:style-name="FTLG-Name">Reed, Carmel</text:span></text:p></draw:text-box>
</draw:frame>
<draw:polygon draw:style-name="TLG-line" draw:layer="layout" draw:z-index="1" svg:x="15.691917cm" svg:y="7.556242cm" svg:viewBox="0 0 100 352" svg:width="0.1000cm" svg:height="0.3528cm" draw:points="50, 0 100, 176 50, 352 0, 176"/>
<text:alphabetical-index-mark text:string-value="Webb, James Lee (1939-04-23 - 1994-09-23)"/><draw:frame text:anchor-type="paragraph" draw:z-index="2" draw:style-name="TLG-text" svg:width="4.15cm" svg:height="0.49cm" svg:x="0.62cm" svg:y="8.17cm"><draw:text-box> <text:p text:style-name="FTLG-Name"><text:span text:style-name="FTLG-Name">Webb, James Lee</text:span></text:p></draw:text-box>
</draw:frame>
<draw:polygon draw:style-name="TLG-line" draw:layer="layout" draw:z-index="1" svg:x="15.696241cm" svg:y="8.173602cm" svg:viewBox="0 0 100 352" svg:width="0.1000cm" svg:height="0.3528cm" draw:points="50, 0 100, 176 50, 352 0, 176"/>
<draw:polygon draw:style-name="TLG-solid" draw:layer="layout" draw:z-index="1" svg:x="15.934056cm" svg:y="8.173602cm" svg:viewBox="0 0 99 352" svg:width="0.1000cm" svg:height="0.3528cm" draw:points="50, 0 99, 176 50, 352 0, 176"/>
<draw:line text:anchor-type="paragraph" draw:z-index="3" draw:style-name="open" svg:x1="15.80cm" svg:y1="8.35cm" svg:x2="15.93cm" svg:y2="8.35cm"><text:p/>
</draw:line>
<text:alphabetical-index-mark text:string-value="Briggs, Joyce Inez (1939-08-05 - 1985)"/><draw:frame text:anchor-type="paragraph" draw:z-index="2" draw:style-name="TLG-text" svg:width="4.21cm" svg:height="0.49cm" svg:x="0.62cm" svg:y="8.79cm"><draw:text-box> <text:p text:style-name="FTLG-Name"><text:span text:style-name="FTLG-Name">Briggs, Joyce Inez</text:span></text:p></draw:text-box>
</draw:frame>
<draw:polygon draw:style-name="TLG-line" draw:layer="layout" draw:z-index="1" svg:x="15.696241cm" svg:y="8.790962cm" svg:viewBox="0 0 100 352" svg:width="0.1000cm" svg:height="0.3528cm" draw:points="50, 0 100, 176 50, 352 0, 176"/>
<draw:polygon draw:style-name="TLG-solid" draw:layer="layout" draw:z-index="1" svg:x="15.895141cm" svg:y="8.790962cm" svg:viewBox="0 0 100 352" svg:width="0.1000cm" svg:height="0.3528cm" draw:points="50, 0 100, 176 50, 352 0, 176"/>
<draw:line text:anchor-type="paragraph" draw:z-index="3" draw:style-name="open" svg:x1="15.80cm" svg:y1="8.97cm" svg:x2="15.90cm" svg:y2="8.97cm"><text:p/>
</draw:line>
<text:alphabetical-index-mark text:string-value="Page, Sylvia Louise (1939-08-21 -  )"/><draw:frame text:anchor-type="paragraph" draw:z-index="2" draw:style-name="TLG-text" svg:width="4.49cm" svg:height="0.49cm" svg:x="0.62cm" svg:y="9.41cm"><draw:text-box> <text:p text:style-name="FTLG-Name"><text:span text:style-name="FTLG-Name">Page, Sylvia Louise</text:span></text:p></draw:text-box>
</draw:frame>
<draw:polygon draw:style-name="TLG-line" draw:layer="layout" draw:z-index="1" svg:x="15.696241cm" svg:y="9.408322cm" svg:viewBox="0 0 100 352" svg:width="0.1000cm" svg:height="0.3528cm" draw:points="50, 0 100, 176 50, 352 0, 176"/>
<text:alphabetical-index-mark text:string-value="Waters, Cecil Glenn (1940 -  )"/><draw:frame text:anchor-type="paragraph" draw:z-index="2" draw:style-name="TLG-text" svg:width="4.54cm" svg:height="0.49cm" svg:x="0.62cm" svg:y="10.03cm"><draw:text-box> <text:p text:style-name="FTLG-Name"><text:span text:style-name="FTLG-Name">Waters, Cecil Glenn</text:span></text:p></draw:text-box>
</draw:frame>
<draw:polygon draw:style-name="TLG-line" draw:layer="layout" draw:z-index="1" svg:x="15.700565cm" svg:y="10.025682cm" svg:viewBox="0 0 100 352" svg:width="0.1000cm" svg:height="0.3528cm" draw:points="50, 0 100, 176 50, 352 0, 176"/>
<text:alphabetical-index-mark text:string-value="Boucher, Roger Joseph (1940-01-04 -  )"/><draw:frame text:anchor-type="paragraph" draw:z-index="2" draw:style-name="TLG-text" svg:width="5.28cm" svg:height="0.49cm" svg:x="0.62cm" svg:y="10.64cm"><draw:text-box> <text:p text:style-name="FTLG-Name"><text:span text:style-name="FTLG-Name">Boucher, Roger Joseph</text:span></text:p></draw:text-box>
</draw:frame>
<draw:polygon draw:style-name="TLG-line" draw:layer="layout" draw:z-index="1" svg:x="15.700565cm" svg:y="10.643042cm" svg:viewBox="0 0 100 352" svg:width="0.1000cm" svg:height="0.3528cm" draw:points="50, 0 100, 176 50, 352 0, 176"/>
<text:alphabetical-index-mark text:string-value="Warner, Betty Louise (1940-01-16 -  )"/><draw:frame text:anchor-type="paragraph" draw:z-index="2" draw:style-name="TLG-text" svg:width="4.74cm" svg:height="0.49cm" svg:x="0.62cm" svg:y="11.26cm"><draw:text-box> <text:p text:style-name="FTLG-Name"><text:span text:style-name="FTLG-Name">Warner, Betty Louise</text:span></text:p></draw:text-box>
</draw:frame>
<draw:polygon draw:style-name="TLG-line" draw:layer="layout" draw:z-index="1" svg:x="15.700565cm" svg:y="11.260403cm" svg:viewBox="0 0 100 352" svg:width="0.1000cm" svg:height="0.3528cm" draw:points="50, 0 100, 176 50, 352 0, 176"/>
<text:alphabetical-index-mark text:string-value="McCoy, Thomas Michael (1940-07-06 -  )"/><draw:frame text:anchor-type="paragraph" draw:z-index="2" draw:style-name="TLG-text" svg:width="5.50cm" svg:height="0.49cm" svg:x="0.62cm" svg:y="11.88cm"><draw:text-box> <text:p text:style-name="FTLG-Name"><text:span text:style-name="FTLG-Name">McCoy, Thomas Michael</text:span></text:p></draw:text-box>
</draw:frame>
<draw:polygon draw:style-name="TLG-line" draw:layer="layout" draw:z-index="1" svg:x="15.700565cm" svg:y="11.877763cm" svg:viewBox="0 0 100 352" svg:width="0.1000cm" svg:height="0.3528cm" draw:points="50, 0 100, 176 50, 352 0, 176"/>
<text:alphabetical-index-mark text:string-value="Manning, Judith Ann (1940-09-05 -  )"/><draw:frame text:anchor-type="paragraph" draw:z-index="2" draw:style-name="TLG-text" svg:width="4.64cm" svg:height="0.49cm" svg:x="0.62cm" svg:y="12.50cm"><draw:text-box> <text:p text:style-name="FTLG-Name"><text:span text:style-name="FTLG-Name">Manning, Judith Ann</text:span></text:p></draw:text-box>
</draw:frame>
<draw:polygon draw:style-name="TLG-line" draw:layer="layout" draw:z-index="1" svg:x="15.700565cm" svg:y="12.495123cm" svg:viewBox="0 0 100 352" svg:width="0.1000cm" svg:height="0.3528cm" draw:points="50, 0 100, 176 50, 352 0, 176"/>
<text:alphabetical-index-mark text:string-value="Welch, Paul Allen (1940-09-30 -  )"/><draw:frame text:anchor-type="paragraph" draw:z-index="2" draw:style-name="TLG-text" svg:width="4.05cm" svg:height="0.49cm" svg:x="0.62cm" svg:y="13.11cm"><draw:text-box> <text:p text:style-name="FTLG-Name"><text:span text:style-name="FTLG-Name">Welch, Paul Allen</text:span></text:p></draw:text-box>
</draw:frame>
<draw:polygon draw:style-name="TLG-line" draw:layer="layout" draw:z-index="1" svg:x="15.700565cm" svg:y="13.112483cm" svg:viewBox="0 0 100 352" svg:width="0.1000cm" svg:height="0.3528cm" draw:points="50, 0 100, 176 50, 352 0, 176"/>
<text:alphabetical-index-mark text:string-value="Cruz, Thomas Everett (1940-10-15 -  )"/><draw:frame text:anchor-type="paragraph" draw:z-index="2" draw:style-name="TLG-text" svg:width="4.92cm" svg:height="0.49cm" svg:x="0.62cm" svg:y="13.73cm"><draw:text-box> <text:p text:style-name="FTLG-Name"><text:span text:style-name="FTLG-Name">Cruz, Thomas Everett</text:span></text:p></draw:text-box>
</draw:frame>
<draw:polygon draw:style-name="TLG-line" draw:layer="layout" draw:z-index="1" svg:x="15.700565cm" svg:y="13.729843cm" svg:viewBox="0 0 100 352" svg:width="0.1000cm" svg:height="0.3528cm" draw:points="50, 0 100, 176 50, 352 0, 176"/>
<text:alphabetical-index-mark text:string-value="Bélanger, Linda Ellen (1940-12-30 -  )"/><draw:frame text:anchor-type="paragraph" draw:z-index="2" draw:style-name="TLG-text" svg:width="4.82cm" svg:height="0.49cm" svg:x="0.62cm" svg:y="14.35cm"><draw:text-box> <text:p text:style-name="FTLG-Name"><text:span text:style-name="FTLG-Name">Bélanger, Linda Ellen</text:span></text:p></draw:text-box>
</draw:frame>
<draw:polygon draw:style-name="TLG-line" draw:layer="layout" draw:z-index="1" svg:x="15.700565cm" svg:y="14.347203cm" svg:viewBox="0 0 100 352" svg:width="0.1000cm" svg:height="0.3528cm" draw:points="50, 0 100, 176 50, 352 0, 176"/>
<text:alphabetical-index-mark text:string-value="Boucher, William J. (1941-01-11 - 1994-10-31)"/><draw:frame text:anchor-type="paragraph" draw:z-index="2" draw:style-name="TLG-text" svg:width="4.38cm" svg:height="0.49cm" svg:x="0.62cm" svg:y="14.96cm"><draw:text-box> <text:p text:style-name="FTLG-Name"><text:span text:style-name="FTLG-Name">Boucher, William J.</text:span></text:p></draw:text-box>
</draw:frame>
<draw:polygon draw:style-name="TLG-line" draw:layer="layout" draw:z-index="1" svg:x="15.704889cm" svg:y="14.964564cm" svg:viewBox="0 0 100 352" svg:width="0.1000cm" svg:height="0.3528cm" draw:points="50, 0 100, 176 50, 352 0, 176"/>
<draw:polygon draw:style-name="TLG-solid" draw:layer="layout" draw:z-index="1" svg:x="15.934056cm" svg:y="14.964564cm" svg:viewBox="0 0 99 352" svg:width="0.1000cm" svg:height="0.3528cm" draw:points="50, 0 99, 176 50, 352 0, 176"/>
<draw:line text:anchor-type="paragraph" draw:z-index="3" draw:style-name="open" svg:x1="15.80cm" svg:y1="15.14cm" svg:x2="15.93cm" svg:y2="15.14cm"><text:p/>
</draw:line>
<text:alphabetical-index-mark text:string-value="Page, Marvin Ray (1941-07-30 -  )"/><draw:frame text:anchor-type="paragraph" draw:z-index="2" draw:style-name="TLG-text" svg:width="4.10cm" svg:height="0.49cm" svg:x="0.62cm" svg:y="15.58cm"><draw:text-box> <text:p text:style-name="FTLG-Name"><text:span text:style-name="FTLG-Name">Page, Marvin Ray</text:span></text:p></draw:text-box>
</draw:frame>
<draw:polygon draw:style-name="TLG-line" draw:layer="layout" draw:z-index="1" svg:x="15.704889cm" svg:y="15.581924cm" svg:viewBox="0 0 100 352" svg:width="0.1000cm" svg:height="0.3528cm" draw:points="50, 0 100, 176 50, 352 0, 176"/>
<text:alphabetical-index-mark text:string-value="Cruz, Linda Helen (1942-02-06 -  )"/><draw:frame text:anchor-type="paragraph" draw:z-index="2" draw:style-name="TLG-text" svg:width="4.13cm" svg:height="0.49cm" svg:x="0.62cm" svg:y="16.20cm"><draw:text-box> <text:p text:style-name="FTLG-Name"><text:span text:style-name="FTLG-Name">Cruz, Linda Helen</text:span></text:p></draw:text-box>
</draw:frame>
<draw:polygon draw:style-name="TLG-line" draw:layer="layout" draw:z-index="1" svg:x="15.709213cm" svg:y="16.199284cm" svg:viewBox="0 0 100 352" svg:width="0.1000cm" svg:height="0.3528cm" draw:points="50, 0 100, 176 50, 352 0, 176"/>
<text:alphabetical-index-mark text:string-value="Russell, Janet Gail (1942-07-23 -  )"/><draw:frame text:anchor-type="paragraph" draw:z-index="2" draw:style-name="TLG-text" svg:width="4.28cm" svg:height="0.49cm" svg:x="0.62cm" svg:y="16.82cm"><draw:text-box> <text:p text:style-name="FTLG-Name"><text:span text:style-name="FTLG-Name">Russell, Janet Gail</text:span></text:p></draw:text-box>
</draw:frame>
<draw:polygon draw:style-name="TLG-line" draw:layer="layout" draw:z-index="1" svg:x="15.709213cm" svg:y="16.816644cm" svg:viewBox="0 0 100 352" svg:width="0.1000cm" svg:height="0.3528cm" draw:points="50, 0 100, 176 50, 352 0, 176"/>
<text:alphabetical-index-mark text:string-value="Gibbs, Connie (1943-02-08 -  )"/><draw:frame text:anchor-type="paragraph" draw:z-index="2" draw:style-name="TLG-text" svg:width="3.36cm" svg:height="0.49cm" svg:x="0.62cm" svg:y="17.43cm"><draw:text-box> <text:p text:style-name="FTLG-Name"><text:span text:style-name="FTLG-Name">Gibbs, Connie</text:span></text:p></draw:text-box>
</draw:frame>
<draw:polygon draw:style-name="TLG-line" draw:layer="layout" draw:z-index="1" svg:x="15.713537cm" svg:y="17.434004cm" svg:viewBox="0 0 100 352" svg:width="0.1000cm" svg:height="0.3528cm" draw:points="50, 0 100, 176 50, 352 0, 176"/>
<text:alphabetical-index-mark text:string-value="Reed, Joan (1943-05-13 -  )"/><draw:frame text:anchor-type="paragraph" draw:z-index="2" draw:style-name="TLG-text" svg:width="2.80cm" svg:height="0.49cm" svg:x="0.62cm" svg:y="18.05cm"><draw:text-box> <text:p text:style-name="FTLG-Name"><text:span text:style-name="FTLG-Name">Reed, Joan</text:span></text:p></draw:text-box>
</draw:frame>
<draw:polygon draw:style-name="TLG-line" draw:layer="layout" draw:z-index="1" svg:x="15.713537cm" svg:y="18.051364cm" svg:viewBox="0 0 100 352" svg:width="0.1000cm" svg:height="0.3528cm" draw:points="50, 0 100, 176 50, 352 0, 176"/>
<text:alphabetical-index-mark text:string-value="Lane, Joseph Edward (1943-10-10 -  )"/><draw:frame text:anchor-type="paragraph" draw:z-index="2" draw:style-name="TLG-text" svg:width="4.89cm" svg:height="0.49cm" svg:x="0.62cm" svg:y="18.67cm"><draw:text-box> <text:p text:style-name="FTLG-Name"><text:span text:style-name="FTLG-Name">Lane, Joseph Edward</text:span></text:p></draw:text-box>
</draw:frame>
<draw:polygon draw:style-name="TLG-line" draw:layer="layout" draw:z-index="1" svg:x="15.713537cm" svg:y="18.668725cm" svg:viewBox="0 0 100 352" svg:width="0.1000cm" svg:height="0.3528cm" draw:points="50, 0 100, 176 50, 352 0, 176"/>
<text:alphabetical-index-mark text:string-value="Boucher, Sharon (1943-11-26 - 1973-06-11)"/><draw:frame text:anchor-type="paragraph" draw:z-index="2" draw:style-name="TLG-text" svg:width="3.90cm" svg:height="0.49cm" svg:x="0.62cm" svg:y="19.29cm"><draw:text-box> <text:p text:style-name="FTLG-Name"><text:span text:style-name="FTLG-Name">Boucher, Sharon</text:span></text:p></draw:text-box>
</draw:frame>
<draw:polygon draw:style-name="TLG-line" draw:layer="layout" draw:z-index="1" svg:x="15.713537cm" svg:y="19.286085cm" svg:viewBox="0 0 100 352" svg:width="0.1000cm" svg:height="0.3528cm" draw:points="50, 0 100, 176 50, 352 0, 176"/>
<draw:polygon draw:style-name="TLG-solid" draw:layer="layout" draw:z-index="1" svg:x="15.843254cm" svg:y="19.286085cm" svg:viewBox="0 0 100 352" svg:width="0.1000cm" svg:height="0.3528cm" draw:points="50, 0 100, 176 50, 352 0, 176"/>
<draw:line text:anchor-type="paragraph" draw:z-index="3" draw:style-name="open" svg:x1="15.81cm" svg:y1="19.46cm" svg:x2="15.84cm" svg:y2="19.46cm"><text:p/>
</draw:line>
<text:alphabetical-index-mark text:string-value="Cruz, Gerald Ray (1944-01-09 -  )"/><draw:frame text:anchor-type="paragraph" draw:z-index="2" draw:style-name="TLG-text" svg:width="4.00cm" svg:height="0.49cm" svg:x="0.62cm" svg:y="19.90cm"><draw:text-box> <text:p text:style-name="FTLG-Name"><text:span text:style-name="FTLG-Name">Cruz, Gerald Ray</text:span></text:p></draw:text-box>
</draw:frame>
<draw:polygon draw:style-name="TLG-line" draw:layer="layout" draw:z-index="1" svg:x="15.717861cm" svg:y="19.903445cm" svg:viewBox="0 0 100 352" svg:width="0.1000cm" svg:height="0.3528cm" draw:points="50, 0 100, 176 50, 352 0, 176"/>
<text:alphabetical-index-mark text:string-value="Bélanger, Donald (1944-05-16 -  )"/><draw:frame text:anchor-type="paragraph" draw:z-index="2" draw:style-name="TLG-text" svg:width="4.00cm" svg:height="0.49cm" svg:x="0.62cm" svg:y="20.52cm"><draw:text-box> <text:p text:style-name="FTLG-Name"><text:span text:style-name="FTLG-Name">Bélanger, Donald</text:span></text:p></draw:text-box>
</draw:frame>
<draw:polygon draw:style-name="TLG-line" draw:layer="layout" draw:z-index="1" svg:x="15.717861cm" svg:y="20.520805cm" svg:viewBox="0 0 100 352" svg:width="0.1000cm" svg:height="0.3528cm" draw:points="50, 0 100, 176 50, 352 0, 176"/>
<text:alphabetical-index-mark text:string-value="Warner, John William (1944-08-11 -  )"/><draw:frame text:anchor-type="paragraph" draw:z-index="2" draw:style-name="TLG-text" svg:width="4.82cm" svg:height="0.49cm" svg:x="0.62cm" svg:y="21.14cm"><draw:text-box> <text:p text:style-name="FTLG-Name"><text:span text:style-name="FTLG-Name">Warner, John William</text:span></text:p></draw:text-box>
</draw:frame>
<draw:polygon draw:style-name="TLG-line" draw:layer="layout" draw:z-index="1" svg:x="15.717861cm" svg:y="21.138165cm" svg:viewBox="0 0 100 352" svg:width="0.1000cm" svg:height="0.3528cm" draw:points="50, 0 100, 176 50, 352 0, 176"/>
<text:alphabetical-index-mark text:string-value="Wójcik, Arnold Clark (1944-09-04 -  )"/><draw:frame text:anchor-type="paragraph" draw:z-index="2" draw:style-name="TLG-text" svg:width="4.59cm" svg:height="0.49cm" svg:x="0.62cm" svg:y="21.76cm"><draw:text-box> <text:p text:style-name="FTLG-Name"><text:span text:style-name="FTLG-Name">Wójcik, Arnold Clark</text:span></text:p></draw:text-box>
</draw:frame>
<draw:polygon draw:style-name="TLG-line" draw:layer="layout" draw:z-index="1" svg:x="15.717861cm" svg:y="21.755525cm" svg:viewBox="0 0 100 352" svg:width="0.1000cm" svg:height="0.3528cm" draw:points="50, 0 100, 176 50, 352 0, 176"/>
<text:alphabetical-index-mark text:string-value="Rasmussen, Marilyn Joan (1944-09-11 -  )"/><draw:frame text:anchor-type="paragraph" draw:z-index="2" draw:style-name="TLG-text" svg:width="5.73cm" svg:height="0.49cm" svg:x="0.62cm" svg:y="22.37cm"><draw:text-box> <text:p text:style-name="FTLG-Name"><text:span text:style-name="FTLG-Name">Rasmussen, Marilyn Joan</text:span></text:p></draw:text-box>
</draw:frame>
<draw:polygon draw:style-name="TLG-line" draw:layer="layout" draw:z-index="1" svg:x="15.717861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d, David J. (1944-12-31 -  )"/><draw:frame text:anchor-type="paragraph" draw:z-index="2" draw:style-name="TLG-text" svg:width="3.47cm" svg:height="0.49cm" svg:x="0.62cm" svg:y="2.62cm"><draw:text-box> <text:p text:style-name="FTLG-Name"><text:span text:style-name="FTLG-Name">Ward, David J.</text:span></text:p></draw:text-box>
</draw:frame>
<draw:polygon draw:style-name="TLG-line" draw:layer="layout" draw:z-index="1" svg:x="15.717861cm" svg:y="2.617360cm" svg:viewBox="0 0 100 352" svg:width="0.1000cm" svg:height="0.3528cm" draw:points="50, 0 100, 176 50, 352 0, 176"/>
<text:alphabetical-index-mark text:string-value="Garner, Francis William (1945-01-03 -  )"/><draw:frame text:anchor-type="paragraph" draw:z-index="2" draw:style-name="TLG-text" svg:width="5.25cm" svg:height="0.49cm" svg:x="0.62cm" svg:y="3.23cm"><draw:text-box> <text:p text:style-name="FTLG-Name"><text:span text:style-name="FTLG-Name">Garner, Francis William</text:span></text:p></draw:text-box>
</draw:frame>
<draw:polygon draw:style-name="TLG-line" draw:layer="layout" draw:z-index="1" svg:x="15.722185cm" svg:y="3.234720cm" svg:viewBox="0 0 100 352" svg:width="0.1000cm" svg:height="0.3528cm" draw:points="50, 0 100, 176 50, 352 0, 176"/>
<text:alphabetical-index-mark text:string-value="Warner, David Warren (1945-02-13 -  )"/><draw:frame text:anchor-type="paragraph" draw:z-index="2" draw:style-name="TLG-text" svg:width="5.02cm" svg:height="0.49cm" svg:x="0.62cm" svg:y="3.85cm"><draw:text-box> <text:p text:style-name="FTLG-Name"><text:span text:style-name="FTLG-Name">Warner, David Warren</text:span></text:p></draw:text-box>
</draw:frame>
<draw:polygon draw:style-name="TLG-line" draw:layer="layout" draw:z-index="1" svg:x="15.722185cm" svg:y="3.852081cm" svg:viewBox="0 0 100 352" svg:width="0.1000cm" svg:height="0.3528cm" draw:points="50, 0 100, 176 50, 352 0, 176"/>
<text:alphabetical-index-mark text:string-value="Powers, Nancy Lou (1945-08-28 -  )"/><draw:frame text:anchor-type="paragraph" draw:z-index="2" draw:style-name="TLG-text" svg:width="4.43cm" svg:height="0.49cm" svg:x="0.62cm" svg:y="4.47cm"><draw:text-box> <text:p text:style-name="FTLG-Name"><text:span text:style-name="FTLG-Name">Powers, Nancy Lou</text:span></text:p></draw:text-box>
</draw:frame>
<draw:polygon draw:style-name="TLG-line" draw:layer="layout" draw:z-index="1" svg:x="15.722185cm" svg:y="4.469441cm" svg:viewBox="0 0 100 352" svg:width="0.1000cm" svg:height="0.3528cm" draw:points="50, 0 100, 176 50, 352 0, 176"/>
<text:alphabetical-index-mark text:string-value="Evans, James Patrick (1945-10-02 -  )"/><draw:frame text:anchor-type="paragraph" draw:z-index="2" draw:style-name="TLG-text" svg:width="4.87cm" svg:height="0.49cm" svg:x="0.62cm" svg:y="5.09cm"><draw:text-box> <text:p text:style-name="FTLG-Name"><text:span text:style-name="FTLG-Name">Evans, James Patrick</text:span></text:p></draw:text-box>
</draw:frame>
<draw:polygon draw:style-name="TLG-line" draw:layer="layout" draw:z-index="1" svg:x="15.722185cm" svg:y="5.086801cm" svg:viewBox="0 0 100 352" svg:width="0.1000cm" svg:height="0.3528cm" draw:points="50, 0 100, 176 50, 352 0, 176"/>
<text:alphabetical-index-mark text:string-value="Максимов, Rodney Herman (1945-10-22 -  )"/><draw:frame text:anchor-type="paragraph" draw:z-index="2" draw:style-name="TLG-text" svg:width="6.09cm" svg:height="0.49cm" svg:x="0.62cm" svg:y="5.70cm"><draw:text-box> <text:p text:style-name="FTLG-Name"><text:span text:style-name="FTLG-Name">Максимов, Rodney Herman</text:span></text:p></draw:text-box>
</draw:frame>
<draw:polygon draw:style-name="TLG-line" draw:layer="layout" draw:z-index="1" svg:x="15.722185cm" svg:y="5.704161cm" svg:viewBox="0 0 100 352" svg:width="0.1000cm" svg:height="0.3528cm" draw:points="50, 0 100, 176 50, 352 0, 176"/>
<text:alphabetical-index-mark text:string-value="Howell, Mary (1945-11-17 -  )"/><draw:frame text:anchor-type="paragraph" draw:z-index="2" draw:style-name="TLG-text" svg:width="3.11cm" svg:height="0.49cm" svg:x="0.62cm" svg:y="6.32cm"><draw:text-box> <text:p text:style-name="FTLG-Name"><text:span text:style-name="FTLG-Name">Howell, Mary</text:span></text:p></draw:text-box>
</draw:frame>
<draw:polygon draw:style-name="TLG-line" draw:layer="layout" draw:z-index="1" svg:x="15.722185cm" svg:y="6.321521cm" svg:viewBox="0 0 100 352" svg:width="0.1000cm" svg:height="0.3528cm" draw:points="50, 0 100, 176 50, 352 0, 176"/>
<text:alphabetical-index-mark text:string-value="Norton, Dorothy (1945-11-25 -  )"/><draw:frame text:anchor-type="paragraph" draw:z-index="2" draw:style-name="TLG-text" svg:width="3.70cm" svg:height="0.49cm" svg:x="0.62cm" svg:y="6.94cm"><draw:text-box> <text:p text:style-name="FTLG-Name"><text:span text:style-name="FTLG-Name">Norton, Dorothy</text:span></text:p></draw:text-box>
</draw:frame>
<draw:polygon draw:style-name="TLG-line" draw:layer="layout" draw:z-index="1" svg:x="15.722185cm" svg:y="6.938881cm" svg:viewBox="0 0 100 352" svg:width="0.1000cm" svg:height="0.3528cm" draw:points="50, 0 100, 176 50, 352 0, 176"/>
<text:alphabetical-index-mark text:string-value="Simpson, Geraldine Ann (1945-12-17 -  )"/><draw:frame text:anchor-type="paragraph" draw:z-index="2" draw:style-name="TLG-text" svg:width="5.43cm" svg:height="0.49cm" svg:x="0.62cm" svg:y="7.56cm"><draw:text-box> <text:p text:style-name="FTLG-Name"><text:span text:style-name="FTLG-Name">Simpson, Geraldine Ann</text:span></text:p></draw:text-box>
</draw:frame>
<draw:polygon draw:style-name="TLG-line" draw:layer="layout" draw:z-index="1" svg:x="15.722185cm" svg:y="7.556242cm" svg:viewBox="0 0 100 352" svg:width="0.1000cm" svg:height="0.3528cm" draw:points="50, 0 100, 176 50, 352 0, 176"/>
<text:alphabetical-index-mark text:string-value="Bélanger, Pamela Ann (1946-03-10 -  )"/><draw:frame text:anchor-type="paragraph" draw:z-index="2" draw:style-name="TLG-text" svg:width="5.05cm" svg:height="0.49cm" svg:x="0.62cm" svg:y="8.17cm"><draw:text-box> <text:p text:style-name="FTLG-Name"><text:span text:style-name="FTLG-Name">Bélanger, Pamela Ann</text:span></text:p></draw:text-box>
</draw:frame>
<draw:polygon draw:style-name="TLG-line" draw:layer="layout" draw:z-index="1" svg:x="15.726508cm" svg:y="8.173602cm" svg:viewBox="0 0 100 352" svg:width="0.1000cm" svg:height="0.3528cm" draw:points="50, 0 100, 176 50, 352 0, 176"/>
<text:alphabetical-index-mark text:string-value="Peters, John C. (1946-05-10 -  )"/><draw:frame text:anchor-type="paragraph" draw:z-index="2" draw:style-name="TLG-text" svg:width="3.62cm" svg:height="0.49cm" svg:x="0.62cm" svg:y="8.79cm"><draw:text-box> <text:p text:style-name="FTLG-Name"><text:span text:style-name="FTLG-Name">Peters, John C.</text:span></text:p></draw:text-box>
</draw:frame>
<draw:polygon draw:style-name="TLG-line" draw:layer="layout" draw:z-index="1" svg:x="15.726508cm" svg:y="8.790962cm" svg:viewBox="0 0 100 352" svg:width="0.1000cm" svg:height="0.3528cm" draw:points="50, 0 100, 176 50, 352 0, 176"/>
<text:alphabetical-index-mark text:string-value="Webb, Joan Lorinda (1946-10-29 -  )"/><draw:frame text:anchor-type="paragraph" draw:z-index="2" draw:style-name="TLG-text" svg:width="4.56cm" svg:height="0.49cm" svg:x="0.62cm" svg:y="9.41cm"><draw:text-box> <text:p text:style-name="FTLG-Name"><text:span text:style-name="FTLG-Name">Webb, Joan Lorinda</text:span></text:p></draw:text-box>
</draw:frame>
<draw:polygon draw:style-name="TLG-line" draw:layer="layout" draw:z-index="1" svg:x="15.726508cm" svg:y="9.408322cm" svg:viewBox="0 0 100 352" svg:width="0.1000cm" svg:height="0.3528cm" draw:points="50, 0 100, 176 50, 352 0, 176"/>
<text:alphabetical-index-mark text:string-value="Gill, Linda (1946-11-10 -  )"/><draw:frame text:anchor-type="paragraph" draw:z-index="2" draw:style-name="TLG-text" svg:width="2.50cm" svg:height="0.49cm" svg:x="0.62cm" svg:y="10.03cm"><draw:text-box> <text:p text:style-name="FTLG-Name"><text:span text:style-name="FTLG-Name">Gill, Linda</text:span></text:p></draw:text-box>
</draw:frame>
<draw:polygon draw:style-name="TLG-line" draw:layer="layout" draw:z-index="1" svg:x="15.726508cm" svg:y="10.025682cm" svg:viewBox="0 0 100 352" svg:width="0.1000cm" svg:height="0.3528cm" draw:points="50, 0 100, 176 50, 352 0, 176"/>
<text:alphabetical-index-mark text:string-value="Warner, Harold Lowell (1946-12-21 -  )"/><draw:frame text:anchor-type="paragraph" draw:z-index="2" draw:style-name="TLG-text" svg:width="4.99cm" svg:height="0.49cm" svg:x="0.62cm" svg:y="10.64cm"><draw:text-box> <text:p text:style-name="FTLG-Name"><text:span text:style-name="FTLG-Name">Warner, Harold Lowell</text:span></text:p></draw:text-box>
</draw:frame>
<draw:polygon draw:style-name="TLG-line" draw:layer="layout" draw:z-index="1" svg:x="15.726508cm" svg:y="10.643042cm" svg:viewBox="0 0 100 352" svg:width="0.1000cm" svg:height="0.3528cm" draw:points="50, 0 100, 176 50, 352 0, 176"/>
<text:alphabetical-index-mark text:string-value="Cruz, Janis Marlene (1947-01-10 -  )"/><draw:frame text:anchor-type="paragraph" draw:z-index="2" draw:style-name="TLG-text" svg:width="4.54cm" svg:height="0.49cm" svg:x="0.62cm" svg:y="11.26cm"><draw:text-box> <text:p text:style-name="FTLG-Name"><text:span text:style-name="FTLG-Name">Cruz, Janis Marlene</text:span></text:p></draw:text-box>
</draw:frame>
<draw:polygon draw:style-name="TLG-line" draw:layer="layout" draw:z-index="1" svg:x="15.730832cm" svg:y="11.260403cm" svg:viewBox="0 0 100 352" svg:width="0.1000cm" svg:height="0.3528cm" draw:points="50, 0 100, 176 50, 352 0, 176"/>
<text:alphabetical-index-mark text:string-value="Лопатин, Carmen Diana (1947-01-22 -  )"/><draw:frame text:anchor-type="paragraph" draw:z-index="2" draw:style-name="TLG-text" svg:width="5.45cm" svg:height="0.49cm" svg:x="0.62cm" svg:y="11.88cm"><draw:text-box> <text:p text:style-name="FTLG-Name"><text:span text:style-name="FTLG-Name">Лопатин, Carmen Diana</text:span></text:p></draw:text-box>
</draw:frame>
<draw:polygon draw:style-name="TLG-line" draw:layer="layout" draw:z-index="1" svg:x="15.730832cm" svg:y="11.877763cm" svg:viewBox="0 0 100 352" svg:width="0.1000cm" svg:height="0.3528cm" draw:points="50, 0 100, 176 50, 352 0, 176"/>
<text:alphabetical-index-mark text:string-value="Garner, Richard Eugene (1947-02-28 -  )"/><draw:frame text:anchor-type="paragraph" draw:z-index="2" draw:style-name="TLG-text" svg:width="5.43cm" svg:height="0.49cm" svg:x="0.62cm" svg:y="12.50cm"><draw:text-box> <text:p text:style-name="FTLG-Name"><text:span text:style-name="FTLG-Name">Garner, Richard Eugene</text:span></text:p></draw:text-box>
</draw:frame>
<draw:polygon draw:style-name="TLG-line" draw:layer="layout" draw:z-index="1" svg:x="15.730832cm" svg:y="12.495123cm" svg:viewBox="0 0 100 352" svg:width="0.1000cm" svg:height="0.3528cm" draw:points="50, 0 100, 176 50, 352 0, 176"/>
<text:alphabetical-index-mark text:string-value="French, Jimmy Michael (1947-04-06 -  )"/><draw:frame text:anchor-type="paragraph" draw:z-index="2" draw:style-name="TLG-text" svg:width="5.17cm" svg:height="0.49cm" svg:x="0.62cm" svg:y="13.11cm"><draw:text-box> <text:p text:style-name="FTLG-Name"><text:span text:style-name="FTLG-Name">French, Jimmy Michael</text:span></text:p></draw:text-box>
</draw:frame>
<draw:polygon draw:style-name="TLG-line" draw:layer="layout" draw:z-index="1" svg:x="15.730832cm" svg:y="13.112483cm" svg:viewBox="0 0 100 352" svg:width="0.1000cm" svg:height="0.3528cm" draw:points="50, 0 100, 176 50, 352 0, 176"/>
<text:alphabetical-index-mark text:string-value="Alvarado, Jack D. (1947-06-00 -  )"/><draw:frame text:anchor-type="paragraph" draw:z-index="2" draw:style-name="TLG-text" svg:width="4.05cm" svg:height="0.49cm" svg:x="0.62cm" svg:y="13.73cm"><draw:text-box> <text:p text:style-name="FTLG-Name"><text:span text:style-name="FTLG-Name">Alvarado, Jack D.</text:span></text:p></draw:text-box>
</draw:frame>
<draw:polygon draw:style-name="TLG-line" draw:layer="layout" draw:z-index="1" svg:x="15.730832cm" svg:y="13.729843cm" svg:viewBox="0 0 100 352" svg:width="0.1000cm" svg:height="0.3528cm" draw:points="50, 0 100, 176 50, 352 0, 176"/>
<text:alphabetical-index-mark text:string-value="Phillips, Anita Irene (1947-07-16 -  )"/><draw:frame text:anchor-type="paragraph" draw:z-index="2" draw:style-name="TLG-text" svg:width="4.38cm" svg:height="0.49cm" svg:x="0.62cm" svg:y="14.35cm"><draw:text-box> <text:p text:style-name="FTLG-Name"><text:span text:style-name="FTLG-Name">Phillips, Anita Irene</text:span></text:p></draw:text-box>
</draw:frame>
<draw:polygon draw:style-name="TLG-line" draw:layer="layout" draw:z-index="1" svg:x="15.730832cm" svg:y="14.347203cm" svg:viewBox="0 0 100 352" svg:width="0.1000cm" svg:height="0.3528cm" draw:points="50, 0 100, 176 50, 352 0, 176"/>
<text:alphabetical-index-mark text:string-value="Warner, Beverly Ann (1947-08-19 -  )"/><draw:frame text:anchor-type="paragraph" draw:z-index="2" draw:style-name="TLG-text" svg:width="4.69cm" svg:height="0.49cm" svg:x="0.62cm" svg:y="14.96cm"><draw:text-box> <text:p text:style-name="FTLG-Name"><text:span text:style-name="FTLG-Name">Warner, Beverly Ann</text:span></text:p></draw:text-box>
</draw:frame>
<draw:polygon draw:style-name="TLG-line" draw:layer="layout" draw:z-index="1" svg:x="15.730832cm" svg:y="14.964564cm" svg:viewBox="0 0 100 352" svg:width="0.1000cm" svg:height="0.3528cm" draw:points="50, 0 100, 176 50, 352 0, 176"/>
<text:alphabetical-index-mark text:string-value="Cruz, Dale Eugene (1947-11-11 -  )"/><draw:frame text:anchor-type="paragraph" draw:z-index="2" draw:style-name="TLG-text" svg:width="4.33cm" svg:height="0.49cm" svg:x="0.62cm" svg:y="15.58cm"><draw:text-box> <text:p text:style-name="FTLG-Name"><text:span text:style-name="FTLG-Name">Cruz, Dale Eugene</text:span></text:p></draw:text-box>
</draw:frame>
<draw:polygon draw:style-name="TLG-line" draw:layer="layout" draw:z-index="1" svg:x="15.730832cm" svg:y="15.581924cm" svg:viewBox="0 0 100 352" svg:width="0.1000cm" svg:height="0.3528cm" draw:points="50, 0 100, 176 50, 352 0, 176"/>
<text:alphabetical-index-mark text:string-value="Nguyen, John Harry (1947-11-25 -  )"/><draw:frame text:anchor-type="paragraph" draw:z-index="2" draw:style-name="TLG-text" svg:width="4.54cm" svg:height="0.49cm" svg:x="0.62cm" svg:y="16.20cm"><draw:text-box> <text:p text:style-name="FTLG-Name"><text:span text:style-name="FTLG-Name">Nguyen, John Harry</text:span></text:p></draw:text-box>
</draw:frame>
<draw:polygon draw:style-name="TLG-line" draw:layer="layout" draw:z-index="1" svg:x="15.730832cm" svg:y="16.199284cm" svg:viewBox="0 0 100 352" svg:width="0.1000cm" svg:height="0.3528cm" draw:points="50, 0 100, 176 50, 352 0, 176"/>
<text:alphabetical-index-mark text:string-value="Cruz, David Wayne (1948-01-25 -  )"/><draw:frame text:anchor-type="paragraph" draw:z-index="2" draw:style-name="TLG-text" svg:width="4.41cm" svg:height="0.49cm" svg:x="0.62cm" svg:y="16.82cm"><draw:text-box> <text:p text:style-name="FTLG-Name"><text:span text:style-name="FTLG-Name">Cruz, David Wayne</text:span></text:p></draw:text-box>
</draw:frame>
<draw:polygon draw:style-name="TLG-line" draw:layer="layout" draw:z-index="1" svg:x="15.735156cm" svg:y="16.816644cm" svg:viewBox="0 0 100 352" svg:width="0.1000cm" svg:height="0.3528cm" draw:points="50, 0 100, 176 50, 352 0, 176"/>
<text:alphabetical-index-mark text:string-value="Reed, Terrence (1948-05-07 -  )"/><draw:frame text:anchor-type="paragraph" draw:z-index="2" draw:style-name="TLG-text" svg:width="3.64cm" svg:height="0.49cm" svg:x="0.62cm" svg:y="17.43cm"><draw:text-box> <text:p text:style-name="FTLG-Name"><text:span text:style-name="FTLG-Name">Reed, Terrence</text:span></text:p></draw:text-box>
</draw:frame>
<draw:polygon draw:style-name="TLG-line" draw:layer="layout" draw:z-index="1" svg:x="15.735156cm" svg:y="17.434004cm" svg:viewBox="0 0 100 352" svg:width="0.1000cm" svg:height="0.3528cm" draw:points="50, 0 100, 176 50, 352 0, 176"/>
<text:alphabetical-index-mark text:string-value="Watson, Alvin E. (1948-05-09 -  )"/><draw:frame text:anchor-type="paragraph" draw:z-index="2" draw:style-name="TLG-text" svg:width="3.82cm" svg:height="0.49cm" svg:x="0.62cm" svg:y="18.05cm"><draw:text-box> <text:p text:style-name="FTLG-Name"><text:span text:style-name="FTLG-Name">Watson, Alvin E.</text:span></text:p></draw:text-box>
</draw:frame>
<draw:polygon draw:style-name="TLG-line" draw:layer="layout" draw:z-index="1" svg:x="15.735156cm" svg:y="18.051364cm" svg:viewBox="0 0 100 352" svg:width="0.1000cm" svg:height="0.3528cm" draw:points="50, 0 100, 176 50, 352 0, 176"/>
<text:alphabetical-index-mark text:string-value="Garner, Michael Stanley (1948-06-12 -  )"/><draw:frame text:anchor-type="paragraph" draw:z-index="2" draw:style-name="TLG-text" svg:width="5.38cm" svg:height="0.49cm" svg:x="0.62cm" svg:y="18.67cm"><draw:text-box> <text:p text:style-name="FTLG-Name"><text:span text:style-name="FTLG-Name">Garner, Michael Stanley</text:span></text:p></draw:text-box>
</draw:frame>
<draw:polygon draw:style-name="TLG-line" draw:layer="layout" draw:z-index="1" svg:x="15.735156cm" svg:y="18.668725cm" svg:viewBox="0 0 100 352" svg:width="0.1000cm" svg:height="0.3528cm" draw:points="50, 0 100, 176 50, 352 0, 176"/>
<text:alphabetical-index-mark text:string-value="Brock, Stephen (1948-06-20 -  )"/><draw:frame text:anchor-type="paragraph" draw:z-index="2" draw:style-name="TLG-text" svg:width="3.59cm" svg:height="0.49cm" svg:x="0.62cm" svg:y="19.29cm"><draw:text-box> <text:p text:style-name="FTLG-Name"><text:span text:style-name="FTLG-Name">Brock, Stephen</text:span></text:p></draw:text-box>
</draw:frame>
<draw:polygon draw:style-name="TLG-line" draw:layer="layout" draw:z-index="1" svg:x="15.735156cm" svg:y="19.286085cm" svg:viewBox="0 0 100 352" svg:width="0.1000cm" svg:height="0.3528cm" draw:points="50, 0 100, 176 50, 352 0, 176"/>
<text:alphabetical-index-mark text:string-value="Nunez, Barbara Ann (1948-09-12 -  )"/><draw:frame text:anchor-type="paragraph" draw:z-index="2" draw:style-name="TLG-text" svg:width="4.61cm" svg:height="0.49cm" svg:x="0.62cm" svg:y="19.90cm"><draw:text-box> <text:p text:style-name="FTLG-Name"><text:span text:style-name="FTLG-Name">Nunez, Barbara Ann</text:span></text:p></draw:text-box>
</draw:frame>
<draw:polygon draw:style-name="TLG-line" draw:layer="layout" draw:z-index="1" svg:x="15.735156cm" svg:y="19.903445cm" svg:viewBox="0 0 100 352" svg:width="0.1000cm" svg:height="0.3528cm" draw:points="50, 0 100, 176 50, 352 0, 176"/>
<text:alphabetical-index-mark text:string-value="Garner, Barry Joseph (1948-12-14 -  )"/><draw:frame text:anchor-type="paragraph" draw:z-index="2" draw:style-name="TLG-text" svg:width="4.84cm" svg:height="0.49cm" svg:x="0.62cm" svg:y="20.52cm"><draw:text-box> <text:p text:style-name="FTLG-Name"><text:span text:style-name="FTLG-Name">Garner, Barry Joseph</text:span></text:p></draw:text-box>
</draw:frame>
<draw:polygon draw:style-name="TLG-line" draw:layer="layout" draw:z-index="1" svg:x="15.735156cm" svg:y="20.520805cm" svg:viewBox="0 0 100 352" svg:width="0.1000cm" svg:height="0.3528cm" draw:points="50, 0 100, 176 50, 352 0, 176"/>
<text:alphabetical-index-mark text:string-value="Данилов, Kathryn Louise (1948-12-23 -  )"/><draw:frame text:anchor-type="paragraph" draw:z-index="2" draw:style-name="TLG-text" svg:width="5.56cm" svg:height="0.49cm" svg:x="0.62cm" svg:y="21.14cm"><draw:text-box> <text:p text:style-name="FTLG-Name"><text:span text:style-name="FTLG-Name">Данилов, Kathryn Louise</text:span></text:p></draw:text-box>
</draw:frame>
<draw:polygon draw:style-name="TLG-line" draw:layer="layout" draw:z-index="1" svg:x="15.735156cm" svg:y="21.138165cm" svg:viewBox="0 0 100 352" svg:width="0.1000cm" svg:height="0.3528cm" draw:points="50, 0 100, 176 50, 352 0, 176"/>
<text:alphabetical-index-mark text:string-value="Gonzales, Linda S. (1949 -  )"/><draw:frame text:anchor-type="paragraph" draw:z-index="2" draw:style-name="TLG-text" svg:width="4.33cm" svg:height="0.49cm" svg:x="0.62cm" svg:y="21.76cm"><draw:text-box> <text:p text:style-name="FTLG-Name"><text:span text:style-name="FTLG-Name">Gonzales, Linda S.</text:span></text:p></draw:text-box>
</draw:frame>
<draw:polygon draw:style-name="TLG-line" draw:layer="layout" draw:z-index="1" svg:x="15.739480cm" svg:y="21.755525cm" svg:viewBox="0 0 100 352" svg:width="0.1000cm" svg:height="0.3528cm" draw:points="50, 0 100, 176 50, 352 0, 176"/>
<text:alphabetical-index-mark text:string-value="Cruz, Joyce Marie (1949-03-07 -  )"/><draw:frame text:anchor-type="paragraph" draw:z-index="2" draw:style-name="TLG-text" svg:width="4.15cm" svg:height="0.49cm" svg:x="0.62cm" svg:y="22.37cm"><draw:text-box> <text:p text:style-name="FTLG-Name"><text:span text:style-name="FTLG-Name">Cruz, Joyce Marie</text:span></text:p></draw:text-box>
</draw:frame>
<draw:polygon draw:style-name="TLG-line" draw:layer="layout" draw:z-index="1" svg:x="15.73948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elch, Russell Eugene (1949-04-08 -  )"/><draw:frame text:anchor-type="paragraph" draw:z-index="2" draw:style-name="TLG-text" svg:width="5.20cm" svg:height="0.49cm" svg:x="0.62cm" svg:y="2.62cm"><draw:text-box> <text:p text:style-name="FTLG-Name"><text:span text:style-name="FTLG-Name">Welch, Russell Eugene</text:span></text:p></draw:text-box>
</draw:frame>
<draw:polygon draw:style-name="TLG-line" draw:layer="layout" draw:z-index="1" svg:x="15.739480cm" svg:y="2.617360cm" svg:viewBox="0 0 100 352" svg:width="0.1000cm" svg:height="0.3528cm" draw:points="50, 0 100, 176 50, 352 0, 176"/>
<text:alphabetical-index-mark text:string-value="Лопатин, Donna Elaine (1949-05-18 -  )"/><draw:frame text:anchor-type="paragraph" draw:z-index="2" draw:style-name="TLG-text" svg:width="5.25cm" svg:height="0.49cm" svg:x="0.62cm" svg:y="3.23cm"><draw:text-box> <text:p text:style-name="FTLG-Name"><text:span text:style-name="FTLG-Name">Лопатин, Donna Elaine</text:span></text:p></draw:text-box>
</draw:frame>
<draw:polygon draw:style-name="TLG-line" draw:layer="layout" draw:z-index="1" svg:x="15.739480cm" svg:y="3.234720cm" svg:viewBox="0 0 100 352" svg:width="0.1000cm" svg:height="0.3528cm" draw:points="50, 0 100, 176 50, 352 0, 176"/>
<text:alphabetical-index-mark text:string-value="Thornton, Phillip James (1949-06-17 -  )"/><draw:frame text:anchor-type="paragraph" draw:z-index="2" draw:style-name="TLG-text" svg:width="5.25cm" svg:height="0.49cm" svg:x="0.62cm" svg:y="3.85cm"><draw:text-box> <text:p text:style-name="FTLG-Name"><text:span text:style-name="FTLG-Name">Thornton, Phillip James</text:span></text:p></draw:text-box>
</draw:frame>
<draw:polygon draw:style-name="TLG-line" draw:layer="layout" draw:z-index="1" svg:x="15.739480cm" svg:y="3.852081cm" svg:viewBox="0 0 100 352" svg:width="0.1000cm" svg:height="0.3528cm" draw:points="50, 0 100, 176 50, 352 0, 176"/>
<text:alphabetical-index-mark text:string-value="Warner, Margaret Ruth (1949-07-13 -  )"/><draw:frame text:anchor-type="paragraph" draw:z-index="2" draw:style-name="TLG-text" svg:width="5.15cm" svg:height="0.49cm" svg:x="0.62cm" svg:y="4.47cm"><draw:text-box> <text:p text:style-name="FTLG-Name"><text:span text:style-name="FTLG-Name">Warner, Margaret Ruth</text:span></text:p></draw:text-box>
</draw:frame>
<draw:polygon draw:style-name="TLG-line" draw:layer="layout" draw:z-index="1" svg:x="15.739480cm" svg:y="4.469441cm" svg:viewBox="0 0 100 352" svg:width="0.1000cm" svg:height="0.3528cm" draw:points="50, 0 100, 176 50, 352 0, 176"/>
<text:alphabetical-index-mark text:string-value="Wójcik, Daniel Burton (1949-08-25 -  )"/><draw:frame text:anchor-type="paragraph" draw:z-index="2" draw:style-name="TLG-text" svg:width="4.84cm" svg:height="0.49cm" svg:x="0.62cm" svg:y="5.09cm"><draw:text-box> <text:p text:style-name="FTLG-Name"><text:span text:style-name="FTLG-Name">Wójcik, Daniel Burton</text:span></text:p></draw:text-box>
</draw:frame>
<draw:polygon draw:style-name="TLG-line" draw:layer="layout" draw:z-index="1" svg:x="15.739480cm" svg:y="5.086801cm" svg:viewBox="0 0 100 352" svg:width="0.1000cm" svg:height="0.3528cm" draw:points="50, 0 100, 176 50, 352 0, 176"/>
<text:alphabetical-index-mark text:string-value="Garner, Barbara Jo (1949-11-08 -  )"/><draw:frame text:anchor-type="paragraph" draw:z-index="2" draw:style-name="TLG-text" svg:width="4.38cm" svg:height="0.49cm" svg:x="0.62cm" svg:y="5.70cm"><draw:text-box> <text:p text:style-name="FTLG-Name"><text:span text:style-name="FTLG-Name">Garner, Barbara Jo</text:span></text:p></draw:text-box>
</draw:frame>
<draw:polygon draw:style-name="TLG-line" draw:layer="layout" draw:z-index="1" svg:x="15.739480cm" svg:y="5.704161cm" svg:viewBox="0 0 100 352" svg:width="0.1000cm" svg:height="0.3528cm" draw:points="50, 0 100, 176 50, 352 0, 176"/>
<text:alphabetical-index-mark text:string-value="Haynes, Marc W. (1950-01-29 -  )"/><draw:frame text:anchor-type="paragraph" draw:z-index="2" draw:style-name="TLG-text" svg:width="3.98cm" svg:height="0.49cm" svg:x="0.62cm" svg:y="6.32cm"><draw:text-box> <text:p text:style-name="FTLG-Name"><text:span text:style-name="FTLG-Name">Haynes, Marc W.</text:span></text:p></draw:text-box>
</draw:frame>
<draw:polygon draw:style-name="TLG-line" draw:layer="layout" draw:z-index="1" svg:x="15.743804cm" svg:y="6.321521cm" svg:viewBox="0 0 100 352" svg:width="0.1000cm" svg:height="0.3528cm" draw:points="50, 0 100, 176 50, 352 0, 176"/>
<text:alphabetical-index-mark text:string-value="Warner, Martha Ellen (1950-02-07 -  )"/><draw:frame text:anchor-type="paragraph" draw:z-index="2" draw:style-name="TLG-text" svg:width="4.79cm" svg:height="0.49cm" svg:x="0.62cm" svg:y="6.94cm"><draw:text-box> <text:p text:style-name="FTLG-Name"><text:span text:style-name="FTLG-Name">Warner, Martha Ellen</text:span></text:p></draw:text-box>
</draw:frame>
<draw:polygon draw:style-name="TLG-line" draw:layer="layout" draw:z-index="1" svg:x="15.743804cm" svg:y="6.938881cm" svg:viewBox="0 0 100 352" svg:width="0.1000cm" svg:height="0.3528cm" draw:points="50, 0 100, 176 50, 352 0, 176"/>
<text:alphabetical-index-mark text:string-value="Webb, Marilyn Jean (1950-03-18 -  )"/><draw:frame text:anchor-type="paragraph" draw:z-index="2" draw:style-name="TLG-text" svg:width="4.51cm" svg:height="0.49cm" svg:x="0.62cm" svg:y="7.56cm"><draw:text-box> <text:p text:style-name="FTLG-Name"><text:span text:style-name="FTLG-Name">Webb, Marilyn Jean</text:span></text:p></draw:text-box>
</draw:frame>
<draw:polygon draw:style-name="TLG-line" draw:layer="layout" draw:z-index="1" svg:x="15.743804cm" svg:y="7.556242cm" svg:viewBox="0 0 100 352" svg:width="0.1000cm" svg:height="0.3528cm" draw:points="50, 0 100, 176 50, 352 0, 176"/>
<text:alphabetical-index-mark text:string-value="Page, Dwayne Alan (1950-04-04 -  )"/><draw:frame text:anchor-type="paragraph" draw:z-index="2" draw:style-name="TLG-text" svg:width="4.49cm" svg:height="0.49cm" svg:x="0.62cm" svg:y="8.17cm"><draw:text-box> <text:p text:style-name="FTLG-Name"><text:span text:style-name="FTLG-Name">Page, Dwayne Alan</text:span></text:p></draw:text-box>
</draw:frame>
<draw:polygon draw:style-name="TLG-line" draw:layer="layout" draw:z-index="1" svg:x="15.743804cm" svg:y="8.173602cm" svg:viewBox="0 0 100 352" svg:width="0.1000cm" svg:height="0.3528cm" draw:points="50, 0 100, 176 50, 352 0, 176"/>
<text:alphabetical-index-mark text:string-value="Cruz, James Richard (1950-04-11 -  )"/><draw:frame text:anchor-type="paragraph" draw:z-index="2" draw:style-name="TLG-text" svg:width="4.74cm" svg:height="0.49cm" svg:x="0.62cm" svg:y="8.79cm"><draw:text-box> <text:p text:style-name="FTLG-Name"><text:span text:style-name="FTLG-Name">Cruz, James Richard</text:span></text:p></draw:text-box>
</draw:frame>
<draw:polygon draw:style-name="TLG-line" draw:layer="layout" draw:z-index="1" svg:x="15.743804cm" svg:y="8.790962cm" svg:viewBox="0 0 100 352" svg:width="0.1000cm" svg:height="0.3528cm" draw:points="50, 0 100, 176 50, 352 0, 176"/>
<text:alphabetical-index-mark text:string-value="Garner, Jane McClellan (1950-04-27 -  )"/><draw:frame text:anchor-type="paragraph" draw:z-index="2" draw:style-name="TLG-text" svg:width="5.28cm" svg:height="0.49cm" svg:x="0.62cm" svg:y="9.41cm"><draw:text-box> <text:p text:style-name="FTLG-Name"><text:span text:style-name="FTLG-Name">Garner, Jane McClellan</text:span></text:p></draw:text-box>
</draw:frame>
<draw:polygon draw:style-name="TLG-line" draw:layer="layout" draw:z-index="1" svg:x="15.743804cm" svg:y="9.408322cm" svg:viewBox="0 0 100 352" svg:width="0.1000cm" svg:height="0.3528cm" draw:points="50, 0 100, 176 50, 352 0, 176"/>
<text:alphabetical-index-mark text:string-value="Ильин, Gary (1950-05-12 -  )"/><draw:frame text:anchor-type="paragraph" draw:z-index="2" draw:style-name="TLG-text" svg:width="2.98cm" svg:height="0.49cm" svg:x="0.62cm" svg:y="10.03cm"><draw:text-box> <text:p text:style-name="FTLG-Name"><text:span text:style-name="FTLG-Name">Ильин, Gary</text:span></text:p></draw:text-box>
</draw:frame>
<draw:polygon draw:style-name="TLG-line" draw:layer="layout" draw:z-index="1" svg:x="15.743804cm" svg:y="10.025682cm" svg:viewBox="0 0 100 352" svg:width="0.1000cm" svg:height="0.3528cm" draw:points="50, 0 100, 176 50, 352 0, 176"/>
<text:alphabetical-index-mark text:string-value="Warner, Stephanie Sue (1950-06-23 -  )"/><draw:frame text:anchor-type="paragraph" draw:z-index="2" draw:style-name="TLG-text" svg:width="5.23cm" svg:height="0.49cm" svg:x="0.62cm" svg:y="10.64cm"><draw:text-box> <text:p text:style-name="FTLG-Name"><text:span text:style-name="FTLG-Name">Warner, Stephanie Sue</text:span></text:p></draw:text-box>
</draw:frame>
<draw:polygon draw:style-name="TLG-line" draw:layer="layout" draw:z-index="1" svg:x="15.743804cm" svg:y="10.643042cm" svg:viewBox="0 0 100 352" svg:width="0.1000cm" svg:height="0.3528cm" draw:points="50, 0 100, 176 50, 352 0, 176"/>
<text:alphabetical-index-mark text:string-value="Floyd, Robert William (1950-07-27 -  )"/><draw:frame text:anchor-type="paragraph" draw:z-index="2" draw:style-name="TLG-text" svg:width="4.82cm" svg:height="0.49cm" svg:x="0.62cm" svg:y="11.26cm"><draw:text-box> <text:p text:style-name="FTLG-Name"><text:span text:style-name="FTLG-Name">Floyd, Robert William</text:span></text:p></draw:text-box>
</draw:frame>
<draw:polygon draw:style-name="TLG-line" draw:layer="layout" draw:z-index="1" svg:x="15.743804cm" svg:y="11.260403cm" svg:viewBox="0 0 100 352" svg:width="0.1000cm" svg:height="0.3528cm" draw:points="50, 0 100, 176 50, 352 0, 176"/>
<text:alphabetical-index-mark text:string-value="Bates, William Robert (1950-08-04 -  )"/><draw:frame text:anchor-type="paragraph" draw:z-index="2" draw:style-name="TLG-text" svg:width="4.87cm" svg:height="0.49cm" svg:x="0.62cm" svg:y="11.88cm"><draw:text-box> <text:p text:style-name="FTLG-Name"><text:span text:style-name="FTLG-Name">Bates, William Robert</text:span></text:p></draw:text-box>
</draw:frame>
<draw:polygon draw:style-name="TLG-line" draw:layer="layout" draw:z-index="1" svg:x="15.743804cm" svg:y="11.877763cm" svg:viewBox="0 0 100 352" svg:width="0.1000cm" svg:height="0.3528cm" draw:points="50, 0 100, 176 50, 352 0, 176"/>
<text:alphabetical-index-mark text:string-value="Garrett, Doris Mae (1950-08-22 -  )"/><draw:frame text:anchor-type="paragraph" draw:z-index="2" draw:style-name="TLG-text" svg:width="4.23cm" svg:height="0.49cm" svg:x="0.62cm" svg:y="12.50cm"><draw:text-box> <text:p text:style-name="FTLG-Name"><text:span text:style-name="FTLG-Name">Garrett, Doris Mae</text:span></text:p></draw:text-box>
</draw:frame>
<draw:polygon draw:style-name="TLG-line" draw:layer="layout" draw:z-index="1" svg:x="15.743804cm" svg:y="12.495123cm" svg:viewBox="0 0 100 352" svg:width="0.1000cm" svg:height="0.3528cm" draw:points="50, 0 100, 176 50, 352 0, 176"/>
<text:alphabetical-index-mark text:string-value="Bell, Gary Richard (1950-09-06 -  )"/><draw:frame text:anchor-type="paragraph" draw:z-index="2" draw:style-name="TLG-text" svg:width="4.18cm" svg:height="0.49cm" svg:x="0.62cm" svg:y="13.11cm"><draw:text-box> <text:p text:style-name="FTLG-Name"><text:span text:style-name="FTLG-Name">Bell, Gary Richard</text:span></text:p></draw:text-box>
</draw:frame>
<draw:polygon draw:style-name="TLG-line" draw:layer="layout" draw:z-index="1" svg:x="15.743804cm" svg:y="13.112483cm" svg:viewBox="0 0 100 352" svg:width="0.1000cm" svg:height="0.3528cm" draw:points="50, 0 100, 176 50, 352 0, 176"/>
<text:alphabetical-index-mark text:string-value="Garner, Anne Therese (1950-09-10 -  )"/><draw:frame text:anchor-type="paragraph" draw:z-index="2" draw:style-name="TLG-text" svg:width="5.02cm" svg:height="0.49cm" svg:x="0.62cm" svg:y="13.73cm"><draw:text-box> <text:p text:style-name="FTLG-Name"><text:span text:style-name="FTLG-Name">Garner, Anne Therese</text:span></text:p></draw:text-box>
</draw:frame>
<draw:polygon draw:style-name="TLG-line" draw:layer="layout" draw:z-index="1" svg:x="15.743804cm" svg:y="13.729843cm" svg:viewBox="0 0 100 352" svg:width="0.1000cm" svg:height="0.3528cm" draw:points="50, 0 100, 176 50, 352 0, 176"/>
<text:alphabetical-index-mark text:string-value="Hale, Lawrence Paul (1950-10-30 -  )"/><draw:frame text:anchor-type="paragraph" draw:z-index="2" draw:style-name="TLG-text" svg:width="4.69cm" svg:height="0.49cm" svg:x="0.62cm" svg:y="14.35cm"><draw:text-box> <text:p text:style-name="FTLG-Name"><text:span text:style-name="FTLG-Name">Hale, Lawrence Paul</text:span></text:p></draw:text-box>
</draw:frame>
<draw:polygon draw:style-name="TLG-line" draw:layer="layout" draw:z-index="1" svg:x="15.743804cm" svg:y="14.347203cm" svg:viewBox="0 0 100 352" svg:width="0.1000cm" svg:height="0.3528cm" draw:points="50, 0 100, 176 50, 352 0, 176"/>
<text:alphabetical-index-mark text:string-value="Watkins, Bruce Edward (1950-12-12 -  )"/><draw:frame text:anchor-type="paragraph" draw:z-index="2" draw:style-name="TLG-text" svg:width="5.22cm" svg:height="0.49cm" svg:x="0.62cm" svg:y="14.96cm"><draw:text-box> <text:p text:style-name="FTLG-Name"><text:span text:style-name="FTLG-Name">Watkins, Bruce Edward</text:span></text:p></draw:text-box>
</draw:frame>
<draw:polygon draw:style-name="TLG-line" draw:layer="layout" draw:z-index="1" svg:x="15.743804cm" svg:y="14.964564cm" svg:viewBox="0 0 100 352" svg:width="0.1000cm" svg:height="0.3528cm" draw:points="50, 0 100, 176 50, 352 0, 176"/>
<text:alphabetical-index-mark text:string-value="Sánchez, David Andrew (1951-03-02 -  )"/><draw:frame text:anchor-type="paragraph" draw:z-index="2" draw:style-name="TLG-text" svg:width="5.35cm" svg:height="0.49cm" svg:x="0.62cm" svg:y="15.58cm"><draw:text-box> <text:p text:style-name="FTLG-Name"><text:span text:style-name="FTLG-Name">Sánchez, David Andrew</text:span></text:p></draw:text-box>
</draw:frame>
<draw:polygon draw:style-name="TLG-line" draw:layer="layout" draw:z-index="1" svg:x="15.748128cm" svg:y="15.581924cm" svg:viewBox="0 0 100 352" svg:width="0.1000cm" svg:height="0.3528cm" draw:points="50, 0 100, 176 50, 352 0, 176"/>
<text:alphabetical-index-mark text:string-value="Welch, Annabelle Elaine (1951-03-30 -  )"/><draw:frame text:anchor-type="paragraph" draw:z-index="2" draw:style-name="TLG-text" svg:width="5.43cm" svg:height="0.49cm" svg:x="0.62cm" svg:y="16.20cm"><draw:text-box> <text:p text:style-name="FTLG-Name"><text:span text:style-name="FTLG-Name">Welch, Annabelle Elaine</text:span></text:p></draw:text-box>
</draw:frame>
<draw:polygon draw:style-name="TLG-line" draw:layer="layout" draw:z-index="1" svg:x="15.748128cm" svg:y="16.199284cm" svg:viewBox="0 0 100 352" svg:width="0.1000cm" svg:height="0.3528cm" draw:points="50, 0 100, 176 50, 352 0, 176"/>
<text:alphabetical-index-mark text:string-value="Garner, Margaret Ann (1951-07-18 - 1952-02-10)"/><draw:frame text:anchor-type="paragraph" draw:z-index="2" draw:style-name="TLG-text" svg:width="4.92cm" svg:height="0.49cm" svg:x="0.62cm" svg:y="16.82cm"><draw:text-box> <text:p text:style-name="FTLG-Name"><text:span text:style-name="FTLG-Name">Garner, Margaret Ann</text:span></text:p></draw:text-box>
</draw:frame>
<draw:polygon draw:style-name="TLG-line" draw:layer="layout" draw:z-index="1" svg:x="15.748128cm" svg:y="16.816644cm" svg:viewBox="0 0 100 352" svg:width="0.1000cm" svg:height="0.3528cm" draw:points="50, 0 100, 176 50, 352 0, 176"/>
<draw:polygon draw:style-name="TLG-solid" draw:layer="layout" draw:z-index="1" svg:x="15.752452cm" svg:y="16.816644cm" svg:viewBox="0 0 100 352" svg:width="0.1000cm" svg:height="0.3528cm" draw:points="50, 0 100, 176 50, 352 0, 176"/>
<draw:line text:anchor-type="paragraph" draw:z-index="3" draw:style-name="open" svg:x1="15.85cm" svg:y1="16.99cm" svg:x2="15.75cm" svg:y2="16.99cm"><text:p/>
</draw:line>
<text:alphabetical-index-mark text:string-value="Page, Kenneth Fritz (1951-09-17 -  )"/><draw:frame text:anchor-type="paragraph" draw:z-index="2" draw:style-name="TLG-text" svg:width="4.51cm" svg:height="0.49cm" svg:x="0.62cm" svg:y="17.43cm"><draw:text-box> <text:p text:style-name="FTLG-Name"><text:span text:style-name="FTLG-Name">Page, Kenneth Fritz</text:span></text:p></draw:text-box>
</draw:frame>
<draw:polygon draw:style-name="TLG-line" draw:layer="layout" draw:z-index="1" svg:x="15.748128cm" svg:y="17.434004cm" svg:viewBox="0 0 100 352" svg:width="0.1000cm" svg:height="0.3528cm" draw:points="50, 0 100, 176 50, 352 0, 176"/>
<text:alphabetical-index-mark text:string-value="Warner, Nancy Elizabeth (1951-10-20 -  )"/><draw:frame text:anchor-type="paragraph" draw:z-index="2" draw:style-name="TLG-text" svg:width="5.53cm" svg:height="0.49cm" svg:x="0.62cm" svg:y="18.05cm"><draw:text-box> <text:p text:style-name="FTLG-Name"><text:span text:style-name="FTLG-Name">Warner, Nancy Elizabeth</text:span></text:p></draw:text-box>
</draw:frame>
<draw:polygon draw:style-name="TLG-line" draw:layer="layout" draw:z-index="1" svg:x="15.748128cm" svg:y="18.051364cm" svg:viewBox="0 0 100 352" svg:width="0.1000cm" svg:height="0.3528cm" draw:points="50, 0 100, 176 50, 352 0, 176"/>
<text:alphabetical-index-mark text:string-value="Данилов, Elaine Suzanne (1951-10-23 -  )"/><draw:frame text:anchor-type="paragraph" draw:z-index="2" draw:style-name="TLG-text" svg:width="5.71cm" svg:height="0.49cm" svg:x="0.62cm" svg:y="18.67cm"><draw:text-box> <text:p text:style-name="FTLG-Name"><text:span text:style-name="FTLG-Name">Данилов, Elaine Suzanne</text:span></text:p></draw:text-box>
</draw:frame>
<draw:polygon draw:style-name="TLG-line" draw:layer="layout" draw:z-index="1" svg:x="15.748128cm" svg:y="18.668725cm" svg:viewBox="0 0 100 352" svg:width="0.1000cm" svg:height="0.3528cm" draw:points="50, 0 100, 176 50, 352 0, 176"/>
<text:alphabetical-index-mark text:string-value="Warner, Stephen Paul (1951-11-04 -  )"/><draw:frame text:anchor-type="paragraph" draw:z-index="2" draw:style-name="TLG-text" svg:width="4.97cm" svg:height="0.49cm" svg:x="0.62cm" svg:y="19.29cm"><draw:text-box> <text:p text:style-name="FTLG-Name"><text:span text:style-name="FTLG-Name">Warner, Stephen Paul</text:span></text:p></draw:text-box>
</draw:frame>
<draw:polygon draw:style-name="TLG-line" draw:layer="layout" draw:z-index="1" svg:x="15.748128cm" svg:y="19.286085cm" svg:viewBox="0 0 100 352" svg:width="0.1000cm" svg:height="0.3528cm" draw:points="50, 0 100, 176 50, 352 0, 176"/>
<text:alphabetical-index-mark text:string-value="Mortensen, Daniel (1951-11-21 -  )"/><draw:frame text:anchor-type="paragraph" draw:z-index="2" draw:style-name="TLG-text" svg:width="4.18cm" svg:height="0.49cm" svg:x="0.62cm" svg:y="19.90cm"><draw:text-box> <text:p text:style-name="FTLG-Name"><text:span text:style-name="FTLG-Name">Mortensen, Daniel</text:span></text:p></draw:text-box>
</draw:frame>
<draw:polygon draw:style-name="TLG-line" draw:layer="layout" draw:z-index="1" svg:x="15.748128cm" svg:y="19.903445cm" svg:viewBox="0 0 100 352" svg:width="0.1000cm" svg:height="0.3528cm" draw:points="50, 0 100, 176 50, 352 0, 176"/>
<text:alphabetical-index-mark text:string-value="Walker, Sharon Lynette (1951-11-24 -  )"/><draw:frame text:anchor-type="paragraph" draw:z-index="2" draw:style-name="TLG-text" svg:width="5.25cm" svg:height="0.49cm" svg:x="0.62cm" svg:y="20.52cm"><draw:text-box> <text:p text:style-name="FTLG-Name"><text:span text:style-name="FTLG-Name">Walker, Sharon Lynette</text:span></text:p></draw:text-box>
</draw:frame>
<draw:polygon draw:style-name="TLG-line" draw:layer="layout" draw:z-index="1" svg:x="15.748128cm" svg:y="20.520805cm" svg:viewBox="0 0 100 352" svg:width="0.1000cm" svg:height="0.3528cm" draw:points="50, 0 100, 176 50, 352 0, 176"/>
<text:alphabetical-index-mark text:string-value="Gonzales, Mark R. (1952 -  )"/><draw:frame text:anchor-type="paragraph" draw:z-index="2" draw:style-name="TLG-text" svg:width="4.26cm" svg:height="0.49cm" svg:x="0.62cm" svg:y="21.14cm"><draw:text-box> <text:p text:style-name="FTLG-Name"><text:span text:style-name="FTLG-Name">Gonzales, Mark R.</text:span></text:p></draw:text-box>
</draw:frame>
<draw:polygon draw:style-name="TLG-line" draw:layer="layout" draw:z-index="1" svg:x="15.752452cm" svg:y="21.138165cm" svg:viewBox="0 0 100 352" svg:width="0.1000cm" svg:height="0.3528cm" draw:points="50, 0 100, 176 50, 352 0, 176"/>
<text:alphabetical-index-mark text:string-value="Warner, Allen Carl (1952-02-01 -  )"/><draw:frame text:anchor-type="paragraph" draw:z-index="2" draw:style-name="TLG-text" svg:width="4.20cm" svg:height="0.49cm" svg:x="0.62cm" svg:y="21.76cm"><draw:text-box> <text:p text:style-name="FTLG-Name"><text:span text:style-name="FTLG-Name">Warner, Allen Carl</text:span></text:p></draw:text-box>
</draw:frame>
<draw:polygon draw:style-name="TLG-line" draw:layer="layout" draw:z-index="1" svg:x="15.752452cm" svg:y="21.755525cm" svg:viewBox="0 0 100 352" svg:width="0.1000cm" svg:height="0.3528cm" draw:points="50, 0 100, 176 50, 352 0, 176"/>
<text:alphabetical-index-mark text:string-value="Киселев, Dennis John (1952-07-16 -  )"/><draw:frame text:anchor-type="paragraph" draw:z-index="2" draw:style-name="TLG-text" svg:width="5.05cm" svg:height="0.49cm" svg:x="0.62cm" svg:y="22.37cm"><draw:text-box> <text:p text:style-name="FTLG-Name"><text:span text:style-name="FTLG-Name">Киселев, Dennis John</text:span></text:p></draw:text-box>
</draw:frame>
<draw:polygon draw:style-name="TLG-line" draw:layer="layout" draw:z-index="1" svg:x="15.75245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Rita Marie (1952-09-07 -  )"/><draw:frame text:anchor-type="paragraph" draw:z-index="2" draw:style-name="TLG-text" svg:width="4.23cm" svg:height="0.49cm" svg:x="0.62cm" svg:y="2.62cm"><draw:text-box> <text:p text:style-name="FTLG-Name"><text:span text:style-name="FTLG-Name">Garner, Rita Marie</text:span></text:p></draw:text-box>
</draw:frame>
<draw:polygon draw:style-name="TLG-line" draw:layer="layout" draw:z-index="1" svg:x="15.752452cm" svg:y="2.617360cm" svg:viewBox="0 0 100 352" svg:width="0.1000cm" svg:height="0.3528cm" draw:points="50, 0 100, 176 50, 352 0, 176"/>
<text:alphabetical-index-mark text:string-value="Garner, Kathryn Mary (1952-09-10 -  )"/><draw:frame text:anchor-type="paragraph" draw:z-index="2" draw:style-name="TLG-text" svg:width="4.87cm" svg:height="0.49cm" svg:x="0.62cm" svg:y="3.23cm"><draw:text-box> <text:p text:style-name="FTLG-Name"><text:span text:style-name="FTLG-Name">Garner, Kathryn Mary</text:span></text:p></draw:text-box>
</draw:frame>
<draw:polygon draw:style-name="TLG-line" draw:layer="layout" draw:z-index="1" svg:x="15.752452cm" svg:y="3.234720cm" svg:viewBox="0 0 100 352" svg:width="0.1000cm" svg:height="0.3528cm" draw:points="50, 0 100, 176 50, 352 0, 176"/>
<text:alphabetical-index-mark text:string-value="Warner, Laura Gail (1952-09-27 -  )"/><draw:frame text:anchor-type="paragraph" draw:z-index="2" draw:style-name="TLG-text" svg:width="4.33cm" svg:height="0.49cm" svg:x="0.62cm" svg:y="3.85cm"><draw:text-box> <text:p text:style-name="FTLG-Name"><text:span text:style-name="FTLG-Name">Warner, Laura Gail</text:span></text:p></draw:text-box>
</draw:frame>
<draw:polygon draw:style-name="TLG-line" draw:layer="layout" draw:z-index="1" svg:x="15.752452cm" svg:y="3.852081cm" svg:viewBox="0 0 100 352" svg:width="0.1000cm" svg:height="0.3528cm" draw:points="50, 0 100, 176 50, 352 0, 176"/>
<text:alphabetical-index-mark text:string-value="Garrett, Keith William (1952-11-01 -  )"/><draw:frame text:anchor-type="paragraph" draw:z-index="2" draw:style-name="TLG-text" svg:width="4.79cm" svg:height="0.49cm" svg:x="0.62cm" svg:y="4.47cm"><draw:text-box> <text:p text:style-name="FTLG-Name"><text:span text:style-name="FTLG-Name">Garrett, Keith William</text:span></text:p></draw:text-box>
</draw:frame>
<draw:polygon draw:style-name="TLG-line" draw:layer="layout" draw:z-index="1" svg:x="15.752452cm" svg:y="4.469441cm" svg:viewBox="0 0 100 352" svg:width="0.1000cm" svg:height="0.3528cm" draw:points="50, 0 100, 176 50, 352 0, 176"/>
<text:alphabetical-index-mark text:string-value="Cruz, Judy Denise (1952-11-29 -  )"/><draw:frame text:anchor-type="paragraph" draw:z-index="2" draw:style-name="TLG-text" svg:width="4.20cm" svg:height="0.49cm" svg:x="0.62cm" svg:y="5.09cm"><draw:text-box> <text:p text:style-name="FTLG-Name"><text:span text:style-name="FTLG-Name">Cruz, Judy Denise</text:span></text:p></draw:text-box>
</draw:frame>
<draw:polygon draw:style-name="TLG-line" draw:layer="layout" draw:z-index="1" svg:x="15.752452cm" svg:y="5.086801cm" svg:viewBox="0 0 100 352" svg:width="0.1000cm" svg:height="0.3528cm" draw:points="50, 0 100, 176 50, 352 0, 176"/>
<text:alphabetical-index-mark text:string-value="Morales, Penelope Margot (1952-12-20 -  )"/><draw:frame text:anchor-type="paragraph" draw:z-index="2" draw:style-name="TLG-text" svg:width="5.84cm" svg:height="0.49cm" svg:x="0.62cm" svg:y="5.70cm"><draw:text-box> <text:p text:style-name="FTLG-Name"><text:span text:style-name="FTLG-Name">Morales, Penelope Margot</text:span></text:p></draw:text-box>
</draw:frame>
<draw:polygon draw:style-name="TLG-line" draw:layer="layout" draw:z-index="1" svg:x="15.752452cm" svg:y="5.704161cm" svg:viewBox="0 0 100 352" svg:width="0.1000cm" svg:height="0.3528cm" draw:points="50, 0 100, 176 50, 352 0, 176"/>
<text:alphabetical-index-mark text:string-value="West, Ronald David (1953-07-13 -  )"/><draw:frame text:anchor-type="paragraph" draw:z-index="2" draw:style-name="TLG-text" svg:width="4.51cm" svg:height="0.49cm" svg:x="0.62cm" svg:y="6.32cm"><draw:text-box> <text:p text:style-name="FTLG-Name"><text:span text:style-name="FTLG-Name">West, Ronald David</text:span></text:p></draw:text-box>
</draw:frame>
<draw:polygon draw:style-name="TLG-line" draw:layer="layout" draw:z-index="1" svg:x="15.756776cm" svg:y="6.321521cm" svg:viewBox="0 0 100 352" svg:width="0.1000cm" svg:height="0.3528cm" draw:points="50, 0 100, 176 50, 352 0, 176"/>
<text:alphabetical-index-mark text:string-value="Данилов, Darrell Edwin (1953-09-11 -  )"/><draw:frame text:anchor-type="paragraph" draw:z-index="2" draw:style-name="TLG-text" svg:width="5.22cm" svg:height="0.49cm" svg:x="0.62cm" svg:y="6.94cm"><draw:text-box> <text:p text:style-name="FTLG-Name"><text:span text:style-name="FTLG-Name">Данилов, Darrell Edwin</text:span></text:p></draw:text-box>
</draw:frame>
<draw:polygon draw:style-name="TLG-line" draw:layer="layout" draw:z-index="1" svg:x="15.756776cm" svg:y="6.938881cm" svg:viewBox="0 0 100 352" svg:width="0.1000cm" svg:height="0.3528cm" draw:points="50, 0 100, 176 50, 352 0, 176"/>
<text:alphabetical-index-mark text:string-value="Warner, Sarah Jane (1953-09-23 -  )"/><draw:frame text:anchor-type="paragraph" draw:z-index="2" draw:style-name="TLG-text" svg:width="4.56cm" svg:height="0.49cm" svg:x="0.62cm" svg:y="7.56cm"><draw:text-box> <text:p text:style-name="FTLG-Name"><text:span text:style-name="FTLG-Name">Warner, Sarah Jane</text:span></text:p></draw:text-box>
</draw:frame>
<draw:polygon draw:style-name="TLG-line" draw:layer="layout" draw:z-index="1" svg:x="15.756776cm" svg:y="7.556242cm" svg:viewBox="0 0 100 352" svg:width="0.1000cm" svg:height="0.3528cm" draw:points="50, 0 100, 176 50, 352 0, 176"/>
<text:alphabetical-index-mark text:string-value="Hansen, Noel (1953-12-00 -  )"/><draw:frame text:anchor-type="paragraph" draw:z-index="2" draw:style-name="TLG-text" svg:width="3.24cm" svg:height="0.49cm" svg:x="0.62cm" svg:y="8.17cm"><draw:text-box> <text:p text:style-name="FTLG-Name"><text:span text:style-name="FTLG-Name">Hansen, Noel</text:span></text:p></draw:text-box>
</draw:frame>
<draw:polygon draw:style-name="TLG-line" draw:layer="layout" draw:z-index="1" svg:x="15.756776cm" svg:y="8.173602cm" svg:viewBox="0 0 100 352" svg:width="0.1000cm" svg:height="0.3528cm" draw:points="50, 0 100, 176 50, 352 0, 176"/>
<text:alphabetical-index-mark text:string-value="Warner, Arthur Maurice (1954-01-24 -  )"/><draw:frame text:anchor-type="paragraph" draw:z-index="2" draw:style-name="TLG-text" svg:width="5.22cm" svg:height="0.49cm" svg:x="0.62cm" svg:y="8.79cm"><draw:text-box> <text:p text:style-name="FTLG-Name"><text:span text:style-name="FTLG-Name">Warner, Arthur Maurice</text:span></text:p></draw:text-box>
</draw:frame>
<draw:polygon draw:style-name="TLG-line" draw:layer="layout" draw:z-index="1" svg:x="15.761100cm" svg:y="8.790962cm" svg:viewBox="0 0 100 352" svg:width="0.1000cm" svg:height="0.3528cm" draw:points="50, 0 100, 176 50, 352 0, 176"/>
<text:alphabetical-index-mark text:string-value="Mcbride, Paul (1954-05-22 -  )"/><draw:frame text:anchor-type="paragraph" draw:z-index="2" draw:style-name="TLG-text" svg:width="3.26cm" svg:height="0.49cm" svg:x="0.62cm" svg:y="9.41cm"><draw:text-box> <text:p text:style-name="FTLG-Name"><text:span text:style-name="FTLG-Name">Mcbride, Paul</text:span></text:p></draw:text-box>
</draw:frame>
<draw:polygon draw:style-name="TLG-line" draw:layer="layout" draw:z-index="1" svg:x="15.761100cm" svg:y="9.408322cm" svg:viewBox="0 0 100 352" svg:width="0.1000cm" svg:height="0.3528cm" draw:points="50, 0 100, 176 50, 352 0, 176"/>
<text:alphabetical-index-mark text:string-value="Garner, Peter George (1954-08-05 -  )"/><draw:frame text:anchor-type="paragraph" draw:z-index="2" draw:style-name="TLG-text" svg:width="4.89cm" svg:height="0.49cm" svg:x="0.62cm" svg:y="10.03cm"><draw:text-box> <text:p text:style-name="FTLG-Name"><text:span text:style-name="FTLG-Name">Garner, Peter George</text:span></text:p></draw:text-box>
</draw:frame>
<draw:polygon draw:style-name="TLG-line" draw:layer="layout" draw:z-index="1" svg:x="15.761100cm" svg:y="10.025682cm" svg:viewBox="0 0 100 352" svg:width="0.1000cm" svg:height="0.3528cm" draw:points="50, 0 100, 176 50, 352 0, 176"/>
<text:alphabetical-index-mark text:string-value="Carter, Debra J. (1954-09-30 -  )"/><draw:frame text:anchor-type="paragraph" draw:z-index="2" draw:style-name="TLG-text" svg:width="3.72cm" svg:height="0.49cm" svg:x="0.62cm" svg:y="10.64cm"><draw:text-box> <text:p text:style-name="FTLG-Name"><text:span text:style-name="FTLG-Name">Carter, Debra J.</text:span></text:p></draw:text-box>
</draw:frame>
<draw:polygon draw:style-name="TLG-line" draw:layer="layout" draw:z-index="1" svg:x="15.761100cm" svg:y="10.643042cm" svg:viewBox="0 0 100 352" svg:width="0.1000cm" svg:height="0.3528cm" draw:points="50, 0 100, 176 50, 352 0, 176"/>
<text:alphabetical-index-mark text:string-value="Warner, Mary Christine (1954-11-10 -  )"/><draw:frame text:anchor-type="paragraph" draw:z-index="2" draw:style-name="TLG-text" svg:width="5.17cm" svg:height="0.49cm" svg:x="0.62cm" svg:y="11.26cm"><draw:text-box> <text:p text:style-name="FTLG-Name"><text:span text:style-name="FTLG-Name">Warner, Mary Christine</text:span></text:p></draw:text-box>
</draw:frame>
<draw:polygon draw:style-name="TLG-line" draw:layer="layout" draw:z-index="1" svg:x="15.761100cm" svg:y="11.260403cm" svg:viewBox="0 0 100 352" svg:width="0.1000cm" svg:height="0.3528cm" draw:points="50, 0 100, 176 50, 352 0, 176"/>
<text:alphabetical-index-mark text:string-value="Warner, Thomas Frederick (1954-11-25 -  )"/><draw:frame text:anchor-type="paragraph" draw:z-index="2" draw:style-name="TLG-text" svg:width="5.91cm" svg:height="0.49cm" svg:x="0.62cm" svg:y="11.88cm"><draw:text-box> <text:p text:style-name="FTLG-Name"><text:span text:style-name="FTLG-Name">Warner, Thomas Frederick</text:span></text:p></draw:text-box>
</draw:frame>
<draw:polygon draw:style-name="TLG-line" draw:layer="layout" draw:z-index="1" svg:x="15.761100cm" svg:y="11.877763cm" svg:viewBox="0 0 100 352" svg:width="0.1000cm" svg:height="0.3528cm" draw:points="50, 0 100, 176 50, 352 0, 176"/>
<text:alphabetical-index-mark text:string-value="Walsh, Penelope (1955-01-06 -  )"/><draw:frame text:anchor-type="paragraph" draw:z-index="2" draw:style-name="TLG-text" svg:width="3.93cm" svg:height="0.49cm" svg:x="0.62cm" svg:y="12.50cm"><draw:text-box> <text:p text:style-name="FTLG-Name"><text:span text:style-name="FTLG-Name">Walsh, Penelope</text:span></text:p></draw:text-box>
</draw:frame>
<draw:polygon draw:style-name="TLG-line" draw:layer="layout" draw:z-index="1" svg:x="15.765424cm" svg:y="12.495123cm" svg:viewBox="0 0 100 352" svg:width="0.1000cm" svg:height="0.3528cm" draw:points="50, 0 100, 176 50, 352 0, 176"/>
<text:alphabetical-index-mark text:string-value="Alvarado, Jeffery (1955-04-15 -  )"/><draw:frame text:anchor-type="paragraph" draw:z-index="2" draw:style-name="TLG-text" svg:width="3.90cm" svg:height="0.49cm" svg:x="0.62cm" svg:y="13.11cm"><draw:text-box> <text:p text:style-name="FTLG-Name"><text:span text:style-name="FTLG-Name">Alvarado, Jeffery</text:span></text:p></draw:text-box>
</draw:frame>
<draw:polygon draw:style-name="TLG-line" draw:layer="layout" draw:z-index="1" svg:x="15.765424cm" svg:y="13.112483cm" svg:viewBox="0 0 100 352" svg:width="0.1000cm" svg:height="0.3528cm" draw:points="50, 0 100, 176 50, 352 0, 176"/>
<text:alphabetical-index-mark text:string-value="Ross, Evelyn Almazon (1955-04-23 -  )"/><draw:frame text:anchor-type="paragraph" draw:z-index="2" draw:style-name="TLG-text" svg:width="5.05cm" svg:height="0.49cm" svg:x="0.62cm" svg:y="13.73cm"><draw:text-box> <text:p text:style-name="FTLG-Name"><text:span text:style-name="FTLG-Name">Ross, Evelyn Almazon</text:span></text:p></draw:text-box>
</draw:frame>
<draw:polygon draw:style-name="TLG-line" draw:layer="layout" draw:z-index="1" svg:x="15.765424cm" svg:y="13.729843cm" svg:viewBox="0 0 100 352" svg:width="0.1000cm" svg:height="0.3528cm" draw:points="50, 0 100, 176 50, 352 0, 176"/>
<text:alphabetical-index-mark text:string-value="Данилов, Barbara Joanne (1955-04-30 -  )"/><draw:frame text:anchor-type="paragraph" draw:z-index="2" draw:style-name="TLG-text" svg:width="5.76cm" svg:height="0.49cm" svg:x="0.62cm" svg:y="14.35cm"><draw:text-box> <text:p text:style-name="FTLG-Name"><text:span text:style-name="FTLG-Name">Данилов, Barbara Joanne</text:span></text:p></draw:text-box>
</draw:frame>
<draw:polygon draw:style-name="TLG-line" draw:layer="layout" draw:z-index="1" svg:x="15.765424cm" svg:y="14.347203cm" svg:viewBox="0 0 100 352" svg:width="0.1000cm" svg:height="0.3528cm" draw:points="50, 0 100, 176 50, 352 0, 176"/>
<text:alphabetical-index-mark text:string-value="Garner, Gerard Stephen (1955-07-31 -  )"/><draw:frame text:anchor-type="paragraph" draw:z-index="2" draw:style-name="TLG-text" svg:width="5.40cm" svg:height="0.49cm" svg:x="0.62cm" svg:y="14.96cm"><draw:text-box> <text:p text:style-name="FTLG-Name"><text:span text:style-name="FTLG-Name">Garner, Gerard Stephen</text:span></text:p></draw:text-box>
</draw:frame>
<draw:polygon draw:style-name="TLG-line" draw:layer="layout" draw:z-index="1" svg:x="15.765424cm" svg:y="14.964564cm" svg:viewBox="0 0 100 352" svg:width="0.1000cm" svg:height="0.3528cm" draw:points="50, 0 100, 176 50, 352 0, 176"/>
<text:alphabetical-index-mark text:string-value="Warner, Stuart Bogarte (1955-12-09 -  )"/><draw:frame text:anchor-type="paragraph" draw:z-index="2" draw:style-name="TLG-text" svg:width="5.17cm" svg:height="0.49cm" svg:x="0.62cm" svg:y="15.58cm"><draw:text-box> <text:p text:style-name="FTLG-Name"><text:span text:style-name="FTLG-Name">Warner, Stuart Bogarte</text:span></text:p></draw:text-box>
</draw:frame>
<draw:polygon draw:style-name="TLG-line" draw:layer="layout" draw:z-index="1" svg:x="15.765424cm" svg:y="15.581924cm" svg:viewBox="0 0 100 352" svg:width="0.1000cm" svg:height="0.3528cm" draw:points="50, 0 100, 176 50, 352 0, 176"/>
<text:alphabetical-index-mark text:string-value="Герасимов, John (1956-01-14 -  )"/><draw:frame text:anchor-type="paragraph" draw:z-index="2" draw:style-name="TLG-text" svg:width="4.00cm" svg:height="0.49cm" svg:x="0.62cm" svg:y="16.20cm"><draw:text-box> <text:p text:style-name="FTLG-Name"><text:span text:style-name="FTLG-Name">Герасимов, John</text:span></text:p></draw:text-box>
</draw:frame>
<draw:polygon draw:style-name="TLG-line" draw:layer="layout" draw:z-index="1" svg:x="15.769748cm" svg:y="16.199284cm" svg:viewBox="0 0 100 352" svg:width="0.1000cm" svg:height="0.3528cm" draw:points="50, 0 100, 176 50, 352 0, 176"/>
<text:alphabetical-index-mark text:string-value="Garner, Raymond Scott (1956-03-05 -  )"/><draw:frame text:anchor-type="paragraph" draw:z-index="2" draw:style-name="TLG-text" svg:width="5.28cm" svg:height="0.49cm" svg:x="0.62cm" svg:y="16.82cm"><draw:text-box> <text:p text:style-name="FTLG-Name"><text:span text:style-name="FTLG-Name">Garner, Raymond Scott</text:span></text:p></draw:text-box>
</draw:frame>
<draw:polygon draw:style-name="TLG-line" draw:layer="layout" draw:z-index="1" svg:x="15.769748cm" svg:y="16.816644cm" svg:viewBox="0 0 100 352" svg:width="0.1000cm" svg:height="0.3528cm" draw:points="50, 0 100, 176 50, 352 0, 176"/>
<text:alphabetical-index-mark text:string-value="Garrett, Terry Lee (1956-04-14 - 1998-04-23)"/><draw:frame text:anchor-type="paragraph" draw:z-index="2" draw:style-name="TLG-text" svg:width="4.10cm" svg:height="0.49cm" svg:x="0.62cm" svg:y="17.43cm"><draw:text-box> <text:p text:style-name="FTLG-Name"><text:span text:style-name="FTLG-Name">Garrett, Terry Lee</text:span></text:p></draw:text-box>
</draw:frame>
<draw:polygon draw:style-name="TLG-line" draw:layer="layout" draw:z-index="1" svg:x="15.769748cm" svg:y="17.434004cm" svg:viewBox="0 0 100 352" svg:width="0.1000cm" svg:height="0.3528cm" draw:points="50, 0 100, 176 50, 352 0, 176"/>
<draw:polygon draw:style-name="TLG-solid" draw:layer="layout" draw:z-index="1" svg:x="15.951352cm" svg:y="17.434004cm" svg:viewBox="0 0 100 352" svg:width="0.1000cm" svg:height="0.3528cm" draw:points="50, 0 100, 176 50, 352 0, 176"/>
<draw:line text:anchor-type="paragraph" draw:z-index="3" draw:style-name="open" svg:x1="15.87cm" svg:y1="17.61cm" svg:x2="15.95cm" svg:y2="17.61cm"><text:p/>
</draw:line>
<text:alphabetical-index-mark text:string-value="Krawczyk, Douglas (1956-06-14 -  )"/><draw:frame text:anchor-type="paragraph" draw:z-index="2" draw:style-name="TLG-text" svg:width="4.36cm" svg:height="0.49cm" svg:x="0.62cm" svg:y="18.05cm"><draw:text-box> <text:p text:style-name="FTLG-Name"><text:span text:style-name="FTLG-Name">Krawczyk, Douglas</text:span></text:p></draw:text-box>
</draw:frame>
<draw:polygon draw:style-name="TLG-line" draw:layer="layout" draw:z-index="1" svg:x="15.769748cm" svg:y="18.051364cm" svg:viewBox="0 0 100 352" svg:width="0.1000cm" svg:height="0.3528cm" draw:points="50, 0 100, 176 50, 352 0, 176"/>
<text:alphabetical-index-mark text:string-value="Welch, Rosalie Jane (1956-08-03 -  )"/><draw:frame text:anchor-type="paragraph" draw:z-index="2" draw:style-name="TLG-text" svg:width="4.64cm" svg:height="0.49cm" svg:x="0.62cm" svg:y="18.67cm"><draw:text-box> <text:p text:style-name="FTLG-Name"><text:span text:style-name="FTLG-Name">Welch, Rosalie Jane</text:span></text:p></draw:text-box>
</draw:frame>
<draw:polygon draw:style-name="TLG-line" draw:layer="layout" draw:z-index="1" svg:x="15.769748cm" svg:y="18.668725cm" svg:viewBox="0 0 100 352" svg:width="0.1000cm" svg:height="0.3528cm" draw:points="50, 0 100, 176 50, 352 0, 176"/>
<text:alphabetical-index-mark text:string-value="Holloway, Gail (1956-09-30 -  )"/><draw:frame text:anchor-type="paragraph" draw:z-index="2" draw:style-name="TLG-text" svg:width="3.39cm" svg:height="0.49cm" svg:x="0.62cm" svg:y="19.29cm"><draw:text-box> <text:p text:style-name="FTLG-Name"><text:span text:style-name="FTLG-Name">Holloway, Gail</text:span></text:p></draw:text-box>
</draw:frame>
<draw:polygon draw:style-name="TLG-line" draw:layer="layout" draw:z-index="1" svg:x="15.769748cm" svg:y="19.286085cm" svg:viewBox="0 0 100 352" svg:width="0.1000cm" svg:height="0.3528cm" draw:points="50, 0 100, 176 50, 352 0, 176"/>
<text:alphabetical-index-mark text:string-value="Warner, Fred Loren (1956-11-27 -  )"/><draw:frame text:anchor-type="paragraph" draw:z-index="2" draw:style-name="TLG-text" svg:width="4.46cm" svg:height="0.49cm" svg:x="0.62cm" svg:y="19.90cm"><draw:text-box> <text:p text:style-name="FTLG-Name"><text:span text:style-name="FTLG-Name">Warner, Fred Loren</text:span></text:p></draw:text-box>
</draw:frame>
<draw:polygon draw:style-name="TLG-line" draw:layer="layout" draw:z-index="1" svg:x="15.769748cm" svg:y="19.903445cm" svg:viewBox="0 0 100 352" svg:width="0.1000cm" svg:height="0.3528cm" draw:points="50, 0 100, 176 50, 352 0, 176"/>
<text:alphabetical-index-mark text:string-value="Cruz, Melinda Lou (1956-12-18 -  )"/><draw:frame text:anchor-type="paragraph" draw:z-index="2" draw:style-name="TLG-text" svg:width="4.18cm" svg:height="0.49cm" svg:x="0.62cm" svg:y="20.52cm"><draw:text-box> <text:p text:style-name="FTLG-Name"><text:span text:style-name="FTLG-Name">Cruz, Melinda Lou</text:span></text:p></draw:text-box>
</draw:frame>
<draw:polygon draw:style-name="TLG-line" draw:layer="layout" draw:z-index="1" svg:x="15.769748cm" svg:y="20.520805cm" svg:viewBox="0 0 100 352" svg:width="0.1000cm" svg:height="0.3528cm" draw:points="50, 0 100, 176 50, 352 0, 176"/>
<text:alphabetical-index-mark text:string-value="Garner, David Walter (1956-12-21 -  )"/><draw:frame text:anchor-type="paragraph" draw:z-index="2" draw:style-name="TLG-text" svg:width="4.77cm" svg:height="0.49cm" svg:x="0.62cm" svg:y="21.14cm"><draw:text-box> <text:p text:style-name="FTLG-Name"><text:span text:style-name="FTLG-Name">Garner, David Walter</text:span></text:p></draw:text-box>
</draw:frame>
<draw:polygon draw:style-name="TLG-line" draw:layer="layout" draw:z-index="1" svg:x="15.769748cm" svg:y="21.138165cm" svg:viewBox="0 0 100 352" svg:width="0.1000cm" svg:height="0.3528cm" draw:points="50, 0 100, 176 50, 352 0, 176"/>
<text:alphabetical-index-mark text:string-value="George, Elizabeth (1957-01-31 -  )"/><draw:frame text:anchor-type="paragraph" draw:z-index="2" draw:style-name="TLG-text" svg:width="4.13cm" svg:height="0.49cm" svg:x="0.62cm" svg:y="21.76cm"><draw:text-box> <text:p text:style-name="FTLG-Name"><text:span text:style-name="FTLG-Name">George, Elizabeth</text:span></text:p></draw:text-box>
</draw:frame>
<draw:polygon draw:style-name="TLG-line" draw:layer="layout" draw:z-index="1" svg:x="15.774072cm" svg:y="21.755525cm" svg:viewBox="0 0 100 352" svg:width="0.1000cm" svg:height="0.3528cm" draw:points="50, 0 100, 176 50, 352 0, 176"/>
<text:alphabetical-index-mark text:string-value="Garner, Bernadette (1957-08-31 -  )"/><draw:frame text:anchor-type="paragraph" draw:z-index="2" draw:style-name="TLG-text" svg:width="4.38cm" svg:height="0.49cm" svg:x="0.62cm" svg:y="22.37cm"><draw:text-box> <text:p text:style-name="FTLG-Name"><text:span text:style-name="FTLG-Name">Garner, Bernadette</text:span></text:p></draw:text-box>
</draw:frame>
<draw:polygon draw:style-name="TLG-line" draw:layer="layout" draw:z-index="1" svg:x="15.774072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Warner, Shirley Kay (1957-10-14 -  )"/><draw:frame text:anchor-type="paragraph" draw:z-index="2" draw:style-name="TLG-text" svg:width="4.54cm" svg:height="0.49cm" svg:x="0.62cm" svg:y="2.62cm"><draw:text-box> <text:p text:style-name="FTLG-Name"><text:span text:style-name="FTLG-Name">Warner, Shirley Kay</text:span></text:p></draw:text-box>
</draw:frame>
<draw:polygon draw:style-name="TLG-line" draw:layer="layout" draw:z-index="1" svg:x="15.774072cm" svg:y="2.617360cm" svg:viewBox="0 0 100 352" svg:width="0.1000cm" svg:height="0.3528cm" draw:points="50, 0 100, 176 50, 352 0, 176"/>
<text:alphabetical-index-mark text:string-value="Данилов, Lucinda Elinor (1958-04-12 -  )"/><draw:frame text:anchor-type="paragraph" draw:z-index="2" draw:style-name="TLG-text" svg:width="5.40cm" svg:height="0.49cm" svg:x="0.62cm" svg:y="3.23cm"><draw:text-box> <text:p text:style-name="FTLG-Name"><text:span text:style-name="FTLG-Name">Данилов, Lucinda Elinor</text:span></text:p></draw:text-box>
</draw:frame>
<draw:polygon draw:style-name="TLG-line" draw:layer="layout" draw:z-index="1" svg:x="15.778395cm" svg:y="3.234720cm" svg:viewBox="0 0 100 352" svg:width="0.1000cm" svg:height="0.3528cm" draw:points="50, 0 100, 176 50, 352 0, 176"/>
<text:alphabetical-index-mark text:string-value="Lopez, Lee William (1958-06-10 -  )"/><draw:frame text:anchor-type="paragraph" draw:z-index="2" draw:style-name="TLG-text" svg:width="4.33cm" svg:height="0.49cm" svg:x="0.62cm" svg:y="3.85cm"><draw:text-box> <text:p text:style-name="FTLG-Name"><text:span text:style-name="FTLG-Name">Lopez, Lee William</text:span></text:p></draw:text-box>
</draw:frame>
<draw:polygon draw:style-name="TLG-line" draw:layer="layout" draw:z-index="1" svg:x="15.778395cm" svg:y="3.852081cm" svg:viewBox="0 0 100 352" svg:width="0.1000cm" svg:height="0.3528cm" draw:points="50, 0 100, 176 50, 352 0, 176"/>
<text:alphabetical-index-mark text:string-value="Warner, Michael Douglas (1958-06-10 -  )"/><draw:frame text:anchor-type="paragraph" draw:z-index="2" draw:style-name="TLG-text" svg:width="5.61cm" svg:height="0.49cm" svg:x="0.62cm" svg:y="4.47cm"><draw:text-box> <text:p text:style-name="FTLG-Name"><text:span text:style-name="FTLG-Name">Warner, Michael Douglas</text:span></text:p></draw:text-box>
</draw:frame>
<draw:polygon draw:style-name="TLG-line" draw:layer="layout" draw:z-index="1" svg:x="15.778395cm" svg:y="4.469441cm" svg:viewBox="0 0 100 352" svg:width="0.1000cm" svg:height="0.3528cm" draw:points="50, 0 100, 176 50, 352 0, 176"/>
<text:alphabetical-index-mark text:string-value="Warner, Marcia Jane (1958-09-20 -  )"/><draw:frame text:anchor-type="paragraph" draw:z-index="2" draw:style-name="TLG-text" svg:width="4.71cm" svg:height="0.49cm" svg:x="0.62cm" svg:y="5.09cm"><draw:text-box> <text:p text:style-name="FTLG-Name"><text:span text:style-name="FTLG-Name">Warner, Marcia Jane</text:span></text:p></draw:text-box>
</draw:frame>
<draw:polygon draw:style-name="TLG-line" draw:layer="layout" draw:z-index="1" svg:x="15.778395cm" svg:y="5.086801cm" svg:viewBox="0 0 100 352" svg:width="0.1000cm" svg:height="0.3528cm" draw:points="50, 0 100, 176 50, 352 0, 176"/>
<text:alphabetical-index-mark text:string-value="Gosselin, Martin Kelly (1958-09-30 -  )"/><draw:frame text:anchor-type="paragraph" draw:z-index="2" draw:style-name="TLG-text" svg:width="4.89cm" svg:height="0.49cm" svg:x="0.62cm" svg:y="5.70cm"><draw:text-box> <text:p text:style-name="FTLG-Name"><text:span text:style-name="FTLG-Name">Gosselin, Martin Kelly</text:span></text:p></draw:text-box>
</draw:frame>
<draw:polygon draw:style-name="TLG-line" draw:layer="layout" draw:z-index="1" svg:x="15.778395cm" svg:y="5.704161cm" svg:viewBox="0 0 100 352" svg:width="0.1000cm" svg:height="0.3528cm" draw:points="50, 0 100, 176 50, 352 0, 176"/>
<text:alphabetical-index-mark text:string-value="Harrison, Paul Allen (1958-10-26 -  )"/><draw:frame text:anchor-type="paragraph" draw:z-index="2" draw:style-name="TLG-text" svg:width="4.51cm" svg:height="0.49cm" svg:x="0.62cm" svg:y="6.32cm"><draw:text-box> <text:p text:style-name="FTLG-Name"><text:span text:style-name="FTLG-Name">Harrison, Paul Allen</text:span></text:p></draw:text-box>
</draw:frame>
<draw:polygon draw:style-name="TLG-line" draw:layer="layout" draw:z-index="1" svg:x="15.778395cm" svg:y="6.321521cm" svg:viewBox="0 0 100 352" svg:width="0.1000cm" svg:height="0.3528cm" draw:points="50, 0 100, 176 50, 352 0, 176"/>
<text:alphabetical-index-mark text:string-value="Welch, Michael (1959-03-04 -  )"/><draw:frame text:anchor-type="paragraph" draw:z-index="2" draw:style-name="TLG-text" svg:width="3.57cm" svg:height="0.49cm" svg:x="0.62cm" svg:y="6.94cm"><draw:text-box> <text:p text:style-name="FTLG-Name"><text:span text:style-name="FTLG-Name">Welch, Michael</text:span></text:p></draw:text-box>
</draw:frame>
<draw:polygon draw:style-name="TLG-line" draw:layer="layout" draw:z-index="1" svg:x="15.782719cm" svg:y="6.938881cm" svg:viewBox="0 0 100 352" svg:width="0.1000cm" svg:height="0.3528cm" draw:points="50, 0 100, 176 50, 352 0, 176"/>
<text:alphabetical-index-mark text:string-value="Cruz, Patti Jo (1959-08-14 -  )"/><draw:frame text:anchor-type="paragraph" draw:z-index="2" draw:style-name="TLG-text" svg:width="3.21cm" svg:height="0.49cm" svg:x="0.62cm" svg:y="7.56cm"><draw:text-box> <text:p text:style-name="FTLG-Name"><text:span text:style-name="FTLG-Name">Cruz, Patti Jo</text:span></text:p></draw:text-box>
</draw:frame>
<draw:polygon draw:style-name="TLG-line" draw:layer="layout" draw:z-index="1" svg:x="15.782719cm" svg:y="7.556242cm" svg:viewBox="0 0 100 352" svg:width="0.1000cm" svg:height="0.3528cm" draw:points="50, 0 100, 176 50, 352 0, 176"/>
<text:alphabetical-index-mark text:string-value="Flores, Jamie Lee (1959-10-23 -  )"/><draw:frame text:anchor-type="paragraph" draw:z-index="2" draw:style-name="TLG-text" svg:width="4.10cm" svg:height="0.49cm" svg:x="0.62cm" svg:y="8.17cm"><draw:text-box> <text:p text:style-name="FTLG-Name"><text:span text:style-name="FTLG-Name">Flores, Jamie Lee</text:span></text:p></draw:text-box>
</draw:frame>
<draw:polygon draw:style-name="TLG-line" draw:layer="layout" draw:z-index="1" svg:x="15.782719cm" svg:y="8.173602cm" svg:viewBox="0 0 100 352" svg:width="0.1000cm" svg:height="0.3528cm" draw:points="50, 0 100, 176 50, 352 0, 176"/>
<text:alphabetical-index-mark text:string-value="Lopez, John Warren (1959-11-26 -  )"/><draw:frame text:anchor-type="paragraph" draw:z-index="2" draw:style-name="TLG-text" svg:width="4.59cm" svg:height="0.49cm" svg:x="0.62cm" svg:y="8.79cm"><draw:text-box> <text:p text:style-name="FTLG-Name"><text:span text:style-name="FTLG-Name">Lopez, John Warren</text:span></text:p></draw:text-box>
</draw:frame>
<draw:polygon draw:style-name="TLG-line" draw:layer="layout" draw:z-index="1" svg:x="15.782719cm" svg:y="8.790962cm" svg:viewBox="0 0 100 352" svg:width="0.1000cm" svg:height="0.3528cm" draw:points="50, 0 100, 176 50, 352 0, 176"/>
<text:alphabetical-index-mark text:string-value="Warner, Darin Kane (1960-05-01 -  )"/><draw:frame text:anchor-type="paragraph" draw:z-index="2" draw:style-name="TLG-text" svg:width="4.51cm" svg:height="0.49cm" svg:x="0.62cm" svg:y="9.41cm"><draw:text-box> <text:p text:style-name="FTLG-Name"><text:span text:style-name="FTLG-Name">Warner, Darin Kane</text:span></text:p></draw:text-box>
</draw:frame>
<draw:polygon draw:style-name="TLG-line" draw:layer="layout" draw:z-index="1" svg:x="15.787043cm" svg:y="9.408322cm" svg:viewBox="0 0 100 352" svg:width="0.1000cm" svg:height="0.3528cm" draw:points="50, 0 100, 176 50, 352 0, 176"/>
<text:alphabetical-index-mark text:string-value="Garner, Cecilia (1960-07-14 -  )"/><draw:frame text:anchor-type="paragraph" draw:z-index="2" draw:style-name="TLG-text" svg:width="3.52cm" svg:height="0.49cm" svg:x="0.62cm" svg:y="10.03cm"><draw:text-box> <text:p text:style-name="FTLG-Name"><text:span text:style-name="FTLG-Name">Garner, Cecilia</text:span></text:p></draw:text-box>
</draw:frame>
<draw:polygon draw:style-name="TLG-line" draw:layer="layout" draw:z-index="1" svg:x="15.787043cm" svg:y="10.025682cm" svg:viewBox="0 0 100 352" svg:width="0.1000cm" svg:height="0.3528cm" draw:points="50, 0 100, 176 50, 352 0, 176"/>
<text:alphabetical-index-mark text:string-value="Osborne, Anita June (1961-06-21 -  )"/><draw:frame text:anchor-type="paragraph" draw:z-index="2" draw:style-name="TLG-text" svg:width="4.64cm" svg:height="0.49cm" svg:x="0.62cm" svg:y="10.64cm"><draw:text-box> <text:p text:style-name="FTLG-Name"><text:span text:style-name="FTLG-Name">Osborne, Anita June</text:span></text:p></draw:text-box>
</draw:frame>
<draw:polygon draw:style-name="TLG-line" draw:layer="layout" draw:z-index="1" svg:x="15.791367cm" svg:y="10.643042cm" svg:viewBox="0 0 100 352" svg:width="0.1000cm" svg:height="0.3528cm" draw:points="50, 0 100, 176 50, 352 0, 176"/>
<text:alphabetical-index-mark text:string-value="Garner, John Joseph (1961-08-15 -  )"/><draw:frame text:anchor-type="paragraph" draw:z-index="2" draw:style-name="TLG-text" svg:width="4.74cm" svg:height="0.49cm" svg:x="0.62cm" svg:y="11.26cm"><draw:text-box> <text:p text:style-name="FTLG-Name"><text:span text:style-name="FTLG-Name">Garner, John Joseph</text:span></text:p></draw:text-box>
</draw:frame>
<draw:polygon draw:style-name="TLG-line" draw:layer="layout" draw:z-index="1" svg:x="15.791367cm" svg:y="11.260403cm" svg:viewBox="0 0 100 352" svg:width="0.1000cm" svg:height="0.3528cm" draw:points="50, 0 100, 176 50, 352 0, 176"/>
<text:alphabetical-index-mark text:string-value="Garrett, Wayne Allen (1961-11-21 - 1967-01-00)"/><draw:frame text:anchor-type="paragraph" draw:z-index="2" draw:style-name="TLG-text" svg:width="4.71cm" svg:height="0.49cm" svg:x="0.62cm" svg:y="11.88cm"><draw:text-box> <text:p text:style-name="FTLG-Name"><text:span text:style-name="FTLG-Name">Garrett, Wayne Allen</text:span></text:p></draw:text-box>
</draw:frame>
<draw:polygon draw:style-name="TLG-line" draw:layer="layout" draw:z-index="1" svg:x="15.791367cm" svg:y="11.877763cm" svg:viewBox="0 0 100 352" svg:width="0.1000cm" svg:height="0.3528cm" draw:points="50, 0 100, 176 50, 352 0, 176"/>
<draw:polygon draw:style-name="TLG-solid" draw:layer="layout" draw:z-index="1" svg:x="15.817311cm" svg:y="11.877763cm" svg:viewBox="0 0 100 352" svg:width="0.1000cm" svg:height="0.3528cm" draw:points="50, 0 100, 176 50, 352 0, 176"/>
<draw:line text:anchor-type="paragraph" draw:z-index="3" draw:style-name="open" svg:x1="15.89cm" svg:y1="12.05cm" svg:x2="15.82cm" svg:y2="12.05cm"><text:p/>
</draw:line>
<text:alphabetical-index-mark text:string-value="Boucher, Cynthia Louise (1961-12-05 -  )"/><draw:frame text:anchor-type="paragraph" draw:z-index="2" draw:style-name="TLG-text" svg:width="5.45cm" svg:height="0.49cm" svg:x="0.62cm" svg:y="12.50cm"><draw:text-box> <text:p text:style-name="FTLG-Name"><text:span text:style-name="FTLG-Name">Boucher, Cynthia Louise</text:span></text:p></draw:text-box>
</draw:frame>
<draw:polygon draw:style-name="TLG-line" draw:layer="layout" draw:z-index="1" svg:x="15.791367cm" svg:y="12.495123cm" svg:viewBox="0 0 100 352" svg:width="0.1000cm" svg:height="0.3528cm" draw:points="50, 0 100, 176 50, 352 0, 176"/>
<text:alphabetical-index-mark text:string-value="Boucher, Anne (1962 -  )"/><draw:frame text:anchor-type="paragraph" draw:z-index="2" draw:style-name="TLG-text" svg:width="3.49cm" svg:height="0.49cm" svg:x="0.62cm" svg:y="13.11cm"><draw:text-box> <text:p text:style-name="FTLG-Name"><text:span text:style-name="FTLG-Name">Boucher, Anne</text:span></text:p></draw:text-box>
</draw:frame>
<draw:polygon draw:style-name="TLG-line" draw:layer="layout" draw:z-index="1" svg:x="15.795691cm" svg:y="13.112483cm" svg:viewBox="0 0 100 352" svg:width="0.1000cm" svg:height="0.3528cm" draw:points="50, 0 100, 176 50, 352 0, 176"/>
<text:alphabetical-index-mark text:string-value="Warner, Robert Douglas (1962-09-07 -  )"/><draw:frame text:anchor-type="paragraph" draw:z-index="2" draw:style-name="TLG-text" svg:width="5.40cm" svg:height="0.49cm" svg:x="0.62cm" svg:y="13.73cm"><draw:text-box> <text:p text:style-name="FTLG-Name"><text:span text:style-name="FTLG-Name">Warner, Robert Douglas</text:span></text:p></draw:text-box>
</draw:frame>
<draw:polygon draw:style-name="TLG-line" draw:layer="layout" draw:z-index="1" svg:x="15.795691cm" svg:y="13.729843cm" svg:viewBox="0 0 100 352" svg:width="0.1000cm" svg:height="0.3528cm" draw:points="50, 0 100, 176 50, 352 0, 176"/>
<text:alphabetical-index-mark text:string-value="Garner, Mark Gerard (1962-10-16 -  )"/><draw:frame text:anchor-type="paragraph" draw:z-index="2" draw:style-name="TLG-text" svg:width="4.71cm" svg:height="0.49cm" svg:x="0.62cm" svg:y="14.35cm"><draw:text-box> <text:p text:style-name="FTLG-Name"><text:span text:style-name="FTLG-Name">Garner, Mark Gerard</text:span></text:p></draw:text-box>
</draw:frame>
<draw:polygon draw:style-name="TLG-line" draw:layer="layout" draw:z-index="1" svg:x="15.795691cm" svg:y="14.347203cm" svg:viewBox="0 0 100 352" svg:width="0.1000cm" svg:height="0.3528cm" draw:points="50, 0 100, 176 50, 352 0, 176"/>
<text:alphabetical-index-mark text:string-value="Warner, Michelle Lorraine (1962-11-19 -  )"/><draw:frame text:anchor-type="paragraph" draw:z-index="2" draw:style-name="TLG-text" svg:width="5.71cm" svg:height="0.49cm" svg:x="0.62cm" svg:y="14.96cm"><draw:text-box> <text:p text:style-name="FTLG-Name"><text:span text:style-name="FTLG-Name">Warner, Michelle Lorraine</text:span></text:p></draw:text-box>
</draw:frame>
<draw:polygon draw:style-name="TLG-line" draw:layer="layout" draw:z-index="1" svg:x="15.795691cm" svg:y="14.964564cm" svg:viewBox="0 0 100 352" svg:width="0.1000cm" svg:height="0.3528cm" draw:points="50, 0 100, 176 50, 352 0, 176"/>
<text:alphabetical-index-mark text:string-value="Welch, Lisa Dawn (1962-12-21 -  )"/><draw:frame text:anchor-type="paragraph" draw:z-index="2" draw:style-name="TLG-text" svg:width="4.13cm" svg:height="0.49cm" svg:x="0.62cm" svg:y="15.58cm"><draw:text-box> <text:p text:style-name="FTLG-Name"><text:span text:style-name="FTLG-Name">Welch, Lisa Dawn</text:span></text:p></draw:text-box>
</draw:frame>
<draw:polygon draw:style-name="TLG-line" draw:layer="layout" draw:z-index="1" svg:x="15.795691cm" svg:y="15.581924cm" svg:viewBox="0 0 100 352" svg:width="0.1000cm" svg:height="0.3528cm" draw:points="50, 0 100, 176 50, 352 0, 176"/>
<text:alphabetical-index-mark text:string-value="Boucher, Martha (1963 -  )"/><draw:frame text:anchor-type="paragraph" draw:z-index="2" draw:style-name="TLG-text" svg:width="3.85cm" svg:height="0.49cm" svg:x="0.62cm" svg:y="16.20cm"><draw:text-box> <text:p text:style-name="FTLG-Name"><text:span text:style-name="FTLG-Name">Boucher, Martha</text:span></text:p></draw:text-box>
</draw:frame>
<draw:polygon draw:style-name="TLG-line" draw:layer="layout" draw:z-index="1" svg:x="15.800015cm" svg:y="16.199284cm" svg:viewBox="0 0 100 352" svg:width="0.1000cm" svg:height="0.3528cm" draw:points="50, 0 100, 176 50, 352 0, 176"/>
<text:alphabetical-index-mark text:string-value="Boucher, Mary (1963 -  )"/><draw:frame text:anchor-type="paragraph" draw:z-index="2" draw:style-name="TLG-text" svg:width="3.44cm" svg:height="0.49cm" svg:x="0.62cm" svg:y="16.82cm"><draw:text-box> <text:p text:style-name="FTLG-Name"><text:span text:style-name="FTLG-Name">Boucher, Mary</text:span></text:p></draw:text-box>
</draw:frame>
<draw:polygon draw:style-name="TLG-line" draw:layer="layout" draw:z-index="1" svg:x="15.800015cm" svg:y="16.816644cm" svg:viewBox="0 0 100 352" svg:width="0.1000cm" svg:height="0.3528cm" draw:points="50, 0 100, 176 50, 352 0, 176"/>
<text:alphabetical-index-mark text:string-value="Poulsen, Randall Lee (1963-01-25 -  )"/><draw:frame text:anchor-type="paragraph" draw:z-index="2" draw:style-name="TLG-text" svg:width="4.82cm" svg:height="0.49cm" svg:x="0.62cm" svg:y="17.43cm"><draw:text-box> <text:p text:style-name="FTLG-Name"><text:span text:style-name="FTLG-Name">Poulsen, Randall Lee</text:span></text:p></draw:text-box>
</draw:frame>
<draw:polygon draw:style-name="TLG-line" draw:layer="layout" draw:z-index="1" svg:x="15.800015cm" svg:y="17.434004cm" svg:viewBox="0 0 100 352" svg:width="0.1000cm" svg:height="0.3528cm" draw:points="50, 0 100, 176 50, 352 0, 176"/>
<text:alphabetical-index-mark text:string-value="Page, Debra Dale (1963-02-15 -  )"/><draw:frame text:anchor-type="paragraph" draw:z-index="2" draw:style-name="TLG-text" svg:width="4.10cm" svg:height="0.49cm" svg:x="0.62cm" svg:y="18.05cm"><draw:text-box> <text:p text:style-name="FTLG-Name"><text:span text:style-name="FTLG-Name">Page, Debra Dale</text:span></text:p></draw:text-box>
</draw:frame>
<draw:polygon draw:style-name="TLG-line" draw:layer="layout" draw:z-index="1" svg:x="15.800015cm" svg:y="18.051364cm" svg:viewBox="0 0 100 352" svg:width="0.1000cm" svg:height="0.3528cm" draw:points="50, 0 100, 176 50, 352 0, 176"/>
<text:alphabetical-index-mark text:string-value="Osborne, Paul Daniel (1963-05-18 -  )"/><draw:frame text:anchor-type="paragraph" draw:z-index="2" draw:style-name="TLG-text" svg:width="4.82cm" svg:height="0.49cm" svg:x="0.62cm" svg:y="18.67cm"><draw:text-box> <text:p text:style-name="FTLG-Name"><text:span text:style-name="FTLG-Name">Osborne, Paul Daniel</text:span></text:p></draw:text-box>
</draw:frame>
<draw:polygon draw:style-name="TLG-line" draw:layer="layout" draw:z-index="1" svg:x="15.800015cm" svg:y="18.668725cm" svg:viewBox="0 0 100 352" svg:width="0.1000cm" svg:height="0.3528cm" draw:points="50, 0 100, 176 50, 352 0, 176"/>
<text:alphabetical-index-mark text:string-value="Warner, Stanley Louis (1963-06-17 -  )"/><draw:frame text:anchor-type="paragraph" draw:z-index="2" draw:style-name="TLG-text" svg:width="4.97cm" svg:height="0.49cm" svg:x="0.62cm" svg:y="19.29cm"><draw:text-box> <text:p text:style-name="FTLG-Name"><text:span text:style-name="FTLG-Name">Warner, Stanley Louis</text:span></text:p></draw:text-box>
</draw:frame>
<draw:polygon draw:style-name="TLG-line" draw:layer="layout" draw:z-index="1" svg:x="15.800015cm" svg:y="19.286085cm" svg:viewBox="0 0 100 352" svg:width="0.1000cm" svg:height="0.3528cm" draw:points="50, 0 100, 176 50, 352 0, 176"/>
<text:alphabetical-index-mark text:string-value="Boucher, Steven Joseph (1963-07-17 -  )"/><draw:frame text:anchor-type="paragraph" draw:z-index="2" draw:style-name="TLG-text" svg:width="5.46cm" svg:height="0.49cm" svg:x="0.62cm" svg:y="19.90cm"><draw:text-box> <text:p text:style-name="FTLG-Name"><text:span text:style-name="FTLG-Name">Boucher, Steven Joseph</text:span></text:p></draw:text-box>
</draw:frame>
<draw:polygon draw:style-name="TLG-line" draw:layer="layout" draw:z-index="1" svg:x="15.800015cm" svg:y="19.903445cm" svg:viewBox="0 0 100 352" svg:width="0.1000cm" svg:height="0.3528cm" draw:points="50, 0 100, 176 50, 352 0, 176"/>
<text:alphabetical-index-mark text:string-value="Vázquez, April Lynn (1963-09-17 -  )"/><draw:frame text:anchor-type="paragraph" draw:z-index="2" draw:style-name="TLG-text" svg:width="4.54cm" svg:height="0.49cm" svg:x="0.62cm" svg:y="20.52cm"><draw:text-box> <text:p text:style-name="FTLG-Name"><text:span text:style-name="FTLG-Name">Vázquez, April Lynn</text:span></text:p></draw:text-box>
</draw:frame>
<draw:polygon draw:style-name="TLG-line" draw:layer="layout" draw:z-index="1" svg:x="15.800015cm" svg:y="20.520805cm" svg:viewBox="0 0 100 352" svg:width="0.1000cm" svg:height="0.3528cm" draw:points="50, 0 100, 176 50, 352 0, 176"/>
<text:alphabetical-index-mark text:string-value="Côté, Raymond Patrick (1964-12-12 -  )"/><draw:frame text:anchor-type="paragraph" draw:z-index="2" draw:style-name="TLG-text" svg:width="5.17cm" svg:height="0.49cm" svg:x="0.62cm" svg:y="21.14cm"><draw:text-box> <text:p text:style-name="FTLG-Name"><text:span text:style-name="FTLG-Name">Côté, Raymond Patrick</text:span></text:p></draw:text-box>
</draw:frame>
<draw:polygon draw:style-name="TLG-line" draw:layer="layout" draw:z-index="1" svg:x="15.804339cm" svg:y="21.138165cm" svg:viewBox="0 0 100 352" svg:width="0.1000cm" svg:height="0.3528cm" draw:points="50, 0 100, 176 50, 352 0, 176"/>
<text:alphabetical-index-mark text:string-value="Russell, Bruce Lynn (1964-12-28 -  )"/><draw:frame text:anchor-type="paragraph" draw:z-index="2" draw:style-name="TLG-text" svg:width="4.54cm" svg:height="0.49cm" svg:x="0.62cm" svg:y="21.76cm"><draw:text-box> <text:p text:style-name="FTLG-Name"><text:span text:style-name="FTLG-Name">Russell, Bruce Lynn</text:span></text:p></draw:text-box>
</draw:frame>
<draw:polygon draw:style-name="TLG-line" draw:layer="layout" draw:z-index="1" svg:x="15.804339cm" svg:y="21.755525cm" svg:viewBox="0 0 100 352" svg:width="0.1000cm" svg:height="0.3528cm" draw:points="50, 0 100, 176 50, 352 0, 176"/>
<text:alphabetical-index-mark text:string-value="Boucher, Bridget (1965 -  )"/><draw:frame text:anchor-type="paragraph" draw:z-index="2" draw:style-name="TLG-text" svg:width="3.87cm" svg:height="0.49cm" svg:x="0.62cm" svg:y="22.37cm"><draw:text-box> <text:p text:style-name="FTLG-Name"><text:span text:style-name="FTLG-Name">Boucher, Bridget</text:span></text:p></draw:text-box>
</draw:frame>
<draw:polygon draw:style-name="TLG-line" draw:layer="layout" draw:z-index="1" svg:x="15.808663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Henderson, Cathy Sue (1965-05-08 -  )"/><draw:frame text:anchor-type="paragraph" draw:z-index="2" draw:style-name="TLG-text" svg:width="5.10cm" svg:height="0.49cm" svg:x="0.62cm" svg:y="2.62cm"><draw:text-box> <text:p text:style-name="FTLG-Name"><text:span text:style-name="FTLG-Name">Henderson, Cathy Sue</text:span></text:p></draw:text-box>
</draw:frame>
<draw:polygon draw:style-name="TLG-line" draw:layer="layout" draw:z-index="1" svg:x="15.808663cm" svg:y="2.617360cm" svg:viewBox="0 0 100 352" svg:width="0.1000cm" svg:height="0.3528cm" draw:points="50, 0 100, 176 50, 352 0, 176"/>
<text:alphabetical-index-mark text:string-value="Bélanger, Amy Jo (1965-10-17 -  )"/><draw:frame text:anchor-type="paragraph" draw:z-index="2" draw:style-name="TLG-text" svg:width="4.08cm" svg:height="0.49cm" svg:x="0.62cm" svg:y="3.23cm"><draw:text-box> <text:p text:style-name="FTLG-Name"><text:span text:style-name="FTLG-Name">Bélanger, Amy Jo</text:span></text:p></draw:text-box>
</draw:frame>
<draw:polygon draw:style-name="TLG-line" draw:layer="layout" draw:z-index="1" svg:x="15.808663cm" svg:y="3.234720cm" svg:viewBox="0 0 100 352" svg:width="0.1000cm" svg:height="0.3528cm" draw:points="50, 0 100, 176 50, 352 0, 176"/>
<text:alphabetical-index-mark text:string-value="Garner, Thomas James (1965-12-10 -  )"/><draw:frame text:anchor-type="paragraph" draw:z-index="2" draw:style-name="TLG-text" svg:width="5.28cm" svg:height="0.49cm" svg:x="0.62cm" svg:y="3.85cm"><draw:text-box> <text:p text:style-name="FTLG-Name"><text:span text:style-name="FTLG-Name">Garner, Thomas James</text:span></text:p></draw:text-box>
</draw:frame>
<draw:polygon draw:style-name="TLG-line" draw:layer="layout" draw:z-index="1" svg:x="15.808663cm" svg:y="3.852081cm" svg:viewBox="0 0 100 352" svg:width="0.1000cm" svg:height="0.3528cm" draw:points="50, 0 100, 176 50, 352 0, 176"/>
<text:alphabetical-index-mark text:string-value="Welch, Christopher Paul (1966-09-04 -  )"/><draw:frame text:anchor-type="paragraph" draw:z-index="2" draw:style-name="TLG-text" svg:width="5.40cm" svg:height="0.49cm" svg:x="0.62cm" svg:y="4.47cm"><draw:text-box> <text:p text:style-name="FTLG-Name"><text:span text:style-name="FTLG-Name">Welch, Christopher Paul</text:span></text:p></draw:text-box>
</draw:frame>
<draw:polygon draw:style-name="TLG-line" draw:layer="layout" draw:z-index="1" svg:x="15.812987cm" svg:y="4.469441cm" svg:viewBox="0 0 100 352" svg:width="0.1000cm" svg:height="0.3528cm" draw:points="50, 0 100, 176 50, 352 0, 176"/>
<text:alphabetical-index-mark text:string-value="Jørgensen, Jeffrey (1966-11-24 -  )"/><draw:frame text:anchor-type="paragraph" draw:z-index="2" draw:style-name="TLG-text" svg:width="4.26cm" svg:height="0.49cm" svg:x="0.62cm" svg:y="5.09cm"><draw:text-box> <text:p text:style-name="FTLG-Name"><text:span text:style-name="FTLG-Name">Jørgensen, Jeffrey</text:span></text:p></draw:text-box>
</draw:frame>
<draw:polygon draw:style-name="TLG-line" draw:layer="layout" draw:z-index="1" svg:x="15.812987cm" svg:y="5.086801cm" svg:viewBox="0 0 100 352" svg:width="0.1000cm" svg:height="0.3528cm" draw:points="50, 0 100, 176 50, 352 0, 176"/>
<text:alphabetical-index-mark text:string-value="Stokes, Gabriel (1966-11-27 -  )"/><draw:frame text:anchor-type="paragraph" draw:z-index="2" draw:style-name="TLG-text" svg:width="3.59cm" svg:height="0.49cm" svg:x="0.62cm" svg:y="5.70cm"><draw:text-box> <text:p text:style-name="FTLG-Name"><text:span text:style-name="FTLG-Name">Stokes, Gabriel</text:span></text:p></draw:text-box>
</draw:frame>
<draw:polygon draw:style-name="TLG-line" draw:layer="layout" draw:z-index="1" svg:x="15.812987cm" svg:y="5.704161cm" svg:viewBox="0 0 100 352" svg:width="0.1000cm" svg:height="0.3528cm" draw:points="50, 0 100, 176 50, 352 0, 176"/>
<text:alphabetical-index-mark text:string-value="Gill, Lorie Ann (vers 1967 -  )"/><draw:frame text:anchor-type="paragraph" draw:z-index="2" draw:style-name="TLG-text" svg:width="3.34cm" svg:height="0.49cm" svg:x="0.62cm" svg:y="6.32cm"><draw:text-box> <text:p text:style-name="FTLG-Name"><text:span text:style-name="FTLG-Name">Gill, Lorie Ann</text:span></text:p></draw:text-box>
</draw:frame>
<draw:polygon draw:style-name="TLG-line" draw:layer="layout" draw:z-index="1" svg:x="15.817311cm" svg:y="6.321521cm" svg:viewBox="0 0 100 352" svg:width="0.1000cm" svg:height="0.3528cm" draw:points="50, 0 100, 176 50, 352 0, 176"/>
<text:alphabetical-index-mark text:string-value="Page, Darvin Ray (1967-03-02 -  )"/><draw:frame text:anchor-type="paragraph" draw:z-index="2" draw:style-name="TLG-text" svg:width="4.05cm" svg:height="0.49cm" svg:x="0.62cm" svg:y="6.94cm"><draw:text-box> <text:p text:style-name="FTLG-Name"><text:span text:style-name="FTLG-Name">Page, Darvin Ray</text:span></text:p></draw:text-box>
</draw:frame>
<draw:polygon draw:style-name="TLG-line" draw:layer="layout" draw:z-index="1" svg:x="15.817311cm" svg:y="6.938881cm" svg:viewBox="0 0 100 352" svg:width="0.1000cm" svg:height="0.3528cm" draw:points="50, 0 100, 176 50, 352 0, 176"/>
<text:alphabetical-index-mark text:string-value="Wheeler, Richard Max (1967-10-02 -  )"/><draw:frame text:anchor-type="paragraph" draw:z-index="2" draw:style-name="TLG-text" svg:width="4.99cm" svg:height="0.49cm" svg:x="0.62cm" svg:y="7.56cm"><draw:text-box> <text:p text:style-name="FTLG-Name"><text:span text:style-name="FTLG-Name">Wheeler, Richard Max</text:span></text:p></draw:text-box>
</draw:frame>
<draw:polygon draw:style-name="TLG-line" draw:layer="layout" draw:z-index="1" svg:x="15.817311cm" svg:y="7.556242cm" svg:viewBox="0 0 100 352" svg:width="0.1000cm" svg:height="0.3528cm" draw:points="50, 0 100, 176 50, 352 0, 176"/>
<text:alphabetical-index-mark text:string-value="Osborne, Julia Marie (1967-10-06 -  )"/><draw:frame text:anchor-type="paragraph" draw:z-index="2" draw:style-name="TLG-text" svg:width="4.69cm" svg:height="0.49cm" svg:x="0.62cm" svg:y="8.17cm"><draw:text-box> <text:p text:style-name="FTLG-Name"><text:span text:style-name="FTLG-Name">Osborne, Julia Marie</text:span></text:p></draw:text-box>
</draw:frame>
<draw:polygon draw:style-name="TLG-line" draw:layer="layout" draw:z-index="1" svg:x="15.817311cm" svg:y="8.173602cm" svg:viewBox="0 0 100 352" svg:width="0.1000cm" svg:height="0.3528cm" draw:points="50, 0 100, 176 50, 352 0, 176"/>
<text:alphabetical-index-mark text:string-value="Boucher, Agnes (1968 -  )"/><draw:frame text:anchor-type="paragraph" draw:z-index="2" draw:style-name="TLG-text" svg:width="3.72cm" svg:height="0.49cm" svg:x="0.62cm" svg:y="8.79cm"><draw:text-box> <text:p text:style-name="FTLG-Name"><text:span text:style-name="FTLG-Name">Boucher, Agnes</text:span></text:p></draw:text-box>
</draw:frame>
<draw:polygon draw:style-name="TLG-line" draw:layer="layout" draw:z-index="1" svg:x="15.821635cm" svg:y="8.790962cm" svg:viewBox="0 0 100 352" svg:width="0.1000cm" svg:height="0.3528cm" draw:points="50, 0 100, 176 50, 352 0, 176"/>
<text:alphabetical-index-mark text:string-value="Hamilton, John (1968 -  )"/><draw:frame text:anchor-type="paragraph" draw:z-index="2" draw:style-name="TLG-text" svg:width="3.52cm" svg:height="0.49cm" svg:x="0.62cm" svg:y="9.41cm"><draw:text-box> <text:p text:style-name="FTLG-Name"><text:span text:style-name="FTLG-Name">Hamilton, John</text:span></text:p></draw:text-box>
</draw:frame>
<draw:polygon draw:style-name="TLG-line" draw:layer="layout" draw:z-index="1" svg:x="15.821635cm" svg:y="9.408322cm" svg:viewBox="0 0 100 352" svg:width="0.1000cm" svg:height="0.3528cm" draw:points="50, 0 100, 176 50, 352 0, 176"/>
<text:alphabetical-index-mark text:string-value="Russell, Beth Ann (1968-02-15 -  )"/><draw:frame text:anchor-type="paragraph" draw:z-index="2" draw:style-name="TLG-text" svg:width="4.10cm" svg:height="0.49cm" svg:x="0.62cm" svg:y="10.03cm"><draw:text-box> <text:p text:style-name="FTLG-Name"><text:span text:style-name="FTLG-Name">Russell, Beth Ann</text:span></text:p></draw:text-box>
</draw:frame>
<draw:polygon draw:style-name="TLG-line" draw:layer="layout" draw:z-index="1" svg:x="15.821635cm" svg:y="10.025682cm" svg:viewBox="0 0 100 352" svg:width="0.1000cm" svg:height="0.3528cm" draw:points="50, 0 100, 176 50, 352 0, 176"/>
<text:alphabetical-index-mark text:string-value="Alvarado, Michelle Lynn (1968-09-30 -  )"/><draw:frame text:anchor-type="paragraph" draw:z-index="2" draw:style-name="TLG-text" svg:width="5.33cm" svg:height="0.49cm" svg:x="0.62cm" svg:y="10.64cm"><draw:text-box> <text:p text:style-name="FTLG-Name"><text:span text:style-name="FTLG-Name">Alvarado, Michelle Lynn</text:span></text:p></draw:text-box>
</draw:frame>
<draw:polygon draw:style-name="TLG-line" draw:layer="layout" draw:z-index="1" svg:x="15.821635cm" svg:y="10.643042cm" svg:viewBox="0 0 100 352" svg:width="0.1000cm" svg:height="0.3528cm" draw:points="50, 0 100, 176 50, 352 0, 176"/>
<text:alphabetical-index-mark text:string-value="Cruz, Marsha Ann (1968-10-04 -  )"/><draw:frame text:anchor-type="paragraph" draw:z-index="2" draw:style-name="TLG-text" svg:width="4.15cm" svg:height="0.49cm" svg:x="0.62cm" svg:y="11.26cm"><draw:text-box> <text:p text:style-name="FTLG-Name"><text:span text:style-name="FTLG-Name">Cruz, Marsha Ann</text:span></text:p></draw:text-box>
</draw:frame>
<draw:polygon draw:style-name="TLG-line" draw:layer="layout" draw:z-index="1" svg:x="15.821635cm" svg:y="11.260403cm" svg:viewBox="0 0 100 352" svg:width="0.1000cm" svg:height="0.3528cm" draw:points="50, 0 100, 176 50, 352 0, 176"/>
<text:alphabetical-index-mark text:string-value="Gill, Lawrence (1968-10-26 -  )"/><draw:frame text:anchor-type="paragraph" draw:z-index="2" draw:style-name="TLG-text" svg:width="3.36cm" svg:height="0.49cm" svg:x="0.62cm" svg:y="11.88cm"><draw:text-box> <text:p text:style-name="FTLG-Name"><text:span text:style-name="FTLG-Name">Gill, Lawrence</text:span></text:p></draw:text-box>
</draw:frame>
<draw:polygon draw:style-name="TLG-line" draw:layer="layout" draw:z-index="1" svg:x="15.821635cm" svg:y="11.877763cm" svg:viewBox="0 0 100 352" svg:width="0.1000cm" svg:height="0.3528cm" draw:points="50, 0 100, 176 50, 352 0, 176"/>
<text:alphabetical-index-mark text:string-value="Cruz, Ann Lynn (1968-11-17 -  )"/><draw:frame text:anchor-type="paragraph" draw:z-index="2" draw:style-name="TLG-text" svg:width="3.62cm" svg:height="0.49cm" svg:x="0.62cm" svg:y="12.50cm"><draw:text-box> <text:p text:style-name="FTLG-Name"><text:span text:style-name="FTLG-Name">Cruz, Ann Lynn</text:span></text:p></draw:text-box>
</draw:frame>
<draw:polygon draw:style-name="TLG-line" draw:layer="layout" draw:z-index="1" svg:x="15.821635cm" svg:y="12.495123cm" svg:viewBox="0 0 100 352" svg:width="0.1000cm" svg:height="0.3528cm" draw:points="50, 0 100, 176 50, 352 0, 176"/>
<text:alphabetical-index-mark text:string-value="Warner, Andrea Susan (1969-04-21 -  )"/><draw:frame text:anchor-type="paragraph" draw:z-index="2" draw:style-name="TLG-text" svg:width="5.12cm" svg:height="0.49cm" svg:x="0.62cm" svg:y="13.11cm"><draw:text-box> <text:p text:style-name="FTLG-Name"><text:span text:style-name="FTLG-Name">Warner, Andrea Susan</text:span></text:p></draw:text-box>
</draw:frame>
<draw:polygon draw:style-name="TLG-line" draw:layer="layout" draw:z-index="1" svg:x="15.825959cm" svg:y="13.112483cm" svg:viewBox="0 0 100 352" svg:width="0.1000cm" svg:height="0.3528cm" draw:points="50, 0 100, 176 50, 352 0, 176"/>
<text:alphabetical-index-mark text:string-value="Evans, Christian Anne (1969-05-26 -  )"/><draw:frame text:anchor-type="paragraph" draw:z-index="2" draw:style-name="TLG-text" svg:width="5.00cm" svg:height="0.49cm" svg:x="0.62cm" svg:y="13.73cm"><draw:text-box> <text:p text:style-name="FTLG-Name"><text:span text:style-name="FTLG-Name">Evans, Christian Anne</text:span></text:p></draw:text-box>
</draw:frame>
<draw:polygon draw:style-name="TLG-line" draw:layer="layout" draw:z-index="1" svg:x="15.825959cm" svg:y="13.729843cm" svg:viewBox="0 0 100 352" svg:width="0.1000cm" svg:height="0.3528cm" draw:points="50, 0 100, 176 50, 352 0, 176"/>
<text:alphabetical-index-mark text:string-value="Hayes, LeAnn (1969-06-23 -  )"/><draw:frame text:anchor-type="paragraph" draw:z-index="2" draw:style-name="TLG-text" svg:width="3.34cm" svg:height="0.49cm" svg:x="0.62cm" svg:y="14.35cm"><draw:text-box> <text:p text:style-name="FTLG-Name"><text:span text:style-name="FTLG-Name">Hayes, LeAnn</text:span></text:p></draw:text-box>
</draw:frame>
<draw:polygon draw:style-name="TLG-line" draw:layer="layout" draw:z-index="1" svg:x="15.825959cm" svg:y="14.347203cm" svg:viewBox="0 0 100 352" svg:width="0.1000cm" svg:height="0.3528cm" draw:points="50, 0 100, 176 50, 352 0, 176"/>
<text:alphabetical-index-mark text:string-value="Brock, Lance Edward (1969-11-13 -  )"/><draw:frame text:anchor-type="paragraph" draw:z-index="2" draw:style-name="TLG-text" svg:width="4.82cm" svg:height="0.49cm" svg:x="0.62cm" svg:y="14.96cm"><draw:text-box> <text:p text:style-name="FTLG-Name"><text:span text:style-name="FTLG-Name">Brock, Lance Edward</text:span></text:p></draw:text-box>
</draw:frame>
<draw:polygon draw:style-name="TLG-line" draw:layer="layout" draw:z-index="1" svg:x="15.825959cm" svg:y="14.964564cm" svg:viewBox="0 0 100 352" svg:width="0.1000cm" svg:height="0.3528cm" draw:points="50, 0 100, 176 50, 352 0, 176"/>
<text:alphabetical-index-mark text:string-value="Garner, Melissa Sue (1969-12-03 -  )"/><draw:frame text:anchor-type="paragraph" draw:z-index="2" draw:style-name="TLG-text" svg:width="4.64cm" svg:height="0.49cm" svg:x="0.62cm" svg:y="15.58cm"><draw:text-box> <text:p text:style-name="FTLG-Name"><text:span text:style-name="FTLG-Name">Garner, Melissa Sue</text:span></text:p></draw:text-box>
</draw:frame>
<draw:polygon draw:style-name="TLG-line" draw:layer="layout" draw:z-index="1" svg:x="15.825959cm" svg:y="15.581924cm" svg:viewBox="0 0 100 352" svg:width="0.1000cm" svg:height="0.3528cm" draw:points="50, 0 100, 176 50, 352 0, 176"/>
<text:alphabetical-index-mark text:string-value="Boucher, Norene (1970 -  )"/><draw:frame text:anchor-type="paragraph" draw:z-index="2" draw:style-name="TLG-text" svg:width="3.93cm" svg:height="0.49cm" svg:x="0.62cm" svg:y="16.20cm"><draw:text-box> <text:p text:style-name="FTLG-Name"><text:span text:style-name="FTLG-Name">Boucher, Norene</text:span></text:p></draw:text-box>
</draw:frame>
<draw:polygon draw:style-name="TLG-line" draw:layer="layout" draw:z-index="1" svg:x="15.830282cm" svg:y="16.199284cm" svg:viewBox="0 0 100 352" svg:width="0.1000cm" svg:height="0.3528cm" draw:points="50, 0 100, 176 50, 352 0, 176"/>
<text:alphabetical-index-mark text:string-value="Максимов, Heather Michelle (1970-05-15 -  )"/><draw:frame text:anchor-type="paragraph" draw:z-index="2" draw:style-name="TLG-text" svg:width="6.19cm" svg:height="0.49cm" svg:x="0.62cm" svg:y="16.82cm"><draw:text-box> <text:p text:style-name="FTLG-Name"><text:span text:style-name="FTLG-Name">Максимов, Heather Michelle</text:span></text:p></draw:text-box>
</draw:frame>
<draw:polygon draw:style-name="TLG-line" draw:layer="layout" draw:z-index="1" svg:x="15.830282cm" svg:y="16.816644cm" svg:viewBox="0 0 100 352" svg:width="0.1000cm" svg:height="0.3528cm" draw:points="50, 0 100, 176 50, 352 0, 176"/>
<text:alphabetical-index-mark text:string-value="Wheeler, Lynnett Diane (1970-10-05 -  )"/><draw:frame text:anchor-type="paragraph" draw:z-index="2" draw:style-name="TLG-text" svg:width="5.25cm" svg:height="0.49cm" svg:x="0.62cm" svg:y="17.43cm"><draw:text-box> <text:p text:style-name="FTLG-Name"><text:span text:style-name="FTLG-Name">Wheeler, Lynnett Diane</text:span></text:p></draw:text-box>
</draw:frame>
<draw:polygon draw:style-name="TLG-line" draw:layer="layout" draw:z-index="1" svg:x="15.830282cm" svg:y="17.434004cm" svg:viewBox="0 0 100 352" svg:width="0.1000cm" svg:height="0.3528cm" draw:points="50, 0 100, 176 50, 352 0, 176"/>
<text:alphabetical-index-mark text:string-value="Boucher, William J. (1971 -  )"/><draw:frame text:anchor-type="paragraph" draw:z-index="2" draw:style-name="TLG-text" svg:width="4.38cm" svg:height="0.49cm" svg:x="0.62cm" svg:y="18.05cm"><draw:text-box> <text:p text:style-name="FTLG-Name"><text:span text:style-name="FTLG-Name">Boucher, William J.</text:span></text:p></draw:text-box>
</draw:frame>
<draw:polygon draw:style-name="TLG-line" draw:layer="layout" draw:z-index="1" svg:x="15.834606cm" svg:y="18.051364cm" svg:viewBox="0 0 100 352" svg:width="0.1000cm" svg:height="0.3528cm" draw:points="50, 0 100, 176 50, 352 0, 176"/>
<text:alphabetical-index-mark text:string-value="McCoy, Celine Bridget (1971-01-20 -  )"/><draw:frame text:anchor-type="paragraph" draw:z-index="2" draw:style-name="TLG-text" svg:width="5.02cm" svg:height="0.49cm" svg:x="0.62cm" svg:y="18.67cm"><draw:text-box> <text:p text:style-name="FTLG-Name"><text:span text:style-name="FTLG-Name">McCoy, Celine Bridget</text:span></text:p></draw:text-box>
</draw:frame>
<draw:polygon draw:style-name="TLG-line" draw:layer="layout" draw:z-index="1" svg:x="15.834606cm" svg:y="18.668725cm" svg:viewBox="0 0 100 352" svg:width="0.1000cm" svg:height="0.3528cm" draw:points="50, 0 100, 176 50, 352 0, 176"/>
<text:alphabetical-index-mark text:string-value="Alvarado, Douglas David (1971-04-15 -  )"/><draw:frame text:anchor-type="paragraph" draw:z-index="2" draw:style-name="TLG-text" svg:width="5.51cm" svg:height="0.49cm" svg:x="0.62cm" svg:y="19.29cm"><draw:text-box> <text:p text:style-name="FTLG-Name"><text:span text:style-name="FTLG-Name">Alvarado, Douglas David</text:span></text:p></draw:text-box>
</draw:frame>
<draw:polygon draw:style-name="TLG-line" draw:layer="layout" draw:z-index="1" svg:x="15.834606cm" svg:y="19.286085cm" svg:viewBox="0 0 100 352" svg:width="0.1000cm" svg:height="0.3528cm" draw:points="50, 0 100, 176 50, 352 0, 176"/>
<text:alphabetical-index-mark text:string-value="Сергеев, Adria Maria (1971-06-01 -  )"/><draw:frame text:anchor-type="paragraph" draw:z-index="2" draw:style-name="TLG-text" svg:width="4.84cm" svg:height="0.49cm" svg:x="0.62cm" svg:y="19.90cm"><draw:text-box> <text:p text:style-name="FTLG-Name"><text:span text:style-name="FTLG-Name">Сергеев, Adria Maria</text:span></text:p></draw:text-box>
</draw:frame>
<draw:polygon draw:style-name="TLG-line" draw:layer="layout" draw:z-index="1" svg:x="15.834606cm" svg:y="19.903445cm" svg:viewBox="0 0 100 352" svg:width="0.1000cm" svg:height="0.3528cm" draw:points="50, 0 100, 176 50, 352 0, 176"/>
<text:alphabetical-index-mark text:string-value="Cruz, Joella Lynn (1971-06-28 -  )"/><draw:frame text:anchor-type="paragraph" draw:z-index="2" draw:style-name="TLG-text" svg:width="4.00cm" svg:height="0.49cm" svg:x="0.62cm" svg:y="20.52cm"><draw:text-box> <text:p text:style-name="FTLG-Name"><text:span text:style-name="FTLG-Name">Cruz, Joella Lynn</text:span></text:p></draw:text-box>
</draw:frame>
<draw:polygon draw:style-name="TLG-line" draw:layer="layout" draw:z-index="1" svg:x="15.834606cm" svg:y="20.520805cm" svg:viewBox="0 0 100 352" svg:width="0.1000cm" svg:height="0.3528cm" draw:points="50, 0 100, 176 50, 352 0, 176"/>
<text:alphabetical-index-mark text:string-value="Poirier, Janelle Marie (1971-08-02 -  )"/><draw:frame text:anchor-type="paragraph" draw:z-index="2" draw:style-name="TLG-text" svg:width="4.77cm" svg:height="0.49cm" svg:x="0.62cm" svg:y="21.14cm"><draw:text-box> <text:p text:style-name="FTLG-Name"><text:span text:style-name="FTLG-Name">Poirier, Janelle Marie</text:span></text:p></draw:text-box>
</draw:frame>
<draw:polygon draw:style-name="TLG-line" draw:layer="layout" draw:z-index="1" svg:x="15.834606cm" svg:y="21.138165cm" svg:viewBox="0 0 100 352" svg:width="0.1000cm" svg:height="0.3528cm" draw:points="50, 0 100, 176 50, 352 0, 176"/>
<text:alphabetical-index-mark text:string-value="Brock, Celeste Ellen (1971-11-10 -  )"/><draw:frame text:anchor-type="paragraph" draw:z-index="2" draw:style-name="TLG-text" svg:width="4.59cm" svg:height="0.49cm" svg:x="0.62cm" svg:y="21.76cm"><draw:text-box> <text:p text:style-name="FTLG-Name"><text:span text:style-name="FTLG-Name">Brock, Celeste Ellen</text:span></text:p></draw:text-box>
</draw:frame>
<draw:polygon draw:style-name="TLG-line" draw:layer="layout" draw:z-index="1" svg:x="15.834606cm" svg:y="21.755525cm" svg:viewBox="0 0 100 352" svg:width="0.1000cm" svg:height="0.3528cm" draw:points="50, 0 100, 176 50, 352 0, 176"/>
<text:alphabetical-index-mark text:string-value="Cruz, Jane Elizabeth (1972-03-04 -  )"/><draw:frame text:anchor-type="paragraph" draw:z-index="2" draw:style-name="TLG-text" svg:width="4.69cm" svg:height="0.49cm" svg:x="0.62cm" svg:y="22.37cm"><draw:text-box> <text:p text:style-name="FTLG-Name"><text:span text:style-name="FTLG-Name">Cruz, Jane Elizabeth</text:span></text:p></draw:text-box>
</draw:frame>
<draw:polygon draw:style-name="TLG-line" draw:layer="layout" draw:z-index="1" svg:x="15.83893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Garner, Heather Jo (1972-03-14 -  )"/><draw:frame text:anchor-type="paragraph" draw:z-index="2" draw:style-name="TLG-text" svg:width="4.38cm" svg:height="0.49cm" svg:x="0.62cm" svg:y="2.62cm"><draw:text-box> <text:p text:style-name="FTLG-Name"><text:span text:style-name="FTLG-Name">Garner, Heather Jo</text:span></text:p></draw:text-box>
</draw:frame>
<draw:polygon draw:style-name="TLG-line" draw:layer="layout" draw:z-index="1" svg:x="15.838930cm" svg:y="2.617360cm" svg:viewBox="0 0 100 352" svg:width="0.1000cm" svg:height="0.3528cm" draw:points="50, 0 100, 176 50, 352 0, 176"/>
<text:alphabetical-index-mark text:string-value="Cruz, Karla Sue (1972-06-29 -  )"/><draw:frame text:anchor-type="paragraph" draw:z-index="2" draw:style-name="TLG-text" svg:width="3.70cm" svg:height="0.49cm" svg:x="0.62cm" svg:y="3.23cm"><draw:text-box> <text:p text:style-name="FTLG-Name"><text:span text:style-name="FTLG-Name">Cruz, Karla Sue</text:span></text:p></draw:text-box>
</draw:frame>
<draw:polygon draw:style-name="TLG-line" draw:layer="layout" draw:z-index="1" svg:x="15.838930cm" svg:y="3.234720cm" svg:viewBox="0 0 100 352" svg:width="0.1000cm" svg:height="0.3528cm" draw:points="50, 0 100, 176 50, 352 0, 176"/>
<text:alphabetical-index-mark text:string-value="Lane, Anthony David (1972-07-12 -  )"/><draw:frame text:anchor-type="paragraph" draw:z-index="2" draw:style-name="TLG-text" svg:width="4.72cm" svg:height="0.49cm" svg:x="0.62cm" svg:y="3.85cm"><draw:text-box> <text:p text:style-name="FTLG-Name"><text:span text:style-name="FTLG-Name">Lane, Anthony David</text:span></text:p></draw:text-box>
</draw:frame>
<draw:polygon draw:style-name="TLG-line" draw:layer="layout" draw:z-index="1" svg:x="15.838930cm" svg:y="3.852081cm" svg:viewBox="0 0 100 352" svg:width="0.1000cm" svg:height="0.3528cm" draw:points="50, 0 100, 176 50, 352 0, 176"/>
<text:alphabetical-index-mark text:string-value="Díez, William George Jr. (1972-10-10 -  )"/><draw:frame text:anchor-type="paragraph" draw:z-index="2" draw:style-name="TLG-text" svg:width="5.43cm" svg:height="0.49cm" svg:x="0.62cm" svg:y="4.47cm"><draw:text-box> <text:p text:style-name="FTLG-Name"><text:span text:style-name="FTLG-Name">Díez, William George Jr.</text:span></text:p></draw:text-box>
</draw:frame>
<draw:polygon draw:style-name="TLG-line" draw:layer="layout" draw:z-index="1" svg:x="15.838930cm" svg:y="4.469441cm" svg:viewBox="0 0 100 352" svg:width="0.1000cm" svg:height="0.3528cm" draw:points="50, 0 100, 176 50, 352 0, 176"/>
<text:alphabetical-index-mark text:string-value="Warner, Sheryl Ann (1972-10-10 -  )"/><draw:frame text:anchor-type="paragraph" draw:z-index="2" draw:style-name="TLG-text" svg:width="4.46cm" svg:height="0.49cm" svg:x="0.62cm" svg:y="5.09cm"><draw:text-box> <text:p text:style-name="FTLG-Name"><text:span text:style-name="FTLG-Name">Warner, Sheryl Ann</text:span></text:p></draw:text-box>
</draw:frame>
<draw:polygon draw:style-name="TLG-line" draw:layer="layout" draw:z-index="1" svg:x="15.838930cm" svg:y="5.086801cm" svg:viewBox="0 0 100 352" svg:width="0.1000cm" svg:height="0.3528cm" draw:points="50, 0 100, 176 50, 352 0, 176"/>
<text:alphabetical-index-mark text:string-value="Boucher, Miread (1973 -  )"/><draw:frame text:anchor-type="paragraph" draw:z-index="2" draw:style-name="TLG-text" svg:width="3.82cm" svg:height="0.49cm" svg:x="0.62cm" svg:y="5.70cm"><draw:text-box> <text:p text:style-name="FTLG-Name"><text:span text:style-name="FTLG-Name">Boucher, Miread</text:span></text:p></draw:text-box>
</draw:frame>
<draw:polygon draw:style-name="TLG-line" draw:layer="layout" draw:z-index="1" svg:x="15.843254cm" svg:y="5.704161cm" svg:viewBox="0 0 100 352" svg:width="0.1000cm" svg:height="0.3528cm" draw:points="50, 0 100, 176 50, 352 0, 176"/>
<text:alphabetical-index-mark text:string-value="Hawkins, Jennifer Leigh (1973 -  )"/><draw:frame text:anchor-type="paragraph" draw:z-index="2" draw:style-name="TLG-text" svg:width="5.33cm" svg:height="0.49cm" svg:x="0.62cm" svg:y="6.32cm"><draw:text-box> <text:p text:style-name="FTLG-Name"><text:span text:style-name="FTLG-Name">Hawkins, Jennifer Leigh</text:span></text:p></draw:text-box>
</draw:frame>
<draw:polygon draw:style-name="TLG-line" draw:layer="layout" draw:z-index="1" svg:x="15.843254cm" svg:y="6.321521cm" svg:viewBox="0 0 100 352" svg:width="0.1000cm" svg:height="0.3528cm" draw:points="50, 0 100, 176 50, 352 0, 176"/>
<text:alphabetical-index-mark text:string-value="Warner, JenniferMae(Ganoe) (1973-02-06 -  )"/><draw:frame text:anchor-type="paragraph" draw:z-index="2" draw:style-name="TLG-text" svg:width="6.42cm" svg:height="0.49cm" svg:x="0.62cm" svg:y="6.94cm"><draw:text-box> <text:p text:style-name="FTLG-Name"><text:span text:style-name="FTLG-Name">Warner, JenniferMae(Ganoe)</text:span></text:p></draw:text-box>
</draw:frame>
<draw:polygon draw:style-name="TLG-line" draw:layer="layout" draw:z-index="1" svg:x="15.843254cm" svg:y="6.938881cm" svg:viewBox="0 0 100 352" svg:width="0.1000cm" svg:height="0.3528cm" draw:points="50, 0 100, 176 50, 352 0, 176"/>
<text:alphabetical-index-mark text:string-value="Evans, Michael Patrick (1973-03-05 -  )"/><draw:frame text:anchor-type="paragraph" draw:z-index="2" draw:style-name="TLG-text" svg:width="5.10cm" svg:height="0.49cm" svg:x="0.62cm" svg:y="7.56cm"><draw:text-box> <text:p text:style-name="FTLG-Name"><text:span text:style-name="FTLG-Name">Evans, Michael Patrick</text:span></text:p></draw:text-box>
</draw:frame>
<draw:polygon draw:style-name="TLG-line" draw:layer="layout" draw:z-index="1" svg:x="15.843254cm" svg:y="7.556242cm" svg:viewBox="0 0 100 352" svg:width="0.1000cm" svg:height="0.3528cm" draw:points="50, 0 100, 176 50, 352 0, 176"/>
<text:alphabetical-index-mark text:string-value="Warner, Deirdra Denise (1973-03-20 -  )"/><draw:frame text:anchor-type="paragraph" draw:z-index="2" draw:style-name="TLG-text" svg:width="5.27cm" svg:height="0.49cm" svg:x="0.62cm" svg:y="8.17cm"><draw:text-box> <text:p text:style-name="FTLG-Name"><text:span text:style-name="FTLG-Name">Warner, Deirdra Denise</text:span></text:p></draw:text-box>
</draw:frame>
<draw:polygon draw:style-name="TLG-line" draw:layer="layout" draw:z-index="1" svg:x="15.843254cm" svg:y="8.173602cm" svg:viewBox="0 0 100 352" svg:width="0.1000cm" svg:height="0.3528cm" draw:points="50, 0 100, 176 50, 352 0, 176"/>
<text:alphabetical-index-mark text:string-value="Cruz, Laura Joy (1973-04-30 -  )"/><draw:frame text:anchor-type="paragraph" draw:z-index="2" draw:style-name="TLG-text" svg:width="3.70cm" svg:height="0.49cm" svg:x="0.62cm" svg:y="8.79cm"><draw:text-box> <text:p text:style-name="FTLG-Name"><text:span text:style-name="FTLG-Name">Cruz, Laura Joy</text:span></text:p></draw:text-box>
</draw:frame>
<draw:polygon draw:style-name="TLG-line" draw:layer="layout" draw:z-index="1" svg:x="15.843254cm" svg:y="8.790962cm" svg:viewBox="0 0 100 352" svg:width="0.1000cm" svg:height="0.3528cm" draw:points="50, 0 100, 176 50, 352 0, 176"/>
<text:alphabetical-index-mark text:string-value="French, Kevin Wayne (1973-07-03 -  )"/><draw:frame text:anchor-type="paragraph" draw:z-index="2" draw:style-name="TLG-text" svg:width="4.84cm" svg:height="0.49cm" svg:x="0.62cm" svg:y="9.41cm"><draw:text-box> <text:p text:style-name="FTLG-Name"><text:span text:style-name="FTLG-Name">French, Kevin Wayne</text:span></text:p></draw:text-box>
</draw:frame>
<draw:polygon draw:style-name="TLG-line" draw:layer="layout" draw:z-index="1" svg:x="15.843254cm" svg:y="9.408322cm" svg:viewBox="0 0 100 352" svg:width="0.1000cm" svg:height="0.3528cm" draw:points="50, 0 100, 176 50, 352 0, 176"/>
<text:alphabetical-index-mark text:string-value="Максимов, Hyla Rae (1973-08-25 -  )"/><draw:frame text:anchor-type="paragraph" draw:z-index="2" draw:style-name="TLG-text" svg:width="4.64cm" svg:height="0.49cm" svg:x="0.62cm" svg:y="10.03cm"><draw:text-box> <text:p text:style-name="FTLG-Name"><text:span text:style-name="FTLG-Name">Максимов, Hyla Rae</text:span></text:p></draw:text-box>
</draw:frame>
<draw:polygon draw:style-name="TLG-line" draw:layer="layout" draw:z-index="1" svg:x="15.843254cm" svg:y="10.025682cm" svg:viewBox="0 0 100 352" svg:width="0.1000cm" svg:height="0.3528cm" draw:points="50, 0 100, 176 50, 352 0, 176"/>
<text:alphabetical-index-mark text:string-value="Garner, Regina Lynne (1973-08-27 -  )"/><draw:frame text:anchor-type="paragraph" draw:z-index="2" draw:style-name="TLG-text" svg:width="4.97cm" svg:height="0.49cm" svg:x="0.62cm" svg:y="10.64cm"><draw:text-box> <text:p text:style-name="FTLG-Name"><text:span text:style-name="FTLG-Name">Garner, Regina Lynne</text:span></text:p></draw:text-box>
</draw:frame>
<draw:polygon draw:style-name="TLG-line" draw:layer="layout" draw:z-index="1" svg:x="15.843254cm" svg:y="10.643042cm" svg:viewBox="0 0 100 352" svg:width="0.1000cm" svg:height="0.3528cm" draw:points="50, 0 100, 176 50, 352 0, 176"/>
<text:alphabetical-index-mark text:string-value="Cruz, Jill Suzanne (1973-11-19 -  )"/><draw:frame text:anchor-type="paragraph" draw:z-index="2" draw:style-name="TLG-text" svg:width="4.15cm" svg:height="0.49cm" svg:x="0.62cm" svg:y="11.26cm"><draw:text-box> <text:p text:style-name="FTLG-Name"><text:span text:style-name="FTLG-Name">Cruz, Jill Suzanne</text:span></text:p></draw:text-box>
</draw:frame>
<draw:polygon draw:style-name="TLG-line" draw:layer="layout" draw:z-index="1" svg:x="15.843254cm" svg:y="11.260403cm" svg:viewBox="0 0 100 352" svg:width="0.1000cm" svg:height="0.3528cm" draw:points="50, 0 100, 176 50, 352 0, 176"/>
<text:alphabetical-index-mark text:string-value="Poirier, Jeffrey Alan (1974-07-09 -  )"/><draw:frame text:anchor-type="paragraph" draw:z-index="2" draw:style-name="TLG-text" svg:width="4.46cm" svg:height="0.49cm" svg:x="0.62cm" svg:y="11.88cm"><draw:text-box> <text:p text:style-name="FTLG-Name"><text:span text:style-name="FTLG-Name">Poirier, Jeffrey Alan</text:span></text:p></draw:text-box>
</draw:frame>
<draw:polygon draw:style-name="TLG-line" draw:layer="layout" draw:z-index="1" svg:x="15.847578cm" svg:y="11.877763cm" svg:viewBox="0 0 100 352" svg:width="0.1000cm" svg:height="0.3528cm" draw:points="50, 0 100, 176 50, 352 0, 176"/>
<text:alphabetical-index-mark text:string-value="Warner, Belle Marie (1974-07-14 -  )"/><draw:frame text:anchor-type="paragraph" draw:z-index="2" draw:style-name="TLG-text" svg:width="4.51cm" svg:height="0.49cm" svg:x="0.62cm" svg:y="12.50cm"><draw:text-box> <text:p text:style-name="FTLG-Name"><text:span text:style-name="FTLG-Name">Warner, Belle Marie</text:span></text:p></draw:text-box>
</draw:frame>
<draw:polygon draw:style-name="TLG-line" draw:layer="layout" draw:z-index="1" svg:x="15.847578cm" svg:y="12.495123cm" svg:viewBox="0 0 100 352" svg:width="0.1000cm" svg:height="0.3528cm" draw:points="50, 0 100, 176 50, 352 0, 176"/>
<text:alphabetical-index-mark text:string-value="Lane, Donna Elizabeth (1974-09-10 -  )"/><draw:frame text:anchor-type="paragraph" draw:z-index="2" draw:style-name="TLG-text" svg:width="5.10cm" svg:height="0.49cm" svg:x="0.62cm" svg:y="13.11cm"><draw:text-box> <text:p text:style-name="FTLG-Name"><text:span text:style-name="FTLG-Name">Lane, Donna Elizabeth</text:span></text:p></draw:text-box>
</draw:frame>
<draw:polygon draw:style-name="TLG-line" draw:layer="layout" draw:z-index="1" svg:x="15.847578cm" svg:y="13.112483cm" svg:viewBox="0 0 100 352" svg:width="0.1000cm" svg:height="0.3528cm" draw:points="50, 0 100, 176 50, 352 0, 176"/>
<text:alphabetical-index-mark text:string-value="Garner, Michael Christopher (1975-06-01 -  )"/><draw:frame text:anchor-type="paragraph" draw:z-index="2" draw:style-name="TLG-text" svg:width="6.22cm" svg:height="0.49cm" svg:x="0.62cm" svg:y="13.73cm"><draw:text-box> <text:p text:style-name="FTLG-Name"><text:span text:style-name="FTLG-Name">Garner, Michael Christopher</text:span></text:p></draw:text-box>
</draw:frame>
<draw:polygon draw:style-name="TLG-line" draw:layer="layout" draw:z-index="1" svg:x="15.851902cm" svg:y="13.729843cm" svg:viewBox="0 0 100 352" svg:width="0.1000cm" svg:height="0.3528cm" draw:points="50, 0 100, 176 50, 352 0, 176"/>
<text:alphabetical-index-mark text:string-value="Hale, Joseph Brendan (1975-07-17 -  )"/><draw:frame text:anchor-type="paragraph" draw:z-index="2" draw:style-name="TLG-text" svg:width="5.00cm" svg:height="0.49cm" svg:x="0.62cm" svg:y="14.35cm"><draw:text-box> <text:p text:style-name="FTLG-Name"><text:span text:style-name="FTLG-Name">Hale, Joseph Brendan</text:span></text:p></draw:text-box>
</draw:frame>
<draw:polygon draw:style-name="TLG-line" draw:layer="layout" draw:z-index="1" svg:x="15.851902cm" svg:y="14.347203cm" svg:viewBox="0 0 100 352" svg:width="0.1000cm" svg:height="0.3528cm" draw:points="50, 0 100, 176 50, 352 0, 176"/>
<text:alphabetical-index-mark text:string-value="McCoy, Canice Oliver (1975-07-18 -  )"/><draw:frame text:anchor-type="paragraph" draw:z-index="2" draw:style-name="TLG-text" svg:width="4.89cm" svg:height="0.49cm" svg:x="0.62cm" svg:y="14.96cm"><draw:text-box> <text:p text:style-name="FTLG-Name"><text:span text:style-name="FTLG-Name">McCoy, Canice Oliver</text:span></text:p></draw:text-box>
</draw:frame>
<draw:polygon draw:style-name="TLG-line" draw:layer="layout" draw:z-index="1" svg:x="15.851902cm" svg:y="14.964564cm" svg:viewBox="0 0 100 352" svg:width="0.1000cm" svg:height="0.3528cm" draw:points="50, 0 100, 176 50, 352 0, 176"/>
<text:alphabetical-index-mark text:string-value="Cruz, Karen Kay (1975-09-08 -  )"/><draw:frame text:anchor-type="paragraph" draw:z-index="2" draw:style-name="TLG-text" svg:width="3.82cm" svg:height="0.49cm" svg:x="0.62cm" svg:y="15.58cm"><draw:text-box> <text:p text:style-name="FTLG-Name"><text:span text:style-name="FTLG-Name">Cruz, Karen Kay</text:span></text:p></draw:text-box>
</draw:frame>
<draw:polygon draw:style-name="TLG-line" draw:layer="layout" draw:z-index="1" svg:x="15.851902cm" svg:y="15.581924cm" svg:viewBox="0 0 100 352" svg:width="0.1000cm" svg:height="0.3528cm" draw:points="50, 0 100, 176 50, 352 0, 176"/>
<text:alphabetical-index-mark text:string-value="Cruz, Gayle Joan (1975-09-17 -  )"/><draw:frame text:anchor-type="paragraph" draw:z-index="2" draw:style-name="TLG-text" svg:width="4.00cm" svg:height="0.49cm" svg:x="0.62cm" svg:y="16.20cm"><draw:text-box> <text:p text:style-name="FTLG-Name"><text:span text:style-name="FTLG-Name">Cruz, Gayle Joan</text:span></text:p></draw:text-box>
</draw:frame>
<draw:polygon draw:style-name="TLG-line" draw:layer="layout" draw:z-index="1" svg:x="15.851902cm" svg:y="16.199284cm" svg:viewBox="0 0 100 352" svg:width="0.1000cm" svg:height="0.3528cm" draw:points="50, 0 100, 176 50, 352 0, 176"/>
<text:alphabetical-index-mark text:string-value="Garner, Jason Richard (1975-10-20 -  )"/><draw:frame text:anchor-type="paragraph" draw:z-index="2" draw:style-name="TLG-text" svg:width="5.07cm" svg:height="0.49cm" svg:x="0.62cm" svg:y="16.82cm"><draw:text-box> <text:p text:style-name="FTLG-Name"><text:span text:style-name="FTLG-Name">Garner, Jason Richard</text:span></text:p></draw:text-box>
</draw:frame>
<draw:polygon draw:style-name="TLG-line" draw:layer="layout" draw:z-index="1" svg:x="15.851902cm" svg:y="16.816644cm" svg:viewBox="0 0 100 352" svg:width="0.1000cm" svg:height="0.3528cm" draw:points="50, 0 100, 176 50, 352 0, 176"/>
<text:alphabetical-index-mark text:string-value="Rodgers, Crystal Mae (1975-12-12 -  )"/><draw:frame text:anchor-type="paragraph" draw:z-index="2" draw:style-name="TLG-text" svg:width="4.89cm" svg:height="0.49cm" svg:x="0.62cm" svg:y="17.43cm"><draw:text-box> <text:p text:style-name="FTLG-Name"><text:span text:style-name="FTLG-Name">Rodgers, Crystal Mae</text:span></text:p></draw:text-box>
</draw:frame>
<draw:polygon draw:style-name="TLG-line" draw:layer="layout" draw:z-index="1" svg:x="15.851902cm" svg:y="17.434004cm" svg:viewBox="0 0 100 352" svg:width="0.1000cm" svg:height="0.3528cm" draw:points="50, 0 100, 176 50, 352 0, 176"/>
<text:alphabetical-index-mark text:string-value="Boucher, Flannan (1976 -  )"/><draw:frame text:anchor-type="paragraph" draw:z-index="2" draw:style-name="TLG-text" svg:width="4.08cm" svg:height="0.49cm" svg:x="0.62cm" svg:y="18.05cm"><draw:text-box> <text:p text:style-name="FTLG-Name"><text:span text:style-name="FTLG-Name">Boucher, Flannan</text:span></text:p></draw:text-box>
</draw:frame>
<draw:polygon draw:style-name="TLG-line" draw:layer="layout" draw:z-index="1" svg:x="15.856226cm" svg:y="18.051364cm" svg:viewBox="0 0 100 352" svg:width="0.1000cm" svg:height="0.3528cm" draw:points="50, 0 100, 176 50, 352 0, 176"/>
<text:alphabetical-index-mark text:string-value="Evans, Patricia Kay (1976-01-19 -  )"/><draw:frame text:anchor-type="paragraph" draw:z-index="2" draw:style-name="TLG-text" svg:width="4.43cm" svg:height="0.49cm" svg:x="0.62cm" svg:y="18.67cm"><draw:text-box> <text:p text:style-name="FTLG-Name"><text:span text:style-name="FTLG-Name">Evans, Patricia Kay</text:span></text:p></draw:text-box>
</draw:frame>
<draw:polygon draw:style-name="TLG-line" draw:layer="layout" draw:z-index="1" svg:x="15.856226cm" svg:y="18.668725cm" svg:viewBox="0 0 100 352" svg:width="0.1000cm" svg:height="0.3528cm" draw:points="50, 0 100, 176 50, 352 0, 176"/>
<text:alphabetical-index-mark text:string-value="Cruz, Susan Marguerite (1976-08-07 -  )"/><draw:frame text:anchor-type="paragraph" draw:z-index="2" draw:style-name="TLG-text" svg:width="5.30cm" svg:height="0.49cm" svg:x="0.62cm" svg:y="19.29cm"><draw:text-box> <text:p text:style-name="FTLG-Name"><text:span text:style-name="FTLG-Name">Cruz, Susan Marguerite</text:span></text:p></draw:text-box>
</draw:frame>
<draw:polygon draw:style-name="TLG-line" draw:layer="layout" draw:z-index="1" svg:x="15.856226cm" svg:y="19.286085cm" svg:viewBox="0 0 100 352" svg:width="0.1000cm" svg:height="0.3528cm" draw:points="50, 0 100, 176 50, 352 0, 176"/>
<text:alphabetical-index-mark text:string-value="Warner, Curtis Andrew (1976-08-26 - 1994-12-18)"/><draw:frame text:anchor-type="paragraph" draw:z-index="2" draw:style-name="TLG-text" svg:width="5.10cm" svg:height="0.49cm" svg:x="0.62cm" svg:y="19.90cm"><draw:text-box> <text:p text:style-name="FTLG-Name"><text:span text:style-name="FTLG-Name">Warner, Curtis Andrew</text:span></text:p></draw:text-box>
</draw:frame>
<draw:polygon draw:style-name="TLG-line" draw:layer="layout" draw:z-index="1" svg:x="15.856226cm" svg:y="19.903445cm" svg:viewBox="0 0 100 352" svg:width="0.1000cm" svg:height="0.3528cm" draw:points="50, 0 100, 176 50, 352 0, 176"/>
<draw:polygon draw:style-name="TLG-solid" draw:layer="layout" draw:z-index="1" svg:x="15.934056cm" svg:y="19.903445cm" svg:viewBox="0 0 99 352" svg:width="0.1000cm" svg:height="0.3528cm" draw:points="50, 0 99, 176 50, 352 0, 176"/>
<draw:line text:anchor-type="paragraph" draw:z-index="3" draw:style-name="open" svg:x1="15.96cm" svg:y1="20.08cm" svg:x2="15.93cm" svg:y2="20.08cm"><text:p/>
</draw:line>
<text:alphabetical-index-mark text:string-value="Wheeler, Jason Earl (1977-01-04 -  )"/><draw:frame text:anchor-type="paragraph" draw:z-index="2" draw:style-name="TLG-text" svg:width="4.59cm" svg:height="0.49cm" svg:x="0.62cm" svg:y="20.52cm"><draw:text-box> <text:p text:style-name="FTLG-Name"><text:span text:style-name="FTLG-Name">Wheeler, Jason Earl</text:span></text:p></draw:text-box>
</draw:frame>
<draw:polygon draw:style-name="TLG-line" draw:layer="layout" draw:z-index="1" svg:x="15.860550cm" svg:y="20.520805cm" svg:viewBox="0 0 100 352" svg:width="0.1000cm" svg:height="0.3528cm" draw:points="50, 0 100, 176 50, 352 0, 176"/>
<text:alphabetical-index-mark text:string-value="Hill, Jo Lynn (1977-03-12 -  )"/><draw:frame text:anchor-type="paragraph" draw:z-index="2" draw:style-name="TLG-text" svg:width="2.96cm" svg:height="0.49cm" svg:x="0.62cm" svg:y="21.14cm"><draw:text-box> <text:p text:style-name="FTLG-Name"><text:span text:style-name="FTLG-Name">Hill, Jo Lynn</text:span></text:p></draw:text-box>
</draw:frame>
<draw:polygon draw:style-name="TLG-line" draw:layer="layout" draw:z-index="1" svg:x="15.860550cm" svg:y="21.138165cm" svg:viewBox="0 0 100 352" svg:width="0.1000cm" svg:height="0.3528cm" draw:points="50, 0 100, 176 50, 352 0, 176"/>
<text:alphabetical-index-mark text:string-value="Bates, Timothy Christian (1977-03-14 -  )"/><draw:frame text:anchor-type="paragraph" draw:z-index="2" draw:style-name="TLG-text" svg:width="5.45cm" svg:height="0.49cm" svg:x="0.62cm" svg:y="21.76cm"><draw:text-box> <text:p text:style-name="FTLG-Name"><text:span text:style-name="FTLG-Name">Bates, Timothy Christian</text:span></text:p></draw:text-box>
</draw:frame>
<draw:polygon draw:style-name="TLG-line" draw:layer="layout" draw:z-index="1" svg:x="15.860550cm" svg:y="21.755525cm" svg:viewBox="0 0 100 352" svg:width="0.1000cm" svg:height="0.3528cm" draw:points="50, 0 100, 176 50, 352 0, 176"/>
<text:alphabetical-index-mark text:string-value="Warner, Robert Warren (1977-04-16 -  )"/><draw:frame text:anchor-type="paragraph" draw:z-index="2" draw:style-name="TLG-text" svg:width="5.22cm" svg:height="0.49cm" svg:x="0.62cm" svg:y="22.37cm"><draw:text-box> <text:p text:style-name="FTLG-Name"><text:span text:style-name="FTLG-Name">Warner, Robert Warren</text:span></text:p></draw:text-box>
</draw:frame>
<draw:polygon draw:style-name="TLG-line" draw:layer="layout" draw:z-index="1" svg:x="15.860550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ell, William Austin (1977-04-26 -  )"/><draw:frame text:anchor-type="paragraph" draw:z-index="2" draw:style-name="TLG-text" svg:width="4.36cm" svg:height="0.49cm" svg:x="0.62cm" svg:y="2.62cm"><draw:text-box> <text:p text:style-name="FTLG-Name"><text:span text:style-name="FTLG-Name">Bell, William Austin</text:span></text:p></draw:text-box>
</draw:frame>
<draw:polygon draw:style-name="TLG-line" draw:layer="layout" draw:z-index="1" svg:x="15.860550cm" svg:y="2.617360cm" svg:viewBox="0 0 100 352" svg:width="0.1000cm" svg:height="0.3528cm" draw:points="50, 0 100, 176 50, 352 0, 176"/>
<text:alphabetical-index-mark text:string-value="Ильин, Eric Scott (1977-05-00 -  )"/><draw:frame text:anchor-type="paragraph" draw:z-index="2" draw:style-name="TLG-text" svg:width="3.95cm" svg:height="0.49cm" svg:x="0.62cm" svg:y="3.23cm"><draw:text-box> <text:p text:style-name="FTLG-Name"><text:span text:style-name="FTLG-Name">Ильин, Eric Scott</text:span></text:p></draw:text-box>
</draw:frame>
<draw:polygon draw:style-name="TLG-line" draw:layer="layout" draw:z-index="1" svg:x="15.860550cm" svg:y="3.234720cm" svg:viewBox="0 0 100 352" svg:width="0.1000cm" svg:height="0.3528cm" draw:points="50, 0 100, 176 50, 352 0, 176"/>
<text:alphabetical-index-mark text:string-value="Warner, Matthew Steven (1977-06-23 -  )"/><draw:frame text:anchor-type="paragraph" draw:z-index="2" draw:style-name="TLG-text" svg:width="5.51cm" svg:height="0.49cm" svg:x="0.62cm" svg:y="3.85cm"><draw:text-box> <text:p text:style-name="FTLG-Name"><text:span text:style-name="FTLG-Name">Warner, Matthew Steven</text:span></text:p></draw:text-box>
</draw:frame>
<draw:polygon draw:style-name="TLG-line" draw:layer="layout" draw:z-index="1" svg:x="15.860550cm" svg:y="3.852081cm" svg:viewBox="0 0 100 352" svg:width="0.1000cm" svg:height="0.3528cm" draw:points="50, 0 100, 176 50, 352 0, 176"/>
<text:alphabetical-index-mark text:string-value="Evans, Heather Lee (1977-07-12 -  )"/><draw:frame text:anchor-type="paragraph" draw:z-index="2" draw:style-name="TLG-text" svg:width="4.51cm" svg:height="0.49cm" svg:x="0.62cm" svg:y="4.47cm"><draw:text-box> <text:p text:style-name="FTLG-Name"><text:span text:style-name="FTLG-Name">Evans, Heather Lee</text:span></text:p></draw:text-box>
</draw:frame>
<draw:polygon draw:style-name="TLG-line" draw:layer="layout" draw:z-index="1" svg:x="15.860550cm" svg:y="4.469441cm" svg:viewBox="0 0 100 352" svg:width="0.1000cm" svg:height="0.3528cm" draw:points="50, 0 100, 176 50, 352 0, 176"/>
<text:alphabetical-index-mark text:string-value="Hale, Michael Patrick (1977-07-27 -  )"/><draw:frame text:anchor-type="paragraph" draw:z-index="2" draw:style-name="TLG-text" svg:width="4.77cm" svg:height="0.49cm" svg:x="0.62cm" svg:y="5.09cm"><draw:text-box> <text:p text:style-name="FTLG-Name"><text:span text:style-name="FTLG-Name">Hale, Michael Patrick</text:span></text:p></draw:text-box>
</draw:frame>
<draw:polygon draw:style-name="TLG-line" draw:layer="layout" draw:z-index="1" svg:x="15.860550cm" svg:y="5.086801cm" svg:viewBox="0 0 100 352" svg:width="0.1000cm" svg:height="0.3528cm" draw:points="50, 0 100, 176 50, 352 0, 176"/>
<text:alphabetical-index-mark text:string-value="Haynes, Michael Walter (1977-09-05 -  )"/><draw:frame text:anchor-type="paragraph" draw:z-index="2" draw:style-name="TLG-text" svg:width="5.30cm" svg:height="0.49cm" svg:x="0.62cm" svg:y="5.70cm"><draw:text-box> <text:p text:style-name="FTLG-Name"><text:span text:style-name="FTLG-Name">Haynes, Michael Walter</text:span></text:p></draw:text-box>
</draw:frame>
<draw:polygon draw:style-name="TLG-line" draw:layer="layout" draw:z-index="1" svg:x="15.860550cm" svg:y="5.704161cm" svg:viewBox="0 0 100 352" svg:width="0.1000cm" svg:height="0.3528cm" draw:points="50, 0 100, 176 50, 352 0, 176"/>
<text:alphabetical-index-mark text:string-value="Duncan, Michael (vers 1978 -  )"/><draw:frame text:anchor-type="paragraph" draw:z-index="2" draw:style-name="TLG-text" svg:width="3.87cm" svg:height="0.49cm" svg:x="0.62cm" svg:y="6.32cm"><draw:text-box> <text:p text:style-name="FTLG-Name"><text:span text:style-name="FTLG-Name">Duncan, Michael</text:span></text:p></draw:text-box>
</draw:frame>
<draw:polygon draw:style-name="TLG-line" draw:layer="layout" draw:z-index="1" svg:x="15.864874cm" svg:y="6.321521cm" svg:viewBox="0 0 100 352" svg:width="0.1000cm" svg:height="0.3528cm" draw:points="50, 0 100, 176 50, 352 0, 176"/>
<text:alphabetical-index-mark text:string-value="Сергеев, Jon Dennis (1978-02-10 -  )"/><draw:frame text:anchor-type="paragraph" draw:z-index="2" draw:style-name="TLG-text" svg:width="4.79cm" svg:height="0.49cm" svg:x="0.62cm" svg:y="6.94cm"><draw:text-box> <text:p text:style-name="FTLG-Name"><text:span text:style-name="FTLG-Name">Сергеев, Jon Dennis</text:span></text:p></draw:text-box>
</draw:frame>
<draw:polygon draw:style-name="TLG-line" draw:layer="layout" draw:z-index="1" svg:x="15.864874cm" svg:y="6.938881cm" svg:viewBox="0 0 100 352" svg:width="0.1000cm" svg:height="0.3528cm" draw:points="50, 0 100, 176 50, 352 0, 176"/>
<text:alphabetical-index-mark text:string-value="Cruz, Joy Leanne (1978-03-14 -  )"/><draw:frame text:anchor-type="paragraph" draw:z-index="2" draw:style-name="TLG-text" svg:width="4.05cm" svg:height="0.49cm" svg:x="0.62cm" svg:y="7.56cm"><draw:text-box> <text:p text:style-name="FTLG-Name"><text:span text:style-name="FTLG-Name">Cruz, Joy Leanne</text:span></text:p></draw:text-box>
</draw:frame>
<draw:polygon draw:style-name="TLG-line" draw:layer="layout" draw:z-index="1" svg:x="15.864874cm" svg:y="7.556242cm" svg:viewBox="0 0 100 352" svg:width="0.1000cm" svg:height="0.3528cm" draw:points="50, 0 100, 176 50, 352 0, 176"/>
<text:alphabetical-index-mark text:string-value="Garner, Megan Ann (1978-07-17 -  )"/><draw:frame text:anchor-type="paragraph" draw:z-index="2" draw:style-name="TLG-text" svg:width="4.49cm" svg:height="0.49cm" svg:x="0.62cm" svg:y="8.17cm"><draw:text-box> <text:p text:style-name="FTLG-Name"><text:span text:style-name="FTLG-Name">Garner, Megan Ann</text:span></text:p></draw:text-box>
</draw:frame>
<draw:polygon draw:style-name="TLG-line" draw:layer="layout" draw:z-index="1" svg:x="15.864874cm" svg:y="8.173602cm" svg:viewBox="0 0 100 352" svg:width="0.1000cm" svg:height="0.3528cm" draw:points="50, 0 100, 176 50, 352 0, 176"/>
<text:alphabetical-index-mark text:string-value="Ward, Michael David (1978-08-24 -  )"/><draw:frame text:anchor-type="paragraph" draw:z-index="2" draw:style-name="TLG-text" svg:width="4.69cm" svg:height="0.49cm" svg:x="0.62cm" svg:y="8.79cm"><draw:text-box> <text:p text:style-name="FTLG-Name"><text:span text:style-name="FTLG-Name">Ward, Michael David</text:span></text:p></draw:text-box>
</draw:frame>
<draw:polygon draw:style-name="TLG-line" draw:layer="layout" draw:z-index="1" svg:x="15.864874cm" svg:y="8.790962cm" svg:viewBox="0 0 100 352" svg:width="0.1000cm" svg:height="0.3528cm" draw:points="50, 0 100, 176 50, 352 0, 176"/>
<text:alphabetical-index-mark text:string-value="Warner, Douglas Lowell (1978-12-11 -  )"/><draw:frame text:anchor-type="paragraph" draw:z-index="2" draw:style-name="TLG-text" svg:width="5.33cm" svg:height="0.49cm" svg:x="0.62cm" svg:y="9.41cm"><draw:text-box> <text:p text:style-name="FTLG-Name"><text:span text:style-name="FTLG-Name">Warner, Douglas Lowell</text:span></text:p></draw:text-box>
</draw:frame>
<draw:polygon draw:style-name="TLG-line" draw:layer="layout" draw:z-index="1" svg:x="15.864874cm" svg:y="9.408322cm" svg:viewBox="0 0 100 352" svg:width="0.1000cm" svg:height="0.3528cm" draw:points="50, 0 100, 176 50, 352 0, 176"/>
<text:alphabetical-index-mark text:string-value="Hansen, Kevin (1979 -  )"/><draw:frame text:anchor-type="paragraph" draw:z-index="2" draw:style-name="TLG-text" svg:width="3.44cm" svg:height="0.49cm" svg:x="0.62cm" svg:y="10.03cm"><draw:text-box> <text:p text:style-name="FTLG-Name"><text:span text:style-name="FTLG-Name">Hansen, Kevin</text:span></text:p></draw:text-box>
</draw:frame>
<draw:polygon draw:style-name="TLG-line" draw:layer="layout" draw:z-index="1" svg:x="15.869198cm" svg:y="10.025682cm" svg:viewBox="0 0 100 352" svg:width="0.1000cm" svg:height="0.3528cm" draw:points="50, 0 100, 176 50, 352 0, 176"/>
<text:alphabetical-index-mark text:string-value="Hill, Leigh Ann (1979-01-23 -  )"/><draw:frame text:anchor-type="paragraph" draw:z-index="2" draw:style-name="TLG-text" svg:width="3.42cm" svg:height="0.49cm" svg:x="0.62cm" svg:y="10.64cm"><draw:text-box> <text:p text:style-name="FTLG-Name"><text:span text:style-name="FTLG-Name">Hill, Leigh Ann</text:span></text:p></draw:text-box>
</draw:frame>
<draw:polygon draw:style-name="TLG-line" draw:layer="layout" draw:z-index="1" svg:x="15.869198cm" svg:y="10.643042cm" svg:viewBox="0 0 100 352" svg:width="0.1000cm" svg:height="0.3528cm" draw:points="50, 0 100, 176 50, 352 0, 176"/>
<text:alphabetical-index-mark text:string-value="McCoy, Paula (1979-02-07 - 1983-07-03)"/><draw:frame text:anchor-type="paragraph" draw:z-index="2" draw:style-name="TLG-text" svg:width="3.31cm" svg:height="0.49cm" svg:x="0.62cm" svg:y="11.26cm"><draw:text-box> <text:p text:style-name="FTLG-Name"><text:span text:style-name="FTLG-Name">McCoy, Paula</text:span></text:p></draw:text-box>
</draw:frame>
<draw:polygon draw:style-name="TLG-line" draw:layer="layout" draw:z-index="1" svg:x="15.869198cm" svg:y="11.260403cm" svg:viewBox="0 0 100 352" svg:width="0.1000cm" svg:height="0.3528cm" draw:points="50, 0 100, 176 50, 352 0, 176"/>
<draw:polygon draw:style-name="TLG-solid" draw:layer="layout" draw:z-index="1" svg:x="15.886493cm" svg:y="11.260403cm" svg:viewBox="0 0 100 352" svg:width="0.1000cm" svg:height="0.3528cm" draw:points="50, 0 100, 176 50, 352 0, 176"/>
<draw:line text:anchor-type="paragraph" draw:z-index="3" draw:style-name="open" svg:x1="15.97cm" svg:y1="11.44cm" svg:x2="15.89cm" svg:y2="11.44cm"><text:p/>
</draw:line>
<text:alphabetical-index-mark text:string-value="Warner, John Allen (1979-05-04 -  )"/><draw:frame text:anchor-type="paragraph" draw:z-index="2" draw:style-name="TLG-text" svg:width="4.36cm" svg:height="0.49cm" svg:x="0.62cm" svg:y="11.88cm"><draw:text-box> <text:p text:style-name="FTLG-Name"><text:span text:style-name="FTLG-Name">Warner, John Allen</text:span></text:p></draw:text-box>
</draw:frame>
<draw:polygon draw:style-name="TLG-line" draw:layer="layout" draw:z-index="1" svg:x="15.869198cm" svg:y="11.877763cm" svg:viewBox="0 0 100 352" svg:width="0.1000cm" svg:height="0.3528cm" draw:points="50, 0 100, 176 50, 352 0, 176"/>
<text:alphabetical-index-mark text:string-value="Warner, James Andrew (1979-05-17 -  )"/><draw:frame text:anchor-type="paragraph" draw:z-index="2" draw:style-name="TLG-text" svg:width="5.25cm" svg:height="0.49cm" svg:x="0.62cm" svg:y="12.50cm"><draw:text-box> <text:p text:style-name="FTLG-Name"><text:span text:style-name="FTLG-Name">Warner, James Andrew</text:span></text:p></draw:text-box>
</draw:frame>
<draw:polygon draw:style-name="TLG-line" draw:layer="layout" draw:z-index="1" svg:x="15.869198cm" svg:y="12.495123cm" svg:viewBox="0 0 100 352" svg:width="0.1000cm" svg:height="0.3528cm" draw:points="50, 0 100, 176 50, 352 0, 176"/>
<text:alphabetical-index-mark text:string-value="Peters, Elissa Marie (1979-05-26 -  )"/><draw:frame text:anchor-type="paragraph" draw:z-index="2" draw:style-name="TLG-text" svg:width="4.54cm" svg:height="0.49cm" svg:x="0.62cm" svg:y="13.11cm"><draw:text-box> <text:p text:style-name="FTLG-Name"><text:span text:style-name="FTLG-Name">Peters, Elissa Marie</text:span></text:p></draw:text-box>
</draw:frame>
<draw:polygon draw:style-name="TLG-line" draw:layer="layout" draw:z-index="1" svg:x="15.869198cm" svg:y="13.112483cm" svg:viewBox="0 0 100 352" svg:width="0.1000cm" svg:height="0.3528cm" draw:points="50, 0 100, 176 50, 352 0, 176"/>
<text:alphabetical-index-mark text:string-value="Rodgers, Shawna Marie (1979-08-05 -  )"/><draw:frame text:anchor-type="paragraph" draw:z-index="2" draw:style-name="TLG-text" svg:width="5.38cm" svg:height="0.49cm" svg:x="0.62cm" svg:y="13.73cm"><draw:text-box> <text:p text:style-name="FTLG-Name"><text:span text:style-name="FTLG-Name">Rodgers, Shawna Marie</text:span></text:p></draw:text-box>
</draw:frame>
<draw:polygon draw:style-name="TLG-line" draw:layer="layout" draw:z-index="1" svg:x="15.869198cm" svg:y="13.729843cm" svg:viewBox="0 0 100 352" svg:width="0.1000cm" svg:height="0.3528cm" draw:points="50, 0 100, 176 50, 352 0, 176"/>
<text:alphabetical-index-mark text:string-value="Mortensen, Robert Alan (1980-01-04 -  )"/><draw:frame text:anchor-type="paragraph" draw:z-index="2" draw:style-name="TLG-text" svg:width="5.30cm" svg:height="0.49cm" svg:x="0.62cm" svg:y="14.35cm"><draw:text-box> <text:p text:style-name="FTLG-Name"><text:span text:style-name="FTLG-Name">Mortensen, Robert Alan</text:span></text:p></draw:text-box>
</draw:frame>
<draw:polygon draw:style-name="TLG-line" draw:layer="layout" draw:z-index="1" svg:x="15.873522cm" svg:y="14.347203cm" svg:viewBox="0 0 100 352" svg:width="0.1000cm" svg:height="0.3528cm" draw:points="50, 0 100, 176 50, 352 0, 176"/>
<text:alphabetical-index-mark text:string-value="Bell, Brandy Nichole (1980-02-12 -  )"/><draw:frame text:anchor-type="paragraph" draw:z-index="2" draw:style-name="TLG-text" svg:width="4.59cm" svg:height="0.49cm" svg:x="0.62cm" svg:y="14.96cm"><draw:text-box> <text:p text:style-name="FTLG-Name"><text:span text:style-name="FTLG-Name">Bell, Brandy Nichole</text:span></text:p></draw:text-box>
</draw:frame>
<draw:polygon draw:style-name="TLG-line" draw:layer="layout" draw:z-index="1" svg:x="15.873522cm" svg:y="14.964564cm" svg:viewBox="0 0 100 352" svg:width="0.1000cm" svg:height="0.3528cm" draw:points="50, 0 100, 176 50, 352 0, 176"/>
<text:alphabetical-index-mark text:string-value="Hill, Sean Michael (1980-05-10 -  )"/><draw:frame text:anchor-type="paragraph" draw:z-index="2" draw:style-name="TLG-text" svg:width="4.13cm" svg:height="0.49cm" svg:x="0.62cm" svg:y="15.58cm"><draw:text-box> <text:p text:style-name="FTLG-Name"><text:span text:style-name="FTLG-Name">Hill, Sean Michael</text:span></text:p></draw:text-box>
</draw:frame>
<draw:polygon draw:style-name="TLG-line" draw:layer="layout" draw:z-index="1" svg:x="15.873522cm" svg:y="15.581924cm" svg:viewBox="0 0 100 352" svg:width="0.1000cm" svg:height="0.3528cm" draw:points="50, 0 100, 176 50, 352 0, 176"/>
<text:alphabetical-index-mark text:string-value="Watkins, Laura Kathryn (1980-09-26 -  )"/><draw:frame text:anchor-type="paragraph" draw:z-index="2" draw:style-name="TLG-text" svg:width="5.22cm" svg:height="0.49cm" svg:x="0.62cm" svg:y="16.20cm"><draw:text-box> <text:p text:style-name="FTLG-Name"><text:span text:style-name="FTLG-Name">Watkins, Laura Kathryn</text:span></text:p></draw:text-box>
</draw:frame>
<draw:polygon draw:style-name="TLG-line" draw:layer="layout" draw:z-index="1" svg:x="15.873522cm" svg:y="16.199284cm" svg:viewBox="0 0 100 352" svg:width="0.1000cm" svg:height="0.3528cm" draw:points="50, 0 100, 176 50, 352 0, 176"/>
<text:alphabetical-index-mark text:string-value="Ward, Catherine Marie (1980-09-28 -  )"/><draw:frame text:anchor-type="paragraph" draw:z-index="2" draw:style-name="TLG-text" svg:width="5.07cm" svg:height="0.49cm" svg:x="0.62cm" svg:y="16.82cm"><draw:text-box> <text:p text:style-name="FTLG-Name"><text:span text:style-name="FTLG-Name">Ward, Catherine Marie</text:span></text:p></draw:text-box>
</draw:frame>
<draw:polygon draw:style-name="TLG-line" draw:layer="layout" draw:z-index="1" svg:x="15.873522cm" svg:y="16.816644cm" svg:viewBox="0 0 100 352" svg:width="0.1000cm" svg:height="0.3528cm" draw:points="50, 0 100, 176 50, 352 0, 176"/>
<text:alphabetical-index-mark text:string-value="Haynes, Elizabeth Ellen (1980-11-18 -  )"/><draw:frame text:anchor-type="paragraph" draw:z-index="2" draw:style-name="TLG-text" svg:width="5.30cm" svg:height="0.49cm" svg:x="0.62cm" svg:y="17.43cm"><draw:text-box> <text:p text:style-name="FTLG-Name"><text:span text:style-name="FTLG-Name">Haynes, Elizabeth Ellen</text:span></text:p></draw:text-box>
</draw:frame>
<draw:polygon draw:style-name="TLG-line" draw:layer="layout" draw:z-index="1" svg:x="15.873522cm" svg:y="17.434004cm" svg:viewBox="0 0 100 352" svg:width="0.1000cm" svg:height="0.3528cm" draw:points="50, 0 100, 176 50, 352 0, 176"/>
<text:alphabetical-index-mark text:string-value="Сергеев, Jacqueline Denise (1981-01-18 -  )"/><draw:frame text:anchor-type="paragraph" draw:z-index="2" draw:style-name="TLG-text" svg:width="6.25cm" svg:height="0.49cm" svg:x="0.62cm" svg:y="18.05cm"><draw:text-box> <text:p text:style-name="FTLG-Name"><text:span text:style-name="FTLG-Name">Сергеев, Jacqueline Denise</text:span></text:p></draw:text-box>
</draw:frame>
<draw:polygon draw:style-name="TLG-line" draw:layer="layout" draw:z-index="1" svg:x="15.877846cm" svg:y="18.051364cm" svg:viewBox="0 0 100 352" svg:width="0.1000cm" svg:height="0.3528cm" draw:points="50, 0 100, 176 50, 352 0, 176"/>
<text:alphabetical-index-mark text:string-value="Ильин, Timothy Ryan (1981-03-00 -  )"/><draw:frame text:anchor-type="paragraph" draw:z-index="2" draw:style-name="TLG-text" svg:width="4.82cm" svg:height="0.49cm" svg:x="0.62cm" svg:y="18.67cm"><draw:text-box> <text:p text:style-name="FTLG-Name"><text:span text:style-name="FTLG-Name">Ильин, Timothy Ryan</text:span></text:p></draw:text-box>
</draw:frame>
<draw:polygon draw:style-name="TLG-line" draw:layer="layout" draw:z-index="1" svg:x="15.877846cm" svg:y="18.668725cm" svg:viewBox="0 0 100 352" svg:width="0.1000cm" svg:height="0.3528cm" draw:points="50, 0 100, 176 50, 352 0, 176"/>
<text:alphabetical-index-mark text:string-value="Warner, Cindy Lynn (1981-04-12 -  )"/><draw:frame text:anchor-type="paragraph" draw:z-index="2" draw:style-name="TLG-text" svg:width="4.51cm" svg:height="0.49cm" svg:x="0.62cm" svg:y="19.29cm"><draw:text-box> <text:p text:style-name="FTLG-Name"><text:span text:style-name="FTLG-Name">Warner, Cindy Lynn</text:span></text:p></draw:text-box>
</draw:frame>
<draw:polygon draw:style-name="TLG-line" draw:layer="layout" draw:z-index="1" svg:x="15.877846cm" svg:y="19.286085cm" svg:viewBox="0 0 100 352" svg:width="0.1000cm" svg:height="0.3528cm" draw:points="50, 0 100, 176 50, 352 0, 176"/>
<text:alphabetical-index-mark text:string-value="Warner, Carl Thomas (1981-05-11 -  )"/><draw:frame text:anchor-type="paragraph" draw:z-index="2" draw:style-name="TLG-text" svg:width="4.84cm" svg:height="0.49cm" svg:x="0.62cm" svg:y="19.90cm"><draw:text-box> <text:p text:style-name="FTLG-Name"><text:span text:style-name="FTLG-Name">Warner, Carl Thomas</text:span></text:p></draw:text-box>
</draw:frame>
<draw:polygon draw:style-name="TLG-line" draw:layer="layout" draw:z-index="1" svg:x="15.877846cm" svg:y="19.903445cm" svg:viewBox="0 0 100 352" svg:width="0.1000cm" svg:height="0.3528cm" draw:points="50, 0 100, 176 50, 352 0, 176"/>
<text:alphabetical-index-mark text:string-value="Page, David Alan (1981-05-28 -  )"/><draw:frame text:anchor-type="paragraph" draw:z-index="2" draw:style-name="TLG-text" svg:width="4.00cm" svg:height="0.49cm" svg:x="0.62cm" svg:y="20.52cm"><draw:text-box> <text:p text:style-name="FTLG-Name"><text:span text:style-name="FTLG-Name">Page, David Alan</text:span></text:p></draw:text-box>
</draw:frame>
<draw:polygon draw:style-name="TLG-line" draw:layer="layout" draw:z-index="1" svg:x="15.877846cm" svg:y="20.520805cm" svg:viewBox="0 0 100 352" svg:width="0.1000cm" svg:height="0.3528cm" draw:points="50, 0 100, 176 50, 352 0, 176"/>
<text:alphabetical-index-mark text:string-value="Mortensen, Maria Christine (1981-07-01 -  )"/><draw:frame text:anchor-type="paragraph" draw:z-index="2" draw:style-name="TLG-text" svg:width="5.96cm" svg:height="0.49cm" svg:x="0.62cm" svg:y="21.14cm"><draw:text-box> <text:p text:style-name="FTLG-Name"><text:span text:style-name="FTLG-Name">Mortensen, Maria Christine</text:span></text:p></draw:text-box>
</draw:frame>
<draw:polygon draw:style-name="TLG-line" draw:layer="layout" draw:z-index="1" svg:x="15.877846cm" svg:y="21.138165cm" svg:viewBox="0 0 100 352" svg:width="0.1000cm" svg:height="0.3528cm" draw:points="50, 0 100, 176 50, 352 0, 176"/>
<text:alphabetical-index-mark text:string-value="Nguyen, Laurie Ann (1981-07-04 -  )"/><draw:frame text:anchor-type="paragraph" draw:z-index="2" draw:style-name="TLG-text" svg:width="4.51cm" svg:height="0.49cm" svg:x="0.62cm" svg:y="21.76cm"><draw:text-box> <text:p text:style-name="FTLG-Name"><text:span text:style-name="FTLG-Name">Nguyen, Laurie Ann</text:span></text:p></draw:text-box>
</draw:frame>
<draw:polygon draw:style-name="TLG-line" draw:layer="layout" draw:z-index="1" svg:x="15.877846cm" svg:y="21.755525cm" svg:viewBox="0 0 100 352" svg:width="0.1000cm" svg:height="0.3528cm" draw:points="50, 0 100, 176 50, 352 0, 176"/>
<text:alphabetical-index-mark text:string-value="French, Erin Jenny (1981-08-06 -  )"/><draw:frame text:anchor-type="paragraph" draw:z-index="2" draw:style-name="TLG-text" svg:width="4.31cm" svg:height="0.49cm" svg:x="0.62cm" svg:y="22.37cm"><draw:text-box> <text:p text:style-name="FTLG-Name"><text:span text:style-name="FTLG-Name">French, Erin Jenny</text:span></text:p></draw:text-box>
</draw:frame>
<draw:polygon draw:style-name="TLG-line" draw:layer="layout" draw:z-index="1" svg:x="15.877846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Obrien, Kieran Thomas (1981-09-03 -  )"/><draw:frame text:anchor-type="paragraph" draw:z-index="2" draw:style-name="TLG-text" svg:width="5.20cm" svg:height="0.49cm" svg:x="0.62cm" svg:y="2.62cm"><draw:text-box> <text:p text:style-name="FTLG-Name"><text:span text:style-name="FTLG-Name">Obrien, Kieran Thomas</text:span></text:p></draw:text-box>
</draw:frame>
<draw:polygon draw:style-name="TLG-line" draw:layer="layout" draw:z-index="1" svg:x="15.877846cm" svg:y="2.617360cm" svg:viewBox="0 0 100 352" svg:width="0.1000cm" svg:height="0.3528cm" draw:points="50, 0 100, 176 50, 352 0, 176"/>
<text:alphabetical-index-mark text:string-value="Hansen, Barry (1982 -  )"/><draw:frame text:anchor-type="paragraph" draw:z-index="2" draw:style-name="TLG-text" svg:width="3.39cm" svg:height="0.49cm" svg:x="0.62cm" svg:y="3.23cm"><draw:text-box> <text:p text:style-name="FTLG-Name"><text:span text:style-name="FTLG-Name">Hansen, Barry</text:span></text:p></draw:text-box>
</draw:frame>
<draw:polygon draw:style-name="TLG-line" draw:layer="layout" draw:z-index="1" svg:x="15.882169cm" svg:y="3.234720cm" svg:viewBox="0 0 100 352" svg:width="0.1000cm" svg:height="0.3528cm" draw:points="50, 0 100, 176 50, 352 0, 176"/>
<text:alphabetical-index-mark text:string-value="Long, Elisa Ann (1982-03-23 -  )"/><draw:frame text:anchor-type="paragraph" draw:z-index="2" draw:style-name="TLG-text" svg:width="3.67cm" svg:height="0.49cm" svg:x="0.62cm" svg:y="3.85cm"><draw:text-box> <text:p text:style-name="FTLG-Name"><text:span text:style-name="FTLG-Name">Long, Elisa Ann</text:span></text:p></draw:text-box>
</draw:frame>
<draw:polygon draw:style-name="TLG-line" draw:layer="layout" draw:z-index="1" svg:x="15.882169cm" svg:y="3.852081cm" svg:viewBox="0 0 100 352" svg:width="0.1000cm" svg:height="0.3528cm" draw:points="50, 0 100, 176 50, 352 0, 176"/>
<text:alphabetical-index-mark text:string-value="Bates, Stephen Michael (1982-08-03 -  )"/><draw:frame text:anchor-type="paragraph" draw:z-index="2" draw:style-name="TLG-text" svg:width="5.30cm" svg:height="0.49cm" svg:x="0.62cm" svg:y="4.47cm"><draw:text-box> <text:p text:style-name="FTLG-Name"><text:span text:style-name="FTLG-Name">Bates, Stephen Michael</text:span></text:p></draw:text-box>
</draw:frame>
<draw:polygon draw:style-name="TLG-line" draw:layer="layout" draw:z-index="1" svg:x="15.882169cm" svg:y="4.469441cm" svg:viewBox="0 0 100 352" svg:width="0.1000cm" svg:height="0.3528cm" draw:points="50, 0 100, 176 50, 352 0, 176"/>
<text:alphabetical-index-mark text:string-value="Welch, Jeremy Quentin (1982-08-09 -  )"/><draw:frame text:anchor-type="paragraph" draw:z-index="2" draw:style-name="TLG-text" svg:width="5.22cm" svg:height="0.49cm" svg:x="0.62cm" svg:y="5.09cm"><draw:text-box> <text:p text:style-name="FTLG-Name"><text:span text:style-name="FTLG-Name">Welch, Jeremy Quentin</text:span></text:p></draw:text-box>
</draw:frame>
<draw:polygon draw:style-name="TLG-line" draw:layer="layout" draw:z-index="1" svg:x="15.882169cm" svg:y="5.086801cm" svg:viewBox="0 0 100 352" svg:width="0.1000cm" svg:height="0.3528cm" draw:points="50, 0 100, 176 50, 352 0, 176"/>
<text:alphabetical-index-mark text:string-value="Hale, Gina Marie (1982-10-03 -  )"/><draw:frame text:anchor-type="paragraph" draw:z-index="2" draw:style-name="TLG-text" svg:width="3.90cm" svg:height="0.49cm" svg:x="0.62cm" svg:y="5.70cm"><draw:text-box> <text:p text:style-name="FTLG-Name"><text:span text:style-name="FTLG-Name">Hale, Gina Marie</text:span></text:p></draw:text-box>
</draw:frame>
<draw:polygon draw:style-name="TLG-line" draw:layer="layout" draw:z-index="1" svg:x="15.882169cm" svg:y="5.704161cm" svg:viewBox="0 0 100 352" svg:width="0.1000cm" svg:height="0.3528cm" draw:points="50, 0 100, 176 50, 352 0, 176"/>
<text:alphabetical-index-mark text:string-value="Warner, Christopher Arthur (1982-10-04 -  )"/><draw:frame text:anchor-type="paragraph" draw:z-index="2" draw:style-name="TLG-text" svg:width="5.96cm" svg:height="0.49cm" svg:x="0.62cm" svg:y="6.32cm"><draw:text-box> <text:p text:style-name="FTLG-Name"><text:span text:style-name="FTLG-Name">Warner, Christopher Arthur</text:span></text:p></draw:text-box>
</draw:frame>
<draw:polygon draw:style-name="TLG-line" draw:layer="layout" draw:z-index="1" svg:x="15.882169cm" svg:y="6.321521cm" svg:viewBox="0 0 100 352" svg:width="0.1000cm" svg:height="0.3528cm" draw:points="50, 0 100, 176 50, 352 0, 176"/>
<text:alphabetical-index-mark text:string-value="Nguyen, Elizabeth Diane (1982-11-10 -  )"/><draw:frame text:anchor-type="paragraph" draw:z-index="2" draw:style-name="TLG-text" svg:width="5.51cm" svg:height="0.49cm" svg:x="0.62cm" svg:y="6.94cm"><draw:text-box> <text:p text:style-name="FTLG-Name"><text:span text:style-name="FTLG-Name">Nguyen, Elizabeth Diane</text:span></text:p></draw:text-box>
</draw:frame>
<draw:polygon draw:style-name="TLG-line" draw:layer="layout" draw:z-index="1" svg:x="15.882169cm" svg:y="6.938881cm" svg:viewBox="0 0 100 352" svg:width="0.1000cm" svg:height="0.3528cm" draw:points="50, 0 100, 176 50, 352 0, 176"/>
<text:alphabetical-index-mark text:string-value="Page, Brandon Kelly (1982-11-23 -  )"/><draw:frame text:anchor-type="paragraph" draw:z-index="2" draw:style-name="TLG-text" svg:width="4.64cm" svg:height="0.49cm" svg:x="0.62cm" svg:y="7.56cm"><draw:text-box> <text:p text:style-name="FTLG-Name"><text:span text:style-name="FTLG-Name">Page, Brandon Kelly</text:span></text:p></draw:text-box>
</draw:frame>
<draw:polygon draw:style-name="TLG-line" draw:layer="layout" draw:z-index="1" svg:x="15.882169cm" svg:y="7.556242cm" svg:viewBox="0 0 100 352" svg:width="0.1000cm" svg:height="0.3528cm" draw:points="50, 0 100, 176 50, 352 0, 176"/>
<text:alphabetical-index-mark text:string-value="Данилов, Rebecca Kristine Ramos (1982-12-31 -  )"/><draw:frame text:anchor-type="paragraph" draw:z-index="2" draw:style-name="TLG-text" svg:width="7.54cm" svg:height="0.49cm" svg:x="0.62cm" svg:y="8.17cm"><draw:text-box> <text:p text:style-name="FTLG-Name"><text:span text:style-name="FTLG-Name">Данилов, Rebecca Kristine Ramos</text:span></text:p></draw:text-box>
</draw:frame>
<draw:polygon draw:style-name="TLG-line" draw:layer="layout" draw:z-index="1" svg:x="15.882169cm" svg:y="8.173602cm" svg:viewBox="0 0 100 352" svg:width="0.1000cm" svg:height="0.3528cm" draw:points="50, 0 100, 176 50, 352 0, 176"/>
<text:alphabetical-index-mark text:string-value="Floyd, Gregory Scott (1983-04-18 - 1983-06-15)"/><draw:frame text:anchor-type="paragraph" draw:z-index="2" draw:style-name="TLG-text" svg:width="4.66cm" svg:height="0.49cm" svg:x="0.62cm" svg:y="8.79cm"><draw:text-box> <text:p text:style-name="FTLG-Name"><text:span text:style-name="FTLG-Name">Floyd, Gregory Scott</text:span></text:p></draw:text-box>
</draw:frame>
<draw:polygon draw:style-name="TLG-line" draw:layer="layout" draw:z-index="1" svg:x="15.886493cm" svg:y="8.790962cm" svg:viewBox="0 0 100 352" svg:width="0.1000cm" svg:height="0.3528cm" draw:points="50, 0 100, 176 50, 352 0, 176"/>
<draw:polygon draw:style-name="TLG-solid" draw:layer="layout" draw:z-index="1" svg:x="15.886493cm" svg:y="8.790962cm" svg:viewBox="0 0 100 352" svg:width="0.1000cm" svg:height="0.3528cm" draw:points="50, 0 100, 176 50, 352 0, 176"/>
<draw:line text:anchor-type="paragraph" draw:z-index="3" draw:style-name="open" svg:x1="15.99cm" svg:y1="8.97cm" svg:x2="15.89cm" svg:y2="8.97cm"><text:p/>
</draw:line>
<text:alphabetical-index-mark text:string-value="Watson, Mary Grace (1983-06-16 -  )"/><draw:frame text:anchor-type="paragraph" draw:z-index="2" draw:style-name="TLG-text" svg:width="4.66cm" svg:height="0.49cm" svg:x="0.62cm" svg:y="9.41cm"><draw:text-box> <text:p text:style-name="FTLG-Name"><text:span text:style-name="FTLG-Name">Watson, Mary Grace</text:span></text:p></draw:text-box>
</draw:frame>
<draw:polygon draw:style-name="TLG-line" draw:layer="layout" draw:z-index="1" svg:x="15.886493cm" svg:y="9.408322cm" svg:viewBox="0 0 100 352" svg:width="0.1000cm" svg:height="0.3528cm" draw:points="50, 0 100, 176 50, 352 0, 176"/>
<text:alphabetical-index-mark text:string-value="Киселев, Timothy Andrew (1983-07-07 -  )"/><draw:frame text:anchor-type="paragraph" draw:z-index="2" draw:style-name="TLG-text" svg:width="5.81cm" svg:height="0.49cm" svg:x="0.62cm" svg:y="10.03cm"><draw:text-box> <text:p text:style-name="FTLG-Name"><text:span text:style-name="FTLG-Name">Киселев, Timothy Andrew</text:span></text:p></draw:text-box>
</draw:frame>
<draw:polygon draw:style-name="TLG-line" draw:layer="layout" draw:z-index="1" svg:x="15.886493cm" svg:y="10.025682cm" svg:viewBox="0 0 100 352" svg:width="0.1000cm" svg:height="0.3528cm" draw:points="50, 0 100, 176 50, 352 0, 176"/>
<text:alphabetical-index-mark text:string-value="Gosselin, David Martin (1983-08-02 -  )"/><draw:frame text:anchor-type="paragraph" draw:z-index="2" draw:style-name="TLG-text" svg:width="5.07cm" svg:height="0.49cm" svg:x="0.62cm" svg:y="10.64cm"><draw:text-box> <text:p text:style-name="FTLG-Name"><text:span text:style-name="FTLG-Name">Gosselin, David Martin</text:span></text:p></draw:text-box>
</draw:frame>
<draw:polygon draw:style-name="TLG-line" draw:layer="layout" draw:z-index="1" svg:x="15.886493cm" svg:y="10.643042cm" svg:viewBox="0 0 100 352" svg:width="0.1000cm" svg:height="0.3528cm" draw:points="50, 0 100, 176 50, 352 0, 176"/>
<text:alphabetical-index-mark text:string-value="Page, Mitchell Lee (1983-08-17 -  )"/><draw:frame text:anchor-type="paragraph" draw:z-index="2" draw:style-name="TLG-text" svg:width="4.23cm" svg:height="0.49cm" svg:x="0.62cm" svg:y="11.26cm"><draw:text-box> <text:p text:style-name="FTLG-Name"><text:span text:style-name="FTLG-Name">Page, Mitchell Lee</text:span></text:p></draw:text-box>
</draw:frame>
<draw:polygon draw:style-name="TLG-line" draw:layer="layout" draw:z-index="1" svg:x="15.886493cm" svg:y="11.260403cm" svg:viewBox="0 0 100 352" svg:width="0.1000cm" svg:height="0.3528cm" draw:points="50, 0 100, 176 50, 352 0, 176"/>
<text:alphabetical-index-mark text:string-value="Garner, Stephen Gerard (1983-10-05 -  )"/><draw:frame text:anchor-type="paragraph" draw:z-index="2" draw:style-name="TLG-text" svg:width="5.40cm" svg:height="0.49cm" svg:x="0.62cm" svg:y="11.88cm"><draw:text-box> <text:p text:style-name="FTLG-Name"><text:span text:style-name="FTLG-Name">Garner, Stephen Gerard</text:span></text:p></draw:text-box>
</draw:frame>
<draw:polygon draw:style-name="TLG-line" draw:layer="layout" draw:z-index="1" svg:x="15.886493cm" svg:y="11.877763cm" svg:viewBox="0 0 100 352" svg:width="0.1000cm" svg:height="0.3528cm" draw:points="50, 0 100, 176 50, 352 0, 176"/>
<text:alphabetical-index-mark text:string-value="Norton, Christina (1983-12-17 -  )"/><draw:frame text:anchor-type="paragraph" draw:z-index="2" draw:style-name="TLG-text" svg:width="3.90cm" svg:height="0.49cm" svg:x="0.62cm" svg:y="12.50cm"><draw:text-box> <text:p text:style-name="FTLG-Name"><text:span text:style-name="FTLG-Name">Norton, Christina</text:span></text:p></draw:text-box>
</draw:frame>
<draw:polygon draw:style-name="TLG-line" draw:layer="layout" draw:z-index="1" svg:x="15.886493cm" svg:y="12.495123cm" svg:viewBox="0 0 100 352" svg:width="0.1000cm" svg:height="0.3528cm" draw:points="50, 0 100, 176 50, 352 0, 176"/>
<text:alphabetical-index-mark text:string-value="Caldwell, Colm (1984 -  )"/><draw:frame text:anchor-type="paragraph" draw:z-index="2" draw:style-name="TLG-text" svg:width="3.52cm" svg:height="0.49cm" svg:x="0.62cm" svg:y="13.11cm"><draw:text-box> <text:p text:style-name="FTLG-Name"><text:span text:style-name="FTLG-Name">Caldwell, Colm</text:span></text:p></draw:text-box>
</draw:frame>
<draw:polygon draw:style-name="TLG-line" draw:layer="layout" draw:z-index="1" svg:x="15.890817cm" svg:y="13.112483cm" svg:viewBox="0 0 100 352" svg:width="0.1000cm" svg:height="0.3528cm" draw:points="50, 0 100, 176 50, 352 0, 176"/>
<text:alphabetical-index-mark text:string-value="Boucher, Tony (1984 -  )"/><draw:frame text:anchor-type="paragraph" draw:z-index="2" draw:style-name="TLG-text" svg:width="3.44cm" svg:height="0.49cm" svg:x="0.62cm" svg:y="13.73cm"><draw:text-box> <text:p text:style-name="FTLG-Name"><text:span text:style-name="FTLG-Name">Boucher, Tony</text:span></text:p></draw:text-box>
</draw:frame>
<draw:polygon draw:style-name="TLG-line" draw:layer="layout" draw:z-index="1" svg:x="15.890817cm" svg:y="13.729843cm" svg:viewBox="0 0 100 352" svg:width="0.1000cm" svg:height="0.3528cm" draw:points="50, 0 100, 176 50, 352 0, 176"/>
<text:alphabetical-index-mark text:string-value="Garner, Allison Renee (1984-03-20 -  )"/><draw:frame text:anchor-type="paragraph" draw:z-index="2" draw:style-name="TLG-text" svg:width="4.97cm" svg:height="0.49cm" svg:x="0.62cm" svg:y="14.35cm"><draw:text-box> <text:p text:style-name="FTLG-Name"><text:span text:style-name="FTLG-Name">Garner, Allison Renee</text:span></text:p></draw:text-box>
</draw:frame>
<draw:polygon draw:style-name="TLG-line" draw:layer="layout" draw:z-index="1" svg:x="15.890817cm" svg:y="14.347203cm" svg:viewBox="0 0 100 352" svg:width="0.1000cm" svg:height="0.3528cm" draw:points="50, 0 100, 176 50, 352 0, 176"/>
<text:alphabetical-index-mark text:string-value="Alvarado, Andrew David (1984-04-04 -  )"/><draw:frame text:anchor-type="paragraph" draw:z-index="2" draw:style-name="TLG-text" svg:width="5.38cm" svg:height="0.49cm" svg:x="0.62cm" svg:y="14.96cm"><draw:text-box> <text:p text:style-name="FTLG-Name"><text:span text:style-name="FTLG-Name">Alvarado, Andrew David</text:span></text:p></draw:text-box>
</draw:frame>
<draw:polygon draw:style-name="TLG-line" draw:layer="layout" draw:z-index="1" svg:x="15.890817cm" svg:y="14.964564cm" svg:viewBox="0 0 100 352" svg:width="0.1000cm" svg:height="0.3528cm" draw:points="50, 0 100, 176 50, 352 0, 176"/>
<text:alphabetical-index-mark text:string-value="Сергеев, Joshua David (1984-04-07 -  )"/><draw:frame text:anchor-type="paragraph" draw:z-index="2" draw:style-name="TLG-text" svg:width="5.28cm" svg:height="0.49cm" svg:x="0.62cm" svg:y="15.58cm"><draw:text-box> <text:p text:style-name="FTLG-Name"><text:span text:style-name="FTLG-Name">Сергеев, Joshua David</text:span></text:p></draw:text-box>
</draw:frame>
<draw:polygon draw:style-name="TLG-line" draw:layer="layout" draw:z-index="1" svg:x="15.890817cm" svg:y="15.581924cm" svg:viewBox="0 0 100 352" svg:width="0.1000cm" svg:height="0.3528cm" draw:points="50, 0 100, 176 50, 352 0, 176"/>
<text:alphabetical-index-mark text:string-value="McCoy, Orla Sarah (1984-04-12 -  )"/><draw:frame text:anchor-type="paragraph" draw:z-index="2" draw:style-name="TLG-text" svg:width="4.36cm" svg:height="0.49cm" svg:x="0.62cm" svg:y="16.20cm"><draw:text-box> <text:p text:style-name="FTLG-Name"><text:span text:style-name="FTLG-Name">McCoy, Orla Sarah</text:span></text:p></draw:text-box>
</draw:frame>
<draw:polygon draw:style-name="TLG-line" draw:layer="layout" draw:z-index="1" svg:x="15.890817cm" svg:y="16.199284cm" svg:viewBox="0 0 100 352" svg:width="0.1000cm" svg:height="0.3528cm" draw:points="50, 0 100, 176 50, 352 0, 176"/>
<text:alphabetical-index-mark text:string-value="Warner, James Jeffrey (1984-05-03 -  )"/><draw:frame text:anchor-type="paragraph" draw:z-index="2" draw:style-name="TLG-text" svg:width="5.07cm" svg:height="0.49cm" svg:x="0.62cm" svg:y="16.82cm"><draw:text-box> <text:p text:style-name="FTLG-Name"><text:span text:style-name="FTLG-Name">Warner, James Jeffrey</text:span></text:p></draw:text-box>
</draw:frame>
<draw:polygon draw:style-name="TLG-line" draw:layer="layout" draw:z-index="1" svg:x="15.890817cm" svg:y="16.816644cm" svg:viewBox="0 0 100 352" svg:width="0.1000cm" svg:height="0.3528cm" draw:points="50, 0 100, 176 50, 352 0, 176"/>
<text:alphabetical-index-mark text:string-value="Данилов, Daniel James Ramos (1984-10-26 -  )"/><draw:frame text:anchor-type="paragraph" draw:z-index="2" draw:style-name="TLG-text" svg:width="6.86cm" svg:height="0.49cm" svg:x="0.62cm" svg:y="17.43cm"><draw:text-box> <text:p text:style-name="FTLG-Name"><text:span text:style-name="FTLG-Name">Данилов, Daniel James Ramos</text:span></text:p></draw:text-box>
</draw:frame>
<draw:polygon draw:style-name="TLG-line" draw:layer="layout" draw:z-index="1" svg:x="15.890817cm" svg:y="17.434004cm" svg:viewBox="0 0 100 352" svg:width="0.1000cm" svg:height="0.3528cm" draw:points="50, 0 100, 176 50, 352 0, 176"/>
<text:alphabetical-index-mark text:string-value="Bates, John Allen (1984-10-29 -  )"/><draw:frame text:anchor-type="paragraph" draw:z-index="2" draw:style-name="TLG-text" svg:width="4.03cm" svg:height="0.49cm" svg:x="0.62cm" svg:y="18.05cm"><draw:text-box> <text:p text:style-name="FTLG-Name"><text:span text:style-name="FTLG-Name">Bates, John Allen</text:span></text:p></draw:text-box>
</draw:frame>
<draw:polygon draw:style-name="TLG-line" draw:layer="layout" draw:z-index="1" svg:x="15.890817cm" svg:y="18.051364cm" svg:viewBox="0 0 100 352" svg:width="0.1000cm" svg:height="0.3528cm" draw:points="50, 0 100, 176 50, 352 0, 176"/>
<text:alphabetical-index-mark text:string-value="Alonso, Roisine (1985 -  )"/><draw:frame text:anchor-type="paragraph" draw:z-index="2" draw:style-name="TLG-text" svg:width="3.64cm" svg:height="0.49cm" svg:x="0.62cm" svg:y="18.67cm"><draw:text-box> <text:p text:style-name="FTLG-Name"><text:span text:style-name="FTLG-Name">Alonso, Roisine</text:span></text:p></draw:text-box>
</draw:frame>
<draw:polygon draw:style-name="TLG-line" draw:layer="layout" draw:z-index="1" svg:x="15.895141cm" svg:y="18.668725cm" svg:viewBox="0 0 100 352" svg:width="0.1000cm" svg:height="0.3528cm" draw:points="50, 0 100, 176 50, 352 0, 176"/>
<text:alphabetical-index-mark text:string-value="Caldwell, Niall (1985 -  )"/><draw:frame text:anchor-type="paragraph" draw:z-index="2" draw:style-name="TLG-text" svg:width="3.34cm" svg:height="0.49cm" svg:x="0.62cm" svg:y="19.29cm"><draw:text-box> <text:p text:style-name="FTLG-Name"><text:span text:style-name="FTLG-Name">Caldwell, Niall</text:span></text:p></draw:text-box>
</draw:frame>
<draw:polygon draw:style-name="TLG-line" draw:layer="layout" draw:z-index="1" svg:x="15.895141cm" svg:y="19.286085cm" svg:viewBox="0 0 100 352" svg:width="0.1000cm" svg:height="0.3528cm" draw:points="50, 0 100, 176 50, 352 0, 176"/>
<text:alphabetical-index-mark text:string-value="Garner, Daniel Patrick (1985-02-11 -  )"/><draw:frame text:anchor-type="paragraph" draw:z-index="2" draw:style-name="TLG-text" svg:width="4.97cm" svg:height="0.49cm" svg:x="0.62cm" svg:y="19.90cm"><draw:text-box> <text:p text:style-name="FTLG-Name"><text:span text:style-name="FTLG-Name">Garner, Daniel Patrick</text:span></text:p></draw:text-box>
</draw:frame>
<draw:polygon draw:style-name="TLG-line" draw:layer="layout" draw:z-index="1" svg:x="15.895141cm" svg:y="19.903445cm" svg:viewBox="0 0 100 352" svg:width="0.1000cm" svg:height="0.3528cm" draw:points="50, 0 100, 176 50, 352 0, 176"/>
<text:alphabetical-index-mark text:string-value="Warner, Michael Edward (1985-02-26 -  )"/><draw:frame text:anchor-type="paragraph" draw:z-index="2" draw:style-name="TLG-text" svg:width="5.48cm" svg:height="0.49cm" svg:x="0.62cm" svg:y="20.52cm"><draw:text-box> <text:p text:style-name="FTLG-Name"><text:span text:style-name="FTLG-Name">Warner, Michael Edward</text:span></text:p></draw:text-box>
</draw:frame>
<draw:polygon draw:style-name="TLG-line" draw:layer="layout" draw:z-index="1" svg:x="15.895141cm" svg:y="20.520805cm" svg:viewBox="0 0 100 352" svg:width="0.1000cm" svg:height="0.3528cm" draw:points="50, 0 100, 176 50, 352 0, 176"/>
<text:alphabetical-index-mark text:string-value="Floyd, Christopher Randall (1985-04-18 -  )"/><draw:frame text:anchor-type="paragraph" draw:z-index="2" draw:style-name="TLG-text" svg:width="5.89cm" svg:height="0.49cm" svg:x="0.62cm" svg:y="21.14cm"><draw:text-box> <text:p text:style-name="FTLG-Name"><text:span text:style-name="FTLG-Name">Floyd, Christopher Randall</text:span></text:p></draw:text-box>
</draw:frame>
<draw:polygon draw:style-name="TLG-line" draw:layer="layout" draw:z-index="1" svg:x="15.895141cm" svg:y="21.138165cm" svg:viewBox="0 0 100 352" svg:width="0.1000cm" svg:height="0.3528cm" draw:points="50, 0 100, 176 50, 352 0, 176"/>
<text:alphabetical-index-mark text:string-value="Warner, Amber Lynne (1985-05-27 -  )"/><draw:frame text:anchor-type="paragraph" draw:z-index="2" draw:style-name="TLG-text" svg:width="4.94cm" svg:height="0.49cm" svg:x="0.62cm" svg:y="21.76cm"><draw:text-box> <text:p text:style-name="FTLG-Name"><text:span text:style-name="FTLG-Name">Warner, Amber Lynne</text:span></text:p></draw:text-box>
</draw:frame>
<draw:polygon draw:style-name="TLG-line" draw:layer="layout" draw:z-index="1" svg:x="15.895141cm" svg:y="21.755525cm" svg:viewBox="0 0 100 352" svg:width="0.1000cm" svg:height="0.3528cm" draw:points="50, 0 100, 176 50, 352 0, 176"/>
<text:alphabetical-index-mark text:string-value="Warner, Martin B. (1985-07-22 -  )"/><draw:frame text:anchor-type="paragraph" draw:z-index="2" draw:style-name="TLG-text" svg:width="4.05cm" svg:height="0.49cm" svg:x="0.62cm" svg:y="22.37cm"><draw:text-box> <text:p text:style-name="FTLG-Name"><text:span text:style-name="FTLG-Name">Warner, Martin B.</text:span></text:p></draw:text-box>
</draw:frame>
<draw:polygon draw:style-name="TLG-line" draw:layer="layout" draw:z-index="1" svg:x="15.895141cm" svg:y="22.372886cm" svg:viewBox="0 0 100 352" svg:width="0.1000cm" svg:height="0.3528cm" draw:points="50, 0 100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Киселев, Aaron D. (1985-08-08 -  )"/><draw:frame text:anchor-type="paragraph" draw:z-index="2" draw:style-name="TLG-text" svg:width="4.31cm" svg:height="0.49cm" svg:x="0.62cm" svg:y="2.62cm"><draw:text-box> <text:p text:style-name="FTLG-Name"><text:span text:style-name="FTLG-Name">Киселев, Aaron D.</text:span></text:p></draw:text-box>
</draw:frame>
<draw:polygon draw:style-name="TLG-line" draw:layer="layout" draw:z-index="1" svg:x="15.895141cm" svg:y="2.617360cm" svg:viewBox="0 0 100 352" svg:width="0.1000cm" svg:height="0.3528cm" draw:points="50, 0 100, 176 50, 352 0, 176"/>
<text:alphabetical-index-mark text:string-value="Gosselin, Joel Thomas (1985-10-03 -  )"/><draw:frame text:anchor-type="paragraph" draw:z-index="2" draw:style-name="TLG-text" svg:width="5.12cm" svg:height="0.49cm" svg:x="0.62cm" svg:y="3.23cm"><draw:text-box> <text:p text:style-name="FTLG-Name"><text:span text:style-name="FTLG-Name">Gosselin, Joel Thomas</text:span></text:p></draw:text-box>
</draw:frame>
<draw:polygon draw:style-name="TLG-line" draw:layer="layout" draw:z-index="1" svg:x="15.895141cm" svg:y="3.234720cm" svg:viewBox="0 0 100 352" svg:width="0.1000cm" svg:height="0.3528cm" draw:points="50, 0 100, 176 50, 352 0, 176"/>
<text:alphabetical-index-mark text:string-value="West, Erin Kathleen (1985-11-06 -  )"/><draw:frame text:anchor-type="paragraph" draw:z-index="2" draw:style-name="TLG-text" svg:width="4.51cm" svg:height="0.49cm" svg:x="0.62cm" svg:y="3.85cm"><draw:text-box> <text:p text:style-name="FTLG-Name"><text:span text:style-name="FTLG-Name">West, Erin Kathleen</text:span></text:p></draw:text-box>
</draw:frame>
<draw:polygon draw:style-name="TLG-line" draw:layer="layout" draw:z-index="1" svg:x="15.895141cm" svg:y="3.852081cm" svg:viewBox="0 0 100 352" svg:width="0.1000cm" svg:height="0.3528cm" draw:points="50, 0 100, 176 50, 352 0, 176"/>
<text:alphabetical-index-mark text:string-value="Caldwell, Fergl (1986 -  )"/><draw:frame text:anchor-type="paragraph" draw:z-index="2" draw:style-name="TLG-text" svg:width="3.49cm" svg:height="0.49cm" svg:x="0.62cm" svg:y="4.47cm"><draw:text-box> <text:p text:style-name="FTLG-Name"><text:span text:style-name="FTLG-Name">Caldwell, Fergl</text:span></text:p></draw:text-box>
</draw:frame>
<draw:polygon draw:style-name="TLG-line" draw:layer="layout" draw:z-index="1" svg:x="15.899465cm" svg:y="4.469441cm" svg:viewBox="0 0 100 352" svg:width="0.1000cm" svg:height="0.3528cm" draw:points="50, 0 100, 176 50, 352 0, 176"/>
<text:alphabetical-index-mark text:string-value="Hart, Raymond (1986 -  )"/><draw:frame text:anchor-type="paragraph" draw:z-index="2" draw:style-name="TLG-text" svg:width="3.54cm" svg:height="0.49cm" svg:x="0.62cm" svg:y="5.09cm"><draw:text-box> <text:p text:style-name="FTLG-Name"><text:span text:style-name="FTLG-Name">Hart, Raymond</text:span></text:p></draw:text-box>
</draw:frame>
<draw:polygon draw:style-name="TLG-line" draw:layer="layout" draw:z-index="1" svg:x="15.899465cm" svg:y="5.086801cm" svg:viewBox="0 0 100 352" svg:width="0.1000cm" svg:height="0.3528cm" draw:points="50, 0 100, 176 50, 352 0, 176"/>
<text:alphabetical-index-mark text:string-value="Alvarado, Matthew Vincent (1986-04-05 -  )"/><draw:frame text:anchor-type="paragraph" draw:z-index="2" draw:style-name="TLG-text" svg:width="5.91cm" svg:height="0.49cm" svg:x="0.62cm" svg:y="5.70cm"><draw:text-box> <text:p text:style-name="FTLG-Name"><text:span text:style-name="FTLG-Name">Alvarado, Matthew Vincent</text:span></text:p></draw:text-box>
</draw:frame>
<draw:polygon draw:style-name="TLG-line" draw:layer="layout" draw:z-index="1" svg:x="15.899465cm" svg:y="5.704161cm" svg:viewBox="0 0 100 352" svg:width="0.1000cm" svg:height="0.3528cm" draw:points="50, 0 100, 176 50, 352 0, 176"/>
<text:alphabetical-index-mark text:string-value="Harrison, Benjamin Allen (1986-07-10 -  )"/><draw:frame text:anchor-type="paragraph" draw:z-index="2" draw:style-name="TLG-text" svg:width="5.50cm" svg:height="0.49cm" svg:x="0.62cm" svg:y="6.32cm"><draw:text-box> <text:p text:style-name="FTLG-Name"><text:span text:style-name="FTLG-Name">Harrison, Benjamin Allen</text:span></text:p></draw:text-box>
</draw:frame>
<draw:polygon draw:style-name="TLG-line" draw:layer="layout" draw:z-index="1" svg:x="15.899465cm" svg:y="6.321521cm" svg:viewBox="0 0 100 352" svg:width="0.1000cm" svg:height="0.3528cm" draw:points="50, 0 100, 176 50, 352 0, 176"/>
<text:alphabetical-index-mark text:string-value="Warner, Whitney Lianne (1986-08-26 -  )"/><draw:frame text:anchor-type="paragraph" draw:z-index="2" draw:style-name="TLG-text" svg:width="5.38cm" svg:height="0.49cm" svg:x="0.62cm" svg:y="6.94cm"><draw:text-box> <text:p text:style-name="FTLG-Name"><text:span text:style-name="FTLG-Name">Warner, Whitney Lianne</text:span></text:p></draw:text-box>
</draw:frame>
<draw:polygon draw:style-name="TLG-line" draw:layer="layout" draw:z-index="1" svg:x="15.899465cm" svg:y="6.938881cm" svg:viewBox="0 0 100 352" svg:width="0.1000cm" svg:height="0.3528cm" draw:points="50, 0 100, 176 50, 352 0, 176"/>
<text:alphabetical-index-mark text:string-value="Haynes, David William Sigfred (1986-12-06 -  )"/><draw:frame text:anchor-type="paragraph" draw:z-index="2" draw:style-name="TLG-text" svg:width="6.63cm" svg:height="0.49cm" svg:x="0.62cm" svg:y="7.56cm"><draw:text-box> <text:p text:style-name="FTLG-Name"><text:span text:style-name="FTLG-Name">Haynes, David William Sigfred</text:span></text:p></draw:text-box>
</draw:frame>
<draw:polygon draw:style-name="TLG-line" draw:layer="layout" draw:z-index="1" svg:x="15.899465cm" svg:y="7.556242cm" svg:viewBox="0 0 100 352" svg:width="0.1000cm" svg:height="0.3528cm" draw:points="50, 0 100, 176 50, 352 0, 176"/>
<text:alphabetical-index-mark text:string-value="Poulsen, Chelsea Dawn (1986-12-30 -  )"/><draw:frame text:anchor-type="paragraph" draw:z-index="2" draw:style-name="TLG-text" svg:width="5.35cm" svg:height="0.49cm" svg:x="0.62cm" svg:y="8.17cm"><draw:text-box> <text:p text:style-name="FTLG-Name"><text:span text:style-name="FTLG-Name">Poulsen, Chelsea Dawn</text:span></text:p></draw:text-box>
</draw:frame>
<draw:polygon draw:style-name="TLG-line" draw:layer="layout" draw:z-index="1" svg:x="15.899465cm" svg:y="8.173602cm" svg:viewBox="0 0 100 352" svg:width="0.1000cm" svg:height="0.3528cm" draw:points="50, 0 100, 176 50, 352 0, 176"/>
<text:alphabetical-index-mark text:string-value="Карпов, Sarah (1987 -  )"/><draw:frame text:anchor-type="paragraph" draw:z-index="2" draw:style-name="TLG-text" svg:width="3.47cm" svg:height="0.49cm" svg:x="0.62cm" svg:y="8.79cm"><draw:text-box> <text:p text:style-name="FTLG-Name"><text:span text:style-name="FTLG-Name">Карпов, Sarah</text:span></text:p></draw:text-box>
</draw:frame>
<draw:polygon draw:style-name="TLG-line" draw:layer="layout" draw:z-index="1" svg:x="15.903789cm" svg:y="8.790962cm" svg:viewBox="0 0 100 352" svg:width="0.1000cm" svg:height="0.3528cm" draw:points="50, 0 100, 176 50, 352 0, 176"/>
<text:alphabetical-index-mark text:string-value="Russell, Nicholas Glen (1987-04-03 -  )"/><draw:frame text:anchor-type="paragraph" draw:z-index="2" draw:style-name="TLG-text" svg:width="5.07cm" svg:height="0.49cm" svg:x="0.62cm" svg:y="9.41cm"><draw:text-box> <text:p text:style-name="FTLG-Name"><text:span text:style-name="FTLG-Name">Russell, Nicholas Glen</text:span></text:p></draw:text-box>
</draw:frame>
<draw:polygon draw:style-name="TLG-line" draw:layer="layout" draw:z-index="1" svg:x="15.903789cm" svg:y="9.408322cm" svg:viewBox="0 0 100 352" svg:width="0.1000cm" svg:height="0.3528cm" draw:points="50, 0 100, 176 50, 352 0, 176"/>
<text:alphabetical-index-mark text:string-value="Warner, Melissa Lee (1987-06-13 -  )"/><draw:frame text:anchor-type="paragraph" draw:z-index="2" draw:style-name="TLG-text" svg:width="4.66cm" svg:height="0.49cm" svg:x="0.62cm" svg:y="10.03cm"><draw:text-box> <text:p text:style-name="FTLG-Name"><text:span text:style-name="FTLG-Name">Warner, Melissa Lee</text:span></text:p></draw:text-box>
</draw:frame>
<draw:polygon draw:style-name="TLG-line" draw:layer="layout" draw:z-index="1" svg:x="15.903789cm" svg:y="10.025682cm" svg:viewBox="0 0 100 352" svg:width="0.1000cm" svg:height="0.3528cm" draw:points="50, 0 100, 176 50, 352 0, 176"/>
<text:alphabetical-index-mark text:string-value="Warner, Sarah Suzanne (1987-08-29 -  )"/><draw:frame text:anchor-type="paragraph" draw:z-index="2" draw:style-name="TLG-text" svg:width="5.38cm" svg:height="0.49cm" svg:x="0.62cm" svg:y="10.64cm"><draw:text-box> <text:p text:style-name="FTLG-Name"><text:span text:style-name="FTLG-Name">Warner, Sarah Suzanne</text:span></text:p></draw:text-box>
</draw:frame>
<draw:polygon draw:style-name="TLG-line" draw:layer="layout" draw:z-index="1" svg:x="15.903789cm" svg:y="10.643042cm" svg:viewBox="0 0 100 352" svg:width="0.1000cm" svg:height="0.3528cm" draw:points="50, 0 100, 176 50, 352 0, 176"/>
<text:alphabetical-index-mark text:string-value="Garza, Jeffrey Adam Ramos (1987-11-07 -  )"/><draw:frame text:anchor-type="paragraph" draw:z-index="2" draw:style-name="TLG-text" svg:width="6.24cm" svg:height="0.49cm" svg:x="0.62cm" svg:y="11.26cm"><draw:text-box> <text:p text:style-name="FTLG-Name"><text:span text:style-name="FTLG-Name">Garza, Jeffrey Adam Ramos</text:span></text:p></draw:text-box>
</draw:frame>
<draw:polygon draw:style-name="TLG-line" draw:layer="layout" draw:z-index="1" svg:x="15.903789cm" svg:y="11.260403cm" svg:viewBox="0 0 100 352" svg:width="0.1000cm" svg:height="0.3528cm" draw:points="50, 0 100, 176 50, 352 0, 176"/>
<text:alphabetical-index-mark text:string-value="Brady, Roisin (1988 -  )"/><draw:frame text:anchor-type="paragraph" draw:z-index="2" draw:style-name="TLG-text" svg:width="3.19cm" svg:height="0.49cm" svg:x="0.62cm" svg:y="11.88cm"><draw:text-box> <text:p text:style-name="FTLG-Name"><text:span text:style-name="FTLG-Name">Brady, Roisin</text:span></text:p></draw:text-box>
</draw:frame>
<draw:polygon draw:style-name="TLG-line" draw:layer="layout" draw:z-index="1" svg:x="15.908113cm" svg:y="11.877763cm" svg:viewBox="0 0 100 352" svg:width="0.1000cm" svg:height="0.3528cm" draw:points="50, 0 100, 176 50, 352 0, 176"/>
<text:alphabetical-index-mark text:string-value="Harrison, Douglas Glenn (1988-01-19 -  )"/><draw:frame text:anchor-type="paragraph" draw:z-index="2" draw:style-name="TLG-text" svg:width="5.48cm" svg:height="0.49cm" svg:x="0.62cm" svg:y="12.50cm"><draw:text-box> <text:p text:style-name="FTLG-Name"><text:span text:style-name="FTLG-Name">Harrison, Douglas Glenn</text:span></text:p></draw:text-box>
</draw:frame>
<draw:polygon draw:style-name="TLG-line" draw:layer="layout" draw:z-index="1" svg:x="15.908113cm" svg:y="12.495123cm" svg:viewBox="0 0 100 352" svg:width="0.1000cm" svg:height="0.3528cm" draw:points="50, 0 100, 176 50, 352 0, 176"/>
<text:alphabetical-index-mark text:string-value="Gosselin, Andrea Lynn (1988-07-10 -  )"/><draw:frame text:anchor-type="paragraph" draw:z-index="2" draw:style-name="TLG-text" svg:width="5.10cm" svg:height="0.49cm" svg:x="0.62cm" svg:y="13.11cm"><draw:text-box> <text:p text:style-name="FTLG-Name"><text:span text:style-name="FTLG-Name">Gosselin, Andrea Lynn</text:span></text:p></draw:text-box>
</draw:frame>
<draw:polygon draw:style-name="TLG-line" draw:layer="layout" draw:z-index="1" svg:x="15.908113cm" svg:y="13.112483cm" svg:viewBox="0 0 100 352" svg:width="0.1000cm" svg:height="0.3528cm" draw:points="50, 0 100, 176 50, 352 0, 176"/>
<text:alphabetical-index-mark text:string-value="Floyd, Joan Louise (1988-07-25 -  )"/><draw:frame text:anchor-type="paragraph" draw:z-index="2" draw:style-name="TLG-text" svg:width="4.31cm" svg:height="0.49cm" svg:x="0.62cm" svg:y="13.73cm"><draw:text-box> <text:p text:style-name="FTLG-Name"><text:span text:style-name="FTLG-Name">Floyd, Joan Louise</text:span></text:p></draw:text-box>
</draw:frame>
<draw:polygon draw:style-name="TLG-line" draw:layer="layout" draw:z-index="1" svg:x="15.908113cm" svg:y="13.729843cm" svg:viewBox="0 0 100 352" svg:width="0.1000cm" svg:height="0.3528cm" draw:points="50, 0 100, 176 50, 352 0, 176"/>
<text:alphabetical-index-mark text:string-value="Poulsen, Curtis Theobald (1988-08-19 -  )"/><draw:frame text:anchor-type="paragraph" draw:z-index="2" draw:style-name="TLG-text" svg:width="5.61cm" svg:height="0.49cm" svg:x="0.62cm" svg:y="14.35cm"><draw:text-box> <text:p text:style-name="FTLG-Name"><text:span text:style-name="FTLG-Name">Poulsen, Curtis Theobald</text:span></text:p></draw:text-box>
</draw:frame>
<draw:polygon draw:style-name="TLG-line" draw:layer="layout" draw:z-index="1" svg:x="15.908113cm" svg:y="14.347203cm" svg:viewBox="0 0 100 352" svg:width="0.1000cm" svg:height="0.3528cm" draw:points="50, 0 100, 176 50, 352 0, 176"/>
<text:alphabetical-index-mark text:string-value="Sánchez, Roxanne Marie (1988-09-12 -  )"/><draw:frame text:anchor-type="paragraph" draw:z-index="2" draw:style-name="TLG-text" svg:width="5.61cm" svg:height="0.49cm" svg:x="0.62cm" svg:y="14.96cm"><draw:text-box> <text:p text:style-name="FTLG-Name"><text:span text:style-name="FTLG-Name">Sánchez, Roxanne Marie</text:span></text:p></draw:text-box>
</draw:frame>
<draw:polygon draw:style-name="TLG-line" draw:layer="layout" draw:z-index="1" svg:x="15.908113cm" svg:y="14.964564cm" svg:viewBox="0 0 100 352" svg:width="0.1000cm" svg:height="0.3528cm" draw:points="50, 0 100, 176 50, 352 0, 176"/>
<text:alphabetical-index-mark text:string-value="Hale, Jeffrey Brian (1988-12-23 -  )"/><draw:frame text:anchor-type="paragraph" draw:z-index="2" draw:style-name="TLG-text" svg:width="4.23cm" svg:height="0.49cm" svg:x="0.62cm" svg:y="15.58cm"><draw:text-box> <text:p text:style-name="FTLG-Name"><text:span text:style-name="FTLG-Name">Hale, Jeffrey Brian</text:span></text:p></draw:text-box>
</draw:frame>
<draw:polygon draw:style-name="TLG-line" draw:layer="layout" draw:z-index="1" svg:x="15.908113cm" svg:y="15.581924cm" svg:viewBox="0 0 100 352" svg:width="0.1000cm" svg:height="0.3528cm" draw:points="50, 0 100, 176 50, 352 0, 176"/>
<text:alphabetical-index-mark text:string-value="Alonso, Laura (1989 -  )"/><draw:frame text:anchor-type="paragraph" draw:z-index="2" draw:style-name="TLG-text" svg:width="3.29cm" svg:height="0.49cm" svg:x="0.62cm" svg:y="16.20cm"><draw:text-box> <text:p text:style-name="FTLG-Name"><text:span text:style-name="FTLG-Name">Alonso, Laura</text:span></text:p></draw:text-box>
</draw:frame>
<draw:polygon draw:style-name="TLG-line" draw:layer="layout" draw:z-index="1" svg:x="15.912437cm" svg:y="16.199284cm" svg:viewBox="0 0 99 352" svg:width="0.1000cm" svg:height="0.3528cm" draw:points="50, 0 99, 176 50, 352 0, 176"/>
<text:alphabetical-index-mark text:string-value="Garner, Amy Elizabeth (1989-04-11 -  )"/><draw:frame text:anchor-type="paragraph" draw:z-index="2" draw:style-name="TLG-text" svg:width="5.07cm" svg:height="0.49cm" svg:x="0.62cm" svg:y="16.82cm"><draw:text-box> <text:p text:style-name="FTLG-Name"><text:span text:style-name="FTLG-Name">Garner, Amy Elizabeth</text:span></text:p></draw:text-box>
</draw:frame>
<draw:polygon draw:style-name="TLG-line" draw:layer="layout" draw:z-index="1" svg:x="15.912437cm" svg:y="16.816644cm" svg:viewBox="0 0 99 352" svg:width="0.1000cm" svg:height="0.3528cm" draw:points="50, 0 99, 176 50, 352 0, 176"/>
<text:alphabetical-index-mark text:string-value="West, Kevin Wayne (1989-05-05 -  )"/><draw:frame text:anchor-type="paragraph" draw:z-index="2" draw:style-name="TLG-text" svg:width="4.46cm" svg:height="0.49cm" svg:x="0.62cm" svg:y="17.43cm"><draw:text-box> <text:p text:style-name="FTLG-Name"><text:span text:style-name="FTLG-Name">West, Kevin Wayne</text:span></text:p></draw:text-box>
</draw:frame>
<draw:polygon draw:style-name="TLG-line" draw:layer="layout" draw:z-index="1" svg:x="15.912437cm" svg:y="17.434004cm" svg:viewBox="0 0 99 352" svg:width="0.1000cm" svg:height="0.3528cm" draw:points="50, 0 99, 176 50, 352 0, 176"/>
<text:alphabetical-index-mark text:string-value="Haynes, Melany (1990 -  )"/><draw:frame text:anchor-type="paragraph" draw:z-index="2" draw:style-name="TLG-text" svg:width="3.75cm" svg:height="0.49cm" svg:x="0.62cm" svg:y="18.05cm"><draw:text-box> <text:p text:style-name="FTLG-Name"><text:span text:style-name="FTLG-Name">Haynes, Melany</text:span></text:p></draw:text-box>
</draw:frame>
<draw:polygon draw:style-name="TLG-line" draw:layer="layout" draw:z-index="1" svg:x="15.916761cm" svg:y="18.051364cm" svg:viewBox="0 0 100 352" svg:width="0.1000cm" svg:height="0.3528cm" draw:points="50, 0 100, 176 50, 352 0, 176"/>
<text:alphabetical-index-mark text:string-value="Russell, Casey John (1990-03-16 -  )"/><draw:frame text:anchor-type="paragraph" draw:z-index="2" draw:style-name="TLG-text" svg:width="4.64cm" svg:height="0.49cm" svg:x="0.62cm" svg:y="18.67cm"><draw:text-box> <text:p text:style-name="FTLG-Name"><text:span text:style-name="FTLG-Name">Russell, Casey John</text:span></text:p></draw:text-box>
</draw:frame>
<draw:polygon draw:style-name="TLG-line" draw:layer="layout" draw:z-index="1" svg:x="15.916761cm" svg:y="18.668725cm" svg:viewBox="0 0 100 352" svg:width="0.1000cm" svg:height="0.3528cm" draw:points="50, 0 100, 176 50, 352 0, 176"/>
<text:alphabetical-index-mark text:string-value="Kelly, Ashley Diane (1990-06-06 -  )"/><draw:frame text:anchor-type="paragraph" draw:z-index="2" draw:style-name="TLG-text" svg:width="4.41cm" svg:height="0.49cm" svg:x="0.62cm" svg:y="19.29cm"><draw:text-box> <text:p text:style-name="FTLG-Name"><text:span text:style-name="FTLG-Name">Kelly, Ashley Diane</text:span></text:p></draw:text-box>
</draw:frame>
<draw:polygon draw:style-name="TLG-line" draw:layer="layout" draw:z-index="1" svg:x="15.916761cm" svg:y="19.286085cm" svg:viewBox="0 0 100 352" svg:width="0.1000cm" svg:height="0.3528cm" draw:points="50, 0 100, 176 50, 352 0, 176"/>
<text:alphabetical-index-mark text:string-value="Jørgensen, Molly Marie (1990-07-27 -  )"/><draw:frame text:anchor-type="paragraph" draw:z-index="2" draw:style-name="TLG-text" svg:width="5.22cm" svg:height="0.49cm" svg:x="0.62cm" svg:y="19.90cm"><draw:text-box> <text:p text:style-name="FTLG-Name"><text:span text:style-name="FTLG-Name">Jørgensen, Molly Marie</text:span></text:p></draw:text-box>
</draw:frame>
<draw:polygon draw:style-name="TLG-line" draw:layer="layout" draw:z-index="1" svg:x="15.916761cm" svg:y="19.903445cm" svg:viewBox="0 0 100 352" svg:width="0.1000cm" svg:height="0.3528cm" draw:points="50, 0 100, 176 50, 352 0, 176"/>
<text:alphabetical-index-mark text:string-value="Warner, Monica Jane (1990-10-20 -  )"/><draw:frame text:anchor-type="paragraph" draw:z-index="2" draw:style-name="TLG-text" svg:width="4.82cm" svg:height="0.49cm" svg:x="0.62cm" svg:y="20.52cm"><draw:text-box> <text:p text:style-name="FTLG-Name"><text:span text:style-name="FTLG-Name">Warner, Monica Jane</text:span></text:p></draw:text-box>
</draw:frame>
<draw:polygon draw:style-name="TLG-line" draw:layer="layout" draw:z-index="1" svg:x="15.916761cm" svg:y="20.520805cm" svg:viewBox="0 0 100 352" svg:width="0.1000cm" svg:height="0.3528cm" draw:points="50, 0 100, 176 50, 352 0, 176"/>
<text:alphabetical-index-mark text:string-value="Gosselin, Craig Richard (1990-12-20 -  )"/><draw:frame text:anchor-type="paragraph" draw:z-index="2" draw:style-name="TLG-text" svg:width="5.30cm" svg:height="0.49cm" svg:x="0.62cm" svg:y="21.14cm"><draw:text-box> <text:p text:style-name="FTLG-Name"><text:span text:style-name="FTLG-Name">Gosselin, Craig Richard</text:span></text:p></draw:text-box>
</draw:frame>
<draw:polygon draw:style-name="TLG-line" draw:layer="layout" draw:z-index="1" svg:x="15.916761cm" svg:y="21.138165cm" svg:viewBox="0 0 100 352" svg:width="0.1000cm" svg:height="0.3528cm" draw:points="50, 0 100, 176 50, 352 0, 176"/>
<text:alphabetical-index-mark text:string-value="Cruz, Jesse Christopher (1990-12-29 -  )"/><draw:frame text:anchor-type="paragraph" draw:z-index="2" draw:style-name="TLG-text" svg:width="5.38cm" svg:height="0.49cm" svg:x="0.62cm" svg:y="21.76cm"><draw:text-box> <text:p text:style-name="FTLG-Name"><text:span text:style-name="FTLG-Name">Cruz, Jesse Christopher</text:span></text:p></draw:text-box>
</draw:frame>
<draw:polygon draw:style-name="TLG-line" draw:layer="layout" draw:z-index="1" svg:x="15.916761cm" svg:y="21.755525cm" svg:viewBox="0 0 100 352" svg:width="0.1000cm" svg:height="0.3528cm" draw:points="50, 0 100, 176 50, 352 0, 176"/>
<text:alphabetical-index-mark text:string-value="Reed, Hannah (vers 1991 -  )"/><draw:frame text:anchor-type="paragraph" draw:z-index="2" draw:style-name="TLG-text" svg:width="3.42cm" svg:height="0.49cm" svg:x="0.62cm" svg:y="22.37cm"><draw:text-box> <text:p text:style-name="FTLG-Name"><text:span text:style-name="FTLG-Name">Reed, Hannah</text:span></text:p></draw:text-box>
</draw:frame>
<draw:polygon draw:style-name="TLG-line" draw:layer="layout" draw:z-index="1" svg:x="15.921085cm" svg:y="22.372886cm" svg:viewBox="0 0 99 352" svg:width="0.1000cm" svg:height="0.3528cm" draw:points="50, 0 99, 176 50, 352 0, 176"/>
</text:p>
      <text:p text:style-name="docgen_page_break">
<draw:frame text:anchor-type="paragraph" draw:style-name="TLG-title" draw:z-index="2" svg:width="3.70cm" svg:height="14.00pt" svg:x="6.40cm" svg:y="0.00cm">
<draw:text-box><text:p text:style-name="XTLG-Title"><text:span text:style-name="FTLG-Title">Timeline Chart</text:span>
</text:p>
</draw:text-box></draw:frame>
<draw:frame text:anchor-type="paragraph" draw:style-name="TLG-title" draw:z-index="2" svg:width="9.09cm" svg:height="14.00pt" svg:x="3.71cm" svg:y="0.61cm">
<draw:text-box><text:p text:style-name="XTLG-Title"><text:span text:style-name="FTLG-Title">Entire Database -- Sorted by Birth Date</text:span>
</text:p>
</draw:text-box></draw:frame>
<draw:line text:anchor-type="paragraph" draw:z-index="3" draw:style-name="TLG-grid" svg:x1="7.15cm" svg:y1="2.00cm" svg:x2="7.15cm" svg:y2="22.86cm"><text:p/>
</draw:line>
<draw:line text:anchor-type="paragraph" draw:z-index="3" draw:style-name="TLG-grid" svg:x1="8.92cm" svg:y1="2.00cm" svg:x2="8.92cm" svg:y2="22.86cm"><text:p/>
</draw:line>
<draw:line text:anchor-type="paragraph" draw:z-index="3" draw:style-name="TLG-grid" svg:x1="10.69cm" svg:y1="2.00cm" svg:x2="10.69cm" svg:y2="22.86cm"><text:p/>
</draw:line>
<draw:line text:anchor-type="paragraph" draw:z-index="3" draw:style-name="TLG-grid" svg:x1="12.46cm" svg:y1="2.00cm" svg:x2="12.46cm" svg:y2="22.86cm"><text:p/>
</draw:line>
<draw:line text:anchor-type="paragraph" draw:z-index="3" draw:style-name="TLG-grid" svg:x1="14.24cm" svg:y1="2.00cm" svg:x2="14.24cm" svg:y2="22.86cm"><text:p/>
</draw:line>
<draw:line text:anchor-type="paragraph" draw:z-index="3" draw:style-name="TLG-grid" svg:x1="16.01cm" svg:y1="2.00cm" svg:x2="16.01cm" svg:y2="22.86cm"><text:p/>
</draw:line>
<draw:frame text:anchor-type="paragraph" draw:style-name="TLG-label" draw:z-index="2" svg:width="0.69cm" svg:height="8.00pt" svg:x="6.80cm" svg:y="1.66cm">
<draw:text-box><text:p text:style-name="XTLG-Label"><text:span text:style-name="FTLG-Label">-50</text:span>
</text:p>
</draw:text-box></draw:frame>
<draw:frame text:anchor-type="paragraph" draw:style-name="TLG-label" draw:z-index="2" svg:width="0.75cm" svg:height="8.00pt" svg:x="8.54cm" svg:y="1.66cm">
<draw:text-box><text:p text:style-name="XTLG-Label"><text:span text:style-name="FTLG-Label">360</text:span>
</text:p>
</draw:text-box></draw:frame>
<draw:frame text:anchor-type="paragraph" draw:style-name="TLG-label" draw:z-index="2" svg:width="0.75cm" svg:height="8.00pt" svg:x="10.32cm" svg:y="1.66cm">
<draw:text-box><text:p text:style-name="XTLG-Label"><text:span text:style-name="FTLG-Label">770</text:span>
</text:p>
</draw:text-box></draw:frame>
<draw:frame text:anchor-type="paragraph" draw:style-name="TLG-label" draw:z-index="2" svg:width="0.91cm" svg:height="8.00pt" svg:x="12.01cm" svg:y="1.66cm">
<draw:text-box><text:p text:style-name="XTLG-Label"><text:span text:style-name="FTLG-Label">1180</text:span>
</text:p>
</draw:text-box></draw:frame>
<draw:frame text:anchor-type="paragraph" draw:style-name="TLG-label" draw:z-index="2" svg:width="0.91cm" svg:height="8.00pt" svg:x="13.78cm" svg:y="1.66cm">
<draw:text-box><text:p text:style-name="XTLG-Label"><text:span text:style-name="FTLG-Label">1590</text:span>
</text:p>
</draw:text-box></draw:frame>
<draw:frame text:anchor-type="paragraph" draw:style-name="TLG-label" draw:z-index="2" svg:width="0.91cm" svg:height="8.00pt" svg:x="15.56cm" svg:y="1.66cm">
<draw:text-box><text:p text:style-name="XTLG-Label"><text:span text:style-name="FTLG-Label">2000</text:span>
</text:p>
</draw:text-box></draw:frame>
<text:alphabetical-index-mark text:string-value="Boucher, Kyle Joseph (1991-04-16 -  )"/><draw:frame text:anchor-type="paragraph" draw:z-index="2" draw:style-name="TLG-text" svg:width="4.92cm" svg:height="0.49cm" svg:x="0.62cm" svg:y="2.62cm"><draw:text-box> <text:p text:style-name="FTLG-Name"><text:span text:style-name="FTLG-Name">Boucher, Kyle Joseph</text:span></text:p></draw:text-box>
</draw:frame>
<draw:polygon draw:style-name="TLG-line" draw:layer="layout" draw:z-index="1" svg:x="15.921085cm" svg:y="2.617360cm" svg:viewBox="0 0 99 352" svg:width="0.1000cm" svg:height="0.3528cm" draw:points="50, 0 99, 176 50, 352 0, 176"/>
<text:alphabetical-index-mark text:string-value="Sánchez, Jonathan Andrew (1991-05-06 -  )"/><draw:frame text:anchor-type="paragraph" draw:z-index="2" draw:style-name="TLG-text" svg:width="6.07cm" svg:height="0.49cm" svg:x="0.62cm" svg:y="3.23cm"><draw:text-box> <text:p text:style-name="FTLG-Name"><text:span text:style-name="FTLG-Name">Sánchez, Jonathan Andrew</text:span></text:p></draw:text-box>
</draw:frame>
<draw:polygon draw:style-name="TLG-line" draw:layer="layout" draw:z-index="1" svg:x="15.921085cm" svg:y="3.234720cm" svg:viewBox="0 0 99 352" svg:width="0.1000cm" svg:height="0.3528cm" draw:points="50, 0 99, 176 50, 352 0, 176"/>
<text:alphabetical-index-mark text:string-value="Poulsen, Cole Randall (1991-12-08 -  )"/><draw:frame text:anchor-type="paragraph" draw:z-index="2" draw:style-name="TLG-text" svg:width="5.00cm" svg:height="0.49cm" svg:x="0.62cm" svg:y="3.85cm"><draw:text-box> <text:p text:style-name="FTLG-Name"><text:span text:style-name="FTLG-Name">Poulsen, Cole Randall</text:span></text:p></draw:text-box>
</draw:frame>
<draw:polygon draw:style-name="TLG-line" draw:layer="layout" draw:z-index="1" svg:x="15.921085cm" svg:y="3.852081cm" svg:viewBox="0 0 99 352" svg:width="0.1000cm" svg:height="0.3528cm" draw:points="50, 0 99, 176 50, 352 0, 176"/>
<text:alphabetical-index-mark text:string-value="Page, Todd Christopher (1992-01-10 -  )"/><draw:frame text:anchor-type="paragraph" draw:z-index="2" draw:style-name="TLG-text" svg:width="5.33cm" svg:height="0.49cm" svg:x="0.62cm" svg:y="4.47cm"><draw:text-box> <text:p text:style-name="FTLG-Name"><text:span text:style-name="FTLG-Name">Page, Todd Christopher</text:span></text:p></draw:text-box>
</draw:frame>
<draw:polygon draw:style-name="TLG-line" draw:layer="layout" draw:z-index="1" svg:x="15.925409cm" svg:y="4.469441cm" svg:viewBox="0 0 100 352" svg:width="0.1000cm" svg:height="0.3528cm" draw:points="50, 0 100, 176 50, 352 0, 176"/>
<text:alphabetical-index-mark text:string-value="Warner, Jeffrey George (1992-10-30 -  )"/><draw:frame text:anchor-type="paragraph" draw:z-index="2" draw:style-name="TLG-text" svg:width="5.25cm" svg:height="0.49cm" svg:x="0.62cm" svg:y="5.09cm"><draw:text-box> <text:p text:style-name="FTLG-Name"><text:span text:style-name="FTLG-Name">Warner, Jeffrey George</text:span></text:p></draw:text-box>
</draw:frame>
<draw:polygon draw:style-name="TLG-line" draw:layer="layout" draw:z-index="1" svg:x="15.925409cm" svg:y="5.086801cm" svg:viewBox="0 0 100 352" svg:width="0.1000cm" svg:height="0.3528cm" draw:points="50, 0 100, 176 50, 352 0, 176"/>
<text:alphabetical-index-mark text:string-value="Warner, Daniel Arthur (1992-12-29 -  )"/><draw:frame text:anchor-type="paragraph" draw:z-index="2" draw:style-name="TLG-text" svg:width="4.89cm" svg:height="0.49cm" svg:x="0.62cm" svg:y="5.70cm"><draw:text-box> <text:p text:style-name="FTLG-Name"><text:span text:style-name="FTLG-Name">Warner, Daniel Arthur</text:span></text:p></draw:text-box>
</draw:frame>
<draw:polygon draw:style-name="TLG-line" draw:layer="layout" draw:z-index="1" svg:x="15.925409cm" svg:y="5.704161cm" svg:viewBox="0 0 100 352" svg:width="0.1000cm" svg:height="0.3528cm" draw:points="50, 0 100, 176 50, 352 0, 176"/>
<text:alphabetical-index-mark text:string-value="Jørgensen, Maggie Leigh (1993-08-20 -  )"/><draw:frame text:anchor-type="paragraph" draw:z-index="2" draw:style-name="TLG-text" svg:width="5.63cm" svg:height="0.49cm" svg:x="0.62cm" svg:y="6.32cm"><draw:text-box> <text:p text:style-name="FTLG-Name"><text:span text:style-name="FTLG-Name">Jørgensen, Maggie Leigh</text:span></text:p></draw:text-box>
</draw:frame>
<draw:polygon draw:style-name="TLG-line" draw:layer="layout" draw:z-index="1" svg:x="15.929733cm" svg:y="6.321521cm" svg:viewBox="0 0 100 352" svg:width="0.1000cm" svg:height="0.3528cm" draw:points="50, 0 100, 176 50, 352 0, 176"/>
<text:alphabetical-index-mark text:string-value="Osborne, Aaron Patrick (1993-09-23 - 1995-02-15)"/><draw:frame text:anchor-type="paragraph" draw:z-index="2" draw:style-name="TLG-text" svg:width="5.22cm" svg:height="0.49cm" svg:x="0.62cm" svg:y="6.94cm"><draw:text-box> <text:p text:style-name="FTLG-Name"><text:span text:style-name="FTLG-Name">Osborne, Aaron Patrick</text:span></text:p></draw:text-box>
</draw:frame>
<draw:polygon draw:style-name="TLG-line" draw:layer="layout" draw:z-index="1" svg:x="15.929733cm" svg:y="6.938881cm" svg:viewBox="0 0 100 352" svg:width="0.1000cm" svg:height="0.3528cm" draw:points="50, 0 100, 176 50, 352 0, 176"/>
<draw:polygon draw:style-name="TLG-solid" draw:layer="layout" draw:z-index="1" svg:x="15.938380cm" svg:y="6.938881cm" svg:viewBox="0 0 100 352" svg:width="0.1000cm" svg:height="0.3528cm" draw:points="50, 0 100, 176 50, 352 0, 176"/>
<draw:line text:anchor-type="paragraph" draw:z-index="3" draw:style-name="open" svg:x1="16.03cm" svg:y1="7.12cm" svg:x2="15.94cm" svg:y2="7.12cm"><text:p/>
</draw:line>
<text:alphabetical-index-mark text:string-value="Garner, Vanichia Elaine (1993-10-01 -  )"/><draw:frame text:anchor-type="paragraph" draw:z-index="2" draw:style-name="TLG-text" svg:width="5.30cm" svg:height="0.49cm" svg:x="0.62cm" svg:y="7.56cm"><draw:text-box> <text:p text:style-name="FTLG-Name"><text:span text:style-name="FTLG-Name">Garner, Vanichia Elaine</text:span></text:p></draw:text-box>
</draw:frame>
<draw:polygon draw:style-name="TLG-line" draw:layer="layout" draw:z-index="1" svg:x="15.929733cm" svg:y="7.556242cm" svg:viewBox="0 0 100 352" svg:width="0.1000cm" svg:height="0.3528cm" draw:points="50, 0 100, 176 50, 352 0, 176"/>
<text:alphabetical-index-mark text:string-value="Willis, Carissa Nicole (1993-10-27 -  )"/><draw:frame text:anchor-type="paragraph" draw:z-index="2" draw:style-name="TLG-text" svg:width="4.74cm" svg:height="0.49cm" svg:x="0.62cm" svg:y="8.17cm"><draw:text-box> <text:p text:style-name="FTLG-Name"><text:span text:style-name="FTLG-Name">Willis, Carissa Nicole</text:span></text:p></draw:text-box>
</draw:frame>
<draw:polygon draw:style-name="TLG-line" draw:layer="layout" draw:z-index="1" svg:x="15.929733cm" svg:y="8.173602cm" svg:viewBox="0 0 100 352" svg:width="0.1000cm" svg:height="0.3528cm" draw:points="50, 0 100, 176 50, 352 0, 176"/>
<text:alphabetical-index-mark text:string-value="Martín, Tyler William (1993-11-29 -  )"/><draw:frame text:anchor-type="paragraph" draw:z-index="2" draw:style-name="TLG-text" svg:width="4.64cm" svg:height="0.49cm" svg:x="0.62cm" svg:y="8.79cm"><draw:text-box> <text:p text:style-name="FTLG-Name"><text:span text:style-name="FTLG-Name">Martín, Tyler William</text:span></text:p></draw:text-box>
</draw:frame>
<draw:polygon draw:style-name="TLG-line" draw:layer="layout" draw:z-index="1" svg:x="15.929733cm" svg:y="8.790962cm" svg:viewBox="0 0 100 352" svg:width="0.1000cm" svg:height="0.3528cm" draw:points="50, 0 100, 176 50, 352 0, 176"/>
<text:alphabetical-index-mark text:string-value="Weaver, Justin Matthew (1995-06-07 -  )"/><draw:frame text:anchor-type="paragraph" draw:z-index="2" draw:style-name="TLG-text" svg:width="5.35cm" svg:height="0.49cm" svg:x="0.62cm" svg:y="9.41cm"><draw:text-box> <text:p text:style-name="FTLG-Name"><text:span text:style-name="FTLG-Name">Weaver, Justin Matthew</text:span></text:p></draw:text-box>
</draw:frame>
<draw:polygon draw:style-name="TLG-line" draw:layer="layout" draw:z-index="1" svg:x="15.938380cm" svg:y="9.408322cm" svg:viewBox="0 0 100 352" svg:width="0.1000cm" svg:height="0.3528cm" draw:points="50, 0 100, 176 50, 352 0, 176"/>
<text:alphabetical-index-mark text:string-value="Matthews, Nicholas Ian (1995-07-11 -  )"/><draw:frame text:anchor-type="paragraph" draw:z-index="2" draw:style-name="TLG-text" svg:width="5.20cm" svg:height="0.49cm" svg:x="0.62cm" svg:y="10.03cm"><draw:text-box> <text:p text:style-name="FTLG-Name"><text:span text:style-name="FTLG-Name">Matthews, Nicholas Ian</text:span></text:p></draw:text-box>
</draw:frame>
<draw:polygon draw:style-name="TLG-line" draw:layer="layout" draw:z-index="1" svg:x="15.938380cm" svg:y="10.025682cm" svg:viewBox="0 0 100 352" svg:width="0.1000cm" svg:height="0.3528cm" draw:points="50, 0 100, 176 50, 352 0, 176"/>
<text:alphabetical-index-mark text:string-value="Welch, Madeleine Christine (1995-11-01 -  )"/><draw:frame text:anchor-type="paragraph" draw:z-index="2" draw:style-name="TLG-text" svg:width="6.04cm" svg:height="0.49cm" svg:x="0.62cm" svg:y="10.64cm"><draw:text-box> <text:p text:style-name="FTLG-Name"><text:span text:style-name="FTLG-Name">Welch, Madeleine Christine</text:span></text:p></draw:text-box>
</draw:frame>
<draw:polygon draw:style-name="TLG-line" draw:layer="layout" draw:z-index="1" svg:x="15.938380cm" svg:y="10.643042cm" svg:viewBox="0 0 100 352" svg:width="0.1000cm" svg:height="0.3528cm" draw:points="50, 0 100, 176 50, 352 0, 176"/>
<text:alphabetical-index-mark text:string-value="Willis, Matea Elizabeth (1996-08-09 -  )"/><draw:frame text:anchor-type="paragraph" draw:z-index="2" draw:style-name="TLG-text" svg:width="5.07cm" svg:height="0.49cm" svg:x="0.62cm" svg:y="11.26cm"><draw:text-box> <text:p text:style-name="FTLG-Name"><text:span text:style-name="FTLG-Name">Willis, Matea Elizabeth</text:span></text:p></draw:text-box>
</draw:frame>
<draw:polygon draw:style-name="TLG-line" draw:layer="layout" draw:z-index="1" svg:x="15.942704cm" svg:y="11.260403cm" svg:viewBox="0 0 99 352" svg:width="0.1000cm" svg:height="0.3528cm" draw:points="50, 0 99, 176 50, 352 0, 176"/>
<text:alphabetical-index-mark text:string-value="Willis, Mattea Elizabeth (1996-08-19 -  )"/><draw:frame text:anchor-type="paragraph" draw:z-index="2" draw:style-name="TLG-text" svg:width="5.20cm" svg:height="0.49cm" svg:x="0.62cm" svg:y="11.88cm"><draw:text-box> <text:p text:style-name="FTLG-Name"><text:span text:style-name="FTLG-Name">Willis, Mattea Elizabeth</text:span></text:p></draw:text-box>
</draw:frame>
<draw:polygon draw:style-name="TLG-line" draw:layer="layout" draw:z-index="1" svg:x="15.942704cm" svg:y="11.877763cm" svg:viewBox="0 0 99 352" svg:width="0.1000cm" svg:height="0.3528cm" draw:points="50, 0 99, 176 50, 352 0, 176"/>
<text:alphabetical-index-mark text:string-value="Warner, Nicole Lynn (1996-09-19 -  )"/><draw:frame text:anchor-type="paragraph" draw:z-index="2" draw:style-name="TLG-text" svg:width="4.61cm" svg:height="0.49cm" svg:x="0.62cm" svg:y="12.50cm"><draw:text-box> <text:p text:style-name="FTLG-Name"><text:span text:style-name="FTLG-Name">Warner, Nicole Lynn</text:span></text:p></draw:text-box>
</draw:frame>
<draw:polygon draw:style-name="TLG-line" draw:layer="layout" draw:z-index="1" svg:x="15.942704cm" svg:y="12.495123cm" svg:viewBox="0 0 99 352" svg:width="0.1000cm" svg:height="0.3528cm" draw:points="50, 0 99, 176 50, 352 0, 176"/>
<text:alphabetical-index-mark text:string-value="Osborne, Andrew Cole (1996-10-20 -  )"/><draw:frame text:anchor-type="paragraph" draw:z-index="2" draw:style-name="TLG-text" svg:width="5.10cm" svg:height="0.49cm" svg:x="0.62cm" svg:y="13.11cm"><draw:text-box> <text:p text:style-name="FTLG-Name"><text:span text:style-name="FTLG-Name">Osborne, Andrew Cole</text:span></text:p></draw:text-box>
</draw:frame>
<draw:polygon draw:style-name="TLG-line" draw:layer="layout" draw:z-index="1" svg:x="15.942704cm" svg:y="13.112483cm" svg:viewBox="0 0 99 352" svg:width="0.1000cm" svg:height="0.3528cm" draw:points="50, 0 99, 176 50, 352 0, 176"/>
<text:alphabetical-index-mark text:string-value="Stokes, Liam Michael (1997-03-27 -  )"/><draw:frame text:anchor-type="paragraph" draw:z-index="2" draw:style-name="TLG-text" svg:width="4.82cm" svg:height="0.49cm" svg:x="0.62cm" svg:y="13.73cm"><draw:text-box> <text:p text:style-name="FTLG-Name"><text:span text:style-name="FTLG-Name">Stokes, Liam Michael</text:span></text:p></draw:text-box>
</draw:frame>
<draw:polygon draw:style-name="TLG-line" draw:layer="layout" draw:z-index="1" svg:x="15.947028cm" svg:y="13.729843cm" svg:viewBox="0 0 100 352" svg:width="0.1000cm" svg:height="0.3528cm" draw:points="50, 0 100, 176 50, 352 0, 176"/>
<text:alphabetical-index-mark text:string-value="Garner, Alecia &quot;Allie&quot; Clare (1997-12-26 -  )"/><draw:frame text:anchor-type="paragraph" draw:z-index="2" draw:style-name="TLG-text" svg:width="5.93cm" svg:height="0.49cm" svg:x="0.62cm" svg:y="14.35cm"><draw:text-box> <text:p text:style-name="FTLG-Name"><text:span text:style-name="FTLG-Name">Garner, Alecia "Allie" Clare</text:span></text:p></draw:text-box>
</draw:frame>
<draw:polygon draw:style-name="TLG-line" draw:layer="layout" draw:z-index="1" svg:x="15.947028cm" svg:y="14.347203cm" svg:viewBox="0 0 100 352" svg:width="0.1000cm" svg:height="0.3528cm" draw:points="50, 0 100, 176 50, 352 0, 176"/>
<text:alphabetical-index-mark text:string-value="Warner, Noah Stuart (1998-06-30 -  )"/><draw:frame text:anchor-type="paragraph" draw:z-index="2" draw:style-name="TLG-text" svg:width="4.66cm" svg:height="0.49cm" svg:x="0.62cm" svg:y="14.96cm"><draw:text-box> <text:p text:style-name="FTLG-Name"><text:span text:style-name="FTLG-Name">Warner, Noah Stuart</text:span></text:p></draw:text-box>
</draw:frame>
<draw:polygon draw:style-name="TLG-line" draw:layer="layout" draw:z-index="1" svg:x="15.951352cm" svg:y="14.964564cm" svg:viewBox="0 0 100 352" svg:width="0.1000cm" svg:height="0.3528cm" draw:points="50, 0 100, 176 50, 352 0, 176"/>
<text:alphabetical-index-mark text:string-value="Osborne, Madeline Kathleen (1998-09-19 -  )"/><draw:frame text:anchor-type="paragraph" draw:z-index="2" draw:style-name="TLG-text" svg:width="6.27cm" svg:height="0.49cm" svg:x="0.62cm" svg:y="15.58cm"><draw:text-box> <text:p text:style-name="FTLG-Name"><text:span text:style-name="FTLG-Name">Osborne, Madeline Kathleen</text:span></text:p></draw:text-box>
</draw:frame>
<draw:polygon draw:style-name="TLG-line" draw:layer="layout" draw:z-index="1" svg:x="15.951352cm" svg:y="15.581924cm" svg:viewBox="0 0 100 352" svg:width="0.1000cm" svg:height="0.3528cm" draw:points="50, 0 100, 176 50, 352 0, 176"/>
<text:alphabetical-index-mark text:string-value="Garner, Andrew Joseph (1999-04-11 -  )"/><draw:frame text:anchor-type="paragraph" draw:z-index="2" draw:style-name="TLG-text" svg:width="5.30cm" svg:height="0.49cm" svg:x="0.62cm" svg:y="16.20cm"><draw:text-box> <text:p text:style-name="FTLG-Name"><text:span text:style-name="FTLG-Name">Garner, Andrew Joseph</text:span></text:p></draw:text-box>
</draw:frame>
<draw:polygon draw:style-name="TLG-line" draw:layer="layout" draw:z-index="1" svg:x="15.955676cm" svg:y="16.199284cm" svg:viewBox="0 0 100 352" svg:width="0.1000cm" svg:height="0.3528cm" draw:points="50, 0 100, 176 50, 352 0, 176"/>
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TLG-Nam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/>
    </style:style>
    <style:style style:name="TLG-Label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8pt"/>
    </style:style>
    <style:style style:name="TLG-Title" style:family="paragraph" style:parent-style-name="Standard" style:class="text">
      <style:paragraph-properties fo:margin-left="0.00cm" fo:margin-right="0.00cm" fo:margin-top="0.00cm" fo:margin-bottom="0.00cm" fo:text-align="center" style:justify-single-word="false" fo:text-indent="0.00cm" style:auto-text-indent="false"/>
      <style:text-properties fo:color="#000000" style:font-name="Arial" fo:font-size="14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08-23T21:48:51
</meta:creation-date>
    <dc:creator>
    Alex Roitman,,,
</dc:creator>
    <dc:date>
    2015-08-23T21:48:51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